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ffff99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adcheck" table:style-name="ta1">
        <table:table-column table:style-name="co1" table:default-cell-style-name="ce1"/>
        <table:table-column table:style-name="co2" table:default-cell-style-name="ce6"/>
        <table:table-column table:style-name="co2" table:number-columns-repeated="4" table:default-cell-style-name="ce10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6"/>
        <table:table-column table:style-name="co6" table:number-columns-repeated="9" table:default-cell-style-name="Default"/>
        <table:table-column table:style-name="co7" table:number-columns-repeated="72" table:default-cell-style-name="Default"/>
        <table:table-column table:style-name="co8" table:number-columns-repeated="931" table:default-cell-style-name="Default"/>
        <table:table-row table:style-name="ro1">
          <table:table-cell office:value-type="string" calcext:value-type="string">
            <text:p>Priority</text:p>
          </table:table-cell>
          <table:table-cell table:number-columns-repeated="5" table:style-name="ce1" office:value-type="string" calcext:value-type="string">
            <text:p>LIMIT</text:p>
          </table:table-cell>
          <table:table-cell table:style-name="ce14"/>
          <table:table-cell table:number-columns-repeated="3" table:style-name="ce14" office:value-type="string" calcext:value-type="string">
            <text:p>WAIT</text:p>
          </table:table-cell>
          <table:table-cell table:style-name="ce14"/>
          <table:table-cell table:style-name="ce16" office:value-type="string" calcext:value-type="string" table:number-columns-spanned="10" table:number-rows-spanned="1">
            <text:p>NEXT PRIO</text:p>
          </table:table-cell>
          <table:covered-table-cell table:number-columns-repeated="9" table:style-name="ce14"/>
          <table:table-cell table:style-name="ce14" table:number-columns-repeated="1003"/>
        </table:table-row>
        <table:table-row table:style-name="ro1">
          <table:table-cell/>
          <table:table-cell table:style-name="ce1" office:value-type="float" office:value="0.5" calcext:value-type="float">
            <text:p>0,50</text:p>
          </table:table-cell>
          <table:table-cell table:style-name="ce1" office:value-type="float" office:value="0.8" calcext:value-type="float">
            <text:p>0,80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1.5" calcext:value-type="float">
            <text:p>1,50</text:p>
          </table:table-cell>
          <table:table-cell table:style-name="ce1" office:value-type="float" office:value="2" calcext:value-type="float">
            <text:p>2,00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" office:value-type="float" office:value="1" calcext:value-type="float">
            <text:p>1,0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1003"/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(3.2*POWER((EXP([.$A3])-1)/(EXP(1)-1);2)+0.8)*[.B$2]" office:value-type="float" office:value="0.4" calcext:value-type="float">
            <text:p>0,40</text:p>
          </table:table-cell>
          <table:table-cell table:style-name="ce6" table:formula="of:=(3.2*POWER((EXP([.$A3])-1)/(EXP(1)-1);2)+0.8)*[.C$2]" office:value-type="float" office:value="0.64" calcext:value-type="float">
            <text:p>0,64</text:p>
          </table:table-cell>
          <table:table-cell table:style-name="ce6" table:formula="of:=(3.2*POWER((EXP([.$A3])-1)/(EXP(1)-1);2)+0.8)*[.D$2]" office:value-type="float" office:value="0.8" calcext:value-type="float">
            <text:p>0,80</text:p>
          </table:table-cell>
          <table:table-cell table:style-name="ce6" table:formula="of:=(3.2*POWER((EXP([.$A3])-1)/(EXP(1)-1);2)+0.8)*[.E$2]" office:value-type="float" office:value="1.2" calcext:value-type="float">
            <text:p>1,20</text:p>
          </table:table-cell>
          <table:table-cell table:style-name="ce6" table:formula="of:=(3.2*POWER((EXP([.$A3])-1)/(EXP(1)-1);2)+0.8)*[.F$2]" office:value-type="float" office:value="1.6" calcext:value-type="float">
            <text:p>1,60</text:p>
          </table:table-cell>
          <table:table-cell/>
          <table:table-cell table:style-name="ce11" table:formula="of:=(1+(59*(1-[.$A3])))*[.H$2]" office:value-type="float" office:value="300" calcext:value-type="float">
            <text:p>300</text:p>
          </table:table-cell>
          <table:table-cell table:style-name="ce11" table:formula="of:=(1+(59*(1-[.$A3])))*[.I$2]" office:value-type="float" office:value="600" calcext:value-type="float">
            <text:p>600</text:p>
          </table:table-cell>
          <table:table-cell table:style-name="ce11" table:formula="of:=(1+(59*(1-[.$A3])))*[.J$2]" office:value-type="float" office:value="1800" calcext:value-type="float">
            <text:p>1800</text:p>
          </table:table-cell>
          <table:table-cell/>
          <table:table-cell table:formula="of:=[.A3]*1.1" office:value-type="float" office:value="0" calcext:value-type="float">
            <text:p>0,00</text:p>
          </table:table-cell>
          <table:table-cell table:style-name="ce6" table:formula="of:=IF([.L3]*1.1&gt;1;1;[.L3]*1.1)" office:value-type="float" office:value="0" calcext:value-type="float">
            <text:p>0,00</text:p>
          </table:table-cell>
          <table:table-cell table:style-name="ce6" table:formula="of:=IF([.M3]*1.1&gt;1;1;[.M3]*1.1)" office:value-type="float" office:value="0" calcext:value-type="float">
            <text:p>0,00</text:p>
          </table:table-cell>
          <table:table-cell table:style-name="ce6" table:formula="of:=IF([.N3]*1.1&gt;1;1;[.N3]*1.1)" office:value-type="float" office:value="0" calcext:value-type="float">
            <text:p>0,00</text:p>
          </table:table-cell>
          <table:table-cell table:style-name="ce6" table:formula="of:=IF([.O3]*1.1&gt;1;1;[.O3]*1.1)" office:value-type="float" office:value="0" calcext:value-type="float">
            <text:p>0,00</text:p>
          </table:table-cell>
          <table:table-cell table:style-name="ce6" table:formula="of:=IF([.P3]*1.1&gt;1;1;[.P3]*1.1)" office:value-type="float" office:value="0" calcext:value-type="float">
            <text:p>0,00</text:p>
          </table:table-cell>
          <table:table-cell table:style-name="ce6" table:formula="of:=IF([.Q3]*1.1&gt;1;1;[.Q3]*1.1)" office:value-type="float" office:value="0" calcext:value-type="float">
            <text:p>0,00</text:p>
          </table:table-cell>
          <table:table-cell table:style-name="ce6" table:formula="of:=IF([.R3]*1.1&gt;1;1;[.R3]*1.1)" office:value-type="float" office:value="0" calcext:value-type="float">
            <text:p>0,00</text:p>
          </table:table-cell>
          <table:table-cell table:style-name="ce6" table:formula="of:=IF([.S3]*1.1&gt;1;1;[.S3]*1.1)" office:value-type="float" office:value="0" calcext:value-type="float">
            <text:p>0,00</text:p>
          </table:table-cell>
          <table:table-cell table:style-name="ce6" table:formula="of:=IF([.T3]*1.1&gt;1;1;[.T3]*1.1)" office:value-type="float" office:value="0" calcext:value-type="float">
            <text:p>0,00</text:p>
          </table:table-cell>
          <table:table-cell table:number-columns-repeated="1003"/>
        </table:table-row>
        <table:table-row table:style-name="ro1">
          <table:table-cell table:formula="of:=[.A3]+0.1" office:value-type="float" office:value="0.1" calcext:value-type="float">
            <text:p>0,10</text:p>
          </table:table-cell>
          <table:table-cell table:formula="of:=(3.2*POWER((EXP([.$A4])-1)/(EXP(1)-1);2)+0.8)*[.B$2]" office:value-type="float" office:value="0.405994079768799" calcext:value-type="float">
            <text:p>0,41</text:p>
          </table:table-cell>
          <table:table-cell table:style-name="ce6" table:formula="of:=(3.2*POWER((EXP([.$A4])-1)/(EXP(1)-1);2)+0.8)*[.C$2]" office:value-type="float" office:value="0.649590527630078" calcext:value-type="float">
            <text:p>0,65</text:p>
          </table:table-cell>
          <table:table-cell table:style-name="ce6" table:formula="of:=(3.2*POWER((EXP([.$A4])-1)/(EXP(1)-1);2)+0.8)*[.D$2]" office:value-type="float" office:value="0.811988159537598" calcext:value-type="float">
            <text:p>0,81</text:p>
          </table:table-cell>
          <table:table-cell table:style-name="ce6" table:formula="of:=(3.2*POWER((EXP([.$A4])-1)/(EXP(1)-1);2)+0.8)*[.E$2]" office:value-type="float" office:value="1.2179822393064" calcext:value-type="float">
            <text:p>1,22</text:p>
          </table:table-cell>
          <table:table-cell table:style-name="ce6" table:formula="of:=(3.2*POWER((EXP([.$A4])-1)/(EXP(1)-1);2)+0.8)*[.F$2]" office:value-type="float" office:value="1.6239763190752" calcext:value-type="float">
            <text:p>1,62</text:p>
          </table:table-cell>
          <table:table-cell/>
          <table:table-cell table:style-name="ce11" table:formula="of:=(1+(59*(1-[.$A4])))*[.H$2]" office:value-type="float" office:value="270.5" calcext:value-type="float">
            <text:p>271</text:p>
          </table:table-cell>
          <table:table-cell table:style-name="ce11" table:formula="of:=(1+(59*(1-[.$A4])))*[.I$2]" office:value-type="float" office:value="541" calcext:value-type="float">
            <text:p>541</text:p>
          </table:table-cell>
          <table:table-cell table:style-name="ce11" table:formula="of:=(1+(59*(1-[.$A4])))*[.J$2]" office:value-type="float" office:value="1623" calcext:value-type="float">
            <text:p>1623</text:p>
          </table:table-cell>
          <table:table-cell/>
          <table:table-cell table:formula="of:=[.A4]*1.1" office:value-type="float" office:value="0.11" calcext:value-type="float">
            <text:p>0,11</text:p>
          </table:table-cell>
          <table:table-cell table:style-name="ce6" table:formula="of:=IF([.L4]*1.1&gt;1;1;[.L4]*1.1)" office:value-type="float" office:value="0.121" calcext:value-type="float">
            <text:p>0,12</text:p>
          </table:table-cell>
          <table:table-cell table:style-name="ce6" table:formula="of:=IF([.M4]*1.1&gt;1;1;[.M4]*1.1)" office:value-type="float" office:value="0.1331" calcext:value-type="float">
            <text:p>0,13</text:p>
          </table:table-cell>
          <table:table-cell table:style-name="ce6" table:formula="of:=IF([.N4]*1.1&gt;1;1;[.N4]*1.1)" office:value-type="float" office:value="0.14641" calcext:value-type="float">
            <text:p>0,15</text:p>
          </table:table-cell>
          <table:table-cell table:style-name="ce6" table:formula="of:=IF([.O4]*1.1&gt;1;1;[.O4]*1.1)" office:value-type="float" office:value="0.161051" calcext:value-type="float">
            <text:p>0,16</text:p>
          </table:table-cell>
          <table:table-cell table:style-name="ce6" table:formula="of:=IF([.P4]*1.1&gt;1;1;[.P4]*1.1)" office:value-type="float" office:value="0.1771561" calcext:value-type="float">
            <text:p>0,18</text:p>
          </table:table-cell>
          <table:table-cell table:style-name="ce6" table:formula="of:=IF([.Q4]*1.1&gt;1;1;[.Q4]*1.1)" office:value-type="float" office:value="0.19487171" calcext:value-type="float">
            <text:p>0,19</text:p>
          </table:table-cell>
          <table:table-cell table:style-name="ce6" table:formula="of:=IF([.R4]*1.1&gt;1;1;[.R4]*1.1)" office:value-type="float" office:value="0.214358881" calcext:value-type="float">
            <text:p>0,21</text:p>
          </table:table-cell>
          <table:table-cell table:style-name="ce6" table:formula="of:=IF([.S4]*1.1&gt;1;1;[.S4]*1.1)" office:value-type="float" office:value="0.2357947691" calcext:value-type="float">
            <text:p>0,24</text:p>
          </table:table-cell>
          <table:table-cell table:style-name="ce6" table:formula="of:=IF([.T4]*1.1&gt;1;1;[.T4]*1.1)" office:value-type="float" office:value="0.25937424601" calcext:value-type="float">
            <text:p>0,26</text:p>
          </table:table-cell>
          <table:table-cell table:number-columns-repeated="1003"/>
        </table:table-row>
        <table:table-row table:style-name="ro1">
          <table:table-cell table:formula="of:=[.A4]+0.1" office:value-type="float" office:value="0.2" calcext:value-type="float">
            <text:p>0,20</text:p>
          </table:table-cell>
          <table:table-cell table:formula="of:=(3.2*POWER((EXP([.$A5])-1)/(EXP(1)-1);2)+0.8)*[.B$2]" office:value-type="float" office:value="0.426564230613247" calcext:value-type="float">
            <text:p>0,43</text:p>
          </table:table-cell>
          <table:table-cell table:style-name="ce6" table:formula="of:=(3.2*POWER((EXP([.$A5])-1)/(EXP(1)-1);2)+0.8)*[.C$2]" office:value-type="float" office:value="0.682502768981195" calcext:value-type="float">
            <text:p>0,68</text:p>
          </table:table-cell>
          <table:table-cell table:style-name="ce6" table:formula="of:=(3.2*POWER((EXP([.$A5])-1)/(EXP(1)-1);2)+0.8)*[.D$2]" office:value-type="float" office:value="0.853128461226493" calcext:value-type="float">
            <text:p>0,85</text:p>
          </table:table-cell>
          <table:table-cell table:style-name="ce6" table:formula="of:=(3.2*POWER((EXP([.$A5])-1)/(EXP(1)-1);2)+0.8)*[.E$2]" office:value-type="float" office:value="1.27969269183974" calcext:value-type="float">
            <text:p>1,28</text:p>
          </table:table-cell>
          <table:table-cell table:style-name="ce6" table:formula="of:=(3.2*POWER((EXP([.$A5])-1)/(EXP(1)-1);2)+0.8)*[.F$2]" office:value-type="float" office:value="1.70625692245299" calcext:value-type="float">
            <text:p>1,71</text:p>
          </table:table-cell>
          <table:table-cell/>
          <table:table-cell table:style-name="ce11" table:formula="of:=(1+(59*(1-[.$A5])))*[.H$2]" office:value-type="float" office:value="241" calcext:value-type="float">
            <text:p>241</text:p>
          </table:table-cell>
          <table:table-cell table:style-name="ce11" table:formula="of:=(1+(59*(1-[.$A5])))*[.I$2]" office:value-type="float" office:value="482" calcext:value-type="float">
            <text:p>482</text:p>
          </table:table-cell>
          <table:table-cell table:style-name="ce11" table:formula="of:=(1+(59*(1-[.$A5])))*[.J$2]" office:value-type="float" office:value="1446" calcext:value-type="float">
            <text:p>1446</text:p>
          </table:table-cell>
          <table:table-cell/>
          <table:table-cell table:formula="of:=[.A5]*1.1" office:value-type="float" office:value="0.22" calcext:value-type="float">
            <text:p>0,22</text:p>
          </table:table-cell>
          <table:table-cell table:style-name="ce6" table:formula="of:=IF([.L5]*1.1&gt;1;1;[.L5]*1.1)" office:value-type="float" office:value="0.242" calcext:value-type="float">
            <text:p>0,24</text:p>
          </table:table-cell>
          <table:table-cell table:style-name="ce6" table:formula="of:=IF([.M5]*1.1&gt;1;1;[.M5]*1.1)" office:value-type="float" office:value="0.2662" calcext:value-type="float">
            <text:p>0,27</text:p>
          </table:table-cell>
          <table:table-cell table:style-name="ce6" table:formula="of:=IF([.N5]*1.1&gt;1;1;[.N5]*1.1)" office:value-type="float" office:value="0.29282" calcext:value-type="float">
            <text:p>0,29</text:p>
          </table:table-cell>
          <table:table-cell table:style-name="ce6" table:formula="of:=IF([.O5]*1.1&gt;1;1;[.O5]*1.1)" office:value-type="float" office:value="0.322102" calcext:value-type="float">
            <text:p>0,32</text:p>
          </table:table-cell>
          <table:table-cell table:style-name="ce6" table:formula="of:=IF([.P5]*1.1&gt;1;1;[.P5]*1.1)" office:value-type="float" office:value="0.3543122" calcext:value-type="float">
            <text:p>0,35</text:p>
          </table:table-cell>
          <table:table-cell table:style-name="ce6" table:formula="of:=IF([.Q5]*1.1&gt;1;1;[.Q5]*1.1)" office:value-type="float" office:value="0.38974342" calcext:value-type="float">
            <text:p>0,39</text:p>
          </table:table-cell>
          <table:table-cell table:style-name="ce6" table:formula="of:=IF([.R5]*1.1&gt;1;1;[.R5]*1.1)" office:value-type="float" office:value="0.428717762" calcext:value-type="float">
            <text:p>0,43</text:p>
          </table:table-cell>
          <table:table-cell table:style-name="ce6" table:formula="of:=IF([.S5]*1.1&gt;1;1;[.S5]*1.1)" office:value-type="float" office:value="0.4715895382" calcext:value-type="float">
            <text:p>0,47</text:p>
          </table:table-cell>
          <table:table-cell table:style-name="ce6" table:formula="of:=IF([.T5]*1.1&gt;1;1;[.T5]*1.1)" office:value-type="float" office:value="0.51874849202" calcext:value-type="float">
            <text:p>0,52</text:p>
          </table:table-cell>
          <table:table-cell table:number-columns-repeated="1003"/>
        </table:table-row>
        <table:table-row table:style-name="ro1">
          <table:table-cell table:style-name="ce2" table:formula="of:=[.A5]+0.1" office:value-type="float" office:value="0.3" calcext:value-type="float">
            <text:p>0,30</text:p>
          </table:table-cell>
          <table:table-cell table:style-name="ce7" table:formula="of:=(3.2*POWER((EXP([.$A6])-1)/(EXP(1)-1);2)+0.8)*[.B$2]" office:value-type="float" office:value="0.466331040714912" calcext:value-type="float">
            <text:p>0,47</text:p>
          </table:table-cell>
          <table:table-cell table:style-name="ce7" table:formula="of:=(3.2*POWER((EXP([.$A6])-1)/(EXP(1)-1);2)+0.8)*[.C$2]" office:value-type="float" office:value="0.746129665143859" calcext:value-type="float">
            <text:p>0,75</text:p>
          </table:table-cell>
          <table:table-cell table:style-name="ce7" table:formula="of:=(3.2*POWER((EXP([.$A6])-1)/(EXP(1)-1);2)+0.8)*[.D$2]" office:value-type="float" office:value="0.932662081429824" calcext:value-type="float">
            <text:p>0,93</text:p>
          </table:table-cell>
          <table:table-cell table:style-name="ce7" table:formula="of:=(3.2*POWER((EXP([.$A6])-1)/(EXP(1)-1);2)+0.8)*[.E$2]" office:value-type="float" office:value="1.39899312214474" calcext:value-type="float">
            <text:p>1,40</text:p>
          </table:table-cell>
          <table:table-cell table:style-name="ce7" table:formula="of:=(3.2*POWER((EXP([.$A6])-1)/(EXP(1)-1);2)+0.8)*[.F$2]" office:value-type="float" office:value="1.86532416285965" calcext:value-type="float">
            <text:p>1,87</text:p>
          </table:table-cell>
          <table:table-cell/>
          <table:table-cell table:style-name="ce15" table:formula="of:=(1+(59*(1-[.$A6])))*[.H$2]" office:value-type="float" office:value="211.5" calcext:value-type="float">
            <text:p>212</text:p>
          </table:table-cell>
          <table:table-cell table:style-name="ce15" table:formula="of:=(1+(59*(1-[.$A6])))*[.I$2]" office:value-type="float" office:value="423" calcext:value-type="float">
            <text:p>423</text:p>
          </table:table-cell>
          <table:table-cell table:style-name="ce15" table:formula="of:=(1+(59*(1-[.$A6])))*[.J$2]" office:value-type="float" office:value="1269" calcext:value-type="float">
            <text:p>1269</text:p>
          </table:table-cell>
          <table:table-cell/>
          <table:table-cell table:style-name="ce7" table:formula="of:=[.A6]*1.1" office:value-type="float" office:value="0.33" calcext:value-type="float">
            <text:p>0,33</text:p>
          </table:table-cell>
          <table:table-cell table:style-name="ce7" table:formula="of:=IF([.L6]*1.1&gt;1;1;[.L6]*1.1)" office:value-type="float" office:value="0.363" calcext:value-type="float">
            <text:p>0,36</text:p>
          </table:table-cell>
          <table:table-cell table:style-name="ce7" table:formula="of:=IF([.M6]*1.1&gt;1;1;[.M6]*1.1)" office:value-type="float" office:value="0.3993" calcext:value-type="float">
            <text:p>0,40</text:p>
          </table:table-cell>
          <table:table-cell table:style-name="ce7" table:formula="of:=IF([.N6]*1.1&gt;1;1;[.N6]*1.1)" office:value-type="float" office:value="0.43923" calcext:value-type="float">
            <text:p>0,44</text:p>
          </table:table-cell>
          <table:table-cell table:style-name="ce7" table:formula="of:=IF([.O6]*1.1&gt;1;1;[.O6]*1.1)" office:value-type="float" office:value="0.483153" calcext:value-type="float">
            <text:p>0,48</text:p>
          </table:table-cell>
          <table:table-cell table:style-name="ce7" table:formula="of:=IF([.P6]*1.1&gt;1;1;[.P6]*1.1)" office:value-type="float" office:value="0.5314683" calcext:value-type="float">
            <text:p>0,53</text:p>
          </table:table-cell>
          <table:table-cell table:style-name="ce7" table:formula="of:=IF([.Q6]*1.1&gt;1;1;[.Q6]*1.1)" office:value-type="float" office:value="0.58461513" calcext:value-type="float">
            <text:p>0,58</text:p>
          </table:table-cell>
          <table:table-cell table:style-name="ce7" table:formula="of:=IF([.R6]*1.1&gt;1;1;[.R6]*1.1)" office:value-type="float" office:value="0.643076643000001" calcext:value-type="float">
            <text:p>0,64</text:p>
          </table:table-cell>
          <table:table-cell table:style-name="ce7" table:formula="of:=IF([.S6]*1.1&gt;1;1;[.S6]*1.1)" office:value-type="float" office:value="0.707384307300001" calcext:value-type="float">
            <text:p>0,71</text:p>
          </table:table-cell>
          <table:table-cell table:style-name="ce7" table:formula="of:=IF([.T6]*1.1&gt;1;1;[.T6]*1.1)" office:value-type="float" office:value="0.778122738030001" calcext:value-type="float">
            <text:p>0,78</text:p>
          </table:table-cell>
          <table:table-cell table:number-columns-repeated="1003"/>
        </table:table-row>
        <table:table-row table:style-name="ro1">
          <table:table-cell table:formula="of:=[.A6]+0.1" office:value-type="float" office:value="0.4" calcext:value-type="float">
            <text:p>0,40</text:p>
          </table:table-cell>
          <table:table-cell table:formula="of:=(3.2*POWER((EXP([.$A7])-1)/(EXP(1)-1);2)+0.8)*[.B$2]" office:value-type="float" office:value="0.53108465499477" calcext:value-type="float">
            <text:p>0,53</text:p>
          </table:table-cell>
          <table:table-cell table:style-name="ce6" table:formula="of:=(3.2*POWER((EXP([.$A7])-1)/(EXP(1)-1);2)+0.8)*[.C$2]" office:value-type="float" office:value="0.849735447991633" calcext:value-type="float">
            <text:p>0,85</text:p>
          </table:table-cell>
          <table:table-cell table:style-name="ce6" table:formula="of:=(3.2*POWER((EXP([.$A7])-1)/(EXP(1)-1);2)+0.8)*[.D$2]" office:value-type="float" office:value="1.06216930998954" calcext:value-type="float">
            <text:p>1,06</text:p>
          </table:table-cell>
          <table:table-cell table:style-name="ce6" table:formula="of:=(3.2*POWER((EXP([.$A7])-1)/(EXP(1)-1);2)+0.8)*[.E$2]" office:value-type="float" office:value="1.59325396498431" calcext:value-type="float">
            <text:p>1,59</text:p>
          </table:table-cell>
          <table:table-cell table:style-name="ce6" table:formula="of:=(3.2*POWER((EXP([.$A7])-1)/(EXP(1)-1);2)+0.8)*[.F$2]" office:value-type="float" office:value="2.12433861997908" calcext:value-type="float">
            <text:p>2,12</text:p>
          </table:table-cell>
          <table:table-cell/>
          <table:table-cell table:style-name="ce11" table:formula="of:=(1+(59*(1-[.$A7])))*[.H$2]" office:value-type="float" office:value="182" calcext:value-type="float">
            <text:p>182</text:p>
          </table:table-cell>
          <table:table-cell table:style-name="ce11" table:formula="of:=(1+(59*(1-[.$A7])))*[.I$2]" office:value-type="float" office:value="364" calcext:value-type="float">
            <text:p>364</text:p>
          </table:table-cell>
          <table:table-cell table:style-name="ce11" table:formula="of:=(1+(59*(1-[.$A7])))*[.J$2]" office:value-type="float" office:value="1092" calcext:value-type="float">
            <text:p>1092</text:p>
          </table:table-cell>
          <table:table-cell/>
          <table:table-cell table:formula="of:=[.A7]*1.1" office:value-type="float" office:value="0.44" calcext:value-type="float">
            <text:p>0,44</text:p>
          </table:table-cell>
          <table:table-cell table:style-name="ce6" table:formula="of:=IF([.L7]*1.1&gt;1;1;[.L7]*1.1)" office:value-type="float" office:value="0.484" calcext:value-type="float">
            <text:p>0,48</text:p>
          </table:table-cell>
          <table:table-cell table:style-name="ce6" table:formula="of:=IF([.M7]*1.1&gt;1;1;[.M7]*1.1)" office:value-type="float" office:value="0.5324" calcext:value-type="float">
            <text:p>0,53</text:p>
          </table:table-cell>
          <table:table-cell table:style-name="ce6" table:formula="of:=IF([.N7]*1.1&gt;1;1;[.N7]*1.1)" office:value-type="float" office:value="0.58564" calcext:value-type="float">
            <text:p>0,59</text:p>
          </table:table-cell>
          <table:table-cell table:style-name="ce6" table:formula="of:=IF([.O7]*1.1&gt;1;1;[.O7]*1.1)" office:value-type="float" office:value="0.644204" calcext:value-type="float">
            <text:p>0,64</text:p>
          </table:table-cell>
          <table:table-cell table:style-name="ce6" table:formula="of:=IF([.P7]*1.1&gt;1;1;[.P7]*1.1)" office:value-type="float" office:value="0.7086244" calcext:value-type="float">
            <text:p>0,71</text:p>
          </table:table-cell>
          <table:table-cell table:style-name="ce6" table:formula="of:=IF([.Q7]*1.1&gt;1;1;[.Q7]*1.1)" office:value-type="float" office:value="0.77948684" calcext:value-type="float">
            <text:p>0,78</text:p>
          </table:table-cell>
          <table:table-cell table:style-name="ce6" table:formula="of:=IF([.R7]*1.1&gt;1;1;[.R7]*1.1)" office:value-type="float" office:value="0.857435524" calcext:value-type="float">
            <text:p>0,86</text:p>
          </table:table-cell>
          <table:table-cell table:style-name="ce6" table:formula="of:=IF([.S7]*1.1&gt;1;1;[.S7]*1.1)" office:value-type="float" office:value="0.9431790764" calcext:value-type="float">
            <text:p>0,94</text:p>
          </table:table-cell>
          <table:table-cell table:style-name="ce6" table:formula="of:=IF([.T7]*1.1&gt;1;1;[.T7]*1.1)" office:value-type="float" office:value="1" calcext:value-type="float">
            <text:p>1,00</text:p>
          </table:table-cell>
          <table:table-cell table:number-columns-repeated="1003"/>
        </table:table-row>
        <table:table-row table:style-name="ro1">
          <table:table-cell table:formula="of:=[.A7]+0.1" office:value-type="float" office:value="0.5" calcext:value-type="float">
            <text:p>0,50</text:p>
          </table:table-cell>
          <table:table-cell table:formula="of:=(3.2*POWER((EXP([.$A8])-1)/(EXP(1)-1);2)+0.8)*[.B$2]" office:value-type="float" office:value="0.628059130554482" calcext:value-type="float">
            <text:p>0,63</text:p>
          </table:table-cell>
          <table:table-cell table:style-name="ce6" table:formula="of:=(3.2*POWER((EXP([.$A8])-1)/(EXP(1)-1);2)+0.8)*[.C$2]" office:value-type="float" office:value="1.00489460888717" calcext:value-type="float">
            <text:p>1,00</text:p>
          </table:table-cell>
          <table:table-cell table:style-name="ce6" table:formula="of:=(3.2*POWER((EXP([.$A8])-1)/(EXP(1)-1);2)+0.8)*[.D$2]" office:value-type="float" office:value="1.25611826110896" calcext:value-type="float">
            <text:p>1,26</text:p>
          </table:table-cell>
          <table:table-cell table:style-name="ce6" table:formula="of:=(3.2*POWER((EXP([.$A8])-1)/(EXP(1)-1);2)+0.8)*[.E$2]" office:value-type="float" office:value="1.88417739166344" calcext:value-type="float">
            <text:p>1,88</text:p>
          </table:table-cell>
          <table:table-cell table:style-name="ce6" table:formula="of:=(3.2*POWER((EXP([.$A8])-1)/(EXP(1)-1);2)+0.8)*[.F$2]" office:value-type="float" office:value="2.51223652221793" calcext:value-type="float">
            <text:p>2,51</text:p>
          </table:table-cell>
          <table:table-cell/>
          <table:table-cell table:style-name="ce11" table:formula="of:=(1+(59*(1-[.$A8])))*[.H$2]" office:value-type="float" office:value="152.5" calcext:value-type="float">
            <text:p>153</text:p>
          </table:table-cell>
          <table:table-cell table:style-name="ce11" table:formula="of:=(1+(59*(1-[.$A8])))*[.I$2]" office:value-type="float" office:value="305" calcext:value-type="float">
            <text:p>305</text:p>
          </table:table-cell>
          <table:table-cell table:style-name="ce11" table:formula="of:=(1+(59*(1-[.$A8])))*[.J$2]" office:value-type="float" office:value="915" calcext:value-type="float">
            <text:p>915</text:p>
          </table:table-cell>
          <table:table-cell/>
          <table:table-cell table:formula="of:=[.A8]*1.1" office:value-type="float" office:value="0.55" calcext:value-type="float">
            <text:p>0,55</text:p>
          </table:table-cell>
          <table:table-cell table:style-name="ce6" table:formula="of:=IF([.L8]*1.1&gt;1;1;[.L8]*1.1)" office:value-type="float" office:value="0.605" calcext:value-type="float">
            <text:p>0,61</text:p>
          </table:table-cell>
          <table:table-cell table:style-name="ce6" table:formula="of:=IF([.M8]*1.1&gt;1;1;[.M8]*1.1)" office:value-type="float" office:value="0.6655" calcext:value-type="float">
            <text:p>0,67</text:p>
          </table:table-cell>
          <table:table-cell table:style-name="ce6" table:formula="of:=IF([.N8]*1.1&gt;1;1;[.N8]*1.1)" office:value-type="float" office:value="0.73205" calcext:value-type="float">
            <text:p>0,73</text:p>
          </table:table-cell>
          <table:table-cell table:style-name="ce6" table:formula="of:=IF([.O8]*1.1&gt;1;1;[.O8]*1.1)" office:value-type="float" office:value="0.805255" calcext:value-type="float">
            <text:p>0,81</text:p>
          </table:table-cell>
          <table:table-cell table:style-name="ce6" table:formula="of:=IF([.P8]*1.1&gt;1;1;[.P8]*1.1)" office:value-type="float" office:value="0.8857805" calcext:value-type="float">
            <text:p>0,89</text:p>
          </table:table-cell>
          <table:table-cell table:style-name="ce6" table:formula="of:=IF([.Q8]*1.1&gt;1;1;[.Q8]*1.1)" office:value-type="float" office:value="0.974358550000001" calcext:value-type="float">
            <text:p>0,97</text:p>
          </table:table-cell>
          <table:table-cell table:style-name="ce6" table:formula="of:=IF([.R8]*1.1&gt;1;1;[.R8]*1.1)" office:value-type="float" office:value="1" calcext:value-type="float">
            <text:p>1,00</text:p>
          </table:table-cell>
          <table:table-cell table:style-name="ce6" table:formula="of:=IF([.S8]*1.1&gt;1;1;[.S8]*1.1)" office:value-type="float" office:value="1" calcext:value-type="float">
            <text:p>1,00</text:p>
          </table:table-cell>
          <table:table-cell table:style-name="ce6" table:formula="of:=IF([.T8]*1.1&gt;1;1;[.T8]*1.1)" office:value-type="float" office:value="1" calcext:value-type="float">
            <text:p>1,00</text:p>
          </table:table-cell>
          <table:table-cell table:number-columns-repeated="1003"/>
        </table:table-row>
        <table:table-row table:style-name="ro1">
          <table:table-cell table:formula="of:=[.A8]+0.1" office:value-type="float" office:value="0.6" calcext:value-type="float">
            <text:p>0,60</text:p>
          </table:table-cell>
          <table:table-cell table:formula="of:=(3.2*POWER((EXP([.$A9])-1)/(EXP(1)-1);2)+0.8)*[.B$2]" office:value-type="float" office:value="0.766269156100433" calcext:value-type="float">
            <text:p>0,77</text:p>
          </table:table-cell>
          <table:table-cell table:style-name="ce6" table:formula="of:=(3.2*POWER((EXP([.$A9])-1)/(EXP(1)-1);2)+0.8)*[.C$2]" office:value-type="float" office:value="1.22603064976069" calcext:value-type="float">
            <text:p>1,23</text:p>
          </table:table-cell>
          <table:table-cell table:style-name="ce6" table:formula="of:=(3.2*POWER((EXP([.$A9])-1)/(EXP(1)-1);2)+0.8)*[.D$2]" office:value-type="float" office:value="1.53253831220087" calcext:value-type="float">
            <text:p>1,53</text:p>
          </table:table-cell>
          <table:table-cell table:style-name="ce6" table:formula="of:=(3.2*POWER((EXP([.$A9])-1)/(EXP(1)-1);2)+0.8)*[.E$2]" office:value-type="float" office:value="2.2988074683013" calcext:value-type="float">
            <text:p>2,30</text:p>
          </table:table-cell>
          <table:table-cell table:style-name="ce6" table:formula="of:=(3.2*POWER((EXP([.$A9])-1)/(EXP(1)-1);2)+0.8)*[.F$2]" office:value-type="float" office:value="3.06507662440173" calcext:value-type="float">
            <text:p>3,07</text:p>
          </table:table-cell>
          <table:table-cell/>
          <table:table-cell table:style-name="ce11" table:formula="of:=(1+(59*(1-[.$A9])))*[.H$2]" office:value-type="float" office:value="123" calcext:value-type="float">
            <text:p>123</text:p>
          </table:table-cell>
          <table:table-cell table:style-name="ce11" table:formula="of:=(1+(59*(1-[.$A9])))*[.I$2]" office:value-type="float" office:value="246" calcext:value-type="float">
            <text:p>246</text:p>
          </table:table-cell>
          <table:table-cell table:style-name="ce11" table:formula="of:=(1+(59*(1-[.$A9])))*[.J$2]" office:value-type="float" office:value="738" calcext:value-type="float">
            <text:p>738</text:p>
          </table:table-cell>
          <table:table-cell/>
          <table:table-cell table:formula="of:=[.A9]*1.1" office:value-type="float" office:value="0.66" calcext:value-type="float">
            <text:p>0,66</text:p>
          </table:table-cell>
          <table:table-cell table:style-name="ce6" table:formula="of:=IF([.L9]*1.1&gt;1;1;[.L9]*1.1)" office:value-type="float" office:value="0.726" calcext:value-type="float">
            <text:p>0,73</text:p>
          </table:table-cell>
          <table:table-cell table:style-name="ce6" table:formula="of:=IF([.M9]*1.1&gt;1;1;[.M9]*1.1)" office:value-type="float" office:value="0.7986" calcext:value-type="float">
            <text:p>0,80</text:p>
          </table:table-cell>
          <table:table-cell table:style-name="ce6" table:formula="of:=IF([.N9]*1.1&gt;1;1;[.N9]*1.1)" office:value-type="float" office:value="0.87846" calcext:value-type="float">
            <text:p>0,88</text:p>
          </table:table-cell>
          <table:table-cell table:style-name="ce6" table:formula="of:=IF([.O9]*1.1&gt;1;1;[.O9]*1.1)" office:value-type="float" office:value="0.966306" calcext:value-type="float">
            <text:p>0,97</text:p>
          </table:table-cell>
          <table:table-cell table:style-name="ce6" table:formula="of:=IF([.P9]*1.1&gt;1;1;[.P9]*1.1)" office:value-type="float" office:value="1" calcext:value-type="float">
            <text:p>1,00</text:p>
          </table:table-cell>
          <table:table-cell table:style-name="ce6" table:formula="of:=IF([.Q9]*1.1&gt;1;1;[.Q9]*1.1)" office:value-type="float" office:value="1" calcext:value-type="float">
            <text:p>1,00</text:p>
          </table:table-cell>
          <table:table-cell table:style-name="ce6" table:formula="of:=IF([.R9]*1.1&gt;1;1;[.R9]*1.1)" office:value-type="float" office:value="1" calcext:value-type="float">
            <text:p>1,00</text:p>
          </table:table-cell>
          <table:table-cell table:style-name="ce6" table:formula="of:=IF([.S9]*1.1&gt;1;1;[.S9]*1.1)" office:value-type="float" office:value="1" calcext:value-type="float">
            <text:p>1,00</text:p>
          </table:table-cell>
          <table:table-cell table:style-name="ce6" table:formula="of:=IF([.T9]*1.1&gt;1;1;[.T9]*1.1)" office:value-type="float" office:value="1" calcext:value-type="float">
            <text:p>1,00</text:p>
          </table:table-cell>
          <table:table-cell table:number-columns-repeated="1003"/>
        </table:table-row>
        <table:table-row table:style-name="ro1">
          <table:table-cell table:formula="of:=[.A9]+0.1" office:value-type="float" office:value="0.7" calcext:value-type="float">
            <text:p>0,70</text:p>
          </table:table-cell>
          <table:table-cell table:formula="of:=(3.2*POWER((EXP([.$A10])-1)/(EXP(1)-1);2)+0.8)*[.B$2]" office:value-type="float" office:value="0.956923113383184" calcext:value-type="float">
            <text:p>0,96</text:p>
          </table:table-cell>
          <table:table-cell table:style-name="ce6" table:formula="of:=(3.2*POWER((EXP([.$A10])-1)/(EXP(1)-1);2)+0.8)*[.C$2]" office:value-type="float" office:value="1.53107698141309" calcext:value-type="float">
            <text:p>1,53</text:p>
          </table:table-cell>
          <table:table-cell table:style-name="ce6" table:formula="of:=(3.2*POWER((EXP([.$A10])-1)/(EXP(1)-1);2)+0.8)*[.D$2]" office:value-type="float" office:value="1.91384622676637" calcext:value-type="float">
            <text:p>1,91</text:p>
          </table:table-cell>
          <table:table-cell table:style-name="ce6" table:formula="of:=(3.2*POWER((EXP([.$A10])-1)/(EXP(1)-1);2)+0.8)*[.E$2]" office:value-type="float" office:value="2.87076934014955" calcext:value-type="float">
            <text:p>2,87</text:p>
          </table:table-cell>
          <table:table-cell table:style-name="ce6" table:formula="of:=(3.2*POWER((EXP([.$A10])-1)/(EXP(1)-1);2)+0.8)*[.F$2]" office:value-type="float" office:value="3.82769245353274" calcext:value-type="float">
            <text:p>3,83</text:p>
          </table:table-cell>
          <table:table-cell/>
          <table:table-cell table:style-name="ce11" table:formula="of:=(1+(59*(1-[.$A10])))*[.H$2]" office:value-type="float" office:value="93.5" calcext:value-type="float">
            <text:p>94</text:p>
          </table:table-cell>
          <table:table-cell table:style-name="ce11" table:formula="of:=(1+(59*(1-[.$A10])))*[.I$2]" office:value-type="float" office:value="187" calcext:value-type="float">
            <text:p>187</text:p>
          </table:table-cell>
          <table:table-cell table:style-name="ce11" table:formula="of:=(1+(59*(1-[.$A10])))*[.J$2]" office:value-type="float" office:value="561" calcext:value-type="float">
            <text:p>561</text:p>
          </table:table-cell>
          <table:table-cell/>
          <table:table-cell table:formula="of:=[.A10]*1.1" office:value-type="float" office:value="0.77" calcext:value-type="float">
            <text:p>0,77</text:p>
          </table:table-cell>
          <table:table-cell table:style-name="ce6" table:formula="of:=IF([.L10]*1.1&gt;1;1;[.L10]*1.1)" office:value-type="float" office:value="0.847" calcext:value-type="float">
            <text:p>0,85</text:p>
          </table:table-cell>
          <table:table-cell table:style-name="ce6" table:formula="of:=IF([.M10]*1.1&gt;1;1;[.M10]*1.1)" office:value-type="float" office:value="0.9317" calcext:value-type="float">
            <text:p>0,93</text:p>
          </table:table-cell>
          <table:table-cell table:style-name="ce6" table:formula="of:=IF([.N10]*1.1&gt;1;1;[.N10]*1.1)" office:value-type="float" office:value="1" calcext:value-type="float">
            <text:p>1,00</text:p>
          </table:table-cell>
          <table:table-cell table:style-name="ce6" table:formula="of:=IF([.O10]*1.1&gt;1;1;[.O10]*1.1)" office:value-type="float" office:value="1" calcext:value-type="float">
            <text:p>1,00</text:p>
          </table:table-cell>
          <table:table-cell table:style-name="ce6" table:formula="of:=IF([.P10]*1.1&gt;1;1;[.P10]*1.1)" office:value-type="float" office:value="1" calcext:value-type="float">
            <text:p>1,00</text:p>
          </table:table-cell>
          <table:table-cell table:style-name="ce6" table:formula="of:=IF([.Q10]*1.1&gt;1;1;[.Q10]*1.1)" office:value-type="float" office:value="1" calcext:value-type="float">
            <text:p>1,00</text:p>
          </table:table-cell>
          <table:table-cell table:style-name="ce6" table:formula="of:=IF([.R10]*1.1&gt;1;1;[.R10]*1.1)" office:value-type="float" office:value="1" calcext:value-type="float">
            <text:p>1,00</text:p>
          </table:table-cell>
          <table:table-cell table:style-name="ce6" table:formula="of:=IF([.S10]*1.1&gt;1;1;[.S10]*1.1)" office:value-type="float" office:value="1" calcext:value-type="float">
            <text:p>1,00</text:p>
          </table:table-cell>
          <table:table-cell table:style-name="ce6" table:formula="of:=IF([.T10]*1.1&gt;1;1;[.T10]*1.1)" office:value-type="float" office:value="1" calcext:value-type="float">
            <text:p>1,00</text:p>
          </table:table-cell>
          <table:table-cell table:number-columns-repeated="1003"/>
        </table:table-row>
        <table:table-row table:style-name="ro1">
          <table:table-cell table:formula="of:=[.A10]+0.1" office:value-type="float" office:value="0.8" calcext:value-type="float">
            <text:p>0,80</text:p>
          </table:table-cell>
          <table:table-cell table:formula="of:=(3.2*POWER((EXP([.$A11])-1)/(EXP(1)-1);2)+0.8)*[.B$2]" office:value-type="float" office:value="1.21392957138891" calcext:value-type="float">
            <text:p>1,21</text:p>
          </table:table-cell>
          <table:table-cell table:style-name="ce6" table:formula="of:=(3.2*POWER((EXP([.$A11])-1)/(EXP(1)-1);2)+0.8)*[.C$2]" office:value-type="float" office:value="1.94228731422226" calcext:value-type="float">
            <text:p>1,94</text:p>
          </table:table-cell>
          <table:table-cell table:style-name="ce6" table:formula="of:=(3.2*POWER((EXP([.$A11])-1)/(EXP(1)-1);2)+0.8)*[.D$2]" office:value-type="float" office:value="2.42785914277783" calcext:value-type="float">
            <text:p>2,43</text:p>
          </table:table-cell>
          <table:table-cell table:style-name="ce6" table:formula="of:=(3.2*POWER((EXP([.$A11])-1)/(EXP(1)-1);2)+0.8)*[.E$2]" office:value-type="float" office:value="3.64178871416674" calcext:value-type="float">
            <text:p>3,64</text:p>
          </table:table-cell>
          <table:table-cell table:style-name="ce6" table:formula="of:=(3.2*POWER((EXP([.$A11])-1)/(EXP(1)-1);2)+0.8)*[.F$2]" office:value-type="float" office:value="4.85571828555565" calcext:value-type="float">
            <text:p>4,86</text:p>
          </table:table-cell>
          <table:table-cell/>
          <table:table-cell table:style-name="ce11" table:formula="of:=(1+(59*(1-[.$A11])))*[.H$2]" office:value-type="float" office:value="64" calcext:value-type="float">
            <text:p>64</text:p>
          </table:table-cell>
          <table:table-cell table:style-name="ce11" table:formula="of:=(1+(59*(1-[.$A11])))*[.I$2]" office:value-type="float" office:value="128" calcext:value-type="float">
            <text:p>128</text:p>
          </table:table-cell>
          <table:table-cell table:style-name="ce11" table:formula="of:=(1+(59*(1-[.$A11])))*[.J$2]" office:value-type="float" office:value="384" calcext:value-type="float">
            <text:p>384</text:p>
          </table:table-cell>
          <table:table-cell/>
          <table:table-cell table:formula="of:=[.A11]*1.1" office:value-type="float" office:value="0.88" calcext:value-type="float">
            <text:p>0,88</text:p>
          </table:table-cell>
          <table:table-cell table:style-name="ce6" table:formula="of:=IF([.L11]*1.1&gt;1;1;[.L11]*1.1)" office:value-type="float" office:value="0.968" calcext:value-type="float">
            <text:p>0,97</text:p>
          </table:table-cell>
          <table:table-cell table:style-name="ce6" table:formula="of:=IF([.M11]*1.1&gt;1;1;[.M11]*1.1)" office:value-type="float" office:value="1" calcext:value-type="float">
            <text:p>1,00</text:p>
          </table:table-cell>
          <table:table-cell table:style-name="ce6" table:formula="of:=IF([.N11]*1.1&gt;1;1;[.N11]*1.1)" office:value-type="float" office:value="1" calcext:value-type="float">
            <text:p>1,00</text:p>
          </table:table-cell>
          <table:table-cell table:style-name="ce6" table:formula="of:=IF([.O11]*1.1&gt;1;1;[.O11]*1.1)" office:value-type="float" office:value="1" calcext:value-type="float">
            <text:p>1,00</text:p>
          </table:table-cell>
          <table:table-cell table:style-name="ce6" table:formula="of:=IF([.P11]*1.1&gt;1;1;[.P11]*1.1)" office:value-type="float" office:value="1" calcext:value-type="float">
            <text:p>1,00</text:p>
          </table:table-cell>
          <table:table-cell table:style-name="ce6" table:formula="of:=IF([.Q11]*1.1&gt;1;1;[.Q11]*1.1)" office:value-type="float" office:value="1" calcext:value-type="float">
            <text:p>1,00</text:p>
          </table:table-cell>
          <table:table-cell table:style-name="ce6" table:formula="of:=IF([.R11]*1.1&gt;1;1;[.R11]*1.1)" office:value-type="float" office:value="1" calcext:value-type="float">
            <text:p>1,00</text:p>
          </table:table-cell>
          <table:table-cell table:style-name="ce6" table:formula="of:=IF([.S11]*1.1&gt;1;1;[.S11]*1.1)" office:value-type="float" office:value="1" calcext:value-type="float">
            <text:p>1,00</text:p>
          </table:table-cell>
          <table:table-cell table:style-name="ce6" table:formula="of:=IF([.T11]*1.1&gt;1;1;[.T11]*1.1)" office:value-type="float" office:value="1" calcext:value-type="float">
            <text:p>1,00</text:p>
          </table:table-cell>
          <table:table-cell table:number-columns-repeated="1003"/>
        </table:table-row>
        <table:table-row table:style-name="ro1">
          <table:table-cell table:formula="of:=[.A11]+0.1" office:value-type="float" office:value="0.9" calcext:value-type="float">
            <text:p>0,90</text:p>
          </table:table-cell>
          <table:table-cell table:formula="of:=(3.2*POWER((EXP([.$A12])-1)/(EXP(1)-1);2)+0.8)*[.B$2]" office:value-type="float" office:value="1.55451810777031" calcext:value-type="float">
            <text:p>1,55</text:p>
          </table:table-cell>
          <table:table-cell table:style-name="ce6" table:formula="of:=(3.2*POWER((EXP([.$A12])-1)/(EXP(1)-1);2)+0.8)*[.C$2]" office:value-type="float" office:value="2.48722897243249" calcext:value-type="float">
            <text:p>2,49</text:p>
          </table:table-cell>
          <table:table-cell table:style-name="ce6" table:formula="of:=(3.2*POWER((EXP([.$A12])-1)/(EXP(1)-1);2)+0.8)*[.D$2]" office:value-type="float" office:value="3.10903621554061" calcext:value-type="float">
            <text:p>3,11</text:p>
          </table:table-cell>
          <table:table-cell table:style-name="ce6" table:formula="of:=(3.2*POWER((EXP([.$A12])-1)/(EXP(1)-1);2)+0.8)*[.E$2]" office:value-type="float" office:value="4.66355432331092" calcext:value-type="float">
            <text:p>4,66</text:p>
          </table:table-cell>
          <table:table-cell table:style-name="ce6" table:formula="of:=(3.2*POWER((EXP([.$A12])-1)/(EXP(1)-1);2)+0.8)*[.F$2]" office:value-type="float" office:value="6.21807243108123" calcext:value-type="float">
            <text:p>6,22</text:p>
          </table:table-cell>
          <table:table-cell/>
          <table:table-cell table:style-name="ce11" table:formula="of:=(1+(59*(1-[.$A12])))*[.H$2]" office:value-type="float" office:value="34.5" calcext:value-type="float">
            <text:p>35</text:p>
          </table:table-cell>
          <table:table-cell table:style-name="ce11" table:formula="of:=(1+(59*(1-[.$A12])))*[.I$2]" office:value-type="float" office:value="69.0000000000001" calcext:value-type="float">
            <text:p>69</text:p>
          </table:table-cell>
          <table:table-cell table:style-name="ce11" table:formula="of:=(1+(59*(1-[.$A12])))*[.J$2]" office:value-type="float" office:value="207" calcext:value-type="float">
            <text:p>207</text:p>
          </table:table-cell>
          <table:table-cell/>
          <table:table-cell table:formula="of:=[.A12]*1.1" office:value-type="float" office:value="0.99" calcext:value-type="float">
            <text:p>0,99</text:p>
          </table:table-cell>
          <table:table-cell table:style-name="ce6" table:formula="of:=IF([.L12]*1.1&gt;1;1;[.L12]*1.1)" office:value-type="float" office:value="1" calcext:value-type="float">
            <text:p>1,00</text:p>
          </table:table-cell>
          <table:table-cell table:style-name="ce6" table:formula="of:=IF([.M12]*1.1&gt;1;1;[.M12]*1.1)" office:value-type="float" office:value="1" calcext:value-type="float">
            <text:p>1,00</text:p>
          </table:table-cell>
          <table:table-cell table:style-name="ce6" table:formula="of:=IF([.N12]*1.1&gt;1;1;[.N12]*1.1)" office:value-type="float" office:value="1" calcext:value-type="float">
            <text:p>1,00</text:p>
          </table:table-cell>
          <table:table-cell table:style-name="ce6" table:formula="of:=IF([.O12]*1.1&gt;1;1;[.O12]*1.1)" office:value-type="float" office:value="1" calcext:value-type="float">
            <text:p>1,00</text:p>
          </table:table-cell>
          <table:table-cell table:style-name="ce6" table:formula="of:=IF([.P12]*1.1&gt;1;1;[.P12]*1.1)" office:value-type="float" office:value="1" calcext:value-type="float">
            <text:p>1,00</text:p>
          </table:table-cell>
          <table:table-cell table:style-name="ce6" table:formula="of:=IF([.Q12]*1.1&gt;1;1;[.Q12]*1.1)" office:value-type="float" office:value="1" calcext:value-type="float">
            <text:p>1,00</text:p>
          </table:table-cell>
          <table:table-cell table:style-name="ce6" table:formula="of:=IF([.R12]*1.1&gt;1;1;[.R12]*1.1)" office:value-type="float" office:value="1" calcext:value-type="float">
            <text:p>1,00</text:p>
          </table:table-cell>
          <table:table-cell table:style-name="ce6" table:formula="of:=IF([.S12]*1.1&gt;1;1;[.S12]*1.1)" office:value-type="float" office:value="1" calcext:value-type="float">
            <text:p>1,00</text:p>
          </table:table-cell>
          <table:table-cell table:style-name="ce6" table:formula="of:=IF([.T12]*1.1&gt;1;1;[.T12]*1.1)" office:value-type="float" office:value="1" calcext:value-type="float">
            <text:p>1,00</text:p>
          </table:table-cell>
          <table:table-cell table:number-columns-repeated="1003"/>
        </table:table-row>
        <table:table-row table:style-name="ro1">
          <table:table-cell table:formula="of:=[.A12]+0.1" office:value-type="float" office:value="1" calcext:value-type="float">
            <text:p>1,00</text:p>
          </table:table-cell>
          <table:table-cell table:formula="of:=(3.2*POWER((EXP([.$A13])-1)/(EXP(1)-1);2)+0.8)*[.B$2]" office:value-type="float" office:value="2" calcext:value-type="float">
            <text:p>2,00</text:p>
          </table:table-cell>
          <table:table-cell table:style-name="ce6" table:formula="of:=(3.2*POWER((EXP([.$A13])-1)/(EXP(1)-1);2)+0.8)*[.C$2]" office:value-type="float" office:value="3.2" calcext:value-type="float">
            <text:p>3,20</text:p>
          </table:table-cell>
          <table:table-cell table:style-name="ce6" table:formula="of:=(3.2*POWER((EXP([.$A13])-1)/(EXP(1)-1);2)+0.8)*[.D$2]" office:value-type="float" office:value="4" calcext:value-type="float">
            <text:p>4,00</text:p>
          </table:table-cell>
          <table:table-cell table:style-name="ce6" table:formula="of:=(3.2*POWER((EXP([.$A13])-1)/(EXP(1)-1);2)+0.8)*[.E$2]" office:value-type="float" office:value="6" calcext:value-type="float">
            <text:p>6,00</text:p>
          </table:table-cell>
          <table:table-cell table:style-name="ce6" table:formula="of:=(3.2*POWER((EXP([.$A13])-1)/(EXP(1)-1);2)+0.8)*[.F$2]" office:value-type="float" office:value="8" calcext:value-type="float">
            <text:p>8,00</text:p>
          </table:table-cell>
          <table:table-cell/>
          <table:table-cell table:style-name="ce11" table:formula="of:=(1+(59*(1-[.$A13])))*[.H$2]" office:value-type="float" office:value="5" calcext:value-type="float">
            <text:p>5</text:p>
          </table:table-cell>
          <table:table-cell table:style-name="ce11" table:formula="of:=(1+(59*(1-[.$A13])))*[.I$2]" office:value-type="float" office:value="10" calcext:value-type="float">
            <text:p>10</text:p>
          </table:table-cell>
          <table:table-cell table:style-name="ce11" table:formula="of:=(1+(59*(1-[.$A13])))*[.J$2]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,00</text:p>
          </table:table-cell>
          <table:table-cell table:style-name="ce6" table:formula="of:=IF([.L13]*1.1&gt;1;1;[.L13]*1.1)" office:value-type="float" office:value="1" calcext:value-type="float">
            <text:p>1,00</text:p>
          </table:table-cell>
          <table:table-cell table:style-name="ce6" table:formula="of:=IF([.M13]*1.1&gt;1;1;[.M13]*1.1)" office:value-type="float" office:value="1" calcext:value-type="float">
            <text:p>1,00</text:p>
          </table:table-cell>
          <table:table-cell table:style-name="ce6" table:formula="of:=IF([.N13]*1.1&gt;1;1;[.N13]*1.1)" office:value-type="float" office:value="1" calcext:value-type="float">
            <text:p>1,00</text:p>
          </table:table-cell>
          <table:table-cell table:style-name="ce6" table:formula="of:=IF([.O13]*1.1&gt;1;1;[.O13]*1.1)" office:value-type="float" office:value="1" calcext:value-type="float">
            <text:p>1,00</text:p>
          </table:table-cell>
          <table:table-cell table:style-name="ce6" table:formula="of:=IF([.P13]*1.1&gt;1;1;[.P13]*1.1)" office:value-type="float" office:value="1" calcext:value-type="float">
            <text:p>1,00</text:p>
          </table:table-cell>
          <table:table-cell table:style-name="ce6" table:formula="of:=IF([.Q13]*1.1&gt;1;1;[.Q13]*1.1)" office:value-type="float" office:value="1" calcext:value-type="float">
            <text:p>1,00</text:p>
          </table:table-cell>
          <table:table-cell table:style-name="ce6" table:formula="of:=IF([.R13]*1.1&gt;1;1;[.R13]*1.1)" office:value-type="float" office:value="1" calcext:value-type="float">
            <text:p>1,00</text:p>
          </table:table-cell>
          <table:table-cell table:style-name="ce6" table:formula="of:=IF([.S13]*1.1&gt;1;1;[.S13]*1.1)" office:value-type="float" office:value="1" calcext:value-type="float">
            <text:p>1,00</text:p>
          </table:table-cell>
          <table:table-cell table:style-name="ce6" table:formula="of:=IF([.T13]*1.1&gt;1;1;[.T13]*1.1)" office:value-type="float" office:value="1" calcext:value-type="float">
            <text:p>1,00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um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B16]+0.1" office:value-type="float" office:value="0.1" calcext:value-type="float">
            <text:p>0,1</text:p>
          </table:table-cell>
          <table:table-cell table:style-name="ce8" table:formula="of:=[.C16]+0.1" office:value-type="float" office:value="0.2" calcext:value-type="float">
            <text:p>0,2</text:p>
          </table:table-cell>
          <table:table-cell table:style-name="ce12" table:formula="of:=[.D16]+0.1" office:value-type="float" office:value="0.3" calcext:value-type="float">
            <text:p>0,3</text:p>
          </table:table-cell>
          <table:table-cell table:style-name="ce8" table:formula="of:=[.E16]+0.1" office:value-type="float" office:value="0.4" calcext:value-type="float">
            <text:p>0,4</text:p>
          </table:table-cell>
          <table:table-cell table:style-name="ce8" table:formula="of:=[.F16]+0.1" office:value-type="float" office:value="0.5" calcext:value-type="float">
            <text:p>0,5</text:p>
          </table:table-cell>
          <table:table-cell table:style-name="ce8" table:formula="of:=[.G16]+0.1" office:value-type="float" office:value="0.6" calcext:value-type="float">
            <text:p>0,6</text:p>
          </table:table-cell>
          <table:table-cell table:style-name="ce8" table:formula="of:=[.H16]+0.1" office:value-type="float" office:value="0.7" calcext:value-type="float">
            <text:p>0,7</text:p>
          </table:table-cell>
          <table:table-cell table:style-name="ce8" table:formula="of:=[.I16]+0.1" office:value-type="float" office:value="0.8" calcext:value-type="float">
            <text:p>0,8</text:p>
          </table:table-cell>
          <table:table-cell table:style-name="ce8" table:formula="of:=[.J16]+0.1" office:value-type="float" office:value="0.9" calcext:value-type="float">
            <text:p>0,9</text:p>
          </table:table-cell>
          <table:table-cell table:style-name="ce8" table:formula="of:=[.K16]+0.1" office:value-type="float" office:value="1" calcext:value-type="float">
            <text:p>1</text:p>
          </table:table-cell>
          <table:table-cell table:style-name="ce8" table:number-columns-repeated="16"/>
          <table:table-cell table:style-name="ce1"/>
          <table:table-cell table:style-name="ce14" table:number-columns-repeated="28"/>
          <table:table-cell table:style-name="ce8" table:number-columns-repeated="967"/>
        </table:table-row>
        <table:table-row table:style-name="ro1">
          <table:table-cell table:style-name="ce3" table:formula="of:=[.A41]" office:value-type="float" office:value="300" calcext:value-type="float">
            <text:p>300</text:p>
          </table:table-cell>
          <table:table-cell table:style-name="ce9" table:formula="of:=SUM([.$B38:.$CO38])/60" office:value-type="float" office:value="920.460000000001" calcext:value-type="float">
            <text:p>920</text:p>
          </table:table-cell>
          <table:table-cell table:style-name="ce9" table:formula="of:=SUM([.$B39:.$CO39])/60" office:value-type="float" office:value="153.417058223348" calcext:value-type="float">
            <text:p>153</text:p>
          </table:table-cell>
          <table:table-cell table:style-name="ce9" table:formula="of:=SUM([.$B40:.$CO40])/60" office:value-type="float" office:value="90.3470843951389" calcext:value-type="float">
            <text:p>90</text:p>
          </table:table-cell>
          <table:table-cell table:style-name="ce13" table:formula="of:=SUM([.$B41:.$CO41])/60" office:value-type="float" office:value="57.7229991754035" calcext:value-type="float">
            <text:p>58</text:p>
          </table:table-cell>
          <table:table-cell table:style-name="ce9" table:formula="of:=SUM([.$B42:.$CO42])/60" office:value-type="float" office:value="37.3627965694" calcext:value-type="float">
            <text:p>37</text:p>
          </table:table-cell>
          <table:table-cell table:style-name="ce9" table:formula="of:=SUM([.$B43:.$CO43])/60" office:value-type="float" office:value="23.813550175" calcext:value-type="float">
            <text:p>24</text:p>
          </table:table-cell>
          <table:table-cell table:style-name="ce9" table:formula="of:=SUM([.$B44:.$CO44])/60" office:value-type="float" office:value="14.507901" calcext:value-type="float">
            <text:p>15</text:p>
          </table:table-cell>
          <table:table-cell table:style-name="ce9" table:formula="of:=SUM([.$B45:.$CO45])/60" office:value-type="float" office:value="8.07445" calcext:value-type="float">
            <text:p>8</text:p>
          </table:table-cell>
          <table:table-cell table:style-name="ce9" table:formula="of:=SUM([.$B46:.$CO46])/60" office:value-type="float" office:value="3.97633333333333" calcext:value-type="float">
            <text:p>4</text:p>
          </table:table-cell>
          <table:table-cell table:style-name="ce9" table:formula="of:=SUM([.$B47:.$CO47])/60" office:value-type="float" office:value="1.425" calcext:value-type="float">
            <text:p>1</text:p>
          </table:table-cell>
          <table:table-cell table:style-name="ce9" table:formula="of:=SUM([.$B48:.$CO48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9" table:formula="of:=SUM([.$B61:.$CO61])/60" office:value-type="float" office:value="921.533333333333" calcext:value-type="float">
            <text:p>922</text:p>
          </table:table-cell>
          <table:table-cell table:style-name="ce9" table:formula="of:=SUM([.$B62:.$CO62])/60" office:value-type="float" office:value="153.708724890014" calcext:value-type="float">
            <text:p>154</text:p>
          </table:table-cell>
          <table:table-cell table:style-name="ce9" table:formula="of:=SUM([.$B63:.$CO63])/60" office:value-type="float" office:value="90.5454177284722" calcext:value-type="float">
            <text:p>91</text:p>
          </table:table-cell>
          <table:table-cell table:style-name="ce13" table:formula="of:=SUM([.$B64:.$CO64])/60" office:value-type="float" office:value="57.8746658420702" calcext:value-type="float">
            <text:p>58</text:p>
          </table:table-cell>
          <table:table-cell table:style-name="ce9" table:formula="of:=SUM([.$B65:.$CO65])/60" office:value-type="float" office:value="37.4794632360666" calcext:value-type="float">
            <text:p>37</text:p>
          </table:table-cell>
          <table:table-cell table:style-name="ce9" table:formula="of:=SUM([.$B66:.$CO66])/60" office:value-type="float" office:value="23.9068835083333" calcext:value-type="float">
            <text:p>24</text:p>
          </table:table-cell>
          <table:table-cell table:style-name="ce9" table:formula="of:=SUM([.$B67:.$CO67])/60" office:value-type="float" office:value="14.577901" calcext:value-type="float">
            <text:p>15</text:p>
          </table:table-cell>
          <table:table-cell table:style-name="ce9" table:formula="of:=SUM([.$B68:.$CO68])/60" office:value-type="float" office:value="8.12111666666667" calcext:value-type="float">
            <text:p>8</text:p>
          </table:table-cell>
          <table:table-cell table:style-name="ce9" table:formula="of:=SUM([.$B69:.$CO69])/60" office:value-type="float" office:value="4.01133333333333" calcext:value-type="float">
            <text:p>4</text:p>
          </table:table-cell>
          <table:table-cell table:style-name="ce9" table:formula="of:=SUM([.$B70:.$CO70])/60" office:value-type="float" office:value="1.44833333333333" calcext:value-type="float">
            <text:p>1</text:p>
          </table:table-cell>
          <table:table-cell table:style-name="ce9" table:formula="of:=SUM([.$B71:.$CO71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9" table:formula="of:=SUM([.$B84:.$CO84])/60" office:value-type="float" office:value="935.333333333333" calcext:value-type="float">
            <text:p>935</text:p>
          </table:table-cell>
          <table:table-cell table:style-name="ce9" table:formula="of:=SUM([.$B85:.$CO85])/60" office:value-type="float" office:value="157.458724890014" calcext:value-type="float">
            <text:p>157</text:p>
          </table:table-cell>
          <table:table-cell table:style-name="ce9" table:formula="of:=SUM([.$B86:.$CO86])/60" office:value-type="float" office:value="93.0954177284722" calcext:value-type="float">
            <text:p>93</text:p>
          </table:table-cell>
          <table:table-cell table:style-name="ce13" table:formula="of:=SUM([.$B87:.$CO87])/60" office:value-type="float" office:value="59.8246658420702" calcext:value-type="float">
            <text:p>60</text:p>
          </table:table-cell>
          <table:table-cell table:style-name="ce9" table:formula="of:=SUM([.$B88:.$CO88])/60" office:value-type="float" office:value="38.9794632360666" calcext:value-type="float">
            <text:p>39</text:p>
          </table:table-cell>
          <table:table-cell table:style-name="ce9" table:formula="of:=SUM([.$B89:.$CO89])/60" office:value-type="float" office:value="25.1068835083333" calcext:value-type="float">
            <text:p>25</text:p>
          </table:table-cell>
          <table:table-cell table:style-name="ce9" table:formula="of:=SUM([.$B90:.$CO90])/60" office:value-type="float" office:value="15.477901" calcext:value-type="float">
            <text:p>15</text:p>
          </table:table-cell>
          <table:table-cell table:style-name="ce9" table:formula="of:=SUM([.$B91:.$CO91])/60" office:value-type="float" office:value="8.72111666666667" calcext:value-type="float">
            <text:p>9</text:p>
          </table:table-cell>
          <table:table-cell table:style-name="ce9" table:formula="of:=SUM([.$B92:.$CO92])/60" office:value-type="float" office:value="4.46133333333333" calcext:value-type="float">
            <text:p>4</text:p>
          </table:table-cell>
          <table:table-cell table:style-name="ce9" table:formula="of:=SUM([.$B93:.$CO93])/60" office:value-type="float" office:value="1.74833333333333" calcext:value-type="float">
            <text:p>2</text:p>
          </table:table-cell>
          <table:table-cell table:style-name="ce9" table:formula="of:=SUM([.$B94:.$CO94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9" table:formula="of:=SUM([.$B107:.$CO107])/60" office:value-type="float" office:value="1073.33333333333" calcext:value-type="float">
            <text:p>1073</text:p>
          </table:table-cell>
          <table:table-cell table:style-name="ce9" table:formula="of:=SUM([.$B108:.$CO108])/60" office:value-type="float" office:value="194.958724890014" calcext:value-type="float">
            <text:p>195</text:p>
          </table:table-cell>
          <table:table-cell table:style-name="ce9" table:formula="of:=SUM([.$B109:.$CO109])/60" office:value-type="float" office:value="118.595417728472" calcext:value-type="float">
            <text:p>119</text:p>
          </table:table-cell>
          <table:table-cell table:style-name="ce13" table:formula="of:=SUM([.$B110:.$CO110])/60" office:value-type="float" office:value="79.3246658420702" calcext:value-type="float">
            <text:p>79</text:p>
          </table:table-cell>
          <table:table-cell table:style-name="ce9" table:formula="of:=SUM([.$B111:.$CO111])/60" office:value-type="float" office:value="53.9794632360666" calcext:value-type="float">
            <text:p>54</text:p>
          </table:table-cell>
          <table:table-cell table:style-name="ce9" table:formula="of:=SUM([.$B112:.$CO112])/60" office:value-type="float" office:value="37.1068835083333" calcext:value-type="float">
            <text:p>37</text:p>
          </table:table-cell>
          <table:table-cell table:style-name="ce9" table:formula="of:=SUM([.$B113:.$CO113])/60" office:value-type="float" office:value="24.477901" calcext:value-type="float">
            <text:p>24</text:p>
          </table:table-cell>
          <table:table-cell table:style-name="ce9" table:formula="of:=SUM([.$B114:.$CO114])/60" office:value-type="float" office:value="14.7211166666667" calcext:value-type="float">
            <text:p>15</text:p>
          </table:table-cell>
          <table:table-cell table:style-name="ce9" table:formula="of:=SUM([.$B115:.$CO115])/60" office:value-type="float" office:value="8.96133333333333" calcext:value-type="float">
            <text:p>9</text:p>
          </table:table-cell>
          <table:table-cell table:style-name="ce9" table:formula="of:=SUM([.$B116:.$CO116])/60" office:value-type="float" office:value="4.74833333333334" calcext:value-type="float">
            <text:p>5</text:p>
          </table:table-cell>
          <table:table-cell table:style-name="ce9" table:formula="of:=SUM([.$B117:.$CO117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9" table:formula="of:=SUM([.$B130:.$CO130])/60" office:value-type="float" office:value="2453.33333333333" calcext:value-type="float">
            <text:p>2453</text:p>
          </table:table-cell>
          <table:table-cell table:style-name="ce9" table:formula="of:=SUM([.$B131:.$CO131])/60" office:value-type="float" office:value="569.958724890014" calcext:value-type="float">
            <text:p>570</text:p>
          </table:table-cell>
          <table:table-cell table:style-name="ce9" table:formula="of:=SUM([.$B132:.$CO132])/60" office:value-type="float" office:value="373.595417728472" calcext:value-type="float">
            <text:p>374</text:p>
          </table:table-cell>
          <table:table-cell table:style-name="ce13" table:formula="of:=SUM([.$B133:.$CO133])/60" office:value-type="float" office:value="274.32466584207" calcext:value-type="float">
            <text:p>274</text:p>
          </table:table-cell>
          <table:table-cell table:style-name="ce9" table:formula="of:=SUM([.$B134:.$CO134])/60" office:value-type="float" office:value="203.979463236067" calcext:value-type="float">
            <text:p>204</text:p>
          </table:table-cell>
          <table:table-cell table:style-name="ce9" table:formula="of:=SUM([.$B135:.$CO135])/60" office:value-type="float" office:value="157.106883508333" calcext:value-type="float">
            <text:p>157</text:p>
          </table:table-cell>
          <table:table-cell table:style-name="ce9" table:formula="of:=SUM([.$B136:.$CO136])/60" office:value-type="float" office:value="114.477901" calcext:value-type="float">
            <text:p>114</text:p>
          </table:table-cell>
          <table:table-cell table:style-name="ce9" table:formula="of:=SUM([.$B137:.$CO137])/60" office:value-type="float" office:value="74.7211166666667" calcext:value-type="float">
            <text:p>75</text:p>
          </table:table-cell>
          <table:table-cell table:style-name="ce9" table:formula="of:=SUM([.$B138:.$CO138])/60" office:value-type="float" office:value="53.9613333333333" calcext:value-type="float">
            <text:p>54</text:p>
          </table:table-cell>
          <table:table-cell table:style-name="ce9" table:formula="of:=SUM([.$B139:.$CO139])/60" office:value-type="float" office:value="34.7483333333333" calcext:value-type="float">
            <text:p>35</text:p>
          </table:table-cell>
          <table:table-cell table:style-name="ce9" table:formula="of:=SUM([.$B140:.$CO140])/60" office:value-type="float" office:value="0" calcext:value-type="float">
            <text:p>0</text:p>
          </table:table-cell>
          <table:table-cell table:style-name="ce9" table:number-columns-repeated="16"/>
          <table:table-cell table:style-name="ce11" table:number-columns-repeated="29"/>
          <table:table-cell table:style-name="ce9" table:number-columns-repeated="967"/>
        </table:table-row>
        <table:table-row table:style-name="ro1" table:number-rows-repeated="4">
          <table:table-cell table:style-name="ce3"/>
          <table:table-cell table:style-name="ce9" table:number-columns-repeated="27"/>
          <table:table-cell table:style-name="ce11" table:number-columns-repeated="29"/>
          <table:table-cell table:style-name="ce9" table:number-columns-repeated="967"/>
        </table:table-row>
        <table:table-row table:style-name="ro1">
          <table:table-cell table:number-columns-repeated="6"/>
          <table:table-cell table:style-name="ce10" table:number-columns-repeated="46"/>
          <table:table-cell table:number-columns-repeated="972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IF([.A27]*1.1&gt;1;1;[.A27]*1.1)" office:value-type="float" office:value="0" calcext:value-type="float">
            <text:p>0</text:p>
          </table:table-cell>
          <table:table-cell table:formula="of:=IF([.B27]*1.1&gt;1;1;[.B27]*1.1)" office:value-type="float" office:value="0" calcext:value-type="float">
            <text:p>0</text:p>
          </table:table-cell>
          <table:table-cell table:formula="of:=IF([.C27]*1.1&gt;1;1;[.C27]*1.1)" office:value-type="float" office:value="0" calcext:value-type="float">
            <text:p>0</text:p>
          </table:table-cell>
          <table:table-cell table:formula="of:=IF([.D27]*1.1&gt;1;1;[.D27]*1.1)" office:value-type="float" office:value="0" calcext:value-type="float">
            <text:p>0</text:p>
          </table:table-cell>
          <table:table-cell table:formula="of:=IF([.E27]*1.1&gt;1;1;[.E27]*1.1)" office:value-type="float" office:value="0" calcext:value-type="float">
            <text:p>0</text:p>
          </table:table-cell>
          <table:table-cell table:style-name="ce10" table:formula="of:=IF([.F27]*1.1&gt;1;1;[.F27]*1.1)" office:value-type="float" office:value="0" calcext:value-type="float">
            <text:p>0</text:p>
          </table:table-cell>
          <table:table-cell table:style-name="ce10" table:formula="of:=IF([.G27]*1.1&gt;1;1;[.G27]*1.1)" office:value-type="float" office:value="0" calcext:value-type="float">
            <text:p>0</text:p>
          </table:table-cell>
          <table:table-cell table:style-name="ce10" table:formula="of:=IF([.H27]*1.1&gt;1;1;[.H27]*1.1)" office:value-type="float" office:value="0" calcext:value-type="float">
            <text:p>0</text:p>
          </table:table-cell>
          <table:table-cell table:style-name="ce10" table:formula="of:=IF([.I27]*1.1&gt;1;1;[.I27]*1.1)" office:value-type="float" office:value="0" calcext:value-type="float">
            <text:p>0</text:p>
          </table:table-cell>
          <table:table-cell table:style-name="ce10" table:formula="of:=IF([.J27]*1.1&gt;1;1;[.J27]*1.1)" office:value-type="float" office:value="0" calcext:value-type="float">
            <text:p>0</text:p>
          </table:table-cell>
          <table:table-cell table:style-name="ce10" table:formula="of:=IF([.K27]*1.1&gt;1;1;[.K27]*1.1)" office:value-type="float" office:value="0" calcext:value-type="float">
            <text:p>0</text:p>
          </table:table-cell>
          <table:table-cell table:style-name="ce10" table:formula="of:=IF([.L27]*1.1&gt;1;1;[.L27]*1.1)" office:value-type="float" office:value="0" calcext:value-type="float">
            <text:p>0</text:p>
          </table:table-cell>
          <table:table-cell table:style-name="ce10" table:formula="of:=IF([.M27]*1.1&gt;1;1;[.M27]*1.1)" office:value-type="float" office:value="0" calcext:value-type="float">
            <text:p>0</text:p>
          </table:table-cell>
          <table:table-cell table:style-name="ce10" table:formula="of:=IF([.N27]*1.1&gt;1;1;[.N27]*1.1)" office:value-type="float" office:value="0" calcext:value-type="float">
            <text:p>0</text:p>
          </table:table-cell>
          <table:table-cell table:style-name="ce10" table:formula="of:=IF([.O27]*1.1&gt;1;1;[.O27]*1.1)" office:value-type="float" office:value="0" calcext:value-type="float">
            <text:p>0</text:p>
          </table:table-cell>
          <table:table-cell table:style-name="ce10" table:formula="of:=IF([.P27]*1.1&gt;1;1;[.P27]*1.1)" office:value-type="float" office:value="0" calcext:value-type="float">
            <text:p>0</text:p>
          </table:table-cell>
          <table:table-cell table:style-name="ce10" table:formula="of:=IF([.Q27]*1.1&gt;1;1;[.Q27]*1.1)" office:value-type="float" office:value="0" calcext:value-type="float">
            <text:p>0</text:p>
          </table:table-cell>
          <table:table-cell table:style-name="ce10" table:formula="of:=IF([.R27]*1.1&gt;1;1;[.R27]*1.1)" office:value-type="float" office:value="0" calcext:value-type="float">
            <text:p>0</text:p>
          </table:table-cell>
          <table:table-cell table:style-name="ce10" table:formula="of:=IF([.S27]*1.1&gt;1;1;[.S27]*1.1)" office:value-type="float" office:value="0" calcext:value-type="float">
            <text:p>0</text:p>
          </table:table-cell>
          <table:table-cell table:style-name="ce10" table:formula="of:=IF([.T27]*1.1&gt;1;1;[.T27]*1.1)" office:value-type="float" office:value="0" calcext:value-type="float">
            <text:p>0</text:p>
          </table:table-cell>
          <table:table-cell table:style-name="ce10" table:formula="of:=IF([.U27]*1.1&gt;1;1;[.U27]*1.1)" office:value-type="float" office:value="0" calcext:value-type="float">
            <text:p>0</text:p>
          </table:table-cell>
          <table:table-cell table:style-name="ce10" table:formula="of:=IF([.V27]*1.1&gt;1;1;[.V27]*1.1)" office:value-type="float" office:value="0" calcext:value-type="float">
            <text:p>0</text:p>
          </table:table-cell>
          <table:table-cell table:style-name="ce10" table:formula="of:=IF([.W27]*1.1&gt;1;1;[.W27]*1.1)" office:value-type="float" office:value="0" calcext:value-type="float">
            <text:p>0</text:p>
          </table:table-cell>
          <table:table-cell table:style-name="ce10" table:formula="of:=IF([.X27]*1.1&gt;1;1;[.X27]*1.1)" office:value-type="float" office:value="0" calcext:value-type="float">
            <text:p>0</text:p>
          </table:table-cell>
          <table:table-cell table:style-name="ce10" table:formula="of:=IF([.Y27]*1.1&gt;1;1;[.Y27]*1.1)" office:value-type="float" office:value="0" calcext:value-type="float">
            <text:p>0</text:p>
          </table:table-cell>
          <table:table-cell table:style-name="ce10" table:formula="of:=IF([.Z27]*1.1&gt;1;1;[.Z27]*1.1)" office:value-type="float" office:value="0" calcext:value-type="float">
            <text:p>0</text:p>
          </table:table-cell>
          <table:table-cell table:style-name="ce10" table:formula="of:=IF([.AA27]*1.1&gt;1;1;[.AA27]*1.1)" office:value-type="float" office:value="0" calcext:value-type="float">
            <text:p>0</text:p>
          </table:table-cell>
          <table:table-cell table:style-name="ce10" table:formula="of:=IF([.AB27]*1.1&gt;1;1;[.AB27]*1.1)" office:value-type="float" office:value="0" calcext:value-type="float">
            <text:p>0</text:p>
          </table:table-cell>
          <table:table-cell table:style-name="ce10" table:formula="of:=IF([.AC27]*1.1&gt;1;1;[.AC27]*1.1)" office:value-type="float" office:value="0" calcext:value-type="float">
            <text:p>0</text:p>
          </table:table-cell>
          <table:table-cell table:style-name="ce10" table:formula="of:=IF([.AD27]*1.1&gt;1;1;[.AD27]*1.1)" office:value-type="float" office:value="0" calcext:value-type="float">
            <text:p>0</text:p>
          </table:table-cell>
          <table:table-cell table:style-name="ce10" table:formula="of:=IF([.AE27]*1.1&gt;1;1;[.AE27]*1.1)" office:value-type="float" office:value="0" calcext:value-type="float">
            <text:p>0</text:p>
          </table:table-cell>
          <table:table-cell table:style-name="ce10" table:formula="of:=IF([.AF27]*1.1&gt;1;1;[.AF27]*1.1)" office:value-type="float" office:value="0" calcext:value-type="float">
            <text:p>0</text:p>
          </table:table-cell>
          <table:table-cell table:style-name="ce10" table:formula="of:=IF([.AG27]*1.1&gt;1;1;[.AG27]*1.1)" office:value-type="float" office:value="0" calcext:value-type="float">
            <text:p>0</text:p>
          </table:table-cell>
          <table:table-cell table:style-name="ce10" table:formula="of:=IF([.AH27]*1.1&gt;1;1;[.AH27]*1.1)" office:value-type="float" office:value="0" calcext:value-type="float">
            <text:p>0</text:p>
          </table:table-cell>
          <table:table-cell table:style-name="ce10" table:formula="of:=IF([.AI27]*1.1&gt;1;1;[.AI27]*1.1)" office:value-type="float" office:value="0" calcext:value-type="float">
            <text:p>0</text:p>
          </table:table-cell>
          <table:table-cell table:style-name="ce10" table:formula="of:=IF([.AJ27]*1.1&gt;1;1;[.AJ27]*1.1)" office:value-type="float" office:value="0" calcext:value-type="float">
            <text:p>0</text:p>
          </table:table-cell>
          <table:table-cell table:style-name="ce10" table:formula="of:=IF([.AK27]*1.1&gt;1;1;[.AK27]*1.1)" office:value-type="float" office:value="0" calcext:value-type="float">
            <text:p>0</text:p>
          </table:table-cell>
          <table:table-cell table:style-name="ce10" table:formula="of:=IF([.AL27]*1.1&gt;1;1;[.AL27]*1.1)" office:value-type="float" office:value="0" calcext:value-type="float">
            <text:p>0</text:p>
          </table:table-cell>
          <table:table-cell table:style-name="ce10" table:formula="of:=IF([.AM27]*1.1&gt;1;1;[.AM27]*1.1)" office:value-type="float" office:value="0" calcext:value-type="float">
            <text:p>0</text:p>
          </table:table-cell>
          <table:table-cell table:style-name="ce10" table:formula="of:=IF([.AN27]*1.1&gt;1;1;[.AN27]*1.1)" office:value-type="float" office:value="0" calcext:value-type="float">
            <text:p>0</text:p>
          </table:table-cell>
          <table:table-cell table:style-name="ce10" table:formula="of:=IF([.AO27]*1.1&gt;1;1;[.AO27]*1.1)" office:value-type="float" office:value="0" calcext:value-type="float">
            <text:p>0</text:p>
          </table:table-cell>
          <table:table-cell table:style-name="ce10" table:formula="of:=IF([.AP27]*1.1&gt;1;1;[.AP27]*1.1)" office:value-type="float" office:value="0" calcext:value-type="float">
            <text:p>0</text:p>
          </table:table-cell>
          <table:table-cell table:style-name="ce10" table:formula="of:=IF([.AQ27]*1.1&gt;1;1;[.AQ27]*1.1)" office:value-type="float" office:value="0" calcext:value-type="float">
            <text:p>0</text:p>
          </table:table-cell>
          <table:table-cell table:style-name="ce10" table:formula="of:=IF([.AR27]*1.1&gt;1;1;[.AR27]*1.1)" office:value-type="float" office:value="0" calcext:value-type="float">
            <text:p>0</text:p>
          </table:table-cell>
          <table:table-cell table:style-name="ce10" table:formula="of:=IF([.AS27]*1.1&gt;1;1;[.AS27]*1.1)" office:value-type="float" office:value="0" calcext:value-type="float">
            <text:p>0</text:p>
          </table:table-cell>
          <table:table-cell table:style-name="ce10" table:formula="of:=IF([.AT27]*1.1&gt;1;1;[.AT27]*1.1)" office:value-type="float" office:value="0" calcext:value-type="float">
            <text:p>0</text:p>
          </table:table-cell>
          <table:table-cell table:style-name="ce10" table:formula="of:=IF([.AU27]*1.1&gt;1;1;[.AU27]*1.1)" office:value-type="float" office:value="0" calcext:value-type="float">
            <text:p>0</text:p>
          </table:table-cell>
          <table:table-cell table:style-name="ce10" table:formula="of:=IF([.AV27]*1.1&gt;1;1;[.AV27]*1.1)" office:value-type="float" office:value="0" calcext:value-type="float">
            <text:p>0</text:p>
          </table:table-cell>
          <table:table-cell table:style-name="ce10" table:formula="of:=IF([.AW27]*1.1&gt;1;1;[.AW27]*1.1)" office:value-type="float" office:value="0" calcext:value-type="float">
            <text:p>0</text:p>
          </table:table-cell>
          <table:table-cell table:style-name="ce10" table:formula="of:=IF([.AX27]*1.1&gt;1;1;[.AX27]*1.1)" office:value-type="float" office:value="0" calcext:value-type="float">
            <text:p>0</text:p>
          </table:table-cell>
          <table:table-cell table:style-name="ce10" table:formula="of:=IF([.AY27]*1.1&gt;1;1;[.AY27]*1.1)" office:value-type="float" office:value="0" calcext:value-type="float">
            <text:p>0</text:p>
          </table:table-cell>
          <table:table-cell table:style-name="ce10" table:formula="of:=IF([.AZ27]*1.1&gt;1;1;[.AZ27]*1.1)" office:value-type="float" office:value="0" calcext:value-type="float">
            <text:p>0</text:p>
          </table:table-cell>
          <table:table-cell table:style-name="ce10" table:formula="of:=IF([.BA27]*1.1&gt;1;1;[.BA27]*1.1)" office:value-type="float" office:value="0" calcext:value-type="float">
            <text:p>0</text:p>
          </table:table-cell>
          <table:table-cell table:style-name="ce10" table:formula="of:=IF([.BB27]*1.1&gt;1;1;[.BB27]*1.1)" office:value-type="float" office:value="0" calcext:value-type="float">
            <text:p>0</text:p>
          </table:table-cell>
          <table:table-cell table:style-name="ce10" table:formula="of:=IF([.BC27]*1.1&gt;1;1;[.BC27]*1.1)" office:value-type="float" office:value="0" calcext:value-type="float">
            <text:p>0</text:p>
          </table:table-cell>
          <table:table-cell table:style-name="ce10" table:formula="of:=IF([.BD27]*1.1&gt;1;1;[.BD27]*1.1)" office:value-type="float" office:value="0" calcext:value-type="float">
            <text:p>0</text:p>
          </table:table-cell>
          <table:table-cell table:style-name="ce10" table:formula="of:=IF([.BE27]*1.1&gt;1;1;[.BE27]*1.1)" office:value-type="float" office:value="0" calcext:value-type="float">
            <text:p>0</text:p>
          </table:table-cell>
          <table:table-cell table:style-name="ce10" table:formula="of:=IF([.BF27]*1.1&gt;1;1;[.BF27]*1.1)" office:value-type="float" office:value="0" calcext:value-type="float">
            <text:p>0</text:p>
          </table:table-cell>
          <table:table-cell table:style-name="ce10" table:formula="of:=IF([.BG27]*1.1&gt;1;1;[.BG27]*1.1)" office:value-type="float" office:value="0" calcext:value-type="float">
            <text:p>0</text:p>
          </table:table-cell>
          <table:table-cell table:style-name="ce10" table:formula="of:=IF([.BH27]*1.1&gt;1;1;[.BH27]*1.1)" office:value-type="float" office:value="0" calcext:value-type="float">
            <text:p>0</text:p>
          </table:table-cell>
          <table:table-cell table:style-name="ce10" table:formula="of:=IF([.BI27]*1.1&gt;1;1;[.BI27]*1.1)" office:value-type="float" office:value="0" calcext:value-type="float">
            <text:p>0</text:p>
          </table:table-cell>
          <table:table-cell table:style-name="ce10" table:formula="of:=IF([.BJ27]*1.1&gt;1;1;[.BJ27]*1.1)" office:value-type="float" office:value="0" calcext:value-type="float">
            <text:p>0</text:p>
          </table:table-cell>
          <table:table-cell table:style-name="ce10" table:formula="of:=IF([.BK27]*1.1&gt;1;1;[.BK27]*1.1)" office:value-type="float" office:value="0" calcext:value-type="float">
            <text:p>0</text:p>
          </table:table-cell>
          <table:table-cell table:style-name="ce10" table:formula="of:=IF([.BL27]*1.1&gt;1;1;[.BL27]*1.1)" office:value-type="float" office:value="0" calcext:value-type="float">
            <text:p>0</text:p>
          </table:table-cell>
          <table:table-cell table:style-name="ce10" table:formula="of:=IF([.BM27]*1.1&gt;1;1;[.BM27]*1.1)" office:value-type="float" office:value="0" calcext:value-type="float">
            <text:p>0</text:p>
          </table:table-cell>
          <table:table-cell table:style-name="ce10" table:formula="of:=IF([.BN27]*1.1&gt;1;1;[.BN27]*1.1)" office:value-type="float" office:value="0" calcext:value-type="float">
            <text:p>0</text:p>
          </table:table-cell>
          <table:table-cell table:style-name="ce10" table:formula="of:=IF([.BO27]*1.1&gt;1;1;[.BO27]*1.1)" office:value-type="float" office:value="0" calcext:value-type="float">
            <text:p>0</text:p>
          </table:table-cell>
          <table:table-cell table:style-name="ce10" table:formula="of:=IF([.BP27]*1.1&gt;1;1;[.BP27]*1.1)" office:value-type="float" office:value="0" calcext:value-type="float">
            <text:p>0</text:p>
          </table:table-cell>
          <table:table-cell table:style-name="ce10" table:formula="of:=IF([.BQ27]*1.1&gt;1;1;[.BQ27]*1.1)" office:value-type="float" office:value="0" calcext:value-type="float">
            <text:p>0</text:p>
          </table:table-cell>
          <table:table-cell table:style-name="ce10" table:formula="of:=IF([.BR27]*1.1&gt;1;1;[.BR27]*1.1)" office:value-type="float" office:value="0" calcext:value-type="float">
            <text:p>0</text:p>
          </table:table-cell>
          <table:table-cell table:style-name="ce10" table:formula="of:=IF([.BS27]*1.1&gt;1;1;[.BS27]*1.1)" office:value-type="float" office:value="0" calcext:value-type="float">
            <text:p>0</text:p>
          </table:table-cell>
          <table:table-cell table:style-name="ce10" table:formula="of:=IF([.BT27]*1.1&gt;1;1;[.BT27]*1.1)" office:value-type="float" office:value="0" calcext:value-type="float">
            <text:p>0</text:p>
          </table:table-cell>
          <table:table-cell table:style-name="ce10" table:formula="of:=IF([.BU27]*1.1&gt;1;1;[.BU27]*1.1)" office:value-type="float" office:value="0" calcext:value-type="float">
            <text:p>0</text:p>
          </table:table-cell>
          <table:table-cell table:style-name="ce10" table:formula="of:=IF([.BV27]*1.1&gt;1;1;[.BV27]*1.1)" office:value-type="float" office:value="0" calcext:value-type="float">
            <text:p>0</text:p>
          </table:table-cell>
          <table:table-cell table:style-name="ce10" table:formula="of:=IF([.BW27]*1.1&gt;1;1;[.BW27]*1.1)" office:value-type="float" office:value="0" calcext:value-type="float">
            <text:p>0</text:p>
          </table:table-cell>
          <table:table-cell table:style-name="ce10" table:formula="of:=IF([.BX27]*1.1&gt;1;1;[.BX27]*1.1)" office:value-type="float" office:value="0" calcext:value-type="float">
            <text:p>0</text:p>
          </table:table-cell>
          <table:table-cell table:style-name="ce10" table:formula="of:=IF([.BY27]*1.1&gt;1;1;[.BY27]*1.1)" office:value-type="float" office:value="0" calcext:value-type="float">
            <text:p>0</text:p>
          </table:table-cell>
          <table:table-cell table:style-name="ce10" table:formula="of:=IF([.BZ27]*1.1&gt;1;1;[.BZ27]*1.1)" office:value-type="float" office:value="0" calcext:value-type="float">
            <text:p>0</text:p>
          </table:table-cell>
          <table:table-cell table:style-name="ce10" table:formula="of:=IF([.CA27]*1.1&gt;1;1;[.CA27]*1.1)" office:value-type="float" office:value="0" calcext:value-type="float">
            <text:p>0</text:p>
          </table:table-cell>
          <table:table-cell table:style-name="ce10" table:formula="of:=IF([.CB27]*1.1&gt;1;1;[.CB27]*1.1)" office:value-type="float" office:value="0" calcext:value-type="float">
            <text:p>0</text:p>
          </table:table-cell>
          <table:table-cell table:style-name="ce10" table:formula="of:=IF([.CC27]*1.1&gt;1;1;[.CC27]*1.1)" office:value-type="float" office:value="0" calcext:value-type="float">
            <text:p>0</text:p>
          </table:table-cell>
          <table:table-cell table:style-name="ce10" table:formula="of:=IF([.CD27]*1.1&gt;1;1;[.CD27]*1.1)" office:value-type="float" office:value="0" calcext:value-type="float">
            <text:p>0</text:p>
          </table:table-cell>
          <table:table-cell table:style-name="ce10" table:formula="of:=IF([.CE27]*1.1&gt;1;1;[.CE27]*1.1)" office:value-type="float" office:value="0" calcext:value-type="float">
            <text:p>0</text:p>
          </table:table-cell>
          <table:table-cell table:style-name="ce10" table:formula="of:=IF([.CF27]*1.1&gt;1;1;[.CF27]*1.1)" office:value-type="float" office:value="0" calcext:value-type="float">
            <text:p>0</text:p>
          </table:table-cell>
          <table:table-cell table:style-name="ce10" table:formula="of:=IF([.CG27]*1.1&gt;1;1;[.CG27]*1.1)" office:value-type="float" office:value="0" calcext:value-type="float">
            <text:p>0</text:p>
          </table:table-cell>
          <table:table-cell table:style-name="ce10" table:formula="of:=IF([.CH27]*1.1&gt;1;1;[.CH27]*1.1)" office:value-type="float" office:value="0" calcext:value-type="float">
            <text:p>0</text:p>
          </table:table-cell>
          <table:table-cell table:style-name="ce10" table:formula="of:=IF([.CI27]*1.1&gt;1;1;[.CI27]*1.1)" office:value-type="float" office:value="0" calcext:value-type="float">
            <text:p>0</text:p>
          </table:table-cell>
          <table:table-cell table:style-name="ce10" table:formula="of:=IF([.CJ27]*1.1&gt;1;1;[.CJ27]*1.1)" office:value-type="float" office:value="0" calcext:value-type="float">
            <text:p>0</text:p>
          </table:table-cell>
          <table:table-cell table:style-name="ce10" table:formula="of:=IF([.CK27]*1.1&gt;1;1;[.CK27]*1.1)" office:value-type="float" office:value="0" calcext:value-type="float">
            <text:p>0</text:p>
          </table:table-cell>
          <table:table-cell table:style-name="ce10" table:formula="of:=IF([.CL27]*1.1&gt;1;1;[.CL27]*1.1)" office:value-type="float" office:value="0" calcext:value-type="float">
            <text:p>0</text:p>
          </table:table-cell>
          <table:table-cell table:style-name="ce10" table:formula="of:=IF([.CM27]*1.1&gt;1;1;[.CM27]*1.1)" office:value-type="float" office:value="0" calcext:value-type="float">
            <text:p>0</text:p>
          </table:table-cell>
          <table:table-cell table:style-name="ce10" table:formula="of:=IF([.CN27]*1.1&gt;1;1;[.CN27]*1.1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27]+0.1" office:value-type="float" office:value="0.1" calcext:value-type="float">
            <text:p>0,10</text:p>
          </table:table-cell>
          <table:table-cell table:style-name="ce10" table:formula="of:=IF([.A28]*1.1&gt;1;1;[.A28]*1.1)" office:value-type="float" office:value="0.11" calcext:value-type="float">
            <text:p>0,11</text:p>
          </table:table-cell>
          <table:table-cell table:formula="of:=IF([.B28]*1.1&gt;1;1;[.B28]*1.1)" office:value-type="float" office:value="0.121" calcext:value-type="float">
            <text:p>0,121</text:p>
          </table:table-cell>
          <table:table-cell table:formula="of:=IF([.C28]*1.1&gt;1;1;[.C28]*1.1)" office:value-type="float" office:value="0.1331" calcext:value-type="float">
            <text:p>0,1331</text:p>
          </table:table-cell>
          <table:table-cell table:formula="of:=IF([.D28]*1.1&gt;1;1;[.D28]*1.1)" office:value-type="float" office:value="0.14641" calcext:value-type="float">
            <text:p>0,14641</text:p>
          </table:table-cell>
          <table:table-cell table:formula="of:=IF([.E28]*1.1&gt;1;1;[.E28]*1.1)" office:value-type="float" office:value="0.161051" calcext:value-type="float">
            <text:p>0,161051</text:p>
          </table:table-cell>
          <table:table-cell table:style-name="ce10" table:formula="of:=IF([.F28]*1.1&gt;1;1;[.F28]*1.1)" office:value-type="float" office:value="0.1771561" calcext:value-type="float">
            <text:p>0,1771561</text:p>
          </table:table-cell>
          <table:table-cell table:style-name="ce10" table:formula="of:=IF([.G28]*1.1&gt;1;1;[.G28]*1.1)" office:value-type="float" office:value="0.19487171" calcext:value-type="float">
            <text:p>0,19487171</text:p>
          </table:table-cell>
          <table:table-cell table:style-name="ce10" table:formula="of:=IF([.H28]*1.1&gt;1;1;[.H28]*1.1)" office:value-type="float" office:value="0.214358881" calcext:value-type="float">
            <text:p>0,214358881</text:p>
          </table:table-cell>
          <table:table-cell table:style-name="ce10" table:formula="of:=IF([.I28]*1.1&gt;1;1;[.I28]*1.1)" office:value-type="float" office:value="0.2357947691" calcext:value-type="float">
            <text:p>0,2357947691</text:p>
          </table:table-cell>
          <table:table-cell table:style-name="ce10" table:formula="of:=IF([.J28]*1.1&gt;1;1;[.J28]*1.1)" office:value-type="float" office:value="0.25937424601" calcext:value-type="float">
            <text:p>0,259374246</text:p>
          </table:table-cell>
          <table:table-cell table:style-name="ce10" table:formula="of:=IF([.K28]*1.1&gt;1;1;[.K28]*1.1)" office:value-type="float" office:value="0.285311670611" calcext:value-type="float">
            <text:p>0,2853116706</text:p>
          </table:table-cell>
          <table:table-cell table:style-name="ce10" table:formula="of:=IF([.L28]*1.1&gt;1;1;[.L28]*1.1)" office:value-type="float" office:value="0.3138428376721" calcext:value-type="float">
            <text:p>0,3138428377</text:p>
          </table:table-cell>
          <table:table-cell table:style-name="ce10" table:formula="of:=IF([.M28]*1.1&gt;1;1;[.M28]*1.1)" office:value-type="float" office:value="0.34522712143931" calcext:value-type="float">
            <text:p>0,3452271214</text:p>
          </table:table-cell>
          <table:table-cell table:style-name="ce10" table:formula="of:=IF([.N28]*1.1&gt;1;1;[.N28]*1.1)" office:value-type="float" office:value="0.379749833583241" calcext:value-type="float">
            <text:p>0,3797498336</text:p>
          </table:table-cell>
          <table:table-cell table:style-name="ce10" table:formula="of:=IF([.O28]*1.1&gt;1;1;[.O28]*1.1)" office:value-type="float" office:value="0.417724816941565" calcext:value-type="float">
            <text:p>0,4177248169</text:p>
          </table:table-cell>
          <table:table-cell table:style-name="ce10" table:formula="of:=IF([.P28]*1.1&gt;1;1;[.P28]*1.1)" office:value-type="float" office:value="0.459497298635722" calcext:value-type="float">
            <text:p>0,4594972986</text:p>
          </table:table-cell>
          <table:table-cell table:style-name="ce10" table:formula="of:=IF([.Q28]*1.1&gt;1;1;[.Q28]*1.1)" office:value-type="float" office:value="0.505447028499294" calcext:value-type="float">
            <text:p>0,5054470285</text:p>
          </table:table-cell>
          <table:table-cell table:style-name="ce10" table:formula="of:=IF([.R28]*1.1&gt;1;1;[.R28]*1.1)" office:value-type="float" office:value="0.555991731349224" calcext:value-type="float">
            <text:p>0,5559917313</text:p>
          </table:table-cell>
          <table:table-cell table:style-name="ce10" table:formula="of:=IF([.S28]*1.1&gt;1;1;[.S28]*1.1)" office:value-type="float" office:value="0.611590904484146" calcext:value-type="float">
            <text:p>0,6115909045</text:p>
          </table:table-cell>
          <table:table-cell table:style-name="ce10" table:formula="of:=IF([.T28]*1.1&gt;1;1;[.T28]*1.1)" office:value-type="float" office:value="0.672749994932561" calcext:value-type="float">
            <text:p>0,6727499949</text:p>
          </table:table-cell>
          <table:table-cell table:style-name="ce10" table:formula="of:=IF([.U28]*1.1&gt;1;1;[.U28]*1.1)" office:value-type="float" office:value="0.740024994425817" calcext:value-type="float">
            <text:p>0,7400249944</text:p>
          </table:table-cell>
          <table:table-cell table:style-name="ce10" table:formula="of:=IF([.V28]*1.1&gt;1;1;[.V28]*1.1)" office:value-type="float" office:value="0.814027493868399" calcext:value-type="float">
            <text:p>0,8140274939</text:p>
          </table:table-cell>
          <table:table-cell table:style-name="ce10" table:formula="of:=IF([.W28]*1.1&gt;1;1;[.W28]*1.1)" office:value-type="float" office:value="0.895430243255239" calcext:value-type="float">
            <text:p>0,8954302433</text:p>
          </table:table-cell>
          <table:table-cell table:style-name="ce10" table:formula="of:=IF([.X28]*1.1&gt;1;1;[.X28]*1.1)" office:value-type="float" office:value="0.984973267580763" calcext:value-type="float">
            <text:p>0,9849732676</text:p>
          </table:table-cell>
          <table:table-cell table:style-name="ce10" table:formula="of:=IF([.Y28]*1.1&gt;1;1;[.Y28]*1.1)" office:value-type="float" office:value="1" calcext:value-type="float">
            <text:p>1</text:p>
          </table:table-cell>
          <table:table-cell table:style-name="ce10" table:formula="of:=IF([.Z28]*1.1&gt;1;1;[.Z28]*1.1)" office:value-type="float" office:value="1" calcext:value-type="float">
            <text:p>1</text:p>
          </table:table-cell>
          <table:table-cell table:style-name="ce10" table:formula="of:=IF([.AA28]*1.1&gt;1;1;[.AA28]*1.1)" office:value-type="float" office:value="1" calcext:value-type="float">
            <text:p>1</text:p>
          </table:table-cell>
          <table:table-cell table:style-name="ce10" table:formula="of:=IF([.AB28]*1.1&gt;1;1;[.AB28]*1.1)" office:value-type="float" office:value="1" calcext:value-type="float">
            <text:p>1</text:p>
          </table:table-cell>
          <table:table-cell table:style-name="ce10" table:formula="of:=IF([.AC28]*1.1&gt;1;1;[.AC28]*1.1)" office:value-type="float" office:value="1" calcext:value-type="float">
            <text:p>1</text:p>
          </table:table-cell>
          <table:table-cell table:style-name="ce10" table:formula="of:=IF([.AD28]*1.1&gt;1;1;[.AD28]*1.1)" office:value-type="float" office:value="1" calcext:value-type="float">
            <text:p>1</text:p>
          </table:table-cell>
          <table:table-cell table:style-name="ce10" table:formula="of:=IF([.AE28]*1.1&gt;1;1;[.AE28]*1.1)" office:value-type="float" office:value="1" calcext:value-type="float">
            <text:p>1</text:p>
          </table:table-cell>
          <table:table-cell table:style-name="ce10" table:formula="of:=IF([.AF28]*1.1&gt;1;1;[.AF28]*1.1)" office:value-type="float" office:value="1" calcext:value-type="float">
            <text:p>1</text:p>
          </table:table-cell>
          <table:table-cell table:style-name="ce10" table:formula="of:=IF([.AG28]*1.1&gt;1;1;[.AG28]*1.1)" office:value-type="float" office:value="1" calcext:value-type="float">
            <text:p>1</text:p>
          </table:table-cell>
          <table:table-cell table:style-name="ce10" table:formula="of:=IF([.AH28]*1.1&gt;1;1;[.AH28]*1.1)" office:value-type="float" office:value="1" calcext:value-type="float">
            <text:p>1</text:p>
          </table:table-cell>
          <table:table-cell table:style-name="ce10" table:formula="of:=IF([.AI28]*1.1&gt;1;1;[.AI28]*1.1)" office:value-type="float" office:value="1" calcext:value-type="float">
            <text:p>1</text:p>
          </table:table-cell>
          <table:table-cell table:style-name="ce10" table:formula="of:=IF([.AJ28]*1.1&gt;1;1;[.AJ28]*1.1)" office:value-type="float" office:value="1" calcext:value-type="float">
            <text:p>1</text:p>
          </table:table-cell>
          <table:table-cell table:style-name="ce10" table:formula="of:=IF([.AK28]*1.1&gt;1;1;[.AK28]*1.1)" office:value-type="float" office:value="1" calcext:value-type="float">
            <text:p>1</text:p>
          </table:table-cell>
          <table:table-cell table:style-name="ce10" table:formula="of:=IF([.AL28]*1.1&gt;1;1;[.AL28]*1.1)" office:value-type="float" office:value="1" calcext:value-type="float">
            <text:p>1</text:p>
          </table:table-cell>
          <table:table-cell table:style-name="ce10" table:formula="of:=IF([.AM28]*1.1&gt;1;1;[.AM28]*1.1)" office:value-type="float" office:value="1" calcext:value-type="float">
            <text:p>1</text:p>
          </table:table-cell>
          <table:table-cell table:style-name="ce10" table:formula="of:=IF([.AN28]*1.1&gt;1;1;[.AN28]*1.1)" office:value-type="float" office:value="1" calcext:value-type="float">
            <text:p>1</text:p>
          </table:table-cell>
          <table:table-cell table:style-name="ce10" table:formula="of:=IF([.AO28]*1.1&gt;1;1;[.AO28]*1.1)" office:value-type="float" office:value="1" calcext:value-type="float">
            <text:p>1</text:p>
          </table:table-cell>
          <table:table-cell table:style-name="ce10" table:formula="of:=IF([.AP28]*1.1&gt;1;1;[.AP28]*1.1)" office:value-type="float" office:value="1" calcext:value-type="float">
            <text:p>1</text:p>
          </table:table-cell>
          <table:table-cell table:style-name="ce10" table:formula="of:=IF([.AQ28]*1.1&gt;1;1;[.AQ28]*1.1)" office:value-type="float" office:value="1" calcext:value-type="float">
            <text:p>1</text:p>
          </table:table-cell>
          <table:table-cell table:style-name="ce10" table:formula="of:=IF([.AR28]*1.1&gt;1;1;[.AR28]*1.1)" office:value-type="float" office:value="1" calcext:value-type="float">
            <text:p>1</text:p>
          </table:table-cell>
          <table:table-cell table:style-name="ce10" table:formula="of:=IF([.AS28]*1.1&gt;1;1;[.AS28]*1.1)" office:value-type="float" office:value="1" calcext:value-type="float">
            <text:p>1</text:p>
          </table:table-cell>
          <table:table-cell table:style-name="ce10" table:formula="of:=IF([.AT28]*1.1&gt;1;1;[.AT28]*1.1)" office:value-type="float" office:value="1" calcext:value-type="float">
            <text:p>1</text:p>
          </table:table-cell>
          <table:table-cell table:style-name="ce10" table:formula="of:=IF([.AU28]*1.1&gt;1;1;[.AU28]*1.1)" office:value-type="float" office:value="1" calcext:value-type="float">
            <text:p>1</text:p>
          </table:table-cell>
          <table:table-cell table:style-name="ce10" table:formula="of:=IF([.AV28]*1.1&gt;1;1;[.AV28]*1.1)" office:value-type="float" office:value="1" calcext:value-type="float">
            <text:p>1</text:p>
          </table:table-cell>
          <table:table-cell table:style-name="ce10" table:formula="of:=IF([.AW28]*1.1&gt;1;1;[.AW28]*1.1)" office:value-type="float" office:value="1" calcext:value-type="float">
            <text:p>1</text:p>
          </table:table-cell>
          <table:table-cell table:style-name="ce10" table:formula="of:=IF([.AX28]*1.1&gt;1;1;[.AX28]*1.1)" office:value-type="float" office:value="1" calcext:value-type="float">
            <text:p>1</text:p>
          </table:table-cell>
          <table:table-cell table:style-name="ce10" table:formula="of:=IF([.AY28]*1.1&gt;1;1;[.AY28]*1.1)" office:value-type="float" office:value="1" calcext:value-type="float">
            <text:p>1</text:p>
          </table:table-cell>
          <table:table-cell table:style-name="ce10" table:formula="of:=IF([.AZ28]*1.1&gt;1;1;[.AZ28]*1.1)" office:value-type="float" office:value="1" calcext:value-type="float">
            <text:p>1</text:p>
          </table:table-cell>
          <table:table-cell table:style-name="ce10" table:formula="of:=IF([.BA28]*1.1&gt;1;1;[.BA28]*1.1)" office:value-type="float" office:value="1" calcext:value-type="float">
            <text:p>1</text:p>
          </table:table-cell>
          <table:table-cell table:style-name="ce10" table:formula="of:=IF([.BB28]*1.1&gt;1;1;[.BB28]*1.1)" office:value-type="float" office:value="1" calcext:value-type="float">
            <text:p>1</text:p>
          </table:table-cell>
          <table:table-cell table:style-name="ce10" table:formula="of:=IF([.BC28]*1.1&gt;1;1;[.BC28]*1.1)" office:value-type="float" office:value="1" calcext:value-type="float">
            <text:p>1</text:p>
          </table:table-cell>
          <table:table-cell table:style-name="ce10" table:formula="of:=IF([.BD28]*1.1&gt;1;1;[.BD28]*1.1)" office:value-type="float" office:value="1" calcext:value-type="float">
            <text:p>1</text:p>
          </table:table-cell>
          <table:table-cell table:style-name="ce10" table:formula="of:=IF([.BE28]*1.1&gt;1;1;[.BE28]*1.1)" office:value-type="float" office:value="1" calcext:value-type="float">
            <text:p>1</text:p>
          </table:table-cell>
          <table:table-cell table:style-name="ce10" table:formula="of:=IF([.BF28]*1.1&gt;1;1;[.BF28]*1.1)" office:value-type="float" office:value="1" calcext:value-type="float">
            <text:p>1</text:p>
          </table:table-cell>
          <table:table-cell table:style-name="ce10" table:formula="of:=IF([.BG28]*1.1&gt;1;1;[.BG28]*1.1)" office:value-type="float" office:value="1" calcext:value-type="float">
            <text:p>1</text:p>
          </table:table-cell>
          <table:table-cell table:style-name="ce10" table:formula="of:=IF([.BH28]*1.1&gt;1;1;[.BH28]*1.1)" office:value-type="float" office:value="1" calcext:value-type="float">
            <text:p>1</text:p>
          </table:table-cell>
          <table:table-cell table:style-name="ce10" table:formula="of:=IF([.BI28]*1.1&gt;1;1;[.BI28]*1.1)" office:value-type="float" office:value="1" calcext:value-type="float">
            <text:p>1</text:p>
          </table:table-cell>
          <table:table-cell table:style-name="ce10" table:formula="of:=IF([.BJ28]*1.1&gt;1;1;[.BJ28]*1.1)" office:value-type="float" office:value="1" calcext:value-type="float">
            <text:p>1</text:p>
          </table:table-cell>
          <table:table-cell table:style-name="ce10" table:formula="of:=IF([.BK28]*1.1&gt;1;1;[.BK28]*1.1)" office:value-type="float" office:value="1" calcext:value-type="float">
            <text:p>1</text:p>
          </table:table-cell>
          <table:table-cell table:style-name="ce10" table:formula="of:=IF([.BL28]*1.1&gt;1;1;[.BL28]*1.1)" office:value-type="float" office:value="1" calcext:value-type="float">
            <text:p>1</text:p>
          </table:table-cell>
          <table:table-cell table:style-name="ce10" table:formula="of:=IF([.BM28]*1.1&gt;1;1;[.BM28]*1.1)" office:value-type="float" office:value="1" calcext:value-type="float">
            <text:p>1</text:p>
          </table:table-cell>
          <table:table-cell table:style-name="ce10" table:formula="of:=IF([.BN28]*1.1&gt;1;1;[.BN28]*1.1)" office:value-type="float" office:value="1" calcext:value-type="float">
            <text:p>1</text:p>
          </table:table-cell>
          <table:table-cell table:style-name="ce10" table:formula="of:=IF([.BO28]*1.1&gt;1;1;[.BO28]*1.1)" office:value-type="float" office:value="1" calcext:value-type="float">
            <text:p>1</text:p>
          </table:table-cell>
          <table:table-cell table:style-name="ce10" table:formula="of:=IF([.BP28]*1.1&gt;1;1;[.BP28]*1.1)" office:value-type="float" office:value="1" calcext:value-type="float">
            <text:p>1</text:p>
          </table:table-cell>
          <table:table-cell table:style-name="ce10" table:formula="of:=IF([.BQ28]*1.1&gt;1;1;[.BQ28]*1.1)" office:value-type="float" office:value="1" calcext:value-type="float">
            <text:p>1</text:p>
          </table:table-cell>
          <table:table-cell table:style-name="ce10" table:formula="of:=IF([.BR28]*1.1&gt;1;1;[.BR28]*1.1)" office:value-type="float" office:value="1" calcext:value-type="float">
            <text:p>1</text:p>
          </table:table-cell>
          <table:table-cell table:style-name="ce10" table:formula="of:=IF([.BS28]*1.1&gt;1;1;[.BS28]*1.1)" office:value-type="float" office:value="1" calcext:value-type="float">
            <text:p>1</text:p>
          </table:table-cell>
          <table:table-cell table:style-name="ce10" table:formula="of:=IF([.BT28]*1.1&gt;1;1;[.BT28]*1.1)" office:value-type="float" office:value="1" calcext:value-type="float">
            <text:p>1</text:p>
          </table:table-cell>
          <table:table-cell table:style-name="ce10" table:formula="of:=IF([.BU28]*1.1&gt;1;1;[.BU28]*1.1)" office:value-type="float" office:value="1" calcext:value-type="float">
            <text:p>1</text:p>
          </table:table-cell>
          <table:table-cell table:style-name="ce10" table:formula="of:=IF([.BV28]*1.1&gt;1;1;[.BV28]*1.1)" office:value-type="float" office:value="1" calcext:value-type="float">
            <text:p>1</text:p>
          </table:table-cell>
          <table:table-cell table:style-name="ce10" table:formula="of:=IF([.BW28]*1.1&gt;1;1;[.BW28]*1.1)" office:value-type="float" office:value="1" calcext:value-type="float">
            <text:p>1</text:p>
          </table:table-cell>
          <table:table-cell table:style-name="ce10" table:formula="of:=IF([.BX28]*1.1&gt;1;1;[.BX28]*1.1)" office:value-type="float" office:value="1" calcext:value-type="float">
            <text:p>1</text:p>
          </table:table-cell>
          <table:table-cell table:style-name="ce10" table:formula="of:=IF([.BY28]*1.1&gt;1;1;[.BY28]*1.1)" office:value-type="float" office:value="1" calcext:value-type="float">
            <text:p>1</text:p>
          </table:table-cell>
          <table:table-cell table:style-name="ce10" table:formula="of:=IF([.BZ28]*1.1&gt;1;1;[.BZ28]*1.1)" office:value-type="float" office:value="1" calcext:value-type="float">
            <text:p>1</text:p>
          </table:table-cell>
          <table:table-cell table:style-name="ce10" table:formula="of:=IF([.CA28]*1.1&gt;1;1;[.CA28]*1.1)" office:value-type="float" office:value="1" calcext:value-type="float">
            <text:p>1</text:p>
          </table:table-cell>
          <table:table-cell table:style-name="ce10" table:formula="of:=IF([.CB28]*1.1&gt;1;1;[.CB28]*1.1)" office:value-type="float" office:value="1" calcext:value-type="float">
            <text:p>1</text:p>
          </table:table-cell>
          <table:table-cell table:style-name="ce10" table:formula="of:=IF([.CC28]*1.1&gt;1;1;[.CC28]*1.1)" office:value-type="float" office:value="1" calcext:value-type="float">
            <text:p>1</text:p>
          </table:table-cell>
          <table:table-cell table:style-name="ce10" table:formula="of:=IF([.CD28]*1.1&gt;1;1;[.CD28]*1.1)" office:value-type="float" office:value="1" calcext:value-type="float">
            <text:p>1</text:p>
          </table:table-cell>
          <table:table-cell table:style-name="ce10" table:formula="of:=IF([.CE28]*1.1&gt;1;1;[.CE28]*1.1)" office:value-type="float" office:value="1" calcext:value-type="float">
            <text:p>1</text:p>
          </table:table-cell>
          <table:table-cell table:style-name="ce10" table:formula="of:=IF([.CF28]*1.1&gt;1;1;[.CF28]*1.1)" office:value-type="float" office:value="1" calcext:value-type="float">
            <text:p>1</text:p>
          </table:table-cell>
          <table:table-cell table:style-name="ce10" table:formula="of:=IF([.CG28]*1.1&gt;1;1;[.CG28]*1.1)" office:value-type="float" office:value="1" calcext:value-type="float">
            <text:p>1</text:p>
          </table:table-cell>
          <table:table-cell table:style-name="ce10" table:formula="of:=IF([.CH28]*1.1&gt;1;1;[.CH28]*1.1)" office:value-type="float" office:value="1" calcext:value-type="float">
            <text:p>1</text:p>
          </table:table-cell>
          <table:table-cell table:style-name="ce10" table:formula="of:=IF([.CI28]*1.1&gt;1;1;[.CI28]*1.1)" office:value-type="float" office:value="1" calcext:value-type="float">
            <text:p>1</text:p>
          </table:table-cell>
          <table:table-cell table:style-name="ce10" table:formula="of:=IF([.CJ28]*1.1&gt;1;1;[.CJ28]*1.1)" office:value-type="float" office:value="1" calcext:value-type="float">
            <text:p>1</text:p>
          </table:table-cell>
          <table:table-cell table:style-name="ce10" table:formula="of:=IF([.CK28]*1.1&gt;1;1;[.CK28]*1.1)" office:value-type="float" office:value="1" calcext:value-type="float">
            <text:p>1</text:p>
          </table:table-cell>
          <table:table-cell table:style-name="ce10" table:formula="of:=IF([.CL28]*1.1&gt;1;1;[.CL28]*1.1)" office:value-type="float" office:value="1" calcext:value-type="float">
            <text:p>1</text:p>
          </table:table-cell>
          <table:table-cell table:style-name="ce10" table:formula="of:=IF([.CM28]*1.1&gt;1;1;[.CM28]*1.1)" office:value-type="float" office:value="1" calcext:value-type="float">
            <text:p>1</text:p>
          </table:table-cell>
          <table:table-cell table:style-name="ce10" table:formula="of:=IF([.CN28]*1.1&gt;1;1;[.CN28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28]+0.1" office:value-type="float" office:value="0.2" calcext:value-type="float">
            <text:p>0,20</text:p>
          </table:table-cell>
          <table:table-cell table:style-name="ce10" table:formula="of:=IF([.A29]*1.1&gt;1;1;[.A29]*1.1)" office:value-type="float" office:value="0.22" calcext:value-type="float">
            <text:p>0,22</text:p>
          </table:table-cell>
          <table:table-cell table:formula="of:=IF([.B29]*1.1&gt;1;1;[.B29]*1.1)" office:value-type="float" office:value="0.242" calcext:value-type="float">
            <text:p>0,242</text:p>
          </table:table-cell>
          <table:table-cell table:formula="of:=IF([.C29]*1.1&gt;1;1;[.C29]*1.1)" office:value-type="float" office:value="0.2662" calcext:value-type="float">
            <text:p>0,2662</text:p>
          </table:table-cell>
          <table:table-cell table:formula="of:=IF([.D29]*1.1&gt;1;1;[.D29]*1.1)" office:value-type="float" office:value="0.29282" calcext:value-type="float">
            <text:p>0,29282</text:p>
          </table:table-cell>
          <table:table-cell table:formula="of:=IF([.E29]*1.1&gt;1;1;[.E29]*1.1)" office:value-type="float" office:value="0.322102" calcext:value-type="float">
            <text:p>0,322102</text:p>
          </table:table-cell>
          <table:table-cell table:style-name="ce10" table:formula="of:=IF([.F29]*1.1&gt;1;1;[.F29]*1.1)" office:value-type="float" office:value="0.3543122" calcext:value-type="float">
            <text:p>0,3543122</text:p>
          </table:table-cell>
          <table:table-cell table:style-name="ce10" table:formula="of:=IF([.G29]*1.1&gt;1;1;[.G29]*1.1)" office:value-type="float" office:value="0.38974342" calcext:value-type="float">
            <text:p>0,38974342</text:p>
          </table:table-cell>
          <table:table-cell table:style-name="ce10" table:formula="of:=IF([.H29]*1.1&gt;1;1;[.H29]*1.1)" office:value-type="float" office:value="0.428717762" calcext:value-type="float">
            <text:p>0,428717762</text:p>
          </table:table-cell>
          <table:table-cell table:style-name="ce10" table:formula="of:=IF([.I29]*1.1&gt;1;1;[.I29]*1.1)" office:value-type="float" office:value="0.4715895382" calcext:value-type="float">
            <text:p>0,4715895382</text:p>
          </table:table-cell>
          <table:table-cell table:style-name="ce10" table:formula="of:=IF([.J29]*1.1&gt;1;1;[.J29]*1.1)" office:value-type="float" office:value="0.51874849202" calcext:value-type="float">
            <text:p>0,518748492</text:p>
          </table:table-cell>
          <table:table-cell table:style-name="ce10" table:formula="of:=IF([.K29]*1.1&gt;1;1;[.K29]*1.1)" office:value-type="float" office:value="0.570623341222" calcext:value-type="float">
            <text:p>0,5706233412</text:p>
          </table:table-cell>
          <table:table-cell table:style-name="ce10" table:formula="of:=IF([.L29]*1.1&gt;1;1;[.L29]*1.1)" office:value-type="float" office:value="0.6276856753442" calcext:value-type="float">
            <text:p>0,6276856753</text:p>
          </table:table-cell>
          <table:table-cell table:style-name="ce10" table:formula="of:=IF([.M29]*1.1&gt;1;1;[.M29]*1.1)" office:value-type="float" office:value="0.69045424287862" calcext:value-type="float">
            <text:p>0,6904542429</text:p>
          </table:table-cell>
          <table:table-cell table:style-name="ce10" table:formula="of:=IF([.N29]*1.1&gt;1;1;[.N29]*1.1)" office:value-type="float" office:value="0.759499667166483" calcext:value-type="float">
            <text:p>0,7594996672</text:p>
          </table:table-cell>
          <table:table-cell table:style-name="ce10" table:formula="of:=IF([.O29]*1.1&gt;1;1;[.O29]*1.1)" office:value-type="float" office:value="0.835449633883131" calcext:value-type="float">
            <text:p>0,8354496339</text:p>
          </table:table-cell>
          <table:table-cell table:style-name="ce10" table:formula="of:=IF([.P29]*1.1&gt;1;1;[.P29]*1.1)" office:value-type="float" office:value="0.918994597271444" calcext:value-type="float">
            <text:p>0,9189945973</text:p>
          </table:table-cell>
          <table:table-cell table:style-name="ce10" table:formula="of:=IF([.Q29]*1.1&gt;1;1;[.Q29]*1.1)" office:value-type="float" office:value="1" calcext:value-type="float">
            <text:p>1</text:p>
          </table:table-cell>
          <table:table-cell table:style-name="ce10" table:formula="of:=IF([.R29]*1.1&gt;1;1;[.R29]*1.1)" office:value-type="float" office:value="1" calcext:value-type="float">
            <text:p>1</text:p>
          </table:table-cell>
          <table:table-cell table:style-name="ce10" table:formula="of:=IF([.S29]*1.1&gt;1;1;[.S29]*1.1)" office:value-type="float" office:value="1" calcext:value-type="float">
            <text:p>1</text:p>
          </table:table-cell>
          <table:table-cell table:style-name="ce10" table:formula="of:=IF([.T29]*1.1&gt;1;1;[.T29]*1.1)" office:value-type="float" office:value="1" calcext:value-type="float">
            <text:p>1</text:p>
          </table:table-cell>
          <table:table-cell table:style-name="ce10" table:formula="of:=IF([.U29]*1.1&gt;1;1;[.U29]*1.1)" office:value-type="float" office:value="1" calcext:value-type="float">
            <text:p>1</text:p>
          </table:table-cell>
          <table:table-cell table:style-name="ce10" table:formula="of:=IF([.V29]*1.1&gt;1;1;[.V29]*1.1)" office:value-type="float" office:value="1" calcext:value-type="float">
            <text:p>1</text:p>
          </table:table-cell>
          <table:table-cell table:style-name="ce10" table:formula="of:=IF([.W29]*1.1&gt;1;1;[.W29]*1.1)" office:value-type="float" office:value="1" calcext:value-type="float">
            <text:p>1</text:p>
          </table:table-cell>
          <table:table-cell table:style-name="ce10" table:formula="of:=IF([.X29]*1.1&gt;1;1;[.X29]*1.1)" office:value-type="float" office:value="1" calcext:value-type="float">
            <text:p>1</text:p>
          </table:table-cell>
          <table:table-cell table:style-name="ce10" table:formula="of:=IF([.Y29]*1.1&gt;1;1;[.Y29]*1.1)" office:value-type="float" office:value="1" calcext:value-type="float">
            <text:p>1</text:p>
          </table:table-cell>
          <table:table-cell table:style-name="ce10" table:formula="of:=IF([.Z29]*1.1&gt;1;1;[.Z29]*1.1)" office:value-type="float" office:value="1" calcext:value-type="float">
            <text:p>1</text:p>
          </table:table-cell>
          <table:table-cell table:style-name="ce10" table:formula="of:=IF([.AA29]*1.1&gt;1;1;[.AA29]*1.1)" office:value-type="float" office:value="1" calcext:value-type="float">
            <text:p>1</text:p>
          </table:table-cell>
          <table:table-cell table:style-name="ce10" table:formula="of:=IF([.AB29]*1.1&gt;1;1;[.AB29]*1.1)" office:value-type="float" office:value="1" calcext:value-type="float">
            <text:p>1</text:p>
          </table:table-cell>
          <table:table-cell table:style-name="ce10" table:formula="of:=IF([.AC29]*1.1&gt;1;1;[.AC29]*1.1)" office:value-type="float" office:value="1" calcext:value-type="float">
            <text:p>1</text:p>
          </table:table-cell>
          <table:table-cell table:style-name="ce10" table:formula="of:=IF([.AD29]*1.1&gt;1;1;[.AD29]*1.1)" office:value-type="float" office:value="1" calcext:value-type="float">
            <text:p>1</text:p>
          </table:table-cell>
          <table:table-cell table:style-name="ce10" table:formula="of:=IF([.AE29]*1.1&gt;1;1;[.AE29]*1.1)" office:value-type="float" office:value="1" calcext:value-type="float">
            <text:p>1</text:p>
          </table:table-cell>
          <table:table-cell table:style-name="ce10" table:formula="of:=IF([.AF29]*1.1&gt;1;1;[.AF29]*1.1)" office:value-type="float" office:value="1" calcext:value-type="float">
            <text:p>1</text:p>
          </table:table-cell>
          <table:table-cell table:style-name="ce10" table:formula="of:=IF([.AG29]*1.1&gt;1;1;[.AG29]*1.1)" office:value-type="float" office:value="1" calcext:value-type="float">
            <text:p>1</text:p>
          </table:table-cell>
          <table:table-cell table:style-name="ce10" table:formula="of:=IF([.AH29]*1.1&gt;1;1;[.AH29]*1.1)" office:value-type="float" office:value="1" calcext:value-type="float">
            <text:p>1</text:p>
          </table:table-cell>
          <table:table-cell table:style-name="ce10" table:formula="of:=IF([.AI29]*1.1&gt;1;1;[.AI29]*1.1)" office:value-type="float" office:value="1" calcext:value-type="float">
            <text:p>1</text:p>
          </table:table-cell>
          <table:table-cell table:style-name="ce10" table:formula="of:=IF([.AJ29]*1.1&gt;1;1;[.AJ29]*1.1)" office:value-type="float" office:value="1" calcext:value-type="float">
            <text:p>1</text:p>
          </table:table-cell>
          <table:table-cell table:style-name="ce10" table:formula="of:=IF([.AK29]*1.1&gt;1;1;[.AK29]*1.1)" office:value-type="float" office:value="1" calcext:value-type="float">
            <text:p>1</text:p>
          </table:table-cell>
          <table:table-cell table:style-name="ce10" table:formula="of:=IF([.AL29]*1.1&gt;1;1;[.AL29]*1.1)" office:value-type="float" office:value="1" calcext:value-type="float">
            <text:p>1</text:p>
          </table:table-cell>
          <table:table-cell table:style-name="ce10" table:formula="of:=IF([.AM29]*1.1&gt;1;1;[.AM29]*1.1)" office:value-type="float" office:value="1" calcext:value-type="float">
            <text:p>1</text:p>
          </table:table-cell>
          <table:table-cell table:style-name="ce10" table:formula="of:=IF([.AN29]*1.1&gt;1;1;[.AN29]*1.1)" office:value-type="float" office:value="1" calcext:value-type="float">
            <text:p>1</text:p>
          </table:table-cell>
          <table:table-cell table:style-name="ce10" table:formula="of:=IF([.AO29]*1.1&gt;1;1;[.AO29]*1.1)" office:value-type="float" office:value="1" calcext:value-type="float">
            <text:p>1</text:p>
          </table:table-cell>
          <table:table-cell table:style-name="ce10" table:formula="of:=IF([.AP29]*1.1&gt;1;1;[.AP29]*1.1)" office:value-type="float" office:value="1" calcext:value-type="float">
            <text:p>1</text:p>
          </table:table-cell>
          <table:table-cell table:style-name="ce10" table:formula="of:=IF([.AQ29]*1.1&gt;1;1;[.AQ29]*1.1)" office:value-type="float" office:value="1" calcext:value-type="float">
            <text:p>1</text:p>
          </table:table-cell>
          <table:table-cell table:style-name="ce10" table:formula="of:=IF([.AR29]*1.1&gt;1;1;[.AR29]*1.1)" office:value-type="float" office:value="1" calcext:value-type="float">
            <text:p>1</text:p>
          </table:table-cell>
          <table:table-cell table:style-name="ce10" table:formula="of:=IF([.AS29]*1.1&gt;1;1;[.AS29]*1.1)" office:value-type="float" office:value="1" calcext:value-type="float">
            <text:p>1</text:p>
          </table:table-cell>
          <table:table-cell table:style-name="ce10" table:formula="of:=IF([.AT29]*1.1&gt;1;1;[.AT29]*1.1)" office:value-type="float" office:value="1" calcext:value-type="float">
            <text:p>1</text:p>
          </table:table-cell>
          <table:table-cell table:style-name="ce10" table:formula="of:=IF([.AU29]*1.1&gt;1;1;[.AU29]*1.1)" office:value-type="float" office:value="1" calcext:value-type="float">
            <text:p>1</text:p>
          </table:table-cell>
          <table:table-cell table:style-name="ce10" table:formula="of:=IF([.AV29]*1.1&gt;1;1;[.AV29]*1.1)" office:value-type="float" office:value="1" calcext:value-type="float">
            <text:p>1</text:p>
          </table:table-cell>
          <table:table-cell table:style-name="ce10" table:formula="of:=IF([.AW29]*1.1&gt;1;1;[.AW29]*1.1)" office:value-type="float" office:value="1" calcext:value-type="float">
            <text:p>1</text:p>
          </table:table-cell>
          <table:table-cell table:style-name="ce10" table:formula="of:=IF([.AX29]*1.1&gt;1;1;[.AX29]*1.1)" office:value-type="float" office:value="1" calcext:value-type="float">
            <text:p>1</text:p>
          </table:table-cell>
          <table:table-cell table:style-name="ce10" table:formula="of:=IF([.AY29]*1.1&gt;1;1;[.AY29]*1.1)" office:value-type="float" office:value="1" calcext:value-type="float">
            <text:p>1</text:p>
          </table:table-cell>
          <table:table-cell table:style-name="ce10" table:formula="of:=IF([.AZ29]*1.1&gt;1;1;[.AZ29]*1.1)" office:value-type="float" office:value="1" calcext:value-type="float">
            <text:p>1</text:p>
          </table:table-cell>
          <table:table-cell table:style-name="ce10" table:formula="of:=IF([.BA29]*1.1&gt;1;1;[.BA29]*1.1)" office:value-type="float" office:value="1" calcext:value-type="float">
            <text:p>1</text:p>
          </table:table-cell>
          <table:table-cell table:style-name="ce10" table:formula="of:=IF([.BB29]*1.1&gt;1;1;[.BB29]*1.1)" office:value-type="float" office:value="1" calcext:value-type="float">
            <text:p>1</text:p>
          </table:table-cell>
          <table:table-cell table:style-name="ce10" table:formula="of:=IF([.BC29]*1.1&gt;1;1;[.BC29]*1.1)" office:value-type="float" office:value="1" calcext:value-type="float">
            <text:p>1</text:p>
          </table:table-cell>
          <table:table-cell table:style-name="ce10" table:formula="of:=IF([.BD29]*1.1&gt;1;1;[.BD29]*1.1)" office:value-type="float" office:value="1" calcext:value-type="float">
            <text:p>1</text:p>
          </table:table-cell>
          <table:table-cell table:style-name="ce10" table:formula="of:=IF([.BE29]*1.1&gt;1;1;[.BE29]*1.1)" office:value-type="float" office:value="1" calcext:value-type="float">
            <text:p>1</text:p>
          </table:table-cell>
          <table:table-cell table:style-name="ce10" table:formula="of:=IF([.BF29]*1.1&gt;1;1;[.BF29]*1.1)" office:value-type="float" office:value="1" calcext:value-type="float">
            <text:p>1</text:p>
          </table:table-cell>
          <table:table-cell table:style-name="ce10" table:formula="of:=IF([.BG29]*1.1&gt;1;1;[.BG29]*1.1)" office:value-type="float" office:value="1" calcext:value-type="float">
            <text:p>1</text:p>
          </table:table-cell>
          <table:table-cell table:style-name="ce10" table:formula="of:=IF([.BH29]*1.1&gt;1;1;[.BH29]*1.1)" office:value-type="float" office:value="1" calcext:value-type="float">
            <text:p>1</text:p>
          </table:table-cell>
          <table:table-cell table:style-name="ce10" table:formula="of:=IF([.BI29]*1.1&gt;1;1;[.BI29]*1.1)" office:value-type="float" office:value="1" calcext:value-type="float">
            <text:p>1</text:p>
          </table:table-cell>
          <table:table-cell table:style-name="ce10" table:formula="of:=IF([.BJ29]*1.1&gt;1;1;[.BJ29]*1.1)" office:value-type="float" office:value="1" calcext:value-type="float">
            <text:p>1</text:p>
          </table:table-cell>
          <table:table-cell table:style-name="ce10" table:formula="of:=IF([.BK29]*1.1&gt;1;1;[.BK29]*1.1)" office:value-type="float" office:value="1" calcext:value-type="float">
            <text:p>1</text:p>
          </table:table-cell>
          <table:table-cell table:style-name="ce10" table:formula="of:=IF([.BL29]*1.1&gt;1;1;[.BL29]*1.1)" office:value-type="float" office:value="1" calcext:value-type="float">
            <text:p>1</text:p>
          </table:table-cell>
          <table:table-cell table:style-name="ce10" table:formula="of:=IF([.BM29]*1.1&gt;1;1;[.BM29]*1.1)" office:value-type="float" office:value="1" calcext:value-type="float">
            <text:p>1</text:p>
          </table:table-cell>
          <table:table-cell table:style-name="ce10" table:formula="of:=IF([.BN29]*1.1&gt;1;1;[.BN29]*1.1)" office:value-type="float" office:value="1" calcext:value-type="float">
            <text:p>1</text:p>
          </table:table-cell>
          <table:table-cell table:style-name="ce10" table:formula="of:=IF([.BO29]*1.1&gt;1;1;[.BO29]*1.1)" office:value-type="float" office:value="1" calcext:value-type="float">
            <text:p>1</text:p>
          </table:table-cell>
          <table:table-cell table:style-name="ce10" table:formula="of:=IF([.BP29]*1.1&gt;1;1;[.BP29]*1.1)" office:value-type="float" office:value="1" calcext:value-type="float">
            <text:p>1</text:p>
          </table:table-cell>
          <table:table-cell table:style-name="ce10" table:formula="of:=IF([.BQ29]*1.1&gt;1;1;[.BQ29]*1.1)" office:value-type="float" office:value="1" calcext:value-type="float">
            <text:p>1</text:p>
          </table:table-cell>
          <table:table-cell table:style-name="ce10" table:formula="of:=IF([.BR29]*1.1&gt;1;1;[.BR29]*1.1)" office:value-type="float" office:value="1" calcext:value-type="float">
            <text:p>1</text:p>
          </table:table-cell>
          <table:table-cell table:style-name="ce10" table:formula="of:=IF([.BS29]*1.1&gt;1;1;[.BS29]*1.1)" office:value-type="float" office:value="1" calcext:value-type="float">
            <text:p>1</text:p>
          </table:table-cell>
          <table:table-cell table:style-name="ce10" table:formula="of:=IF([.BT29]*1.1&gt;1;1;[.BT29]*1.1)" office:value-type="float" office:value="1" calcext:value-type="float">
            <text:p>1</text:p>
          </table:table-cell>
          <table:table-cell table:style-name="ce10" table:formula="of:=IF([.BU29]*1.1&gt;1;1;[.BU29]*1.1)" office:value-type="float" office:value="1" calcext:value-type="float">
            <text:p>1</text:p>
          </table:table-cell>
          <table:table-cell table:style-name="ce10" table:formula="of:=IF([.BV29]*1.1&gt;1;1;[.BV29]*1.1)" office:value-type="float" office:value="1" calcext:value-type="float">
            <text:p>1</text:p>
          </table:table-cell>
          <table:table-cell table:style-name="ce10" table:formula="of:=IF([.BW29]*1.1&gt;1;1;[.BW29]*1.1)" office:value-type="float" office:value="1" calcext:value-type="float">
            <text:p>1</text:p>
          </table:table-cell>
          <table:table-cell table:style-name="ce10" table:formula="of:=IF([.BX29]*1.1&gt;1;1;[.BX29]*1.1)" office:value-type="float" office:value="1" calcext:value-type="float">
            <text:p>1</text:p>
          </table:table-cell>
          <table:table-cell table:style-name="ce10" table:formula="of:=IF([.BY29]*1.1&gt;1;1;[.BY29]*1.1)" office:value-type="float" office:value="1" calcext:value-type="float">
            <text:p>1</text:p>
          </table:table-cell>
          <table:table-cell table:style-name="ce10" table:formula="of:=IF([.BZ29]*1.1&gt;1;1;[.BZ29]*1.1)" office:value-type="float" office:value="1" calcext:value-type="float">
            <text:p>1</text:p>
          </table:table-cell>
          <table:table-cell table:style-name="ce10" table:formula="of:=IF([.CA29]*1.1&gt;1;1;[.CA29]*1.1)" office:value-type="float" office:value="1" calcext:value-type="float">
            <text:p>1</text:p>
          </table:table-cell>
          <table:table-cell table:style-name="ce10" table:formula="of:=IF([.CB29]*1.1&gt;1;1;[.CB29]*1.1)" office:value-type="float" office:value="1" calcext:value-type="float">
            <text:p>1</text:p>
          </table:table-cell>
          <table:table-cell table:style-name="ce10" table:formula="of:=IF([.CC29]*1.1&gt;1;1;[.CC29]*1.1)" office:value-type="float" office:value="1" calcext:value-type="float">
            <text:p>1</text:p>
          </table:table-cell>
          <table:table-cell table:style-name="ce10" table:formula="of:=IF([.CD29]*1.1&gt;1;1;[.CD29]*1.1)" office:value-type="float" office:value="1" calcext:value-type="float">
            <text:p>1</text:p>
          </table:table-cell>
          <table:table-cell table:style-name="ce10" table:formula="of:=IF([.CE29]*1.1&gt;1;1;[.CE29]*1.1)" office:value-type="float" office:value="1" calcext:value-type="float">
            <text:p>1</text:p>
          </table:table-cell>
          <table:table-cell table:style-name="ce10" table:formula="of:=IF([.CF29]*1.1&gt;1;1;[.CF29]*1.1)" office:value-type="float" office:value="1" calcext:value-type="float">
            <text:p>1</text:p>
          </table:table-cell>
          <table:table-cell table:style-name="ce10" table:formula="of:=IF([.CG29]*1.1&gt;1;1;[.CG29]*1.1)" office:value-type="float" office:value="1" calcext:value-type="float">
            <text:p>1</text:p>
          </table:table-cell>
          <table:table-cell table:style-name="ce10" table:formula="of:=IF([.CH29]*1.1&gt;1;1;[.CH29]*1.1)" office:value-type="float" office:value="1" calcext:value-type="float">
            <text:p>1</text:p>
          </table:table-cell>
          <table:table-cell table:style-name="ce10" table:formula="of:=IF([.CI29]*1.1&gt;1;1;[.CI29]*1.1)" office:value-type="float" office:value="1" calcext:value-type="float">
            <text:p>1</text:p>
          </table:table-cell>
          <table:table-cell table:style-name="ce10" table:formula="of:=IF([.CJ29]*1.1&gt;1;1;[.CJ29]*1.1)" office:value-type="float" office:value="1" calcext:value-type="float">
            <text:p>1</text:p>
          </table:table-cell>
          <table:table-cell table:style-name="ce10" table:formula="of:=IF([.CK29]*1.1&gt;1;1;[.CK29]*1.1)" office:value-type="float" office:value="1" calcext:value-type="float">
            <text:p>1</text:p>
          </table:table-cell>
          <table:table-cell table:style-name="ce10" table:formula="of:=IF([.CL29]*1.1&gt;1;1;[.CL29]*1.1)" office:value-type="float" office:value="1" calcext:value-type="float">
            <text:p>1</text:p>
          </table:table-cell>
          <table:table-cell table:style-name="ce10" table:formula="of:=IF([.CM29]*1.1&gt;1;1;[.CM29]*1.1)" office:value-type="float" office:value="1" calcext:value-type="float">
            <text:p>1</text:p>
          </table:table-cell>
          <table:table-cell table:style-name="ce10" table:formula="of:=IF([.CN29]*1.1&gt;1;1;[.CN29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style-name="ce2" table:formula="of:=[.A29]+0.1" office:value-type="float" office:value="0.3" calcext:value-type="float">
            <text:p>0,30</text:p>
          </table:table-cell>
          <table:table-cell table:style-name="ce10" table:formula="of:=IF([.A30]*1.1&gt;1;1;[.A30]*1.1)" office:value-type="float" office:value="0.33" calcext:value-type="float">
            <text:p>0,33</text:p>
          </table:table-cell>
          <table:table-cell table:formula="of:=IF([.B30]*1.1&gt;1;1;[.B30]*1.1)" office:value-type="float" office:value="0.363" calcext:value-type="float">
            <text:p>0,363</text:p>
          </table:table-cell>
          <table:table-cell table:formula="of:=IF([.C30]*1.1&gt;1;1;[.C30]*1.1)" office:value-type="float" office:value="0.3993" calcext:value-type="float">
            <text:p>0,3993</text:p>
          </table:table-cell>
          <table:table-cell table:formula="of:=IF([.D30]*1.1&gt;1;1;[.D30]*1.1)" office:value-type="float" office:value="0.43923" calcext:value-type="float">
            <text:p>0,43923</text:p>
          </table:table-cell>
          <table:table-cell table:formula="of:=IF([.E30]*1.1&gt;1;1;[.E30]*1.1)" office:value-type="float" office:value="0.483153" calcext:value-type="float">
            <text:p>0,483153</text:p>
          </table:table-cell>
          <table:table-cell table:style-name="ce10" table:formula="of:=IF([.F30]*1.1&gt;1;1;[.F30]*1.1)" office:value-type="float" office:value="0.5314683" calcext:value-type="float">
            <text:p>0,5314683</text:p>
          </table:table-cell>
          <table:table-cell table:style-name="ce10" table:formula="of:=IF([.G30]*1.1&gt;1;1;[.G30]*1.1)" office:value-type="float" office:value="0.58461513" calcext:value-type="float">
            <text:p>0,58461513</text:p>
          </table:table-cell>
          <table:table-cell table:style-name="ce10" table:formula="of:=IF([.H30]*1.1&gt;1;1;[.H30]*1.1)" office:value-type="float" office:value="0.643076643000001" calcext:value-type="float">
            <text:p>0,643076643</text:p>
          </table:table-cell>
          <table:table-cell table:style-name="ce10" table:formula="of:=IF([.I30]*1.1&gt;1;1;[.I30]*1.1)" office:value-type="float" office:value="0.707384307300001" calcext:value-type="float">
            <text:p>0,7073843073</text:p>
          </table:table-cell>
          <table:table-cell table:style-name="ce10" table:formula="of:=IF([.J30]*1.1&gt;1;1;[.J30]*1.1)" office:value-type="float" office:value="0.778122738030001" calcext:value-type="float">
            <text:p>0,778122738</text:p>
          </table:table-cell>
          <table:table-cell table:style-name="ce10" table:formula="of:=IF([.K30]*1.1&gt;1;1;[.K30]*1.1)" office:value-type="float" office:value="0.855935011833001" calcext:value-type="float">
            <text:p>0,8559350118</text:p>
          </table:table-cell>
          <table:table-cell table:style-name="ce10" table:formula="of:=IF([.L30]*1.1&gt;1;1;[.L30]*1.1)" office:value-type="float" office:value="0.941528513016301" calcext:value-type="float">
            <text:p>0,941528513</text:p>
          </table:table-cell>
          <table:table-cell table:style-name="ce10" table:formula="of:=IF([.M30]*1.1&gt;1;1;[.M30]*1.1)" office:value-type="float" office:value="1" calcext:value-type="float">
            <text:p>1</text:p>
          </table:table-cell>
          <table:table-cell table:style-name="ce10" table:formula="of:=IF([.N30]*1.1&gt;1;1;[.N30]*1.1)" office:value-type="float" office:value="1" calcext:value-type="float">
            <text:p>1</text:p>
          </table:table-cell>
          <table:table-cell table:style-name="ce10" table:formula="of:=IF([.O30]*1.1&gt;1;1;[.O30]*1.1)" office:value-type="float" office:value="1" calcext:value-type="float">
            <text:p>1</text:p>
          </table:table-cell>
          <table:table-cell table:style-name="ce10" table:formula="of:=IF([.P30]*1.1&gt;1;1;[.P30]*1.1)" office:value-type="float" office:value="1" calcext:value-type="float">
            <text:p>1</text:p>
          </table:table-cell>
          <table:table-cell table:style-name="ce10" table:formula="of:=IF([.Q30]*1.1&gt;1;1;[.Q30]*1.1)" office:value-type="float" office:value="1" calcext:value-type="float">
            <text:p>1</text:p>
          </table:table-cell>
          <table:table-cell table:style-name="ce10" table:formula="of:=IF([.R30]*1.1&gt;1;1;[.R30]*1.1)" office:value-type="float" office:value="1" calcext:value-type="float">
            <text:p>1</text:p>
          </table:table-cell>
          <table:table-cell table:style-name="ce10" table:formula="of:=IF([.S30]*1.1&gt;1;1;[.S30]*1.1)" office:value-type="float" office:value="1" calcext:value-type="float">
            <text:p>1</text:p>
          </table:table-cell>
          <table:table-cell table:style-name="ce10" table:formula="of:=IF([.T30]*1.1&gt;1;1;[.T30]*1.1)" office:value-type="float" office:value="1" calcext:value-type="float">
            <text:p>1</text:p>
          </table:table-cell>
          <table:table-cell table:style-name="ce10" table:formula="of:=IF([.U30]*1.1&gt;1;1;[.U30]*1.1)" office:value-type="float" office:value="1" calcext:value-type="float">
            <text:p>1</text:p>
          </table:table-cell>
          <table:table-cell table:style-name="ce10" table:formula="of:=IF([.V30]*1.1&gt;1;1;[.V30]*1.1)" office:value-type="float" office:value="1" calcext:value-type="float">
            <text:p>1</text:p>
          </table:table-cell>
          <table:table-cell table:style-name="ce10" table:formula="of:=IF([.W30]*1.1&gt;1;1;[.W30]*1.1)" office:value-type="float" office:value="1" calcext:value-type="float">
            <text:p>1</text:p>
          </table:table-cell>
          <table:table-cell table:style-name="ce10" table:formula="of:=IF([.X30]*1.1&gt;1;1;[.X30]*1.1)" office:value-type="float" office:value="1" calcext:value-type="float">
            <text:p>1</text:p>
          </table:table-cell>
          <table:table-cell table:style-name="ce10" table:formula="of:=IF([.Y30]*1.1&gt;1;1;[.Y30]*1.1)" office:value-type="float" office:value="1" calcext:value-type="float">
            <text:p>1</text:p>
          </table:table-cell>
          <table:table-cell table:style-name="ce10" table:formula="of:=IF([.Z30]*1.1&gt;1;1;[.Z30]*1.1)" office:value-type="float" office:value="1" calcext:value-type="float">
            <text:p>1</text:p>
          </table:table-cell>
          <table:table-cell table:style-name="ce10" table:formula="of:=IF([.AA30]*1.1&gt;1;1;[.AA30]*1.1)" office:value-type="float" office:value="1" calcext:value-type="float">
            <text:p>1</text:p>
          </table:table-cell>
          <table:table-cell table:style-name="ce10" table:formula="of:=IF([.AB30]*1.1&gt;1;1;[.AB30]*1.1)" office:value-type="float" office:value="1" calcext:value-type="float">
            <text:p>1</text:p>
          </table:table-cell>
          <table:table-cell table:style-name="ce10" table:formula="of:=IF([.AC30]*1.1&gt;1;1;[.AC30]*1.1)" office:value-type="float" office:value="1" calcext:value-type="float">
            <text:p>1</text:p>
          </table:table-cell>
          <table:table-cell table:style-name="ce10" table:formula="of:=IF([.AD30]*1.1&gt;1;1;[.AD30]*1.1)" office:value-type="float" office:value="1" calcext:value-type="float">
            <text:p>1</text:p>
          </table:table-cell>
          <table:table-cell table:style-name="ce10" table:formula="of:=IF([.AE30]*1.1&gt;1;1;[.AE30]*1.1)" office:value-type="float" office:value="1" calcext:value-type="float">
            <text:p>1</text:p>
          </table:table-cell>
          <table:table-cell table:style-name="ce10" table:formula="of:=IF([.AF30]*1.1&gt;1;1;[.AF30]*1.1)" office:value-type="float" office:value="1" calcext:value-type="float">
            <text:p>1</text:p>
          </table:table-cell>
          <table:table-cell table:style-name="ce10" table:formula="of:=IF([.AG30]*1.1&gt;1;1;[.AG30]*1.1)" office:value-type="float" office:value="1" calcext:value-type="float">
            <text:p>1</text:p>
          </table:table-cell>
          <table:table-cell table:style-name="ce10" table:formula="of:=IF([.AH30]*1.1&gt;1;1;[.AH30]*1.1)" office:value-type="float" office:value="1" calcext:value-type="float">
            <text:p>1</text:p>
          </table:table-cell>
          <table:table-cell table:style-name="ce10" table:formula="of:=IF([.AI30]*1.1&gt;1;1;[.AI30]*1.1)" office:value-type="float" office:value="1" calcext:value-type="float">
            <text:p>1</text:p>
          </table:table-cell>
          <table:table-cell table:style-name="ce10" table:formula="of:=IF([.AJ30]*1.1&gt;1;1;[.AJ30]*1.1)" office:value-type="float" office:value="1" calcext:value-type="float">
            <text:p>1</text:p>
          </table:table-cell>
          <table:table-cell table:style-name="ce10" table:formula="of:=IF([.AK30]*1.1&gt;1;1;[.AK30]*1.1)" office:value-type="float" office:value="1" calcext:value-type="float">
            <text:p>1</text:p>
          </table:table-cell>
          <table:table-cell table:style-name="ce10" table:formula="of:=IF([.AL30]*1.1&gt;1;1;[.AL30]*1.1)" office:value-type="float" office:value="1" calcext:value-type="float">
            <text:p>1</text:p>
          </table:table-cell>
          <table:table-cell table:style-name="ce10" table:formula="of:=IF([.AM30]*1.1&gt;1;1;[.AM30]*1.1)" office:value-type="float" office:value="1" calcext:value-type="float">
            <text:p>1</text:p>
          </table:table-cell>
          <table:table-cell table:style-name="ce10" table:formula="of:=IF([.AN30]*1.1&gt;1;1;[.AN30]*1.1)" office:value-type="float" office:value="1" calcext:value-type="float">
            <text:p>1</text:p>
          </table:table-cell>
          <table:table-cell table:style-name="ce10" table:formula="of:=IF([.AO30]*1.1&gt;1;1;[.AO30]*1.1)" office:value-type="float" office:value="1" calcext:value-type="float">
            <text:p>1</text:p>
          </table:table-cell>
          <table:table-cell table:style-name="ce10" table:formula="of:=IF([.AP30]*1.1&gt;1;1;[.AP30]*1.1)" office:value-type="float" office:value="1" calcext:value-type="float">
            <text:p>1</text:p>
          </table:table-cell>
          <table:table-cell table:style-name="ce10" table:formula="of:=IF([.AQ30]*1.1&gt;1;1;[.AQ30]*1.1)" office:value-type="float" office:value="1" calcext:value-type="float">
            <text:p>1</text:p>
          </table:table-cell>
          <table:table-cell table:style-name="ce10" table:formula="of:=IF([.AR30]*1.1&gt;1;1;[.AR30]*1.1)" office:value-type="float" office:value="1" calcext:value-type="float">
            <text:p>1</text:p>
          </table:table-cell>
          <table:table-cell table:style-name="ce10" table:formula="of:=IF([.AS30]*1.1&gt;1;1;[.AS30]*1.1)" office:value-type="float" office:value="1" calcext:value-type="float">
            <text:p>1</text:p>
          </table:table-cell>
          <table:table-cell table:style-name="ce10" table:formula="of:=IF([.AT30]*1.1&gt;1;1;[.AT30]*1.1)" office:value-type="float" office:value="1" calcext:value-type="float">
            <text:p>1</text:p>
          </table:table-cell>
          <table:table-cell table:style-name="ce10" table:formula="of:=IF([.AU30]*1.1&gt;1;1;[.AU30]*1.1)" office:value-type="float" office:value="1" calcext:value-type="float">
            <text:p>1</text:p>
          </table:table-cell>
          <table:table-cell table:style-name="ce10" table:formula="of:=IF([.AV30]*1.1&gt;1;1;[.AV30]*1.1)" office:value-type="float" office:value="1" calcext:value-type="float">
            <text:p>1</text:p>
          </table:table-cell>
          <table:table-cell table:style-name="ce10" table:formula="of:=IF([.AW30]*1.1&gt;1;1;[.AW30]*1.1)" office:value-type="float" office:value="1" calcext:value-type="float">
            <text:p>1</text:p>
          </table:table-cell>
          <table:table-cell table:style-name="ce10" table:formula="of:=IF([.AX30]*1.1&gt;1;1;[.AX30]*1.1)" office:value-type="float" office:value="1" calcext:value-type="float">
            <text:p>1</text:p>
          </table:table-cell>
          <table:table-cell table:style-name="ce10" table:formula="of:=IF([.AY30]*1.1&gt;1;1;[.AY30]*1.1)" office:value-type="float" office:value="1" calcext:value-type="float">
            <text:p>1</text:p>
          </table:table-cell>
          <table:table-cell table:style-name="ce10" table:formula="of:=IF([.AZ30]*1.1&gt;1;1;[.AZ30]*1.1)" office:value-type="float" office:value="1" calcext:value-type="float">
            <text:p>1</text:p>
          </table:table-cell>
          <table:table-cell table:style-name="ce10" table:formula="of:=IF([.BA30]*1.1&gt;1;1;[.BA30]*1.1)" office:value-type="float" office:value="1" calcext:value-type="float">
            <text:p>1</text:p>
          </table:table-cell>
          <table:table-cell table:style-name="ce10" table:formula="of:=IF([.BB30]*1.1&gt;1;1;[.BB30]*1.1)" office:value-type="float" office:value="1" calcext:value-type="float">
            <text:p>1</text:p>
          </table:table-cell>
          <table:table-cell table:style-name="ce10" table:formula="of:=IF([.BC30]*1.1&gt;1;1;[.BC30]*1.1)" office:value-type="float" office:value="1" calcext:value-type="float">
            <text:p>1</text:p>
          </table:table-cell>
          <table:table-cell table:style-name="ce10" table:formula="of:=IF([.BD30]*1.1&gt;1;1;[.BD30]*1.1)" office:value-type="float" office:value="1" calcext:value-type="float">
            <text:p>1</text:p>
          </table:table-cell>
          <table:table-cell table:style-name="ce10" table:formula="of:=IF([.BE30]*1.1&gt;1;1;[.BE30]*1.1)" office:value-type="float" office:value="1" calcext:value-type="float">
            <text:p>1</text:p>
          </table:table-cell>
          <table:table-cell table:style-name="ce10" table:formula="of:=IF([.BF30]*1.1&gt;1;1;[.BF30]*1.1)" office:value-type="float" office:value="1" calcext:value-type="float">
            <text:p>1</text:p>
          </table:table-cell>
          <table:table-cell table:style-name="ce10" table:formula="of:=IF([.BG30]*1.1&gt;1;1;[.BG30]*1.1)" office:value-type="float" office:value="1" calcext:value-type="float">
            <text:p>1</text:p>
          </table:table-cell>
          <table:table-cell table:style-name="ce10" table:formula="of:=IF([.BH30]*1.1&gt;1;1;[.BH30]*1.1)" office:value-type="float" office:value="1" calcext:value-type="float">
            <text:p>1</text:p>
          </table:table-cell>
          <table:table-cell table:style-name="ce10" table:formula="of:=IF([.BI30]*1.1&gt;1;1;[.BI30]*1.1)" office:value-type="float" office:value="1" calcext:value-type="float">
            <text:p>1</text:p>
          </table:table-cell>
          <table:table-cell table:style-name="ce10" table:formula="of:=IF([.BJ30]*1.1&gt;1;1;[.BJ30]*1.1)" office:value-type="float" office:value="1" calcext:value-type="float">
            <text:p>1</text:p>
          </table:table-cell>
          <table:table-cell table:style-name="ce10" table:formula="of:=IF([.BK30]*1.1&gt;1;1;[.BK30]*1.1)" office:value-type="float" office:value="1" calcext:value-type="float">
            <text:p>1</text:p>
          </table:table-cell>
          <table:table-cell table:style-name="ce10" table:formula="of:=IF([.BL30]*1.1&gt;1;1;[.BL30]*1.1)" office:value-type="float" office:value="1" calcext:value-type="float">
            <text:p>1</text:p>
          </table:table-cell>
          <table:table-cell table:style-name="ce10" table:formula="of:=IF([.BM30]*1.1&gt;1;1;[.BM30]*1.1)" office:value-type="float" office:value="1" calcext:value-type="float">
            <text:p>1</text:p>
          </table:table-cell>
          <table:table-cell table:style-name="ce10" table:formula="of:=IF([.BN30]*1.1&gt;1;1;[.BN30]*1.1)" office:value-type="float" office:value="1" calcext:value-type="float">
            <text:p>1</text:p>
          </table:table-cell>
          <table:table-cell table:style-name="ce10" table:formula="of:=IF([.BO30]*1.1&gt;1;1;[.BO30]*1.1)" office:value-type="float" office:value="1" calcext:value-type="float">
            <text:p>1</text:p>
          </table:table-cell>
          <table:table-cell table:style-name="ce10" table:formula="of:=IF([.BP30]*1.1&gt;1;1;[.BP30]*1.1)" office:value-type="float" office:value="1" calcext:value-type="float">
            <text:p>1</text:p>
          </table:table-cell>
          <table:table-cell table:style-name="ce10" table:formula="of:=IF([.BQ30]*1.1&gt;1;1;[.BQ30]*1.1)" office:value-type="float" office:value="1" calcext:value-type="float">
            <text:p>1</text:p>
          </table:table-cell>
          <table:table-cell table:style-name="ce10" table:formula="of:=IF([.BR30]*1.1&gt;1;1;[.BR30]*1.1)" office:value-type="float" office:value="1" calcext:value-type="float">
            <text:p>1</text:p>
          </table:table-cell>
          <table:table-cell table:style-name="ce10" table:formula="of:=IF([.BS30]*1.1&gt;1;1;[.BS30]*1.1)" office:value-type="float" office:value="1" calcext:value-type="float">
            <text:p>1</text:p>
          </table:table-cell>
          <table:table-cell table:style-name="ce10" table:formula="of:=IF([.BT30]*1.1&gt;1;1;[.BT30]*1.1)" office:value-type="float" office:value="1" calcext:value-type="float">
            <text:p>1</text:p>
          </table:table-cell>
          <table:table-cell table:style-name="ce10" table:formula="of:=IF([.BU30]*1.1&gt;1;1;[.BU30]*1.1)" office:value-type="float" office:value="1" calcext:value-type="float">
            <text:p>1</text:p>
          </table:table-cell>
          <table:table-cell table:style-name="ce10" table:formula="of:=IF([.BV30]*1.1&gt;1;1;[.BV30]*1.1)" office:value-type="float" office:value="1" calcext:value-type="float">
            <text:p>1</text:p>
          </table:table-cell>
          <table:table-cell table:style-name="ce10" table:formula="of:=IF([.BW30]*1.1&gt;1;1;[.BW30]*1.1)" office:value-type="float" office:value="1" calcext:value-type="float">
            <text:p>1</text:p>
          </table:table-cell>
          <table:table-cell table:style-name="ce10" table:formula="of:=IF([.BX30]*1.1&gt;1;1;[.BX30]*1.1)" office:value-type="float" office:value="1" calcext:value-type="float">
            <text:p>1</text:p>
          </table:table-cell>
          <table:table-cell table:style-name="ce10" table:formula="of:=IF([.BY30]*1.1&gt;1;1;[.BY30]*1.1)" office:value-type="float" office:value="1" calcext:value-type="float">
            <text:p>1</text:p>
          </table:table-cell>
          <table:table-cell table:style-name="ce10" table:formula="of:=IF([.BZ30]*1.1&gt;1;1;[.BZ30]*1.1)" office:value-type="float" office:value="1" calcext:value-type="float">
            <text:p>1</text:p>
          </table:table-cell>
          <table:table-cell table:style-name="ce10" table:formula="of:=IF([.CA30]*1.1&gt;1;1;[.CA30]*1.1)" office:value-type="float" office:value="1" calcext:value-type="float">
            <text:p>1</text:p>
          </table:table-cell>
          <table:table-cell table:style-name="ce10" table:formula="of:=IF([.CB30]*1.1&gt;1;1;[.CB30]*1.1)" office:value-type="float" office:value="1" calcext:value-type="float">
            <text:p>1</text:p>
          </table:table-cell>
          <table:table-cell table:style-name="ce10" table:formula="of:=IF([.CC30]*1.1&gt;1;1;[.CC30]*1.1)" office:value-type="float" office:value="1" calcext:value-type="float">
            <text:p>1</text:p>
          </table:table-cell>
          <table:table-cell table:style-name="ce10" table:formula="of:=IF([.CD30]*1.1&gt;1;1;[.CD30]*1.1)" office:value-type="float" office:value="1" calcext:value-type="float">
            <text:p>1</text:p>
          </table:table-cell>
          <table:table-cell table:style-name="ce10" table:formula="of:=IF([.CE30]*1.1&gt;1;1;[.CE30]*1.1)" office:value-type="float" office:value="1" calcext:value-type="float">
            <text:p>1</text:p>
          </table:table-cell>
          <table:table-cell table:style-name="ce10" table:formula="of:=IF([.CF30]*1.1&gt;1;1;[.CF30]*1.1)" office:value-type="float" office:value="1" calcext:value-type="float">
            <text:p>1</text:p>
          </table:table-cell>
          <table:table-cell table:style-name="ce10" table:formula="of:=IF([.CG30]*1.1&gt;1;1;[.CG30]*1.1)" office:value-type="float" office:value="1" calcext:value-type="float">
            <text:p>1</text:p>
          </table:table-cell>
          <table:table-cell table:style-name="ce10" table:formula="of:=IF([.CH30]*1.1&gt;1;1;[.CH30]*1.1)" office:value-type="float" office:value="1" calcext:value-type="float">
            <text:p>1</text:p>
          </table:table-cell>
          <table:table-cell table:style-name="ce10" table:formula="of:=IF([.CI30]*1.1&gt;1;1;[.CI30]*1.1)" office:value-type="float" office:value="1" calcext:value-type="float">
            <text:p>1</text:p>
          </table:table-cell>
          <table:table-cell table:style-name="ce10" table:formula="of:=IF([.CJ30]*1.1&gt;1;1;[.CJ30]*1.1)" office:value-type="float" office:value="1" calcext:value-type="float">
            <text:p>1</text:p>
          </table:table-cell>
          <table:table-cell table:style-name="ce10" table:formula="of:=IF([.CK30]*1.1&gt;1;1;[.CK30]*1.1)" office:value-type="float" office:value="1" calcext:value-type="float">
            <text:p>1</text:p>
          </table:table-cell>
          <table:table-cell table:style-name="ce10" table:formula="of:=IF([.CL30]*1.1&gt;1;1;[.CL30]*1.1)" office:value-type="float" office:value="1" calcext:value-type="float">
            <text:p>1</text:p>
          </table:table-cell>
          <table:table-cell table:style-name="ce10" table:formula="of:=IF([.CM30]*1.1&gt;1;1;[.CM30]*1.1)" office:value-type="float" office:value="1" calcext:value-type="float">
            <text:p>1</text:p>
          </table:table-cell>
          <table:table-cell table:style-name="ce10" table:formula="of:=IF([.CN30]*1.1&gt;1;1;[.CN30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30]+0.1" office:value-type="float" office:value="0.4" calcext:value-type="float">
            <text:p>0,40</text:p>
          </table:table-cell>
          <table:table-cell table:style-name="ce10" table:formula="of:=IF([.A31]*1.1&gt;1;1;[.A31]*1.1)" office:value-type="float" office:value="0.44" calcext:value-type="float">
            <text:p>0,44</text:p>
          </table:table-cell>
          <table:table-cell table:formula="of:=IF([.B31]*1.1&gt;1;1;[.B31]*1.1)" office:value-type="float" office:value="0.484" calcext:value-type="float">
            <text:p>0,484</text:p>
          </table:table-cell>
          <table:table-cell table:formula="of:=IF([.C31]*1.1&gt;1;1;[.C31]*1.1)" office:value-type="float" office:value="0.5324" calcext:value-type="float">
            <text:p>0,5324</text:p>
          </table:table-cell>
          <table:table-cell table:formula="of:=IF([.D31]*1.1&gt;1;1;[.D31]*1.1)" office:value-type="float" office:value="0.58564" calcext:value-type="float">
            <text:p>0,58564</text:p>
          </table:table-cell>
          <table:table-cell table:formula="of:=IF([.E31]*1.1&gt;1;1;[.E31]*1.1)" office:value-type="float" office:value="0.644204" calcext:value-type="float">
            <text:p>0,644204</text:p>
          </table:table-cell>
          <table:table-cell table:style-name="ce10" table:formula="of:=IF([.F31]*1.1&gt;1;1;[.F31]*1.1)" office:value-type="float" office:value="0.7086244" calcext:value-type="float">
            <text:p>0,7086244</text:p>
          </table:table-cell>
          <table:table-cell table:style-name="ce10" table:formula="of:=IF([.G31]*1.1&gt;1;1;[.G31]*1.1)" office:value-type="float" office:value="0.77948684" calcext:value-type="float">
            <text:p>0,77948684</text:p>
          </table:table-cell>
          <table:table-cell table:style-name="ce10" table:formula="of:=IF([.H31]*1.1&gt;1;1;[.H31]*1.1)" office:value-type="float" office:value="0.857435524" calcext:value-type="float">
            <text:p>0,857435524</text:p>
          </table:table-cell>
          <table:table-cell table:style-name="ce10" table:formula="of:=IF([.I31]*1.1&gt;1;1;[.I31]*1.1)" office:value-type="float" office:value="0.9431790764" calcext:value-type="float">
            <text:p>0,9431790764</text:p>
          </table:table-cell>
          <table:table-cell table:style-name="ce10" table:formula="of:=IF([.J31]*1.1&gt;1;1;[.J31]*1.1)" office:value-type="float" office:value="1" calcext:value-type="float">
            <text:p>1</text:p>
          </table:table-cell>
          <table:table-cell table:style-name="ce10" table:formula="of:=IF([.K31]*1.1&gt;1;1;[.K31]*1.1)" office:value-type="float" office:value="1" calcext:value-type="float">
            <text:p>1</text:p>
          </table:table-cell>
          <table:table-cell table:style-name="ce10" table:formula="of:=IF([.L31]*1.1&gt;1;1;[.L31]*1.1)" office:value-type="float" office:value="1" calcext:value-type="float">
            <text:p>1</text:p>
          </table:table-cell>
          <table:table-cell table:style-name="ce10" table:formula="of:=IF([.M31]*1.1&gt;1;1;[.M31]*1.1)" office:value-type="float" office:value="1" calcext:value-type="float">
            <text:p>1</text:p>
          </table:table-cell>
          <table:table-cell table:style-name="ce10" table:formula="of:=IF([.N31]*1.1&gt;1;1;[.N31]*1.1)" office:value-type="float" office:value="1" calcext:value-type="float">
            <text:p>1</text:p>
          </table:table-cell>
          <table:table-cell table:style-name="ce10" table:formula="of:=IF([.O31]*1.1&gt;1;1;[.O31]*1.1)" office:value-type="float" office:value="1" calcext:value-type="float">
            <text:p>1</text:p>
          </table:table-cell>
          <table:table-cell table:style-name="ce10" table:formula="of:=IF([.P31]*1.1&gt;1;1;[.P31]*1.1)" office:value-type="float" office:value="1" calcext:value-type="float">
            <text:p>1</text:p>
          </table:table-cell>
          <table:table-cell table:style-name="ce10" table:formula="of:=IF([.Q31]*1.1&gt;1;1;[.Q31]*1.1)" office:value-type="float" office:value="1" calcext:value-type="float">
            <text:p>1</text:p>
          </table:table-cell>
          <table:table-cell table:style-name="ce10" table:formula="of:=IF([.R31]*1.1&gt;1;1;[.R31]*1.1)" office:value-type="float" office:value="1" calcext:value-type="float">
            <text:p>1</text:p>
          </table:table-cell>
          <table:table-cell table:style-name="ce10" table:formula="of:=IF([.S31]*1.1&gt;1;1;[.S31]*1.1)" office:value-type="float" office:value="1" calcext:value-type="float">
            <text:p>1</text:p>
          </table:table-cell>
          <table:table-cell table:style-name="ce10" table:formula="of:=IF([.T31]*1.1&gt;1;1;[.T31]*1.1)" office:value-type="float" office:value="1" calcext:value-type="float">
            <text:p>1</text:p>
          </table:table-cell>
          <table:table-cell table:style-name="ce10" table:formula="of:=IF([.U31]*1.1&gt;1;1;[.U31]*1.1)" office:value-type="float" office:value="1" calcext:value-type="float">
            <text:p>1</text:p>
          </table:table-cell>
          <table:table-cell table:style-name="ce10" table:formula="of:=IF([.V31]*1.1&gt;1;1;[.V31]*1.1)" office:value-type="float" office:value="1" calcext:value-type="float">
            <text:p>1</text:p>
          </table:table-cell>
          <table:table-cell table:style-name="ce10" table:formula="of:=IF([.W31]*1.1&gt;1;1;[.W31]*1.1)" office:value-type="float" office:value="1" calcext:value-type="float">
            <text:p>1</text:p>
          </table:table-cell>
          <table:table-cell table:style-name="ce10" table:formula="of:=IF([.X31]*1.1&gt;1;1;[.X31]*1.1)" office:value-type="float" office:value="1" calcext:value-type="float">
            <text:p>1</text:p>
          </table:table-cell>
          <table:table-cell table:style-name="ce10" table:formula="of:=IF([.Y31]*1.1&gt;1;1;[.Y31]*1.1)" office:value-type="float" office:value="1" calcext:value-type="float">
            <text:p>1</text:p>
          </table:table-cell>
          <table:table-cell table:style-name="ce10" table:formula="of:=IF([.Z31]*1.1&gt;1;1;[.Z31]*1.1)" office:value-type="float" office:value="1" calcext:value-type="float">
            <text:p>1</text:p>
          </table:table-cell>
          <table:table-cell table:style-name="ce10" table:formula="of:=IF([.AA31]*1.1&gt;1;1;[.AA31]*1.1)" office:value-type="float" office:value="1" calcext:value-type="float">
            <text:p>1</text:p>
          </table:table-cell>
          <table:table-cell table:style-name="ce10" table:formula="of:=IF([.AB31]*1.1&gt;1;1;[.AB31]*1.1)" office:value-type="float" office:value="1" calcext:value-type="float">
            <text:p>1</text:p>
          </table:table-cell>
          <table:table-cell table:style-name="ce10" table:formula="of:=IF([.AC31]*1.1&gt;1;1;[.AC31]*1.1)" office:value-type="float" office:value="1" calcext:value-type="float">
            <text:p>1</text:p>
          </table:table-cell>
          <table:table-cell table:style-name="ce10" table:formula="of:=IF([.AD31]*1.1&gt;1;1;[.AD31]*1.1)" office:value-type="float" office:value="1" calcext:value-type="float">
            <text:p>1</text:p>
          </table:table-cell>
          <table:table-cell table:style-name="ce10" table:formula="of:=IF([.AE31]*1.1&gt;1;1;[.AE31]*1.1)" office:value-type="float" office:value="1" calcext:value-type="float">
            <text:p>1</text:p>
          </table:table-cell>
          <table:table-cell table:style-name="ce10" table:formula="of:=IF([.AF31]*1.1&gt;1;1;[.AF31]*1.1)" office:value-type="float" office:value="1" calcext:value-type="float">
            <text:p>1</text:p>
          </table:table-cell>
          <table:table-cell table:style-name="ce10" table:formula="of:=IF([.AG31]*1.1&gt;1;1;[.AG31]*1.1)" office:value-type="float" office:value="1" calcext:value-type="float">
            <text:p>1</text:p>
          </table:table-cell>
          <table:table-cell table:style-name="ce10" table:formula="of:=IF([.AH31]*1.1&gt;1;1;[.AH31]*1.1)" office:value-type="float" office:value="1" calcext:value-type="float">
            <text:p>1</text:p>
          </table:table-cell>
          <table:table-cell table:style-name="ce10" table:formula="of:=IF([.AI31]*1.1&gt;1;1;[.AI31]*1.1)" office:value-type="float" office:value="1" calcext:value-type="float">
            <text:p>1</text:p>
          </table:table-cell>
          <table:table-cell table:style-name="ce10" table:formula="of:=IF([.AJ31]*1.1&gt;1;1;[.AJ31]*1.1)" office:value-type="float" office:value="1" calcext:value-type="float">
            <text:p>1</text:p>
          </table:table-cell>
          <table:table-cell table:style-name="ce10" table:formula="of:=IF([.AK31]*1.1&gt;1;1;[.AK31]*1.1)" office:value-type="float" office:value="1" calcext:value-type="float">
            <text:p>1</text:p>
          </table:table-cell>
          <table:table-cell table:style-name="ce10" table:formula="of:=IF([.AL31]*1.1&gt;1;1;[.AL31]*1.1)" office:value-type="float" office:value="1" calcext:value-type="float">
            <text:p>1</text:p>
          </table:table-cell>
          <table:table-cell table:style-name="ce10" table:formula="of:=IF([.AM31]*1.1&gt;1;1;[.AM31]*1.1)" office:value-type="float" office:value="1" calcext:value-type="float">
            <text:p>1</text:p>
          </table:table-cell>
          <table:table-cell table:style-name="ce10" table:formula="of:=IF([.AN31]*1.1&gt;1;1;[.AN31]*1.1)" office:value-type="float" office:value="1" calcext:value-type="float">
            <text:p>1</text:p>
          </table:table-cell>
          <table:table-cell table:style-name="ce10" table:formula="of:=IF([.AO31]*1.1&gt;1;1;[.AO31]*1.1)" office:value-type="float" office:value="1" calcext:value-type="float">
            <text:p>1</text:p>
          </table:table-cell>
          <table:table-cell table:style-name="ce10" table:formula="of:=IF([.AP31]*1.1&gt;1;1;[.AP31]*1.1)" office:value-type="float" office:value="1" calcext:value-type="float">
            <text:p>1</text:p>
          </table:table-cell>
          <table:table-cell table:style-name="ce10" table:formula="of:=IF([.AQ31]*1.1&gt;1;1;[.AQ31]*1.1)" office:value-type="float" office:value="1" calcext:value-type="float">
            <text:p>1</text:p>
          </table:table-cell>
          <table:table-cell table:style-name="ce10" table:formula="of:=IF([.AR31]*1.1&gt;1;1;[.AR31]*1.1)" office:value-type="float" office:value="1" calcext:value-type="float">
            <text:p>1</text:p>
          </table:table-cell>
          <table:table-cell table:style-name="ce10" table:formula="of:=IF([.AS31]*1.1&gt;1;1;[.AS31]*1.1)" office:value-type="float" office:value="1" calcext:value-type="float">
            <text:p>1</text:p>
          </table:table-cell>
          <table:table-cell table:style-name="ce10" table:formula="of:=IF([.AT31]*1.1&gt;1;1;[.AT31]*1.1)" office:value-type="float" office:value="1" calcext:value-type="float">
            <text:p>1</text:p>
          </table:table-cell>
          <table:table-cell table:style-name="ce10" table:formula="of:=IF([.AU31]*1.1&gt;1;1;[.AU31]*1.1)" office:value-type="float" office:value="1" calcext:value-type="float">
            <text:p>1</text:p>
          </table:table-cell>
          <table:table-cell table:style-name="ce10" table:formula="of:=IF([.AV31]*1.1&gt;1;1;[.AV31]*1.1)" office:value-type="float" office:value="1" calcext:value-type="float">
            <text:p>1</text:p>
          </table:table-cell>
          <table:table-cell table:style-name="ce10" table:formula="of:=IF([.AW31]*1.1&gt;1;1;[.AW31]*1.1)" office:value-type="float" office:value="1" calcext:value-type="float">
            <text:p>1</text:p>
          </table:table-cell>
          <table:table-cell table:style-name="ce10" table:formula="of:=IF([.AX31]*1.1&gt;1;1;[.AX31]*1.1)" office:value-type="float" office:value="1" calcext:value-type="float">
            <text:p>1</text:p>
          </table:table-cell>
          <table:table-cell table:style-name="ce10" table:formula="of:=IF([.AY31]*1.1&gt;1;1;[.AY31]*1.1)" office:value-type="float" office:value="1" calcext:value-type="float">
            <text:p>1</text:p>
          </table:table-cell>
          <table:table-cell table:style-name="ce10" table:formula="of:=IF([.AZ31]*1.1&gt;1;1;[.AZ31]*1.1)" office:value-type="float" office:value="1" calcext:value-type="float">
            <text:p>1</text:p>
          </table:table-cell>
          <table:table-cell table:style-name="ce10" table:formula="of:=IF([.BA31]*1.1&gt;1;1;[.BA31]*1.1)" office:value-type="float" office:value="1" calcext:value-type="float">
            <text:p>1</text:p>
          </table:table-cell>
          <table:table-cell table:style-name="ce10" table:formula="of:=IF([.BB31]*1.1&gt;1;1;[.BB31]*1.1)" office:value-type="float" office:value="1" calcext:value-type="float">
            <text:p>1</text:p>
          </table:table-cell>
          <table:table-cell table:style-name="ce10" table:formula="of:=IF([.BC31]*1.1&gt;1;1;[.BC31]*1.1)" office:value-type="float" office:value="1" calcext:value-type="float">
            <text:p>1</text:p>
          </table:table-cell>
          <table:table-cell table:style-name="ce10" table:formula="of:=IF([.BD31]*1.1&gt;1;1;[.BD31]*1.1)" office:value-type="float" office:value="1" calcext:value-type="float">
            <text:p>1</text:p>
          </table:table-cell>
          <table:table-cell table:style-name="ce10" table:formula="of:=IF([.BE31]*1.1&gt;1;1;[.BE31]*1.1)" office:value-type="float" office:value="1" calcext:value-type="float">
            <text:p>1</text:p>
          </table:table-cell>
          <table:table-cell table:style-name="ce10" table:formula="of:=IF([.BF31]*1.1&gt;1;1;[.BF31]*1.1)" office:value-type="float" office:value="1" calcext:value-type="float">
            <text:p>1</text:p>
          </table:table-cell>
          <table:table-cell table:style-name="ce10" table:formula="of:=IF([.BG31]*1.1&gt;1;1;[.BG31]*1.1)" office:value-type="float" office:value="1" calcext:value-type="float">
            <text:p>1</text:p>
          </table:table-cell>
          <table:table-cell table:style-name="ce10" table:formula="of:=IF([.BH31]*1.1&gt;1;1;[.BH31]*1.1)" office:value-type="float" office:value="1" calcext:value-type="float">
            <text:p>1</text:p>
          </table:table-cell>
          <table:table-cell table:style-name="ce10" table:formula="of:=IF([.BI31]*1.1&gt;1;1;[.BI31]*1.1)" office:value-type="float" office:value="1" calcext:value-type="float">
            <text:p>1</text:p>
          </table:table-cell>
          <table:table-cell table:style-name="ce10" table:formula="of:=IF([.BJ31]*1.1&gt;1;1;[.BJ31]*1.1)" office:value-type="float" office:value="1" calcext:value-type="float">
            <text:p>1</text:p>
          </table:table-cell>
          <table:table-cell table:style-name="ce10" table:formula="of:=IF([.BK31]*1.1&gt;1;1;[.BK31]*1.1)" office:value-type="float" office:value="1" calcext:value-type="float">
            <text:p>1</text:p>
          </table:table-cell>
          <table:table-cell table:style-name="ce10" table:formula="of:=IF([.BL31]*1.1&gt;1;1;[.BL31]*1.1)" office:value-type="float" office:value="1" calcext:value-type="float">
            <text:p>1</text:p>
          </table:table-cell>
          <table:table-cell table:style-name="ce10" table:formula="of:=IF([.BM31]*1.1&gt;1;1;[.BM31]*1.1)" office:value-type="float" office:value="1" calcext:value-type="float">
            <text:p>1</text:p>
          </table:table-cell>
          <table:table-cell table:style-name="ce10" table:formula="of:=IF([.BN31]*1.1&gt;1;1;[.BN31]*1.1)" office:value-type="float" office:value="1" calcext:value-type="float">
            <text:p>1</text:p>
          </table:table-cell>
          <table:table-cell table:style-name="ce10" table:formula="of:=IF([.BO31]*1.1&gt;1;1;[.BO31]*1.1)" office:value-type="float" office:value="1" calcext:value-type="float">
            <text:p>1</text:p>
          </table:table-cell>
          <table:table-cell table:style-name="ce10" table:formula="of:=IF([.BP31]*1.1&gt;1;1;[.BP31]*1.1)" office:value-type="float" office:value="1" calcext:value-type="float">
            <text:p>1</text:p>
          </table:table-cell>
          <table:table-cell table:style-name="ce10" table:formula="of:=IF([.BQ31]*1.1&gt;1;1;[.BQ31]*1.1)" office:value-type="float" office:value="1" calcext:value-type="float">
            <text:p>1</text:p>
          </table:table-cell>
          <table:table-cell table:style-name="ce10" table:formula="of:=IF([.BR31]*1.1&gt;1;1;[.BR31]*1.1)" office:value-type="float" office:value="1" calcext:value-type="float">
            <text:p>1</text:p>
          </table:table-cell>
          <table:table-cell table:style-name="ce10" table:formula="of:=IF([.BS31]*1.1&gt;1;1;[.BS31]*1.1)" office:value-type="float" office:value="1" calcext:value-type="float">
            <text:p>1</text:p>
          </table:table-cell>
          <table:table-cell table:style-name="ce10" table:formula="of:=IF([.BT31]*1.1&gt;1;1;[.BT31]*1.1)" office:value-type="float" office:value="1" calcext:value-type="float">
            <text:p>1</text:p>
          </table:table-cell>
          <table:table-cell table:style-name="ce10" table:formula="of:=IF([.BU31]*1.1&gt;1;1;[.BU31]*1.1)" office:value-type="float" office:value="1" calcext:value-type="float">
            <text:p>1</text:p>
          </table:table-cell>
          <table:table-cell table:style-name="ce10" table:formula="of:=IF([.BV31]*1.1&gt;1;1;[.BV31]*1.1)" office:value-type="float" office:value="1" calcext:value-type="float">
            <text:p>1</text:p>
          </table:table-cell>
          <table:table-cell table:style-name="ce10" table:formula="of:=IF([.BW31]*1.1&gt;1;1;[.BW31]*1.1)" office:value-type="float" office:value="1" calcext:value-type="float">
            <text:p>1</text:p>
          </table:table-cell>
          <table:table-cell table:style-name="ce10" table:formula="of:=IF([.BX31]*1.1&gt;1;1;[.BX31]*1.1)" office:value-type="float" office:value="1" calcext:value-type="float">
            <text:p>1</text:p>
          </table:table-cell>
          <table:table-cell table:style-name="ce10" table:formula="of:=IF([.BY31]*1.1&gt;1;1;[.BY31]*1.1)" office:value-type="float" office:value="1" calcext:value-type="float">
            <text:p>1</text:p>
          </table:table-cell>
          <table:table-cell table:style-name="ce10" table:formula="of:=IF([.BZ31]*1.1&gt;1;1;[.BZ31]*1.1)" office:value-type="float" office:value="1" calcext:value-type="float">
            <text:p>1</text:p>
          </table:table-cell>
          <table:table-cell table:style-name="ce10" table:formula="of:=IF([.CA31]*1.1&gt;1;1;[.CA31]*1.1)" office:value-type="float" office:value="1" calcext:value-type="float">
            <text:p>1</text:p>
          </table:table-cell>
          <table:table-cell table:style-name="ce10" table:formula="of:=IF([.CB31]*1.1&gt;1;1;[.CB31]*1.1)" office:value-type="float" office:value="1" calcext:value-type="float">
            <text:p>1</text:p>
          </table:table-cell>
          <table:table-cell table:style-name="ce10" table:formula="of:=IF([.CC31]*1.1&gt;1;1;[.CC31]*1.1)" office:value-type="float" office:value="1" calcext:value-type="float">
            <text:p>1</text:p>
          </table:table-cell>
          <table:table-cell table:style-name="ce10" table:formula="of:=IF([.CD31]*1.1&gt;1;1;[.CD31]*1.1)" office:value-type="float" office:value="1" calcext:value-type="float">
            <text:p>1</text:p>
          </table:table-cell>
          <table:table-cell table:style-name="ce10" table:formula="of:=IF([.CE31]*1.1&gt;1;1;[.CE31]*1.1)" office:value-type="float" office:value="1" calcext:value-type="float">
            <text:p>1</text:p>
          </table:table-cell>
          <table:table-cell table:style-name="ce10" table:formula="of:=IF([.CF31]*1.1&gt;1;1;[.CF31]*1.1)" office:value-type="float" office:value="1" calcext:value-type="float">
            <text:p>1</text:p>
          </table:table-cell>
          <table:table-cell table:style-name="ce10" table:formula="of:=IF([.CG31]*1.1&gt;1;1;[.CG31]*1.1)" office:value-type="float" office:value="1" calcext:value-type="float">
            <text:p>1</text:p>
          </table:table-cell>
          <table:table-cell table:style-name="ce10" table:formula="of:=IF([.CH31]*1.1&gt;1;1;[.CH31]*1.1)" office:value-type="float" office:value="1" calcext:value-type="float">
            <text:p>1</text:p>
          </table:table-cell>
          <table:table-cell table:style-name="ce10" table:formula="of:=IF([.CI31]*1.1&gt;1;1;[.CI31]*1.1)" office:value-type="float" office:value="1" calcext:value-type="float">
            <text:p>1</text:p>
          </table:table-cell>
          <table:table-cell table:style-name="ce10" table:formula="of:=IF([.CJ31]*1.1&gt;1;1;[.CJ31]*1.1)" office:value-type="float" office:value="1" calcext:value-type="float">
            <text:p>1</text:p>
          </table:table-cell>
          <table:table-cell table:style-name="ce10" table:formula="of:=IF([.CK31]*1.1&gt;1;1;[.CK31]*1.1)" office:value-type="float" office:value="1" calcext:value-type="float">
            <text:p>1</text:p>
          </table:table-cell>
          <table:table-cell table:style-name="ce10" table:formula="of:=IF([.CL31]*1.1&gt;1;1;[.CL31]*1.1)" office:value-type="float" office:value="1" calcext:value-type="float">
            <text:p>1</text:p>
          </table:table-cell>
          <table:table-cell table:style-name="ce10" table:formula="of:=IF([.CM31]*1.1&gt;1;1;[.CM31]*1.1)" office:value-type="float" office:value="1" calcext:value-type="float">
            <text:p>1</text:p>
          </table:table-cell>
          <table:table-cell table:style-name="ce10" table:formula="of:=IF([.CN31]*1.1&gt;1;1;[.CN31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31]+0.1" office:value-type="float" office:value="0.5" calcext:value-type="float">
            <text:p>0,50</text:p>
          </table:table-cell>
          <table:table-cell table:style-name="ce10" table:formula="of:=IF([.A32]*1.1&gt;1;1;[.A32]*1.1)" office:value-type="float" office:value="0.55" calcext:value-type="float">
            <text:p>0,55</text:p>
          </table:table-cell>
          <table:table-cell table:formula="of:=IF([.B32]*1.1&gt;1;1;[.B32]*1.1)" office:value-type="float" office:value="0.605" calcext:value-type="float">
            <text:p>0,605</text:p>
          </table:table-cell>
          <table:table-cell table:formula="of:=IF([.C32]*1.1&gt;1;1;[.C32]*1.1)" office:value-type="float" office:value="0.6655" calcext:value-type="float">
            <text:p>0,6655</text:p>
          </table:table-cell>
          <table:table-cell table:formula="of:=IF([.D32]*1.1&gt;1;1;[.D32]*1.1)" office:value-type="float" office:value="0.73205" calcext:value-type="float">
            <text:p>0,73205</text:p>
          </table:table-cell>
          <table:table-cell table:formula="of:=IF([.E32]*1.1&gt;1;1;[.E32]*1.1)" office:value-type="float" office:value="0.805255" calcext:value-type="float">
            <text:p>0,805255</text:p>
          </table:table-cell>
          <table:table-cell table:style-name="ce10" table:formula="of:=IF([.F32]*1.1&gt;1;1;[.F32]*1.1)" office:value-type="float" office:value="0.8857805" calcext:value-type="float">
            <text:p>0,8857805</text:p>
          </table:table-cell>
          <table:table-cell table:style-name="ce10" table:formula="of:=IF([.G32]*1.1&gt;1;1;[.G32]*1.1)" office:value-type="float" office:value="0.974358550000001" calcext:value-type="float">
            <text:p>0,97435855</text:p>
          </table:table-cell>
          <table:table-cell table:style-name="ce10" table:formula="of:=IF([.H32]*1.1&gt;1;1;[.H32]*1.1)" office:value-type="float" office:value="1" calcext:value-type="float">
            <text:p>1</text:p>
          </table:table-cell>
          <table:table-cell table:style-name="ce10" table:formula="of:=IF([.I32]*1.1&gt;1;1;[.I32]*1.1)" office:value-type="float" office:value="1" calcext:value-type="float">
            <text:p>1</text:p>
          </table:table-cell>
          <table:table-cell table:style-name="ce10" table:formula="of:=IF([.J32]*1.1&gt;1;1;[.J32]*1.1)" office:value-type="float" office:value="1" calcext:value-type="float">
            <text:p>1</text:p>
          </table:table-cell>
          <table:table-cell table:style-name="ce10" table:formula="of:=IF([.K32]*1.1&gt;1;1;[.K32]*1.1)" office:value-type="float" office:value="1" calcext:value-type="float">
            <text:p>1</text:p>
          </table:table-cell>
          <table:table-cell table:style-name="ce10" table:formula="of:=IF([.L32]*1.1&gt;1;1;[.L32]*1.1)" office:value-type="float" office:value="1" calcext:value-type="float">
            <text:p>1</text:p>
          </table:table-cell>
          <table:table-cell table:style-name="ce10" table:formula="of:=IF([.M32]*1.1&gt;1;1;[.M32]*1.1)" office:value-type="float" office:value="1" calcext:value-type="float">
            <text:p>1</text:p>
          </table:table-cell>
          <table:table-cell table:style-name="ce10" table:formula="of:=IF([.N32]*1.1&gt;1;1;[.N32]*1.1)" office:value-type="float" office:value="1" calcext:value-type="float">
            <text:p>1</text:p>
          </table:table-cell>
          <table:table-cell table:style-name="ce10" table:formula="of:=IF([.O32]*1.1&gt;1;1;[.O32]*1.1)" office:value-type="float" office:value="1" calcext:value-type="float">
            <text:p>1</text:p>
          </table:table-cell>
          <table:table-cell table:style-name="ce10" table:formula="of:=IF([.P32]*1.1&gt;1;1;[.P32]*1.1)" office:value-type="float" office:value="1" calcext:value-type="float">
            <text:p>1</text:p>
          </table:table-cell>
          <table:table-cell table:style-name="ce10" table:formula="of:=IF([.Q32]*1.1&gt;1;1;[.Q32]*1.1)" office:value-type="float" office:value="1" calcext:value-type="float">
            <text:p>1</text:p>
          </table:table-cell>
          <table:table-cell table:style-name="ce10" table:formula="of:=IF([.R32]*1.1&gt;1;1;[.R32]*1.1)" office:value-type="float" office:value="1" calcext:value-type="float">
            <text:p>1</text:p>
          </table:table-cell>
          <table:table-cell table:style-name="ce10" table:formula="of:=IF([.S32]*1.1&gt;1;1;[.S32]*1.1)" office:value-type="float" office:value="1" calcext:value-type="float">
            <text:p>1</text:p>
          </table:table-cell>
          <table:table-cell table:style-name="ce10" table:formula="of:=IF([.T32]*1.1&gt;1;1;[.T32]*1.1)" office:value-type="float" office:value="1" calcext:value-type="float">
            <text:p>1</text:p>
          </table:table-cell>
          <table:table-cell table:style-name="ce10" table:formula="of:=IF([.U32]*1.1&gt;1;1;[.U32]*1.1)" office:value-type="float" office:value="1" calcext:value-type="float">
            <text:p>1</text:p>
          </table:table-cell>
          <table:table-cell table:style-name="ce10" table:formula="of:=IF([.V32]*1.1&gt;1;1;[.V32]*1.1)" office:value-type="float" office:value="1" calcext:value-type="float">
            <text:p>1</text:p>
          </table:table-cell>
          <table:table-cell table:style-name="ce10" table:formula="of:=IF([.W32]*1.1&gt;1;1;[.W32]*1.1)" office:value-type="float" office:value="1" calcext:value-type="float">
            <text:p>1</text:p>
          </table:table-cell>
          <table:table-cell table:style-name="ce10" table:formula="of:=IF([.X32]*1.1&gt;1;1;[.X32]*1.1)" office:value-type="float" office:value="1" calcext:value-type="float">
            <text:p>1</text:p>
          </table:table-cell>
          <table:table-cell table:style-name="ce10" table:formula="of:=IF([.Y32]*1.1&gt;1;1;[.Y32]*1.1)" office:value-type="float" office:value="1" calcext:value-type="float">
            <text:p>1</text:p>
          </table:table-cell>
          <table:table-cell table:style-name="ce10" table:formula="of:=IF([.Z32]*1.1&gt;1;1;[.Z32]*1.1)" office:value-type="float" office:value="1" calcext:value-type="float">
            <text:p>1</text:p>
          </table:table-cell>
          <table:table-cell table:style-name="ce10" table:formula="of:=IF([.AA32]*1.1&gt;1;1;[.AA32]*1.1)" office:value-type="float" office:value="1" calcext:value-type="float">
            <text:p>1</text:p>
          </table:table-cell>
          <table:table-cell table:style-name="ce10" table:formula="of:=IF([.AB32]*1.1&gt;1;1;[.AB32]*1.1)" office:value-type="float" office:value="1" calcext:value-type="float">
            <text:p>1</text:p>
          </table:table-cell>
          <table:table-cell table:style-name="ce10" table:formula="of:=IF([.AC32]*1.1&gt;1;1;[.AC32]*1.1)" office:value-type="float" office:value="1" calcext:value-type="float">
            <text:p>1</text:p>
          </table:table-cell>
          <table:table-cell table:style-name="ce10" table:formula="of:=IF([.AD32]*1.1&gt;1;1;[.AD32]*1.1)" office:value-type="float" office:value="1" calcext:value-type="float">
            <text:p>1</text:p>
          </table:table-cell>
          <table:table-cell table:style-name="ce10" table:formula="of:=IF([.AE32]*1.1&gt;1;1;[.AE32]*1.1)" office:value-type="float" office:value="1" calcext:value-type="float">
            <text:p>1</text:p>
          </table:table-cell>
          <table:table-cell table:style-name="ce10" table:formula="of:=IF([.AF32]*1.1&gt;1;1;[.AF32]*1.1)" office:value-type="float" office:value="1" calcext:value-type="float">
            <text:p>1</text:p>
          </table:table-cell>
          <table:table-cell table:style-name="ce10" table:formula="of:=IF([.AG32]*1.1&gt;1;1;[.AG32]*1.1)" office:value-type="float" office:value="1" calcext:value-type="float">
            <text:p>1</text:p>
          </table:table-cell>
          <table:table-cell table:style-name="ce10" table:formula="of:=IF([.AH32]*1.1&gt;1;1;[.AH32]*1.1)" office:value-type="float" office:value="1" calcext:value-type="float">
            <text:p>1</text:p>
          </table:table-cell>
          <table:table-cell table:style-name="ce10" table:formula="of:=IF([.AI32]*1.1&gt;1;1;[.AI32]*1.1)" office:value-type="float" office:value="1" calcext:value-type="float">
            <text:p>1</text:p>
          </table:table-cell>
          <table:table-cell table:style-name="ce10" table:formula="of:=IF([.AJ32]*1.1&gt;1;1;[.AJ32]*1.1)" office:value-type="float" office:value="1" calcext:value-type="float">
            <text:p>1</text:p>
          </table:table-cell>
          <table:table-cell table:style-name="ce10" table:formula="of:=IF([.AK32]*1.1&gt;1;1;[.AK32]*1.1)" office:value-type="float" office:value="1" calcext:value-type="float">
            <text:p>1</text:p>
          </table:table-cell>
          <table:table-cell table:style-name="ce10" table:formula="of:=IF([.AL32]*1.1&gt;1;1;[.AL32]*1.1)" office:value-type="float" office:value="1" calcext:value-type="float">
            <text:p>1</text:p>
          </table:table-cell>
          <table:table-cell table:style-name="ce10" table:formula="of:=IF([.AM32]*1.1&gt;1;1;[.AM32]*1.1)" office:value-type="float" office:value="1" calcext:value-type="float">
            <text:p>1</text:p>
          </table:table-cell>
          <table:table-cell table:style-name="ce10" table:formula="of:=IF([.AN32]*1.1&gt;1;1;[.AN32]*1.1)" office:value-type="float" office:value="1" calcext:value-type="float">
            <text:p>1</text:p>
          </table:table-cell>
          <table:table-cell table:style-name="ce10" table:formula="of:=IF([.AO32]*1.1&gt;1;1;[.AO32]*1.1)" office:value-type="float" office:value="1" calcext:value-type="float">
            <text:p>1</text:p>
          </table:table-cell>
          <table:table-cell table:style-name="ce10" table:formula="of:=IF([.AP32]*1.1&gt;1;1;[.AP32]*1.1)" office:value-type="float" office:value="1" calcext:value-type="float">
            <text:p>1</text:p>
          </table:table-cell>
          <table:table-cell table:style-name="ce10" table:formula="of:=IF([.AQ32]*1.1&gt;1;1;[.AQ32]*1.1)" office:value-type="float" office:value="1" calcext:value-type="float">
            <text:p>1</text:p>
          </table:table-cell>
          <table:table-cell table:style-name="ce10" table:formula="of:=IF([.AR32]*1.1&gt;1;1;[.AR32]*1.1)" office:value-type="float" office:value="1" calcext:value-type="float">
            <text:p>1</text:p>
          </table:table-cell>
          <table:table-cell table:style-name="ce10" table:formula="of:=IF([.AS32]*1.1&gt;1;1;[.AS32]*1.1)" office:value-type="float" office:value="1" calcext:value-type="float">
            <text:p>1</text:p>
          </table:table-cell>
          <table:table-cell table:style-name="ce10" table:formula="of:=IF([.AT32]*1.1&gt;1;1;[.AT32]*1.1)" office:value-type="float" office:value="1" calcext:value-type="float">
            <text:p>1</text:p>
          </table:table-cell>
          <table:table-cell table:style-name="ce10" table:formula="of:=IF([.AU32]*1.1&gt;1;1;[.AU32]*1.1)" office:value-type="float" office:value="1" calcext:value-type="float">
            <text:p>1</text:p>
          </table:table-cell>
          <table:table-cell table:style-name="ce10" table:formula="of:=IF([.AV32]*1.1&gt;1;1;[.AV32]*1.1)" office:value-type="float" office:value="1" calcext:value-type="float">
            <text:p>1</text:p>
          </table:table-cell>
          <table:table-cell table:style-name="ce10" table:formula="of:=IF([.AW32]*1.1&gt;1;1;[.AW32]*1.1)" office:value-type="float" office:value="1" calcext:value-type="float">
            <text:p>1</text:p>
          </table:table-cell>
          <table:table-cell table:style-name="ce10" table:formula="of:=IF([.AX32]*1.1&gt;1;1;[.AX32]*1.1)" office:value-type="float" office:value="1" calcext:value-type="float">
            <text:p>1</text:p>
          </table:table-cell>
          <table:table-cell table:style-name="ce10" table:formula="of:=IF([.AY32]*1.1&gt;1;1;[.AY32]*1.1)" office:value-type="float" office:value="1" calcext:value-type="float">
            <text:p>1</text:p>
          </table:table-cell>
          <table:table-cell table:style-name="ce10" table:formula="of:=IF([.AZ32]*1.1&gt;1;1;[.AZ32]*1.1)" office:value-type="float" office:value="1" calcext:value-type="float">
            <text:p>1</text:p>
          </table:table-cell>
          <table:table-cell table:style-name="ce10" table:formula="of:=IF([.BA32]*1.1&gt;1;1;[.BA32]*1.1)" office:value-type="float" office:value="1" calcext:value-type="float">
            <text:p>1</text:p>
          </table:table-cell>
          <table:table-cell table:style-name="ce10" table:formula="of:=IF([.BB32]*1.1&gt;1;1;[.BB32]*1.1)" office:value-type="float" office:value="1" calcext:value-type="float">
            <text:p>1</text:p>
          </table:table-cell>
          <table:table-cell table:style-name="ce10" table:formula="of:=IF([.BC32]*1.1&gt;1;1;[.BC32]*1.1)" office:value-type="float" office:value="1" calcext:value-type="float">
            <text:p>1</text:p>
          </table:table-cell>
          <table:table-cell table:style-name="ce10" table:formula="of:=IF([.BD32]*1.1&gt;1;1;[.BD32]*1.1)" office:value-type="float" office:value="1" calcext:value-type="float">
            <text:p>1</text:p>
          </table:table-cell>
          <table:table-cell table:style-name="ce10" table:formula="of:=IF([.BE32]*1.1&gt;1;1;[.BE32]*1.1)" office:value-type="float" office:value="1" calcext:value-type="float">
            <text:p>1</text:p>
          </table:table-cell>
          <table:table-cell table:style-name="ce10" table:formula="of:=IF([.BF32]*1.1&gt;1;1;[.BF32]*1.1)" office:value-type="float" office:value="1" calcext:value-type="float">
            <text:p>1</text:p>
          </table:table-cell>
          <table:table-cell table:style-name="ce10" table:formula="of:=IF([.BG32]*1.1&gt;1;1;[.BG32]*1.1)" office:value-type="float" office:value="1" calcext:value-type="float">
            <text:p>1</text:p>
          </table:table-cell>
          <table:table-cell table:style-name="ce10" table:formula="of:=IF([.BH32]*1.1&gt;1;1;[.BH32]*1.1)" office:value-type="float" office:value="1" calcext:value-type="float">
            <text:p>1</text:p>
          </table:table-cell>
          <table:table-cell table:style-name="ce10" table:formula="of:=IF([.BI32]*1.1&gt;1;1;[.BI32]*1.1)" office:value-type="float" office:value="1" calcext:value-type="float">
            <text:p>1</text:p>
          </table:table-cell>
          <table:table-cell table:style-name="ce10" table:formula="of:=IF([.BJ32]*1.1&gt;1;1;[.BJ32]*1.1)" office:value-type="float" office:value="1" calcext:value-type="float">
            <text:p>1</text:p>
          </table:table-cell>
          <table:table-cell table:style-name="ce10" table:formula="of:=IF([.BK32]*1.1&gt;1;1;[.BK32]*1.1)" office:value-type="float" office:value="1" calcext:value-type="float">
            <text:p>1</text:p>
          </table:table-cell>
          <table:table-cell table:style-name="ce10" table:formula="of:=IF([.BL32]*1.1&gt;1;1;[.BL32]*1.1)" office:value-type="float" office:value="1" calcext:value-type="float">
            <text:p>1</text:p>
          </table:table-cell>
          <table:table-cell table:style-name="ce10" table:formula="of:=IF([.BM32]*1.1&gt;1;1;[.BM32]*1.1)" office:value-type="float" office:value="1" calcext:value-type="float">
            <text:p>1</text:p>
          </table:table-cell>
          <table:table-cell table:style-name="ce10" table:formula="of:=IF([.BN32]*1.1&gt;1;1;[.BN32]*1.1)" office:value-type="float" office:value="1" calcext:value-type="float">
            <text:p>1</text:p>
          </table:table-cell>
          <table:table-cell table:style-name="ce10" table:formula="of:=IF([.BO32]*1.1&gt;1;1;[.BO32]*1.1)" office:value-type="float" office:value="1" calcext:value-type="float">
            <text:p>1</text:p>
          </table:table-cell>
          <table:table-cell table:style-name="ce10" table:formula="of:=IF([.BP32]*1.1&gt;1;1;[.BP32]*1.1)" office:value-type="float" office:value="1" calcext:value-type="float">
            <text:p>1</text:p>
          </table:table-cell>
          <table:table-cell table:style-name="ce10" table:formula="of:=IF([.BQ32]*1.1&gt;1;1;[.BQ32]*1.1)" office:value-type="float" office:value="1" calcext:value-type="float">
            <text:p>1</text:p>
          </table:table-cell>
          <table:table-cell table:style-name="ce10" table:formula="of:=IF([.BR32]*1.1&gt;1;1;[.BR32]*1.1)" office:value-type="float" office:value="1" calcext:value-type="float">
            <text:p>1</text:p>
          </table:table-cell>
          <table:table-cell table:style-name="ce10" table:formula="of:=IF([.BS32]*1.1&gt;1;1;[.BS32]*1.1)" office:value-type="float" office:value="1" calcext:value-type="float">
            <text:p>1</text:p>
          </table:table-cell>
          <table:table-cell table:style-name="ce10" table:formula="of:=IF([.BT32]*1.1&gt;1;1;[.BT32]*1.1)" office:value-type="float" office:value="1" calcext:value-type="float">
            <text:p>1</text:p>
          </table:table-cell>
          <table:table-cell table:style-name="ce10" table:formula="of:=IF([.BU32]*1.1&gt;1;1;[.BU32]*1.1)" office:value-type="float" office:value="1" calcext:value-type="float">
            <text:p>1</text:p>
          </table:table-cell>
          <table:table-cell table:style-name="ce10" table:formula="of:=IF([.BV32]*1.1&gt;1;1;[.BV32]*1.1)" office:value-type="float" office:value="1" calcext:value-type="float">
            <text:p>1</text:p>
          </table:table-cell>
          <table:table-cell table:style-name="ce10" table:formula="of:=IF([.BW32]*1.1&gt;1;1;[.BW32]*1.1)" office:value-type="float" office:value="1" calcext:value-type="float">
            <text:p>1</text:p>
          </table:table-cell>
          <table:table-cell table:style-name="ce10" table:formula="of:=IF([.BX32]*1.1&gt;1;1;[.BX32]*1.1)" office:value-type="float" office:value="1" calcext:value-type="float">
            <text:p>1</text:p>
          </table:table-cell>
          <table:table-cell table:style-name="ce10" table:formula="of:=IF([.BY32]*1.1&gt;1;1;[.BY32]*1.1)" office:value-type="float" office:value="1" calcext:value-type="float">
            <text:p>1</text:p>
          </table:table-cell>
          <table:table-cell table:style-name="ce10" table:formula="of:=IF([.BZ32]*1.1&gt;1;1;[.BZ32]*1.1)" office:value-type="float" office:value="1" calcext:value-type="float">
            <text:p>1</text:p>
          </table:table-cell>
          <table:table-cell table:style-name="ce10" table:formula="of:=IF([.CA32]*1.1&gt;1;1;[.CA32]*1.1)" office:value-type="float" office:value="1" calcext:value-type="float">
            <text:p>1</text:p>
          </table:table-cell>
          <table:table-cell table:style-name="ce10" table:formula="of:=IF([.CB32]*1.1&gt;1;1;[.CB32]*1.1)" office:value-type="float" office:value="1" calcext:value-type="float">
            <text:p>1</text:p>
          </table:table-cell>
          <table:table-cell table:style-name="ce10" table:formula="of:=IF([.CC32]*1.1&gt;1;1;[.CC32]*1.1)" office:value-type="float" office:value="1" calcext:value-type="float">
            <text:p>1</text:p>
          </table:table-cell>
          <table:table-cell table:style-name="ce10" table:formula="of:=IF([.CD32]*1.1&gt;1;1;[.CD32]*1.1)" office:value-type="float" office:value="1" calcext:value-type="float">
            <text:p>1</text:p>
          </table:table-cell>
          <table:table-cell table:style-name="ce10" table:formula="of:=IF([.CE32]*1.1&gt;1;1;[.CE32]*1.1)" office:value-type="float" office:value="1" calcext:value-type="float">
            <text:p>1</text:p>
          </table:table-cell>
          <table:table-cell table:style-name="ce10" table:formula="of:=IF([.CF32]*1.1&gt;1;1;[.CF32]*1.1)" office:value-type="float" office:value="1" calcext:value-type="float">
            <text:p>1</text:p>
          </table:table-cell>
          <table:table-cell table:style-name="ce10" table:formula="of:=IF([.CG32]*1.1&gt;1;1;[.CG32]*1.1)" office:value-type="float" office:value="1" calcext:value-type="float">
            <text:p>1</text:p>
          </table:table-cell>
          <table:table-cell table:style-name="ce10" table:formula="of:=IF([.CH32]*1.1&gt;1;1;[.CH32]*1.1)" office:value-type="float" office:value="1" calcext:value-type="float">
            <text:p>1</text:p>
          </table:table-cell>
          <table:table-cell table:style-name="ce10" table:formula="of:=IF([.CI32]*1.1&gt;1;1;[.CI32]*1.1)" office:value-type="float" office:value="1" calcext:value-type="float">
            <text:p>1</text:p>
          </table:table-cell>
          <table:table-cell table:style-name="ce10" table:formula="of:=IF([.CJ32]*1.1&gt;1;1;[.CJ32]*1.1)" office:value-type="float" office:value="1" calcext:value-type="float">
            <text:p>1</text:p>
          </table:table-cell>
          <table:table-cell table:style-name="ce10" table:formula="of:=IF([.CK32]*1.1&gt;1;1;[.CK32]*1.1)" office:value-type="float" office:value="1" calcext:value-type="float">
            <text:p>1</text:p>
          </table:table-cell>
          <table:table-cell table:style-name="ce10" table:formula="of:=IF([.CL32]*1.1&gt;1;1;[.CL32]*1.1)" office:value-type="float" office:value="1" calcext:value-type="float">
            <text:p>1</text:p>
          </table:table-cell>
          <table:table-cell table:style-name="ce10" table:formula="of:=IF([.CM32]*1.1&gt;1;1;[.CM32]*1.1)" office:value-type="float" office:value="1" calcext:value-type="float">
            <text:p>1</text:p>
          </table:table-cell>
          <table:table-cell table:style-name="ce10" table:formula="of:=IF([.CN32]*1.1&gt;1;1;[.CN32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32]+0.1" office:value-type="float" office:value="0.6" calcext:value-type="float">
            <text:p>0,60</text:p>
          </table:table-cell>
          <table:table-cell table:style-name="ce10" table:formula="of:=IF([.A33]*1.1&gt;1;1;[.A33]*1.1)" office:value-type="float" office:value="0.66" calcext:value-type="float">
            <text:p>0,66</text:p>
          </table:table-cell>
          <table:table-cell table:formula="of:=IF([.B33]*1.1&gt;1;1;[.B33]*1.1)" office:value-type="float" office:value="0.726" calcext:value-type="float">
            <text:p>0,726</text:p>
          </table:table-cell>
          <table:table-cell table:formula="of:=IF([.C33]*1.1&gt;1;1;[.C33]*1.1)" office:value-type="float" office:value="0.7986" calcext:value-type="float">
            <text:p>0,7986</text:p>
          </table:table-cell>
          <table:table-cell table:formula="of:=IF([.D33]*1.1&gt;1;1;[.D33]*1.1)" office:value-type="float" office:value="0.87846" calcext:value-type="float">
            <text:p>0,87846</text:p>
          </table:table-cell>
          <table:table-cell table:formula="of:=IF([.E33]*1.1&gt;1;1;[.E33]*1.1)" office:value-type="float" office:value="0.966306" calcext:value-type="float">
            <text:p>0,966306</text:p>
          </table:table-cell>
          <table:table-cell table:style-name="ce10" table:formula="of:=IF([.F33]*1.1&gt;1;1;[.F33]*1.1)" office:value-type="float" office:value="1" calcext:value-type="float">
            <text:p>1</text:p>
          </table:table-cell>
          <table:table-cell table:style-name="ce10" table:formula="of:=IF([.G33]*1.1&gt;1;1;[.G33]*1.1)" office:value-type="float" office:value="1" calcext:value-type="float">
            <text:p>1</text:p>
          </table:table-cell>
          <table:table-cell table:style-name="ce10" table:formula="of:=IF([.H33]*1.1&gt;1;1;[.H33]*1.1)" office:value-type="float" office:value="1" calcext:value-type="float">
            <text:p>1</text:p>
          </table:table-cell>
          <table:table-cell table:style-name="ce10" table:formula="of:=IF([.I33]*1.1&gt;1;1;[.I33]*1.1)" office:value-type="float" office:value="1" calcext:value-type="float">
            <text:p>1</text:p>
          </table:table-cell>
          <table:table-cell table:style-name="ce10" table:formula="of:=IF([.J33]*1.1&gt;1;1;[.J33]*1.1)" office:value-type="float" office:value="1" calcext:value-type="float">
            <text:p>1</text:p>
          </table:table-cell>
          <table:table-cell table:style-name="ce10" table:formula="of:=IF([.K33]*1.1&gt;1;1;[.K33]*1.1)" office:value-type="float" office:value="1" calcext:value-type="float">
            <text:p>1</text:p>
          </table:table-cell>
          <table:table-cell table:style-name="ce10" table:formula="of:=IF([.L33]*1.1&gt;1;1;[.L33]*1.1)" office:value-type="float" office:value="1" calcext:value-type="float">
            <text:p>1</text:p>
          </table:table-cell>
          <table:table-cell table:style-name="ce10" table:formula="of:=IF([.M33]*1.1&gt;1;1;[.M33]*1.1)" office:value-type="float" office:value="1" calcext:value-type="float">
            <text:p>1</text:p>
          </table:table-cell>
          <table:table-cell table:style-name="ce10" table:formula="of:=IF([.N33]*1.1&gt;1;1;[.N33]*1.1)" office:value-type="float" office:value="1" calcext:value-type="float">
            <text:p>1</text:p>
          </table:table-cell>
          <table:table-cell table:style-name="ce10" table:formula="of:=IF([.O33]*1.1&gt;1;1;[.O33]*1.1)" office:value-type="float" office:value="1" calcext:value-type="float">
            <text:p>1</text:p>
          </table:table-cell>
          <table:table-cell table:style-name="ce10" table:formula="of:=IF([.P33]*1.1&gt;1;1;[.P33]*1.1)" office:value-type="float" office:value="1" calcext:value-type="float">
            <text:p>1</text:p>
          </table:table-cell>
          <table:table-cell table:style-name="ce10" table:formula="of:=IF([.Q33]*1.1&gt;1;1;[.Q33]*1.1)" office:value-type="float" office:value="1" calcext:value-type="float">
            <text:p>1</text:p>
          </table:table-cell>
          <table:table-cell table:style-name="ce10" table:formula="of:=IF([.R33]*1.1&gt;1;1;[.R33]*1.1)" office:value-type="float" office:value="1" calcext:value-type="float">
            <text:p>1</text:p>
          </table:table-cell>
          <table:table-cell table:style-name="ce10" table:formula="of:=IF([.S33]*1.1&gt;1;1;[.S33]*1.1)" office:value-type="float" office:value="1" calcext:value-type="float">
            <text:p>1</text:p>
          </table:table-cell>
          <table:table-cell table:style-name="ce10" table:formula="of:=IF([.T33]*1.1&gt;1;1;[.T33]*1.1)" office:value-type="float" office:value="1" calcext:value-type="float">
            <text:p>1</text:p>
          </table:table-cell>
          <table:table-cell table:style-name="ce10" table:formula="of:=IF([.U33]*1.1&gt;1;1;[.U33]*1.1)" office:value-type="float" office:value="1" calcext:value-type="float">
            <text:p>1</text:p>
          </table:table-cell>
          <table:table-cell table:style-name="ce10" table:formula="of:=IF([.V33]*1.1&gt;1;1;[.V33]*1.1)" office:value-type="float" office:value="1" calcext:value-type="float">
            <text:p>1</text:p>
          </table:table-cell>
          <table:table-cell table:style-name="ce10" table:formula="of:=IF([.W33]*1.1&gt;1;1;[.W33]*1.1)" office:value-type="float" office:value="1" calcext:value-type="float">
            <text:p>1</text:p>
          </table:table-cell>
          <table:table-cell table:style-name="ce10" table:formula="of:=IF([.X33]*1.1&gt;1;1;[.X33]*1.1)" office:value-type="float" office:value="1" calcext:value-type="float">
            <text:p>1</text:p>
          </table:table-cell>
          <table:table-cell table:style-name="ce10" table:formula="of:=IF([.Y33]*1.1&gt;1;1;[.Y33]*1.1)" office:value-type="float" office:value="1" calcext:value-type="float">
            <text:p>1</text:p>
          </table:table-cell>
          <table:table-cell table:style-name="ce10" table:formula="of:=IF([.Z33]*1.1&gt;1;1;[.Z33]*1.1)" office:value-type="float" office:value="1" calcext:value-type="float">
            <text:p>1</text:p>
          </table:table-cell>
          <table:table-cell table:style-name="ce10" table:formula="of:=IF([.AA33]*1.1&gt;1;1;[.AA33]*1.1)" office:value-type="float" office:value="1" calcext:value-type="float">
            <text:p>1</text:p>
          </table:table-cell>
          <table:table-cell table:style-name="ce10" table:formula="of:=IF([.AB33]*1.1&gt;1;1;[.AB33]*1.1)" office:value-type="float" office:value="1" calcext:value-type="float">
            <text:p>1</text:p>
          </table:table-cell>
          <table:table-cell table:style-name="ce10" table:formula="of:=IF([.AC33]*1.1&gt;1;1;[.AC33]*1.1)" office:value-type="float" office:value="1" calcext:value-type="float">
            <text:p>1</text:p>
          </table:table-cell>
          <table:table-cell table:style-name="ce10" table:formula="of:=IF([.AD33]*1.1&gt;1;1;[.AD33]*1.1)" office:value-type="float" office:value="1" calcext:value-type="float">
            <text:p>1</text:p>
          </table:table-cell>
          <table:table-cell table:style-name="ce10" table:formula="of:=IF([.AE33]*1.1&gt;1;1;[.AE33]*1.1)" office:value-type="float" office:value="1" calcext:value-type="float">
            <text:p>1</text:p>
          </table:table-cell>
          <table:table-cell table:style-name="ce10" table:formula="of:=IF([.AF33]*1.1&gt;1;1;[.AF33]*1.1)" office:value-type="float" office:value="1" calcext:value-type="float">
            <text:p>1</text:p>
          </table:table-cell>
          <table:table-cell table:style-name="ce10" table:formula="of:=IF([.AG33]*1.1&gt;1;1;[.AG33]*1.1)" office:value-type="float" office:value="1" calcext:value-type="float">
            <text:p>1</text:p>
          </table:table-cell>
          <table:table-cell table:style-name="ce10" table:formula="of:=IF([.AH33]*1.1&gt;1;1;[.AH33]*1.1)" office:value-type="float" office:value="1" calcext:value-type="float">
            <text:p>1</text:p>
          </table:table-cell>
          <table:table-cell table:style-name="ce10" table:formula="of:=IF([.AI33]*1.1&gt;1;1;[.AI33]*1.1)" office:value-type="float" office:value="1" calcext:value-type="float">
            <text:p>1</text:p>
          </table:table-cell>
          <table:table-cell table:style-name="ce10" table:formula="of:=IF([.AJ33]*1.1&gt;1;1;[.AJ33]*1.1)" office:value-type="float" office:value="1" calcext:value-type="float">
            <text:p>1</text:p>
          </table:table-cell>
          <table:table-cell table:style-name="ce10" table:formula="of:=IF([.AK33]*1.1&gt;1;1;[.AK33]*1.1)" office:value-type="float" office:value="1" calcext:value-type="float">
            <text:p>1</text:p>
          </table:table-cell>
          <table:table-cell table:style-name="ce10" table:formula="of:=IF([.AL33]*1.1&gt;1;1;[.AL33]*1.1)" office:value-type="float" office:value="1" calcext:value-type="float">
            <text:p>1</text:p>
          </table:table-cell>
          <table:table-cell table:style-name="ce10" table:formula="of:=IF([.AM33]*1.1&gt;1;1;[.AM33]*1.1)" office:value-type="float" office:value="1" calcext:value-type="float">
            <text:p>1</text:p>
          </table:table-cell>
          <table:table-cell table:style-name="ce10" table:formula="of:=IF([.AN33]*1.1&gt;1;1;[.AN33]*1.1)" office:value-type="float" office:value="1" calcext:value-type="float">
            <text:p>1</text:p>
          </table:table-cell>
          <table:table-cell table:style-name="ce10" table:formula="of:=IF([.AO33]*1.1&gt;1;1;[.AO33]*1.1)" office:value-type="float" office:value="1" calcext:value-type="float">
            <text:p>1</text:p>
          </table:table-cell>
          <table:table-cell table:style-name="ce10" table:formula="of:=IF([.AP33]*1.1&gt;1;1;[.AP33]*1.1)" office:value-type="float" office:value="1" calcext:value-type="float">
            <text:p>1</text:p>
          </table:table-cell>
          <table:table-cell table:style-name="ce10" table:formula="of:=IF([.AQ33]*1.1&gt;1;1;[.AQ33]*1.1)" office:value-type="float" office:value="1" calcext:value-type="float">
            <text:p>1</text:p>
          </table:table-cell>
          <table:table-cell table:style-name="ce10" table:formula="of:=IF([.AR33]*1.1&gt;1;1;[.AR33]*1.1)" office:value-type="float" office:value="1" calcext:value-type="float">
            <text:p>1</text:p>
          </table:table-cell>
          <table:table-cell table:style-name="ce10" table:formula="of:=IF([.AS33]*1.1&gt;1;1;[.AS33]*1.1)" office:value-type="float" office:value="1" calcext:value-type="float">
            <text:p>1</text:p>
          </table:table-cell>
          <table:table-cell table:style-name="ce10" table:formula="of:=IF([.AT33]*1.1&gt;1;1;[.AT33]*1.1)" office:value-type="float" office:value="1" calcext:value-type="float">
            <text:p>1</text:p>
          </table:table-cell>
          <table:table-cell table:style-name="ce10" table:formula="of:=IF([.AU33]*1.1&gt;1;1;[.AU33]*1.1)" office:value-type="float" office:value="1" calcext:value-type="float">
            <text:p>1</text:p>
          </table:table-cell>
          <table:table-cell table:style-name="ce10" table:formula="of:=IF([.AV33]*1.1&gt;1;1;[.AV33]*1.1)" office:value-type="float" office:value="1" calcext:value-type="float">
            <text:p>1</text:p>
          </table:table-cell>
          <table:table-cell table:style-name="ce10" table:formula="of:=IF([.AW33]*1.1&gt;1;1;[.AW33]*1.1)" office:value-type="float" office:value="1" calcext:value-type="float">
            <text:p>1</text:p>
          </table:table-cell>
          <table:table-cell table:style-name="ce10" table:formula="of:=IF([.AX33]*1.1&gt;1;1;[.AX33]*1.1)" office:value-type="float" office:value="1" calcext:value-type="float">
            <text:p>1</text:p>
          </table:table-cell>
          <table:table-cell table:style-name="ce10" table:formula="of:=IF([.AY33]*1.1&gt;1;1;[.AY33]*1.1)" office:value-type="float" office:value="1" calcext:value-type="float">
            <text:p>1</text:p>
          </table:table-cell>
          <table:table-cell table:style-name="ce10" table:formula="of:=IF([.AZ33]*1.1&gt;1;1;[.AZ33]*1.1)" office:value-type="float" office:value="1" calcext:value-type="float">
            <text:p>1</text:p>
          </table:table-cell>
          <table:table-cell table:style-name="ce10" table:formula="of:=IF([.BA33]*1.1&gt;1;1;[.BA33]*1.1)" office:value-type="float" office:value="1" calcext:value-type="float">
            <text:p>1</text:p>
          </table:table-cell>
          <table:table-cell table:style-name="ce10" table:formula="of:=IF([.BB33]*1.1&gt;1;1;[.BB33]*1.1)" office:value-type="float" office:value="1" calcext:value-type="float">
            <text:p>1</text:p>
          </table:table-cell>
          <table:table-cell table:style-name="ce10" table:formula="of:=IF([.BC33]*1.1&gt;1;1;[.BC33]*1.1)" office:value-type="float" office:value="1" calcext:value-type="float">
            <text:p>1</text:p>
          </table:table-cell>
          <table:table-cell table:style-name="ce10" table:formula="of:=IF([.BD33]*1.1&gt;1;1;[.BD33]*1.1)" office:value-type="float" office:value="1" calcext:value-type="float">
            <text:p>1</text:p>
          </table:table-cell>
          <table:table-cell table:style-name="ce10" table:formula="of:=IF([.BE33]*1.1&gt;1;1;[.BE33]*1.1)" office:value-type="float" office:value="1" calcext:value-type="float">
            <text:p>1</text:p>
          </table:table-cell>
          <table:table-cell table:style-name="ce10" table:formula="of:=IF([.BF33]*1.1&gt;1;1;[.BF33]*1.1)" office:value-type="float" office:value="1" calcext:value-type="float">
            <text:p>1</text:p>
          </table:table-cell>
          <table:table-cell table:style-name="ce10" table:formula="of:=IF([.BG33]*1.1&gt;1;1;[.BG33]*1.1)" office:value-type="float" office:value="1" calcext:value-type="float">
            <text:p>1</text:p>
          </table:table-cell>
          <table:table-cell table:style-name="ce10" table:formula="of:=IF([.BH33]*1.1&gt;1;1;[.BH33]*1.1)" office:value-type="float" office:value="1" calcext:value-type="float">
            <text:p>1</text:p>
          </table:table-cell>
          <table:table-cell table:style-name="ce10" table:formula="of:=IF([.BI33]*1.1&gt;1;1;[.BI33]*1.1)" office:value-type="float" office:value="1" calcext:value-type="float">
            <text:p>1</text:p>
          </table:table-cell>
          <table:table-cell table:style-name="ce10" table:formula="of:=IF([.BJ33]*1.1&gt;1;1;[.BJ33]*1.1)" office:value-type="float" office:value="1" calcext:value-type="float">
            <text:p>1</text:p>
          </table:table-cell>
          <table:table-cell table:style-name="ce10" table:formula="of:=IF([.BK33]*1.1&gt;1;1;[.BK33]*1.1)" office:value-type="float" office:value="1" calcext:value-type="float">
            <text:p>1</text:p>
          </table:table-cell>
          <table:table-cell table:style-name="ce10" table:formula="of:=IF([.BL33]*1.1&gt;1;1;[.BL33]*1.1)" office:value-type="float" office:value="1" calcext:value-type="float">
            <text:p>1</text:p>
          </table:table-cell>
          <table:table-cell table:style-name="ce10" table:formula="of:=IF([.BM33]*1.1&gt;1;1;[.BM33]*1.1)" office:value-type="float" office:value="1" calcext:value-type="float">
            <text:p>1</text:p>
          </table:table-cell>
          <table:table-cell table:style-name="ce10" table:formula="of:=IF([.BN33]*1.1&gt;1;1;[.BN33]*1.1)" office:value-type="float" office:value="1" calcext:value-type="float">
            <text:p>1</text:p>
          </table:table-cell>
          <table:table-cell table:style-name="ce10" table:formula="of:=IF([.BO33]*1.1&gt;1;1;[.BO33]*1.1)" office:value-type="float" office:value="1" calcext:value-type="float">
            <text:p>1</text:p>
          </table:table-cell>
          <table:table-cell table:style-name="ce10" table:formula="of:=IF([.BP33]*1.1&gt;1;1;[.BP33]*1.1)" office:value-type="float" office:value="1" calcext:value-type="float">
            <text:p>1</text:p>
          </table:table-cell>
          <table:table-cell table:style-name="ce10" table:formula="of:=IF([.BQ33]*1.1&gt;1;1;[.BQ33]*1.1)" office:value-type="float" office:value="1" calcext:value-type="float">
            <text:p>1</text:p>
          </table:table-cell>
          <table:table-cell table:style-name="ce10" table:formula="of:=IF([.BR33]*1.1&gt;1;1;[.BR33]*1.1)" office:value-type="float" office:value="1" calcext:value-type="float">
            <text:p>1</text:p>
          </table:table-cell>
          <table:table-cell table:style-name="ce10" table:formula="of:=IF([.BS33]*1.1&gt;1;1;[.BS33]*1.1)" office:value-type="float" office:value="1" calcext:value-type="float">
            <text:p>1</text:p>
          </table:table-cell>
          <table:table-cell table:style-name="ce10" table:formula="of:=IF([.BT33]*1.1&gt;1;1;[.BT33]*1.1)" office:value-type="float" office:value="1" calcext:value-type="float">
            <text:p>1</text:p>
          </table:table-cell>
          <table:table-cell table:style-name="ce10" table:formula="of:=IF([.BU33]*1.1&gt;1;1;[.BU33]*1.1)" office:value-type="float" office:value="1" calcext:value-type="float">
            <text:p>1</text:p>
          </table:table-cell>
          <table:table-cell table:style-name="ce10" table:formula="of:=IF([.BV33]*1.1&gt;1;1;[.BV33]*1.1)" office:value-type="float" office:value="1" calcext:value-type="float">
            <text:p>1</text:p>
          </table:table-cell>
          <table:table-cell table:style-name="ce10" table:formula="of:=IF([.BW33]*1.1&gt;1;1;[.BW33]*1.1)" office:value-type="float" office:value="1" calcext:value-type="float">
            <text:p>1</text:p>
          </table:table-cell>
          <table:table-cell table:style-name="ce10" table:formula="of:=IF([.BX33]*1.1&gt;1;1;[.BX33]*1.1)" office:value-type="float" office:value="1" calcext:value-type="float">
            <text:p>1</text:p>
          </table:table-cell>
          <table:table-cell table:style-name="ce10" table:formula="of:=IF([.BY33]*1.1&gt;1;1;[.BY33]*1.1)" office:value-type="float" office:value="1" calcext:value-type="float">
            <text:p>1</text:p>
          </table:table-cell>
          <table:table-cell table:style-name="ce10" table:formula="of:=IF([.BZ33]*1.1&gt;1;1;[.BZ33]*1.1)" office:value-type="float" office:value="1" calcext:value-type="float">
            <text:p>1</text:p>
          </table:table-cell>
          <table:table-cell table:style-name="ce10" table:formula="of:=IF([.CA33]*1.1&gt;1;1;[.CA33]*1.1)" office:value-type="float" office:value="1" calcext:value-type="float">
            <text:p>1</text:p>
          </table:table-cell>
          <table:table-cell table:style-name="ce10" table:formula="of:=IF([.CB33]*1.1&gt;1;1;[.CB33]*1.1)" office:value-type="float" office:value="1" calcext:value-type="float">
            <text:p>1</text:p>
          </table:table-cell>
          <table:table-cell table:style-name="ce10" table:formula="of:=IF([.CC33]*1.1&gt;1;1;[.CC33]*1.1)" office:value-type="float" office:value="1" calcext:value-type="float">
            <text:p>1</text:p>
          </table:table-cell>
          <table:table-cell table:style-name="ce10" table:formula="of:=IF([.CD33]*1.1&gt;1;1;[.CD33]*1.1)" office:value-type="float" office:value="1" calcext:value-type="float">
            <text:p>1</text:p>
          </table:table-cell>
          <table:table-cell table:style-name="ce10" table:formula="of:=IF([.CE33]*1.1&gt;1;1;[.CE33]*1.1)" office:value-type="float" office:value="1" calcext:value-type="float">
            <text:p>1</text:p>
          </table:table-cell>
          <table:table-cell table:style-name="ce10" table:formula="of:=IF([.CF33]*1.1&gt;1;1;[.CF33]*1.1)" office:value-type="float" office:value="1" calcext:value-type="float">
            <text:p>1</text:p>
          </table:table-cell>
          <table:table-cell table:style-name="ce10" table:formula="of:=IF([.CG33]*1.1&gt;1;1;[.CG33]*1.1)" office:value-type="float" office:value="1" calcext:value-type="float">
            <text:p>1</text:p>
          </table:table-cell>
          <table:table-cell table:style-name="ce10" table:formula="of:=IF([.CH33]*1.1&gt;1;1;[.CH33]*1.1)" office:value-type="float" office:value="1" calcext:value-type="float">
            <text:p>1</text:p>
          </table:table-cell>
          <table:table-cell table:style-name="ce10" table:formula="of:=IF([.CI33]*1.1&gt;1;1;[.CI33]*1.1)" office:value-type="float" office:value="1" calcext:value-type="float">
            <text:p>1</text:p>
          </table:table-cell>
          <table:table-cell table:style-name="ce10" table:formula="of:=IF([.CJ33]*1.1&gt;1;1;[.CJ33]*1.1)" office:value-type="float" office:value="1" calcext:value-type="float">
            <text:p>1</text:p>
          </table:table-cell>
          <table:table-cell table:style-name="ce10" table:formula="of:=IF([.CK33]*1.1&gt;1;1;[.CK33]*1.1)" office:value-type="float" office:value="1" calcext:value-type="float">
            <text:p>1</text:p>
          </table:table-cell>
          <table:table-cell table:style-name="ce10" table:formula="of:=IF([.CL33]*1.1&gt;1;1;[.CL33]*1.1)" office:value-type="float" office:value="1" calcext:value-type="float">
            <text:p>1</text:p>
          </table:table-cell>
          <table:table-cell table:style-name="ce10" table:formula="of:=IF([.CM33]*1.1&gt;1;1;[.CM33]*1.1)" office:value-type="float" office:value="1" calcext:value-type="float">
            <text:p>1</text:p>
          </table:table-cell>
          <table:table-cell table:style-name="ce10" table:formula="of:=IF([.CN33]*1.1&gt;1;1;[.CN33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33]+0.1" office:value-type="float" office:value="0.7" calcext:value-type="float">
            <text:p>0,70</text:p>
          </table:table-cell>
          <table:table-cell table:style-name="ce10" table:formula="of:=IF([.A34]*1.1&gt;1;1;[.A34]*1.1)" office:value-type="float" office:value="0.77" calcext:value-type="float">
            <text:p>0,77</text:p>
          </table:table-cell>
          <table:table-cell table:formula="of:=IF([.B34]*1.1&gt;1;1;[.B34]*1.1)" office:value-type="float" office:value="0.847" calcext:value-type="float">
            <text:p>0,847</text:p>
          </table:table-cell>
          <table:table-cell table:formula="of:=IF([.C34]*1.1&gt;1;1;[.C34]*1.1)" office:value-type="float" office:value="0.9317" calcext:value-type="float">
            <text:p>0,9317</text:p>
          </table:table-cell>
          <table:table-cell table:formula="of:=IF([.D34]*1.1&gt;1;1;[.D34]*1.1)" office:value-type="float" office:value="1" calcext:value-type="float">
            <text:p>1</text:p>
          </table:table-cell>
          <table:table-cell table:formula="of:=IF([.E34]*1.1&gt;1;1;[.E34]*1.1)" office:value-type="float" office:value="1" calcext:value-type="float">
            <text:p>1</text:p>
          </table:table-cell>
          <table:table-cell table:style-name="ce10" table:formula="of:=IF([.F34]*1.1&gt;1;1;[.F34]*1.1)" office:value-type="float" office:value="1" calcext:value-type="float">
            <text:p>1</text:p>
          </table:table-cell>
          <table:table-cell table:style-name="ce10" table:formula="of:=IF([.G34]*1.1&gt;1;1;[.G34]*1.1)" office:value-type="float" office:value="1" calcext:value-type="float">
            <text:p>1</text:p>
          </table:table-cell>
          <table:table-cell table:style-name="ce10" table:formula="of:=IF([.H34]*1.1&gt;1;1;[.H34]*1.1)" office:value-type="float" office:value="1" calcext:value-type="float">
            <text:p>1</text:p>
          </table:table-cell>
          <table:table-cell table:style-name="ce10" table:formula="of:=IF([.I34]*1.1&gt;1;1;[.I34]*1.1)" office:value-type="float" office:value="1" calcext:value-type="float">
            <text:p>1</text:p>
          </table:table-cell>
          <table:table-cell table:style-name="ce10" table:formula="of:=IF([.J34]*1.1&gt;1;1;[.J34]*1.1)" office:value-type="float" office:value="1" calcext:value-type="float">
            <text:p>1</text:p>
          </table:table-cell>
          <table:table-cell table:style-name="ce10" table:formula="of:=IF([.K34]*1.1&gt;1;1;[.K34]*1.1)" office:value-type="float" office:value="1" calcext:value-type="float">
            <text:p>1</text:p>
          </table:table-cell>
          <table:table-cell table:style-name="ce10" table:formula="of:=IF([.L34]*1.1&gt;1;1;[.L34]*1.1)" office:value-type="float" office:value="1" calcext:value-type="float">
            <text:p>1</text:p>
          </table:table-cell>
          <table:table-cell table:style-name="ce10" table:formula="of:=IF([.M34]*1.1&gt;1;1;[.M34]*1.1)" office:value-type="float" office:value="1" calcext:value-type="float">
            <text:p>1</text:p>
          </table:table-cell>
          <table:table-cell table:style-name="ce10" table:formula="of:=IF([.N34]*1.1&gt;1;1;[.N34]*1.1)" office:value-type="float" office:value="1" calcext:value-type="float">
            <text:p>1</text:p>
          </table:table-cell>
          <table:table-cell table:style-name="ce10" table:formula="of:=IF([.O34]*1.1&gt;1;1;[.O34]*1.1)" office:value-type="float" office:value="1" calcext:value-type="float">
            <text:p>1</text:p>
          </table:table-cell>
          <table:table-cell table:style-name="ce10" table:formula="of:=IF([.P34]*1.1&gt;1;1;[.P34]*1.1)" office:value-type="float" office:value="1" calcext:value-type="float">
            <text:p>1</text:p>
          </table:table-cell>
          <table:table-cell table:style-name="ce10" table:formula="of:=IF([.Q34]*1.1&gt;1;1;[.Q34]*1.1)" office:value-type="float" office:value="1" calcext:value-type="float">
            <text:p>1</text:p>
          </table:table-cell>
          <table:table-cell table:style-name="ce10" table:formula="of:=IF([.R34]*1.1&gt;1;1;[.R34]*1.1)" office:value-type="float" office:value="1" calcext:value-type="float">
            <text:p>1</text:p>
          </table:table-cell>
          <table:table-cell table:style-name="ce10" table:formula="of:=IF([.S34]*1.1&gt;1;1;[.S34]*1.1)" office:value-type="float" office:value="1" calcext:value-type="float">
            <text:p>1</text:p>
          </table:table-cell>
          <table:table-cell table:style-name="ce10" table:formula="of:=IF([.T34]*1.1&gt;1;1;[.T34]*1.1)" office:value-type="float" office:value="1" calcext:value-type="float">
            <text:p>1</text:p>
          </table:table-cell>
          <table:table-cell table:style-name="ce10" table:formula="of:=IF([.U34]*1.1&gt;1;1;[.U34]*1.1)" office:value-type="float" office:value="1" calcext:value-type="float">
            <text:p>1</text:p>
          </table:table-cell>
          <table:table-cell table:style-name="ce10" table:formula="of:=IF([.V34]*1.1&gt;1;1;[.V34]*1.1)" office:value-type="float" office:value="1" calcext:value-type="float">
            <text:p>1</text:p>
          </table:table-cell>
          <table:table-cell table:style-name="ce10" table:formula="of:=IF([.W34]*1.1&gt;1;1;[.W34]*1.1)" office:value-type="float" office:value="1" calcext:value-type="float">
            <text:p>1</text:p>
          </table:table-cell>
          <table:table-cell table:style-name="ce10" table:formula="of:=IF([.X34]*1.1&gt;1;1;[.X34]*1.1)" office:value-type="float" office:value="1" calcext:value-type="float">
            <text:p>1</text:p>
          </table:table-cell>
          <table:table-cell table:style-name="ce10" table:formula="of:=IF([.Y34]*1.1&gt;1;1;[.Y34]*1.1)" office:value-type="float" office:value="1" calcext:value-type="float">
            <text:p>1</text:p>
          </table:table-cell>
          <table:table-cell table:style-name="ce10" table:formula="of:=IF([.Z34]*1.1&gt;1;1;[.Z34]*1.1)" office:value-type="float" office:value="1" calcext:value-type="float">
            <text:p>1</text:p>
          </table:table-cell>
          <table:table-cell table:style-name="ce10" table:formula="of:=IF([.AA34]*1.1&gt;1;1;[.AA34]*1.1)" office:value-type="float" office:value="1" calcext:value-type="float">
            <text:p>1</text:p>
          </table:table-cell>
          <table:table-cell table:style-name="ce10" table:formula="of:=IF([.AB34]*1.1&gt;1;1;[.AB34]*1.1)" office:value-type="float" office:value="1" calcext:value-type="float">
            <text:p>1</text:p>
          </table:table-cell>
          <table:table-cell table:style-name="ce10" table:formula="of:=IF([.AC34]*1.1&gt;1;1;[.AC34]*1.1)" office:value-type="float" office:value="1" calcext:value-type="float">
            <text:p>1</text:p>
          </table:table-cell>
          <table:table-cell table:style-name="ce10" table:formula="of:=IF([.AD34]*1.1&gt;1;1;[.AD34]*1.1)" office:value-type="float" office:value="1" calcext:value-type="float">
            <text:p>1</text:p>
          </table:table-cell>
          <table:table-cell table:style-name="ce10" table:formula="of:=IF([.AE34]*1.1&gt;1;1;[.AE34]*1.1)" office:value-type="float" office:value="1" calcext:value-type="float">
            <text:p>1</text:p>
          </table:table-cell>
          <table:table-cell table:style-name="ce10" table:formula="of:=IF([.AF34]*1.1&gt;1;1;[.AF34]*1.1)" office:value-type="float" office:value="1" calcext:value-type="float">
            <text:p>1</text:p>
          </table:table-cell>
          <table:table-cell table:style-name="ce10" table:formula="of:=IF([.AG34]*1.1&gt;1;1;[.AG34]*1.1)" office:value-type="float" office:value="1" calcext:value-type="float">
            <text:p>1</text:p>
          </table:table-cell>
          <table:table-cell table:style-name="ce10" table:formula="of:=IF([.AH34]*1.1&gt;1;1;[.AH34]*1.1)" office:value-type="float" office:value="1" calcext:value-type="float">
            <text:p>1</text:p>
          </table:table-cell>
          <table:table-cell table:style-name="ce10" table:formula="of:=IF([.AI34]*1.1&gt;1;1;[.AI34]*1.1)" office:value-type="float" office:value="1" calcext:value-type="float">
            <text:p>1</text:p>
          </table:table-cell>
          <table:table-cell table:style-name="ce10" table:formula="of:=IF([.AJ34]*1.1&gt;1;1;[.AJ34]*1.1)" office:value-type="float" office:value="1" calcext:value-type="float">
            <text:p>1</text:p>
          </table:table-cell>
          <table:table-cell table:style-name="ce10" table:formula="of:=IF([.AK34]*1.1&gt;1;1;[.AK34]*1.1)" office:value-type="float" office:value="1" calcext:value-type="float">
            <text:p>1</text:p>
          </table:table-cell>
          <table:table-cell table:style-name="ce10" table:formula="of:=IF([.AL34]*1.1&gt;1;1;[.AL34]*1.1)" office:value-type="float" office:value="1" calcext:value-type="float">
            <text:p>1</text:p>
          </table:table-cell>
          <table:table-cell table:style-name="ce10" table:formula="of:=IF([.AM34]*1.1&gt;1;1;[.AM34]*1.1)" office:value-type="float" office:value="1" calcext:value-type="float">
            <text:p>1</text:p>
          </table:table-cell>
          <table:table-cell table:style-name="ce10" table:formula="of:=IF([.AN34]*1.1&gt;1;1;[.AN34]*1.1)" office:value-type="float" office:value="1" calcext:value-type="float">
            <text:p>1</text:p>
          </table:table-cell>
          <table:table-cell table:style-name="ce10" table:formula="of:=IF([.AO34]*1.1&gt;1;1;[.AO34]*1.1)" office:value-type="float" office:value="1" calcext:value-type="float">
            <text:p>1</text:p>
          </table:table-cell>
          <table:table-cell table:style-name="ce10" table:formula="of:=IF([.AP34]*1.1&gt;1;1;[.AP34]*1.1)" office:value-type="float" office:value="1" calcext:value-type="float">
            <text:p>1</text:p>
          </table:table-cell>
          <table:table-cell table:style-name="ce10" table:formula="of:=IF([.AQ34]*1.1&gt;1;1;[.AQ34]*1.1)" office:value-type="float" office:value="1" calcext:value-type="float">
            <text:p>1</text:p>
          </table:table-cell>
          <table:table-cell table:style-name="ce10" table:formula="of:=IF([.AR34]*1.1&gt;1;1;[.AR34]*1.1)" office:value-type="float" office:value="1" calcext:value-type="float">
            <text:p>1</text:p>
          </table:table-cell>
          <table:table-cell table:style-name="ce10" table:formula="of:=IF([.AS34]*1.1&gt;1;1;[.AS34]*1.1)" office:value-type="float" office:value="1" calcext:value-type="float">
            <text:p>1</text:p>
          </table:table-cell>
          <table:table-cell table:style-name="ce10" table:formula="of:=IF([.AT34]*1.1&gt;1;1;[.AT34]*1.1)" office:value-type="float" office:value="1" calcext:value-type="float">
            <text:p>1</text:p>
          </table:table-cell>
          <table:table-cell table:style-name="ce10" table:formula="of:=IF([.AU34]*1.1&gt;1;1;[.AU34]*1.1)" office:value-type="float" office:value="1" calcext:value-type="float">
            <text:p>1</text:p>
          </table:table-cell>
          <table:table-cell table:style-name="ce10" table:formula="of:=IF([.AV34]*1.1&gt;1;1;[.AV34]*1.1)" office:value-type="float" office:value="1" calcext:value-type="float">
            <text:p>1</text:p>
          </table:table-cell>
          <table:table-cell table:style-name="ce10" table:formula="of:=IF([.AW34]*1.1&gt;1;1;[.AW34]*1.1)" office:value-type="float" office:value="1" calcext:value-type="float">
            <text:p>1</text:p>
          </table:table-cell>
          <table:table-cell table:style-name="ce10" table:formula="of:=IF([.AX34]*1.1&gt;1;1;[.AX34]*1.1)" office:value-type="float" office:value="1" calcext:value-type="float">
            <text:p>1</text:p>
          </table:table-cell>
          <table:table-cell table:style-name="ce10" table:formula="of:=IF([.AY34]*1.1&gt;1;1;[.AY34]*1.1)" office:value-type="float" office:value="1" calcext:value-type="float">
            <text:p>1</text:p>
          </table:table-cell>
          <table:table-cell table:style-name="ce10" table:formula="of:=IF([.AZ34]*1.1&gt;1;1;[.AZ34]*1.1)" office:value-type="float" office:value="1" calcext:value-type="float">
            <text:p>1</text:p>
          </table:table-cell>
          <table:table-cell table:style-name="ce10" table:formula="of:=IF([.BA34]*1.1&gt;1;1;[.BA34]*1.1)" office:value-type="float" office:value="1" calcext:value-type="float">
            <text:p>1</text:p>
          </table:table-cell>
          <table:table-cell table:style-name="ce10" table:formula="of:=IF([.BB34]*1.1&gt;1;1;[.BB34]*1.1)" office:value-type="float" office:value="1" calcext:value-type="float">
            <text:p>1</text:p>
          </table:table-cell>
          <table:table-cell table:style-name="ce10" table:formula="of:=IF([.BC34]*1.1&gt;1;1;[.BC34]*1.1)" office:value-type="float" office:value="1" calcext:value-type="float">
            <text:p>1</text:p>
          </table:table-cell>
          <table:table-cell table:style-name="ce10" table:formula="of:=IF([.BD34]*1.1&gt;1;1;[.BD34]*1.1)" office:value-type="float" office:value="1" calcext:value-type="float">
            <text:p>1</text:p>
          </table:table-cell>
          <table:table-cell table:style-name="ce10" table:formula="of:=IF([.BE34]*1.1&gt;1;1;[.BE34]*1.1)" office:value-type="float" office:value="1" calcext:value-type="float">
            <text:p>1</text:p>
          </table:table-cell>
          <table:table-cell table:style-name="ce10" table:formula="of:=IF([.BF34]*1.1&gt;1;1;[.BF34]*1.1)" office:value-type="float" office:value="1" calcext:value-type="float">
            <text:p>1</text:p>
          </table:table-cell>
          <table:table-cell table:style-name="ce10" table:formula="of:=IF([.BG34]*1.1&gt;1;1;[.BG34]*1.1)" office:value-type="float" office:value="1" calcext:value-type="float">
            <text:p>1</text:p>
          </table:table-cell>
          <table:table-cell table:style-name="ce10" table:formula="of:=IF([.BH34]*1.1&gt;1;1;[.BH34]*1.1)" office:value-type="float" office:value="1" calcext:value-type="float">
            <text:p>1</text:p>
          </table:table-cell>
          <table:table-cell table:style-name="ce10" table:formula="of:=IF([.BI34]*1.1&gt;1;1;[.BI34]*1.1)" office:value-type="float" office:value="1" calcext:value-type="float">
            <text:p>1</text:p>
          </table:table-cell>
          <table:table-cell table:style-name="ce10" table:formula="of:=IF([.BJ34]*1.1&gt;1;1;[.BJ34]*1.1)" office:value-type="float" office:value="1" calcext:value-type="float">
            <text:p>1</text:p>
          </table:table-cell>
          <table:table-cell table:style-name="ce10" table:formula="of:=IF([.BK34]*1.1&gt;1;1;[.BK34]*1.1)" office:value-type="float" office:value="1" calcext:value-type="float">
            <text:p>1</text:p>
          </table:table-cell>
          <table:table-cell table:style-name="ce10" table:formula="of:=IF([.BL34]*1.1&gt;1;1;[.BL34]*1.1)" office:value-type="float" office:value="1" calcext:value-type="float">
            <text:p>1</text:p>
          </table:table-cell>
          <table:table-cell table:style-name="ce10" table:formula="of:=IF([.BM34]*1.1&gt;1;1;[.BM34]*1.1)" office:value-type="float" office:value="1" calcext:value-type="float">
            <text:p>1</text:p>
          </table:table-cell>
          <table:table-cell table:style-name="ce10" table:formula="of:=IF([.BN34]*1.1&gt;1;1;[.BN34]*1.1)" office:value-type="float" office:value="1" calcext:value-type="float">
            <text:p>1</text:p>
          </table:table-cell>
          <table:table-cell table:style-name="ce10" table:formula="of:=IF([.BO34]*1.1&gt;1;1;[.BO34]*1.1)" office:value-type="float" office:value="1" calcext:value-type="float">
            <text:p>1</text:p>
          </table:table-cell>
          <table:table-cell table:style-name="ce10" table:formula="of:=IF([.BP34]*1.1&gt;1;1;[.BP34]*1.1)" office:value-type="float" office:value="1" calcext:value-type="float">
            <text:p>1</text:p>
          </table:table-cell>
          <table:table-cell table:style-name="ce10" table:formula="of:=IF([.BQ34]*1.1&gt;1;1;[.BQ34]*1.1)" office:value-type="float" office:value="1" calcext:value-type="float">
            <text:p>1</text:p>
          </table:table-cell>
          <table:table-cell table:style-name="ce10" table:formula="of:=IF([.BR34]*1.1&gt;1;1;[.BR34]*1.1)" office:value-type="float" office:value="1" calcext:value-type="float">
            <text:p>1</text:p>
          </table:table-cell>
          <table:table-cell table:style-name="ce10" table:formula="of:=IF([.BS34]*1.1&gt;1;1;[.BS34]*1.1)" office:value-type="float" office:value="1" calcext:value-type="float">
            <text:p>1</text:p>
          </table:table-cell>
          <table:table-cell table:style-name="ce10" table:formula="of:=IF([.BT34]*1.1&gt;1;1;[.BT34]*1.1)" office:value-type="float" office:value="1" calcext:value-type="float">
            <text:p>1</text:p>
          </table:table-cell>
          <table:table-cell table:style-name="ce10" table:formula="of:=IF([.BU34]*1.1&gt;1;1;[.BU34]*1.1)" office:value-type="float" office:value="1" calcext:value-type="float">
            <text:p>1</text:p>
          </table:table-cell>
          <table:table-cell table:style-name="ce10" table:formula="of:=IF([.BV34]*1.1&gt;1;1;[.BV34]*1.1)" office:value-type="float" office:value="1" calcext:value-type="float">
            <text:p>1</text:p>
          </table:table-cell>
          <table:table-cell table:style-name="ce10" table:formula="of:=IF([.BW34]*1.1&gt;1;1;[.BW34]*1.1)" office:value-type="float" office:value="1" calcext:value-type="float">
            <text:p>1</text:p>
          </table:table-cell>
          <table:table-cell table:style-name="ce10" table:formula="of:=IF([.BX34]*1.1&gt;1;1;[.BX34]*1.1)" office:value-type="float" office:value="1" calcext:value-type="float">
            <text:p>1</text:p>
          </table:table-cell>
          <table:table-cell table:style-name="ce10" table:formula="of:=IF([.BY34]*1.1&gt;1;1;[.BY34]*1.1)" office:value-type="float" office:value="1" calcext:value-type="float">
            <text:p>1</text:p>
          </table:table-cell>
          <table:table-cell table:style-name="ce10" table:formula="of:=IF([.BZ34]*1.1&gt;1;1;[.BZ34]*1.1)" office:value-type="float" office:value="1" calcext:value-type="float">
            <text:p>1</text:p>
          </table:table-cell>
          <table:table-cell table:style-name="ce10" table:formula="of:=IF([.CA34]*1.1&gt;1;1;[.CA34]*1.1)" office:value-type="float" office:value="1" calcext:value-type="float">
            <text:p>1</text:p>
          </table:table-cell>
          <table:table-cell table:style-name="ce10" table:formula="of:=IF([.CB34]*1.1&gt;1;1;[.CB34]*1.1)" office:value-type="float" office:value="1" calcext:value-type="float">
            <text:p>1</text:p>
          </table:table-cell>
          <table:table-cell table:style-name="ce10" table:formula="of:=IF([.CC34]*1.1&gt;1;1;[.CC34]*1.1)" office:value-type="float" office:value="1" calcext:value-type="float">
            <text:p>1</text:p>
          </table:table-cell>
          <table:table-cell table:style-name="ce10" table:formula="of:=IF([.CD34]*1.1&gt;1;1;[.CD34]*1.1)" office:value-type="float" office:value="1" calcext:value-type="float">
            <text:p>1</text:p>
          </table:table-cell>
          <table:table-cell table:style-name="ce10" table:formula="of:=IF([.CE34]*1.1&gt;1;1;[.CE34]*1.1)" office:value-type="float" office:value="1" calcext:value-type="float">
            <text:p>1</text:p>
          </table:table-cell>
          <table:table-cell table:style-name="ce10" table:formula="of:=IF([.CF34]*1.1&gt;1;1;[.CF34]*1.1)" office:value-type="float" office:value="1" calcext:value-type="float">
            <text:p>1</text:p>
          </table:table-cell>
          <table:table-cell table:style-name="ce10" table:formula="of:=IF([.CG34]*1.1&gt;1;1;[.CG34]*1.1)" office:value-type="float" office:value="1" calcext:value-type="float">
            <text:p>1</text:p>
          </table:table-cell>
          <table:table-cell table:style-name="ce10" table:formula="of:=IF([.CH34]*1.1&gt;1;1;[.CH34]*1.1)" office:value-type="float" office:value="1" calcext:value-type="float">
            <text:p>1</text:p>
          </table:table-cell>
          <table:table-cell table:style-name="ce10" table:formula="of:=IF([.CI34]*1.1&gt;1;1;[.CI34]*1.1)" office:value-type="float" office:value="1" calcext:value-type="float">
            <text:p>1</text:p>
          </table:table-cell>
          <table:table-cell table:style-name="ce10" table:formula="of:=IF([.CJ34]*1.1&gt;1;1;[.CJ34]*1.1)" office:value-type="float" office:value="1" calcext:value-type="float">
            <text:p>1</text:p>
          </table:table-cell>
          <table:table-cell table:style-name="ce10" table:formula="of:=IF([.CK34]*1.1&gt;1;1;[.CK34]*1.1)" office:value-type="float" office:value="1" calcext:value-type="float">
            <text:p>1</text:p>
          </table:table-cell>
          <table:table-cell table:style-name="ce10" table:formula="of:=IF([.CL34]*1.1&gt;1;1;[.CL34]*1.1)" office:value-type="float" office:value="1" calcext:value-type="float">
            <text:p>1</text:p>
          </table:table-cell>
          <table:table-cell table:style-name="ce10" table:formula="of:=IF([.CM34]*1.1&gt;1;1;[.CM34]*1.1)" office:value-type="float" office:value="1" calcext:value-type="float">
            <text:p>1</text:p>
          </table:table-cell>
          <table:table-cell table:style-name="ce10" table:formula="of:=IF([.CN34]*1.1&gt;1;1;[.CN34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34]+0.1" office:value-type="float" office:value="0.8" calcext:value-type="float">
            <text:p>0,80</text:p>
          </table:table-cell>
          <table:table-cell table:style-name="ce10" table:formula="of:=IF([.A35]*1.1&gt;1;1;[.A35]*1.1)" office:value-type="float" office:value="0.88" calcext:value-type="float">
            <text:p>0,88</text:p>
          </table:table-cell>
          <table:table-cell table:formula="of:=IF([.B35]*1.1&gt;1;1;[.B35]*1.1)" office:value-type="float" office:value="0.968" calcext:value-type="float">
            <text:p>0,968</text:p>
          </table:table-cell>
          <table:table-cell table:formula="of:=IF([.C35]*1.1&gt;1;1;[.C35]*1.1)" office:value-type="float" office:value="1" calcext:value-type="float">
            <text:p>1</text:p>
          </table:table-cell>
          <table:table-cell table:formula="of:=IF([.D35]*1.1&gt;1;1;[.D35]*1.1)" office:value-type="float" office:value="1" calcext:value-type="float">
            <text:p>1</text:p>
          </table:table-cell>
          <table:table-cell table:formula="of:=IF([.E35]*1.1&gt;1;1;[.E35]*1.1)" office:value-type="float" office:value="1" calcext:value-type="float">
            <text:p>1</text:p>
          </table:table-cell>
          <table:table-cell table:style-name="ce10" table:formula="of:=IF([.F35]*1.1&gt;1;1;[.F35]*1.1)" office:value-type="float" office:value="1" calcext:value-type="float">
            <text:p>1</text:p>
          </table:table-cell>
          <table:table-cell table:style-name="ce10" table:formula="of:=IF([.G35]*1.1&gt;1;1;[.G35]*1.1)" office:value-type="float" office:value="1" calcext:value-type="float">
            <text:p>1</text:p>
          </table:table-cell>
          <table:table-cell table:style-name="ce10" table:formula="of:=IF([.H35]*1.1&gt;1;1;[.H35]*1.1)" office:value-type="float" office:value="1" calcext:value-type="float">
            <text:p>1</text:p>
          </table:table-cell>
          <table:table-cell table:style-name="ce10" table:formula="of:=IF([.I35]*1.1&gt;1;1;[.I35]*1.1)" office:value-type="float" office:value="1" calcext:value-type="float">
            <text:p>1</text:p>
          </table:table-cell>
          <table:table-cell table:style-name="ce10" table:formula="of:=IF([.J35]*1.1&gt;1;1;[.J35]*1.1)" office:value-type="float" office:value="1" calcext:value-type="float">
            <text:p>1</text:p>
          </table:table-cell>
          <table:table-cell table:style-name="ce10" table:formula="of:=IF([.K35]*1.1&gt;1;1;[.K35]*1.1)" office:value-type="float" office:value="1" calcext:value-type="float">
            <text:p>1</text:p>
          </table:table-cell>
          <table:table-cell table:style-name="ce10" table:formula="of:=IF([.L35]*1.1&gt;1;1;[.L35]*1.1)" office:value-type="float" office:value="1" calcext:value-type="float">
            <text:p>1</text:p>
          </table:table-cell>
          <table:table-cell table:style-name="ce10" table:formula="of:=IF([.M35]*1.1&gt;1;1;[.M35]*1.1)" office:value-type="float" office:value="1" calcext:value-type="float">
            <text:p>1</text:p>
          </table:table-cell>
          <table:table-cell table:style-name="ce10" table:formula="of:=IF([.N35]*1.1&gt;1;1;[.N35]*1.1)" office:value-type="float" office:value="1" calcext:value-type="float">
            <text:p>1</text:p>
          </table:table-cell>
          <table:table-cell table:style-name="ce10" table:formula="of:=IF([.O35]*1.1&gt;1;1;[.O35]*1.1)" office:value-type="float" office:value="1" calcext:value-type="float">
            <text:p>1</text:p>
          </table:table-cell>
          <table:table-cell table:style-name="ce10" table:formula="of:=IF([.P35]*1.1&gt;1;1;[.P35]*1.1)" office:value-type="float" office:value="1" calcext:value-type="float">
            <text:p>1</text:p>
          </table:table-cell>
          <table:table-cell table:style-name="ce10" table:formula="of:=IF([.Q35]*1.1&gt;1;1;[.Q35]*1.1)" office:value-type="float" office:value="1" calcext:value-type="float">
            <text:p>1</text:p>
          </table:table-cell>
          <table:table-cell table:style-name="ce10" table:formula="of:=IF([.R35]*1.1&gt;1;1;[.R35]*1.1)" office:value-type="float" office:value="1" calcext:value-type="float">
            <text:p>1</text:p>
          </table:table-cell>
          <table:table-cell table:style-name="ce10" table:formula="of:=IF([.S35]*1.1&gt;1;1;[.S35]*1.1)" office:value-type="float" office:value="1" calcext:value-type="float">
            <text:p>1</text:p>
          </table:table-cell>
          <table:table-cell table:style-name="ce10" table:formula="of:=IF([.T35]*1.1&gt;1;1;[.T35]*1.1)" office:value-type="float" office:value="1" calcext:value-type="float">
            <text:p>1</text:p>
          </table:table-cell>
          <table:table-cell table:style-name="ce10" table:formula="of:=IF([.U35]*1.1&gt;1;1;[.U35]*1.1)" office:value-type="float" office:value="1" calcext:value-type="float">
            <text:p>1</text:p>
          </table:table-cell>
          <table:table-cell table:style-name="ce10" table:formula="of:=IF([.V35]*1.1&gt;1;1;[.V35]*1.1)" office:value-type="float" office:value="1" calcext:value-type="float">
            <text:p>1</text:p>
          </table:table-cell>
          <table:table-cell table:style-name="ce10" table:formula="of:=IF([.W35]*1.1&gt;1;1;[.W35]*1.1)" office:value-type="float" office:value="1" calcext:value-type="float">
            <text:p>1</text:p>
          </table:table-cell>
          <table:table-cell table:style-name="ce10" table:formula="of:=IF([.X35]*1.1&gt;1;1;[.X35]*1.1)" office:value-type="float" office:value="1" calcext:value-type="float">
            <text:p>1</text:p>
          </table:table-cell>
          <table:table-cell table:style-name="ce10" table:formula="of:=IF([.Y35]*1.1&gt;1;1;[.Y35]*1.1)" office:value-type="float" office:value="1" calcext:value-type="float">
            <text:p>1</text:p>
          </table:table-cell>
          <table:table-cell table:style-name="ce10" table:formula="of:=IF([.Z35]*1.1&gt;1;1;[.Z35]*1.1)" office:value-type="float" office:value="1" calcext:value-type="float">
            <text:p>1</text:p>
          </table:table-cell>
          <table:table-cell table:style-name="ce10" table:formula="of:=IF([.AA35]*1.1&gt;1;1;[.AA35]*1.1)" office:value-type="float" office:value="1" calcext:value-type="float">
            <text:p>1</text:p>
          </table:table-cell>
          <table:table-cell table:style-name="ce10" table:formula="of:=IF([.AB35]*1.1&gt;1;1;[.AB35]*1.1)" office:value-type="float" office:value="1" calcext:value-type="float">
            <text:p>1</text:p>
          </table:table-cell>
          <table:table-cell table:style-name="ce10" table:formula="of:=IF([.AC35]*1.1&gt;1;1;[.AC35]*1.1)" office:value-type="float" office:value="1" calcext:value-type="float">
            <text:p>1</text:p>
          </table:table-cell>
          <table:table-cell table:style-name="ce10" table:formula="of:=IF([.AD35]*1.1&gt;1;1;[.AD35]*1.1)" office:value-type="float" office:value="1" calcext:value-type="float">
            <text:p>1</text:p>
          </table:table-cell>
          <table:table-cell table:style-name="ce10" table:formula="of:=IF([.AE35]*1.1&gt;1;1;[.AE35]*1.1)" office:value-type="float" office:value="1" calcext:value-type="float">
            <text:p>1</text:p>
          </table:table-cell>
          <table:table-cell table:style-name="ce10" table:formula="of:=IF([.AF35]*1.1&gt;1;1;[.AF35]*1.1)" office:value-type="float" office:value="1" calcext:value-type="float">
            <text:p>1</text:p>
          </table:table-cell>
          <table:table-cell table:style-name="ce10" table:formula="of:=IF([.AG35]*1.1&gt;1;1;[.AG35]*1.1)" office:value-type="float" office:value="1" calcext:value-type="float">
            <text:p>1</text:p>
          </table:table-cell>
          <table:table-cell table:style-name="ce10" table:formula="of:=IF([.AH35]*1.1&gt;1;1;[.AH35]*1.1)" office:value-type="float" office:value="1" calcext:value-type="float">
            <text:p>1</text:p>
          </table:table-cell>
          <table:table-cell table:style-name="ce10" table:formula="of:=IF([.AI35]*1.1&gt;1;1;[.AI35]*1.1)" office:value-type="float" office:value="1" calcext:value-type="float">
            <text:p>1</text:p>
          </table:table-cell>
          <table:table-cell table:style-name="ce10" table:formula="of:=IF([.AJ35]*1.1&gt;1;1;[.AJ35]*1.1)" office:value-type="float" office:value="1" calcext:value-type="float">
            <text:p>1</text:p>
          </table:table-cell>
          <table:table-cell table:style-name="ce10" table:formula="of:=IF([.AK35]*1.1&gt;1;1;[.AK35]*1.1)" office:value-type="float" office:value="1" calcext:value-type="float">
            <text:p>1</text:p>
          </table:table-cell>
          <table:table-cell table:style-name="ce10" table:formula="of:=IF([.AL35]*1.1&gt;1;1;[.AL35]*1.1)" office:value-type="float" office:value="1" calcext:value-type="float">
            <text:p>1</text:p>
          </table:table-cell>
          <table:table-cell table:style-name="ce10" table:formula="of:=IF([.AM35]*1.1&gt;1;1;[.AM35]*1.1)" office:value-type="float" office:value="1" calcext:value-type="float">
            <text:p>1</text:p>
          </table:table-cell>
          <table:table-cell table:style-name="ce10" table:formula="of:=IF([.AN35]*1.1&gt;1;1;[.AN35]*1.1)" office:value-type="float" office:value="1" calcext:value-type="float">
            <text:p>1</text:p>
          </table:table-cell>
          <table:table-cell table:style-name="ce10" table:formula="of:=IF([.AO35]*1.1&gt;1;1;[.AO35]*1.1)" office:value-type="float" office:value="1" calcext:value-type="float">
            <text:p>1</text:p>
          </table:table-cell>
          <table:table-cell table:style-name="ce10" table:formula="of:=IF([.AP35]*1.1&gt;1;1;[.AP35]*1.1)" office:value-type="float" office:value="1" calcext:value-type="float">
            <text:p>1</text:p>
          </table:table-cell>
          <table:table-cell table:style-name="ce10" table:formula="of:=IF([.AQ35]*1.1&gt;1;1;[.AQ35]*1.1)" office:value-type="float" office:value="1" calcext:value-type="float">
            <text:p>1</text:p>
          </table:table-cell>
          <table:table-cell table:style-name="ce10" table:formula="of:=IF([.AR35]*1.1&gt;1;1;[.AR35]*1.1)" office:value-type="float" office:value="1" calcext:value-type="float">
            <text:p>1</text:p>
          </table:table-cell>
          <table:table-cell table:style-name="ce10" table:formula="of:=IF([.AS35]*1.1&gt;1;1;[.AS35]*1.1)" office:value-type="float" office:value="1" calcext:value-type="float">
            <text:p>1</text:p>
          </table:table-cell>
          <table:table-cell table:style-name="ce10" table:formula="of:=IF([.AT35]*1.1&gt;1;1;[.AT35]*1.1)" office:value-type="float" office:value="1" calcext:value-type="float">
            <text:p>1</text:p>
          </table:table-cell>
          <table:table-cell table:style-name="ce10" table:formula="of:=IF([.AU35]*1.1&gt;1;1;[.AU35]*1.1)" office:value-type="float" office:value="1" calcext:value-type="float">
            <text:p>1</text:p>
          </table:table-cell>
          <table:table-cell table:style-name="ce10" table:formula="of:=IF([.AV35]*1.1&gt;1;1;[.AV35]*1.1)" office:value-type="float" office:value="1" calcext:value-type="float">
            <text:p>1</text:p>
          </table:table-cell>
          <table:table-cell table:style-name="ce10" table:formula="of:=IF([.AW35]*1.1&gt;1;1;[.AW35]*1.1)" office:value-type="float" office:value="1" calcext:value-type="float">
            <text:p>1</text:p>
          </table:table-cell>
          <table:table-cell table:style-name="ce10" table:formula="of:=IF([.AX35]*1.1&gt;1;1;[.AX35]*1.1)" office:value-type="float" office:value="1" calcext:value-type="float">
            <text:p>1</text:p>
          </table:table-cell>
          <table:table-cell table:style-name="ce10" table:formula="of:=IF([.AY35]*1.1&gt;1;1;[.AY35]*1.1)" office:value-type="float" office:value="1" calcext:value-type="float">
            <text:p>1</text:p>
          </table:table-cell>
          <table:table-cell table:style-name="ce10" table:formula="of:=IF([.AZ35]*1.1&gt;1;1;[.AZ35]*1.1)" office:value-type="float" office:value="1" calcext:value-type="float">
            <text:p>1</text:p>
          </table:table-cell>
          <table:table-cell table:style-name="ce10" table:formula="of:=IF([.BA35]*1.1&gt;1;1;[.BA35]*1.1)" office:value-type="float" office:value="1" calcext:value-type="float">
            <text:p>1</text:p>
          </table:table-cell>
          <table:table-cell table:style-name="ce10" table:formula="of:=IF([.BB35]*1.1&gt;1;1;[.BB35]*1.1)" office:value-type="float" office:value="1" calcext:value-type="float">
            <text:p>1</text:p>
          </table:table-cell>
          <table:table-cell table:style-name="ce10" table:formula="of:=IF([.BC35]*1.1&gt;1;1;[.BC35]*1.1)" office:value-type="float" office:value="1" calcext:value-type="float">
            <text:p>1</text:p>
          </table:table-cell>
          <table:table-cell table:style-name="ce10" table:formula="of:=IF([.BD35]*1.1&gt;1;1;[.BD35]*1.1)" office:value-type="float" office:value="1" calcext:value-type="float">
            <text:p>1</text:p>
          </table:table-cell>
          <table:table-cell table:style-name="ce10" table:formula="of:=IF([.BE35]*1.1&gt;1;1;[.BE35]*1.1)" office:value-type="float" office:value="1" calcext:value-type="float">
            <text:p>1</text:p>
          </table:table-cell>
          <table:table-cell table:style-name="ce10" table:formula="of:=IF([.BF35]*1.1&gt;1;1;[.BF35]*1.1)" office:value-type="float" office:value="1" calcext:value-type="float">
            <text:p>1</text:p>
          </table:table-cell>
          <table:table-cell table:style-name="ce10" table:formula="of:=IF([.BG35]*1.1&gt;1;1;[.BG35]*1.1)" office:value-type="float" office:value="1" calcext:value-type="float">
            <text:p>1</text:p>
          </table:table-cell>
          <table:table-cell table:style-name="ce10" table:formula="of:=IF([.BH35]*1.1&gt;1;1;[.BH35]*1.1)" office:value-type="float" office:value="1" calcext:value-type="float">
            <text:p>1</text:p>
          </table:table-cell>
          <table:table-cell table:style-name="ce10" table:formula="of:=IF([.BI35]*1.1&gt;1;1;[.BI35]*1.1)" office:value-type="float" office:value="1" calcext:value-type="float">
            <text:p>1</text:p>
          </table:table-cell>
          <table:table-cell table:style-name="ce10" table:formula="of:=IF([.BJ35]*1.1&gt;1;1;[.BJ35]*1.1)" office:value-type="float" office:value="1" calcext:value-type="float">
            <text:p>1</text:p>
          </table:table-cell>
          <table:table-cell table:style-name="ce10" table:formula="of:=IF([.BK35]*1.1&gt;1;1;[.BK35]*1.1)" office:value-type="float" office:value="1" calcext:value-type="float">
            <text:p>1</text:p>
          </table:table-cell>
          <table:table-cell table:style-name="ce10" table:formula="of:=IF([.BL35]*1.1&gt;1;1;[.BL35]*1.1)" office:value-type="float" office:value="1" calcext:value-type="float">
            <text:p>1</text:p>
          </table:table-cell>
          <table:table-cell table:style-name="ce10" table:formula="of:=IF([.BM35]*1.1&gt;1;1;[.BM35]*1.1)" office:value-type="float" office:value="1" calcext:value-type="float">
            <text:p>1</text:p>
          </table:table-cell>
          <table:table-cell table:style-name="ce10" table:formula="of:=IF([.BN35]*1.1&gt;1;1;[.BN35]*1.1)" office:value-type="float" office:value="1" calcext:value-type="float">
            <text:p>1</text:p>
          </table:table-cell>
          <table:table-cell table:style-name="ce10" table:formula="of:=IF([.BO35]*1.1&gt;1;1;[.BO35]*1.1)" office:value-type="float" office:value="1" calcext:value-type="float">
            <text:p>1</text:p>
          </table:table-cell>
          <table:table-cell table:style-name="ce10" table:formula="of:=IF([.BP35]*1.1&gt;1;1;[.BP35]*1.1)" office:value-type="float" office:value="1" calcext:value-type="float">
            <text:p>1</text:p>
          </table:table-cell>
          <table:table-cell table:style-name="ce10" table:formula="of:=IF([.BQ35]*1.1&gt;1;1;[.BQ35]*1.1)" office:value-type="float" office:value="1" calcext:value-type="float">
            <text:p>1</text:p>
          </table:table-cell>
          <table:table-cell table:style-name="ce10" table:formula="of:=IF([.BR35]*1.1&gt;1;1;[.BR35]*1.1)" office:value-type="float" office:value="1" calcext:value-type="float">
            <text:p>1</text:p>
          </table:table-cell>
          <table:table-cell table:style-name="ce10" table:formula="of:=IF([.BS35]*1.1&gt;1;1;[.BS35]*1.1)" office:value-type="float" office:value="1" calcext:value-type="float">
            <text:p>1</text:p>
          </table:table-cell>
          <table:table-cell table:style-name="ce10" table:formula="of:=IF([.BT35]*1.1&gt;1;1;[.BT35]*1.1)" office:value-type="float" office:value="1" calcext:value-type="float">
            <text:p>1</text:p>
          </table:table-cell>
          <table:table-cell table:style-name="ce10" table:formula="of:=IF([.BU35]*1.1&gt;1;1;[.BU35]*1.1)" office:value-type="float" office:value="1" calcext:value-type="float">
            <text:p>1</text:p>
          </table:table-cell>
          <table:table-cell table:style-name="ce10" table:formula="of:=IF([.BV35]*1.1&gt;1;1;[.BV35]*1.1)" office:value-type="float" office:value="1" calcext:value-type="float">
            <text:p>1</text:p>
          </table:table-cell>
          <table:table-cell table:style-name="ce10" table:formula="of:=IF([.BW35]*1.1&gt;1;1;[.BW35]*1.1)" office:value-type="float" office:value="1" calcext:value-type="float">
            <text:p>1</text:p>
          </table:table-cell>
          <table:table-cell table:style-name="ce10" table:formula="of:=IF([.BX35]*1.1&gt;1;1;[.BX35]*1.1)" office:value-type="float" office:value="1" calcext:value-type="float">
            <text:p>1</text:p>
          </table:table-cell>
          <table:table-cell table:style-name="ce10" table:formula="of:=IF([.BY35]*1.1&gt;1;1;[.BY35]*1.1)" office:value-type="float" office:value="1" calcext:value-type="float">
            <text:p>1</text:p>
          </table:table-cell>
          <table:table-cell table:style-name="ce10" table:formula="of:=IF([.BZ35]*1.1&gt;1;1;[.BZ35]*1.1)" office:value-type="float" office:value="1" calcext:value-type="float">
            <text:p>1</text:p>
          </table:table-cell>
          <table:table-cell table:style-name="ce10" table:formula="of:=IF([.CA35]*1.1&gt;1;1;[.CA35]*1.1)" office:value-type="float" office:value="1" calcext:value-type="float">
            <text:p>1</text:p>
          </table:table-cell>
          <table:table-cell table:style-name="ce10" table:formula="of:=IF([.CB35]*1.1&gt;1;1;[.CB35]*1.1)" office:value-type="float" office:value="1" calcext:value-type="float">
            <text:p>1</text:p>
          </table:table-cell>
          <table:table-cell table:style-name="ce10" table:formula="of:=IF([.CC35]*1.1&gt;1;1;[.CC35]*1.1)" office:value-type="float" office:value="1" calcext:value-type="float">
            <text:p>1</text:p>
          </table:table-cell>
          <table:table-cell table:style-name="ce10" table:formula="of:=IF([.CD35]*1.1&gt;1;1;[.CD35]*1.1)" office:value-type="float" office:value="1" calcext:value-type="float">
            <text:p>1</text:p>
          </table:table-cell>
          <table:table-cell table:style-name="ce10" table:formula="of:=IF([.CE35]*1.1&gt;1;1;[.CE35]*1.1)" office:value-type="float" office:value="1" calcext:value-type="float">
            <text:p>1</text:p>
          </table:table-cell>
          <table:table-cell table:style-name="ce10" table:formula="of:=IF([.CF35]*1.1&gt;1;1;[.CF35]*1.1)" office:value-type="float" office:value="1" calcext:value-type="float">
            <text:p>1</text:p>
          </table:table-cell>
          <table:table-cell table:style-name="ce10" table:formula="of:=IF([.CG35]*1.1&gt;1;1;[.CG35]*1.1)" office:value-type="float" office:value="1" calcext:value-type="float">
            <text:p>1</text:p>
          </table:table-cell>
          <table:table-cell table:style-name="ce10" table:formula="of:=IF([.CH35]*1.1&gt;1;1;[.CH35]*1.1)" office:value-type="float" office:value="1" calcext:value-type="float">
            <text:p>1</text:p>
          </table:table-cell>
          <table:table-cell table:style-name="ce10" table:formula="of:=IF([.CI35]*1.1&gt;1;1;[.CI35]*1.1)" office:value-type="float" office:value="1" calcext:value-type="float">
            <text:p>1</text:p>
          </table:table-cell>
          <table:table-cell table:style-name="ce10" table:formula="of:=IF([.CJ35]*1.1&gt;1;1;[.CJ35]*1.1)" office:value-type="float" office:value="1" calcext:value-type="float">
            <text:p>1</text:p>
          </table:table-cell>
          <table:table-cell table:style-name="ce10" table:formula="of:=IF([.CK35]*1.1&gt;1;1;[.CK35]*1.1)" office:value-type="float" office:value="1" calcext:value-type="float">
            <text:p>1</text:p>
          </table:table-cell>
          <table:table-cell table:style-name="ce10" table:formula="of:=IF([.CL35]*1.1&gt;1;1;[.CL35]*1.1)" office:value-type="float" office:value="1" calcext:value-type="float">
            <text:p>1</text:p>
          </table:table-cell>
          <table:table-cell table:style-name="ce10" table:formula="of:=IF([.CM35]*1.1&gt;1;1;[.CM35]*1.1)" office:value-type="float" office:value="1" calcext:value-type="float">
            <text:p>1</text:p>
          </table:table-cell>
          <table:table-cell table:style-name="ce10" table:formula="of:=IF([.CN35]*1.1&gt;1;1;[.CN35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35]+0.1" office:value-type="float" office:value="0.9" calcext:value-type="float">
            <text:p>0,90</text:p>
          </table:table-cell>
          <table:table-cell table:style-name="ce10" table:formula="of:=IF([.A36]*1.1&gt;1;1;[.A36]*1.1)" office:value-type="float" office:value="0.99" calcext:value-type="float">
            <text:p>0,99</text:p>
          </table:table-cell>
          <table:table-cell table:formula="of:=IF([.B36]*1.1&gt;1;1;[.B36]*1.1)" office:value-type="float" office:value="1" calcext:value-type="float">
            <text:p>1</text:p>
          </table:table-cell>
          <table:table-cell table:formula="of:=IF([.C36]*1.1&gt;1;1;[.C36]*1.1)" office:value-type="float" office:value="1" calcext:value-type="float">
            <text:p>1</text:p>
          </table:table-cell>
          <table:table-cell table:formula="of:=IF([.D36]*1.1&gt;1;1;[.D36]*1.1)" office:value-type="float" office:value="1" calcext:value-type="float">
            <text:p>1</text:p>
          </table:table-cell>
          <table:table-cell table:formula="of:=IF([.E36]*1.1&gt;1;1;[.E36]*1.1)" office:value-type="float" office:value="1" calcext:value-type="float">
            <text:p>1</text:p>
          </table:table-cell>
          <table:table-cell table:style-name="ce10" table:formula="of:=IF([.F36]*1.1&gt;1;1;[.F36]*1.1)" office:value-type="float" office:value="1" calcext:value-type="float">
            <text:p>1</text:p>
          </table:table-cell>
          <table:table-cell table:style-name="ce10" table:formula="of:=IF([.G36]*1.1&gt;1;1;[.G36]*1.1)" office:value-type="float" office:value="1" calcext:value-type="float">
            <text:p>1</text:p>
          </table:table-cell>
          <table:table-cell table:style-name="ce10" table:formula="of:=IF([.H36]*1.1&gt;1;1;[.H36]*1.1)" office:value-type="float" office:value="1" calcext:value-type="float">
            <text:p>1</text:p>
          </table:table-cell>
          <table:table-cell table:style-name="ce10" table:formula="of:=IF([.I36]*1.1&gt;1;1;[.I36]*1.1)" office:value-type="float" office:value="1" calcext:value-type="float">
            <text:p>1</text:p>
          </table:table-cell>
          <table:table-cell table:style-name="ce10" table:formula="of:=IF([.J36]*1.1&gt;1;1;[.J36]*1.1)" office:value-type="float" office:value="1" calcext:value-type="float">
            <text:p>1</text:p>
          </table:table-cell>
          <table:table-cell table:style-name="ce10" table:formula="of:=IF([.K36]*1.1&gt;1;1;[.K36]*1.1)" office:value-type="float" office:value="1" calcext:value-type="float">
            <text:p>1</text:p>
          </table:table-cell>
          <table:table-cell table:style-name="ce10" table:formula="of:=IF([.L36]*1.1&gt;1;1;[.L36]*1.1)" office:value-type="float" office:value="1" calcext:value-type="float">
            <text:p>1</text:p>
          </table:table-cell>
          <table:table-cell table:style-name="ce10" table:formula="of:=IF([.M36]*1.1&gt;1;1;[.M36]*1.1)" office:value-type="float" office:value="1" calcext:value-type="float">
            <text:p>1</text:p>
          </table:table-cell>
          <table:table-cell table:style-name="ce10" table:formula="of:=IF([.N36]*1.1&gt;1;1;[.N36]*1.1)" office:value-type="float" office:value="1" calcext:value-type="float">
            <text:p>1</text:p>
          </table:table-cell>
          <table:table-cell table:style-name="ce10" table:formula="of:=IF([.O36]*1.1&gt;1;1;[.O36]*1.1)" office:value-type="float" office:value="1" calcext:value-type="float">
            <text:p>1</text:p>
          </table:table-cell>
          <table:table-cell table:style-name="ce10" table:formula="of:=IF([.P36]*1.1&gt;1;1;[.P36]*1.1)" office:value-type="float" office:value="1" calcext:value-type="float">
            <text:p>1</text:p>
          </table:table-cell>
          <table:table-cell table:style-name="ce10" table:formula="of:=IF([.Q36]*1.1&gt;1;1;[.Q36]*1.1)" office:value-type="float" office:value="1" calcext:value-type="float">
            <text:p>1</text:p>
          </table:table-cell>
          <table:table-cell table:style-name="ce10" table:formula="of:=IF([.R36]*1.1&gt;1;1;[.R36]*1.1)" office:value-type="float" office:value="1" calcext:value-type="float">
            <text:p>1</text:p>
          </table:table-cell>
          <table:table-cell table:style-name="ce10" table:formula="of:=IF([.S36]*1.1&gt;1;1;[.S36]*1.1)" office:value-type="float" office:value="1" calcext:value-type="float">
            <text:p>1</text:p>
          </table:table-cell>
          <table:table-cell table:style-name="ce10" table:formula="of:=IF([.T36]*1.1&gt;1;1;[.T36]*1.1)" office:value-type="float" office:value="1" calcext:value-type="float">
            <text:p>1</text:p>
          </table:table-cell>
          <table:table-cell table:style-name="ce10" table:formula="of:=IF([.U36]*1.1&gt;1;1;[.U36]*1.1)" office:value-type="float" office:value="1" calcext:value-type="float">
            <text:p>1</text:p>
          </table:table-cell>
          <table:table-cell table:style-name="ce10" table:formula="of:=IF([.V36]*1.1&gt;1;1;[.V36]*1.1)" office:value-type="float" office:value="1" calcext:value-type="float">
            <text:p>1</text:p>
          </table:table-cell>
          <table:table-cell table:style-name="ce10" table:formula="of:=IF([.W36]*1.1&gt;1;1;[.W36]*1.1)" office:value-type="float" office:value="1" calcext:value-type="float">
            <text:p>1</text:p>
          </table:table-cell>
          <table:table-cell table:style-name="ce10" table:formula="of:=IF([.X36]*1.1&gt;1;1;[.X36]*1.1)" office:value-type="float" office:value="1" calcext:value-type="float">
            <text:p>1</text:p>
          </table:table-cell>
          <table:table-cell table:style-name="ce10" table:formula="of:=IF([.Y36]*1.1&gt;1;1;[.Y36]*1.1)" office:value-type="float" office:value="1" calcext:value-type="float">
            <text:p>1</text:p>
          </table:table-cell>
          <table:table-cell table:style-name="ce10" table:formula="of:=IF([.Z36]*1.1&gt;1;1;[.Z36]*1.1)" office:value-type="float" office:value="1" calcext:value-type="float">
            <text:p>1</text:p>
          </table:table-cell>
          <table:table-cell table:style-name="ce10" table:formula="of:=IF([.AA36]*1.1&gt;1;1;[.AA36]*1.1)" office:value-type="float" office:value="1" calcext:value-type="float">
            <text:p>1</text:p>
          </table:table-cell>
          <table:table-cell table:style-name="ce10" table:formula="of:=IF([.AB36]*1.1&gt;1;1;[.AB36]*1.1)" office:value-type="float" office:value="1" calcext:value-type="float">
            <text:p>1</text:p>
          </table:table-cell>
          <table:table-cell table:style-name="ce10" table:formula="of:=IF([.AC36]*1.1&gt;1;1;[.AC36]*1.1)" office:value-type="float" office:value="1" calcext:value-type="float">
            <text:p>1</text:p>
          </table:table-cell>
          <table:table-cell table:style-name="ce10" table:formula="of:=IF([.AD36]*1.1&gt;1;1;[.AD36]*1.1)" office:value-type="float" office:value="1" calcext:value-type="float">
            <text:p>1</text:p>
          </table:table-cell>
          <table:table-cell table:style-name="ce10" table:formula="of:=IF([.AE36]*1.1&gt;1;1;[.AE36]*1.1)" office:value-type="float" office:value="1" calcext:value-type="float">
            <text:p>1</text:p>
          </table:table-cell>
          <table:table-cell table:style-name="ce10" table:formula="of:=IF([.AF36]*1.1&gt;1;1;[.AF36]*1.1)" office:value-type="float" office:value="1" calcext:value-type="float">
            <text:p>1</text:p>
          </table:table-cell>
          <table:table-cell table:style-name="ce10" table:formula="of:=IF([.AG36]*1.1&gt;1;1;[.AG36]*1.1)" office:value-type="float" office:value="1" calcext:value-type="float">
            <text:p>1</text:p>
          </table:table-cell>
          <table:table-cell table:style-name="ce10" table:formula="of:=IF([.AH36]*1.1&gt;1;1;[.AH36]*1.1)" office:value-type="float" office:value="1" calcext:value-type="float">
            <text:p>1</text:p>
          </table:table-cell>
          <table:table-cell table:style-name="ce10" table:formula="of:=IF([.AI36]*1.1&gt;1;1;[.AI36]*1.1)" office:value-type="float" office:value="1" calcext:value-type="float">
            <text:p>1</text:p>
          </table:table-cell>
          <table:table-cell table:style-name="ce10" table:formula="of:=IF([.AJ36]*1.1&gt;1;1;[.AJ36]*1.1)" office:value-type="float" office:value="1" calcext:value-type="float">
            <text:p>1</text:p>
          </table:table-cell>
          <table:table-cell table:style-name="ce10" table:formula="of:=IF([.AK36]*1.1&gt;1;1;[.AK36]*1.1)" office:value-type="float" office:value="1" calcext:value-type="float">
            <text:p>1</text:p>
          </table:table-cell>
          <table:table-cell table:style-name="ce10" table:formula="of:=IF([.AL36]*1.1&gt;1;1;[.AL36]*1.1)" office:value-type="float" office:value="1" calcext:value-type="float">
            <text:p>1</text:p>
          </table:table-cell>
          <table:table-cell table:style-name="ce10" table:formula="of:=IF([.AM36]*1.1&gt;1;1;[.AM36]*1.1)" office:value-type="float" office:value="1" calcext:value-type="float">
            <text:p>1</text:p>
          </table:table-cell>
          <table:table-cell table:style-name="ce10" table:formula="of:=IF([.AN36]*1.1&gt;1;1;[.AN36]*1.1)" office:value-type="float" office:value="1" calcext:value-type="float">
            <text:p>1</text:p>
          </table:table-cell>
          <table:table-cell table:style-name="ce10" table:formula="of:=IF([.AO36]*1.1&gt;1;1;[.AO36]*1.1)" office:value-type="float" office:value="1" calcext:value-type="float">
            <text:p>1</text:p>
          </table:table-cell>
          <table:table-cell table:style-name="ce10" table:formula="of:=IF([.AP36]*1.1&gt;1;1;[.AP36]*1.1)" office:value-type="float" office:value="1" calcext:value-type="float">
            <text:p>1</text:p>
          </table:table-cell>
          <table:table-cell table:style-name="ce10" table:formula="of:=IF([.AQ36]*1.1&gt;1;1;[.AQ36]*1.1)" office:value-type="float" office:value="1" calcext:value-type="float">
            <text:p>1</text:p>
          </table:table-cell>
          <table:table-cell table:style-name="ce10" table:formula="of:=IF([.AR36]*1.1&gt;1;1;[.AR36]*1.1)" office:value-type="float" office:value="1" calcext:value-type="float">
            <text:p>1</text:p>
          </table:table-cell>
          <table:table-cell table:style-name="ce10" table:formula="of:=IF([.AS36]*1.1&gt;1;1;[.AS36]*1.1)" office:value-type="float" office:value="1" calcext:value-type="float">
            <text:p>1</text:p>
          </table:table-cell>
          <table:table-cell table:style-name="ce10" table:formula="of:=IF([.AT36]*1.1&gt;1;1;[.AT36]*1.1)" office:value-type="float" office:value="1" calcext:value-type="float">
            <text:p>1</text:p>
          </table:table-cell>
          <table:table-cell table:style-name="ce10" table:formula="of:=IF([.AU36]*1.1&gt;1;1;[.AU36]*1.1)" office:value-type="float" office:value="1" calcext:value-type="float">
            <text:p>1</text:p>
          </table:table-cell>
          <table:table-cell table:style-name="ce10" table:formula="of:=IF([.AV36]*1.1&gt;1;1;[.AV36]*1.1)" office:value-type="float" office:value="1" calcext:value-type="float">
            <text:p>1</text:p>
          </table:table-cell>
          <table:table-cell table:style-name="ce10" table:formula="of:=IF([.AW36]*1.1&gt;1;1;[.AW36]*1.1)" office:value-type="float" office:value="1" calcext:value-type="float">
            <text:p>1</text:p>
          </table:table-cell>
          <table:table-cell table:style-name="ce10" table:formula="of:=IF([.AX36]*1.1&gt;1;1;[.AX36]*1.1)" office:value-type="float" office:value="1" calcext:value-type="float">
            <text:p>1</text:p>
          </table:table-cell>
          <table:table-cell table:style-name="ce10" table:formula="of:=IF([.AY36]*1.1&gt;1;1;[.AY36]*1.1)" office:value-type="float" office:value="1" calcext:value-type="float">
            <text:p>1</text:p>
          </table:table-cell>
          <table:table-cell table:style-name="ce10" table:formula="of:=IF([.AZ36]*1.1&gt;1;1;[.AZ36]*1.1)" office:value-type="float" office:value="1" calcext:value-type="float">
            <text:p>1</text:p>
          </table:table-cell>
          <table:table-cell table:style-name="ce10" table:formula="of:=IF([.BA36]*1.1&gt;1;1;[.BA36]*1.1)" office:value-type="float" office:value="1" calcext:value-type="float">
            <text:p>1</text:p>
          </table:table-cell>
          <table:table-cell table:style-name="ce10" table:formula="of:=IF([.BB36]*1.1&gt;1;1;[.BB36]*1.1)" office:value-type="float" office:value="1" calcext:value-type="float">
            <text:p>1</text:p>
          </table:table-cell>
          <table:table-cell table:style-name="ce10" table:formula="of:=IF([.BC36]*1.1&gt;1;1;[.BC36]*1.1)" office:value-type="float" office:value="1" calcext:value-type="float">
            <text:p>1</text:p>
          </table:table-cell>
          <table:table-cell table:style-name="ce10" table:formula="of:=IF([.BD36]*1.1&gt;1;1;[.BD36]*1.1)" office:value-type="float" office:value="1" calcext:value-type="float">
            <text:p>1</text:p>
          </table:table-cell>
          <table:table-cell table:style-name="ce10" table:formula="of:=IF([.BE36]*1.1&gt;1;1;[.BE36]*1.1)" office:value-type="float" office:value="1" calcext:value-type="float">
            <text:p>1</text:p>
          </table:table-cell>
          <table:table-cell table:style-name="ce10" table:formula="of:=IF([.BF36]*1.1&gt;1;1;[.BF36]*1.1)" office:value-type="float" office:value="1" calcext:value-type="float">
            <text:p>1</text:p>
          </table:table-cell>
          <table:table-cell table:style-name="ce10" table:formula="of:=IF([.BG36]*1.1&gt;1;1;[.BG36]*1.1)" office:value-type="float" office:value="1" calcext:value-type="float">
            <text:p>1</text:p>
          </table:table-cell>
          <table:table-cell table:style-name="ce10" table:formula="of:=IF([.BH36]*1.1&gt;1;1;[.BH36]*1.1)" office:value-type="float" office:value="1" calcext:value-type="float">
            <text:p>1</text:p>
          </table:table-cell>
          <table:table-cell table:style-name="ce10" table:formula="of:=IF([.BI36]*1.1&gt;1;1;[.BI36]*1.1)" office:value-type="float" office:value="1" calcext:value-type="float">
            <text:p>1</text:p>
          </table:table-cell>
          <table:table-cell table:style-name="ce10" table:formula="of:=IF([.BJ36]*1.1&gt;1;1;[.BJ36]*1.1)" office:value-type="float" office:value="1" calcext:value-type="float">
            <text:p>1</text:p>
          </table:table-cell>
          <table:table-cell table:style-name="ce10" table:formula="of:=IF([.BK36]*1.1&gt;1;1;[.BK36]*1.1)" office:value-type="float" office:value="1" calcext:value-type="float">
            <text:p>1</text:p>
          </table:table-cell>
          <table:table-cell table:style-name="ce10" table:formula="of:=IF([.BL36]*1.1&gt;1;1;[.BL36]*1.1)" office:value-type="float" office:value="1" calcext:value-type="float">
            <text:p>1</text:p>
          </table:table-cell>
          <table:table-cell table:style-name="ce10" table:formula="of:=IF([.BM36]*1.1&gt;1;1;[.BM36]*1.1)" office:value-type="float" office:value="1" calcext:value-type="float">
            <text:p>1</text:p>
          </table:table-cell>
          <table:table-cell table:style-name="ce10" table:formula="of:=IF([.BN36]*1.1&gt;1;1;[.BN36]*1.1)" office:value-type="float" office:value="1" calcext:value-type="float">
            <text:p>1</text:p>
          </table:table-cell>
          <table:table-cell table:style-name="ce10" table:formula="of:=IF([.BO36]*1.1&gt;1;1;[.BO36]*1.1)" office:value-type="float" office:value="1" calcext:value-type="float">
            <text:p>1</text:p>
          </table:table-cell>
          <table:table-cell table:style-name="ce10" table:formula="of:=IF([.BP36]*1.1&gt;1;1;[.BP36]*1.1)" office:value-type="float" office:value="1" calcext:value-type="float">
            <text:p>1</text:p>
          </table:table-cell>
          <table:table-cell table:style-name="ce10" table:formula="of:=IF([.BQ36]*1.1&gt;1;1;[.BQ36]*1.1)" office:value-type="float" office:value="1" calcext:value-type="float">
            <text:p>1</text:p>
          </table:table-cell>
          <table:table-cell table:style-name="ce10" table:formula="of:=IF([.BR36]*1.1&gt;1;1;[.BR36]*1.1)" office:value-type="float" office:value="1" calcext:value-type="float">
            <text:p>1</text:p>
          </table:table-cell>
          <table:table-cell table:style-name="ce10" table:formula="of:=IF([.BS36]*1.1&gt;1;1;[.BS36]*1.1)" office:value-type="float" office:value="1" calcext:value-type="float">
            <text:p>1</text:p>
          </table:table-cell>
          <table:table-cell table:style-name="ce10" table:formula="of:=IF([.BT36]*1.1&gt;1;1;[.BT36]*1.1)" office:value-type="float" office:value="1" calcext:value-type="float">
            <text:p>1</text:p>
          </table:table-cell>
          <table:table-cell table:style-name="ce10" table:formula="of:=IF([.BU36]*1.1&gt;1;1;[.BU36]*1.1)" office:value-type="float" office:value="1" calcext:value-type="float">
            <text:p>1</text:p>
          </table:table-cell>
          <table:table-cell table:style-name="ce10" table:formula="of:=IF([.BV36]*1.1&gt;1;1;[.BV36]*1.1)" office:value-type="float" office:value="1" calcext:value-type="float">
            <text:p>1</text:p>
          </table:table-cell>
          <table:table-cell table:style-name="ce10" table:formula="of:=IF([.BW36]*1.1&gt;1;1;[.BW36]*1.1)" office:value-type="float" office:value="1" calcext:value-type="float">
            <text:p>1</text:p>
          </table:table-cell>
          <table:table-cell table:style-name="ce10" table:formula="of:=IF([.BX36]*1.1&gt;1;1;[.BX36]*1.1)" office:value-type="float" office:value="1" calcext:value-type="float">
            <text:p>1</text:p>
          </table:table-cell>
          <table:table-cell table:style-name="ce10" table:formula="of:=IF([.BY36]*1.1&gt;1;1;[.BY36]*1.1)" office:value-type="float" office:value="1" calcext:value-type="float">
            <text:p>1</text:p>
          </table:table-cell>
          <table:table-cell table:style-name="ce10" table:formula="of:=IF([.BZ36]*1.1&gt;1;1;[.BZ36]*1.1)" office:value-type="float" office:value="1" calcext:value-type="float">
            <text:p>1</text:p>
          </table:table-cell>
          <table:table-cell table:style-name="ce10" table:formula="of:=IF([.CA36]*1.1&gt;1;1;[.CA36]*1.1)" office:value-type="float" office:value="1" calcext:value-type="float">
            <text:p>1</text:p>
          </table:table-cell>
          <table:table-cell table:style-name="ce10" table:formula="of:=IF([.CB36]*1.1&gt;1;1;[.CB36]*1.1)" office:value-type="float" office:value="1" calcext:value-type="float">
            <text:p>1</text:p>
          </table:table-cell>
          <table:table-cell table:style-name="ce10" table:formula="of:=IF([.CC36]*1.1&gt;1;1;[.CC36]*1.1)" office:value-type="float" office:value="1" calcext:value-type="float">
            <text:p>1</text:p>
          </table:table-cell>
          <table:table-cell table:style-name="ce10" table:formula="of:=IF([.CD36]*1.1&gt;1;1;[.CD36]*1.1)" office:value-type="float" office:value="1" calcext:value-type="float">
            <text:p>1</text:p>
          </table:table-cell>
          <table:table-cell table:style-name="ce10" table:formula="of:=IF([.CE36]*1.1&gt;1;1;[.CE36]*1.1)" office:value-type="float" office:value="1" calcext:value-type="float">
            <text:p>1</text:p>
          </table:table-cell>
          <table:table-cell table:style-name="ce10" table:formula="of:=IF([.CF36]*1.1&gt;1;1;[.CF36]*1.1)" office:value-type="float" office:value="1" calcext:value-type="float">
            <text:p>1</text:p>
          </table:table-cell>
          <table:table-cell table:style-name="ce10" table:formula="of:=IF([.CG36]*1.1&gt;1;1;[.CG36]*1.1)" office:value-type="float" office:value="1" calcext:value-type="float">
            <text:p>1</text:p>
          </table:table-cell>
          <table:table-cell table:style-name="ce10" table:formula="of:=IF([.CH36]*1.1&gt;1;1;[.CH36]*1.1)" office:value-type="float" office:value="1" calcext:value-type="float">
            <text:p>1</text:p>
          </table:table-cell>
          <table:table-cell table:style-name="ce10" table:formula="of:=IF([.CI36]*1.1&gt;1;1;[.CI36]*1.1)" office:value-type="float" office:value="1" calcext:value-type="float">
            <text:p>1</text:p>
          </table:table-cell>
          <table:table-cell table:style-name="ce10" table:formula="of:=IF([.CJ36]*1.1&gt;1;1;[.CJ36]*1.1)" office:value-type="float" office:value="1" calcext:value-type="float">
            <text:p>1</text:p>
          </table:table-cell>
          <table:table-cell table:style-name="ce10" table:formula="of:=IF([.CK36]*1.1&gt;1;1;[.CK36]*1.1)" office:value-type="float" office:value="1" calcext:value-type="float">
            <text:p>1</text:p>
          </table:table-cell>
          <table:table-cell table:style-name="ce10" table:formula="of:=IF([.CL36]*1.1&gt;1;1;[.CL36]*1.1)" office:value-type="float" office:value="1" calcext:value-type="float">
            <text:p>1</text:p>
          </table:table-cell>
          <table:table-cell table:style-name="ce10" table:formula="of:=IF([.CM36]*1.1&gt;1;1;[.CM36]*1.1)" office:value-type="float" office:value="1" calcext:value-type="float">
            <text:p>1</text:p>
          </table:table-cell>
          <table:table-cell table:style-name="ce10" table:formula="of:=IF([.CN36]*1.1&gt;1;1;[.CN36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36]+0.1" office:value-type="float" office:value="1" calcext:value-type="float">
            <text:p>1,00</text:p>
          </table:table-cell>
          <table:table-cell table:style-name="ce10" table:formula="of:=IF([.A37]*1.1&gt;1;1;[.A37]*1.1)" office:value-type="float" office:value="1" calcext:value-type="float">
            <text:p>1</text:p>
          </table:table-cell>
          <table:table-cell table:formula="of:=IF([.B37]*1.1&gt;1;1;[.B37]*1.1)" office:value-type="float" office:value="1" calcext:value-type="float">
            <text:p>1</text:p>
          </table:table-cell>
          <table:table-cell table:formula="of:=IF([.C37]*1.1&gt;1;1;[.C37]*1.1)" office:value-type="float" office:value="1" calcext:value-type="float">
            <text:p>1</text:p>
          </table:table-cell>
          <table:table-cell table:formula="of:=IF([.D37]*1.1&gt;1;1;[.D37]*1.1)" office:value-type="float" office:value="1" calcext:value-type="float">
            <text:p>1</text:p>
          </table:table-cell>
          <table:table-cell table:formula="of:=IF([.E37]*1.1&gt;1;1;[.E37]*1.1)" office:value-type="float" office:value="1" calcext:value-type="float">
            <text:p>1</text:p>
          </table:table-cell>
          <table:table-cell table:style-name="ce10" table:formula="of:=IF([.F37]*1.1&gt;1;1;[.F37]*1.1)" office:value-type="float" office:value="1" calcext:value-type="float">
            <text:p>1</text:p>
          </table:table-cell>
          <table:table-cell table:style-name="ce10" table:formula="of:=IF([.G37]*1.1&gt;1;1;[.G37]*1.1)" office:value-type="float" office:value="1" calcext:value-type="float">
            <text:p>1</text:p>
          </table:table-cell>
          <table:table-cell table:style-name="ce10" table:formula="of:=IF([.H37]*1.1&gt;1;1;[.H37]*1.1)" office:value-type="float" office:value="1" calcext:value-type="float">
            <text:p>1</text:p>
          </table:table-cell>
          <table:table-cell table:style-name="ce10" table:formula="of:=IF([.I37]*1.1&gt;1;1;[.I37]*1.1)" office:value-type="float" office:value="1" calcext:value-type="float">
            <text:p>1</text:p>
          </table:table-cell>
          <table:table-cell table:style-name="ce10" table:formula="of:=IF([.J37]*1.1&gt;1;1;[.J37]*1.1)" office:value-type="float" office:value="1" calcext:value-type="float">
            <text:p>1</text:p>
          </table:table-cell>
          <table:table-cell table:style-name="ce10" table:formula="of:=IF([.K37]*1.1&gt;1;1;[.K37]*1.1)" office:value-type="float" office:value="1" calcext:value-type="float">
            <text:p>1</text:p>
          </table:table-cell>
          <table:table-cell table:style-name="ce10" table:formula="of:=IF([.L37]*1.1&gt;1;1;[.L37]*1.1)" office:value-type="float" office:value="1" calcext:value-type="float">
            <text:p>1</text:p>
          </table:table-cell>
          <table:table-cell table:style-name="ce10" table:formula="of:=IF([.M37]*1.1&gt;1;1;[.M37]*1.1)" office:value-type="float" office:value="1" calcext:value-type="float">
            <text:p>1</text:p>
          </table:table-cell>
          <table:table-cell table:style-name="ce10" table:formula="of:=IF([.N37]*1.1&gt;1;1;[.N37]*1.1)" office:value-type="float" office:value="1" calcext:value-type="float">
            <text:p>1</text:p>
          </table:table-cell>
          <table:table-cell table:style-name="ce10" table:formula="of:=IF([.O37]*1.1&gt;1;1;[.O37]*1.1)" office:value-type="float" office:value="1" calcext:value-type="float">
            <text:p>1</text:p>
          </table:table-cell>
          <table:table-cell table:style-name="ce10" table:formula="of:=IF([.P37]*1.1&gt;1;1;[.P37]*1.1)" office:value-type="float" office:value="1" calcext:value-type="float">
            <text:p>1</text:p>
          </table:table-cell>
          <table:table-cell table:style-name="ce10" table:formula="of:=IF([.Q37]*1.1&gt;1;1;[.Q37]*1.1)" office:value-type="float" office:value="1" calcext:value-type="float">
            <text:p>1</text:p>
          </table:table-cell>
          <table:table-cell table:style-name="ce10" table:formula="of:=IF([.R37]*1.1&gt;1;1;[.R37]*1.1)" office:value-type="float" office:value="1" calcext:value-type="float">
            <text:p>1</text:p>
          </table:table-cell>
          <table:table-cell table:style-name="ce10" table:formula="of:=IF([.S37]*1.1&gt;1;1;[.S37]*1.1)" office:value-type="float" office:value="1" calcext:value-type="float">
            <text:p>1</text:p>
          </table:table-cell>
          <table:table-cell table:style-name="ce10" table:formula="of:=IF([.T37]*1.1&gt;1;1;[.T37]*1.1)" office:value-type="float" office:value="1" calcext:value-type="float">
            <text:p>1</text:p>
          </table:table-cell>
          <table:table-cell table:style-name="ce10" table:formula="of:=IF([.U37]*1.1&gt;1;1;[.U37]*1.1)" office:value-type="float" office:value="1" calcext:value-type="float">
            <text:p>1</text:p>
          </table:table-cell>
          <table:table-cell table:style-name="ce10" table:formula="of:=IF([.V37]*1.1&gt;1;1;[.V37]*1.1)" office:value-type="float" office:value="1" calcext:value-type="float">
            <text:p>1</text:p>
          </table:table-cell>
          <table:table-cell table:style-name="ce10" table:formula="of:=IF([.W37]*1.1&gt;1;1;[.W37]*1.1)" office:value-type="float" office:value="1" calcext:value-type="float">
            <text:p>1</text:p>
          </table:table-cell>
          <table:table-cell table:style-name="ce10" table:formula="of:=IF([.X37]*1.1&gt;1;1;[.X37]*1.1)" office:value-type="float" office:value="1" calcext:value-type="float">
            <text:p>1</text:p>
          </table:table-cell>
          <table:table-cell table:style-name="ce10" table:formula="of:=IF([.Y37]*1.1&gt;1;1;[.Y37]*1.1)" office:value-type="float" office:value="1" calcext:value-type="float">
            <text:p>1</text:p>
          </table:table-cell>
          <table:table-cell table:style-name="ce10" table:formula="of:=IF([.Z37]*1.1&gt;1;1;[.Z37]*1.1)" office:value-type="float" office:value="1" calcext:value-type="float">
            <text:p>1</text:p>
          </table:table-cell>
          <table:table-cell table:style-name="ce10" table:formula="of:=IF([.AA37]*1.1&gt;1;1;[.AA37]*1.1)" office:value-type="float" office:value="1" calcext:value-type="float">
            <text:p>1</text:p>
          </table:table-cell>
          <table:table-cell table:style-name="ce10" table:formula="of:=IF([.AB37]*1.1&gt;1;1;[.AB37]*1.1)" office:value-type="float" office:value="1" calcext:value-type="float">
            <text:p>1</text:p>
          </table:table-cell>
          <table:table-cell table:style-name="ce10" table:formula="of:=IF([.AC37]*1.1&gt;1;1;[.AC37]*1.1)" office:value-type="float" office:value="1" calcext:value-type="float">
            <text:p>1</text:p>
          </table:table-cell>
          <table:table-cell table:style-name="ce10" table:formula="of:=IF([.AD37]*1.1&gt;1;1;[.AD37]*1.1)" office:value-type="float" office:value="1" calcext:value-type="float">
            <text:p>1</text:p>
          </table:table-cell>
          <table:table-cell table:style-name="ce10" table:formula="of:=IF([.AE37]*1.1&gt;1;1;[.AE37]*1.1)" office:value-type="float" office:value="1" calcext:value-type="float">
            <text:p>1</text:p>
          </table:table-cell>
          <table:table-cell table:style-name="ce10" table:formula="of:=IF([.AF37]*1.1&gt;1;1;[.AF37]*1.1)" office:value-type="float" office:value="1" calcext:value-type="float">
            <text:p>1</text:p>
          </table:table-cell>
          <table:table-cell table:style-name="ce10" table:formula="of:=IF([.AG37]*1.1&gt;1;1;[.AG37]*1.1)" office:value-type="float" office:value="1" calcext:value-type="float">
            <text:p>1</text:p>
          </table:table-cell>
          <table:table-cell table:style-name="ce10" table:formula="of:=IF([.AH37]*1.1&gt;1;1;[.AH37]*1.1)" office:value-type="float" office:value="1" calcext:value-type="float">
            <text:p>1</text:p>
          </table:table-cell>
          <table:table-cell table:style-name="ce10" table:formula="of:=IF([.AI37]*1.1&gt;1;1;[.AI37]*1.1)" office:value-type="float" office:value="1" calcext:value-type="float">
            <text:p>1</text:p>
          </table:table-cell>
          <table:table-cell table:style-name="ce10" table:formula="of:=IF([.AJ37]*1.1&gt;1;1;[.AJ37]*1.1)" office:value-type="float" office:value="1" calcext:value-type="float">
            <text:p>1</text:p>
          </table:table-cell>
          <table:table-cell table:style-name="ce10" table:formula="of:=IF([.AK37]*1.1&gt;1;1;[.AK37]*1.1)" office:value-type="float" office:value="1" calcext:value-type="float">
            <text:p>1</text:p>
          </table:table-cell>
          <table:table-cell table:style-name="ce10" table:formula="of:=IF([.AL37]*1.1&gt;1;1;[.AL37]*1.1)" office:value-type="float" office:value="1" calcext:value-type="float">
            <text:p>1</text:p>
          </table:table-cell>
          <table:table-cell table:style-name="ce10" table:formula="of:=IF([.AM37]*1.1&gt;1;1;[.AM37]*1.1)" office:value-type="float" office:value="1" calcext:value-type="float">
            <text:p>1</text:p>
          </table:table-cell>
          <table:table-cell table:style-name="ce10" table:formula="of:=IF([.AN37]*1.1&gt;1;1;[.AN37]*1.1)" office:value-type="float" office:value="1" calcext:value-type="float">
            <text:p>1</text:p>
          </table:table-cell>
          <table:table-cell table:style-name="ce10" table:formula="of:=IF([.AO37]*1.1&gt;1;1;[.AO37]*1.1)" office:value-type="float" office:value="1" calcext:value-type="float">
            <text:p>1</text:p>
          </table:table-cell>
          <table:table-cell table:style-name="ce10" table:formula="of:=IF([.AP37]*1.1&gt;1;1;[.AP37]*1.1)" office:value-type="float" office:value="1" calcext:value-type="float">
            <text:p>1</text:p>
          </table:table-cell>
          <table:table-cell table:style-name="ce10" table:formula="of:=IF([.AQ37]*1.1&gt;1;1;[.AQ37]*1.1)" office:value-type="float" office:value="1" calcext:value-type="float">
            <text:p>1</text:p>
          </table:table-cell>
          <table:table-cell table:style-name="ce10" table:formula="of:=IF([.AR37]*1.1&gt;1;1;[.AR37]*1.1)" office:value-type="float" office:value="1" calcext:value-type="float">
            <text:p>1</text:p>
          </table:table-cell>
          <table:table-cell table:style-name="ce10" table:formula="of:=IF([.AS37]*1.1&gt;1;1;[.AS37]*1.1)" office:value-type="float" office:value="1" calcext:value-type="float">
            <text:p>1</text:p>
          </table:table-cell>
          <table:table-cell table:style-name="ce10" table:formula="of:=IF([.AT37]*1.1&gt;1;1;[.AT37]*1.1)" office:value-type="float" office:value="1" calcext:value-type="float">
            <text:p>1</text:p>
          </table:table-cell>
          <table:table-cell table:style-name="ce10" table:formula="of:=IF([.AU37]*1.1&gt;1;1;[.AU37]*1.1)" office:value-type="float" office:value="1" calcext:value-type="float">
            <text:p>1</text:p>
          </table:table-cell>
          <table:table-cell table:style-name="ce10" table:formula="of:=IF([.AV37]*1.1&gt;1;1;[.AV37]*1.1)" office:value-type="float" office:value="1" calcext:value-type="float">
            <text:p>1</text:p>
          </table:table-cell>
          <table:table-cell table:style-name="ce10" table:formula="of:=IF([.AW37]*1.1&gt;1;1;[.AW37]*1.1)" office:value-type="float" office:value="1" calcext:value-type="float">
            <text:p>1</text:p>
          </table:table-cell>
          <table:table-cell table:style-name="ce10" table:formula="of:=IF([.AX37]*1.1&gt;1;1;[.AX37]*1.1)" office:value-type="float" office:value="1" calcext:value-type="float">
            <text:p>1</text:p>
          </table:table-cell>
          <table:table-cell table:style-name="ce10" table:formula="of:=IF([.AY37]*1.1&gt;1;1;[.AY37]*1.1)" office:value-type="float" office:value="1" calcext:value-type="float">
            <text:p>1</text:p>
          </table:table-cell>
          <table:table-cell table:style-name="ce10" table:formula="of:=IF([.AZ37]*1.1&gt;1;1;[.AZ37]*1.1)" office:value-type="float" office:value="1" calcext:value-type="float">
            <text:p>1</text:p>
          </table:table-cell>
          <table:table-cell table:style-name="ce10" table:formula="of:=IF([.BA37]*1.1&gt;1;1;[.BA37]*1.1)" office:value-type="float" office:value="1" calcext:value-type="float">
            <text:p>1</text:p>
          </table:table-cell>
          <table:table-cell table:style-name="ce10" table:formula="of:=IF([.BB37]*1.1&gt;1;1;[.BB37]*1.1)" office:value-type="float" office:value="1" calcext:value-type="float">
            <text:p>1</text:p>
          </table:table-cell>
          <table:table-cell table:style-name="ce10" table:formula="of:=IF([.BC37]*1.1&gt;1;1;[.BC37]*1.1)" office:value-type="float" office:value="1" calcext:value-type="float">
            <text:p>1</text:p>
          </table:table-cell>
          <table:table-cell table:style-name="ce10" table:formula="of:=IF([.BD37]*1.1&gt;1;1;[.BD37]*1.1)" office:value-type="float" office:value="1" calcext:value-type="float">
            <text:p>1</text:p>
          </table:table-cell>
          <table:table-cell table:style-name="ce10" table:formula="of:=IF([.BE37]*1.1&gt;1;1;[.BE37]*1.1)" office:value-type="float" office:value="1" calcext:value-type="float">
            <text:p>1</text:p>
          </table:table-cell>
          <table:table-cell table:style-name="ce10" table:formula="of:=IF([.BF37]*1.1&gt;1;1;[.BF37]*1.1)" office:value-type="float" office:value="1" calcext:value-type="float">
            <text:p>1</text:p>
          </table:table-cell>
          <table:table-cell table:style-name="ce10" table:formula="of:=IF([.BG37]*1.1&gt;1;1;[.BG37]*1.1)" office:value-type="float" office:value="1" calcext:value-type="float">
            <text:p>1</text:p>
          </table:table-cell>
          <table:table-cell table:style-name="ce10" table:formula="of:=IF([.BH37]*1.1&gt;1;1;[.BH37]*1.1)" office:value-type="float" office:value="1" calcext:value-type="float">
            <text:p>1</text:p>
          </table:table-cell>
          <table:table-cell table:style-name="ce10" table:formula="of:=IF([.BI37]*1.1&gt;1;1;[.BI37]*1.1)" office:value-type="float" office:value="1" calcext:value-type="float">
            <text:p>1</text:p>
          </table:table-cell>
          <table:table-cell table:style-name="ce10" table:formula="of:=IF([.BJ37]*1.1&gt;1;1;[.BJ37]*1.1)" office:value-type="float" office:value="1" calcext:value-type="float">
            <text:p>1</text:p>
          </table:table-cell>
          <table:table-cell table:style-name="ce10" table:formula="of:=IF([.BK37]*1.1&gt;1;1;[.BK37]*1.1)" office:value-type="float" office:value="1" calcext:value-type="float">
            <text:p>1</text:p>
          </table:table-cell>
          <table:table-cell table:style-name="ce10" table:formula="of:=IF([.BL37]*1.1&gt;1;1;[.BL37]*1.1)" office:value-type="float" office:value="1" calcext:value-type="float">
            <text:p>1</text:p>
          </table:table-cell>
          <table:table-cell table:style-name="ce10" table:formula="of:=IF([.BM37]*1.1&gt;1;1;[.BM37]*1.1)" office:value-type="float" office:value="1" calcext:value-type="float">
            <text:p>1</text:p>
          </table:table-cell>
          <table:table-cell table:style-name="ce10" table:formula="of:=IF([.BN37]*1.1&gt;1;1;[.BN37]*1.1)" office:value-type="float" office:value="1" calcext:value-type="float">
            <text:p>1</text:p>
          </table:table-cell>
          <table:table-cell table:style-name="ce10" table:formula="of:=IF([.BO37]*1.1&gt;1;1;[.BO37]*1.1)" office:value-type="float" office:value="1" calcext:value-type="float">
            <text:p>1</text:p>
          </table:table-cell>
          <table:table-cell table:style-name="ce10" table:formula="of:=IF([.BP37]*1.1&gt;1;1;[.BP37]*1.1)" office:value-type="float" office:value="1" calcext:value-type="float">
            <text:p>1</text:p>
          </table:table-cell>
          <table:table-cell table:style-name="ce10" table:formula="of:=IF([.BQ37]*1.1&gt;1;1;[.BQ37]*1.1)" office:value-type="float" office:value="1" calcext:value-type="float">
            <text:p>1</text:p>
          </table:table-cell>
          <table:table-cell table:style-name="ce10" table:formula="of:=IF([.BR37]*1.1&gt;1;1;[.BR37]*1.1)" office:value-type="float" office:value="1" calcext:value-type="float">
            <text:p>1</text:p>
          </table:table-cell>
          <table:table-cell table:style-name="ce10" table:formula="of:=IF([.BS37]*1.1&gt;1;1;[.BS37]*1.1)" office:value-type="float" office:value="1" calcext:value-type="float">
            <text:p>1</text:p>
          </table:table-cell>
          <table:table-cell table:style-name="ce10" table:formula="of:=IF([.BT37]*1.1&gt;1;1;[.BT37]*1.1)" office:value-type="float" office:value="1" calcext:value-type="float">
            <text:p>1</text:p>
          </table:table-cell>
          <table:table-cell table:style-name="ce10" table:formula="of:=IF([.BU37]*1.1&gt;1;1;[.BU37]*1.1)" office:value-type="float" office:value="1" calcext:value-type="float">
            <text:p>1</text:p>
          </table:table-cell>
          <table:table-cell table:style-name="ce10" table:formula="of:=IF([.BV37]*1.1&gt;1;1;[.BV37]*1.1)" office:value-type="float" office:value="1" calcext:value-type="float">
            <text:p>1</text:p>
          </table:table-cell>
          <table:table-cell table:style-name="ce10" table:formula="of:=IF([.BW37]*1.1&gt;1;1;[.BW37]*1.1)" office:value-type="float" office:value="1" calcext:value-type="float">
            <text:p>1</text:p>
          </table:table-cell>
          <table:table-cell table:style-name="ce10" table:formula="of:=IF([.BX37]*1.1&gt;1;1;[.BX37]*1.1)" office:value-type="float" office:value="1" calcext:value-type="float">
            <text:p>1</text:p>
          </table:table-cell>
          <table:table-cell table:style-name="ce10" table:formula="of:=IF([.BY37]*1.1&gt;1;1;[.BY37]*1.1)" office:value-type="float" office:value="1" calcext:value-type="float">
            <text:p>1</text:p>
          </table:table-cell>
          <table:table-cell table:style-name="ce10" table:formula="of:=IF([.BZ37]*1.1&gt;1;1;[.BZ37]*1.1)" office:value-type="float" office:value="1" calcext:value-type="float">
            <text:p>1</text:p>
          </table:table-cell>
          <table:table-cell table:style-name="ce10" table:formula="of:=IF([.CA37]*1.1&gt;1;1;[.CA37]*1.1)" office:value-type="float" office:value="1" calcext:value-type="float">
            <text:p>1</text:p>
          </table:table-cell>
          <table:table-cell table:style-name="ce10" table:formula="of:=IF([.CB37]*1.1&gt;1;1;[.CB37]*1.1)" office:value-type="float" office:value="1" calcext:value-type="float">
            <text:p>1</text:p>
          </table:table-cell>
          <table:table-cell table:style-name="ce10" table:formula="of:=IF([.CC37]*1.1&gt;1;1;[.CC37]*1.1)" office:value-type="float" office:value="1" calcext:value-type="float">
            <text:p>1</text:p>
          </table:table-cell>
          <table:table-cell table:style-name="ce10" table:formula="of:=IF([.CD37]*1.1&gt;1;1;[.CD37]*1.1)" office:value-type="float" office:value="1" calcext:value-type="float">
            <text:p>1</text:p>
          </table:table-cell>
          <table:table-cell table:style-name="ce10" table:formula="of:=IF([.CE37]*1.1&gt;1;1;[.CE37]*1.1)" office:value-type="float" office:value="1" calcext:value-type="float">
            <text:p>1</text:p>
          </table:table-cell>
          <table:table-cell table:style-name="ce10" table:formula="of:=IF([.CF37]*1.1&gt;1;1;[.CF37]*1.1)" office:value-type="float" office:value="1" calcext:value-type="float">
            <text:p>1</text:p>
          </table:table-cell>
          <table:table-cell table:style-name="ce10" table:formula="of:=IF([.CG37]*1.1&gt;1;1;[.CG37]*1.1)" office:value-type="float" office:value="1" calcext:value-type="float">
            <text:p>1</text:p>
          </table:table-cell>
          <table:table-cell table:style-name="ce10" table:formula="of:=IF([.CH37]*1.1&gt;1;1;[.CH37]*1.1)" office:value-type="float" office:value="1" calcext:value-type="float">
            <text:p>1</text:p>
          </table:table-cell>
          <table:table-cell table:style-name="ce10" table:formula="of:=IF([.CI37]*1.1&gt;1;1;[.CI37]*1.1)" office:value-type="float" office:value="1" calcext:value-type="float">
            <text:p>1</text:p>
          </table:table-cell>
          <table:table-cell table:style-name="ce10" table:formula="of:=IF([.CJ37]*1.1&gt;1;1;[.CJ37]*1.1)" office:value-type="float" office:value="1" calcext:value-type="float">
            <text:p>1</text:p>
          </table:table-cell>
          <table:table-cell table:style-name="ce10" table:formula="of:=IF([.CK37]*1.1&gt;1;1;[.CK37]*1.1)" office:value-type="float" office:value="1" calcext:value-type="float">
            <text:p>1</text:p>
          </table:table-cell>
          <table:table-cell table:style-name="ce10" table:formula="of:=IF([.CL37]*1.1&gt;1;1;[.CL37]*1.1)" office:value-type="float" office:value="1" calcext:value-type="float">
            <text:p>1</text:p>
          </table:table-cell>
          <table:table-cell table:style-name="ce10" table:formula="of:=IF([.CM37]*1.1&gt;1;1;[.CM37]*1.1)" office:value-type="float" office:value="1" calcext:value-type="float">
            <text:p>1</text:p>
          </table:table-cell>
          <table:table-cell table:style-name="ce10" table:formula="of:=IF([.CN37]*1.1&gt;1;1;[.CN37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27]&lt;1;(1+(59*(1-[.A27])))*[.$A$39]+[.$A41]/1000;0)" office:value-type="float" office:value="600.3" calcext:value-type="float">
            <text:p>600</text:p>
          </table:table-cell>
          <table:table-cell table:style-name="ce11" table:formula="of:=IF([.B27]&lt;1;(1+(59*(1-[.B27])))*[.$A$39]+[.$A$41]/1000;0)" office:value-type="float" office:value="600.3" calcext:value-type="float">
            <text:p>600</text:p>
          </table:table-cell>
          <table:table-cell table:style-name="ce11" table:formula="of:=IF([.C27]&lt;1;(1+(59*(1-[.C27])))*[.$A$39]+[.$A$41]/1000;0)" office:value-type="float" office:value="600.3" calcext:value-type="float">
            <text:p>600</text:p>
          </table:table-cell>
          <table:table-cell table:style-name="ce11" table:formula="of:=IF([.D27]&lt;1;(1+(59*(1-[.D27])))*[.$A$39]+[.$A$41]/1000;0)" office:value-type="float" office:value="600.3" calcext:value-type="float">
            <text:p>600</text:p>
          </table:table-cell>
          <table:table-cell table:style-name="ce11" table:formula="of:=IF([.E27]&lt;1;(1+(59*(1-[.E27])))*[.$A$39]+[.$A$41]/1000;0)" office:value-type="float" office:value="600.3" calcext:value-type="float">
            <text:p>600</text:p>
          </table:table-cell>
          <table:table-cell table:style-name="ce11" table:formula="of:=IF([.F27]&lt;1;(1+(59*(1-[.F27])))*[.$A$39]+[.$A$41]/1000;0)" office:value-type="float" office:value="600.3" calcext:value-type="float">
            <text:p>600</text:p>
          </table:table-cell>
          <table:table-cell table:style-name="ce11" table:formula="of:=IF([.G27]&lt;1;(1+(59*(1-[.G27])))*[.$A$39]+[.$A$41]/1000;0)" office:value-type="float" office:value="600.3" calcext:value-type="float">
            <text:p>600</text:p>
          </table:table-cell>
          <table:table-cell table:style-name="ce11" table:formula="of:=IF([.H27]&lt;1;(1+(59*(1-[.H27])))*[.$A$39]+[.$A$41]/1000;0)" office:value-type="float" office:value="600.3" calcext:value-type="float">
            <text:p>600</text:p>
          </table:table-cell>
          <table:table-cell table:style-name="ce11" table:formula="of:=IF([.I27]&lt;1;(1+(59*(1-[.I27])))*[.$A$39]+[.$A$41]/1000;0)" office:value-type="float" office:value="600.3" calcext:value-type="float">
            <text:p>600</text:p>
          </table:table-cell>
          <table:table-cell table:style-name="ce11" table:formula="of:=IF([.J27]&lt;1;(1+(59*(1-[.J27])))*[.$A$39]+[.$A$41]/1000;0)" office:value-type="float" office:value="600.3" calcext:value-type="float">
            <text:p>600</text:p>
          </table:table-cell>
          <table:table-cell table:style-name="ce11" table:formula="of:=IF([.K27]&lt;1;(1+(59*(1-[.K27])))*[.$A$39]+[.$A$41]/1000;0)" office:value-type="float" office:value="600.3" calcext:value-type="float">
            <text:p>600</text:p>
          </table:table-cell>
          <table:table-cell table:style-name="ce11" table:formula="of:=IF([.L27]&lt;1;(1+(59*(1-[.L27])))*[.$A$39]+[.$A$41]/1000;0)" office:value-type="float" office:value="600.3" calcext:value-type="float">
            <text:p>600</text:p>
          </table:table-cell>
          <table:table-cell table:style-name="ce11" table:formula="of:=IF([.M27]&lt;1;(1+(59*(1-[.M27])))*[.$A$39]+[.$A$41]/1000;0)" office:value-type="float" office:value="600.3" calcext:value-type="float">
            <text:p>600</text:p>
          </table:table-cell>
          <table:table-cell table:style-name="ce11" table:formula="of:=IF([.N27]&lt;1;(1+(59*(1-[.N27])))*[.$A$39]+[.$A$41]/1000;0)" office:value-type="float" office:value="600.3" calcext:value-type="float">
            <text:p>600</text:p>
          </table:table-cell>
          <table:table-cell table:style-name="ce11" table:formula="of:=IF([.O27]&lt;1;(1+(59*(1-[.O27])))*[.$A$39]+[.$A$41]/1000;0)" office:value-type="float" office:value="600.3" calcext:value-type="float">
            <text:p>600</text:p>
          </table:table-cell>
          <table:table-cell table:style-name="ce11" table:formula="of:=IF([.P27]&lt;1;(1+(59*(1-[.P27])))*[.$A$39]+[.$A$41]/1000;0)" office:value-type="float" office:value="600.3" calcext:value-type="float">
            <text:p>600</text:p>
          </table:table-cell>
          <table:table-cell table:style-name="ce11" table:formula="of:=IF([.Q27]&lt;1;(1+(59*(1-[.Q27])))*[.$A$39]+[.$A$41]/1000;0)" office:value-type="float" office:value="600.3" calcext:value-type="float">
            <text:p>600</text:p>
          </table:table-cell>
          <table:table-cell table:style-name="ce11" table:formula="of:=IF([.R27]&lt;1;(1+(59*(1-[.R27])))*[.$A$39]+[.$A$41]/1000;0)" office:value-type="float" office:value="600.3" calcext:value-type="float">
            <text:p>600</text:p>
          </table:table-cell>
          <table:table-cell table:style-name="ce11" table:formula="of:=IF([.S27]&lt;1;(1+(59*(1-[.S27])))*[.$A$39]+[.$A$41]/1000;0)" office:value-type="float" office:value="600.3" calcext:value-type="float">
            <text:p>600</text:p>
          </table:table-cell>
          <table:table-cell table:style-name="ce11" table:formula="of:=IF([.T27]&lt;1;(1+(59*(1-[.T27])))*[.$A$39]+[.$A$41]/1000;0)" office:value-type="float" office:value="600.3" calcext:value-type="float">
            <text:p>600</text:p>
          </table:table-cell>
          <table:table-cell table:style-name="ce11" table:formula="of:=IF([.U27]&lt;1;(1+(59*(1-[.U27])))*[.$A$39]+[.$A$41]/1000;0)" office:value-type="float" office:value="600.3" calcext:value-type="float">
            <text:p>600</text:p>
          </table:table-cell>
          <table:table-cell table:style-name="ce11" table:formula="of:=IF([.V27]&lt;1;(1+(59*(1-[.V27])))*[.$A$39]+[.$A$41]/1000;0)" office:value-type="float" office:value="600.3" calcext:value-type="float">
            <text:p>600</text:p>
          </table:table-cell>
          <table:table-cell table:style-name="ce11" table:formula="of:=IF([.W27]&lt;1;(1+(59*(1-[.W27])))*[.$A$39]+[.$A$41]/1000;0)" office:value-type="float" office:value="600.3" calcext:value-type="float">
            <text:p>600</text:p>
          </table:table-cell>
          <table:table-cell table:style-name="ce11" table:formula="of:=IF([.X27]&lt;1;(1+(59*(1-[.X27])))*[.$A$39]+[.$A$41]/1000;0)" office:value-type="float" office:value="600.3" calcext:value-type="float">
            <text:p>600</text:p>
          </table:table-cell>
          <table:table-cell table:style-name="ce11" table:formula="of:=IF([.Y27]&lt;1;(1+(59*(1-[.Y27])))*[.$A$39]+[.$A$41]/1000;0)" office:value-type="float" office:value="600.3" calcext:value-type="float">
            <text:p>600</text:p>
          </table:table-cell>
          <table:table-cell table:style-name="ce11" table:formula="of:=IF([.Z27]&lt;1;(1+(59*(1-[.Z27])))*[.$A$39]+[.$A$41]/1000;0)" office:value-type="float" office:value="600.3" calcext:value-type="float">
            <text:p>600</text:p>
          </table:table-cell>
          <table:table-cell table:style-name="ce11" table:formula="of:=IF([.AA27]&lt;1;(1+(59*(1-[.AA27])))*[.$A$39]+[.$A$41]/1000;0)" office:value-type="float" office:value="600.3" calcext:value-type="float">
            <text:p>600</text:p>
          </table:table-cell>
          <table:table-cell table:style-name="ce11" table:formula="of:=IF([.AB27]&lt;1;(1+(59*(1-[.AB27])))*[.$A$39]+[.$A$41]/1000;0)" office:value-type="float" office:value="600.3" calcext:value-type="float">
            <text:p>600</text:p>
          </table:table-cell>
          <table:table-cell table:style-name="ce11" table:formula="of:=IF([.AC27]&lt;1;(1+(59*(1-[.AC27])))*[.$A$39]+[.$A$41]/1000;0)" office:value-type="float" office:value="600.3" calcext:value-type="float">
            <text:p>600</text:p>
          </table:table-cell>
          <table:table-cell table:style-name="ce11" table:formula="of:=IF([.AD27]&lt;1;(1+(59*(1-[.AD27])))*[.$A$39]+[.$A$41]/1000;0)" office:value-type="float" office:value="600.3" calcext:value-type="float">
            <text:p>600</text:p>
          </table:table-cell>
          <table:table-cell table:style-name="ce11" table:formula="of:=IF([.AE27]&lt;1;(1+(59*(1-[.AE27])))*[.$A$39]+[.$A$41]/1000;0)" office:value-type="float" office:value="600.3" calcext:value-type="float">
            <text:p>600</text:p>
          </table:table-cell>
          <table:table-cell table:style-name="ce11" table:formula="of:=IF([.AF27]&lt;1;(1+(59*(1-[.AF27])))*[.$A$39]+[.$A$41]/1000;0)" office:value-type="float" office:value="600.3" calcext:value-type="float">
            <text:p>600</text:p>
          </table:table-cell>
          <table:table-cell table:style-name="ce11" table:formula="of:=IF([.AG27]&lt;1;(1+(59*(1-[.AG27])))*[.$A$39]+[.$A$41]/1000;0)" office:value-type="float" office:value="600.3" calcext:value-type="float">
            <text:p>600</text:p>
          </table:table-cell>
          <table:table-cell table:style-name="ce11" table:formula="of:=IF([.AH27]&lt;1;(1+(59*(1-[.AH27])))*[.$A$39]+[.$A$41]/1000;0)" office:value-type="float" office:value="600.3" calcext:value-type="float">
            <text:p>600</text:p>
          </table:table-cell>
          <table:table-cell table:style-name="ce11" table:formula="of:=IF([.AI27]&lt;1;(1+(59*(1-[.AI27])))*[.$A$39]+[.$A$41]/1000;0)" office:value-type="float" office:value="600.3" calcext:value-type="float">
            <text:p>600</text:p>
          </table:table-cell>
          <table:table-cell table:style-name="ce11" table:formula="of:=IF([.AJ27]&lt;1;(1+(59*(1-[.AJ27])))*[.$A$39]+[.$A$41]/1000;0)" office:value-type="float" office:value="600.3" calcext:value-type="float">
            <text:p>600</text:p>
          </table:table-cell>
          <table:table-cell table:style-name="ce11" table:formula="of:=IF([.AK27]&lt;1;(1+(59*(1-[.AK27])))*[.$A$39]+[.$A$41]/1000;0)" office:value-type="float" office:value="600.3" calcext:value-type="float">
            <text:p>600</text:p>
          </table:table-cell>
          <table:table-cell table:style-name="ce11" table:formula="of:=IF([.AL27]&lt;1;(1+(59*(1-[.AL27])))*[.$A$39]+[.$A$41]/1000;0)" office:value-type="float" office:value="600.3" calcext:value-type="float">
            <text:p>600</text:p>
          </table:table-cell>
          <table:table-cell table:style-name="ce11" table:formula="of:=IF([.AM27]&lt;1;(1+(59*(1-[.AM27])))*[.$A$39]+[.$A$41]/1000;0)" office:value-type="float" office:value="600.3" calcext:value-type="float">
            <text:p>600</text:p>
          </table:table-cell>
          <table:table-cell table:style-name="ce11" table:formula="of:=IF([.AN27]&lt;1;(1+(59*(1-[.AN27])))*[.$A$39]+[.$A$41]/1000;0)" office:value-type="float" office:value="600.3" calcext:value-type="float">
            <text:p>600</text:p>
          </table:table-cell>
          <table:table-cell table:style-name="ce11" table:formula="of:=IF([.AO27]&lt;1;(1+(59*(1-[.AO27])))*[.$A$39]+[.$A$41]/1000;0)" office:value-type="float" office:value="600.3" calcext:value-type="float">
            <text:p>600</text:p>
          </table:table-cell>
          <table:table-cell table:style-name="ce11" table:formula="of:=IF([.AP27]&lt;1;(1+(59*(1-[.AP27])))*[.$A$39]+[.$A$41]/1000;0)" office:value-type="float" office:value="600.3" calcext:value-type="float">
            <text:p>600</text:p>
          </table:table-cell>
          <table:table-cell table:style-name="ce11" table:formula="of:=IF([.AQ27]&lt;1;(1+(59*(1-[.AQ27])))*[.$A$39]+[.$A$41]/1000;0)" office:value-type="float" office:value="600.3" calcext:value-type="float">
            <text:p>600</text:p>
          </table:table-cell>
          <table:table-cell table:style-name="ce11" table:formula="of:=IF([.AR27]&lt;1;(1+(59*(1-[.AR27])))*[.$A$39]+[.$A$41]/1000;0)" office:value-type="float" office:value="600.3" calcext:value-type="float">
            <text:p>600</text:p>
          </table:table-cell>
          <table:table-cell table:style-name="ce11" table:formula="of:=IF([.AS27]&lt;1;(1+(59*(1-[.AS27])))*[.$A$39]+[.$A$41]/1000;0)" office:value-type="float" office:value="600.3" calcext:value-type="float">
            <text:p>600</text:p>
          </table:table-cell>
          <table:table-cell table:style-name="ce11" table:formula="of:=IF([.AT27]&lt;1;(1+(59*(1-[.AT27])))*[.$A$39]+[.$A$41]/1000;0)" office:value-type="float" office:value="600.3" calcext:value-type="float">
            <text:p>600</text:p>
          </table:table-cell>
          <table:table-cell table:style-name="ce11" table:formula="of:=IF([.AU27]&lt;1;(1+(59*(1-[.AU27])))*[.$A$39]+[.$A$41]/1000;0)" office:value-type="float" office:value="600.3" calcext:value-type="float">
            <text:p>600</text:p>
          </table:table-cell>
          <table:table-cell table:style-name="ce11" table:formula="of:=IF([.AV27]&lt;1;(1+(59*(1-[.AV27])))*[.$A$39]+[.$A$41]/1000;0)" office:value-type="float" office:value="600.3" calcext:value-type="float">
            <text:p>600</text:p>
          </table:table-cell>
          <table:table-cell table:style-name="ce11" table:formula="of:=IF([.AW27]&lt;1;(1+(59*(1-[.AW27])))*[.$A$39]+[.$A$41]/1000;0)" office:value-type="float" office:value="600.3" calcext:value-type="float">
            <text:p>600</text:p>
          </table:table-cell>
          <table:table-cell table:style-name="ce11" table:formula="of:=IF([.AX27]&lt;1;(1+(59*(1-[.AX27])))*[.$A$39]+[.$A$41]/1000;0)" office:value-type="float" office:value="600.3" calcext:value-type="float">
            <text:p>600</text:p>
          </table:table-cell>
          <table:table-cell table:style-name="ce11" table:formula="of:=IF([.AY27]&lt;1;(1+(59*(1-[.AY27])))*[.$A$39]+[.$A$41]/1000;0)" office:value-type="float" office:value="600.3" calcext:value-type="float">
            <text:p>600</text:p>
          </table:table-cell>
          <table:table-cell table:style-name="ce11" table:formula="of:=IF([.AZ27]&lt;1;(1+(59*(1-[.AZ27])))*[.$A$39]+[.$A$41]/1000;0)" office:value-type="float" office:value="600.3" calcext:value-type="float">
            <text:p>600</text:p>
          </table:table-cell>
          <table:table-cell table:style-name="ce11" table:formula="of:=IF([.BA27]&lt;1;(1+(59*(1-[.BA27])))*[.$A$39]+[.$A$41]/1000;0)" office:value-type="float" office:value="600.3" calcext:value-type="float">
            <text:p>600</text:p>
          </table:table-cell>
          <table:table-cell table:style-name="ce11" table:formula="of:=IF([.BB27]&lt;1;(1+(59*(1-[.BB27])))*[.$A$39]+[.$A$41]/1000;0)" office:value-type="float" office:value="600.3" calcext:value-type="float">
            <text:p>600</text:p>
          </table:table-cell>
          <table:table-cell table:style-name="ce11" table:formula="of:=IF([.BC27]&lt;1;(1+(59*(1-[.BC27])))*[.$A$39]+[.$A$41]/1000;0)" office:value-type="float" office:value="600.3" calcext:value-type="float">
            <text:p>600</text:p>
          </table:table-cell>
          <table:table-cell table:style-name="ce11" table:formula="of:=IF([.BD27]&lt;1;(1+(59*(1-[.BD27])))*[.$A$39]+[.$A$41]/1000;0)" office:value-type="float" office:value="600.3" calcext:value-type="float">
            <text:p>600</text:p>
          </table:table-cell>
          <table:table-cell table:style-name="ce11" table:formula="of:=IF([.BE27]&lt;1;(1+(59*(1-[.BE27])))*[.$A$39]+[.$A$41]/1000;0)" office:value-type="float" office:value="600.3" calcext:value-type="float">
            <text:p>600</text:p>
          </table:table-cell>
          <table:table-cell table:style-name="ce11" table:formula="of:=IF([.BF27]&lt;1;(1+(59*(1-[.BF27])))*[.$A$39]+[.$A$41]/1000;0)" office:value-type="float" office:value="600.3" calcext:value-type="float">
            <text:p>600</text:p>
          </table:table-cell>
          <table:table-cell table:style-name="ce11" table:formula="of:=IF([.BG27]&lt;1;(1+(59*(1-[.BG27])))*[.$A$39]+[.$A$41]/1000;0)" office:value-type="float" office:value="600.3" calcext:value-type="float">
            <text:p>600</text:p>
          </table:table-cell>
          <table:table-cell table:style-name="ce11" table:formula="of:=IF([.BH27]&lt;1;(1+(59*(1-[.BH27])))*[.$A$39]+[.$A$41]/1000;0)" office:value-type="float" office:value="600.3" calcext:value-type="float">
            <text:p>600</text:p>
          </table:table-cell>
          <table:table-cell table:style-name="ce11" table:formula="of:=IF([.BI27]&lt;1;(1+(59*(1-[.BI27])))*[.$A$39]+[.$A$41]/1000;0)" office:value-type="float" office:value="600.3" calcext:value-type="float">
            <text:p>600</text:p>
          </table:table-cell>
          <table:table-cell table:style-name="ce11" table:formula="of:=IF([.BJ27]&lt;1;(1+(59*(1-[.BJ27])))*[.$A$39]+[.$A$41]/1000;0)" office:value-type="float" office:value="600.3" calcext:value-type="float">
            <text:p>600</text:p>
          </table:table-cell>
          <table:table-cell table:style-name="ce11" table:formula="of:=IF([.BK27]&lt;1;(1+(59*(1-[.BK27])))*[.$A$39]+[.$A$41]/1000;0)" office:value-type="float" office:value="600.3" calcext:value-type="float">
            <text:p>600</text:p>
          </table:table-cell>
          <table:table-cell table:style-name="ce11" table:formula="of:=IF([.BL27]&lt;1;(1+(59*(1-[.BL27])))*[.$A$39]+[.$A$41]/1000;0)" office:value-type="float" office:value="600.3" calcext:value-type="float">
            <text:p>600</text:p>
          </table:table-cell>
          <table:table-cell table:style-name="ce11" table:formula="of:=IF([.BM27]&lt;1;(1+(59*(1-[.BM27])))*[.$A$39]+[.$A$41]/1000;0)" office:value-type="float" office:value="600.3" calcext:value-type="float">
            <text:p>600</text:p>
          </table:table-cell>
          <table:table-cell table:style-name="ce11" table:formula="of:=IF([.BN27]&lt;1;(1+(59*(1-[.BN27])))*[.$A$39]+[.$A$41]/1000;0)" office:value-type="float" office:value="600.3" calcext:value-type="float">
            <text:p>600</text:p>
          </table:table-cell>
          <table:table-cell table:style-name="ce11" table:formula="of:=IF([.BO27]&lt;1;(1+(59*(1-[.BO27])))*[.$A$39]+[.$A$41]/1000;0)" office:value-type="float" office:value="600.3" calcext:value-type="float">
            <text:p>600</text:p>
          </table:table-cell>
          <table:table-cell table:style-name="ce11" table:formula="of:=IF([.BP27]&lt;1;(1+(59*(1-[.BP27])))*[.$A$39]+[.$A$41]/1000;0)" office:value-type="float" office:value="600.3" calcext:value-type="float">
            <text:p>600</text:p>
          </table:table-cell>
          <table:table-cell table:style-name="ce11" table:formula="of:=IF([.BQ27]&lt;1;(1+(59*(1-[.BQ27])))*[.$A$39]+[.$A$41]/1000;0)" office:value-type="float" office:value="600.3" calcext:value-type="float">
            <text:p>600</text:p>
          </table:table-cell>
          <table:table-cell table:style-name="ce11" table:formula="of:=IF([.BR27]&lt;1;(1+(59*(1-[.BR27])))*[.$A$39]+[.$A$41]/1000;0)" office:value-type="float" office:value="600.3" calcext:value-type="float">
            <text:p>600</text:p>
          </table:table-cell>
          <table:table-cell table:style-name="ce11" table:formula="of:=IF([.BS27]&lt;1;(1+(59*(1-[.BS27])))*[.$A$39]+[.$A$41]/1000;0)" office:value-type="float" office:value="600.3" calcext:value-type="float">
            <text:p>600</text:p>
          </table:table-cell>
          <table:table-cell table:style-name="ce11" table:formula="of:=IF([.BT27]&lt;1;(1+(59*(1-[.BT27])))*[.$A$39]+[.$A$41]/1000;0)" office:value-type="float" office:value="600.3" calcext:value-type="float">
            <text:p>600</text:p>
          </table:table-cell>
          <table:table-cell table:style-name="ce11" table:formula="of:=IF([.BU27]&lt;1;(1+(59*(1-[.BU27])))*[.$A$39]+[.$A$41]/1000;0)" office:value-type="float" office:value="600.3" calcext:value-type="float">
            <text:p>600</text:p>
          </table:table-cell>
          <table:table-cell table:style-name="ce11" table:formula="of:=IF([.BV27]&lt;1;(1+(59*(1-[.BV27])))*[.$A$39]+[.$A$41]/1000;0)" office:value-type="float" office:value="600.3" calcext:value-type="float">
            <text:p>600</text:p>
          </table:table-cell>
          <table:table-cell table:style-name="ce11" table:formula="of:=IF([.BW27]&lt;1;(1+(59*(1-[.BW27])))*[.$A$39]+[.$A$41]/1000;0)" office:value-type="float" office:value="600.3" calcext:value-type="float">
            <text:p>600</text:p>
          </table:table-cell>
          <table:table-cell table:style-name="ce11" table:formula="of:=IF([.BX27]&lt;1;(1+(59*(1-[.BX27])))*[.$A$39]+[.$A$41]/1000;0)" office:value-type="float" office:value="600.3" calcext:value-type="float">
            <text:p>600</text:p>
          </table:table-cell>
          <table:table-cell table:style-name="ce11" table:formula="of:=IF([.BY27]&lt;1;(1+(59*(1-[.BY27])))*[.$A$39]+[.$A$41]/1000;0)" office:value-type="float" office:value="600.3" calcext:value-type="float">
            <text:p>600</text:p>
          </table:table-cell>
          <table:table-cell table:style-name="ce11" table:formula="of:=IF([.BZ27]&lt;1;(1+(59*(1-[.BZ27])))*[.$A$39]+[.$A$41]/1000;0)" office:value-type="float" office:value="600.3" calcext:value-type="float">
            <text:p>600</text:p>
          </table:table-cell>
          <table:table-cell table:style-name="ce11" table:formula="of:=IF([.CA27]&lt;1;(1+(59*(1-[.CA27])))*[.$A$39]+[.$A$41]/1000;0)" office:value-type="float" office:value="600.3" calcext:value-type="float">
            <text:p>600</text:p>
          </table:table-cell>
          <table:table-cell table:style-name="ce11" table:formula="of:=IF([.CB27]&lt;1;(1+(59*(1-[.CB27])))*[.$A$39]+[.$A$41]/1000;0)" office:value-type="float" office:value="600.3" calcext:value-type="float">
            <text:p>600</text:p>
          </table:table-cell>
          <table:table-cell table:style-name="ce11" table:formula="of:=IF([.CC27]&lt;1;(1+(59*(1-[.CC27])))*[.$A$39]+[.$A$41]/1000;0)" office:value-type="float" office:value="600.3" calcext:value-type="float">
            <text:p>600</text:p>
          </table:table-cell>
          <table:table-cell table:style-name="ce11" table:formula="of:=IF([.CD27]&lt;1;(1+(59*(1-[.CD27])))*[.$A$39]+[.$A$41]/1000;0)" office:value-type="float" office:value="600.3" calcext:value-type="float">
            <text:p>600</text:p>
          </table:table-cell>
          <table:table-cell table:style-name="ce11" table:formula="of:=IF([.CE27]&lt;1;(1+(59*(1-[.CE27])))*[.$A$39]+[.$A$41]/1000;0)" office:value-type="float" office:value="600.3" calcext:value-type="float">
            <text:p>600</text:p>
          </table:table-cell>
          <table:table-cell table:style-name="ce11" table:formula="of:=IF([.CF27]&lt;1;(1+(59*(1-[.CF27])))*[.$A$39]+[.$A$41]/1000;0)" office:value-type="float" office:value="600.3" calcext:value-type="float">
            <text:p>600</text:p>
          </table:table-cell>
          <table:table-cell table:style-name="ce11" table:formula="of:=IF([.CG27]&lt;1;(1+(59*(1-[.CG27])))*[.$A$39]+[.$A$41]/1000;0)" office:value-type="float" office:value="600.3" calcext:value-type="float">
            <text:p>600</text:p>
          </table:table-cell>
          <table:table-cell table:style-name="ce11" table:formula="of:=IF([.CH27]&lt;1;(1+(59*(1-[.CH27])))*[.$A$39]+[.$A$41]/1000;0)" office:value-type="float" office:value="600.3" calcext:value-type="float">
            <text:p>600</text:p>
          </table:table-cell>
          <table:table-cell table:style-name="ce11" table:formula="of:=IF([.CI27]&lt;1;(1+(59*(1-[.CI27])))*[.$A$39]+[.$A$41]/1000;0)" office:value-type="float" office:value="600.3" calcext:value-type="float">
            <text:p>600</text:p>
          </table:table-cell>
          <table:table-cell table:style-name="ce11" table:formula="of:=IF([.CJ27]&lt;1;(1+(59*(1-[.CJ27])))*[.$A$39]+[.$A$41]/1000;0)" office:value-type="float" office:value="600.3" calcext:value-type="float">
            <text:p>600</text:p>
          </table:table-cell>
          <table:table-cell table:style-name="ce11" table:formula="of:=IF([.CK27]&lt;1;(1+(59*(1-[.CK27])))*[.$A$39]+[.$A$41]/1000;0)" office:value-type="float" office:value="600.3" calcext:value-type="float">
            <text:p>600</text:p>
          </table:table-cell>
          <table:table-cell table:style-name="ce11" table:formula="of:=IF([.CL27]&lt;1;(1+(59*(1-[.CL27])))*[.$A$39]+[.$A$41]/1000;0)" office:value-type="float" office:value="600.3" calcext:value-type="float">
            <text:p>600</text:p>
          </table:table-cell>
          <table:table-cell table:style-name="ce11" table:formula="of:=IF([.CM27]&lt;1;(1+(59*(1-[.CM27])))*[.$A$39]+[.$A$41]/1000;0)" office:value-type="float" office:value="600.3" calcext:value-type="float">
            <text:p>600</text:p>
          </table:table-cell>
          <table:table-cell table:style-name="ce11" table:formula="of:=IF([.CN27]&lt;1;(1+(59*(1-[.CN27])))*[.$A$39]+[.$A$41]/1000;0)" office:value-type="float" office:value="600.3" calcext:value-type="float">
            <text:p>60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28]&lt;1;(1+(59*(1-[.A28])))*[.$A$39]+[.$A$41]/1000;0)" office:value-type="float" office:value="541.3" calcext:value-type="float">
            <text:p>541</text:p>
          </table:table-cell>
          <table:table-cell table:style-name="ce11" table:formula="of:=IF([.B28]&lt;1;(1+(59*(1-[.B28])))*[.$A$39]+[.$A$41]/1000;0)" office:value-type="float" office:value="535.4" calcext:value-type="float">
            <text:p>535</text:p>
          </table:table-cell>
          <table:table-cell table:style-name="ce11" table:formula="of:=IF([.C28]&lt;1;(1+(59*(1-[.C28])))*[.$A$39]+[.$A$41]/1000;0)" office:value-type="float" office:value="528.91" calcext:value-type="float">
            <text:p>529</text:p>
          </table:table-cell>
          <table:table-cell table:style-name="ce11" table:formula="of:=IF([.D28]&lt;1;(1+(59*(1-[.D28])))*[.$A$39]+[.$A$41]/1000;0)" office:value-type="float" office:value="521.771" calcext:value-type="float">
            <text:p>522</text:p>
          </table:table-cell>
          <table:table-cell table:style-name="ce11" table:formula="of:=IF([.E28]&lt;1;(1+(59*(1-[.E28])))*[.$A$39]+[.$A$41]/1000;0)" office:value-type="float" office:value="513.9181" calcext:value-type="float">
            <text:p>514</text:p>
          </table:table-cell>
          <table:table-cell table:style-name="ce11" table:formula="of:=IF([.F28]&lt;1;(1+(59*(1-[.F28])))*[.$A$39]+[.$A$41]/1000;0)" office:value-type="float" office:value="505.27991" calcext:value-type="float">
            <text:p>505</text:p>
          </table:table-cell>
          <table:table-cell table:style-name="ce11" table:formula="of:=IF([.G28]&lt;1;(1+(59*(1-[.G28])))*[.$A$39]+[.$A$41]/1000;0)" office:value-type="float" office:value="495.777901" calcext:value-type="float">
            <text:p>496</text:p>
          </table:table-cell>
          <table:table-cell table:style-name="ce11" table:formula="of:=IF([.H28]&lt;1;(1+(59*(1-[.H28])))*[.$A$39]+[.$A$41]/1000;0)" office:value-type="float" office:value="485.3256911" calcext:value-type="float">
            <text:p>485</text:p>
          </table:table-cell>
          <table:table-cell table:style-name="ce11" table:formula="of:=IF([.I28]&lt;1;(1+(59*(1-[.I28])))*[.$A$39]+[.$A$41]/1000;0)" office:value-type="float" office:value="473.82826021" calcext:value-type="float">
            <text:p>474</text:p>
          </table:table-cell>
          <table:table-cell table:style-name="ce11" table:formula="of:=IF([.J28]&lt;1;(1+(59*(1-[.J28])))*[.$A$39]+[.$A$41]/1000;0)" office:value-type="float" office:value="461.181086231" calcext:value-type="float">
            <text:p>461</text:p>
          </table:table-cell>
          <table:table-cell table:style-name="ce11" table:formula="of:=IF([.K28]&lt;1;(1+(59*(1-[.K28])))*[.$A$39]+[.$A$41]/1000;0)" office:value-type="float" office:value="447.2691948541" calcext:value-type="float">
            <text:p>447</text:p>
          </table:table-cell>
          <table:table-cell table:style-name="ce11" table:formula="of:=IF([.L28]&lt;1;(1+(59*(1-[.L28])))*[.$A$39]+[.$A$41]/1000;0)" office:value-type="float" office:value="431.96611433951" calcext:value-type="float">
            <text:p>432</text:p>
          </table:table-cell>
          <table:table-cell table:style-name="ce11" table:formula="of:=IF([.M28]&lt;1;(1+(59*(1-[.M28])))*[.$A$39]+[.$A$41]/1000;0)" office:value-type="float" office:value="415.132725773461" calcext:value-type="float">
            <text:p>415</text:p>
          </table:table-cell>
          <table:table-cell table:style-name="ce11" table:formula="of:=IF([.N28]&lt;1;(1+(59*(1-[.N28])))*[.$A$39]+[.$A$41]/1000;0)" office:value-type="float" office:value="396.615998350807" calcext:value-type="float">
            <text:p>397</text:p>
          </table:table-cell>
          <table:table-cell table:style-name="ce11" table:formula="of:=IF([.O28]&lt;1;(1+(59*(1-[.O28])))*[.$A$39]+[.$A$41]/1000;0)" office:value-type="float" office:value="376.247598185888" calcext:value-type="float">
            <text:p>376</text:p>
          </table:table-cell>
          <table:table-cell table:style-name="ce11" table:formula="of:=IF([.P28]&lt;1;(1+(59*(1-[.P28])))*[.$A$39]+[.$A$41]/1000;0)" office:value-type="float" office:value="353.842358004476" calcext:value-type="float">
            <text:p>354</text:p>
          </table:table-cell>
          <table:table-cell table:style-name="ce11" table:formula="of:=IF([.Q28]&lt;1;(1+(59*(1-[.Q28])))*[.$A$39]+[.$A$41]/1000;0)" office:value-type="float" office:value="329.196593804924" calcext:value-type="float">
            <text:p>329</text:p>
          </table:table-cell>
          <table:table-cell table:style-name="ce11" table:formula="of:=IF([.R28]&lt;1;(1+(59*(1-[.R28])))*[.$A$39]+[.$A$41]/1000;0)" office:value-type="float" office:value="302.086253185416" calcext:value-type="float">
            <text:p>302</text:p>
          </table:table-cell>
          <table:table-cell table:style-name="ce11" table:formula="of:=IF([.S28]&lt;1;(1+(59*(1-[.S28])))*[.$A$39]+[.$A$41]/1000;0)" office:value-type="float" office:value="272.264878503958" calcext:value-type="float">
            <text:p>272</text:p>
          </table:table-cell>
          <table:table-cell table:style-name="ce11" table:formula="of:=IF([.T28]&lt;1;(1+(59*(1-[.T28])))*[.$A$39]+[.$A$41]/1000;0)" office:value-type="float" office:value="239.461366354354" calcext:value-type="float">
            <text:p>239</text:p>
          </table:table-cell>
          <table:table-cell table:style-name="ce11" table:formula="of:=IF([.U28]&lt;1;(1+(59*(1-[.U28])))*[.$A$39]+[.$A$41]/1000;0)" office:value-type="float" office:value="203.377502989789" calcext:value-type="float">
            <text:p>203</text:p>
          </table:table-cell>
          <table:table-cell table:style-name="ce11" table:formula="of:=IF([.V28]&lt;1;(1+(59*(1-[.V28])))*[.$A$39]+[.$A$41]/1000;0)" office:value-type="float" office:value="163.685253288768" calcext:value-type="float">
            <text:p>164</text:p>
          </table:table-cell>
          <table:table-cell table:style-name="ce11" table:formula="of:=IF([.W28]&lt;1;(1+(59*(1-[.W28])))*[.$A$39]+[.$A$41]/1000;0)" office:value-type="float" office:value="120.023778617645" calcext:value-type="float">
            <text:p>120</text:p>
          </table:table-cell>
          <table:table-cell table:style-name="ce11" table:formula="of:=IF([.X28]&lt;1;(1+(59*(1-[.X28])))*[.$A$39]+[.$A$41]/1000;0)" office:value-type="float" office:value="71.9961564794091" calcext:value-type="float">
            <text:p>72</text:p>
          </table:table-cell>
          <table:table-cell table:style-name="ce11" table:formula="of:=IF([.Y28]&lt;1;(1+(59*(1-[.Y28])))*[.$A$39]+[.$A$41]/1000;0)" office:value-type="float" office:value="19.16577212735" calcext:value-type="float">
            <text:p>19</text:p>
          </table:table-cell>
          <table:table-cell table:style-name="ce11" table:formula="of:=IF([.Z28]&lt;1;(1+(59*(1-[.Z28])))*[.$A$39]+[.$A$41]/1000;0)" office:value-type="float" office:value="0" calcext:value-type="float">
            <text:p>0</text:p>
          </table:table-cell>
          <table:table-cell table:style-name="ce11" table:formula="of:=IF([.AA28]&lt;1;(1+(59*(1-[.AA28])))*[.$A$39]+[.$A$41]/1000;0)" office:value-type="float" office:value="0" calcext:value-type="float">
            <text:p>0</text:p>
          </table:table-cell>
          <table:table-cell table:style-name="ce11" table:formula="of:=IF([.AB28]&lt;1;(1+(59*(1-[.AB28])))*[.$A$39]+[.$A$41]/1000;0)" office:value-type="float" office:value="0" calcext:value-type="float">
            <text:p>0</text:p>
          </table:table-cell>
          <table:table-cell table:style-name="ce11" table:formula="of:=IF([.AC28]&lt;1;(1+(59*(1-[.AC28])))*[.$A$39]+[.$A$41]/1000;0)" office:value-type="float" office:value="0" calcext:value-type="float">
            <text:p>0</text:p>
          </table:table-cell>
          <table:table-cell table:style-name="ce11" table:formula="of:=IF([.AD28]&lt;1;(1+(59*(1-[.AD28])))*[.$A$39]+[.$A$41]/1000;0)" office:value-type="float" office:value="0" calcext:value-type="float">
            <text:p>0</text:p>
          </table:table-cell>
          <table:table-cell table:style-name="ce11" table:formula="of:=IF([.AE28]&lt;1;(1+(59*(1-[.AE28])))*[.$A$39]+[.$A$41]/1000;0)" office:value-type="float" office:value="0" calcext:value-type="float">
            <text:p>0</text:p>
          </table:table-cell>
          <table:table-cell table:style-name="ce11" table:formula="of:=IF([.AF28]&lt;1;(1+(59*(1-[.AF28])))*[.$A$39]+[.$A$41]/1000;0)" office:value-type="float" office:value="0" calcext:value-type="float">
            <text:p>0</text:p>
          </table:table-cell>
          <table:table-cell table:style-name="ce11" table:formula="of:=IF([.AG28]&lt;1;(1+(59*(1-[.AG28])))*[.$A$39]+[.$A$41]/1000;0)" office:value-type="float" office:value="0" calcext:value-type="float">
            <text:p>0</text:p>
          </table:table-cell>
          <table:table-cell table:style-name="ce11" table:formula="of:=IF([.AH28]&lt;1;(1+(59*(1-[.AH28])))*[.$A$39]+[.$A$41]/1000;0)" office:value-type="float" office:value="0" calcext:value-type="float">
            <text:p>0</text:p>
          </table:table-cell>
          <table:table-cell table:style-name="ce11" table:formula="of:=IF([.AI28]&lt;1;(1+(59*(1-[.AI28])))*[.$A$39]+[.$A$41]/1000;0)" office:value-type="float" office:value="0" calcext:value-type="float">
            <text:p>0</text:p>
          </table:table-cell>
          <table:table-cell table:style-name="ce11" table:formula="of:=IF([.AJ28]&lt;1;(1+(59*(1-[.AJ28])))*[.$A$39]+[.$A$41]/1000;0)" office:value-type="float" office:value="0" calcext:value-type="float">
            <text:p>0</text:p>
          </table:table-cell>
          <table:table-cell table:style-name="ce11" table:formula="of:=IF([.AK28]&lt;1;(1+(59*(1-[.AK28])))*[.$A$39]+[.$A$41]/1000;0)" office:value-type="float" office:value="0" calcext:value-type="float">
            <text:p>0</text:p>
          </table:table-cell>
          <table:table-cell table:style-name="ce11" table:formula="of:=IF([.AL28]&lt;1;(1+(59*(1-[.AL28])))*[.$A$39]+[.$A$41]/1000;0)" office:value-type="float" office:value="0" calcext:value-type="float">
            <text:p>0</text:p>
          </table:table-cell>
          <table:table-cell table:style-name="ce11" table:formula="of:=IF([.AM28]&lt;1;(1+(59*(1-[.AM28])))*[.$A$39]+[.$A$41]/1000;0)" office:value-type="float" office:value="0" calcext:value-type="float">
            <text:p>0</text:p>
          </table:table-cell>
          <table:table-cell table:style-name="ce11" table:formula="of:=IF([.AN28]&lt;1;(1+(59*(1-[.AN28])))*[.$A$39]+[.$A$41]/1000;0)" office:value-type="float" office:value="0" calcext:value-type="float">
            <text:p>0</text:p>
          </table:table-cell>
          <table:table-cell table:style-name="ce11" table:formula="of:=IF([.AO28]&lt;1;(1+(59*(1-[.AO28])))*[.$A$39]+[.$A$41]/1000;0)" office:value-type="float" office:value="0" calcext:value-type="float">
            <text:p>0</text:p>
          </table:table-cell>
          <table:table-cell table:style-name="ce11" table:formula="of:=IF([.AP28]&lt;1;(1+(59*(1-[.AP28])))*[.$A$39]+[.$A$41]/1000;0)" office:value-type="float" office:value="0" calcext:value-type="float">
            <text:p>0</text:p>
          </table:table-cell>
          <table:table-cell table:style-name="ce11" table:formula="of:=IF([.AQ28]&lt;1;(1+(59*(1-[.AQ28])))*[.$A$39]+[.$A$41]/1000;0)" office:value-type="float" office:value="0" calcext:value-type="float">
            <text:p>0</text:p>
          </table:table-cell>
          <table:table-cell table:style-name="ce11" table:formula="of:=IF([.AR28]&lt;1;(1+(59*(1-[.AR28])))*[.$A$39]+[.$A$41]/1000;0)" office:value-type="float" office:value="0" calcext:value-type="float">
            <text:p>0</text:p>
          </table:table-cell>
          <table:table-cell table:style-name="ce11" table:formula="of:=IF([.AS28]&lt;1;(1+(59*(1-[.AS28])))*[.$A$39]+[.$A$41]/1000;0)" office:value-type="float" office:value="0" calcext:value-type="float">
            <text:p>0</text:p>
          </table:table-cell>
          <table:table-cell table:style-name="ce11" table:formula="of:=IF([.AT28]&lt;1;(1+(59*(1-[.AT28])))*[.$A$39]+[.$A$41]/1000;0)" office:value-type="float" office:value="0" calcext:value-type="float">
            <text:p>0</text:p>
          </table:table-cell>
          <table:table-cell table:style-name="ce11" table:formula="of:=IF([.AU28]&lt;1;(1+(59*(1-[.AU28])))*[.$A$39]+[.$A$41]/1000;0)" office:value-type="float" office:value="0" calcext:value-type="float">
            <text:p>0</text:p>
          </table:table-cell>
          <table:table-cell table:style-name="ce11" table:formula="of:=IF([.AV28]&lt;1;(1+(59*(1-[.AV28])))*[.$A$39]+[.$A$41]/1000;0)" office:value-type="float" office:value="0" calcext:value-type="float">
            <text:p>0</text:p>
          </table:table-cell>
          <table:table-cell table:style-name="ce11" table:formula="of:=IF([.AW28]&lt;1;(1+(59*(1-[.AW28])))*[.$A$39]+[.$A$41]/1000;0)" office:value-type="float" office:value="0" calcext:value-type="float">
            <text:p>0</text:p>
          </table:table-cell>
          <table:table-cell table:style-name="ce11" table:formula="of:=IF([.AX28]&lt;1;(1+(59*(1-[.AX28])))*[.$A$39]+[.$A$41]/1000;0)" office:value-type="float" office:value="0" calcext:value-type="float">
            <text:p>0</text:p>
          </table:table-cell>
          <table:table-cell table:style-name="ce11" table:formula="of:=IF([.AY28]&lt;1;(1+(59*(1-[.AY28])))*[.$A$39]+[.$A$41]/1000;0)" office:value-type="float" office:value="0" calcext:value-type="float">
            <text:p>0</text:p>
          </table:table-cell>
          <table:table-cell table:style-name="ce11" table:formula="of:=IF([.AZ28]&lt;1;(1+(59*(1-[.AZ28])))*[.$A$39]+[.$A$41]/1000;0)" office:value-type="float" office:value="0" calcext:value-type="float">
            <text:p>0</text:p>
          </table:table-cell>
          <table:table-cell table:style-name="ce11" table:formula="of:=IF([.BA28]&lt;1;(1+(59*(1-[.BA28])))*[.$A$39]+[.$A$41]/1000;0)" office:value-type="float" office:value="0" calcext:value-type="float">
            <text:p>0</text:p>
          </table:table-cell>
          <table:table-cell table:style-name="ce11" table:formula="of:=IF([.BB28]&lt;1;(1+(59*(1-[.BB28])))*[.$A$39]+[.$A$41]/1000;0)" office:value-type="float" office:value="0" calcext:value-type="float">
            <text:p>0</text:p>
          </table:table-cell>
          <table:table-cell table:style-name="ce11" table:formula="of:=IF([.BC28]&lt;1;(1+(59*(1-[.BC28])))*[.$A$39]+[.$A$41]/1000;0)" office:value-type="float" office:value="0" calcext:value-type="float">
            <text:p>0</text:p>
          </table:table-cell>
          <table:table-cell table:style-name="ce11" table:formula="of:=IF([.BD28]&lt;1;(1+(59*(1-[.BD28])))*[.$A$39]+[.$A$41]/1000;0)" office:value-type="float" office:value="0" calcext:value-type="float">
            <text:p>0</text:p>
          </table:table-cell>
          <table:table-cell table:style-name="ce11" table:formula="of:=IF([.BE28]&lt;1;(1+(59*(1-[.BE28])))*[.$A$39]+[.$A$41]/1000;0)" office:value-type="float" office:value="0" calcext:value-type="float">
            <text:p>0</text:p>
          </table:table-cell>
          <table:table-cell table:style-name="ce11" table:formula="of:=IF([.BF28]&lt;1;(1+(59*(1-[.BF28])))*[.$A$39]+[.$A$41]/1000;0)" office:value-type="float" office:value="0" calcext:value-type="float">
            <text:p>0</text:p>
          </table:table-cell>
          <table:table-cell table:style-name="ce11" table:formula="of:=IF([.BG28]&lt;1;(1+(59*(1-[.BG28])))*[.$A$39]+[.$A$41]/1000;0)" office:value-type="float" office:value="0" calcext:value-type="float">
            <text:p>0</text:p>
          </table:table-cell>
          <table:table-cell table:style-name="ce11" table:formula="of:=IF([.BH28]&lt;1;(1+(59*(1-[.BH28])))*[.$A$39]+[.$A$41]/1000;0)" office:value-type="float" office:value="0" calcext:value-type="float">
            <text:p>0</text:p>
          </table:table-cell>
          <table:table-cell table:style-name="ce11" table:formula="of:=IF([.BI28]&lt;1;(1+(59*(1-[.BI28])))*[.$A$39]+[.$A$41]/1000;0)" office:value-type="float" office:value="0" calcext:value-type="float">
            <text:p>0</text:p>
          </table:table-cell>
          <table:table-cell table:style-name="ce11" table:formula="of:=IF([.BJ28]&lt;1;(1+(59*(1-[.BJ28])))*[.$A$39]+[.$A$41]/1000;0)" office:value-type="float" office:value="0" calcext:value-type="float">
            <text:p>0</text:p>
          </table:table-cell>
          <table:table-cell table:style-name="ce11" table:formula="of:=IF([.BK28]&lt;1;(1+(59*(1-[.BK28])))*[.$A$39]+[.$A$41]/1000;0)" office:value-type="float" office:value="0" calcext:value-type="float">
            <text:p>0</text:p>
          </table:table-cell>
          <table:table-cell table:style-name="ce11" table:formula="of:=IF([.BL28]&lt;1;(1+(59*(1-[.BL28])))*[.$A$39]+[.$A$41]/1000;0)" office:value-type="float" office:value="0" calcext:value-type="float">
            <text:p>0</text:p>
          </table:table-cell>
          <table:table-cell table:style-name="ce11" table:formula="of:=IF([.BM28]&lt;1;(1+(59*(1-[.BM28])))*[.$A$39]+[.$A$41]/1000;0)" office:value-type="float" office:value="0" calcext:value-type="float">
            <text:p>0</text:p>
          </table:table-cell>
          <table:table-cell table:style-name="ce11" table:formula="of:=IF([.BN28]&lt;1;(1+(59*(1-[.BN28])))*[.$A$39]+[.$A$41]/1000;0)" office:value-type="float" office:value="0" calcext:value-type="float">
            <text:p>0</text:p>
          </table:table-cell>
          <table:table-cell table:style-name="ce11" table:formula="of:=IF([.BO28]&lt;1;(1+(59*(1-[.BO28])))*[.$A$39]+[.$A$41]/1000;0)" office:value-type="float" office:value="0" calcext:value-type="float">
            <text:p>0</text:p>
          </table:table-cell>
          <table:table-cell table:style-name="ce11" table:formula="of:=IF([.BP28]&lt;1;(1+(59*(1-[.BP28])))*[.$A$39]+[.$A$41]/1000;0)" office:value-type="float" office:value="0" calcext:value-type="float">
            <text:p>0</text:p>
          </table:table-cell>
          <table:table-cell table:style-name="ce11" table:formula="of:=IF([.BQ28]&lt;1;(1+(59*(1-[.BQ28])))*[.$A$39]+[.$A$41]/1000;0)" office:value-type="float" office:value="0" calcext:value-type="float">
            <text:p>0</text:p>
          </table:table-cell>
          <table:table-cell table:style-name="ce11" table:formula="of:=IF([.BR28]&lt;1;(1+(59*(1-[.BR28])))*[.$A$39]+[.$A$41]/1000;0)" office:value-type="float" office:value="0" calcext:value-type="float">
            <text:p>0</text:p>
          </table:table-cell>
          <table:table-cell table:style-name="ce11" table:formula="of:=IF([.BS28]&lt;1;(1+(59*(1-[.BS28])))*[.$A$39]+[.$A$41]/1000;0)" office:value-type="float" office:value="0" calcext:value-type="float">
            <text:p>0</text:p>
          </table:table-cell>
          <table:table-cell table:style-name="ce11" table:formula="of:=IF([.BT28]&lt;1;(1+(59*(1-[.BT28])))*[.$A$39]+[.$A$41]/1000;0)" office:value-type="float" office:value="0" calcext:value-type="float">
            <text:p>0</text:p>
          </table:table-cell>
          <table:table-cell table:style-name="ce11" table:formula="of:=IF([.BU28]&lt;1;(1+(59*(1-[.BU28])))*[.$A$39]+[.$A$41]/1000;0)" office:value-type="float" office:value="0" calcext:value-type="float">
            <text:p>0</text:p>
          </table:table-cell>
          <table:table-cell table:style-name="ce11" table:formula="of:=IF([.BV28]&lt;1;(1+(59*(1-[.BV28])))*[.$A$39]+[.$A$41]/1000;0)" office:value-type="float" office:value="0" calcext:value-type="float">
            <text:p>0</text:p>
          </table:table-cell>
          <table:table-cell table:style-name="ce11" table:formula="of:=IF([.BW28]&lt;1;(1+(59*(1-[.BW28])))*[.$A$39]+[.$A$41]/1000;0)" office:value-type="float" office:value="0" calcext:value-type="float">
            <text:p>0</text:p>
          </table:table-cell>
          <table:table-cell table:style-name="ce11" table:formula="of:=IF([.BX28]&lt;1;(1+(59*(1-[.BX28])))*[.$A$39]+[.$A$41]/1000;0)" office:value-type="float" office:value="0" calcext:value-type="float">
            <text:p>0</text:p>
          </table:table-cell>
          <table:table-cell table:style-name="ce11" table:formula="of:=IF([.BY28]&lt;1;(1+(59*(1-[.BY28])))*[.$A$39]+[.$A$41]/1000;0)" office:value-type="float" office:value="0" calcext:value-type="float">
            <text:p>0</text:p>
          </table:table-cell>
          <table:table-cell table:style-name="ce11" table:formula="of:=IF([.BZ28]&lt;1;(1+(59*(1-[.BZ28])))*[.$A$39]+[.$A$41]/1000;0)" office:value-type="float" office:value="0" calcext:value-type="float">
            <text:p>0</text:p>
          </table:table-cell>
          <table:table-cell table:style-name="ce11" table:formula="of:=IF([.CA28]&lt;1;(1+(59*(1-[.CA28])))*[.$A$39]+[.$A$41]/1000;0)" office:value-type="float" office:value="0" calcext:value-type="float">
            <text:p>0</text:p>
          </table:table-cell>
          <table:table-cell table:style-name="ce11" table:formula="of:=IF([.CB28]&lt;1;(1+(59*(1-[.CB28])))*[.$A$39]+[.$A$41]/1000;0)" office:value-type="float" office:value="0" calcext:value-type="float">
            <text:p>0</text:p>
          </table:table-cell>
          <table:table-cell table:style-name="ce11" table:formula="of:=IF([.CC28]&lt;1;(1+(59*(1-[.CC28])))*[.$A$39]+[.$A$41]/1000;0)" office:value-type="float" office:value="0" calcext:value-type="float">
            <text:p>0</text:p>
          </table:table-cell>
          <table:table-cell table:style-name="ce11" table:formula="of:=IF([.CD28]&lt;1;(1+(59*(1-[.CD28])))*[.$A$39]+[.$A$41]/1000;0)" office:value-type="float" office:value="0" calcext:value-type="float">
            <text:p>0</text:p>
          </table:table-cell>
          <table:table-cell table:style-name="ce11" table:formula="of:=IF([.CE28]&lt;1;(1+(59*(1-[.CE28])))*[.$A$39]+[.$A$41]/1000;0)" office:value-type="float" office:value="0" calcext:value-type="float">
            <text:p>0</text:p>
          </table:table-cell>
          <table:table-cell table:style-name="ce11" table:formula="of:=IF([.CF28]&lt;1;(1+(59*(1-[.CF28])))*[.$A$39]+[.$A$41]/1000;0)" office:value-type="float" office:value="0" calcext:value-type="float">
            <text:p>0</text:p>
          </table:table-cell>
          <table:table-cell table:style-name="ce11" table:formula="of:=IF([.CG28]&lt;1;(1+(59*(1-[.CG28])))*[.$A$39]+[.$A$41]/1000;0)" office:value-type="float" office:value="0" calcext:value-type="float">
            <text:p>0</text:p>
          </table:table-cell>
          <table:table-cell table:style-name="ce11" table:formula="of:=IF([.CH28]&lt;1;(1+(59*(1-[.CH28])))*[.$A$39]+[.$A$41]/1000;0)" office:value-type="float" office:value="0" calcext:value-type="float">
            <text:p>0</text:p>
          </table:table-cell>
          <table:table-cell table:style-name="ce11" table:formula="of:=IF([.CI28]&lt;1;(1+(59*(1-[.CI28])))*[.$A$39]+[.$A$41]/1000;0)" office:value-type="float" office:value="0" calcext:value-type="float">
            <text:p>0</text:p>
          </table:table-cell>
          <table:table-cell table:style-name="ce11" table:formula="of:=IF([.CJ28]&lt;1;(1+(59*(1-[.CJ28])))*[.$A$39]+[.$A$41]/1000;0)" office:value-type="float" office:value="0" calcext:value-type="float">
            <text:p>0</text:p>
          </table:table-cell>
          <table:table-cell table:style-name="ce11" table:formula="of:=IF([.CK28]&lt;1;(1+(59*(1-[.CK28])))*[.$A$39]+[.$A$41]/1000;0)" office:value-type="float" office:value="0" calcext:value-type="float">
            <text:p>0</text:p>
          </table:table-cell>
          <table:table-cell table:style-name="ce11" table:formula="of:=IF([.CL28]&lt;1;(1+(59*(1-[.CL28])))*[.$A$39]+[.$A$41]/1000;0)" office:value-type="float" office:value="0" calcext:value-type="float">
            <text:p>0</text:p>
          </table:table-cell>
          <table:table-cell table:style-name="ce11" table:formula="of:=IF([.CM28]&lt;1;(1+(59*(1-[.CM28])))*[.$A$39]+[.$A$41]/1000;0)" office:value-type="float" office:value="0" calcext:value-type="float">
            <text:p>0</text:p>
          </table:table-cell>
          <table:table-cell table:style-name="ce11" table:formula="of:=IF([.CN28]&lt;1;(1+(59*(1-[.CN28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29]&lt;1;(1+(59*(1-[.A29])))*[.$A$39]+[.$A$41]/1000;0)" office:value-type="float" office:value="482.3" calcext:value-type="float">
            <text:p>482</text:p>
          </table:table-cell>
          <table:table-cell table:style-name="ce11" table:formula="of:=IF([.B29]&lt;1;(1+(59*(1-[.B29])))*[.$A$39]+[.$A$41]/1000;0)" office:value-type="float" office:value="470.5" calcext:value-type="float">
            <text:p>471</text:p>
          </table:table-cell>
          <table:table-cell table:style-name="ce11" table:formula="of:=IF([.C29]&lt;1;(1+(59*(1-[.C29])))*[.$A$39]+[.$A$41]/1000;0)" office:value-type="float" office:value="457.52" calcext:value-type="float">
            <text:p>458</text:p>
          </table:table-cell>
          <table:table-cell table:style-name="ce11" table:formula="of:=IF([.D29]&lt;1;(1+(59*(1-[.D29])))*[.$A$39]+[.$A$41]/1000;0)" office:value-type="float" office:value="443.242" calcext:value-type="float">
            <text:p>443</text:p>
          </table:table-cell>
          <table:table-cell table:style-name="ce11" table:formula="of:=IF([.E29]&lt;1;(1+(59*(1-[.E29])))*[.$A$39]+[.$A$41]/1000;0)" office:value-type="float" office:value="427.5362" calcext:value-type="float">
            <text:p>428</text:p>
          </table:table-cell>
          <table:table-cell table:style-name="ce11" table:formula="of:=IF([.F29]&lt;1;(1+(59*(1-[.F29])))*[.$A$39]+[.$A$41]/1000;0)" office:value-type="float" office:value="410.25982" calcext:value-type="float">
            <text:p>410</text:p>
          </table:table-cell>
          <table:table-cell table:style-name="ce11" table:formula="of:=IF([.G29]&lt;1;(1+(59*(1-[.G29])))*[.$A$39]+[.$A$41]/1000;0)" office:value-type="float" office:value="391.255802" calcext:value-type="float">
            <text:p>391</text:p>
          </table:table-cell>
          <table:table-cell table:style-name="ce11" table:formula="of:=IF([.H29]&lt;1;(1+(59*(1-[.H29])))*[.$A$39]+[.$A$41]/1000;0)" office:value-type="float" office:value="370.3513822" calcext:value-type="float">
            <text:p>370</text:p>
          </table:table-cell>
          <table:table-cell table:style-name="ce11" table:formula="of:=IF([.I29]&lt;1;(1+(59*(1-[.I29])))*[.$A$39]+[.$A$41]/1000;0)" office:value-type="float" office:value="347.35652042" calcext:value-type="float">
            <text:p>347</text:p>
          </table:table-cell>
          <table:table-cell table:style-name="ce11" table:formula="of:=IF([.J29]&lt;1;(1+(59*(1-[.J29])))*[.$A$39]+[.$A$41]/1000;0)" office:value-type="float" office:value="322.062172462" calcext:value-type="float">
            <text:p>322</text:p>
          </table:table-cell>
          <table:table-cell table:style-name="ce11" table:formula="of:=IF([.K29]&lt;1;(1+(59*(1-[.K29])))*[.$A$39]+[.$A$41]/1000;0)" office:value-type="float" office:value="294.2383897082" calcext:value-type="float">
            <text:p>294</text:p>
          </table:table-cell>
          <table:table-cell table:style-name="ce11" table:formula="of:=IF([.L29]&lt;1;(1+(59*(1-[.L29])))*[.$A$39]+[.$A$41]/1000;0)" office:value-type="float" office:value="263.63222867902" calcext:value-type="float">
            <text:p>264</text:p>
          </table:table-cell>
          <table:table-cell table:style-name="ce11" table:formula="of:=IF([.M29]&lt;1;(1+(59*(1-[.M29])))*[.$A$39]+[.$A$41]/1000;0)" office:value-type="float" office:value="229.965451546922" calcext:value-type="float">
            <text:p>230</text:p>
          </table:table-cell>
          <table:table-cell table:style-name="ce11" table:formula="of:=IF([.N29]&lt;1;(1+(59*(1-[.N29])))*[.$A$39]+[.$A$41]/1000;0)" office:value-type="float" office:value="192.931996701614" calcext:value-type="float">
            <text:p>193</text:p>
          </table:table-cell>
          <table:table-cell table:style-name="ce11" table:formula="of:=IF([.O29]&lt;1;(1+(59*(1-[.O29])))*[.$A$39]+[.$A$41]/1000;0)" office:value-type="float" office:value="152.195196371775" calcext:value-type="float">
            <text:p>152</text:p>
          </table:table-cell>
          <table:table-cell table:style-name="ce11" table:formula="of:=IF([.P29]&lt;1;(1+(59*(1-[.P29])))*[.$A$39]+[.$A$41]/1000;0)" office:value-type="float" office:value="107.384716008953" calcext:value-type="float">
            <text:p>107</text:p>
          </table:table-cell>
          <table:table-cell table:style-name="ce11" table:formula="of:=IF([.Q29]&lt;1;(1+(59*(1-[.Q29])))*[.$A$39]+[.$A$41]/1000;0)" office:value-type="float" office:value="58.093187609848" calcext:value-type="float">
            <text:p>58</text:p>
          </table:table-cell>
          <table:table-cell table:style-name="ce11" table:formula="of:=IF([.R29]&lt;1;(1+(59*(1-[.R29])))*[.$A$39]+[.$A$41]/1000;0)" office:value-type="float" office:value="0" calcext:value-type="float">
            <text:p>0</text:p>
          </table:table-cell>
          <table:table-cell table:style-name="ce11" table:formula="of:=IF([.S29]&lt;1;(1+(59*(1-[.S29])))*[.$A$39]+[.$A$41]/1000;0)" office:value-type="float" office:value="0" calcext:value-type="float">
            <text:p>0</text:p>
          </table:table-cell>
          <table:table-cell table:style-name="ce11" table:formula="of:=IF([.T29]&lt;1;(1+(59*(1-[.T29])))*[.$A$39]+[.$A$41]/1000;0)" office:value-type="float" office:value="0" calcext:value-type="float">
            <text:p>0</text:p>
          </table:table-cell>
          <table:table-cell table:style-name="ce11" table:formula="of:=IF([.U29]&lt;1;(1+(59*(1-[.U29])))*[.$A$39]+[.$A$41]/1000;0)" office:value-type="float" office:value="0" calcext:value-type="float">
            <text:p>0</text:p>
          </table:table-cell>
          <table:table-cell table:style-name="ce11" table:formula="of:=IF([.V29]&lt;1;(1+(59*(1-[.V29])))*[.$A$39]+[.$A$41]/1000;0)" office:value-type="float" office:value="0" calcext:value-type="float">
            <text:p>0</text:p>
          </table:table-cell>
          <table:table-cell table:style-name="ce11" table:formula="of:=IF([.W29]&lt;1;(1+(59*(1-[.W29])))*[.$A$39]+[.$A$41]/1000;0)" office:value-type="float" office:value="0" calcext:value-type="float">
            <text:p>0</text:p>
          </table:table-cell>
          <table:table-cell table:style-name="ce11" table:formula="of:=IF([.X29]&lt;1;(1+(59*(1-[.X29])))*[.$A$39]+[.$A$41]/1000;0)" office:value-type="float" office:value="0" calcext:value-type="float">
            <text:p>0</text:p>
          </table:table-cell>
          <table:table-cell table:style-name="ce11" table:formula="of:=IF([.Y29]&lt;1;(1+(59*(1-[.Y29])))*[.$A$39]+[.$A$41]/1000;0)" office:value-type="float" office:value="0" calcext:value-type="float">
            <text:p>0</text:p>
          </table:table-cell>
          <table:table-cell table:style-name="ce11" table:formula="of:=IF([.Z29]&lt;1;(1+(59*(1-[.Z29])))*[.$A$39]+[.$A$41]/1000;0)" office:value-type="float" office:value="0" calcext:value-type="float">
            <text:p>0</text:p>
          </table:table-cell>
          <table:table-cell table:style-name="ce11" table:formula="of:=IF([.AA29]&lt;1;(1+(59*(1-[.AA29])))*[.$A$39]+[.$A$41]/1000;0)" office:value-type="float" office:value="0" calcext:value-type="float">
            <text:p>0</text:p>
          </table:table-cell>
          <table:table-cell table:style-name="ce11" table:formula="of:=IF([.AB29]&lt;1;(1+(59*(1-[.AB29])))*[.$A$39]+[.$A$41]/1000;0)" office:value-type="float" office:value="0" calcext:value-type="float">
            <text:p>0</text:p>
          </table:table-cell>
          <table:table-cell table:style-name="ce11" table:formula="of:=IF([.AC29]&lt;1;(1+(59*(1-[.AC29])))*[.$A$39]+[.$A$41]/1000;0)" office:value-type="float" office:value="0" calcext:value-type="float">
            <text:p>0</text:p>
          </table:table-cell>
          <table:table-cell table:style-name="ce11" table:formula="of:=IF([.AD29]&lt;1;(1+(59*(1-[.AD29])))*[.$A$39]+[.$A$41]/1000;0)" office:value-type="float" office:value="0" calcext:value-type="float">
            <text:p>0</text:p>
          </table:table-cell>
          <table:table-cell table:style-name="ce11" table:formula="of:=IF([.AE29]&lt;1;(1+(59*(1-[.AE29])))*[.$A$39]+[.$A$41]/1000;0)" office:value-type="float" office:value="0" calcext:value-type="float">
            <text:p>0</text:p>
          </table:table-cell>
          <table:table-cell table:style-name="ce11" table:formula="of:=IF([.AF29]&lt;1;(1+(59*(1-[.AF29])))*[.$A$39]+[.$A$41]/1000;0)" office:value-type="float" office:value="0" calcext:value-type="float">
            <text:p>0</text:p>
          </table:table-cell>
          <table:table-cell table:style-name="ce11" table:formula="of:=IF([.AG29]&lt;1;(1+(59*(1-[.AG29])))*[.$A$39]+[.$A$41]/1000;0)" office:value-type="float" office:value="0" calcext:value-type="float">
            <text:p>0</text:p>
          </table:table-cell>
          <table:table-cell table:style-name="ce11" table:formula="of:=IF([.AH29]&lt;1;(1+(59*(1-[.AH29])))*[.$A$39]+[.$A$41]/1000;0)" office:value-type="float" office:value="0" calcext:value-type="float">
            <text:p>0</text:p>
          </table:table-cell>
          <table:table-cell table:style-name="ce11" table:formula="of:=IF([.AI29]&lt;1;(1+(59*(1-[.AI29])))*[.$A$39]+[.$A$41]/1000;0)" office:value-type="float" office:value="0" calcext:value-type="float">
            <text:p>0</text:p>
          </table:table-cell>
          <table:table-cell table:style-name="ce11" table:formula="of:=IF([.AJ29]&lt;1;(1+(59*(1-[.AJ29])))*[.$A$39]+[.$A$41]/1000;0)" office:value-type="float" office:value="0" calcext:value-type="float">
            <text:p>0</text:p>
          </table:table-cell>
          <table:table-cell table:style-name="ce11" table:formula="of:=IF([.AK29]&lt;1;(1+(59*(1-[.AK29])))*[.$A$39]+[.$A$41]/1000;0)" office:value-type="float" office:value="0" calcext:value-type="float">
            <text:p>0</text:p>
          </table:table-cell>
          <table:table-cell table:style-name="ce11" table:formula="of:=IF([.AL29]&lt;1;(1+(59*(1-[.AL29])))*[.$A$39]+[.$A$41]/1000;0)" office:value-type="float" office:value="0" calcext:value-type="float">
            <text:p>0</text:p>
          </table:table-cell>
          <table:table-cell table:style-name="ce11" table:formula="of:=IF([.AM29]&lt;1;(1+(59*(1-[.AM29])))*[.$A$39]+[.$A$41]/1000;0)" office:value-type="float" office:value="0" calcext:value-type="float">
            <text:p>0</text:p>
          </table:table-cell>
          <table:table-cell table:style-name="ce11" table:formula="of:=IF([.AN29]&lt;1;(1+(59*(1-[.AN29])))*[.$A$39]+[.$A$41]/1000;0)" office:value-type="float" office:value="0" calcext:value-type="float">
            <text:p>0</text:p>
          </table:table-cell>
          <table:table-cell table:style-name="ce11" table:formula="of:=IF([.AO29]&lt;1;(1+(59*(1-[.AO29])))*[.$A$39]+[.$A$41]/1000;0)" office:value-type="float" office:value="0" calcext:value-type="float">
            <text:p>0</text:p>
          </table:table-cell>
          <table:table-cell table:style-name="ce11" table:formula="of:=IF([.AP29]&lt;1;(1+(59*(1-[.AP29])))*[.$A$39]+[.$A$41]/1000;0)" office:value-type="float" office:value="0" calcext:value-type="float">
            <text:p>0</text:p>
          </table:table-cell>
          <table:table-cell table:style-name="ce11" table:formula="of:=IF([.AQ29]&lt;1;(1+(59*(1-[.AQ29])))*[.$A$39]+[.$A$41]/1000;0)" office:value-type="float" office:value="0" calcext:value-type="float">
            <text:p>0</text:p>
          </table:table-cell>
          <table:table-cell table:style-name="ce11" table:formula="of:=IF([.AR29]&lt;1;(1+(59*(1-[.AR29])))*[.$A$39]+[.$A$41]/1000;0)" office:value-type="float" office:value="0" calcext:value-type="float">
            <text:p>0</text:p>
          </table:table-cell>
          <table:table-cell table:style-name="ce11" table:formula="of:=IF([.AS29]&lt;1;(1+(59*(1-[.AS29])))*[.$A$39]+[.$A$41]/1000;0)" office:value-type="float" office:value="0" calcext:value-type="float">
            <text:p>0</text:p>
          </table:table-cell>
          <table:table-cell table:style-name="ce11" table:formula="of:=IF([.AT29]&lt;1;(1+(59*(1-[.AT29])))*[.$A$39]+[.$A$41]/1000;0)" office:value-type="float" office:value="0" calcext:value-type="float">
            <text:p>0</text:p>
          </table:table-cell>
          <table:table-cell table:style-name="ce11" table:formula="of:=IF([.AU29]&lt;1;(1+(59*(1-[.AU29])))*[.$A$39]+[.$A$41]/1000;0)" office:value-type="float" office:value="0" calcext:value-type="float">
            <text:p>0</text:p>
          </table:table-cell>
          <table:table-cell table:style-name="ce11" table:formula="of:=IF([.AV29]&lt;1;(1+(59*(1-[.AV29])))*[.$A$39]+[.$A$41]/1000;0)" office:value-type="float" office:value="0" calcext:value-type="float">
            <text:p>0</text:p>
          </table:table-cell>
          <table:table-cell table:style-name="ce11" table:formula="of:=IF([.AW29]&lt;1;(1+(59*(1-[.AW29])))*[.$A$39]+[.$A$41]/1000;0)" office:value-type="float" office:value="0" calcext:value-type="float">
            <text:p>0</text:p>
          </table:table-cell>
          <table:table-cell table:style-name="ce11" table:formula="of:=IF([.AX29]&lt;1;(1+(59*(1-[.AX29])))*[.$A$39]+[.$A$41]/1000;0)" office:value-type="float" office:value="0" calcext:value-type="float">
            <text:p>0</text:p>
          </table:table-cell>
          <table:table-cell table:style-name="ce11" table:formula="of:=IF([.AY29]&lt;1;(1+(59*(1-[.AY29])))*[.$A$39]+[.$A$41]/1000;0)" office:value-type="float" office:value="0" calcext:value-type="float">
            <text:p>0</text:p>
          </table:table-cell>
          <table:table-cell table:style-name="ce11" table:formula="of:=IF([.AZ29]&lt;1;(1+(59*(1-[.AZ29])))*[.$A$39]+[.$A$41]/1000;0)" office:value-type="float" office:value="0" calcext:value-type="float">
            <text:p>0</text:p>
          </table:table-cell>
          <table:table-cell table:style-name="ce11" table:formula="of:=IF([.BA29]&lt;1;(1+(59*(1-[.BA29])))*[.$A$39]+[.$A$41]/1000;0)" office:value-type="float" office:value="0" calcext:value-type="float">
            <text:p>0</text:p>
          </table:table-cell>
          <table:table-cell table:style-name="ce11" table:formula="of:=IF([.BB29]&lt;1;(1+(59*(1-[.BB29])))*[.$A$39]+[.$A$41]/1000;0)" office:value-type="float" office:value="0" calcext:value-type="float">
            <text:p>0</text:p>
          </table:table-cell>
          <table:table-cell table:style-name="ce11" table:formula="of:=IF([.BC29]&lt;1;(1+(59*(1-[.BC29])))*[.$A$39]+[.$A$41]/1000;0)" office:value-type="float" office:value="0" calcext:value-type="float">
            <text:p>0</text:p>
          </table:table-cell>
          <table:table-cell table:style-name="ce11" table:formula="of:=IF([.BD29]&lt;1;(1+(59*(1-[.BD29])))*[.$A$39]+[.$A$41]/1000;0)" office:value-type="float" office:value="0" calcext:value-type="float">
            <text:p>0</text:p>
          </table:table-cell>
          <table:table-cell table:style-name="ce11" table:formula="of:=IF([.BE29]&lt;1;(1+(59*(1-[.BE29])))*[.$A$39]+[.$A$41]/1000;0)" office:value-type="float" office:value="0" calcext:value-type="float">
            <text:p>0</text:p>
          </table:table-cell>
          <table:table-cell table:style-name="ce11" table:formula="of:=IF([.BF29]&lt;1;(1+(59*(1-[.BF29])))*[.$A$39]+[.$A$41]/1000;0)" office:value-type="float" office:value="0" calcext:value-type="float">
            <text:p>0</text:p>
          </table:table-cell>
          <table:table-cell table:style-name="ce11" table:formula="of:=IF([.BG29]&lt;1;(1+(59*(1-[.BG29])))*[.$A$39]+[.$A$41]/1000;0)" office:value-type="float" office:value="0" calcext:value-type="float">
            <text:p>0</text:p>
          </table:table-cell>
          <table:table-cell table:style-name="ce11" table:formula="of:=IF([.BH29]&lt;1;(1+(59*(1-[.BH29])))*[.$A$39]+[.$A$41]/1000;0)" office:value-type="float" office:value="0" calcext:value-type="float">
            <text:p>0</text:p>
          </table:table-cell>
          <table:table-cell table:style-name="ce11" table:formula="of:=IF([.BI29]&lt;1;(1+(59*(1-[.BI29])))*[.$A$39]+[.$A$41]/1000;0)" office:value-type="float" office:value="0" calcext:value-type="float">
            <text:p>0</text:p>
          </table:table-cell>
          <table:table-cell table:style-name="ce11" table:formula="of:=IF([.BJ29]&lt;1;(1+(59*(1-[.BJ29])))*[.$A$39]+[.$A$41]/1000;0)" office:value-type="float" office:value="0" calcext:value-type="float">
            <text:p>0</text:p>
          </table:table-cell>
          <table:table-cell table:style-name="ce11" table:formula="of:=IF([.BK29]&lt;1;(1+(59*(1-[.BK29])))*[.$A$39]+[.$A$41]/1000;0)" office:value-type="float" office:value="0" calcext:value-type="float">
            <text:p>0</text:p>
          </table:table-cell>
          <table:table-cell table:style-name="ce11" table:formula="of:=IF([.BL29]&lt;1;(1+(59*(1-[.BL29])))*[.$A$39]+[.$A$41]/1000;0)" office:value-type="float" office:value="0" calcext:value-type="float">
            <text:p>0</text:p>
          </table:table-cell>
          <table:table-cell table:style-name="ce11" table:formula="of:=IF([.BM29]&lt;1;(1+(59*(1-[.BM29])))*[.$A$39]+[.$A$41]/1000;0)" office:value-type="float" office:value="0" calcext:value-type="float">
            <text:p>0</text:p>
          </table:table-cell>
          <table:table-cell table:style-name="ce11" table:formula="of:=IF([.BN29]&lt;1;(1+(59*(1-[.BN29])))*[.$A$39]+[.$A$41]/1000;0)" office:value-type="float" office:value="0" calcext:value-type="float">
            <text:p>0</text:p>
          </table:table-cell>
          <table:table-cell table:style-name="ce11" table:formula="of:=IF([.BO29]&lt;1;(1+(59*(1-[.BO29])))*[.$A$39]+[.$A$41]/1000;0)" office:value-type="float" office:value="0" calcext:value-type="float">
            <text:p>0</text:p>
          </table:table-cell>
          <table:table-cell table:style-name="ce11" table:formula="of:=IF([.BP29]&lt;1;(1+(59*(1-[.BP29])))*[.$A$39]+[.$A$41]/1000;0)" office:value-type="float" office:value="0" calcext:value-type="float">
            <text:p>0</text:p>
          </table:table-cell>
          <table:table-cell table:style-name="ce11" table:formula="of:=IF([.BQ29]&lt;1;(1+(59*(1-[.BQ29])))*[.$A$39]+[.$A$41]/1000;0)" office:value-type="float" office:value="0" calcext:value-type="float">
            <text:p>0</text:p>
          </table:table-cell>
          <table:table-cell table:style-name="ce11" table:formula="of:=IF([.BR29]&lt;1;(1+(59*(1-[.BR29])))*[.$A$39]+[.$A$41]/1000;0)" office:value-type="float" office:value="0" calcext:value-type="float">
            <text:p>0</text:p>
          </table:table-cell>
          <table:table-cell table:style-name="ce11" table:formula="of:=IF([.BS29]&lt;1;(1+(59*(1-[.BS29])))*[.$A$39]+[.$A$41]/1000;0)" office:value-type="float" office:value="0" calcext:value-type="float">
            <text:p>0</text:p>
          </table:table-cell>
          <table:table-cell table:style-name="ce11" table:formula="of:=IF([.BT29]&lt;1;(1+(59*(1-[.BT29])))*[.$A$39]+[.$A$41]/1000;0)" office:value-type="float" office:value="0" calcext:value-type="float">
            <text:p>0</text:p>
          </table:table-cell>
          <table:table-cell table:style-name="ce11" table:formula="of:=IF([.BU29]&lt;1;(1+(59*(1-[.BU29])))*[.$A$39]+[.$A$41]/1000;0)" office:value-type="float" office:value="0" calcext:value-type="float">
            <text:p>0</text:p>
          </table:table-cell>
          <table:table-cell table:style-name="ce11" table:formula="of:=IF([.BV29]&lt;1;(1+(59*(1-[.BV29])))*[.$A$39]+[.$A$41]/1000;0)" office:value-type="float" office:value="0" calcext:value-type="float">
            <text:p>0</text:p>
          </table:table-cell>
          <table:table-cell table:style-name="ce11" table:formula="of:=IF([.BW29]&lt;1;(1+(59*(1-[.BW29])))*[.$A$39]+[.$A$41]/1000;0)" office:value-type="float" office:value="0" calcext:value-type="float">
            <text:p>0</text:p>
          </table:table-cell>
          <table:table-cell table:style-name="ce11" table:formula="of:=IF([.BX29]&lt;1;(1+(59*(1-[.BX29])))*[.$A$39]+[.$A$41]/1000;0)" office:value-type="float" office:value="0" calcext:value-type="float">
            <text:p>0</text:p>
          </table:table-cell>
          <table:table-cell table:style-name="ce11" table:formula="of:=IF([.BY29]&lt;1;(1+(59*(1-[.BY29])))*[.$A$39]+[.$A$41]/1000;0)" office:value-type="float" office:value="0" calcext:value-type="float">
            <text:p>0</text:p>
          </table:table-cell>
          <table:table-cell table:style-name="ce11" table:formula="of:=IF([.BZ29]&lt;1;(1+(59*(1-[.BZ29])))*[.$A$39]+[.$A$41]/1000;0)" office:value-type="float" office:value="0" calcext:value-type="float">
            <text:p>0</text:p>
          </table:table-cell>
          <table:table-cell table:style-name="ce11" table:formula="of:=IF([.CA29]&lt;1;(1+(59*(1-[.CA29])))*[.$A$39]+[.$A$41]/1000;0)" office:value-type="float" office:value="0" calcext:value-type="float">
            <text:p>0</text:p>
          </table:table-cell>
          <table:table-cell table:style-name="ce11" table:formula="of:=IF([.CB29]&lt;1;(1+(59*(1-[.CB29])))*[.$A$39]+[.$A$41]/1000;0)" office:value-type="float" office:value="0" calcext:value-type="float">
            <text:p>0</text:p>
          </table:table-cell>
          <table:table-cell table:style-name="ce11" table:formula="of:=IF([.CC29]&lt;1;(1+(59*(1-[.CC29])))*[.$A$39]+[.$A$41]/1000;0)" office:value-type="float" office:value="0" calcext:value-type="float">
            <text:p>0</text:p>
          </table:table-cell>
          <table:table-cell table:style-name="ce11" table:formula="of:=IF([.CD29]&lt;1;(1+(59*(1-[.CD29])))*[.$A$39]+[.$A$41]/1000;0)" office:value-type="float" office:value="0" calcext:value-type="float">
            <text:p>0</text:p>
          </table:table-cell>
          <table:table-cell table:style-name="ce11" table:formula="of:=IF([.CE29]&lt;1;(1+(59*(1-[.CE29])))*[.$A$39]+[.$A$41]/1000;0)" office:value-type="float" office:value="0" calcext:value-type="float">
            <text:p>0</text:p>
          </table:table-cell>
          <table:table-cell table:style-name="ce11" table:formula="of:=IF([.CF29]&lt;1;(1+(59*(1-[.CF29])))*[.$A$39]+[.$A$41]/1000;0)" office:value-type="float" office:value="0" calcext:value-type="float">
            <text:p>0</text:p>
          </table:table-cell>
          <table:table-cell table:style-name="ce11" table:formula="of:=IF([.CG29]&lt;1;(1+(59*(1-[.CG29])))*[.$A$39]+[.$A$41]/1000;0)" office:value-type="float" office:value="0" calcext:value-type="float">
            <text:p>0</text:p>
          </table:table-cell>
          <table:table-cell table:style-name="ce11" table:formula="of:=IF([.CH29]&lt;1;(1+(59*(1-[.CH29])))*[.$A$39]+[.$A$41]/1000;0)" office:value-type="float" office:value="0" calcext:value-type="float">
            <text:p>0</text:p>
          </table:table-cell>
          <table:table-cell table:style-name="ce11" table:formula="of:=IF([.CI29]&lt;1;(1+(59*(1-[.CI29])))*[.$A$39]+[.$A$41]/1000;0)" office:value-type="float" office:value="0" calcext:value-type="float">
            <text:p>0</text:p>
          </table:table-cell>
          <table:table-cell table:style-name="ce11" table:formula="of:=IF([.CJ29]&lt;1;(1+(59*(1-[.CJ29])))*[.$A$39]+[.$A$41]/1000;0)" office:value-type="float" office:value="0" calcext:value-type="float">
            <text:p>0</text:p>
          </table:table-cell>
          <table:table-cell table:style-name="ce11" table:formula="of:=IF([.CK29]&lt;1;(1+(59*(1-[.CK29])))*[.$A$39]+[.$A$41]/1000;0)" office:value-type="float" office:value="0" calcext:value-type="float">
            <text:p>0</text:p>
          </table:table-cell>
          <table:table-cell table:style-name="ce11" table:formula="of:=IF([.CL29]&lt;1;(1+(59*(1-[.CL29])))*[.$A$39]+[.$A$41]/1000;0)" office:value-type="float" office:value="0" calcext:value-type="float">
            <text:p>0</text:p>
          </table:table-cell>
          <table:table-cell table:style-name="ce11" table:formula="of:=IF([.CM29]&lt;1;(1+(59*(1-[.CM29])))*[.$A$39]+[.$A$41]/1000;0)" office:value-type="float" office:value="0" calcext:value-type="float">
            <text:p>0</text:p>
          </table:table-cell>
          <table:table-cell table:style-name="ce11" table:formula="of:=IF([.CN29]&lt;1;(1+(59*(1-[.CN29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11" table:formula="of:=IF([.A30]&lt;1;(1+(59*(1-[.A30])))*[.$A$39]+[.$A$41]/1000;0)" office:value-type="float" office:value="423.3" calcext:value-type="float">
            <text:p>423</text:p>
          </table:table-cell>
          <table:table-cell table:style-name="ce11" table:formula="of:=IF([.B30]&lt;1;(1+(59*(1-[.B30])))*[.$A$39]+[.$A$41]/1000;0)" office:value-type="float" office:value="405.6" calcext:value-type="float">
            <text:p>406</text:p>
          </table:table-cell>
          <table:table-cell table:style-name="ce11" table:formula="of:=IF([.C30]&lt;1;(1+(59*(1-[.C30])))*[.$A$39]+[.$A$41]/1000;0)" office:value-type="float" office:value="386.13" calcext:value-type="float">
            <text:p>386</text:p>
          </table:table-cell>
          <table:table-cell table:style-name="ce11" table:formula="of:=IF([.D30]&lt;1;(1+(59*(1-[.D30])))*[.$A$39]+[.$A$41]/1000;0)" office:value-type="float" office:value="364.713" calcext:value-type="float">
            <text:p>365</text:p>
          </table:table-cell>
          <table:table-cell table:style-name="ce11" table:formula="of:=IF([.E30]&lt;1;(1+(59*(1-[.E30])))*[.$A$39]+[.$A$41]/1000;0)" office:value-type="float" office:value="341.1543" calcext:value-type="float">
            <text:p>341</text:p>
          </table:table-cell>
          <table:table-cell table:style-name="ce11" table:formula="of:=IF([.F30]&lt;1;(1+(59*(1-[.F30])))*[.$A$39]+[.$A$41]/1000;0)" office:value-type="float" office:value="315.23973" calcext:value-type="float">
            <text:p>315</text:p>
          </table:table-cell>
          <table:table-cell table:style-name="ce11" table:formula="of:=IF([.G30]&lt;1;(1+(59*(1-[.G30])))*[.$A$39]+[.$A$41]/1000;0)" office:value-type="float" office:value="286.733703" calcext:value-type="float">
            <text:p>287</text:p>
          </table:table-cell>
          <table:table-cell table:style-name="ce11" table:formula="of:=IF([.H30]&lt;1;(1+(59*(1-[.H30])))*[.$A$39]+[.$A$41]/1000;0)" office:value-type="float" office:value="255.3770733" calcext:value-type="float">
            <text:p>255</text:p>
          </table:table-cell>
          <table:table-cell table:style-name="ce11" table:formula="of:=IF([.I30]&lt;1;(1+(59*(1-[.I30])))*[.$A$39]+[.$A$41]/1000;0)" office:value-type="float" office:value="220.88478063" calcext:value-type="float">
            <text:p>221</text:p>
          </table:table-cell>
          <table:table-cell table:style-name="ce11" table:formula="of:=IF([.J30]&lt;1;(1+(59*(1-[.J30])))*[.$A$39]+[.$A$41]/1000;0)" office:value-type="float" office:value="182.943258693" calcext:value-type="float">
            <text:p>183</text:p>
          </table:table-cell>
          <table:table-cell table:style-name="ce11" table:formula="of:=IF([.K30]&lt;1;(1+(59*(1-[.K30])))*[.$A$39]+[.$A$41]/1000;0)" office:value-type="float" office:value="141.2075845623" calcext:value-type="float">
            <text:p>141</text:p>
          </table:table-cell>
          <table:table-cell table:style-name="ce11" table:formula="of:=IF([.L30]&lt;1;(1+(59*(1-[.L30])))*[.$A$39]+[.$A$41]/1000;0)" office:value-type="float" office:value="95.2983430185295" calcext:value-type="float">
            <text:p>95</text:p>
          </table:table-cell>
          <table:table-cell table:style-name="ce11" table:formula="of:=IF([.M30]&lt;1;(1+(59*(1-[.M30])))*[.$A$39]+[.$A$41]/1000;0)" office:value-type="float" office:value="44.7981773203824" calcext:value-type="float">
            <text:p>45</text:p>
          </table:table-cell>
          <table:table-cell table:style-name="ce11" table:formula="of:=IF([.N30]&lt;1;(1+(59*(1-[.N30])))*[.$A$39]+[.$A$41]/1000;0)" office:value-type="float" office:value="0" calcext:value-type="float">
            <text:p>0</text:p>
          </table:table-cell>
          <table:table-cell table:style-name="ce11" table:formula="of:=IF([.O30]&lt;1;(1+(59*(1-[.O30])))*[.$A$39]+[.$A$41]/1000;0)" office:value-type="float" office:value="0" calcext:value-type="float">
            <text:p>0</text:p>
          </table:table-cell>
          <table:table-cell table:style-name="ce11" table:formula="of:=IF([.P30]&lt;1;(1+(59*(1-[.P30])))*[.$A$39]+[.$A$41]/1000;0)" office:value-type="float" office:value="0" calcext:value-type="float">
            <text:p>0</text:p>
          </table:table-cell>
          <table:table-cell table:style-name="ce11" table:formula="of:=IF([.Q30]&lt;1;(1+(59*(1-[.Q30])))*[.$A$39]+[.$A$41]/1000;0)" office:value-type="float" office:value="0" calcext:value-type="float">
            <text:p>0</text:p>
          </table:table-cell>
          <table:table-cell table:style-name="ce11" table:formula="of:=IF([.R30]&lt;1;(1+(59*(1-[.R30])))*[.$A$39]+[.$A$41]/1000;0)" office:value-type="float" office:value="0" calcext:value-type="float">
            <text:p>0</text:p>
          </table:table-cell>
          <table:table-cell table:style-name="ce11" table:formula="of:=IF([.S30]&lt;1;(1+(59*(1-[.S30])))*[.$A$39]+[.$A$41]/1000;0)" office:value-type="float" office:value="0" calcext:value-type="float">
            <text:p>0</text:p>
          </table:table-cell>
          <table:table-cell table:style-name="ce11" table:formula="of:=IF([.T30]&lt;1;(1+(59*(1-[.T30])))*[.$A$39]+[.$A$41]/1000;0)" office:value-type="float" office:value="0" calcext:value-type="float">
            <text:p>0</text:p>
          </table:table-cell>
          <table:table-cell table:style-name="ce11" table:formula="of:=IF([.U30]&lt;1;(1+(59*(1-[.U30])))*[.$A$39]+[.$A$41]/1000;0)" office:value-type="float" office:value="0" calcext:value-type="float">
            <text:p>0</text:p>
          </table:table-cell>
          <table:table-cell table:style-name="ce11" table:formula="of:=IF([.V30]&lt;1;(1+(59*(1-[.V30])))*[.$A$39]+[.$A$41]/1000;0)" office:value-type="float" office:value="0" calcext:value-type="float">
            <text:p>0</text:p>
          </table:table-cell>
          <table:table-cell table:style-name="ce11" table:formula="of:=IF([.W30]&lt;1;(1+(59*(1-[.W30])))*[.$A$39]+[.$A$41]/1000;0)" office:value-type="float" office:value="0" calcext:value-type="float">
            <text:p>0</text:p>
          </table:table-cell>
          <table:table-cell table:style-name="ce11" table:formula="of:=IF([.X30]&lt;1;(1+(59*(1-[.X30])))*[.$A$39]+[.$A$41]/1000;0)" office:value-type="float" office:value="0" calcext:value-type="float">
            <text:p>0</text:p>
          </table:table-cell>
          <table:table-cell table:style-name="ce11" table:formula="of:=IF([.Y30]&lt;1;(1+(59*(1-[.Y30])))*[.$A$39]+[.$A$41]/1000;0)" office:value-type="float" office:value="0" calcext:value-type="float">
            <text:p>0</text:p>
          </table:table-cell>
          <table:table-cell table:style-name="ce11" table:formula="of:=IF([.Z30]&lt;1;(1+(59*(1-[.Z30])))*[.$A$39]+[.$A$41]/1000;0)" office:value-type="float" office:value="0" calcext:value-type="float">
            <text:p>0</text:p>
          </table:table-cell>
          <table:table-cell table:style-name="ce11" table:formula="of:=IF([.AA30]&lt;1;(1+(59*(1-[.AA30])))*[.$A$39]+[.$A$41]/1000;0)" office:value-type="float" office:value="0" calcext:value-type="float">
            <text:p>0</text:p>
          </table:table-cell>
          <table:table-cell table:style-name="ce11" table:formula="of:=IF([.AB30]&lt;1;(1+(59*(1-[.AB30])))*[.$A$39]+[.$A$41]/1000;0)" office:value-type="float" office:value="0" calcext:value-type="float">
            <text:p>0</text:p>
          </table:table-cell>
          <table:table-cell table:style-name="ce11" table:formula="of:=IF([.AC30]&lt;1;(1+(59*(1-[.AC30])))*[.$A$39]+[.$A$41]/1000;0)" office:value-type="float" office:value="0" calcext:value-type="float">
            <text:p>0</text:p>
          </table:table-cell>
          <table:table-cell table:style-name="ce11" table:formula="of:=IF([.AD30]&lt;1;(1+(59*(1-[.AD30])))*[.$A$39]+[.$A$41]/1000;0)" office:value-type="float" office:value="0" calcext:value-type="float">
            <text:p>0</text:p>
          </table:table-cell>
          <table:table-cell table:style-name="ce11" table:formula="of:=IF([.AE30]&lt;1;(1+(59*(1-[.AE30])))*[.$A$39]+[.$A$41]/1000;0)" office:value-type="float" office:value="0" calcext:value-type="float">
            <text:p>0</text:p>
          </table:table-cell>
          <table:table-cell table:style-name="ce11" table:formula="of:=IF([.AF30]&lt;1;(1+(59*(1-[.AF30])))*[.$A$39]+[.$A$41]/1000;0)" office:value-type="float" office:value="0" calcext:value-type="float">
            <text:p>0</text:p>
          </table:table-cell>
          <table:table-cell table:style-name="ce11" table:formula="of:=IF([.AG30]&lt;1;(1+(59*(1-[.AG30])))*[.$A$39]+[.$A$41]/1000;0)" office:value-type="float" office:value="0" calcext:value-type="float">
            <text:p>0</text:p>
          </table:table-cell>
          <table:table-cell table:style-name="ce11" table:formula="of:=IF([.AH30]&lt;1;(1+(59*(1-[.AH30])))*[.$A$39]+[.$A$41]/1000;0)" office:value-type="float" office:value="0" calcext:value-type="float">
            <text:p>0</text:p>
          </table:table-cell>
          <table:table-cell table:style-name="ce11" table:formula="of:=IF([.AI30]&lt;1;(1+(59*(1-[.AI30])))*[.$A$39]+[.$A$41]/1000;0)" office:value-type="float" office:value="0" calcext:value-type="float">
            <text:p>0</text:p>
          </table:table-cell>
          <table:table-cell table:style-name="ce11" table:formula="of:=IF([.AJ30]&lt;1;(1+(59*(1-[.AJ30])))*[.$A$39]+[.$A$41]/1000;0)" office:value-type="float" office:value="0" calcext:value-type="float">
            <text:p>0</text:p>
          </table:table-cell>
          <table:table-cell table:style-name="ce11" table:formula="of:=IF([.AK30]&lt;1;(1+(59*(1-[.AK30])))*[.$A$39]+[.$A$41]/1000;0)" office:value-type="float" office:value="0" calcext:value-type="float">
            <text:p>0</text:p>
          </table:table-cell>
          <table:table-cell table:style-name="ce11" table:formula="of:=IF([.AL30]&lt;1;(1+(59*(1-[.AL30])))*[.$A$39]+[.$A$41]/1000;0)" office:value-type="float" office:value="0" calcext:value-type="float">
            <text:p>0</text:p>
          </table:table-cell>
          <table:table-cell table:style-name="ce11" table:formula="of:=IF([.AM30]&lt;1;(1+(59*(1-[.AM30])))*[.$A$39]+[.$A$41]/1000;0)" office:value-type="float" office:value="0" calcext:value-type="float">
            <text:p>0</text:p>
          </table:table-cell>
          <table:table-cell table:style-name="ce11" table:formula="of:=IF([.AN30]&lt;1;(1+(59*(1-[.AN30])))*[.$A$39]+[.$A$41]/1000;0)" office:value-type="float" office:value="0" calcext:value-type="float">
            <text:p>0</text:p>
          </table:table-cell>
          <table:table-cell table:style-name="ce11" table:formula="of:=IF([.AO30]&lt;1;(1+(59*(1-[.AO30])))*[.$A$39]+[.$A$41]/1000;0)" office:value-type="float" office:value="0" calcext:value-type="float">
            <text:p>0</text:p>
          </table:table-cell>
          <table:table-cell table:style-name="ce11" table:formula="of:=IF([.AP30]&lt;1;(1+(59*(1-[.AP30])))*[.$A$39]+[.$A$41]/1000;0)" office:value-type="float" office:value="0" calcext:value-type="float">
            <text:p>0</text:p>
          </table:table-cell>
          <table:table-cell table:style-name="ce11" table:formula="of:=IF([.AQ30]&lt;1;(1+(59*(1-[.AQ30])))*[.$A$39]+[.$A$41]/1000;0)" office:value-type="float" office:value="0" calcext:value-type="float">
            <text:p>0</text:p>
          </table:table-cell>
          <table:table-cell table:style-name="ce11" table:formula="of:=IF([.AR30]&lt;1;(1+(59*(1-[.AR30])))*[.$A$39]+[.$A$41]/1000;0)" office:value-type="float" office:value="0" calcext:value-type="float">
            <text:p>0</text:p>
          </table:table-cell>
          <table:table-cell table:style-name="ce11" table:formula="of:=IF([.AS30]&lt;1;(1+(59*(1-[.AS30])))*[.$A$39]+[.$A$41]/1000;0)" office:value-type="float" office:value="0" calcext:value-type="float">
            <text:p>0</text:p>
          </table:table-cell>
          <table:table-cell table:style-name="ce11" table:formula="of:=IF([.AT30]&lt;1;(1+(59*(1-[.AT30])))*[.$A$39]+[.$A$41]/1000;0)" office:value-type="float" office:value="0" calcext:value-type="float">
            <text:p>0</text:p>
          </table:table-cell>
          <table:table-cell table:style-name="ce11" table:formula="of:=IF([.AU30]&lt;1;(1+(59*(1-[.AU30])))*[.$A$39]+[.$A$41]/1000;0)" office:value-type="float" office:value="0" calcext:value-type="float">
            <text:p>0</text:p>
          </table:table-cell>
          <table:table-cell table:style-name="ce11" table:formula="of:=IF([.AV30]&lt;1;(1+(59*(1-[.AV30])))*[.$A$39]+[.$A$41]/1000;0)" office:value-type="float" office:value="0" calcext:value-type="float">
            <text:p>0</text:p>
          </table:table-cell>
          <table:table-cell table:style-name="ce11" table:formula="of:=IF([.AW30]&lt;1;(1+(59*(1-[.AW30])))*[.$A$39]+[.$A$41]/1000;0)" office:value-type="float" office:value="0" calcext:value-type="float">
            <text:p>0</text:p>
          </table:table-cell>
          <table:table-cell table:style-name="ce11" table:formula="of:=IF([.AX30]&lt;1;(1+(59*(1-[.AX30])))*[.$A$39]+[.$A$41]/1000;0)" office:value-type="float" office:value="0" calcext:value-type="float">
            <text:p>0</text:p>
          </table:table-cell>
          <table:table-cell table:style-name="ce11" table:formula="of:=IF([.AY30]&lt;1;(1+(59*(1-[.AY30])))*[.$A$39]+[.$A$41]/1000;0)" office:value-type="float" office:value="0" calcext:value-type="float">
            <text:p>0</text:p>
          </table:table-cell>
          <table:table-cell table:style-name="ce11" table:formula="of:=IF([.AZ30]&lt;1;(1+(59*(1-[.AZ30])))*[.$A$39]+[.$A$41]/1000;0)" office:value-type="float" office:value="0" calcext:value-type="float">
            <text:p>0</text:p>
          </table:table-cell>
          <table:table-cell table:style-name="ce11" table:formula="of:=IF([.BA30]&lt;1;(1+(59*(1-[.BA30])))*[.$A$39]+[.$A$41]/1000;0)" office:value-type="float" office:value="0" calcext:value-type="float">
            <text:p>0</text:p>
          </table:table-cell>
          <table:table-cell table:style-name="ce11" table:formula="of:=IF([.BB30]&lt;1;(1+(59*(1-[.BB30])))*[.$A$39]+[.$A$41]/1000;0)" office:value-type="float" office:value="0" calcext:value-type="float">
            <text:p>0</text:p>
          </table:table-cell>
          <table:table-cell table:style-name="ce11" table:formula="of:=IF([.BC30]&lt;1;(1+(59*(1-[.BC30])))*[.$A$39]+[.$A$41]/1000;0)" office:value-type="float" office:value="0" calcext:value-type="float">
            <text:p>0</text:p>
          </table:table-cell>
          <table:table-cell table:style-name="ce11" table:formula="of:=IF([.BD30]&lt;1;(1+(59*(1-[.BD30])))*[.$A$39]+[.$A$41]/1000;0)" office:value-type="float" office:value="0" calcext:value-type="float">
            <text:p>0</text:p>
          </table:table-cell>
          <table:table-cell table:style-name="ce11" table:formula="of:=IF([.BE30]&lt;1;(1+(59*(1-[.BE30])))*[.$A$39]+[.$A$41]/1000;0)" office:value-type="float" office:value="0" calcext:value-type="float">
            <text:p>0</text:p>
          </table:table-cell>
          <table:table-cell table:style-name="ce11" table:formula="of:=IF([.BF30]&lt;1;(1+(59*(1-[.BF30])))*[.$A$39]+[.$A$41]/1000;0)" office:value-type="float" office:value="0" calcext:value-type="float">
            <text:p>0</text:p>
          </table:table-cell>
          <table:table-cell table:style-name="ce11" table:formula="of:=IF([.BG30]&lt;1;(1+(59*(1-[.BG30])))*[.$A$39]+[.$A$41]/1000;0)" office:value-type="float" office:value="0" calcext:value-type="float">
            <text:p>0</text:p>
          </table:table-cell>
          <table:table-cell table:style-name="ce11" table:formula="of:=IF([.BH30]&lt;1;(1+(59*(1-[.BH30])))*[.$A$39]+[.$A$41]/1000;0)" office:value-type="float" office:value="0" calcext:value-type="float">
            <text:p>0</text:p>
          </table:table-cell>
          <table:table-cell table:style-name="ce11" table:formula="of:=IF([.BI30]&lt;1;(1+(59*(1-[.BI30])))*[.$A$39]+[.$A$41]/1000;0)" office:value-type="float" office:value="0" calcext:value-type="float">
            <text:p>0</text:p>
          </table:table-cell>
          <table:table-cell table:style-name="ce11" table:formula="of:=IF([.BJ30]&lt;1;(1+(59*(1-[.BJ30])))*[.$A$39]+[.$A$41]/1000;0)" office:value-type="float" office:value="0" calcext:value-type="float">
            <text:p>0</text:p>
          </table:table-cell>
          <table:table-cell table:style-name="ce11" table:formula="of:=IF([.BK30]&lt;1;(1+(59*(1-[.BK30])))*[.$A$39]+[.$A$41]/1000;0)" office:value-type="float" office:value="0" calcext:value-type="float">
            <text:p>0</text:p>
          </table:table-cell>
          <table:table-cell table:style-name="ce11" table:formula="of:=IF([.BL30]&lt;1;(1+(59*(1-[.BL30])))*[.$A$39]+[.$A$41]/1000;0)" office:value-type="float" office:value="0" calcext:value-type="float">
            <text:p>0</text:p>
          </table:table-cell>
          <table:table-cell table:style-name="ce11" table:formula="of:=IF([.BM30]&lt;1;(1+(59*(1-[.BM30])))*[.$A$39]+[.$A$41]/1000;0)" office:value-type="float" office:value="0" calcext:value-type="float">
            <text:p>0</text:p>
          </table:table-cell>
          <table:table-cell table:style-name="ce11" table:formula="of:=IF([.BN30]&lt;1;(1+(59*(1-[.BN30])))*[.$A$39]+[.$A$41]/1000;0)" office:value-type="float" office:value="0" calcext:value-type="float">
            <text:p>0</text:p>
          </table:table-cell>
          <table:table-cell table:style-name="ce11" table:formula="of:=IF([.BO30]&lt;1;(1+(59*(1-[.BO30])))*[.$A$39]+[.$A$41]/1000;0)" office:value-type="float" office:value="0" calcext:value-type="float">
            <text:p>0</text:p>
          </table:table-cell>
          <table:table-cell table:style-name="ce11" table:formula="of:=IF([.BP30]&lt;1;(1+(59*(1-[.BP30])))*[.$A$39]+[.$A$41]/1000;0)" office:value-type="float" office:value="0" calcext:value-type="float">
            <text:p>0</text:p>
          </table:table-cell>
          <table:table-cell table:style-name="ce11" table:formula="of:=IF([.BQ30]&lt;1;(1+(59*(1-[.BQ30])))*[.$A$39]+[.$A$41]/1000;0)" office:value-type="float" office:value="0" calcext:value-type="float">
            <text:p>0</text:p>
          </table:table-cell>
          <table:table-cell table:style-name="ce11" table:formula="of:=IF([.BR30]&lt;1;(1+(59*(1-[.BR30])))*[.$A$39]+[.$A$41]/1000;0)" office:value-type="float" office:value="0" calcext:value-type="float">
            <text:p>0</text:p>
          </table:table-cell>
          <table:table-cell table:style-name="ce11" table:formula="of:=IF([.BS30]&lt;1;(1+(59*(1-[.BS30])))*[.$A$39]+[.$A$41]/1000;0)" office:value-type="float" office:value="0" calcext:value-type="float">
            <text:p>0</text:p>
          </table:table-cell>
          <table:table-cell table:style-name="ce11" table:formula="of:=IF([.BT30]&lt;1;(1+(59*(1-[.BT30])))*[.$A$39]+[.$A$41]/1000;0)" office:value-type="float" office:value="0" calcext:value-type="float">
            <text:p>0</text:p>
          </table:table-cell>
          <table:table-cell table:style-name="ce11" table:formula="of:=IF([.BU30]&lt;1;(1+(59*(1-[.BU30])))*[.$A$39]+[.$A$41]/1000;0)" office:value-type="float" office:value="0" calcext:value-type="float">
            <text:p>0</text:p>
          </table:table-cell>
          <table:table-cell table:style-name="ce11" table:formula="of:=IF([.BV30]&lt;1;(1+(59*(1-[.BV30])))*[.$A$39]+[.$A$41]/1000;0)" office:value-type="float" office:value="0" calcext:value-type="float">
            <text:p>0</text:p>
          </table:table-cell>
          <table:table-cell table:style-name="ce11" table:formula="of:=IF([.BW30]&lt;1;(1+(59*(1-[.BW30])))*[.$A$39]+[.$A$41]/1000;0)" office:value-type="float" office:value="0" calcext:value-type="float">
            <text:p>0</text:p>
          </table:table-cell>
          <table:table-cell table:style-name="ce11" table:formula="of:=IF([.BX30]&lt;1;(1+(59*(1-[.BX30])))*[.$A$39]+[.$A$41]/1000;0)" office:value-type="float" office:value="0" calcext:value-type="float">
            <text:p>0</text:p>
          </table:table-cell>
          <table:table-cell table:style-name="ce11" table:formula="of:=IF([.BY30]&lt;1;(1+(59*(1-[.BY30])))*[.$A$39]+[.$A$41]/1000;0)" office:value-type="float" office:value="0" calcext:value-type="float">
            <text:p>0</text:p>
          </table:table-cell>
          <table:table-cell table:style-name="ce11" table:formula="of:=IF([.BZ30]&lt;1;(1+(59*(1-[.BZ30])))*[.$A$39]+[.$A$41]/1000;0)" office:value-type="float" office:value="0" calcext:value-type="float">
            <text:p>0</text:p>
          </table:table-cell>
          <table:table-cell table:style-name="ce11" table:formula="of:=IF([.CA30]&lt;1;(1+(59*(1-[.CA30])))*[.$A$39]+[.$A$41]/1000;0)" office:value-type="float" office:value="0" calcext:value-type="float">
            <text:p>0</text:p>
          </table:table-cell>
          <table:table-cell table:style-name="ce11" table:formula="of:=IF([.CB30]&lt;1;(1+(59*(1-[.CB30])))*[.$A$39]+[.$A$41]/1000;0)" office:value-type="float" office:value="0" calcext:value-type="float">
            <text:p>0</text:p>
          </table:table-cell>
          <table:table-cell table:style-name="ce11" table:formula="of:=IF([.CC30]&lt;1;(1+(59*(1-[.CC30])))*[.$A$39]+[.$A$41]/1000;0)" office:value-type="float" office:value="0" calcext:value-type="float">
            <text:p>0</text:p>
          </table:table-cell>
          <table:table-cell table:style-name="ce11" table:formula="of:=IF([.CD30]&lt;1;(1+(59*(1-[.CD30])))*[.$A$39]+[.$A$41]/1000;0)" office:value-type="float" office:value="0" calcext:value-type="float">
            <text:p>0</text:p>
          </table:table-cell>
          <table:table-cell table:style-name="ce11" table:formula="of:=IF([.CE30]&lt;1;(1+(59*(1-[.CE30])))*[.$A$39]+[.$A$41]/1000;0)" office:value-type="float" office:value="0" calcext:value-type="float">
            <text:p>0</text:p>
          </table:table-cell>
          <table:table-cell table:style-name="ce11" table:formula="of:=IF([.CF30]&lt;1;(1+(59*(1-[.CF30])))*[.$A$39]+[.$A$41]/1000;0)" office:value-type="float" office:value="0" calcext:value-type="float">
            <text:p>0</text:p>
          </table:table-cell>
          <table:table-cell table:style-name="ce11" table:formula="of:=IF([.CG30]&lt;1;(1+(59*(1-[.CG30])))*[.$A$39]+[.$A$41]/1000;0)" office:value-type="float" office:value="0" calcext:value-type="float">
            <text:p>0</text:p>
          </table:table-cell>
          <table:table-cell table:style-name="ce11" table:formula="of:=IF([.CH30]&lt;1;(1+(59*(1-[.CH30])))*[.$A$39]+[.$A$41]/1000;0)" office:value-type="float" office:value="0" calcext:value-type="float">
            <text:p>0</text:p>
          </table:table-cell>
          <table:table-cell table:style-name="ce11" table:formula="of:=IF([.CI30]&lt;1;(1+(59*(1-[.CI30])))*[.$A$39]+[.$A$41]/1000;0)" office:value-type="float" office:value="0" calcext:value-type="float">
            <text:p>0</text:p>
          </table:table-cell>
          <table:table-cell table:style-name="ce11" table:formula="of:=IF([.CJ30]&lt;1;(1+(59*(1-[.CJ30])))*[.$A$39]+[.$A$41]/1000;0)" office:value-type="float" office:value="0" calcext:value-type="float">
            <text:p>0</text:p>
          </table:table-cell>
          <table:table-cell table:style-name="ce11" table:formula="of:=IF([.CK30]&lt;1;(1+(59*(1-[.CK30])))*[.$A$39]+[.$A$41]/1000;0)" office:value-type="float" office:value="0" calcext:value-type="float">
            <text:p>0</text:p>
          </table:table-cell>
          <table:table-cell table:style-name="ce11" table:formula="of:=IF([.CL30]&lt;1;(1+(59*(1-[.CL30])))*[.$A$39]+[.$A$41]/1000;0)" office:value-type="float" office:value="0" calcext:value-type="float">
            <text:p>0</text:p>
          </table:table-cell>
          <table:table-cell table:style-name="ce11" table:formula="of:=IF([.CM30]&lt;1;(1+(59*(1-[.CM30])))*[.$A$39]+[.$A$41]/1000;0)" office:value-type="float" office:value="0" calcext:value-type="float">
            <text:p>0</text:p>
          </table:table-cell>
          <table:table-cell table:style-name="ce11" table:formula="of:=IF([.CN30]&lt;1;(1+(59*(1-[.CN30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1]&lt;1;(1+(59*(1-[.A31])))*[.$A$39]+[.$A$41]/1000;0)" office:value-type="float" office:value="364.3" calcext:value-type="float">
            <text:p>364</text:p>
          </table:table-cell>
          <table:table-cell table:style-name="ce11" table:formula="of:=IF([.B31]&lt;1;(1+(59*(1-[.B31])))*[.$A$39]+[.$A$41]/1000;0)" office:value-type="float" office:value="340.7" calcext:value-type="float">
            <text:p>341</text:p>
          </table:table-cell>
          <table:table-cell table:style-name="ce11" table:formula="of:=IF([.C31]&lt;1;(1+(59*(1-[.C31])))*[.$A$39]+[.$A$41]/1000;0)" office:value-type="float" office:value="314.74" calcext:value-type="float">
            <text:p>315</text:p>
          </table:table-cell>
          <table:table-cell table:style-name="ce11" table:formula="of:=IF([.D31]&lt;1;(1+(59*(1-[.D31])))*[.$A$39]+[.$A$41]/1000;0)" office:value-type="float" office:value="286.184" calcext:value-type="float">
            <text:p>286</text:p>
          </table:table-cell>
          <table:table-cell table:style-name="ce11" table:formula="of:=IF([.E31]&lt;1;(1+(59*(1-[.E31])))*[.$A$39]+[.$A$41]/1000;0)" office:value-type="float" office:value="254.7724" calcext:value-type="float">
            <text:p>255</text:p>
          </table:table-cell>
          <table:table-cell table:style-name="ce11" table:formula="of:=IF([.F31]&lt;1;(1+(59*(1-[.F31])))*[.$A$39]+[.$A$41]/1000;0)" office:value-type="float" office:value="220.21964" calcext:value-type="float">
            <text:p>220</text:p>
          </table:table-cell>
          <table:table-cell table:style-name="ce11" table:formula="of:=IF([.G31]&lt;1;(1+(59*(1-[.G31])))*[.$A$39]+[.$A$41]/1000;0)" office:value-type="float" office:value="182.211604" calcext:value-type="float">
            <text:p>182</text:p>
          </table:table-cell>
          <table:table-cell table:style-name="ce11" table:formula="of:=IF([.H31]&lt;1;(1+(59*(1-[.H31])))*[.$A$39]+[.$A$41]/1000;0)" office:value-type="float" office:value="140.4027644" calcext:value-type="float">
            <text:p>140</text:p>
          </table:table-cell>
          <table:table-cell table:style-name="ce11" table:formula="of:=IF([.I31]&lt;1;(1+(59*(1-[.I31])))*[.$A$39]+[.$A$41]/1000;0)" office:value-type="float" office:value="94.4130408399997" calcext:value-type="float">
            <text:p>94</text:p>
          </table:table-cell>
          <table:table-cell table:style-name="ce11" table:formula="of:=IF([.J31]&lt;1;(1+(59*(1-[.J31])))*[.$A$39]+[.$A$41]/1000;0)" office:value-type="float" office:value="43.8243449239997" calcext:value-type="float">
            <text:p>44</text:p>
          </table:table-cell>
          <table:table-cell table:style-name="ce11" table:formula="of:=IF([.K31]&lt;1;(1+(59*(1-[.K31])))*[.$A$39]+[.$A$41]/1000;0)" office:value-type="float" office:value="0" calcext:value-type="float">
            <text:p>0</text:p>
          </table:table-cell>
          <table:table-cell table:style-name="ce11" table:formula="of:=IF([.L31]&lt;1;(1+(59*(1-[.L31])))*[.$A$39]+[.$A$41]/1000;0)" office:value-type="float" office:value="0" calcext:value-type="float">
            <text:p>0</text:p>
          </table:table-cell>
          <table:table-cell table:style-name="ce11" table:formula="of:=IF([.M31]&lt;1;(1+(59*(1-[.M31])))*[.$A$39]+[.$A$41]/1000;0)" office:value-type="float" office:value="0" calcext:value-type="float">
            <text:p>0</text:p>
          </table:table-cell>
          <table:table-cell table:style-name="ce11" table:formula="of:=IF([.N31]&lt;1;(1+(59*(1-[.N31])))*[.$A$39]+[.$A$41]/1000;0)" office:value-type="float" office:value="0" calcext:value-type="float">
            <text:p>0</text:p>
          </table:table-cell>
          <table:table-cell table:style-name="ce11" table:formula="of:=IF([.O31]&lt;1;(1+(59*(1-[.O31])))*[.$A$39]+[.$A$41]/1000;0)" office:value-type="float" office:value="0" calcext:value-type="float">
            <text:p>0</text:p>
          </table:table-cell>
          <table:table-cell table:style-name="ce11" table:formula="of:=IF([.P31]&lt;1;(1+(59*(1-[.P31])))*[.$A$39]+[.$A$41]/1000;0)" office:value-type="float" office:value="0" calcext:value-type="float">
            <text:p>0</text:p>
          </table:table-cell>
          <table:table-cell table:style-name="ce11" table:formula="of:=IF([.Q31]&lt;1;(1+(59*(1-[.Q31])))*[.$A$39]+[.$A$41]/1000;0)" office:value-type="float" office:value="0" calcext:value-type="float">
            <text:p>0</text:p>
          </table:table-cell>
          <table:table-cell table:style-name="ce11" table:formula="of:=IF([.R31]&lt;1;(1+(59*(1-[.R31])))*[.$A$39]+[.$A$41]/1000;0)" office:value-type="float" office:value="0" calcext:value-type="float">
            <text:p>0</text:p>
          </table:table-cell>
          <table:table-cell table:style-name="ce11" table:formula="of:=IF([.S31]&lt;1;(1+(59*(1-[.S31])))*[.$A$39]+[.$A$41]/1000;0)" office:value-type="float" office:value="0" calcext:value-type="float">
            <text:p>0</text:p>
          </table:table-cell>
          <table:table-cell table:style-name="ce11" table:formula="of:=IF([.T31]&lt;1;(1+(59*(1-[.T31])))*[.$A$39]+[.$A$41]/1000;0)" office:value-type="float" office:value="0" calcext:value-type="float">
            <text:p>0</text:p>
          </table:table-cell>
          <table:table-cell table:style-name="ce11" table:formula="of:=IF([.U31]&lt;1;(1+(59*(1-[.U31])))*[.$A$39]+[.$A$41]/1000;0)" office:value-type="float" office:value="0" calcext:value-type="float">
            <text:p>0</text:p>
          </table:table-cell>
          <table:table-cell table:style-name="ce11" table:formula="of:=IF([.V31]&lt;1;(1+(59*(1-[.V31])))*[.$A$39]+[.$A$41]/1000;0)" office:value-type="float" office:value="0" calcext:value-type="float">
            <text:p>0</text:p>
          </table:table-cell>
          <table:table-cell table:style-name="ce11" table:formula="of:=IF([.W31]&lt;1;(1+(59*(1-[.W31])))*[.$A$39]+[.$A$41]/1000;0)" office:value-type="float" office:value="0" calcext:value-type="float">
            <text:p>0</text:p>
          </table:table-cell>
          <table:table-cell table:style-name="ce11" table:formula="of:=IF([.X31]&lt;1;(1+(59*(1-[.X31])))*[.$A$39]+[.$A$41]/1000;0)" office:value-type="float" office:value="0" calcext:value-type="float">
            <text:p>0</text:p>
          </table:table-cell>
          <table:table-cell table:style-name="ce11" table:formula="of:=IF([.Y31]&lt;1;(1+(59*(1-[.Y31])))*[.$A$39]+[.$A$41]/1000;0)" office:value-type="float" office:value="0" calcext:value-type="float">
            <text:p>0</text:p>
          </table:table-cell>
          <table:table-cell table:style-name="ce11" table:formula="of:=IF([.Z31]&lt;1;(1+(59*(1-[.Z31])))*[.$A$39]+[.$A$41]/1000;0)" office:value-type="float" office:value="0" calcext:value-type="float">
            <text:p>0</text:p>
          </table:table-cell>
          <table:table-cell table:style-name="ce11" table:formula="of:=IF([.AA31]&lt;1;(1+(59*(1-[.AA31])))*[.$A$39]+[.$A$41]/1000;0)" office:value-type="float" office:value="0" calcext:value-type="float">
            <text:p>0</text:p>
          </table:table-cell>
          <table:table-cell table:style-name="ce11" table:formula="of:=IF([.AB31]&lt;1;(1+(59*(1-[.AB31])))*[.$A$39]+[.$A$41]/1000;0)" office:value-type="float" office:value="0" calcext:value-type="float">
            <text:p>0</text:p>
          </table:table-cell>
          <table:table-cell table:style-name="ce11" table:formula="of:=IF([.AC31]&lt;1;(1+(59*(1-[.AC31])))*[.$A$39]+[.$A$41]/1000;0)" office:value-type="float" office:value="0" calcext:value-type="float">
            <text:p>0</text:p>
          </table:table-cell>
          <table:table-cell table:style-name="ce11" table:formula="of:=IF([.AD31]&lt;1;(1+(59*(1-[.AD31])))*[.$A$39]+[.$A$41]/1000;0)" office:value-type="float" office:value="0" calcext:value-type="float">
            <text:p>0</text:p>
          </table:table-cell>
          <table:table-cell table:style-name="ce11" table:formula="of:=IF([.AE31]&lt;1;(1+(59*(1-[.AE31])))*[.$A$39]+[.$A$41]/1000;0)" office:value-type="float" office:value="0" calcext:value-type="float">
            <text:p>0</text:p>
          </table:table-cell>
          <table:table-cell table:style-name="ce11" table:formula="of:=IF([.AF31]&lt;1;(1+(59*(1-[.AF31])))*[.$A$39]+[.$A$41]/1000;0)" office:value-type="float" office:value="0" calcext:value-type="float">
            <text:p>0</text:p>
          </table:table-cell>
          <table:table-cell table:style-name="ce11" table:formula="of:=IF([.AG31]&lt;1;(1+(59*(1-[.AG31])))*[.$A$39]+[.$A$41]/1000;0)" office:value-type="float" office:value="0" calcext:value-type="float">
            <text:p>0</text:p>
          </table:table-cell>
          <table:table-cell table:style-name="ce11" table:formula="of:=IF([.AH31]&lt;1;(1+(59*(1-[.AH31])))*[.$A$39]+[.$A$41]/1000;0)" office:value-type="float" office:value="0" calcext:value-type="float">
            <text:p>0</text:p>
          </table:table-cell>
          <table:table-cell table:style-name="ce11" table:formula="of:=IF([.AI31]&lt;1;(1+(59*(1-[.AI31])))*[.$A$39]+[.$A$41]/1000;0)" office:value-type="float" office:value="0" calcext:value-type="float">
            <text:p>0</text:p>
          </table:table-cell>
          <table:table-cell table:style-name="ce11" table:formula="of:=IF([.AJ31]&lt;1;(1+(59*(1-[.AJ31])))*[.$A$39]+[.$A$41]/1000;0)" office:value-type="float" office:value="0" calcext:value-type="float">
            <text:p>0</text:p>
          </table:table-cell>
          <table:table-cell table:style-name="ce11" table:formula="of:=IF([.AK31]&lt;1;(1+(59*(1-[.AK31])))*[.$A$39]+[.$A$41]/1000;0)" office:value-type="float" office:value="0" calcext:value-type="float">
            <text:p>0</text:p>
          </table:table-cell>
          <table:table-cell table:style-name="ce11" table:formula="of:=IF([.AL31]&lt;1;(1+(59*(1-[.AL31])))*[.$A$39]+[.$A$41]/1000;0)" office:value-type="float" office:value="0" calcext:value-type="float">
            <text:p>0</text:p>
          </table:table-cell>
          <table:table-cell table:style-name="ce11" table:formula="of:=IF([.AM31]&lt;1;(1+(59*(1-[.AM31])))*[.$A$39]+[.$A$41]/1000;0)" office:value-type="float" office:value="0" calcext:value-type="float">
            <text:p>0</text:p>
          </table:table-cell>
          <table:table-cell table:style-name="ce11" table:formula="of:=IF([.AN31]&lt;1;(1+(59*(1-[.AN31])))*[.$A$39]+[.$A$41]/1000;0)" office:value-type="float" office:value="0" calcext:value-type="float">
            <text:p>0</text:p>
          </table:table-cell>
          <table:table-cell table:style-name="ce11" table:formula="of:=IF([.AO31]&lt;1;(1+(59*(1-[.AO31])))*[.$A$39]+[.$A$41]/1000;0)" office:value-type="float" office:value="0" calcext:value-type="float">
            <text:p>0</text:p>
          </table:table-cell>
          <table:table-cell table:style-name="ce11" table:formula="of:=IF([.AP31]&lt;1;(1+(59*(1-[.AP31])))*[.$A$39]+[.$A$41]/1000;0)" office:value-type="float" office:value="0" calcext:value-type="float">
            <text:p>0</text:p>
          </table:table-cell>
          <table:table-cell table:style-name="ce11" table:formula="of:=IF([.AQ31]&lt;1;(1+(59*(1-[.AQ31])))*[.$A$39]+[.$A$41]/1000;0)" office:value-type="float" office:value="0" calcext:value-type="float">
            <text:p>0</text:p>
          </table:table-cell>
          <table:table-cell table:style-name="ce11" table:formula="of:=IF([.AR31]&lt;1;(1+(59*(1-[.AR31])))*[.$A$39]+[.$A$41]/1000;0)" office:value-type="float" office:value="0" calcext:value-type="float">
            <text:p>0</text:p>
          </table:table-cell>
          <table:table-cell table:style-name="ce11" table:formula="of:=IF([.AS31]&lt;1;(1+(59*(1-[.AS31])))*[.$A$39]+[.$A$41]/1000;0)" office:value-type="float" office:value="0" calcext:value-type="float">
            <text:p>0</text:p>
          </table:table-cell>
          <table:table-cell table:style-name="ce11" table:formula="of:=IF([.AT31]&lt;1;(1+(59*(1-[.AT31])))*[.$A$39]+[.$A$41]/1000;0)" office:value-type="float" office:value="0" calcext:value-type="float">
            <text:p>0</text:p>
          </table:table-cell>
          <table:table-cell table:style-name="ce11" table:formula="of:=IF([.AU31]&lt;1;(1+(59*(1-[.AU31])))*[.$A$39]+[.$A$41]/1000;0)" office:value-type="float" office:value="0" calcext:value-type="float">
            <text:p>0</text:p>
          </table:table-cell>
          <table:table-cell table:style-name="ce11" table:formula="of:=IF([.AV31]&lt;1;(1+(59*(1-[.AV31])))*[.$A$39]+[.$A$41]/1000;0)" office:value-type="float" office:value="0" calcext:value-type="float">
            <text:p>0</text:p>
          </table:table-cell>
          <table:table-cell table:style-name="ce11" table:formula="of:=IF([.AW31]&lt;1;(1+(59*(1-[.AW31])))*[.$A$39]+[.$A$41]/1000;0)" office:value-type="float" office:value="0" calcext:value-type="float">
            <text:p>0</text:p>
          </table:table-cell>
          <table:table-cell table:style-name="ce11" table:formula="of:=IF([.AX31]&lt;1;(1+(59*(1-[.AX31])))*[.$A$39]+[.$A$41]/1000;0)" office:value-type="float" office:value="0" calcext:value-type="float">
            <text:p>0</text:p>
          </table:table-cell>
          <table:table-cell table:style-name="ce11" table:formula="of:=IF([.AY31]&lt;1;(1+(59*(1-[.AY31])))*[.$A$39]+[.$A$41]/1000;0)" office:value-type="float" office:value="0" calcext:value-type="float">
            <text:p>0</text:p>
          </table:table-cell>
          <table:table-cell table:style-name="ce11" table:formula="of:=IF([.AZ31]&lt;1;(1+(59*(1-[.AZ31])))*[.$A$39]+[.$A$41]/1000;0)" office:value-type="float" office:value="0" calcext:value-type="float">
            <text:p>0</text:p>
          </table:table-cell>
          <table:table-cell table:style-name="ce11" table:formula="of:=IF([.BA31]&lt;1;(1+(59*(1-[.BA31])))*[.$A$39]+[.$A$41]/1000;0)" office:value-type="float" office:value="0" calcext:value-type="float">
            <text:p>0</text:p>
          </table:table-cell>
          <table:table-cell table:style-name="ce11" table:formula="of:=IF([.BB31]&lt;1;(1+(59*(1-[.BB31])))*[.$A$39]+[.$A$41]/1000;0)" office:value-type="float" office:value="0" calcext:value-type="float">
            <text:p>0</text:p>
          </table:table-cell>
          <table:table-cell table:style-name="ce11" table:formula="of:=IF([.BC31]&lt;1;(1+(59*(1-[.BC31])))*[.$A$39]+[.$A$41]/1000;0)" office:value-type="float" office:value="0" calcext:value-type="float">
            <text:p>0</text:p>
          </table:table-cell>
          <table:table-cell table:style-name="ce11" table:formula="of:=IF([.BD31]&lt;1;(1+(59*(1-[.BD31])))*[.$A$39]+[.$A$41]/1000;0)" office:value-type="float" office:value="0" calcext:value-type="float">
            <text:p>0</text:p>
          </table:table-cell>
          <table:table-cell table:style-name="ce11" table:formula="of:=IF([.BE31]&lt;1;(1+(59*(1-[.BE31])))*[.$A$39]+[.$A$41]/1000;0)" office:value-type="float" office:value="0" calcext:value-type="float">
            <text:p>0</text:p>
          </table:table-cell>
          <table:table-cell table:style-name="ce11" table:formula="of:=IF([.BF31]&lt;1;(1+(59*(1-[.BF31])))*[.$A$39]+[.$A$41]/1000;0)" office:value-type="float" office:value="0" calcext:value-type="float">
            <text:p>0</text:p>
          </table:table-cell>
          <table:table-cell table:style-name="ce11" table:formula="of:=IF([.BG31]&lt;1;(1+(59*(1-[.BG31])))*[.$A$39]+[.$A$41]/1000;0)" office:value-type="float" office:value="0" calcext:value-type="float">
            <text:p>0</text:p>
          </table:table-cell>
          <table:table-cell table:style-name="ce11" table:formula="of:=IF([.BH31]&lt;1;(1+(59*(1-[.BH31])))*[.$A$39]+[.$A$41]/1000;0)" office:value-type="float" office:value="0" calcext:value-type="float">
            <text:p>0</text:p>
          </table:table-cell>
          <table:table-cell table:style-name="ce11" table:formula="of:=IF([.BI31]&lt;1;(1+(59*(1-[.BI31])))*[.$A$39]+[.$A$41]/1000;0)" office:value-type="float" office:value="0" calcext:value-type="float">
            <text:p>0</text:p>
          </table:table-cell>
          <table:table-cell table:style-name="ce11" table:formula="of:=IF([.BJ31]&lt;1;(1+(59*(1-[.BJ31])))*[.$A$39]+[.$A$41]/1000;0)" office:value-type="float" office:value="0" calcext:value-type="float">
            <text:p>0</text:p>
          </table:table-cell>
          <table:table-cell table:style-name="ce11" table:formula="of:=IF([.BK31]&lt;1;(1+(59*(1-[.BK31])))*[.$A$39]+[.$A$41]/1000;0)" office:value-type="float" office:value="0" calcext:value-type="float">
            <text:p>0</text:p>
          </table:table-cell>
          <table:table-cell table:style-name="ce11" table:formula="of:=IF([.BL31]&lt;1;(1+(59*(1-[.BL31])))*[.$A$39]+[.$A$41]/1000;0)" office:value-type="float" office:value="0" calcext:value-type="float">
            <text:p>0</text:p>
          </table:table-cell>
          <table:table-cell table:style-name="ce11" table:formula="of:=IF([.BM31]&lt;1;(1+(59*(1-[.BM31])))*[.$A$39]+[.$A$41]/1000;0)" office:value-type="float" office:value="0" calcext:value-type="float">
            <text:p>0</text:p>
          </table:table-cell>
          <table:table-cell table:style-name="ce11" table:formula="of:=IF([.BN31]&lt;1;(1+(59*(1-[.BN31])))*[.$A$39]+[.$A$41]/1000;0)" office:value-type="float" office:value="0" calcext:value-type="float">
            <text:p>0</text:p>
          </table:table-cell>
          <table:table-cell table:style-name="ce11" table:formula="of:=IF([.BO31]&lt;1;(1+(59*(1-[.BO31])))*[.$A$39]+[.$A$41]/1000;0)" office:value-type="float" office:value="0" calcext:value-type="float">
            <text:p>0</text:p>
          </table:table-cell>
          <table:table-cell table:style-name="ce11" table:formula="of:=IF([.BP31]&lt;1;(1+(59*(1-[.BP31])))*[.$A$39]+[.$A$41]/1000;0)" office:value-type="float" office:value="0" calcext:value-type="float">
            <text:p>0</text:p>
          </table:table-cell>
          <table:table-cell table:style-name="ce11" table:formula="of:=IF([.BQ31]&lt;1;(1+(59*(1-[.BQ31])))*[.$A$39]+[.$A$41]/1000;0)" office:value-type="float" office:value="0" calcext:value-type="float">
            <text:p>0</text:p>
          </table:table-cell>
          <table:table-cell table:style-name="ce11" table:formula="of:=IF([.BR31]&lt;1;(1+(59*(1-[.BR31])))*[.$A$39]+[.$A$41]/1000;0)" office:value-type="float" office:value="0" calcext:value-type="float">
            <text:p>0</text:p>
          </table:table-cell>
          <table:table-cell table:style-name="ce11" table:formula="of:=IF([.BS31]&lt;1;(1+(59*(1-[.BS31])))*[.$A$39]+[.$A$41]/1000;0)" office:value-type="float" office:value="0" calcext:value-type="float">
            <text:p>0</text:p>
          </table:table-cell>
          <table:table-cell table:style-name="ce11" table:formula="of:=IF([.BT31]&lt;1;(1+(59*(1-[.BT31])))*[.$A$39]+[.$A$41]/1000;0)" office:value-type="float" office:value="0" calcext:value-type="float">
            <text:p>0</text:p>
          </table:table-cell>
          <table:table-cell table:style-name="ce11" table:formula="of:=IF([.BU31]&lt;1;(1+(59*(1-[.BU31])))*[.$A$39]+[.$A$41]/1000;0)" office:value-type="float" office:value="0" calcext:value-type="float">
            <text:p>0</text:p>
          </table:table-cell>
          <table:table-cell table:style-name="ce11" table:formula="of:=IF([.BV31]&lt;1;(1+(59*(1-[.BV31])))*[.$A$39]+[.$A$41]/1000;0)" office:value-type="float" office:value="0" calcext:value-type="float">
            <text:p>0</text:p>
          </table:table-cell>
          <table:table-cell table:style-name="ce11" table:formula="of:=IF([.BW31]&lt;1;(1+(59*(1-[.BW31])))*[.$A$39]+[.$A$41]/1000;0)" office:value-type="float" office:value="0" calcext:value-type="float">
            <text:p>0</text:p>
          </table:table-cell>
          <table:table-cell table:style-name="ce11" table:formula="of:=IF([.BX31]&lt;1;(1+(59*(1-[.BX31])))*[.$A$39]+[.$A$41]/1000;0)" office:value-type="float" office:value="0" calcext:value-type="float">
            <text:p>0</text:p>
          </table:table-cell>
          <table:table-cell table:style-name="ce11" table:formula="of:=IF([.BY31]&lt;1;(1+(59*(1-[.BY31])))*[.$A$39]+[.$A$41]/1000;0)" office:value-type="float" office:value="0" calcext:value-type="float">
            <text:p>0</text:p>
          </table:table-cell>
          <table:table-cell table:style-name="ce11" table:formula="of:=IF([.BZ31]&lt;1;(1+(59*(1-[.BZ31])))*[.$A$39]+[.$A$41]/1000;0)" office:value-type="float" office:value="0" calcext:value-type="float">
            <text:p>0</text:p>
          </table:table-cell>
          <table:table-cell table:style-name="ce11" table:formula="of:=IF([.CA31]&lt;1;(1+(59*(1-[.CA31])))*[.$A$39]+[.$A$41]/1000;0)" office:value-type="float" office:value="0" calcext:value-type="float">
            <text:p>0</text:p>
          </table:table-cell>
          <table:table-cell table:style-name="ce11" table:formula="of:=IF([.CB31]&lt;1;(1+(59*(1-[.CB31])))*[.$A$39]+[.$A$41]/1000;0)" office:value-type="float" office:value="0" calcext:value-type="float">
            <text:p>0</text:p>
          </table:table-cell>
          <table:table-cell table:style-name="ce11" table:formula="of:=IF([.CC31]&lt;1;(1+(59*(1-[.CC31])))*[.$A$39]+[.$A$41]/1000;0)" office:value-type="float" office:value="0" calcext:value-type="float">
            <text:p>0</text:p>
          </table:table-cell>
          <table:table-cell table:style-name="ce11" table:formula="of:=IF([.CD31]&lt;1;(1+(59*(1-[.CD31])))*[.$A$39]+[.$A$41]/1000;0)" office:value-type="float" office:value="0" calcext:value-type="float">
            <text:p>0</text:p>
          </table:table-cell>
          <table:table-cell table:style-name="ce11" table:formula="of:=IF([.CE31]&lt;1;(1+(59*(1-[.CE31])))*[.$A$39]+[.$A$41]/1000;0)" office:value-type="float" office:value="0" calcext:value-type="float">
            <text:p>0</text:p>
          </table:table-cell>
          <table:table-cell table:style-name="ce11" table:formula="of:=IF([.CF31]&lt;1;(1+(59*(1-[.CF31])))*[.$A$39]+[.$A$41]/1000;0)" office:value-type="float" office:value="0" calcext:value-type="float">
            <text:p>0</text:p>
          </table:table-cell>
          <table:table-cell table:style-name="ce11" table:formula="of:=IF([.CG31]&lt;1;(1+(59*(1-[.CG31])))*[.$A$39]+[.$A$41]/1000;0)" office:value-type="float" office:value="0" calcext:value-type="float">
            <text:p>0</text:p>
          </table:table-cell>
          <table:table-cell table:style-name="ce11" table:formula="of:=IF([.CH31]&lt;1;(1+(59*(1-[.CH31])))*[.$A$39]+[.$A$41]/1000;0)" office:value-type="float" office:value="0" calcext:value-type="float">
            <text:p>0</text:p>
          </table:table-cell>
          <table:table-cell table:style-name="ce11" table:formula="of:=IF([.CI31]&lt;1;(1+(59*(1-[.CI31])))*[.$A$39]+[.$A$41]/1000;0)" office:value-type="float" office:value="0" calcext:value-type="float">
            <text:p>0</text:p>
          </table:table-cell>
          <table:table-cell table:style-name="ce11" table:formula="of:=IF([.CJ31]&lt;1;(1+(59*(1-[.CJ31])))*[.$A$39]+[.$A$41]/1000;0)" office:value-type="float" office:value="0" calcext:value-type="float">
            <text:p>0</text:p>
          </table:table-cell>
          <table:table-cell table:style-name="ce11" table:formula="of:=IF([.CK31]&lt;1;(1+(59*(1-[.CK31])))*[.$A$39]+[.$A$41]/1000;0)" office:value-type="float" office:value="0" calcext:value-type="float">
            <text:p>0</text:p>
          </table:table-cell>
          <table:table-cell table:style-name="ce11" table:formula="of:=IF([.CL31]&lt;1;(1+(59*(1-[.CL31])))*[.$A$39]+[.$A$41]/1000;0)" office:value-type="float" office:value="0" calcext:value-type="float">
            <text:p>0</text:p>
          </table:table-cell>
          <table:table-cell table:style-name="ce11" table:formula="of:=IF([.CM31]&lt;1;(1+(59*(1-[.CM31])))*[.$A$39]+[.$A$41]/1000;0)" office:value-type="float" office:value="0" calcext:value-type="float">
            <text:p>0</text:p>
          </table:table-cell>
          <table:table-cell table:style-name="ce11" table:formula="of:=IF([.CN31]&lt;1;(1+(59*(1-[.CN31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2]&lt;1;(1+(59*(1-[.A32])))*[.$A$39]+[.$A$41]/1000;0)" office:value-type="float" office:value="305.3" calcext:value-type="float">
            <text:p>305</text:p>
          </table:table-cell>
          <table:table-cell table:style-name="ce11" table:formula="of:=IF([.B32]&lt;1;(1+(59*(1-[.B32])))*[.$A$39]+[.$A$41]/1000;0)" office:value-type="float" office:value="275.8" calcext:value-type="float">
            <text:p>276</text:p>
          </table:table-cell>
          <table:table-cell table:style-name="ce11" table:formula="of:=IF([.C32]&lt;1;(1+(59*(1-[.C32])))*[.$A$39]+[.$A$41]/1000;0)" office:value-type="float" office:value="243.35" calcext:value-type="float">
            <text:p>243</text:p>
          </table:table-cell>
          <table:table-cell table:style-name="ce11" table:formula="of:=IF([.D32]&lt;1;(1+(59*(1-[.D32])))*[.$A$39]+[.$A$41]/1000;0)" office:value-type="float" office:value="207.655" calcext:value-type="float">
            <text:p>208</text:p>
          </table:table-cell>
          <table:table-cell table:style-name="ce11" table:formula="of:=IF([.E32]&lt;1;(1+(59*(1-[.E32])))*[.$A$39]+[.$A$41]/1000;0)" office:value-type="float" office:value="168.3905" calcext:value-type="float">
            <text:p>168</text:p>
          </table:table-cell>
          <table:table-cell table:style-name="ce11" table:formula="of:=IF([.F32]&lt;1;(1+(59*(1-[.F32])))*[.$A$39]+[.$A$41]/1000;0)" office:value-type="float" office:value="125.19955" calcext:value-type="float">
            <text:p>125</text:p>
          </table:table-cell>
          <table:table-cell table:style-name="ce11" table:formula="of:=IF([.G32]&lt;1;(1+(59*(1-[.G32])))*[.$A$39]+[.$A$41]/1000;0)" office:value-type="float" office:value="77.6895049999997" calcext:value-type="float">
            <text:p>78</text:p>
          </table:table-cell>
          <table:table-cell table:style-name="ce11" table:formula="of:=IF([.H32]&lt;1;(1+(59*(1-[.H32])))*[.$A$39]+[.$A$41]/1000;0)" office:value-type="float" office:value="25.4284554999996" calcext:value-type="float">
            <text:p>25</text:p>
          </table:table-cell>
          <table:table-cell table:style-name="ce11" table:formula="of:=IF([.I32]&lt;1;(1+(59*(1-[.I32])))*[.$A$39]+[.$A$41]/1000;0)" office:value-type="float" office:value="0" calcext:value-type="float">
            <text:p>0</text:p>
          </table:table-cell>
          <table:table-cell table:style-name="ce11" table:formula="of:=IF([.J32]&lt;1;(1+(59*(1-[.J32])))*[.$A$39]+[.$A$41]/1000;0)" office:value-type="float" office:value="0" calcext:value-type="float">
            <text:p>0</text:p>
          </table:table-cell>
          <table:table-cell table:style-name="ce11" table:formula="of:=IF([.K32]&lt;1;(1+(59*(1-[.K32])))*[.$A$39]+[.$A$41]/1000;0)" office:value-type="float" office:value="0" calcext:value-type="float">
            <text:p>0</text:p>
          </table:table-cell>
          <table:table-cell table:style-name="ce11" table:formula="of:=IF([.L32]&lt;1;(1+(59*(1-[.L32])))*[.$A$39]+[.$A$41]/1000;0)" office:value-type="float" office:value="0" calcext:value-type="float">
            <text:p>0</text:p>
          </table:table-cell>
          <table:table-cell table:style-name="ce11" table:formula="of:=IF([.M32]&lt;1;(1+(59*(1-[.M32])))*[.$A$39]+[.$A$41]/1000;0)" office:value-type="float" office:value="0" calcext:value-type="float">
            <text:p>0</text:p>
          </table:table-cell>
          <table:table-cell table:style-name="ce11" table:formula="of:=IF([.N32]&lt;1;(1+(59*(1-[.N32])))*[.$A$39]+[.$A$41]/1000;0)" office:value-type="float" office:value="0" calcext:value-type="float">
            <text:p>0</text:p>
          </table:table-cell>
          <table:table-cell table:style-name="ce11" table:formula="of:=IF([.O32]&lt;1;(1+(59*(1-[.O32])))*[.$A$39]+[.$A$41]/1000;0)" office:value-type="float" office:value="0" calcext:value-type="float">
            <text:p>0</text:p>
          </table:table-cell>
          <table:table-cell table:style-name="ce11" table:formula="of:=IF([.P32]&lt;1;(1+(59*(1-[.P32])))*[.$A$39]+[.$A$41]/1000;0)" office:value-type="float" office:value="0" calcext:value-type="float">
            <text:p>0</text:p>
          </table:table-cell>
          <table:table-cell table:style-name="ce11" table:formula="of:=IF([.Q32]&lt;1;(1+(59*(1-[.Q32])))*[.$A$39]+[.$A$41]/1000;0)" office:value-type="float" office:value="0" calcext:value-type="float">
            <text:p>0</text:p>
          </table:table-cell>
          <table:table-cell table:style-name="ce11" table:formula="of:=IF([.R32]&lt;1;(1+(59*(1-[.R32])))*[.$A$39]+[.$A$41]/1000;0)" office:value-type="float" office:value="0" calcext:value-type="float">
            <text:p>0</text:p>
          </table:table-cell>
          <table:table-cell table:style-name="ce11" table:formula="of:=IF([.S32]&lt;1;(1+(59*(1-[.S32])))*[.$A$39]+[.$A$41]/1000;0)" office:value-type="float" office:value="0" calcext:value-type="float">
            <text:p>0</text:p>
          </table:table-cell>
          <table:table-cell table:style-name="ce11" table:formula="of:=IF([.T32]&lt;1;(1+(59*(1-[.T32])))*[.$A$39]+[.$A$41]/1000;0)" office:value-type="float" office:value="0" calcext:value-type="float">
            <text:p>0</text:p>
          </table:table-cell>
          <table:table-cell table:style-name="ce11" table:formula="of:=IF([.U32]&lt;1;(1+(59*(1-[.U32])))*[.$A$39]+[.$A$41]/1000;0)" office:value-type="float" office:value="0" calcext:value-type="float">
            <text:p>0</text:p>
          </table:table-cell>
          <table:table-cell table:style-name="ce11" table:formula="of:=IF([.V32]&lt;1;(1+(59*(1-[.V32])))*[.$A$39]+[.$A$41]/1000;0)" office:value-type="float" office:value="0" calcext:value-type="float">
            <text:p>0</text:p>
          </table:table-cell>
          <table:table-cell table:style-name="ce11" table:formula="of:=IF([.W32]&lt;1;(1+(59*(1-[.W32])))*[.$A$39]+[.$A$41]/1000;0)" office:value-type="float" office:value="0" calcext:value-type="float">
            <text:p>0</text:p>
          </table:table-cell>
          <table:table-cell table:style-name="ce11" table:formula="of:=IF([.X32]&lt;1;(1+(59*(1-[.X32])))*[.$A$39]+[.$A$41]/1000;0)" office:value-type="float" office:value="0" calcext:value-type="float">
            <text:p>0</text:p>
          </table:table-cell>
          <table:table-cell table:style-name="ce11" table:formula="of:=IF([.Y32]&lt;1;(1+(59*(1-[.Y32])))*[.$A$39]+[.$A$41]/1000;0)" office:value-type="float" office:value="0" calcext:value-type="float">
            <text:p>0</text:p>
          </table:table-cell>
          <table:table-cell table:style-name="ce11" table:formula="of:=IF([.Z32]&lt;1;(1+(59*(1-[.Z32])))*[.$A$39]+[.$A$41]/1000;0)" office:value-type="float" office:value="0" calcext:value-type="float">
            <text:p>0</text:p>
          </table:table-cell>
          <table:table-cell table:style-name="ce11" table:formula="of:=IF([.AA32]&lt;1;(1+(59*(1-[.AA32])))*[.$A$39]+[.$A$41]/1000;0)" office:value-type="float" office:value="0" calcext:value-type="float">
            <text:p>0</text:p>
          </table:table-cell>
          <table:table-cell table:style-name="ce11" table:formula="of:=IF([.AB32]&lt;1;(1+(59*(1-[.AB32])))*[.$A$39]+[.$A$41]/1000;0)" office:value-type="float" office:value="0" calcext:value-type="float">
            <text:p>0</text:p>
          </table:table-cell>
          <table:table-cell table:style-name="ce11" table:formula="of:=IF([.AC32]&lt;1;(1+(59*(1-[.AC32])))*[.$A$39]+[.$A$41]/1000;0)" office:value-type="float" office:value="0" calcext:value-type="float">
            <text:p>0</text:p>
          </table:table-cell>
          <table:table-cell table:style-name="ce11" table:formula="of:=IF([.AD32]&lt;1;(1+(59*(1-[.AD32])))*[.$A$39]+[.$A$41]/1000;0)" office:value-type="float" office:value="0" calcext:value-type="float">
            <text:p>0</text:p>
          </table:table-cell>
          <table:table-cell table:style-name="ce11" table:formula="of:=IF([.AE32]&lt;1;(1+(59*(1-[.AE32])))*[.$A$39]+[.$A$41]/1000;0)" office:value-type="float" office:value="0" calcext:value-type="float">
            <text:p>0</text:p>
          </table:table-cell>
          <table:table-cell table:style-name="ce11" table:formula="of:=IF([.AF32]&lt;1;(1+(59*(1-[.AF32])))*[.$A$39]+[.$A$41]/1000;0)" office:value-type="float" office:value="0" calcext:value-type="float">
            <text:p>0</text:p>
          </table:table-cell>
          <table:table-cell table:style-name="ce11" table:formula="of:=IF([.AG32]&lt;1;(1+(59*(1-[.AG32])))*[.$A$39]+[.$A$41]/1000;0)" office:value-type="float" office:value="0" calcext:value-type="float">
            <text:p>0</text:p>
          </table:table-cell>
          <table:table-cell table:style-name="ce11" table:formula="of:=IF([.AH32]&lt;1;(1+(59*(1-[.AH32])))*[.$A$39]+[.$A$41]/1000;0)" office:value-type="float" office:value="0" calcext:value-type="float">
            <text:p>0</text:p>
          </table:table-cell>
          <table:table-cell table:style-name="ce11" table:formula="of:=IF([.AI32]&lt;1;(1+(59*(1-[.AI32])))*[.$A$39]+[.$A$41]/1000;0)" office:value-type="float" office:value="0" calcext:value-type="float">
            <text:p>0</text:p>
          </table:table-cell>
          <table:table-cell table:style-name="ce11" table:formula="of:=IF([.AJ32]&lt;1;(1+(59*(1-[.AJ32])))*[.$A$39]+[.$A$41]/1000;0)" office:value-type="float" office:value="0" calcext:value-type="float">
            <text:p>0</text:p>
          </table:table-cell>
          <table:table-cell table:style-name="ce11" table:formula="of:=IF([.AK32]&lt;1;(1+(59*(1-[.AK32])))*[.$A$39]+[.$A$41]/1000;0)" office:value-type="float" office:value="0" calcext:value-type="float">
            <text:p>0</text:p>
          </table:table-cell>
          <table:table-cell table:style-name="ce11" table:formula="of:=IF([.AL32]&lt;1;(1+(59*(1-[.AL32])))*[.$A$39]+[.$A$41]/1000;0)" office:value-type="float" office:value="0" calcext:value-type="float">
            <text:p>0</text:p>
          </table:table-cell>
          <table:table-cell table:style-name="ce11" table:formula="of:=IF([.AM32]&lt;1;(1+(59*(1-[.AM32])))*[.$A$39]+[.$A$41]/1000;0)" office:value-type="float" office:value="0" calcext:value-type="float">
            <text:p>0</text:p>
          </table:table-cell>
          <table:table-cell table:style-name="ce11" table:formula="of:=IF([.AN32]&lt;1;(1+(59*(1-[.AN32])))*[.$A$39]+[.$A$41]/1000;0)" office:value-type="float" office:value="0" calcext:value-type="float">
            <text:p>0</text:p>
          </table:table-cell>
          <table:table-cell table:style-name="ce11" table:formula="of:=IF([.AO32]&lt;1;(1+(59*(1-[.AO32])))*[.$A$39]+[.$A$41]/1000;0)" office:value-type="float" office:value="0" calcext:value-type="float">
            <text:p>0</text:p>
          </table:table-cell>
          <table:table-cell table:style-name="ce11" table:formula="of:=IF([.AP32]&lt;1;(1+(59*(1-[.AP32])))*[.$A$39]+[.$A$41]/1000;0)" office:value-type="float" office:value="0" calcext:value-type="float">
            <text:p>0</text:p>
          </table:table-cell>
          <table:table-cell table:style-name="ce11" table:formula="of:=IF([.AQ32]&lt;1;(1+(59*(1-[.AQ32])))*[.$A$39]+[.$A$41]/1000;0)" office:value-type="float" office:value="0" calcext:value-type="float">
            <text:p>0</text:p>
          </table:table-cell>
          <table:table-cell table:style-name="ce11" table:formula="of:=IF([.AR32]&lt;1;(1+(59*(1-[.AR32])))*[.$A$39]+[.$A$41]/1000;0)" office:value-type="float" office:value="0" calcext:value-type="float">
            <text:p>0</text:p>
          </table:table-cell>
          <table:table-cell table:style-name="ce11" table:formula="of:=IF([.AS32]&lt;1;(1+(59*(1-[.AS32])))*[.$A$39]+[.$A$41]/1000;0)" office:value-type="float" office:value="0" calcext:value-type="float">
            <text:p>0</text:p>
          </table:table-cell>
          <table:table-cell table:style-name="ce11" table:formula="of:=IF([.AT32]&lt;1;(1+(59*(1-[.AT32])))*[.$A$39]+[.$A$41]/1000;0)" office:value-type="float" office:value="0" calcext:value-type="float">
            <text:p>0</text:p>
          </table:table-cell>
          <table:table-cell table:style-name="ce11" table:formula="of:=IF([.AU32]&lt;1;(1+(59*(1-[.AU32])))*[.$A$39]+[.$A$41]/1000;0)" office:value-type="float" office:value="0" calcext:value-type="float">
            <text:p>0</text:p>
          </table:table-cell>
          <table:table-cell table:style-name="ce11" table:formula="of:=IF([.AV32]&lt;1;(1+(59*(1-[.AV32])))*[.$A$39]+[.$A$41]/1000;0)" office:value-type="float" office:value="0" calcext:value-type="float">
            <text:p>0</text:p>
          </table:table-cell>
          <table:table-cell table:style-name="ce11" table:formula="of:=IF([.AW32]&lt;1;(1+(59*(1-[.AW32])))*[.$A$39]+[.$A$41]/1000;0)" office:value-type="float" office:value="0" calcext:value-type="float">
            <text:p>0</text:p>
          </table:table-cell>
          <table:table-cell table:style-name="ce11" table:formula="of:=IF([.AX32]&lt;1;(1+(59*(1-[.AX32])))*[.$A$39]+[.$A$41]/1000;0)" office:value-type="float" office:value="0" calcext:value-type="float">
            <text:p>0</text:p>
          </table:table-cell>
          <table:table-cell table:style-name="ce11" table:formula="of:=IF([.AY32]&lt;1;(1+(59*(1-[.AY32])))*[.$A$39]+[.$A$41]/1000;0)" office:value-type="float" office:value="0" calcext:value-type="float">
            <text:p>0</text:p>
          </table:table-cell>
          <table:table-cell table:style-name="ce11" table:formula="of:=IF([.AZ32]&lt;1;(1+(59*(1-[.AZ32])))*[.$A$39]+[.$A$41]/1000;0)" office:value-type="float" office:value="0" calcext:value-type="float">
            <text:p>0</text:p>
          </table:table-cell>
          <table:table-cell table:style-name="ce11" table:formula="of:=IF([.BA32]&lt;1;(1+(59*(1-[.BA32])))*[.$A$39]+[.$A$41]/1000;0)" office:value-type="float" office:value="0" calcext:value-type="float">
            <text:p>0</text:p>
          </table:table-cell>
          <table:table-cell table:style-name="ce11" table:formula="of:=IF([.BB32]&lt;1;(1+(59*(1-[.BB32])))*[.$A$39]+[.$A$41]/1000;0)" office:value-type="float" office:value="0" calcext:value-type="float">
            <text:p>0</text:p>
          </table:table-cell>
          <table:table-cell table:style-name="ce11" table:formula="of:=IF([.BC32]&lt;1;(1+(59*(1-[.BC32])))*[.$A$39]+[.$A$41]/1000;0)" office:value-type="float" office:value="0" calcext:value-type="float">
            <text:p>0</text:p>
          </table:table-cell>
          <table:table-cell table:style-name="ce11" table:formula="of:=IF([.BD32]&lt;1;(1+(59*(1-[.BD32])))*[.$A$39]+[.$A$41]/1000;0)" office:value-type="float" office:value="0" calcext:value-type="float">
            <text:p>0</text:p>
          </table:table-cell>
          <table:table-cell table:style-name="ce11" table:formula="of:=IF([.BE32]&lt;1;(1+(59*(1-[.BE32])))*[.$A$39]+[.$A$41]/1000;0)" office:value-type="float" office:value="0" calcext:value-type="float">
            <text:p>0</text:p>
          </table:table-cell>
          <table:table-cell table:style-name="ce11" table:formula="of:=IF([.BF32]&lt;1;(1+(59*(1-[.BF32])))*[.$A$39]+[.$A$41]/1000;0)" office:value-type="float" office:value="0" calcext:value-type="float">
            <text:p>0</text:p>
          </table:table-cell>
          <table:table-cell table:style-name="ce11" table:formula="of:=IF([.BG32]&lt;1;(1+(59*(1-[.BG32])))*[.$A$39]+[.$A$41]/1000;0)" office:value-type="float" office:value="0" calcext:value-type="float">
            <text:p>0</text:p>
          </table:table-cell>
          <table:table-cell table:style-name="ce11" table:formula="of:=IF([.BH32]&lt;1;(1+(59*(1-[.BH32])))*[.$A$39]+[.$A$41]/1000;0)" office:value-type="float" office:value="0" calcext:value-type="float">
            <text:p>0</text:p>
          </table:table-cell>
          <table:table-cell table:style-name="ce11" table:formula="of:=IF([.BI32]&lt;1;(1+(59*(1-[.BI32])))*[.$A$39]+[.$A$41]/1000;0)" office:value-type="float" office:value="0" calcext:value-type="float">
            <text:p>0</text:p>
          </table:table-cell>
          <table:table-cell table:style-name="ce11" table:formula="of:=IF([.BJ32]&lt;1;(1+(59*(1-[.BJ32])))*[.$A$39]+[.$A$41]/1000;0)" office:value-type="float" office:value="0" calcext:value-type="float">
            <text:p>0</text:p>
          </table:table-cell>
          <table:table-cell table:style-name="ce11" table:formula="of:=IF([.BK32]&lt;1;(1+(59*(1-[.BK32])))*[.$A$39]+[.$A$41]/1000;0)" office:value-type="float" office:value="0" calcext:value-type="float">
            <text:p>0</text:p>
          </table:table-cell>
          <table:table-cell table:style-name="ce11" table:formula="of:=IF([.BL32]&lt;1;(1+(59*(1-[.BL32])))*[.$A$39]+[.$A$41]/1000;0)" office:value-type="float" office:value="0" calcext:value-type="float">
            <text:p>0</text:p>
          </table:table-cell>
          <table:table-cell table:style-name="ce11" table:formula="of:=IF([.BM32]&lt;1;(1+(59*(1-[.BM32])))*[.$A$39]+[.$A$41]/1000;0)" office:value-type="float" office:value="0" calcext:value-type="float">
            <text:p>0</text:p>
          </table:table-cell>
          <table:table-cell table:style-name="ce11" table:formula="of:=IF([.BN32]&lt;1;(1+(59*(1-[.BN32])))*[.$A$39]+[.$A$41]/1000;0)" office:value-type="float" office:value="0" calcext:value-type="float">
            <text:p>0</text:p>
          </table:table-cell>
          <table:table-cell table:style-name="ce11" table:formula="of:=IF([.BO32]&lt;1;(1+(59*(1-[.BO32])))*[.$A$39]+[.$A$41]/1000;0)" office:value-type="float" office:value="0" calcext:value-type="float">
            <text:p>0</text:p>
          </table:table-cell>
          <table:table-cell table:style-name="ce11" table:formula="of:=IF([.BP32]&lt;1;(1+(59*(1-[.BP32])))*[.$A$39]+[.$A$41]/1000;0)" office:value-type="float" office:value="0" calcext:value-type="float">
            <text:p>0</text:p>
          </table:table-cell>
          <table:table-cell table:style-name="ce11" table:formula="of:=IF([.BQ32]&lt;1;(1+(59*(1-[.BQ32])))*[.$A$39]+[.$A$41]/1000;0)" office:value-type="float" office:value="0" calcext:value-type="float">
            <text:p>0</text:p>
          </table:table-cell>
          <table:table-cell table:style-name="ce11" table:formula="of:=IF([.BR32]&lt;1;(1+(59*(1-[.BR32])))*[.$A$39]+[.$A$41]/1000;0)" office:value-type="float" office:value="0" calcext:value-type="float">
            <text:p>0</text:p>
          </table:table-cell>
          <table:table-cell table:style-name="ce11" table:formula="of:=IF([.BS32]&lt;1;(1+(59*(1-[.BS32])))*[.$A$39]+[.$A$41]/1000;0)" office:value-type="float" office:value="0" calcext:value-type="float">
            <text:p>0</text:p>
          </table:table-cell>
          <table:table-cell table:style-name="ce11" table:formula="of:=IF([.BT32]&lt;1;(1+(59*(1-[.BT32])))*[.$A$39]+[.$A$41]/1000;0)" office:value-type="float" office:value="0" calcext:value-type="float">
            <text:p>0</text:p>
          </table:table-cell>
          <table:table-cell table:style-name="ce11" table:formula="of:=IF([.BU32]&lt;1;(1+(59*(1-[.BU32])))*[.$A$39]+[.$A$41]/1000;0)" office:value-type="float" office:value="0" calcext:value-type="float">
            <text:p>0</text:p>
          </table:table-cell>
          <table:table-cell table:style-name="ce11" table:formula="of:=IF([.BV32]&lt;1;(1+(59*(1-[.BV32])))*[.$A$39]+[.$A$41]/1000;0)" office:value-type="float" office:value="0" calcext:value-type="float">
            <text:p>0</text:p>
          </table:table-cell>
          <table:table-cell table:style-name="ce11" table:formula="of:=IF([.BW32]&lt;1;(1+(59*(1-[.BW32])))*[.$A$39]+[.$A$41]/1000;0)" office:value-type="float" office:value="0" calcext:value-type="float">
            <text:p>0</text:p>
          </table:table-cell>
          <table:table-cell table:style-name="ce11" table:formula="of:=IF([.BX32]&lt;1;(1+(59*(1-[.BX32])))*[.$A$39]+[.$A$41]/1000;0)" office:value-type="float" office:value="0" calcext:value-type="float">
            <text:p>0</text:p>
          </table:table-cell>
          <table:table-cell table:style-name="ce11" table:formula="of:=IF([.BY32]&lt;1;(1+(59*(1-[.BY32])))*[.$A$39]+[.$A$41]/1000;0)" office:value-type="float" office:value="0" calcext:value-type="float">
            <text:p>0</text:p>
          </table:table-cell>
          <table:table-cell table:style-name="ce11" table:formula="of:=IF([.BZ32]&lt;1;(1+(59*(1-[.BZ32])))*[.$A$39]+[.$A$41]/1000;0)" office:value-type="float" office:value="0" calcext:value-type="float">
            <text:p>0</text:p>
          </table:table-cell>
          <table:table-cell table:style-name="ce11" table:formula="of:=IF([.CA32]&lt;1;(1+(59*(1-[.CA32])))*[.$A$39]+[.$A$41]/1000;0)" office:value-type="float" office:value="0" calcext:value-type="float">
            <text:p>0</text:p>
          </table:table-cell>
          <table:table-cell table:style-name="ce11" table:formula="of:=IF([.CB32]&lt;1;(1+(59*(1-[.CB32])))*[.$A$39]+[.$A$41]/1000;0)" office:value-type="float" office:value="0" calcext:value-type="float">
            <text:p>0</text:p>
          </table:table-cell>
          <table:table-cell table:style-name="ce11" table:formula="of:=IF([.CC32]&lt;1;(1+(59*(1-[.CC32])))*[.$A$39]+[.$A$41]/1000;0)" office:value-type="float" office:value="0" calcext:value-type="float">
            <text:p>0</text:p>
          </table:table-cell>
          <table:table-cell table:style-name="ce11" table:formula="of:=IF([.CD32]&lt;1;(1+(59*(1-[.CD32])))*[.$A$39]+[.$A$41]/1000;0)" office:value-type="float" office:value="0" calcext:value-type="float">
            <text:p>0</text:p>
          </table:table-cell>
          <table:table-cell table:style-name="ce11" table:formula="of:=IF([.CE32]&lt;1;(1+(59*(1-[.CE32])))*[.$A$39]+[.$A$41]/1000;0)" office:value-type="float" office:value="0" calcext:value-type="float">
            <text:p>0</text:p>
          </table:table-cell>
          <table:table-cell table:style-name="ce11" table:formula="of:=IF([.CF32]&lt;1;(1+(59*(1-[.CF32])))*[.$A$39]+[.$A$41]/1000;0)" office:value-type="float" office:value="0" calcext:value-type="float">
            <text:p>0</text:p>
          </table:table-cell>
          <table:table-cell table:style-name="ce11" table:formula="of:=IF([.CG32]&lt;1;(1+(59*(1-[.CG32])))*[.$A$39]+[.$A$41]/1000;0)" office:value-type="float" office:value="0" calcext:value-type="float">
            <text:p>0</text:p>
          </table:table-cell>
          <table:table-cell table:style-name="ce11" table:formula="of:=IF([.CH32]&lt;1;(1+(59*(1-[.CH32])))*[.$A$39]+[.$A$41]/1000;0)" office:value-type="float" office:value="0" calcext:value-type="float">
            <text:p>0</text:p>
          </table:table-cell>
          <table:table-cell table:style-name="ce11" table:formula="of:=IF([.CI32]&lt;1;(1+(59*(1-[.CI32])))*[.$A$39]+[.$A$41]/1000;0)" office:value-type="float" office:value="0" calcext:value-type="float">
            <text:p>0</text:p>
          </table:table-cell>
          <table:table-cell table:style-name="ce11" table:formula="of:=IF([.CJ32]&lt;1;(1+(59*(1-[.CJ32])))*[.$A$39]+[.$A$41]/1000;0)" office:value-type="float" office:value="0" calcext:value-type="float">
            <text:p>0</text:p>
          </table:table-cell>
          <table:table-cell table:style-name="ce11" table:formula="of:=IF([.CK32]&lt;1;(1+(59*(1-[.CK32])))*[.$A$39]+[.$A$41]/1000;0)" office:value-type="float" office:value="0" calcext:value-type="float">
            <text:p>0</text:p>
          </table:table-cell>
          <table:table-cell table:style-name="ce11" table:formula="of:=IF([.CL32]&lt;1;(1+(59*(1-[.CL32])))*[.$A$39]+[.$A$41]/1000;0)" office:value-type="float" office:value="0" calcext:value-type="float">
            <text:p>0</text:p>
          </table:table-cell>
          <table:table-cell table:style-name="ce11" table:formula="of:=IF([.CM32]&lt;1;(1+(59*(1-[.CM32])))*[.$A$39]+[.$A$41]/1000;0)" office:value-type="float" office:value="0" calcext:value-type="float">
            <text:p>0</text:p>
          </table:table-cell>
          <table:table-cell table:style-name="ce11" table:formula="of:=IF([.CN32]&lt;1;(1+(59*(1-[.CN32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3]&lt;1;(1+(59*(1-[.A33])))*[.$A$39]+[.$A$41]/1000;0)" office:value-type="float" office:value="246.3" calcext:value-type="float">
            <text:p>246</text:p>
          </table:table-cell>
          <table:table-cell table:style-name="ce11" table:formula="of:=IF([.B33]&lt;1;(1+(59*(1-[.B33])))*[.$A$39]+[.$A$41]/1000;0)" office:value-type="float" office:value="210.9" calcext:value-type="float">
            <text:p>211</text:p>
          </table:table-cell>
          <table:table-cell table:style-name="ce11" table:formula="of:=IF([.C33]&lt;1;(1+(59*(1-[.C33])))*[.$A$39]+[.$A$41]/1000;0)" office:value-type="float" office:value="171.96" calcext:value-type="float">
            <text:p>172</text:p>
          </table:table-cell>
          <table:table-cell table:style-name="ce11" table:formula="of:=IF([.D33]&lt;1;(1+(59*(1-[.D33])))*[.$A$39]+[.$A$41]/1000;0)" office:value-type="float" office:value="129.126" calcext:value-type="float">
            <text:p>129</text:p>
          </table:table-cell>
          <table:table-cell table:style-name="ce11" table:formula="of:=IF([.E33]&lt;1;(1+(59*(1-[.E33])))*[.$A$39]+[.$A$41]/1000;0)" office:value-type="float" office:value="82.0085999999999" calcext:value-type="float">
            <text:p>82</text:p>
          </table:table-cell>
          <table:table-cell table:style-name="ce11" table:formula="of:=IF([.F33]&lt;1;(1+(59*(1-[.F33])))*[.$A$39]+[.$A$41]/1000;0)" office:value-type="float" office:value="30.1794599999998" calcext:value-type="float">
            <text:p>30</text:p>
          </table:table-cell>
          <table:table-cell table:style-name="ce11" table:formula="of:=IF([.G33]&lt;1;(1+(59*(1-[.G33])))*[.$A$39]+[.$A$41]/1000;0)" office:value-type="float" office:value="0" calcext:value-type="float">
            <text:p>0</text:p>
          </table:table-cell>
          <table:table-cell table:style-name="ce11" table:formula="of:=IF([.H33]&lt;1;(1+(59*(1-[.H33])))*[.$A$39]+[.$A$41]/1000;0)" office:value-type="float" office:value="0" calcext:value-type="float">
            <text:p>0</text:p>
          </table:table-cell>
          <table:table-cell table:style-name="ce11" table:formula="of:=IF([.I33]&lt;1;(1+(59*(1-[.I33])))*[.$A$39]+[.$A$41]/1000;0)" office:value-type="float" office:value="0" calcext:value-type="float">
            <text:p>0</text:p>
          </table:table-cell>
          <table:table-cell table:style-name="ce11" table:formula="of:=IF([.J33]&lt;1;(1+(59*(1-[.J33])))*[.$A$39]+[.$A$41]/1000;0)" office:value-type="float" office:value="0" calcext:value-type="float">
            <text:p>0</text:p>
          </table:table-cell>
          <table:table-cell table:style-name="ce11" table:formula="of:=IF([.K33]&lt;1;(1+(59*(1-[.K33])))*[.$A$39]+[.$A$41]/1000;0)" office:value-type="float" office:value="0" calcext:value-type="float">
            <text:p>0</text:p>
          </table:table-cell>
          <table:table-cell table:style-name="ce11" table:formula="of:=IF([.L33]&lt;1;(1+(59*(1-[.L33])))*[.$A$39]+[.$A$41]/1000;0)" office:value-type="float" office:value="0" calcext:value-type="float">
            <text:p>0</text:p>
          </table:table-cell>
          <table:table-cell table:style-name="ce11" table:formula="of:=IF([.M33]&lt;1;(1+(59*(1-[.M33])))*[.$A$39]+[.$A$41]/1000;0)" office:value-type="float" office:value="0" calcext:value-type="float">
            <text:p>0</text:p>
          </table:table-cell>
          <table:table-cell table:style-name="ce11" table:formula="of:=IF([.N33]&lt;1;(1+(59*(1-[.N33])))*[.$A$39]+[.$A$41]/1000;0)" office:value-type="float" office:value="0" calcext:value-type="float">
            <text:p>0</text:p>
          </table:table-cell>
          <table:table-cell table:style-name="ce11" table:formula="of:=IF([.O33]&lt;1;(1+(59*(1-[.O33])))*[.$A$39]+[.$A$41]/1000;0)" office:value-type="float" office:value="0" calcext:value-type="float">
            <text:p>0</text:p>
          </table:table-cell>
          <table:table-cell table:style-name="ce11" table:formula="of:=IF([.P33]&lt;1;(1+(59*(1-[.P33])))*[.$A$39]+[.$A$41]/1000;0)" office:value-type="float" office:value="0" calcext:value-type="float">
            <text:p>0</text:p>
          </table:table-cell>
          <table:table-cell table:style-name="ce11" table:formula="of:=IF([.Q33]&lt;1;(1+(59*(1-[.Q33])))*[.$A$39]+[.$A$41]/1000;0)" office:value-type="float" office:value="0" calcext:value-type="float">
            <text:p>0</text:p>
          </table:table-cell>
          <table:table-cell table:style-name="ce11" table:formula="of:=IF([.R33]&lt;1;(1+(59*(1-[.R33])))*[.$A$39]+[.$A$41]/1000;0)" office:value-type="float" office:value="0" calcext:value-type="float">
            <text:p>0</text:p>
          </table:table-cell>
          <table:table-cell table:style-name="ce11" table:formula="of:=IF([.S33]&lt;1;(1+(59*(1-[.S33])))*[.$A$39]+[.$A$41]/1000;0)" office:value-type="float" office:value="0" calcext:value-type="float">
            <text:p>0</text:p>
          </table:table-cell>
          <table:table-cell table:style-name="ce11" table:formula="of:=IF([.T33]&lt;1;(1+(59*(1-[.T33])))*[.$A$39]+[.$A$41]/1000;0)" office:value-type="float" office:value="0" calcext:value-type="float">
            <text:p>0</text:p>
          </table:table-cell>
          <table:table-cell table:style-name="ce11" table:formula="of:=IF([.U33]&lt;1;(1+(59*(1-[.U33])))*[.$A$39]+[.$A$41]/1000;0)" office:value-type="float" office:value="0" calcext:value-type="float">
            <text:p>0</text:p>
          </table:table-cell>
          <table:table-cell table:style-name="ce11" table:formula="of:=IF([.V33]&lt;1;(1+(59*(1-[.V33])))*[.$A$39]+[.$A$41]/1000;0)" office:value-type="float" office:value="0" calcext:value-type="float">
            <text:p>0</text:p>
          </table:table-cell>
          <table:table-cell table:style-name="ce11" table:formula="of:=IF([.W33]&lt;1;(1+(59*(1-[.W33])))*[.$A$39]+[.$A$41]/1000;0)" office:value-type="float" office:value="0" calcext:value-type="float">
            <text:p>0</text:p>
          </table:table-cell>
          <table:table-cell table:style-name="ce11" table:formula="of:=IF([.X33]&lt;1;(1+(59*(1-[.X33])))*[.$A$39]+[.$A$41]/1000;0)" office:value-type="float" office:value="0" calcext:value-type="float">
            <text:p>0</text:p>
          </table:table-cell>
          <table:table-cell table:style-name="ce11" table:formula="of:=IF([.Y33]&lt;1;(1+(59*(1-[.Y33])))*[.$A$39]+[.$A$41]/1000;0)" office:value-type="float" office:value="0" calcext:value-type="float">
            <text:p>0</text:p>
          </table:table-cell>
          <table:table-cell table:style-name="ce11" table:formula="of:=IF([.Z33]&lt;1;(1+(59*(1-[.Z33])))*[.$A$39]+[.$A$41]/1000;0)" office:value-type="float" office:value="0" calcext:value-type="float">
            <text:p>0</text:p>
          </table:table-cell>
          <table:table-cell table:style-name="ce11" table:formula="of:=IF([.AA33]&lt;1;(1+(59*(1-[.AA33])))*[.$A$39]+[.$A$41]/1000;0)" office:value-type="float" office:value="0" calcext:value-type="float">
            <text:p>0</text:p>
          </table:table-cell>
          <table:table-cell table:style-name="ce11" table:formula="of:=IF([.AB33]&lt;1;(1+(59*(1-[.AB33])))*[.$A$39]+[.$A$41]/1000;0)" office:value-type="float" office:value="0" calcext:value-type="float">
            <text:p>0</text:p>
          </table:table-cell>
          <table:table-cell table:style-name="ce11" table:formula="of:=IF([.AC33]&lt;1;(1+(59*(1-[.AC33])))*[.$A$39]+[.$A$41]/1000;0)" office:value-type="float" office:value="0" calcext:value-type="float">
            <text:p>0</text:p>
          </table:table-cell>
          <table:table-cell table:style-name="ce11" table:formula="of:=IF([.AD33]&lt;1;(1+(59*(1-[.AD33])))*[.$A$39]+[.$A$41]/1000;0)" office:value-type="float" office:value="0" calcext:value-type="float">
            <text:p>0</text:p>
          </table:table-cell>
          <table:table-cell table:style-name="ce11" table:formula="of:=IF([.AE33]&lt;1;(1+(59*(1-[.AE33])))*[.$A$39]+[.$A$41]/1000;0)" office:value-type="float" office:value="0" calcext:value-type="float">
            <text:p>0</text:p>
          </table:table-cell>
          <table:table-cell table:style-name="ce11" table:formula="of:=IF([.AF33]&lt;1;(1+(59*(1-[.AF33])))*[.$A$39]+[.$A$41]/1000;0)" office:value-type="float" office:value="0" calcext:value-type="float">
            <text:p>0</text:p>
          </table:table-cell>
          <table:table-cell table:style-name="ce11" table:formula="of:=IF([.AG33]&lt;1;(1+(59*(1-[.AG33])))*[.$A$39]+[.$A$41]/1000;0)" office:value-type="float" office:value="0" calcext:value-type="float">
            <text:p>0</text:p>
          </table:table-cell>
          <table:table-cell table:style-name="ce11" table:formula="of:=IF([.AH33]&lt;1;(1+(59*(1-[.AH33])))*[.$A$39]+[.$A$41]/1000;0)" office:value-type="float" office:value="0" calcext:value-type="float">
            <text:p>0</text:p>
          </table:table-cell>
          <table:table-cell table:style-name="ce11" table:formula="of:=IF([.AI33]&lt;1;(1+(59*(1-[.AI33])))*[.$A$39]+[.$A$41]/1000;0)" office:value-type="float" office:value="0" calcext:value-type="float">
            <text:p>0</text:p>
          </table:table-cell>
          <table:table-cell table:style-name="ce11" table:formula="of:=IF([.AJ33]&lt;1;(1+(59*(1-[.AJ33])))*[.$A$39]+[.$A$41]/1000;0)" office:value-type="float" office:value="0" calcext:value-type="float">
            <text:p>0</text:p>
          </table:table-cell>
          <table:table-cell table:style-name="ce11" table:formula="of:=IF([.AK33]&lt;1;(1+(59*(1-[.AK33])))*[.$A$39]+[.$A$41]/1000;0)" office:value-type="float" office:value="0" calcext:value-type="float">
            <text:p>0</text:p>
          </table:table-cell>
          <table:table-cell table:style-name="ce11" table:formula="of:=IF([.AL33]&lt;1;(1+(59*(1-[.AL33])))*[.$A$39]+[.$A$41]/1000;0)" office:value-type="float" office:value="0" calcext:value-type="float">
            <text:p>0</text:p>
          </table:table-cell>
          <table:table-cell table:style-name="ce11" table:formula="of:=IF([.AM33]&lt;1;(1+(59*(1-[.AM33])))*[.$A$39]+[.$A$41]/1000;0)" office:value-type="float" office:value="0" calcext:value-type="float">
            <text:p>0</text:p>
          </table:table-cell>
          <table:table-cell table:style-name="ce11" table:formula="of:=IF([.AN33]&lt;1;(1+(59*(1-[.AN33])))*[.$A$39]+[.$A$41]/1000;0)" office:value-type="float" office:value="0" calcext:value-type="float">
            <text:p>0</text:p>
          </table:table-cell>
          <table:table-cell table:style-name="ce11" table:formula="of:=IF([.AO33]&lt;1;(1+(59*(1-[.AO33])))*[.$A$39]+[.$A$41]/1000;0)" office:value-type="float" office:value="0" calcext:value-type="float">
            <text:p>0</text:p>
          </table:table-cell>
          <table:table-cell table:style-name="ce11" table:formula="of:=IF([.AP33]&lt;1;(1+(59*(1-[.AP33])))*[.$A$39]+[.$A$41]/1000;0)" office:value-type="float" office:value="0" calcext:value-type="float">
            <text:p>0</text:p>
          </table:table-cell>
          <table:table-cell table:style-name="ce11" table:formula="of:=IF([.AQ33]&lt;1;(1+(59*(1-[.AQ33])))*[.$A$39]+[.$A$41]/1000;0)" office:value-type="float" office:value="0" calcext:value-type="float">
            <text:p>0</text:p>
          </table:table-cell>
          <table:table-cell table:style-name="ce11" table:formula="of:=IF([.AR33]&lt;1;(1+(59*(1-[.AR33])))*[.$A$39]+[.$A$41]/1000;0)" office:value-type="float" office:value="0" calcext:value-type="float">
            <text:p>0</text:p>
          </table:table-cell>
          <table:table-cell table:style-name="ce11" table:formula="of:=IF([.AS33]&lt;1;(1+(59*(1-[.AS33])))*[.$A$39]+[.$A$41]/1000;0)" office:value-type="float" office:value="0" calcext:value-type="float">
            <text:p>0</text:p>
          </table:table-cell>
          <table:table-cell table:style-name="ce11" table:formula="of:=IF([.AT33]&lt;1;(1+(59*(1-[.AT33])))*[.$A$39]+[.$A$41]/1000;0)" office:value-type="float" office:value="0" calcext:value-type="float">
            <text:p>0</text:p>
          </table:table-cell>
          <table:table-cell table:style-name="ce11" table:formula="of:=IF([.AU33]&lt;1;(1+(59*(1-[.AU33])))*[.$A$39]+[.$A$41]/1000;0)" office:value-type="float" office:value="0" calcext:value-type="float">
            <text:p>0</text:p>
          </table:table-cell>
          <table:table-cell table:style-name="ce11" table:formula="of:=IF([.AV33]&lt;1;(1+(59*(1-[.AV33])))*[.$A$39]+[.$A$41]/1000;0)" office:value-type="float" office:value="0" calcext:value-type="float">
            <text:p>0</text:p>
          </table:table-cell>
          <table:table-cell table:style-name="ce11" table:formula="of:=IF([.AW33]&lt;1;(1+(59*(1-[.AW33])))*[.$A$39]+[.$A$41]/1000;0)" office:value-type="float" office:value="0" calcext:value-type="float">
            <text:p>0</text:p>
          </table:table-cell>
          <table:table-cell table:style-name="ce11" table:formula="of:=IF([.AX33]&lt;1;(1+(59*(1-[.AX33])))*[.$A$39]+[.$A$41]/1000;0)" office:value-type="float" office:value="0" calcext:value-type="float">
            <text:p>0</text:p>
          </table:table-cell>
          <table:table-cell table:style-name="ce11" table:formula="of:=IF([.AY33]&lt;1;(1+(59*(1-[.AY33])))*[.$A$39]+[.$A$41]/1000;0)" office:value-type="float" office:value="0" calcext:value-type="float">
            <text:p>0</text:p>
          </table:table-cell>
          <table:table-cell table:style-name="ce11" table:formula="of:=IF([.AZ33]&lt;1;(1+(59*(1-[.AZ33])))*[.$A$39]+[.$A$41]/1000;0)" office:value-type="float" office:value="0" calcext:value-type="float">
            <text:p>0</text:p>
          </table:table-cell>
          <table:table-cell table:style-name="ce11" table:formula="of:=IF([.BA33]&lt;1;(1+(59*(1-[.BA33])))*[.$A$39]+[.$A$41]/1000;0)" office:value-type="float" office:value="0" calcext:value-type="float">
            <text:p>0</text:p>
          </table:table-cell>
          <table:table-cell table:style-name="ce11" table:formula="of:=IF([.BB33]&lt;1;(1+(59*(1-[.BB33])))*[.$A$39]+[.$A$41]/1000;0)" office:value-type="float" office:value="0" calcext:value-type="float">
            <text:p>0</text:p>
          </table:table-cell>
          <table:table-cell table:style-name="ce11" table:formula="of:=IF([.BC33]&lt;1;(1+(59*(1-[.BC33])))*[.$A$39]+[.$A$41]/1000;0)" office:value-type="float" office:value="0" calcext:value-type="float">
            <text:p>0</text:p>
          </table:table-cell>
          <table:table-cell table:style-name="ce11" table:formula="of:=IF([.BD33]&lt;1;(1+(59*(1-[.BD33])))*[.$A$39]+[.$A$41]/1000;0)" office:value-type="float" office:value="0" calcext:value-type="float">
            <text:p>0</text:p>
          </table:table-cell>
          <table:table-cell table:style-name="ce11" table:formula="of:=IF([.BE33]&lt;1;(1+(59*(1-[.BE33])))*[.$A$39]+[.$A$41]/1000;0)" office:value-type="float" office:value="0" calcext:value-type="float">
            <text:p>0</text:p>
          </table:table-cell>
          <table:table-cell table:style-name="ce11" table:formula="of:=IF([.BF33]&lt;1;(1+(59*(1-[.BF33])))*[.$A$39]+[.$A$41]/1000;0)" office:value-type="float" office:value="0" calcext:value-type="float">
            <text:p>0</text:p>
          </table:table-cell>
          <table:table-cell table:style-name="ce11" table:formula="of:=IF([.BG33]&lt;1;(1+(59*(1-[.BG33])))*[.$A$39]+[.$A$41]/1000;0)" office:value-type="float" office:value="0" calcext:value-type="float">
            <text:p>0</text:p>
          </table:table-cell>
          <table:table-cell table:style-name="ce11" table:formula="of:=IF([.BH33]&lt;1;(1+(59*(1-[.BH33])))*[.$A$39]+[.$A$41]/1000;0)" office:value-type="float" office:value="0" calcext:value-type="float">
            <text:p>0</text:p>
          </table:table-cell>
          <table:table-cell table:style-name="ce11" table:formula="of:=IF([.BI33]&lt;1;(1+(59*(1-[.BI33])))*[.$A$39]+[.$A$41]/1000;0)" office:value-type="float" office:value="0" calcext:value-type="float">
            <text:p>0</text:p>
          </table:table-cell>
          <table:table-cell table:style-name="ce11" table:formula="of:=IF([.BJ33]&lt;1;(1+(59*(1-[.BJ33])))*[.$A$39]+[.$A$41]/1000;0)" office:value-type="float" office:value="0" calcext:value-type="float">
            <text:p>0</text:p>
          </table:table-cell>
          <table:table-cell table:style-name="ce11" table:formula="of:=IF([.BK33]&lt;1;(1+(59*(1-[.BK33])))*[.$A$39]+[.$A$41]/1000;0)" office:value-type="float" office:value="0" calcext:value-type="float">
            <text:p>0</text:p>
          </table:table-cell>
          <table:table-cell table:style-name="ce11" table:formula="of:=IF([.BL33]&lt;1;(1+(59*(1-[.BL33])))*[.$A$39]+[.$A$41]/1000;0)" office:value-type="float" office:value="0" calcext:value-type="float">
            <text:p>0</text:p>
          </table:table-cell>
          <table:table-cell table:style-name="ce11" table:formula="of:=IF([.BM33]&lt;1;(1+(59*(1-[.BM33])))*[.$A$39]+[.$A$41]/1000;0)" office:value-type="float" office:value="0" calcext:value-type="float">
            <text:p>0</text:p>
          </table:table-cell>
          <table:table-cell table:style-name="ce11" table:formula="of:=IF([.BN33]&lt;1;(1+(59*(1-[.BN33])))*[.$A$39]+[.$A$41]/1000;0)" office:value-type="float" office:value="0" calcext:value-type="float">
            <text:p>0</text:p>
          </table:table-cell>
          <table:table-cell table:style-name="ce11" table:formula="of:=IF([.BO33]&lt;1;(1+(59*(1-[.BO33])))*[.$A$39]+[.$A$41]/1000;0)" office:value-type="float" office:value="0" calcext:value-type="float">
            <text:p>0</text:p>
          </table:table-cell>
          <table:table-cell table:style-name="ce11" table:formula="of:=IF([.BP33]&lt;1;(1+(59*(1-[.BP33])))*[.$A$39]+[.$A$41]/1000;0)" office:value-type="float" office:value="0" calcext:value-type="float">
            <text:p>0</text:p>
          </table:table-cell>
          <table:table-cell table:style-name="ce11" table:formula="of:=IF([.BQ33]&lt;1;(1+(59*(1-[.BQ33])))*[.$A$39]+[.$A$41]/1000;0)" office:value-type="float" office:value="0" calcext:value-type="float">
            <text:p>0</text:p>
          </table:table-cell>
          <table:table-cell table:style-name="ce11" table:formula="of:=IF([.BR33]&lt;1;(1+(59*(1-[.BR33])))*[.$A$39]+[.$A$41]/1000;0)" office:value-type="float" office:value="0" calcext:value-type="float">
            <text:p>0</text:p>
          </table:table-cell>
          <table:table-cell table:style-name="ce11" table:formula="of:=IF([.BS33]&lt;1;(1+(59*(1-[.BS33])))*[.$A$39]+[.$A$41]/1000;0)" office:value-type="float" office:value="0" calcext:value-type="float">
            <text:p>0</text:p>
          </table:table-cell>
          <table:table-cell table:style-name="ce11" table:formula="of:=IF([.BT33]&lt;1;(1+(59*(1-[.BT33])))*[.$A$39]+[.$A$41]/1000;0)" office:value-type="float" office:value="0" calcext:value-type="float">
            <text:p>0</text:p>
          </table:table-cell>
          <table:table-cell table:style-name="ce11" table:formula="of:=IF([.BU33]&lt;1;(1+(59*(1-[.BU33])))*[.$A$39]+[.$A$41]/1000;0)" office:value-type="float" office:value="0" calcext:value-type="float">
            <text:p>0</text:p>
          </table:table-cell>
          <table:table-cell table:style-name="ce11" table:formula="of:=IF([.BV33]&lt;1;(1+(59*(1-[.BV33])))*[.$A$39]+[.$A$41]/1000;0)" office:value-type="float" office:value="0" calcext:value-type="float">
            <text:p>0</text:p>
          </table:table-cell>
          <table:table-cell table:style-name="ce11" table:formula="of:=IF([.BW33]&lt;1;(1+(59*(1-[.BW33])))*[.$A$39]+[.$A$41]/1000;0)" office:value-type="float" office:value="0" calcext:value-type="float">
            <text:p>0</text:p>
          </table:table-cell>
          <table:table-cell table:style-name="ce11" table:formula="of:=IF([.BX33]&lt;1;(1+(59*(1-[.BX33])))*[.$A$39]+[.$A$41]/1000;0)" office:value-type="float" office:value="0" calcext:value-type="float">
            <text:p>0</text:p>
          </table:table-cell>
          <table:table-cell table:style-name="ce11" table:formula="of:=IF([.BY33]&lt;1;(1+(59*(1-[.BY33])))*[.$A$39]+[.$A$41]/1000;0)" office:value-type="float" office:value="0" calcext:value-type="float">
            <text:p>0</text:p>
          </table:table-cell>
          <table:table-cell table:style-name="ce11" table:formula="of:=IF([.BZ33]&lt;1;(1+(59*(1-[.BZ33])))*[.$A$39]+[.$A$41]/1000;0)" office:value-type="float" office:value="0" calcext:value-type="float">
            <text:p>0</text:p>
          </table:table-cell>
          <table:table-cell table:style-name="ce11" table:formula="of:=IF([.CA33]&lt;1;(1+(59*(1-[.CA33])))*[.$A$39]+[.$A$41]/1000;0)" office:value-type="float" office:value="0" calcext:value-type="float">
            <text:p>0</text:p>
          </table:table-cell>
          <table:table-cell table:style-name="ce11" table:formula="of:=IF([.CB33]&lt;1;(1+(59*(1-[.CB33])))*[.$A$39]+[.$A$41]/1000;0)" office:value-type="float" office:value="0" calcext:value-type="float">
            <text:p>0</text:p>
          </table:table-cell>
          <table:table-cell table:style-name="ce11" table:formula="of:=IF([.CC33]&lt;1;(1+(59*(1-[.CC33])))*[.$A$39]+[.$A$41]/1000;0)" office:value-type="float" office:value="0" calcext:value-type="float">
            <text:p>0</text:p>
          </table:table-cell>
          <table:table-cell table:style-name="ce11" table:formula="of:=IF([.CD33]&lt;1;(1+(59*(1-[.CD33])))*[.$A$39]+[.$A$41]/1000;0)" office:value-type="float" office:value="0" calcext:value-type="float">
            <text:p>0</text:p>
          </table:table-cell>
          <table:table-cell table:style-name="ce11" table:formula="of:=IF([.CE33]&lt;1;(1+(59*(1-[.CE33])))*[.$A$39]+[.$A$41]/1000;0)" office:value-type="float" office:value="0" calcext:value-type="float">
            <text:p>0</text:p>
          </table:table-cell>
          <table:table-cell table:style-name="ce11" table:formula="of:=IF([.CF33]&lt;1;(1+(59*(1-[.CF33])))*[.$A$39]+[.$A$41]/1000;0)" office:value-type="float" office:value="0" calcext:value-type="float">
            <text:p>0</text:p>
          </table:table-cell>
          <table:table-cell table:style-name="ce11" table:formula="of:=IF([.CG33]&lt;1;(1+(59*(1-[.CG33])))*[.$A$39]+[.$A$41]/1000;0)" office:value-type="float" office:value="0" calcext:value-type="float">
            <text:p>0</text:p>
          </table:table-cell>
          <table:table-cell table:style-name="ce11" table:formula="of:=IF([.CH33]&lt;1;(1+(59*(1-[.CH33])))*[.$A$39]+[.$A$41]/1000;0)" office:value-type="float" office:value="0" calcext:value-type="float">
            <text:p>0</text:p>
          </table:table-cell>
          <table:table-cell table:style-name="ce11" table:formula="of:=IF([.CI33]&lt;1;(1+(59*(1-[.CI33])))*[.$A$39]+[.$A$41]/1000;0)" office:value-type="float" office:value="0" calcext:value-type="float">
            <text:p>0</text:p>
          </table:table-cell>
          <table:table-cell table:style-name="ce11" table:formula="of:=IF([.CJ33]&lt;1;(1+(59*(1-[.CJ33])))*[.$A$39]+[.$A$41]/1000;0)" office:value-type="float" office:value="0" calcext:value-type="float">
            <text:p>0</text:p>
          </table:table-cell>
          <table:table-cell table:style-name="ce11" table:formula="of:=IF([.CK33]&lt;1;(1+(59*(1-[.CK33])))*[.$A$39]+[.$A$41]/1000;0)" office:value-type="float" office:value="0" calcext:value-type="float">
            <text:p>0</text:p>
          </table:table-cell>
          <table:table-cell table:style-name="ce11" table:formula="of:=IF([.CL33]&lt;1;(1+(59*(1-[.CL33])))*[.$A$39]+[.$A$41]/1000;0)" office:value-type="float" office:value="0" calcext:value-type="float">
            <text:p>0</text:p>
          </table:table-cell>
          <table:table-cell table:style-name="ce11" table:formula="of:=IF([.CM33]&lt;1;(1+(59*(1-[.CM33])))*[.$A$39]+[.$A$41]/1000;0)" office:value-type="float" office:value="0" calcext:value-type="float">
            <text:p>0</text:p>
          </table:table-cell>
          <table:table-cell table:style-name="ce11" table:formula="of:=IF([.CN33]&lt;1;(1+(59*(1-[.CN33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4]&lt;1;(1+(59*(1-[.A34])))*[.$A$39]+[.$A$41]/1000;0)" office:value-type="float" office:value="187.3" calcext:value-type="float">
            <text:p>187</text:p>
          </table:table-cell>
          <table:table-cell table:style-name="ce11" table:formula="of:=IF([.B34]&lt;1;(1+(59*(1-[.B34])))*[.$A$39]+[.$A$41]/1000;0)" office:value-type="float" office:value="146" calcext:value-type="float">
            <text:p>146</text:p>
          </table:table-cell>
          <table:table-cell table:style-name="ce11" table:formula="of:=IF([.C34]&lt;1;(1+(59*(1-[.C34])))*[.$A$39]+[.$A$41]/1000;0)" office:value-type="float" office:value="100.57" calcext:value-type="float">
            <text:p>101</text:p>
          </table:table-cell>
          <table:table-cell table:style-name="ce11" table:formula="of:=IF([.D34]&lt;1;(1+(59*(1-[.D34])))*[.$A$39]+[.$A$41]/1000;0)" office:value-type="float" office:value="50.5969999999999" calcext:value-type="float">
            <text:p>51</text:p>
          </table:table-cell>
          <table:table-cell table:style-name="ce11" table:formula="of:=IF([.E34]&lt;1;(1+(59*(1-[.E34])))*[.$A$39]+[.$A$41]/1000;0)" office:value-type="float" office:value="0" calcext:value-type="float">
            <text:p>0</text:p>
          </table:table-cell>
          <table:table-cell table:style-name="ce11" table:formula="of:=IF([.F34]&lt;1;(1+(59*(1-[.F34])))*[.$A$39]+[.$A$41]/1000;0)" office:value-type="float" office:value="0" calcext:value-type="float">
            <text:p>0</text:p>
          </table:table-cell>
          <table:table-cell table:style-name="ce11" table:formula="of:=IF([.G34]&lt;1;(1+(59*(1-[.G34])))*[.$A$39]+[.$A$41]/1000;0)" office:value-type="float" office:value="0" calcext:value-type="float">
            <text:p>0</text:p>
          </table:table-cell>
          <table:table-cell table:style-name="ce11" table:formula="of:=IF([.H34]&lt;1;(1+(59*(1-[.H34])))*[.$A$39]+[.$A$41]/1000;0)" office:value-type="float" office:value="0" calcext:value-type="float">
            <text:p>0</text:p>
          </table:table-cell>
          <table:table-cell table:style-name="ce11" table:formula="of:=IF([.I34]&lt;1;(1+(59*(1-[.I34])))*[.$A$39]+[.$A$41]/1000;0)" office:value-type="float" office:value="0" calcext:value-type="float">
            <text:p>0</text:p>
          </table:table-cell>
          <table:table-cell table:style-name="ce11" table:formula="of:=IF([.J34]&lt;1;(1+(59*(1-[.J34])))*[.$A$39]+[.$A$41]/1000;0)" office:value-type="float" office:value="0" calcext:value-type="float">
            <text:p>0</text:p>
          </table:table-cell>
          <table:table-cell table:style-name="ce11" table:formula="of:=IF([.K34]&lt;1;(1+(59*(1-[.K34])))*[.$A$39]+[.$A$41]/1000;0)" office:value-type="float" office:value="0" calcext:value-type="float">
            <text:p>0</text:p>
          </table:table-cell>
          <table:table-cell table:style-name="ce11" table:formula="of:=IF([.L34]&lt;1;(1+(59*(1-[.L34])))*[.$A$39]+[.$A$41]/1000;0)" office:value-type="float" office:value="0" calcext:value-type="float">
            <text:p>0</text:p>
          </table:table-cell>
          <table:table-cell table:style-name="ce11" table:formula="of:=IF([.M34]&lt;1;(1+(59*(1-[.M34])))*[.$A$39]+[.$A$41]/1000;0)" office:value-type="float" office:value="0" calcext:value-type="float">
            <text:p>0</text:p>
          </table:table-cell>
          <table:table-cell table:style-name="ce11" table:formula="of:=IF([.N34]&lt;1;(1+(59*(1-[.N34])))*[.$A$39]+[.$A$41]/1000;0)" office:value-type="float" office:value="0" calcext:value-type="float">
            <text:p>0</text:p>
          </table:table-cell>
          <table:table-cell table:style-name="ce11" table:formula="of:=IF([.O34]&lt;1;(1+(59*(1-[.O34])))*[.$A$39]+[.$A$41]/1000;0)" office:value-type="float" office:value="0" calcext:value-type="float">
            <text:p>0</text:p>
          </table:table-cell>
          <table:table-cell table:style-name="ce11" table:formula="of:=IF([.P34]&lt;1;(1+(59*(1-[.P34])))*[.$A$39]+[.$A$41]/1000;0)" office:value-type="float" office:value="0" calcext:value-type="float">
            <text:p>0</text:p>
          </table:table-cell>
          <table:table-cell table:style-name="ce11" table:formula="of:=IF([.Q34]&lt;1;(1+(59*(1-[.Q34])))*[.$A$39]+[.$A$41]/1000;0)" office:value-type="float" office:value="0" calcext:value-type="float">
            <text:p>0</text:p>
          </table:table-cell>
          <table:table-cell table:style-name="ce11" table:formula="of:=IF([.R34]&lt;1;(1+(59*(1-[.R34])))*[.$A$39]+[.$A$41]/1000;0)" office:value-type="float" office:value="0" calcext:value-type="float">
            <text:p>0</text:p>
          </table:table-cell>
          <table:table-cell table:style-name="ce11" table:formula="of:=IF([.S34]&lt;1;(1+(59*(1-[.S34])))*[.$A$39]+[.$A$41]/1000;0)" office:value-type="float" office:value="0" calcext:value-type="float">
            <text:p>0</text:p>
          </table:table-cell>
          <table:table-cell table:style-name="ce11" table:formula="of:=IF([.T34]&lt;1;(1+(59*(1-[.T34])))*[.$A$39]+[.$A$41]/1000;0)" office:value-type="float" office:value="0" calcext:value-type="float">
            <text:p>0</text:p>
          </table:table-cell>
          <table:table-cell table:style-name="ce11" table:formula="of:=IF([.U34]&lt;1;(1+(59*(1-[.U34])))*[.$A$39]+[.$A$41]/1000;0)" office:value-type="float" office:value="0" calcext:value-type="float">
            <text:p>0</text:p>
          </table:table-cell>
          <table:table-cell table:style-name="ce11" table:formula="of:=IF([.V34]&lt;1;(1+(59*(1-[.V34])))*[.$A$39]+[.$A$41]/1000;0)" office:value-type="float" office:value="0" calcext:value-type="float">
            <text:p>0</text:p>
          </table:table-cell>
          <table:table-cell table:style-name="ce11" table:formula="of:=IF([.W34]&lt;1;(1+(59*(1-[.W34])))*[.$A$39]+[.$A$41]/1000;0)" office:value-type="float" office:value="0" calcext:value-type="float">
            <text:p>0</text:p>
          </table:table-cell>
          <table:table-cell table:style-name="ce11" table:formula="of:=IF([.X34]&lt;1;(1+(59*(1-[.X34])))*[.$A$39]+[.$A$41]/1000;0)" office:value-type="float" office:value="0" calcext:value-type="float">
            <text:p>0</text:p>
          </table:table-cell>
          <table:table-cell table:style-name="ce11" table:formula="of:=IF([.Y34]&lt;1;(1+(59*(1-[.Y34])))*[.$A$39]+[.$A$41]/1000;0)" office:value-type="float" office:value="0" calcext:value-type="float">
            <text:p>0</text:p>
          </table:table-cell>
          <table:table-cell table:style-name="ce11" table:formula="of:=IF([.Z34]&lt;1;(1+(59*(1-[.Z34])))*[.$A$39]+[.$A$41]/1000;0)" office:value-type="float" office:value="0" calcext:value-type="float">
            <text:p>0</text:p>
          </table:table-cell>
          <table:table-cell table:style-name="ce11" table:formula="of:=IF([.AA34]&lt;1;(1+(59*(1-[.AA34])))*[.$A$39]+[.$A$41]/1000;0)" office:value-type="float" office:value="0" calcext:value-type="float">
            <text:p>0</text:p>
          </table:table-cell>
          <table:table-cell table:style-name="ce11" table:formula="of:=IF([.AB34]&lt;1;(1+(59*(1-[.AB34])))*[.$A$39]+[.$A$41]/1000;0)" office:value-type="float" office:value="0" calcext:value-type="float">
            <text:p>0</text:p>
          </table:table-cell>
          <table:table-cell table:style-name="ce11" table:formula="of:=IF([.AC34]&lt;1;(1+(59*(1-[.AC34])))*[.$A$39]+[.$A$41]/1000;0)" office:value-type="float" office:value="0" calcext:value-type="float">
            <text:p>0</text:p>
          </table:table-cell>
          <table:table-cell table:style-name="ce11" table:formula="of:=IF([.AD34]&lt;1;(1+(59*(1-[.AD34])))*[.$A$39]+[.$A$41]/1000;0)" office:value-type="float" office:value="0" calcext:value-type="float">
            <text:p>0</text:p>
          </table:table-cell>
          <table:table-cell table:style-name="ce11" table:formula="of:=IF([.AE34]&lt;1;(1+(59*(1-[.AE34])))*[.$A$39]+[.$A$41]/1000;0)" office:value-type="float" office:value="0" calcext:value-type="float">
            <text:p>0</text:p>
          </table:table-cell>
          <table:table-cell table:style-name="ce11" table:formula="of:=IF([.AF34]&lt;1;(1+(59*(1-[.AF34])))*[.$A$39]+[.$A$41]/1000;0)" office:value-type="float" office:value="0" calcext:value-type="float">
            <text:p>0</text:p>
          </table:table-cell>
          <table:table-cell table:style-name="ce11" table:formula="of:=IF([.AG34]&lt;1;(1+(59*(1-[.AG34])))*[.$A$39]+[.$A$41]/1000;0)" office:value-type="float" office:value="0" calcext:value-type="float">
            <text:p>0</text:p>
          </table:table-cell>
          <table:table-cell table:style-name="ce11" table:formula="of:=IF([.AH34]&lt;1;(1+(59*(1-[.AH34])))*[.$A$39]+[.$A$41]/1000;0)" office:value-type="float" office:value="0" calcext:value-type="float">
            <text:p>0</text:p>
          </table:table-cell>
          <table:table-cell table:style-name="ce11" table:formula="of:=IF([.AI34]&lt;1;(1+(59*(1-[.AI34])))*[.$A$39]+[.$A$41]/1000;0)" office:value-type="float" office:value="0" calcext:value-type="float">
            <text:p>0</text:p>
          </table:table-cell>
          <table:table-cell table:style-name="ce11" table:formula="of:=IF([.AJ34]&lt;1;(1+(59*(1-[.AJ34])))*[.$A$39]+[.$A$41]/1000;0)" office:value-type="float" office:value="0" calcext:value-type="float">
            <text:p>0</text:p>
          </table:table-cell>
          <table:table-cell table:style-name="ce11" table:formula="of:=IF([.AK34]&lt;1;(1+(59*(1-[.AK34])))*[.$A$39]+[.$A$41]/1000;0)" office:value-type="float" office:value="0" calcext:value-type="float">
            <text:p>0</text:p>
          </table:table-cell>
          <table:table-cell table:style-name="ce11" table:formula="of:=IF([.AL34]&lt;1;(1+(59*(1-[.AL34])))*[.$A$39]+[.$A$41]/1000;0)" office:value-type="float" office:value="0" calcext:value-type="float">
            <text:p>0</text:p>
          </table:table-cell>
          <table:table-cell table:style-name="ce11" table:formula="of:=IF([.AM34]&lt;1;(1+(59*(1-[.AM34])))*[.$A$39]+[.$A$41]/1000;0)" office:value-type="float" office:value="0" calcext:value-type="float">
            <text:p>0</text:p>
          </table:table-cell>
          <table:table-cell table:style-name="ce11" table:formula="of:=IF([.AN34]&lt;1;(1+(59*(1-[.AN34])))*[.$A$39]+[.$A$41]/1000;0)" office:value-type="float" office:value="0" calcext:value-type="float">
            <text:p>0</text:p>
          </table:table-cell>
          <table:table-cell table:style-name="ce11" table:formula="of:=IF([.AO34]&lt;1;(1+(59*(1-[.AO34])))*[.$A$39]+[.$A$41]/1000;0)" office:value-type="float" office:value="0" calcext:value-type="float">
            <text:p>0</text:p>
          </table:table-cell>
          <table:table-cell table:style-name="ce11" table:formula="of:=IF([.AP34]&lt;1;(1+(59*(1-[.AP34])))*[.$A$39]+[.$A$41]/1000;0)" office:value-type="float" office:value="0" calcext:value-type="float">
            <text:p>0</text:p>
          </table:table-cell>
          <table:table-cell table:style-name="ce11" table:formula="of:=IF([.AQ34]&lt;1;(1+(59*(1-[.AQ34])))*[.$A$39]+[.$A$41]/1000;0)" office:value-type="float" office:value="0" calcext:value-type="float">
            <text:p>0</text:p>
          </table:table-cell>
          <table:table-cell table:style-name="ce11" table:formula="of:=IF([.AR34]&lt;1;(1+(59*(1-[.AR34])))*[.$A$39]+[.$A$41]/1000;0)" office:value-type="float" office:value="0" calcext:value-type="float">
            <text:p>0</text:p>
          </table:table-cell>
          <table:table-cell table:style-name="ce11" table:formula="of:=IF([.AS34]&lt;1;(1+(59*(1-[.AS34])))*[.$A$39]+[.$A$41]/1000;0)" office:value-type="float" office:value="0" calcext:value-type="float">
            <text:p>0</text:p>
          </table:table-cell>
          <table:table-cell table:style-name="ce11" table:formula="of:=IF([.AT34]&lt;1;(1+(59*(1-[.AT34])))*[.$A$39]+[.$A$41]/1000;0)" office:value-type="float" office:value="0" calcext:value-type="float">
            <text:p>0</text:p>
          </table:table-cell>
          <table:table-cell table:style-name="ce11" table:formula="of:=IF([.AU34]&lt;1;(1+(59*(1-[.AU34])))*[.$A$39]+[.$A$41]/1000;0)" office:value-type="float" office:value="0" calcext:value-type="float">
            <text:p>0</text:p>
          </table:table-cell>
          <table:table-cell table:style-name="ce11" table:formula="of:=IF([.AV34]&lt;1;(1+(59*(1-[.AV34])))*[.$A$39]+[.$A$41]/1000;0)" office:value-type="float" office:value="0" calcext:value-type="float">
            <text:p>0</text:p>
          </table:table-cell>
          <table:table-cell table:style-name="ce11" table:formula="of:=IF([.AW34]&lt;1;(1+(59*(1-[.AW34])))*[.$A$39]+[.$A$41]/1000;0)" office:value-type="float" office:value="0" calcext:value-type="float">
            <text:p>0</text:p>
          </table:table-cell>
          <table:table-cell table:style-name="ce11" table:formula="of:=IF([.AX34]&lt;1;(1+(59*(1-[.AX34])))*[.$A$39]+[.$A$41]/1000;0)" office:value-type="float" office:value="0" calcext:value-type="float">
            <text:p>0</text:p>
          </table:table-cell>
          <table:table-cell table:style-name="ce11" table:formula="of:=IF([.AY34]&lt;1;(1+(59*(1-[.AY34])))*[.$A$39]+[.$A$41]/1000;0)" office:value-type="float" office:value="0" calcext:value-type="float">
            <text:p>0</text:p>
          </table:table-cell>
          <table:table-cell table:style-name="ce11" table:formula="of:=IF([.AZ34]&lt;1;(1+(59*(1-[.AZ34])))*[.$A$39]+[.$A$41]/1000;0)" office:value-type="float" office:value="0" calcext:value-type="float">
            <text:p>0</text:p>
          </table:table-cell>
          <table:table-cell table:style-name="ce11" table:formula="of:=IF([.BA34]&lt;1;(1+(59*(1-[.BA34])))*[.$A$39]+[.$A$41]/1000;0)" office:value-type="float" office:value="0" calcext:value-type="float">
            <text:p>0</text:p>
          </table:table-cell>
          <table:table-cell table:style-name="ce11" table:formula="of:=IF([.BB34]&lt;1;(1+(59*(1-[.BB34])))*[.$A$39]+[.$A$41]/1000;0)" office:value-type="float" office:value="0" calcext:value-type="float">
            <text:p>0</text:p>
          </table:table-cell>
          <table:table-cell table:style-name="ce11" table:formula="of:=IF([.BC34]&lt;1;(1+(59*(1-[.BC34])))*[.$A$39]+[.$A$41]/1000;0)" office:value-type="float" office:value="0" calcext:value-type="float">
            <text:p>0</text:p>
          </table:table-cell>
          <table:table-cell table:style-name="ce11" table:formula="of:=IF([.BD34]&lt;1;(1+(59*(1-[.BD34])))*[.$A$39]+[.$A$41]/1000;0)" office:value-type="float" office:value="0" calcext:value-type="float">
            <text:p>0</text:p>
          </table:table-cell>
          <table:table-cell table:style-name="ce11" table:formula="of:=IF([.BE34]&lt;1;(1+(59*(1-[.BE34])))*[.$A$39]+[.$A$41]/1000;0)" office:value-type="float" office:value="0" calcext:value-type="float">
            <text:p>0</text:p>
          </table:table-cell>
          <table:table-cell table:style-name="ce11" table:formula="of:=IF([.BF34]&lt;1;(1+(59*(1-[.BF34])))*[.$A$39]+[.$A$41]/1000;0)" office:value-type="float" office:value="0" calcext:value-type="float">
            <text:p>0</text:p>
          </table:table-cell>
          <table:table-cell table:style-name="ce11" table:formula="of:=IF([.BG34]&lt;1;(1+(59*(1-[.BG34])))*[.$A$39]+[.$A$41]/1000;0)" office:value-type="float" office:value="0" calcext:value-type="float">
            <text:p>0</text:p>
          </table:table-cell>
          <table:table-cell table:style-name="ce11" table:formula="of:=IF([.BH34]&lt;1;(1+(59*(1-[.BH34])))*[.$A$39]+[.$A$41]/1000;0)" office:value-type="float" office:value="0" calcext:value-type="float">
            <text:p>0</text:p>
          </table:table-cell>
          <table:table-cell table:style-name="ce11" table:formula="of:=IF([.BI34]&lt;1;(1+(59*(1-[.BI34])))*[.$A$39]+[.$A$41]/1000;0)" office:value-type="float" office:value="0" calcext:value-type="float">
            <text:p>0</text:p>
          </table:table-cell>
          <table:table-cell table:style-name="ce11" table:formula="of:=IF([.BJ34]&lt;1;(1+(59*(1-[.BJ34])))*[.$A$39]+[.$A$41]/1000;0)" office:value-type="float" office:value="0" calcext:value-type="float">
            <text:p>0</text:p>
          </table:table-cell>
          <table:table-cell table:style-name="ce11" table:formula="of:=IF([.BK34]&lt;1;(1+(59*(1-[.BK34])))*[.$A$39]+[.$A$41]/1000;0)" office:value-type="float" office:value="0" calcext:value-type="float">
            <text:p>0</text:p>
          </table:table-cell>
          <table:table-cell table:style-name="ce11" table:formula="of:=IF([.BL34]&lt;1;(1+(59*(1-[.BL34])))*[.$A$39]+[.$A$41]/1000;0)" office:value-type="float" office:value="0" calcext:value-type="float">
            <text:p>0</text:p>
          </table:table-cell>
          <table:table-cell table:style-name="ce11" table:formula="of:=IF([.BM34]&lt;1;(1+(59*(1-[.BM34])))*[.$A$39]+[.$A$41]/1000;0)" office:value-type="float" office:value="0" calcext:value-type="float">
            <text:p>0</text:p>
          </table:table-cell>
          <table:table-cell table:style-name="ce11" table:formula="of:=IF([.BN34]&lt;1;(1+(59*(1-[.BN34])))*[.$A$39]+[.$A$41]/1000;0)" office:value-type="float" office:value="0" calcext:value-type="float">
            <text:p>0</text:p>
          </table:table-cell>
          <table:table-cell table:style-name="ce11" table:formula="of:=IF([.BO34]&lt;1;(1+(59*(1-[.BO34])))*[.$A$39]+[.$A$41]/1000;0)" office:value-type="float" office:value="0" calcext:value-type="float">
            <text:p>0</text:p>
          </table:table-cell>
          <table:table-cell table:style-name="ce11" table:formula="of:=IF([.BP34]&lt;1;(1+(59*(1-[.BP34])))*[.$A$39]+[.$A$41]/1000;0)" office:value-type="float" office:value="0" calcext:value-type="float">
            <text:p>0</text:p>
          </table:table-cell>
          <table:table-cell table:style-name="ce11" table:formula="of:=IF([.BQ34]&lt;1;(1+(59*(1-[.BQ34])))*[.$A$39]+[.$A$41]/1000;0)" office:value-type="float" office:value="0" calcext:value-type="float">
            <text:p>0</text:p>
          </table:table-cell>
          <table:table-cell table:style-name="ce11" table:formula="of:=IF([.BR34]&lt;1;(1+(59*(1-[.BR34])))*[.$A$39]+[.$A$41]/1000;0)" office:value-type="float" office:value="0" calcext:value-type="float">
            <text:p>0</text:p>
          </table:table-cell>
          <table:table-cell table:style-name="ce11" table:formula="of:=IF([.BS34]&lt;1;(1+(59*(1-[.BS34])))*[.$A$39]+[.$A$41]/1000;0)" office:value-type="float" office:value="0" calcext:value-type="float">
            <text:p>0</text:p>
          </table:table-cell>
          <table:table-cell table:style-name="ce11" table:formula="of:=IF([.BT34]&lt;1;(1+(59*(1-[.BT34])))*[.$A$39]+[.$A$41]/1000;0)" office:value-type="float" office:value="0" calcext:value-type="float">
            <text:p>0</text:p>
          </table:table-cell>
          <table:table-cell table:style-name="ce11" table:formula="of:=IF([.BU34]&lt;1;(1+(59*(1-[.BU34])))*[.$A$39]+[.$A$41]/1000;0)" office:value-type="float" office:value="0" calcext:value-type="float">
            <text:p>0</text:p>
          </table:table-cell>
          <table:table-cell table:style-name="ce11" table:formula="of:=IF([.BV34]&lt;1;(1+(59*(1-[.BV34])))*[.$A$39]+[.$A$41]/1000;0)" office:value-type="float" office:value="0" calcext:value-type="float">
            <text:p>0</text:p>
          </table:table-cell>
          <table:table-cell table:style-name="ce11" table:formula="of:=IF([.BW34]&lt;1;(1+(59*(1-[.BW34])))*[.$A$39]+[.$A$41]/1000;0)" office:value-type="float" office:value="0" calcext:value-type="float">
            <text:p>0</text:p>
          </table:table-cell>
          <table:table-cell table:style-name="ce11" table:formula="of:=IF([.BX34]&lt;1;(1+(59*(1-[.BX34])))*[.$A$39]+[.$A$41]/1000;0)" office:value-type="float" office:value="0" calcext:value-type="float">
            <text:p>0</text:p>
          </table:table-cell>
          <table:table-cell table:style-name="ce11" table:formula="of:=IF([.BY34]&lt;1;(1+(59*(1-[.BY34])))*[.$A$39]+[.$A$41]/1000;0)" office:value-type="float" office:value="0" calcext:value-type="float">
            <text:p>0</text:p>
          </table:table-cell>
          <table:table-cell table:style-name="ce11" table:formula="of:=IF([.BZ34]&lt;1;(1+(59*(1-[.BZ34])))*[.$A$39]+[.$A$41]/1000;0)" office:value-type="float" office:value="0" calcext:value-type="float">
            <text:p>0</text:p>
          </table:table-cell>
          <table:table-cell table:style-name="ce11" table:formula="of:=IF([.CA34]&lt;1;(1+(59*(1-[.CA34])))*[.$A$39]+[.$A$41]/1000;0)" office:value-type="float" office:value="0" calcext:value-type="float">
            <text:p>0</text:p>
          </table:table-cell>
          <table:table-cell table:style-name="ce11" table:formula="of:=IF([.CB34]&lt;1;(1+(59*(1-[.CB34])))*[.$A$39]+[.$A$41]/1000;0)" office:value-type="float" office:value="0" calcext:value-type="float">
            <text:p>0</text:p>
          </table:table-cell>
          <table:table-cell table:style-name="ce11" table:formula="of:=IF([.CC34]&lt;1;(1+(59*(1-[.CC34])))*[.$A$39]+[.$A$41]/1000;0)" office:value-type="float" office:value="0" calcext:value-type="float">
            <text:p>0</text:p>
          </table:table-cell>
          <table:table-cell table:style-name="ce11" table:formula="of:=IF([.CD34]&lt;1;(1+(59*(1-[.CD34])))*[.$A$39]+[.$A$41]/1000;0)" office:value-type="float" office:value="0" calcext:value-type="float">
            <text:p>0</text:p>
          </table:table-cell>
          <table:table-cell table:style-name="ce11" table:formula="of:=IF([.CE34]&lt;1;(1+(59*(1-[.CE34])))*[.$A$39]+[.$A$41]/1000;0)" office:value-type="float" office:value="0" calcext:value-type="float">
            <text:p>0</text:p>
          </table:table-cell>
          <table:table-cell table:style-name="ce11" table:formula="of:=IF([.CF34]&lt;1;(1+(59*(1-[.CF34])))*[.$A$39]+[.$A$41]/1000;0)" office:value-type="float" office:value="0" calcext:value-type="float">
            <text:p>0</text:p>
          </table:table-cell>
          <table:table-cell table:style-name="ce11" table:formula="of:=IF([.CG34]&lt;1;(1+(59*(1-[.CG34])))*[.$A$39]+[.$A$41]/1000;0)" office:value-type="float" office:value="0" calcext:value-type="float">
            <text:p>0</text:p>
          </table:table-cell>
          <table:table-cell table:style-name="ce11" table:formula="of:=IF([.CH34]&lt;1;(1+(59*(1-[.CH34])))*[.$A$39]+[.$A$41]/1000;0)" office:value-type="float" office:value="0" calcext:value-type="float">
            <text:p>0</text:p>
          </table:table-cell>
          <table:table-cell table:style-name="ce11" table:formula="of:=IF([.CI34]&lt;1;(1+(59*(1-[.CI34])))*[.$A$39]+[.$A$41]/1000;0)" office:value-type="float" office:value="0" calcext:value-type="float">
            <text:p>0</text:p>
          </table:table-cell>
          <table:table-cell table:style-name="ce11" table:formula="of:=IF([.CJ34]&lt;1;(1+(59*(1-[.CJ34])))*[.$A$39]+[.$A$41]/1000;0)" office:value-type="float" office:value="0" calcext:value-type="float">
            <text:p>0</text:p>
          </table:table-cell>
          <table:table-cell table:style-name="ce11" table:formula="of:=IF([.CK34]&lt;1;(1+(59*(1-[.CK34])))*[.$A$39]+[.$A$41]/1000;0)" office:value-type="float" office:value="0" calcext:value-type="float">
            <text:p>0</text:p>
          </table:table-cell>
          <table:table-cell table:style-name="ce11" table:formula="of:=IF([.CL34]&lt;1;(1+(59*(1-[.CL34])))*[.$A$39]+[.$A$41]/1000;0)" office:value-type="float" office:value="0" calcext:value-type="float">
            <text:p>0</text:p>
          </table:table-cell>
          <table:table-cell table:style-name="ce11" table:formula="of:=IF([.CM34]&lt;1;(1+(59*(1-[.CM34])))*[.$A$39]+[.$A$41]/1000;0)" office:value-type="float" office:value="0" calcext:value-type="float">
            <text:p>0</text:p>
          </table:table-cell>
          <table:table-cell table:style-name="ce11" table:formula="of:=IF([.CN34]&lt;1;(1+(59*(1-[.CN34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5]&lt;1;(1+(59*(1-[.A35])))*[.$A$39]+[.$A$41]/1000;0)" office:value-type="float" office:value="128.3" calcext:value-type="float">
            <text:p>128</text:p>
          </table:table-cell>
          <table:table-cell table:style-name="ce11" table:formula="of:=IF([.B35]&lt;1;(1+(59*(1-[.B35])))*[.$A$39]+[.$A$41]/1000;0)" office:value-type="float" office:value="81.1" calcext:value-type="float">
            <text:p>81</text:p>
          </table:table-cell>
          <table:table-cell table:style-name="ce11" table:formula="of:=IF([.C35]&lt;1;(1+(59*(1-[.C35])))*[.$A$39]+[.$A$41]/1000;0)" office:value-type="float" office:value="29.1799999999999" calcext:value-type="float">
            <text:p>29</text:p>
          </table:table-cell>
          <table:table-cell table:style-name="ce11" table:formula="of:=IF([.D35]&lt;1;(1+(59*(1-[.D35])))*[.$A$39]+[.$A$41]/1000;0)" office:value-type="float" office:value="0" calcext:value-type="float">
            <text:p>0</text:p>
          </table:table-cell>
          <table:table-cell table:style-name="ce11" table:formula="of:=IF([.E35]&lt;1;(1+(59*(1-[.E35])))*[.$A$39]+[.$A$41]/1000;0)" office:value-type="float" office:value="0" calcext:value-type="float">
            <text:p>0</text:p>
          </table:table-cell>
          <table:table-cell table:style-name="ce11" table:formula="of:=IF([.F35]&lt;1;(1+(59*(1-[.F35])))*[.$A$39]+[.$A$41]/1000;0)" office:value-type="float" office:value="0" calcext:value-type="float">
            <text:p>0</text:p>
          </table:table-cell>
          <table:table-cell table:style-name="ce11" table:formula="of:=IF([.G35]&lt;1;(1+(59*(1-[.G35])))*[.$A$39]+[.$A$41]/1000;0)" office:value-type="float" office:value="0" calcext:value-type="float">
            <text:p>0</text:p>
          </table:table-cell>
          <table:table-cell table:style-name="ce11" table:formula="of:=IF([.H35]&lt;1;(1+(59*(1-[.H35])))*[.$A$39]+[.$A$41]/1000;0)" office:value-type="float" office:value="0" calcext:value-type="float">
            <text:p>0</text:p>
          </table:table-cell>
          <table:table-cell table:style-name="ce11" table:formula="of:=IF([.I35]&lt;1;(1+(59*(1-[.I35])))*[.$A$39]+[.$A$41]/1000;0)" office:value-type="float" office:value="0" calcext:value-type="float">
            <text:p>0</text:p>
          </table:table-cell>
          <table:table-cell table:style-name="ce11" table:formula="of:=IF([.J35]&lt;1;(1+(59*(1-[.J35])))*[.$A$39]+[.$A$41]/1000;0)" office:value-type="float" office:value="0" calcext:value-type="float">
            <text:p>0</text:p>
          </table:table-cell>
          <table:table-cell table:style-name="ce11" table:formula="of:=IF([.K35]&lt;1;(1+(59*(1-[.K35])))*[.$A$39]+[.$A$41]/1000;0)" office:value-type="float" office:value="0" calcext:value-type="float">
            <text:p>0</text:p>
          </table:table-cell>
          <table:table-cell table:style-name="ce11" table:formula="of:=IF([.L35]&lt;1;(1+(59*(1-[.L35])))*[.$A$39]+[.$A$41]/1000;0)" office:value-type="float" office:value="0" calcext:value-type="float">
            <text:p>0</text:p>
          </table:table-cell>
          <table:table-cell table:style-name="ce11" table:formula="of:=IF([.M35]&lt;1;(1+(59*(1-[.M35])))*[.$A$39]+[.$A$41]/1000;0)" office:value-type="float" office:value="0" calcext:value-type="float">
            <text:p>0</text:p>
          </table:table-cell>
          <table:table-cell table:style-name="ce11" table:formula="of:=IF([.N35]&lt;1;(1+(59*(1-[.N35])))*[.$A$39]+[.$A$41]/1000;0)" office:value-type="float" office:value="0" calcext:value-type="float">
            <text:p>0</text:p>
          </table:table-cell>
          <table:table-cell table:style-name="ce11" table:formula="of:=IF([.O35]&lt;1;(1+(59*(1-[.O35])))*[.$A$39]+[.$A$41]/1000;0)" office:value-type="float" office:value="0" calcext:value-type="float">
            <text:p>0</text:p>
          </table:table-cell>
          <table:table-cell table:style-name="ce11" table:formula="of:=IF([.P35]&lt;1;(1+(59*(1-[.P35])))*[.$A$39]+[.$A$41]/1000;0)" office:value-type="float" office:value="0" calcext:value-type="float">
            <text:p>0</text:p>
          </table:table-cell>
          <table:table-cell table:style-name="ce11" table:formula="of:=IF([.Q35]&lt;1;(1+(59*(1-[.Q35])))*[.$A$39]+[.$A$41]/1000;0)" office:value-type="float" office:value="0" calcext:value-type="float">
            <text:p>0</text:p>
          </table:table-cell>
          <table:table-cell table:style-name="ce11" table:formula="of:=IF([.R35]&lt;1;(1+(59*(1-[.R35])))*[.$A$39]+[.$A$41]/1000;0)" office:value-type="float" office:value="0" calcext:value-type="float">
            <text:p>0</text:p>
          </table:table-cell>
          <table:table-cell table:style-name="ce11" table:formula="of:=IF([.S35]&lt;1;(1+(59*(1-[.S35])))*[.$A$39]+[.$A$41]/1000;0)" office:value-type="float" office:value="0" calcext:value-type="float">
            <text:p>0</text:p>
          </table:table-cell>
          <table:table-cell table:style-name="ce11" table:formula="of:=IF([.T35]&lt;1;(1+(59*(1-[.T35])))*[.$A$39]+[.$A$41]/1000;0)" office:value-type="float" office:value="0" calcext:value-type="float">
            <text:p>0</text:p>
          </table:table-cell>
          <table:table-cell table:style-name="ce11" table:formula="of:=IF([.U35]&lt;1;(1+(59*(1-[.U35])))*[.$A$39]+[.$A$41]/1000;0)" office:value-type="float" office:value="0" calcext:value-type="float">
            <text:p>0</text:p>
          </table:table-cell>
          <table:table-cell table:style-name="ce11" table:formula="of:=IF([.V35]&lt;1;(1+(59*(1-[.V35])))*[.$A$39]+[.$A$41]/1000;0)" office:value-type="float" office:value="0" calcext:value-type="float">
            <text:p>0</text:p>
          </table:table-cell>
          <table:table-cell table:style-name="ce11" table:formula="of:=IF([.W35]&lt;1;(1+(59*(1-[.W35])))*[.$A$39]+[.$A$41]/1000;0)" office:value-type="float" office:value="0" calcext:value-type="float">
            <text:p>0</text:p>
          </table:table-cell>
          <table:table-cell table:style-name="ce11" table:formula="of:=IF([.X35]&lt;1;(1+(59*(1-[.X35])))*[.$A$39]+[.$A$41]/1000;0)" office:value-type="float" office:value="0" calcext:value-type="float">
            <text:p>0</text:p>
          </table:table-cell>
          <table:table-cell table:style-name="ce11" table:formula="of:=IF([.Y35]&lt;1;(1+(59*(1-[.Y35])))*[.$A$39]+[.$A$41]/1000;0)" office:value-type="float" office:value="0" calcext:value-type="float">
            <text:p>0</text:p>
          </table:table-cell>
          <table:table-cell table:style-name="ce11" table:formula="of:=IF([.Z35]&lt;1;(1+(59*(1-[.Z35])))*[.$A$39]+[.$A$41]/1000;0)" office:value-type="float" office:value="0" calcext:value-type="float">
            <text:p>0</text:p>
          </table:table-cell>
          <table:table-cell table:style-name="ce11" table:formula="of:=IF([.AA35]&lt;1;(1+(59*(1-[.AA35])))*[.$A$39]+[.$A$41]/1000;0)" office:value-type="float" office:value="0" calcext:value-type="float">
            <text:p>0</text:p>
          </table:table-cell>
          <table:table-cell table:style-name="ce11" table:formula="of:=IF([.AB35]&lt;1;(1+(59*(1-[.AB35])))*[.$A$39]+[.$A$41]/1000;0)" office:value-type="float" office:value="0" calcext:value-type="float">
            <text:p>0</text:p>
          </table:table-cell>
          <table:table-cell table:style-name="ce11" table:formula="of:=IF([.AC35]&lt;1;(1+(59*(1-[.AC35])))*[.$A$39]+[.$A$41]/1000;0)" office:value-type="float" office:value="0" calcext:value-type="float">
            <text:p>0</text:p>
          </table:table-cell>
          <table:table-cell table:style-name="ce11" table:formula="of:=IF([.AD35]&lt;1;(1+(59*(1-[.AD35])))*[.$A$39]+[.$A$41]/1000;0)" office:value-type="float" office:value="0" calcext:value-type="float">
            <text:p>0</text:p>
          </table:table-cell>
          <table:table-cell table:style-name="ce11" table:formula="of:=IF([.AE35]&lt;1;(1+(59*(1-[.AE35])))*[.$A$39]+[.$A$41]/1000;0)" office:value-type="float" office:value="0" calcext:value-type="float">
            <text:p>0</text:p>
          </table:table-cell>
          <table:table-cell table:style-name="ce11" table:formula="of:=IF([.AF35]&lt;1;(1+(59*(1-[.AF35])))*[.$A$39]+[.$A$41]/1000;0)" office:value-type="float" office:value="0" calcext:value-type="float">
            <text:p>0</text:p>
          </table:table-cell>
          <table:table-cell table:style-name="ce11" table:formula="of:=IF([.AG35]&lt;1;(1+(59*(1-[.AG35])))*[.$A$39]+[.$A$41]/1000;0)" office:value-type="float" office:value="0" calcext:value-type="float">
            <text:p>0</text:p>
          </table:table-cell>
          <table:table-cell table:style-name="ce11" table:formula="of:=IF([.AH35]&lt;1;(1+(59*(1-[.AH35])))*[.$A$39]+[.$A$41]/1000;0)" office:value-type="float" office:value="0" calcext:value-type="float">
            <text:p>0</text:p>
          </table:table-cell>
          <table:table-cell table:style-name="ce11" table:formula="of:=IF([.AI35]&lt;1;(1+(59*(1-[.AI35])))*[.$A$39]+[.$A$41]/1000;0)" office:value-type="float" office:value="0" calcext:value-type="float">
            <text:p>0</text:p>
          </table:table-cell>
          <table:table-cell table:style-name="ce11" table:formula="of:=IF([.AJ35]&lt;1;(1+(59*(1-[.AJ35])))*[.$A$39]+[.$A$41]/1000;0)" office:value-type="float" office:value="0" calcext:value-type="float">
            <text:p>0</text:p>
          </table:table-cell>
          <table:table-cell table:style-name="ce11" table:formula="of:=IF([.AK35]&lt;1;(1+(59*(1-[.AK35])))*[.$A$39]+[.$A$41]/1000;0)" office:value-type="float" office:value="0" calcext:value-type="float">
            <text:p>0</text:p>
          </table:table-cell>
          <table:table-cell table:style-name="ce11" table:formula="of:=IF([.AL35]&lt;1;(1+(59*(1-[.AL35])))*[.$A$39]+[.$A$41]/1000;0)" office:value-type="float" office:value="0" calcext:value-type="float">
            <text:p>0</text:p>
          </table:table-cell>
          <table:table-cell table:style-name="ce11" table:formula="of:=IF([.AM35]&lt;1;(1+(59*(1-[.AM35])))*[.$A$39]+[.$A$41]/1000;0)" office:value-type="float" office:value="0" calcext:value-type="float">
            <text:p>0</text:p>
          </table:table-cell>
          <table:table-cell table:style-name="ce11" table:formula="of:=IF([.AN35]&lt;1;(1+(59*(1-[.AN35])))*[.$A$39]+[.$A$41]/1000;0)" office:value-type="float" office:value="0" calcext:value-type="float">
            <text:p>0</text:p>
          </table:table-cell>
          <table:table-cell table:style-name="ce11" table:formula="of:=IF([.AO35]&lt;1;(1+(59*(1-[.AO35])))*[.$A$39]+[.$A$41]/1000;0)" office:value-type="float" office:value="0" calcext:value-type="float">
            <text:p>0</text:p>
          </table:table-cell>
          <table:table-cell table:style-name="ce11" table:formula="of:=IF([.AP35]&lt;1;(1+(59*(1-[.AP35])))*[.$A$39]+[.$A$41]/1000;0)" office:value-type="float" office:value="0" calcext:value-type="float">
            <text:p>0</text:p>
          </table:table-cell>
          <table:table-cell table:style-name="ce11" table:formula="of:=IF([.AQ35]&lt;1;(1+(59*(1-[.AQ35])))*[.$A$39]+[.$A$41]/1000;0)" office:value-type="float" office:value="0" calcext:value-type="float">
            <text:p>0</text:p>
          </table:table-cell>
          <table:table-cell table:style-name="ce11" table:formula="of:=IF([.AR35]&lt;1;(1+(59*(1-[.AR35])))*[.$A$39]+[.$A$41]/1000;0)" office:value-type="float" office:value="0" calcext:value-type="float">
            <text:p>0</text:p>
          </table:table-cell>
          <table:table-cell table:style-name="ce11" table:formula="of:=IF([.AS35]&lt;1;(1+(59*(1-[.AS35])))*[.$A$39]+[.$A$41]/1000;0)" office:value-type="float" office:value="0" calcext:value-type="float">
            <text:p>0</text:p>
          </table:table-cell>
          <table:table-cell table:style-name="ce11" table:formula="of:=IF([.AT35]&lt;1;(1+(59*(1-[.AT35])))*[.$A$39]+[.$A$41]/1000;0)" office:value-type="float" office:value="0" calcext:value-type="float">
            <text:p>0</text:p>
          </table:table-cell>
          <table:table-cell table:style-name="ce11" table:formula="of:=IF([.AU35]&lt;1;(1+(59*(1-[.AU35])))*[.$A$39]+[.$A$41]/1000;0)" office:value-type="float" office:value="0" calcext:value-type="float">
            <text:p>0</text:p>
          </table:table-cell>
          <table:table-cell table:style-name="ce11" table:formula="of:=IF([.AV35]&lt;1;(1+(59*(1-[.AV35])))*[.$A$39]+[.$A$41]/1000;0)" office:value-type="float" office:value="0" calcext:value-type="float">
            <text:p>0</text:p>
          </table:table-cell>
          <table:table-cell table:style-name="ce11" table:formula="of:=IF([.AW35]&lt;1;(1+(59*(1-[.AW35])))*[.$A$39]+[.$A$41]/1000;0)" office:value-type="float" office:value="0" calcext:value-type="float">
            <text:p>0</text:p>
          </table:table-cell>
          <table:table-cell table:style-name="ce11" table:formula="of:=IF([.AX35]&lt;1;(1+(59*(1-[.AX35])))*[.$A$39]+[.$A$41]/1000;0)" office:value-type="float" office:value="0" calcext:value-type="float">
            <text:p>0</text:p>
          </table:table-cell>
          <table:table-cell table:style-name="ce11" table:formula="of:=IF([.AY35]&lt;1;(1+(59*(1-[.AY35])))*[.$A$39]+[.$A$41]/1000;0)" office:value-type="float" office:value="0" calcext:value-type="float">
            <text:p>0</text:p>
          </table:table-cell>
          <table:table-cell table:style-name="ce11" table:formula="of:=IF([.AZ35]&lt;1;(1+(59*(1-[.AZ35])))*[.$A$39]+[.$A$41]/1000;0)" office:value-type="float" office:value="0" calcext:value-type="float">
            <text:p>0</text:p>
          </table:table-cell>
          <table:table-cell table:style-name="ce11" table:formula="of:=IF([.BA35]&lt;1;(1+(59*(1-[.BA35])))*[.$A$39]+[.$A$41]/1000;0)" office:value-type="float" office:value="0" calcext:value-type="float">
            <text:p>0</text:p>
          </table:table-cell>
          <table:table-cell table:style-name="ce11" table:formula="of:=IF([.BB35]&lt;1;(1+(59*(1-[.BB35])))*[.$A$39]+[.$A$41]/1000;0)" office:value-type="float" office:value="0" calcext:value-type="float">
            <text:p>0</text:p>
          </table:table-cell>
          <table:table-cell table:style-name="ce11" table:formula="of:=IF([.BC35]&lt;1;(1+(59*(1-[.BC35])))*[.$A$39]+[.$A$41]/1000;0)" office:value-type="float" office:value="0" calcext:value-type="float">
            <text:p>0</text:p>
          </table:table-cell>
          <table:table-cell table:style-name="ce11" table:formula="of:=IF([.BD35]&lt;1;(1+(59*(1-[.BD35])))*[.$A$39]+[.$A$41]/1000;0)" office:value-type="float" office:value="0" calcext:value-type="float">
            <text:p>0</text:p>
          </table:table-cell>
          <table:table-cell table:style-name="ce11" table:formula="of:=IF([.BE35]&lt;1;(1+(59*(1-[.BE35])))*[.$A$39]+[.$A$41]/1000;0)" office:value-type="float" office:value="0" calcext:value-type="float">
            <text:p>0</text:p>
          </table:table-cell>
          <table:table-cell table:style-name="ce11" table:formula="of:=IF([.BF35]&lt;1;(1+(59*(1-[.BF35])))*[.$A$39]+[.$A$41]/1000;0)" office:value-type="float" office:value="0" calcext:value-type="float">
            <text:p>0</text:p>
          </table:table-cell>
          <table:table-cell table:style-name="ce11" table:formula="of:=IF([.BG35]&lt;1;(1+(59*(1-[.BG35])))*[.$A$39]+[.$A$41]/1000;0)" office:value-type="float" office:value="0" calcext:value-type="float">
            <text:p>0</text:p>
          </table:table-cell>
          <table:table-cell table:style-name="ce11" table:formula="of:=IF([.BH35]&lt;1;(1+(59*(1-[.BH35])))*[.$A$39]+[.$A$41]/1000;0)" office:value-type="float" office:value="0" calcext:value-type="float">
            <text:p>0</text:p>
          </table:table-cell>
          <table:table-cell table:style-name="ce11" table:formula="of:=IF([.BI35]&lt;1;(1+(59*(1-[.BI35])))*[.$A$39]+[.$A$41]/1000;0)" office:value-type="float" office:value="0" calcext:value-type="float">
            <text:p>0</text:p>
          </table:table-cell>
          <table:table-cell table:style-name="ce11" table:formula="of:=IF([.BJ35]&lt;1;(1+(59*(1-[.BJ35])))*[.$A$39]+[.$A$41]/1000;0)" office:value-type="float" office:value="0" calcext:value-type="float">
            <text:p>0</text:p>
          </table:table-cell>
          <table:table-cell table:style-name="ce11" table:formula="of:=IF([.BK35]&lt;1;(1+(59*(1-[.BK35])))*[.$A$39]+[.$A$41]/1000;0)" office:value-type="float" office:value="0" calcext:value-type="float">
            <text:p>0</text:p>
          </table:table-cell>
          <table:table-cell table:style-name="ce11" table:formula="of:=IF([.BL35]&lt;1;(1+(59*(1-[.BL35])))*[.$A$39]+[.$A$41]/1000;0)" office:value-type="float" office:value="0" calcext:value-type="float">
            <text:p>0</text:p>
          </table:table-cell>
          <table:table-cell table:style-name="ce11" table:formula="of:=IF([.BM35]&lt;1;(1+(59*(1-[.BM35])))*[.$A$39]+[.$A$41]/1000;0)" office:value-type="float" office:value="0" calcext:value-type="float">
            <text:p>0</text:p>
          </table:table-cell>
          <table:table-cell table:style-name="ce11" table:formula="of:=IF([.BN35]&lt;1;(1+(59*(1-[.BN35])))*[.$A$39]+[.$A$41]/1000;0)" office:value-type="float" office:value="0" calcext:value-type="float">
            <text:p>0</text:p>
          </table:table-cell>
          <table:table-cell table:style-name="ce11" table:formula="of:=IF([.BO35]&lt;1;(1+(59*(1-[.BO35])))*[.$A$39]+[.$A$41]/1000;0)" office:value-type="float" office:value="0" calcext:value-type="float">
            <text:p>0</text:p>
          </table:table-cell>
          <table:table-cell table:style-name="ce11" table:formula="of:=IF([.BP35]&lt;1;(1+(59*(1-[.BP35])))*[.$A$39]+[.$A$41]/1000;0)" office:value-type="float" office:value="0" calcext:value-type="float">
            <text:p>0</text:p>
          </table:table-cell>
          <table:table-cell table:style-name="ce11" table:formula="of:=IF([.BQ35]&lt;1;(1+(59*(1-[.BQ35])))*[.$A$39]+[.$A$41]/1000;0)" office:value-type="float" office:value="0" calcext:value-type="float">
            <text:p>0</text:p>
          </table:table-cell>
          <table:table-cell table:style-name="ce11" table:formula="of:=IF([.BR35]&lt;1;(1+(59*(1-[.BR35])))*[.$A$39]+[.$A$41]/1000;0)" office:value-type="float" office:value="0" calcext:value-type="float">
            <text:p>0</text:p>
          </table:table-cell>
          <table:table-cell table:style-name="ce11" table:formula="of:=IF([.BS35]&lt;1;(1+(59*(1-[.BS35])))*[.$A$39]+[.$A$41]/1000;0)" office:value-type="float" office:value="0" calcext:value-type="float">
            <text:p>0</text:p>
          </table:table-cell>
          <table:table-cell table:style-name="ce11" table:formula="of:=IF([.BT35]&lt;1;(1+(59*(1-[.BT35])))*[.$A$39]+[.$A$41]/1000;0)" office:value-type="float" office:value="0" calcext:value-type="float">
            <text:p>0</text:p>
          </table:table-cell>
          <table:table-cell table:style-name="ce11" table:formula="of:=IF([.BU35]&lt;1;(1+(59*(1-[.BU35])))*[.$A$39]+[.$A$41]/1000;0)" office:value-type="float" office:value="0" calcext:value-type="float">
            <text:p>0</text:p>
          </table:table-cell>
          <table:table-cell table:style-name="ce11" table:formula="of:=IF([.BV35]&lt;1;(1+(59*(1-[.BV35])))*[.$A$39]+[.$A$41]/1000;0)" office:value-type="float" office:value="0" calcext:value-type="float">
            <text:p>0</text:p>
          </table:table-cell>
          <table:table-cell table:style-name="ce11" table:formula="of:=IF([.BW35]&lt;1;(1+(59*(1-[.BW35])))*[.$A$39]+[.$A$41]/1000;0)" office:value-type="float" office:value="0" calcext:value-type="float">
            <text:p>0</text:p>
          </table:table-cell>
          <table:table-cell table:style-name="ce11" table:formula="of:=IF([.BX35]&lt;1;(1+(59*(1-[.BX35])))*[.$A$39]+[.$A$41]/1000;0)" office:value-type="float" office:value="0" calcext:value-type="float">
            <text:p>0</text:p>
          </table:table-cell>
          <table:table-cell table:style-name="ce11" table:formula="of:=IF([.BY35]&lt;1;(1+(59*(1-[.BY35])))*[.$A$39]+[.$A$41]/1000;0)" office:value-type="float" office:value="0" calcext:value-type="float">
            <text:p>0</text:p>
          </table:table-cell>
          <table:table-cell table:style-name="ce11" table:formula="of:=IF([.BZ35]&lt;1;(1+(59*(1-[.BZ35])))*[.$A$39]+[.$A$41]/1000;0)" office:value-type="float" office:value="0" calcext:value-type="float">
            <text:p>0</text:p>
          </table:table-cell>
          <table:table-cell table:style-name="ce11" table:formula="of:=IF([.CA35]&lt;1;(1+(59*(1-[.CA35])))*[.$A$39]+[.$A$41]/1000;0)" office:value-type="float" office:value="0" calcext:value-type="float">
            <text:p>0</text:p>
          </table:table-cell>
          <table:table-cell table:style-name="ce11" table:formula="of:=IF([.CB35]&lt;1;(1+(59*(1-[.CB35])))*[.$A$39]+[.$A$41]/1000;0)" office:value-type="float" office:value="0" calcext:value-type="float">
            <text:p>0</text:p>
          </table:table-cell>
          <table:table-cell table:style-name="ce11" table:formula="of:=IF([.CC35]&lt;1;(1+(59*(1-[.CC35])))*[.$A$39]+[.$A$41]/1000;0)" office:value-type="float" office:value="0" calcext:value-type="float">
            <text:p>0</text:p>
          </table:table-cell>
          <table:table-cell table:style-name="ce11" table:formula="of:=IF([.CD35]&lt;1;(1+(59*(1-[.CD35])))*[.$A$39]+[.$A$41]/1000;0)" office:value-type="float" office:value="0" calcext:value-type="float">
            <text:p>0</text:p>
          </table:table-cell>
          <table:table-cell table:style-name="ce11" table:formula="of:=IF([.CE35]&lt;1;(1+(59*(1-[.CE35])))*[.$A$39]+[.$A$41]/1000;0)" office:value-type="float" office:value="0" calcext:value-type="float">
            <text:p>0</text:p>
          </table:table-cell>
          <table:table-cell table:style-name="ce11" table:formula="of:=IF([.CF35]&lt;1;(1+(59*(1-[.CF35])))*[.$A$39]+[.$A$41]/1000;0)" office:value-type="float" office:value="0" calcext:value-type="float">
            <text:p>0</text:p>
          </table:table-cell>
          <table:table-cell table:style-name="ce11" table:formula="of:=IF([.CG35]&lt;1;(1+(59*(1-[.CG35])))*[.$A$39]+[.$A$41]/1000;0)" office:value-type="float" office:value="0" calcext:value-type="float">
            <text:p>0</text:p>
          </table:table-cell>
          <table:table-cell table:style-name="ce11" table:formula="of:=IF([.CH35]&lt;1;(1+(59*(1-[.CH35])))*[.$A$39]+[.$A$41]/1000;0)" office:value-type="float" office:value="0" calcext:value-type="float">
            <text:p>0</text:p>
          </table:table-cell>
          <table:table-cell table:style-name="ce11" table:formula="of:=IF([.CI35]&lt;1;(1+(59*(1-[.CI35])))*[.$A$39]+[.$A$41]/1000;0)" office:value-type="float" office:value="0" calcext:value-type="float">
            <text:p>0</text:p>
          </table:table-cell>
          <table:table-cell table:style-name="ce11" table:formula="of:=IF([.CJ35]&lt;1;(1+(59*(1-[.CJ35])))*[.$A$39]+[.$A$41]/1000;0)" office:value-type="float" office:value="0" calcext:value-type="float">
            <text:p>0</text:p>
          </table:table-cell>
          <table:table-cell table:style-name="ce11" table:formula="of:=IF([.CK35]&lt;1;(1+(59*(1-[.CK35])))*[.$A$39]+[.$A$41]/1000;0)" office:value-type="float" office:value="0" calcext:value-type="float">
            <text:p>0</text:p>
          </table:table-cell>
          <table:table-cell table:style-name="ce11" table:formula="of:=IF([.CL35]&lt;1;(1+(59*(1-[.CL35])))*[.$A$39]+[.$A$41]/1000;0)" office:value-type="float" office:value="0" calcext:value-type="float">
            <text:p>0</text:p>
          </table:table-cell>
          <table:table-cell table:style-name="ce11" table:formula="of:=IF([.CM35]&lt;1;(1+(59*(1-[.CM35])))*[.$A$39]+[.$A$41]/1000;0)" office:value-type="float" office:value="0" calcext:value-type="float">
            <text:p>0</text:p>
          </table:table-cell>
          <table:table-cell table:style-name="ce11" table:formula="of:=IF([.CN35]&lt;1;(1+(59*(1-[.CN35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6]&lt;1;(1+(59*(1-[.A36])))*[.$A$39]+[.$A$41]/1000;0)" office:value-type="float" office:value="69.3000000000001" calcext:value-type="float">
            <text:p>69</text:p>
          </table:table-cell>
          <table:table-cell table:style-name="ce11" table:formula="of:=IF([.B36]&lt;1;(1+(59*(1-[.B36])))*[.$A$39]+[.$A$41]/1000;0)" office:value-type="float" office:value="16.2" calcext:value-type="float">
            <text:p>16</text:p>
          </table:table-cell>
          <table:table-cell table:style-name="ce11" table:formula="of:=IF([.C36]&lt;1;(1+(59*(1-[.C36])))*[.$A$39]+[.$A$41]/1000;0)" office:value-type="float" office:value="0" calcext:value-type="float">
            <text:p>0</text:p>
          </table:table-cell>
          <table:table-cell table:style-name="ce11" table:formula="of:=IF([.D36]&lt;1;(1+(59*(1-[.D36])))*[.$A$39]+[.$A$41]/1000;0)" office:value-type="float" office:value="0" calcext:value-type="float">
            <text:p>0</text:p>
          </table:table-cell>
          <table:table-cell table:style-name="ce11" table:formula="of:=IF([.E36]&lt;1;(1+(59*(1-[.E36])))*[.$A$39]+[.$A$41]/1000;0)" office:value-type="float" office:value="0" calcext:value-type="float">
            <text:p>0</text:p>
          </table:table-cell>
          <table:table-cell table:style-name="ce11" table:formula="of:=IF([.F36]&lt;1;(1+(59*(1-[.F36])))*[.$A$39]+[.$A$41]/1000;0)" office:value-type="float" office:value="0" calcext:value-type="float">
            <text:p>0</text:p>
          </table:table-cell>
          <table:table-cell table:style-name="ce11" table:formula="of:=IF([.G36]&lt;1;(1+(59*(1-[.G36])))*[.$A$39]+[.$A$41]/1000;0)" office:value-type="float" office:value="0" calcext:value-type="float">
            <text:p>0</text:p>
          </table:table-cell>
          <table:table-cell table:style-name="ce11" table:formula="of:=IF([.H36]&lt;1;(1+(59*(1-[.H36])))*[.$A$39]+[.$A$41]/1000;0)" office:value-type="float" office:value="0" calcext:value-type="float">
            <text:p>0</text:p>
          </table:table-cell>
          <table:table-cell table:style-name="ce11" table:formula="of:=IF([.I36]&lt;1;(1+(59*(1-[.I36])))*[.$A$39]+[.$A$41]/1000;0)" office:value-type="float" office:value="0" calcext:value-type="float">
            <text:p>0</text:p>
          </table:table-cell>
          <table:table-cell table:style-name="ce11" table:formula="of:=IF([.J36]&lt;1;(1+(59*(1-[.J36])))*[.$A$39]+[.$A$41]/1000;0)" office:value-type="float" office:value="0" calcext:value-type="float">
            <text:p>0</text:p>
          </table:table-cell>
          <table:table-cell table:style-name="ce11" table:formula="of:=IF([.K36]&lt;1;(1+(59*(1-[.K36])))*[.$A$39]+[.$A$41]/1000;0)" office:value-type="float" office:value="0" calcext:value-type="float">
            <text:p>0</text:p>
          </table:table-cell>
          <table:table-cell table:style-name="ce11" table:formula="of:=IF([.L36]&lt;1;(1+(59*(1-[.L36])))*[.$A$39]+[.$A$41]/1000;0)" office:value-type="float" office:value="0" calcext:value-type="float">
            <text:p>0</text:p>
          </table:table-cell>
          <table:table-cell table:style-name="ce11" table:formula="of:=IF([.M36]&lt;1;(1+(59*(1-[.M36])))*[.$A$39]+[.$A$41]/1000;0)" office:value-type="float" office:value="0" calcext:value-type="float">
            <text:p>0</text:p>
          </table:table-cell>
          <table:table-cell table:style-name="ce11" table:formula="of:=IF([.N36]&lt;1;(1+(59*(1-[.N36])))*[.$A$39]+[.$A$41]/1000;0)" office:value-type="float" office:value="0" calcext:value-type="float">
            <text:p>0</text:p>
          </table:table-cell>
          <table:table-cell table:style-name="ce11" table:formula="of:=IF([.O36]&lt;1;(1+(59*(1-[.O36])))*[.$A$39]+[.$A$41]/1000;0)" office:value-type="float" office:value="0" calcext:value-type="float">
            <text:p>0</text:p>
          </table:table-cell>
          <table:table-cell table:style-name="ce11" table:formula="of:=IF([.P36]&lt;1;(1+(59*(1-[.P36])))*[.$A$39]+[.$A$41]/1000;0)" office:value-type="float" office:value="0" calcext:value-type="float">
            <text:p>0</text:p>
          </table:table-cell>
          <table:table-cell table:style-name="ce11" table:formula="of:=IF([.Q36]&lt;1;(1+(59*(1-[.Q36])))*[.$A$39]+[.$A$41]/1000;0)" office:value-type="float" office:value="0" calcext:value-type="float">
            <text:p>0</text:p>
          </table:table-cell>
          <table:table-cell table:style-name="ce11" table:formula="of:=IF([.R36]&lt;1;(1+(59*(1-[.R36])))*[.$A$39]+[.$A$41]/1000;0)" office:value-type="float" office:value="0" calcext:value-type="float">
            <text:p>0</text:p>
          </table:table-cell>
          <table:table-cell table:style-name="ce11" table:formula="of:=IF([.S36]&lt;1;(1+(59*(1-[.S36])))*[.$A$39]+[.$A$41]/1000;0)" office:value-type="float" office:value="0" calcext:value-type="float">
            <text:p>0</text:p>
          </table:table-cell>
          <table:table-cell table:style-name="ce11" table:formula="of:=IF([.T36]&lt;1;(1+(59*(1-[.T36])))*[.$A$39]+[.$A$41]/1000;0)" office:value-type="float" office:value="0" calcext:value-type="float">
            <text:p>0</text:p>
          </table:table-cell>
          <table:table-cell table:style-name="ce11" table:formula="of:=IF([.U36]&lt;1;(1+(59*(1-[.U36])))*[.$A$39]+[.$A$41]/1000;0)" office:value-type="float" office:value="0" calcext:value-type="float">
            <text:p>0</text:p>
          </table:table-cell>
          <table:table-cell table:style-name="ce11" table:formula="of:=IF([.V36]&lt;1;(1+(59*(1-[.V36])))*[.$A$39]+[.$A$41]/1000;0)" office:value-type="float" office:value="0" calcext:value-type="float">
            <text:p>0</text:p>
          </table:table-cell>
          <table:table-cell table:style-name="ce11" table:formula="of:=IF([.W36]&lt;1;(1+(59*(1-[.W36])))*[.$A$39]+[.$A$41]/1000;0)" office:value-type="float" office:value="0" calcext:value-type="float">
            <text:p>0</text:p>
          </table:table-cell>
          <table:table-cell table:style-name="ce11" table:formula="of:=IF([.X36]&lt;1;(1+(59*(1-[.X36])))*[.$A$39]+[.$A$41]/1000;0)" office:value-type="float" office:value="0" calcext:value-type="float">
            <text:p>0</text:p>
          </table:table-cell>
          <table:table-cell table:style-name="ce11" table:formula="of:=IF([.Y36]&lt;1;(1+(59*(1-[.Y36])))*[.$A$39]+[.$A$41]/1000;0)" office:value-type="float" office:value="0" calcext:value-type="float">
            <text:p>0</text:p>
          </table:table-cell>
          <table:table-cell table:style-name="ce11" table:formula="of:=IF([.Z36]&lt;1;(1+(59*(1-[.Z36])))*[.$A$39]+[.$A$41]/1000;0)" office:value-type="float" office:value="0" calcext:value-type="float">
            <text:p>0</text:p>
          </table:table-cell>
          <table:table-cell table:style-name="ce11" table:formula="of:=IF([.AA36]&lt;1;(1+(59*(1-[.AA36])))*[.$A$39]+[.$A$41]/1000;0)" office:value-type="float" office:value="0" calcext:value-type="float">
            <text:p>0</text:p>
          </table:table-cell>
          <table:table-cell table:style-name="ce11" table:formula="of:=IF([.AB36]&lt;1;(1+(59*(1-[.AB36])))*[.$A$39]+[.$A$41]/1000;0)" office:value-type="float" office:value="0" calcext:value-type="float">
            <text:p>0</text:p>
          </table:table-cell>
          <table:table-cell table:style-name="ce11" table:formula="of:=IF([.AC36]&lt;1;(1+(59*(1-[.AC36])))*[.$A$39]+[.$A$41]/1000;0)" office:value-type="float" office:value="0" calcext:value-type="float">
            <text:p>0</text:p>
          </table:table-cell>
          <table:table-cell table:style-name="ce11" table:formula="of:=IF([.AD36]&lt;1;(1+(59*(1-[.AD36])))*[.$A$39]+[.$A$41]/1000;0)" office:value-type="float" office:value="0" calcext:value-type="float">
            <text:p>0</text:p>
          </table:table-cell>
          <table:table-cell table:style-name="ce11" table:formula="of:=IF([.AE36]&lt;1;(1+(59*(1-[.AE36])))*[.$A$39]+[.$A$41]/1000;0)" office:value-type="float" office:value="0" calcext:value-type="float">
            <text:p>0</text:p>
          </table:table-cell>
          <table:table-cell table:style-name="ce11" table:formula="of:=IF([.AF36]&lt;1;(1+(59*(1-[.AF36])))*[.$A$39]+[.$A$41]/1000;0)" office:value-type="float" office:value="0" calcext:value-type="float">
            <text:p>0</text:p>
          </table:table-cell>
          <table:table-cell table:style-name="ce11" table:formula="of:=IF([.AG36]&lt;1;(1+(59*(1-[.AG36])))*[.$A$39]+[.$A$41]/1000;0)" office:value-type="float" office:value="0" calcext:value-type="float">
            <text:p>0</text:p>
          </table:table-cell>
          <table:table-cell table:style-name="ce11" table:formula="of:=IF([.AH36]&lt;1;(1+(59*(1-[.AH36])))*[.$A$39]+[.$A$41]/1000;0)" office:value-type="float" office:value="0" calcext:value-type="float">
            <text:p>0</text:p>
          </table:table-cell>
          <table:table-cell table:style-name="ce11" table:formula="of:=IF([.AI36]&lt;1;(1+(59*(1-[.AI36])))*[.$A$39]+[.$A$41]/1000;0)" office:value-type="float" office:value="0" calcext:value-type="float">
            <text:p>0</text:p>
          </table:table-cell>
          <table:table-cell table:style-name="ce11" table:formula="of:=IF([.AJ36]&lt;1;(1+(59*(1-[.AJ36])))*[.$A$39]+[.$A$41]/1000;0)" office:value-type="float" office:value="0" calcext:value-type="float">
            <text:p>0</text:p>
          </table:table-cell>
          <table:table-cell table:style-name="ce11" table:formula="of:=IF([.AK36]&lt;1;(1+(59*(1-[.AK36])))*[.$A$39]+[.$A$41]/1000;0)" office:value-type="float" office:value="0" calcext:value-type="float">
            <text:p>0</text:p>
          </table:table-cell>
          <table:table-cell table:style-name="ce11" table:formula="of:=IF([.AL36]&lt;1;(1+(59*(1-[.AL36])))*[.$A$39]+[.$A$41]/1000;0)" office:value-type="float" office:value="0" calcext:value-type="float">
            <text:p>0</text:p>
          </table:table-cell>
          <table:table-cell table:style-name="ce11" table:formula="of:=IF([.AM36]&lt;1;(1+(59*(1-[.AM36])))*[.$A$39]+[.$A$41]/1000;0)" office:value-type="float" office:value="0" calcext:value-type="float">
            <text:p>0</text:p>
          </table:table-cell>
          <table:table-cell table:style-name="ce11" table:formula="of:=IF([.AN36]&lt;1;(1+(59*(1-[.AN36])))*[.$A$39]+[.$A$41]/1000;0)" office:value-type="float" office:value="0" calcext:value-type="float">
            <text:p>0</text:p>
          </table:table-cell>
          <table:table-cell table:style-name="ce11" table:formula="of:=IF([.AO36]&lt;1;(1+(59*(1-[.AO36])))*[.$A$39]+[.$A$41]/1000;0)" office:value-type="float" office:value="0" calcext:value-type="float">
            <text:p>0</text:p>
          </table:table-cell>
          <table:table-cell table:style-name="ce11" table:formula="of:=IF([.AP36]&lt;1;(1+(59*(1-[.AP36])))*[.$A$39]+[.$A$41]/1000;0)" office:value-type="float" office:value="0" calcext:value-type="float">
            <text:p>0</text:p>
          </table:table-cell>
          <table:table-cell table:style-name="ce11" table:formula="of:=IF([.AQ36]&lt;1;(1+(59*(1-[.AQ36])))*[.$A$39]+[.$A$41]/1000;0)" office:value-type="float" office:value="0" calcext:value-type="float">
            <text:p>0</text:p>
          </table:table-cell>
          <table:table-cell table:style-name="ce11" table:formula="of:=IF([.AR36]&lt;1;(1+(59*(1-[.AR36])))*[.$A$39]+[.$A$41]/1000;0)" office:value-type="float" office:value="0" calcext:value-type="float">
            <text:p>0</text:p>
          </table:table-cell>
          <table:table-cell table:style-name="ce11" table:formula="of:=IF([.AS36]&lt;1;(1+(59*(1-[.AS36])))*[.$A$39]+[.$A$41]/1000;0)" office:value-type="float" office:value="0" calcext:value-type="float">
            <text:p>0</text:p>
          </table:table-cell>
          <table:table-cell table:style-name="ce11" table:formula="of:=IF([.AT36]&lt;1;(1+(59*(1-[.AT36])))*[.$A$39]+[.$A$41]/1000;0)" office:value-type="float" office:value="0" calcext:value-type="float">
            <text:p>0</text:p>
          </table:table-cell>
          <table:table-cell table:style-name="ce11" table:formula="of:=IF([.AU36]&lt;1;(1+(59*(1-[.AU36])))*[.$A$39]+[.$A$41]/1000;0)" office:value-type="float" office:value="0" calcext:value-type="float">
            <text:p>0</text:p>
          </table:table-cell>
          <table:table-cell table:style-name="ce11" table:formula="of:=IF([.AV36]&lt;1;(1+(59*(1-[.AV36])))*[.$A$39]+[.$A$41]/1000;0)" office:value-type="float" office:value="0" calcext:value-type="float">
            <text:p>0</text:p>
          </table:table-cell>
          <table:table-cell table:style-name="ce11" table:formula="of:=IF([.AW36]&lt;1;(1+(59*(1-[.AW36])))*[.$A$39]+[.$A$41]/1000;0)" office:value-type="float" office:value="0" calcext:value-type="float">
            <text:p>0</text:p>
          </table:table-cell>
          <table:table-cell table:style-name="ce11" table:formula="of:=IF([.AX36]&lt;1;(1+(59*(1-[.AX36])))*[.$A$39]+[.$A$41]/1000;0)" office:value-type="float" office:value="0" calcext:value-type="float">
            <text:p>0</text:p>
          </table:table-cell>
          <table:table-cell table:style-name="ce11" table:formula="of:=IF([.AY36]&lt;1;(1+(59*(1-[.AY36])))*[.$A$39]+[.$A$41]/1000;0)" office:value-type="float" office:value="0" calcext:value-type="float">
            <text:p>0</text:p>
          </table:table-cell>
          <table:table-cell table:style-name="ce11" table:formula="of:=IF([.AZ36]&lt;1;(1+(59*(1-[.AZ36])))*[.$A$39]+[.$A$41]/1000;0)" office:value-type="float" office:value="0" calcext:value-type="float">
            <text:p>0</text:p>
          </table:table-cell>
          <table:table-cell table:style-name="ce11" table:formula="of:=IF([.BA36]&lt;1;(1+(59*(1-[.BA36])))*[.$A$39]+[.$A$41]/1000;0)" office:value-type="float" office:value="0" calcext:value-type="float">
            <text:p>0</text:p>
          </table:table-cell>
          <table:table-cell table:style-name="ce11" table:formula="of:=IF([.BB36]&lt;1;(1+(59*(1-[.BB36])))*[.$A$39]+[.$A$41]/1000;0)" office:value-type="float" office:value="0" calcext:value-type="float">
            <text:p>0</text:p>
          </table:table-cell>
          <table:table-cell table:style-name="ce11" table:formula="of:=IF([.BC36]&lt;1;(1+(59*(1-[.BC36])))*[.$A$39]+[.$A$41]/1000;0)" office:value-type="float" office:value="0" calcext:value-type="float">
            <text:p>0</text:p>
          </table:table-cell>
          <table:table-cell table:style-name="ce11" table:formula="of:=IF([.BD36]&lt;1;(1+(59*(1-[.BD36])))*[.$A$39]+[.$A$41]/1000;0)" office:value-type="float" office:value="0" calcext:value-type="float">
            <text:p>0</text:p>
          </table:table-cell>
          <table:table-cell table:style-name="ce11" table:formula="of:=IF([.BE36]&lt;1;(1+(59*(1-[.BE36])))*[.$A$39]+[.$A$41]/1000;0)" office:value-type="float" office:value="0" calcext:value-type="float">
            <text:p>0</text:p>
          </table:table-cell>
          <table:table-cell table:style-name="ce11" table:formula="of:=IF([.BF36]&lt;1;(1+(59*(1-[.BF36])))*[.$A$39]+[.$A$41]/1000;0)" office:value-type="float" office:value="0" calcext:value-type="float">
            <text:p>0</text:p>
          </table:table-cell>
          <table:table-cell table:style-name="ce11" table:formula="of:=IF([.BG36]&lt;1;(1+(59*(1-[.BG36])))*[.$A$39]+[.$A$41]/1000;0)" office:value-type="float" office:value="0" calcext:value-type="float">
            <text:p>0</text:p>
          </table:table-cell>
          <table:table-cell table:style-name="ce11" table:formula="of:=IF([.BH36]&lt;1;(1+(59*(1-[.BH36])))*[.$A$39]+[.$A$41]/1000;0)" office:value-type="float" office:value="0" calcext:value-type="float">
            <text:p>0</text:p>
          </table:table-cell>
          <table:table-cell table:style-name="ce11" table:formula="of:=IF([.BI36]&lt;1;(1+(59*(1-[.BI36])))*[.$A$39]+[.$A$41]/1000;0)" office:value-type="float" office:value="0" calcext:value-type="float">
            <text:p>0</text:p>
          </table:table-cell>
          <table:table-cell table:style-name="ce11" table:formula="of:=IF([.BJ36]&lt;1;(1+(59*(1-[.BJ36])))*[.$A$39]+[.$A$41]/1000;0)" office:value-type="float" office:value="0" calcext:value-type="float">
            <text:p>0</text:p>
          </table:table-cell>
          <table:table-cell table:style-name="ce11" table:formula="of:=IF([.BK36]&lt;1;(1+(59*(1-[.BK36])))*[.$A$39]+[.$A$41]/1000;0)" office:value-type="float" office:value="0" calcext:value-type="float">
            <text:p>0</text:p>
          </table:table-cell>
          <table:table-cell table:style-name="ce11" table:formula="of:=IF([.BL36]&lt;1;(1+(59*(1-[.BL36])))*[.$A$39]+[.$A$41]/1000;0)" office:value-type="float" office:value="0" calcext:value-type="float">
            <text:p>0</text:p>
          </table:table-cell>
          <table:table-cell table:style-name="ce11" table:formula="of:=IF([.BM36]&lt;1;(1+(59*(1-[.BM36])))*[.$A$39]+[.$A$41]/1000;0)" office:value-type="float" office:value="0" calcext:value-type="float">
            <text:p>0</text:p>
          </table:table-cell>
          <table:table-cell table:style-name="ce11" table:formula="of:=IF([.BN36]&lt;1;(1+(59*(1-[.BN36])))*[.$A$39]+[.$A$41]/1000;0)" office:value-type="float" office:value="0" calcext:value-type="float">
            <text:p>0</text:p>
          </table:table-cell>
          <table:table-cell table:style-name="ce11" table:formula="of:=IF([.BO36]&lt;1;(1+(59*(1-[.BO36])))*[.$A$39]+[.$A$41]/1000;0)" office:value-type="float" office:value="0" calcext:value-type="float">
            <text:p>0</text:p>
          </table:table-cell>
          <table:table-cell table:style-name="ce11" table:formula="of:=IF([.BP36]&lt;1;(1+(59*(1-[.BP36])))*[.$A$39]+[.$A$41]/1000;0)" office:value-type="float" office:value="0" calcext:value-type="float">
            <text:p>0</text:p>
          </table:table-cell>
          <table:table-cell table:style-name="ce11" table:formula="of:=IF([.BQ36]&lt;1;(1+(59*(1-[.BQ36])))*[.$A$39]+[.$A$41]/1000;0)" office:value-type="float" office:value="0" calcext:value-type="float">
            <text:p>0</text:p>
          </table:table-cell>
          <table:table-cell table:style-name="ce11" table:formula="of:=IF([.BR36]&lt;1;(1+(59*(1-[.BR36])))*[.$A$39]+[.$A$41]/1000;0)" office:value-type="float" office:value="0" calcext:value-type="float">
            <text:p>0</text:p>
          </table:table-cell>
          <table:table-cell table:style-name="ce11" table:formula="of:=IF([.BS36]&lt;1;(1+(59*(1-[.BS36])))*[.$A$39]+[.$A$41]/1000;0)" office:value-type="float" office:value="0" calcext:value-type="float">
            <text:p>0</text:p>
          </table:table-cell>
          <table:table-cell table:style-name="ce11" table:formula="of:=IF([.BT36]&lt;1;(1+(59*(1-[.BT36])))*[.$A$39]+[.$A$41]/1000;0)" office:value-type="float" office:value="0" calcext:value-type="float">
            <text:p>0</text:p>
          </table:table-cell>
          <table:table-cell table:style-name="ce11" table:formula="of:=IF([.BU36]&lt;1;(1+(59*(1-[.BU36])))*[.$A$39]+[.$A$41]/1000;0)" office:value-type="float" office:value="0" calcext:value-type="float">
            <text:p>0</text:p>
          </table:table-cell>
          <table:table-cell table:style-name="ce11" table:formula="of:=IF([.BV36]&lt;1;(1+(59*(1-[.BV36])))*[.$A$39]+[.$A$41]/1000;0)" office:value-type="float" office:value="0" calcext:value-type="float">
            <text:p>0</text:p>
          </table:table-cell>
          <table:table-cell table:style-name="ce11" table:formula="of:=IF([.BW36]&lt;1;(1+(59*(1-[.BW36])))*[.$A$39]+[.$A$41]/1000;0)" office:value-type="float" office:value="0" calcext:value-type="float">
            <text:p>0</text:p>
          </table:table-cell>
          <table:table-cell table:style-name="ce11" table:formula="of:=IF([.BX36]&lt;1;(1+(59*(1-[.BX36])))*[.$A$39]+[.$A$41]/1000;0)" office:value-type="float" office:value="0" calcext:value-type="float">
            <text:p>0</text:p>
          </table:table-cell>
          <table:table-cell table:style-name="ce11" table:formula="of:=IF([.BY36]&lt;1;(1+(59*(1-[.BY36])))*[.$A$39]+[.$A$41]/1000;0)" office:value-type="float" office:value="0" calcext:value-type="float">
            <text:p>0</text:p>
          </table:table-cell>
          <table:table-cell table:style-name="ce11" table:formula="of:=IF([.BZ36]&lt;1;(1+(59*(1-[.BZ36])))*[.$A$39]+[.$A$41]/1000;0)" office:value-type="float" office:value="0" calcext:value-type="float">
            <text:p>0</text:p>
          </table:table-cell>
          <table:table-cell table:style-name="ce11" table:formula="of:=IF([.CA36]&lt;1;(1+(59*(1-[.CA36])))*[.$A$39]+[.$A$41]/1000;0)" office:value-type="float" office:value="0" calcext:value-type="float">
            <text:p>0</text:p>
          </table:table-cell>
          <table:table-cell table:style-name="ce11" table:formula="of:=IF([.CB36]&lt;1;(1+(59*(1-[.CB36])))*[.$A$39]+[.$A$41]/1000;0)" office:value-type="float" office:value="0" calcext:value-type="float">
            <text:p>0</text:p>
          </table:table-cell>
          <table:table-cell table:style-name="ce11" table:formula="of:=IF([.CC36]&lt;1;(1+(59*(1-[.CC36])))*[.$A$39]+[.$A$41]/1000;0)" office:value-type="float" office:value="0" calcext:value-type="float">
            <text:p>0</text:p>
          </table:table-cell>
          <table:table-cell table:style-name="ce11" table:formula="of:=IF([.CD36]&lt;1;(1+(59*(1-[.CD36])))*[.$A$39]+[.$A$41]/1000;0)" office:value-type="float" office:value="0" calcext:value-type="float">
            <text:p>0</text:p>
          </table:table-cell>
          <table:table-cell table:style-name="ce11" table:formula="of:=IF([.CE36]&lt;1;(1+(59*(1-[.CE36])))*[.$A$39]+[.$A$41]/1000;0)" office:value-type="float" office:value="0" calcext:value-type="float">
            <text:p>0</text:p>
          </table:table-cell>
          <table:table-cell table:style-name="ce11" table:formula="of:=IF([.CF36]&lt;1;(1+(59*(1-[.CF36])))*[.$A$39]+[.$A$41]/1000;0)" office:value-type="float" office:value="0" calcext:value-type="float">
            <text:p>0</text:p>
          </table:table-cell>
          <table:table-cell table:style-name="ce11" table:formula="of:=IF([.CG36]&lt;1;(1+(59*(1-[.CG36])))*[.$A$39]+[.$A$41]/1000;0)" office:value-type="float" office:value="0" calcext:value-type="float">
            <text:p>0</text:p>
          </table:table-cell>
          <table:table-cell table:style-name="ce11" table:formula="of:=IF([.CH36]&lt;1;(1+(59*(1-[.CH36])))*[.$A$39]+[.$A$41]/1000;0)" office:value-type="float" office:value="0" calcext:value-type="float">
            <text:p>0</text:p>
          </table:table-cell>
          <table:table-cell table:style-name="ce11" table:formula="of:=IF([.CI36]&lt;1;(1+(59*(1-[.CI36])))*[.$A$39]+[.$A$41]/1000;0)" office:value-type="float" office:value="0" calcext:value-type="float">
            <text:p>0</text:p>
          </table:table-cell>
          <table:table-cell table:style-name="ce11" table:formula="of:=IF([.CJ36]&lt;1;(1+(59*(1-[.CJ36])))*[.$A$39]+[.$A$41]/1000;0)" office:value-type="float" office:value="0" calcext:value-type="float">
            <text:p>0</text:p>
          </table:table-cell>
          <table:table-cell table:style-name="ce11" table:formula="of:=IF([.CK36]&lt;1;(1+(59*(1-[.CK36])))*[.$A$39]+[.$A$41]/1000;0)" office:value-type="float" office:value="0" calcext:value-type="float">
            <text:p>0</text:p>
          </table:table-cell>
          <table:table-cell table:style-name="ce11" table:formula="of:=IF([.CL36]&lt;1;(1+(59*(1-[.CL36])))*[.$A$39]+[.$A$41]/1000;0)" office:value-type="float" office:value="0" calcext:value-type="float">
            <text:p>0</text:p>
          </table:table-cell>
          <table:table-cell table:style-name="ce11" table:formula="of:=IF([.CM36]&lt;1;(1+(59*(1-[.CM36])))*[.$A$39]+[.$A$41]/1000;0)" office:value-type="float" office:value="0" calcext:value-type="float">
            <text:p>0</text:p>
          </table:table-cell>
          <table:table-cell table:style-name="ce11" table:formula="of:=IF([.CN36]&lt;1;(1+(59*(1-[.CN36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37]&lt;1;(1+(59*(1-[.A37])))*[.$A$39]+[.$A$41]/1000;0)" office:value-type="float" office:value="0" calcext:value-type="float">
            <text:p>0</text:p>
          </table:table-cell>
          <table:table-cell table:style-name="ce11" table:formula="of:=IF([.B37]&lt;1;(1+(59*(1-[.B37])))*[.$A$39]+[.$A$41]/1000;0)" office:value-type="float" office:value="0" calcext:value-type="float">
            <text:p>0</text:p>
          </table:table-cell>
          <table:table-cell table:style-name="ce11" table:formula="of:=IF([.C37]&lt;1;(1+(59*(1-[.C37])))*[.$A$39]+[.$A$41]/1000;0)" office:value-type="float" office:value="0" calcext:value-type="float">
            <text:p>0</text:p>
          </table:table-cell>
          <table:table-cell table:style-name="ce11" table:formula="of:=IF([.D37]&lt;1;(1+(59*(1-[.D37])))*[.$A$39]+[.$A$41]/1000;0)" office:value-type="float" office:value="0" calcext:value-type="float">
            <text:p>0</text:p>
          </table:table-cell>
          <table:table-cell table:style-name="ce11" table:formula="of:=IF([.E37]&lt;1;(1+(59*(1-[.E37])))*[.$A$39]+[.$A$41]/1000;0)" office:value-type="float" office:value="0" calcext:value-type="float">
            <text:p>0</text:p>
          </table:table-cell>
          <table:table-cell table:style-name="ce11" table:formula="of:=IF([.F37]&lt;1;(1+(59*(1-[.F37])))*[.$A$39]+[.$A$41]/1000;0)" office:value-type="float" office:value="0" calcext:value-type="float">
            <text:p>0</text:p>
          </table:table-cell>
          <table:table-cell table:style-name="ce11" table:formula="of:=IF([.G37]&lt;1;(1+(59*(1-[.G37])))*[.$A$39]+[.$A$41]/1000;0)" office:value-type="float" office:value="0" calcext:value-type="float">
            <text:p>0</text:p>
          </table:table-cell>
          <table:table-cell table:style-name="ce11" table:formula="of:=IF([.H37]&lt;1;(1+(59*(1-[.H37])))*[.$A$39]+[.$A$41]/1000;0)" office:value-type="float" office:value="0" calcext:value-type="float">
            <text:p>0</text:p>
          </table:table-cell>
          <table:table-cell table:style-name="ce11" table:formula="of:=IF([.I37]&lt;1;(1+(59*(1-[.I37])))*[.$A$39]+[.$A$41]/1000;0)" office:value-type="float" office:value="0" calcext:value-type="float">
            <text:p>0</text:p>
          </table:table-cell>
          <table:table-cell table:style-name="ce11" table:formula="of:=IF([.J37]&lt;1;(1+(59*(1-[.J37])))*[.$A$39]+[.$A$41]/1000;0)" office:value-type="float" office:value="0" calcext:value-type="float">
            <text:p>0</text:p>
          </table:table-cell>
          <table:table-cell table:style-name="ce11" table:formula="of:=IF([.K37]&lt;1;(1+(59*(1-[.K37])))*[.$A$39]+[.$A$41]/1000;0)" office:value-type="float" office:value="0" calcext:value-type="float">
            <text:p>0</text:p>
          </table:table-cell>
          <table:table-cell table:style-name="ce11" table:formula="of:=IF([.L37]&lt;1;(1+(59*(1-[.L37])))*[.$A$39]+[.$A$41]/1000;0)" office:value-type="float" office:value="0" calcext:value-type="float">
            <text:p>0</text:p>
          </table:table-cell>
          <table:table-cell table:style-name="ce11" table:formula="of:=IF([.M37]&lt;1;(1+(59*(1-[.M37])))*[.$A$39]+[.$A$41]/1000;0)" office:value-type="float" office:value="0" calcext:value-type="float">
            <text:p>0</text:p>
          </table:table-cell>
          <table:table-cell table:style-name="ce11" table:formula="of:=IF([.N37]&lt;1;(1+(59*(1-[.N37])))*[.$A$39]+[.$A$41]/1000;0)" office:value-type="float" office:value="0" calcext:value-type="float">
            <text:p>0</text:p>
          </table:table-cell>
          <table:table-cell table:style-name="ce11" table:formula="of:=IF([.O37]&lt;1;(1+(59*(1-[.O37])))*[.$A$39]+[.$A$41]/1000;0)" office:value-type="float" office:value="0" calcext:value-type="float">
            <text:p>0</text:p>
          </table:table-cell>
          <table:table-cell table:style-name="ce11" table:formula="of:=IF([.P37]&lt;1;(1+(59*(1-[.P37])))*[.$A$39]+[.$A$41]/1000;0)" office:value-type="float" office:value="0" calcext:value-type="float">
            <text:p>0</text:p>
          </table:table-cell>
          <table:table-cell table:style-name="ce11" table:formula="of:=IF([.Q37]&lt;1;(1+(59*(1-[.Q37])))*[.$A$39]+[.$A$41]/1000;0)" office:value-type="float" office:value="0" calcext:value-type="float">
            <text:p>0</text:p>
          </table:table-cell>
          <table:table-cell table:style-name="ce11" table:formula="of:=IF([.R37]&lt;1;(1+(59*(1-[.R37])))*[.$A$39]+[.$A$41]/1000;0)" office:value-type="float" office:value="0" calcext:value-type="float">
            <text:p>0</text:p>
          </table:table-cell>
          <table:table-cell table:style-name="ce11" table:formula="of:=IF([.S37]&lt;1;(1+(59*(1-[.S37])))*[.$A$39]+[.$A$41]/1000;0)" office:value-type="float" office:value="0" calcext:value-type="float">
            <text:p>0</text:p>
          </table:table-cell>
          <table:table-cell table:style-name="ce11" table:formula="of:=IF([.T37]&lt;1;(1+(59*(1-[.T37])))*[.$A$39]+[.$A$41]/1000;0)" office:value-type="float" office:value="0" calcext:value-type="float">
            <text:p>0</text:p>
          </table:table-cell>
          <table:table-cell table:style-name="ce11" table:formula="of:=IF([.U37]&lt;1;(1+(59*(1-[.U37])))*[.$A$39]+[.$A$41]/1000;0)" office:value-type="float" office:value="0" calcext:value-type="float">
            <text:p>0</text:p>
          </table:table-cell>
          <table:table-cell table:style-name="ce11" table:formula="of:=IF([.V37]&lt;1;(1+(59*(1-[.V37])))*[.$A$39]+[.$A$41]/1000;0)" office:value-type="float" office:value="0" calcext:value-type="float">
            <text:p>0</text:p>
          </table:table-cell>
          <table:table-cell table:style-name="ce11" table:formula="of:=IF([.W37]&lt;1;(1+(59*(1-[.W37])))*[.$A$39]+[.$A$41]/1000;0)" office:value-type="float" office:value="0" calcext:value-type="float">
            <text:p>0</text:p>
          </table:table-cell>
          <table:table-cell table:style-name="ce11" table:formula="of:=IF([.X37]&lt;1;(1+(59*(1-[.X37])))*[.$A$39]+[.$A$41]/1000;0)" office:value-type="float" office:value="0" calcext:value-type="float">
            <text:p>0</text:p>
          </table:table-cell>
          <table:table-cell table:style-name="ce11" table:formula="of:=IF([.Y37]&lt;1;(1+(59*(1-[.Y37])))*[.$A$39]+[.$A$41]/1000;0)" office:value-type="float" office:value="0" calcext:value-type="float">
            <text:p>0</text:p>
          </table:table-cell>
          <table:table-cell table:style-name="ce11" table:formula="of:=IF([.Z37]&lt;1;(1+(59*(1-[.Z37])))*[.$A$39]+[.$A$41]/1000;0)" office:value-type="float" office:value="0" calcext:value-type="float">
            <text:p>0</text:p>
          </table:table-cell>
          <table:table-cell table:style-name="ce11" table:formula="of:=IF([.AA37]&lt;1;(1+(59*(1-[.AA37])))*[.$A$39]+[.$A$41]/1000;0)" office:value-type="float" office:value="0" calcext:value-type="float">
            <text:p>0</text:p>
          </table:table-cell>
          <table:table-cell table:style-name="ce11" table:formula="of:=IF([.AB37]&lt;1;(1+(59*(1-[.AB37])))*[.$A$39]+[.$A$41]/1000;0)" office:value-type="float" office:value="0" calcext:value-type="float">
            <text:p>0</text:p>
          </table:table-cell>
          <table:table-cell table:style-name="ce11" table:formula="of:=IF([.AC37]&lt;1;(1+(59*(1-[.AC37])))*[.$A$39]+[.$A$41]/1000;0)" office:value-type="float" office:value="0" calcext:value-type="float">
            <text:p>0</text:p>
          </table:table-cell>
          <table:table-cell table:style-name="ce11" table:formula="of:=IF([.AD37]&lt;1;(1+(59*(1-[.AD37])))*[.$A$39]+[.$A$41]/1000;0)" office:value-type="float" office:value="0" calcext:value-type="float">
            <text:p>0</text:p>
          </table:table-cell>
          <table:table-cell table:style-name="ce11" table:formula="of:=IF([.AE37]&lt;1;(1+(59*(1-[.AE37])))*[.$A$39]+[.$A$41]/1000;0)" office:value-type="float" office:value="0" calcext:value-type="float">
            <text:p>0</text:p>
          </table:table-cell>
          <table:table-cell table:style-name="ce11" table:formula="of:=IF([.AF37]&lt;1;(1+(59*(1-[.AF37])))*[.$A$39]+[.$A$41]/1000;0)" office:value-type="float" office:value="0" calcext:value-type="float">
            <text:p>0</text:p>
          </table:table-cell>
          <table:table-cell table:style-name="ce11" table:formula="of:=IF([.AG37]&lt;1;(1+(59*(1-[.AG37])))*[.$A$39]+[.$A$41]/1000;0)" office:value-type="float" office:value="0" calcext:value-type="float">
            <text:p>0</text:p>
          </table:table-cell>
          <table:table-cell table:style-name="ce11" table:formula="of:=IF([.AH37]&lt;1;(1+(59*(1-[.AH37])))*[.$A$39]+[.$A$41]/1000;0)" office:value-type="float" office:value="0" calcext:value-type="float">
            <text:p>0</text:p>
          </table:table-cell>
          <table:table-cell table:style-name="ce11" table:formula="of:=IF([.AI37]&lt;1;(1+(59*(1-[.AI37])))*[.$A$39]+[.$A$41]/1000;0)" office:value-type="float" office:value="0" calcext:value-type="float">
            <text:p>0</text:p>
          </table:table-cell>
          <table:table-cell table:style-name="ce11" table:formula="of:=IF([.AJ37]&lt;1;(1+(59*(1-[.AJ37])))*[.$A$39]+[.$A$41]/1000;0)" office:value-type="float" office:value="0" calcext:value-type="float">
            <text:p>0</text:p>
          </table:table-cell>
          <table:table-cell table:style-name="ce11" table:formula="of:=IF([.AK37]&lt;1;(1+(59*(1-[.AK37])))*[.$A$39]+[.$A$41]/1000;0)" office:value-type="float" office:value="0" calcext:value-type="float">
            <text:p>0</text:p>
          </table:table-cell>
          <table:table-cell table:style-name="ce11" table:formula="of:=IF([.AL37]&lt;1;(1+(59*(1-[.AL37])))*[.$A$39]+[.$A$41]/1000;0)" office:value-type="float" office:value="0" calcext:value-type="float">
            <text:p>0</text:p>
          </table:table-cell>
          <table:table-cell table:style-name="ce11" table:formula="of:=IF([.AM37]&lt;1;(1+(59*(1-[.AM37])))*[.$A$39]+[.$A$41]/1000;0)" office:value-type="float" office:value="0" calcext:value-type="float">
            <text:p>0</text:p>
          </table:table-cell>
          <table:table-cell table:style-name="ce11" table:formula="of:=IF([.AN37]&lt;1;(1+(59*(1-[.AN37])))*[.$A$39]+[.$A$41]/1000;0)" office:value-type="float" office:value="0" calcext:value-type="float">
            <text:p>0</text:p>
          </table:table-cell>
          <table:table-cell table:style-name="ce11" table:formula="of:=IF([.AO37]&lt;1;(1+(59*(1-[.AO37])))*[.$A$39]+[.$A$41]/1000;0)" office:value-type="float" office:value="0" calcext:value-type="float">
            <text:p>0</text:p>
          </table:table-cell>
          <table:table-cell table:style-name="ce11" table:formula="of:=IF([.AP37]&lt;1;(1+(59*(1-[.AP37])))*[.$A$39]+[.$A$41]/1000;0)" office:value-type="float" office:value="0" calcext:value-type="float">
            <text:p>0</text:p>
          </table:table-cell>
          <table:table-cell table:style-name="ce11" table:formula="of:=IF([.AQ37]&lt;1;(1+(59*(1-[.AQ37])))*[.$A$39]+[.$A$41]/1000;0)" office:value-type="float" office:value="0" calcext:value-type="float">
            <text:p>0</text:p>
          </table:table-cell>
          <table:table-cell table:style-name="ce11" table:formula="of:=IF([.AR37]&lt;1;(1+(59*(1-[.AR37])))*[.$A$39]+[.$A$41]/1000;0)" office:value-type="float" office:value="0" calcext:value-type="float">
            <text:p>0</text:p>
          </table:table-cell>
          <table:table-cell table:style-name="ce11" table:formula="of:=IF([.AS37]&lt;1;(1+(59*(1-[.AS37])))*[.$A$39]+[.$A$41]/1000;0)" office:value-type="float" office:value="0" calcext:value-type="float">
            <text:p>0</text:p>
          </table:table-cell>
          <table:table-cell table:style-name="ce11" table:formula="of:=IF([.AT37]&lt;1;(1+(59*(1-[.AT37])))*[.$A$39]+[.$A$41]/1000;0)" office:value-type="float" office:value="0" calcext:value-type="float">
            <text:p>0</text:p>
          </table:table-cell>
          <table:table-cell table:style-name="ce11" table:formula="of:=IF([.AU37]&lt;1;(1+(59*(1-[.AU37])))*[.$A$39]+[.$A$41]/1000;0)" office:value-type="float" office:value="0" calcext:value-type="float">
            <text:p>0</text:p>
          </table:table-cell>
          <table:table-cell table:style-name="ce11" table:formula="of:=IF([.AV37]&lt;1;(1+(59*(1-[.AV37])))*[.$A$39]+[.$A$41]/1000;0)" office:value-type="float" office:value="0" calcext:value-type="float">
            <text:p>0</text:p>
          </table:table-cell>
          <table:table-cell table:style-name="ce11" table:formula="of:=IF([.AW37]&lt;1;(1+(59*(1-[.AW37])))*[.$A$39]+[.$A$41]/1000;0)" office:value-type="float" office:value="0" calcext:value-type="float">
            <text:p>0</text:p>
          </table:table-cell>
          <table:table-cell table:style-name="ce11" table:formula="of:=IF([.AX37]&lt;1;(1+(59*(1-[.AX37])))*[.$A$39]+[.$A$41]/1000;0)" office:value-type="float" office:value="0" calcext:value-type="float">
            <text:p>0</text:p>
          </table:table-cell>
          <table:table-cell table:style-name="ce11" table:formula="of:=IF([.AY37]&lt;1;(1+(59*(1-[.AY37])))*[.$A$39]+[.$A$41]/1000;0)" office:value-type="float" office:value="0" calcext:value-type="float">
            <text:p>0</text:p>
          </table:table-cell>
          <table:table-cell table:style-name="ce11" table:formula="of:=IF([.AZ37]&lt;1;(1+(59*(1-[.AZ37])))*[.$A$39]+[.$A$41]/1000;0)" office:value-type="float" office:value="0" calcext:value-type="float">
            <text:p>0</text:p>
          </table:table-cell>
          <table:table-cell table:style-name="ce11" table:formula="of:=IF([.BA37]&lt;1;(1+(59*(1-[.BA37])))*[.$A$39]+[.$A$41]/1000;0)" office:value-type="float" office:value="0" calcext:value-type="float">
            <text:p>0</text:p>
          </table:table-cell>
          <table:table-cell table:style-name="ce11" table:formula="of:=IF([.BB37]&lt;1;(1+(59*(1-[.BB37])))*[.$A$39]+[.$A$41]/1000;0)" office:value-type="float" office:value="0" calcext:value-type="float">
            <text:p>0</text:p>
          </table:table-cell>
          <table:table-cell table:style-name="ce11" table:formula="of:=IF([.BC37]&lt;1;(1+(59*(1-[.BC37])))*[.$A$39]+[.$A$41]/1000;0)" office:value-type="float" office:value="0" calcext:value-type="float">
            <text:p>0</text:p>
          </table:table-cell>
          <table:table-cell table:style-name="ce11" table:formula="of:=IF([.BD37]&lt;1;(1+(59*(1-[.BD37])))*[.$A$39]+[.$A$41]/1000;0)" office:value-type="float" office:value="0" calcext:value-type="float">
            <text:p>0</text:p>
          </table:table-cell>
          <table:table-cell table:style-name="ce11" table:formula="of:=IF([.BE37]&lt;1;(1+(59*(1-[.BE37])))*[.$A$39]+[.$A$41]/1000;0)" office:value-type="float" office:value="0" calcext:value-type="float">
            <text:p>0</text:p>
          </table:table-cell>
          <table:table-cell table:style-name="ce11" table:formula="of:=IF([.BF37]&lt;1;(1+(59*(1-[.BF37])))*[.$A$39]+[.$A$41]/1000;0)" office:value-type="float" office:value="0" calcext:value-type="float">
            <text:p>0</text:p>
          </table:table-cell>
          <table:table-cell table:style-name="ce11" table:formula="of:=IF([.BG37]&lt;1;(1+(59*(1-[.BG37])))*[.$A$39]+[.$A$41]/1000;0)" office:value-type="float" office:value="0" calcext:value-type="float">
            <text:p>0</text:p>
          </table:table-cell>
          <table:table-cell table:style-name="ce11" table:formula="of:=IF([.BH37]&lt;1;(1+(59*(1-[.BH37])))*[.$A$39]+[.$A$41]/1000;0)" office:value-type="float" office:value="0" calcext:value-type="float">
            <text:p>0</text:p>
          </table:table-cell>
          <table:table-cell table:style-name="ce11" table:formula="of:=IF([.BI37]&lt;1;(1+(59*(1-[.BI37])))*[.$A$39]+[.$A$41]/1000;0)" office:value-type="float" office:value="0" calcext:value-type="float">
            <text:p>0</text:p>
          </table:table-cell>
          <table:table-cell table:style-name="ce11" table:formula="of:=IF([.BJ37]&lt;1;(1+(59*(1-[.BJ37])))*[.$A$39]+[.$A$41]/1000;0)" office:value-type="float" office:value="0" calcext:value-type="float">
            <text:p>0</text:p>
          </table:table-cell>
          <table:table-cell table:style-name="ce11" table:formula="of:=IF([.BK37]&lt;1;(1+(59*(1-[.BK37])))*[.$A$39]+[.$A$41]/1000;0)" office:value-type="float" office:value="0" calcext:value-type="float">
            <text:p>0</text:p>
          </table:table-cell>
          <table:table-cell table:style-name="ce11" table:formula="of:=IF([.BL37]&lt;1;(1+(59*(1-[.BL37])))*[.$A$39]+[.$A$41]/1000;0)" office:value-type="float" office:value="0" calcext:value-type="float">
            <text:p>0</text:p>
          </table:table-cell>
          <table:table-cell table:style-name="ce11" table:formula="of:=IF([.BM37]&lt;1;(1+(59*(1-[.BM37])))*[.$A$39]+[.$A$41]/1000;0)" office:value-type="float" office:value="0" calcext:value-type="float">
            <text:p>0</text:p>
          </table:table-cell>
          <table:table-cell table:style-name="ce11" table:formula="of:=IF([.BN37]&lt;1;(1+(59*(1-[.BN37])))*[.$A$39]+[.$A$41]/1000;0)" office:value-type="float" office:value="0" calcext:value-type="float">
            <text:p>0</text:p>
          </table:table-cell>
          <table:table-cell table:style-name="ce11" table:formula="of:=IF([.BO37]&lt;1;(1+(59*(1-[.BO37])))*[.$A$39]+[.$A$41]/1000;0)" office:value-type="float" office:value="0" calcext:value-type="float">
            <text:p>0</text:p>
          </table:table-cell>
          <table:table-cell table:style-name="ce11" table:formula="of:=IF([.BP37]&lt;1;(1+(59*(1-[.BP37])))*[.$A$39]+[.$A$41]/1000;0)" office:value-type="float" office:value="0" calcext:value-type="float">
            <text:p>0</text:p>
          </table:table-cell>
          <table:table-cell table:style-name="ce11" table:formula="of:=IF([.BQ37]&lt;1;(1+(59*(1-[.BQ37])))*[.$A$39]+[.$A$41]/1000;0)" office:value-type="float" office:value="0" calcext:value-type="float">
            <text:p>0</text:p>
          </table:table-cell>
          <table:table-cell table:style-name="ce11" table:formula="of:=IF([.BR37]&lt;1;(1+(59*(1-[.BR37])))*[.$A$39]+[.$A$41]/1000;0)" office:value-type="float" office:value="0" calcext:value-type="float">
            <text:p>0</text:p>
          </table:table-cell>
          <table:table-cell table:style-name="ce11" table:formula="of:=IF([.BS37]&lt;1;(1+(59*(1-[.BS37])))*[.$A$39]+[.$A$41]/1000;0)" office:value-type="float" office:value="0" calcext:value-type="float">
            <text:p>0</text:p>
          </table:table-cell>
          <table:table-cell table:style-name="ce11" table:formula="of:=IF([.BT37]&lt;1;(1+(59*(1-[.BT37])))*[.$A$39]+[.$A$41]/1000;0)" office:value-type="float" office:value="0" calcext:value-type="float">
            <text:p>0</text:p>
          </table:table-cell>
          <table:table-cell table:style-name="ce11" table:formula="of:=IF([.BU37]&lt;1;(1+(59*(1-[.BU37])))*[.$A$39]+[.$A$41]/1000;0)" office:value-type="float" office:value="0" calcext:value-type="float">
            <text:p>0</text:p>
          </table:table-cell>
          <table:table-cell table:style-name="ce11" table:formula="of:=IF([.BV37]&lt;1;(1+(59*(1-[.BV37])))*[.$A$39]+[.$A$41]/1000;0)" office:value-type="float" office:value="0" calcext:value-type="float">
            <text:p>0</text:p>
          </table:table-cell>
          <table:table-cell table:style-name="ce11" table:formula="of:=IF([.BW37]&lt;1;(1+(59*(1-[.BW37])))*[.$A$39]+[.$A$41]/1000;0)" office:value-type="float" office:value="0" calcext:value-type="float">
            <text:p>0</text:p>
          </table:table-cell>
          <table:table-cell table:style-name="ce11" table:formula="of:=IF([.BX37]&lt;1;(1+(59*(1-[.BX37])))*[.$A$39]+[.$A$41]/1000;0)" office:value-type="float" office:value="0" calcext:value-type="float">
            <text:p>0</text:p>
          </table:table-cell>
          <table:table-cell table:style-name="ce11" table:formula="of:=IF([.BY37]&lt;1;(1+(59*(1-[.BY37])))*[.$A$39]+[.$A$41]/1000;0)" office:value-type="float" office:value="0" calcext:value-type="float">
            <text:p>0</text:p>
          </table:table-cell>
          <table:table-cell table:style-name="ce11" table:formula="of:=IF([.BZ37]&lt;1;(1+(59*(1-[.BZ37])))*[.$A$39]+[.$A$41]/1000;0)" office:value-type="float" office:value="0" calcext:value-type="float">
            <text:p>0</text:p>
          </table:table-cell>
          <table:table-cell table:style-name="ce11" table:formula="of:=IF([.CA37]&lt;1;(1+(59*(1-[.CA37])))*[.$A$39]+[.$A$41]/1000;0)" office:value-type="float" office:value="0" calcext:value-type="float">
            <text:p>0</text:p>
          </table:table-cell>
          <table:table-cell table:style-name="ce11" table:formula="of:=IF([.CB37]&lt;1;(1+(59*(1-[.CB37])))*[.$A$39]+[.$A$41]/1000;0)" office:value-type="float" office:value="0" calcext:value-type="float">
            <text:p>0</text:p>
          </table:table-cell>
          <table:table-cell table:style-name="ce11" table:formula="of:=IF([.CC37]&lt;1;(1+(59*(1-[.CC37])))*[.$A$39]+[.$A$41]/1000;0)" office:value-type="float" office:value="0" calcext:value-type="float">
            <text:p>0</text:p>
          </table:table-cell>
          <table:table-cell table:style-name="ce11" table:formula="of:=IF([.CD37]&lt;1;(1+(59*(1-[.CD37])))*[.$A$39]+[.$A$41]/1000;0)" office:value-type="float" office:value="0" calcext:value-type="float">
            <text:p>0</text:p>
          </table:table-cell>
          <table:table-cell table:style-name="ce11" table:formula="of:=IF([.CE37]&lt;1;(1+(59*(1-[.CE37])))*[.$A$39]+[.$A$41]/1000;0)" office:value-type="float" office:value="0" calcext:value-type="float">
            <text:p>0</text:p>
          </table:table-cell>
          <table:table-cell table:style-name="ce11" table:formula="of:=IF([.CF37]&lt;1;(1+(59*(1-[.CF37])))*[.$A$39]+[.$A$41]/1000;0)" office:value-type="float" office:value="0" calcext:value-type="float">
            <text:p>0</text:p>
          </table:table-cell>
          <table:table-cell table:style-name="ce11" table:formula="of:=IF([.CG37]&lt;1;(1+(59*(1-[.CG37])))*[.$A$39]+[.$A$41]/1000;0)" office:value-type="float" office:value="0" calcext:value-type="float">
            <text:p>0</text:p>
          </table:table-cell>
          <table:table-cell table:style-name="ce11" table:formula="of:=IF([.CH37]&lt;1;(1+(59*(1-[.CH37])))*[.$A$39]+[.$A$41]/1000;0)" office:value-type="float" office:value="0" calcext:value-type="float">
            <text:p>0</text:p>
          </table:table-cell>
          <table:table-cell table:style-name="ce11" table:formula="of:=IF([.CI37]&lt;1;(1+(59*(1-[.CI37])))*[.$A$39]+[.$A$41]/1000;0)" office:value-type="float" office:value="0" calcext:value-type="float">
            <text:p>0</text:p>
          </table:table-cell>
          <table:table-cell table:style-name="ce11" table:formula="of:=IF([.CJ37]&lt;1;(1+(59*(1-[.CJ37])))*[.$A$39]+[.$A$41]/1000;0)" office:value-type="float" office:value="0" calcext:value-type="float">
            <text:p>0</text:p>
          </table:table-cell>
          <table:table-cell table:style-name="ce11" table:formula="of:=IF([.CK37]&lt;1;(1+(59*(1-[.CK37])))*[.$A$39]+[.$A$41]/1000;0)" office:value-type="float" office:value="0" calcext:value-type="float">
            <text:p>0</text:p>
          </table:table-cell>
          <table:table-cell table:style-name="ce11" table:formula="of:=IF([.CL37]&lt;1;(1+(59*(1-[.CL37])))*[.$A$39]+[.$A$41]/1000;0)" office:value-type="float" office:value="0" calcext:value-type="float">
            <text:p>0</text:p>
          </table:table-cell>
          <table:table-cell table:style-name="ce11" table:formula="of:=IF([.CM37]&lt;1;(1+(59*(1-[.CM37])))*[.$A$39]+[.$A$41]/1000;0)" office:value-type="float" office:value="0" calcext:value-type="float">
            <text:p>0</text:p>
          </table:table-cell>
          <table:table-cell table:style-name="ce11" table:formula="of:=IF([.CN37]&lt;1;(1+(59*(1-[.CN37])))*[.$A$39]+[.$A$41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IF([.A50]*1.1&gt;1;1;[.A50]*1.1)" office:value-type="float" office:value="0" calcext:value-type="float">
            <text:p>0</text:p>
          </table:table-cell>
          <table:table-cell table:formula="of:=IF([.B50]*1.1&gt;1;1;[.B50]*1.1)" office:value-type="float" office:value="0" calcext:value-type="float">
            <text:p>0</text:p>
          </table:table-cell>
          <table:table-cell table:formula="of:=IF([.C50]*1.1&gt;1;1;[.C50]*1.1)" office:value-type="float" office:value="0" calcext:value-type="float">
            <text:p>0</text:p>
          </table:table-cell>
          <table:table-cell table:formula="of:=IF([.D50]*1.1&gt;1;1;[.D50]*1.1)" office:value-type="float" office:value="0" calcext:value-type="float">
            <text:p>0</text:p>
          </table:table-cell>
          <table:table-cell table:formula="of:=IF([.E50]*1.1&gt;1;1;[.E50]*1.1)" office:value-type="float" office:value="0" calcext:value-type="float">
            <text:p>0</text:p>
          </table:table-cell>
          <table:table-cell table:style-name="ce10" table:formula="of:=IF([.F50]*1.1&gt;1;1;[.F50]*1.1)" office:value-type="float" office:value="0" calcext:value-type="float">
            <text:p>0</text:p>
          </table:table-cell>
          <table:table-cell table:style-name="ce10" table:formula="of:=IF([.G50]*1.1&gt;1;1;[.G50]*1.1)" office:value-type="float" office:value="0" calcext:value-type="float">
            <text:p>0</text:p>
          </table:table-cell>
          <table:table-cell table:style-name="ce10" table:formula="of:=IF([.H50]*1.1&gt;1;1;[.H50]*1.1)" office:value-type="float" office:value="0" calcext:value-type="float">
            <text:p>0</text:p>
          </table:table-cell>
          <table:table-cell table:style-name="ce10" table:formula="of:=IF([.I50]*1.1&gt;1;1;[.I50]*1.1)" office:value-type="float" office:value="0" calcext:value-type="float">
            <text:p>0</text:p>
          </table:table-cell>
          <table:table-cell table:style-name="ce10" table:formula="of:=IF([.J50]*1.1&gt;1;1;[.J50]*1.1)" office:value-type="float" office:value="0" calcext:value-type="float">
            <text:p>0</text:p>
          </table:table-cell>
          <table:table-cell table:style-name="ce10" table:formula="of:=IF([.K50]*1.1&gt;1;1;[.K50]*1.1)" office:value-type="float" office:value="0" calcext:value-type="float">
            <text:p>0</text:p>
          </table:table-cell>
          <table:table-cell table:style-name="ce10" table:formula="of:=IF([.L50]*1.1&gt;1;1;[.L50]*1.1)" office:value-type="float" office:value="0" calcext:value-type="float">
            <text:p>0</text:p>
          </table:table-cell>
          <table:table-cell table:style-name="ce10" table:formula="of:=IF([.M50]*1.1&gt;1;1;[.M50]*1.1)" office:value-type="float" office:value="0" calcext:value-type="float">
            <text:p>0</text:p>
          </table:table-cell>
          <table:table-cell table:style-name="ce10" table:formula="of:=IF([.N50]*1.1&gt;1;1;[.N50]*1.1)" office:value-type="float" office:value="0" calcext:value-type="float">
            <text:p>0</text:p>
          </table:table-cell>
          <table:table-cell table:style-name="ce10" table:formula="of:=IF([.O50]*1.1&gt;1;1;[.O50]*1.1)" office:value-type="float" office:value="0" calcext:value-type="float">
            <text:p>0</text:p>
          </table:table-cell>
          <table:table-cell table:style-name="ce10" table:formula="of:=IF([.P50]*1.1&gt;1;1;[.P50]*1.1)" office:value-type="float" office:value="0" calcext:value-type="float">
            <text:p>0</text:p>
          </table:table-cell>
          <table:table-cell table:style-name="ce10" table:formula="of:=IF([.Q50]*1.1&gt;1;1;[.Q50]*1.1)" office:value-type="float" office:value="0" calcext:value-type="float">
            <text:p>0</text:p>
          </table:table-cell>
          <table:table-cell table:style-name="ce10" table:formula="of:=IF([.R50]*1.1&gt;1;1;[.R50]*1.1)" office:value-type="float" office:value="0" calcext:value-type="float">
            <text:p>0</text:p>
          </table:table-cell>
          <table:table-cell table:style-name="ce10" table:formula="of:=IF([.S50]*1.1&gt;1;1;[.S50]*1.1)" office:value-type="float" office:value="0" calcext:value-type="float">
            <text:p>0</text:p>
          </table:table-cell>
          <table:table-cell table:style-name="ce10" table:formula="of:=IF([.T50]*1.1&gt;1;1;[.T50]*1.1)" office:value-type="float" office:value="0" calcext:value-type="float">
            <text:p>0</text:p>
          </table:table-cell>
          <table:table-cell table:style-name="ce10" table:formula="of:=IF([.U50]*1.1&gt;1;1;[.U50]*1.1)" office:value-type="float" office:value="0" calcext:value-type="float">
            <text:p>0</text:p>
          </table:table-cell>
          <table:table-cell table:style-name="ce10" table:formula="of:=IF([.V50]*1.1&gt;1;1;[.V50]*1.1)" office:value-type="float" office:value="0" calcext:value-type="float">
            <text:p>0</text:p>
          </table:table-cell>
          <table:table-cell table:style-name="ce10" table:formula="of:=IF([.W50]*1.1&gt;1;1;[.W50]*1.1)" office:value-type="float" office:value="0" calcext:value-type="float">
            <text:p>0</text:p>
          </table:table-cell>
          <table:table-cell table:style-name="ce10" table:formula="of:=IF([.X50]*1.1&gt;1;1;[.X50]*1.1)" office:value-type="float" office:value="0" calcext:value-type="float">
            <text:p>0</text:p>
          </table:table-cell>
          <table:table-cell table:style-name="ce10" table:formula="of:=IF([.Y50]*1.1&gt;1;1;[.Y50]*1.1)" office:value-type="float" office:value="0" calcext:value-type="float">
            <text:p>0</text:p>
          </table:table-cell>
          <table:table-cell table:style-name="ce10" table:formula="of:=IF([.Z50]*1.1&gt;1;1;[.Z50]*1.1)" office:value-type="float" office:value="0" calcext:value-type="float">
            <text:p>0</text:p>
          </table:table-cell>
          <table:table-cell table:style-name="ce10" table:formula="of:=IF([.AA50]*1.1&gt;1;1;[.AA50]*1.1)" office:value-type="float" office:value="0" calcext:value-type="float">
            <text:p>0</text:p>
          </table:table-cell>
          <table:table-cell table:style-name="ce10" table:formula="of:=IF([.AB50]*1.1&gt;1;1;[.AB50]*1.1)" office:value-type="float" office:value="0" calcext:value-type="float">
            <text:p>0</text:p>
          </table:table-cell>
          <table:table-cell table:style-name="ce10" table:formula="of:=IF([.AC50]*1.1&gt;1;1;[.AC50]*1.1)" office:value-type="float" office:value="0" calcext:value-type="float">
            <text:p>0</text:p>
          </table:table-cell>
          <table:table-cell table:style-name="ce10" table:formula="of:=IF([.AD50]*1.1&gt;1;1;[.AD50]*1.1)" office:value-type="float" office:value="0" calcext:value-type="float">
            <text:p>0</text:p>
          </table:table-cell>
          <table:table-cell table:style-name="ce10" table:formula="of:=IF([.AE50]*1.1&gt;1;1;[.AE50]*1.1)" office:value-type="float" office:value="0" calcext:value-type="float">
            <text:p>0</text:p>
          </table:table-cell>
          <table:table-cell table:style-name="ce10" table:formula="of:=IF([.AF50]*1.1&gt;1;1;[.AF50]*1.1)" office:value-type="float" office:value="0" calcext:value-type="float">
            <text:p>0</text:p>
          </table:table-cell>
          <table:table-cell table:style-name="ce10" table:formula="of:=IF([.AG50]*1.1&gt;1;1;[.AG50]*1.1)" office:value-type="float" office:value="0" calcext:value-type="float">
            <text:p>0</text:p>
          </table:table-cell>
          <table:table-cell table:style-name="ce10" table:formula="of:=IF([.AH50]*1.1&gt;1;1;[.AH50]*1.1)" office:value-type="float" office:value="0" calcext:value-type="float">
            <text:p>0</text:p>
          </table:table-cell>
          <table:table-cell table:style-name="ce10" table:formula="of:=IF([.AI50]*1.1&gt;1;1;[.AI50]*1.1)" office:value-type="float" office:value="0" calcext:value-type="float">
            <text:p>0</text:p>
          </table:table-cell>
          <table:table-cell table:style-name="ce10" table:formula="of:=IF([.AJ50]*1.1&gt;1;1;[.AJ50]*1.1)" office:value-type="float" office:value="0" calcext:value-type="float">
            <text:p>0</text:p>
          </table:table-cell>
          <table:table-cell table:style-name="ce10" table:formula="of:=IF([.AK50]*1.1&gt;1;1;[.AK50]*1.1)" office:value-type="float" office:value="0" calcext:value-type="float">
            <text:p>0</text:p>
          </table:table-cell>
          <table:table-cell table:style-name="ce10" table:formula="of:=IF([.AL50]*1.1&gt;1;1;[.AL50]*1.1)" office:value-type="float" office:value="0" calcext:value-type="float">
            <text:p>0</text:p>
          </table:table-cell>
          <table:table-cell table:style-name="ce10" table:formula="of:=IF([.AM50]*1.1&gt;1;1;[.AM50]*1.1)" office:value-type="float" office:value="0" calcext:value-type="float">
            <text:p>0</text:p>
          </table:table-cell>
          <table:table-cell table:style-name="ce10" table:formula="of:=IF([.AN50]*1.1&gt;1;1;[.AN50]*1.1)" office:value-type="float" office:value="0" calcext:value-type="float">
            <text:p>0</text:p>
          </table:table-cell>
          <table:table-cell table:style-name="ce10" table:formula="of:=IF([.AO50]*1.1&gt;1;1;[.AO50]*1.1)" office:value-type="float" office:value="0" calcext:value-type="float">
            <text:p>0</text:p>
          </table:table-cell>
          <table:table-cell table:style-name="ce10" table:formula="of:=IF([.AP50]*1.1&gt;1;1;[.AP50]*1.1)" office:value-type="float" office:value="0" calcext:value-type="float">
            <text:p>0</text:p>
          </table:table-cell>
          <table:table-cell table:style-name="ce10" table:formula="of:=IF([.AQ50]*1.1&gt;1;1;[.AQ50]*1.1)" office:value-type="float" office:value="0" calcext:value-type="float">
            <text:p>0</text:p>
          </table:table-cell>
          <table:table-cell table:style-name="ce10" table:formula="of:=IF([.AR50]*1.1&gt;1;1;[.AR50]*1.1)" office:value-type="float" office:value="0" calcext:value-type="float">
            <text:p>0</text:p>
          </table:table-cell>
          <table:table-cell table:style-name="ce10" table:formula="of:=IF([.AS50]*1.1&gt;1;1;[.AS50]*1.1)" office:value-type="float" office:value="0" calcext:value-type="float">
            <text:p>0</text:p>
          </table:table-cell>
          <table:table-cell table:style-name="ce10" table:formula="of:=IF([.AT50]*1.1&gt;1;1;[.AT50]*1.1)" office:value-type="float" office:value="0" calcext:value-type="float">
            <text:p>0</text:p>
          </table:table-cell>
          <table:table-cell table:style-name="ce10" table:formula="of:=IF([.AU50]*1.1&gt;1;1;[.AU50]*1.1)" office:value-type="float" office:value="0" calcext:value-type="float">
            <text:p>0</text:p>
          </table:table-cell>
          <table:table-cell table:style-name="ce10" table:formula="of:=IF([.AV50]*1.1&gt;1;1;[.AV50]*1.1)" office:value-type="float" office:value="0" calcext:value-type="float">
            <text:p>0</text:p>
          </table:table-cell>
          <table:table-cell table:style-name="ce10" table:formula="of:=IF([.AW50]*1.1&gt;1;1;[.AW50]*1.1)" office:value-type="float" office:value="0" calcext:value-type="float">
            <text:p>0</text:p>
          </table:table-cell>
          <table:table-cell table:style-name="ce10" table:formula="of:=IF([.AX50]*1.1&gt;1;1;[.AX50]*1.1)" office:value-type="float" office:value="0" calcext:value-type="float">
            <text:p>0</text:p>
          </table:table-cell>
          <table:table-cell table:style-name="ce10" table:formula="of:=IF([.AY50]*1.1&gt;1;1;[.AY50]*1.1)" office:value-type="float" office:value="0" calcext:value-type="float">
            <text:p>0</text:p>
          </table:table-cell>
          <table:table-cell table:style-name="ce10" table:formula="of:=IF([.AZ50]*1.1&gt;1;1;[.AZ50]*1.1)" office:value-type="float" office:value="0" calcext:value-type="float">
            <text:p>0</text:p>
          </table:table-cell>
          <table:table-cell table:style-name="ce10" table:formula="of:=IF([.BA50]*1.1&gt;1;1;[.BA50]*1.1)" office:value-type="float" office:value="0" calcext:value-type="float">
            <text:p>0</text:p>
          </table:table-cell>
          <table:table-cell table:style-name="ce10" table:formula="of:=IF([.BB50]*1.1&gt;1;1;[.BB50]*1.1)" office:value-type="float" office:value="0" calcext:value-type="float">
            <text:p>0</text:p>
          </table:table-cell>
          <table:table-cell table:style-name="ce10" table:formula="of:=IF([.BC50]*1.1&gt;1;1;[.BC50]*1.1)" office:value-type="float" office:value="0" calcext:value-type="float">
            <text:p>0</text:p>
          </table:table-cell>
          <table:table-cell table:style-name="ce10" table:formula="of:=IF([.BD50]*1.1&gt;1;1;[.BD50]*1.1)" office:value-type="float" office:value="0" calcext:value-type="float">
            <text:p>0</text:p>
          </table:table-cell>
          <table:table-cell table:style-name="ce10" table:formula="of:=IF([.BE50]*1.1&gt;1;1;[.BE50]*1.1)" office:value-type="float" office:value="0" calcext:value-type="float">
            <text:p>0</text:p>
          </table:table-cell>
          <table:table-cell table:style-name="ce10" table:formula="of:=IF([.BF50]*1.1&gt;1;1;[.BF50]*1.1)" office:value-type="float" office:value="0" calcext:value-type="float">
            <text:p>0</text:p>
          </table:table-cell>
          <table:table-cell table:style-name="ce10" table:formula="of:=IF([.BG50]*1.1&gt;1;1;[.BG50]*1.1)" office:value-type="float" office:value="0" calcext:value-type="float">
            <text:p>0</text:p>
          </table:table-cell>
          <table:table-cell table:style-name="ce10" table:formula="of:=IF([.BH50]*1.1&gt;1;1;[.BH50]*1.1)" office:value-type="float" office:value="0" calcext:value-type="float">
            <text:p>0</text:p>
          </table:table-cell>
          <table:table-cell table:style-name="ce10" table:formula="of:=IF([.BI50]*1.1&gt;1;1;[.BI50]*1.1)" office:value-type="float" office:value="0" calcext:value-type="float">
            <text:p>0</text:p>
          </table:table-cell>
          <table:table-cell table:style-name="ce10" table:formula="of:=IF([.BJ50]*1.1&gt;1;1;[.BJ50]*1.1)" office:value-type="float" office:value="0" calcext:value-type="float">
            <text:p>0</text:p>
          </table:table-cell>
          <table:table-cell table:style-name="ce10" table:formula="of:=IF([.BK50]*1.1&gt;1;1;[.BK50]*1.1)" office:value-type="float" office:value="0" calcext:value-type="float">
            <text:p>0</text:p>
          </table:table-cell>
          <table:table-cell table:style-name="ce10" table:formula="of:=IF([.BL50]*1.1&gt;1;1;[.BL50]*1.1)" office:value-type="float" office:value="0" calcext:value-type="float">
            <text:p>0</text:p>
          </table:table-cell>
          <table:table-cell table:style-name="ce10" table:formula="of:=IF([.BM50]*1.1&gt;1;1;[.BM50]*1.1)" office:value-type="float" office:value="0" calcext:value-type="float">
            <text:p>0</text:p>
          </table:table-cell>
          <table:table-cell table:style-name="ce10" table:formula="of:=IF([.BN50]*1.1&gt;1;1;[.BN50]*1.1)" office:value-type="float" office:value="0" calcext:value-type="float">
            <text:p>0</text:p>
          </table:table-cell>
          <table:table-cell table:style-name="ce10" table:formula="of:=IF([.BO50]*1.1&gt;1;1;[.BO50]*1.1)" office:value-type="float" office:value="0" calcext:value-type="float">
            <text:p>0</text:p>
          </table:table-cell>
          <table:table-cell table:style-name="ce10" table:formula="of:=IF([.BP50]*1.1&gt;1;1;[.BP50]*1.1)" office:value-type="float" office:value="0" calcext:value-type="float">
            <text:p>0</text:p>
          </table:table-cell>
          <table:table-cell table:style-name="ce10" table:formula="of:=IF([.BQ50]*1.1&gt;1;1;[.BQ50]*1.1)" office:value-type="float" office:value="0" calcext:value-type="float">
            <text:p>0</text:p>
          </table:table-cell>
          <table:table-cell table:style-name="ce10" table:formula="of:=IF([.BR50]*1.1&gt;1;1;[.BR50]*1.1)" office:value-type="float" office:value="0" calcext:value-type="float">
            <text:p>0</text:p>
          </table:table-cell>
          <table:table-cell table:style-name="ce10" table:formula="of:=IF([.BS50]*1.1&gt;1;1;[.BS50]*1.1)" office:value-type="float" office:value="0" calcext:value-type="float">
            <text:p>0</text:p>
          </table:table-cell>
          <table:table-cell table:style-name="ce10" table:formula="of:=IF([.BT50]*1.1&gt;1;1;[.BT50]*1.1)" office:value-type="float" office:value="0" calcext:value-type="float">
            <text:p>0</text:p>
          </table:table-cell>
          <table:table-cell table:style-name="ce10" table:formula="of:=IF([.BU50]*1.1&gt;1;1;[.BU50]*1.1)" office:value-type="float" office:value="0" calcext:value-type="float">
            <text:p>0</text:p>
          </table:table-cell>
          <table:table-cell table:style-name="ce10" table:formula="of:=IF([.BV50]*1.1&gt;1;1;[.BV50]*1.1)" office:value-type="float" office:value="0" calcext:value-type="float">
            <text:p>0</text:p>
          </table:table-cell>
          <table:table-cell table:style-name="ce10" table:formula="of:=IF([.BW50]*1.1&gt;1;1;[.BW50]*1.1)" office:value-type="float" office:value="0" calcext:value-type="float">
            <text:p>0</text:p>
          </table:table-cell>
          <table:table-cell table:style-name="ce10" table:formula="of:=IF([.BX50]*1.1&gt;1;1;[.BX50]*1.1)" office:value-type="float" office:value="0" calcext:value-type="float">
            <text:p>0</text:p>
          </table:table-cell>
          <table:table-cell table:style-name="ce10" table:formula="of:=IF([.BY50]*1.1&gt;1;1;[.BY50]*1.1)" office:value-type="float" office:value="0" calcext:value-type="float">
            <text:p>0</text:p>
          </table:table-cell>
          <table:table-cell table:style-name="ce10" table:formula="of:=IF([.BZ50]*1.1&gt;1;1;[.BZ50]*1.1)" office:value-type="float" office:value="0" calcext:value-type="float">
            <text:p>0</text:p>
          </table:table-cell>
          <table:table-cell table:style-name="ce10" table:formula="of:=IF([.CA50]*1.1&gt;1;1;[.CA50]*1.1)" office:value-type="float" office:value="0" calcext:value-type="float">
            <text:p>0</text:p>
          </table:table-cell>
          <table:table-cell table:style-name="ce10" table:formula="of:=IF([.CB50]*1.1&gt;1;1;[.CB50]*1.1)" office:value-type="float" office:value="0" calcext:value-type="float">
            <text:p>0</text:p>
          </table:table-cell>
          <table:table-cell table:style-name="ce10" table:formula="of:=IF([.CC50]*1.1&gt;1;1;[.CC50]*1.1)" office:value-type="float" office:value="0" calcext:value-type="float">
            <text:p>0</text:p>
          </table:table-cell>
          <table:table-cell table:style-name="ce10" table:formula="of:=IF([.CD50]*1.1&gt;1;1;[.CD50]*1.1)" office:value-type="float" office:value="0" calcext:value-type="float">
            <text:p>0</text:p>
          </table:table-cell>
          <table:table-cell table:style-name="ce10" table:formula="of:=IF([.CE50]*1.1&gt;1;1;[.CE50]*1.1)" office:value-type="float" office:value="0" calcext:value-type="float">
            <text:p>0</text:p>
          </table:table-cell>
          <table:table-cell table:style-name="ce10" table:formula="of:=IF([.CF50]*1.1&gt;1;1;[.CF50]*1.1)" office:value-type="float" office:value="0" calcext:value-type="float">
            <text:p>0</text:p>
          </table:table-cell>
          <table:table-cell table:style-name="ce10" table:formula="of:=IF([.CG50]*1.1&gt;1;1;[.CG50]*1.1)" office:value-type="float" office:value="0" calcext:value-type="float">
            <text:p>0</text:p>
          </table:table-cell>
          <table:table-cell table:style-name="ce10" table:formula="of:=IF([.CH50]*1.1&gt;1;1;[.CH50]*1.1)" office:value-type="float" office:value="0" calcext:value-type="float">
            <text:p>0</text:p>
          </table:table-cell>
          <table:table-cell table:style-name="ce10" table:formula="of:=IF([.CI50]*1.1&gt;1;1;[.CI50]*1.1)" office:value-type="float" office:value="0" calcext:value-type="float">
            <text:p>0</text:p>
          </table:table-cell>
          <table:table-cell table:style-name="ce10" table:formula="of:=IF([.CJ50]*1.1&gt;1;1;[.CJ50]*1.1)" office:value-type="float" office:value="0" calcext:value-type="float">
            <text:p>0</text:p>
          </table:table-cell>
          <table:table-cell table:style-name="ce10" table:formula="of:=IF([.CK50]*1.1&gt;1;1;[.CK50]*1.1)" office:value-type="float" office:value="0" calcext:value-type="float">
            <text:p>0</text:p>
          </table:table-cell>
          <table:table-cell table:style-name="ce10" table:formula="of:=IF([.CL50]*1.1&gt;1;1;[.CL50]*1.1)" office:value-type="float" office:value="0" calcext:value-type="float">
            <text:p>0</text:p>
          </table:table-cell>
          <table:table-cell table:style-name="ce10" table:formula="of:=IF([.CM50]*1.1&gt;1;1;[.CM50]*1.1)" office:value-type="float" office:value="0" calcext:value-type="float">
            <text:p>0</text:p>
          </table:table-cell>
          <table:table-cell table:style-name="ce10" table:formula="of:=IF([.CN50]*1.1&gt;1;1;[.CN50]*1.1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50]+0.1" office:value-type="float" office:value="0.1" calcext:value-type="float">
            <text:p>0,10</text:p>
          </table:table-cell>
          <table:table-cell table:style-name="ce10" table:formula="of:=IF([.A51]*1.1&gt;1;1;[.A51]*1.1)" office:value-type="float" office:value="0.11" calcext:value-type="float">
            <text:p>0,11</text:p>
          </table:table-cell>
          <table:table-cell table:formula="of:=IF([.B51]*1.1&gt;1;1;[.B51]*1.1)" office:value-type="float" office:value="0.121" calcext:value-type="float">
            <text:p>0,121</text:p>
          </table:table-cell>
          <table:table-cell table:formula="of:=IF([.C51]*1.1&gt;1;1;[.C51]*1.1)" office:value-type="float" office:value="0.1331" calcext:value-type="float">
            <text:p>0,1331</text:p>
          </table:table-cell>
          <table:table-cell table:formula="of:=IF([.D51]*1.1&gt;1;1;[.D51]*1.1)" office:value-type="float" office:value="0.14641" calcext:value-type="float">
            <text:p>0,14641</text:p>
          </table:table-cell>
          <table:table-cell table:formula="of:=IF([.E51]*1.1&gt;1;1;[.E51]*1.1)" office:value-type="float" office:value="0.161051" calcext:value-type="float">
            <text:p>0,161051</text:p>
          </table:table-cell>
          <table:table-cell table:style-name="ce10" table:formula="of:=IF([.F51]*1.1&gt;1;1;[.F51]*1.1)" office:value-type="float" office:value="0.1771561" calcext:value-type="float">
            <text:p>0,1771561</text:p>
          </table:table-cell>
          <table:table-cell table:style-name="ce10" table:formula="of:=IF([.G51]*1.1&gt;1;1;[.G51]*1.1)" office:value-type="float" office:value="0.19487171" calcext:value-type="float">
            <text:p>0,19487171</text:p>
          </table:table-cell>
          <table:table-cell table:style-name="ce10" table:formula="of:=IF([.H51]*1.1&gt;1;1;[.H51]*1.1)" office:value-type="float" office:value="0.214358881" calcext:value-type="float">
            <text:p>0,214358881</text:p>
          </table:table-cell>
          <table:table-cell table:style-name="ce10" table:formula="of:=IF([.I51]*1.1&gt;1;1;[.I51]*1.1)" office:value-type="float" office:value="0.2357947691" calcext:value-type="float">
            <text:p>0,2357947691</text:p>
          </table:table-cell>
          <table:table-cell table:style-name="ce10" table:formula="of:=IF([.J51]*1.1&gt;1;1;[.J51]*1.1)" office:value-type="float" office:value="0.25937424601" calcext:value-type="float">
            <text:p>0,259374246</text:p>
          </table:table-cell>
          <table:table-cell table:style-name="ce10" table:formula="of:=IF([.K51]*1.1&gt;1;1;[.K51]*1.1)" office:value-type="float" office:value="0.285311670611" calcext:value-type="float">
            <text:p>0,2853116706</text:p>
          </table:table-cell>
          <table:table-cell table:style-name="ce10" table:formula="of:=IF([.L51]*1.1&gt;1;1;[.L51]*1.1)" office:value-type="float" office:value="0.3138428376721" calcext:value-type="float">
            <text:p>0,3138428377</text:p>
          </table:table-cell>
          <table:table-cell table:style-name="ce10" table:formula="of:=IF([.M51]*1.1&gt;1;1;[.M51]*1.1)" office:value-type="float" office:value="0.34522712143931" calcext:value-type="float">
            <text:p>0,3452271214</text:p>
          </table:table-cell>
          <table:table-cell table:style-name="ce10" table:formula="of:=IF([.N51]*1.1&gt;1;1;[.N51]*1.1)" office:value-type="float" office:value="0.379749833583241" calcext:value-type="float">
            <text:p>0,3797498336</text:p>
          </table:table-cell>
          <table:table-cell table:style-name="ce10" table:formula="of:=IF([.O51]*1.1&gt;1;1;[.O51]*1.1)" office:value-type="float" office:value="0.417724816941565" calcext:value-type="float">
            <text:p>0,4177248169</text:p>
          </table:table-cell>
          <table:table-cell table:style-name="ce10" table:formula="of:=IF([.P51]*1.1&gt;1;1;[.P51]*1.1)" office:value-type="float" office:value="0.459497298635722" calcext:value-type="float">
            <text:p>0,4594972986</text:p>
          </table:table-cell>
          <table:table-cell table:style-name="ce10" table:formula="of:=IF([.Q51]*1.1&gt;1;1;[.Q51]*1.1)" office:value-type="float" office:value="0.505447028499294" calcext:value-type="float">
            <text:p>0,5054470285</text:p>
          </table:table-cell>
          <table:table-cell table:style-name="ce10" table:formula="of:=IF([.R51]*1.1&gt;1;1;[.R51]*1.1)" office:value-type="float" office:value="0.555991731349224" calcext:value-type="float">
            <text:p>0,5559917313</text:p>
          </table:table-cell>
          <table:table-cell table:style-name="ce10" table:formula="of:=IF([.S51]*1.1&gt;1;1;[.S51]*1.1)" office:value-type="float" office:value="0.611590904484146" calcext:value-type="float">
            <text:p>0,6115909045</text:p>
          </table:table-cell>
          <table:table-cell table:style-name="ce10" table:formula="of:=IF([.T51]*1.1&gt;1;1;[.T51]*1.1)" office:value-type="float" office:value="0.672749994932561" calcext:value-type="float">
            <text:p>0,6727499949</text:p>
          </table:table-cell>
          <table:table-cell table:style-name="ce10" table:formula="of:=IF([.U51]*1.1&gt;1;1;[.U51]*1.1)" office:value-type="float" office:value="0.740024994425817" calcext:value-type="float">
            <text:p>0,7400249944</text:p>
          </table:table-cell>
          <table:table-cell table:style-name="ce10" table:formula="of:=IF([.V51]*1.1&gt;1;1;[.V51]*1.1)" office:value-type="float" office:value="0.814027493868399" calcext:value-type="float">
            <text:p>0,8140274939</text:p>
          </table:table-cell>
          <table:table-cell table:style-name="ce10" table:formula="of:=IF([.W51]*1.1&gt;1;1;[.W51]*1.1)" office:value-type="float" office:value="0.895430243255239" calcext:value-type="float">
            <text:p>0,8954302433</text:p>
          </table:table-cell>
          <table:table-cell table:style-name="ce10" table:formula="of:=IF([.X51]*1.1&gt;1;1;[.X51]*1.1)" office:value-type="float" office:value="0.984973267580763" calcext:value-type="float">
            <text:p>0,9849732676</text:p>
          </table:table-cell>
          <table:table-cell table:style-name="ce10" table:formula="of:=IF([.Y51]*1.1&gt;1;1;[.Y51]*1.1)" office:value-type="float" office:value="1" calcext:value-type="float">
            <text:p>1</text:p>
          </table:table-cell>
          <table:table-cell table:style-name="ce10" table:formula="of:=IF([.Z51]*1.1&gt;1;1;[.Z51]*1.1)" office:value-type="float" office:value="1" calcext:value-type="float">
            <text:p>1</text:p>
          </table:table-cell>
          <table:table-cell table:style-name="ce10" table:formula="of:=IF([.AA51]*1.1&gt;1;1;[.AA51]*1.1)" office:value-type="float" office:value="1" calcext:value-type="float">
            <text:p>1</text:p>
          </table:table-cell>
          <table:table-cell table:style-name="ce10" table:formula="of:=IF([.AB51]*1.1&gt;1;1;[.AB51]*1.1)" office:value-type="float" office:value="1" calcext:value-type="float">
            <text:p>1</text:p>
          </table:table-cell>
          <table:table-cell table:style-name="ce10" table:formula="of:=IF([.AC51]*1.1&gt;1;1;[.AC51]*1.1)" office:value-type="float" office:value="1" calcext:value-type="float">
            <text:p>1</text:p>
          </table:table-cell>
          <table:table-cell table:style-name="ce10" table:formula="of:=IF([.AD51]*1.1&gt;1;1;[.AD51]*1.1)" office:value-type="float" office:value="1" calcext:value-type="float">
            <text:p>1</text:p>
          </table:table-cell>
          <table:table-cell table:style-name="ce10" table:formula="of:=IF([.AE51]*1.1&gt;1;1;[.AE51]*1.1)" office:value-type="float" office:value="1" calcext:value-type="float">
            <text:p>1</text:p>
          </table:table-cell>
          <table:table-cell table:style-name="ce10" table:formula="of:=IF([.AF51]*1.1&gt;1;1;[.AF51]*1.1)" office:value-type="float" office:value="1" calcext:value-type="float">
            <text:p>1</text:p>
          </table:table-cell>
          <table:table-cell table:style-name="ce10" table:formula="of:=IF([.AG51]*1.1&gt;1;1;[.AG51]*1.1)" office:value-type="float" office:value="1" calcext:value-type="float">
            <text:p>1</text:p>
          </table:table-cell>
          <table:table-cell table:style-name="ce10" table:formula="of:=IF([.AH51]*1.1&gt;1;1;[.AH51]*1.1)" office:value-type="float" office:value="1" calcext:value-type="float">
            <text:p>1</text:p>
          </table:table-cell>
          <table:table-cell table:style-name="ce10" table:formula="of:=IF([.AI51]*1.1&gt;1;1;[.AI51]*1.1)" office:value-type="float" office:value="1" calcext:value-type="float">
            <text:p>1</text:p>
          </table:table-cell>
          <table:table-cell table:style-name="ce10" table:formula="of:=IF([.AJ51]*1.1&gt;1;1;[.AJ51]*1.1)" office:value-type="float" office:value="1" calcext:value-type="float">
            <text:p>1</text:p>
          </table:table-cell>
          <table:table-cell table:style-name="ce10" table:formula="of:=IF([.AK51]*1.1&gt;1;1;[.AK51]*1.1)" office:value-type="float" office:value="1" calcext:value-type="float">
            <text:p>1</text:p>
          </table:table-cell>
          <table:table-cell table:style-name="ce10" table:formula="of:=IF([.AL51]*1.1&gt;1;1;[.AL51]*1.1)" office:value-type="float" office:value="1" calcext:value-type="float">
            <text:p>1</text:p>
          </table:table-cell>
          <table:table-cell table:style-name="ce10" table:formula="of:=IF([.AM51]*1.1&gt;1;1;[.AM51]*1.1)" office:value-type="float" office:value="1" calcext:value-type="float">
            <text:p>1</text:p>
          </table:table-cell>
          <table:table-cell table:style-name="ce10" table:formula="of:=IF([.AN51]*1.1&gt;1;1;[.AN51]*1.1)" office:value-type="float" office:value="1" calcext:value-type="float">
            <text:p>1</text:p>
          </table:table-cell>
          <table:table-cell table:style-name="ce10" table:formula="of:=IF([.AO51]*1.1&gt;1;1;[.AO51]*1.1)" office:value-type="float" office:value="1" calcext:value-type="float">
            <text:p>1</text:p>
          </table:table-cell>
          <table:table-cell table:style-name="ce10" table:formula="of:=IF([.AP51]*1.1&gt;1;1;[.AP51]*1.1)" office:value-type="float" office:value="1" calcext:value-type="float">
            <text:p>1</text:p>
          </table:table-cell>
          <table:table-cell table:style-name="ce10" table:formula="of:=IF([.AQ51]*1.1&gt;1;1;[.AQ51]*1.1)" office:value-type="float" office:value="1" calcext:value-type="float">
            <text:p>1</text:p>
          </table:table-cell>
          <table:table-cell table:style-name="ce10" table:formula="of:=IF([.AR51]*1.1&gt;1;1;[.AR51]*1.1)" office:value-type="float" office:value="1" calcext:value-type="float">
            <text:p>1</text:p>
          </table:table-cell>
          <table:table-cell table:style-name="ce10" table:formula="of:=IF([.AS51]*1.1&gt;1;1;[.AS51]*1.1)" office:value-type="float" office:value="1" calcext:value-type="float">
            <text:p>1</text:p>
          </table:table-cell>
          <table:table-cell table:style-name="ce10" table:formula="of:=IF([.AT51]*1.1&gt;1;1;[.AT51]*1.1)" office:value-type="float" office:value="1" calcext:value-type="float">
            <text:p>1</text:p>
          </table:table-cell>
          <table:table-cell table:style-name="ce10" table:formula="of:=IF([.AU51]*1.1&gt;1;1;[.AU51]*1.1)" office:value-type="float" office:value="1" calcext:value-type="float">
            <text:p>1</text:p>
          </table:table-cell>
          <table:table-cell table:style-name="ce10" table:formula="of:=IF([.AV51]*1.1&gt;1;1;[.AV51]*1.1)" office:value-type="float" office:value="1" calcext:value-type="float">
            <text:p>1</text:p>
          </table:table-cell>
          <table:table-cell table:style-name="ce10" table:formula="of:=IF([.AW51]*1.1&gt;1;1;[.AW51]*1.1)" office:value-type="float" office:value="1" calcext:value-type="float">
            <text:p>1</text:p>
          </table:table-cell>
          <table:table-cell table:style-name="ce10" table:formula="of:=IF([.AX51]*1.1&gt;1;1;[.AX51]*1.1)" office:value-type="float" office:value="1" calcext:value-type="float">
            <text:p>1</text:p>
          </table:table-cell>
          <table:table-cell table:style-name="ce10" table:formula="of:=IF([.AY51]*1.1&gt;1;1;[.AY51]*1.1)" office:value-type="float" office:value="1" calcext:value-type="float">
            <text:p>1</text:p>
          </table:table-cell>
          <table:table-cell table:style-name="ce10" table:formula="of:=IF([.AZ51]*1.1&gt;1;1;[.AZ51]*1.1)" office:value-type="float" office:value="1" calcext:value-type="float">
            <text:p>1</text:p>
          </table:table-cell>
          <table:table-cell table:style-name="ce10" table:formula="of:=IF([.BA51]*1.1&gt;1;1;[.BA51]*1.1)" office:value-type="float" office:value="1" calcext:value-type="float">
            <text:p>1</text:p>
          </table:table-cell>
          <table:table-cell table:style-name="ce10" table:formula="of:=IF([.BB51]*1.1&gt;1;1;[.BB51]*1.1)" office:value-type="float" office:value="1" calcext:value-type="float">
            <text:p>1</text:p>
          </table:table-cell>
          <table:table-cell table:style-name="ce10" table:formula="of:=IF([.BC51]*1.1&gt;1;1;[.BC51]*1.1)" office:value-type="float" office:value="1" calcext:value-type="float">
            <text:p>1</text:p>
          </table:table-cell>
          <table:table-cell table:style-name="ce10" table:formula="of:=IF([.BD51]*1.1&gt;1;1;[.BD51]*1.1)" office:value-type="float" office:value="1" calcext:value-type="float">
            <text:p>1</text:p>
          </table:table-cell>
          <table:table-cell table:style-name="ce10" table:formula="of:=IF([.BE51]*1.1&gt;1;1;[.BE51]*1.1)" office:value-type="float" office:value="1" calcext:value-type="float">
            <text:p>1</text:p>
          </table:table-cell>
          <table:table-cell table:style-name="ce10" table:formula="of:=IF([.BF51]*1.1&gt;1;1;[.BF51]*1.1)" office:value-type="float" office:value="1" calcext:value-type="float">
            <text:p>1</text:p>
          </table:table-cell>
          <table:table-cell table:style-name="ce10" table:formula="of:=IF([.BG51]*1.1&gt;1;1;[.BG51]*1.1)" office:value-type="float" office:value="1" calcext:value-type="float">
            <text:p>1</text:p>
          </table:table-cell>
          <table:table-cell table:style-name="ce10" table:formula="of:=IF([.BH51]*1.1&gt;1;1;[.BH51]*1.1)" office:value-type="float" office:value="1" calcext:value-type="float">
            <text:p>1</text:p>
          </table:table-cell>
          <table:table-cell table:style-name="ce10" table:formula="of:=IF([.BI51]*1.1&gt;1;1;[.BI51]*1.1)" office:value-type="float" office:value="1" calcext:value-type="float">
            <text:p>1</text:p>
          </table:table-cell>
          <table:table-cell table:style-name="ce10" table:formula="of:=IF([.BJ51]*1.1&gt;1;1;[.BJ51]*1.1)" office:value-type="float" office:value="1" calcext:value-type="float">
            <text:p>1</text:p>
          </table:table-cell>
          <table:table-cell table:style-name="ce10" table:formula="of:=IF([.BK51]*1.1&gt;1;1;[.BK51]*1.1)" office:value-type="float" office:value="1" calcext:value-type="float">
            <text:p>1</text:p>
          </table:table-cell>
          <table:table-cell table:style-name="ce10" table:formula="of:=IF([.BL51]*1.1&gt;1;1;[.BL51]*1.1)" office:value-type="float" office:value="1" calcext:value-type="float">
            <text:p>1</text:p>
          </table:table-cell>
          <table:table-cell table:style-name="ce10" table:formula="of:=IF([.BM51]*1.1&gt;1;1;[.BM51]*1.1)" office:value-type="float" office:value="1" calcext:value-type="float">
            <text:p>1</text:p>
          </table:table-cell>
          <table:table-cell table:style-name="ce10" table:formula="of:=IF([.BN51]*1.1&gt;1;1;[.BN51]*1.1)" office:value-type="float" office:value="1" calcext:value-type="float">
            <text:p>1</text:p>
          </table:table-cell>
          <table:table-cell table:style-name="ce10" table:formula="of:=IF([.BO51]*1.1&gt;1;1;[.BO51]*1.1)" office:value-type="float" office:value="1" calcext:value-type="float">
            <text:p>1</text:p>
          </table:table-cell>
          <table:table-cell table:style-name="ce10" table:formula="of:=IF([.BP51]*1.1&gt;1;1;[.BP51]*1.1)" office:value-type="float" office:value="1" calcext:value-type="float">
            <text:p>1</text:p>
          </table:table-cell>
          <table:table-cell table:style-name="ce10" table:formula="of:=IF([.BQ51]*1.1&gt;1;1;[.BQ51]*1.1)" office:value-type="float" office:value="1" calcext:value-type="float">
            <text:p>1</text:p>
          </table:table-cell>
          <table:table-cell table:style-name="ce10" table:formula="of:=IF([.BR51]*1.1&gt;1;1;[.BR51]*1.1)" office:value-type="float" office:value="1" calcext:value-type="float">
            <text:p>1</text:p>
          </table:table-cell>
          <table:table-cell table:style-name="ce10" table:formula="of:=IF([.BS51]*1.1&gt;1;1;[.BS51]*1.1)" office:value-type="float" office:value="1" calcext:value-type="float">
            <text:p>1</text:p>
          </table:table-cell>
          <table:table-cell table:style-name="ce10" table:formula="of:=IF([.BT51]*1.1&gt;1;1;[.BT51]*1.1)" office:value-type="float" office:value="1" calcext:value-type="float">
            <text:p>1</text:p>
          </table:table-cell>
          <table:table-cell table:style-name="ce10" table:formula="of:=IF([.BU51]*1.1&gt;1;1;[.BU51]*1.1)" office:value-type="float" office:value="1" calcext:value-type="float">
            <text:p>1</text:p>
          </table:table-cell>
          <table:table-cell table:style-name="ce10" table:formula="of:=IF([.BV51]*1.1&gt;1;1;[.BV51]*1.1)" office:value-type="float" office:value="1" calcext:value-type="float">
            <text:p>1</text:p>
          </table:table-cell>
          <table:table-cell table:style-name="ce10" table:formula="of:=IF([.BW51]*1.1&gt;1;1;[.BW51]*1.1)" office:value-type="float" office:value="1" calcext:value-type="float">
            <text:p>1</text:p>
          </table:table-cell>
          <table:table-cell table:style-name="ce10" table:formula="of:=IF([.BX51]*1.1&gt;1;1;[.BX51]*1.1)" office:value-type="float" office:value="1" calcext:value-type="float">
            <text:p>1</text:p>
          </table:table-cell>
          <table:table-cell table:style-name="ce10" table:formula="of:=IF([.BY51]*1.1&gt;1;1;[.BY51]*1.1)" office:value-type="float" office:value="1" calcext:value-type="float">
            <text:p>1</text:p>
          </table:table-cell>
          <table:table-cell table:style-name="ce10" table:formula="of:=IF([.BZ51]*1.1&gt;1;1;[.BZ51]*1.1)" office:value-type="float" office:value="1" calcext:value-type="float">
            <text:p>1</text:p>
          </table:table-cell>
          <table:table-cell table:style-name="ce10" table:formula="of:=IF([.CA51]*1.1&gt;1;1;[.CA51]*1.1)" office:value-type="float" office:value="1" calcext:value-type="float">
            <text:p>1</text:p>
          </table:table-cell>
          <table:table-cell table:style-name="ce10" table:formula="of:=IF([.CB51]*1.1&gt;1;1;[.CB51]*1.1)" office:value-type="float" office:value="1" calcext:value-type="float">
            <text:p>1</text:p>
          </table:table-cell>
          <table:table-cell table:style-name="ce10" table:formula="of:=IF([.CC51]*1.1&gt;1;1;[.CC51]*1.1)" office:value-type="float" office:value="1" calcext:value-type="float">
            <text:p>1</text:p>
          </table:table-cell>
          <table:table-cell table:style-name="ce10" table:formula="of:=IF([.CD51]*1.1&gt;1;1;[.CD51]*1.1)" office:value-type="float" office:value="1" calcext:value-type="float">
            <text:p>1</text:p>
          </table:table-cell>
          <table:table-cell table:style-name="ce10" table:formula="of:=IF([.CE51]*1.1&gt;1;1;[.CE51]*1.1)" office:value-type="float" office:value="1" calcext:value-type="float">
            <text:p>1</text:p>
          </table:table-cell>
          <table:table-cell table:style-name="ce10" table:formula="of:=IF([.CF51]*1.1&gt;1;1;[.CF51]*1.1)" office:value-type="float" office:value="1" calcext:value-type="float">
            <text:p>1</text:p>
          </table:table-cell>
          <table:table-cell table:style-name="ce10" table:formula="of:=IF([.CG51]*1.1&gt;1;1;[.CG51]*1.1)" office:value-type="float" office:value="1" calcext:value-type="float">
            <text:p>1</text:p>
          </table:table-cell>
          <table:table-cell table:style-name="ce10" table:formula="of:=IF([.CH51]*1.1&gt;1;1;[.CH51]*1.1)" office:value-type="float" office:value="1" calcext:value-type="float">
            <text:p>1</text:p>
          </table:table-cell>
          <table:table-cell table:style-name="ce10" table:formula="of:=IF([.CI51]*1.1&gt;1;1;[.CI51]*1.1)" office:value-type="float" office:value="1" calcext:value-type="float">
            <text:p>1</text:p>
          </table:table-cell>
          <table:table-cell table:style-name="ce10" table:formula="of:=IF([.CJ51]*1.1&gt;1;1;[.CJ51]*1.1)" office:value-type="float" office:value="1" calcext:value-type="float">
            <text:p>1</text:p>
          </table:table-cell>
          <table:table-cell table:style-name="ce10" table:formula="of:=IF([.CK51]*1.1&gt;1;1;[.CK51]*1.1)" office:value-type="float" office:value="1" calcext:value-type="float">
            <text:p>1</text:p>
          </table:table-cell>
          <table:table-cell table:style-name="ce10" table:formula="of:=IF([.CL51]*1.1&gt;1;1;[.CL51]*1.1)" office:value-type="float" office:value="1" calcext:value-type="float">
            <text:p>1</text:p>
          </table:table-cell>
          <table:table-cell table:style-name="ce10" table:formula="of:=IF([.CM51]*1.1&gt;1;1;[.CM51]*1.1)" office:value-type="float" office:value="1" calcext:value-type="float">
            <text:p>1</text:p>
          </table:table-cell>
          <table:table-cell table:style-name="ce10" table:formula="of:=IF([.CN51]*1.1&gt;1;1;[.CN51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51]+0.1" office:value-type="float" office:value="0.2" calcext:value-type="float">
            <text:p>0,20</text:p>
          </table:table-cell>
          <table:table-cell table:style-name="ce10" table:formula="of:=IF([.A52]*1.1&gt;1;1;[.A52]*1.1)" office:value-type="float" office:value="0.22" calcext:value-type="float">
            <text:p>0,22</text:p>
          </table:table-cell>
          <table:table-cell table:formula="of:=IF([.B52]*1.1&gt;1;1;[.B52]*1.1)" office:value-type="float" office:value="0.242" calcext:value-type="float">
            <text:p>0,242</text:p>
          </table:table-cell>
          <table:table-cell table:formula="of:=IF([.C52]*1.1&gt;1;1;[.C52]*1.1)" office:value-type="float" office:value="0.2662" calcext:value-type="float">
            <text:p>0,2662</text:p>
          </table:table-cell>
          <table:table-cell table:formula="of:=IF([.D52]*1.1&gt;1;1;[.D52]*1.1)" office:value-type="float" office:value="0.29282" calcext:value-type="float">
            <text:p>0,29282</text:p>
          </table:table-cell>
          <table:table-cell table:formula="of:=IF([.E52]*1.1&gt;1;1;[.E52]*1.1)" office:value-type="float" office:value="0.322102" calcext:value-type="float">
            <text:p>0,322102</text:p>
          </table:table-cell>
          <table:table-cell table:style-name="ce10" table:formula="of:=IF([.F52]*1.1&gt;1;1;[.F52]*1.1)" office:value-type="float" office:value="0.3543122" calcext:value-type="float">
            <text:p>0,3543122</text:p>
          </table:table-cell>
          <table:table-cell table:style-name="ce10" table:formula="of:=IF([.G52]*1.1&gt;1;1;[.G52]*1.1)" office:value-type="float" office:value="0.38974342" calcext:value-type="float">
            <text:p>0,38974342</text:p>
          </table:table-cell>
          <table:table-cell table:style-name="ce10" table:formula="of:=IF([.H52]*1.1&gt;1;1;[.H52]*1.1)" office:value-type="float" office:value="0.428717762" calcext:value-type="float">
            <text:p>0,428717762</text:p>
          </table:table-cell>
          <table:table-cell table:style-name="ce10" table:formula="of:=IF([.I52]*1.1&gt;1;1;[.I52]*1.1)" office:value-type="float" office:value="0.4715895382" calcext:value-type="float">
            <text:p>0,4715895382</text:p>
          </table:table-cell>
          <table:table-cell table:style-name="ce10" table:formula="of:=IF([.J52]*1.1&gt;1;1;[.J52]*1.1)" office:value-type="float" office:value="0.51874849202" calcext:value-type="float">
            <text:p>0,518748492</text:p>
          </table:table-cell>
          <table:table-cell table:style-name="ce10" table:formula="of:=IF([.K52]*1.1&gt;1;1;[.K52]*1.1)" office:value-type="float" office:value="0.570623341222" calcext:value-type="float">
            <text:p>0,5706233412</text:p>
          </table:table-cell>
          <table:table-cell table:style-name="ce10" table:formula="of:=IF([.L52]*1.1&gt;1;1;[.L52]*1.1)" office:value-type="float" office:value="0.6276856753442" calcext:value-type="float">
            <text:p>0,6276856753</text:p>
          </table:table-cell>
          <table:table-cell table:style-name="ce10" table:formula="of:=IF([.M52]*1.1&gt;1;1;[.M52]*1.1)" office:value-type="float" office:value="0.69045424287862" calcext:value-type="float">
            <text:p>0,6904542429</text:p>
          </table:table-cell>
          <table:table-cell table:style-name="ce10" table:formula="of:=IF([.N52]*1.1&gt;1;1;[.N52]*1.1)" office:value-type="float" office:value="0.759499667166483" calcext:value-type="float">
            <text:p>0,7594996672</text:p>
          </table:table-cell>
          <table:table-cell table:style-name="ce10" table:formula="of:=IF([.O52]*1.1&gt;1;1;[.O52]*1.1)" office:value-type="float" office:value="0.835449633883131" calcext:value-type="float">
            <text:p>0,8354496339</text:p>
          </table:table-cell>
          <table:table-cell table:style-name="ce10" table:formula="of:=IF([.P52]*1.1&gt;1;1;[.P52]*1.1)" office:value-type="float" office:value="0.918994597271444" calcext:value-type="float">
            <text:p>0,9189945973</text:p>
          </table:table-cell>
          <table:table-cell table:style-name="ce10" table:formula="of:=IF([.Q52]*1.1&gt;1;1;[.Q52]*1.1)" office:value-type="float" office:value="1" calcext:value-type="float">
            <text:p>1</text:p>
          </table:table-cell>
          <table:table-cell table:style-name="ce10" table:formula="of:=IF([.R52]*1.1&gt;1;1;[.R52]*1.1)" office:value-type="float" office:value="1" calcext:value-type="float">
            <text:p>1</text:p>
          </table:table-cell>
          <table:table-cell table:style-name="ce10" table:formula="of:=IF([.S52]*1.1&gt;1;1;[.S52]*1.1)" office:value-type="float" office:value="1" calcext:value-type="float">
            <text:p>1</text:p>
          </table:table-cell>
          <table:table-cell table:style-name="ce10" table:formula="of:=IF([.T52]*1.1&gt;1;1;[.T52]*1.1)" office:value-type="float" office:value="1" calcext:value-type="float">
            <text:p>1</text:p>
          </table:table-cell>
          <table:table-cell table:style-name="ce10" table:formula="of:=IF([.U52]*1.1&gt;1;1;[.U52]*1.1)" office:value-type="float" office:value="1" calcext:value-type="float">
            <text:p>1</text:p>
          </table:table-cell>
          <table:table-cell table:style-name="ce10" table:formula="of:=IF([.V52]*1.1&gt;1;1;[.V52]*1.1)" office:value-type="float" office:value="1" calcext:value-type="float">
            <text:p>1</text:p>
          </table:table-cell>
          <table:table-cell table:style-name="ce10" table:formula="of:=IF([.W52]*1.1&gt;1;1;[.W52]*1.1)" office:value-type="float" office:value="1" calcext:value-type="float">
            <text:p>1</text:p>
          </table:table-cell>
          <table:table-cell table:style-name="ce10" table:formula="of:=IF([.X52]*1.1&gt;1;1;[.X52]*1.1)" office:value-type="float" office:value="1" calcext:value-type="float">
            <text:p>1</text:p>
          </table:table-cell>
          <table:table-cell table:style-name="ce10" table:formula="of:=IF([.Y52]*1.1&gt;1;1;[.Y52]*1.1)" office:value-type="float" office:value="1" calcext:value-type="float">
            <text:p>1</text:p>
          </table:table-cell>
          <table:table-cell table:style-name="ce10" table:formula="of:=IF([.Z52]*1.1&gt;1;1;[.Z52]*1.1)" office:value-type="float" office:value="1" calcext:value-type="float">
            <text:p>1</text:p>
          </table:table-cell>
          <table:table-cell table:style-name="ce10" table:formula="of:=IF([.AA52]*1.1&gt;1;1;[.AA52]*1.1)" office:value-type="float" office:value="1" calcext:value-type="float">
            <text:p>1</text:p>
          </table:table-cell>
          <table:table-cell table:style-name="ce10" table:formula="of:=IF([.AB52]*1.1&gt;1;1;[.AB52]*1.1)" office:value-type="float" office:value="1" calcext:value-type="float">
            <text:p>1</text:p>
          </table:table-cell>
          <table:table-cell table:style-name="ce10" table:formula="of:=IF([.AC52]*1.1&gt;1;1;[.AC52]*1.1)" office:value-type="float" office:value="1" calcext:value-type="float">
            <text:p>1</text:p>
          </table:table-cell>
          <table:table-cell table:style-name="ce10" table:formula="of:=IF([.AD52]*1.1&gt;1;1;[.AD52]*1.1)" office:value-type="float" office:value="1" calcext:value-type="float">
            <text:p>1</text:p>
          </table:table-cell>
          <table:table-cell table:style-name="ce10" table:formula="of:=IF([.AE52]*1.1&gt;1;1;[.AE52]*1.1)" office:value-type="float" office:value="1" calcext:value-type="float">
            <text:p>1</text:p>
          </table:table-cell>
          <table:table-cell table:style-name="ce10" table:formula="of:=IF([.AF52]*1.1&gt;1;1;[.AF52]*1.1)" office:value-type="float" office:value="1" calcext:value-type="float">
            <text:p>1</text:p>
          </table:table-cell>
          <table:table-cell table:style-name="ce10" table:formula="of:=IF([.AG52]*1.1&gt;1;1;[.AG52]*1.1)" office:value-type="float" office:value="1" calcext:value-type="float">
            <text:p>1</text:p>
          </table:table-cell>
          <table:table-cell table:style-name="ce10" table:formula="of:=IF([.AH52]*1.1&gt;1;1;[.AH52]*1.1)" office:value-type="float" office:value="1" calcext:value-type="float">
            <text:p>1</text:p>
          </table:table-cell>
          <table:table-cell table:style-name="ce10" table:formula="of:=IF([.AI52]*1.1&gt;1;1;[.AI52]*1.1)" office:value-type="float" office:value="1" calcext:value-type="float">
            <text:p>1</text:p>
          </table:table-cell>
          <table:table-cell table:style-name="ce10" table:formula="of:=IF([.AJ52]*1.1&gt;1;1;[.AJ52]*1.1)" office:value-type="float" office:value="1" calcext:value-type="float">
            <text:p>1</text:p>
          </table:table-cell>
          <table:table-cell table:style-name="ce10" table:formula="of:=IF([.AK52]*1.1&gt;1;1;[.AK52]*1.1)" office:value-type="float" office:value="1" calcext:value-type="float">
            <text:p>1</text:p>
          </table:table-cell>
          <table:table-cell table:style-name="ce10" table:formula="of:=IF([.AL52]*1.1&gt;1;1;[.AL52]*1.1)" office:value-type="float" office:value="1" calcext:value-type="float">
            <text:p>1</text:p>
          </table:table-cell>
          <table:table-cell table:style-name="ce10" table:formula="of:=IF([.AM52]*1.1&gt;1;1;[.AM52]*1.1)" office:value-type="float" office:value="1" calcext:value-type="float">
            <text:p>1</text:p>
          </table:table-cell>
          <table:table-cell table:style-name="ce10" table:formula="of:=IF([.AN52]*1.1&gt;1;1;[.AN52]*1.1)" office:value-type="float" office:value="1" calcext:value-type="float">
            <text:p>1</text:p>
          </table:table-cell>
          <table:table-cell table:style-name="ce10" table:formula="of:=IF([.AO52]*1.1&gt;1;1;[.AO52]*1.1)" office:value-type="float" office:value="1" calcext:value-type="float">
            <text:p>1</text:p>
          </table:table-cell>
          <table:table-cell table:style-name="ce10" table:formula="of:=IF([.AP52]*1.1&gt;1;1;[.AP52]*1.1)" office:value-type="float" office:value="1" calcext:value-type="float">
            <text:p>1</text:p>
          </table:table-cell>
          <table:table-cell table:style-name="ce10" table:formula="of:=IF([.AQ52]*1.1&gt;1;1;[.AQ52]*1.1)" office:value-type="float" office:value="1" calcext:value-type="float">
            <text:p>1</text:p>
          </table:table-cell>
          <table:table-cell table:style-name="ce10" table:formula="of:=IF([.AR52]*1.1&gt;1;1;[.AR52]*1.1)" office:value-type="float" office:value="1" calcext:value-type="float">
            <text:p>1</text:p>
          </table:table-cell>
          <table:table-cell table:style-name="ce10" table:formula="of:=IF([.AS52]*1.1&gt;1;1;[.AS52]*1.1)" office:value-type="float" office:value="1" calcext:value-type="float">
            <text:p>1</text:p>
          </table:table-cell>
          <table:table-cell table:style-name="ce10" table:formula="of:=IF([.AT52]*1.1&gt;1;1;[.AT52]*1.1)" office:value-type="float" office:value="1" calcext:value-type="float">
            <text:p>1</text:p>
          </table:table-cell>
          <table:table-cell table:style-name="ce10" table:formula="of:=IF([.AU52]*1.1&gt;1;1;[.AU52]*1.1)" office:value-type="float" office:value="1" calcext:value-type="float">
            <text:p>1</text:p>
          </table:table-cell>
          <table:table-cell table:style-name="ce10" table:formula="of:=IF([.AV52]*1.1&gt;1;1;[.AV52]*1.1)" office:value-type="float" office:value="1" calcext:value-type="float">
            <text:p>1</text:p>
          </table:table-cell>
          <table:table-cell table:style-name="ce10" table:formula="of:=IF([.AW52]*1.1&gt;1;1;[.AW52]*1.1)" office:value-type="float" office:value="1" calcext:value-type="float">
            <text:p>1</text:p>
          </table:table-cell>
          <table:table-cell table:style-name="ce10" table:formula="of:=IF([.AX52]*1.1&gt;1;1;[.AX52]*1.1)" office:value-type="float" office:value="1" calcext:value-type="float">
            <text:p>1</text:p>
          </table:table-cell>
          <table:table-cell table:style-name="ce10" table:formula="of:=IF([.AY52]*1.1&gt;1;1;[.AY52]*1.1)" office:value-type="float" office:value="1" calcext:value-type="float">
            <text:p>1</text:p>
          </table:table-cell>
          <table:table-cell table:style-name="ce10" table:formula="of:=IF([.AZ52]*1.1&gt;1;1;[.AZ52]*1.1)" office:value-type="float" office:value="1" calcext:value-type="float">
            <text:p>1</text:p>
          </table:table-cell>
          <table:table-cell table:style-name="ce10" table:formula="of:=IF([.BA52]*1.1&gt;1;1;[.BA52]*1.1)" office:value-type="float" office:value="1" calcext:value-type="float">
            <text:p>1</text:p>
          </table:table-cell>
          <table:table-cell table:style-name="ce10" table:formula="of:=IF([.BB52]*1.1&gt;1;1;[.BB52]*1.1)" office:value-type="float" office:value="1" calcext:value-type="float">
            <text:p>1</text:p>
          </table:table-cell>
          <table:table-cell table:style-name="ce10" table:formula="of:=IF([.BC52]*1.1&gt;1;1;[.BC52]*1.1)" office:value-type="float" office:value="1" calcext:value-type="float">
            <text:p>1</text:p>
          </table:table-cell>
          <table:table-cell table:style-name="ce10" table:formula="of:=IF([.BD52]*1.1&gt;1;1;[.BD52]*1.1)" office:value-type="float" office:value="1" calcext:value-type="float">
            <text:p>1</text:p>
          </table:table-cell>
          <table:table-cell table:style-name="ce10" table:formula="of:=IF([.BE52]*1.1&gt;1;1;[.BE52]*1.1)" office:value-type="float" office:value="1" calcext:value-type="float">
            <text:p>1</text:p>
          </table:table-cell>
          <table:table-cell table:style-name="ce10" table:formula="of:=IF([.BF52]*1.1&gt;1;1;[.BF52]*1.1)" office:value-type="float" office:value="1" calcext:value-type="float">
            <text:p>1</text:p>
          </table:table-cell>
          <table:table-cell table:style-name="ce10" table:formula="of:=IF([.BG52]*1.1&gt;1;1;[.BG52]*1.1)" office:value-type="float" office:value="1" calcext:value-type="float">
            <text:p>1</text:p>
          </table:table-cell>
          <table:table-cell table:style-name="ce10" table:formula="of:=IF([.BH52]*1.1&gt;1;1;[.BH52]*1.1)" office:value-type="float" office:value="1" calcext:value-type="float">
            <text:p>1</text:p>
          </table:table-cell>
          <table:table-cell table:style-name="ce10" table:formula="of:=IF([.BI52]*1.1&gt;1;1;[.BI52]*1.1)" office:value-type="float" office:value="1" calcext:value-type="float">
            <text:p>1</text:p>
          </table:table-cell>
          <table:table-cell table:style-name="ce10" table:formula="of:=IF([.BJ52]*1.1&gt;1;1;[.BJ52]*1.1)" office:value-type="float" office:value="1" calcext:value-type="float">
            <text:p>1</text:p>
          </table:table-cell>
          <table:table-cell table:style-name="ce10" table:formula="of:=IF([.BK52]*1.1&gt;1;1;[.BK52]*1.1)" office:value-type="float" office:value="1" calcext:value-type="float">
            <text:p>1</text:p>
          </table:table-cell>
          <table:table-cell table:style-name="ce10" table:formula="of:=IF([.BL52]*1.1&gt;1;1;[.BL52]*1.1)" office:value-type="float" office:value="1" calcext:value-type="float">
            <text:p>1</text:p>
          </table:table-cell>
          <table:table-cell table:style-name="ce10" table:formula="of:=IF([.BM52]*1.1&gt;1;1;[.BM52]*1.1)" office:value-type="float" office:value="1" calcext:value-type="float">
            <text:p>1</text:p>
          </table:table-cell>
          <table:table-cell table:style-name="ce10" table:formula="of:=IF([.BN52]*1.1&gt;1;1;[.BN52]*1.1)" office:value-type="float" office:value="1" calcext:value-type="float">
            <text:p>1</text:p>
          </table:table-cell>
          <table:table-cell table:style-name="ce10" table:formula="of:=IF([.BO52]*1.1&gt;1;1;[.BO52]*1.1)" office:value-type="float" office:value="1" calcext:value-type="float">
            <text:p>1</text:p>
          </table:table-cell>
          <table:table-cell table:style-name="ce10" table:formula="of:=IF([.BP52]*1.1&gt;1;1;[.BP52]*1.1)" office:value-type="float" office:value="1" calcext:value-type="float">
            <text:p>1</text:p>
          </table:table-cell>
          <table:table-cell table:style-name="ce10" table:formula="of:=IF([.BQ52]*1.1&gt;1;1;[.BQ52]*1.1)" office:value-type="float" office:value="1" calcext:value-type="float">
            <text:p>1</text:p>
          </table:table-cell>
          <table:table-cell table:style-name="ce10" table:formula="of:=IF([.BR52]*1.1&gt;1;1;[.BR52]*1.1)" office:value-type="float" office:value="1" calcext:value-type="float">
            <text:p>1</text:p>
          </table:table-cell>
          <table:table-cell table:style-name="ce10" table:formula="of:=IF([.BS52]*1.1&gt;1;1;[.BS52]*1.1)" office:value-type="float" office:value="1" calcext:value-type="float">
            <text:p>1</text:p>
          </table:table-cell>
          <table:table-cell table:style-name="ce10" table:formula="of:=IF([.BT52]*1.1&gt;1;1;[.BT52]*1.1)" office:value-type="float" office:value="1" calcext:value-type="float">
            <text:p>1</text:p>
          </table:table-cell>
          <table:table-cell table:style-name="ce10" table:formula="of:=IF([.BU52]*1.1&gt;1;1;[.BU52]*1.1)" office:value-type="float" office:value="1" calcext:value-type="float">
            <text:p>1</text:p>
          </table:table-cell>
          <table:table-cell table:style-name="ce10" table:formula="of:=IF([.BV52]*1.1&gt;1;1;[.BV52]*1.1)" office:value-type="float" office:value="1" calcext:value-type="float">
            <text:p>1</text:p>
          </table:table-cell>
          <table:table-cell table:style-name="ce10" table:formula="of:=IF([.BW52]*1.1&gt;1;1;[.BW52]*1.1)" office:value-type="float" office:value="1" calcext:value-type="float">
            <text:p>1</text:p>
          </table:table-cell>
          <table:table-cell table:style-name="ce10" table:formula="of:=IF([.BX52]*1.1&gt;1;1;[.BX52]*1.1)" office:value-type="float" office:value="1" calcext:value-type="float">
            <text:p>1</text:p>
          </table:table-cell>
          <table:table-cell table:style-name="ce10" table:formula="of:=IF([.BY52]*1.1&gt;1;1;[.BY52]*1.1)" office:value-type="float" office:value="1" calcext:value-type="float">
            <text:p>1</text:p>
          </table:table-cell>
          <table:table-cell table:style-name="ce10" table:formula="of:=IF([.BZ52]*1.1&gt;1;1;[.BZ52]*1.1)" office:value-type="float" office:value="1" calcext:value-type="float">
            <text:p>1</text:p>
          </table:table-cell>
          <table:table-cell table:style-name="ce10" table:formula="of:=IF([.CA52]*1.1&gt;1;1;[.CA52]*1.1)" office:value-type="float" office:value="1" calcext:value-type="float">
            <text:p>1</text:p>
          </table:table-cell>
          <table:table-cell table:style-name="ce10" table:formula="of:=IF([.CB52]*1.1&gt;1;1;[.CB52]*1.1)" office:value-type="float" office:value="1" calcext:value-type="float">
            <text:p>1</text:p>
          </table:table-cell>
          <table:table-cell table:style-name="ce10" table:formula="of:=IF([.CC52]*1.1&gt;1;1;[.CC52]*1.1)" office:value-type="float" office:value="1" calcext:value-type="float">
            <text:p>1</text:p>
          </table:table-cell>
          <table:table-cell table:style-name="ce10" table:formula="of:=IF([.CD52]*1.1&gt;1;1;[.CD52]*1.1)" office:value-type="float" office:value="1" calcext:value-type="float">
            <text:p>1</text:p>
          </table:table-cell>
          <table:table-cell table:style-name="ce10" table:formula="of:=IF([.CE52]*1.1&gt;1;1;[.CE52]*1.1)" office:value-type="float" office:value="1" calcext:value-type="float">
            <text:p>1</text:p>
          </table:table-cell>
          <table:table-cell table:style-name="ce10" table:formula="of:=IF([.CF52]*1.1&gt;1;1;[.CF52]*1.1)" office:value-type="float" office:value="1" calcext:value-type="float">
            <text:p>1</text:p>
          </table:table-cell>
          <table:table-cell table:style-name="ce10" table:formula="of:=IF([.CG52]*1.1&gt;1;1;[.CG52]*1.1)" office:value-type="float" office:value="1" calcext:value-type="float">
            <text:p>1</text:p>
          </table:table-cell>
          <table:table-cell table:style-name="ce10" table:formula="of:=IF([.CH52]*1.1&gt;1;1;[.CH52]*1.1)" office:value-type="float" office:value="1" calcext:value-type="float">
            <text:p>1</text:p>
          </table:table-cell>
          <table:table-cell table:style-name="ce10" table:formula="of:=IF([.CI52]*1.1&gt;1;1;[.CI52]*1.1)" office:value-type="float" office:value="1" calcext:value-type="float">
            <text:p>1</text:p>
          </table:table-cell>
          <table:table-cell table:style-name="ce10" table:formula="of:=IF([.CJ52]*1.1&gt;1;1;[.CJ52]*1.1)" office:value-type="float" office:value="1" calcext:value-type="float">
            <text:p>1</text:p>
          </table:table-cell>
          <table:table-cell table:style-name="ce10" table:formula="of:=IF([.CK52]*1.1&gt;1;1;[.CK52]*1.1)" office:value-type="float" office:value="1" calcext:value-type="float">
            <text:p>1</text:p>
          </table:table-cell>
          <table:table-cell table:style-name="ce10" table:formula="of:=IF([.CL52]*1.1&gt;1;1;[.CL52]*1.1)" office:value-type="float" office:value="1" calcext:value-type="float">
            <text:p>1</text:p>
          </table:table-cell>
          <table:table-cell table:style-name="ce10" table:formula="of:=IF([.CM52]*1.1&gt;1;1;[.CM52]*1.1)" office:value-type="float" office:value="1" calcext:value-type="float">
            <text:p>1</text:p>
          </table:table-cell>
          <table:table-cell table:style-name="ce10" table:formula="of:=IF([.CN52]*1.1&gt;1;1;[.CN52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style-name="ce2" table:formula="of:=[.A52]+0.1" office:value-type="float" office:value="0.3" calcext:value-type="float">
            <text:p>0,30</text:p>
          </table:table-cell>
          <table:table-cell table:style-name="ce10" table:formula="of:=IF([.A53]*1.1&gt;1;1;[.A53]*1.1)" office:value-type="float" office:value="0.33" calcext:value-type="float">
            <text:p>0,33</text:p>
          </table:table-cell>
          <table:table-cell table:formula="of:=IF([.B53]*1.1&gt;1;1;[.B53]*1.1)" office:value-type="float" office:value="0.363" calcext:value-type="float">
            <text:p>0,363</text:p>
          </table:table-cell>
          <table:table-cell table:formula="of:=IF([.C53]*1.1&gt;1;1;[.C53]*1.1)" office:value-type="float" office:value="0.3993" calcext:value-type="float">
            <text:p>0,3993</text:p>
          </table:table-cell>
          <table:table-cell table:formula="of:=IF([.D53]*1.1&gt;1;1;[.D53]*1.1)" office:value-type="float" office:value="0.43923" calcext:value-type="float">
            <text:p>0,43923</text:p>
          </table:table-cell>
          <table:table-cell table:formula="of:=IF([.E53]*1.1&gt;1;1;[.E53]*1.1)" office:value-type="float" office:value="0.483153" calcext:value-type="float">
            <text:p>0,483153</text:p>
          </table:table-cell>
          <table:table-cell table:style-name="ce10" table:formula="of:=IF([.F53]*1.1&gt;1;1;[.F53]*1.1)" office:value-type="float" office:value="0.5314683" calcext:value-type="float">
            <text:p>0,5314683</text:p>
          </table:table-cell>
          <table:table-cell table:style-name="ce10" table:formula="of:=IF([.G53]*1.1&gt;1;1;[.G53]*1.1)" office:value-type="float" office:value="0.58461513" calcext:value-type="float">
            <text:p>0,58461513</text:p>
          </table:table-cell>
          <table:table-cell table:style-name="ce10" table:formula="of:=IF([.H53]*1.1&gt;1;1;[.H53]*1.1)" office:value-type="float" office:value="0.643076643000001" calcext:value-type="float">
            <text:p>0,643076643</text:p>
          </table:table-cell>
          <table:table-cell table:style-name="ce10" table:formula="of:=IF([.I53]*1.1&gt;1;1;[.I53]*1.1)" office:value-type="float" office:value="0.707384307300001" calcext:value-type="float">
            <text:p>0,7073843073</text:p>
          </table:table-cell>
          <table:table-cell table:style-name="ce10" table:formula="of:=IF([.J53]*1.1&gt;1;1;[.J53]*1.1)" office:value-type="float" office:value="0.778122738030001" calcext:value-type="float">
            <text:p>0,778122738</text:p>
          </table:table-cell>
          <table:table-cell table:style-name="ce10" table:formula="of:=IF([.K53]*1.1&gt;1;1;[.K53]*1.1)" office:value-type="float" office:value="0.855935011833001" calcext:value-type="float">
            <text:p>0,8559350118</text:p>
          </table:table-cell>
          <table:table-cell table:style-name="ce10" table:formula="of:=IF([.L53]*1.1&gt;1;1;[.L53]*1.1)" office:value-type="float" office:value="0.941528513016301" calcext:value-type="float">
            <text:p>0,941528513</text:p>
          </table:table-cell>
          <table:table-cell table:style-name="ce10" table:formula="of:=IF([.M53]*1.1&gt;1;1;[.M53]*1.1)" office:value-type="float" office:value="1" calcext:value-type="float">
            <text:p>1</text:p>
          </table:table-cell>
          <table:table-cell table:style-name="ce10" table:formula="of:=IF([.N53]*1.1&gt;1;1;[.N53]*1.1)" office:value-type="float" office:value="1" calcext:value-type="float">
            <text:p>1</text:p>
          </table:table-cell>
          <table:table-cell table:style-name="ce10" table:formula="of:=IF([.O53]*1.1&gt;1;1;[.O53]*1.1)" office:value-type="float" office:value="1" calcext:value-type="float">
            <text:p>1</text:p>
          </table:table-cell>
          <table:table-cell table:style-name="ce10" table:formula="of:=IF([.P53]*1.1&gt;1;1;[.P53]*1.1)" office:value-type="float" office:value="1" calcext:value-type="float">
            <text:p>1</text:p>
          </table:table-cell>
          <table:table-cell table:style-name="ce10" table:formula="of:=IF([.Q53]*1.1&gt;1;1;[.Q53]*1.1)" office:value-type="float" office:value="1" calcext:value-type="float">
            <text:p>1</text:p>
          </table:table-cell>
          <table:table-cell table:style-name="ce10" table:formula="of:=IF([.R53]*1.1&gt;1;1;[.R53]*1.1)" office:value-type="float" office:value="1" calcext:value-type="float">
            <text:p>1</text:p>
          </table:table-cell>
          <table:table-cell table:style-name="ce10" table:formula="of:=IF([.S53]*1.1&gt;1;1;[.S53]*1.1)" office:value-type="float" office:value="1" calcext:value-type="float">
            <text:p>1</text:p>
          </table:table-cell>
          <table:table-cell table:style-name="ce10" table:formula="of:=IF([.T53]*1.1&gt;1;1;[.T53]*1.1)" office:value-type="float" office:value="1" calcext:value-type="float">
            <text:p>1</text:p>
          </table:table-cell>
          <table:table-cell table:style-name="ce10" table:formula="of:=IF([.U53]*1.1&gt;1;1;[.U53]*1.1)" office:value-type="float" office:value="1" calcext:value-type="float">
            <text:p>1</text:p>
          </table:table-cell>
          <table:table-cell table:style-name="ce10" table:formula="of:=IF([.V53]*1.1&gt;1;1;[.V53]*1.1)" office:value-type="float" office:value="1" calcext:value-type="float">
            <text:p>1</text:p>
          </table:table-cell>
          <table:table-cell table:style-name="ce10" table:formula="of:=IF([.W53]*1.1&gt;1;1;[.W53]*1.1)" office:value-type="float" office:value="1" calcext:value-type="float">
            <text:p>1</text:p>
          </table:table-cell>
          <table:table-cell table:style-name="ce10" table:formula="of:=IF([.X53]*1.1&gt;1;1;[.X53]*1.1)" office:value-type="float" office:value="1" calcext:value-type="float">
            <text:p>1</text:p>
          </table:table-cell>
          <table:table-cell table:style-name="ce10" table:formula="of:=IF([.Y53]*1.1&gt;1;1;[.Y53]*1.1)" office:value-type="float" office:value="1" calcext:value-type="float">
            <text:p>1</text:p>
          </table:table-cell>
          <table:table-cell table:style-name="ce10" table:formula="of:=IF([.Z53]*1.1&gt;1;1;[.Z53]*1.1)" office:value-type="float" office:value="1" calcext:value-type="float">
            <text:p>1</text:p>
          </table:table-cell>
          <table:table-cell table:style-name="ce10" table:formula="of:=IF([.AA53]*1.1&gt;1;1;[.AA53]*1.1)" office:value-type="float" office:value="1" calcext:value-type="float">
            <text:p>1</text:p>
          </table:table-cell>
          <table:table-cell table:style-name="ce10" table:formula="of:=IF([.AB53]*1.1&gt;1;1;[.AB53]*1.1)" office:value-type="float" office:value="1" calcext:value-type="float">
            <text:p>1</text:p>
          </table:table-cell>
          <table:table-cell table:style-name="ce10" table:formula="of:=IF([.AC53]*1.1&gt;1;1;[.AC53]*1.1)" office:value-type="float" office:value="1" calcext:value-type="float">
            <text:p>1</text:p>
          </table:table-cell>
          <table:table-cell table:style-name="ce10" table:formula="of:=IF([.AD53]*1.1&gt;1;1;[.AD53]*1.1)" office:value-type="float" office:value="1" calcext:value-type="float">
            <text:p>1</text:p>
          </table:table-cell>
          <table:table-cell table:style-name="ce10" table:formula="of:=IF([.AE53]*1.1&gt;1;1;[.AE53]*1.1)" office:value-type="float" office:value="1" calcext:value-type="float">
            <text:p>1</text:p>
          </table:table-cell>
          <table:table-cell table:style-name="ce10" table:formula="of:=IF([.AF53]*1.1&gt;1;1;[.AF53]*1.1)" office:value-type="float" office:value="1" calcext:value-type="float">
            <text:p>1</text:p>
          </table:table-cell>
          <table:table-cell table:style-name="ce10" table:formula="of:=IF([.AG53]*1.1&gt;1;1;[.AG53]*1.1)" office:value-type="float" office:value="1" calcext:value-type="float">
            <text:p>1</text:p>
          </table:table-cell>
          <table:table-cell table:style-name="ce10" table:formula="of:=IF([.AH53]*1.1&gt;1;1;[.AH53]*1.1)" office:value-type="float" office:value="1" calcext:value-type="float">
            <text:p>1</text:p>
          </table:table-cell>
          <table:table-cell table:style-name="ce10" table:formula="of:=IF([.AI53]*1.1&gt;1;1;[.AI53]*1.1)" office:value-type="float" office:value="1" calcext:value-type="float">
            <text:p>1</text:p>
          </table:table-cell>
          <table:table-cell table:style-name="ce10" table:formula="of:=IF([.AJ53]*1.1&gt;1;1;[.AJ53]*1.1)" office:value-type="float" office:value="1" calcext:value-type="float">
            <text:p>1</text:p>
          </table:table-cell>
          <table:table-cell table:style-name="ce10" table:formula="of:=IF([.AK53]*1.1&gt;1;1;[.AK53]*1.1)" office:value-type="float" office:value="1" calcext:value-type="float">
            <text:p>1</text:p>
          </table:table-cell>
          <table:table-cell table:style-name="ce10" table:formula="of:=IF([.AL53]*1.1&gt;1;1;[.AL53]*1.1)" office:value-type="float" office:value="1" calcext:value-type="float">
            <text:p>1</text:p>
          </table:table-cell>
          <table:table-cell table:style-name="ce10" table:formula="of:=IF([.AM53]*1.1&gt;1;1;[.AM53]*1.1)" office:value-type="float" office:value="1" calcext:value-type="float">
            <text:p>1</text:p>
          </table:table-cell>
          <table:table-cell table:style-name="ce10" table:formula="of:=IF([.AN53]*1.1&gt;1;1;[.AN53]*1.1)" office:value-type="float" office:value="1" calcext:value-type="float">
            <text:p>1</text:p>
          </table:table-cell>
          <table:table-cell table:style-name="ce10" table:formula="of:=IF([.AO53]*1.1&gt;1;1;[.AO53]*1.1)" office:value-type="float" office:value="1" calcext:value-type="float">
            <text:p>1</text:p>
          </table:table-cell>
          <table:table-cell table:style-name="ce10" table:formula="of:=IF([.AP53]*1.1&gt;1;1;[.AP53]*1.1)" office:value-type="float" office:value="1" calcext:value-type="float">
            <text:p>1</text:p>
          </table:table-cell>
          <table:table-cell table:style-name="ce10" table:formula="of:=IF([.AQ53]*1.1&gt;1;1;[.AQ53]*1.1)" office:value-type="float" office:value="1" calcext:value-type="float">
            <text:p>1</text:p>
          </table:table-cell>
          <table:table-cell table:style-name="ce10" table:formula="of:=IF([.AR53]*1.1&gt;1;1;[.AR53]*1.1)" office:value-type="float" office:value="1" calcext:value-type="float">
            <text:p>1</text:p>
          </table:table-cell>
          <table:table-cell table:style-name="ce10" table:formula="of:=IF([.AS53]*1.1&gt;1;1;[.AS53]*1.1)" office:value-type="float" office:value="1" calcext:value-type="float">
            <text:p>1</text:p>
          </table:table-cell>
          <table:table-cell table:style-name="ce10" table:formula="of:=IF([.AT53]*1.1&gt;1;1;[.AT53]*1.1)" office:value-type="float" office:value="1" calcext:value-type="float">
            <text:p>1</text:p>
          </table:table-cell>
          <table:table-cell table:style-name="ce10" table:formula="of:=IF([.AU53]*1.1&gt;1;1;[.AU53]*1.1)" office:value-type="float" office:value="1" calcext:value-type="float">
            <text:p>1</text:p>
          </table:table-cell>
          <table:table-cell table:style-name="ce10" table:formula="of:=IF([.AV53]*1.1&gt;1;1;[.AV53]*1.1)" office:value-type="float" office:value="1" calcext:value-type="float">
            <text:p>1</text:p>
          </table:table-cell>
          <table:table-cell table:style-name="ce10" table:formula="of:=IF([.AW53]*1.1&gt;1;1;[.AW53]*1.1)" office:value-type="float" office:value="1" calcext:value-type="float">
            <text:p>1</text:p>
          </table:table-cell>
          <table:table-cell table:style-name="ce10" table:formula="of:=IF([.AX53]*1.1&gt;1;1;[.AX53]*1.1)" office:value-type="float" office:value="1" calcext:value-type="float">
            <text:p>1</text:p>
          </table:table-cell>
          <table:table-cell table:style-name="ce10" table:formula="of:=IF([.AY53]*1.1&gt;1;1;[.AY53]*1.1)" office:value-type="float" office:value="1" calcext:value-type="float">
            <text:p>1</text:p>
          </table:table-cell>
          <table:table-cell table:style-name="ce10" table:formula="of:=IF([.AZ53]*1.1&gt;1;1;[.AZ53]*1.1)" office:value-type="float" office:value="1" calcext:value-type="float">
            <text:p>1</text:p>
          </table:table-cell>
          <table:table-cell table:style-name="ce10" table:formula="of:=IF([.BA53]*1.1&gt;1;1;[.BA53]*1.1)" office:value-type="float" office:value="1" calcext:value-type="float">
            <text:p>1</text:p>
          </table:table-cell>
          <table:table-cell table:style-name="ce10" table:formula="of:=IF([.BB53]*1.1&gt;1;1;[.BB53]*1.1)" office:value-type="float" office:value="1" calcext:value-type="float">
            <text:p>1</text:p>
          </table:table-cell>
          <table:table-cell table:style-name="ce10" table:formula="of:=IF([.BC53]*1.1&gt;1;1;[.BC53]*1.1)" office:value-type="float" office:value="1" calcext:value-type="float">
            <text:p>1</text:p>
          </table:table-cell>
          <table:table-cell table:style-name="ce10" table:formula="of:=IF([.BD53]*1.1&gt;1;1;[.BD53]*1.1)" office:value-type="float" office:value="1" calcext:value-type="float">
            <text:p>1</text:p>
          </table:table-cell>
          <table:table-cell table:style-name="ce10" table:formula="of:=IF([.BE53]*1.1&gt;1;1;[.BE53]*1.1)" office:value-type="float" office:value="1" calcext:value-type="float">
            <text:p>1</text:p>
          </table:table-cell>
          <table:table-cell table:style-name="ce10" table:formula="of:=IF([.BF53]*1.1&gt;1;1;[.BF53]*1.1)" office:value-type="float" office:value="1" calcext:value-type="float">
            <text:p>1</text:p>
          </table:table-cell>
          <table:table-cell table:style-name="ce10" table:formula="of:=IF([.BG53]*1.1&gt;1;1;[.BG53]*1.1)" office:value-type="float" office:value="1" calcext:value-type="float">
            <text:p>1</text:p>
          </table:table-cell>
          <table:table-cell table:style-name="ce10" table:formula="of:=IF([.BH53]*1.1&gt;1;1;[.BH53]*1.1)" office:value-type="float" office:value="1" calcext:value-type="float">
            <text:p>1</text:p>
          </table:table-cell>
          <table:table-cell table:style-name="ce10" table:formula="of:=IF([.BI53]*1.1&gt;1;1;[.BI53]*1.1)" office:value-type="float" office:value="1" calcext:value-type="float">
            <text:p>1</text:p>
          </table:table-cell>
          <table:table-cell table:style-name="ce10" table:formula="of:=IF([.BJ53]*1.1&gt;1;1;[.BJ53]*1.1)" office:value-type="float" office:value="1" calcext:value-type="float">
            <text:p>1</text:p>
          </table:table-cell>
          <table:table-cell table:style-name="ce10" table:formula="of:=IF([.BK53]*1.1&gt;1;1;[.BK53]*1.1)" office:value-type="float" office:value="1" calcext:value-type="float">
            <text:p>1</text:p>
          </table:table-cell>
          <table:table-cell table:style-name="ce10" table:formula="of:=IF([.BL53]*1.1&gt;1;1;[.BL53]*1.1)" office:value-type="float" office:value="1" calcext:value-type="float">
            <text:p>1</text:p>
          </table:table-cell>
          <table:table-cell table:style-name="ce10" table:formula="of:=IF([.BM53]*1.1&gt;1;1;[.BM53]*1.1)" office:value-type="float" office:value="1" calcext:value-type="float">
            <text:p>1</text:p>
          </table:table-cell>
          <table:table-cell table:style-name="ce10" table:formula="of:=IF([.BN53]*1.1&gt;1;1;[.BN53]*1.1)" office:value-type="float" office:value="1" calcext:value-type="float">
            <text:p>1</text:p>
          </table:table-cell>
          <table:table-cell table:style-name="ce10" table:formula="of:=IF([.BO53]*1.1&gt;1;1;[.BO53]*1.1)" office:value-type="float" office:value="1" calcext:value-type="float">
            <text:p>1</text:p>
          </table:table-cell>
          <table:table-cell table:style-name="ce10" table:formula="of:=IF([.BP53]*1.1&gt;1;1;[.BP53]*1.1)" office:value-type="float" office:value="1" calcext:value-type="float">
            <text:p>1</text:p>
          </table:table-cell>
          <table:table-cell table:style-name="ce10" table:formula="of:=IF([.BQ53]*1.1&gt;1;1;[.BQ53]*1.1)" office:value-type="float" office:value="1" calcext:value-type="float">
            <text:p>1</text:p>
          </table:table-cell>
          <table:table-cell table:style-name="ce10" table:formula="of:=IF([.BR53]*1.1&gt;1;1;[.BR53]*1.1)" office:value-type="float" office:value="1" calcext:value-type="float">
            <text:p>1</text:p>
          </table:table-cell>
          <table:table-cell table:style-name="ce10" table:formula="of:=IF([.BS53]*1.1&gt;1;1;[.BS53]*1.1)" office:value-type="float" office:value="1" calcext:value-type="float">
            <text:p>1</text:p>
          </table:table-cell>
          <table:table-cell table:style-name="ce10" table:formula="of:=IF([.BT53]*1.1&gt;1;1;[.BT53]*1.1)" office:value-type="float" office:value="1" calcext:value-type="float">
            <text:p>1</text:p>
          </table:table-cell>
          <table:table-cell table:style-name="ce10" table:formula="of:=IF([.BU53]*1.1&gt;1;1;[.BU53]*1.1)" office:value-type="float" office:value="1" calcext:value-type="float">
            <text:p>1</text:p>
          </table:table-cell>
          <table:table-cell table:style-name="ce10" table:formula="of:=IF([.BV53]*1.1&gt;1;1;[.BV53]*1.1)" office:value-type="float" office:value="1" calcext:value-type="float">
            <text:p>1</text:p>
          </table:table-cell>
          <table:table-cell table:style-name="ce10" table:formula="of:=IF([.BW53]*1.1&gt;1;1;[.BW53]*1.1)" office:value-type="float" office:value="1" calcext:value-type="float">
            <text:p>1</text:p>
          </table:table-cell>
          <table:table-cell table:style-name="ce10" table:formula="of:=IF([.BX53]*1.1&gt;1;1;[.BX53]*1.1)" office:value-type="float" office:value="1" calcext:value-type="float">
            <text:p>1</text:p>
          </table:table-cell>
          <table:table-cell table:style-name="ce10" table:formula="of:=IF([.BY53]*1.1&gt;1;1;[.BY53]*1.1)" office:value-type="float" office:value="1" calcext:value-type="float">
            <text:p>1</text:p>
          </table:table-cell>
          <table:table-cell table:style-name="ce10" table:formula="of:=IF([.BZ53]*1.1&gt;1;1;[.BZ53]*1.1)" office:value-type="float" office:value="1" calcext:value-type="float">
            <text:p>1</text:p>
          </table:table-cell>
          <table:table-cell table:style-name="ce10" table:formula="of:=IF([.CA53]*1.1&gt;1;1;[.CA53]*1.1)" office:value-type="float" office:value="1" calcext:value-type="float">
            <text:p>1</text:p>
          </table:table-cell>
          <table:table-cell table:style-name="ce10" table:formula="of:=IF([.CB53]*1.1&gt;1;1;[.CB53]*1.1)" office:value-type="float" office:value="1" calcext:value-type="float">
            <text:p>1</text:p>
          </table:table-cell>
          <table:table-cell table:style-name="ce10" table:formula="of:=IF([.CC53]*1.1&gt;1;1;[.CC53]*1.1)" office:value-type="float" office:value="1" calcext:value-type="float">
            <text:p>1</text:p>
          </table:table-cell>
          <table:table-cell table:style-name="ce10" table:formula="of:=IF([.CD53]*1.1&gt;1;1;[.CD53]*1.1)" office:value-type="float" office:value="1" calcext:value-type="float">
            <text:p>1</text:p>
          </table:table-cell>
          <table:table-cell table:style-name="ce10" table:formula="of:=IF([.CE53]*1.1&gt;1;1;[.CE53]*1.1)" office:value-type="float" office:value="1" calcext:value-type="float">
            <text:p>1</text:p>
          </table:table-cell>
          <table:table-cell table:style-name="ce10" table:formula="of:=IF([.CF53]*1.1&gt;1;1;[.CF53]*1.1)" office:value-type="float" office:value="1" calcext:value-type="float">
            <text:p>1</text:p>
          </table:table-cell>
          <table:table-cell table:style-name="ce10" table:formula="of:=IF([.CG53]*1.1&gt;1;1;[.CG53]*1.1)" office:value-type="float" office:value="1" calcext:value-type="float">
            <text:p>1</text:p>
          </table:table-cell>
          <table:table-cell table:style-name="ce10" table:formula="of:=IF([.CH53]*1.1&gt;1;1;[.CH53]*1.1)" office:value-type="float" office:value="1" calcext:value-type="float">
            <text:p>1</text:p>
          </table:table-cell>
          <table:table-cell table:style-name="ce10" table:formula="of:=IF([.CI53]*1.1&gt;1;1;[.CI53]*1.1)" office:value-type="float" office:value="1" calcext:value-type="float">
            <text:p>1</text:p>
          </table:table-cell>
          <table:table-cell table:style-name="ce10" table:formula="of:=IF([.CJ53]*1.1&gt;1;1;[.CJ53]*1.1)" office:value-type="float" office:value="1" calcext:value-type="float">
            <text:p>1</text:p>
          </table:table-cell>
          <table:table-cell table:style-name="ce10" table:formula="of:=IF([.CK53]*1.1&gt;1;1;[.CK53]*1.1)" office:value-type="float" office:value="1" calcext:value-type="float">
            <text:p>1</text:p>
          </table:table-cell>
          <table:table-cell table:style-name="ce10" table:formula="of:=IF([.CL53]*1.1&gt;1;1;[.CL53]*1.1)" office:value-type="float" office:value="1" calcext:value-type="float">
            <text:p>1</text:p>
          </table:table-cell>
          <table:table-cell table:style-name="ce10" table:formula="of:=IF([.CM53]*1.1&gt;1;1;[.CM53]*1.1)" office:value-type="float" office:value="1" calcext:value-type="float">
            <text:p>1</text:p>
          </table:table-cell>
          <table:table-cell table:style-name="ce10" table:formula="of:=IF([.CN53]*1.1&gt;1;1;[.CN53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53]+0.1" office:value-type="float" office:value="0.4" calcext:value-type="float">
            <text:p>0,40</text:p>
          </table:table-cell>
          <table:table-cell table:style-name="ce10" table:formula="of:=IF([.A54]*1.1&gt;1;1;[.A54]*1.1)" office:value-type="float" office:value="0.44" calcext:value-type="float">
            <text:p>0,44</text:p>
          </table:table-cell>
          <table:table-cell table:formula="of:=IF([.B54]*1.1&gt;1;1;[.B54]*1.1)" office:value-type="float" office:value="0.484" calcext:value-type="float">
            <text:p>0,484</text:p>
          </table:table-cell>
          <table:table-cell table:formula="of:=IF([.C54]*1.1&gt;1;1;[.C54]*1.1)" office:value-type="float" office:value="0.5324" calcext:value-type="float">
            <text:p>0,5324</text:p>
          </table:table-cell>
          <table:table-cell table:formula="of:=IF([.D54]*1.1&gt;1;1;[.D54]*1.1)" office:value-type="float" office:value="0.58564" calcext:value-type="float">
            <text:p>0,58564</text:p>
          </table:table-cell>
          <table:table-cell table:formula="of:=IF([.E54]*1.1&gt;1;1;[.E54]*1.1)" office:value-type="float" office:value="0.644204" calcext:value-type="float">
            <text:p>0,644204</text:p>
          </table:table-cell>
          <table:table-cell table:style-name="ce10" table:formula="of:=IF([.F54]*1.1&gt;1;1;[.F54]*1.1)" office:value-type="float" office:value="0.7086244" calcext:value-type="float">
            <text:p>0,7086244</text:p>
          </table:table-cell>
          <table:table-cell table:style-name="ce10" table:formula="of:=IF([.G54]*1.1&gt;1;1;[.G54]*1.1)" office:value-type="float" office:value="0.77948684" calcext:value-type="float">
            <text:p>0,77948684</text:p>
          </table:table-cell>
          <table:table-cell table:style-name="ce10" table:formula="of:=IF([.H54]*1.1&gt;1;1;[.H54]*1.1)" office:value-type="float" office:value="0.857435524" calcext:value-type="float">
            <text:p>0,857435524</text:p>
          </table:table-cell>
          <table:table-cell table:style-name="ce10" table:formula="of:=IF([.I54]*1.1&gt;1;1;[.I54]*1.1)" office:value-type="float" office:value="0.9431790764" calcext:value-type="float">
            <text:p>0,9431790764</text:p>
          </table:table-cell>
          <table:table-cell table:style-name="ce10" table:formula="of:=IF([.J54]*1.1&gt;1;1;[.J54]*1.1)" office:value-type="float" office:value="1" calcext:value-type="float">
            <text:p>1</text:p>
          </table:table-cell>
          <table:table-cell table:style-name="ce10" table:formula="of:=IF([.K54]*1.1&gt;1;1;[.K54]*1.1)" office:value-type="float" office:value="1" calcext:value-type="float">
            <text:p>1</text:p>
          </table:table-cell>
          <table:table-cell table:style-name="ce10" table:formula="of:=IF([.L54]*1.1&gt;1;1;[.L54]*1.1)" office:value-type="float" office:value="1" calcext:value-type="float">
            <text:p>1</text:p>
          </table:table-cell>
          <table:table-cell table:style-name="ce10" table:formula="of:=IF([.M54]*1.1&gt;1;1;[.M54]*1.1)" office:value-type="float" office:value="1" calcext:value-type="float">
            <text:p>1</text:p>
          </table:table-cell>
          <table:table-cell table:style-name="ce10" table:formula="of:=IF([.N54]*1.1&gt;1;1;[.N54]*1.1)" office:value-type="float" office:value="1" calcext:value-type="float">
            <text:p>1</text:p>
          </table:table-cell>
          <table:table-cell table:style-name="ce10" table:formula="of:=IF([.O54]*1.1&gt;1;1;[.O54]*1.1)" office:value-type="float" office:value="1" calcext:value-type="float">
            <text:p>1</text:p>
          </table:table-cell>
          <table:table-cell table:style-name="ce10" table:formula="of:=IF([.P54]*1.1&gt;1;1;[.P54]*1.1)" office:value-type="float" office:value="1" calcext:value-type="float">
            <text:p>1</text:p>
          </table:table-cell>
          <table:table-cell table:style-name="ce10" table:formula="of:=IF([.Q54]*1.1&gt;1;1;[.Q54]*1.1)" office:value-type="float" office:value="1" calcext:value-type="float">
            <text:p>1</text:p>
          </table:table-cell>
          <table:table-cell table:style-name="ce10" table:formula="of:=IF([.R54]*1.1&gt;1;1;[.R54]*1.1)" office:value-type="float" office:value="1" calcext:value-type="float">
            <text:p>1</text:p>
          </table:table-cell>
          <table:table-cell table:style-name="ce10" table:formula="of:=IF([.S54]*1.1&gt;1;1;[.S54]*1.1)" office:value-type="float" office:value="1" calcext:value-type="float">
            <text:p>1</text:p>
          </table:table-cell>
          <table:table-cell table:style-name="ce10" table:formula="of:=IF([.T54]*1.1&gt;1;1;[.T54]*1.1)" office:value-type="float" office:value="1" calcext:value-type="float">
            <text:p>1</text:p>
          </table:table-cell>
          <table:table-cell table:style-name="ce10" table:formula="of:=IF([.U54]*1.1&gt;1;1;[.U54]*1.1)" office:value-type="float" office:value="1" calcext:value-type="float">
            <text:p>1</text:p>
          </table:table-cell>
          <table:table-cell table:style-name="ce10" table:formula="of:=IF([.V54]*1.1&gt;1;1;[.V54]*1.1)" office:value-type="float" office:value="1" calcext:value-type="float">
            <text:p>1</text:p>
          </table:table-cell>
          <table:table-cell table:style-name="ce10" table:formula="of:=IF([.W54]*1.1&gt;1;1;[.W54]*1.1)" office:value-type="float" office:value="1" calcext:value-type="float">
            <text:p>1</text:p>
          </table:table-cell>
          <table:table-cell table:style-name="ce10" table:formula="of:=IF([.X54]*1.1&gt;1;1;[.X54]*1.1)" office:value-type="float" office:value="1" calcext:value-type="float">
            <text:p>1</text:p>
          </table:table-cell>
          <table:table-cell table:style-name="ce10" table:formula="of:=IF([.Y54]*1.1&gt;1;1;[.Y54]*1.1)" office:value-type="float" office:value="1" calcext:value-type="float">
            <text:p>1</text:p>
          </table:table-cell>
          <table:table-cell table:style-name="ce10" table:formula="of:=IF([.Z54]*1.1&gt;1;1;[.Z54]*1.1)" office:value-type="float" office:value="1" calcext:value-type="float">
            <text:p>1</text:p>
          </table:table-cell>
          <table:table-cell table:style-name="ce10" table:formula="of:=IF([.AA54]*1.1&gt;1;1;[.AA54]*1.1)" office:value-type="float" office:value="1" calcext:value-type="float">
            <text:p>1</text:p>
          </table:table-cell>
          <table:table-cell table:style-name="ce10" table:formula="of:=IF([.AB54]*1.1&gt;1;1;[.AB54]*1.1)" office:value-type="float" office:value="1" calcext:value-type="float">
            <text:p>1</text:p>
          </table:table-cell>
          <table:table-cell table:style-name="ce10" table:formula="of:=IF([.AC54]*1.1&gt;1;1;[.AC54]*1.1)" office:value-type="float" office:value="1" calcext:value-type="float">
            <text:p>1</text:p>
          </table:table-cell>
          <table:table-cell table:style-name="ce10" table:formula="of:=IF([.AD54]*1.1&gt;1;1;[.AD54]*1.1)" office:value-type="float" office:value="1" calcext:value-type="float">
            <text:p>1</text:p>
          </table:table-cell>
          <table:table-cell table:style-name="ce10" table:formula="of:=IF([.AE54]*1.1&gt;1;1;[.AE54]*1.1)" office:value-type="float" office:value="1" calcext:value-type="float">
            <text:p>1</text:p>
          </table:table-cell>
          <table:table-cell table:style-name="ce10" table:formula="of:=IF([.AF54]*1.1&gt;1;1;[.AF54]*1.1)" office:value-type="float" office:value="1" calcext:value-type="float">
            <text:p>1</text:p>
          </table:table-cell>
          <table:table-cell table:style-name="ce10" table:formula="of:=IF([.AG54]*1.1&gt;1;1;[.AG54]*1.1)" office:value-type="float" office:value="1" calcext:value-type="float">
            <text:p>1</text:p>
          </table:table-cell>
          <table:table-cell table:style-name="ce10" table:formula="of:=IF([.AH54]*1.1&gt;1;1;[.AH54]*1.1)" office:value-type="float" office:value="1" calcext:value-type="float">
            <text:p>1</text:p>
          </table:table-cell>
          <table:table-cell table:style-name="ce10" table:formula="of:=IF([.AI54]*1.1&gt;1;1;[.AI54]*1.1)" office:value-type="float" office:value="1" calcext:value-type="float">
            <text:p>1</text:p>
          </table:table-cell>
          <table:table-cell table:style-name="ce10" table:formula="of:=IF([.AJ54]*1.1&gt;1;1;[.AJ54]*1.1)" office:value-type="float" office:value="1" calcext:value-type="float">
            <text:p>1</text:p>
          </table:table-cell>
          <table:table-cell table:style-name="ce10" table:formula="of:=IF([.AK54]*1.1&gt;1;1;[.AK54]*1.1)" office:value-type="float" office:value="1" calcext:value-type="float">
            <text:p>1</text:p>
          </table:table-cell>
          <table:table-cell table:style-name="ce10" table:formula="of:=IF([.AL54]*1.1&gt;1;1;[.AL54]*1.1)" office:value-type="float" office:value="1" calcext:value-type="float">
            <text:p>1</text:p>
          </table:table-cell>
          <table:table-cell table:style-name="ce10" table:formula="of:=IF([.AM54]*1.1&gt;1;1;[.AM54]*1.1)" office:value-type="float" office:value="1" calcext:value-type="float">
            <text:p>1</text:p>
          </table:table-cell>
          <table:table-cell table:style-name="ce10" table:formula="of:=IF([.AN54]*1.1&gt;1;1;[.AN54]*1.1)" office:value-type="float" office:value="1" calcext:value-type="float">
            <text:p>1</text:p>
          </table:table-cell>
          <table:table-cell table:style-name="ce10" table:formula="of:=IF([.AO54]*1.1&gt;1;1;[.AO54]*1.1)" office:value-type="float" office:value="1" calcext:value-type="float">
            <text:p>1</text:p>
          </table:table-cell>
          <table:table-cell table:style-name="ce10" table:formula="of:=IF([.AP54]*1.1&gt;1;1;[.AP54]*1.1)" office:value-type="float" office:value="1" calcext:value-type="float">
            <text:p>1</text:p>
          </table:table-cell>
          <table:table-cell table:style-name="ce10" table:formula="of:=IF([.AQ54]*1.1&gt;1;1;[.AQ54]*1.1)" office:value-type="float" office:value="1" calcext:value-type="float">
            <text:p>1</text:p>
          </table:table-cell>
          <table:table-cell table:style-name="ce10" table:formula="of:=IF([.AR54]*1.1&gt;1;1;[.AR54]*1.1)" office:value-type="float" office:value="1" calcext:value-type="float">
            <text:p>1</text:p>
          </table:table-cell>
          <table:table-cell table:style-name="ce10" table:formula="of:=IF([.AS54]*1.1&gt;1;1;[.AS54]*1.1)" office:value-type="float" office:value="1" calcext:value-type="float">
            <text:p>1</text:p>
          </table:table-cell>
          <table:table-cell table:style-name="ce10" table:formula="of:=IF([.AT54]*1.1&gt;1;1;[.AT54]*1.1)" office:value-type="float" office:value="1" calcext:value-type="float">
            <text:p>1</text:p>
          </table:table-cell>
          <table:table-cell table:style-name="ce10" table:formula="of:=IF([.AU54]*1.1&gt;1;1;[.AU54]*1.1)" office:value-type="float" office:value="1" calcext:value-type="float">
            <text:p>1</text:p>
          </table:table-cell>
          <table:table-cell table:style-name="ce10" table:formula="of:=IF([.AV54]*1.1&gt;1;1;[.AV54]*1.1)" office:value-type="float" office:value="1" calcext:value-type="float">
            <text:p>1</text:p>
          </table:table-cell>
          <table:table-cell table:style-name="ce10" table:formula="of:=IF([.AW54]*1.1&gt;1;1;[.AW54]*1.1)" office:value-type="float" office:value="1" calcext:value-type="float">
            <text:p>1</text:p>
          </table:table-cell>
          <table:table-cell table:style-name="ce10" table:formula="of:=IF([.AX54]*1.1&gt;1;1;[.AX54]*1.1)" office:value-type="float" office:value="1" calcext:value-type="float">
            <text:p>1</text:p>
          </table:table-cell>
          <table:table-cell table:style-name="ce10" table:formula="of:=IF([.AY54]*1.1&gt;1;1;[.AY54]*1.1)" office:value-type="float" office:value="1" calcext:value-type="float">
            <text:p>1</text:p>
          </table:table-cell>
          <table:table-cell table:style-name="ce10" table:formula="of:=IF([.AZ54]*1.1&gt;1;1;[.AZ54]*1.1)" office:value-type="float" office:value="1" calcext:value-type="float">
            <text:p>1</text:p>
          </table:table-cell>
          <table:table-cell table:style-name="ce10" table:formula="of:=IF([.BA54]*1.1&gt;1;1;[.BA54]*1.1)" office:value-type="float" office:value="1" calcext:value-type="float">
            <text:p>1</text:p>
          </table:table-cell>
          <table:table-cell table:style-name="ce10" table:formula="of:=IF([.BB54]*1.1&gt;1;1;[.BB54]*1.1)" office:value-type="float" office:value="1" calcext:value-type="float">
            <text:p>1</text:p>
          </table:table-cell>
          <table:table-cell table:style-name="ce10" table:formula="of:=IF([.BC54]*1.1&gt;1;1;[.BC54]*1.1)" office:value-type="float" office:value="1" calcext:value-type="float">
            <text:p>1</text:p>
          </table:table-cell>
          <table:table-cell table:style-name="ce10" table:formula="of:=IF([.BD54]*1.1&gt;1;1;[.BD54]*1.1)" office:value-type="float" office:value="1" calcext:value-type="float">
            <text:p>1</text:p>
          </table:table-cell>
          <table:table-cell table:style-name="ce10" table:formula="of:=IF([.BE54]*1.1&gt;1;1;[.BE54]*1.1)" office:value-type="float" office:value="1" calcext:value-type="float">
            <text:p>1</text:p>
          </table:table-cell>
          <table:table-cell table:style-name="ce10" table:formula="of:=IF([.BF54]*1.1&gt;1;1;[.BF54]*1.1)" office:value-type="float" office:value="1" calcext:value-type="float">
            <text:p>1</text:p>
          </table:table-cell>
          <table:table-cell table:style-name="ce10" table:formula="of:=IF([.BG54]*1.1&gt;1;1;[.BG54]*1.1)" office:value-type="float" office:value="1" calcext:value-type="float">
            <text:p>1</text:p>
          </table:table-cell>
          <table:table-cell table:style-name="ce10" table:formula="of:=IF([.BH54]*1.1&gt;1;1;[.BH54]*1.1)" office:value-type="float" office:value="1" calcext:value-type="float">
            <text:p>1</text:p>
          </table:table-cell>
          <table:table-cell table:style-name="ce10" table:formula="of:=IF([.BI54]*1.1&gt;1;1;[.BI54]*1.1)" office:value-type="float" office:value="1" calcext:value-type="float">
            <text:p>1</text:p>
          </table:table-cell>
          <table:table-cell table:style-name="ce10" table:formula="of:=IF([.BJ54]*1.1&gt;1;1;[.BJ54]*1.1)" office:value-type="float" office:value="1" calcext:value-type="float">
            <text:p>1</text:p>
          </table:table-cell>
          <table:table-cell table:style-name="ce10" table:formula="of:=IF([.BK54]*1.1&gt;1;1;[.BK54]*1.1)" office:value-type="float" office:value="1" calcext:value-type="float">
            <text:p>1</text:p>
          </table:table-cell>
          <table:table-cell table:style-name="ce10" table:formula="of:=IF([.BL54]*1.1&gt;1;1;[.BL54]*1.1)" office:value-type="float" office:value="1" calcext:value-type="float">
            <text:p>1</text:p>
          </table:table-cell>
          <table:table-cell table:style-name="ce10" table:formula="of:=IF([.BM54]*1.1&gt;1;1;[.BM54]*1.1)" office:value-type="float" office:value="1" calcext:value-type="float">
            <text:p>1</text:p>
          </table:table-cell>
          <table:table-cell table:style-name="ce10" table:formula="of:=IF([.BN54]*1.1&gt;1;1;[.BN54]*1.1)" office:value-type="float" office:value="1" calcext:value-type="float">
            <text:p>1</text:p>
          </table:table-cell>
          <table:table-cell table:style-name="ce10" table:formula="of:=IF([.BO54]*1.1&gt;1;1;[.BO54]*1.1)" office:value-type="float" office:value="1" calcext:value-type="float">
            <text:p>1</text:p>
          </table:table-cell>
          <table:table-cell table:style-name="ce10" table:formula="of:=IF([.BP54]*1.1&gt;1;1;[.BP54]*1.1)" office:value-type="float" office:value="1" calcext:value-type="float">
            <text:p>1</text:p>
          </table:table-cell>
          <table:table-cell table:style-name="ce10" table:formula="of:=IF([.BQ54]*1.1&gt;1;1;[.BQ54]*1.1)" office:value-type="float" office:value="1" calcext:value-type="float">
            <text:p>1</text:p>
          </table:table-cell>
          <table:table-cell table:style-name="ce10" table:formula="of:=IF([.BR54]*1.1&gt;1;1;[.BR54]*1.1)" office:value-type="float" office:value="1" calcext:value-type="float">
            <text:p>1</text:p>
          </table:table-cell>
          <table:table-cell table:style-name="ce10" table:formula="of:=IF([.BS54]*1.1&gt;1;1;[.BS54]*1.1)" office:value-type="float" office:value="1" calcext:value-type="float">
            <text:p>1</text:p>
          </table:table-cell>
          <table:table-cell table:style-name="ce10" table:formula="of:=IF([.BT54]*1.1&gt;1;1;[.BT54]*1.1)" office:value-type="float" office:value="1" calcext:value-type="float">
            <text:p>1</text:p>
          </table:table-cell>
          <table:table-cell table:style-name="ce10" table:formula="of:=IF([.BU54]*1.1&gt;1;1;[.BU54]*1.1)" office:value-type="float" office:value="1" calcext:value-type="float">
            <text:p>1</text:p>
          </table:table-cell>
          <table:table-cell table:style-name="ce10" table:formula="of:=IF([.BV54]*1.1&gt;1;1;[.BV54]*1.1)" office:value-type="float" office:value="1" calcext:value-type="float">
            <text:p>1</text:p>
          </table:table-cell>
          <table:table-cell table:style-name="ce10" table:formula="of:=IF([.BW54]*1.1&gt;1;1;[.BW54]*1.1)" office:value-type="float" office:value="1" calcext:value-type="float">
            <text:p>1</text:p>
          </table:table-cell>
          <table:table-cell table:style-name="ce10" table:formula="of:=IF([.BX54]*1.1&gt;1;1;[.BX54]*1.1)" office:value-type="float" office:value="1" calcext:value-type="float">
            <text:p>1</text:p>
          </table:table-cell>
          <table:table-cell table:style-name="ce10" table:formula="of:=IF([.BY54]*1.1&gt;1;1;[.BY54]*1.1)" office:value-type="float" office:value="1" calcext:value-type="float">
            <text:p>1</text:p>
          </table:table-cell>
          <table:table-cell table:style-name="ce10" table:formula="of:=IF([.BZ54]*1.1&gt;1;1;[.BZ54]*1.1)" office:value-type="float" office:value="1" calcext:value-type="float">
            <text:p>1</text:p>
          </table:table-cell>
          <table:table-cell table:style-name="ce10" table:formula="of:=IF([.CA54]*1.1&gt;1;1;[.CA54]*1.1)" office:value-type="float" office:value="1" calcext:value-type="float">
            <text:p>1</text:p>
          </table:table-cell>
          <table:table-cell table:style-name="ce10" table:formula="of:=IF([.CB54]*1.1&gt;1;1;[.CB54]*1.1)" office:value-type="float" office:value="1" calcext:value-type="float">
            <text:p>1</text:p>
          </table:table-cell>
          <table:table-cell table:style-name="ce10" table:formula="of:=IF([.CC54]*1.1&gt;1;1;[.CC54]*1.1)" office:value-type="float" office:value="1" calcext:value-type="float">
            <text:p>1</text:p>
          </table:table-cell>
          <table:table-cell table:style-name="ce10" table:formula="of:=IF([.CD54]*1.1&gt;1;1;[.CD54]*1.1)" office:value-type="float" office:value="1" calcext:value-type="float">
            <text:p>1</text:p>
          </table:table-cell>
          <table:table-cell table:style-name="ce10" table:formula="of:=IF([.CE54]*1.1&gt;1;1;[.CE54]*1.1)" office:value-type="float" office:value="1" calcext:value-type="float">
            <text:p>1</text:p>
          </table:table-cell>
          <table:table-cell table:style-name="ce10" table:formula="of:=IF([.CF54]*1.1&gt;1;1;[.CF54]*1.1)" office:value-type="float" office:value="1" calcext:value-type="float">
            <text:p>1</text:p>
          </table:table-cell>
          <table:table-cell table:style-name="ce10" table:formula="of:=IF([.CG54]*1.1&gt;1;1;[.CG54]*1.1)" office:value-type="float" office:value="1" calcext:value-type="float">
            <text:p>1</text:p>
          </table:table-cell>
          <table:table-cell table:style-name="ce10" table:formula="of:=IF([.CH54]*1.1&gt;1;1;[.CH54]*1.1)" office:value-type="float" office:value="1" calcext:value-type="float">
            <text:p>1</text:p>
          </table:table-cell>
          <table:table-cell table:style-name="ce10" table:formula="of:=IF([.CI54]*1.1&gt;1;1;[.CI54]*1.1)" office:value-type="float" office:value="1" calcext:value-type="float">
            <text:p>1</text:p>
          </table:table-cell>
          <table:table-cell table:style-name="ce10" table:formula="of:=IF([.CJ54]*1.1&gt;1;1;[.CJ54]*1.1)" office:value-type="float" office:value="1" calcext:value-type="float">
            <text:p>1</text:p>
          </table:table-cell>
          <table:table-cell table:style-name="ce10" table:formula="of:=IF([.CK54]*1.1&gt;1;1;[.CK54]*1.1)" office:value-type="float" office:value="1" calcext:value-type="float">
            <text:p>1</text:p>
          </table:table-cell>
          <table:table-cell table:style-name="ce10" table:formula="of:=IF([.CL54]*1.1&gt;1;1;[.CL54]*1.1)" office:value-type="float" office:value="1" calcext:value-type="float">
            <text:p>1</text:p>
          </table:table-cell>
          <table:table-cell table:style-name="ce10" table:formula="of:=IF([.CM54]*1.1&gt;1;1;[.CM54]*1.1)" office:value-type="float" office:value="1" calcext:value-type="float">
            <text:p>1</text:p>
          </table:table-cell>
          <table:table-cell table:style-name="ce10" table:formula="of:=IF([.CN54]*1.1&gt;1;1;[.CN54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54]+0.1" office:value-type="float" office:value="0.5" calcext:value-type="float">
            <text:p>0,50</text:p>
          </table:table-cell>
          <table:table-cell table:style-name="ce10" table:formula="of:=IF([.A55]*1.1&gt;1;1;[.A55]*1.1)" office:value-type="float" office:value="0.55" calcext:value-type="float">
            <text:p>0,55</text:p>
          </table:table-cell>
          <table:table-cell table:formula="of:=IF([.B55]*1.1&gt;1;1;[.B55]*1.1)" office:value-type="float" office:value="0.605" calcext:value-type="float">
            <text:p>0,605</text:p>
          </table:table-cell>
          <table:table-cell table:formula="of:=IF([.C55]*1.1&gt;1;1;[.C55]*1.1)" office:value-type="float" office:value="0.6655" calcext:value-type="float">
            <text:p>0,6655</text:p>
          </table:table-cell>
          <table:table-cell table:formula="of:=IF([.D55]*1.1&gt;1;1;[.D55]*1.1)" office:value-type="float" office:value="0.73205" calcext:value-type="float">
            <text:p>0,73205</text:p>
          </table:table-cell>
          <table:table-cell table:formula="of:=IF([.E55]*1.1&gt;1;1;[.E55]*1.1)" office:value-type="float" office:value="0.805255" calcext:value-type="float">
            <text:p>0,805255</text:p>
          </table:table-cell>
          <table:table-cell table:style-name="ce10" table:formula="of:=IF([.F55]*1.1&gt;1;1;[.F55]*1.1)" office:value-type="float" office:value="0.8857805" calcext:value-type="float">
            <text:p>0,8857805</text:p>
          </table:table-cell>
          <table:table-cell table:style-name="ce10" table:formula="of:=IF([.G55]*1.1&gt;1;1;[.G55]*1.1)" office:value-type="float" office:value="0.974358550000001" calcext:value-type="float">
            <text:p>0,97435855</text:p>
          </table:table-cell>
          <table:table-cell table:style-name="ce10" table:formula="of:=IF([.H55]*1.1&gt;1;1;[.H55]*1.1)" office:value-type="float" office:value="1" calcext:value-type="float">
            <text:p>1</text:p>
          </table:table-cell>
          <table:table-cell table:style-name="ce10" table:formula="of:=IF([.I55]*1.1&gt;1;1;[.I55]*1.1)" office:value-type="float" office:value="1" calcext:value-type="float">
            <text:p>1</text:p>
          </table:table-cell>
          <table:table-cell table:style-name="ce10" table:formula="of:=IF([.J55]*1.1&gt;1;1;[.J55]*1.1)" office:value-type="float" office:value="1" calcext:value-type="float">
            <text:p>1</text:p>
          </table:table-cell>
          <table:table-cell table:style-name="ce10" table:formula="of:=IF([.K55]*1.1&gt;1;1;[.K55]*1.1)" office:value-type="float" office:value="1" calcext:value-type="float">
            <text:p>1</text:p>
          </table:table-cell>
          <table:table-cell table:style-name="ce10" table:formula="of:=IF([.L55]*1.1&gt;1;1;[.L55]*1.1)" office:value-type="float" office:value="1" calcext:value-type="float">
            <text:p>1</text:p>
          </table:table-cell>
          <table:table-cell table:style-name="ce10" table:formula="of:=IF([.M55]*1.1&gt;1;1;[.M55]*1.1)" office:value-type="float" office:value="1" calcext:value-type="float">
            <text:p>1</text:p>
          </table:table-cell>
          <table:table-cell table:style-name="ce10" table:formula="of:=IF([.N55]*1.1&gt;1;1;[.N55]*1.1)" office:value-type="float" office:value="1" calcext:value-type="float">
            <text:p>1</text:p>
          </table:table-cell>
          <table:table-cell table:style-name="ce10" table:formula="of:=IF([.O55]*1.1&gt;1;1;[.O55]*1.1)" office:value-type="float" office:value="1" calcext:value-type="float">
            <text:p>1</text:p>
          </table:table-cell>
          <table:table-cell table:style-name="ce10" table:formula="of:=IF([.P55]*1.1&gt;1;1;[.P55]*1.1)" office:value-type="float" office:value="1" calcext:value-type="float">
            <text:p>1</text:p>
          </table:table-cell>
          <table:table-cell table:style-name="ce10" table:formula="of:=IF([.Q55]*1.1&gt;1;1;[.Q55]*1.1)" office:value-type="float" office:value="1" calcext:value-type="float">
            <text:p>1</text:p>
          </table:table-cell>
          <table:table-cell table:style-name="ce10" table:formula="of:=IF([.R55]*1.1&gt;1;1;[.R55]*1.1)" office:value-type="float" office:value="1" calcext:value-type="float">
            <text:p>1</text:p>
          </table:table-cell>
          <table:table-cell table:style-name="ce10" table:formula="of:=IF([.S55]*1.1&gt;1;1;[.S55]*1.1)" office:value-type="float" office:value="1" calcext:value-type="float">
            <text:p>1</text:p>
          </table:table-cell>
          <table:table-cell table:style-name="ce10" table:formula="of:=IF([.T55]*1.1&gt;1;1;[.T55]*1.1)" office:value-type="float" office:value="1" calcext:value-type="float">
            <text:p>1</text:p>
          </table:table-cell>
          <table:table-cell table:style-name="ce10" table:formula="of:=IF([.U55]*1.1&gt;1;1;[.U55]*1.1)" office:value-type="float" office:value="1" calcext:value-type="float">
            <text:p>1</text:p>
          </table:table-cell>
          <table:table-cell table:style-name="ce10" table:formula="of:=IF([.V55]*1.1&gt;1;1;[.V55]*1.1)" office:value-type="float" office:value="1" calcext:value-type="float">
            <text:p>1</text:p>
          </table:table-cell>
          <table:table-cell table:style-name="ce10" table:formula="of:=IF([.W55]*1.1&gt;1;1;[.W55]*1.1)" office:value-type="float" office:value="1" calcext:value-type="float">
            <text:p>1</text:p>
          </table:table-cell>
          <table:table-cell table:style-name="ce10" table:formula="of:=IF([.X55]*1.1&gt;1;1;[.X55]*1.1)" office:value-type="float" office:value="1" calcext:value-type="float">
            <text:p>1</text:p>
          </table:table-cell>
          <table:table-cell table:style-name="ce10" table:formula="of:=IF([.Y55]*1.1&gt;1;1;[.Y55]*1.1)" office:value-type="float" office:value="1" calcext:value-type="float">
            <text:p>1</text:p>
          </table:table-cell>
          <table:table-cell table:style-name="ce10" table:formula="of:=IF([.Z55]*1.1&gt;1;1;[.Z55]*1.1)" office:value-type="float" office:value="1" calcext:value-type="float">
            <text:p>1</text:p>
          </table:table-cell>
          <table:table-cell table:style-name="ce10" table:formula="of:=IF([.AA55]*1.1&gt;1;1;[.AA55]*1.1)" office:value-type="float" office:value="1" calcext:value-type="float">
            <text:p>1</text:p>
          </table:table-cell>
          <table:table-cell table:style-name="ce10" table:formula="of:=IF([.AB55]*1.1&gt;1;1;[.AB55]*1.1)" office:value-type="float" office:value="1" calcext:value-type="float">
            <text:p>1</text:p>
          </table:table-cell>
          <table:table-cell table:style-name="ce10" table:formula="of:=IF([.AC55]*1.1&gt;1;1;[.AC55]*1.1)" office:value-type="float" office:value="1" calcext:value-type="float">
            <text:p>1</text:p>
          </table:table-cell>
          <table:table-cell table:style-name="ce10" table:formula="of:=IF([.AD55]*1.1&gt;1;1;[.AD55]*1.1)" office:value-type="float" office:value="1" calcext:value-type="float">
            <text:p>1</text:p>
          </table:table-cell>
          <table:table-cell table:style-name="ce10" table:formula="of:=IF([.AE55]*1.1&gt;1;1;[.AE55]*1.1)" office:value-type="float" office:value="1" calcext:value-type="float">
            <text:p>1</text:p>
          </table:table-cell>
          <table:table-cell table:style-name="ce10" table:formula="of:=IF([.AF55]*1.1&gt;1;1;[.AF55]*1.1)" office:value-type="float" office:value="1" calcext:value-type="float">
            <text:p>1</text:p>
          </table:table-cell>
          <table:table-cell table:style-name="ce10" table:formula="of:=IF([.AG55]*1.1&gt;1;1;[.AG55]*1.1)" office:value-type="float" office:value="1" calcext:value-type="float">
            <text:p>1</text:p>
          </table:table-cell>
          <table:table-cell table:style-name="ce10" table:formula="of:=IF([.AH55]*1.1&gt;1;1;[.AH55]*1.1)" office:value-type="float" office:value="1" calcext:value-type="float">
            <text:p>1</text:p>
          </table:table-cell>
          <table:table-cell table:style-name="ce10" table:formula="of:=IF([.AI55]*1.1&gt;1;1;[.AI55]*1.1)" office:value-type="float" office:value="1" calcext:value-type="float">
            <text:p>1</text:p>
          </table:table-cell>
          <table:table-cell table:style-name="ce10" table:formula="of:=IF([.AJ55]*1.1&gt;1;1;[.AJ55]*1.1)" office:value-type="float" office:value="1" calcext:value-type="float">
            <text:p>1</text:p>
          </table:table-cell>
          <table:table-cell table:style-name="ce10" table:formula="of:=IF([.AK55]*1.1&gt;1;1;[.AK55]*1.1)" office:value-type="float" office:value="1" calcext:value-type="float">
            <text:p>1</text:p>
          </table:table-cell>
          <table:table-cell table:style-name="ce10" table:formula="of:=IF([.AL55]*1.1&gt;1;1;[.AL55]*1.1)" office:value-type="float" office:value="1" calcext:value-type="float">
            <text:p>1</text:p>
          </table:table-cell>
          <table:table-cell table:style-name="ce10" table:formula="of:=IF([.AM55]*1.1&gt;1;1;[.AM55]*1.1)" office:value-type="float" office:value="1" calcext:value-type="float">
            <text:p>1</text:p>
          </table:table-cell>
          <table:table-cell table:style-name="ce10" table:formula="of:=IF([.AN55]*1.1&gt;1;1;[.AN55]*1.1)" office:value-type="float" office:value="1" calcext:value-type="float">
            <text:p>1</text:p>
          </table:table-cell>
          <table:table-cell table:style-name="ce10" table:formula="of:=IF([.AO55]*1.1&gt;1;1;[.AO55]*1.1)" office:value-type="float" office:value="1" calcext:value-type="float">
            <text:p>1</text:p>
          </table:table-cell>
          <table:table-cell table:style-name="ce10" table:formula="of:=IF([.AP55]*1.1&gt;1;1;[.AP55]*1.1)" office:value-type="float" office:value="1" calcext:value-type="float">
            <text:p>1</text:p>
          </table:table-cell>
          <table:table-cell table:style-name="ce10" table:formula="of:=IF([.AQ55]*1.1&gt;1;1;[.AQ55]*1.1)" office:value-type="float" office:value="1" calcext:value-type="float">
            <text:p>1</text:p>
          </table:table-cell>
          <table:table-cell table:style-name="ce10" table:formula="of:=IF([.AR55]*1.1&gt;1;1;[.AR55]*1.1)" office:value-type="float" office:value="1" calcext:value-type="float">
            <text:p>1</text:p>
          </table:table-cell>
          <table:table-cell table:style-name="ce10" table:formula="of:=IF([.AS55]*1.1&gt;1;1;[.AS55]*1.1)" office:value-type="float" office:value="1" calcext:value-type="float">
            <text:p>1</text:p>
          </table:table-cell>
          <table:table-cell table:style-name="ce10" table:formula="of:=IF([.AT55]*1.1&gt;1;1;[.AT55]*1.1)" office:value-type="float" office:value="1" calcext:value-type="float">
            <text:p>1</text:p>
          </table:table-cell>
          <table:table-cell table:style-name="ce10" table:formula="of:=IF([.AU55]*1.1&gt;1;1;[.AU55]*1.1)" office:value-type="float" office:value="1" calcext:value-type="float">
            <text:p>1</text:p>
          </table:table-cell>
          <table:table-cell table:style-name="ce10" table:formula="of:=IF([.AV55]*1.1&gt;1;1;[.AV55]*1.1)" office:value-type="float" office:value="1" calcext:value-type="float">
            <text:p>1</text:p>
          </table:table-cell>
          <table:table-cell table:style-name="ce10" table:formula="of:=IF([.AW55]*1.1&gt;1;1;[.AW55]*1.1)" office:value-type="float" office:value="1" calcext:value-type="float">
            <text:p>1</text:p>
          </table:table-cell>
          <table:table-cell table:style-name="ce10" table:formula="of:=IF([.AX55]*1.1&gt;1;1;[.AX55]*1.1)" office:value-type="float" office:value="1" calcext:value-type="float">
            <text:p>1</text:p>
          </table:table-cell>
          <table:table-cell table:style-name="ce10" table:formula="of:=IF([.AY55]*1.1&gt;1;1;[.AY55]*1.1)" office:value-type="float" office:value="1" calcext:value-type="float">
            <text:p>1</text:p>
          </table:table-cell>
          <table:table-cell table:style-name="ce10" table:formula="of:=IF([.AZ55]*1.1&gt;1;1;[.AZ55]*1.1)" office:value-type="float" office:value="1" calcext:value-type="float">
            <text:p>1</text:p>
          </table:table-cell>
          <table:table-cell table:style-name="ce10" table:formula="of:=IF([.BA55]*1.1&gt;1;1;[.BA55]*1.1)" office:value-type="float" office:value="1" calcext:value-type="float">
            <text:p>1</text:p>
          </table:table-cell>
          <table:table-cell table:style-name="ce10" table:formula="of:=IF([.BB55]*1.1&gt;1;1;[.BB55]*1.1)" office:value-type="float" office:value="1" calcext:value-type="float">
            <text:p>1</text:p>
          </table:table-cell>
          <table:table-cell table:style-name="ce10" table:formula="of:=IF([.BC55]*1.1&gt;1;1;[.BC55]*1.1)" office:value-type="float" office:value="1" calcext:value-type="float">
            <text:p>1</text:p>
          </table:table-cell>
          <table:table-cell table:style-name="ce10" table:formula="of:=IF([.BD55]*1.1&gt;1;1;[.BD55]*1.1)" office:value-type="float" office:value="1" calcext:value-type="float">
            <text:p>1</text:p>
          </table:table-cell>
          <table:table-cell table:style-name="ce10" table:formula="of:=IF([.BE55]*1.1&gt;1;1;[.BE55]*1.1)" office:value-type="float" office:value="1" calcext:value-type="float">
            <text:p>1</text:p>
          </table:table-cell>
          <table:table-cell table:style-name="ce10" table:formula="of:=IF([.BF55]*1.1&gt;1;1;[.BF55]*1.1)" office:value-type="float" office:value="1" calcext:value-type="float">
            <text:p>1</text:p>
          </table:table-cell>
          <table:table-cell table:style-name="ce10" table:formula="of:=IF([.BG55]*1.1&gt;1;1;[.BG55]*1.1)" office:value-type="float" office:value="1" calcext:value-type="float">
            <text:p>1</text:p>
          </table:table-cell>
          <table:table-cell table:style-name="ce10" table:formula="of:=IF([.BH55]*1.1&gt;1;1;[.BH55]*1.1)" office:value-type="float" office:value="1" calcext:value-type="float">
            <text:p>1</text:p>
          </table:table-cell>
          <table:table-cell table:style-name="ce10" table:formula="of:=IF([.BI55]*1.1&gt;1;1;[.BI55]*1.1)" office:value-type="float" office:value="1" calcext:value-type="float">
            <text:p>1</text:p>
          </table:table-cell>
          <table:table-cell table:style-name="ce10" table:formula="of:=IF([.BJ55]*1.1&gt;1;1;[.BJ55]*1.1)" office:value-type="float" office:value="1" calcext:value-type="float">
            <text:p>1</text:p>
          </table:table-cell>
          <table:table-cell table:style-name="ce10" table:formula="of:=IF([.BK55]*1.1&gt;1;1;[.BK55]*1.1)" office:value-type="float" office:value="1" calcext:value-type="float">
            <text:p>1</text:p>
          </table:table-cell>
          <table:table-cell table:style-name="ce10" table:formula="of:=IF([.BL55]*1.1&gt;1;1;[.BL55]*1.1)" office:value-type="float" office:value="1" calcext:value-type="float">
            <text:p>1</text:p>
          </table:table-cell>
          <table:table-cell table:style-name="ce10" table:formula="of:=IF([.BM55]*1.1&gt;1;1;[.BM55]*1.1)" office:value-type="float" office:value="1" calcext:value-type="float">
            <text:p>1</text:p>
          </table:table-cell>
          <table:table-cell table:style-name="ce10" table:formula="of:=IF([.BN55]*1.1&gt;1;1;[.BN55]*1.1)" office:value-type="float" office:value="1" calcext:value-type="float">
            <text:p>1</text:p>
          </table:table-cell>
          <table:table-cell table:style-name="ce10" table:formula="of:=IF([.BO55]*1.1&gt;1;1;[.BO55]*1.1)" office:value-type="float" office:value="1" calcext:value-type="float">
            <text:p>1</text:p>
          </table:table-cell>
          <table:table-cell table:style-name="ce10" table:formula="of:=IF([.BP55]*1.1&gt;1;1;[.BP55]*1.1)" office:value-type="float" office:value="1" calcext:value-type="float">
            <text:p>1</text:p>
          </table:table-cell>
          <table:table-cell table:style-name="ce10" table:formula="of:=IF([.BQ55]*1.1&gt;1;1;[.BQ55]*1.1)" office:value-type="float" office:value="1" calcext:value-type="float">
            <text:p>1</text:p>
          </table:table-cell>
          <table:table-cell table:style-name="ce10" table:formula="of:=IF([.BR55]*1.1&gt;1;1;[.BR55]*1.1)" office:value-type="float" office:value="1" calcext:value-type="float">
            <text:p>1</text:p>
          </table:table-cell>
          <table:table-cell table:style-name="ce10" table:formula="of:=IF([.BS55]*1.1&gt;1;1;[.BS55]*1.1)" office:value-type="float" office:value="1" calcext:value-type="float">
            <text:p>1</text:p>
          </table:table-cell>
          <table:table-cell table:style-name="ce10" table:formula="of:=IF([.BT55]*1.1&gt;1;1;[.BT55]*1.1)" office:value-type="float" office:value="1" calcext:value-type="float">
            <text:p>1</text:p>
          </table:table-cell>
          <table:table-cell table:style-name="ce10" table:formula="of:=IF([.BU55]*1.1&gt;1;1;[.BU55]*1.1)" office:value-type="float" office:value="1" calcext:value-type="float">
            <text:p>1</text:p>
          </table:table-cell>
          <table:table-cell table:style-name="ce10" table:formula="of:=IF([.BV55]*1.1&gt;1;1;[.BV55]*1.1)" office:value-type="float" office:value="1" calcext:value-type="float">
            <text:p>1</text:p>
          </table:table-cell>
          <table:table-cell table:style-name="ce10" table:formula="of:=IF([.BW55]*1.1&gt;1;1;[.BW55]*1.1)" office:value-type="float" office:value="1" calcext:value-type="float">
            <text:p>1</text:p>
          </table:table-cell>
          <table:table-cell table:style-name="ce10" table:formula="of:=IF([.BX55]*1.1&gt;1;1;[.BX55]*1.1)" office:value-type="float" office:value="1" calcext:value-type="float">
            <text:p>1</text:p>
          </table:table-cell>
          <table:table-cell table:style-name="ce10" table:formula="of:=IF([.BY55]*1.1&gt;1;1;[.BY55]*1.1)" office:value-type="float" office:value="1" calcext:value-type="float">
            <text:p>1</text:p>
          </table:table-cell>
          <table:table-cell table:style-name="ce10" table:formula="of:=IF([.BZ55]*1.1&gt;1;1;[.BZ55]*1.1)" office:value-type="float" office:value="1" calcext:value-type="float">
            <text:p>1</text:p>
          </table:table-cell>
          <table:table-cell table:style-name="ce10" table:formula="of:=IF([.CA55]*1.1&gt;1;1;[.CA55]*1.1)" office:value-type="float" office:value="1" calcext:value-type="float">
            <text:p>1</text:p>
          </table:table-cell>
          <table:table-cell table:style-name="ce10" table:formula="of:=IF([.CB55]*1.1&gt;1;1;[.CB55]*1.1)" office:value-type="float" office:value="1" calcext:value-type="float">
            <text:p>1</text:p>
          </table:table-cell>
          <table:table-cell table:style-name="ce10" table:formula="of:=IF([.CC55]*1.1&gt;1;1;[.CC55]*1.1)" office:value-type="float" office:value="1" calcext:value-type="float">
            <text:p>1</text:p>
          </table:table-cell>
          <table:table-cell table:style-name="ce10" table:formula="of:=IF([.CD55]*1.1&gt;1;1;[.CD55]*1.1)" office:value-type="float" office:value="1" calcext:value-type="float">
            <text:p>1</text:p>
          </table:table-cell>
          <table:table-cell table:style-name="ce10" table:formula="of:=IF([.CE55]*1.1&gt;1;1;[.CE55]*1.1)" office:value-type="float" office:value="1" calcext:value-type="float">
            <text:p>1</text:p>
          </table:table-cell>
          <table:table-cell table:style-name="ce10" table:formula="of:=IF([.CF55]*1.1&gt;1;1;[.CF55]*1.1)" office:value-type="float" office:value="1" calcext:value-type="float">
            <text:p>1</text:p>
          </table:table-cell>
          <table:table-cell table:style-name="ce10" table:formula="of:=IF([.CG55]*1.1&gt;1;1;[.CG55]*1.1)" office:value-type="float" office:value="1" calcext:value-type="float">
            <text:p>1</text:p>
          </table:table-cell>
          <table:table-cell table:style-name="ce10" table:formula="of:=IF([.CH55]*1.1&gt;1;1;[.CH55]*1.1)" office:value-type="float" office:value="1" calcext:value-type="float">
            <text:p>1</text:p>
          </table:table-cell>
          <table:table-cell table:style-name="ce10" table:formula="of:=IF([.CI55]*1.1&gt;1;1;[.CI55]*1.1)" office:value-type="float" office:value="1" calcext:value-type="float">
            <text:p>1</text:p>
          </table:table-cell>
          <table:table-cell table:style-name="ce10" table:formula="of:=IF([.CJ55]*1.1&gt;1;1;[.CJ55]*1.1)" office:value-type="float" office:value="1" calcext:value-type="float">
            <text:p>1</text:p>
          </table:table-cell>
          <table:table-cell table:style-name="ce10" table:formula="of:=IF([.CK55]*1.1&gt;1;1;[.CK55]*1.1)" office:value-type="float" office:value="1" calcext:value-type="float">
            <text:p>1</text:p>
          </table:table-cell>
          <table:table-cell table:style-name="ce10" table:formula="of:=IF([.CL55]*1.1&gt;1;1;[.CL55]*1.1)" office:value-type="float" office:value="1" calcext:value-type="float">
            <text:p>1</text:p>
          </table:table-cell>
          <table:table-cell table:style-name="ce10" table:formula="of:=IF([.CM55]*1.1&gt;1;1;[.CM55]*1.1)" office:value-type="float" office:value="1" calcext:value-type="float">
            <text:p>1</text:p>
          </table:table-cell>
          <table:table-cell table:style-name="ce10" table:formula="of:=IF([.CN55]*1.1&gt;1;1;[.CN55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55]+0.1" office:value-type="float" office:value="0.6" calcext:value-type="float">
            <text:p>0,60</text:p>
          </table:table-cell>
          <table:table-cell table:style-name="ce10" table:formula="of:=IF([.A56]*1.1&gt;1;1;[.A56]*1.1)" office:value-type="float" office:value="0.66" calcext:value-type="float">
            <text:p>0,66</text:p>
          </table:table-cell>
          <table:table-cell table:formula="of:=IF([.B56]*1.1&gt;1;1;[.B56]*1.1)" office:value-type="float" office:value="0.726" calcext:value-type="float">
            <text:p>0,726</text:p>
          </table:table-cell>
          <table:table-cell table:formula="of:=IF([.C56]*1.1&gt;1;1;[.C56]*1.1)" office:value-type="float" office:value="0.7986" calcext:value-type="float">
            <text:p>0,7986</text:p>
          </table:table-cell>
          <table:table-cell table:formula="of:=IF([.D56]*1.1&gt;1;1;[.D56]*1.1)" office:value-type="float" office:value="0.87846" calcext:value-type="float">
            <text:p>0,87846</text:p>
          </table:table-cell>
          <table:table-cell table:formula="of:=IF([.E56]*1.1&gt;1;1;[.E56]*1.1)" office:value-type="float" office:value="0.966306" calcext:value-type="float">
            <text:p>0,966306</text:p>
          </table:table-cell>
          <table:table-cell table:style-name="ce10" table:formula="of:=IF([.F56]*1.1&gt;1;1;[.F56]*1.1)" office:value-type="float" office:value="1" calcext:value-type="float">
            <text:p>1</text:p>
          </table:table-cell>
          <table:table-cell table:style-name="ce10" table:formula="of:=IF([.G56]*1.1&gt;1;1;[.G56]*1.1)" office:value-type="float" office:value="1" calcext:value-type="float">
            <text:p>1</text:p>
          </table:table-cell>
          <table:table-cell table:style-name="ce10" table:formula="of:=IF([.H56]*1.1&gt;1;1;[.H56]*1.1)" office:value-type="float" office:value="1" calcext:value-type="float">
            <text:p>1</text:p>
          </table:table-cell>
          <table:table-cell table:style-name="ce10" table:formula="of:=IF([.I56]*1.1&gt;1;1;[.I56]*1.1)" office:value-type="float" office:value="1" calcext:value-type="float">
            <text:p>1</text:p>
          </table:table-cell>
          <table:table-cell table:style-name="ce10" table:formula="of:=IF([.J56]*1.1&gt;1;1;[.J56]*1.1)" office:value-type="float" office:value="1" calcext:value-type="float">
            <text:p>1</text:p>
          </table:table-cell>
          <table:table-cell table:style-name="ce10" table:formula="of:=IF([.K56]*1.1&gt;1;1;[.K56]*1.1)" office:value-type="float" office:value="1" calcext:value-type="float">
            <text:p>1</text:p>
          </table:table-cell>
          <table:table-cell table:style-name="ce10" table:formula="of:=IF([.L56]*1.1&gt;1;1;[.L56]*1.1)" office:value-type="float" office:value="1" calcext:value-type="float">
            <text:p>1</text:p>
          </table:table-cell>
          <table:table-cell table:style-name="ce10" table:formula="of:=IF([.M56]*1.1&gt;1;1;[.M56]*1.1)" office:value-type="float" office:value="1" calcext:value-type="float">
            <text:p>1</text:p>
          </table:table-cell>
          <table:table-cell table:style-name="ce10" table:formula="of:=IF([.N56]*1.1&gt;1;1;[.N56]*1.1)" office:value-type="float" office:value="1" calcext:value-type="float">
            <text:p>1</text:p>
          </table:table-cell>
          <table:table-cell table:style-name="ce10" table:formula="of:=IF([.O56]*1.1&gt;1;1;[.O56]*1.1)" office:value-type="float" office:value="1" calcext:value-type="float">
            <text:p>1</text:p>
          </table:table-cell>
          <table:table-cell table:style-name="ce10" table:formula="of:=IF([.P56]*1.1&gt;1;1;[.P56]*1.1)" office:value-type="float" office:value="1" calcext:value-type="float">
            <text:p>1</text:p>
          </table:table-cell>
          <table:table-cell table:style-name="ce10" table:formula="of:=IF([.Q56]*1.1&gt;1;1;[.Q56]*1.1)" office:value-type="float" office:value="1" calcext:value-type="float">
            <text:p>1</text:p>
          </table:table-cell>
          <table:table-cell table:style-name="ce10" table:formula="of:=IF([.R56]*1.1&gt;1;1;[.R56]*1.1)" office:value-type="float" office:value="1" calcext:value-type="float">
            <text:p>1</text:p>
          </table:table-cell>
          <table:table-cell table:style-name="ce10" table:formula="of:=IF([.S56]*1.1&gt;1;1;[.S56]*1.1)" office:value-type="float" office:value="1" calcext:value-type="float">
            <text:p>1</text:p>
          </table:table-cell>
          <table:table-cell table:style-name="ce10" table:formula="of:=IF([.T56]*1.1&gt;1;1;[.T56]*1.1)" office:value-type="float" office:value="1" calcext:value-type="float">
            <text:p>1</text:p>
          </table:table-cell>
          <table:table-cell table:style-name="ce10" table:formula="of:=IF([.U56]*1.1&gt;1;1;[.U56]*1.1)" office:value-type="float" office:value="1" calcext:value-type="float">
            <text:p>1</text:p>
          </table:table-cell>
          <table:table-cell table:style-name="ce10" table:formula="of:=IF([.V56]*1.1&gt;1;1;[.V56]*1.1)" office:value-type="float" office:value="1" calcext:value-type="float">
            <text:p>1</text:p>
          </table:table-cell>
          <table:table-cell table:style-name="ce10" table:formula="of:=IF([.W56]*1.1&gt;1;1;[.W56]*1.1)" office:value-type="float" office:value="1" calcext:value-type="float">
            <text:p>1</text:p>
          </table:table-cell>
          <table:table-cell table:style-name="ce10" table:formula="of:=IF([.X56]*1.1&gt;1;1;[.X56]*1.1)" office:value-type="float" office:value="1" calcext:value-type="float">
            <text:p>1</text:p>
          </table:table-cell>
          <table:table-cell table:style-name="ce10" table:formula="of:=IF([.Y56]*1.1&gt;1;1;[.Y56]*1.1)" office:value-type="float" office:value="1" calcext:value-type="float">
            <text:p>1</text:p>
          </table:table-cell>
          <table:table-cell table:style-name="ce10" table:formula="of:=IF([.Z56]*1.1&gt;1;1;[.Z56]*1.1)" office:value-type="float" office:value="1" calcext:value-type="float">
            <text:p>1</text:p>
          </table:table-cell>
          <table:table-cell table:style-name="ce10" table:formula="of:=IF([.AA56]*1.1&gt;1;1;[.AA56]*1.1)" office:value-type="float" office:value="1" calcext:value-type="float">
            <text:p>1</text:p>
          </table:table-cell>
          <table:table-cell table:style-name="ce10" table:formula="of:=IF([.AB56]*1.1&gt;1;1;[.AB56]*1.1)" office:value-type="float" office:value="1" calcext:value-type="float">
            <text:p>1</text:p>
          </table:table-cell>
          <table:table-cell table:style-name="ce10" table:formula="of:=IF([.AC56]*1.1&gt;1;1;[.AC56]*1.1)" office:value-type="float" office:value="1" calcext:value-type="float">
            <text:p>1</text:p>
          </table:table-cell>
          <table:table-cell table:style-name="ce10" table:formula="of:=IF([.AD56]*1.1&gt;1;1;[.AD56]*1.1)" office:value-type="float" office:value="1" calcext:value-type="float">
            <text:p>1</text:p>
          </table:table-cell>
          <table:table-cell table:style-name="ce10" table:formula="of:=IF([.AE56]*1.1&gt;1;1;[.AE56]*1.1)" office:value-type="float" office:value="1" calcext:value-type="float">
            <text:p>1</text:p>
          </table:table-cell>
          <table:table-cell table:style-name="ce10" table:formula="of:=IF([.AF56]*1.1&gt;1;1;[.AF56]*1.1)" office:value-type="float" office:value="1" calcext:value-type="float">
            <text:p>1</text:p>
          </table:table-cell>
          <table:table-cell table:style-name="ce10" table:formula="of:=IF([.AG56]*1.1&gt;1;1;[.AG56]*1.1)" office:value-type="float" office:value="1" calcext:value-type="float">
            <text:p>1</text:p>
          </table:table-cell>
          <table:table-cell table:style-name="ce10" table:formula="of:=IF([.AH56]*1.1&gt;1;1;[.AH56]*1.1)" office:value-type="float" office:value="1" calcext:value-type="float">
            <text:p>1</text:p>
          </table:table-cell>
          <table:table-cell table:style-name="ce10" table:formula="of:=IF([.AI56]*1.1&gt;1;1;[.AI56]*1.1)" office:value-type="float" office:value="1" calcext:value-type="float">
            <text:p>1</text:p>
          </table:table-cell>
          <table:table-cell table:style-name="ce10" table:formula="of:=IF([.AJ56]*1.1&gt;1;1;[.AJ56]*1.1)" office:value-type="float" office:value="1" calcext:value-type="float">
            <text:p>1</text:p>
          </table:table-cell>
          <table:table-cell table:style-name="ce10" table:formula="of:=IF([.AK56]*1.1&gt;1;1;[.AK56]*1.1)" office:value-type="float" office:value="1" calcext:value-type="float">
            <text:p>1</text:p>
          </table:table-cell>
          <table:table-cell table:style-name="ce10" table:formula="of:=IF([.AL56]*1.1&gt;1;1;[.AL56]*1.1)" office:value-type="float" office:value="1" calcext:value-type="float">
            <text:p>1</text:p>
          </table:table-cell>
          <table:table-cell table:style-name="ce10" table:formula="of:=IF([.AM56]*1.1&gt;1;1;[.AM56]*1.1)" office:value-type="float" office:value="1" calcext:value-type="float">
            <text:p>1</text:p>
          </table:table-cell>
          <table:table-cell table:style-name="ce10" table:formula="of:=IF([.AN56]*1.1&gt;1;1;[.AN56]*1.1)" office:value-type="float" office:value="1" calcext:value-type="float">
            <text:p>1</text:p>
          </table:table-cell>
          <table:table-cell table:style-name="ce10" table:formula="of:=IF([.AO56]*1.1&gt;1;1;[.AO56]*1.1)" office:value-type="float" office:value="1" calcext:value-type="float">
            <text:p>1</text:p>
          </table:table-cell>
          <table:table-cell table:style-name="ce10" table:formula="of:=IF([.AP56]*1.1&gt;1;1;[.AP56]*1.1)" office:value-type="float" office:value="1" calcext:value-type="float">
            <text:p>1</text:p>
          </table:table-cell>
          <table:table-cell table:style-name="ce10" table:formula="of:=IF([.AQ56]*1.1&gt;1;1;[.AQ56]*1.1)" office:value-type="float" office:value="1" calcext:value-type="float">
            <text:p>1</text:p>
          </table:table-cell>
          <table:table-cell table:style-name="ce10" table:formula="of:=IF([.AR56]*1.1&gt;1;1;[.AR56]*1.1)" office:value-type="float" office:value="1" calcext:value-type="float">
            <text:p>1</text:p>
          </table:table-cell>
          <table:table-cell table:style-name="ce10" table:formula="of:=IF([.AS56]*1.1&gt;1;1;[.AS56]*1.1)" office:value-type="float" office:value="1" calcext:value-type="float">
            <text:p>1</text:p>
          </table:table-cell>
          <table:table-cell table:style-name="ce10" table:formula="of:=IF([.AT56]*1.1&gt;1;1;[.AT56]*1.1)" office:value-type="float" office:value="1" calcext:value-type="float">
            <text:p>1</text:p>
          </table:table-cell>
          <table:table-cell table:style-name="ce10" table:formula="of:=IF([.AU56]*1.1&gt;1;1;[.AU56]*1.1)" office:value-type="float" office:value="1" calcext:value-type="float">
            <text:p>1</text:p>
          </table:table-cell>
          <table:table-cell table:style-name="ce10" table:formula="of:=IF([.AV56]*1.1&gt;1;1;[.AV56]*1.1)" office:value-type="float" office:value="1" calcext:value-type="float">
            <text:p>1</text:p>
          </table:table-cell>
          <table:table-cell table:style-name="ce10" table:formula="of:=IF([.AW56]*1.1&gt;1;1;[.AW56]*1.1)" office:value-type="float" office:value="1" calcext:value-type="float">
            <text:p>1</text:p>
          </table:table-cell>
          <table:table-cell table:style-name="ce10" table:formula="of:=IF([.AX56]*1.1&gt;1;1;[.AX56]*1.1)" office:value-type="float" office:value="1" calcext:value-type="float">
            <text:p>1</text:p>
          </table:table-cell>
          <table:table-cell table:style-name="ce10" table:formula="of:=IF([.AY56]*1.1&gt;1;1;[.AY56]*1.1)" office:value-type="float" office:value="1" calcext:value-type="float">
            <text:p>1</text:p>
          </table:table-cell>
          <table:table-cell table:style-name="ce10" table:formula="of:=IF([.AZ56]*1.1&gt;1;1;[.AZ56]*1.1)" office:value-type="float" office:value="1" calcext:value-type="float">
            <text:p>1</text:p>
          </table:table-cell>
          <table:table-cell table:style-name="ce10" table:formula="of:=IF([.BA56]*1.1&gt;1;1;[.BA56]*1.1)" office:value-type="float" office:value="1" calcext:value-type="float">
            <text:p>1</text:p>
          </table:table-cell>
          <table:table-cell table:style-name="ce10" table:formula="of:=IF([.BB56]*1.1&gt;1;1;[.BB56]*1.1)" office:value-type="float" office:value="1" calcext:value-type="float">
            <text:p>1</text:p>
          </table:table-cell>
          <table:table-cell table:style-name="ce10" table:formula="of:=IF([.BC56]*1.1&gt;1;1;[.BC56]*1.1)" office:value-type="float" office:value="1" calcext:value-type="float">
            <text:p>1</text:p>
          </table:table-cell>
          <table:table-cell table:style-name="ce10" table:formula="of:=IF([.BD56]*1.1&gt;1;1;[.BD56]*1.1)" office:value-type="float" office:value="1" calcext:value-type="float">
            <text:p>1</text:p>
          </table:table-cell>
          <table:table-cell table:style-name="ce10" table:formula="of:=IF([.BE56]*1.1&gt;1;1;[.BE56]*1.1)" office:value-type="float" office:value="1" calcext:value-type="float">
            <text:p>1</text:p>
          </table:table-cell>
          <table:table-cell table:style-name="ce10" table:formula="of:=IF([.BF56]*1.1&gt;1;1;[.BF56]*1.1)" office:value-type="float" office:value="1" calcext:value-type="float">
            <text:p>1</text:p>
          </table:table-cell>
          <table:table-cell table:style-name="ce10" table:formula="of:=IF([.BG56]*1.1&gt;1;1;[.BG56]*1.1)" office:value-type="float" office:value="1" calcext:value-type="float">
            <text:p>1</text:p>
          </table:table-cell>
          <table:table-cell table:style-name="ce10" table:formula="of:=IF([.BH56]*1.1&gt;1;1;[.BH56]*1.1)" office:value-type="float" office:value="1" calcext:value-type="float">
            <text:p>1</text:p>
          </table:table-cell>
          <table:table-cell table:style-name="ce10" table:formula="of:=IF([.BI56]*1.1&gt;1;1;[.BI56]*1.1)" office:value-type="float" office:value="1" calcext:value-type="float">
            <text:p>1</text:p>
          </table:table-cell>
          <table:table-cell table:style-name="ce10" table:formula="of:=IF([.BJ56]*1.1&gt;1;1;[.BJ56]*1.1)" office:value-type="float" office:value="1" calcext:value-type="float">
            <text:p>1</text:p>
          </table:table-cell>
          <table:table-cell table:style-name="ce10" table:formula="of:=IF([.BK56]*1.1&gt;1;1;[.BK56]*1.1)" office:value-type="float" office:value="1" calcext:value-type="float">
            <text:p>1</text:p>
          </table:table-cell>
          <table:table-cell table:style-name="ce10" table:formula="of:=IF([.BL56]*1.1&gt;1;1;[.BL56]*1.1)" office:value-type="float" office:value="1" calcext:value-type="float">
            <text:p>1</text:p>
          </table:table-cell>
          <table:table-cell table:style-name="ce10" table:formula="of:=IF([.BM56]*1.1&gt;1;1;[.BM56]*1.1)" office:value-type="float" office:value="1" calcext:value-type="float">
            <text:p>1</text:p>
          </table:table-cell>
          <table:table-cell table:style-name="ce10" table:formula="of:=IF([.BN56]*1.1&gt;1;1;[.BN56]*1.1)" office:value-type="float" office:value="1" calcext:value-type="float">
            <text:p>1</text:p>
          </table:table-cell>
          <table:table-cell table:style-name="ce10" table:formula="of:=IF([.BO56]*1.1&gt;1;1;[.BO56]*1.1)" office:value-type="float" office:value="1" calcext:value-type="float">
            <text:p>1</text:p>
          </table:table-cell>
          <table:table-cell table:style-name="ce10" table:formula="of:=IF([.BP56]*1.1&gt;1;1;[.BP56]*1.1)" office:value-type="float" office:value="1" calcext:value-type="float">
            <text:p>1</text:p>
          </table:table-cell>
          <table:table-cell table:style-name="ce10" table:formula="of:=IF([.BQ56]*1.1&gt;1;1;[.BQ56]*1.1)" office:value-type="float" office:value="1" calcext:value-type="float">
            <text:p>1</text:p>
          </table:table-cell>
          <table:table-cell table:style-name="ce10" table:formula="of:=IF([.BR56]*1.1&gt;1;1;[.BR56]*1.1)" office:value-type="float" office:value="1" calcext:value-type="float">
            <text:p>1</text:p>
          </table:table-cell>
          <table:table-cell table:style-name="ce10" table:formula="of:=IF([.BS56]*1.1&gt;1;1;[.BS56]*1.1)" office:value-type="float" office:value="1" calcext:value-type="float">
            <text:p>1</text:p>
          </table:table-cell>
          <table:table-cell table:style-name="ce10" table:formula="of:=IF([.BT56]*1.1&gt;1;1;[.BT56]*1.1)" office:value-type="float" office:value="1" calcext:value-type="float">
            <text:p>1</text:p>
          </table:table-cell>
          <table:table-cell table:style-name="ce10" table:formula="of:=IF([.BU56]*1.1&gt;1;1;[.BU56]*1.1)" office:value-type="float" office:value="1" calcext:value-type="float">
            <text:p>1</text:p>
          </table:table-cell>
          <table:table-cell table:style-name="ce10" table:formula="of:=IF([.BV56]*1.1&gt;1;1;[.BV56]*1.1)" office:value-type="float" office:value="1" calcext:value-type="float">
            <text:p>1</text:p>
          </table:table-cell>
          <table:table-cell table:style-name="ce10" table:formula="of:=IF([.BW56]*1.1&gt;1;1;[.BW56]*1.1)" office:value-type="float" office:value="1" calcext:value-type="float">
            <text:p>1</text:p>
          </table:table-cell>
          <table:table-cell table:style-name="ce10" table:formula="of:=IF([.BX56]*1.1&gt;1;1;[.BX56]*1.1)" office:value-type="float" office:value="1" calcext:value-type="float">
            <text:p>1</text:p>
          </table:table-cell>
          <table:table-cell table:style-name="ce10" table:formula="of:=IF([.BY56]*1.1&gt;1;1;[.BY56]*1.1)" office:value-type="float" office:value="1" calcext:value-type="float">
            <text:p>1</text:p>
          </table:table-cell>
          <table:table-cell table:style-name="ce10" table:formula="of:=IF([.BZ56]*1.1&gt;1;1;[.BZ56]*1.1)" office:value-type="float" office:value="1" calcext:value-type="float">
            <text:p>1</text:p>
          </table:table-cell>
          <table:table-cell table:style-name="ce10" table:formula="of:=IF([.CA56]*1.1&gt;1;1;[.CA56]*1.1)" office:value-type="float" office:value="1" calcext:value-type="float">
            <text:p>1</text:p>
          </table:table-cell>
          <table:table-cell table:style-name="ce10" table:formula="of:=IF([.CB56]*1.1&gt;1;1;[.CB56]*1.1)" office:value-type="float" office:value="1" calcext:value-type="float">
            <text:p>1</text:p>
          </table:table-cell>
          <table:table-cell table:style-name="ce10" table:formula="of:=IF([.CC56]*1.1&gt;1;1;[.CC56]*1.1)" office:value-type="float" office:value="1" calcext:value-type="float">
            <text:p>1</text:p>
          </table:table-cell>
          <table:table-cell table:style-name="ce10" table:formula="of:=IF([.CD56]*1.1&gt;1;1;[.CD56]*1.1)" office:value-type="float" office:value="1" calcext:value-type="float">
            <text:p>1</text:p>
          </table:table-cell>
          <table:table-cell table:style-name="ce10" table:formula="of:=IF([.CE56]*1.1&gt;1;1;[.CE56]*1.1)" office:value-type="float" office:value="1" calcext:value-type="float">
            <text:p>1</text:p>
          </table:table-cell>
          <table:table-cell table:style-name="ce10" table:formula="of:=IF([.CF56]*1.1&gt;1;1;[.CF56]*1.1)" office:value-type="float" office:value="1" calcext:value-type="float">
            <text:p>1</text:p>
          </table:table-cell>
          <table:table-cell table:style-name="ce10" table:formula="of:=IF([.CG56]*1.1&gt;1;1;[.CG56]*1.1)" office:value-type="float" office:value="1" calcext:value-type="float">
            <text:p>1</text:p>
          </table:table-cell>
          <table:table-cell table:style-name="ce10" table:formula="of:=IF([.CH56]*1.1&gt;1;1;[.CH56]*1.1)" office:value-type="float" office:value="1" calcext:value-type="float">
            <text:p>1</text:p>
          </table:table-cell>
          <table:table-cell table:style-name="ce10" table:formula="of:=IF([.CI56]*1.1&gt;1;1;[.CI56]*1.1)" office:value-type="float" office:value="1" calcext:value-type="float">
            <text:p>1</text:p>
          </table:table-cell>
          <table:table-cell table:style-name="ce10" table:formula="of:=IF([.CJ56]*1.1&gt;1;1;[.CJ56]*1.1)" office:value-type="float" office:value="1" calcext:value-type="float">
            <text:p>1</text:p>
          </table:table-cell>
          <table:table-cell table:style-name="ce10" table:formula="of:=IF([.CK56]*1.1&gt;1;1;[.CK56]*1.1)" office:value-type="float" office:value="1" calcext:value-type="float">
            <text:p>1</text:p>
          </table:table-cell>
          <table:table-cell table:style-name="ce10" table:formula="of:=IF([.CL56]*1.1&gt;1;1;[.CL56]*1.1)" office:value-type="float" office:value="1" calcext:value-type="float">
            <text:p>1</text:p>
          </table:table-cell>
          <table:table-cell table:style-name="ce10" table:formula="of:=IF([.CM56]*1.1&gt;1;1;[.CM56]*1.1)" office:value-type="float" office:value="1" calcext:value-type="float">
            <text:p>1</text:p>
          </table:table-cell>
          <table:table-cell table:style-name="ce10" table:formula="of:=IF([.CN56]*1.1&gt;1;1;[.CN56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56]+0.1" office:value-type="float" office:value="0.7" calcext:value-type="float">
            <text:p>0,70</text:p>
          </table:table-cell>
          <table:table-cell table:style-name="ce10" table:formula="of:=IF([.A57]*1.1&gt;1;1;[.A57]*1.1)" office:value-type="float" office:value="0.77" calcext:value-type="float">
            <text:p>0,77</text:p>
          </table:table-cell>
          <table:table-cell table:formula="of:=IF([.B57]*1.1&gt;1;1;[.B57]*1.1)" office:value-type="float" office:value="0.847" calcext:value-type="float">
            <text:p>0,847</text:p>
          </table:table-cell>
          <table:table-cell table:formula="of:=IF([.C57]*1.1&gt;1;1;[.C57]*1.1)" office:value-type="float" office:value="0.9317" calcext:value-type="float">
            <text:p>0,9317</text:p>
          </table:table-cell>
          <table:table-cell table:formula="of:=IF([.D57]*1.1&gt;1;1;[.D57]*1.1)" office:value-type="float" office:value="1" calcext:value-type="float">
            <text:p>1</text:p>
          </table:table-cell>
          <table:table-cell table:formula="of:=IF([.E57]*1.1&gt;1;1;[.E57]*1.1)" office:value-type="float" office:value="1" calcext:value-type="float">
            <text:p>1</text:p>
          </table:table-cell>
          <table:table-cell table:style-name="ce10" table:formula="of:=IF([.F57]*1.1&gt;1;1;[.F57]*1.1)" office:value-type="float" office:value="1" calcext:value-type="float">
            <text:p>1</text:p>
          </table:table-cell>
          <table:table-cell table:style-name="ce10" table:formula="of:=IF([.G57]*1.1&gt;1;1;[.G57]*1.1)" office:value-type="float" office:value="1" calcext:value-type="float">
            <text:p>1</text:p>
          </table:table-cell>
          <table:table-cell table:style-name="ce10" table:formula="of:=IF([.H57]*1.1&gt;1;1;[.H57]*1.1)" office:value-type="float" office:value="1" calcext:value-type="float">
            <text:p>1</text:p>
          </table:table-cell>
          <table:table-cell table:style-name="ce10" table:formula="of:=IF([.I57]*1.1&gt;1;1;[.I57]*1.1)" office:value-type="float" office:value="1" calcext:value-type="float">
            <text:p>1</text:p>
          </table:table-cell>
          <table:table-cell table:style-name="ce10" table:formula="of:=IF([.J57]*1.1&gt;1;1;[.J57]*1.1)" office:value-type="float" office:value="1" calcext:value-type="float">
            <text:p>1</text:p>
          </table:table-cell>
          <table:table-cell table:style-name="ce10" table:formula="of:=IF([.K57]*1.1&gt;1;1;[.K57]*1.1)" office:value-type="float" office:value="1" calcext:value-type="float">
            <text:p>1</text:p>
          </table:table-cell>
          <table:table-cell table:style-name="ce10" table:formula="of:=IF([.L57]*1.1&gt;1;1;[.L57]*1.1)" office:value-type="float" office:value="1" calcext:value-type="float">
            <text:p>1</text:p>
          </table:table-cell>
          <table:table-cell table:style-name="ce10" table:formula="of:=IF([.M57]*1.1&gt;1;1;[.M57]*1.1)" office:value-type="float" office:value="1" calcext:value-type="float">
            <text:p>1</text:p>
          </table:table-cell>
          <table:table-cell table:style-name="ce10" table:formula="of:=IF([.N57]*1.1&gt;1;1;[.N57]*1.1)" office:value-type="float" office:value="1" calcext:value-type="float">
            <text:p>1</text:p>
          </table:table-cell>
          <table:table-cell table:style-name="ce10" table:formula="of:=IF([.O57]*1.1&gt;1;1;[.O57]*1.1)" office:value-type="float" office:value="1" calcext:value-type="float">
            <text:p>1</text:p>
          </table:table-cell>
          <table:table-cell table:style-name="ce10" table:formula="of:=IF([.P57]*1.1&gt;1;1;[.P57]*1.1)" office:value-type="float" office:value="1" calcext:value-type="float">
            <text:p>1</text:p>
          </table:table-cell>
          <table:table-cell table:style-name="ce10" table:formula="of:=IF([.Q57]*1.1&gt;1;1;[.Q57]*1.1)" office:value-type="float" office:value="1" calcext:value-type="float">
            <text:p>1</text:p>
          </table:table-cell>
          <table:table-cell table:style-name="ce10" table:formula="of:=IF([.R57]*1.1&gt;1;1;[.R57]*1.1)" office:value-type="float" office:value="1" calcext:value-type="float">
            <text:p>1</text:p>
          </table:table-cell>
          <table:table-cell table:style-name="ce10" table:formula="of:=IF([.S57]*1.1&gt;1;1;[.S57]*1.1)" office:value-type="float" office:value="1" calcext:value-type="float">
            <text:p>1</text:p>
          </table:table-cell>
          <table:table-cell table:style-name="ce10" table:formula="of:=IF([.T57]*1.1&gt;1;1;[.T57]*1.1)" office:value-type="float" office:value="1" calcext:value-type="float">
            <text:p>1</text:p>
          </table:table-cell>
          <table:table-cell table:style-name="ce10" table:formula="of:=IF([.U57]*1.1&gt;1;1;[.U57]*1.1)" office:value-type="float" office:value="1" calcext:value-type="float">
            <text:p>1</text:p>
          </table:table-cell>
          <table:table-cell table:style-name="ce10" table:formula="of:=IF([.V57]*1.1&gt;1;1;[.V57]*1.1)" office:value-type="float" office:value="1" calcext:value-type="float">
            <text:p>1</text:p>
          </table:table-cell>
          <table:table-cell table:style-name="ce10" table:formula="of:=IF([.W57]*1.1&gt;1;1;[.W57]*1.1)" office:value-type="float" office:value="1" calcext:value-type="float">
            <text:p>1</text:p>
          </table:table-cell>
          <table:table-cell table:style-name="ce10" table:formula="of:=IF([.X57]*1.1&gt;1;1;[.X57]*1.1)" office:value-type="float" office:value="1" calcext:value-type="float">
            <text:p>1</text:p>
          </table:table-cell>
          <table:table-cell table:style-name="ce10" table:formula="of:=IF([.Y57]*1.1&gt;1;1;[.Y57]*1.1)" office:value-type="float" office:value="1" calcext:value-type="float">
            <text:p>1</text:p>
          </table:table-cell>
          <table:table-cell table:style-name="ce10" table:formula="of:=IF([.Z57]*1.1&gt;1;1;[.Z57]*1.1)" office:value-type="float" office:value="1" calcext:value-type="float">
            <text:p>1</text:p>
          </table:table-cell>
          <table:table-cell table:style-name="ce10" table:formula="of:=IF([.AA57]*1.1&gt;1;1;[.AA57]*1.1)" office:value-type="float" office:value="1" calcext:value-type="float">
            <text:p>1</text:p>
          </table:table-cell>
          <table:table-cell table:style-name="ce10" table:formula="of:=IF([.AB57]*1.1&gt;1;1;[.AB57]*1.1)" office:value-type="float" office:value="1" calcext:value-type="float">
            <text:p>1</text:p>
          </table:table-cell>
          <table:table-cell table:style-name="ce10" table:formula="of:=IF([.AC57]*1.1&gt;1;1;[.AC57]*1.1)" office:value-type="float" office:value="1" calcext:value-type="float">
            <text:p>1</text:p>
          </table:table-cell>
          <table:table-cell table:style-name="ce10" table:formula="of:=IF([.AD57]*1.1&gt;1;1;[.AD57]*1.1)" office:value-type="float" office:value="1" calcext:value-type="float">
            <text:p>1</text:p>
          </table:table-cell>
          <table:table-cell table:style-name="ce10" table:formula="of:=IF([.AE57]*1.1&gt;1;1;[.AE57]*1.1)" office:value-type="float" office:value="1" calcext:value-type="float">
            <text:p>1</text:p>
          </table:table-cell>
          <table:table-cell table:style-name="ce10" table:formula="of:=IF([.AF57]*1.1&gt;1;1;[.AF57]*1.1)" office:value-type="float" office:value="1" calcext:value-type="float">
            <text:p>1</text:p>
          </table:table-cell>
          <table:table-cell table:style-name="ce10" table:formula="of:=IF([.AG57]*1.1&gt;1;1;[.AG57]*1.1)" office:value-type="float" office:value="1" calcext:value-type="float">
            <text:p>1</text:p>
          </table:table-cell>
          <table:table-cell table:style-name="ce10" table:formula="of:=IF([.AH57]*1.1&gt;1;1;[.AH57]*1.1)" office:value-type="float" office:value="1" calcext:value-type="float">
            <text:p>1</text:p>
          </table:table-cell>
          <table:table-cell table:style-name="ce10" table:formula="of:=IF([.AI57]*1.1&gt;1;1;[.AI57]*1.1)" office:value-type="float" office:value="1" calcext:value-type="float">
            <text:p>1</text:p>
          </table:table-cell>
          <table:table-cell table:style-name="ce10" table:formula="of:=IF([.AJ57]*1.1&gt;1;1;[.AJ57]*1.1)" office:value-type="float" office:value="1" calcext:value-type="float">
            <text:p>1</text:p>
          </table:table-cell>
          <table:table-cell table:style-name="ce10" table:formula="of:=IF([.AK57]*1.1&gt;1;1;[.AK57]*1.1)" office:value-type="float" office:value="1" calcext:value-type="float">
            <text:p>1</text:p>
          </table:table-cell>
          <table:table-cell table:style-name="ce10" table:formula="of:=IF([.AL57]*1.1&gt;1;1;[.AL57]*1.1)" office:value-type="float" office:value="1" calcext:value-type="float">
            <text:p>1</text:p>
          </table:table-cell>
          <table:table-cell table:style-name="ce10" table:formula="of:=IF([.AM57]*1.1&gt;1;1;[.AM57]*1.1)" office:value-type="float" office:value="1" calcext:value-type="float">
            <text:p>1</text:p>
          </table:table-cell>
          <table:table-cell table:style-name="ce10" table:formula="of:=IF([.AN57]*1.1&gt;1;1;[.AN57]*1.1)" office:value-type="float" office:value="1" calcext:value-type="float">
            <text:p>1</text:p>
          </table:table-cell>
          <table:table-cell table:style-name="ce10" table:formula="of:=IF([.AO57]*1.1&gt;1;1;[.AO57]*1.1)" office:value-type="float" office:value="1" calcext:value-type="float">
            <text:p>1</text:p>
          </table:table-cell>
          <table:table-cell table:style-name="ce10" table:formula="of:=IF([.AP57]*1.1&gt;1;1;[.AP57]*1.1)" office:value-type="float" office:value="1" calcext:value-type="float">
            <text:p>1</text:p>
          </table:table-cell>
          <table:table-cell table:style-name="ce10" table:formula="of:=IF([.AQ57]*1.1&gt;1;1;[.AQ57]*1.1)" office:value-type="float" office:value="1" calcext:value-type="float">
            <text:p>1</text:p>
          </table:table-cell>
          <table:table-cell table:style-name="ce10" table:formula="of:=IF([.AR57]*1.1&gt;1;1;[.AR57]*1.1)" office:value-type="float" office:value="1" calcext:value-type="float">
            <text:p>1</text:p>
          </table:table-cell>
          <table:table-cell table:style-name="ce10" table:formula="of:=IF([.AS57]*1.1&gt;1;1;[.AS57]*1.1)" office:value-type="float" office:value="1" calcext:value-type="float">
            <text:p>1</text:p>
          </table:table-cell>
          <table:table-cell table:style-name="ce10" table:formula="of:=IF([.AT57]*1.1&gt;1;1;[.AT57]*1.1)" office:value-type="float" office:value="1" calcext:value-type="float">
            <text:p>1</text:p>
          </table:table-cell>
          <table:table-cell table:style-name="ce10" table:formula="of:=IF([.AU57]*1.1&gt;1;1;[.AU57]*1.1)" office:value-type="float" office:value="1" calcext:value-type="float">
            <text:p>1</text:p>
          </table:table-cell>
          <table:table-cell table:style-name="ce10" table:formula="of:=IF([.AV57]*1.1&gt;1;1;[.AV57]*1.1)" office:value-type="float" office:value="1" calcext:value-type="float">
            <text:p>1</text:p>
          </table:table-cell>
          <table:table-cell table:style-name="ce10" table:formula="of:=IF([.AW57]*1.1&gt;1;1;[.AW57]*1.1)" office:value-type="float" office:value="1" calcext:value-type="float">
            <text:p>1</text:p>
          </table:table-cell>
          <table:table-cell table:style-name="ce10" table:formula="of:=IF([.AX57]*1.1&gt;1;1;[.AX57]*1.1)" office:value-type="float" office:value="1" calcext:value-type="float">
            <text:p>1</text:p>
          </table:table-cell>
          <table:table-cell table:style-name="ce10" table:formula="of:=IF([.AY57]*1.1&gt;1;1;[.AY57]*1.1)" office:value-type="float" office:value="1" calcext:value-type="float">
            <text:p>1</text:p>
          </table:table-cell>
          <table:table-cell table:style-name="ce10" table:formula="of:=IF([.AZ57]*1.1&gt;1;1;[.AZ57]*1.1)" office:value-type="float" office:value="1" calcext:value-type="float">
            <text:p>1</text:p>
          </table:table-cell>
          <table:table-cell table:style-name="ce10" table:formula="of:=IF([.BA57]*1.1&gt;1;1;[.BA57]*1.1)" office:value-type="float" office:value="1" calcext:value-type="float">
            <text:p>1</text:p>
          </table:table-cell>
          <table:table-cell table:style-name="ce10" table:formula="of:=IF([.BB57]*1.1&gt;1;1;[.BB57]*1.1)" office:value-type="float" office:value="1" calcext:value-type="float">
            <text:p>1</text:p>
          </table:table-cell>
          <table:table-cell table:style-name="ce10" table:formula="of:=IF([.BC57]*1.1&gt;1;1;[.BC57]*1.1)" office:value-type="float" office:value="1" calcext:value-type="float">
            <text:p>1</text:p>
          </table:table-cell>
          <table:table-cell table:style-name="ce10" table:formula="of:=IF([.BD57]*1.1&gt;1;1;[.BD57]*1.1)" office:value-type="float" office:value="1" calcext:value-type="float">
            <text:p>1</text:p>
          </table:table-cell>
          <table:table-cell table:style-name="ce10" table:formula="of:=IF([.BE57]*1.1&gt;1;1;[.BE57]*1.1)" office:value-type="float" office:value="1" calcext:value-type="float">
            <text:p>1</text:p>
          </table:table-cell>
          <table:table-cell table:style-name="ce10" table:formula="of:=IF([.BF57]*1.1&gt;1;1;[.BF57]*1.1)" office:value-type="float" office:value="1" calcext:value-type="float">
            <text:p>1</text:p>
          </table:table-cell>
          <table:table-cell table:style-name="ce10" table:formula="of:=IF([.BG57]*1.1&gt;1;1;[.BG57]*1.1)" office:value-type="float" office:value="1" calcext:value-type="float">
            <text:p>1</text:p>
          </table:table-cell>
          <table:table-cell table:style-name="ce10" table:formula="of:=IF([.BH57]*1.1&gt;1;1;[.BH57]*1.1)" office:value-type="float" office:value="1" calcext:value-type="float">
            <text:p>1</text:p>
          </table:table-cell>
          <table:table-cell table:style-name="ce10" table:formula="of:=IF([.BI57]*1.1&gt;1;1;[.BI57]*1.1)" office:value-type="float" office:value="1" calcext:value-type="float">
            <text:p>1</text:p>
          </table:table-cell>
          <table:table-cell table:style-name="ce10" table:formula="of:=IF([.BJ57]*1.1&gt;1;1;[.BJ57]*1.1)" office:value-type="float" office:value="1" calcext:value-type="float">
            <text:p>1</text:p>
          </table:table-cell>
          <table:table-cell table:style-name="ce10" table:formula="of:=IF([.BK57]*1.1&gt;1;1;[.BK57]*1.1)" office:value-type="float" office:value="1" calcext:value-type="float">
            <text:p>1</text:p>
          </table:table-cell>
          <table:table-cell table:style-name="ce10" table:formula="of:=IF([.BL57]*1.1&gt;1;1;[.BL57]*1.1)" office:value-type="float" office:value="1" calcext:value-type="float">
            <text:p>1</text:p>
          </table:table-cell>
          <table:table-cell table:style-name="ce10" table:formula="of:=IF([.BM57]*1.1&gt;1;1;[.BM57]*1.1)" office:value-type="float" office:value="1" calcext:value-type="float">
            <text:p>1</text:p>
          </table:table-cell>
          <table:table-cell table:style-name="ce10" table:formula="of:=IF([.BN57]*1.1&gt;1;1;[.BN57]*1.1)" office:value-type="float" office:value="1" calcext:value-type="float">
            <text:p>1</text:p>
          </table:table-cell>
          <table:table-cell table:style-name="ce10" table:formula="of:=IF([.BO57]*1.1&gt;1;1;[.BO57]*1.1)" office:value-type="float" office:value="1" calcext:value-type="float">
            <text:p>1</text:p>
          </table:table-cell>
          <table:table-cell table:style-name="ce10" table:formula="of:=IF([.BP57]*1.1&gt;1;1;[.BP57]*1.1)" office:value-type="float" office:value="1" calcext:value-type="float">
            <text:p>1</text:p>
          </table:table-cell>
          <table:table-cell table:style-name="ce10" table:formula="of:=IF([.BQ57]*1.1&gt;1;1;[.BQ57]*1.1)" office:value-type="float" office:value="1" calcext:value-type="float">
            <text:p>1</text:p>
          </table:table-cell>
          <table:table-cell table:style-name="ce10" table:formula="of:=IF([.BR57]*1.1&gt;1;1;[.BR57]*1.1)" office:value-type="float" office:value="1" calcext:value-type="float">
            <text:p>1</text:p>
          </table:table-cell>
          <table:table-cell table:style-name="ce10" table:formula="of:=IF([.BS57]*1.1&gt;1;1;[.BS57]*1.1)" office:value-type="float" office:value="1" calcext:value-type="float">
            <text:p>1</text:p>
          </table:table-cell>
          <table:table-cell table:style-name="ce10" table:formula="of:=IF([.BT57]*1.1&gt;1;1;[.BT57]*1.1)" office:value-type="float" office:value="1" calcext:value-type="float">
            <text:p>1</text:p>
          </table:table-cell>
          <table:table-cell table:style-name="ce10" table:formula="of:=IF([.BU57]*1.1&gt;1;1;[.BU57]*1.1)" office:value-type="float" office:value="1" calcext:value-type="float">
            <text:p>1</text:p>
          </table:table-cell>
          <table:table-cell table:style-name="ce10" table:formula="of:=IF([.BV57]*1.1&gt;1;1;[.BV57]*1.1)" office:value-type="float" office:value="1" calcext:value-type="float">
            <text:p>1</text:p>
          </table:table-cell>
          <table:table-cell table:style-name="ce10" table:formula="of:=IF([.BW57]*1.1&gt;1;1;[.BW57]*1.1)" office:value-type="float" office:value="1" calcext:value-type="float">
            <text:p>1</text:p>
          </table:table-cell>
          <table:table-cell table:style-name="ce10" table:formula="of:=IF([.BX57]*1.1&gt;1;1;[.BX57]*1.1)" office:value-type="float" office:value="1" calcext:value-type="float">
            <text:p>1</text:p>
          </table:table-cell>
          <table:table-cell table:style-name="ce10" table:formula="of:=IF([.BY57]*1.1&gt;1;1;[.BY57]*1.1)" office:value-type="float" office:value="1" calcext:value-type="float">
            <text:p>1</text:p>
          </table:table-cell>
          <table:table-cell table:style-name="ce10" table:formula="of:=IF([.BZ57]*1.1&gt;1;1;[.BZ57]*1.1)" office:value-type="float" office:value="1" calcext:value-type="float">
            <text:p>1</text:p>
          </table:table-cell>
          <table:table-cell table:style-name="ce10" table:formula="of:=IF([.CA57]*1.1&gt;1;1;[.CA57]*1.1)" office:value-type="float" office:value="1" calcext:value-type="float">
            <text:p>1</text:p>
          </table:table-cell>
          <table:table-cell table:style-name="ce10" table:formula="of:=IF([.CB57]*1.1&gt;1;1;[.CB57]*1.1)" office:value-type="float" office:value="1" calcext:value-type="float">
            <text:p>1</text:p>
          </table:table-cell>
          <table:table-cell table:style-name="ce10" table:formula="of:=IF([.CC57]*1.1&gt;1;1;[.CC57]*1.1)" office:value-type="float" office:value="1" calcext:value-type="float">
            <text:p>1</text:p>
          </table:table-cell>
          <table:table-cell table:style-name="ce10" table:formula="of:=IF([.CD57]*1.1&gt;1;1;[.CD57]*1.1)" office:value-type="float" office:value="1" calcext:value-type="float">
            <text:p>1</text:p>
          </table:table-cell>
          <table:table-cell table:style-name="ce10" table:formula="of:=IF([.CE57]*1.1&gt;1;1;[.CE57]*1.1)" office:value-type="float" office:value="1" calcext:value-type="float">
            <text:p>1</text:p>
          </table:table-cell>
          <table:table-cell table:style-name="ce10" table:formula="of:=IF([.CF57]*1.1&gt;1;1;[.CF57]*1.1)" office:value-type="float" office:value="1" calcext:value-type="float">
            <text:p>1</text:p>
          </table:table-cell>
          <table:table-cell table:style-name="ce10" table:formula="of:=IF([.CG57]*1.1&gt;1;1;[.CG57]*1.1)" office:value-type="float" office:value="1" calcext:value-type="float">
            <text:p>1</text:p>
          </table:table-cell>
          <table:table-cell table:style-name="ce10" table:formula="of:=IF([.CH57]*1.1&gt;1;1;[.CH57]*1.1)" office:value-type="float" office:value="1" calcext:value-type="float">
            <text:p>1</text:p>
          </table:table-cell>
          <table:table-cell table:style-name="ce10" table:formula="of:=IF([.CI57]*1.1&gt;1;1;[.CI57]*1.1)" office:value-type="float" office:value="1" calcext:value-type="float">
            <text:p>1</text:p>
          </table:table-cell>
          <table:table-cell table:style-name="ce10" table:formula="of:=IF([.CJ57]*1.1&gt;1;1;[.CJ57]*1.1)" office:value-type="float" office:value="1" calcext:value-type="float">
            <text:p>1</text:p>
          </table:table-cell>
          <table:table-cell table:style-name="ce10" table:formula="of:=IF([.CK57]*1.1&gt;1;1;[.CK57]*1.1)" office:value-type="float" office:value="1" calcext:value-type="float">
            <text:p>1</text:p>
          </table:table-cell>
          <table:table-cell table:style-name="ce10" table:formula="of:=IF([.CL57]*1.1&gt;1;1;[.CL57]*1.1)" office:value-type="float" office:value="1" calcext:value-type="float">
            <text:p>1</text:p>
          </table:table-cell>
          <table:table-cell table:style-name="ce10" table:formula="of:=IF([.CM57]*1.1&gt;1;1;[.CM57]*1.1)" office:value-type="float" office:value="1" calcext:value-type="float">
            <text:p>1</text:p>
          </table:table-cell>
          <table:table-cell table:style-name="ce10" table:formula="of:=IF([.CN57]*1.1&gt;1;1;[.CN57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57]+0.1" office:value-type="float" office:value="0.8" calcext:value-type="float">
            <text:p>0,80</text:p>
          </table:table-cell>
          <table:table-cell table:style-name="ce10" table:formula="of:=IF([.A58]*1.1&gt;1;1;[.A58]*1.1)" office:value-type="float" office:value="0.88" calcext:value-type="float">
            <text:p>0,88</text:p>
          </table:table-cell>
          <table:table-cell table:formula="of:=IF([.B58]*1.1&gt;1;1;[.B58]*1.1)" office:value-type="float" office:value="0.968" calcext:value-type="float">
            <text:p>0,968</text:p>
          </table:table-cell>
          <table:table-cell table:formula="of:=IF([.C58]*1.1&gt;1;1;[.C58]*1.1)" office:value-type="float" office:value="1" calcext:value-type="float">
            <text:p>1</text:p>
          </table:table-cell>
          <table:table-cell table:formula="of:=IF([.D58]*1.1&gt;1;1;[.D58]*1.1)" office:value-type="float" office:value="1" calcext:value-type="float">
            <text:p>1</text:p>
          </table:table-cell>
          <table:table-cell table:formula="of:=IF([.E58]*1.1&gt;1;1;[.E58]*1.1)" office:value-type="float" office:value="1" calcext:value-type="float">
            <text:p>1</text:p>
          </table:table-cell>
          <table:table-cell table:style-name="ce10" table:formula="of:=IF([.F58]*1.1&gt;1;1;[.F58]*1.1)" office:value-type="float" office:value="1" calcext:value-type="float">
            <text:p>1</text:p>
          </table:table-cell>
          <table:table-cell table:style-name="ce10" table:formula="of:=IF([.G58]*1.1&gt;1;1;[.G58]*1.1)" office:value-type="float" office:value="1" calcext:value-type="float">
            <text:p>1</text:p>
          </table:table-cell>
          <table:table-cell table:style-name="ce10" table:formula="of:=IF([.H58]*1.1&gt;1;1;[.H58]*1.1)" office:value-type="float" office:value="1" calcext:value-type="float">
            <text:p>1</text:p>
          </table:table-cell>
          <table:table-cell table:style-name="ce10" table:formula="of:=IF([.I58]*1.1&gt;1;1;[.I58]*1.1)" office:value-type="float" office:value="1" calcext:value-type="float">
            <text:p>1</text:p>
          </table:table-cell>
          <table:table-cell table:style-name="ce10" table:formula="of:=IF([.J58]*1.1&gt;1;1;[.J58]*1.1)" office:value-type="float" office:value="1" calcext:value-type="float">
            <text:p>1</text:p>
          </table:table-cell>
          <table:table-cell table:style-name="ce10" table:formula="of:=IF([.K58]*1.1&gt;1;1;[.K58]*1.1)" office:value-type="float" office:value="1" calcext:value-type="float">
            <text:p>1</text:p>
          </table:table-cell>
          <table:table-cell table:style-name="ce10" table:formula="of:=IF([.L58]*1.1&gt;1;1;[.L58]*1.1)" office:value-type="float" office:value="1" calcext:value-type="float">
            <text:p>1</text:p>
          </table:table-cell>
          <table:table-cell table:style-name="ce10" table:formula="of:=IF([.M58]*1.1&gt;1;1;[.M58]*1.1)" office:value-type="float" office:value="1" calcext:value-type="float">
            <text:p>1</text:p>
          </table:table-cell>
          <table:table-cell table:style-name="ce10" table:formula="of:=IF([.N58]*1.1&gt;1;1;[.N58]*1.1)" office:value-type="float" office:value="1" calcext:value-type="float">
            <text:p>1</text:p>
          </table:table-cell>
          <table:table-cell table:style-name="ce10" table:formula="of:=IF([.O58]*1.1&gt;1;1;[.O58]*1.1)" office:value-type="float" office:value="1" calcext:value-type="float">
            <text:p>1</text:p>
          </table:table-cell>
          <table:table-cell table:style-name="ce10" table:formula="of:=IF([.P58]*1.1&gt;1;1;[.P58]*1.1)" office:value-type="float" office:value="1" calcext:value-type="float">
            <text:p>1</text:p>
          </table:table-cell>
          <table:table-cell table:style-name="ce10" table:formula="of:=IF([.Q58]*1.1&gt;1;1;[.Q58]*1.1)" office:value-type="float" office:value="1" calcext:value-type="float">
            <text:p>1</text:p>
          </table:table-cell>
          <table:table-cell table:style-name="ce10" table:formula="of:=IF([.R58]*1.1&gt;1;1;[.R58]*1.1)" office:value-type="float" office:value="1" calcext:value-type="float">
            <text:p>1</text:p>
          </table:table-cell>
          <table:table-cell table:style-name="ce10" table:formula="of:=IF([.S58]*1.1&gt;1;1;[.S58]*1.1)" office:value-type="float" office:value="1" calcext:value-type="float">
            <text:p>1</text:p>
          </table:table-cell>
          <table:table-cell table:style-name="ce10" table:formula="of:=IF([.T58]*1.1&gt;1;1;[.T58]*1.1)" office:value-type="float" office:value="1" calcext:value-type="float">
            <text:p>1</text:p>
          </table:table-cell>
          <table:table-cell table:style-name="ce10" table:formula="of:=IF([.U58]*1.1&gt;1;1;[.U58]*1.1)" office:value-type="float" office:value="1" calcext:value-type="float">
            <text:p>1</text:p>
          </table:table-cell>
          <table:table-cell table:style-name="ce10" table:formula="of:=IF([.V58]*1.1&gt;1;1;[.V58]*1.1)" office:value-type="float" office:value="1" calcext:value-type="float">
            <text:p>1</text:p>
          </table:table-cell>
          <table:table-cell table:style-name="ce10" table:formula="of:=IF([.W58]*1.1&gt;1;1;[.W58]*1.1)" office:value-type="float" office:value="1" calcext:value-type="float">
            <text:p>1</text:p>
          </table:table-cell>
          <table:table-cell table:style-name="ce10" table:formula="of:=IF([.X58]*1.1&gt;1;1;[.X58]*1.1)" office:value-type="float" office:value="1" calcext:value-type="float">
            <text:p>1</text:p>
          </table:table-cell>
          <table:table-cell table:style-name="ce10" table:formula="of:=IF([.Y58]*1.1&gt;1;1;[.Y58]*1.1)" office:value-type="float" office:value="1" calcext:value-type="float">
            <text:p>1</text:p>
          </table:table-cell>
          <table:table-cell table:style-name="ce10" table:formula="of:=IF([.Z58]*1.1&gt;1;1;[.Z58]*1.1)" office:value-type="float" office:value="1" calcext:value-type="float">
            <text:p>1</text:p>
          </table:table-cell>
          <table:table-cell table:style-name="ce10" table:formula="of:=IF([.AA58]*1.1&gt;1;1;[.AA58]*1.1)" office:value-type="float" office:value="1" calcext:value-type="float">
            <text:p>1</text:p>
          </table:table-cell>
          <table:table-cell table:style-name="ce10" table:formula="of:=IF([.AB58]*1.1&gt;1;1;[.AB58]*1.1)" office:value-type="float" office:value="1" calcext:value-type="float">
            <text:p>1</text:p>
          </table:table-cell>
          <table:table-cell table:style-name="ce10" table:formula="of:=IF([.AC58]*1.1&gt;1;1;[.AC58]*1.1)" office:value-type="float" office:value="1" calcext:value-type="float">
            <text:p>1</text:p>
          </table:table-cell>
          <table:table-cell table:style-name="ce10" table:formula="of:=IF([.AD58]*1.1&gt;1;1;[.AD58]*1.1)" office:value-type="float" office:value="1" calcext:value-type="float">
            <text:p>1</text:p>
          </table:table-cell>
          <table:table-cell table:style-name="ce10" table:formula="of:=IF([.AE58]*1.1&gt;1;1;[.AE58]*1.1)" office:value-type="float" office:value="1" calcext:value-type="float">
            <text:p>1</text:p>
          </table:table-cell>
          <table:table-cell table:style-name="ce10" table:formula="of:=IF([.AF58]*1.1&gt;1;1;[.AF58]*1.1)" office:value-type="float" office:value="1" calcext:value-type="float">
            <text:p>1</text:p>
          </table:table-cell>
          <table:table-cell table:style-name="ce10" table:formula="of:=IF([.AG58]*1.1&gt;1;1;[.AG58]*1.1)" office:value-type="float" office:value="1" calcext:value-type="float">
            <text:p>1</text:p>
          </table:table-cell>
          <table:table-cell table:style-name="ce10" table:formula="of:=IF([.AH58]*1.1&gt;1;1;[.AH58]*1.1)" office:value-type="float" office:value="1" calcext:value-type="float">
            <text:p>1</text:p>
          </table:table-cell>
          <table:table-cell table:style-name="ce10" table:formula="of:=IF([.AI58]*1.1&gt;1;1;[.AI58]*1.1)" office:value-type="float" office:value="1" calcext:value-type="float">
            <text:p>1</text:p>
          </table:table-cell>
          <table:table-cell table:style-name="ce10" table:formula="of:=IF([.AJ58]*1.1&gt;1;1;[.AJ58]*1.1)" office:value-type="float" office:value="1" calcext:value-type="float">
            <text:p>1</text:p>
          </table:table-cell>
          <table:table-cell table:style-name="ce10" table:formula="of:=IF([.AK58]*1.1&gt;1;1;[.AK58]*1.1)" office:value-type="float" office:value="1" calcext:value-type="float">
            <text:p>1</text:p>
          </table:table-cell>
          <table:table-cell table:style-name="ce10" table:formula="of:=IF([.AL58]*1.1&gt;1;1;[.AL58]*1.1)" office:value-type="float" office:value="1" calcext:value-type="float">
            <text:p>1</text:p>
          </table:table-cell>
          <table:table-cell table:style-name="ce10" table:formula="of:=IF([.AM58]*1.1&gt;1;1;[.AM58]*1.1)" office:value-type="float" office:value="1" calcext:value-type="float">
            <text:p>1</text:p>
          </table:table-cell>
          <table:table-cell table:style-name="ce10" table:formula="of:=IF([.AN58]*1.1&gt;1;1;[.AN58]*1.1)" office:value-type="float" office:value="1" calcext:value-type="float">
            <text:p>1</text:p>
          </table:table-cell>
          <table:table-cell table:style-name="ce10" table:formula="of:=IF([.AO58]*1.1&gt;1;1;[.AO58]*1.1)" office:value-type="float" office:value="1" calcext:value-type="float">
            <text:p>1</text:p>
          </table:table-cell>
          <table:table-cell table:style-name="ce10" table:formula="of:=IF([.AP58]*1.1&gt;1;1;[.AP58]*1.1)" office:value-type="float" office:value="1" calcext:value-type="float">
            <text:p>1</text:p>
          </table:table-cell>
          <table:table-cell table:style-name="ce10" table:formula="of:=IF([.AQ58]*1.1&gt;1;1;[.AQ58]*1.1)" office:value-type="float" office:value="1" calcext:value-type="float">
            <text:p>1</text:p>
          </table:table-cell>
          <table:table-cell table:style-name="ce10" table:formula="of:=IF([.AR58]*1.1&gt;1;1;[.AR58]*1.1)" office:value-type="float" office:value="1" calcext:value-type="float">
            <text:p>1</text:p>
          </table:table-cell>
          <table:table-cell table:style-name="ce10" table:formula="of:=IF([.AS58]*1.1&gt;1;1;[.AS58]*1.1)" office:value-type="float" office:value="1" calcext:value-type="float">
            <text:p>1</text:p>
          </table:table-cell>
          <table:table-cell table:style-name="ce10" table:formula="of:=IF([.AT58]*1.1&gt;1;1;[.AT58]*1.1)" office:value-type="float" office:value="1" calcext:value-type="float">
            <text:p>1</text:p>
          </table:table-cell>
          <table:table-cell table:style-name="ce10" table:formula="of:=IF([.AU58]*1.1&gt;1;1;[.AU58]*1.1)" office:value-type="float" office:value="1" calcext:value-type="float">
            <text:p>1</text:p>
          </table:table-cell>
          <table:table-cell table:style-name="ce10" table:formula="of:=IF([.AV58]*1.1&gt;1;1;[.AV58]*1.1)" office:value-type="float" office:value="1" calcext:value-type="float">
            <text:p>1</text:p>
          </table:table-cell>
          <table:table-cell table:style-name="ce10" table:formula="of:=IF([.AW58]*1.1&gt;1;1;[.AW58]*1.1)" office:value-type="float" office:value="1" calcext:value-type="float">
            <text:p>1</text:p>
          </table:table-cell>
          <table:table-cell table:style-name="ce10" table:formula="of:=IF([.AX58]*1.1&gt;1;1;[.AX58]*1.1)" office:value-type="float" office:value="1" calcext:value-type="float">
            <text:p>1</text:p>
          </table:table-cell>
          <table:table-cell table:style-name="ce10" table:formula="of:=IF([.AY58]*1.1&gt;1;1;[.AY58]*1.1)" office:value-type="float" office:value="1" calcext:value-type="float">
            <text:p>1</text:p>
          </table:table-cell>
          <table:table-cell table:style-name="ce10" table:formula="of:=IF([.AZ58]*1.1&gt;1;1;[.AZ58]*1.1)" office:value-type="float" office:value="1" calcext:value-type="float">
            <text:p>1</text:p>
          </table:table-cell>
          <table:table-cell table:style-name="ce10" table:formula="of:=IF([.BA58]*1.1&gt;1;1;[.BA58]*1.1)" office:value-type="float" office:value="1" calcext:value-type="float">
            <text:p>1</text:p>
          </table:table-cell>
          <table:table-cell table:style-name="ce10" table:formula="of:=IF([.BB58]*1.1&gt;1;1;[.BB58]*1.1)" office:value-type="float" office:value="1" calcext:value-type="float">
            <text:p>1</text:p>
          </table:table-cell>
          <table:table-cell table:style-name="ce10" table:formula="of:=IF([.BC58]*1.1&gt;1;1;[.BC58]*1.1)" office:value-type="float" office:value="1" calcext:value-type="float">
            <text:p>1</text:p>
          </table:table-cell>
          <table:table-cell table:style-name="ce10" table:formula="of:=IF([.BD58]*1.1&gt;1;1;[.BD58]*1.1)" office:value-type="float" office:value="1" calcext:value-type="float">
            <text:p>1</text:p>
          </table:table-cell>
          <table:table-cell table:style-name="ce10" table:formula="of:=IF([.BE58]*1.1&gt;1;1;[.BE58]*1.1)" office:value-type="float" office:value="1" calcext:value-type="float">
            <text:p>1</text:p>
          </table:table-cell>
          <table:table-cell table:style-name="ce10" table:formula="of:=IF([.BF58]*1.1&gt;1;1;[.BF58]*1.1)" office:value-type="float" office:value="1" calcext:value-type="float">
            <text:p>1</text:p>
          </table:table-cell>
          <table:table-cell table:style-name="ce10" table:formula="of:=IF([.BG58]*1.1&gt;1;1;[.BG58]*1.1)" office:value-type="float" office:value="1" calcext:value-type="float">
            <text:p>1</text:p>
          </table:table-cell>
          <table:table-cell table:style-name="ce10" table:formula="of:=IF([.BH58]*1.1&gt;1;1;[.BH58]*1.1)" office:value-type="float" office:value="1" calcext:value-type="float">
            <text:p>1</text:p>
          </table:table-cell>
          <table:table-cell table:style-name="ce10" table:formula="of:=IF([.BI58]*1.1&gt;1;1;[.BI58]*1.1)" office:value-type="float" office:value="1" calcext:value-type="float">
            <text:p>1</text:p>
          </table:table-cell>
          <table:table-cell table:style-name="ce10" table:formula="of:=IF([.BJ58]*1.1&gt;1;1;[.BJ58]*1.1)" office:value-type="float" office:value="1" calcext:value-type="float">
            <text:p>1</text:p>
          </table:table-cell>
          <table:table-cell table:style-name="ce10" table:formula="of:=IF([.BK58]*1.1&gt;1;1;[.BK58]*1.1)" office:value-type="float" office:value="1" calcext:value-type="float">
            <text:p>1</text:p>
          </table:table-cell>
          <table:table-cell table:style-name="ce10" table:formula="of:=IF([.BL58]*1.1&gt;1;1;[.BL58]*1.1)" office:value-type="float" office:value="1" calcext:value-type="float">
            <text:p>1</text:p>
          </table:table-cell>
          <table:table-cell table:style-name="ce10" table:formula="of:=IF([.BM58]*1.1&gt;1;1;[.BM58]*1.1)" office:value-type="float" office:value="1" calcext:value-type="float">
            <text:p>1</text:p>
          </table:table-cell>
          <table:table-cell table:style-name="ce10" table:formula="of:=IF([.BN58]*1.1&gt;1;1;[.BN58]*1.1)" office:value-type="float" office:value="1" calcext:value-type="float">
            <text:p>1</text:p>
          </table:table-cell>
          <table:table-cell table:style-name="ce10" table:formula="of:=IF([.BO58]*1.1&gt;1;1;[.BO58]*1.1)" office:value-type="float" office:value="1" calcext:value-type="float">
            <text:p>1</text:p>
          </table:table-cell>
          <table:table-cell table:style-name="ce10" table:formula="of:=IF([.BP58]*1.1&gt;1;1;[.BP58]*1.1)" office:value-type="float" office:value="1" calcext:value-type="float">
            <text:p>1</text:p>
          </table:table-cell>
          <table:table-cell table:style-name="ce10" table:formula="of:=IF([.BQ58]*1.1&gt;1;1;[.BQ58]*1.1)" office:value-type="float" office:value="1" calcext:value-type="float">
            <text:p>1</text:p>
          </table:table-cell>
          <table:table-cell table:style-name="ce10" table:formula="of:=IF([.BR58]*1.1&gt;1;1;[.BR58]*1.1)" office:value-type="float" office:value="1" calcext:value-type="float">
            <text:p>1</text:p>
          </table:table-cell>
          <table:table-cell table:style-name="ce10" table:formula="of:=IF([.BS58]*1.1&gt;1;1;[.BS58]*1.1)" office:value-type="float" office:value="1" calcext:value-type="float">
            <text:p>1</text:p>
          </table:table-cell>
          <table:table-cell table:style-name="ce10" table:formula="of:=IF([.BT58]*1.1&gt;1;1;[.BT58]*1.1)" office:value-type="float" office:value="1" calcext:value-type="float">
            <text:p>1</text:p>
          </table:table-cell>
          <table:table-cell table:style-name="ce10" table:formula="of:=IF([.BU58]*1.1&gt;1;1;[.BU58]*1.1)" office:value-type="float" office:value="1" calcext:value-type="float">
            <text:p>1</text:p>
          </table:table-cell>
          <table:table-cell table:style-name="ce10" table:formula="of:=IF([.BV58]*1.1&gt;1;1;[.BV58]*1.1)" office:value-type="float" office:value="1" calcext:value-type="float">
            <text:p>1</text:p>
          </table:table-cell>
          <table:table-cell table:style-name="ce10" table:formula="of:=IF([.BW58]*1.1&gt;1;1;[.BW58]*1.1)" office:value-type="float" office:value="1" calcext:value-type="float">
            <text:p>1</text:p>
          </table:table-cell>
          <table:table-cell table:style-name="ce10" table:formula="of:=IF([.BX58]*1.1&gt;1;1;[.BX58]*1.1)" office:value-type="float" office:value="1" calcext:value-type="float">
            <text:p>1</text:p>
          </table:table-cell>
          <table:table-cell table:style-name="ce10" table:formula="of:=IF([.BY58]*1.1&gt;1;1;[.BY58]*1.1)" office:value-type="float" office:value="1" calcext:value-type="float">
            <text:p>1</text:p>
          </table:table-cell>
          <table:table-cell table:style-name="ce10" table:formula="of:=IF([.BZ58]*1.1&gt;1;1;[.BZ58]*1.1)" office:value-type="float" office:value="1" calcext:value-type="float">
            <text:p>1</text:p>
          </table:table-cell>
          <table:table-cell table:style-name="ce10" table:formula="of:=IF([.CA58]*1.1&gt;1;1;[.CA58]*1.1)" office:value-type="float" office:value="1" calcext:value-type="float">
            <text:p>1</text:p>
          </table:table-cell>
          <table:table-cell table:style-name="ce10" table:formula="of:=IF([.CB58]*1.1&gt;1;1;[.CB58]*1.1)" office:value-type="float" office:value="1" calcext:value-type="float">
            <text:p>1</text:p>
          </table:table-cell>
          <table:table-cell table:style-name="ce10" table:formula="of:=IF([.CC58]*1.1&gt;1;1;[.CC58]*1.1)" office:value-type="float" office:value="1" calcext:value-type="float">
            <text:p>1</text:p>
          </table:table-cell>
          <table:table-cell table:style-name="ce10" table:formula="of:=IF([.CD58]*1.1&gt;1;1;[.CD58]*1.1)" office:value-type="float" office:value="1" calcext:value-type="float">
            <text:p>1</text:p>
          </table:table-cell>
          <table:table-cell table:style-name="ce10" table:formula="of:=IF([.CE58]*1.1&gt;1;1;[.CE58]*1.1)" office:value-type="float" office:value="1" calcext:value-type="float">
            <text:p>1</text:p>
          </table:table-cell>
          <table:table-cell table:style-name="ce10" table:formula="of:=IF([.CF58]*1.1&gt;1;1;[.CF58]*1.1)" office:value-type="float" office:value="1" calcext:value-type="float">
            <text:p>1</text:p>
          </table:table-cell>
          <table:table-cell table:style-name="ce10" table:formula="of:=IF([.CG58]*1.1&gt;1;1;[.CG58]*1.1)" office:value-type="float" office:value="1" calcext:value-type="float">
            <text:p>1</text:p>
          </table:table-cell>
          <table:table-cell table:style-name="ce10" table:formula="of:=IF([.CH58]*1.1&gt;1;1;[.CH58]*1.1)" office:value-type="float" office:value="1" calcext:value-type="float">
            <text:p>1</text:p>
          </table:table-cell>
          <table:table-cell table:style-name="ce10" table:formula="of:=IF([.CI58]*1.1&gt;1;1;[.CI58]*1.1)" office:value-type="float" office:value="1" calcext:value-type="float">
            <text:p>1</text:p>
          </table:table-cell>
          <table:table-cell table:style-name="ce10" table:formula="of:=IF([.CJ58]*1.1&gt;1;1;[.CJ58]*1.1)" office:value-type="float" office:value="1" calcext:value-type="float">
            <text:p>1</text:p>
          </table:table-cell>
          <table:table-cell table:style-name="ce10" table:formula="of:=IF([.CK58]*1.1&gt;1;1;[.CK58]*1.1)" office:value-type="float" office:value="1" calcext:value-type="float">
            <text:p>1</text:p>
          </table:table-cell>
          <table:table-cell table:style-name="ce10" table:formula="of:=IF([.CL58]*1.1&gt;1;1;[.CL58]*1.1)" office:value-type="float" office:value="1" calcext:value-type="float">
            <text:p>1</text:p>
          </table:table-cell>
          <table:table-cell table:style-name="ce10" table:formula="of:=IF([.CM58]*1.1&gt;1;1;[.CM58]*1.1)" office:value-type="float" office:value="1" calcext:value-type="float">
            <text:p>1</text:p>
          </table:table-cell>
          <table:table-cell table:style-name="ce10" table:formula="of:=IF([.CN58]*1.1&gt;1;1;[.CN58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58]+0.1" office:value-type="float" office:value="0.9" calcext:value-type="float">
            <text:p>0,90</text:p>
          </table:table-cell>
          <table:table-cell table:style-name="ce10" table:formula="of:=IF([.A59]*1.1&gt;1;1;[.A59]*1.1)" office:value-type="float" office:value="0.99" calcext:value-type="float">
            <text:p>0,99</text:p>
          </table:table-cell>
          <table:table-cell table:formula="of:=IF([.B59]*1.1&gt;1;1;[.B59]*1.1)" office:value-type="float" office:value="1" calcext:value-type="float">
            <text:p>1</text:p>
          </table:table-cell>
          <table:table-cell table:formula="of:=IF([.C59]*1.1&gt;1;1;[.C59]*1.1)" office:value-type="float" office:value="1" calcext:value-type="float">
            <text:p>1</text:p>
          </table:table-cell>
          <table:table-cell table:formula="of:=IF([.D59]*1.1&gt;1;1;[.D59]*1.1)" office:value-type="float" office:value="1" calcext:value-type="float">
            <text:p>1</text:p>
          </table:table-cell>
          <table:table-cell table:formula="of:=IF([.E59]*1.1&gt;1;1;[.E59]*1.1)" office:value-type="float" office:value="1" calcext:value-type="float">
            <text:p>1</text:p>
          </table:table-cell>
          <table:table-cell table:style-name="ce10" table:formula="of:=IF([.F59]*1.1&gt;1;1;[.F59]*1.1)" office:value-type="float" office:value="1" calcext:value-type="float">
            <text:p>1</text:p>
          </table:table-cell>
          <table:table-cell table:style-name="ce10" table:formula="of:=IF([.G59]*1.1&gt;1;1;[.G59]*1.1)" office:value-type="float" office:value="1" calcext:value-type="float">
            <text:p>1</text:p>
          </table:table-cell>
          <table:table-cell table:style-name="ce10" table:formula="of:=IF([.H59]*1.1&gt;1;1;[.H59]*1.1)" office:value-type="float" office:value="1" calcext:value-type="float">
            <text:p>1</text:p>
          </table:table-cell>
          <table:table-cell table:style-name="ce10" table:formula="of:=IF([.I59]*1.1&gt;1;1;[.I59]*1.1)" office:value-type="float" office:value="1" calcext:value-type="float">
            <text:p>1</text:p>
          </table:table-cell>
          <table:table-cell table:style-name="ce10" table:formula="of:=IF([.J59]*1.1&gt;1;1;[.J59]*1.1)" office:value-type="float" office:value="1" calcext:value-type="float">
            <text:p>1</text:p>
          </table:table-cell>
          <table:table-cell table:style-name="ce10" table:formula="of:=IF([.K59]*1.1&gt;1;1;[.K59]*1.1)" office:value-type="float" office:value="1" calcext:value-type="float">
            <text:p>1</text:p>
          </table:table-cell>
          <table:table-cell table:style-name="ce10" table:formula="of:=IF([.L59]*1.1&gt;1;1;[.L59]*1.1)" office:value-type="float" office:value="1" calcext:value-type="float">
            <text:p>1</text:p>
          </table:table-cell>
          <table:table-cell table:style-name="ce10" table:formula="of:=IF([.M59]*1.1&gt;1;1;[.M59]*1.1)" office:value-type="float" office:value="1" calcext:value-type="float">
            <text:p>1</text:p>
          </table:table-cell>
          <table:table-cell table:style-name="ce10" table:formula="of:=IF([.N59]*1.1&gt;1;1;[.N59]*1.1)" office:value-type="float" office:value="1" calcext:value-type="float">
            <text:p>1</text:p>
          </table:table-cell>
          <table:table-cell table:style-name="ce10" table:formula="of:=IF([.O59]*1.1&gt;1;1;[.O59]*1.1)" office:value-type="float" office:value="1" calcext:value-type="float">
            <text:p>1</text:p>
          </table:table-cell>
          <table:table-cell table:style-name="ce10" table:formula="of:=IF([.P59]*1.1&gt;1;1;[.P59]*1.1)" office:value-type="float" office:value="1" calcext:value-type="float">
            <text:p>1</text:p>
          </table:table-cell>
          <table:table-cell table:style-name="ce10" table:formula="of:=IF([.Q59]*1.1&gt;1;1;[.Q59]*1.1)" office:value-type="float" office:value="1" calcext:value-type="float">
            <text:p>1</text:p>
          </table:table-cell>
          <table:table-cell table:style-name="ce10" table:formula="of:=IF([.R59]*1.1&gt;1;1;[.R59]*1.1)" office:value-type="float" office:value="1" calcext:value-type="float">
            <text:p>1</text:p>
          </table:table-cell>
          <table:table-cell table:style-name="ce10" table:formula="of:=IF([.S59]*1.1&gt;1;1;[.S59]*1.1)" office:value-type="float" office:value="1" calcext:value-type="float">
            <text:p>1</text:p>
          </table:table-cell>
          <table:table-cell table:style-name="ce10" table:formula="of:=IF([.T59]*1.1&gt;1;1;[.T59]*1.1)" office:value-type="float" office:value="1" calcext:value-type="float">
            <text:p>1</text:p>
          </table:table-cell>
          <table:table-cell table:style-name="ce10" table:formula="of:=IF([.U59]*1.1&gt;1;1;[.U59]*1.1)" office:value-type="float" office:value="1" calcext:value-type="float">
            <text:p>1</text:p>
          </table:table-cell>
          <table:table-cell table:style-name="ce10" table:formula="of:=IF([.V59]*1.1&gt;1;1;[.V59]*1.1)" office:value-type="float" office:value="1" calcext:value-type="float">
            <text:p>1</text:p>
          </table:table-cell>
          <table:table-cell table:style-name="ce10" table:formula="of:=IF([.W59]*1.1&gt;1;1;[.W59]*1.1)" office:value-type="float" office:value="1" calcext:value-type="float">
            <text:p>1</text:p>
          </table:table-cell>
          <table:table-cell table:style-name="ce10" table:formula="of:=IF([.X59]*1.1&gt;1;1;[.X59]*1.1)" office:value-type="float" office:value="1" calcext:value-type="float">
            <text:p>1</text:p>
          </table:table-cell>
          <table:table-cell table:style-name="ce10" table:formula="of:=IF([.Y59]*1.1&gt;1;1;[.Y59]*1.1)" office:value-type="float" office:value="1" calcext:value-type="float">
            <text:p>1</text:p>
          </table:table-cell>
          <table:table-cell table:style-name="ce10" table:formula="of:=IF([.Z59]*1.1&gt;1;1;[.Z59]*1.1)" office:value-type="float" office:value="1" calcext:value-type="float">
            <text:p>1</text:p>
          </table:table-cell>
          <table:table-cell table:style-name="ce10" table:formula="of:=IF([.AA59]*1.1&gt;1;1;[.AA59]*1.1)" office:value-type="float" office:value="1" calcext:value-type="float">
            <text:p>1</text:p>
          </table:table-cell>
          <table:table-cell table:style-name="ce10" table:formula="of:=IF([.AB59]*1.1&gt;1;1;[.AB59]*1.1)" office:value-type="float" office:value="1" calcext:value-type="float">
            <text:p>1</text:p>
          </table:table-cell>
          <table:table-cell table:style-name="ce10" table:formula="of:=IF([.AC59]*1.1&gt;1;1;[.AC59]*1.1)" office:value-type="float" office:value="1" calcext:value-type="float">
            <text:p>1</text:p>
          </table:table-cell>
          <table:table-cell table:style-name="ce10" table:formula="of:=IF([.AD59]*1.1&gt;1;1;[.AD59]*1.1)" office:value-type="float" office:value="1" calcext:value-type="float">
            <text:p>1</text:p>
          </table:table-cell>
          <table:table-cell table:style-name="ce10" table:formula="of:=IF([.AE59]*1.1&gt;1;1;[.AE59]*1.1)" office:value-type="float" office:value="1" calcext:value-type="float">
            <text:p>1</text:p>
          </table:table-cell>
          <table:table-cell table:style-name="ce10" table:formula="of:=IF([.AF59]*1.1&gt;1;1;[.AF59]*1.1)" office:value-type="float" office:value="1" calcext:value-type="float">
            <text:p>1</text:p>
          </table:table-cell>
          <table:table-cell table:style-name="ce10" table:formula="of:=IF([.AG59]*1.1&gt;1;1;[.AG59]*1.1)" office:value-type="float" office:value="1" calcext:value-type="float">
            <text:p>1</text:p>
          </table:table-cell>
          <table:table-cell table:style-name="ce10" table:formula="of:=IF([.AH59]*1.1&gt;1;1;[.AH59]*1.1)" office:value-type="float" office:value="1" calcext:value-type="float">
            <text:p>1</text:p>
          </table:table-cell>
          <table:table-cell table:style-name="ce10" table:formula="of:=IF([.AI59]*1.1&gt;1;1;[.AI59]*1.1)" office:value-type="float" office:value="1" calcext:value-type="float">
            <text:p>1</text:p>
          </table:table-cell>
          <table:table-cell table:style-name="ce10" table:formula="of:=IF([.AJ59]*1.1&gt;1;1;[.AJ59]*1.1)" office:value-type="float" office:value="1" calcext:value-type="float">
            <text:p>1</text:p>
          </table:table-cell>
          <table:table-cell table:style-name="ce10" table:formula="of:=IF([.AK59]*1.1&gt;1;1;[.AK59]*1.1)" office:value-type="float" office:value="1" calcext:value-type="float">
            <text:p>1</text:p>
          </table:table-cell>
          <table:table-cell table:style-name="ce10" table:formula="of:=IF([.AL59]*1.1&gt;1;1;[.AL59]*1.1)" office:value-type="float" office:value="1" calcext:value-type="float">
            <text:p>1</text:p>
          </table:table-cell>
          <table:table-cell table:style-name="ce10" table:formula="of:=IF([.AM59]*1.1&gt;1;1;[.AM59]*1.1)" office:value-type="float" office:value="1" calcext:value-type="float">
            <text:p>1</text:p>
          </table:table-cell>
          <table:table-cell table:style-name="ce10" table:formula="of:=IF([.AN59]*1.1&gt;1;1;[.AN59]*1.1)" office:value-type="float" office:value="1" calcext:value-type="float">
            <text:p>1</text:p>
          </table:table-cell>
          <table:table-cell table:style-name="ce10" table:formula="of:=IF([.AO59]*1.1&gt;1;1;[.AO59]*1.1)" office:value-type="float" office:value="1" calcext:value-type="float">
            <text:p>1</text:p>
          </table:table-cell>
          <table:table-cell table:style-name="ce10" table:formula="of:=IF([.AP59]*1.1&gt;1;1;[.AP59]*1.1)" office:value-type="float" office:value="1" calcext:value-type="float">
            <text:p>1</text:p>
          </table:table-cell>
          <table:table-cell table:style-name="ce10" table:formula="of:=IF([.AQ59]*1.1&gt;1;1;[.AQ59]*1.1)" office:value-type="float" office:value="1" calcext:value-type="float">
            <text:p>1</text:p>
          </table:table-cell>
          <table:table-cell table:style-name="ce10" table:formula="of:=IF([.AR59]*1.1&gt;1;1;[.AR59]*1.1)" office:value-type="float" office:value="1" calcext:value-type="float">
            <text:p>1</text:p>
          </table:table-cell>
          <table:table-cell table:style-name="ce10" table:formula="of:=IF([.AS59]*1.1&gt;1;1;[.AS59]*1.1)" office:value-type="float" office:value="1" calcext:value-type="float">
            <text:p>1</text:p>
          </table:table-cell>
          <table:table-cell table:style-name="ce10" table:formula="of:=IF([.AT59]*1.1&gt;1;1;[.AT59]*1.1)" office:value-type="float" office:value="1" calcext:value-type="float">
            <text:p>1</text:p>
          </table:table-cell>
          <table:table-cell table:style-name="ce10" table:formula="of:=IF([.AU59]*1.1&gt;1;1;[.AU59]*1.1)" office:value-type="float" office:value="1" calcext:value-type="float">
            <text:p>1</text:p>
          </table:table-cell>
          <table:table-cell table:style-name="ce10" table:formula="of:=IF([.AV59]*1.1&gt;1;1;[.AV59]*1.1)" office:value-type="float" office:value="1" calcext:value-type="float">
            <text:p>1</text:p>
          </table:table-cell>
          <table:table-cell table:style-name="ce10" table:formula="of:=IF([.AW59]*1.1&gt;1;1;[.AW59]*1.1)" office:value-type="float" office:value="1" calcext:value-type="float">
            <text:p>1</text:p>
          </table:table-cell>
          <table:table-cell table:style-name="ce10" table:formula="of:=IF([.AX59]*1.1&gt;1;1;[.AX59]*1.1)" office:value-type="float" office:value="1" calcext:value-type="float">
            <text:p>1</text:p>
          </table:table-cell>
          <table:table-cell table:style-name="ce10" table:formula="of:=IF([.AY59]*1.1&gt;1;1;[.AY59]*1.1)" office:value-type="float" office:value="1" calcext:value-type="float">
            <text:p>1</text:p>
          </table:table-cell>
          <table:table-cell table:style-name="ce10" table:formula="of:=IF([.AZ59]*1.1&gt;1;1;[.AZ59]*1.1)" office:value-type="float" office:value="1" calcext:value-type="float">
            <text:p>1</text:p>
          </table:table-cell>
          <table:table-cell table:style-name="ce10" table:formula="of:=IF([.BA59]*1.1&gt;1;1;[.BA59]*1.1)" office:value-type="float" office:value="1" calcext:value-type="float">
            <text:p>1</text:p>
          </table:table-cell>
          <table:table-cell table:style-name="ce10" table:formula="of:=IF([.BB59]*1.1&gt;1;1;[.BB59]*1.1)" office:value-type="float" office:value="1" calcext:value-type="float">
            <text:p>1</text:p>
          </table:table-cell>
          <table:table-cell table:style-name="ce10" table:formula="of:=IF([.BC59]*1.1&gt;1;1;[.BC59]*1.1)" office:value-type="float" office:value="1" calcext:value-type="float">
            <text:p>1</text:p>
          </table:table-cell>
          <table:table-cell table:style-name="ce10" table:formula="of:=IF([.BD59]*1.1&gt;1;1;[.BD59]*1.1)" office:value-type="float" office:value="1" calcext:value-type="float">
            <text:p>1</text:p>
          </table:table-cell>
          <table:table-cell table:style-name="ce10" table:formula="of:=IF([.BE59]*1.1&gt;1;1;[.BE59]*1.1)" office:value-type="float" office:value="1" calcext:value-type="float">
            <text:p>1</text:p>
          </table:table-cell>
          <table:table-cell table:style-name="ce10" table:formula="of:=IF([.BF59]*1.1&gt;1;1;[.BF59]*1.1)" office:value-type="float" office:value="1" calcext:value-type="float">
            <text:p>1</text:p>
          </table:table-cell>
          <table:table-cell table:style-name="ce10" table:formula="of:=IF([.BG59]*1.1&gt;1;1;[.BG59]*1.1)" office:value-type="float" office:value="1" calcext:value-type="float">
            <text:p>1</text:p>
          </table:table-cell>
          <table:table-cell table:style-name="ce10" table:formula="of:=IF([.BH59]*1.1&gt;1;1;[.BH59]*1.1)" office:value-type="float" office:value="1" calcext:value-type="float">
            <text:p>1</text:p>
          </table:table-cell>
          <table:table-cell table:style-name="ce10" table:formula="of:=IF([.BI59]*1.1&gt;1;1;[.BI59]*1.1)" office:value-type="float" office:value="1" calcext:value-type="float">
            <text:p>1</text:p>
          </table:table-cell>
          <table:table-cell table:style-name="ce10" table:formula="of:=IF([.BJ59]*1.1&gt;1;1;[.BJ59]*1.1)" office:value-type="float" office:value="1" calcext:value-type="float">
            <text:p>1</text:p>
          </table:table-cell>
          <table:table-cell table:style-name="ce10" table:formula="of:=IF([.BK59]*1.1&gt;1;1;[.BK59]*1.1)" office:value-type="float" office:value="1" calcext:value-type="float">
            <text:p>1</text:p>
          </table:table-cell>
          <table:table-cell table:style-name="ce10" table:formula="of:=IF([.BL59]*1.1&gt;1;1;[.BL59]*1.1)" office:value-type="float" office:value="1" calcext:value-type="float">
            <text:p>1</text:p>
          </table:table-cell>
          <table:table-cell table:style-name="ce10" table:formula="of:=IF([.BM59]*1.1&gt;1;1;[.BM59]*1.1)" office:value-type="float" office:value="1" calcext:value-type="float">
            <text:p>1</text:p>
          </table:table-cell>
          <table:table-cell table:style-name="ce10" table:formula="of:=IF([.BN59]*1.1&gt;1;1;[.BN59]*1.1)" office:value-type="float" office:value="1" calcext:value-type="float">
            <text:p>1</text:p>
          </table:table-cell>
          <table:table-cell table:style-name="ce10" table:formula="of:=IF([.BO59]*1.1&gt;1;1;[.BO59]*1.1)" office:value-type="float" office:value="1" calcext:value-type="float">
            <text:p>1</text:p>
          </table:table-cell>
          <table:table-cell table:style-name="ce10" table:formula="of:=IF([.BP59]*1.1&gt;1;1;[.BP59]*1.1)" office:value-type="float" office:value="1" calcext:value-type="float">
            <text:p>1</text:p>
          </table:table-cell>
          <table:table-cell table:style-name="ce10" table:formula="of:=IF([.BQ59]*1.1&gt;1;1;[.BQ59]*1.1)" office:value-type="float" office:value="1" calcext:value-type="float">
            <text:p>1</text:p>
          </table:table-cell>
          <table:table-cell table:style-name="ce10" table:formula="of:=IF([.BR59]*1.1&gt;1;1;[.BR59]*1.1)" office:value-type="float" office:value="1" calcext:value-type="float">
            <text:p>1</text:p>
          </table:table-cell>
          <table:table-cell table:style-name="ce10" table:formula="of:=IF([.BS59]*1.1&gt;1;1;[.BS59]*1.1)" office:value-type="float" office:value="1" calcext:value-type="float">
            <text:p>1</text:p>
          </table:table-cell>
          <table:table-cell table:style-name="ce10" table:formula="of:=IF([.BT59]*1.1&gt;1;1;[.BT59]*1.1)" office:value-type="float" office:value="1" calcext:value-type="float">
            <text:p>1</text:p>
          </table:table-cell>
          <table:table-cell table:style-name="ce10" table:formula="of:=IF([.BU59]*1.1&gt;1;1;[.BU59]*1.1)" office:value-type="float" office:value="1" calcext:value-type="float">
            <text:p>1</text:p>
          </table:table-cell>
          <table:table-cell table:style-name="ce10" table:formula="of:=IF([.BV59]*1.1&gt;1;1;[.BV59]*1.1)" office:value-type="float" office:value="1" calcext:value-type="float">
            <text:p>1</text:p>
          </table:table-cell>
          <table:table-cell table:style-name="ce10" table:formula="of:=IF([.BW59]*1.1&gt;1;1;[.BW59]*1.1)" office:value-type="float" office:value="1" calcext:value-type="float">
            <text:p>1</text:p>
          </table:table-cell>
          <table:table-cell table:style-name="ce10" table:formula="of:=IF([.BX59]*1.1&gt;1;1;[.BX59]*1.1)" office:value-type="float" office:value="1" calcext:value-type="float">
            <text:p>1</text:p>
          </table:table-cell>
          <table:table-cell table:style-name="ce10" table:formula="of:=IF([.BY59]*1.1&gt;1;1;[.BY59]*1.1)" office:value-type="float" office:value="1" calcext:value-type="float">
            <text:p>1</text:p>
          </table:table-cell>
          <table:table-cell table:style-name="ce10" table:formula="of:=IF([.BZ59]*1.1&gt;1;1;[.BZ59]*1.1)" office:value-type="float" office:value="1" calcext:value-type="float">
            <text:p>1</text:p>
          </table:table-cell>
          <table:table-cell table:style-name="ce10" table:formula="of:=IF([.CA59]*1.1&gt;1;1;[.CA59]*1.1)" office:value-type="float" office:value="1" calcext:value-type="float">
            <text:p>1</text:p>
          </table:table-cell>
          <table:table-cell table:style-name="ce10" table:formula="of:=IF([.CB59]*1.1&gt;1;1;[.CB59]*1.1)" office:value-type="float" office:value="1" calcext:value-type="float">
            <text:p>1</text:p>
          </table:table-cell>
          <table:table-cell table:style-name="ce10" table:formula="of:=IF([.CC59]*1.1&gt;1;1;[.CC59]*1.1)" office:value-type="float" office:value="1" calcext:value-type="float">
            <text:p>1</text:p>
          </table:table-cell>
          <table:table-cell table:style-name="ce10" table:formula="of:=IF([.CD59]*1.1&gt;1;1;[.CD59]*1.1)" office:value-type="float" office:value="1" calcext:value-type="float">
            <text:p>1</text:p>
          </table:table-cell>
          <table:table-cell table:style-name="ce10" table:formula="of:=IF([.CE59]*1.1&gt;1;1;[.CE59]*1.1)" office:value-type="float" office:value="1" calcext:value-type="float">
            <text:p>1</text:p>
          </table:table-cell>
          <table:table-cell table:style-name="ce10" table:formula="of:=IF([.CF59]*1.1&gt;1;1;[.CF59]*1.1)" office:value-type="float" office:value="1" calcext:value-type="float">
            <text:p>1</text:p>
          </table:table-cell>
          <table:table-cell table:style-name="ce10" table:formula="of:=IF([.CG59]*1.1&gt;1;1;[.CG59]*1.1)" office:value-type="float" office:value="1" calcext:value-type="float">
            <text:p>1</text:p>
          </table:table-cell>
          <table:table-cell table:style-name="ce10" table:formula="of:=IF([.CH59]*1.1&gt;1;1;[.CH59]*1.1)" office:value-type="float" office:value="1" calcext:value-type="float">
            <text:p>1</text:p>
          </table:table-cell>
          <table:table-cell table:style-name="ce10" table:formula="of:=IF([.CI59]*1.1&gt;1;1;[.CI59]*1.1)" office:value-type="float" office:value="1" calcext:value-type="float">
            <text:p>1</text:p>
          </table:table-cell>
          <table:table-cell table:style-name="ce10" table:formula="of:=IF([.CJ59]*1.1&gt;1;1;[.CJ59]*1.1)" office:value-type="float" office:value="1" calcext:value-type="float">
            <text:p>1</text:p>
          </table:table-cell>
          <table:table-cell table:style-name="ce10" table:formula="of:=IF([.CK59]*1.1&gt;1;1;[.CK59]*1.1)" office:value-type="float" office:value="1" calcext:value-type="float">
            <text:p>1</text:p>
          </table:table-cell>
          <table:table-cell table:style-name="ce10" table:formula="of:=IF([.CL59]*1.1&gt;1;1;[.CL59]*1.1)" office:value-type="float" office:value="1" calcext:value-type="float">
            <text:p>1</text:p>
          </table:table-cell>
          <table:table-cell table:style-name="ce10" table:formula="of:=IF([.CM59]*1.1&gt;1;1;[.CM59]*1.1)" office:value-type="float" office:value="1" calcext:value-type="float">
            <text:p>1</text:p>
          </table:table-cell>
          <table:table-cell table:style-name="ce10" table:formula="of:=IF([.CN59]*1.1&gt;1;1;[.CN59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59]+0.1" office:value-type="float" office:value="1" calcext:value-type="float">
            <text:p>1,00</text:p>
          </table:table-cell>
          <table:table-cell table:style-name="ce10" table:formula="of:=IF([.A60]*1.1&gt;1;1;[.A60]*1.1)" office:value-type="float" office:value="1" calcext:value-type="float">
            <text:p>1</text:p>
          </table:table-cell>
          <table:table-cell table:formula="of:=IF([.B60]*1.1&gt;1;1;[.B60]*1.1)" office:value-type="float" office:value="1" calcext:value-type="float">
            <text:p>1</text:p>
          </table:table-cell>
          <table:table-cell table:formula="of:=IF([.C60]*1.1&gt;1;1;[.C60]*1.1)" office:value-type="float" office:value="1" calcext:value-type="float">
            <text:p>1</text:p>
          </table:table-cell>
          <table:table-cell table:formula="of:=IF([.D60]*1.1&gt;1;1;[.D60]*1.1)" office:value-type="float" office:value="1" calcext:value-type="float">
            <text:p>1</text:p>
          </table:table-cell>
          <table:table-cell table:formula="of:=IF([.E60]*1.1&gt;1;1;[.E60]*1.1)" office:value-type="float" office:value="1" calcext:value-type="float">
            <text:p>1</text:p>
          </table:table-cell>
          <table:table-cell table:style-name="ce10" table:formula="of:=IF([.F60]*1.1&gt;1;1;[.F60]*1.1)" office:value-type="float" office:value="1" calcext:value-type="float">
            <text:p>1</text:p>
          </table:table-cell>
          <table:table-cell table:style-name="ce10" table:formula="of:=IF([.G60]*1.1&gt;1;1;[.G60]*1.1)" office:value-type="float" office:value="1" calcext:value-type="float">
            <text:p>1</text:p>
          </table:table-cell>
          <table:table-cell table:style-name="ce10" table:formula="of:=IF([.H60]*1.1&gt;1;1;[.H60]*1.1)" office:value-type="float" office:value="1" calcext:value-type="float">
            <text:p>1</text:p>
          </table:table-cell>
          <table:table-cell table:style-name="ce10" table:formula="of:=IF([.I60]*1.1&gt;1;1;[.I60]*1.1)" office:value-type="float" office:value="1" calcext:value-type="float">
            <text:p>1</text:p>
          </table:table-cell>
          <table:table-cell table:style-name="ce10" table:formula="of:=IF([.J60]*1.1&gt;1;1;[.J60]*1.1)" office:value-type="float" office:value="1" calcext:value-type="float">
            <text:p>1</text:p>
          </table:table-cell>
          <table:table-cell table:style-name="ce10" table:formula="of:=IF([.K60]*1.1&gt;1;1;[.K60]*1.1)" office:value-type="float" office:value="1" calcext:value-type="float">
            <text:p>1</text:p>
          </table:table-cell>
          <table:table-cell table:style-name="ce10" table:formula="of:=IF([.L60]*1.1&gt;1;1;[.L60]*1.1)" office:value-type="float" office:value="1" calcext:value-type="float">
            <text:p>1</text:p>
          </table:table-cell>
          <table:table-cell table:style-name="ce10" table:formula="of:=IF([.M60]*1.1&gt;1;1;[.M60]*1.1)" office:value-type="float" office:value="1" calcext:value-type="float">
            <text:p>1</text:p>
          </table:table-cell>
          <table:table-cell table:style-name="ce10" table:formula="of:=IF([.N60]*1.1&gt;1;1;[.N60]*1.1)" office:value-type="float" office:value="1" calcext:value-type="float">
            <text:p>1</text:p>
          </table:table-cell>
          <table:table-cell table:style-name="ce10" table:formula="of:=IF([.O60]*1.1&gt;1;1;[.O60]*1.1)" office:value-type="float" office:value="1" calcext:value-type="float">
            <text:p>1</text:p>
          </table:table-cell>
          <table:table-cell table:style-name="ce10" table:formula="of:=IF([.P60]*1.1&gt;1;1;[.P60]*1.1)" office:value-type="float" office:value="1" calcext:value-type="float">
            <text:p>1</text:p>
          </table:table-cell>
          <table:table-cell table:style-name="ce10" table:formula="of:=IF([.Q60]*1.1&gt;1;1;[.Q60]*1.1)" office:value-type="float" office:value="1" calcext:value-type="float">
            <text:p>1</text:p>
          </table:table-cell>
          <table:table-cell table:style-name="ce10" table:formula="of:=IF([.R60]*1.1&gt;1;1;[.R60]*1.1)" office:value-type="float" office:value="1" calcext:value-type="float">
            <text:p>1</text:p>
          </table:table-cell>
          <table:table-cell table:style-name="ce10" table:formula="of:=IF([.S60]*1.1&gt;1;1;[.S60]*1.1)" office:value-type="float" office:value="1" calcext:value-type="float">
            <text:p>1</text:p>
          </table:table-cell>
          <table:table-cell table:style-name="ce10" table:formula="of:=IF([.T60]*1.1&gt;1;1;[.T60]*1.1)" office:value-type="float" office:value="1" calcext:value-type="float">
            <text:p>1</text:p>
          </table:table-cell>
          <table:table-cell table:style-name="ce10" table:formula="of:=IF([.U60]*1.1&gt;1;1;[.U60]*1.1)" office:value-type="float" office:value="1" calcext:value-type="float">
            <text:p>1</text:p>
          </table:table-cell>
          <table:table-cell table:style-name="ce10" table:formula="of:=IF([.V60]*1.1&gt;1;1;[.V60]*1.1)" office:value-type="float" office:value="1" calcext:value-type="float">
            <text:p>1</text:p>
          </table:table-cell>
          <table:table-cell table:style-name="ce10" table:formula="of:=IF([.W60]*1.1&gt;1;1;[.W60]*1.1)" office:value-type="float" office:value="1" calcext:value-type="float">
            <text:p>1</text:p>
          </table:table-cell>
          <table:table-cell table:style-name="ce10" table:formula="of:=IF([.X60]*1.1&gt;1;1;[.X60]*1.1)" office:value-type="float" office:value="1" calcext:value-type="float">
            <text:p>1</text:p>
          </table:table-cell>
          <table:table-cell table:style-name="ce10" table:formula="of:=IF([.Y60]*1.1&gt;1;1;[.Y60]*1.1)" office:value-type="float" office:value="1" calcext:value-type="float">
            <text:p>1</text:p>
          </table:table-cell>
          <table:table-cell table:style-name="ce10" table:formula="of:=IF([.Z60]*1.1&gt;1;1;[.Z60]*1.1)" office:value-type="float" office:value="1" calcext:value-type="float">
            <text:p>1</text:p>
          </table:table-cell>
          <table:table-cell table:style-name="ce10" table:formula="of:=IF([.AA60]*1.1&gt;1;1;[.AA60]*1.1)" office:value-type="float" office:value="1" calcext:value-type="float">
            <text:p>1</text:p>
          </table:table-cell>
          <table:table-cell table:style-name="ce10" table:formula="of:=IF([.AB60]*1.1&gt;1;1;[.AB60]*1.1)" office:value-type="float" office:value="1" calcext:value-type="float">
            <text:p>1</text:p>
          </table:table-cell>
          <table:table-cell table:style-name="ce10" table:formula="of:=IF([.AC60]*1.1&gt;1;1;[.AC60]*1.1)" office:value-type="float" office:value="1" calcext:value-type="float">
            <text:p>1</text:p>
          </table:table-cell>
          <table:table-cell table:style-name="ce10" table:formula="of:=IF([.AD60]*1.1&gt;1;1;[.AD60]*1.1)" office:value-type="float" office:value="1" calcext:value-type="float">
            <text:p>1</text:p>
          </table:table-cell>
          <table:table-cell table:style-name="ce10" table:formula="of:=IF([.AE60]*1.1&gt;1;1;[.AE60]*1.1)" office:value-type="float" office:value="1" calcext:value-type="float">
            <text:p>1</text:p>
          </table:table-cell>
          <table:table-cell table:style-name="ce10" table:formula="of:=IF([.AF60]*1.1&gt;1;1;[.AF60]*1.1)" office:value-type="float" office:value="1" calcext:value-type="float">
            <text:p>1</text:p>
          </table:table-cell>
          <table:table-cell table:style-name="ce10" table:formula="of:=IF([.AG60]*1.1&gt;1;1;[.AG60]*1.1)" office:value-type="float" office:value="1" calcext:value-type="float">
            <text:p>1</text:p>
          </table:table-cell>
          <table:table-cell table:style-name="ce10" table:formula="of:=IF([.AH60]*1.1&gt;1;1;[.AH60]*1.1)" office:value-type="float" office:value="1" calcext:value-type="float">
            <text:p>1</text:p>
          </table:table-cell>
          <table:table-cell table:style-name="ce10" table:formula="of:=IF([.AI60]*1.1&gt;1;1;[.AI60]*1.1)" office:value-type="float" office:value="1" calcext:value-type="float">
            <text:p>1</text:p>
          </table:table-cell>
          <table:table-cell table:style-name="ce10" table:formula="of:=IF([.AJ60]*1.1&gt;1;1;[.AJ60]*1.1)" office:value-type="float" office:value="1" calcext:value-type="float">
            <text:p>1</text:p>
          </table:table-cell>
          <table:table-cell table:style-name="ce10" table:formula="of:=IF([.AK60]*1.1&gt;1;1;[.AK60]*1.1)" office:value-type="float" office:value="1" calcext:value-type="float">
            <text:p>1</text:p>
          </table:table-cell>
          <table:table-cell table:style-name="ce10" table:formula="of:=IF([.AL60]*1.1&gt;1;1;[.AL60]*1.1)" office:value-type="float" office:value="1" calcext:value-type="float">
            <text:p>1</text:p>
          </table:table-cell>
          <table:table-cell table:style-name="ce10" table:formula="of:=IF([.AM60]*1.1&gt;1;1;[.AM60]*1.1)" office:value-type="float" office:value="1" calcext:value-type="float">
            <text:p>1</text:p>
          </table:table-cell>
          <table:table-cell table:style-name="ce10" table:formula="of:=IF([.AN60]*1.1&gt;1;1;[.AN60]*1.1)" office:value-type="float" office:value="1" calcext:value-type="float">
            <text:p>1</text:p>
          </table:table-cell>
          <table:table-cell table:style-name="ce10" table:formula="of:=IF([.AO60]*1.1&gt;1;1;[.AO60]*1.1)" office:value-type="float" office:value="1" calcext:value-type="float">
            <text:p>1</text:p>
          </table:table-cell>
          <table:table-cell table:style-name="ce10" table:formula="of:=IF([.AP60]*1.1&gt;1;1;[.AP60]*1.1)" office:value-type="float" office:value="1" calcext:value-type="float">
            <text:p>1</text:p>
          </table:table-cell>
          <table:table-cell table:style-name="ce10" table:formula="of:=IF([.AQ60]*1.1&gt;1;1;[.AQ60]*1.1)" office:value-type="float" office:value="1" calcext:value-type="float">
            <text:p>1</text:p>
          </table:table-cell>
          <table:table-cell table:style-name="ce10" table:formula="of:=IF([.AR60]*1.1&gt;1;1;[.AR60]*1.1)" office:value-type="float" office:value="1" calcext:value-type="float">
            <text:p>1</text:p>
          </table:table-cell>
          <table:table-cell table:style-name="ce10" table:formula="of:=IF([.AS60]*1.1&gt;1;1;[.AS60]*1.1)" office:value-type="float" office:value="1" calcext:value-type="float">
            <text:p>1</text:p>
          </table:table-cell>
          <table:table-cell table:style-name="ce10" table:formula="of:=IF([.AT60]*1.1&gt;1;1;[.AT60]*1.1)" office:value-type="float" office:value="1" calcext:value-type="float">
            <text:p>1</text:p>
          </table:table-cell>
          <table:table-cell table:style-name="ce10" table:formula="of:=IF([.AU60]*1.1&gt;1;1;[.AU60]*1.1)" office:value-type="float" office:value="1" calcext:value-type="float">
            <text:p>1</text:p>
          </table:table-cell>
          <table:table-cell table:style-name="ce10" table:formula="of:=IF([.AV60]*1.1&gt;1;1;[.AV60]*1.1)" office:value-type="float" office:value="1" calcext:value-type="float">
            <text:p>1</text:p>
          </table:table-cell>
          <table:table-cell table:style-name="ce10" table:formula="of:=IF([.AW60]*1.1&gt;1;1;[.AW60]*1.1)" office:value-type="float" office:value="1" calcext:value-type="float">
            <text:p>1</text:p>
          </table:table-cell>
          <table:table-cell table:style-name="ce10" table:formula="of:=IF([.AX60]*1.1&gt;1;1;[.AX60]*1.1)" office:value-type="float" office:value="1" calcext:value-type="float">
            <text:p>1</text:p>
          </table:table-cell>
          <table:table-cell table:style-name="ce10" table:formula="of:=IF([.AY60]*1.1&gt;1;1;[.AY60]*1.1)" office:value-type="float" office:value="1" calcext:value-type="float">
            <text:p>1</text:p>
          </table:table-cell>
          <table:table-cell table:style-name="ce10" table:formula="of:=IF([.AZ60]*1.1&gt;1;1;[.AZ60]*1.1)" office:value-type="float" office:value="1" calcext:value-type="float">
            <text:p>1</text:p>
          </table:table-cell>
          <table:table-cell table:style-name="ce10" table:formula="of:=IF([.BA60]*1.1&gt;1;1;[.BA60]*1.1)" office:value-type="float" office:value="1" calcext:value-type="float">
            <text:p>1</text:p>
          </table:table-cell>
          <table:table-cell table:style-name="ce10" table:formula="of:=IF([.BB60]*1.1&gt;1;1;[.BB60]*1.1)" office:value-type="float" office:value="1" calcext:value-type="float">
            <text:p>1</text:p>
          </table:table-cell>
          <table:table-cell table:style-name="ce10" table:formula="of:=IF([.BC60]*1.1&gt;1;1;[.BC60]*1.1)" office:value-type="float" office:value="1" calcext:value-type="float">
            <text:p>1</text:p>
          </table:table-cell>
          <table:table-cell table:style-name="ce10" table:formula="of:=IF([.BD60]*1.1&gt;1;1;[.BD60]*1.1)" office:value-type="float" office:value="1" calcext:value-type="float">
            <text:p>1</text:p>
          </table:table-cell>
          <table:table-cell table:style-name="ce10" table:formula="of:=IF([.BE60]*1.1&gt;1;1;[.BE60]*1.1)" office:value-type="float" office:value="1" calcext:value-type="float">
            <text:p>1</text:p>
          </table:table-cell>
          <table:table-cell table:style-name="ce10" table:formula="of:=IF([.BF60]*1.1&gt;1;1;[.BF60]*1.1)" office:value-type="float" office:value="1" calcext:value-type="float">
            <text:p>1</text:p>
          </table:table-cell>
          <table:table-cell table:style-name="ce10" table:formula="of:=IF([.BG60]*1.1&gt;1;1;[.BG60]*1.1)" office:value-type="float" office:value="1" calcext:value-type="float">
            <text:p>1</text:p>
          </table:table-cell>
          <table:table-cell table:style-name="ce10" table:formula="of:=IF([.BH60]*1.1&gt;1;1;[.BH60]*1.1)" office:value-type="float" office:value="1" calcext:value-type="float">
            <text:p>1</text:p>
          </table:table-cell>
          <table:table-cell table:style-name="ce10" table:formula="of:=IF([.BI60]*1.1&gt;1;1;[.BI60]*1.1)" office:value-type="float" office:value="1" calcext:value-type="float">
            <text:p>1</text:p>
          </table:table-cell>
          <table:table-cell table:style-name="ce10" table:formula="of:=IF([.BJ60]*1.1&gt;1;1;[.BJ60]*1.1)" office:value-type="float" office:value="1" calcext:value-type="float">
            <text:p>1</text:p>
          </table:table-cell>
          <table:table-cell table:style-name="ce10" table:formula="of:=IF([.BK60]*1.1&gt;1;1;[.BK60]*1.1)" office:value-type="float" office:value="1" calcext:value-type="float">
            <text:p>1</text:p>
          </table:table-cell>
          <table:table-cell table:style-name="ce10" table:formula="of:=IF([.BL60]*1.1&gt;1;1;[.BL60]*1.1)" office:value-type="float" office:value="1" calcext:value-type="float">
            <text:p>1</text:p>
          </table:table-cell>
          <table:table-cell table:style-name="ce10" table:formula="of:=IF([.BM60]*1.1&gt;1;1;[.BM60]*1.1)" office:value-type="float" office:value="1" calcext:value-type="float">
            <text:p>1</text:p>
          </table:table-cell>
          <table:table-cell table:style-name="ce10" table:formula="of:=IF([.BN60]*1.1&gt;1;1;[.BN60]*1.1)" office:value-type="float" office:value="1" calcext:value-type="float">
            <text:p>1</text:p>
          </table:table-cell>
          <table:table-cell table:style-name="ce10" table:formula="of:=IF([.BO60]*1.1&gt;1;1;[.BO60]*1.1)" office:value-type="float" office:value="1" calcext:value-type="float">
            <text:p>1</text:p>
          </table:table-cell>
          <table:table-cell table:style-name="ce10" table:formula="of:=IF([.BP60]*1.1&gt;1;1;[.BP60]*1.1)" office:value-type="float" office:value="1" calcext:value-type="float">
            <text:p>1</text:p>
          </table:table-cell>
          <table:table-cell table:style-name="ce10" table:formula="of:=IF([.BQ60]*1.1&gt;1;1;[.BQ60]*1.1)" office:value-type="float" office:value="1" calcext:value-type="float">
            <text:p>1</text:p>
          </table:table-cell>
          <table:table-cell table:style-name="ce10" table:formula="of:=IF([.BR60]*1.1&gt;1;1;[.BR60]*1.1)" office:value-type="float" office:value="1" calcext:value-type="float">
            <text:p>1</text:p>
          </table:table-cell>
          <table:table-cell table:style-name="ce10" table:formula="of:=IF([.BS60]*1.1&gt;1;1;[.BS60]*1.1)" office:value-type="float" office:value="1" calcext:value-type="float">
            <text:p>1</text:p>
          </table:table-cell>
          <table:table-cell table:style-name="ce10" table:formula="of:=IF([.BT60]*1.1&gt;1;1;[.BT60]*1.1)" office:value-type="float" office:value="1" calcext:value-type="float">
            <text:p>1</text:p>
          </table:table-cell>
          <table:table-cell table:style-name="ce10" table:formula="of:=IF([.BU60]*1.1&gt;1;1;[.BU60]*1.1)" office:value-type="float" office:value="1" calcext:value-type="float">
            <text:p>1</text:p>
          </table:table-cell>
          <table:table-cell table:style-name="ce10" table:formula="of:=IF([.BV60]*1.1&gt;1;1;[.BV60]*1.1)" office:value-type="float" office:value="1" calcext:value-type="float">
            <text:p>1</text:p>
          </table:table-cell>
          <table:table-cell table:style-name="ce10" table:formula="of:=IF([.BW60]*1.1&gt;1;1;[.BW60]*1.1)" office:value-type="float" office:value="1" calcext:value-type="float">
            <text:p>1</text:p>
          </table:table-cell>
          <table:table-cell table:style-name="ce10" table:formula="of:=IF([.BX60]*1.1&gt;1;1;[.BX60]*1.1)" office:value-type="float" office:value="1" calcext:value-type="float">
            <text:p>1</text:p>
          </table:table-cell>
          <table:table-cell table:style-name="ce10" table:formula="of:=IF([.BY60]*1.1&gt;1;1;[.BY60]*1.1)" office:value-type="float" office:value="1" calcext:value-type="float">
            <text:p>1</text:p>
          </table:table-cell>
          <table:table-cell table:style-name="ce10" table:formula="of:=IF([.BZ60]*1.1&gt;1;1;[.BZ60]*1.1)" office:value-type="float" office:value="1" calcext:value-type="float">
            <text:p>1</text:p>
          </table:table-cell>
          <table:table-cell table:style-name="ce10" table:formula="of:=IF([.CA60]*1.1&gt;1;1;[.CA60]*1.1)" office:value-type="float" office:value="1" calcext:value-type="float">
            <text:p>1</text:p>
          </table:table-cell>
          <table:table-cell table:style-name="ce10" table:formula="of:=IF([.CB60]*1.1&gt;1;1;[.CB60]*1.1)" office:value-type="float" office:value="1" calcext:value-type="float">
            <text:p>1</text:p>
          </table:table-cell>
          <table:table-cell table:style-name="ce10" table:formula="of:=IF([.CC60]*1.1&gt;1;1;[.CC60]*1.1)" office:value-type="float" office:value="1" calcext:value-type="float">
            <text:p>1</text:p>
          </table:table-cell>
          <table:table-cell table:style-name="ce10" table:formula="of:=IF([.CD60]*1.1&gt;1;1;[.CD60]*1.1)" office:value-type="float" office:value="1" calcext:value-type="float">
            <text:p>1</text:p>
          </table:table-cell>
          <table:table-cell table:style-name="ce10" table:formula="of:=IF([.CE60]*1.1&gt;1;1;[.CE60]*1.1)" office:value-type="float" office:value="1" calcext:value-type="float">
            <text:p>1</text:p>
          </table:table-cell>
          <table:table-cell table:style-name="ce10" table:formula="of:=IF([.CF60]*1.1&gt;1;1;[.CF60]*1.1)" office:value-type="float" office:value="1" calcext:value-type="float">
            <text:p>1</text:p>
          </table:table-cell>
          <table:table-cell table:style-name="ce10" table:formula="of:=IF([.CG60]*1.1&gt;1;1;[.CG60]*1.1)" office:value-type="float" office:value="1" calcext:value-type="float">
            <text:p>1</text:p>
          </table:table-cell>
          <table:table-cell table:style-name="ce10" table:formula="of:=IF([.CH60]*1.1&gt;1;1;[.CH60]*1.1)" office:value-type="float" office:value="1" calcext:value-type="float">
            <text:p>1</text:p>
          </table:table-cell>
          <table:table-cell table:style-name="ce10" table:formula="of:=IF([.CI60]*1.1&gt;1;1;[.CI60]*1.1)" office:value-type="float" office:value="1" calcext:value-type="float">
            <text:p>1</text:p>
          </table:table-cell>
          <table:table-cell table:style-name="ce10" table:formula="of:=IF([.CJ60]*1.1&gt;1;1;[.CJ60]*1.1)" office:value-type="float" office:value="1" calcext:value-type="float">
            <text:p>1</text:p>
          </table:table-cell>
          <table:table-cell table:style-name="ce10" table:formula="of:=IF([.CK60]*1.1&gt;1;1;[.CK60]*1.1)" office:value-type="float" office:value="1" calcext:value-type="float">
            <text:p>1</text:p>
          </table:table-cell>
          <table:table-cell table:style-name="ce10" table:formula="of:=IF([.CL60]*1.1&gt;1;1;[.CL60]*1.1)" office:value-type="float" office:value="1" calcext:value-type="float">
            <text:p>1</text:p>
          </table:table-cell>
          <table:table-cell table:style-name="ce10" table:formula="of:=IF([.CM60]*1.1&gt;1;1;[.CM60]*1.1)" office:value-type="float" office:value="1" calcext:value-type="float">
            <text:p>1</text:p>
          </table:table-cell>
          <table:table-cell table:style-name="ce10" table:formula="of:=IF([.CN60]*1.1&gt;1;1;[.CN60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50]&lt;1;(1+(59*(1-[.A50])))*[.$A$39]+[.$A$64]/1000;0)" office:value-type="float" office:value="601" calcext:value-type="float">
            <text:p>601</text:p>
          </table:table-cell>
          <table:table-cell table:style-name="ce11" table:formula="of:=IF([.B50]&lt;1;(1+(59*(1-[.B50])))*[.$A$39]+[.$A$64]/1000;0)" office:value-type="float" office:value="601" calcext:value-type="float">
            <text:p>601</text:p>
          </table:table-cell>
          <table:table-cell table:style-name="ce11" table:formula="of:=IF([.C50]&lt;1;(1+(59*(1-[.C50])))*[.$A$39]+[.$A$64]/1000;0)" office:value-type="float" office:value="601" calcext:value-type="float">
            <text:p>601</text:p>
          </table:table-cell>
          <table:table-cell table:style-name="ce11" table:formula="of:=IF([.D50]&lt;1;(1+(59*(1-[.D50])))*[.$A$39]+[.$A$64]/1000;0)" office:value-type="float" office:value="601" calcext:value-type="float">
            <text:p>601</text:p>
          </table:table-cell>
          <table:table-cell table:style-name="ce11" table:formula="of:=IF([.E50]&lt;1;(1+(59*(1-[.E50])))*[.$A$39]+[.$A$64]/1000;0)" office:value-type="float" office:value="601" calcext:value-type="float">
            <text:p>601</text:p>
          </table:table-cell>
          <table:table-cell table:style-name="ce11" table:formula="of:=IF([.F50]&lt;1;(1+(59*(1-[.F50])))*[.$A$39]+[.$A$64]/1000;0)" office:value-type="float" office:value="601" calcext:value-type="float">
            <text:p>601</text:p>
          </table:table-cell>
          <table:table-cell table:style-name="ce11" table:formula="of:=IF([.G50]&lt;1;(1+(59*(1-[.G50])))*[.$A$39]+[.$A$64]/1000;0)" office:value-type="float" office:value="601" calcext:value-type="float">
            <text:p>601</text:p>
          </table:table-cell>
          <table:table-cell table:style-name="ce11" table:formula="of:=IF([.H50]&lt;1;(1+(59*(1-[.H50])))*[.$A$39]+[.$A$64]/1000;0)" office:value-type="float" office:value="601" calcext:value-type="float">
            <text:p>601</text:p>
          </table:table-cell>
          <table:table-cell table:style-name="ce11" table:formula="of:=IF([.I50]&lt;1;(1+(59*(1-[.I50])))*[.$A$39]+[.$A$64]/1000;0)" office:value-type="float" office:value="601" calcext:value-type="float">
            <text:p>601</text:p>
          </table:table-cell>
          <table:table-cell table:style-name="ce11" table:formula="of:=IF([.J50]&lt;1;(1+(59*(1-[.J50])))*[.$A$39]+[.$A$64]/1000;0)" office:value-type="float" office:value="601" calcext:value-type="float">
            <text:p>601</text:p>
          </table:table-cell>
          <table:table-cell table:style-name="ce11" table:formula="of:=IF([.K50]&lt;1;(1+(59*(1-[.K50])))*[.$A$39]+[.$A$64]/1000;0)" office:value-type="float" office:value="601" calcext:value-type="float">
            <text:p>601</text:p>
          </table:table-cell>
          <table:table-cell table:style-name="ce11" table:formula="of:=IF([.L50]&lt;1;(1+(59*(1-[.L50])))*[.$A$39]+[.$A$64]/1000;0)" office:value-type="float" office:value="601" calcext:value-type="float">
            <text:p>601</text:p>
          </table:table-cell>
          <table:table-cell table:style-name="ce11" table:formula="of:=IF([.M50]&lt;1;(1+(59*(1-[.M50])))*[.$A$39]+[.$A$64]/1000;0)" office:value-type="float" office:value="601" calcext:value-type="float">
            <text:p>601</text:p>
          </table:table-cell>
          <table:table-cell table:style-name="ce11" table:formula="of:=IF([.N50]&lt;1;(1+(59*(1-[.N50])))*[.$A$39]+[.$A$64]/1000;0)" office:value-type="float" office:value="601" calcext:value-type="float">
            <text:p>601</text:p>
          </table:table-cell>
          <table:table-cell table:style-name="ce11" table:formula="of:=IF([.O50]&lt;1;(1+(59*(1-[.O50])))*[.$A$39]+[.$A$64]/1000;0)" office:value-type="float" office:value="601" calcext:value-type="float">
            <text:p>601</text:p>
          </table:table-cell>
          <table:table-cell table:style-name="ce11" table:formula="of:=IF([.P50]&lt;1;(1+(59*(1-[.P50])))*[.$A$39]+[.$A$64]/1000;0)" office:value-type="float" office:value="601" calcext:value-type="float">
            <text:p>601</text:p>
          </table:table-cell>
          <table:table-cell table:style-name="ce11" table:formula="of:=IF([.Q50]&lt;1;(1+(59*(1-[.Q50])))*[.$A$39]+[.$A$64]/1000;0)" office:value-type="float" office:value="601" calcext:value-type="float">
            <text:p>601</text:p>
          </table:table-cell>
          <table:table-cell table:style-name="ce11" table:formula="of:=IF([.R50]&lt;1;(1+(59*(1-[.R50])))*[.$A$39]+[.$A$64]/1000;0)" office:value-type="float" office:value="601" calcext:value-type="float">
            <text:p>601</text:p>
          </table:table-cell>
          <table:table-cell table:style-name="ce11" table:formula="of:=IF([.S50]&lt;1;(1+(59*(1-[.S50])))*[.$A$39]+[.$A$64]/1000;0)" office:value-type="float" office:value="601" calcext:value-type="float">
            <text:p>601</text:p>
          </table:table-cell>
          <table:table-cell table:style-name="ce11" table:formula="of:=IF([.T50]&lt;1;(1+(59*(1-[.T50])))*[.$A$39]+[.$A$64]/1000;0)" office:value-type="float" office:value="601" calcext:value-type="float">
            <text:p>601</text:p>
          </table:table-cell>
          <table:table-cell table:style-name="ce11" table:formula="of:=IF([.U50]&lt;1;(1+(59*(1-[.U50])))*[.$A$39]+[.$A$64]/1000;0)" office:value-type="float" office:value="601" calcext:value-type="float">
            <text:p>601</text:p>
          </table:table-cell>
          <table:table-cell table:style-name="ce11" table:formula="of:=IF([.V50]&lt;1;(1+(59*(1-[.V50])))*[.$A$39]+[.$A$64]/1000;0)" office:value-type="float" office:value="601" calcext:value-type="float">
            <text:p>601</text:p>
          </table:table-cell>
          <table:table-cell table:style-name="ce11" table:formula="of:=IF([.W50]&lt;1;(1+(59*(1-[.W50])))*[.$A$39]+[.$A$64]/1000;0)" office:value-type="float" office:value="601" calcext:value-type="float">
            <text:p>601</text:p>
          </table:table-cell>
          <table:table-cell table:style-name="ce11" table:formula="of:=IF([.X50]&lt;1;(1+(59*(1-[.X50])))*[.$A$39]+[.$A$64]/1000;0)" office:value-type="float" office:value="601" calcext:value-type="float">
            <text:p>601</text:p>
          </table:table-cell>
          <table:table-cell table:style-name="ce11" table:formula="of:=IF([.Y50]&lt;1;(1+(59*(1-[.Y50])))*[.$A$39]+[.$A$64]/1000;0)" office:value-type="float" office:value="601" calcext:value-type="float">
            <text:p>601</text:p>
          </table:table-cell>
          <table:table-cell table:style-name="ce11" table:formula="of:=IF([.Z50]&lt;1;(1+(59*(1-[.Z50])))*[.$A$39]+[.$A$64]/1000;0)" office:value-type="float" office:value="601" calcext:value-type="float">
            <text:p>601</text:p>
          </table:table-cell>
          <table:table-cell table:style-name="ce11" table:formula="of:=IF([.AA50]&lt;1;(1+(59*(1-[.AA50])))*[.$A$39]+[.$A$64]/1000;0)" office:value-type="float" office:value="601" calcext:value-type="float">
            <text:p>601</text:p>
          </table:table-cell>
          <table:table-cell table:style-name="ce11" table:formula="of:=IF([.AB50]&lt;1;(1+(59*(1-[.AB50])))*[.$A$39]+[.$A$64]/1000;0)" office:value-type="float" office:value="601" calcext:value-type="float">
            <text:p>601</text:p>
          </table:table-cell>
          <table:table-cell table:style-name="ce11" table:formula="of:=IF([.AC50]&lt;1;(1+(59*(1-[.AC50])))*[.$A$39]+[.$A$64]/1000;0)" office:value-type="float" office:value="601" calcext:value-type="float">
            <text:p>601</text:p>
          </table:table-cell>
          <table:table-cell table:style-name="ce11" table:formula="of:=IF([.AD50]&lt;1;(1+(59*(1-[.AD50])))*[.$A$39]+[.$A$64]/1000;0)" office:value-type="float" office:value="601" calcext:value-type="float">
            <text:p>601</text:p>
          </table:table-cell>
          <table:table-cell table:style-name="ce11" table:formula="of:=IF([.AE50]&lt;1;(1+(59*(1-[.AE50])))*[.$A$39]+[.$A$64]/1000;0)" office:value-type="float" office:value="601" calcext:value-type="float">
            <text:p>601</text:p>
          </table:table-cell>
          <table:table-cell table:style-name="ce11" table:formula="of:=IF([.AF50]&lt;1;(1+(59*(1-[.AF50])))*[.$A$39]+[.$A$64]/1000;0)" office:value-type="float" office:value="601" calcext:value-type="float">
            <text:p>601</text:p>
          </table:table-cell>
          <table:table-cell table:style-name="ce11" table:formula="of:=IF([.AG50]&lt;1;(1+(59*(1-[.AG50])))*[.$A$39]+[.$A$64]/1000;0)" office:value-type="float" office:value="601" calcext:value-type="float">
            <text:p>601</text:p>
          </table:table-cell>
          <table:table-cell table:style-name="ce11" table:formula="of:=IF([.AH50]&lt;1;(1+(59*(1-[.AH50])))*[.$A$39]+[.$A$64]/1000;0)" office:value-type="float" office:value="601" calcext:value-type="float">
            <text:p>601</text:p>
          </table:table-cell>
          <table:table-cell table:style-name="ce11" table:formula="of:=IF([.AI50]&lt;1;(1+(59*(1-[.AI50])))*[.$A$39]+[.$A$64]/1000;0)" office:value-type="float" office:value="601" calcext:value-type="float">
            <text:p>601</text:p>
          </table:table-cell>
          <table:table-cell table:style-name="ce11" table:formula="of:=IF([.AJ50]&lt;1;(1+(59*(1-[.AJ50])))*[.$A$39]+[.$A$64]/1000;0)" office:value-type="float" office:value="601" calcext:value-type="float">
            <text:p>601</text:p>
          </table:table-cell>
          <table:table-cell table:style-name="ce11" table:formula="of:=IF([.AK50]&lt;1;(1+(59*(1-[.AK50])))*[.$A$39]+[.$A$64]/1000;0)" office:value-type="float" office:value="601" calcext:value-type="float">
            <text:p>601</text:p>
          </table:table-cell>
          <table:table-cell table:style-name="ce11" table:formula="of:=IF([.AL50]&lt;1;(1+(59*(1-[.AL50])))*[.$A$39]+[.$A$64]/1000;0)" office:value-type="float" office:value="601" calcext:value-type="float">
            <text:p>601</text:p>
          </table:table-cell>
          <table:table-cell table:style-name="ce11" table:formula="of:=IF([.AM50]&lt;1;(1+(59*(1-[.AM50])))*[.$A$39]+[.$A$64]/1000;0)" office:value-type="float" office:value="601" calcext:value-type="float">
            <text:p>601</text:p>
          </table:table-cell>
          <table:table-cell table:style-name="ce11" table:formula="of:=IF([.AN50]&lt;1;(1+(59*(1-[.AN50])))*[.$A$39]+[.$A$64]/1000;0)" office:value-type="float" office:value="601" calcext:value-type="float">
            <text:p>601</text:p>
          </table:table-cell>
          <table:table-cell table:style-name="ce11" table:formula="of:=IF([.AO50]&lt;1;(1+(59*(1-[.AO50])))*[.$A$39]+[.$A$64]/1000;0)" office:value-type="float" office:value="601" calcext:value-type="float">
            <text:p>601</text:p>
          </table:table-cell>
          <table:table-cell table:style-name="ce11" table:formula="of:=IF([.AP50]&lt;1;(1+(59*(1-[.AP50])))*[.$A$39]+[.$A$64]/1000;0)" office:value-type="float" office:value="601" calcext:value-type="float">
            <text:p>601</text:p>
          </table:table-cell>
          <table:table-cell table:style-name="ce11" table:formula="of:=IF([.AQ50]&lt;1;(1+(59*(1-[.AQ50])))*[.$A$39]+[.$A$64]/1000;0)" office:value-type="float" office:value="601" calcext:value-type="float">
            <text:p>601</text:p>
          </table:table-cell>
          <table:table-cell table:style-name="ce11" table:formula="of:=IF([.AR50]&lt;1;(1+(59*(1-[.AR50])))*[.$A$39]+[.$A$64]/1000;0)" office:value-type="float" office:value="601" calcext:value-type="float">
            <text:p>601</text:p>
          </table:table-cell>
          <table:table-cell table:style-name="ce11" table:formula="of:=IF([.AS50]&lt;1;(1+(59*(1-[.AS50])))*[.$A$39]+[.$A$64]/1000;0)" office:value-type="float" office:value="601" calcext:value-type="float">
            <text:p>601</text:p>
          </table:table-cell>
          <table:table-cell table:style-name="ce11" table:formula="of:=IF([.AT50]&lt;1;(1+(59*(1-[.AT50])))*[.$A$39]+[.$A$64]/1000;0)" office:value-type="float" office:value="601" calcext:value-type="float">
            <text:p>601</text:p>
          </table:table-cell>
          <table:table-cell table:style-name="ce11" table:formula="of:=IF([.AU50]&lt;1;(1+(59*(1-[.AU50])))*[.$A$39]+[.$A$64]/1000;0)" office:value-type="float" office:value="601" calcext:value-type="float">
            <text:p>601</text:p>
          </table:table-cell>
          <table:table-cell table:style-name="ce11" table:formula="of:=IF([.AV50]&lt;1;(1+(59*(1-[.AV50])))*[.$A$39]+[.$A$64]/1000;0)" office:value-type="float" office:value="601" calcext:value-type="float">
            <text:p>601</text:p>
          </table:table-cell>
          <table:table-cell table:style-name="ce11" table:formula="of:=IF([.AW50]&lt;1;(1+(59*(1-[.AW50])))*[.$A$39]+[.$A$64]/1000;0)" office:value-type="float" office:value="601" calcext:value-type="float">
            <text:p>601</text:p>
          </table:table-cell>
          <table:table-cell table:style-name="ce11" table:formula="of:=IF([.AX50]&lt;1;(1+(59*(1-[.AX50])))*[.$A$39]+[.$A$64]/1000;0)" office:value-type="float" office:value="601" calcext:value-type="float">
            <text:p>601</text:p>
          </table:table-cell>
          <table:table-cell table:style-name="ce11" table:formula="of:=IF([.AY50]&lt;1;(1+(59*(1-[.AY50])))*[.$A$39]+[.$A$64]/1000;0)" office:value-type="float" office:value="601" calcext:value-type="float">
            <text:p>601</text:p>
          </table:table-cell>
          <table:table-cell table:style-name="ce11" table:formula="of:=IF([.AZ50]&lt;1;(1+(59*(1-[.AZ50])))*[.$A$39]+[.$A$64]/1000;0)" office:value-type="float" office:value="601" calcext:value-type="float">
            <text:p>601</text:p>
          </table:table-cell>
          <table:table-cell table:style-name="ce11" table:formula="of:=IF([.BA50]&lt;1;(1+(59*(1-[.BA50])))*[.$A$39]+[.$A$64]/1000;0)" office:value-type="float" office:value="601" calcext:value-type="float">
            <text:p>601</text:p>
          </table:table-cell>
          <table:table-cell table:style-name="ce11" table:formula="of:=IF([.BB50]&lt;1;(1+(59*(1-[.BB50])))*[.$A$39]+[.$A$64]/1000;0)" office:value-type="float" office:value="601" calcext:value-type="float">
            <text:p>601</text:p>
          </table:table-cell>
          <table:table-cell table:style-name="ce11" table:formula="of:=IF([.BC50]&lt;1;(1+(59*(1-[.BC50])))*[.$A$39]+[.$A$64]/1000;0)" office:value-type="float" office:value="601" calcext:value-type="float">
            <text:p>601</text:p>
          </table:table-cell>
          <table:table-cell table:style-name="ce11" table:formula="of:=IF([.BD50]&lt;1;(1+(59*(1-[.BD50])))*[.$A$39]+[.$A$64]/1000;0)" office:value-type="float" office:value="601" calcext:value-type="float">
            <text:p>601</text:p>
          </table:table-cell>
          <table:table-cell table:style-name="ce11" table:formula="of:=IF([.BE50]&lt;1;(1+(59*(1-[.BE50])))*[.$A$39]+[.$A$64]/1000;0)" office:value-type="float" office:value="601" calcext:value-type="float">
            <text:p>601</text:p>
          </table:table-cell>
          <table:table-cell table:style-name="ce11" table:formula="of:=IF([.BF50]&lt;1;(1+(59*(1-[.BF50])))*[.$A$39]+[.$A$64]/1000;0)" office:value-type="float" office:value="601" calcext:value-type="float">
            <text:p>601</text:p>
          </table:table-cell>
          <table:table-cell table:style-name="ce11" table:formula="of:=IF([.BG50]&lt;1;(1+(59*(1-[.BG50])))*[.$A$39]+[.$A$64]/1000;0)" office:value-type="float" office:value="601" calcext:value-type="float">
            <text:p>601</text:p>
          </table:table-cell>
          <table:table-cell table:style-name="ce11" table:formula="of:=IF([.BH50]&lt;1;(1+(59*(1-[.BH50])))*[.$A$39]+[.$A$64]/1000;0)" office:value-type="float" office:value="601" calcext:value-type="float">
            <text:p>601</text:p>
          </table:table-cell>
          <table:table-cell table:style-name="ce11" table:formula="of:=IF([.BI50]&lt;1;(1+(59*(1-[.BI50])))*[.$A$39]+[.$A$64]/1000;0)" office:value-type="float" office:value="601" calcext:value-type="float">
            <text:p>601</text:p>
          </table:table-cell>
          <table:table-cell table:style-name="ce11" table:formula="of:=IF([.BJ50]&lt;1;(1+(59*(1-[.BJ50])))*[.$A$39]+[.$A$64]/1000;0)" office:value-type="float" office:value="601" calcext:value-type="float">
            <text:p>601</text:p>
          </table:table-cell>
          <table:table-cell table:style-name="ce11" table:formula="of:=IF([.BK50]&lt;1;(1+(59*(1-[.BK50])))*[.$A$39]+[.$A$64]/1000;0)" office:value-type="float" office:value="601" calcext:value-type="float">
            <text:p>601</text:p>
          </table:table-cell>
          <table:table-cell table:style-name="ce11" table:formula="of:=IF([.BL50]&lt;1;(1+(59*(1-[.BL50])))*[.$A$39]+[.$A$64]/1000;0)" office:value-type="float" office:value="601" calcext:value-type="float">
            <text:p>601</text:p>
          </table:table-cell>
          <table:table-cell table:style-name="ce11" table:formula="of:=IF([.BM50]&lt;1;(1+(59*(1-[.BM50])))*[.$A$39]+[.$A$64]/1000;0)" office:value-type="float" office:value="601" calcext:value-type="float">
            <text:p>601</text:p>
          </table:table-cell>
          <table:table-cell table:style-name="ce11" table:formula="of:=IF([.BN50]&lt;1;(1+(59*(1-[.BN50])))*[.$A$39]+[.$A$64]/1000;0)" office:value-type="float" office:value="601" calcext:value-type="float">
            <text:p>601</text:p>
          </table:table-cell>
          <table:table-cell table:style-name="ce11" table:formula="of:=IF([.BO50]&lt;1;(1+(59*(1-[.BO50])))*[.$A$39]+[.$A$64]/1000;0)" office:value-type="float" office:value="601" calcext:value-type="float">
            <text:p>601</text:p>
          </table:table-cell>
          <table:table-cell table:style-name="ce11" table:formula="of:=IF([.BP50]&lt;1;(1+(59*(1-[.BP50])))*[.$A$39]+[.$A$64]/1000;0)" office:value-type="float" office:value="601" calcext:value-type="float">
            <text:p>601</text:p>
          </table:table-cell>
          <table:table-cell table:style-name="ce11" table:formula="of:=IF([.BQ50]&lt;1;(1+(59*(1-[.BQ50])))*[.$A$39]+[.$A$64]/1000;0)" office:value-type="float" office:value="601" calcext:value-type="float">
            <text:p>601</text:p>
          </table:table-cell>
          <table:table-cell table:style-name="ce11" table:formula="of:=IF([.BR50]&lt;1;(1+(59*(1-[.BR50])))*[.$A$39]+[.$A$64]/1000;0)" office:value-type="float" office:value="601" calcext:value-type="float">
            <text:p>601</text:p>
          </table:table-cell>
          <table:table-cell table:style-name="ce11" table:formula="of:=IF([.BS50]&lt;1;(1+(59*(1-[.BS50])))*[.$A$39]+[.$A$64]/1000;0)" office:value-type="float" office:value="601" calcext:value-type="float">
            <text:p>601</text:p>
          </table:table-cell>
          <table:table-cell table:style-name="ce11" table:formula="of:=IF([.BT50]&lt;1;(1+(59*(1-[.BT50])))*[.$A$39]+[.$A$64]/1000;0)" office:value-type="float" office:value="601" calcext:value-type="float">
            <text:p>601</text:p>
          </table:table-cell>
          <table:table-cell table:style-name="ce11" table:formula="of:=IF([.BU50]&lt;1;(1+(59*(1-[.BU50])))*[.$A$39]+[.$A$64]/1000;0)" office:value-type="float" office:value="601" calcext:value-type="float">
            <text:p>601</text:p>
          </table:table-cell>
          <table:table-cell table:style-name="ce11" table:formula="of:=IF([.BV50]&lt;1;(1+(59*(1-[.BV50])))*[.$A$39]+[.$A$64]/1000;0)" office:value-type="float" office:value="601" calcext:value-type="float">
            <text:p>601</text:p>
          </table:table-cell>
          <table:table-cell table:style-name="ce11" table:formula="of:=IF([.BW50]&lt;1;(1+(59*(1-[.BW50])))*[.$A$39]+[.$A$64]/1000;0)" office:value-type="float" office:value="601" calcext:value-type="float">
            <text:p>601</text:p>
          </table:table-cell>
          <table:table-cell table:style-name="ce11" table:formula="of:=IF([.BX50]&lt;1;(1+(59*(1-[.BX50])))*[.$A$39]+[.$A$64]/1000;0)" office:value-type="float" office:value="601" calcext:value-type="float">
            <text:p>601</text:p>
          </table:table-cell>
          <table:table-cell table:style-name="ce11" table:formula="of:=IF([.BY50]&lt;1;(1+(59*(1-[.BY50])))*[.$A$39]+[.$A$64]/1000;0)" office:value-type="float" office:value="601" calcext:value-type="float">
            <text:p>601</text:p>
          </table:table-cell>
          <table:table-cell table:style-name="ce11" table:formula="of:=IF([.BZ50]&lt;1;(1+(59*(1-[.BZ50])))*[.$A$39]+[.$A$64]/1000;0)" office:value-type="float" office:value="601" calcext:value-type="float">
            <text:p>601</text:p>
          </table:table-cell>
          <table:table-cell table:style-name="ce11" table:formula="of:=IF([.CA50]&lt;1;(1+(59*(1-[.CA50])))*[.$A$39]+[.$A$64]/1000;0)" office:value-type="float" office:value="601" calcext:value-type="float">
            <text:p>601</text:p>
          </table:table-cell>
          <table:table-cell table:style-name="ce11" table:formula="of:=IF([.CB50]&lt;1;(1+(59*(1-[.CB50])))*[.$A$39]+[.$A$64]/1000;0)" office:value-type="float" office:value="601" calcext:value-type="float">
            <text:p>601</text:p>
          </table:table-cell>
          <table:table-cell table:style-name="ce11" table:formula="of:=IF([.CC50]&lt;1;(1+(59*(1-[.CC50])))*[.$A$39]+[.$A$64]/1000;0)" office:value-type="float" office:value="601" calcext:value-type="float">
            <text:p>601</text:p>
          </table:table-cell>
          <table:table-cell table:style-name="ce11" table:formula="of:=IF([.CD50]&lt;1;(1+(59*(1-[.CD50])))*[.$A$39]+[.$A$64]/1000;0)" office:value-type="float" office:value="601" calcext:value-type="float">
            <text:p>601</text:p>
          </table:table-cell>
          <table:table-cell table:style-name="ce11" table:formula="of:=IF([.CE50]&lt;1;(1+(59*(1-[.CE50])))*[.$A$39]+[.$A$64]/1000;0)" office:value-type="float" office:value="601" calcext:value-type="float">
            <text:p>601</text:p>
          </table:table-cell>
          <table:table-cell table:style-name="ce11" table:formula="of:=IF([.CF50]&lt;1;(1+(59*(1-[.CF50])))*[.$A$39]+[.$A$64]/1000;0)" office:value-type="float" office:value="601" calcext:value-type="float">
            <text:p>601</text:p>
          </table:table-cell>
          <table:table-cell table:style-name="ce11" table:formula="of:=IF([.CG50]&lt;1;(1+(59*(1-[.CG50])))*[.$A$39]+[.$A$64]/1000;0)" office:value-type="float" office:value="601" calcext:value-type="float">
            <text:p>601</text:p>
          </table:table-cell>
          <table:table-cell table:style-name="ce11" table:formula="of:=IF([.CH50]&lt;1;(1+(59*(1-[.CH50])))*[.$A$39]+[.$A$64]/1000;0)" office:value-type="float" office:value="601" calcext:value-type="float">
            <text:p>601</text:p>
          </table:table-cell>
          <table:table-cell table:style-name="ce11" table:formula="of:=IF([.CI50]&lt;1;(1+(59*(1-[.CI50])))*[.$A$39]+[.$A$64]/1000;0)" office:value-type="float" office:value="601" calcext:value-type="float">
            <text:p>601</text:p>
          </table:table-cell>
          <table:table-cell table:style-name="ce11" table:formula="of:=IF([.CJ50]&lt;1;(1+(59*(1-[.CJ50])))*[.$A$39]+[.$A$64]/1000;0)" office:value-type="float" office:value="601" calcext:value-type="float">
            <text:p>601</text:p>
          </table:table-cell>
          <table:table-cell table:style-name="ce11" table:formula="of:=IF([.CK50]&lt;1;(1+(59*(1-[.CK50])))*[.$A$39]+[.$A$64]/1000;0)" office:value-type="float" office:value="601" calcext:value-type="float">
            <text:p>601</text:p>
          </table:table-cell>
          <table:table-cell table:style-name="ce11" table:formula="of:=IF([.CL50]&lt;1;(1+(59*(1-[.CL50])))*[.$A$39]+[.$A$64]/1000;0)" office:value-type="float" office:value="601" calcext:value-type="float">
            <text:p>601</text:p>
          </table:table-cell>
          <table:table-cell table:style-name="ce11" table:formula="of:=IF([.CM50]&lt;1;(1+(59*(1-[.CM50])))*[.$A$39]+[.$A$64]/1000;0)" office:value-type="float" office:value="601" calcext:value-type="float">
            <text:p>601</text:p>
          </table:table-cell>
          <table:table-cell table:style-name="ce11" table:formula="of:=IF([.CN50]&lt;1;(1+(59*(1-[.CN50])))*[.$A$39]+[.$A$64]/1000;0)" office:value-type="float" office:value="601" calcext:value-type="float">
            <text:p>601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51]&lt;1;(1+(59*(1-[.A51])))*[.$A$39]+[.$A$64]/1000;0)" office:value-type="float" office:value="542" calcext:value-type="float">
            <text:p>542</text:p>
          </table:table-cell>
          <table:table-cell table:style-name="ce11" table:formula="of:=IF([.B51]&lt;1;(1+(59*(1-[.B51])))*[.$A$39]+[.$A$64]/1000;0)" office:value-type="float" office:value="536.1" calcext:value-type="float">
            <text:p>536</text:p>
          </table:table-cell>
          <table:table-cell table:style-name="ce11" table:formula="of:=IF([.C51]&lt;1;(1+(59*(1-[.C51])))*[.$A$39]+[.$A$64]/1000;0)" office:value-type="float" office:value="529.61" calcext:value-type="float">
            <text:p>530</text:p>
          </table:table-cell>
          <table:table-cell table:style-name="ce11" table:formula="of:=IF([.D51]&lt;1;(1+(59*(1-[.D51])))*[.$A$39]+[.$A$64]/1000;0)" office:value-type="float" office:value="522.471" calcext:value-type="float">
            <text:p>522</text:p>
          </table:table-cell>
          <table:table-cell table:style-name="ce11" table:formula="of:=IF([.E51]&lt;1;(1+(59*(1-[.E51])))*[.$A$39]+[.$A$64]/1000;0)" office:value-type="float" office:value="514.6181" calcext:value-type="float">
            <text:p>515</text:p>
          </table:table-cell>
          <table:table-cell table:style-name="ce11" table:formula="of:=IF([.F51]&lt;1;(1+(59*(1-[.F51])))*[.$A$39]+[.$A$64]/1000;0)" office:value-type="float" office:value="505.97991" calcext:value-type="float">
            <text:p>506</text:p>
          </table:table-cell>
          <table:table-cell table:style-name="ce11" table:formula="of:=IF([.G51]&lt;1;(1+(59*(1-[.G51])))*[.$A$39]+[.$A$64]/1000;0)" office:value-type="float" office:value="496.477901" calcext:value-type="float">
            <text:p>496</text:p>
          </table:table-cell>
          <table:table-cell table:style-name="ce11" table:formula="of:=IF([.H51]&lt;1;(1+(59*(1-[.H51])))*[.$A$39]+[.$A$64]/1000;0)" office:value-type="float" office:value="486.0256911" calcext:value-type="float">
            <text:p>486</text:p>
          </table:table-cell>
          <table:table-cell table:style-name="ce11" table:formula="of:=IF([.I51]&lt;1;(1+(59*(1-[.I51])))*[.$A$39]+[.$A$64]/1000;0)" office:value-type="float" office:value="474.52826021" calcext:value-type="float">
            <text:p>475</text:p>
          </table:table-cell>
          <table:table-cell table:style-name="ce11" table:formula="of:=IF([.J51]&lt;1;(1+(59*(1-[.J51])))*[.$A$39]+[.$A$64]/1000;0)" office:value-type="float" office:value="461.881086231" calcext:value-type="float">
            <text:p>462</text:p>
          </table:table-cell>
          <table:table-cell table:style-name="ce11" table:formula="of:=IF([.K51]&lt;1;(1+(59*(1-[.K51])))*[.$A$39]+[.$A$64]/1000;0)" office:value-type="float" office:value="447.9691948541" calcext:value-type="float">
            <text:p>448</text:p>
          </table:table-cell>
          <table:table-cell table:style-name="ce11" table:formula="of:=IF([.L51]&lt;1;(1+(59*(1-[.L51])))*[.$A$39]+[.$A$64]/1000;0)" office:value-type="float" office:value="432.66611433951" calcext:value-type="float">
            <text:p>433</text:p>
          </table:table-cell>
          <table:table-cell table:style-name="ce11" table:formula="of:=IF([.M51]&lt;1;(1+(59*(1-[.M51])))*[.$A$39]+[.$A$64]/1000;0)" office:value-type="float" office:value="415.832725773461" calcext:value-type="float">
            <text:p>416</text:p>
          </table:table-cell>
          <table:table-cell table:style-name="ce11" table:formula="of:=IF([.N51]&lt;1;(1+(59*(1-[.N51])))*[.$A$39]+[.$A$64]/1000;0)" office:value-type="float" office:value="397.315998350807" calcext:value-type="float">
            <text:p>397</text:p>
          </table:table-cell>
          <table:table-cell table:style-name="ce11" table:formula="of:=IF([.O51]&lt;1;(1+(59*(1-[.O51])))*[.$A$39]+[.$A$64]/1000;0)" office:value-type="float" office:value="376.947598185888" calcext:value-type="float">
            <text:p>377</text:p>
          </table:table-cell>
          <table:table-cell table:style-name="ce11" table:formula="of:=IF([.P51]&lt;1;(1+(59*(1-[.P51])))*[.$A$39]+[.$A$64]/1000;0)" office:value-type="float" office:value="354.542358004476" calcext:value-type="float">
            <text:p>355</text:p>
          </table:table-cell>
          <table:table-cell table:style-name="ce11" table:formula="of:=IF([.Q51]&lt;1;(1+(59*(1-[.Q51])))*[.$A$39]+[.$A$64]/1000;0)" office:value-type="float" office:value="329.896593804924" calcext:value-type="float">
            <text:p>330</text:p>
          </table:table-cell>
          <table:table-cell table:style-name="ce11" table:formula="of:=IF([.R51]&lt;1;(1+(59*(1-[.R51])))*[.$A$39]+[.$A$64]/1000;0)" office:value-type="float" office:value="302.786253185416" calcext:value-type="float">
            <text:p>303</text:p>
          </table:table-cell>
          <table:table-cell table:style-name="ce11" table:formula="of:=IF([.S51]&lt;1;(1+(59*(1-[.S51])))*[.$A$39]+[.$A$64]/1000;0)" office:value-type="float" office:value="272.964878503958" calcext:value-type="float">
            <text:p>273</text:p>
          </table:table-cell>
          <table:table-cell table:style-name="ce11" table:formula="of:=IF([.T51]&lt;1;(1+(59*(1-[.T51])))*[.$A$39]+[.$A$64]/1000;0)" office:value-type="float" office:value="240.161366354354" calcext:value-type="float">
            <text:p>240</text:p>
          </table:table-cell>
          <table:table-cell table:style-name="ce11" table:formula="of:=IF([.U51]&lt;1;(1+(59*(1-[.U51])))*[.$A$39]+[.$A$64]/1000;0)" office:value-type="float" office:value="204.077502989789" calcext:value-type="float">
            <text:p>204</text:p>
          </table:table-cell>
          <table:table-cell table:style-name="ce11" table:formula="of:=IF([.V51]&lt;1;(1+(59*(1-[.V51])))*[.$A$39]+[.$A$64]/1000;0)" office:value-type="float" office:value="164.385253288768" calcext:value-type="float">
            <text:p>164</text:p>
          </table:table-cell>
          <table:table-cell table:style-name="ce11" table:formula="of:=IF([.W51]&lt;1;(1+(59*(1-[.W51])))*[.$A$39]+[.$A$64]/1000;0)" office:value-type="float" office:value="120.723778617645" calcext:value-type="float">
            <text:p>121</text:p>
          </table:table-cell>
          <table:table-cell table:style-name="ce11" table:formula="of:=IF([.X51]&lt;1;(1+(59*(1-[.X51])))*[.$A$39]+[.$A$64]/1000;0)" office:value-type="float" office:value="72.6961564794091" calcext:value-type="float">
            <text:p>73</text:p>
          </table:table-cell>
          <table:table-cell table:style-name="ce11" table:formula="of:=IF([.Y51]&lt;1;(1+(59*(1-[.Y51])))*[.$A$39]+[.$A$64]/1000;0)" office:value-type="float" office:value="19.86577212735" calcext:value-type="float">
            <text:p>20</text:p>
          </table:table-cell>
          <table:table-cell table:style-name="ce11" table:formula="of:=IF([.Z51]&lt;1;(1+(59*(1-[.Z51])))*[.$A$39]+[.$A$64]/1000;0)" office:value-type="float" office:value="0" calcext:value-type="float">
            <text:p>0</text:p>
          </table:table-cell>
          <table:table-cell table:style-name="ce11" table:formula="of:=IF([.AA51]&lt;1;(1+(59*(1-[.AA51])))*[.$A$39]+[.$A$64]/1000;0)" office:value-type="float" office:value="0" calcext:value-type="float">
            <text:p>0</text:p>
          </table:table-cell>
          <table:table-cell table:style-name="ce11" table:formula="of:=IF([.AB51]&lt;1;(1+(59*(1-[.AB51])))*[.$A$39]+[.$A$64]/1000;0)" office:value-type="float" office:value="0" calcext:value-type="float">
            <text:p>0</text:p>
          </table:table-cell>
          <table:table-cell table:style-name="ce11" table:formula="of:=IF([.AC51]&lt;1;(1+(59*(1-[.AC51])))*[.$A$39]+[.$A$64]/1000;0)" office:value-type="float" office:value="0" calcext:value-type="float">
            <text:p>0</text:p>
          </table:table-cell>
          <table:table-cell table:style-name="ce11" table:formula="of:=IF([.AD51]&lt;1;(1+(59*(1-[.AD51])))*[.$A$39]+[.$A$64]/1000;0)" office:value-type="float" office:value="0" calcext:value-type="float">
            <text:p>0</text:p>
          </table:table-cell>
          <table:table-cell table:style-name="ce11" table:formula="of:=IF([.AE51]&lt;1;(1+(59*(1-[.AE51])))*[.$A$39]+[.$A$64]/1000;0)" office:value-type="float" office:value="0" calcext:value-type="float">
            <text:p>0</text:p>
          </table:table-cell>
          <table:table-cell table:style-name="ce11" table:formula="of:=IF([.AF51]&lt;1;(1+(59*(1-[.AF51])))*[.$A$39]+[.$A$64]/1000;0)" office:value-type="float" office:value="0" calcext:value-type="float">
            <text:p>0</text:p>
          </table:table-cell>
          <table:table-cell table:style-name="ce11" table:formula="of:=IF([.AG51]&lt;1;(1+(59*(1-[.AG51])))*[.$A$39]+[.$A$64]/1000;0)" office:value-type="float" office:value="0" calcext:value-type="float">
            <text:p>0</text:p>
          </table:table-cell>
          <table:table-cell table:style-name="ce11" table:formula="of:=IF([.AH51]&lt;1;(1+(59*(1-[.AH51])))*[.$A$39]+[.$A$64]/1000;0)" office:value-type="float" office:value="0" calcext:value-type="float">
            <text:p>0</text:p>
          </table:table-cell>
          <table:table-cell table:style-name="ce11" table:formula="of:=IF([.AI51]&lt;1;(1+(59*(1-[.AI51])))*[.$A$39]+[.$A$64]/1000;0)" office:value-type="float" office:value="0" calcext:value-type="float">
            <text:p>0</text:p>
          </table:table-cell>
          <table:table-cell table:style-name="ce11" table:formula="of:=IF([.AJ51]&lt;1;(1+(59*(1-[.AJ51])))*[.$A$39]+[.$A$64]/1000;0)" office:value-type="float" office:value="0" calcext:value-type="float">
            <text:p>0</text:p>
          </table:table-cell>
          <table:table-cell table:style-name="ce11" table:formula="of:=IF([.AK51]&lt;1;(1+(59*(1-[.AK51])))*[.$A$39]+[.$A$64]/1000;0)" office:value-type="float" office:value="0" calcext:value-type="float">
            <text:p>0</text:p>
          </table:table-cell>
          <table:table-cell table:style-name="ce11" table:formula="of:=IF([.AL51]&lt;1;(1+(59*(1-[.AL51])))*[.$A$39]+[.$A$64]/1000;0)" office:value-type="float" office:value="0" calcext:value-type="float">
            <text:p>0</text:p>
          </table:table-cell>
          <table:table-cell table:style-name="ce11" table:formula="of:=IF([.AM51]&lt;1;(1+(59*(1-[.AM51])))*[.$A$39]+[.$A$64]/1000;0)" office:value-type="float" office:value="0" calcext:value-type="float">
            <text:p>0</text:p>
          </table:table-cell>
          <table:table-cell table:style-name="ce11" table:formula="of:=IF([.AN51]&lt;1;(1+(59*(1-[.AN51])))*[.$A$39]+[.$A$64]/1000;0)" office:value-type="float" office:value="0" calcext:value-type="float">
            <text:p>0</text:p>
          </table:table-cell>
          <table:table-cell table:style-name="ce11" table:formula="of:=IF([.AO51]&lt;1;(1+(59*(1-[.AO51])))*[.$A$39]+[.$A$64]/1000;0)" office:value-type="float" office:value="0" calcext:value-type="float">
            <text:p>0</text:p>
          </table:table-cell>
          <table:table-cell table:style-name="ce11" table:formula="of:=IF([.AP51]&lt;1;(1+(59*(1-[.AP51])))*[.$A$39]+[.$A$64]/1000;0)" office:value-type="float" office:value="0" calcext:value-type="float">
            <text:p>0</text:p>
          </table:table-cell>
          <table:table-cell table:style-name="ce11" table:formula="of:=IF([.AQ51]&lt;1;(1+(59*(1-[.AQ51])))*[.$A$39]+[.$A$64]/1000;0)" office:value-type="float" office:value="0" calcext:value-type="float">
            <text:p>0</text:p>
          </table:table-cell>
          <table:table-cell table:style-name="ce11" table:formula="of:=IF([.AR51]&lt;1;(1+(59*(1-[.AR51])))*[.$A$39]+[.$A$64]/1000;0)" office:value-type="float" office:value="0" calcext:value-type="float">
            <text:p>0</text:p>
          </table:table-cell>
          <table:table-cell table:style-name="ce11" table:formula="of:=IF([.AS51]&lt;1;(1+(59*(1-[.AS51])))*[.$A$39]+[.$A$64]/1000;0)" office:value-type="float" office:value="0" calcext:value-type="float">
            <text:p>0</text:p>
          </table:table-cell>
          <table:table-cell table:style-name="ce11" table:formula="of:=IF([.AT51]&lt;1;(1+(59*(1-[.AT51])))*[.$A$39]+[.$A$64]/1000;0)" office:value-type="float" office:value="0" calcext:value-type="float">
            <text:p>0</text:p>
          </table:table-cell>
          <table:table-cell table:style-name="ce11" table:formula="of:=IF([.AU51]&lt;1;(1+(59*(1-[.AU51])))*[.$A$39]+[.$A$64]/1000;0)" office:value-type="float" office:value="0" calcext:value-type="float">
            <text:p>0</text:p>
          </table:table-cell>
          <table:table-cell table:style-name="ce11" table:formula="of:=IF([.AV51]&lt;1;(1+(59*(1-[.AV51])))*[.$A$39]+[.$A$64]/1000;0)" office:value-type="float" office:value="0" calcext:value-type="float">
            <text:p>0</text:p>
          </table:table-cell>
          <table:table-cell table:style-name="ce11" table:formula="of:=IF([.AW51]&lt;1;(1+(59*(1-[.AW51])))*[.$A$39]+[.$A$64]/1000;0)" office:value-type="float" office:value="0" calcext:value-type="float">
            <text:p>0</text:p>
          </table:table-cell>
          <table:table-cell table:style-name="ce11" table:formula="of:=IF([.AX51]&lt;1;(1+(59*(1-[.AX51])))*[.$A$39]+[.$A$64]/1000;0)" office:value-type="float" office:value="0" calcext:value-type="float">
            <text:p>0</text:p>
          </table:table-cell>
          <table:table-cell table:style-name="ce11" table:formula="of:=IF([.AY51]&lt;1;(1+(59*(1-[.AY51])))*[.$A$39]+[.$A$64]/1000;0)" office:value-type="float" office:value="0" calcext:value-type="float">
            <text:p>0</text:p>
          </table:table-cell>
          <table:table-cell table:style-name="ce11" table:formula="of:=IF([.AZ51]&lt;1;(1+(59*(1-[.AZ51])))*[.$A$39]+[.$A$64]/1000;0)" office:value-type="float" office:value="0" calcext:value-type="float">
            <text:p>0</text:p>
          </table:table-cell>
          <table:table-cell table:style-name="ce11" table:formula="of:=IF([.BA51]&lt;1;(1+(59*(1-[.BA51])))*[.$A$39]+[.$A$64]/1000;0)" office:value-type="float" office:value="0" calcext:value-type="float">
            <text:p>0</text:p>
          </table:table-cell>
          <table:table-cell table:style-name="ce11" table:formula="of:=IF([.BB51]&lt;1;(1+(59*(1-[.BB51])))*[.$A$39]+[.$A$64]/1000;0)" office:value-type="float" office:value="0" calcext:value-type="float">
            <text:p>0</text:p>
          </table:table-cell>
          <table:table-cell table:style-name="ce11" table:formula="of:=IF([.BC51]&lt;1;(1+(59*(1-[.BC51])))*[.$A$39]+[.$A$64]/1000;0)" office:value-type="float" office:value="0" calcext:value-type="float">
            <text:p>0</text:p>
          </table:table-cell>
          <table:table-cell table:style-name="ce11" table:formula="of:=IF([.BD51]&lt;1;(1+(59*(1-[.BD51])))*[.$A$39]+[.$A$64]/1000;0)" office:value-type="float" office:value="0" calcext:value-type="float">
            <text:p>0</text:p>
          </table:table-cell>
          <table:table-cell table:style-name="ce11" table:formula="of:=IF([.BE51]&lt;1;(1+(59*(1-[.BE51])))*[.$A$39]+[.$A$64]/1000;0)" office:value-type="float" office:value="0" calcext:value-type="float">
            <text:p>0</text:p>
          </table:table-cell>
          <table:table-cell table:style-name="ce11" table:formula="of:=IF([.BF51]&lt;1;(1+(59*(1-[.BF51])))*[.$A$39]+[.$A$64]/1000;0)" office:value-type="float" office:value="0" calcext:value-type="float">
            <text:p>0</text:p>
          </table:table-cell>
          <table:table-cell table:style-name="ce11" table:formula="of:=IF([.BG51]&lt;1;(1+(59*(1-[.BG51])))*[.$A$39]+[.$A$64]/1000;0)" office:value-type="float" office:value="0" calcext:value-type="float">
            <text:p>0</text:p>
          </table:table-cell>
          <table:table-cell table:style-name="ce11" table:formula="of:=IF([.BH51]&lt;1;(1+(59*(1-[.BH51])))*[.$A$39]+[.$A$64]/1000;0)" office:value-type="float" office:value="0" calcext:value-type="float">
            <text:p>0</text:p>
          </table:table-cell>
          <table:table-cell table:style-name="ce11" table:formula="of:=IF([.BI51]&lt;1;(1+(59*(1-[.BI51])))*[.$A$39]+[.$A$64]/1000;0)" office:value-type="float" office:value="0" calcext:value-type="float">
            <text:p>0</text:p>
          </table:table-cell>
          <table:table-cell table:style-name="ce11" table:formula="of:=IF([.BJ51]&lt;1;(1+(59*(1-[.BJ51])))*[.$A$39]+[.$A$64]/1000;0)" office:value-type="float" office:value="0" calcext:value-type="float">
            <text:p>0</text:p>
          </table:table-cell>
          <table:table-cell table:style-name="ce11" table:formula="of:=IF([.BK51]&lt;1;(1+(59*(1-[.BK51])))*[.$A$39]+[.$A$64]/1000;0)" office:value-type="float" office:value="0" calcext:value-type="float">
            <text:p>0</text:p>
          </table:table-cell>
          <table:table-cell table:style-name="ce11" table:formula="of:=IF([.BL51]&lt;1;(1+(59*(1-[.BL51])))*[.$A$39]+[.$A$64]/1000;0)" office:value-type="float" office:value="0" calcext:value-type="float">
            <text:p>0</text:p>
          </table:table-cell>
          <table:table-cell table:style-name="ce11" table:formula="of:=IF([.BM51]&lt;1;(1+(59*(1-[.BM51])))*[.$A$39]+[.$A$64]/1000;0)" office:value-type="float" office:value="0" calcext:value-type="float">
            <text:p>0</text:p>
          </table:table-cell>
          <table:table-cell table:style-name="ce11" table:formula="of:=IF([.BN51]&lt;1;(1+(59*(1-[.BN51])))*[.$A$39]+[.$A$64]/1000;0)" office:value-type="float" office:value="0" calcext:value-type="float">
            <text:p>0</text:p>
          </table:table-cell>
          <table:table-cell table:style-name="ce11" table:formula="of:=IF([.BO51]&lt;1;(1+(59*(1-[.BO51])))*[.$A$39]+[.$A$64]/1000;0)" office:value-type="float" office:value="0" calcext:value-type="float">
            <text:p>0</text:p>
          </table:table-cell>
          <table:table-cell table:style-name="ce11" table:formula="of:=IF([.BP51]&lt;1;(1+(59*(1-[.BP51])))*[.$A$39]+[.$A$64]/1000;0)" office:value-type="float" office:value="0" calcext:value-type="float">
            <text:p>0</text:p>
          </table:table-cell>
          <table:table-cell table:style-name="ce11" table:formula="of:=IF([.BQ51]&lt;1;(1+(59*(1-[.BQ51])))*[.$A$39]+[.$A$64]/1000;0)" office:value-type="float" office:value="0" calcext:value-type="float">
            <text:p>0</text:p>
          </table:table-cell>
          <table:table-cell table:style-name="ce11" table:formula="of:=IF([.BR51]&lt;1;(1+(59*(1-[.BR51])))*[.$A$39]+[.$A$64]/1000;0)" office:value-type="float" office:value="0" calcext:value-type="float">
            <text:p>0</text:p>
          </table:table-cell>
          <table:table-cell table:style-name="ce11" table:formula="of:=IF([.BS51]&lt;1;(1+(59*(1-[.BS51])))*[.$A$39]+[.$A$64]/1000;0)" office:value-type="float" office:value="0" calcext:value-type="float">
            <text:p>0</text:p>
          </table:table-cell>
          <table:table-cell table:style-name="ce11" table:formula="of:=IF([.BT51]&lt;1;(1+(59*(1-[.BT51])))*[.$A$39]+[.$A$64]/1000;0)" office:value-type="float" office:value="0" calcext:value-type="float">
            <text:p>0</text:p>
          </table:table-cell>
          <table:table-cell table:style-name="ce11" table:formula="of:=IF([.BU51]&lt;1;(1+(59*(1-[.BU51])))*[.$A$39]+[.$A$64]/1000;0)" office:value-type="float" office:value="0" calcext:value-type="float">
            <text:p>0</text:p>
          </table:table-cell>
          <table:table-cell table:style-name="ce11" table:formula="of:=IF([.BV51]&lt;1;(1+(59*(1-[.BV51])))*[.$A$39]+[.$A$64]/1000;0)" office:value-type="float" office:value="0" calcext:value-type="float">
            <text:p>0</text:p>
          </table:table-cell>
          <table:table-cell table:style-name="ce11" table:formula="of:=IF([.BW51]&lt;1;(1+(59*(1-[.BW51])))*[.$A$39]+[.$A$64]/1000;0)" office:value-type="float" office:value="0" calcext:value-type="float">
            <text:p>0</text:p>
          </table:table-cell>
          <table:table-cell table:style-name="ce11" table:formula="of:=IF([.BX51]&lt;1;(1+(59*(1-[.BX51])))*[.$A$39]+[.$A$64]/1000;0)" office:value-type="float" office:value="0" calcext:value-type="float">
            <text:p>0</text:p>
          </table:table-cell>
          <table:table-cell table:style-name="ce11" table:formula="of:=IF([.BY51]&lt;1;(1+(59*(1-[.BY51])))*[.$A$39]+[.$A$64]/1000;0)" office:value-type="float" office:value="0" calcext:value-type="float">
            <text:p>0</text:p>
          </table:table-cell>
          <table:table-cell table:style-name="ce11" table:formula="of:=IF([.BZ51]&lt;1;(1+(59*(1-[.BZ51])))*[.$A$39]+[.$A$64]/1000;0)" office:value-type="float" office:value="0" calcext:value-type="float">
            <text:p>0</text:p>
          </table:table-cell>
          <table:table-cell table:style-name="ce11" table:formula="of:=IF([.CA51]&lt;1;(1+(59*(1-[.CA51])))*[.$A$39]+[.$A$64]/1000;0)" office:value-type="float" office:value="0" calcext:value-type="float">
            <text:p>0</text:p>
          </table:table-cell>
          <table:table-cell table:style-name="ce11" table:formula="of:=IF([.CB51]&lt;1;(1+(59*(1-[.CB51])))*[.$A$39]+[.$A$64]/1000;0)" office:value-type="float" office:value="0" calcext:value-type="float">
            <text:p>0</text:p>
          </table:table-cell>
          <table:table-cell table:style-name="ce11" table:formula="of:=IF([.CC51]&lt;1;(1+(59*(1-[.CC51])))*[.$A$39]+[.$A$64]/1000;0)" office:value-type="float" office:value="0" calcext:value-type="float">
            <text:p>0</text:p>
          </table:table-cell>
          <table:table-cell table:style-name="ce11" table:formula="of:=IF([.CD51]&lt;1;(1+(59*(1-[.CD51])))*[.$A$39]+[.$A$64]/1000;0)" office:value-type="float" office:value="0" calcext:value-type="float">
            <text:p>0</text:p>
          </table:table-cell>
          <table:table-cell table:style-name="ce11" table:formula="of:=IF([.CE51]&lt;1;(1+(59*(1-[.CE51])))*[.$A$39]+[.$A$64]/1000;0)" office:value-type="float" office:value="0" calcext:value-type="float">
            <text:p>0</text:p>
          </table:table-cell>
          <table:table-cell table:style-name="ce11" table:formula="of:=IF([.CF51]&lt;1;(1+(59*(1-[.CF51])))*[.$A$39]+[.$A$64]/1000;0)" office:value-type="float" office:value="0" calcext:value-type="float">
            <text:p>0</text:p>
          </table:table-cell>
          <table:table-cell table:style-name="ce11" table:formula="of:=IF([.CG51]&lt;1;(1+(59*(1-[.CG51])))*[.$A$39]+[.$A$64]/1000;0)" office:value-type="float" office:value="0" calcext:value-type="float">
            <text:p>0</text:p>
          </table:table-cell>
          <table:table-cell table:style-name="ce11" table:formula="of:=IF([.CH51]&lt;1;(1+(59*(1-[.CH51])))*[.$A$39]+[.$A$64]/1000;0)" office:value-type="float" office:value="0" calcext:value-type="float">
            <text:p>0</text:p>
          </table:table-cell>
          <table:table-cell table:style-name="ce11" table:formula="of:=IF([.CI51]&lt;1;(1+(59*(1-[.CI51])))*[.$A$39]+[.$A$64]/1000;0)" office:value-type="float" office:value="0" calcext:value-type="float">
            <text:p>0</text:p>
          </table:table-cell>
          <table:table-cell table:style-name="ce11" table:formula="of:=IF([.CJ51]&lt;1;(1+(59*(1-[.CJ51])))*[.$A$39]+[.$A$64]/1000;0)" office:value-type="float" office:value="0" calcext:value-type="float">
            <text:p>0</text:p>
          </table:table-cell>
          <table:table-cell table:style-name="ce11" table:formula="of:=IF([.CK51]&lt;1;(1+(59*(1-[.CK51])))*[.$A$39]+[.$A$64]/1000;0)" office:value-type="float" office:value="0" calcext:value-type="float">
            <text:p>0</text:p>
          </table:table-cell>
          <table:table-cell table:style-name="ce11" table:formula="of:=IF([.CL51]&lt;1;(1+(59*(1-[.CL51])))*[.$A$39]+[.$A$64]/1000;0)" office:value-type="float" office:value="0" calcext:value-type="float">
            <text:p>0</text:p>
          </table:table-cell>
          <table:table-cell table:style-name="ce11" table:formula="of:=IF([.CM51]&lt;1;(1+(59*(1-[.CM51])))*[.$A$39]+[.$A$64]/1000;0)" office:value-type="float" office:value="0" calcext:value-type="float">
            <text:p>0</text:p>
          </table:table-cell>
          <table:table-cell table:style-name="ce11" table:formula="of:=IF([.CN51]&lt;1;(1+(59*(1-[.CN51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52]&lt;1;(1+(59*(1-[.A52])))*[.$A$39]+[.$A$64]/1000;0)" office:value-type="float" office:value="483" calcext:value-type="float">
            <text:p>483</text:p>
          </table:table-cell>
          <table:table-cell table:style-name="ce11" table:formula="of:=IF([.B52]&lt;1;(1+(59*(1-[.B52])))*[.$A$39]+[.$A$64]/1000;0)" office:value-type="float" office:value="471.2" calcext:value-type="float">
            <text:p>471</text:p>
          </table:table-cell>
          <table:table-cell table:style-name="ce11" table:formula="of:=IF([.C52]&lt;1;(1+(59*(1-[.C52])))*[.$A$39]+[.$A$64]/1000;0)" office:value-type="float" office:value="458.22" calcext:value-type="float">
            <text:p>458</text:p>
          </table:table-cell>
          <table:table-cell table:style-name="ce11" table:formula="of:=IF([.D52]&lt;1;(1+(59*(1-[.D52])))*[.$A$39]+[.$A$64]/1000;0)" office:value-type="float" office:value="443.942" calcext:value-type="float">
            <text:p>444</text:p>
          </table:table-cell>
          <table:table-cell table:style-name="ce11" table:formula="of:=IF([.E52]&lt;1;(1+(59*(1-[.E52])))*[.$A$39]+[.$A$64]/1000;0)" office:value-type="float" office:value="428.2362" calcext:value-type="float">
            <text:p>428</text:p>
          </table:table-cell>
          <table:table-cell table:style-name="ce11" table:formula="of:=IF([.F52]&lt;1;(1+(59*(1-[.F52])))*[.$A$39]+[.$A$64]/1000;0)" office:value-type="float" office:value="410.95982" calcext:value-type="float">
            <text:p>411</text:p>
          </table:table-cell>
          <table:table-cell table:style-name="ce11" table:formula="of:=IF([.G52]&lt;1;(1+(59*(1-[.G52])))*[.$A$39]+[.$A$64]/1000;0)" office:value-type="float" office:value="391.955802" calcext:value-type="float">
            <text:p>392</text:p>
          </table:table-cell>
          <table:table-cell table:style-name="ce11" table:formula="of:=IF([.H52]&lt;1;(1+(59*(1-[.H52])))*[.$A$39]+[.$A$64]/1000;0)" office:value-type="float" office:value="371.0513822" calcext:value-type="float">
            <text:p>371</text:p>
          </table:table-cell>
          <table:table-cell table:style-name="ce11" table:formula="of:=IF([.I52]&lt;1;(1+(59*(1-[.I52])))*[.$A$39]+[.$A$64]/1000;0)" office:value-type="float" office:value="348.05652042" calcext:value-type="float">
            <text:p>348</text:p>
          </table:table-cell>
          <table:table-cell table:style-name="ce11" table:formula="of:=IF([.J52]&lt;1;(1+(59*(1-[.J52])))*[.$A$39]+[.$A$64]/1000;0)" office:value-type="float" office:value="322.762172462" calcext:value-type="float">
            <text:p>323</text:p>
          </table:table-cell>
          <table:table-cell table:style-name="ce11" table:formula="of:=IF([.K52]&lt;1;(1+(59*(1-[.K52])))*[.$A$39]+[.$A$64]/1000;0)" office:value-type="float" office:value="294.9383897082" calcext:value-type="float">
            <text:p>295</text:p>
          </table:table-cell>
          <table:table-cell table:style-name="ce11" table:formula="of:=IF([.L52]&lt;1;(1+(59*(1-[.L52])))*[.$A$39]+[.$A$64]/1000;0)" office:value-type="float" office:value="264.33222867902" calcext:value-type="float">
            <text:p>264</text:p>
          </table:table-cell>
          <table:table-cell table:style-name="ce11" table:formula="of:=IF([.M52]&lt;1;(1+(59*(1-[.M52])))*[.$A$39]+[.$A$64]/1000;0)" office:value-type="float" office:value="230.665451546922" calcext:value-type="float">
            <text:p>231</text:p>
          </table:table-cell>
          <table:table-cell table:style-name="ce11" table:formula="of:=IF([.N52]&lt;1;(1+(59*(1-[.N52])))*[.$A$39]+[.$A$64]/1000;0)" office:value-type="float" office:value="193.631996701614" calcext:value-type="float">
            <text:p>194</text:p>
          </table:table-cell>
          <table:table-cell table:style-name="ce11" table:formula="of:=IF([.O52]&lt;1;(1+(59*(1-[.O52])))*[.$A$39]+[.$A$64]/1000;0)" office:value-type="float" office:value="152.895196371775" calcext:value-type="float">
            <text:p>153</text:p>
          </table:table-cell>
          <table:table-cell table:style-name="ce11" table:formula="of:=IF([.P52]&lt;1;(1+(59*(1-[.P52])))*[.$A$39]+[.$A$64]/1000;0)" office:value-type="float" office:value="108.084716008953" calcext:value-type="float">
            <text:p>108</text:p>
          </table:table-cell>
          <table:table-cell table:style-name="ce11" table:formula="of:=IF([.Q52]&lt;1;(1+(59*(1-[.Q52])))*[.$A$39]+[.$A$64]/1000;0)" office:value-type="float" office:value="58.793187609848" calcext:value-type="float">
            <text:p>59</text:p>
          </table:table-cell>
          <table:table-cell table:style-name="ce11" table:formula="of:=IF([.R52]&lt;1;(1+(59*(1-[.R52])))*[.$A$39]+[.$A$64]/1000;0)" office:value-type="float" office:value="0" calcext:value-type="float">
            <text:p>0</text:p>
          </table:table-cell>
          <table:table-cell table:style-name="ce11" table:formula="of:=IF([.S52]&lt;1;(1+(59*(1-[.S52])))*[.$A$39]+[.$A$64]/1000;0)" office:value-type="float" office:value="0" calcext:value-type="float">
            <text:p>0</text:p>
          </table:table-cell>
          <table:table-cell table:style-name="ce11" table:formula="of:=IF([.T52]&lt;1;(1+(59*(1-[.T52])))*[.$A$39]+[.$A$64]/1000;0)" office:value-type="float" office:value="0" calcext:value-type="float">
            <text:p>0</text:p>
          </table:table-cell>
          <table:table-cell table:style-name="ce11" table:formula="of:=IF([.U52]&lt;1;(1+(59*(1-[.U52])))*[.$A$39]+[.$A$64]/1000;0)" office:value-type="float" office:value="0" calcext:value-type="float">
            <text:p>0</text:p>
          </table:table-cell>
          <table:table-cell table:style-name="ce11" table:formula="of:=IF([.V52]&lt;1;(1+(59*(1-[.V52])))*[.$A$39]+[.$A$64]/1000;0)" office:value-type="float" office:value="0" calcext:value-type="float">
            <text:p>0</text:p>
          </table:table-cell>
          <table:table-cell table:style-name="ce11" table:formula="of:=IF([.W52]&lt;1;(1+(59*(1-[.W52])))*[.$A$39]+[.$A$64]/1000;0)" office:value-type="float" office:value="0" calcext:value-type="float">
            <text:p>0</text:p>
          </table:table-cell>
          <table:table-cell table:style-name="ce11" table:formula="of:=IF([.X52]&lt;1;(1+(59*(1-[.X52])))*[.$A$39]+[.$A$64]/1000;0)" office:value-type="float" office:value="0" calcext:value-type="float">
            <text:p>0</text:p>
          </table:table-cell>
          <table:table-cell table:style-name="ce11" table:formula="of:=IF([.Y52]&lt;1;(1+(59*(1-[.Y52])))*[.$A$39]+[.$A$64]/1000;0)" office:value-type="float" office:value="0" calcext:value-type="float">
            <text:p>0</text:p>
          </table:table-cell>
          <table:table-cell table:style-name="ce11" table:formula="of:=IF([.Z52]&lt;1;(1+(59*(1-[.Z52])))*[.$A$39]+[.$A$64]/1000;0)" office:value-type="float" office:value="0" calcext:value-type="float">
            <text:p>0</text:p>
          </table:table-cell>
          <table:table-cell table:style-name="ce11" table:formula="of:=IF([.AA52]&lt;1;(1+(59*(1-[.AA52])))*[.$A$39]+[.$A$64]/1000;0)" office:value-type="float" office:value="0" calcext:value-type="float">
            <text:p>0</text:p>
          </table:table-cell>
          <table:table-cell table:style-name="ce11" table:formula="of:=IF([.AB52]&lt;1;(1+(59*(1-[.AB52])))*[.$A$39]+[.$A$64]/1000;0)" office:value-type="float" office:value="0" calcext:value-type="float">
            <text:p>0</text:p>
          </table:table-cell>
          <table:table-cell table:style-name="ce11" table:formula="of:=IF([.AC52]&lt;1;(1+(59*(1-[.AC52])))*[.$A$39]+[.$A$64]/1000;0)" office:value-type="float" office:value="0" calcext:value-type="float">
            <text:p>0</text:p>
          </table:table-cell>
          <table:table-cell table:style-name="ce11" table:formula="of:=IF([.AD52]&lt;1;(1+(59*(1-[.AD52])))*[.$A$39]+[.$A$64]/1000;0)" office:value-type="float" office:value="0" calcext:value-type="float">
            <text:p>0</text:p>
          </table:table-cell>
          <table:table-cell table:style-name="ce11" table:formula="of:=IF([.AE52]&lt;1;(1+(59*(1-[.AE52])))*[.$A$39]+[.$A$64]/1000;0)" office:value-type="float" office:value="0" calcext:value-type="float">
            <text:p>0</text:p>
          </table:table-cell>
          <table:table-cell table:style-name="ce11" table:formula="of:=IF([.AF52]&lt;1;(1+(59*(1-[.AF52])))*[.$A$39]+[.$A$64]/1000;0)" office:value-type="float" office:value="0" calcext:value-type="float">
            <text:p>0</text:p>
          </table:table-cell>
          <table:table-cell table:style-name="ce11" table:formula="of:=IF([.AG52]&lt;1;(1+(59*(1-[.AG52])))*[.$A$39]+[.$A$64]/1000;0)" office:value-type="float" office:value="0" calcext:value-type="float">
            <text:p>0</text:p>
          </table:table-cell>
          <table:table-cell table:style-name="ce11" table:formula="of:=IF([.AH52]&lt;1;(1+(59*(1-[.AH52])))*[.$A$39]+[.$A$64]/1000;0)" office:value-type="float" office:value="0" calcext:value-type="float">
            <text:p>0</text:p>
          </table:table-cell>
          <table:table-cell table:style-name="ce11" table:formula="of:=IF([.AI52]&lt;1;(1+(59*(1-[.AI52])))*[.$A$39]+[.$A$64]/1000;0)" office:value-type="float" office:value="0" calcext:value-type="float">
            <text:p>0</text:p>
          </table:table-cell>
          <table:table-cell table:style-name="ce11" table:formula="of:=IF([.AJ52]&lt;1;(1+(59*(1-[.AJ52])))*[.$A$39]+[.$A$64]/1000;0)" office:value-type="float" office:value="0" calcext:value-type="float">
            <text:p>0</text:p>
          </table:table-cell>
          <table:table-cell table:style-name="ce11" table:formula="of:=IF([.AK52]&lt;1;(1+(59*(1-[.AK52])))*[.$A$39]+[.$A$64]/1000;0)" office:value-type="float" office:value="0" calcext:value-type="float">
            <text:p>0</text:p>
          </table:table-cell>
          <table:table-cell table:style-name="ce11" table:formula="of:=IF([.AL52]&lt;1;(1+(59*(1-[.AL52])))*[.$A$39]+[.$A$64]/1000;0)" office:value-type="float" office:value="0" calcext:value-type="float">
            <text:p>0</text:p>
          </table:table-cell>
          <table:table-cell table:style-name="ce11" table:formula="of:=IF([.AM52]&lt;1;(1+(59*(1-[.AM52])))*[.$A$39]+[.$A$64]/1000;0)" office:value-type="float" office:value="0" calcext:value-type="float">
            <text:p>0</text:p>
          </table:table-cell>
          <table:table-cell table:style-name="ce11" table:formula="of:=IF([.AN52]&lt;1;(1+(59*(1-[.AN52])))*[.$A$39]+[.$A$64]/1000;0)" office:value-type="float" office:value="0" calcext:value-type="float">
            <text:p>0</text:p>
          </table:table-cell>
          <table:table-cell table:style-name="ce11" table:formula="of:=IF([.AO52]&lt;1;(1+(59*(1-[.AO52])))*[.$A$39]+[.$A$64]/1000;0)" office:value-type="float" office:value="0" calcext:value-type="float">
            <text:p>0</text:p>
          </table:table-cell>
          <table:table-cell table:style-name="ce11" table:formula="of:=IF([.AP52]&lt;1;(1+(59*(1-[.AP52])))*[.$A$39]+[.$A$64]/1000;0)" office:value-type="float" office:value="0" calcext:value-type="float">
            <text:p>0</text:p>
          </table:table-cell>
          <table:table-cell table:style-name="ce11" table:formula="of:=IF([.AQ52]&lt;1;(1+(59*(1-[.AQ52])))*[.$A$39]+[.$A$64]/1000;0)" office:value-type="float" office:value="0" calcext:value-type="float">
            <text:p>0</text:p>
          </table:table-cell>
          <table:table-cell table:style-name="ce11" table:formula="of:=IF([.AR52]&lt;1;(1+(59*(1-[.AR52])))*[.$A$39]+[.$A$64]/1000;0)" office:value-type="float" office:value="0" calcext:value-type="float">
            <text:p>0</text:p>
          </table:table-cell>
          <table:table-cell table:style-name="ce11" table:formula="of:=IF([.AS52]&lt;1;(1+(59*(1-[.AS52])))*[.$A$39]+[.$A$64]/1000;0)" office:value-type="float" office:value="0" calcext:value-type="float">
            <text:p>0</text:p>
          </table:table-cell>
          <table:table-cell table:style-name="ce11" table:formula="of:=IF([.AT52]&lt;1;(1+(59*(1-[.AT52])))*[.$A$39]+[.$A$64]/1000;0)" office:value-type="float" office:value="0" calcext:value-type="float">
            <text:p>0</text:p>
          </table:table-cell>
          <table:table-cell table:style-name="ce11" table:formula="of:=IF([.AU52]&lt;1;(1+(59*(1-[.AU52])))*[.$A$39]+[.$A$64]/1000;0)" office:value-type="float" office:value="0" calcext:value-type="float">
            <text:p>0</text:p>
          </table:table-cell>
          <table:table-cell table:style-name="ce11" table:formula="of:=IF([.AV52]&lt;1;(1+(59*(1-[.AV52])))*[.$A$39]+[.$A$64]/1000;0)" office:value-type="float" office:value="0" calcext:value-type="float">
            <text:p>0</text:p>
          </table:table-cell>
          <table:table-cell table:style-name="ce11" table:formula="of:=IF([.AW52]&lt;1;(1+(59*(1-[.AW52])))*[.$A$39]+[.$A$64]/1000;0)" office:value-type="float" office:value="0" calcext:value-type="float">
            <text:p>0</text:p>
          </table:table-cell>
          <table:table-cell table:style-name="ce11" table:formula="of:=IF([.AX52]&lt;1;(1+(59*(1-[.AX52])))*[.$A$39]+[.$A$64]/1000;0)" office:value-type="float" office:value="0" calcext:value-type="float">
            <text:p>0</text:p>
          </table:table-cell>
          <table:table-cell table:style-name="ce11" table:formula="of:=IF([.AY52]&lt;1;(1+(59*(1-[.AY52])))*[.$A$39]+[.$A$64]/1000;0)" office:value-type="float" office:value="0" calcext:value-type="float">
            <text:p>0</text:p>
          </table:table-cell>
          <table:table-cell table:style-name="ce11" table:formula="of:=IF([.AZ52]&lt;1;(1+(59*(1-[.AZ52])))*[.$A$39]+[.$A$64]/1000;0)" office:value-type="float" office:value="0" calcext:value-type="float">
            <text:p>0</text:p>
          </table:table-cell>
          <table:table-cell table:style-name="ce11" table:formula="of:=IF([.BA52]&lt;1;(1+(59*(1-[.BA52])))*[.$A$39]+[.$A$64]/1000;0)" office:value-type="float" office:value="0" calcext:value-type="float">
            <text:p>0</text:p>
          </table:table-cell>
          <table:table-cell table:style-name="ce11" table:formula="of:=IF([.BB52]&lt;1;(1+(59*(1-[.BB52])))*[.$A$39]+[.$A$64]/1000;0)" office:value-type="float" office:value="0" calcext:value-type="float">
            <text:p>0</text:p>
          </table:table-cell>
          <table:table-cell table:style-name="ce11" table:formula="of:=IF([.BC52]&lt;1;(1+(59*(1-[.BC52])))*[.$A$39]+[.$A$64]/1000;0)" office:value-type="float" office:value="0" calcext:value-type="float">
            <text:p>0</text:p>
          </table:table-cell>
          <table:table-cell table:style-name="ce11" table:formula="of:=IF([.BD52]&lt;1;(1+(59*(1-[.BD52])))*[.$A$39]+[.$A$64]/1000;0)" office:value-type="float" office:value="0" calcext:value-type="float">
            <text:p>0</text:p>
          </table:table-cell>
          <table:table-cell table:style-name="ce11" table:formula="of:=IF([.BE52]&lt;1;(1+(59*(1-[.BE52])))*[.$A$39]+[.$A$64]/1000;0)" office:value-type="float" office:value="0" calcext:value-type="float">
            <text:p>0</text:p>
          </table:table-cell>
          <table:table-cell table:style-name="ce11" table:formula="of:=IF([.BF52]&lt;1;(1+(59*(1-[.BF52])))*[.$A$39]+[.$A$64]/1000;0)" office:value-type="float" office:value="0" calcext:value-type="float">
            <text:p>0</text:p>
          </table:table-cell>
          <table:table-cell table:style-name="ce11" table:formula="of:=IF([.BG52]&lt;1;(1+(59*(1-[.BG52])))*[.$A$39]+[.$A$64]/1000;0)" office:value-type="float" office:value="0" calcext:value-type="float">
            <text:p>0</text:p>
          </table:table-cell>
          <table:table-cell table:style-name="ce11" table:formula="of:=IF([.BH52]&lt;1;(1+(59*(1-[.BH52])))*[.$A$39]+[.$A$64]/1000;0)" office:value-type="float" office:value="0" calcext:value-type="float">
            <text:p>0</text:p>
          </table:table-cell>
          <table:table-cell table:style-name="ce11" table:formula="of:=IF([.BI52]&lt;1;(1+(59*(1-[.BI52])))*[.$A$39]+[.$A$64]/1000;0)" office:value-type="float" office:value="0" calcext:value-type="float">
            <text:p>0</text:p>
          </table:table-cell>
          <table:table-cell table:style-name="ce11" table:formula="of:=IF([.BJ52]&lt;1;(1+(59*(1-[.BJ52])))*[.$A$39]+[.$A$64]/1000;0)" office:value-type="float" office:value="0" calcext:value-type="float">
            <text:p>0</text:p>
          </table:table-cell>
          <table:table-cell table:style-name="ce11" table:formula="of:=IF([.BK52]&lt;1;(1+(59*(1-[.BK52])))*[.$A$39]+[.$A$64]/1000;0)" office:value-type="float" office:value="0" calcext:value-type="float">
            <text:p>0</text:p>
          </table:table-cell>
          <table:table-cell table:style-name="ce11" table:formula="of:=IF([.BL52]&lt;1;(1+(59*(1-[.BL52])))*[.$A$39]+[.$A$64]/1000;0)" office:value-type="float" office:value="0" calcext:value-type="float">
            <text:p>0</text:p>
          </table:table-cell>
          <table:table-cell table:style-name="ce11" table:formula="of:=IF([.BM52]&lt;1;(1+(59*(1-[.BM52])))*[.$A$39]+[.$A$64]/1000;0)" office:value-type="float" office:value="0" calcext:value-type="float">
            <text:p>0</text:p>
          </table:table-cell>
          <table:table-cell table:style-name="ce11" table:formula="of:=IF([.BN52]&lt;1;(1+(59*(1-[.BN52])))*[.$A$39]+[.$A$64]/1000;0)" office:value-type="float" office:value="0" calcext:value-type="float">
            <text:p>0</text:p>
          </table:table-cell>
          <table:table-cell table:style-name="ce11" table:formula="of:=IF([.BO52]&lt;1;(1+(59*(1-[.BO52])))*[.$A$39]+[.$A$64]/1000;0)" office:value-type="float" office:value="0" calcext:value-type="float">
            <text:p>0</text:p>
          </table:table-cell>
          <table:table-cell table:style-name="ce11" table:formula="of:=IF([.BP52]&lt;1;(1+(59*(1-[.BP52])))*[.$A$39]+[.$A$64]/1000;0)" office:value-type="float" office:value="0" calcext:value-type="float">
            <text:p>0</text:p>
          </table:table-cell>
          <table:table-cell table:style-name="ce11" table:formula="of:=IF([.BQ52]&lt;1;(1+(59*(1-[.BQ52])))*[.$A$39]+[.$A$64]/1000;0)" office:value-type="float" office:value="0" calcext:value-type="float">
            <text:p>0</text:p>
          </table:table-cell>
          <table:table-cell table:style-name="ce11" table:formula="of:=IF([.BR52]&lt;1;(1+(59*(1-[.BR52])))*[.$A$39]+[.$A$64]/1000;0)" office:value-type="float" office:value="0" calcext:value-type="float">
            <text:p>0</text:p>
          </table:table-cell>
          <table:table-cell table:style-name="ce11" table:formula="of:=IF([.BS52]&lt;1;(1+(59*(1-[.BS52])))*[.$A$39]+[.$A$64]/1000;0)" office:value-type="float" office:value="0" calcext:value-type="float">
            <text:p>0</text:p>
          </table:table-cell>
          <table:table-cell table:style-name="ce11" table:formula="of:=IF([.BT52]&lt;1;(1+(59*(1-[.BT52])))*[.$A$39]+[.$A$64]/1000;0)" office:value-type="float" office:value="0" calcext:value-type="float">
            <text:p>0</text:p>
          </table:table-cell>
          <table:table-cell table:style-name="ce11" table:formula="of:=IF([.BU52]&lt;1;(1+(59*(1-[.BU52])))*[.$A$39]+[.$A$64]/1000;0)" office:value-type="float" office:value="0" calcext:value-type="float">
            <text:p>0</text:p>
          </table:table-cell>
          <table:table-cell table:style-name="ce11" table:formula="of:=IF([.BV52]&lt;1;(1+(59*(1-[.BV52])))*[.$A$39]+[.$A$64]/1000;0)" office:value-type="float" office:value="0" calcext:value-type="float">
            <text:p>0</text:p>
          </table:table-cell>
          <table:table-cell table:style-name="ce11" table:formula="of:=IF([.BW52]&lt;1;(1+(59*(1-[.BW52])))*[.$A$39]+[.$A$64]/1000;0)" office:value-type="float" office:value="0" calcext:value-type="float">
            <text:p>0</text:p>
          </table:table-cell>
          <table:table-cell table:style-name="ce11" table:formula="of:=IF([.BX52]&lt;1;(1+(59*(1-[.BX52])))*[.$A$39]+[.$A$64]/1000;0)" office:value-type="float" office:value="0" calcext:value-type="float">
            <text:p>0</text:p>
          </table:table-cell>
          <table:table-cell table:style-name="ce11" table:formula="of:=IF([.BY52]&lt;1;(1+(59*(1-[.BY52])))*[.$A$39]+[.$A$64]/1000;0)" office:value-type="float" office:value="0" calcext:value-type="float">
            <text:p>0</text:p>
          </table:table-cell>
          <table:table-cell table:style-name="ce11" table:formula="of:=IF([.BZ52]&lt;1;(1+(59*(1-[.BZ52])))*[.$A$39]+[.$A$64]/1000;0)" office:value-type="float" office:value="0" calcext:value-type="float">
            <text:p>0</text:p>
          </table:table-cell>
          <table:table-cell table:style-name="ce11" table:formula="of:=IF([.CA52]&lt;1;(1+(59*(1-[.CA52])))*[.$A$39]+[.$A$64]/1000;0)" office:value-type="float" office:value="0" calcext:value-type="float">
            <text:p>0</text:p>
          </table:table-cell>
          <table:table-cell table:style-name="ce11" table:formula="of:=IF([.CB52]&lt;1;(1+(59*(1-[.CB52])))*[.$A$39]+[.$A$64]/1000;0)" office:value-type="float" office:value="0" calcext:value-type="float">
            <text:p>0</text:p>
          </table:table-cell>
          <table:table-cell table:style-name="ce11" table:formula="of:=IF([.CC52]&lt;1;(1+(59*(1-[.CC52])))*[.$A$39]+[.$A$64]/1000;0)" office:value-type="float" office:value="0" calcext:value-type="float">
            <text:p>0</text:p>
          </table:table-cell>
          <table:table-cell table:style-name="ce11" table:formula="of:=IF([.CD52]&lt;1;(1+(59*(1-[.CD52])))*[.$A$39]+[.$A$64]/1000;0)" office:value-type="float" office:value="0" calcext:value-type="float">
            <text:p>0</text:p>
          </table:table-cell>
          <table:table-cell table:style-name="ce11" table:formula="of:=IF([.CE52]&lt;1;(1+(59*(1-[.CE52])))*[.$A$39]+[.$A$64]/1000;0)" office:value-type="float" office:value="0" calcext:value-type="float">
            <text:p>0</text:p>
          </table:table-cell>
          <table:table-cell table:style-name="ce11" table:formula="of:=IF([.CF52]&lt;1;(1+(59*(1-[.CF52])))*[.$A$39]+[.$A$64]/1000;0)" office:value-type="float" office:value="0" calcext:value-type="float">
            <text:p>0</text:p>
          </table:table-cell>
          <table:table-cell table:style-name="ce11" table:formula="of:=IF([.CG52]&lt;1;(1+(59*(1-[.CG52])))*[.$A$39]+[.$A$64]/1000;0)" office:value-type="float" office:value="0" calcext:value-type="float">
            <text:p>0</text:p>
          </table:table-cell>
          <table:table-cell table:style-name="ce11" table:formula="of:=IF([.CH52]&lt;1;(1+(59*(1-[.CH52])))*[.$A$39]+[.$A$64]/1000;0)" office:value-type="float" office:value="0" calcext:value-type="float">
            <text:p>0</text:p>
          </table:table-cell>
          <table:table-cell table:style-name="ce11" table:formula="of:=IF([.CI52]&lt;1;(1+(59*(1-[.CI52])))*[.$A$39]+[.$A$64]/1000;0)" office:value-type="float" office:value="0" calcext:value-type="float">
            <text:p>0</text:p>
          </table:table-cell>
          <table:table-cell table:style-name="ce11" table:formula="of:=IF([.CJ52]&lt;1;(1+(59*(1-[.CJ52])))*[.$A$39]+[.$A$64]/1000;0)" office:value-type="float" office:value="0" calcext:value-type="float">
            <text:p>0</text:p>
          </table:table-cell>
          <table:table-cell table:style-name="ce11" table:formula="of:=IF([.CK52]&lt;1;(1+(59*(1-[.CK52])))*[.$A$39]+[.$A$64]/1000;0)" office:value-type="float" office:value="0" calcext:value-type="float">
            <text:p>0</text:p>
          </table:table-cell>
          <table:table-cell table:style-name="ce11" table:formula="of:=IF([.CL52]&lt;1;(1+(59*(1-[.CL52])))*[.$A$39]+[.$A$64]/1000;0)" office:value-type="float" office:value="0" calcext:value-type="float">
            <text:p>0</text:p>
          </table:table-cell>
          <table:table-cell table:style-name="ce11" table:formula="of:=IF([.CM52]&lt;1;(1+(59*(1-[.CM52])))*[.$A$39]+[.$A$64]/1000;0)" office:value-type="float" office:value="0" calcext:value-type="float">
            <text:p>0</text:p>
          </table:table-cell>
          <table:table-cell table:style-name="ce11" table:formula="of:=IF([.CN52]&lt;1;(1+(59*(1-[.CN52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11" table:formula="of:=IF([.A53]&lt;1;(1+(59*(1-[.A53])))*[.$A$39]+[.$A$64]/1000;0)" office:value-type="float" office:value="424" calcext:value-type="float">
            <text:p>424</text:p>
          </table:table-cell>
          <table:table-cell table:style-name="ce11" table:formula="of:=IF([.B53]&lt;1;(1+(59*(1-[.B53])))*[.$A$39]+[.$A$64]/1000;0)" office:value-type="float" office:value="406.3" calcext:value-type="float">
            <text:p>406</text:p>
          </table:table-cell>
          <table:table-cell table:style-name="ce11" table:formula="of:=IF([.C53]&lt;1;(1+(59*(1-[.C53])))*[.$A$39]+[.$A$64]/1000;0)" office:value-type="float" office:value="386.83" calcext:value-type="float">
            <text:p>387</text:p>
          </table:table-cell>
          <table:table-cell table:style-name="ce11" table:formula="of:=IF([.D53]&lt;1;(1+(59*(1-[.D53])))*[.$A$39]+[.$A$64]/1000;0)" office:value-type="float" office:value="365.413" calcext:value-type="float">
            <text:p>365</text:p>
          </table:table-cell>
          <table:table-cell table:style-name="ce11" table:formula="of:=IF([.E53]&lt;1;(1+(59*(1-[.E53])))*[.$A$39]+[.$A$64]/1000;0)" office:value-type="float" office:value="341.8543" calcext:value-type="float">
            <text:p>342</text:p>
          </table:table-cell>
          <table:table-cell table:style-name="ce11" table:formula="of:=IF([.F53]&lt;1;(1+(59*(1-[.F53])))*[.$A$39]+[.$A$64]/1000;0)" office:value-type="float" office:value="315.93973" calcext:value-type="float">
            <text:p>316</text:p>
          </table:table-cell>
          <table:table-cell table:style-name="ce11" table:formula="of:=IF([.G53]&lt;1;(1+(59*(1-[.G53])))*[.$A$39]+[.$A$64]/1000;0)" office:value-type="float" office:value="287.433703" calcext:value-type="float">
            <text:p>287</text:p>
          </table:table-cell>
          <table:table-cell table:style-name="ce11" table:formula="of:=IF([.H53]&lt;1;(1+(59*(1-[.H53])))*[.$A$39]+[.$A$64]/1000;0)" office:value-type="float" office:value="256.0770733" calcext:value-type="float">
            <text:p>256</text:p>
          </table:table-cell>
          <table:table-cell table:style-name="ce11" table:formula="of:=IF([.I53]&lt;1;(1+(59*(1-[.I53])))*[.$A$39]+[.$A$64]/1000;0)" office:value-type="float" office:value="221.58478063" calcext:value-type="float">
            <text:p>222</text:p>
          </table:table-cell>
          <table:table-cell table:style-name="ce11" table:formula="of:=IF([.J53]&lt;1;(1+(59*(1-[.J53])))*[.$A$39]+[.$A$64]/1000;0)" office:value-type="float" office:value="183.643258693" calcext:value-type="float">
            <text:p>184</text:p>
          </table:table-cell>
          <table:table-cell table:style-name="ce11" table:formula="of:=IF([.K53]&lt;1;(1+(59*(1-[.K53])))*[.$A$39]+[.$A$64]/1000;0)" office:value-type="float" office:value="141.9075845623" calcext:value-type="float">
            <text:p>142</text:p>
          </table:table-cell>
          <table:table-cell table:style-name="ce11" table:formula="of:=IF([.L53]&lt;1;(1+(59*(1-[.L53])))*[.$A$39]+[.$A$64]/1000;0)" office:value-type="float" office:value="95.9983430185295" calcext:value-type="float">
            <text:p>96</text:p>
          </table:table-cell>
          <table:table-cell table:style-name="ce11" table:formula="of:=IF([.M53]&lt;1;(1+(59*(1-[.M53])))*[.$A$39]+[.$A$64]/1000;0)" office:value-type="float" office:value="45.4981773203824" calcext:value-type="float">
            <text:p>45</text:p>
          </table:table-cell>
          <table:table-cell table:style-name="ce11" table:formula="of:=IF([.N53]&lt;1;(1+(59*(1-[.N53])))*[.$A$39]+[.$A$64]/1000;0)" office:value-type="float" office:value="0" calcext:value-type="float">
            <text:p>0</text:p>
          </table:table-cell>
          <table:table-cell table:style-name="ce11" table:formula="of:=IF([.O53]&lt;1;(1+(59*(1-[.O53])))*[.$A$39]+[.$A$64]/1000;0)" office:value-type="float" office:value="0" calcext:value-type="float">
            <text:p>0</text:p>
          </table:table-cell>
          <table:table-cell table:style-name="ce11" table:formula="of:=IF([.P53]&lt;1;(1+(59*(1-[.P53])))*[.$A$39]+[.$A$64]/1000;0)" office:value-type="float" office:value="0" calcext:value-type="float">
            <text:p>0</text:p>
          </table:table-cell>
          <table:table-cell table:style-name="ce11" table:formula="of:=IF([.Q53]&lt;1;(1+(59*(1-[.Q53])))*[.$A$39]+[.$A$64]/1000;0)" office:value-type="float" office:value="0" calcext:value-type="float">
            <text:p>0</text:p>
          </table:table-cell>
          <table:table-cell table:style-name="ce11" table:formula="of:=IF([.R53]&lt;1;(1+(59*(1-[.R53])))*[.$A$39]+[.$A$64]/1000;0)" office:value-type="float" office:value="0" calcext:value-type="float">
            <text:p>0</text:p>
          </table:table-cell>
          <table:table-cell table:style-name="ce11" table:formula="of:=IF([.S53]&lt;1;(1+(59*(1-[.S53])))*[.$A$39]+[.$A$64]/1000;0)" office:value-type="float" office:value="0" calcext:value-type="float">
            <text:p>0</text:p>
          </table:table-cell>
          <table:table-cell table:style-name="ce11" table:formula="of:=IF([.T53]&lt;1;(1+(59*(1-[.T53])))*[.$A$39]+[.$A$64]/1000;0)" office:value-type="float" office:value="0" calcext:value-type="float">
            <text:p>0</text:p>
          </table:table-cell>
          <table:table-cell table:style-name="ce11" table:formula="of:=IF([.U53]&lt;1;(1+(59*(1-[.U53])))*[.$A$39]+[.$A$64]/1000;0)" office:value-type="float" office:value="0" calcext:value-type="float">
            <text:p>0</text:p>
          </table:table-cell>
          <table:table-cell table:style-name="ce11" table:formula="of:=IF([.V53]&lt;1;(1+(59*(1-[.V53])))*[.$A$39]+[.$A$64]/1000;0)" office:value-type="float" office:value="0" calcext:value-type="float">
            <text:p>0</text:p>
          </table:table-cell>
          <table:table-cell table:style-name="ce11" table:formula="of:=IF([.W53]&lt;1;(1+(59*(1-[.W53])))*[.$A$39]+[.$A$64]/1000;0)" office:value-type="float" office:value="0" calcext:value-type="float">
            <text:p>0</text:p>
          </table:table-cell>
          <table:table-cell table:style-name="ce11" table:formula="of:=IF([.X53]&lt;1;(1+(59*(1-[.X53])))*[.$A$39]+[.$A$64]/1000;0)" office:value-type="float" office:value="0" calcext:value-type="float">
            <text:p>0</text:p>
          </table:table-cell>
          <table:table-cell table:style-name="ce11" table:formula="of:=IF([.Y53]&lt;1;(1+(59*(1-[.Y53])))*[.$A$39]+[.$A$64]/1000;0)" office:value-type="float" office:value="0" calcext:value-type="float">
            <text:p>0</text:p>
          </table:table-cell>
          <table:table-cell table:style-name="ce11" table:formula="of:=IF([.Z53]&lt;1;(1+(59*(1-[.Z53])))*[.$A$39]+[.$A$64]/1000;0)" office:value-type="float" office:value="0" calcext:value-type="float">
            <text:p>0</text:p>
          </table:table-cell>
          <table:table-cell table:style-name="ce11" table:formula="of:=IF([.AA53]&lt;1;(1+(59*(1-[.AA53])))*[.$A$39]+[.$A$64]/1000;0)" office:value-type="float" office:value="0" calcext:value-type="float">
            <text:p>0</text:p>
          </table:table-cell>
          <table:table-cell table:style-name="ce11" table:formula="of:=IF([.AB53]&lt;1;(1+(59*(1-[.AB53])))*[.$A$39]+[.$A$64]/1000;0)" office:value-type="float" office:value="0" calcext:value-type="float">
            <text:p>0</text:p>
          </table:table-cell>
          <table:table-cell table:style-name="ce11" table:formula="of:=IF([.AC53]&lt;1;(1+(59*(1-[.AC53])))*[.$A$39]+[.$A$64]/1000;0)" office:value-type="float" office:value="0" calcext:value-type="float">
            <text:p>0</text:p>
          </table:table-cell>
          <table:table-cell table:style-name="ce11" table:formula="of:=IF([.AD53]&lt;1;(1+(59*(1-[.AD53])))*[.$A$39]+[.$A$64]/1000;0)" office:value-type="float" office:value="0" calcext:value-type="float">
            <text:p>0</text:p>
          </table:table-cell>
          <table:table-cell table:style-name="ce11" table:formula="of:=IF([.AE53]&lt;1;(1+(59*(1-[.AE53])))*[.$A$39]+[.$A$64]/1000;0)" office:value-type="float" office:value="0" calcext:value-type="float">
            <text:p>0</text:p>
          </table:table-cell>
          <table:table-cell table:style-name="ce11" table:formula="of:=IF([.AF53]&lt;1;(1+(59*(1-[.AF53])))*[.$A$39]+[.$A$64]/1000;0)" office:value-type="float" office:value="0" calcext:value-type="float">
            <text:p>0</text:p>
          </table:table-cell>
          <table:table-cell table:style-name="ce11" table:formula="of:=IF([.AG53]&lt;1;(1+(59*(1-[.AG53])))*[.$A$39]+[.$A$64]/1000;0)" office:value-type="float" office:value="0" calcext:value-type="float">
            <text:p>0</text:p>
          </table:table-cell>
          <table:table-cell table:style-name="ce11" table:formula="of:=IF([.AH53]&lt;1;(1+(59*(1-[.AH53])))*[.$A$39]+[.$A$64]/1000;0)" office:value-type="float" office:value="0" calcext:value-type="float">
            <text:p>0</text:p>
          </table:table-cell>
          <table:table-cell table:style-name="ce11" table:formula="of:=IF([.AI53]&lt;1;(1+(59*(1-[.AI53])))*[.$A$39]+[.$A$64]/1000;0)" office:value-type="float" office:value="0" calcext:value-type="float">
            <text:p>0</text:p>
          </table:table-cell>
          <table:table-cell table:style-name="ce11" table:formula="of:=IF([.AJ53]&lt;1;(1+(59*(1-[.AJ53])))*[.$A$39]+[.$A$64]/1000;0)" office:value-type="float" office:value="0" calcext:value-type="float">
            <text:p>0</text:p>
          </table:table-cell>
          <table:table-cell table:style-name="ce11" table:formula="of:=IF([.AK53]&lt;1;(1+(59*(1-[.AK53])))*[.$A$39]+[.$A$64]/1000;0)" office:value-type="float" office:value="0" calcext:value-type="float">
            <text:p>0</text:p>
          </table:table-cell>
          <table:table-cell table:style-name="ce11" table:formula="of:=IF([.AL53]&lt;1;(1+(59*(1-[.AL53])))*[.$A$39]+[.$A$64]/1000;0)" office:value-type="float" office:value="0" calcext:value-type="float">
            <text:p>0</text:p>
          </table:table-cell>
          <table:table-cell table:style-name="ce11" table:formula="of:=IF([.AM53]&lt;1;(1+(59*(1-[.AM53])))*[.$A$39]+[.$A$64]/1000;0)" office:value-type="float" office:value="0" calcext:value-type="float">
            <text:p>0</text:p>
          </table:table-cell>
          <table:table-cell table:style-name="ce11" table:formula="of:=IF([.AN53]&lt;1;(1+(59*(1-[.AN53])))*[.$A$39]+[.$A$64]/1000;0)" office:value-type="float" office:value="0" calcext:value-type="float">
            <text:p>0</text:p>
          </table:table-cell>
          <table:table-cell table:style-name="ce11" table:formula="of:=IF([.AO53]&lt;1;(1+(59*(1-[.AO53])))*[.$A$39]+[.$A$64]/1000;0)" office:value-type="float" office:value="0" calcext:value-type="float">
            <text:p>0</text:p>
          </table:table-cell>
          <table:table-cell table:style-name="ce11" table:formula="of:=IF([.AP53]&lt;1;(1+(59*(1-[.AP53])))*[.$A$39]+[.$A$64]/1000;0)" office:value-type="float" office:value="0" calcext:value-type="float">
            <text:p>0</text:p>
          </table:table-cell>
          <table:table-cell table:style-name="ce11" table:formula="of:=IF([.AQ53]&lt;1;(1+(59*(1-[.AQ53])))*[.$A$39]+[.$A$64]/1000;0)" office:value-type="float" office:value="0" calcext:value-type="float">
            <text:p>0</text:p>
          </table:table-cell>
          <table:table-cell table:style-name="ce11" table:formula="of:=IF([.AR53]&lt;1;(1+(59*(1-[.AR53])))*[.$A$39]+[.$A$64]/1000;0)" office:value-type="float" office:value="0" calcext:value-type="float">
            <text:p>0</text:p>
          </table:table-cell>
          <table:table-cell table:style-name="ce11" table:formula="of:=IF([.AS53]&lt;1;(1+(59*(1-[.AS53])))*[.$A$39]+[.$A$64]/1000;0)" office:value-type="float" office:value="0" calcext:value-type="float">
            <text:p>0</text:p>
          </table:table-cell>
          <table:table-cell table:style-name="ce11" table:formula="of:=IF([.AT53]&lt;1;(1+(59*(1-[.AT53])))*[.$A$39]+[.$A$64]/1000;0)" office:value-type="float" office:value="0" calcext:value-type="float">
            <text:p>0</text:p>
          </table:table-cell>
          <table:table-cell table:style-name="ce11" table:formula="of:=IF([.AU53]&lt;1;(1+(59*(1-[.AU53])))*[.$A$39]+[.$A$64]/1000;0)" office:value-type="float" office:value="0" calcext:value-type="float">
            <text:p>0</text:p>
          </table:table-cell>
          <table:table-cell table:style-name="ce11" table:formula="of:=IF([.AV53]&lt;1;(1+(59*(1-[.AV53])))*[.$A$39]+[.$A$64]/1000;0)" office:value-type="float" office:value="0" calcext:value-type="float">
            <text:p>0</text:p>
          </table:table-cell>
          <table:table-cell table:style-name="ce11" table:formula="of:=IF([.AW53]&lt;1;(1+(59*(1-[.AW53])))*[.$A$39]+[.$A$64]/1000;0)" office:value-type="float" office:value="0" calcext:value-type="float">
            <text:p>0</text:p>
          </table:table-cell>
          <table:table-cell table:style-name="ce11" table:formula="of:=IF([.AX53]&lt;1;(1+(59*(1-[.AX53])))*[.$A$39]+[.$A$64]/1000;0)" office:value-type="float" office:value="0" calcext:value-type="float">
            <text:p>0</text:p>
          </table:table-cell>
          <table:table-cell table:style-name="ce11" table:formula="of:=IF([.AY53]&lt;1;(1+(59*(1-[.AY53])))*[.$A$39]+[.$A$64]/1000;0)" office:value-type="float" office:value="0" calcext:value-type="float">
            <text:p>0</text:p>
          </table:table-cell>
          <table:table-cell table:style-name="ce11" table:formula="of:=IF([.AZ53]&lt;1;(1+(59*(1-[.AZ53])))*[.$A$39]+[.$A$64]/1000;0)" office:value-type="float" office:value="0" calcext:value-type="float">
            <text:p>0</text:p>
          </table:table-cell>
          <table:table-cell table:style-name="ce11" table:formula="of:=IF([.BA53]&lt;1;(1+(59*(1-[.BA53])))*[.$A$39]+[.$A$64]/1000;0)" office:value-type="float" office:value="0" calcext:value-type="float">
            <text:p>0</text:p>
          </table:table-cell>
          <table:table-cell table:style-name="ce11" table:formula="of:=IF([.BB53]&lt;1;(1+(59*(1-[.BB53])))*[.$A$39]+[.$A$64]/1000;0)" office:value-type="float" office:value="0" calcext:value-type="float">
            <text:p>0</text:p>
          </table:table-cell>
          <table:table-cell table:style-name="ce11" table:formula="of:=IF([.BC53]&lt;1;(1+(59*(1-[.BC53])))*[.$A$39]+[.$A$64]/1000;0)" office:value-type="float" office:value="0" calcext:value-type="float">
            <text:p>0</text:p>
          </table:table-cell>
          <table:table-cell table:style-name="ce11" table:formula="of:=IF([.BD53]&lt;1;(1+(59*(1-[.BD53])))*[.$A$39]+[.$A$64]/1000;0)" office:value-type="float" office:value="0" calcext:value-type="float">
            <text:p>0</text:p>
          </table:table-cell>
          <table:table-cell table:style-name="ce11" table:formula="of:=IF([.BE53]&lt;1;(1+(59*(1-[.BE53])))*[.$A$39]+[.$A$64]/1000;0)" office:value-type="float" office:value="0" calcext:value-type="float">
            <text:p>0</text:p>
          </table:table-cell>
          <table:table-cell table:style-name="ce11" table:formula="of:=IF([.BF53]&lt;1;(1+(59*(1-[.BF53])))*[.$A$39]+[.$A$64]/1000;0)" office:value-type="float" office:value="0" calcext:value-type="float">
            <text:p>0</text:p>
          </table:table-cell>
          <table:table-cell table:style-name="ce11" table:formula="of:=IF([.BG53]&lt;1;(1+(59*(1-[.BG53])))*[.$A$39]+[.$A$64]/1000;0)" office:value-type="float" office:value="0" calcext:value-type="float">
            <text:p>0</text:p>
          </table:table-cell>
          <table:table-cell table:style-name="ce11" table:formula="of:=IF([.BH53]&lt;1;(1+(59*(1-[.BH53])))*[.$A$39]+[.$A$64]/1000;0)" office:value-type="float" office:value="0" calcext:value-type="float">
            <text:p>0</text:p>
          </table:table-cell>
          <table:table-cell table:style-name="ce11" table:formula="of:=IF([.BI53]&lt;1;(1+(59*(1-[.BI53])))*[.$A$39]+[.$A$64]/1000;0)" office:value-type="float" office:value="0" calcext:value-type="float">
            <text:p>0</text:p>
          </table:table-cell>
          <table:table-cell table:style-name="ce11" table:formula="of:=IF([.BJ53]&lt;1;(1+(59*(1-[.BJ53])))*[.$A$39]+[.$A$64]/1000;0)" office:value-type="float" office:value="0" calcext:value-type="float">
            <text:p>0</text:p>
          </table:table-cell>
          <table:table-cell table:style-name="ce11" table:formula="of:=IF([.BK53]&lt;1;(1+(59*(1-[.BK53])))*[.$A$39]+[.$A$64]/1000;0)" office:value-type="float" office:value="0" calcext:value-type="float">
            <text:p>0</text:p>
          </table:table-cell>
          <table:table-cell table:style-name="ce11" table:formula="of:=IF([.BL53]&lt;1;(1+(59*(1-[.BL53])))*[.$A$39]+[.$A$64]/1000;0)" office:value-type="float" office:value="0" calcext:value-type="float">
            <text:p>0</text:p>
          </table:table-cell>
          <table:table-cell table:style-name="ce11" table:formula="of:=IF([.BM53]&lt;1;(1+(59*(1-[.BM53])))*[.$A$39]+[.$A$64]/1000;0)" office:value-type="float" office:value="0" calcext:value-type="float">
            <text:p>0</text:p>
          </table:table-cell>
          <table:table-cell table:style-name="ce11" table:formula="of:=IF([.BN53]&lt;1;(1+(59*(1-[.BN53])))*[.$A$39]+[.$A$64]/1000;0)" office:value-type="float" office:value="0" calcext:value-type="float">
            <text:p>0</text:p>
          </table:table-cell>
          <table:table-cell table:style-name="ce11" table:formula="of:=IF([.BO53]&lt;1;(1+(59*(1-[.BO53])))*[.$A$39]+[.$A$64]/1000;0)" office:value-type="float" office:value="0" calcext:value-type="float">
            <text:p>0</text:p>
          </table:table-cell>
          <table:table-cell table:style-name="ce11" table:formula="of:=IF([.BP53]&lt;1;(1+(59*(1-[.BP53])))*[.$A$39]+[.$A$64]/1000;0)" office:value-type="float" office:value="0" calcext:value-type="float">
            <text:p>0</text:p>
          </table:table-cell>
          <table:table-cell table:style-name="ce11" table:formula="of:=IF([.BQ53]&lt;1;(1+(59*(1-[.BQ53])))*[.$A$39]+[.$A$64]/1000;0)" office:value-type="float" office:value="0" calcext:value-type="float">
            <text:p>0</text:p>
          </table:table-cell>
          <table:table-cell table:style-name="ce11" table:formula="of:=IF([.BR53]&lt;1;(1+(59*(1-[.BR53])))*[.$A$39]+[.$A$64]/1000;0)" office:value-type="float" office:value="0" calcext:value-type="float">
            <text:p>0</text:p>
          </table:table-cell>
          <table:table-cell table:style-name="ce11" table:formula="of:=IF([.BS53]&lt;1;(1+(59*(1-[.BS53])))*[.$A$39]+[.$A$64]/1000;0)" office:value-type="float" office:value="0" calcext:value-type="float">
            <text:p>0</text:p>
          </table:table-cell>
          <table:table-cell table:style-name="ce11" table:formula="of:=IF([.BT53]&lt;1;(1+(59*(1-[.BT53])))*[.$A$39]+[.$A$64]/1000;0)" office:value-type="float" office:value="0" calcext:value-type="float">
            <text:p>0</text:p>
          </table:table-cell>
          <table:table-cell table:style-name="ce11" table:formula="of:=IF([.BU53]&lt;1;(1+(59*(1-[.BU53])))*[.$A$39]+[.$A$64]/1000;0)" office:value-type="float" office:value="0" calcext:value-type="float">
            <text:p>0</text:p>
          </table:table-cell>
          <table:table-cell table:style-name="ce11" table:formula="of:=IF([.BV53]&lt;1;(1+(59*(1-[.BV53])))*[.$A$39]+[.$A$64]/1000;0)" office:value-type="float" office:value="0" calcext:value-type="float">
            <text:p>0</text:p>
          </table:table-cell>
          <table:table-cell table:style-name="ce11" table:formula="of:=IF([.BW53]&lt;1;(1+(59*(1-[.BW53])))*[.$A$39]+[.$A$64]/1000;0)" office:value-type="float" office:value="0" calcext:value-type="float">
            <text:p>0</text:p>
          </table:table-cell>
          <table:table-cell table:style-name="ce11" table:formula="of:=IF([.BX53]&lt;1;(1+(59*(1-[.BX53])))*[.$A$39]+[.$A$64]/1000;0)" office:value-type="float" office:value="0" calcext:value-type="float">
            <text:p>0</text:p>
          </table:table-cell>
          <table:table-cell table:style-name="ce11" table:formula="of:=IF([.BY53]&lt;1;(1+(59*(1-[.BY53])))*[.$A$39]+[.$A$64]/1000;0)" office:value-type="float" office:value="0" calcext:value-type="float">
            <text:p>0</text:p>
          </table:table-cell>
          <table:table-cell table:style-name="ce11" table:formula="of:=IF([.BZ53]&lt;1;(1+(59*(1-[.BZ53])))*[.$A$39]+[.$A$64]/1000;0)" office:value-type="float" office:value="0" calcext:value-type="float">
            <text:p>0</text:p>
          </table:table-cell>
          <table:table-cell table:style-name="ce11" table:formula="of:=IF([.CA53]&lt;1;(1+(59*(1-[.CA53])))*[.$A$39]+[.$A$64]/1000;0)" office:value-type="float" office:value="0" calcext:value-type="float">
            <text:p>0</text:p>
          </table:table-cell>
          <table:table-cell table:style-name="ce11" table:formula="of:=IF([.CB53]&lt;1;(1+(59*(1-[.CB53])))*[.$A$39]+[.$A$64]/1000;0)" office:value-type="float" office:value="0" calcext:value-type="float">
            <text:p>0</text:p>
          </table:table-cell>
          <table:table-cell table:style-name="ce11" table:formula="of:=IF([.CC53]&lt;1;(1+(59*(1-[.CC53])))*[.$A$39]+[.$A$64]/1000;0)" office:value-type="float" office:value="0" calcext:value-type="float">
            <text:p>0</text:p>
          </table:table-cell>
          <table:table-cell table:style-name="ce11" table:formula="of:=IF([.CD53]&lt;1;(1+(59*(1-[.CD53])))*[.$A$39]+[.$A$64]/1000;0)" office:value-type="float" office:value="0" calcext:value-type="float">
            <text:p>0</text:p>
          </table:table-cell>
          <table:table-cell table:style-name="ce11" table:formula="of:=IF([.CE53]&lt;1;(1+(59*(1-[.CE53])))*[.$A$39]+[.$A$64]/1000;0)" office:value-type="float" office:value="0" calcext:value-type="float">
            <text:p>0</text:p>
          </table:table-cell>
          <table:table-cell table:style-name="ce11" table:formula="of:=IF([.CF53]&lt;1;(1+(59*(1-[.CF53])))*[.$A$39]+[.$A$64]/1000;0)" office:value-type="float" office:value="0" calcext:value-type="float">
            <text:p>0</text:p>
          </table:table-cell>
          <table:table-cell table:style-name="ce11" table:formula="of:=IF([.CG53]&lt;1;(1+(59*(1-[.CG53])))*[.$A$39]+[.$A$64]/1000;0)" office:value-type="float" office:value="0" calcext:value-type="float">
            <text:p>0</text:p>
          </table:table-cell>
          <table:table-cell table:style-name="ce11" table:formula="of:=IF([.CH53]&lt;1;(1+(59*(1-[.CH53])))*[.$A$39]+[.$A$64]/1000;0)" office:value-type="float" office:value="0" calcext:value-type="float">
            <text:p>0</text:p>
          </table:table-cell>
          <table:table-cell table:style-name="ce11" table:formula="of:=IF([.CI53]&lt;1;(1+(59*(1-[.CI53])))*[.$A$39]+[.$A$64]/1000;0)" office:value-type="float" office:value="0" calcext:value-type="float">
            <text:p>0</text:p>
          </table:table-cell>
          <table:table-cell table:style-name="ce11" table:formula="of:=IF([.CJ53]&lt;1;(1+(59*(1-[.CJ53])))*[.$A$39]+[.$A$64]/1000;0)" office:value-type="float" office:value="0" calcext:value-type="float">
            <text:p>0</text:p>
          </table:table-cell>
          <table:table-cell table:style-name="ce11" table:formula="of:=IF([.CK53]&lt;1;(1+(59*(1-[.CK53])))*[.$A$39]+[.$A$64]/1000;0)" office:value-type="float" office:value="0" calcext:value-type="float">
            <text:p>0</text:p>
          </table:table-cell>
          <table:table-cell table:style-name="ce11" table:formula="of:=IF([.CL53]&lt;1;(1+(59*(1-[.CL53])))*[.$A$39]+[.$A$64]/1000;0)" office:value-type="float" office:value="0" calcext:value-type="float">
            <text:p>0</text:p>
          </table:table-cell>
          <table:table-cell table:style-name="ce11" table:formula="of:=IF([.CM53]&lt;1;(1+(59*(1-[.CM53])))*[.$A$39]+[.$A$64]/1000;0)" office:value-type="float" office:value="0" calcext:value-type="float">
            <text:p>0</text:p>
          </table:table-cell>
          <table:table-cell table:style-name="ce11" table:formula="of:=IF([.CN53]&lt;1;(1+(59*(1-[.CN53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4]&lt;1;(1+(59*(1-[.A54])))*[.$A$39]+[.$A$64]/1000;0)" office:value-type="float" office:value="365" calcext:value-type="float">
            <text:p>365</text:p>
          </table:table-cell>
          <table:table-cell table:style-name="ce11" table:formula="of:=IF([.B54]&lt;1;(1+(59*(1-[.B54])))*[.$A$39]+[.$A$64]/1000;0)" office:value-type="float" office:value="341.4" calcext:value-type="float">
            <text:p>341</text:p>
          </table:table-cell>
          <table:table-cell table:style-name="ce11" table:formula="of:=IF([.C54]&lt;1;(1+(59*(1-[.C54])))*[.$A$39]+[.$A$64]/1000;0)" office:value-type="float" office:value="315.44" calcext:value-type="float">
            <text:p>315</text:p>
          </table:table-cell>
          <table:table-cell table:style-name="ce11" table:formula="of:=IF([.D54]&lt;1;(1+(59*(1-[.D54])))*[.$A$39]+[.$A$64]/1000;0)" office:value-type="float" office:value="286.884" calcext:value-type="float">
            <text:p>287</text:p>
          </table:table-cell>
          <table:table-cell table:style-name="ce11" table:formula="of:=IF([.E54]&lt;1;(1+(59*(1-[.E54])))*[.$A$39]+[.$A$64]/1000;0)" office:value-type="float" office:value="255.4724" calcext:value-type="float">
            <text:p>255</text:p>
          </table:table-cell>
          <table:table-cell table:style-name="ce11" table:formula="of:=IF([.F54]&lt;1;(1+(59*(1-[.F54])))*[.$A$39]+[.$A$64]/1000;0)" office:value-type="float" office:value="220.91964" calcext:value-type="float">
            <text:p>221</text:p>
          </table:table-cell>
          <table:table-cell table:style-name="ce11" table:formula="of:=IF([.G54]&lt;1;(1+(59*(1-[.G54])))*[.$A$39]+[.$A$64]/1000;0)" office:value-type="float" office:value="182.911604" calcext:value-type="float">
            <text:p>183</text:p>
          </table:table-cell>
          <table:table-cell table:style-name="ce11" table:formula="of:=IF([.H54]&lt;1;(1+(59*(1-[.H54])))*[.$A$39]+[.$A$64]/1000;0)" office:value-type="float" office:value="141.1027644" calcext:value-type="float">
            <text:p>141</text:p>
          </table:table-cell>
          <table:table-cell table:style-name="ce11" table:formula="of:=IF([.I54]&lt;1;(1+(59*(1-[.I54])))*[.$A$39]+[.$A$64]/1000;0)" office:value-type="float" office:value="95.1130408399997" calcext:value-type="float">
            <text:p>95</text:p>
          </table:table-cell>
          <table:table-cell table:style-name="ce11" table:formula="of:=IF([.J54]&lt;1;(1+(59*(1-[.J54])))*[.$A$39]+[.$A$64]/1000;0)" office:value-type="float" office:value="44.5243449239997" calcext:value-type="float">
            <text:p>45</text:p>
          </table:table-cell>
          <table:table-cell table:style-name="ce11" table:formula="of:=IF([.K54]&lt;1;(1+(59*(1-[.K54])))*[.$A$39]+[.$A$64]/1000;0)" office:value-type="float" office:value="0" calcext:value-type="float">
            <text:p>0</text:p>
          </table:table-cell>
          <table:table-cell table:style-name="ce11" table:formula="of:=IF([.L54]&lt;1;(1+(59*(1-[.L54])))*[.$A$39]+[.$A$64]/1000;0)" office:value-type="float" office:value="0" calcext:value-type="float">
            <text:p>0</text:p>
          </table:table-cell>
          <table:table-cell table:style-name="ce11" table:formula="of:=IF([.M54]&lt;1;(1+(59*(1-[.M54])))*[.$A$39]+[.$A$64]/1000;0)" office:value-type="float" office:value="0" calcext:value-type="float">
            <text:p>0</text:p>
          </table:table-cell>
          <table:table-cell table:style-name="ce11" table:formula="of:=IF([.N54]&lt;1;(1+(59*(1-[.N54])))*[.$A$39]+[.$A$64]/1000;0)" office:value-type="float" office:value="0" calcext:value-type="float">
            <text:p>0</text:p>
          </table:table-cell>
          <table:table-cell table:style-name="ce11" table:formula="of:=IF([.O54]&lt;1;(1+(59*(1-[.O54])))*[.$A$39]+[.$A$64]/1000;0)" office:value-type="float" office:value="0" calcext:value-type="float">
            <text:p>0</text:p>
          </table:table-cell>
          <table:table-cell table:style-name="ce11" table:formula="of:=IF([.P54]&lt;1;(1+(59*(1-[.P54])))*[.$A$39]+[.$A$64]/1000;0)" office:value-type="float" office:value="0" calcext:value-type="float">
            <text:p>0</text:p>
          </table:table-cell>
          <table:table-cell table:style-name="ce11" table:formula="of:=IF([.Q54]&lt;1;(1+(59*(1-[.Q54])))*[.$A$39]+[.$A$64]/1000;0)" office:value-type="float" office:value="0" calcext:value-type="float">
            <text:p>0</text:p>
          </table:table-cell>
          <table:table-cell table:style-name="ce11" table:formula="of:=IF([.R54]&lt;1;(1+(59*(1-[.R54])))*[.$A$39]+[.$A$64]/1000;0)" office:value-type="float" office:value="0" calcext:value-type="float">
            <text:p>0</text:p>
          </table:table-cell>
          <table:table-cell table:style-name="ce11" table:formula="of:=IF([.S54]&lt;1;(1+(59*(1-[.S54])))*[.$A$39]+[.$A$64]/1000;0)" office:value-type="float" office:value="0" calcext:value-type="float">
            <text:p>0</text:p>
          </table:table-cell>
          <table:table-cell table:style-name="ce11" table:formula="of:=IF([.T54]&lt;1;(1+(59*(1-[.T54])))*[.$A$39]+[.$A$64]/1000;0)" office:value-type="float" office:value="0" calcext:value-type="float">
            <text:p>0</text:p>
          </table:table-cell>
          <table:table-cell table:style-name="ce11" table:formula="of:=IF([.U54]&lt;1;(1+(59*(1-[.U54])))*[.$A$39]+[.$A$64]/1000;0)" office:value-type="float" office:value="0" calcext:value-type="float">
            <text:p>0</text:p>
          </table:table-cell>
          <table:table-cell table:style-name="ce11" table:formula="of:=IF([.V54]&lt;1;(1+(59*(1-[.V54])))*[.$A$39]+[.$A$64]/1000;0)" office:value-type="float" office:value="0" calcext:value-type="float">
            <text:p>0</text:p>
          </table:table-cell>
          <table:table-cell table:style-name="ce11" table:formula="of:=IF([.W54]&lt;1;(1+(59*(1-[.W54])))*[.$A$39]+[.$A$64]/1000;0)" office:value-type="float" office:value="0" calcext:value-type="float">
            <text:p>0</text:p>
          </table:table-cell>
          <table:table-cell table:style-name="ce11" table:formula="of:=IF([.X54]&lt;1;(1+(59*(1-[.X54])))*[.$A$39]+[.$A$64]/1000;0)" office:value-type="float" office:value="0" calcext:value-type="float">
            <text:p>0</text:p>
          </table:table-cell>
          <table:table-cell table:style-name="ce11" table:formula="of:=IF([.Y54]&lt;1;(1+(59*(1-[.Y54])))*[.$A$39]+[.$A$64]/1000;0)" office:value-type="float" office:value="0" calcext:value-type="float">
            <text:p>0</text:p>
          </table:table-cell>
          <table:table-cell table:style-name="ce11" table:formula="of:=IF([.Z54]&lt;1;(1+(59*(1-[.Z54])))*[.$A$39]+[.$A$64]/1000;0)" office:value-type="float" office:value="0" calcext:value-type="float">
            <text:p>0</text:p>
          </table:table-cell>
          <table:table-cell table:style-name="ce11" table:formula="of:=IF([.AA54]&lt;1;(1+(59*(1-[.AA54])))*[.$A$39]+[.$A$64]/1000;0)" office:value-type="float" office:value="0" calcext:value-type="float">
            <text:p>0</text:p>
          </table:table-cell>
          <table:table-cell table:style-name="ce11" table:formula="of:=IF([.AB54]&lt;1;(1+(59*(1-[.AB54])))*[.$A$39]+[.$A$64]/1000;0)" office:value-type="float" office:value="0" calcext:value-type="float">
            <text:p>0</text:p>
          </table:table-cell>
          <table:table-cell table:style-name="ce11" table:formula="of:=IF([.AC54]&lt;1;(1+(59*(1-[.AC54])))*[.$A$39]+[.$A$64]/1000;0)" office:value-type="float" office:value="0" calcext:value-type="float">
            <text:p>0</text:p>
          </table:table-cell>
          <table:table-cell table:style-name="ce11" table:formula="of:=IF([.AD54]&lt;1;(1+(59*(1-[.AD54])))*[.$A$39]+[.$A$64]/1000;0)" office:value-type="float" office:value="0" calcext:value-type="float">
            <text:p>0</text:p>
          </table:table-cell>
          <table:table-cell table:style-name="ce11" table:formula="of:=IF([.AE54]&lt;1;(1+(59*(1-[.AE54])))*[.$A$39]+[.$A$64]/1000;0)" office:value-type="float" office:value="0" calcext:value-type="float">
            <text:p>0</text:p>
          </table:table-cell>
          <table:table-cell table:style-name="ce11" table:formula="of:=IF([.AF54]&lt;1;(1+(59*(1-[.AF54])))*[.$A$39]+[.$A$64]/1000;0)" office:value-type="float" office:value="0" calcext:value-type="float">
            <text:p>0</text:p>
          </table:table-cell>
          <table:table-cell table:style-name="ce11" table:formula="of:=IF([.AG54]&lt;1;(1+(59*(1-[.AG54])))*[.$A$39]+[.$A$64]/1000;0)" office:value-type="float" office:value="0" calcext:value-type="float">
            <text:p>0</text:p>
          </table:table-cell>
          <table:table-cell table:style-name="ce11" table:formula="of:=IF([.AH54]&lt;1;(1+(59*(1-[.AH54])))*[.$A$39]+[.$A$64]/1000;0)" office:value-type="float" office:value="0" calcext:value-type="float">
            <text:p>0</text:p>
          </table:table-cell>
          <table:table-cell table:style-name="ce11" table:formula="of:=IF([.AI54]&lt;1;(1+(59*(1-[.AI54])))*[.$A$39]+[.$A$64]/1000;0)" office:value-type="float" office:value="0" calcext:value-type="float">
            <text:p>0</text:p>
          </table:table-cell>
          <table:table-cell table:style-name="ce11" table:formula="of:=IF([.AJ54]&lt;1;(1+(59*(1-[.AJ54])))*[.$A$39]+[.$A$64]/1000;0)" office:value-type="float" office:value="0" calcext:value-type="float">
            <text:p>0</text:p>
          </table:table-cell>
          <table:table-cell table:style-name="ce11" table:formula="of:=IF([.AK54]&lt;1;(1+(59*(1-[.AK54])))*[.$A$39]+[.$A$64]/1000;0)" office:value-type="float" office:value="0" calcext:value-type="float">
            <text:p>0</text:p>
          </table:table-cell>
          <table:table-cell table:style-name="ce11" table:formula="of:=IF([.AL54]&lt;1;(1+(59*(1-[.AL54])))*[.$A$39]+[.$A$64]/1000;0)" office:value-type="float" office:value="0" calcext:value-type="float">
            <text:p>0</text:p>
          </table:table-cell>
          <table:table-cell table:style-name="ce11" table:formula="of:=IF([.AM54]&lt;1;(1+(59*(1-[.AM54])))*[.$A$39]+[.$A$64]/1000;0)" office:value-type="float" office:value="0" calcext:value-type="float">
            <text:p>0</text:p>
          </table:table-cell>
          <table:table-cell table:style-name="ce11" table:formula="of:=IF([.AN54]&lt;1;(1+(59*(1-[.AN54])))*[.$A$39]+[.$A$64]/1000;0)" office:value-type="float" office:value="0" calcext:value-type="float">
            <text:p>0</text:p>
          </table:table-cell>
          <table:table-cell table:style-name="ce11" table:formula="of:=IF([.AO54]&lt;1;(1+(59*(1-[.AO54])))*[.$A$39]+[.$A$64]/1000;0)" office:value-type="float" office:value="0" calcext:value-type="float">
            <text:p>0</text:p>
          </table:table-cell>
          <table:table-cell table:style-name="ce11" table:formula="of:=IF([.AP54]&lt;1;(1+(59*(1-[.AP54])))*[.$A$39]+[.$A$64]/1000;0)" office:value-type="float" office:value="0" calcext:value-type="float">
            <text:p>0</text:p>
          </table:table-cell>
          <table:table-cell table:style-name="ce11" table:formula="of:=IF([.AQ54]&lt;1;(1+(59*(1-[.AQ54])))*[.$A$39]+[.$A$64]/1000;0)" office:value-type="float" office:value="0" calcext:value-type="float">
            <text:p>0</text:p>
          </table:table-cell>
          <table:table-cell table:style-name="ce11" table:formula="of:=IF([.AR54]&lt;1;(1+(59*(1-[.AR54])))*[.$A$39]+[.$A$64]/1000;0)" office:value-type="float" office:value="0" calcext:value-type="float">
            <text:p>0</text:p>
          </table:table-cell>
          <table:table-cell table:style-name="ce11" table:formula="of:=IF([.AS54]&lt;1;(1+(59*(1-[.AS54])))*[.$A$39]+[.$A$64]/1000;0)" office:value-type="float" office:value="0" calcext:value-type="float">
            <text:p>0</text:p>
          </table:table-cell>
          <table:table-cell table:style-name="ce11" table:formula="of:=IF([.AT54]&lt;1;(1+(59*(1-[.AT54])))*[.$A$39]+[.$A$64]/1000;0)" office:value-type="float" office:value="0" calcext:value-type="float">
            <text:p>0</text:p>
          </table:table-cell>
          <table:table-cell table:style-name="ce11" table:formula="of:=IF([.AU54]&lt;1;(1+(59*(1-[.AU54])))*[.$A$39]+[.$A$64]/1000;0)" office:value-type="float" office:value="0" calcext:value-type="float">
            <text:p>0</text:p>
          </table:table-cell>
          <table:table-cell table:style-name="ce11" table:formula="of:=IF([.AV54]&lt;1;(1+(59*(1-[.AV54])))*[.$A$39]+[.$A$64]/1000;0)" office:value-type="float" office:value="0" calcext:value-type="float">
            <text:p>0</text:p>
          </table:table-cell>
          <table:table-cell table:style-name="ce11" table:formula="of:=IF([.AW54]&lt;1;(1+(59*(1-[.AW54])))*[.$A$39]+[.$A$64]/1000;0)" office:value-type="float" office:value="0" calcext:value-type="float">
            <text:p>0</text:p>
          </table:table-cell>
          <table:table-cell table:style-name="ce11" table:formula="of:=IF([.AX54]&lt;1;(1+(59*(1-[.AX54])))*[.$A$39]+[.$A$64]/1000;0)" office:value-type="float" office:value="0" calcext:value-type="float">
            <text:p>0</text:p>
          </table:table-cell>
          <table:table-cell table:style-name="ce11" table:formula="of:=IF([.AY54]&lt;1;(1+(59*(1-[.AY54])))*[.$A$39]+[.$A$64]/1000;0)" office:value-type="float" office:value="0" calcext:value-type="float">
            <text:p>0</text:p>
          </table:table-cell>
          <table:table-cell table:style-name="ce11" table:formula="of:=IF([.AZ54]&lt;1;(1+(59*(1-[.AZ54])))*[.$A$39]+[.$A$64]/1000;0)" office:value-type="float" office:value="0" calcext:value-type="float">
            <text:p>0</text:p>
          </table:table-cell>
          <table:table-cell table:style-name="ce11" table:formula="of:=IF([.BA54]&lt;1;(1+(59*(1-[.BA54])))*[.$A$39]+[.$A$64]/1000;0)" office:value-type="float" office:value="0" calcext:value-type="float">
            <text:p>0</text:p>
          </table:table-cell>
          <table:table-cell table:style-name="ce11" table:formula="of:=IF([.BB54]&lt;1;(1+(59*(1-[.BB54])))*[.$A$39]+[.$A$64]/1000;0)" office:value-type="float" office:value="0" calcext:value-type="float">
            <text:p>0</text:p>
          </table:table-cell>
          <table:table-cell table:style-name="ce11" table:formula="of:=IF([.BC54]&lt;1;(1+(59*(1-[.BC54])))*[.$A$39]+[.$A$64]/1000;0)" office:value-type="float" office:value="0" calcext:value-type="float">
            <text:p>0</text:p>
          </table:table-cell>
          <table:table-cell table:style-name="ce11" table:formula="of:=IF([.BD54]&lt;1;(1+(59*(1-[.BD54])))*[.$A$39]+[.$A$64]/1000;0)" office:value-type="float" office:value="0" calcext:value-type="float">
            <text:p>0</text:p>
          </table:table-cell>
          <table:table-cell table:style-name="ce11" table:formula="of:=IF([.BE54]&lt;1;(1+(59*(1-[.BE54])))*[.$A$39]+[.$A$64]/1000;0)" office:value-type="float" office:value="0" calcext:value-type="float">
            <text:p>0</text:p>
          </table:table-cell>
          <table:table-cell table:style-name="ce11" table:formula="of:=IF([.BF54]&lt;1;(1+(59*(1-[.BF54])))*[.$A$39]+[.$A$64]/1000;0)" office:value-type="float" office:value="0" calcext:value-type="float">
            <text:p>0</text:p>
          </table:table-cell>
          <table:table-cell table:style-name="ce11" table:formula="of:=IF([.BG54]&lt;1;(1+(59*(1-[.BG54])))*[.$A$39]+[.$A$64]/1000;0)" office:value-type="float" office:value="0" calcext:value-type="float">
            <text:p>0</text:p>
          </table:table-cell>
          <table:table-cell table:style-name="ce11" table:formula="of:=IF([.BH54]&lt;1;(1+(59*(1-[.BH54])))*[.$A$39]+[.$A$64]/1000;0)" office:value-type="float" office:value="0" calcext:value-type="float">
            <text:p>0</text:p>
          </table:table-cell>
          <table:table-cell table:style-name="ce11" table:formula="of:=IF([.BI54]&lt;1;(1+(59*(1-[.BI54])))*[.$A$39]+[.$A$64]/1000;0)" office:value-type="float" office:value="0" calcext:value-type="float">
            <text:p>0</text:p>
          </table:table-cell>
          <table:table-cell table:style-name="ce11" table:formula="of:=IF([.BJ54]&lt;1;(1+(59*(1-[.BJ54])))*[.$A$39]+[.$A$64]/1000;0)" office:value-type="float" office:value="0" calcext:value-type="float">
            <text:p>0</text:p>
          </table:table-cell>
          <table:table-cell table:style-name="ce11" table:formula="of:=IF([.BK54]&lt;1;(1+(59*(1-[.BK54])))*[.$A$39]+[.$A$64]/1000;0)" office:value-type="float" office:value="0" calcext:value-type="float">
            <text:p>0</text:p>
          </table:table-cell>
          <table:table-cell table:style-name="ce11" table:formula="of:=IF([.BL54]&lt;1;(1+(59*(1-[.BL54])))*[.$A$39]+[.$A$64]/1000;0)" office:value-type="float" office:value="0" calcext:value-type="float">
            <text:p>0</text:p>
          </table:table-cell>
          <table:table-cell table:style-name="ce11" table:formula="of:=IF([.BM54]&lt;1;(1+(59*(1-[.BM54])))*[.$A$39]+[.$A$64]/1000;0)" office:value-type="float" office:value="0" calcext:value-type="float">
            <text:p>0</text:p>
          </table:table-cell>
          <table:table-cell table:style-name="ce11" table:formula="of:=IF([.BN54]&lt;1;(1+(59*(1-[.BN54])))*[.$A$39]+[.$A$64]/1000;0)" office:value-type="float" office:value="0" calcext:value-type="float">
            <text:p>0</text:p>
          </table:table-cell>
          <table:table-cell table:style-name="ce11" table:formula="of:=IF([.BO54]&lt;1;(1+(59*(1-[.BO54])))*[.$A$39]+[.$A$64]/1000;0)" office:value-type="float" office:value="0" calcext:value-type="float">
            <text:p>0</text:p>
          </table:table-cell>
          <table:table-cell table:style-name="ce11" table:formula="of:=IF([.BP54]&lt;1;(1+(59*(1-[.BP54])))*[.$A$39]+[.$A$64]/1000;0)" office:value-type="float" office:value="0" calcext:value-type="float">
            <text:p>0</text:p>
          </table:table-cell>
          <table:table-cell table:style-name="ce11" table:formula="of:=IF([.BQ54]&lt;1;(1+(59*(1-[.BQ54])))*[.$A$39]+[.$A$64]/1000;0)" office:value-type="float" office:value="0" calcext:value-type="float">
            <text:p>0</text:p>
          </table:table-cell>
          <table:table-cell table:style-name="ce11" table:formula="of:=IF([.BR54]&lt;1;(1+(59*(1-[.BR54])))*[.$A$39]+[.$A$64]/1000;0)" office:value-type="float" office:value="0" calcext:value-type="float">
            <text:p>0</text:p>
          </table:table-cell>
          <table:table-cell table:style-name="ce11" table:formula="of:=IF([.BS54]&lt;1;(1+(59*(1-[.BS54])))*[.$A$39]+[.$A$64]/1000;0)" office:value-type="float" office:value="0" calcext:value-type="float">
            <text:p>0</text:p>
          </table:table-cell>
          <table:table-cell table:style-name="ce11" table:formula="of:=IF([.BT54]&lt;1;(1+(59*(1-[.BT54])))*[.$A$39]+[.$A$64]/1000;0)" office:value-type="float" office:value="0" calcext:value-type="float">
            <text:p>0</text:p>
          </table:table-cell>
          <table:table-cell table:style-name="ce11" table:formula="of:=IF([.BU54]&lt;1;(1+(59*(1-[.BU54])))*[.$A$39]+[.$A$64]/1000;0)" office:value-type="float" office:value="0" calcext:value-type="float">
            <text:p>0</text:p>
          </table:table-cell>
          <table:table-cell table:style-name="ce11" table:formula="of:=IF([.BV54]&lt;1;(1+(59*(1-[.BV54])))*[.$A$39]+[.$A$64]/1000;0)" office:value-type="float" office:value="0" calcext:value-type="float">
            <text:p>0</text:p>
          </table:table-cell>
          <table:table-cell table:style-name="ce11" table:formula="of:=IF([.BW54]&lt;1;(1+(59*(1-[.BW54])))*[.$A$39]+[.$A$64]/1000;0)" office:value-type="float" office:value="0" calcext:value-type="float">
            <text:p>0</text:p>
          </table:table-cell>
          <table:table-cell table:style-name="ce11" table:formula="of:=IF([.BX54]&lt;1;(1+(59*(1-[.BX54])))*[.$A$39]+[.$A$64]/1000;0)" office:value-type="float" office:value="0" calcext:value-type="float">
            <text:p>0</text:p>
          </table:table-cell>
          <table:table-cell table:style-name="ce11" table:formula="of:=IF([.BY54]&lt;1;(1+(59*(1-[.BY54])))*[.$A$39]+[.$A$64]/1000;0)" office:value-type="float" office:value="0" calcext:value-type="float">
            <text:p>0</text:p>
          </table:table-cell>
          <table:table-cell table:style-name="ce11" table:formula="of:=IF([.BZ54]&lt;1;(1+(59*(1-[.BZ54])))*[.$A$39]+[.$A$64]/1000;0)" office:value-type="float" office:value="0" calcext:value-type="float">
            <text:p>0</text:p>
          </table:table-cell>
          <table:table-cell table:style-name="ce11" table:formula="of:=IF([.CA54]&lt;1;(1+(59*(1-[.CA54])))*[.$A$39]+[.$A$64]/1000;0)" office:value-type="float" office:value="0" calcext:value-type="float">
            <text:p>0</text:p>
          </table:table-cell>
          <table:table-cell table:style-name="ce11" table:formula="of:=IF([.CB54]&lt;1;(1+(59*(1-[.CB54])))*[.$A$39]+[.$A$64]/1000;0)" office:value-type="float" office:value="0" calcext:value-type="float">
            <text:p>0</text:p>
          </table:table-cell>
          <table:table-cell table:style-name="ce11" table:formula="of:=IF([.CC54]&lt;1;(1+(59*(1-[.CC54])))*[.$A$39]+[.$A$64]/1000;0)" office:value-type="float" office:value="0" calcext:value-type="float">
            <text:p>0</text:p>
          </table:table-cell>
          <table:table-cell table:style-name="ce11" table:formula="of:=IF([.CD54]&lt;1;(1+(59*(1-[.CD54])))*[.$A$39]+[.$A$64]/1000;0)" office:value-type="float" office:value="0" calcext:value-type="float">
            <text:p>0</text:p>
          </table:table-cell>
          <table:table-cell table:style-name="ce11" table:formula="of:=IF([.CE54]&lt;1;(1+(59*(1-[.CE54])))*[.$A$39]+[.$A$64]/1000;0)" office:value-type="float" office:value="0" calcext:value-type="float">
            <text:p>0</text:p>
          </table:table-cell>
          <table:table-cell table:style-name="ce11" table:formula="of:=IF([.CF54]&lt;1;(1+(59*(1-[.CF54])))*[.$A$39]+[.$A$64]/1000;0)" office:value-type="float" office:value="0" calcext:value-type="float">
            <text:p>0</text:p>
          </table:table-cell>
          <table:table-cell table:style-name="ce11" table:formula="of:=IF([.CG54]&lt;1;(1+(59*(1-[.CG54])))*[.$A$39]+[.$A$64]/1000;0)" office:value-type="float" office:value="0" calcext:value-type="float">
            <text:p>0</text:p>
          </table:table-cell>
          <table:table-cell table:style-name="ce11" table:formula="of:=IF([.CH54]&lt;1;(1+(59*(1-[.CH54])))*[.$A$39]+[.$A$64]/1000;0)" office:value-type="float" office:value="0" calcext:value-type="float">
            <text:p>0</text:p>
          </table:table-cell>
          <table:table-cell table:style-name="ce11" table:formula="of:=IF([.CI54]&lt;1;(1+(59*(1-[.CI54])))*[.$A$39]+[.$A$64]/1000;0)" office:value-type="float" office:value="0" calcext:value-type="float">
            <text:p>0</text:p>
          </table:table-cell>
          <table:table-cell table:style-name="ce11" table:formula="of:=IF([.CJ54]&lt;1;(1+(59*(1-[.CJ54])))*[.$A$39]+[.$A$64]/1000;0)" office:value-type="float" office:value="0" calcext:value-type="float">
            <text:p>0</text:p>
          </table:table-cell>
          <table:table-cell table:style-name="ce11" table:formula="of:=IF([.CK54]&lt;1;(1+(59*(1-[.CK54])))*[.$A$39]+[.$A$64]/1000;0)" office:value-type="float" office:value="0" calcext:value-type="float">
            <text:p>0</text:p>
          </table:table-cell>
          <table:table-cell table:style-name="ce11" table:formula="of:=IF([.CL54]&lt;1;(1+(59*(1-[.CL54])))*[.$A$39]+[.$A$64]/1000;0)" office:value-type="float" office:value="0" calcext:value-type="float">
            <text:p>0</text:p>
          </table:table-cell>
          <table:table-cell table:style-name="ce11" table:formula="of:=IF([.CM54]&lt;1;(1+(59*(1-[.CM54])))*[.$A$39]+[.$A$64]/1000;0)" office:value-type="float" office:value="0" calcext:value-type="float">
            <text:p>0</text:p>
          </table:table-cell>
          <table:table-cell table:style-name="ce11" table:formula="of:=IF([.CN54]&lt;1;(1+(59*(1-[.CN54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5]&lt;1;(1+(59*(1-[.A55])))*[.$A$39]+[.$A$64]/1000;0)" office:value-type="float" office:value="306" calcext:value-type="float">
            <text:p>306</text:p>
          </table:table-cell>
          <table:table-cell table:style-name="ce11" table:formula="of:=IF([.B55]&lt;1;(1+(59*(1-[.B55])))*[.$A$39]+[.$A$64]/1000;0)" office:value-type="float" office:value="276.5" calcext:value-type="float">
            <text:p>277</text:p>
          </table:table-cell>
          <table:table-cell table:style-name="ce11" table:formula="of:=IF([.C55]&lt;1;(1+(59*(1-[.C55])))*[.$A$39]+[.$A$64]/1000;0)" office:value-type="float" office:value="244.05" calcext:value-type="float">
            <text:p>244</text:p>
          </table:table-cell>
          <table:table-cell table:style-name="ce11" table:formula="of:=IF([.D55]&lt;1;(1+(59*(1-[.D55])))*[.$A$39]+[.$A$64]/1000;0)" office:value-type="float" office:value="208.355" calcext:value-type="float">
            <text:p>208</text:p>
          </table:table-cell>
          <table:table-cell table:style-name="ce11" table:formula="of:=IF([.E55]&lt;1;(1+(59*(1-[.E55])))*[.$A$39]+[.$A$64]/1000;0)" office:value-type="float" office:value="169.0905" calcext:value-type="float">
            <text:p>169</text:p>
          </table:table-cell>
          <table:table-cell table:style-name="ce11" table:formula="of:=IF([.F55]&lt;1;(1+(59*(1-[.F55])))*[.$A$39]+[.$A$64]/1000;0)" office:value-type="float" office:value="125.89955" calcext:value-type="float">
            <text:p>126</text:p>
          </table:table-cell>
          <table:table-cell table:style-name="ce11" table:formula="of:=IF([.G55]&lt;1;(1+(59*(1-[.G55])))*[.$A$39]+[.$A$64]/1000;0)" office:value-type="float" office:value="78.3895049999997" calcext:value-type="float">
            <text:p>78</text:p>
          </table:table-cell>
          <table:table-cell table:style-name="ce11" table:formula="of:=IF([.H55]&lt;1;(1+(59*(1-[.H55])))*[.$A$39]+[.$A$64]/1000;0)" office:value-type="float" office:value="26.1284554999996" calcext:value-type="float">
            <text:p>26</text:p>
          </table:table-cell>
          <table:table-cell table:style-name="ce11" table:formula="of:=IF([.I55]&lt;1;(1+(59*(1-[.I55])))*[.$A$39]+[.$A$64]/1000;0)" office:value-type="float" office:value="0" calcext:value-type="float">
            <text:p>0</text:p>
          </table:table-cell>
          <table:table-cell table:style-name="ce11" table:formula="of:=IF([.J55]&lt;1;(1+(59*(1-[.J55])))*[.$A$39]+[.$A$64]/1000;0)" office:value-type="float" office:value="0" calcext:value-type="float">
            <text:p>0</text:p>
          </table:table-cell>
          <table:table-cell table:style-name="ce11" table:formula="of:=IF([.K55]&lt;1;(1+(59*(1-[.K55])))*[.$A$39]+[.$A$64]/1000;0)" office:value-type="float" office:value="0" calcext:value-type="float">
            <text:p>0</text:p>
          </table:table-cell>
          <table:table-cell table:style-name="ce11" table:formula="of:=IF([.L55]&lt;1;(1+(59*(1-[.L55])))*[.$A$39]+[.$A$64]/1000;0)" office:value-type="float" office:value="0" calcext:value-type="float">
            <text:p>0</text:p>
          </table:table-cell>
          <table:table-cell table:style-name="ce11" table:formula="of:=IF([.M55]&lt;1;(1+(59*(1-[.M55])))*[.$A$39]+[.$A$64]/1000;0)" office:value-type="float" office:value="0" calcext:value-type="float">
            <text:p>0</text:p>
          </table:table-cell>
          <table:table-cell table:style-name="ce11" table:formula="of:=IF([.N55]&lt;1;(1+(59*(1-[.N55])))*[.$A$39]+[.$A$64]/1000;0)" office:value-type="float" office:value="0" calcext:value-type="float">
            <text:p>0</text:p>
          </table:table-cell>
          <table:table-cell table:style-name="ce11" table:formula="of:=IF([.O55]&lt;1;(1+(59*(1-[.O55])))*[.$A$39]+[.$A$64]/1000;0)" office:value-type="float" office:value="0" calcext:value-type="float">
            <text:p>0</text:p>
          </table:table-cell>
          <table:table-cell table:style-name="ce11" table:formula="of:=IF([.P55]&lt;1;(1+(59*(1-[.P55])))*[.$A$39]+[.$A$64]/1000;0)" office:value-type="float" office:value="0" calcext:value-type="float">
            <text:p>0</text:p>
          </table:table-cell>
          <table:table-cell table:style-name="ce11" table:formula="of:=IF([.Q55]&lt;1;(1+(59*(1-[.Q55])))*[.$A$39]+[.$A$64]/1000;0)" office:value-type="float" office:value="0" calcext:value-type="float">
            <text:p>0</text:p>
          </table:table-cell>
          <table:table-cell table:style-name="ce11" table:formula="of:=IF([.R55]&lt;1;(1+(59*(1-[.R55])))*[.$A$39]+[.$A$64]/1000;0)" office:value-type="float" office:value="0" calcext:value-type="float">
            <text:p>0</text:p>
          </table:table-cell>
          <table:table-cell table:style-name="ce11" table:formula="of:=IF([.S55]&lt;1;(1+(59*(1-[.S55])))*[.$A$39]+[.$A$64]/1000;0)" office:value-type="float" office:value="0" calcext:value-type="float">
            <text:p>0</text:p>
          </table:table-cell>
          <table:table-cell table:style-name="ce11" table:formula="of:=IF([.T55]&lt;1;(1+(59*(1-[.T55])))*[.$A$39]+[.$A$64]/1000;0)" office:value-type="float" office:value="0" calcext:value-type="float">
            <text:p>0</text:p>
          </table:table-cell>
          <table:table-cell table:style-name="ce11" table:formula="of:=IF([.U55]&lt;1;(1+(59*(1-[.U55])))*[.$A$39]+[.$A$64]/1000;0)" office:value-type="float" office:value="0" calcext:value-type="float">
            <text:p>0</text:p>
          </table:table-cell>
          <table:table-cell table:style-name="ce11" table:formula="of:=IF([.V55]&lt;1;(1+(59*(1-[.V55])))*[.$A$39]+[.$A$64]/1000;0)" office:value-type="float" office:value="0" calcext:value-type="float">
            <text:p>0</text:p>
          </table:table-cell>
          <table:table-cell table:style-name="ce11" table:formula="of:=IF([.W55]&lt;1;(1+(59*(1-[.W55])))*[.$A$39]+[.$A$64]/1000;0)" office:value-type="float" office:value="0" calcext:value-type="float">
            <text:p>0</text:p>
          </table:table-cell>
          <table:table-cell table:style-name="ce11" table:formula="of:=IF([.X55]&lt;1;(1+(59*(1-[.X55])))*[.$A$39]+[.$A$64]/1000;0)" office:value-type="float" office:value="0" calcext:value-type="float">
            <text:p>0</text:p>
          </table:table-cell>
          <table:table-cell table:style-name="ce11" table:formula="of:=IF([.Y55]&lt;1;(1+(59*(1-[.Y55])))*[.$A$39]+[.$A$64]/1000;0)" office:value-type="float" office:value="0" calcext:value-type="float">
            <text:p>0</text:p>
          </table:table-cell>
          <table:table-cell table:style-name="ce11" table:formula="of:=IF([.Z55]&lt;1;(1+(59*(1-[.Z55])))*[.$A$39]+[.$A$64]/1000;0)" office:value-type="float" office:value="0" calcext:value-type="float">
            <text:p>0</text:p>
          </table:table-cell>
          <table:table-cell table:style-name="ce11" table:formula="of:=IF([.AA55]&lt;1;(1+(59*(1-[.AA55])))*[.$A$39]+[.$A$64]/1000;0)" office:value-type="float" office:value="0" calcext:value-type="float">
            <text:p>0</text:p>
          </table:table-cell>
          <table:table-cell table:style-name="ce11" table:formula="of:=IF([.AB55]&lt;1;(1+(59*(1-[.AB55])))*[.$A$39]+[.$A$64]/1000;0)" office:value-type="float" office:value="0" calcext:value-type="float">
            <text:p>0</text:p>
          </table:table-cell>
          <table:table-cell table:style-name="ce11" table:formula="of:=IF([.AC55]&lt;1;(1+(59*(1-[.AC55])))*[.$A$39]+[.$A$64]/1000;0)" office:value-type="float" office:value="0" calcext:value-type="float">
            <text:p>0</text:p>
          </table:table-cell>
          <table:table-cell table:style-name="ce11" table:formula="of:=IF([.AD55]&lt;1;(1+(59*(1-[.AD55])))*[.$A$39]+[.$A$64]/1000;0)" office:value-type="float" office:value="0" calcext:value-type="float">
            <text:p>0</text:p>
          </table:table-cell>
          <table:table-cell table:style-name="ce11" table:formula="of:=IF([.AE55]&lt;1;(1+(59*(1-[.AE55])))*[.$A$39]+[.$A$64]/1000;0)" office:value-type="float" office:value="0" calcext:value-type="float">
            <text:p>0</text:p>
          </table:table-cell>
          <table:table-cell table:style-name="ce11" table:formula="of:=IF([.AF55]&lt;1;(1+(59*(1-[.AF55])))*[.$A$39]+[.$A$64]/1000;0)" office:value-type="float" office:value="0" calcext:value-type="float">
            <text:p>0</text:p>
          </table:table-cell>
          <table:table-cell table:style-name="ce11" table:formula="of:=IF([.AG55]&lt;1;(1+(59*(1-[.AG55])))*[.$A$39]+[.$A$64]/1000;0)" office:value-type="float" office:value="0" calcext:value-type="float">
            <text:p>0</text:p>
          </table:table-cell>
          <table:table-cell table:style-name="ce11" table:formula="of:=IF([.AH55]&lt;1;(1+(59*(1-[.AH55])))*[.$A$39]+[.$A$64]/1000;0)" office:value-type="float" office:value="0" calcext:value-type="float">
            <text:p>0</text:p>
          </table:table-cell>
          <table:table-cell table:style-name="ce11" table:formula="of:=IF([.AI55]&lt;1;(1+(59*(1-[.AI55])))*[.$A$39]+[.$A$64]/1000;0)" office:value-type="float" office:value="0" calcext:value-type="float">
            <text:p>0</text:p>
          </table:table-cell>
          <table:table-cell table:style-name="ce11" table:formula="of:=IF([.AJ55]&lt;1;(1+(59*(1-[.AJ55])))*[.$A$39]+[.$A$64]/1000;0)" office:value-type="float" office:value="0" calcext:value-type="float">
            <text:p>0</text:p>
          </table:table-cell>
          <table:table-cell table:style-name="ce11" table:formula="of:=IF([.AK55]&lt;1;(1+(59*(1-[.AK55])))*[.$A$39]+[.$A$64]/1000;0)" office:value-type="float" office:value="0" calcext:value-type="float">
            <text:p>0</text:p>
          </table:table-cell>
          <table:table-cell table:style-name="ce11" table:formula="of:=IF([.AL55]&lt;1;(1+(59*(1-[.AL55])))*[.$A$39]+[.$A$64]/1000;0)" office:value-type="float" office:value="0" calcext:value-type="float">
            <text:p>0</text:p>
          </table:table-cell>
          <table:table-cell table:style-name="ce11" table:formula="of:=IF([.AM55]&lt;1;(1+(59*(1-[.AM55])))*[.$A$39]+[.$A$64]/1000;0)" office:value-type="float" office:value="0" calcext:value-type="float">
            <text:p>0</text:p>
          </table:table-cell>
          <table:table-cell table:style-name="ce11" table:formula="of:=IF([.AN55]&lt;1;(1+(59*(1-[.AN55])))*[.$A$39]+[.$A$64]/1000;0)" office:value-type="float" office:value="0" calcext:value-type="float">
            <text:p>0</text:p>
          </table:table-cell>
          <table:table-cell table:style-name="ce11" table:formula="of:=IF([.AO55]&lt;1;(1+(59*(1-[.AO55])))*[.$A$39]+[.$A$64]/1000;0)" office:value-type="float" office:value="0" calcext:value-type="float">
            <text:p>0</text:p>
          </table:table-cell>
          <table:table-cell table:style-name="ce11" table:formula="of:=IF([.AP55]&lt;1;(1+(59*(1-[.AP55])))*[.$A$39]+[.$A$64]/1000;0)" office:value-type="float" office:value="0" calcext:value-type="float">
            <text:p>0</text:p>
          </table:table-cell>
          <table:table-cell table:style-name="ce11" table:formula="of:=IF([.AQ55]&lt;1;(1+(59*(1-[.AQ55])))*[.$A$39]+[.$A$64]/1000;0)" office:value-type="float" office:value="0" calcext:value-type="float">
            <text:p>0</text:p>
          </table:table-cell>
          <table:table-cell table:style-name="ce11" table:formula="of:=IF([.AR55]&lt;1;(1+(59*(1-[.AR55])))*[.$A$39]+[.$A$64]/1000;0)" office:value-type="float" office:value="0" calcext:value-type="float">
            <text:p>0</text:p>
          </table:table-cell>
          <table:table-cell table:style-name="ce11" table:formula="of:=IF([.AS55]&lt;1;(1+(59*(1-[.AS55])))*[.$A$39]+[.$A$64]/1000;0)" office:value-type="float" office:value="0" calcext:value-type="float">
            <text:p>0</text:p>
          </table:table-cell>
          <table:table-cell table:style-name="ce11" table:formula="of:=IF([.AT55]&lt;1;(1+(59*(1-[.AT55])))*[.$A$39]+[.$A$64]/1000;0)" office:value-type="float" office:value="0" calcext:value-type="float">
            <text:p>0</text:p>
          </table:table-cell>
          <table:table-cell table:style-name="ce11" table:formula="of:=IF([.AU55]&lt;1;(1+(59*(1-[.AU55])))*[.$A$39]+[.$A$64]/1000;0)" office:value-type="float" office:value="0" calcext:value-type="float">
            <text:p>0</text:p>
          </table:table-cell>
          <table:table-cell table:style-name="ce11" table:formula="of:=IF([.AV55]&lt;1;(1+(59*(1-[.AV55])))*[.$A$39]+[.$A$64]/1000;0)" office:value-type="float" office:value="0" calcext:value-type="float">
            <text:p>0</text:p>
          </table:table-cell>
          <table:table-cell table:style-name="ce11" table:formula="of:=IF([.AW55]&lt;1;(1+(59*(1-[.AW55])))*[.$A$39]+[.$A$64]/1000;0)" office:value-type="float" office:value="0" calcext:value-type="float">
            <text:p>0</text:p>
          </table:table-cell>
          <table:table-cell table:style-name="ce11" table:formula="of:=IF([.AX55]&lt;1;(1+(59*(1-[.AX55])))*[.$A$39]+[.$A$64]/1000;0)" office:value-type="float" office:value="0" calcext:value-type="float">
            <text:p>0</text:p>
          </table:table-cell>
          <table:table-cell table:style-name="ce11" table:formula="of:=IF([.AY55]&lt;1;(1+(59*(1-[.AY55])))*[.$A$39]+[.$A$64]/1000;0)" office:value-type="float" office:value="0" calcext:value-type="float">
            <text:p>0</text:p>
          </table:table-cell>
          <table:table-cell table:style-name="ce11" table:formula="of:=IF([.AZ55]&lt;1;(1+(59*(1-[.AZ55])))*[.$A$39]+[.$A$64]/1000;0)" office:value-type="float" office:value="0" calcext:value-type="float">
            <text:p>0</text:p>
          </table:table-cell>
          <table:table-cell table:style-name="ce11" table:formula="of:=IF([.BA55]&lt;1;(1+(59*(1-[.BA55])))*[.$A$39]+[.$A$64]/1000;0)" office:value-type="float" office:value="0" calcext:value-type="float">
            <text:p>0</text:p>
          </table:table-cell>
          <table:table-cell table:style-name="ce11" table:formula="of:=IF([.BB55]&lt;1;(1+(59*(1-[.BB55])))*[.$A$39]+[.$A$64]/1000;0)" office:value-type="float" office:value="0" calcext:value-type="float">
            <text:p>0</text:p>
          </table:table-cell>
          <table:table-cell table:style-name="ce11" table:formula="of:=IF([.BC55]&lt;1;(1+(59*(1-[.BC55])))*[.$A$39]+[.$A$64]/1000;0)" office:value-type="float" office:value="0" calcext:value-type="float">
            <text:p>0</text:p>
          </table:table-cell>
          <table:table-cell table:style-name="ce11" table:formula="of:=IF([.BD55]&lt;1;(1+(59*(1-[.BD55])))*[.$A$39]+[.$A$64]/1000;0)" office:value-type="float" office:value="0" calcext:value-type="float">
            <text:p>0</text:p>
          </table:table-cell>
          <table:table-cell table:style-name="ce11" table:formula="of:=IF([.BE55]&lt;1;(1+(59*(1-[.BE55])))*[.$A$39]+[.$A$64]/1000;0)" office:value-type="float" office:value="0" calcext:value-type="float">
            <text:p>0</text:p>
          </table:table-cell>
          <table:table-cell table:style-name="ce11" table:formula="of:=IF([.BF55]&lt;1;(1+(59*(1-[.BF55])))*[.$A$39]+[.$A$64]/1000;0)" office:value-type="float" office:value="0" calcext:value-type="float">
            <text:p>0</text:p>
          </table:table-cell>
          <table:table-cell table:style-name="ce11" table:formula="of:=IF([.BG55]&lt;1;(1+(59*(1-[.BG55])))*[.$A$39]+[.$A$64]/1000;0)" office:value-type="float" office:value="0" calcext:value-type="float">
            <text:p>0</text:p>
          </table:table-cell>
          <table:table-cell table:style-name="ce11" table:formula="of:=IF([.BH55]&lt;1;(1+(59*(1-[.BH55])))*[.$A$39]+[.$A$64]/1000;0)" office:value-type="float" office:value="0" calcext:value-type="float">
            <text:p>0</text:p>
          </table:table-cell>
          <table:table-cell table:style-name="ce11" table:formula="of:=IF([.BI55]&lt;1;(1+(59*(1-[.BI55])))*[.$A$39]+[.$A$64]/1000;0)" office:value-type="float" office:value="0" calcext:value-type="float">
            <text:p>0</text:p>
          </table:table-cell>
          <table:table-cell table:style-name="ce11" table:formula="of:=IF([.BJ55]&lt;1;(1+(59*(1-[.BJ55])))*[.$A$39]+[.$A$64]/1000;0)" office:value-type="float" office:value="0" calcext:value-type="float">
            <text:p>0</text:p>
          </table:table-cell>
          <table:table-cell table:style-name="ce11" table:formula="of:=IF([.BK55]&lt;1;(1+(59*(1-[.BK55])))*[.$A$39]+[.$A$64]/1000;0)" office:value-type="float" office:value="0" calcext:value-type="float">
            <text:p>0</text:p>
          </table:table-cell>
          <table:table-cell table:style-name="ce11" table:formula="of:=IF([.BL55]&lt;1;(1+(59*(1-[.BL55])))*[.$A$39]+[.$A$64]/1000;0)" office:value-type="float" office:value="0" calcext:value-type="float">
            <text:p>0</text:p>
          </table:table-cell>
          <table:table-cell table:style-name="ce11" table:formula="of:=IF([.BM55]&lt;1;(1+(59*(1-[.BM55])))*[.$A$39]+[.$A$64]/1000;0)" office:value-type="float" office:value="0" calcext:value-type="float">
            <text:p>0</text:p>
          </table:table-cell>
          <table:table-cell table:style-name="ce11" table:formula="of:=IF([.BN55]&lt;1;(1+(59*(1-[.BN55])))*[.$A$39]+[.$A$64]/1000;0)" office:value-type="float" office:value="0" calcext:value-type="float">
            <text:p>0</text:p>
          </table:table-cell>
          <table:table-cell table:style-name="ce11" table:formula="of:=IF([.BO55]&lt;1;(1+(59*(1-[.BO55])))*[.$A$39]+[.$A$64]/1000;0)" office:value-type="float" office:value="0" calcext:value-type="float">
            <text:p>0</text:p>
          </table:table-cell>
          <table:table-cell table:style-name="ce11" table:formula="of:=IF([.BP55]&lt;1;(1+(59*(1-[.BP55])))*[.$A$39]+[.$A$64]/1000;0)" office:value-type="float" office:value="0" calcext:value-type="float">
            <text:p>0</text:p>
          </table:table-cell>
          <table:table-cell table:style-name="ce11" table:formula="of:=IF([.BQ55]&lt;1;(1+(59*(1-[.BQ55])))*[.$A$39]+[.$A$64]/1000;0)" office:value-type="float" office:value="0" calcext:value-type="float">
            <text:p>0</text:p>
          </table:table-cell>
          <table:table-cell table:style-name="ce11" table:formula="of:=IF([.BR55]&lt;1;(1+(59*(1-[.BR55])))*[.$A$39]+[.$A$64]/1000;0)" office:value-type="float" office:value="0" calcext:value-type="float">
            <text:p>0</text:p>
          </table:table-cell>
          <table:table-cell table:style-name="ce11" table:formula="of:=IF([.BS55]&lt;1;(1+(59*(1-[.BS55])))*[.$A$39]+[.$A$64]/1000;0)" office:value-type="float" office:value="0" calcext:value-type="float">
            <text:p>0</text:p>
          </table:table-cell>
          <table:table-cell table:style-name="ce11" table:formula="of:=IF([.BT55]&lt;1;(1+(59*(1-[.BT55])))*[.$A$39]+[.$A$64]/1000;0)" office:value-type="float" office:value="0" calcext:value-type="float">
            <text:p>0</text:p>
          </table:table-cell>
          <table:table-cell table:style-name="ce11" table:formula="of:=IF([.BU55]&lt;1;(1+(59*(1-[.BU55])))*[.$A$39]+[.$A$64]/1000;0)" office:value-type="float" office:value="0" calcext:value-type="float">
            <text:p>0</text:p>
          </table:table-cell>
          <table:table-cell table:style-name="ce11" table:formula="of:=IF([.BV55]&lt;1;(1+(59*(1-[.BV55])))*[.$A$39]+[.$A$64]/1000;0)" office:value-type="float" office:value="0" calcext:value-type="float">
            <text:p>0</text:p>
          </table:table-cell>
          <table:table-cell table:style-name="ce11" table:formula="of:=IF([.BW55]&lt;1;(1+(59*(1-[.BW55])))*[.$A$39]+[.$A$64]/1000;0)" office:value-type="float" office:value="0" calcext:value-type="float">
            <text:p>0</text:p>
          </table:table-cell>
          <table:table-cell table:style-name="ce11" table:formula="of:=IF([.BX55]&lt;1;(1+(59*(1-[.BX55])))*[.$A$39]+[.$A$64]/1000;0)" office:value-type="float" office:value="0" calcext:value-type="float">
            <text:p>0</text:p>
          </table:table-cell>
          <table:table-cell table:style-name="ce11" table:formula="of:=IF([.BY55]&lt;1;(1+(59*(1-[.BY55])))*[.$A$39]+[.$A$64]/1000;0)" office:value-type="float" office:value="0" calcext:value-type="float">
            <text:p>0</text:p>
          </table:table-cell>
          <table:table-cell table:style-name="ce11" table:formula="of:=IF([.BZ55]&lt;1;(1+(59*(1-[.BZ55])))*[.$A$39]+[.$A$64]/1000;0)" office:value-type="float" office:value="0" calcext:value-type="float">
            <text:p>0</text:p>
          </table:table-cell>
          <table:table-cell table:style-name="ce11" table:formula="of:=IF([.CA55]&lt;1;(1+(59*(1-[.CA55])))*[.$A$39]+[.$A$64]/1000;0)" office:value-type="float" office:value="0" calcext:value-type="float">
            <text:p>0</text:p>
          </table:table-cell>
          <table:table-cell table:style-name="ce11" table:formula="of:=IF([.CB55]&lt;1;(1+(59*(1-[.CB55])))*[.$A$39]+[.$A$64]/1000;0)" office:value-type="float" office:value="0" calcext:value-type="float">
            <text:p>0</text:p>
          </table:table-cell>
          <table:table-cell table:style-name="ce11" table:formula="of:=IF([.CC55]&lt;1;(1+(59*(1-[.CC55])))*[.$A$39]+[.$A$64]/1000;0)" office:value-type="float" office:value="0" calcext:value-type="float">
            <text:p>0</text:p>
          </table:table-cell>
          <table:table-cell table:style-name="ce11" table:formula="of:=IF([.CD55]&lt;1;(1+(59*(1-[.CD55])))*[.$A$39]+[.$A$64]/1000;0)" office:value-type="float" office:value="0" calcext:value-type="float">
            <text:p>0</text:p>
          </table:table-cell>
          <table:table-cell table:style-name="ce11" table:formula="of:=IF([.CE55]&lt;1;(1+(59*(1-[.CE55])))*[.$A$39]+[.$A$64]/1000;0)" office:value-type="float" office:value="0" calcext:value-type="float">
            <text:p>0</text:p>
          </table:table-cell>
          <table:table-cell table:style-name="ce11" table:formula="of:=IF([.CF55]&lt;1;(1+(59*(1-[.CF55])))*[.$A$39]+[.$A$64]/1000;0)" office:value-type="float" office:value="0" calcext:value-type="float">
            <text:p>0</text:p>
          </table:table-cell>
          <table:table-cell table:style-name="ce11" table:formula="of:=IF([.CG55]&lt;1;(1+(59*(1-[.CG55])))*[.$A$39]+[.$A$64]/1000;0)" office:value-type="float" office:value="0" calcext:value-type="float">
            <text:p>0</text:p>
          </table:table-cell>
          <table:table-cell table:style-name="ce11" table:formula="of:=IF([.CH55]&lt;1;(1+(59*(1-[.CH55])))*[.$A$39]+[.$A$64]/1000;0)" office:value-type="float" office:value="0" calcext:value-type="float">
            <text:p>0</text:p>
          </table:table-cell>
          <table:table-cell table:style-name="ce11" table:formula="of:=IF([.CI55]&lt;1;(1+(59*(1-[.CI55])))*[.$A$39]+[.$A$64]/1000;0)" office:value-type="float" office:value="0" calcext:value-type="float">
            <text:p>0</text:p>
          </table:table-cell>
          <table:table-cell table:style-name="ce11" table:formula="of:=IF([.CJ55]&lt;1;(1+(59*(1-[.CJ55])))*[.$A$39]+[.$A$64]/1000;0)" office:value-type="float" office:value="0" calcext:value-type="float">
            <text:p>0</text:p>
          </table:table-cell>
          <table:table-cell table:style-name="ce11" table:formula="of:=IF([.CK55]&lt;1;(1+(59*(1-[.CK55])))*[.$A$39]+[.$A$64]/1000;0)" office:value-type="float" office:value="0" calcext:value-type="float">
            <text:p>0</text:p>
          </table:table-cell>
          <table:table-cell table:style-name="ce11" table:formula="of:=IF([.CL55]&lt;1;(1+(59*(1-[.CL55])))*[.$A$39]+[.$A$64]/1000;0)" office:value-type="float" office:value="0" calcext:value-type="float">
            <text:p>0</text:p>
          </table:table-cell>
          <table:table-cell table:style-name="ce11" table:formula="of:=IF([.CM55]&lt;1;(1+(59*(1-[.CM55])))*[.$A$39]+[.$A$64]/1000;0)" office:value-type="float" office:value="0" calcext:value-type="float">
            <text:p>0</text:p>
          </table:table-cell>
          <table:table-cell table:style-name="ce11" table:formula="of:=IF([.CN55]&lt;1;(1+(59*(1-[.CN55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6]&lt;1;(1+(59*(1-[.A56])))*[.$A$39]+[.$A$64]/1000;0)" office:value-type="float" office:value="247" calcext:value-type="float">
            <text:p>247</text:p>
          </table:table-cell>
          <table:table-cell table:style-name="ce11" table:formula="of:=IF([.B56]&lt;1;(1+(59*(1-[.B56])))*[.$A$39]+[.$A$64]/1000;0)" office:value-type="float" office:value="211.6" calcext:value-type="float">
            <text:p>212</text:p>
          </table:table-cell>
          <table:table-cell table:style-name="ce11" table:formula="of:=IF([.C56]&lt;1;(1+(59*(1-[.C56])))*[.$A$39]+[.$A$64]/1000;0)" office:value-type="float" office:value="172.66" calcext:value-type="float">
            <text:p>173</text:p>
          </table:table-cell>
          <table:table-cell table:style-name="ce11" table:formula="of:=IF([.D56]&lt;1;(1+(59*(1-[.D56])))*[.$A$39]+[.$A$64]/1000;0)" office:value-type="float" office:value="129.826" calcext:value-type="float">
            <text:p>130</text:p>
          </table:table-cell>
          <table:table-cell table:style-name="ce11" table:formula="of:=IF([.E56]&lt;1;(1+(59*(1-[.E56])))*[.$A$39]+[.$A$64]/1000;0)" office:value-type="float" office:value="82.7085999999999" calcext:value-type="float">
            <text:p>83</text:p>
          </table:table-cell>
          <table:table-cell table:style-name="ce11" table:formula="of:=IF([.F56]&lt;1;(1+(59*(1-[.F56])))*[.$A$39]+[.$A$64]/1000;0)" office:value-type="float" office:value="30.8794599999998" calcext:value-type="float">
            <text:p>31</text:p>
          </table:table-cell>
          <table:table-cell table:style-name="ce11" table:formula="of:=IF([.G56]&lt;1;(1+(59*(1-[.G56])))*[.$A$39]+[.$A$64]/1000;0)" office:value-type="float" office:value="0" calcext:value-type="float">
            <text:p>0</text:p>
          </table:table-cell>
          <table:table-cell table:style-name="ce11" table:formula="of:=IF([.H56]&lt;1;(1+(59*(1-[.H56])))*[.$A$39]+[.$A$64]/1000;0)" office:value-type="float" office:value="0" calcext:value-type="float">
            <text:p>0</text:p>
          </table:table-cell>
          <table:table-cell table:style-name="ce11" table:formula="of:=IF([.I56]&lt;1;(1+(59*(1-[.I56])))*[.$A$39]+[.$A$64]/1000;0)" office:value-type="float" office:value="0" calcext:value-type="float">
            <text:p>0</text:p>
          </table:table-cell>
          <table:table-cell table:style-name="ce11" table:formula="of:=IF([.J56]&lt;1;(1+(59*(1-[.J56])))*[.$A$39]+[.$A$64]/1000;0)" office:value-type="float" office:value="0" calcext:value-type="float">
            <text:p>0</text:p>
          </table:table-cell>
          <table:table-cell table:style-name="ce11" table:formula="of:=IF([.K56]&lt;1;(1+(59*(1-[.K56])))*[.$A$39]+[.$A$64]/1000;0)" office:value-type="float" office:value="0" calcext:value-type="float">
            <text:p>0</text:p>
          </table:table-cell>
          <table:table-cell table:style-name="ce11" table:formula="of:=IF([.L56]&lt;1;(1+(59*(1-[.L56])))*[.$A$39]+[.$A$64]/1000;0)" office:value-type="float" office:value="0" calcext:value-type="float">
            <text:p>0</text:p>
          </table:table-cell>
          <table:table-cell table:style-name="ce11" table:formula="of:=IF([.M56]&lt;1;(1+(59*(1-[.M56])))*[.$A$39]+[.$A$64]/1000;0)" office:value-type="float" office:value="0" calcext:value-type="float">
            <text:p>0</text:p>
          </table:table-cell>
          <table:table-cell table:style-name="ce11" table:formula="of:=IF([.N56]&lt;1;(1+(59*(1-[.N56])))*[.$A$39]+[.$A$64]/1000;0)" office:value-type="float" office:value="0" calcext:value-type="float">
            <text:p>0</text:p>
          </table:table-cell>
          <table:table-cell table:style-name="ce11" table:formula="of:=IF([.O56]&lt;1;(1+(59*(1-[.O56])))*[.$A$39]+[.$A$64]/1000;0)" office:value-type="float" office:value="0" calcext:value-type="float">
            <text:p>0</text:p>
          </table:table-cell>
          <table:table-cell table:style-name="ce11" table:formula="of:=IF([.P56]&lt;1;(1+(59*(1-[.P56])))*[.$A$39]+[.$A$64]/1000;0)" office:value-type="float" office:value="0" calcext:value-type="float">
            <text:p>0</text:p>
          </table:table-cell>
          <table:table-cell table:style-name="ce11" table:formula="of:=IF([.Q56]&lt;1;(1+(59*(1-[.Q56])))*[.$A$39]+[.$A$64]/1000;0)" office:value-type="float" office:value="0" calcext:value-type="float">
            <text:p>0</text:p>
          </table:table-cell>
          <table:table-cell table:style-name="ce11" table:formula="of:=IF([.R56]&lt;1;(1+(59*(1-[.R56])))*[.$A$39]+[.$A$64]/1000;0)" office:value-type="float" office:value="0" calcext:value-type="float">
            <text:p>0</text:p>
          </table:table-cell>
          <table:table-cell table:style-name="ce11" table:formula="of:=IF([.S56]&lt;1;(1+(59*(1-[.S56])))*[.$A$39]+[.$A$64]/1000;0)" office:value-type="float" office:value="0" calcext:value-type="float">
            <text:p>0</text:p>
          </table:table-cell>
          <table:table-cell table:style-name="ce11" table:formula="of:=IF([.T56]&lt;1;(1+(59*(1-[.T56])))*[.$A$39]+[.$A$64]/1000;0)" office:value-type="float" office:value="0" calcext:value-type="float">
            <text:p>0</text:p>
          </table:table-cell>
          <table:table-cell table:style-name="ce11" table:formula="of:=IF([.U56]&lt;1;(1+(59*(1-[.U56])))*[.$A$39]+[.$A$64]/1000;0)" office:value-type="float" office:value="0" calcext:value-type="float">
            <text:p>0</text:p>
          </table:table-cell>
          <table:table-cell table:style-name="ce11" table:formula="of:=IF([.V56]&lt;1;(1+(59*(1-[.V56])))*[.$A$39]+[.$A$64]/1000;0)" office:value-type="float" office:value="0" calcext:value-type="float">
            <text:p>0</text:p>
          </table:table-cell>
          <table:table-cell table:style-name="ce11" table:formula="of:=IF([.W56]&lt;1;(1+(59*(1-[.W56])))*[.$A$39]+[.$A$64]/1000;0)" office:value-type="float" office:value="0" calcext:value-type="float">
            <text:p>0</text:p>
          </table:table-cell>
          <table:table-cell table:style-name="ce11" table:formula="of:=IF([.X56]&lt;1;(1+(59*(1-[.X56])))*[.$A$39]+[.$A$64]/1000;0)" office:value-type="float" office:value="0" calcext:value-type="float">
            <text:p>0</text:p>
          </table:table-cell>
          <table:table-cell table:style-name="ce11" table:formula="of:=IF([.Y56]&lt;1;(1+(59*(1-[.Y56])))*[.$A$39]+[.$A$64]/1000;0)" office:value-type="float" office:value="0" calcext:value-type="float">
            <text:p>0</text:p>
          </table:table-cell>
          <table:table-cell table:style-name="ce11" table:formula="of:=IF([.Z56]&lt;1;(1+(59*(1-[.Z56])))*[.$A$39]+[.$A$64]/1000;0)" office:value-type="float" office:value="0" calcext:value-type="float">
            <text:p>0</text:p>
          </table:table-cell>
          <table:table-cell table:style-name="ce11" table:formula="of:=IF([.AA56]&lt;1;(1+(59*(1-[.AA56])))*[.$A$39]+[.$A$64]/1000;0)" office:value-type="float" office:value="0" calcext:value-type="float">
            <text:p>0</text:p>
          </table:table-cell>
          <table:table-cell table:style-name="ce11" table:formula="of:=IF([.AB56]&lt;1;(1+(59*(1-[.AB56])))*[.$A$39]+[.$A$64]/1000;0)" office:value-type="float" office:value="0" calcext:value-type="float">
            <text:p>0</text:p>
          </table:table-cell>
          <table:table-cell table:style-name="ce11" table:formula="of:=IF([.AC56]&lt;1;(1+(59*(1-[.AC56])))*[.$A$39]+[.$A$64]/1000;0)" office:value-type="float" office:value="0" calcext:value-type="float">
            <text:p>0</text:p>
          </table:table-cell>
          <table:table-cell table:style-name="ce11" table:formula="of:=IF([.AD56]&lt;1;(1+(59*(1-[.AD56])))*[.$A$39]+[.$A$64]/1000;0)" office:value-type="float" office:value="0" calcext:value-type="float">
            <text:p>0</text:p>
          </table:table-cell>
          <table:table-cell table:style-name="ce11" table:formula="of:=IF([.AE56]&lt;1;(1+(59*(1-[.AE56])))*[.$A$39]+[.$A$64]/1000;0)" office:value-type="float" office:value="0" calcext:value-type="float">
            <text:p>0</text:p>
          </table:table-cell>
          <table:table-cell table:style-name="ce11" table:formula="of:=IF([.AF56]&lt;1;(1+(59*(1-[.AF56])))*[.$A$39]+[.$A$64]/1000;0)" office:value-type="float" office:value="0" calcext:value-type="float">
            <text:p>0</text:p>
          </table:table-cell>
          <table:table-cell table:style-name="ce11" table:formula="of:=IF([.AG56]&lt;1;(1+(59*(1-[.AG56])))*[.$A$39]+[.$A$64]/1000;0)" office:value-type="float" office:value="0" calcext:value-type="float">
            <text:p>0</text:p>
          </table:table-cell>
          <table:table-cell table:style-name="ce11" table:formula="of:=IF([.AH56]&lt;1;(1+(59*(1-[.AH56])))*[.$A$39]+[.$A$64]/1000;0)" office:value-type="float" office:value="0" calcext:value-type="float">
            <text:p>0</text:p>
          </table:table-cell>
          <table:table-cell table:style-name="ce11" table:formula="of:=IF([.AI56]&lt;1;(1+(59*(1-[.AI56])))*[.$A$39]+[.$A$64]/1000;0)" office:value-type="float" office:value="0" calcext:value-type="float">
            <text:p>0</text:p>
          </table:table-cell>
          <table:table-cell table:style-name="ce11" table:formula="of:=IF([.AJ56]&lt;1;(1+(59*(1-[.AJ56])))*[.$A$39]+[.$A$64]/1000;0)" office:value-type="float" office:value="0" calcext:value-type="float">
            <text:p>0</text:p>
          </table:table-cell>
          <table:table-cell table:style-name="ce11" table:formula="of:=IF([.AK56]&lt;1;(1+(59*(1-[.AK56])))*[.$A$39]+[.$A$64]/1000;0)" office:value-type="float" office:value="0" calcext:value-type="float">
            <text:p>0</text:p>
          </table:table-cell>
          <table:table-cell table:style-name="ce11" table:formula="of:=IF([.AL56]&lt;1;(1+(59*(1-[.AL56])))*[.$A$39]+[.$A$64]/1000;0)" office:value-type="float" office:value="0" calcext:value-type="float">
            <text:p>0</text:p>
          </table:table-cell>
          <table:table-cell table:style-name="ce11" table:formula="of:=IF([.AM56]&lt;1;(1+(59*(1-[.AM56])))*[.$A$39]+[.$A$64]/1000;0)" office:value-type="float" office:value="0" calcext:value-type="float">
            <text:p>0</text:p>
          </table:table-cell>
          <table:table-cell table:style-name="ce11" table:formula="of:=IF([.AN56]&lt;1;(1+(59*(1-[.AN56])))*[.$A$39]+[.$A$64]/1000;0)" office:value-type="float" office:value="0" calcext:value-type="float">
            <text:p>0</text:p>
          </table:table-cell>
          <table:table-cell table:style-name="ce11" table:formula="of:=IF([.AO56]&lt;1;(1+(59*(1-[.AO56])))*[.$A$39]+[.$A$64]/1000;0)" office:value-type="float" office:value="0" calcext:value-type="float">
            <text:p>0</text:p>
          </table:table-cell>
          <table:table-cell table:style-name="ce11" table:formula="of:=IF([.AP56]&lt;1;(1+(59*(1-[.AP56])))*[.$A$39]+[.$A$64]/1000;0)" office:value-type="float" office:value="0" calcext:value-type="float">
            <text:p>0</text:p>
          </table:table-cell>
          <table:table-cell table:style-name="ce11" table:formula="of:=IF([.AQ56]&lt;1;(1+(59*(1-[.AQ56])))*[.$A$39]+[.$A$64]/1000;0)" office:value-type="float" office:value="0" calcext:value-type="float">
            <text:p>0</text:p>
          </table:table-cell>
          <table:table-cell table:style-name="ce11" table:formula="of:=IF([.AR56]&lt;1;(1+(59*(1-[.AR56])))*[.$A$39]+[.$A$64]/1000;0)" office:value-type="float" office:value="0" calcext:value-type="float">
            <text:p>0</text:p>
          </table:table-cell>
          <table:table-cell table:style-name="ce11" table:formula="of:=IF([.AS56]&lt;1;(1+(59*(1-[.AS56])))*[.$A$39]+[.$A$64]/1000;0)" office:value-type="float" office:value="0" calcext:value-type="float">
            <text:p>0</text:p>
          </table:table-cell>
          <table:table-cell table:style-name="ce11" table:formula="of:=IF([.AT56]&lt;1;(1+(59*(1-[.AT56])))*[.$A$39]+[.$A$64]/1000;0)" office:value-type="float" office:value="0" calcext:value-type="float">
            <text:p>0</text:p>
          </table:table-cell>
          <table:table-cell table:style-name="ce11" table:formula="of:=IF([.AU56]&lt;1;(1+(59*(1-[.AU56])))*[.$A$39]+[.$A$64]/1000;0)" office:value-type="float" office:value="0" calcext:value-type="float">
            <text:p>0</text:p>
          </table:table-cell>
          <table:table-cell table:style-name="ce11" table:formula="of:=IF([.AV56]&lt;1;(1+(59*(1-[.AV56])))*[.$A$39]+[.$A$64]/1000;0)" office:value-type="float" office:value="0" calcext:value-type="float">
            <text:p>0</text:p>
          </table:table-cell>
          <table:table-cell table:style-name="ce11" table:formula="of:=IF([.AW56]&lt;1;(1+(59*(1-[.AW56])))*[.$A$39]+[.$A$64]/1000;0)" office:value-type="float" office:value="0" calcext:value-type="float">
            <text:p>0</text:p>
          </table:table-cell>
          <table:table-cell table:style-name="ce11" table:formula="of:=IF([.AX56]&lt;1;(1+(59*(1-[.AX56])))*[.$A$39]+[.$A$64]/1000;0)" office:value-type="float" office:value="0" calcext:value-type="float">
            <text:p>0</text:p>
          </table:table-cell>
          <table:table-cell table:style-name="ce11" table:formula="of:=IF([.AY56]&lt;1;(1+(59*(1-[.AY56])))*[.$A$39]+[.$A$64]/1000;0)" office:value-type="float" office:value="0" calcext:value-type="float">
            <text:p>0</text:p>
          </table:table-cell>
          <table:table-cell table:style-name="ce11" table:formula="of:=IF([.AZ56]&lt;1;(1+(59*(1-[.AZ56])))*[.$A$39]+[.$A$64]/1000;0)" office:value-type="float" office:value="0" calcext:value-type="float">
            <text:p>0</text:p>
          </table:table-cell>
          <table:table-cell table:style-name="ce11" table:formula="of:=IF([.BA56]&lt;1;(1+(59*(1-[.BA56])))*[.$A$39]+[.$A$64]/1000;0)" office:value-type="float" office:value="0" calcext:value-type="float">
            <text:p>0</text:p>
          </table:table-cell>
          <table:table-cell table:style-name="ce11" table:formula="of:=IF([.BB56]&lt;1;(1+(59*(1-[.BB56])))*[.$A$39]+[.$A$64]/1000;0)" office:value-type="float" office:value="0" calcext:value-type="float">
            <text:p>0</text:p>
          </table:table-cell>
          <table:table-cell table:style-name="ce11" table:formula="of:=IF([.BC56]&lt;1;(1+(59*(1-[.BC56])))*[.$A$39]+[.$A$64]/1000;0)" office:value-type="float" office:value="0" calcext:value-type="float">
            <text:p>0</text:p>
          </table:table-cell>
          <table:table-cell table:style-name="ce11" table:formula="of:=IF([.BD56]&lt;1;(1+(59*(1-[.BD56])))*[.$A$39]+[.$A$64]/1000;0)" office:value-type="float" office:value="0" calcext:value-type="float">
            <text:p>0</text:p>
          </table:table-cell>
          <table:table-cell table:style-name="ce11" table:formula="of:=IF([.BE56]&lt;1;(1+(59*(1-[.BE56])))*[.$A$39]+[.$A$64]/1000;0)" office:value-type="float" office:value="0" calcext:value-type="float">
            <text:p>0</text:p>
          </table:table-cell>
          <table:table-cell table:style-name="ce11" table:formula="of:=IF([.BF56]&lt;1;(1+(59*(1-[.BF56])))*[.$A$39]+[.$A$64]/1000;0)" office:value-type="float" office:value="0" calcext:value-type="float">
            <text:p>0</text:p>
          </table:table-cell>
          <table:table-cell table:style-name="ce11" table:formula="of:=IF([.BG56]&lt;1;(1+(59*(1-[.BG56])))*[.$A$39]+[.$A$64]/1000;0)" office:value-type="float" office:value="0" calcext:value-type="float">
            <text:p>0</text:p>
          </table:table-cell>
          <table:table-cell table:style-name="ce11" table:formula="of:=IF([.BH56]&lt;1;(1+(59*(1-[.BH56])))*[.$A$39]+[.$A$64]/1000;0)" office:value-type="float" office:value="0" calcext:value-type="float">
            <text:p>0</text:p>
          </table:table-cell>
          <table:table-cell table:style-name="ce11" table:formula="of:=IF([.BI56]&lt;1;(1+(59*(1-[.BI56])))*[.$A$39]+[.$A$64]/1000;0)" office:value-type="float" office:value="0" calcext:value-type="float">
            <text:p>0</text:p>
          </table:table-cell>
          <table:table-cell table:style-name="ce11" table:formula="of:=IF([.BJ56]&lt;1;(1+(59*(1-[.BJ56])))*[.$A$39]+[.$A$64]/1000;0)" office:value-type="float" office:value="0" calcext:value-type="float">
            <text:p>0</text:p>
          </table:table-cell>
          <table:table-cell table:style-name="ce11" table:formula="of:=IF([.BK56]&lt;1;(1+(59*(1-[.BK56])))*[.$A$39]+[.$A$64]/1000;0)" office:value-type="float" office:value="0" calcext:value-type="float">
            <text:p>0</text:p>
          </table:table-cell>
          <table:table-cell table:style-name="ce11" table:formula="of:=IF([.BL56]&lt;1;(1+(59*(1-[.BL56])))*[.$A$39]+[.$A$64]/1000;0)" office:value-type="float" office:value="0" calcext:value-type="float">
            <text:p>0</text:p>
          </table:table-cell>
          <table:table-cell table:style-name="ce11" table:formula="of:=IF([.BM56]&lt;1;(1+(59*(1-[.BM56])))*[.$A$39]+[.$A$64]/1000;0)" office:value-type="float" office:value="0" calcext:value-type="float">
            <text:p>0</text:p>
          </table:table-cell>
          <table:table-cell table:style-name="ce11" table:formula="of:=IF([.BN56]&lt;1;(1+(59*(1-[.BN56])))*[.$A$39]+[.$A$64]/1000;0)" office:value-type="float" office:value="0" calcext:value-type="float">
            <text:p>0</text:p>
          </table:table-cell>
          <table:table-cell table:style-name="ce11" table:formula="of:=IF([.BO56]&lt;1;(1+(59*(1-[.BO56])))*[.$A$39]+[.$A$64]/1000;0)" office:value-type="float" office:value="0" calcext:value-type="float">
            <text:p>0</text:p>
          </table:table-cell>
          <table:table-cell table:style-name="ce11" table:formula="of:=IF([.BP56]&lt;1;(1+(59*(1-[.BP56])))*[.$A$39]+[.$A$64]/1000;0)" office:value-type="float" office:value="0" calcext:value-type="float">
            <text:p>0</text:p>
          </table:table-cell>
          <table:table-cell table:style-name="ce11" table:formula="of:=IF([.BQ56]&lt;1;(1+(59*(1-[.BQ56])))*[.$A$39]+[.$A$64]/1000;0)" office:value-type="float" office:value="0" calcext:value-type="float">
            <text:p>0</text:p>
          </table:table-cell>
          <table:table-cell table:style-name="ce11" table:formula="of:=IF([.BR56]&lt;1;(1+(59*(1-[.BR56])))*[.$A$39]+[.$A$64]/1000;0)" office:value-type="float" office:value="0" calcext:value-type="float">
            <text:p>0</text:p>
          </table:table-cell>
          <table:table-cell table:style-name="ce11" table:formula="of:=IF([.BS56]&lt;1;(1+(59*(1-[.BS56])))*[.$A$39]+[.$A$64]/1000;0)" office:value-type="float" office:value="0" calcext:value-type="float">
            <text:p>0</text:p>
          </table:table-cell>
          <table:table-cell table:style-name="ce11" table:formula="of:=IF([.BT56]&lt;1;(1+(59*(1-[.BT56])))*[.$A$39]+[.$A$64]/1000;0)" office:value-type="float" office:value="0" calcext:value-type="float">
            <text:p>0</text:p>
          </table:table-cell>
          <table:table-cell table:style-name="ce11" table:formula="of:=IF([.BU56]&lt;1;(1+(59*(1-[.BU56])))*[.$A$39]+[.$A$64]/1000;0)" office:value-type="float" office:value="0" calcext:value-type="float">
            <text:p>0</text:p>
          </table:table-cell>
          <table:table-cell table:style-name="ce11" table:formula="of:=IF([.BV56]&lt;1;(1+(59*(1-[.BV56])))*[.$A$39]+[.$A$64]/1000;0)" office:value-type="float" office:value="0" calcext:value-type="float">
            <text:p>0</text:p>
          </table:table-cell>
          <table:table-cell table:style-name="ce11" table:formula="of:=IF([.BW56]&lt;1;(1+(59*(1-[.BW56])))*[.$A$39]+[.$A$64]/1000;0)" office:value-type="float" office:value="0" calcext:value-type="float">
            <text:p>0</text:p>
          </table:table-cell>
          <table:table-cell table:style-name="ce11" table:formula="of:=IF([.BX56]&lt;1;(1+(59*(1-[.BX56])))*[.$A$39]+[.$A$64]/1000;0)" office:value-type="float" office:value="0" calcext:value-type="float">
            <text:p>0</text:p>
          </table:table-cell>
          <table:table-cell table:style-name="ce11" table:formula="of:=IF([.BY56]&lt;1;(1+(59*(1-[.BY56])))*[.$A$39]+[.$A$64]/1000;0)" office:value-type="float" office:value="0" calcext:value-type="float">
            <text:p>0</text:p>
          </table:table-cell>
          <table:table-cell table:style-name="ce11" table:formula="of:=IF([.BZ56]&lt;1;(1+(59*(1-[.BZ56])))*[.$A$39]+[.$A$64]/1000;0)" office:value-type="float" office:value="0" calcext:value-type="float">
            <text:p>0</text:p>
          </table:table-cell>
          <table:table-cell table:style-name="ce11" table:formula="of:=IF([.CA56]&lt;1;(1+(59*(1-[.CA56])))*[.$A$39]+[.$A$64]/1000;0)" office:value-type="float" office:value="0" calcext:value-type="float">
            <text:p>0</text:p>
          </table:table-cell>
          <table:table-cell table:style-name="ce11" table:formula="of:=IF([.CB56]&lt;1;(1+(59*(1-[.CB56])))*[.$A$39]+[.$A$64]/1000;0)" office:value-type="float" office:value="0" calcext:value-type="float">
            <text:p>0</text:p>
          </table:table-cell>
          <table:table-cell table:style-name="ce11" table:formula="of:=IF([.CC56]&lt;1;(1+(59*(1-[.CC56])))*[.$A$39]+[.$A$64]/1000;0)" office:value-type="float" office:value="0" calcext:value-type="float">
            <text:p>0</text:p>
          </table:table-cell>
          <table:table-cell table:style-name="ce11" table:formula="of:=IF([.CD56]&lt;1;(1+(59*(1-[.CD56])))*[.$A$39]+[.$A$64]/1000;0)" office:value-type="float" office:value="0" calcext:value-type="float">
            <text:p>0</text:p>
          </table:table-cell>
          <table:table-cell table:style-name="ce11" table:formula="of:=IF([.CE56]&lt;1;(1+(59*(1-[.CE56])))*[.$A$39]+[.$A$64]/1000;0)" office:value-type="float" office:value="0" calcext:value-type="float">
            <text:p>0</text:p>
          </table:table-cell>
          <table:table-cell table:style-name="ce11" table:formula="of:=IF([.CF56]&lt;1;(1+(59*(1-[.CF56])))*[.$A$39]+[.$A$64]/1000;0)" office:value-type="float" office:value="0" calcext:value-type="float">
            <text:p>0</text:p>
          </table:table-cell>
          <table:table-cell table:style-name="ce11" table:formula="of:=IF([.CG56]&lt;1;(1+(59*(1-[.CG56])))*[.$A$39]+[.$A$64]/1000;0)" office:value-type="float" office:value="0" calcext:value-type="float">
            <text:p>0</text:p>
          </table:table-cell>
          <table:table-cell table:style-name="ce11" table:formula="of:=IF([.CH56]&lt;1;(1+(59*(1-[.CH56])))*[.$A$39]+[.$A$64]/1000;0)" office:value-type="float" office:value="0" calcext:value-type="float">
            <text:p>0</text:p>
          </table:table-cell>
          <table:table-cell table:style-name="ce11" table:formula="of:=IF([.CI56]&lt;1;(1+(59*(1-[.CI56])))*[.$A$39]+[.$A$64]/1000;0)" office:value-type="float" office:value="0" calcext:value-type="float">
            <text:p>0</text:p>
          </table:table-cell>
          <table:table-cell table:style-name="ce11" table:formula="of:=IF([.CJ56]&lt;1;(1+(59*(1-[.CJ56])))*[.$A$39]+[.$A$64]/1000;0)" office:value-type="float" office:value="0" calcext:value-type="float">
            <text:p>0</text:p>
          </table:table-cell>
          <table:table-cell table:style-name="ce11" table:formula="of:=IF([.CK56]&lt;1;(1+(59*(1-[.CK56])))*[.$A$39]+[.$A$64]/1000;0)" office:value-type="float" office:value="0" calcext:value-type="float">
            <text:p>0</text:p>
          </table:table-cell>
          <table:table-cell table:style-name="ce11" table:formula="of:=IF([.CL56]&lt;1;(1+(59*(1-[.CL56])))*[.$A$39]+[.$A$64]/1000;0)" office:value-type="float" office:value="0" calcext:value-type="float">
            <text:p>0</text:p>
          </table:table-cell>
          <table:table-cell table:style-name="ce11" table:formula="of:=IF([.CM56]&lt;1;(1+(59*(1-[.CM56])))*[.$A$39]+[.$A$64]/1000;0)" office:value-type="float" office:value="0" calcext:value-type="float">
            <text:p>0</text:p>
          </table:table-cell>
          <table:table-cell table:style-name="ce11" table:formula="of:=IF([.CN56]&lt;1;(1+(59*(1-[.CN56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7]&lt;1;(1+(59*(1-[.A57])))*[.$A$39]+[.$A$64]/1000;0)" office:value-type="float" office:value="188" calcext:value-type="float">
            <text:p>188</text:p>
          </table:table-cell>
          <table:table-cell table:style-name="ce11" table:formula="of:=IF([.B57]&lt;1;(1+(59*(1-[.B57])))*[.$A$39]+[.$A$64]/1000;0)" office:value-type="float" office:value="146.7" calcext:value-type="float">
            <text:p>147</text:p>
          </table:table-cell>
          <table:table-cell table:style-name="ce11" table:formula="of:=IF([.C57]&lt;1;(1+(59*(1-[.C57])))*[.$A$39]+[.$A$64]/1000;0)" office:value-type="float" office:value="101.27" calcext:value-type="float">
            <text:p>101</text:p>
          </table:table-cell>
          <table:table-cell table:style-name="ce11" table:formula="of:=IF([.D57]&lt;1;(1+(59*(1-[.D57])))*[.$A$39]+[.$A$64]/1000;0)" office:value-type="float" office:value="51.2969999999999" calcext:value-type="float">
            <text:p>51</text:p>
          </table:table-cell>
          <table:table-cell table:style-name="ce11" table:formula="of:=IF([.E57]&lt;1;(1+(59*(1-[.E57])))*[.$A$39]+[.$A$64]/1000;0)" office:value-type="float" office:value="0" calcext:value-type="float">
            <text:p>0</text:p>
          </table:table-cell>
          <table:table-cell table:style-name="ce11" table:formula="of:=IF([.F57]&lt;1;(1+(59*(1-[.F57])))*[.$A$39]+[.$A$64]/1000;0)" office:value-type="float" office:value="0" calcext:value-type="float">
            <text:p>0</text:p>
          </table:table-cell>
          <table:table-cell table:style-name="ce11" table:formula="of:=IF([.G57]&lt;1;(1+(59*(1-[.G57])))*[.$A$39]+[.$A$64]/1000;0)" office:value-type="float" office:value="0" calcext:value-type="float">
            <text:p>0</text:p>
          </table:table-cell>
          <table:table-cell table:style-name="ce11" table:formula="of:=IF([.H57]&lt;1;(1+(59*(1-[.H57])))*[.$A$39]+[.$A$64]/1000;0)" office:value-type="float" office:value="0" calcext:value-type="float">
            <text:p>0</text:p>
          </table:table-cell>
          <table:table-cell table:style-name="ce11" table:formula="of:=IF([.I57]&lt;1;(1+(59*(1-[.I57])))*[.$A$39]+[.$A$64]/1000;0)" office:value-type="float" office:value="0" calcext:value-type="float">
            <text:p>0</text:p>
          </table:table-cell>
          <table:table-cell table:style-name="ce11" table:formula="of:=IF([.J57]&lt;1;(1+(59*(1-[.J57])))*[.$A$39]+[.$A$64]/1000;0)" office:value-type="float" office:value="0" calcext:value-type="float">
            <text:p>0</text:p>
          </table:table-cell>
          <table:table-cell table:style-name="ce11" table:formula="of:=IF([.K57]&lt;1;(1+(59*(1-[.K57])))*[.$A$39]+[.$A$64]/1000;0)" office:value-type="float" office:value="0" calcext:value-type="float">
            <text:p>0</text:p>
          </table:table-cell>
          <table:table-cell table:style-name="ce11" table:formula="of:=IF([.L57]&lt;1;(1+(59*(1-[.L57])))*[.$A$39]+[.$A$64]/1000;0)" office:value-type="float" office:value="0" calcext:value-type="float">
            <text:p>0</text:p>
          </table:table-cell>
          <table:table-cell table:style-name="ce11" table:formula="of:=IF([.M57]&lt;1;(1+(59*(1-[.M57])))*[.$A$39]+[.$A$64]/1000;0)" office:value-type="float" office:value="0" calcext:value-type="float">
            <text:p>0</text:p>
          </table:table-cell>
          <table:table-cell table:style-name="ce11" table:formula="of:=IF([.N57]&lt;1;(1+(59*(1-[.N57])))*[.$A$39]+[.$A$64]/1000;0)" office:value-type="float" office:value="0" calcext:value-type="float">
            <text:p>0</text:p>
          </table:table-cell>
          <table:table-cell table:style-name="ce11" table:formula="of:=IF([.O57]&lt;1;(1+(59*(1-[.O57])))*[.$A$39]+[.$A$64]/1000;0)" office:value-type="float" office:value="0" calcext:value-type="float">
            <text:p>0</text:p>
          </table:table-cell>
          <table:table-cell table:style-name="ce11" table:formula="of:=IF([.P57]&lt;1;(1+(59*(1-[.P57])))*[.$A$39]+[.$A$64]/1000;0)" office:value-type="float" office:value="0" calcext:value-type="float">
            <text:p>0</text:p>
          </table:table-cell>
          <table:table-cell table:style-name="ce11" table:formula="of:=IF([.Q57]&lt;1;(1+(59*(1-[.Q57])))*[.$A$39]+[.$A$64]/1000;0)" office:value-type="float" office:value="0" calcext:value-type="float">
            <text:p>0</text:p>
          </table:table-cell>
          <table:table-cell table:style-name="ce11" table:formula="of:=IF([.R57]&lt;1;(1+(59*(1-[.R57])))*[.$A$39]+[.$A$64]/1000;0)" office:value-type="float" office:value="0" calcext:value-type="float">
            <text:p>0</text:p>
          </table:table-cell>
          <table:table-cell table:style-name="ce11" table:formula="of:=IF([.S57]&lt;1;(1+(59*(1-[.S57])))*[.$A$39]+[.$A$64]/1000;0)" office:value-type="float" office:value="0" calcext:value-type="float">
            <text:p>0</text:p>
          </table:table-cell>
          <table:table-cell table:style-name="ce11" table:formula="of:=IF([.T57]&lt;1;(1+(59*(1-[.T57])))*[.$A$39]+[.$A$64]/1000;0)" office:value-type="float" office:value="0" calcext:value-type="float">
            <text:p>0</text:p>
          </table:table-cell>
          <table:table-cell table:style-name="ce11" table:formula="of:=IF([.U57]&lt;1;(1+(59*(1-[.U57])))*[.$A$39]+[.$A$64]/1000;0)" office:value-type="float" office:value="0" calcext:value-type="float">
            <text:p>0</text:p>
          </table:table-cell>
          <table:table-cell table:style-name="ce11" table:formula="of:=IF([.V57]&lt;1;(1+(59*(1-[.V57])))*[.$A$39]+[.$A$64]/1000;0)" office:value-type="float" office:value="0" calcext:value-type="float">
            <text:p>0</text:p>
          </table:table-cell>
          <table:table-cell table:style-name="ce11" table:formula="of:=IF([.W57]&lt;1;(1+(59*(1-[.W57])))*[.$A$39]+[.$A$64]/1000;0)" office:value-type="float" office:value="0" calcext:value-type="float">
            <text:p>0</text:p>
          </table:table-cell>
          <table:table-cell table:style-name="ce11" table:formula="of:=IF([.X57]&lt;1;(1+(59*(1-[.X57])))*[.$A$39]+[.$A$64]/1000;0)" office:value-type="float" office:value="0" calcext:value-type="float">
            <text:p>0</text:p>
          </table:table-cell>
          <table:table-cell table:style-name="ce11" table:formula="of:=IF([.Y57]&lt;1;(1+(59*(1-[.Y57])))*[.$A$39]+[.$A$64]/1000;0)" office:value-type="float" office:value="0" calcext:value-type="float">
            <text:p>0</text:p>
          </table:table-cell>
          <table:table-cell table:style-name="ce11" table:formula="of:=IF([.Z57]&lt;1;(1+(59*(1-[.Z57])))*[.$A$39]+[.$A$64]/1000;0)" office:value-type="float" office:value="0" calcext:value-type="float">
            <text:p>0</text:p>
          </table:table-cell>
          <table:table-cell table:style-name="ce11" table:formula="of:=IF([.AA57]&lt;1;(1+(59*(1-[.AA57])))*[.$A$39]+[.$A$64]/1000;0)" office:value-type="float" office:value="0" calcext:value-type="float">
            <text:p>0</text:p>
          </table:table-cell>
          <table:table-cell table:style-name="ce11" table:formula="of:=IF([.AB57]&lt;1;(1+(59*(1-[.AB57])))*[.$A$39]+[.$A$64]/1000;0)" office:value-type="float" office:value="0" calcext:value-type="float">
            <text:p>0</text:p>
          </table:table-cell>
          <table:table-cell table:style-name="ce11" table:formula="of:=IF([.AC57]&lt;1;(1+(59*(1-[.AC57])))*[.$A$39]+[.$A$64]/1000;0)" office:value-type="float" office:value="0" calcext:value-type="float">
            <text:p>0</text:p>
          </table:table-cell>
          <table:table-cell table:style-name="ce11" table:formula="of:=IF([.AD57]&lt;1;(1+(59*(1-[.AD57])))*[.$A$39]+[.$A$64]/1000;0)" office:value-type="float" office:value="0" calcext:value-type="float">
            <text:p>0</text:p>
          </table:table-cell>
          <table:table-cell table:style-name="ce11" table:formula="of:=IF([.AE57]&lt;1;(1+(59*(1-[.AE57])))*[.$A$39]+[.$A$64]/1000;0)" office:value-type="float" office:value="0" calcext:value-type="float">
            <text:p>0</text:p>
          </table:table-cell>
          <table:table-cell table:style-name="ce11" table:formula="of:=IF([.AF57]&lt;1;(1+(59*(1-[.AF57])))*[.$A$39]+[.$A$64]/1000;0)" office:value-type="float" office:value="0" calcext:value-type="float">
            <text:p>0</text:p>
          </table:table-cell>
          <table:table-cell table:style-name="ce11" table:formula="of:=IF([.AG57]&lt;1;(1+(59*(1-[.AG57])))*[.$A$39]+[.$A$64]/1000;0)" office:value-type="float" office:value="0" calcext:value-type="float">
            <text:p>0</text:p>
          </table:table-cell>
          <table:table-cell table:style-name="ce11" table:formula="of:=IF([.AH57]&lt;1;(1+(59*(1-[.AH57])))*[.$A$39]+[.$A$64]/1000;0)" office:value-type="float" office:value="0" calcext:value-type="float">
            <text:p>0</text:p>
          </table:table-cell>
          <table:table-cell table:style-name="ce11" table:formula="of:=IF([.AI57]&lt;1;(1+(59*(1-[.AI57])))*[.$A$39]+[.$A$64]/1000;0)" office:value-type="float" office:value="0" calcext:value-type="float">
            <text:p>0</text:p>
          </table:table-cell>
          <table:table-cell table:style-name="ce11" table:formula="of:=IF([.AJ57]&lt;1;(1+(59*(1-[.AJ57])))*[.$A$39]+[.$A$64]/1000;0)" office:value-type="float" office:value="0" calcext:value-type="float">
            <text:p>0</text:p>
          </table:table-cell>
          <table:table-cell table:style-name="ce11" table:formula="of:=IF([.AK57]&lt;1;(1+(59*(1-[.AK57])))*[.$A$39]+[.$A$64]/1000;0)" office:value-type="float" office:value="0" calcext:value-type="float">
            <text:p>0</text:p>
          </table:table-cell>
          <table:table-cell table:style-name="ce11" table:formula="of:=IF([.AL57]&lt;1;(1+(59*(1-[.AL57])))*[.$A$39]+[.$A$64]/1000;0)" office:value-type="float" office:value="0" calcext:value-type="float">
            <text:p>0</text:p>
          </table:table-cell>
          <table:table-cell table:style-name="ce11" table:formula="of:=IF([.AM57]&lt;1;(1+(59*(1-[.AM57])))*[.$A$39]+[.$A$64]/1000;0)" office:value-type="float" office:value="0" calcext:value-type="float">
            <text:p>0</text:p>
          </table:table-cell>
          <table:table-cell table:style-name="ce11" table:formula="of:=IF([.AN57]&lt;1;(1+(59*(1-[.AN57])))*[.$A$39]+[.$A$64]/1000;0)" office:value-type="float" office:value="0" calcext:value-type="float">
            <text:p>0</text:p>
          </table:table-cell>
          <table:table-cell table:style-name="ce11" table:formula="of:=IF([.AO57]&lt;1;(1+(59*(1-[.AO57])))*[.$A$39]+[.$A$64]/1000;0)" office:value-type="float" office:value="0" calcext:value-type="float">
            <text:p>0</text:p>
          </table:table-cell>
          <table:table-cell table:style-name="ce11" table:formula="of:=IF([.AP57]&lt;1;(1+(59*(1-[.AP57])))*[.$A$39]+[.$A$64]/1000;0)" office:value-type="float" office:value="0" calcext:value-type="float">
            <text:p>0</text:p>
          </table:table-cell>
          <table:table-cell table:style-name="ce11" table:formula="of:=IF([.AQ57]&lt;1;(1+(59*(1-[.AQ57])))*[.$A$39]+[.$A$64]/1000;0)" office:value-type="float" office:value="0" calcext:value-type="float">
            <text:p>0</text:p>
          </table:table-cell>
          <table:table-cell table:style-name="ce11" table:formula="of:=IF([.AR57]&lt;1;(1+(59*(1-[.AR57])))*[.$A$39]+[.$A$64]/1000;0)" office:value-type="float" office:value="0" calcext:value-type="float">
            <text:p>0</text:p>
          </table:table-cell>
          <table:table-cell table:style-name="ce11" table:formula="of:=IF([.AS57]&lt;1;(1+(59*(1-[.AS57])))*[.$A$39]+[.$A$64]/1000;0)" office:value-type="float" office:value="0" calcext:value-type="float">
            <text:p>0</text:p>
          </table:table-cell>
          <table:table-cell table:style-name="ce11" table:formula="of:=IF([.AT57]&lt;1;(1+(59*(1-[.AT57])))*[.$A$39]+[.$A$64]/1000;0)" office:value-type="float" office:value="0" calcext:value-type="float">
            <text:p>0</text:p>
          </table:table-cell>
          <table:table-cell table:style-name="ce11" table:formula="of:=IF([.AU57]&lt;1;(1+(59*(1-[.AU57])))*[.$A$39]+[.$A$64]/1000;0)" office:value-type="float" office:value="0" calcext:value-type="float">
            <text:p>0</text:p>
          </table:table-cell>
          <table:table-cell table:style-name="ce11" table:formula="of:=IF([.AV57]&lt;1;(1+(59*(1-[.AV57])))*[.$A$39]+[.$A$64]/1000;0)" office:value-type="float" office:value="0" calcext:value-type="float">
            <text:p>0</text:p>
          </table:table-cell>
          <table:table-cell table:style-name="ce11" table:formula="of:=IF([.AW57]&lt;1;(1+(59*(1-[.AW57])))*[.$A$39]+[.$A$64]/1000;0)" office:value-type="float" office:value="0" calcext:value-type="float">
            <text:p>0</text:p>
          </table:table-cell>
          <table:table-cell table:style-name="ce11" table:formula="of:=IF([.AX57]&lt;1;(1+(59*(1-[.AX57])))*[.$A$39]+[.$A$64]/1000;0)" office:value-type="float" office:value="0" calcext:value-type="float">
            <text:p>0</text:p>
          </table:table-cell>
          <table:table-cell table:style-name="ce11" table:formula="of:=IF([.AY57]&lt;1;(1+(59*(1-[.AY57])))*[.$A$39]+[.$A$64]/1000;0)" office:value-type="float" office:value="0" calcext:value-type="float">
            <text:p>0</text:p>
          </table:table-cell>
          <table:table-cell table:style-name="ce11" table:formula="of:=IF([.AZ57]&lt;1;(1+(59*(1-[.AZ57])))*[.$A$39]+[.$A$64]/1000;0)" office:value-type="float" office:value="0" calcext:value-type="float">
            <text:p>0</text:p>
          </table:table-cell>
          <table:table-cell table:style-name="ce11" table:formula="of:=IF([.BA57]&lt;1;(1+(59*(1-[.BA57])))*[.$A$39]+[.$A$64]/1000;0)" office:value-type="float" office:value="0" calcext:value-type="float">
            <text:p>0</text:p>
          </table:table-cell>
          <table:table-cell table:style-name="ce11" table:formula="of:=IF([.BB57]&lt;1;(1+(59*(1-[.BB57])))*[.$A$39]+[.$A$64]/1000;0)" office:value-type="float" office:value="0" calcext:value-type="float">
            <text:p>0</text:p>
          </table:table-cell>
          <table:table-cell table:style-name="ce11" table:formula="of:=IF([.BC57]&lt;1;(1+(59*(1-[.BC57])))*[.$A$39]+[.$A$64]/1000;0)" office:value-type="float" office:value="0" calcext:value-type="float">
            <text:p>0</text:p>
          </table:table-cell>
          <table:table-cell table:style-name="ce11" table:formula="of:=IF([.BD57]&lt;1;(1+(59*(1-[.BD57])))*[.$A$39]+[.$A$64]/1000;0)" office:value-type="float" office:value="0" calcext:value-type="float">
            <text:p>0</text:p>
          </table:table-cell>
          <table:table-cell table:style-name="ce11" table:formula="of:=IF([.BE57]&lt;1;(1+(59*(1-[.BE57])))*[.$A$39]+[.$A$64]/1000;0)" office:value-type="float" office:value="0" calcext:value-type="float">
            <text:p>0</text:p>
          </table:table-cell>
          <table:table-cell table:style-name="ce11" table:formula="of:=IF([.BF57]&lt;1;(1+(59*(1-[.BF57])))*[.$A$39]+[.$A$64]/1000;0)" office:value-type="float" office:value="0" calcext:value-type="float">
            <text:p>0</text:p>
          </table:table-cell>
          <table:table-cell table:style-name="ce11" table:formula="of:=IF([.BG57]&lt;1;(1+(59*(1-[.BG57])))*[.$A$39]+[.$A$64]/1000;0)" office:value-type="float" office:value="0" calcext:value-type="float">
            <text:p>0</text:p>
          </table:table-cell>
          <table:table-cell table:style-name="ce11" table:formula="of:=IF([.BH57]&lt;1;(1+(59*(1-[.BH57])))*[.$A$39]+[.$A$64]/1000;0)" office:value-type="float" office:value="0" calcext:value-type="float">
            <text:p>0</text:p>
          </table:table-cell>
          <table:table-cell table:style-name="ce11" table:formula="of:=IF([.BI57]&lt;1;(1+(59*(1-[.BI57])))*[.$A$39]+[.$A$64]/1000;0)" office:value-type="float" office:value="0" calcext:value-type="float">
            <text:p>0</text:p>
          </table:table-cell>
          <table:table-cell table:style-name="ce11" table:formula="of:=IF([.BJ57]&lt;1;(1+(59*(1-[.BJ57])))*[.$A$39]+[.$A$64]/1000;0)" office:value-type="float" office:value="0" calcext:value-type="float">
            <text:p>0</text:p>
          </table:table-cell>
          <table:table-cell table:style-name="ce11" table:formula="of:=IF([.BK57]&lt;1;(1+(59*(1-[.BK57])))*[.$A$39]+[.$A$64]/1000;0)" office:value-type="float" office:value="0" calcext:value-type="float">
            <text:p>0</text:p>
          </table:table-cell>
          <table:table-cell table:style-name="ce11" table:formula="of:=IF([.BL57]&lt;1;(1+(59*(1-[.BL57])))*[.$A$39]+[.$A$64]/1000;0)" office:value-type="float" office:value="0" calcext:value-type="float">
            <text:p>0</text:p>
          </table:table-cell>
          <table:table-cell table:style-name="ce11" table:formula="of:=IF([.BM57]&lt;1;(1+(59*(1-[.BM57])))*[.$A$39]+[.$A$64]/1000;0)" office:value-type="float" office:value="0" calcext:value-type="float">
            <text:p>0</text:p>
          </table:table-cell>
          <table:table-cell table:style-name="ce11" table:formula="of:=IF([.BN57]&lt;1;(1+(59*(1-[.BN57])))*[.$A$39]+[.$A$64]/1000;0)" office:value-type="float" office:value="0" calcext:value-type="float">
            <text:p>0</text:p>
          </table:table-cell>
          <table:table-cell table:style-name="ce11" table:formula="of:=IF([.BO57]&lt;1;(1+(59*(1-[.BO57])))*[.$A$39]+[.$A$64]/1000;0)" office:value-type="float" office:value="0" calcext:value-type="float">
            <text:p>0</text:p>
          </table:table-cell>
          <table:table-cell table:style-name="ce11" table:formula="of:=IF([.BP57]&lt;1;(1+(59*(1-[.BP57])))*[.$A$39]+[.$A$64]/1000;0)" office:value-type="float" office:value="0" calcext:value-type="float">
            <text:p>0</text:p>
          </table:table-cell>
          <table:table-cell table:style-name="ce11" table:formula="of:=IF([.BQ57]&lt;1;(1+(59*(1-[.BQ57])))*[.$A$39]+[.$A$64]/1000;0)" office:value-type="float" office:value="0" calcext:value-type="float">
            <text:p>0</text:p>
          </table:table-cell>
          <table:table-cell table:style-name="ce11" table:formula="of:=IF([.BR57]&lt;1;(1+(59*(1-[.BR57])))*[.$A$39]+[.$A$64]/1000;0)" office:value-type="float" office:value="0" calcext:value-type="float">
            <text:p>0</text:p>
          </table:table-cell>
          <table:table-cell table:style-name="ce11" table:formula="of:=IF([.BS57]&lt;1;(1+(59*(1-[.BS57])))*[.$A$39]+[.$A$64]/1000;0)" office:value-type="float" office:value="0" calcext:value-type="float">
            <text:p>0</text:p>
          </table:table-cell>
          <table:table-cell table:style-name="ce11" table:formula="of:=IF([.BT57]&lt;1;(1+(59*(1-[.BT57])))*[.$A$39]+[.$A$64]/1000;0)" office:value-type="float" office:value="0" calcext:value-type="float">
            <text:p>0</text:p>
          </table:table-cell>
          <table:table-cell table:style-name="ce11" table:formula="of:=IF([.BU57]&lt;1;(1+(59*(1-[.BU57])))*[.$A$39]+[.$A$64]/1000;0)" office:value-type="float" office:value="0" calcext:value-type="float">
            <text:p>0</text:p>
          </table:table-cell>
          <table:table-cell table:style-name="ce11" table:formula="of:=IF([.BV57]&lt;1;(1+(59*(1-[.BV57])))*[.$A$39]+[.$A$64]/1000;0)" office:value-type="float" office:value="0" calcext:value-type="float">
            <text:p>0</text:p>
          </table:table-cell>
          <table:table-cell table:style-name="ce11" table:formula="of:=IF([.BW57]&lt;1;(1+(59*(1-[.BW57])))*[.$A$39]+[.$A$64]/1000;0)" office:value-type="float" office:value="0" calcext:value-type="float">
            <text:p>0</text:p>
          </table:table-cell>
          <table:table-cell table:style-name="ce11" table:formula="of:=IF([.BX57]&lt;1;(1+(59*(1-[.BX57])))*[.$A$39]+[.$A$64]/1000;0)" office:value-type="float" office:value="0" calcext:value-type="float">
            <text:p>0</text:p>
          </table:table-cell>
          <table:table-cell table:style-name="ce11" table:formula="of:=IF([.BY57]&lt;1;(1+(59*(1-[.BY57])))*[.$A$39]+[.$A$64]/1000;0)" office:value-type="float" office:value="0" calcext:value-type="float">
            <text:p>0</text:p>
          </table:table-cell>
          <table:table-cell table:style-name="ce11" table:formula="of:=IF([.BZ57]&lt;1;(1+(59*(1-[.BZ57])))*[.$A$39]+[.$A$64]/1000;0)" office:value-type="float" office:value="0" calcext:value-type="float">
            <text:p>0</text:p>
          </table:table-cell>
          <table:table-cell table:style-name="ce11" table:formula="of:=IF([.CA57]&lt;1;(1+(59*(1-[.CA57])))*[.$A$39]+[.$A$64]/1000;0)" office:value-type="float" office:value="0" calcext:value-type="float">
            <text:p>0</text:p>
          </table:table-cell>
          <table:table-cell table:style-name="ce11" table:formula="of:=IF([.CB57]&lt;1;(1+(59*(1-[.CB57])))*[.$A$39]+[.$A$64]/1000;0)" office:value-type="float" office:value="0" calcext:value-type="float">
            <text:p>0</text:p>
          </table:table-cell>
          <table:table-cell table:style-name="ce11" table:formula="of:=IF([.CC57]&lt;1;(1+(59*(1-[.CC57])))*[.$A$39]+[.$A$64]/1000;0)" office:value-type="float" office:value="0" calcext:value-type="float">
            <text:p>0</text:p>
          </table:table-cell>
          <table:table-cell table:style-name="ce11" table:formula="of:=IF([.CD57]&lt;1;(1+(59*(1-[.CD57])))*[.$A$39]+[.$A$64]/1000;0)" office:value-type="float" office:value="0" calcext:value-type="float">
            <text:p>0</text:p>
          </table:table-cell>
          <table:table-cell table:style-name="ce11" table:formula="of:=IF([.CE57]&lt;1;(1+(59*(1-[.CE57])))*[.$A$39]+[.$A$64]/1000;0)" office:value-type="float" office:value="0" calcext:value-type="float">
            <text:p>0</text:p>
          </table:table-cell>
          <table:table-cell table:style-name="ce11" table:formula="of:=IF([.CF57]&lt;1;(1+(59*(1-[.CF57])))*[.$A$39]+[.$A$64]/1000;0)" office:value-type="float" office:value="0" calcext:value-type="float">
            <text:p>0</text:p>
          </table:table-cell>
          <table:table-cell table:style-name="ce11" table:formula="of:=IF([.CG57]&lt;1;(1+(59*(1-[.CG57])))*[.$A$39]+[.$A$64]/1000;0)" office:value-type="float" office:value="0" calcext:value-type="float">
            <text:p>0</text:p>
          </table:table-cell>
          <table:table-cell table:style-name="ce11" table:formula="of:=IF([.CH57]&lt;1;(1+(59*(1-[.CH57])))*[.$A$39]+[.$A$64]/1000;0)" office:value-type="float" office:value="0" calcext:value-type="float">
            <text:p>0</text:p>
          </table:table-cell>
          <table:table-cell table:style-name="ce11" table:formula="of:=IF([.CI57]&lt;1;(1+(59*(1-[.CI57])))*[.$A$39]+[.$A$64]/1000;0)" office:value-type="float" office:value="0" calcext:value-type="float">
            <text:p>0</text:p>
          </table:table-cell>
          <table:table-cell table:style-name="ce11" table:formula="of:=IF([.CJ57]&lt;1;(1+(59*(1-[.CJ57])))*[.$A$39]+[.$A$64]/1000;0)" office:value-type="float" office:value="0" calcext:value-type="float">
            <text:p>0</text:p>
          </table:table-cell>
          <table:table-cell table:style-name="ce11" table:formula="of:=IF([.CK57]&lt;1;(1+(59*(1-[.CK57])))*[.$A$39]+[.$A$64]/1000;0)" office:value-type="float" office:value="0" calcext:value-type="float">
            <text:p>0</text:p>
          </table:table-cell>
          <table:table-cell table:style-name="ce11" table:formula="of:=IF([.CL57]&lt;1;(1+(59*(1-[.CL57])))*[.$A$39]+[.$A$64]/1000;0)" office:value-type="float" office:value="0" calcext:value-type="float">
            <text:p>0</text:p>
          </table:table-cell>
          <table:table-cell table:style-name="ce11" table:formula="of:=IF([.CM57]&lt;1;(1+(59*(1-[.CM57])))*[.$A$39]+[.$A$64]/1000;0)" office:value-type="float" office:value="0" calcext:value-type="float">
            <text:p>0</text:p>
          </table:table-cell>
          <table:table-cell table:style-name="ce11" table:formula="of:=IF([.CN57]&lt;1;(1+(59*(1-[.CN57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8]&lt;1;(1+(59*(1-[.A58])))*[.$A$39]+[.$A$64]/1000;0)" office:value-type="float" office:value="129" calcext:value-type="float">
            <text:p>129</text:p>
          </table:table-cell>
          <table:table-cell table:style-name="ce11" table:formula="of:=IF([.B58]&lt;1;(1+(59*(1-[.B58])))*[.$A$39]+[.$A$64]/1000;0)" office:value-type="float" office:value="81.8" calcext:value-type="float">
            <text:p>82</text:p>
          </table:table-cell>
          <table:table-cell table:style-name="ce11" table:formula="of:=IF([.C58]&lt;1;(1+(59*(1-[.C58])))*[.$A$39]+[.$A$64]/1000;0)" office:value-type="float" office:value="29.8799999999999" calcext:value-type="float">
            <text:p>30</text:p>
          </table:table-cell>
          <table:table-cell table:style-name="ce11" table:formula="of:=IF([.D58]&lt;1;(1+(59*(1-[.D58])))*[.$A$39]+[.$A$64]/1000;0)" office:value-type="float" office:value="0" calcext:value-type="float">
            <text:p>0</text:p>
          </table:table-cell>
          <table:table-cell table:style-name="ce11" table:formula="of:=IF([.E58]&lt;1;(1+(59*(1-[.E58])))*[.$A$39]+[.$A$64]/1000;0)" office:value-type="float" office:value="0" calcext:value-type="float">
            <text:p>0</text:p>
          </table:table-cell>
          <table:table-cell table:style-name="ce11" table:formula="of:=IF([.F58]&lt;1;(1+(59*(1-[.F58])))*[.$A$39]+[.$A$64]/1000;0)" office:value-type="float" office:value="0" calcext:value-type="float">
            <text:p>0</text:p>
          </table:table-cell>
          <table:table-cell table:style-name="ce11" table:formula="of:=IF([.G58]&lt;1;(1+(59*(1-[.G58])))*[.$A$39]+[.$A$64]/1000;0)" office:value-type="float" office:value="0" calcext:value-type="float">
            <text:p>0</text:p>
          </table:table-cell>
          <table:table-cell table:style-name="ce11" table:formula="of:=IF([.H58]&lt;1;(1+(59*(1-[.H58])))*[.$A$39]+[.$A$64]/1000;0)" office:value-type="float" office:value="0" calcext:value-type="float">
            <text:p>0</text:p>
          </table:table-cell>
          <table:table-cell table:style-name="ce11" table:formula="of:=IF([.I58]&lt;1;(1+(59*(1-[.I58])))*[.$A$39]+[.$A$64]/1000;0)" office:value-type="float" office:value="0" calcext:value-type="float">
            <text:p>0</text:p>
          </table:table-cell>
          <table:table-cell table:style-name="ce11" table:formula="of:=IF([.J58]&lt;1;(1+(59*(1-[.J58])))*[.$A$39]+[.$A$64]/1000;0)" office:value-type="float" office:value="0" calcext:value-type="float">
            <text:p>0</text:p>
          </table:table-cell>
          <table:table-cell table:style-name="ce11" table:formula="of:=IF([.K58]&lt;1;(1+(59*(1-[.K58])))*[.$A$39]+[.$A$64]/1000;0)" office:value-type="float" office:value="0" calcext:value-type="float">
            <text:p>0</text:p>
          </table:table-cell>
          <table:table-cell table:style-name="ce11" table:formula="of:=IF([.L58]&lt;1;(1+(59*(1-[.L58])))*[.$A$39]+[.$A$64]/1000;0)" office:value-type="float" office:value="0" calcext:value-type="float">
            <text:p>0</text:p>
          </table:table-cell>
          <table:table-cell table:style-name="ce11" table:formula="of:=IF([.M58]&lt;1;(1+(59*(1-[.M58])))*[.$A$39]+[.$A$64]/1000;0)" office:value-type="float" office:value="0" calcext:value-type="float">
            <text:p>0</text:p>
          </table:table-cell>
          <table:table-cell table:style-name="ce11" table:formula="of:=IF([.N58]&lt;1;(1+(59*(1-[.N58])))*[.$A$39]+[.$A$64]/1000;0)" office:value-type="float" office:value="0" calcext:value-type="float">
            <text:p>0</text:p>
          </table:table-cell>
          <table:table-cell table:style-name="ce11" table:formula="of:=IF([.O58]&lt;1;(1+(59*(1-[.O58])))*[.$A$39]+[.$A$64]/1000;0)" office:value-type="float" office:value="0" calcext:value-type="float">
            <text:p>0</text:p>
          </table:table-cell>
          <table:table-cell table:style-name="ce11" table:formula="of:=IF([.P58]&lt;1;(1+(59*(1-[.P58])))*[.$A$39]+[.$A$64]/1000;0)" office:value-type="float" office:value="0" calcext:value-type="float">
            <text:p>0</text:p>
          </table:table-cell>
          <table:table-cell table:style-name="ce11" table:formula="of:=IF([.Q58]&lt;1;(1+(59*(1-[.Q58])))*[.$A$39]+[.$A$64]/1000;0)" office:value-type="float" office:value="0" calcext:value-type="float">
            <text:p>0</text:p>
          </table:table-cell>
          <table:table-cell table:style-name="ce11" table:formula="of:=IF([.R58]&lt;1;(1+(59*(1-[.R58])))*[.$A$39]+[.$A$64]/1000;0)" office:value-type="float" office:value="0" calcext:value-type="float">
            <text:p>0</text:p>
          </table:table-cell>
          <table:table-cell table:style-name="ce11" table:formula="of:=IF([.S58]&lt;1;(1+(59*(1-[.S58])))*[.$A$39]+[.$A$64]/1000;0)" office:value-type="float" office:value="0" calcext:value-type="float">
            <text:p>0</text:p>
          </table:table-cell>
          <table:table-cell table:style-name="ce11" table:formula="of:=IF([.T58]&lt;1;(1+(59*(1-[.T58])))*[.$A$39]+[.$A$64]/1000;0)" office:value-type="float" office:value="0" calcext:value-type="float">
            <text:p>0</text:p>
          </table:table-cell>
          <table:table-cell table:style-name="ce11" table:formula="of:=IF([.U58]&lt;1;(1+(59*(1-[.U58])))*[.$A$39]+[.$A$64]/1000;0)" office:value-type="float" office:value="0" calcext:value-type="float">
            <text:p>0</text:p>
          </table:table-cell>
          <table:table-cell table:style-name="ce11" table:formula="of:=IF([.V58]&lt;1;(1+(59*(1-[.V58])))*[.$A$39]+[.$A$64]/1000;0)" office:value-type="float" office:value="0" calcext:value-type="float">
            <text:p>0</text:p>
          </table:table-cell>
          <table:table-cell table:style-name="ce11" table:formula="of:=IF([.W58]&lt;1;(1+(59*(1-[.W58])))*[.$A$39]+[.$A$64]/1000;0)" office:value-type="float" office:value="0" calcext:value-type="float">
            <text:p>0</text:p>
          </table:table-cell>
          <table:table-cell table:style-name="ce11" table:formula="of:=IF([.X58]&lt;1;(1+(59*(1-[.X58])))*[.$A$39]+[.$A$64]/1000;0)" office:value-type="float" office:value="0" calcext:value-type="float">
            <text:p>0</text:p>
          </table:table-cell>
          <table:table-cell table:style-name="ce11" table:formula="of:=IF([.Y58]&lt;1;(1+(59*(1-[.Y58])))*[.$A$39]+[.$A$64]/1000;0)" office:value-type="float" office:value="0" calcext:value-type="float">
            <text:p>0</text:p>
          </table:table-cell>
          <table:table-cell table:style-name="ce11" table:formula="of:=IF([.Z58]&lt;1;(1+(59*(1-[.Z58])))*[.$A$39]+[.$A$64]/1000;0)" office:value-type="float" office:value="0" calcext:value-type="float">
            <text:p>0</text:p>
          </table:table-cell>
          <table:table-cell table:style-name="ce11" table:formula="of:=IF([.AA58]&lt;1;(1+(59*(1-[.AA58])))*[.$A$39]+[.$A$64]/1000;0)" office:value-type="float" office:value="0" calcext:value-type="float">
            <text:p>0</text:p>
          </table:table-cell>
          <table:table-cell table:style-name="ce11" table:formula="of:=IF([.AB58]&lt;1;(1+(59*(1-[.AB58])))*[.$A$39]+[.$A$64]/1000;0)" office:value-type="float" office:value="0" calcext:value-type="float">
            <text:p>0</text:p>
          </table:table-cell>
          <table:table-cell table:style-name="ce11" table:formula="of:=IF([.AC58]&lt;1;(1+(59*(1-[.AC58])))*[.$A$39]+[.$A$64]/1000;0)" office:value-type="float" office:value="0" calcext:value-type="float">
            <text:p>0</text:p>
          </table:table-cell>
          <table:table-cell table:style-name="ce11" table:formula="of:=IF([.AD58]&lt;1;(1+(59*(1-[.AD58])))*[.$A$39]+[.$A$64]/1000;0)" office:value-type="float" office:value="0" calcext:value-type="float">
            <text:p>0</text:p>
          </table:table-cell>
          <table:table-cell table:style-name="ce11" table:formula="of:=IF([.AE58]&lt;1;(1+(59*(1-[.AE58])))*[.$A$39]+[.$A$64]/1000;0)" office:value-type="float" office:value="0" calcext:value-type="float">
            <text:p>0</text:p>
          </table:table-cell>
          <table:table-cell table:style-name="ce11" table:formula="of:=IF([.AF58]&lt;1;(1+(59*(1-[.AF58])))*[.$A$39]+[.$A$64]/1000;0)" office:value-type="float" office:value="0" calcext:value-type="float">
            <text:p>0</text:p>
          </table:table-cell>
          <table:table-cell table:style-name="ce11" table:formula="of:=IF([.AG58]&lt;1;(1+(59*(1-[.AG58])))*[.$A$39]+[.$A$64]/1000;0)" office:value-type="float" office:value="0" calcext:value-type="float">
            <text:p>0</text:p>
          </table:table-cell>
          <table:table-cell table:style-name="ce11" table:formula="of:=IF([.AH58]&lt;1;(1+(59*(1-[.AH58])))*[.$A$39]+[.$A$64]/1000;0)" office:value-type="float" office:value="0" calcext:value-type="float">
            <text:p>0</text:p>
          </table:table-cell>
          <table:table-cell table:style-name="ce11" table:formula="of:=IF([.AI58]&lt;1;(1+(59*(1-[.AI58])))*[.$A$39]+[.$A$64]/1000;0)" office:value-type="float" office:value="0" calcext:value-type="float">
            <text:p>0</text:p>
          </table:table-cell>
          <table:table-cell table:style-name="ce11" table:formula="of:=IF([.AJ58]&lt;1;(1+(59*(1-[.AJ58])))*[.$A$39]+[.$A$64]/1000;0)" office:value-type="float" office:value="0" calcext:value-type="float">
            <text:p>0</text:p>
          </table:table-cell>
          <table:table-cell table:style-name="ce11" table:formula="of:=IF([.AK58]&lt;1;(1+(59*(1-[.AK58])))*[.$A$39]+[.$A$64]/1000;0)" office:value-type="float" office:value="0" calcext:value-type="float">
            <text:p>0</text:p>
          </table:table-cell>
          <table:table-cell table:style-name="ce11" table:formula="of:=IF([.AL58]&lt;1;(1+(59*(1-[.AL58])))*[.$A$39]+[.$A$64]/1000;0)" office:value-type="float" office:value="0" calcext:value-type="float">
            <text:p>0</text:p>
          </table:table-cell>
          <table:table-cell table:style-name="ce11" table:formula="of:=IF([.AM58]&lt;1;(1+(59*(1-[.AM58])))*[.$A$39]+[.$A$64]/1000;0)" office:value-type="float" office:value="0" calcext:value-type="float">
            <text:p>0</text:p>
          </table:table-cell>
          <table:table-cell table:style-name="ce11" table:formula="of:=IF([.AN58]&lt;1;(1+(59*(1-[.AN58])))*[.$A$39]+[.$A$64]/1000;0)" office:value-type="float" office:value="0" calcext:value-type="float">
            <text:p>0</text:p>
          </table:table-cell>
          <table:table-cell table:style-name="ce11" table:formula="of:=IF([.AO58]&lt;1;(1+(59*(1-[.AO58])))*[.$A$39]+[.$A$64]/1000;0)" office:value-type="float" office:value="0" calcext:value-type="float">
            <text:p>0</text:p>
          </table:table-cell>
          <table:table-cell table:style-name="ce11" table:formula="of:=IF([.AP58]&lt;1;(1+(59*(1-[.AP58])))*[.$A$39]+[.$A$64]/1000;0)" office:value-type="float" office:value="0" calcext:value-type="float">
            <text:p>0</text:p>
          </table:table-cell>
          <table:table-cell table:style-name="ce11" table:formula="of:=IF([.AQ58]&lt;1;(1+(59*(1-[.AQ58])))*[.$A$39]+[.$A$64]/1000;0)" office:value-type="float" office:value="0" calcext:value-type="float">
            <text:p>0</text:p>
          </table:table-cell>
          <table:table-cell table:style-name="ce11" table:formula="of:=IF([.AR58]&lt;1;(1+(59*(1-[.AR58])))*[.$A$39]+[.$A$64]/1000;0)" office:value-type="float" office:value="0" calcext:value-type="float">
            <text:p>0</text:p>
          </table:table-cell>
          <table:table-cell table:style-name="ce11" table:formula="of:=IF([.AS58]&lt;1;(1+(59*(1-[.AS58])))*[.$A$39]+[.$A$64]/1000;0)" office:value-type="float" office:value="0" calcext:value-type="float">
            <text:p>0</text:p>
          </table:table-cell>
          <table:table-cell table:style-name="ce11" table:formula="of:=IF([.AT58]&lt;1;(1+(59*(1-[.AT58])))*[.$A$39]+[.$A$64]/1000;0)" office:value-type="float" office:value="0" calcext:value-type="float">
            <text:p>0</text:p>
          </table:table-cell>
          <table:table-cell table:style-name="ce11" table:formula="of:=IF([.AU58]&lt;1;(1+(59*(1-[.AU58])))*[.$A$39]+[.$A$64]/1000;0)" office:value-type="float" office:value="0" calcext:value-type="float">
            <text:p>0</text:p>
          </table:table-cell>
          <table:table-cell table:style-name="ce11" table:formula="of:=IF([.AV58]&lt;1;(1+(59*(1-[.AV58])))*[.$A$39]+[.$A$64]/1000;0)" office:value-type="float" office:value="0" calcext:value-type="float">
            <text:p>0</text:p>
          </table:table-cell>
          <table:table-cell table:style-name="ce11" table:formula="of:=IF([.AW58]&lt;1;(1+(59*(1-[.AW58])))*[.$A$39]+[.$A$64]/1000;0)" office:value-type="float" office:value="0" calcext:value-type="float">
            <text:p>0</text:p>
          </table:table-cell>
          <table:table-cell table:style-name="ce11" table:formula="of:=IF([.AX58]&lt;1;(1+(59*(1-[.AX58])))*[.$A$39]+[.$A$64]/1000;0)" office:value-type="float" office:value="0" calcext:value-type="float">
            <text:p>0</text:p>
          </table:table-cell>
          <table:table-cell table:style-name="ce11" table:formula="of:=IF([.AY58]&lt;1;(1+(59*(1-[.AY58])))*[.$A$39]+[.$A$64]/1000;0)" office:value-type="float" office:value="0" calcext:value-type="float">
            <text:p>0</text:p>
          </table:table-cell>
          <table:table-cell table:style-name="ce11" table:formula="of:=IF([.AZ58]&lt;1;(1+(59*(1-[.AZ58])))*[.$A$39]+[.$A$64]/1000;0)" office:value-type="float" office:value="0" calcext:value-type="float">
            <text:p>0</text:p>
          </table:table-cell>
          <table:table-cell table:style-name="ce11" table:formula="of:=IF([.BA58]&lt;1;(1+(59*(1-[.BA58])))*[.$A$39]+[.$A$64]/1000;0)" office:value-type="float" office:value="0" calcext:value-type="float">
            <text:p>0</text:p>
          </table:table-cell>
          <table:table-cell table:style-name="ce11" table:formula="of:=IF([.BB58]&lt;1;(1+(59*(1-[.BB58])))*[.$A$39]+[.$A$64]/1000;0)" office:value-type="float" office:value="0" calcext:value-type="float">
            <text:p>0</text:p>
          </table:table-cell>
          <table:table-cell table:style-name="ce11" table:formula="of:=IF([.BC58]&lt;1;(1+(59*(1-[.BC58])))*[.$A$39]+[.$A$64]/1000;0)" office:value-type="float" office:value="0" calcext:value-type="float">
            <text:p>0</text:p>
          </table:table-cell>
          <table:table-cell table:style-name="ce11" table:formula="of:=IF([.BD58]&lt;1;(1+(59*(1-[.BD58])))*[.$A$39]+[.$A$64]/1000;0)" office:value-type="float" office:value="0" calcext:value-type="float">
            <text:p>0</text:p>
          </table:table-cell>
          <table:table-cell table:style-name="ce11" table:formula="of:=IF([.BE58]&lt;1;(1+(59*(1-[.BE58])))*[.$A$39]+[.$A$64]/1000;0)" office:value-type="float" office:value="0" calcext:value-type="float">
            <text:p>0</text:p>
          </table:table-cell>
          <table:table-cell table:style-name="ce11" table:formula="of:=IF([.BF58]&lt;1;(1+(59*(1-[.BF58])))*[.$A$39]+[.$A$64]/1000;0)" office:value-type="float" office:value="0" calcext:value-type="float">
            <text:p>0</text:p>
          </table:table-cell>
          <table:table-cell table:style-name="ce11" table:formula="of:=IF([.BG58]&lt;1;(1+(59*(1-[.BG58])))*[.$A$39]+[.$A$64]/1000;0)" office:value-type="float" office:value="0" calcext:value-type="float">
            <text:p>0</text:p>
          </table:table-cell>
          <table:table-cell table:style-name="ce11" table:formula="of:=IF([.BH58]&lt;1;(1+(59*(1-[.BH58])))*[.$A$39]+[.$A$64]/1000;0)" office:value-type="float" office:value="0" calcext:value-type="float">
            <text:p>0</text:p>
          </table:table-cell>
          <table:table-cell table:style-name="ce11" table:formula="of:=IF([.BI58]&lt;1;(1+(59*(1-[.BI58])))*[.$A$39]+[.$A$64]/1000;0)" office:value-type="float" office:value="0" calcext:value-type="float">
            <text:p>0</text:p>
          </table:table-cell>
          <table:table-cell table:style-name="ce11" table:formula="of:=IF([.BJ58]&lt;1;(1+(59*(1-[.BJ58])))*[.$A$39]+[.$A$64]/1000;0)" office:value-type="float" office:value="0" calcext:value-type="float">
            <text:p>0</text:p>
          </table:table-cell>
          <table:table-cell table:style-name="ce11" table:formula="of:=IF([.BK58]&lt;1;(1+(59*(1-[.BK58])))*[.$A$39]+[.$A$64]/1000;0)" office:value-type="float" office:value="0" calcext:value-type="float">
            <text:p>0</text:p>
          </table:table-cell>
          <table:table-cell table:style-name="ce11" table:formula="of:=IF([.BL58]&lt;1;(1+(59*(1-[.BL58])))*[.$A$39]+[.$A$64]/1000;0)" office:value-type="float" office:value="0" calcext:value-type="float">
            <text:p>0</text:p>
          </table:table-cell>
          <table:table-cell table:style-name="ce11" table:formula="of:=IF([.BM58]&lt;1;(1+(59*(1-[.BM58])))*[.$A$39]+[.$A$64]/1000;0)" office:value-type="float" office:value="0" calcext:value-type="float">
            <text:p>0</text:p>
          </table:table-cell>
          <table:table-cell table:style-name="ce11" table:formula="of:=IF([.BN58]&lt;1;(1+(59*(1-[.BN58])))*[.$A$39]+[.$A$64]/1000;0)" office:value-type="float" office:value="0" calcext:value-type="float">
            <text:p>0</text:p>
          </table:table-cell>
          <table:table-cell table:style-name="ce11" table:formula="of:=IF([.BO58]&lt;1;(1+(59*(1-[.BO58])))*[.$A$39]+[.$A$64]/1000;0)" office:value-type="float" office:value="0" calcext:value-type="float">
            <text:p>0</text:p>
          </table:table-cell>
          <table:table-cell table:style-name="ce11" table:formula="of:=IF([.BP58]&lt;1;(1+(59*(1-[.BP58])))*[.$A$39]+[.$A$64]/1000;0)" office:value-type="float" office:value="0" calcext:value-type="float">
            <text:p>0</text:p>
          </table:table-cell>
          <table:table-cell table:style-name="ce11" table:formula="of:=IF([.BQ58]&lt;1;(1+(59*(1-[.BQ58])))*[.$A$39]+[.$A$64]/1000;0)" office:value-type="float" office:value="0" calcext:value-type="float">
            <text:p>0</text:p>
          </table:table-cell>
          <table:table-cell table:style-name="ce11" table:formula="of:=IF([.BR58]&lt;1;(1+(59*(1-[.BR58])))*[.$A$39]+[.$A$64]/1000;0)" office:value-type="float" office:value="0" calcext:value-type="float">
            <text:p>0</text:p>
          </table:table-cell>
          <table:table-cell table:style-name="ce11" table:formula="of:=IF([.BS58]&lt;1;(1+(59*(1-[.BS58])))*[.$A$39]+[.$A$64]/1000;0)" office:value-type="float" office:value="0" calcext:value-type="float">
            <text:p>0</text:p>
          </table:table-cell>
          <table:table-cell table:style-name="ce11" table:formula="of:=IF([.BT58]&lt;1;(1+(59*(1-[.BT58])))*[.$A$39]+[.$A$64]/1000;0)" office:value-type="float" office:value="0" calcext:value-type="float">
            <text:p>0</text:p>
          </table:table-cell>
          <table:table-cell table:style-name="ce11" table:formula="of:=IF([.BU58]&lt;1;(1+(59*(1-[.BU58])))*[.$A$39]+[.$A$64]/1000;0)" office:value-type="float" office:value="0" calcext:value-type="float">
            <text:p>0</text:p>
          </table:table-cell>
          <table:table-cell table:style-name="ce11" table:formula="of:=IF([.BV58]&lt;1;(1+(59*(1-[.BV58])))*[.$A$39]+[.$A$64]/1000;0)" office:value-type="float" office:value="0" calcext:value-type="float">
            <text:p>0</text:p>
          </table:table-cell>
          <table:table-cell table:style-name="ce11" table:formula="of:=IF([.BW58]&lt;1;(1+(59*(1-[.BW58])))*[.$A$39]+[.$A$64]/1000;0)" office:value-type="float" office:value="0" calcext:value-type="float">
            <text:p>0</text:p>
          </table:table-cell>
          <table:table-cell table:style-name="ce11" table:formula="of:=IF([.BX58]&lt;1;(1+(59*(1-[.BX58])))*[.$A$39]+[.$A$64]/1000;0)" office:value-type="float" office:value="0" calcext:value-type="float">
            <text:p>0</text:p>
          </table:table-cell>
          <table:table-cell table:style-name="ce11" table:formula="of:=IF([.BY58]&lt;1;(1+(59*(1-[.BY58])))*[.$A$39]+[.$A$64]/1000;0)" office:value-type="float" office:value="0" calcext:value-type="float">
            <text:p>0</text:p>
          </table:table-cell>
          <table:table-cell table:style-name="ce11" table:formula="of:=IF([.BZ58]&lt;1;(1+(59*(1-[.BZ58])))*[.$A$39]+[.$A$64]/1000;0)" office:value-type="float" office:value="0" calcext:value-type="float">
            <text:p>0</text:p>
          </table:table-cell>
          <table:table-cell table:style-name="ce11" table:formula="of:=IF([.CA58]&lt;1;(1+(59*(1-[.CA58])))*[.$A$39]+[.$A$64]/1000;0)" office:value-type="float" office:value="0" calcext:value-type="float">
            <text:p>0</text:p>
          </table:table-cell>
          <table:table-cell table:style-name="ce11" table:formula="of:=IF([.CB58]&lt;1;(1+(59*(1-[.CB58])))*[.$A$39]+[.$A$64]/1000;0)" office:value-type="float" office:value="0" calcext:value-type="float">
            <text:p>0</text:p>
          </table:table-cell>
          <table:table-cell table:style-name="ce11" table:formula="of:=IF([.CC58]&lt;1;(1+(59*(1-[.CC58])))*[.$A$39]+[.$A$64]/1000;0)" office:value-type="float" office:value="0" calcext:value-type="float">
            <text:p>0</text:p>
          </table:table-cell>
          <table:table-cell table:style-name="ce11" table:formula="of:=IF([.CD58]&lt;1;(1+(59*(1-[.CD58])))*[.$A$39]+[.$A$64]/1000;0)" office:value-type="float" office:value="0" calcext:value-type="float">
            <text:p>0</text:p>
          </table:table-cell>
          <table:table-cell table:style-name="ce11" table:formula="of:=IF([.CE58]&lt;1;(1+(59*(1-[.CE58])))*[.$A$39]+[.$A$64]/1000;0)" office:value-type="float" office:value="0" calcext:value-type="float">
            <text:p>0</text:p>
          </table:table-cell>
          <table:table-cell table:style-name="ce11" table:formula="of:=IF([.CF58]&lt;1;(1+(59*(1-[.CF58])))*[.$A$39]+[.$A$64]/1000;0)" office:value-type="float" office:value="0" calcext:value-type="float">
            <text:p>0</text:p>
          </table:table-cell>
          <table:table-cell table:style-name="ce11" table:formula="of:=IF([.CG58]&lt;1;(1+(59*(1-[.CG58])))*[.$A$39]+[.$A$64]/1000;0)" office:value-type="float" office:value="0" calcext:value-type="float">
            <text:p>0</text:p>
          </table:table-cell>
          <table:table-cell table:style-name="ce11" table:formula="of:=IF([.CH58]&lt;1;(1+(59*(1-[.CH58])))*[.$A$39]+[.$A$64]/1000;0)" office:value-type="float" office:value="0" calcext:value-type="float">
            <text:p>0</text:p>
          </table:table-cell>
          <table:table-cell table:style-name="ce11" table:formula="of:=IF([.CI58]&lt;1;(1+(59*(1-[.CI58])))*[.$A$39]+[.$A$64]/1000;0)" office:value-type="float" office:value="0" calcext:value-type="float">
            <text:p>0</text:p>
          </table:table-cell>
          <table:table-cell table:style-name="ce11" table:formula="of:=IF([.CJ58]&lt;1;(1+(59*(1-[.CJ58])))*[.$A$39]+[.$A$64]/1000;0)" office:value-type="float" office:value="0" calcext:value-type="float">
            <text:p>0</text:p>
          </table:table-cell>
          <table:table-cell table:style-name="ce11" table:formula="of:=IF([.CK58]&lt;1;(1+(59*(1-[.CK58])))*[.$A$39]+[.$A$64]/1000;0)" office:value-type="float" office:value="0" calcext:value-type="float">
            <text:p>0</text:p>
          </table:table-cell>
          <table:table-cell table:style-name="ce11" table:formula="of:=IF([.CL58]&lt;1;(1+(59*(1-[.CL58])))*[.$A$39]+[.$A$64]/1000;0)" office:value-type="float" office:value="0" calcext:value-type="float">
            <text:p>0</text:p>
          </table:table-cell>
          <table:table-cell table:style-name="ce11" table:formula="of:=IF([.CM58]&lt;1;(1+(59*(1-[.CM58])))*[.$A$39]+[.$A$64]/1000;0)" office:value-type="float" office:value="0" calcext:value-type="float">
            <text:p>0</text:p>
          </table:table-cell>
          <table:table-cell table:style-name="ce11" table:formula="of:=IF([.CN58]&lt;1;(1+(59*(1-[.CN58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59]&lt;1;(1+(59*(1-[.A59])))*[.$A$39]+[.$A$64]/1000;0)" office:value-type="float" office:value="70.0000000000001" calcext:value-type="float">
            <text:p>70</text:p>
          </table:table-cell>
          <table:table-cell table:style-name="ce11" table:formula="of:=IF([.B59]&lt;1;(1+(59*(1-[.B59])))*[.$A$39]+[.$A$64]/1000;0)" office:value-type="float" office:value="16.9" calcext:value-type="float">
            <text:p>17</text:p>
          </table:table-cell>
          <table:table-cell table:style-name="ce11" table:formula="of:=IF([.C59]&lt;1;(1+(59*(1-[.C59])))*[.$A$39]+[.$A$64]/1000;0)" office:value-type="float" office:value="0" calcext:value-type="float">
            <text:p>0</text:p>
          </table:table-cell>
          <table:table-cell table:style-name="ce11" table:formula="of:=IF([.D59]&lt;1;(1+(59*(1-[.D59])))*[.$A$39]+[.$A$64]/1000;0)" office:value-type="float" office:value="0" calcext:value-type="float">
            <text:p>0</text:p>
          </table:table-cell>
          <table:table-cell table:style-name="ce11" table:formula="of:=IF([.E59]&lt;1;(1+(59*(1-[.E59])))*[.$A$39]+[.$A$64]/1000;0)" office:value-type="float" office:value="0" calcext:value-type="float">
            <text:p>0</text:p>
          </table:table-cell>
          <table:table-cell table:style-name="ce11" table:formula="of:=IF([.F59]&lt;1;(1+(59*(1-[.F59])))*[.$A$39]+[.$A$64]/1000;0)" office:value-type="float" office:value="0" calcext:value-type="float">
            <text:p>0</text:p>
          </table:table-cell>
          <table:table-cell table:style-name="ce11" table:formula="of:=IF([.G59]&lt;1;(1+(59*(1-[.G59])))*[.$A$39]+[.$A$64]/1000;0)" office:value-type="float" office:value="0" calcext:value-type="float">
            <text:p>0</text:p>
          </table:table-cell>
          <table:table-cell table:style-name="ce11" table:formula="of:=IF([.H59]&lt;1;(1+(59*(1-[.H59])))*[.$A$39]+[.$A$64]/1000;0)" office:value-type="float" office:value="0" calcext:value-type="float">
            <text:p>0</text:p>
          </table:table-cell>
          <table:table-cell table:style-name="ce11" table:formula="of:=IF([.I59]&lt;1;(1+(59*(1-[.I59])))*[.$A$39]+[.$A$64]/1000;0)" office:value-type="float" office:value="0" calcext:value-type="float">
            <text:p>0</text:p>
          </table:table-cell>
          <table:table-cell table:style-name="ce11" table:formula="of:=IF([.J59]&lt;1;(1+(59*(1-[.J59])))*[.$A$39]+[.$A$64]/1000;0)" office:value-type="float" office:value="0" calcext:value-type="float">
            <text:p>0</text:p>
          </table:table-cell>
          <table:table-cell table:style-name="ce11" table:formula="of:=IF([.K59]&lt;1;(1+(59*(1-[.K59])))*[.$A$39]+[.$A$64]/1000;0)" office:value-type="float" office:value="0" calcext:value-type="float">
            <text:p>0</text:p>
          </table:table-cell>
          <table:table-cell table:style-name="ce11" table:formula="of:=IF([.L59]&lt;1;(1+(59*(1-[.L59])))*[.$A$39]+[.$A$64]/1000;0)" office:value-type="float" office:value="0" calcext:value-type="float">
            <text:p>0</text:p>
          </table:table-cell>
          <table:table-cell table:style-name="ce11" table:formula="of:=IF([.M59]&lt;1;(1+(59*(1-[.M59])))*[.$A$39]+[.$A$64]/1000;0)" office:value-type="float" office:value="0" calcext:value-type="float">
            <text:p>0</text:p>
          </table:table-cell>
          <table:table-cell table:style-name="ce11" table:formula="of:=IF([.N59]&lt;1;(1+(59*(1-[.N59])))*[.$A$39]+[.$A$64]/1000;0)" office:value-type="float" office:value="0" calcext:value-type="float">
            <text:p>0</text:p>
          </table:table-cell>
          <table:table-cell table:style-name="ce11" table:formula="of:=IF([.O59]&lt;1;(1+(59*(1-[.O59])))*[.$A$39]+[.$A$64]/1000;0)" office:value-type="float" office:value="0" calcext:value-type="float">
            <text:p>0</text:p>
          </table:table-cell>
          <table:table-cell table:style-name="ce11" table:formula="of:=IF([.P59]&lt;1;(1+(59*(1-[.P59])))*[.$A$39]+[.$A$64]/1000;0)" office:value-type="float" office:value="0" calcext:value-type="float">
            <text:p>0</text:p>
          </table:table-cell>
          <table:table-cell table:style-name="ce11" table:formula="of:=IF([.Q59]&lt;1;(1+(59*(1-[.Q59])))*[.$A$39]+[.$A$64]/1000;0)" office:value-type="float" office:value="0" calcext:value-type="float">
            <text:p>0</text:p>
          </table:table-cell>
          <table:table-cell table:style-name="ce11" table:formula="of:=IF([.R59]&lt;1;(1+(59*(1-[.R59])))*[.$A$39]+[.$A$64]/1000;0)" office:value-type="float" office:value="0" calcext:value-type="float">
            <text:p>0</text:p>
          </table:table-cell>
          <table:table-cell table:style-name="ce11" table:formula="of:=IF([.S59]&lt;1;(1+(59*(1-[.S59])))*[.$A$39]+[.$A$64]/1000;0)" office:value-type="float" office:value="0" calcext:value-type="float">
            <text:p>0</text:p>
          </table:table-cell>
          <table:table-cell table:style-name="ce11" table:formula="of:=IF([.T59]&lt;1;(1+(59*(1-[.T59])))*[.$A$39]+[.$A$64]/1000;0)" office:value-type="float" office:value="0" calcext:value-type="float">
            <text:p>0</text:p>
          </table:table-cell>
          <table:table-cell table:style-name="ce11" table:formula="of:=IF([.U59]&lt;1;(1+(59*(1-[.U59])))*[.$A$39]+[.$A$64]/1000;0)" office:value-type="float" office:value="0" calcext:value-type="float">
            <text:p>0</text:p>
          </table:table-cell>
          <table:table-cell table:style-name="ce11" table:formula="of:=IF([.V59]&lt;1;(1+(59*(1-[.V59])))*[.$A$39]+[.$A$64]/1000;0)" office:value-type="float" office:value="0" calcext:value-type="float">
            <text:p>0</text:p>
          </table:table-cell>
          <table:table-cell table:style-name="ce11" table:formula="of:=IF([.W59]&lt;1;(1+(59*(1-[.W59])))*[.$A$39]+[.$A$64]/1000;0)" office:value-type="float" office:value="0" calcext:value-type="float">
            <text:p>0</text:p>
          </table:table-cell>
          <table:table-cell table:style-name="ce11" table:formula="of:=IF([.X59]&lt;1;(1+(59*(1-[.X59])))*[.$A$39]+[.$A$64]/1000;0)" office:value-type="float" office:value="0" calcext:value-type="float">
            <text:p>0</text:p>
          </table:table-cell>
          <table:table-cell table:style-name="ce11" table:formula="of:=IF([.Y59]&lt;1;(1+(59*(1-[.Y59])))*[.$A$39]+[.$A$64]/1000;0)" office:value-type="float" office:value="0" calcext:value-type="float">
            <text:p>0</text:p>
          </table:table-cell>
          <table:table-cell table:style-name="ce11" table:formula="of:=IF([.Z59]&lt;1;(1+(59*(1-[.Z59])))*[.$A$39]+[.$A$64]/1000;0)" office:value-type="float" office:value="0" calcext:value-type="float">
            <text:p>0</text:p>
          </table:table-cell>
          <table:table-cell table:style-name="ce11" table:formula="of:=IF([.AA59]&lt;1;(1+(59*(1-[.AA59])))*[.$A$39]+[.$A$64]/1000;0)" office:value-type="float" office:value="0" calcext:value-type="float">
            <text:p>0</text:p>
          </table:table-cell>
          <table:table-cell table:style-name="ce11" table:formula="of:=IF([.AB59]&lt;1;(1+(59*(1-[.AB59])))*[.$A$39]+[.$A$64]/1000;0)" office:value-type="float" office:value="0" calcext:value-type="float">
            <text:p>0</text:p>
          </table:table-cell>
          <table:table-cell table:style-name="ce11" table:formula="of:=IF([.AC59]&lt;1;(1+(59*(1-[.AC59])))*[.$A$39]+[.$A$64]/1000;0)" office:value-type="float" office:value="0" calcext:value-type="float">
            <text:p>0</text:p>
          </table:table-cell>
          <table:table-cell table:style-name="ce11" table:formula="of:=IF([.AD59]&lt;1;(1+(59*(1-[.AD59])))*[.$A$39]+[.$A$64]/1000;0)" office:value-type="float" office:value="0" calcext:value-type="float">
            <text:p>0</text:p>
          </table:table-cell>
          <table:table-cell table:style-name="ce11" table:formula="of:=IF([.AE59]&lt;1;(1+(59*(1-[.AE59])))*[.$A$39]+[.$A$64]/1000;0)" office:value-type="float" office:value="0" calcext:value-type="float">
            <text:p>0</text:p>
          </table:table-cell>
          <table:table-cell table:style-name="ce11" table:formula="of:=IF([.AF59]&lt;1;(1+(59*(1-[.AF59])))*[.$A$39]+[.$A$64]/1000;0)" office:value-type="float" office:value="0" calcext:value-type="float">
            <text:p>0</text:p>
          </table:table-cell>
          <table:table-cell table:style-name="ce11" table:formula="of:=IF([.AG59]&lt;1;(1+(59*(1-[.AG59])))*[.$A$39]+[.$A$64]/1000;0)" office:value-type="float" office:value="0" calcext:value-type="float">
            <text:p>0</text:p>
          </table:table-cell>
          <table:table-cell table:style-name="ce11" table:formula="of:=IF([.AH59]&lt;1;(1+(59*(1-[.AH59])))*[.$A$39]+[.$A$64]/1000;0)" office:value-type="float" office:value="0" calcext:value-type="float">
            <text:p>0</text:p>
          </table:table-cell>
          <table:table-cell table:style-name="ce11" table:formula="of:=IF([.AI59]&lt;1;(1+(59*(1-[.AI59])))*[.$A$39]+[.$A$64]/1000;0)" office:value-type="float" office:value="0" calcext:value-type="float">
            <text:p>0</text:p>
          </table:table-cell>
          <table:table-cell table:style-name="ce11" table:formula="of:=IF([.AJ59]&lt;1;(1+(59*(1-[.AJ59])))*[.$A$39]+[.$A$64]/1000;0)" office:value-type="float" office:value="0" calcext:value-type="float">
            <text:p>0</text:p>
          </table:table-cell>
          <table:table-cell table:style-name="ce11" table:formula="of:=IF([.AK59]&lt;1;(1+(59*(1-[.AK59])))*[.$A$39]+[.$A$64]/1000;0)" office:value-type="float" office:value="0" calcext:value-type="float">
            <text:p>0</text:p>
          </table:table-cell>
          <table:table-cell table:style-name="ce11" table:formula="of:=IF([.AL59]&lt;1;(1+(59*(1-[.AL59])))*[.$A$39]+[.$A$64]/1000;0)" office:value-type="float" office:value="0" calcext:value-type="float">
            <text:p>0</text:p>
          </table:table-cell>
          <table:table-cell table:style-name="ce11" table:formula="of:=IF([.AM59]&lt;1;(1+(59*(1-[.AM59])))*[.$A$39]+[.$A$64]/1000;0)" office:value-type="float" office:value="0" calcext:value-type="float">
            <text:p>0</text:p>
          </table:table-cell>
          <table:table-cell table:style-name="ce11" table:formula="of:=IF([.AN59]&lt;1;(1+(59*(1-[.AN59])))*[.$A$39]+[.$A$64]/1000;0)" office:value-type="float" office:value="0" calcext:value-type="float">
            <text:p>0</text:p>
          </table:table-cell>
          <table:table-cell table:style-name="ce11" table:formula="of:=IF([.AO59]&lt;1;(1+(59*(1-[.AO59])))*[.$A$39]+[.$A$64]/1000;0)" office:value-type="float" office:value="0" calcext:value-type="float">
            <text:p>0</text:p>
          </table:table-cell>
          <table:table-cell table:style-name="ce11" table:formula="of:=IF([.AP59]&lt;1;(1+(59*(1-[.AP59])))*[.$A$39]+[.$A$64]/1000;0)" office:value-type="float" office:value="0" calcext:value-type="float">
            <text:p>0</text:p>
          </table:table-cell>
          <table:table-cell table:style-name="ce11" table:formula="of:=IF([.AQ59]&lt;1;(1+(59*(1-[.AQ59])))*[.$A$39]+[.$A$64]/1000;0)" office:value-type="float" office:value="0" calcext:value-type="float">
            <text:p>0</text:p>
          </table:table-cell>
          <table:table-cell table:style-name="ce11" table:formula="of:=IF([.AR59]&lt;1;(1+(59*(1-[.AR59])))*[.$A$39]+[.$A$64]/1000;0)" office:value-type="float" office:value="0" calcext:value-type="float">
            <text:p>0</text:p>
          </table:table-cell>
          <table:table-cell table:style-name="ce11" table:formula="of:=IF([.AS59]&lt;1;(1+(59*(1-[.AS59])))*[.$A$39]+[.$A$64]/1000;0)" office:value-type="float" office:value="0" calcext:value-type="float">
            <text:p>0</text:p>
          </table:table-cell>
          <table:table-cell table:style-name="ce11" table:formula="of:=IF([.AT59]&lt;1;(1+(59*(1-[.AT59])))*[.$A$39]+[.$A$64]/1000;0)" office:value-type="float" office:value="0" calcext:value-type="float">
            <text:p>0</text:p>
          </table:table-cell>
          <table:table-cell table:style-name="ce11" table:formula="of:=IF([.AU59]&lt;1;(1+(59*(1-[.AU59])))*[.$A$39]+[.$A$64]/1000;0)" office:value-type="float" office:value="0" calcext:value-type="float">
            <text:p>0</text:p>
          </table:table-cell>
          <table:table-cell table:style-name="ce11" table:formula="of:=IF([.AV59]&lt;1;(1+(59*(1-[.AV59])))*[.$A$39]+[.$A$64]/1000;0)" office:value-type="float" office:value="0" calcext:value-type="float">
            <text:p>0</text:p>
          </table:table-cell>
          <table:table-cell table:style-name="ce11" table:formula="of:=IF([.AW59]&lt;1;(1+(59*(1-[.AW59])))*[.$A$39]+[.$A$64]/1000;0)" office:value-type="float" office:value="0" calcext:value-type="float">
            <text:p>0</text:p>
          </table:table-cell>
          <table:table-cell table:style-name="ce11" table:formula="of:=IF([.AX59]&lt;1;(1+(59*(1-[.AX59])))*[.$A$39]+[.$A$64]/1000;0)" office:value-type="float" office:value="0" calcext:value-type="float">
            <text:p>0</text:p>
          </table:table-cell>
          <table:table-cell table:style-name="ce11" table:formula="of:=IF([.AY59]&lt;1;(1+(59*(1-[.AY59])))*[.$A$39]+[.$A$64]/1000;0)" office:value-type="float" office:value="0" calcext:value-type="float">
            <text:p>0</text:p>
          </table:table-cell>
          <table:table-cell table:style-name="ce11" table:formula="of:=IF([.AZ59]&lt;1;(1+(59*(1-[.AZ59])))*[.$A$39]+[.$A$64]/1000;0)" office:value-type="float" office:value="0" calcext:value-type="float">
            <text:p>0</text:p>
          </table:table-cell>
          <table:table-cell table:style-name="ce11" table:formula="of:=IF([.BA59]&lt;1;(1+(59*(1-[.BA59])))*[.$A$39]+[.$A$64]/1000;0)" office:value-type="float" office:value="0" calcext:value-type="float">
            <text:p>0</text:p>
          </table:table-cell>
          <table:table-cell table:style-name="ce11" table:formula="of:=IF([.BB59]&lt;1;(1+(59*(1-[.BB59])))*[.$A$39]+[.$A$64]/1000;0)" office:value-type="float" office:value="0" calcext:value-type="float">
            <text:p>0</text:p>
          </table:table-cell>
          <table:table-cell table:style-name="ce11" table:formula="of:=IF([.BC59]&lt;1;(1+(59*(1-[.BC59])))*[.$A$39]+[.$A$64]/1000;0)" office:value-type="float" office:value="0" calcext:value-type="float">
            <text:p>0</text:p>
          </table:table-cell>
          <table:table-cell table:style-name="ce11" table:formula="of:=IF([.BD59]&lt;1;(1+(59*(1-[.BD59])))*[.$A$39]+[.$A$64]/1000;0)" office:value-type="float" office:value="0" calcext:value-type="float">
            <text:p>0</text:p>
          </table:table-cell>
          <table:table-cell table:style-name="ce11" table:formula="of:=IF([.BE59]&lt;1;(1+(59*(1-[.BE59])))*[.$A$39]+[.$A$64]/1000;0)" office:value-type="float" office:value="0" calcext:value-type="float">
            <text:p>0</text:p>
          </table:table-cell>
          <table:table-cell table:style-name="ce11" table:formula="of:=IF([.BF59]&lt;1;(1+(59*(1-[.BF59])))*[.$A$39]+[.$A$64]/1000;0)" office:value-type="float" office:value="0" calcext:value-type="float">
            <text:p>0</text:p>
          </table:table-cell>
          <table:table-cell table:style-name="ce11" table:formula="of:=IF([.BG59]&lt;1;(1+(59*(1-[.BG59])))*[.$A$39]+[.$A$64]/1000;0)" office:value-type="float" office:value="0" calcext:value-type="float">
            <text:p>0</text:p>
          </table:table-cell>
          <table:table-cell table:style-name="ce11" table:formula="of:=IF([.BH59]&lt;1;(1+(59*(1-[.BH59])))*[.$A$39]+[.$A$64]/1000;0)" office:value-type="float" office:value="0" calcext:value-type="float">
            <text:p>0</text:p>
          </table:table-cell>
          <table:table-cell table:style-name="ce11" table:formula="of:=IF([.BI59]&lt;1;(1+(59*(1-[.BI59])))*[.$A$39]+[.$A$64]/1000;0)" office:value-type="float" office:value="0" calcext:value-type="float">
            <text:p>0</text:p>
          </table:table-cell>
          <table:table-cell table:style-name="ce11" table:formula="of:=IF([.BJ59]&lt;1;(1+(59*(1-[.BJ59])))*[.$A$39]+[.$A$64]/1000;0)" office:value-type="float" office:value="0" calcext:value-type="float">
            <text:p>0</text:p>
          </table:table-cell>
          <table:table-cell table:style-name="ce11" table:formula="of:=IF([.BK59]&lt;1;(1+(59*(1-[.BK59])))*[.$A$39]+[.$A$64]/1000;0)" office:value-type="float" office:value="0" calcext:value-type="float">
            <text:p>0</text:p>
          </table:table-cell>
          <table:table-cell table:style-name="ce11" table:formula="of:=IF([.BL59]&lt;1;(1+(59*(1-[.BL59])))*[.$A$39]+[.$A$64]/1000;0)" office:value-type="float" office:value="0" calcext:value-type="float">
            <text:p>0</text:p>
          </table:table-cell>
          <table:table-cell table:style-name="ce11" table:formula="of:=IF([.BM59]&lt;1;(1+(59*(1-[.BM59])))*[.$A$39]+[.$A$64]/1000;0)" office:value-type="float" office:value="0" calcext:value-type="float">
            <text:p>0</text:p>
          </table:table-cell>
          <table:table-cell table:style-name="ce11" table:formula="of:=IF([.BN59]&lt;1;(1+(59*(1-[.BN59])))*[.$A$39]+[.$A$64]/1000;0)" office:value-type="float" office:value="0" calcext:value-type="float">
            <text:p>0</text:p>
          </table:table-cell>
          <table:table-cell table:style-name="ce11" table:formula="of:=IF([.BO59]&lt;1;(1+(59*(1-[.BO59])))*[.$A$39]+[.$A$64]/1000;0)" office:value-type="float" office:value="0" calcext:value-type="float">
            <text:p>0</text:p>
          </table:table-cell>
          <table:table-cell table:style-name="ce11" table:formula="of:=IF([.BP59]&lt;1;(1+(59*(1-[.BP59])))*[.$A$39]+[.$A$64]/1000;0)" office:value-type="float" office:value="0" calcext:value-type="float">
            <text:p>0</text:p>
          </table:table-cell>
          <table:table-cell table:style-name="ce11" table:formula="of:=IF([.BQ59]&lt;1;(1+(59*(1-[.BQ59])))*[.$A$39]+[.$A$64]/1000;0)" office:value-type="float" office:value="0" calcext:value-type="float">
            <text:p>0</text:p>
          </table:table-cell>
          <table:table-cell table:style-name="ce11" table:formula="of:=IF([.BR59]&lt;1;(1+(59*(1-[.BR59])))*[.$A$39]+[.$A$64]/1000;0)" office:value-type="float" office:value="0" calcext:value-type="float">
            <text:p>0</text:p>
          </table:table-cell>
          <table:table-cell table:style-name="ce11" table:formula="of:=IF([.BS59]&lt;1;(1+(59*(1-[.BS59])))*[.$A$39]+[.$A$64]/1000;0)" office:value-type="float" office:value="0" calcext:value-type="float">
            <text:p>0</text:p>
          </table:table-cell>
          <table:table-cell table:style-name="ce11" table:formula="of:=IF([.BT59]&lt;1;(1+(59*(1-[.BT59])))*[.$A$39]+[.$A$64]/1000;0)" office:value-type="float" office:value="0" calcext:value-type="float">
            <text:p>0</text:p>
          </table:table-cell>
          <table:table-cell table:style-name="ce11" table:formula="of:=IF([.BU59]&lt;1;(1+(59*(1-[.BU59])))*[.$A$39]+[.$A$64]/1000;0)" office:value-type="float" office:value="0" calcext:value-type="float">
            <text:p>0</text:p>
          </table:table-cell>
          <table:table-cell table:style-name="ce11" table:formula="of:=IF([.BV59]&lt;1;(1+(59*(1-[.BV59])))*[.$A$39]+[.$A$64]/1000;0)" office:value-type="float" office:value="0" calcext:value-type="float">
            <text:p>0</text:p>
          </table:table-cell>
          <table:table-cell table:style-name="ce11" table:formula="of:=IF([.BW59]&lt;1;(1+(59*(1-[.BW59])))*[.$A$39]+[.$A$64]/1000;0)" office:value-type="float" office:value="0" calcext:value-type="float">
            <text:p>0</text:p>
          </table:table-cell>
          <table:table-cell table:style-name="ce11" table:formula="of:=IF([.BX59]&lt;1;(1+(59*(1-[.BX59])))*[.$A$39]+[.$A$64]/1000;0)" office:value-type="float" office:value="0" calcext:value-type="float">
            <text:p>0</text:p>
          </table:table-cell>
          <table:table-cell table:style-name="ce11" table:formula="of:=IF([.BY59]&lt;1;(1+(59*(1-[.BY59])))*[.$A$39]+[.$A$64]/1000;0)" office:value-type="float" office:value="0" calcext:value-type="float">
            <text:p>0</text:p>
          </table:table-cell>
          <table:table-cell table:style-name="ce11" table:formula="of:=IF([.BZ59]&lt;1;(1+(59*(1-[.BZ59])))*[.$A$39]+[.$A$64]/1000;0)" office:value-type="float" office:value="0" calcext:value-type="float">
            <text:p>0</text:p>
          </table:table-cell>
          <table:table-cell table:style-name="ce11" table:formula="of:=IF([.CA59]&lt;1;(1+(59*(1-[.CA59])))*[.$A$39]+[.$A$64]/1000;0)" office:value-type="float" office:value="0" calcext:value-type="float">
            <text:p>0</text:p>
          </table:table-cell>
          <table:table-cell table:style-name="ce11" table:formula="of:=IF([.CB59]&lt;1;(1+(59*(1-[.CB59])))*[.$A$39]+[.$A$64]/1000;0)" office:value-type="float" office:value="0" calcext:value-type="float">
            <text:p>0</text:p>
          </table:table-cell>
          <table:table-cell table:style-name="ce11" table:formula="of:=IF([.CC59]&lt;1;(1+(59*(1-[.CC59])))*[.$A$39]+[.$A$64]/1000;0)" office:value-type="float" office:value="0" calcext:value-type="float">
            <text:p>0</text:p>
          </table:table-cell>
          <table:table-cell table:style-name="ce11" table:formula="of:=IF([.CD59]&lt;1;(1+(59*(1-[.CD59])))*[.$A$39]+[.$A$64]/1000;0)" office:value-type="float" office:value="0" calcext:value-type="float">
            <text:p>0</text:p>
          </table:table-cell>
          <table:table-cell table:style-name="ce11" table:formula="of:=IF([.CE59]&lt;1;(1+(59*(1-[.CE59])))*[.$A$39]+[.$A$64]/1000;0)" office:value-type="float" office:value="0" calcext:value-type="float">
            <text:p>0</text:p>
          </table:table-cell>
          <table:table-cell table:style-name="ce11" table:formula="of:=IF([.CF59]&lt;1;(1+(59*(1-[.CF59])))*[.$A$39]+[.$A$64]/1000;0)" office:value-type="float" office:value="0" calcext:value-type="float">
            <text:p>0</text:p>
          </table:table-cell>
          <table:table-cell table:style-name="ce11" table:formula="of:=IF([.CG59]&lt;1;(1+(59*(1-[.CG59])))*[.$A$39]+[.$A$64]/1000;0)" office:value-type="float" office:value="0" calcext:value-type="float">
            <text:p>0</text:p>
          </table:table-cell>
          <table:table-cell table:style-name="ce11" table:formula="of:=IF([.CH59]&lt;1;(1+(59*(1-[.CH59])))*[.$A$39]+[.$A$64]/1000;0)" office:value-type="float" office:value="0" calcext:value-type="float">
            <text:p>0</text:p>
          </table:table-cell>
          <table:table-cell table:style-name="ce11" table:formula="of:=IF([.CI59]&lt;1;(1+(59*(1-[.CI59])))*[.$A$39]+[.$A$64]/1000;0)" office:value-type="float" office:value="0" calcext:value-type="float">
            <text:p>0</text:p>
          </table:table-cell>
          <table:table-cell table:style-name="ce11" table:formula="of:=IF([.CJ59]&lt;1;(1+(59*(1-[.CJ59])))*[.$A$39]+[.$A$64]/1000;0)" office:value-type="float" office:value="0" calcext:value-type="float">
            <text:p>0</text:p>
          </table:table-cell>
          <table:table-cell table:style-name="ce11" table:formula="of:=IF([.CK59]&lt;1;(1+(59*(1-[.CK59])))*[.$A$39]+[.$A$64]/1000;0)" office:value-type="float" office:value="0" calcext:value-type="float">
            <text:p>0</text:p>
          </table:table-cell>
          <table:table-cell table:style-name="ce11" table:formula="of:=IF([.CL59]&lt;1;(1+(59*(1-[.CL59])))*[.$A$39]+[.$A$64]/1000;0)" office:value-type="float" office:value="0" calcext:value-type="float">
            <text:p>0</text:p>
          </table:table-cell>
          <table:table-cell table:style-name="ce11" table:formula="of:=IF([.CM59]&lt;1;(1+(59*(1-[.CM59])))*[.$A$39]+[.$A$64]/1000;0)" office:value-type="float" office:value="0" calcext:value-type="float">
            <text:p>0</text:p>
          </table:table-cell>
          <table:table-cell table:style-name="ce11" table:formula="of:=IF([.CN59]&lt;1;(1+(59*(1-[.CN59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60]&lt;1;(1+(59*(1-[.A60])))*[.$A$39]+[.$A$64]/1000;0)" office:value-type="float" office:value="0" calcext:value-type="float">
            <text:p>0</text:p>
          </table:table-cell>
          <table:table-cell table:style-name="ce11" table:formula="of:=IF([.B60]&lt;1;(1+(59*(1-[.B60])))*[.$A$39]+[.$A$64]/1000;0)" office:value-type="float" office:value="0" calcext:value-type="float">
            <text:p>0</text:p>
          </table:table-cell>
          <table:table-cell table:style-name="ce11" table:formula="of:=IF([.C60]&lt;1;(1+(59*(1-[.C60])))*[.$A$39]+[.$A$64]/1000;0)" office:value-type="float" office:value="0" calcext:value-type="float">
            <text:p>0</text:p>
          </table:table-cell>
          <table:table-cell table:style-name="ce11" table:formula="of:=IF([.D60]&lt;1;(1+(59*(1-[.D60])))*[.$A$39]+[.$A$64]/1000;0)" office:value-type="float" office:value="0" calcext:value-type="float">
            <text:p>0</text:p>
          </table:table-cell>
          <table:table-cell table:style-name="ce11" table:formula="of:=IF([.E60]&lt;1;(1+(59*(1-[.E60])))*[.$A$39]+[.$A$64]/1000;0)" office:value-type="float" office:value="0" calcext:value-type="float">
            <text:p>0</text:p>
          </table:table-cell>
          <table:table-cell table:style-name="ce11" table:formula="of:=IF([.F60]&lt;1;(1+(59*(1-[.F60])))*[.$A$39]+[.$A$64]/1000;0)" office:value-type="float" office:value="0" calcext:value-type="float">
            <text:p>0</text:p>
          </table:table-cell>
          <table:table-cell table:style-name="ce11" table:formula="of:=IF([.G60]&lt;1;(1+(59*(1-[.G60])))*[.$A$39]+[.$A$64]/1000;0)" office:value-type="float" office:value="0" calcext:value-type="float">
            <text:p>0</text:p>
          </table:table-cell>
          <table:table-cell table:style-name="ce11" table:formula="of:=IF([.H60]&lt;1;(1+(59*(1-[.H60])))*[.$A$39]+[.$A$64]/1000;0)" office:value-type="float" office:value="0" calcext:value-type="float">
            <text:p>0</text:p>
          </table:table-cell>
          <table:table-cell table:style-name="ce11" table:formula="of:=IF([.I60]&lt;1;(1+(59*(1-[.I60])))*[.$A$39]+[.$A$64]/1000;0)" office:value-type="float" office:value="0" calcext:value-type="float">
            <text:p>0</text:p>
          </table:table-cell>
          <table:table-cell table:style-name="ce11" table:formula="of:=IF([.J60]&lt;1;(1+(59*(1-[.J60])))*[.$A$39]+[.$A$64]/1000;0)" office:value-type="float" office:value="0" calcext:value-type="float">
            <text:p>0</text:p>
          </table:table-cell>
          <table:table-cell table:style-name="ce11" table:formula="of:=IF([.K60]&lt;1;(1+(59*(1-[.K60])))*[.$A$39]+[.$A$64]/1000;0)" office:value-type="float" office:value="0" calcext:value-type="float">
            <text:p>0</text:p>
          </table:table-cell>
          <table:table-cell table:style-name="ce11" table:formula="of:=IF([.L60]&lt;1;(1+(59*(1-[.L60])))*[.$A$39]+[.$A$64]/1000;0)" office:value-type="float" office:value="0" calcext:value-type="float">
            <text:p>0</text:p>
          </table:table-cell>
          <table:table-cell table:style-name="ce11" table:formula="of:=IF([.M60]&lt;1;(1+(59*(1-[.M60])))*[.$A$39]+[.$A$64]/1000;0)" office:value-type="float" office:value="0" calcext:value-type="float">
            <text:p>0</text:p>
          </table:table-cell>
          <table:table-cell table:style-name="ce11" table:formula="of:=IF([.N60]&lt;1;(1+(59*(1-[.N60])))*[.$A$39]+[.$A$64]/1000;0)" office:value-type="float" office:value="0" calcext:value-type="float">
            <text:p>0</text:p>
          </table:table-cell>
          <table:table-cell table:style-name="ce11" table:formula="of:=IF([.O60]&lt;1;(1+(59*(1-[.O60])))*[.$A$39]+[.$A$64]/1000;0)" office:value-type="float" office:value="0" calcext:value-type="float">
            <text:p>0</text:p>
          </table:table-cell>
          <table:table-cell table:style-name="ce11" table:formula="of:=IF([.P60]&lt;1;(1+(59*(1-[.P60])))*[.$A$39]+[.$A$64]/1000;0)" office:value-type="float" office:value="0" calcext:value-type="float">
            <text:p>0</text:p>
          </table:table-cell>
          <table:table-cell table:style-name="ce11" table:formula="of:=IF([.Q60]&lt;1;(1+(59*(1-[.Q60])))*[.$A$39]+[.$A$64]/1000;0)" office:value-type="float" office:value="0" calcext:value-type="float">
            <text:p>0</text:p>
          </table:table-cell>
          <table:table-cell table:style-name="ce11" table:formula="of:=IF([.R60]&lt;1;(1+(59*(1-[.R60])))*[.$A$39]+[.$A$64]/1000;0)" office:value-type="float" office:value="0" calcext:value-type="float">
            <text:p>0</text:p>
          </table:table-cell>
          <table:table-cell table:style-name="ce11" table:formula="of:=IF([.S60]&lt;1;(1+(59*(1-[.S60])))*[.$A$39]+[.$A$64]/1000;0)" office:value-type="float" office:value="0" calcext:value-type="float">
            <text:p>0</text:p>
          </table:table-cell>
          <table:table-cell table:style-name="ce11" table:formula="of:=IF([.T60]&lt;1;(1+(59*(1-[.T60])))*[.$A$39]+[.$A$64]/1000;0)" office:value-type="float" office:value="0" calcext:value-type="float">
            <text:p>0</text:p>
          </table:table-cell>
          <table:table-cell table:style-name="ce11" table:formula="of:=IF([.U60]&lt;1;(1+(59*(1-[.U60])))*[.$A$39]+[.$A$64]/1000;0)" office:value-type="float" office:value="0" calcext:value-type="float">
            <text:p>0</text:p>
          </table:table-cell>
          <table:table-cell table:style-name="ce11" table:formula="of:=IF([.V60]&lt;1;(1+(59*(1-[.V60])))*[.$A$39]+[.$A$64]/1000;0)" office:value-type="float" office:value="0" calcext:value-type="float">
            <text:p>0</text:p>
          </table:table-cell>
          <table:table-cell table:style-name="ce11" table:formula="of:=IF([.W60]&lt;1;(1+(59*(1-[.W60])))*[.$A$39]+[.$A$64]/1000;0)" office:value-type="float" office:value="0" calcext:value-type="float">
            <text:p>0</text:p>
          </table:table-cell>
          <table:table-cell table:style-name="ce11" table:formula="of:=IF([.X60]&lt;1;(1+(59*(1-[.X60])))*[.$A$39]+[.$A$64]/1000;0)" office:value-type="float" office:value="0" calcext:value-type="float">
            <text:p>0</text:p>
          </table:table-cell>
          <table:table-cell table:style-name="ce11" table:formula="of:=IF([.Y60]&lt;1;(1+(59*(1-[.Y60])))*[.$A$39]+[.$A$64]/1000;0)" office:value-type="float" office:value="0" calcext:value-type="float">
            <text:p>0</text:p>
          </table:table-cell>
          <table:table-cell table:style-name="ce11" table:formula="of:=IF([.Z60]&lt;1;(1+(59*(1-[.Z60])))*[.$A$39]+[.$A$64]/1000;0)" office:value-type="float" office:value="0" calcext:value-type="float">
            <text:p>0</text:p>
          </table:table-cell>
          <table:table-cell table:style-name="ce11" table:formula="of:=IF([.AA60]&lt;1;(1+(59*(1-[.AA60])))*[.$A$39]+[.$A$64]/1000;0)" office:value-type="float" office:value="0" calcext:value-type="float">
            <text:p>0</text:p>
          </table:table-cell>
          <table:table-cell table:style-name="ce11" table:formula="of:=IF([.AB60]&lt;1;(1+(59*(1-[.AB60])))*[.$A$39]+[.$A$64]/1000;0)" office:value-type="float" office:value="0" calcext:value-type="float">
            <text:p>0</text:p>
          </table:table-cell>
          <table:table-cell table:style-name="ce11" table:formula="of:=IF([.AC60]&lt;1;(1+(59*(1-[.AC60])))*[.$A$39]+[.$A$64]/1000;0)" office:value-type="float" office:value="0" calcext:value-type="float">
            <text:p>0</text:p>
          </table:table-cell>
          <table:table-cell table:style-name="ce11" table:formula="of:=IF([.AD60]&lt;1;(1+(59*(1-[.AD60])))*[.$A$39]+[.$A$64]/1000;0)" office:value-type="float" office:value="0" calcext:value-type="float">
            <text:p>0</text:p>
          </table:table-cell>
          <table:table-cell table:style-name="ce11" table:formula="of:=IF([.AE60]&lt;1;(1+(59*(1-[.AE60])))*[.$A$39]+[.$A$64]/1000;0)" office:value-type="float" office:value="0" calcext:value-type="float">
            <text:p>0</text:p>
          </table:table-cell>
          <table:table-cell table:style-name="ce11" table:formula="of:=IF([.AF60]&lt;1;(1+(59*(1-[.AF60])))*[.$A$39]+[.$A$64]/1000;0)" office:value-type="float" office:value="0" calcext:value-type="float">
            <text:p>0</text:p>
          </table:table-cell>
          <table:table-cell table:style-name="ce11" table:formula="of:=IF([.AG60]&lt;1;(1+(59*(1-[.AG60])))*[.$A$39]+[.$A$64]/1000;0)" office:value-type="float" office:value="0" calcext:value-type="float">
            <text:p>0</text:p>
          </table:table-cell>
          <table:table-cell table:style-name="ce11" table:formula="of:=IF([.AH60]&lt;1;(1+(59*(1-[.AH60])))*[.$A$39]+[.$A$64]/1000;0)" office:value-type="float" office:value="0" calcext:value-type="float">
            <text:p>0</text:p>
          </table:table-cell>
          <table:table-cell table:style-name="ce11" table:formula="of:=IF([.AI60]&lt;1;(1+(59*(1-[.AI60])))*[.$A$39]+[.$A$64]/1000;0)" office:value-type="float" office:value="0" calcext:value-type="float">
            <text:p>0</text:p>
          </table:table-cell>
          <table:table-cell table:style-name="ce11" table:formula="of:=IF([.AJ60]&lt;1;(1+(59*(1-[.AJ60])))*[.$A$39]+[.$A$64]/1000;0)" office:value-type="float" office:value="0" calcext:value-type="float">
            <text:p>0</text:p>
          </table:table-cell>
          <table:table-cell table:style-name="ce11" table:formula="of:=IF([.AK60]&lt;1;(1+(59*(1-[.AK60])))*[.$A$39]+[.$A$64]/1000;0)" office:value-type="float" office:value="0" calcext:value-type="float">
            <text:p>0</text:p>
          </table:table-cell>
          <table:table-cell table:style-name="ce11" table:formula="of:=IF([.AL60]&lt;1;(1+(59*(1-[.AL60])))*[.$A$39]+[.$A$64]/1000;0)" office:value-type="float" office:value="0" calcext:value-type="float">
            <text:p>0</text:p>
          </table:table-cell>
          <table:table-cell table:style-name="ce11" table:formula="of:=IF([.AM60]&lt;1;(1+(59*(1-[.AM60])))*[.$A$39]+[.$A$64]/1000;0)" office:value-type="float" office:value="0" calcext:value-type="float">
            <text:p>0</text:p>
          </table:table-cell>
          <table:table-cell table:style-name="ce11" table:formula="of:=IF([.AN60]&lt;1;(1+(59*(1-[.AN60])))*[.$A$39]+[.$A$64]/1000;0)" office:value-type="float" office:value="0" calcext:value-type="float">
            <text:p>0</text:p>
          </table:table-cell>
          <table:table-cell table:style-name="ce11" table:formula="of:=IF([.AO60]&lt;1;(1+(59*(1-[.AO60])))*[.$A$39]+[.$A$64]/1000;0)" office:value-type="float" office:value="0" calcext:value-type="float">
            <text:p>0</text:p>
          </table:table-cell>
          <table:table-cell table:style-name="ce11" table:formula="of:=IF([.AP60]&lt;1;(1+(59*(1-[.AP60])))*[.$A$39]+[.$A$64]/1000;0)" office:value-type="float" office:value="0" calcext:value-type="float">
            <text:p>0</text:p>
          </table:table-cell>
          <table:table-cell table:style-name="ce11" table:formula="of:=IF([.AQ60]&lt;1;(1+(59*(1-[.AQ60])))*[.$A$39]+[.$A$64]/1000;0)" office:value-type="float" office:value="0" calcext:value-type="float">
            <text:p>0</text:p>
          </table:table-cell>
          <table:table-cell table:style-name="ce11" table:formula="of:=IF([.AR60]&lt;1;(1+(59*(1-[.AR60])))*[.$A$39]+[.$A$64]/1000;0)" office:value-type="float" office:value="0" calcext:value-type="float">
            <text:p>0</text:p>
          </table:table-cell>
          <table:table-cell table:style-name="ce11" table:formula="of:=IF([.AS60]&lt;1;(1+(59*(1-[.AS60])))*[.$A$39]+[.$A$64]/1000;0)" office:value-type="float" office:value="0" calcext:value-type="float">
            <text:p>0</text:p>
          </table:table-cell>
          <table:table-cell table:style-name="ce11" table:formula="of:=IF([.AT60]&lt;1;(1+(59*(1-[.AT60])))*[.$A$39]+[.$A$64]/1000;0)" office:value-type="float" office:value="0" calcext:value-type="float">
            <text:p>0</text:p>
          </table:table-cell>
          <table:table-cell table:style-name="ce11" table:formula="of:=IF([.AU60]&lt;1;(1+(59*(1-[.AU60])))*[.$A$39]+[.$A$64]/1000;0)" office:value-type="float" office:value="0" calcext:value-type="float">
            <text:p>0</text:p>
          </table:table-cell>
          <table:table-cell table:style-name="ce11" table:formula="of:=IF([.AV60]&lt;1;(1+(59*(1-[.AV60])))*[.$A$39]+[.$A$64]/1000;0)" office:value-type="float" office:value="0" calcext:value-type="float">
            <text:p>0</text:p>
          </table:table-cell>
          <table:table-cell table:style-name="ce11" table:formula="of:=IF([.AW60]&lt;1;(1+(59*(1-[.AW60])))*[.$A$39]+[.$A$64]/1000;0)" office:value-type="float" office:value="0" calcext:value-type="float">
            <text:p>0</text:p>
          </table:table-cell>
          <table:table-cell table:style-name="ce11" table:formula="of:=IF([.AX60]&lt;1;(1+(59*(1-[.AX60])))*[.$A$39]+[.$A$64]/1000;0)" office:value-type="float" office:value="0" calcext:value-type="float">
            <text:p>0</text:p>
          </table:table-cell>
          <table:table-cell table:style-name="ce11" table:formula="of:=IF([.AY60]&lt;1;(1+(59*(1-[.AY60])))*[.$A$39]+[.$A$64]/1000;0)" office:value-type="float" office:value="0" calcext:value-type="float">
            <text:p>0</text:p>
          </table:table-cell>
          <table:table-cell table:style-name="ce11" table:formula="of:=IF([.AZ60]&lt;1;(1+(59*(1-[.AZ60])))*[.$A$39]+[.$A$64]/1000;0)" office:value-type="float" office:value="0" calcext:value-type="float">
            <text:p>0</text:p>
          </table:table-cell>
          <table:table-cell table:style-name="ce11" table:formula="of:=IF([.BA60]&lt;1;(1+(59*(1-[.BA60])))*[.$A$39]+[.$A$64]/1000;0)" office:value-type="float" office:value="0" calcext:value-type="float">
            <text:p>0</text:p>
          </table:table-cell>
          <table:table-cell table:style-name="ce11" table:formula="of:=IF([.BB60]&lt;1;(1+(59*(1-[.BB60])))*[.$A$39]+[.$A$64]/1000;0)" office:value-type="float" office:value="0" calcext:value-type="float">
            <text:p>0</text:p>
          </table:table-cell>
          <table:table-cell table:style-name="ce11" table:formula="of:=IF([.BC60]&lt;1;(1+(59*(1-[.BC60])))*[.$A$39]+[.$A$64]/1000;0)" office:value-type="float" office:value="0" calcext:value-type="float">
            <text:p>0</text:p>
          </table:table-cell>
          <table:table-cell table:style-name="ce11" table:formula="of:=IF([.BD60]&lt;1;(1+(59*(1-[.BD60])))*[.$A$39]+[.$A$64]/1000;0)" office:value-type="float" office:value="0" calcext:value-type="float">
            <text:p>0</text:p>
          </table:table-cell>
          <table:table-cell table:style-name="ce11" table:formula="of:=IF([.BE60]&lt;1;(1+(59*(1-[.BE60])))*[.$A$39]+[.$A$64]/1000;0)" office:value-type="float" office:value="0" calcext:value-type="float">
            <text:p>0</text:p>
          </table:table-cell>
          <table:table-cell table:style-name="ce11" table:formula="of:=IF([.BF60]&lt;1;(1+(59*(1-[.BF60])))*[.$A$39]+[.$A$64]/1000;0)" office:value-type="float" office:value="0" calcext:value-type="float">
            <text:p>0</text:p>
          </table:table-cell>
          <table:table-cell table:style-name="ce11" table:formula="of:=IF([.BG60]&lt;1;(1+(59*(1-[.BG60])))*[.$A$39]+[.$A$64]/1000;0)" office:value-type="float" office:value="0" calcext:value-type="float">
            <text:p>0</text:p>
          </table:table-cell>
          <table:table-cell table:style-name="ce11" table:formula="of:=IF([.BH60]&lt;1;(1+(59*(1-[.BH60])))*[.$A$39]+[.$A$64]/1000;0)" office:value-type="float" office:value="0" calcext:value-type="float">
            <text:p>0</text:p>
          </table:table-cell>
          <table:table-cell table:style-name="ce11" table:formula="of:=IF([.BI60]&lt;1;(1+(59*(1-[.BI60])))*[.$A$39]+[.$A$64]/1000;0)" office:value-type="float" office:value="0" calcext:value-type="float">
            <text:p>0</text:p>
          </table:table-cell>
          <table:table-cell table:style-name="ce11" table:formula="of:=IF([.BJ60]&lt;1;(1+(59*(1-[.BJ60])))*[.$A$39]+[.$A$64]/1000;0)" office:value-type="float" office:value="0" calcext:value-type="float">
            <text:p>0</text:p>
          </table:table-cell>
          <table:table-cell table:style-name="ce11" table:formula="of:=IF([.BK60]&lt;1;(1+(59*(1-[.BK60])))*[.$A$39]+[.$A$64]/1000;0)" office:value-type="float" office:value="0" calcext:value-type="float">
            <text:p>0</text:p>
          </table:table-cell>
          <table:table-cell table:style-name="ce11" table:formula="of:=IF([.BL60]&lt;1;(1+(59*(1-[.BL60])))*[.$A$39]+[.$A$64]/1000;0)" office:value-type="float" office:value="0" calcext:value-type="float">
            <text:p>0</text:p>
          </table:table-cell>
          <table:table-cell table:style-name="ce11" table:formula="of:=IF([.BM60]&lt;1;(1+(59*(1-[.BM60])))*[.$A$39]+[.$A$64]/1000;0)" office:value-type="float" office:value="0" calcext:value-type="float">
            <text:p>0</text:p>
          </table:table-cell>
          <table:table-cell table:style-name="ce11" table:formula="of:=IF([.BN60]&lt;1;(1+(59*(1-[.BN60])))*[.$A$39]+[.$A$64]/1000;0)" office:value-type="float" office:value="0" calcext:value-type="float">
            <text:p>0</text:p>
          </table:table-cell>
          <table:table-cell table:style-name="ce11" table:formula="of:=IF([.BO60]&lt;1;(1+(59*(1-[.BO60])))*[.$A$39]+[.$A$64]/1000;0)" office:value-type="float" office:value="0" calcext:value-type="float">
            <text:p>0</text:p>
          </table:table-cell>
          <table:table-cell table:style-name="ce11" table:formula="of:=IF([.BP60]&lt;1;(1+(59*(1-[.BP60])))*[.$A$39]+[.$A$64]/1000;0)" office:value-type="float" office:value="0" calcext:value-type="float">
            <text:p>0</text:p>
          </table:table-cell>
          <table:table-cell table:style-name="ce11" table:formula="of:=IF([.BQ60]&lt;1;(1+(59*(1-[.BQ60])))*[.$A$39]+[.$A$64]/1000;0)" office:value-type="float" office:value="0" calcext:value-type="float">
            <text:p>0</text:p>
          </table:table-cell>
          <table:table-cell table:style-name="ce11" table:formula="of:=IF([.BR60]&lt;1;(1+(59*(1-[.BR60])))*[.$A$39]+[.$A$64]/1000;0)" office:value-type="float" office:value="0" calcext:value-type="float">
            <text:p>0</text:p>
          </table:table-cell>
          <table:table-cell table:style-name="ce11" table:formula="of:=IF([.BS60]&lt;1;(1+(59*(1-[.BS60])))*[.$A$39]+[.$A$64]/1000;0)" office:value-type="float" office:value="0" calcext:value-type="float">
            <text:p>0</text:p>
          </table:table-cell>
          <table:table-cell table:style-name="ce11" table:formula="of:=IF([.BT60]&lt;1;(1+(59*(1-[.BT60])))*[.$A$39]+[.$A$64]/1000;0)" office:value-type="float" office:value="0" calcext:value-type="float">
            <text:p>0</text:p>
          </table:table-cell>
          <table:table-cell table:style-name="ce11" table:formula="of:=IF([.BU60]&lt;1;(1+(59*(1-[.BU60])))*[.$A$39]+[.$A$64]/1000;0)" office:value-type="float" office:value="0" calcext:value-type="float">
            <text:p>0</text:p>
          </table:table-cell>
          <table:table-cell table:style-name="ce11" table:formula="of:=IF([.BV60]&lt;1;(1+(59*(1-[.BV60])))*[.$A$39]+[.$A$64]/1000;0)" office:value-type="float" office:value="0" calcext:value-type="float">
            <text:p>0</text:p>
          </table:table-cell>
          <table:table-cell table:style-name="ce11" table:formula="of:=IF([.BW60]&lt;1;(1+(59*(1-[.BW60])))*[.$A$39]+[.$A$64]/1000;0)" office:value-type="float" office:value="0" calcext:value-type="float">
            <text:p>0</text:p>
          </table:table-cell>
          <table:table-cell table:style-name="ce11" table:formula="of:=IF([.BX60]&lt;1;(1+(59*(1-[.BX60])))*[.$A$39]+[.$A$64]/1000;0)" office:value-type="float" office:value="0" calcext:value-type="float">
            <text:p>0</text:p>
          </table:table-cell>
          <table:table-cell table:style-name="ce11" table:formula="of:=IF([.BY60]&lt;1;(1+(59*(1-[.BY60])))*[.$A$39]+[.$A$64]/1000;0)" office:value-type="float" office:value="0" calcext:value-type="float">
            <text:p>0</text:p>
          </table:table-cell>
          <table:table-cell table:style-name="ce11" table:formula="of:=IF([.BZ60]&lt;1;(1+(59*(1-[.BZ60])))*[.$A$39]+[.$A$64]/1000;0)" office:value-type="float" office:value="0" calcext:value-type="float">
            <text:p>0</text:p>
          </table:table-cell>
          <table:table-cell table:style-name="ce11" table:formula="of:=IF([.CA60]&lt;1;(1+(59*(1-[.CA60])))*[.$A$39]+[.$A$64]/1000;0)" office:value-type="float" office:value="0" calcext:value-type="float">
            <text:p>0</text:p>
          </table:table-cell>
          <table:table-cell table:style-name="ce11" table:formula="of:=IF([.CB60]&lt;1;(1+(59*(1-[.CB60])))*[.$A$39]+[.$A$64]/1000;0)" office:value-type="float" office:value="0" calcext:value-type="float">
            <text:p>0</text:p>
          </table:table-cell>
          <table:table-cell table:style-name="ce11" table:formula="of:=IF([.CC60]&lt;1;(1+(59*(1-[.CC60])))*[.$A$39]+[.$A$64]/1000;0)" office:value-type="float" office:value="0" calcext:value-type="float">
            <text:p>0</text:p>
          </table:table-cell>
          <table:table-cell table:style-name="ce11" table:formula="of:=IF([.CD60]&lt;1;(1+(59*(1-[.CD60])))*[.$A$39]+[.$A$64]/1000;0)" office:value-type="float" office:value="0" calcext:value-type="float">
            <text:p>0</text:p>
          </table:table-cell>
          <table:table-cell table:style-name="ce11" table:formula="of:=IF([.CE60]&lt;1;(1+(59*(1-[.CE60])))*[.$A$39]+[.$A$64]/1000;0)" office:value-type="float" office:value="0" calcext:value-type="float">
            <text:p>0</text:p>
          </table:table-cell>
          <table:table-cell table:style-name="ce11" table:formula="of:=IF([.CF60]&lt;1;(1+(59*(1-[.CF60])))*[.$A$39]+[.$A$64]/1000;0)" office:value-type="float" office:value="0" calcext:value-type="float">
            <text:p>0</text:p>
          </table:table-cell>
          <table:table-cell table:style-name="ce11" table:formula="of:=IF([.CG60]&lt;1;(1+(59*(1-[.CG60])))*[.$A$39]+[.$A$64]/1000;0)" office:value-type="float" office:value="0" calcext:value-type="float">
            <text:p>0</text:p>
          </table:table-cell>
          <table:table-cell table:style-name="ce11" table:formula="of:=IF([.CH60]&lt;1;(1+(59*(1-[.CH60])))*[.$A$39]+[.$A$64]/1000;0)" office:value-type="float" office:value="0" calcext:value-type="float">
            <text:p>0</text:p>
          </table:table-cell>
          <table:table-cell table:style-name="ce11" table:formula="of:=IF([.CI60]&lt;1;(1+(59*(1-[.CI60])))*[.$A$39]+[.$A$64]/1000;0)" office:value-type="float" office:value="0" calcext:value-type="float">
            <text:p>0</text:p>
          </table:table-cell>
          <table:table-cell table:style-name="ce11" table:formula="of:=IF([.CJ60]&lt;1;(1+(59*(1-[.CJ60])))*[.$A$39]+[.$A$64]/1000;0)" office:value-type="float" office:value="0" calcext:value-type="float">
            <text:p>0</text:p>
          </table:table-cell>
          <table:table-cell table:style-name="ce11" table:formula="of:=IF([.CK60]&lt;1;(1+(59*(1-[.CK60])))*[.$A$39]+[.$A$64]/1000;0)" office:value-type="float" office:value="0" calcext:value-type="float">
            <text:p>0</text:p>
          </table:table-cell>
          <table:table-cell table:style-name="ce11" table:formula="of:=IF([.CL60]&lt;1;(1+(59*(1-[.CL60])))*[.$A$39]+[.$A$64]/1000;0)" office:value-type="float" office:value="0" calcext:value-type="float">
            <text:p>0</text:p>
          </table:table-cell>
          <table:table-cell table:style-name="ce11" table:formula="of:=IF([.CM60]&lt;1;(1+(59*(1-[.CM60])))*[.$A$39]+[.$A$64]/1000;0)" office:value-type="float" office:value="0" calcext:value-type="float">
            <text:p>0</text:p>
          </table:table-cell>
          <table:table-cell table:style-name="ce11" table:formula="of:=IF([.CN60]&lt;1;(1+(59*(1-[.CN60])))*[.$A$39]+[.$A$64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IF([.A73]*1.1&gt;1;1;[.A73]*1.1)" office:value-type="float" office:value="0" calcext:value-type="float">
            <text:p>0</text:p>
          </table:table-cell>
          <table:table-cell table:formula="of:=IF([.B73]*1.1&gt;1;1;[.B73]*1.1)" office:value-type="float" office:value="0" calcext:value-type="float">
            <text:p>0</text:p>
          </table:table-cell>
          <table:table-cell table:formula="of:=IF([.C73]*1.1&gt;1;1;[.C73]*1.1)" office:value-type="float" office:value="0" calcext:value-type="float">
            <text:p>0</text:p>
          </table:table-cell>
          <table:table-cell table:formula="of:=IF([.D73]*1.1&gt;1;1;[.D73]*1.1)" office:value-type="float" office:value="0" calcext:value-type="float">
            <text:p>0</text:p>
          </table:table-cell>
          <table:table-cell table:formula="of:=IF([.E73]*1.1&gt;1;1;[.E73]*1.1)" office:value-type="float" office:value="0" calcext:value-type="float">
            <text:p>0</text:p>
          </table:table-cell>
          <table:table-cell table:style-name="ce10" table:formula="of:=IF([.F73]*1.1&gt;1;1;[.F73]*1.1)" office:value-type="float" office:value="0" calcext:value-type="float">
            <text:p>0</text:p>
          </table:table-cell>
          <table:table-cell table:style-name="ce10" table:formula="of:=IF([.G73]*1.1&gt;1;1;[.G73]*1.1)" office:value-type="float" office:value="0" calcext:value-type="float">
            <text:p>0</text:p>
          </table:table-cell>
          <table:table-cell table:style-name="ce10" table:formula="of:=IF([.H73]*1.1&gt;1;1;[.H73]*1.1)" office:value-type="float" office:value="0" calcext:value-type="float">
            <text:p>0</text:p>
          </table:table-cell>
          <table:table-cell table:style-name="ce10" table:formula="of:=IF([.I73]*1.1&gt;1;1;[.I73]*1.1)" office:value-type="float" office:value="0" calcext:value-type="float">
            <text:p>0</text:p>
          </table:table-cell>
          <table:table-cell table:style-name="ce10" table:formula="of:=IF([.J73]*1.1&gt;1;1;[.J73]*1.1)" office:value-type="float" office:value="0" calcext:value-type="float">
            <text:p>0</text:p>
          </table:table-cell>
          <table:table-cell table:style-name="ce10" table:formula="of:=IF([.K73]*1.1&gt;1;1;[.K73]*1.1)" office:value-type="float" office:value="0" calcext:value-type="float">
            <text:p>0</text:p>
          </table:table-cell>
          <table:table-cell table:style-name="ce10" table:formula="of:=IF([.L73]*1.1&gt;1;1;[.L73]*1.1)" office:value-type="float" office:value="0" calcext:value-type="float">
            <text:p>0</text:p>
          </table:table-cell>
          <table:table-cell table:style-name="ce10" table:formula="of:=IF([.M73]*1.1&gt;1;1;[.M73]*1.1)" office:value-type="float" office:value="0" calcext:value-type="float">
            <text:p>0</text:p>
          </table:table-cell>
          <table:table-cell table:style-name="ce10" table:formula="of:=IF([.N73]*1.1&gt;1;1;[.N73]*1.1)" office:value-type="float" office:value="0" calcext:value-type="float">
            <text:p>0</text:p>
          </table:table-cell>
          <table:table-cell table:style-name="ce10" table:formula="of:=IF([.O73]*1.1&gt;1;1;[.O73]*1.1)" office:value-type="float" office:value="0" calcext:value-type="float">
            <text:p>0</text:p>
          </table:table-cell>
          <table:table-cell table:style-name="ce10" table:formula="of:=IF([.P73]*1.1&gt;1;1;[.P73]*1.1)" office:value-type="float" office:value="0" calcext:value-type="float">
            <text:p>0</text:p>
          </table:table-cell>
          <table:table-cell table:style-name="ce10" table:formula="of:=IF([.Q73]*1.1&gt;1;1;[.Q73]*1.1)" office:value-type="float" office:value="0" calcext:value-type="float">
            <text:p>0</text:p>
          </table:table-cell>
          <table:table-cell table:style-name="ce10" table:formula="of:=IF([.R73]*1.1&gt;1;1;[.R73]*1.1)" office:value-type="float" office:value="0" calcext:value-type="float">
            <text:p>0</text:p>
          </table:table-cell>
          <table:table-cell table:style-name="ce10" table:formula="of:=IF([.S73]*1.1&gt;1;1;[.S73]*1.1)" office:value-type="float" office:value="0" calcext:value-type="float">
            <text:p>0</text:p>
          </table:table-cell>
          <table:table-cell table:style-name="ce10" table:formula="of:=IF([.T73]*1.1&gt;1;1;[.T73]*1.1)" office:value-type="float" office:value="0" calcext:value-type="float">
            <text:p>0</text:p>
          </table:table-cell>
          <table:table-cell table:style-name="ce10" table:formula="of:=IF([.U73]*1.1&gt;1;1;[.U73]*1.1)" office:value-type="float" office:value="0" calcext:value-type="float">
            <text:p>0</text:p>
          </table:table-cell>
          <table:table-cell table:style-name="ce10" table:formula="of:=IF([.V73]*1.1&gt;1;1;[.V73]*1.1)" office:value-type="float" office:value="0" calcext:value-type="float">
            <text:p>0</text:p>
          </table:table-cell>
          <table:table-cell table:style-name="ce10" table:formula="of:=IF([.W73]*1.1&gt;1;1;[.W73]*1.1)" office:value-type="float" office:value="0" calcext:value-type="float">
            <text:p>0</text:p>
          </table:table-cell>
          <table:table-cell table:style-name="ce10" table:formula="of:=IF([.X73]*1.1&gt;1;1;[.X73]*1.1)" office:value-type="float" office:value="0" calcext:value-type="float">
            <text:p>0</text:p>
          </table:table-cell>
          <table:table-cell table:style-name="ce10" table:formula="of:=IF([.Y73]*1.1&gt;1;1;[.Y73]*1.1)" office:value-type="float" office:value="0" calcext:value-type="float">
            <text:p>0</text:p>
          </table:table-cell>
          <table:table-cell table:style-name="ce10" table:formula="of:=IF([.Z73]*1.1&gt;1;1;[.Z73]*1.1)" office:value-type="float" office:value="0" calcext:value-type="float">
            <text:p>0</text:p>
          </table:table-cell>
          <table:table-cell table:style-name="ce10" table:formula="of:=IF([.AA73]*1.1&gt;1;1;[.AA73]*1.1)" office:value-type="float" office:value="0" calcext:value-type="float">
            <text:p>0</text:p>
          </table:table-cell>
          <table:table-cell table:style-name="ce10" table:formula="of:=IF([.AB73]*1.1&gt;1;1;[.AB73]*1.1)" office:value-type="float" office:value="0" calcext:value-type="float">
            <text:p>0</text:p>
          </table:table-cell>
          <table:table-cell table:style-name="ce10" table:formula="of:=IF([.AC73]*1.1&gt;1;1;[.AC73]*1.1)" office:value-type="float" office:value="0" calcext:value-type="float">
            <text:p>0</text:p>
          </table:table-cell>
          <table:table-cell table:style-name="ce10" table:formula="of:=IF([.AD73]*1.1&gt;1;1;[.AD73]*1.1)" office:value-type="float" office:value="0" calcext:value-type="float">
            <text:p>0</text:p>
          </table:table-cell>
          <table:table-cell table:style-name="ce10" table:formula="of:=IF([.AE73]*1.1&gt;1;1;[.AE73]*1.1)" office:value-type="float" office:value="0" calcext:value-type="float">
            <text:p>0</text:p>
          </table:table-cell>
          <table:table-cell table:style-name="ce10" table:formula="of:=IF([.AF73]*1.1&gt;1;1;[.AF73]*1.1)" office:value-type="float" office:value="0" calcext:value-type="float">
            <text:p>0</text:p>
          </table:table-cell>
          <table:table-cell table:style-name="ce10" table:formula="of:=IF([.AG73]*1.1&gt;1;1;[.AG73]*1.1)" office:value-type="float" office:value="0" calcext:value-type="float">
            <text:p>0</text:p>
          </table:table-cell>
          <table:table-cell table:style-name="ce10" table:formula="of:=IF([.AH73]*1.1&gt;1;1;[.AH73]*1.1)" office:value-type="float" office:value="0" calcext:value-type="float">
            <text:p>0</text:p>
          </table:table-cell>
          <table:table-cell table:style-name="ce10" table:formula="of:=IF([.AI73]*1.1&gt;1;1;[.AI73]*1.1)" office:value-type="float" office:value="0" calcext:value-type="float">
            <text:p>0</text:p>
          </table:table-cell>
          <table:table-cell table:style-name="ce10" table:formula="of:=IF([.AJ73]*1.1&gt;1;1;[.AJ73]*1.1)" office:value-type="float" office:value="0" calcext:value-type="float">
            <text:p>0</text:p>
          </table:table-cell>
          <table:table-cell table:style-name="ce10" table:formula="of:=IF([.AK73]*1.1&gt;1;1;[.AK73]*1.1)" office:value-type="float" office:value="0" calcext:value-type="float">
            <text:p>0</text:p>
          </table:table-cell>
          <table:table-cell table:style-name="ce10" table:formula="of:=IF([.AL73]*1.1&gt;1;1;[.AL73]*1.1)" office:value-type="float" office:value="0" calcext:value-type="float">
            <text:p>0</text:p>
          </table:table-cell>
          <table:table-cell table:style-name="ce10" table:formula="of:=IF([.AM73]*1.1&gt;1;1;[.AM73]*1.1)" office:value-type="float" office:value="0" calcext:value-type="float">
            <text:p>0</text:p>
          </table:table-cell>
          <table:table-cell table:style-name="ce10" table:formula="of:=IF([.AN73]*1.1&gt;1;1;[.AN73]*1.1)" office:value-type="float" office:value="0" calcext:value-type="float">
            <text:p>0</text:p>
          </table:table-cell>
          <table:table-cell table:style-name="ce10" table:formula="of:=IF([.AO73]*1.1&gt;1;1;[.AO73]*1.1)" office:value-type="float" office:value="0" calcext:value-type="float">
            <text:p>0</text:p>
          </table:table-cell>
          <table:table-cell table:style-name="ce10" table:formula="of:=IF([.AP73]*1.1&gt;1;1;[.AP73]*1.1)" office:value-type="float" office:value="0" calcext:value-type="float">
            <text:p>0</text:p>
          </table:table-cell>
          <table:table-cell table:style-name="ce10" table:formula="of:=IF([.AQ73]*1.1&gt;1;1;[.AQ73]*1.1)" office:value-type="float" office:value="0" calcext:value-type="float">
            <text:p>0</text:p>
          </table:table-cell>
          <table:table-cell table:style-name="ce10" table:formula="of:=IF([.AR73]*1.1&gt;1;1;[.AR73]*1.1)" office:value-type="float" office:value="0" calcext:value-type="float">
            <text:p>0</text:p>
          </table:table-cell>
          <table:table-cell table:style-name="ce10" table:formula="of:=IF([.AS73]*1.1&gt;1;1;[.AS73]*1.1)" office:value-type="float" office:value="0" calcext:value-type="float">
            <text:p>0</text:p>
          </table:table-cell>
          <table:table-cell table:style-name="ce10" table:formula="of:=IF([.AT73]*1.1&gt;1;1;[.AT73]*1.1)" office:value-type="float" office:value="0" calcext:value-type="float">
            <text:p>0</text:p>
          </table:table-cell>
          <table:table-cell table:style-name="ce10" table:formula="of:=IF([.AU73]*1.1&gt;1;1;[.AU73]*1.1)" office:value-type="float" office:value="0" calcext:value-type="float">
            <text:p>0</text:p>
          </table:table-cell>
          <table:table-cell table:style-name="ce10" table:formula="of:=IF([.AV73]*1.1&gt;1;1;[.AV73]*1.1)" office:value-type="float" office:value="0" calcext:value-type="float">
            <text:p>0</text:p>
          </table:table-cell>
          <table:table-cell table:style-name="ce10" table:formula="of:=IF([.AW73]*1.1&gt;1;1;[.AW73]*1.1)" office:value-type="float" office:value="0" calcext:value-type="float">
            <text:p>0</text:p>
          </table:table-cell>
          <table:table-cell table:style-name="ce10" table:formula="of:=IF([.AX73]*1.1&gt;1;1;[.AX73]*1.1)" office:value-type="float" office:value="0" calcext:value-type="float">
            <text:p>0</text:p>
          </table:table-cell>
          <table:table-cell table:style-name="ce10" table:formula="of:=IF([.AY73]*1.1&gt;1;1;[.AY73]*1.1)" office:value-type="float" office:value="0" calcext:value-type="float">
            <text:p>0</text:p>
          </table:table-cell>
          <table:table-cell table:style-name="ce10" table:formula="of:=IF([.AZ73]*1.1&gt;1;1;[.AZ73]*1.1)" office:value-type="float" office:value="0" calcext:value-type="float">
            <text:p>0</text:p>
          </table:table-cell>
          <table:table-cell table:style-name="ce10" table:formula="of:=IF([.BA73]*1.1&gt;1;1;[.BA73]*1.1)" office:value-type="float" office:value="0" calcext:value-type="float">
            <text:p>0</text:p>
          </table:table-cell>
          <table:table-cell table:style-name="ce10" table:formula="of:=IF([.BB73]*1.1&gt;1;1;[.BB73]*1.1)" office:value-type="float" office:value="0" calcext:value-type="float">
            <text:p>0</text:p>
          </table:table-cell>
          <table:table-cell table:style-name="ce10" table:formula="of:=IF([.BC73]*1.1&gt;1;1;[.BC73]*1.1)" office:value-type="float" office:value="0" calcext:value-type="float">
            <text:p>0</text:p>
          </table:table-cell>
          <table:table-cell table:style-name="ce10" table:formula="of:=IF([.BD73]*1.1&gt;1;1;[.BD73]*1.1)" office:value-type="float" office:value="0" calcext:value-type="float">
            <text:p>0</text:p>
          </table:table-cell>
          <table:table-cell table:style-name="ce10" table:formula="of:=IF([.BE73]*1.1&gt;1;1;[.BE73]*1.1)" office:value-type="float" office:value="0" calcext:value-type="float">
            <text:p>0</text:p>
          </table:table-cell>
          <table:table-cell table:style-name="ce10" table:formula="of:=IF([.BF73]*1.1&gt;1;1;[.BF73]*1.1)" office:value-type="float" office:value="0" calcext:value-type="float">
            <text:p>0</text:p>
          </table:table-cell>
          <table:table-cell table:style-name="ce10" table:formula="of:=IF([.BG73]*1.1&gt;1;1;[.BG73]*1.1)" office:value-type="float" office:value="0" calcext:value-type="float">
            <text:p>0</text:p>
          </table:table-cell>
          <table:table-cell table:style-name="ce10" table:formula="of:=IF([.BH73]*1.1&gt;1;1;[.BH73]*1.1)" office:value-type="float" office:value="0" calcext:value-type="float">
            <text:p>0</text:p>
          </table:table-cell>
          <table:table-cell table:style-name="ce10" table:formula="of:=IF([.BI73]*1.1&gt;1;1;[.BI73]*1.1)" office:value-type="float" office:value="0" calcext:value-type="float">
            <text:p>0</text:p>
          </table:table-cell>
          <table:table-cell table:style-name="ce10" table:formula="of:=IF([.BJ73]*1.1&gt;1;1;[.BJ73]*1.1)" office:value-type="float" office:value="0" calcext:value-type="float">
            <text:p>0</text:p>
          </table:table-cell>
          <table:table-cell table:style-name="ce10" table:formula="of:=IF([.BK73]*1.1&gt;1;1;[.BK73]*1.1)" office:value-type="float" office:value="0" calcext:value-type="float">
            <text:p>0</text:p>
          </table:table-cell>
          <table:table-cell table:style-name="ce10" table:formula="of:=IF([.BL73]*1.1&gt;1;1;[.BL73]*1.1)" office:value-type="float" office:value="0" calcext:value-type="float">
            <text:p>0</text:p>
          </table:table-cell>
          <table:table-cell table:style-name="ce10" table:formula="of:=IF([.BM73]*1.1&gt;1;1;[.BM73]*1.1)" office:value-type="float" office:value="0" calcext:value-type="float">
            <text:p>0</text:p>
          </table:table-cell>
          <table:table-cell table:style-name="ce10" table:formula="of:=IF([.BN73]*1.1&gt;1;1;[.BN73]*1.1)" office:value-type="float" office:value="0" calcext:value-type="float">
            <text:p>0</text:p>
          </table:table-cell>
          <table:table-cell table:style-name="ce10" table:formula="of:=IF([.BO73]*1.1&gt;1;1;[.BO73]*1.1)" office:value-type="float" office:value="0" calcext:value-type="float">
            <text:p>0</text:p>
          </table:table-cell>
          <table:table-cell table:style-name="ce10" table:formula="of:=IF([.BP73]*1.1&gt;1;1;[.BP73]*1.1)" office:value-type="float" office:value="0" calcext:value-type="float">
            <text:p>0</text:p>
          </table:table-cell>
          <table:table-cell table:style-name="ce10" table:formula="of:=IF([.BQ73]*1.1&gt;1;1;[.BQ73]*1.1)" office:value-type="float" office:value="0" calcext:value-type="float">
            <text:p>0</text:p>
          </table:table-cell>
          <table:table-cell table:style-name="ce10" table:formula="of:=IF([.BR73]*1.1&gt;1;1;[.BR73]*1.1)" office:value-type="float" office:value="0" calcext:value-type="float">
            <text:p>0</text:p>
          </table:table-cell>
          <table:table-cell table:style-name="ce10" table:formula="of:=IF([.BS73]*1.1&gt;1;1;[.BS73]*1.1)" office:value-type="float" office:value="0" calcext:value-type="float">
            <text:p>0</text:p>
          </table:table-cell>
          <table:table-cell table:style-name="ce10" table:formula="of:=IF([.BT73]*1.1&gt;1;1;[.BT73]*1.1)" office:value-type="float" office:value="0" calcext:value-type="float">
            <text:p>0</text:p>
          </table:table-cell>
          <table:table-cell table:style-name="ce10" table:formula="of:=IF([.BU73]*1.1&gt;1;1;[.BU73]*1.1)" office:value-type="float" office:value="0" calcext:value-type="float">
            <text:p>0</text:p>
          </table:table-cell>
          <table:table-cell table:style-name="ce10" table:formula="of:=IF([.BV73]*1.1&gt;1;1;[.BV73]*1.1)" office:value-type="float" office:value="0" calcext:value-type="float">
            <text:p>0</text:p>
          </table:table-cell>
          <table:table-cell table:style-name="ce10" table:formula="of:=IF([.BW73]*1.1&gt;1;1;[.BW73]*1.1)" office:value-type="float" office:value="0" calcext:value-type="float">
            <text:p>0</text:p>
          </table:table-cell>
          <table:table-cell table:style-name="ce10" table:formula="of:=IF([.BX73]*1.1&gt;1;1;[.BX73]*1.1)" office:value-type="float" office:value="0" calcext:value-type="float">
            <text:p>0</text:p>
          </table:table-cell>
          <table:table-cell table:style-name="ce10" table:formula="of:=IF([.BY73]*1.1&gt;1;1;[.BY73]*1.1)" office:value-type="float" office:value="0" calcext:value-type="float">
            <text:p>0</text:p>
          </table:table-cell>
          <table:table-cell table:style-name="ce10" table:formula="of:=IF([.BZ73]*1.1&gt;1;1;[.BZ73]*1.1)" office:value-type="float" office:value="0" calcext:value-type="float">
            <text:p>0</text:p>
          </table:table-cell>
          <table:table-cell table:style-name="ce10" table:formula="of:=IF([.CA73]*1.1&gt;1;1;[.CA73]*1.1)" office:value-type="float" office:value="0" calcext:value-type="float">
            <text:p>0</text:p>
          </table:table-cell>
          <table:table-cell table:style-name="ce10" table:formula="of:=IF([.CB73]*1.1&gt;1;1;[.CB73]*1.1)" office:value-type="float" office:value="0" calcext:value-type="float">
            <text:p>0</text:p>
          </table:table-cell>
          <table:table-cell table:style-name="ce10" table:formula="of:=IF([.CC73]*1.1&gt;1;1;[.CC73]*1.1)" office:value-type="float" office:value="0" calcext:value-type="float">
            <text:p>0</text:p>
          </table:table-cell>
          <table:table-cell table:style-name="ce10" table:formula="of:=IF([.CD73]*1.1&gt;1;1;[.CD73]*1.1)" office:value-type="float" office:value="0" calcext:value-type="float">
            <text:p>0</text:p>
          </table:table-cell>
          <table:table-cell table:style-name="ce10" table:formula="of:=IF([.CE73]*1.1&gt;1;1;[.CE73]*1.1)" office:value-type="float" office:value="0" calcext:value-type="float">
            <text:p>0</text:p>
          </table:table-cell>
          <table:table-cell table:style-name="ce10" table:formula="of:=IF([.CF73]*1.1&gt;1;1;[.CF73]*1.1)" office:value-type="float" office:value="0" calcext:value-type="float">
            <text:p>0</text:p>
          </table:table-cell>
          <table:table-cell table:style-name="ce10" table:formula="of:=IF([.CG73]*1.1&gt;1;1;[.CG73]*1.1)" office:value-type="float" office:value="0" calcext:value-type="float">
            <text:p>0</text:p>
          </table:table-cell>
          <table:table-cell table:style-name="ce10" table:formula="of:=IF([.CH73]*1.1&gt;1;1;[.CH73]*1.1)" office:value-type="float" office:value="0" calcext:value-type="float">
            <text:p>0</text:p>
          </table:table-cell>
          <table:table-cell table:style-name="ce10" table:formula="of:=IF([.CI73]*1.1&gt;1;1;[.CI73]*1.1)" office:value-type="float" office:value="0" calcext:value-type="float">
            <text:p>0</text:p>
          </table:table-cell>
          <table:table-cell table:style-name="ce10" table:formula="of:=IF([.CJ73]*1.1&gt;1;1;[.CJ73]*1.1)" office:value-type="float" office:value="0" calcext:value-type="float">
            <text:p>0</text:p>
          </table:table-cell>
          <table:table-cell table:style-name="ce10" table:formula="of:=IF([.CK73]*1.1&gt;1;1;[.CK73]*1.1)" office:value-type="float" office:value="0" calcext:value-type="float">
            <text:p>0</text:p>
          </table:table-cell>
          <table:table-cell table:style-name="ce10" table:formula="of:=IF([.CL73]*1.1&gt;1;1;[.CL73]*1.1)" office:value-type="float" office:value="0" calcext:value-type="float">
            <text:p>0</text:p>
          </table:table-cell>
          <table:table-cell table:style-name="ce10" table:formula="of:=IF([.CM73]*1.1&gt;1;1;[.CM73]*1.1)" office:value-type="float" office:value="0" calcext:value-type="float">
            <text:p>0</text:p>
          </table:table-cell>
          <table:table-cell table:style-name="ce10" table:formula="of:=IF([.CN73]*1.1&gt;1;1;[.CN73]*1.1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73]+0.1" office:value-type="float" office:value="0.1" calcext:value-type="float">
            <text:p>0,10</text:p>
          </table:table-cell>
          <table:table-cell table:style-name="ce10" table:formula="of:=IF([.A74]*1.1&gt;1;1;[.A74]*1.1)" office:value-type="float" office:value="0.11" calcext:value-type="float">
            <text:p>0,11</text:p>
          </table:table-cell>
          <table:table-cell table:formula="of:=IF([.B74]*1.1&gt;1;1;[.B74]*1.1)" office:value-type="float" office:value="0.121" calcext:value-type="float">
            <text:p>0,121</text:p>
          </table:table-cell>
          <table:table-cell table:formula="of:=IF([.C74]*1.1&gt;1;1;[.C74]*1.1)" office:value-type="float" office:value="0.1331" calcext:value-type="float">
            <text:p>0,1331</text:p>
          </table:table-cell>
          <table:table-cell table:formula="of:=IF([.D74]*1.1&gt;1;1;[.D74]*1.1)" office:value-type="float" office:value="0.14641" calcext:value-type="float">
            <text:p>0,14641</text:p>
          </table:table-cell>
          <table:table-cell table:formula="of:=IF([.E74]*1.1&gt;1;1;[.E74]*1.1)" office:value-type="float" office:value="0.161051" calcext:value-type="float">
            <text:p>0,161051</text:p>
          </table:table-cell>
          <table:table-cell table:style-name="ce10" table:formula="of:=IF([.F74]*1.1&gt;1;1;[.F74]*1.1)" office:value-type="float" office:value="0.1771561" calcext:value-type="float">
            <text:p>0,1771561</text:p>
          </table:table-cell>
          <table:table-cell table:style-name="ce10" table:formula="of:=IF([.G74]*1.1&gt;1;1;[.G74]*1.1)" office:value-type="float" office:value="0.19487171" calcext:value-type="float">
            <text:p>0,19487171</text:p>
          </table:table-cell>
          <table:table-cell table:style-name="ce10" table:formula="of:=IF([.H74]*1.1&gt;1;1;[.H74]*1.1)" office:value-type="float" office:value="0.214358881" calcext:value-type="float">
            <text:p>0,214358881</text:p>
          </table:table-cell>
          <table:table-cell table:style-name="ce10" table:formula="of:=IF([.I74]*1.1&gt;1;1;[.I74]*1.1)" office:value-type="float" office:value="0.2357947691" calcext:value-type="float">
            <text:p>0,2357947691</text:p>
          </table:table-cell>
          <table:table-cell table:style-name="ce10" table:formula="of:=IF([.J74]*1.1&gt;1;1;[.J74]*1.1)" office:value-type="float" office:value="0.25937424601" calcext:value-type="float">
            <text:p>0,259374246</text:p>
          </table:table-cell>
          <table:table-cell table:style-name="ce10" table:formula="of:=IF([.K74]*1.1&gt;1;1;[.K74]*1.1)" office:value-type="float" office:value="0.285311670611" calcext:value-type="float">
            <text:p>0,2853116706</text:p>
          </table:table-cell>
          <table:table-cell table:style-name="ce10" table:formula="of:=IF([.L74]*1.1&gt;1;1;[.L74]*1.1)" office:value-type="float" office:value="0.3138428376721" calcext:value-type="float">
            <text:p>0,3138428377</text:p>
          </table:table-cell>
          <table:table-cell table:style-name="ce10" table:formula="of:=IF([.M74]*1.1&gt;1;1;[.M74]*1.1)" office:value-type="float" office:value="0.34522712143931" calcext:value-type="float">
            <text:p>0,3452271214</text:p>
          </table:table-cell>
          <table:table-cell table:style-name="ce10" table:formula="of:=IF([.N74]*1.1&gt;1;1;[.N74]*1.1)" office:value-type="float" office:value="0.379749833583241" calcext:value-type="float">
            <text:p>0,3797498336</text:p>
          </table:table-cell>
          <table:table-cell table:style-name="ce10" table:formula="of:=IF([.O74]*1.1&gt;1;1;[.O74]*1.1)" office:value-type="float" office:value="0.417724816941565" calcext:value-type="float">
            <text:p>0,4177248169</text:p>
          </table:table-cell>
          <table:table-cell table:style-name="ce10" table:formula="of:=IF([.P74]*1.1&gt;1;1;[.P74]*1.1)" office:value-type="float" office:value="0.459497298635722" calcext:value-type="float">
            <text:p>0,4594972986</text:p>
          </table:table-cell>
          <table:table-cell table:style-name="ce10" table:formula="of:=IF([.Q74]*1.1&gt;1;1;[.Q74]*1.1)" office:value-type="float" office:value="0.505447028499294" calcext:value-type="float">
            <text:p>0,5054470285</text:p>
          </table:table-cell>
          <table:table-cell table:style-name="ce10" table:formula="of:=IF([.R74]*1.1&gt;1;1;[.R74]*1.1)" office:value-type="float" office:value="0.555991731349224" calcext:value-type="float">
            <text:p>0,5559917313</text:p>
          </table:table-cell>
          <table:table-cell table:style-name="ce10" table:formula="of:=IF([.S74]*1.1&gt;1;1;[.S74]*1.1)" office:value-type="float" office:value="0.611590904484146" calcext:value-type="float">
            <text:p>0,6115909045</text:p>
          </table:table-cell>
          <table:table-cell table:style-name="ce10" table:formula="of:=IF([.T74]*1.1&gt;1;1;[.T74]*1.1)" office:value-type="float" office:value="0.672749994932561" calcext:value-type="float">
            <text:p>0,6727499949</text:p>
          </table:table-cell>
          <table:table-cell table:style-name="ce10" table:formula="of:=IF([.U74]*1.1&gt;1;1;[.U74]*1.1)" office:value-type="float" office:value="0.740024994425817" calcext:value-type="float">
            <text:p>0,7400249944</text:p>
          </table:table-cell>
          <table:table-cell table:style-name="ce10" table:formula="of:=IF([.V74]*1.1&gt;1;1;[.V74]*1.1)" office:value-type="float" office:value="0.814027493868399" calcext:value-type="float">
            <text:p>0,8140274939</text:p>
          </table:table-cell>
          <table:table-cell table:style-name="ce10" table:formula="of:=IF([.W74]*1.1&gt;1;1;[.W74]*1.1)" office:value-type="float" office:value="0.895430243255239" calcext:value-type="float">
            <text:p>0,8954302433</text:p>
          </table:table-cell>
          <table:table-cell table:style-name="ce10" table:formula="of:=IF([.X74]*1.1&gt;1;1;[.X74]*1.1)" office:value-type="float" office:value="0.984973267580763" calcext:value-type="float">
            <text:p>0,9849732676</text:p>
          </table:table-cell>
          <table:table-cell table:style-name="ce10" table:formula="of:=IF([.Y74]*1.1&gt;1;1;[.Y74]*1.1)" office:value-type="float" office:value="1" calcext:value-type="float">
            <text:p>1</text:p>
          </table:table-cell>
          <table:table-cell table:style-name="ce10" table:formula="of:=IF([.Z74]*1.1&gt;1;1;[.Z74]*1.1)" office:value-type="float" office:value="1" calcext:value-type="float">
            <text:p>1</text:p>
          </table:table-cell>
          <table:table-cell table:style-name="ce10" table:formula="of:=IF([.AA74]*1.1&gt;1;1;[.AA74]*1.1)" office:value-type="float" office:value="1" calcext:value-type="float">
            <text:p>1</text:p>
          </table:table-cell>
          <table:table-cell table:style-name="ce10" table:formula="of:=IF([.AB74]*1.1&gt;1;1;[.AB74]*1.1)" office:value-type="float" office:value="1" calcext:value-type="float">
            <text:p>1</text:p>
          </table:table-cell>
          <table:table-cell table:style-name="ce10" table:formula="of:=IF([.AC74]*1.1&gt;1;1;[.AC74]*1.1)" office:value-type="float" office:value="1" calcext:value-type="float">
            <text:p>1</text:p>
          </table:table-cell>
          <table:table-cell table:style-name="ce10" table:formula="of:=IF([.AD74]*1.1&gt;1;1;[.AD74]*1.1)" office:value-type="float" office:value="1" calcext:value-type="float">
            <text:p>1</text:p>
          </table:table-cell>
          <table:table-cell table:style-name="ce10" table:formula="of:=IF([.AE74]*1.1&gt;1;1;[.AE74]*1.1)" office:value-type="float" office:value="1" calcext:value-type="float">
            <text:p>1</text:p>
          </table:table-cell>
          <table:table-cell table:style-name="ce10" table:formula="of:=IF([.AF74]*1.1&gt;1;1;[.AF74]*1.1)" office:value-type="float" office:value="1" calcext:value-type="float">
            <text:p>1</text:p>
          </table:table-cell>
          <table:table-cell table:style-name="ce10" table:formula="of:=IF([.AG74]*1.1&gt;1;1;[.AG74]*1.1)" office:value-type="float" office:value="1" calcext:value-type="float">
            <text:p>1</text:p>
          </table:table-cell>
          <table:table-cell table:style-name="ce10" table:formula="of:=IF([.AH74]*1.1&gt;1;1;[.AH74]*1.1)" office:value-type="float" office:value="1" calcext:value-type="float">
            <text:p>1</text:p>
          </table:table-cell>
          <table:table-cell table:style-name="ce10" table:formula="of:=IF([.AI74]*1.1&gt;1;1;[.AI74]*1.1)" office:value-type="float" office:value="1" calcext:value-type="float">
            <text:p>1</text:p>
          </table:table-cell>
          <table:table-cell table:style-name="ce10" table:formula="of:=IF([.AJ74]*1.1&gt;1;1;[.AJ74]*1.1)" office:value-type="float" office:value="1" calcext:value-type="float">
            <text:p>1</text:p>
          </table:table-cell>
          <table:table-cell table:style-name="ce10" table:formula="of:=IF([.AK74]*1.1&gt;1;1;[.AK74]*1.1)" office:value-type="float" office:value="1" calcext:value-type="float">
            <text:p>1</text:p>
          </table:table-cell>
          <table:table-cell table:style-name="ce10" table:formula="of:=IF([.AL74]*1.1&gt;1;1;[.AL74]*1.1)" office:value-type="float" office:value="1" calcext:value-type="float">
            <text:p>1</text:p>
          </table:table-cell>
          <table:table-cell table:style-name="ce10" table:formula="of:=IF([.AM74]*1.1&gt;1;1;[.AM74]*1.1)" office:value-type="float" office:value="1" calcext:value-type="float">
            <text:p>1</text:p>
          </table:table-cell>
          <table:table-cell table:style-name="ce10" table:formula="of:=IF([.AN74]*1.1&gt;1;1;[.AN74]*1.1)" office:value-type="float" office:value="1" calcext:value-type="float">
            <text:p>1</text:p>
          </table:table-cell>
          <table:table-cell table:style-name="ce10" table:formula="of:=IF([.AO74]*1.1&gt;1;1;[.AO74]*1.1)" office:value-type="float" office:value="1" calcext:value-type="float">
            <text:p>1</text:p>
          </table:table-cell>
          <table:table-cell table:style-name="ce10" table:formula="of:=IF([.AP74]*1.1&gt;1;1;[.AP74]*1.1)" office:value-type="float" office:value="1" calcext:value-type="float">
            <text:p>1</text:p>
          </table:table-cell>
          <table:table-cell table:style-name="ce10" table:formula="of:=IF([.AQ74]*1.1&gt;1;1;[.AQ74]*1.1)" office:value-type="float" office:value="1" calcext:value-type="float">
            <text:p>1</text:p>
          </table:table-cell>
          <table:table-cell table:style-name="ce10" table:formula="of:=IF([.AR74]*1.1&gt;1;1;[.AR74]*1.1)" office:value-type="float" office:value="1" calcext:value-type="float">
            <text:p>1</text:p>
          </table:table-cell>
          <table:table-cell table:style-name="ce10" table:formula="of:=IF([.AS74]*1.1&gt;1;1;[.AS74]*1.1)" office:value-type="float" office:value="1" calcext:value-type="float">
            <text:p>1</text:p>
          </table:table-cell>
          <table:table-cell table:style-name="ce10" table:formula="of:=IF([.AT74]*1.1&gt;1;1;[.AT74]*1.1)" office:value-type="float" office:value="1" calcext:value-type="float">
            <text:p>1</text:p>
          </table:table-cell>
          <table:table-cell table:style-name="ce10" table:formula="of:=IF([.AU74]*1.1&gt;1;1;[.AU74]*1.1)" office:value-type="float" office:value="1" calcext:value-type="float">
            <text:p>1</text:p>
          </table:table-cell>
          <table:table-cell table:style-name="ce10" table:formula="of:=IF([.AV74]*1.1&gt;1;1;[.AV74]*1.1)" office:value-type="float" office:value="1" calcext:value-type="float">
            <text:p>1</text:p>
          </table:table-cell>
          <table:table-cell table:style-name="ce10" table:formula="of:=IF([.AW74]*1.1&gt;1;1;[.AW74]*1.1)" office:value-type="float" office:value="1" calcext:value-type="float">
            <text:p>1</text:p>
          </table:table-cell>
          <table:table-cell table:style-name="ce10" table:formula="of:=IF([.AX74]*1.1&gt;1;1;[.AX74]*1.1)" office:value-type="float" office:value="1" calcext:value-type="float">
            <text:p>1</text:p>
          </table:table-cell>
          <table:table-cell table:style-name="ce10" table:formula="of:=IF([.AY74]*1.1&gt;1;1;[.AY74]*1.1)" office:value-type="float" office:value="1" calcext:value-type="float">
            <text:p>1</text:p>
          </table:table-cell>
          <table:table-cell table:style-name="ce10" table:formula="of:=IF([.AZ74]*1.1&gt;1;1;[.AZ74]*1.1)" office:value-type="float" office:value="1" calcext:value-type="float">
            <text:p>1</text:p>
          </table:table-cell>
          <table:table-cell table:style-name="ce10" table:formula="of:=IF([.BA74]*1.1&gt;1;1;[.BA74]*1.1)" office:value-type="float" office:value="1" calcext:value-type="float">
            <text:p>1</text:p>
          </table:table-cell>
          <table:table-cell table:style-name="ce10" table:formula="of:=IF([.BB74]*1.1&gt;1;1;[.BB74]*1.1)" office:value-type="float" office:value="1" calcext:value-type="float">
            <text:p>1</text:p>
          </table:table-cell>
          <table:table-cell table:style-name="ce10" table:formula="of:=IF([.BC74]*1.1&gt;1;1;[.BC74]*1.1)" office:value-type="float" office:value="1" calcext:value-type="float">
            <text:p>1</text:p>
          </table:table-cell>
          <table:table-cell table:style-name="ce10" table:formula="of:=IF([.BD74]*1.1&gt;1;1;[.BD74]*1.1)" office:value-type="float" office:value="1" calcext:value-type="float">
            <text:p>1</text:p>
          </table:table-cell>
          <table:table-cell table:style-name="ce10" table:formula="of:=IF([.BE74]*1.1&gt;1;1;[.BE74]*1.1)" office:value-type="float" office:value="1" calcext:value-type="float">
            <text:p>1</text:p>
          </table:table-cell>
          <table:table-cell table:style-name="ce10" table:formula="of:=IF([.BF74]*1.1&gt;1;1;[.BF74]*1.1)" office:value-type="float" office:value="1" calcext:value-type="float">
            <text:p>1</text:p>
          </table:table-cell>
          <table:table-cell table:style-name="ce10" table:formula="of:=IF([.BG74]*1.1&gt;1;1;[.BG74]*1.1)" office:value-type="float" office:value="1" calcext:value-type="float">
            <text:p>1</text:p>
          </table:table-cell>
          <table:table-cell table:style-name="ce10" table:formula="of:=IF([.BH74]*1.1&gt;1;1;[.BH74]*1.1)" office:value-type="float" office:value="1" calcext:value-type="float">
            <text:p>1</text:p>
          </table:table-cell>
          <table:table-cell table:style-name="ce10" table:formula="of:=IF([.BI74]*1.1&gt;1;1;[.BI74]*1.1)" office:value-type="float" office:value="1" calcext:value-type="float">
            <text:p>1</text:p>
          </table:table-cell>
          <table:table-cell table:style-name="ce10" table:formula="of:=IF([.BJ74]*1.1&gt;1;1;[.BJ74]*1.1)" office:value-type="float" office:value="1" calcext:value-type="float">
            <text:p>1</text:p>
          </table:table-cell>
          <table:table-cell table:style-name="ce10" table:formula="of:=IF([.BK74]*1.1&gt;1;1;[.BK74]*1.1)" office:value-type="float" office:value="1" calcext:value-type="float">
            <text:p>1</text:p>
          </table:table-cell>
          <table:table-cell table:style-name="ce10" table:formula="of:=IF([.BL74]*1.1&gt;1;1;[.BL74]*1.1)" office:value-type="float" office:value="1" calcext:value-type="float">
            <text:p>1</text:p>
          </table:table-cell>
          <table:table-cell table:style-name="ce10" table:formula="of:=IF([.BM74]*1.1&gt;1;1;[.BM74]*1.1)" office:value-type="float" office:value="1" calcext:value-type="float">
            <text:p>1</text:p>
          </table:table-cell>
          <table:table-cell table:style-name="ce10" table:formula="of:=IF([.BN74]*1.1&gt;1;1;[.BN74]*1.1)" office:value-type="float" office:value="1" calcext:value-type="float">
            <text:p>1</text:p>
          </table:table-cell>
          <table:table-cell table:style-name="ce10" table:formula="of:=IF([.BO74]*1.1&gt;1;1;[.BO74]*1.1)" office:value-type="float" office:value="1" calcext:value-type="float">
            <text:p>1</text:p>
          </table:table-cell>
          <table:table-cell table:style-name="ce10" table:formula="of:=IF([.BP74]*1.1&gt;1;1;[.BP74]*1.1)" office:value-type="float" office:value="1" calcext:value-type="float">
            <text:p>1</text:p>
          </table:table-cell>
          <table:table-cell table:style-name="ce10" table:formula="of:=IF([.BQ74]*1.1&gt;1;1;[.BQ74]*1.1)" office:value-type="float" office:value="1" calcext:value-type="float">
            <text:p>1</text:p>
          </table:table-cell>
          <table:table-cell table:style-name="ce10" table:formula="of:=IF([.BR74]*1.1&gt;1;1;[.BR74]*1.1)" office:value-type="float" office:value="1" calcext:value-type="float">
            <text:p>1</text:p>
          </table:table-cell>
          <table:table-cell table:style-name="ce10" table:formula="of:=IF([.BS74]*1.1&gt;1;1;[.BS74]*1.1)" office:value-type="float" office:value="1" calcext:value-type="float">
            <text:p>1</text:p>
          </table:table-cell>
          <table:table-cell table:style-name="ce10" table:formula="of:=IF([.BT74]*1.1&gt;1;1;[.BT74]*1.1)" office:value-type="float" office:value="1" calcext:value-type="float">
            <text:p>1</text:p>
          </table:table-cell>
          <table:table-cell table:style-name="ce10" table:formula="of:=IF([.BU74]*1.1&gt;1;1;[.BU74]*1.1)" office:value-type="float" office:value="1" calcext:value-type="float">
            <text:p>1</text:p>
          </table:table-cell>
          <table:table-cell table:style-name="ce10" table:formula="of:=IF([.BV74]*1.1&gt;1;1;[.BV74]*1.1)" office:value-type="float" office:value="1" calcext:value-type="float">
            <text:p>1</text:p>
          </table:table-cell>
          <table:table-cell table:style-name="ce10" table:formula="of:=IF([.BW74]*1.1&gt;1;1;[.BW74]*1.1)" office:value-type="float" office:value="1" calcext:value-type="float">
            <text:p>1</text:p>
          </table:table-cell>
          <table:table-cell table:style-name="ce10" table:formula="of:=IF([.BX74]*1.1&gt;1;1;[.BX74]*1.1)" office:value-type="float" office:value="1" calcext:value-type="float">
            <text:p>1</text:p>
          </table:table-cell>
          <table:table-cell table:style-name="ce10" table:formula="of:=IF([.BY74]*1.1&gt;1;1;[.BY74]*1.1)" office:value-type="float" office:value="1" calcext:value-type="float">
            <text:p>1</text:p>
          </table:table-cell>
          <table:table-cell table:style-name="ce10" table:formula="of:=IF([.BZ74]*1.1&gt;1;1;[.BZ74]*1.1)" office:value-type="float" office:value="1" calcext:value-type="float">
            <text:p>1</text:p>
          </table:table-cell>
          <table:table-cell table:style-name="ce10" table:formula="of:=IF([.CA74]*1.1&gt;1;1;[.CA74]*1.1)" office:value-type="float" office:value="1" calcext:value-type="float">
            <text:p>1</text:p>
          </table:table-cell>
          <table:table-cell table:style-name="ce10" table:formula="of:=IF([.CB74]*1.1&gt;1;1;[.CB74]*1.1)" office:value-type="float" office:value="1" calcext:value-type="float">
            <text:p>1</text:p>
          </table:table-cell>
          <table:table-cell table:style-name="ce10" table:formula="of:=IF([.CC74]*1.1&gt;1;1;[.CC74]*1.1)" office:value-type="float" office:value="1" calcext:value-type="float">
            <text:p>1</text:p>
          </table:table-cell>
          <table:table-cell table:style-name="ce10" table:formula="of:=IF([.CD74]*1.1&gt;1;1;[.CD74]*1.1)" office:value-type="float" office:value="1" calcext:value-type="float">
            <text:p>1</text:p>
          </table:table-cell>
          <table:table-cell table:style-name="ce10" table:formula="of:=IF([.CE74]*1.1&gt;1;1;[.CE74]*1.1)" office:value-type="float" office:value="1" calcext:value-type="float">
            <text:p>1</text:p>
          </table:table-cell>
          <table:table-cell table:style-name="ce10" table:formula="of:=IF([.CF74]*1.1&gt;1;1;[.CF74]*1.1)" office:value-type="float" office:value="1" calcext:value-type="float">
            <text:p>1</text:p>
          </table:table-cell>
          <table:table-cell table:style-name="ce10" table:formula="of:=IF([.CG74]*1.1&gt;1;1;[.CG74]*1.1)" office:value-type="float" office:value="1" calcext:value-type="float">
            <text:p>1</text:p>
          </table:table-cell>
          <table:table-cell table:style-name="ce10" table:formula="of:=IF([.CH74]*1.1&gt;1;1;[.CH74]*1.1)" office:value-type="float" office:value="1" calcext:value-type="float">
            <text:p>1</text:p>
          </table:table-cell>
          <table:table-cell table:style-name="ce10" table:formula="of:=IF([.CI74]*1.1&gt;1;1;[.CI74]*1.1)" office:value-type="float" office:value="1" calcext:value-type="float">
            <text:p>1</text:p>
          </table:table-cell>
          <table:table-cell table:style-name="ce10" table:formula="of:=IF([.CJ74]*1.1&gt;1;1;[.CJ74]*1.1)" office:value-type="float" office:value="1" calcext:value-type="float">
            <text:p>1</text:p>
          </table:table-cell>
          <table:table-cell table:style-name="ce10" table:formula="of:=IF([.CK74]*1.1&gt;1;1;[.CK74]*1.1)" office:value-type="float" office:value="1" calcext:value-type="float">
            <text:p>1</text:p>
          </table:table-cell>
          <table:table-cell table:style-name="ce10" table:formula="of:=IF([.CL74]*1.1&gt;1;1;[.CL74]*1.1)" office:value-type="float" office:value="1" calcext:value-type="float">
            <text:p>1</text:p>
          </table:table-cell>
          <table:table-cell table:style-name="ce10" table:formula="of:=IF([.CM74]*1.1&gt;1;1;[.CM74]*1.1)" office:value-type="float" office:value="1" calcext:value-type="float">
            <text:p>1</text:p>
          </table:table-cell>
          <table:table-cell table:style-name="ce10" table:formula="of:=IF([.CN74]*1.1&gt;1;1;[.CN74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74]+0.1" office:value-type="float" office:value="0.2" calcext:value-type="float">
            <text:p>0,20</text:p>
          </table:table-cell>
          <table:table-cell table:style-name="ce10" table:formula="of:=IF([.A75]*1.1&gt;1;1;[.A75]*1.1)" office:value-type="float" office:value="0.22" calcext:value-type="float">
            <text:p>0,22</text:p>
          </table:table-cell>
          <table:table-cell table:formula="of:=IF([.B75]*1.1&gt;1;1;[.B75]*1.1)" office:value-type="float" office:value="0.242" calcext:value-type="float">
            <text:p>0,242</text:p>
          </table:table-cell>
          <table:table-cell table:formula="of:=IF([.C75]*1.1&gt;1;1;[.C75]*1.1)" office:value-type="float" office:value="0.2662" calcext:value-type="float">
            <text:p>0,2662</text:p>
          </table:table-cell>
          <table:table-cell table:formula="of:=IF([.D75]*1.1&gt;1;1;[.D75]*1.1)" office:value-type="float" office:value="0.29282" calcext:value-type="float">
            <text:p>0,29282</text:p>
          </table:table-cell>
          <table:table-cell table:formula="of:=IF([.E75]*1.1&gt;1;1;[.E75]*1.1)" office:value-type="float" office:value="0.322102" calcext:value-type="float">
            <text:p>0,322102</text:p>
          </table:table-cell>
          <table:table-cell table:style-name="ce10" table:formula="of:=IF([.F75]*1.1&gt;1;1;[.F75]*1.1)" office:value-type="float" office:value="0.3543122" calcext:value-type="float">
            <text:p>0,3543122</text:p>
          </table:table-cell>
          <table:table-cell table:style-name="ce10" table:formula="of:=IF([.G75]*1.1&gt;1;1;[.G75]*1.1)" office:value-type="float" office:value="0.38974342" calcext:value-type="float">
            <text:p>0,38974342</text:p>
          </table:table-cell>
          <table:table-cell table:style-name="ce10" table:formula="of:=IF([.H75]*1.1&gt;1;1;[.H75]*1.1)" office:value-type="float" office:value="0.428717762" calcext:value-type="float">
            <text:p>0,428717762</text:p>
          </table:table-cell>
          <table:table-cell table:style-name="ce10" table:formula="of:=IF([.I75]*1.1&gt;1;1;[.I75]*1.1)" office:value-type="float" office:value="0.4715895382" calcext:value-type="float">
            <text:p>0,4715895382</text:p>
          </table:table-cell>
          <table:table-cell table:style-name="ce10" table:formula="of:=IF([.J75]*1.1&gt;1;1;[.J75]*1.1)" office:value-type="float" office:value="0.51874849202" calcext:value-type="float">
            <text:p>0,518748492</text:p>
          </table:table-cell>
          <table:table-cell table:style-name="ce10" table:formula="of:=IF([.K75]*1.1&gt;1;1;[.K75]*1.1)" office:value-type="float" office:value="0.570623341222" calcext:value-type="float">
            <text:p>0,5706233412</text:p>
          </table:table-cell>
          <table:table-cell table:style-name="ce10" table:formula="of:=IF([.L75]*1.1&gt;1;1;[.L75]*1.1)" office:value-type="float" office:value="0.6276856753442" calcext:value-type="float">
            <text:p>0,6276856753</text:p>
          </table:table-cell>
          <table:table-cell table:style-name="ce10" table:formula="of:=IF([.M75]*1.1&gt;1;1;[.M75]*1.1)" office:value-type="float" office:value="0.69045424287862" calcext:value-type="float">
            <text:p>0,6904542429</text:p>
          </table:table-cell>
          <table:table-cell table:style-name="ce10" table:formula="of:=IF([.N75]*1.1&gt;1;1;[.N75]*1.1)" office:value-type="float" office:value="0.759499667166483" calcext:value-type="float">
            <text:p>0,7594996672</text:p>
          </table:table-cell>
          <table:table-cell table:style-name="ce10" table:formula="of:=IF([.O75]*1.1&gt;1;1;[.O75]*1.1)" office:value-type="float" office:value="0.835449633883131" calcext:value-type="float">
            <text:p>0,8354496339</text:p>
          </table:table-cell>
          <table:table-cell table:style-name="ce10" table:formula="of:=IF([.P75]*1.1&gt;1;1;[.P75]*1.1)" office:value-type="float" office:value="0.918994597271444" calcext:value-type="float">
            <text:p>0,9189945973</text:p>
          </table:table-cell>
          <table:table-cell table:style-name="ce10" table:formula="of:=IF([.Q75]*1.1&gt;1;1;[.Q75]*1.1)" office:value-type="float" office:value="1" calcext:value-type="float">
            <text:p>1</text:p>
          </table:table-cell>
          <table:table-cell table:style-name="ce10" table:formula="of:=IF([.R75]*1.1&gt;1;1;[.R75]*1.1)" office:value-type="float" office:value="1" calcext:value-type="float">
            <text:p>1</text:p>
          </table:table-cell>
          <table:table-cell table:style-name="ce10" table:formula="of:=IF([.S75]*1.1&gt;1;1;[.S75]*1.1)" office:value-type="float" office:value="1" calcext:value-type="float">
            <text:p>1</text:p>
          </table:table-cell>
          <table:table-cell table:style-name="ce10" table:formula="of:=IF([.T75]*1.1&gt;1;1;[.T75]*1.1)" office:value-type="float" office:value="1" calcext:value-type="float">
            <text:p>1</text:p>
          </table:table-cell>
          <table:table-cell table:style-name="ce10" table:formula="of:=IF([.U75]*1.1&gt;1;1;[.U75]*1.1)" office:value-type="float" office:value="1" calcext:value-type="float">
            <text:p>1</text:p>
          </table:table-cell>
          <table:table-cell table:style-name="ce10" table:formula="of:=IF([.V75]*1.1&gt;1;1;[.V75]*1.1)" office:value-type="float" office:value="1" calcext:value-type="float">
            <text:p>1</text:p>
          </table:table-cell>
          <table:table-cell table:style-name="ce10" table:formula="of:=IF([.W75]*1.1&gt;1;1;[.W75]*1.1)" office:value-type="float" office:value="1" calcext:value-type="float">
            <text:p>1</text:p>
          </table:table-cell>
          <table:table-cell table:style-name="ce10" table:formula="of:=IF([.X75]*1.1&gt;1;1;[.X75]*1.1)" office:value-type="float" office:value="1" calcext:value-type="float">
            <text:p>1</text:p>
          </table:table-cell>
          <table:table-cell table:style-name="ce10" table:formula="of:=IF([.Y75]*1.1&gt;1;1;[.Y75]*1.1)" office:value-type="float" office:value="1" calcext:value-type="float">
            <text:p>1</text:p>
          </table:table-cell>
          <table:table-cell table:style-name="ce10" table:formula="of:=IF([.Z75]*1.1&gt;1;1;[.Z75]*1.1)" office:value-type="float" office:value="1" calcext:value-type="float">
            <text:p>1</text:p>
          </table:table-cell>
          <table:table-cell table:style-name="ce10" table:formula="of:=IF([.AA75]*1.1&gt;1;1;[.AA75]*1.1)" office:value-type="float" office:value="1" calcext:value-type="float">
            <text:p>1</text:p>
          </table:table-cell>
          <table:table-cell table:style-name="ce10" table:formula="of:=IF([.AB75]*1.1&gt;1;1;[.AB75]*1.1)" office:value-type="float" office:value="1" calcext:value-type="float">
            <text:p>1</text:p>
          </table:table-cell>
          <table:table-cell table:style-name="ce10" table:formula="of:=IF([.AC75]*1.1&gt;1;1;[.AC75]*1.1)" office:value-type="float" office:value="1" calcext:value-type="float">
            <text:p>1</text:p>
          </table:table-cell>
          <table:table-cell table:style-name="ce10" table:formula="of:=IF([.AD75]*1.1&gt;1;1;[.AD75]*1.1)" office:value-type="float" office:value="1" calcext:value-type="float">
            <text:p>1</text:p>
          </table:table-cell>
          <table:table-cell table:style-name="ce10" table:formula="of:=IF([.AE75]*1.1&gt;1;1;[.AE75]*1.1)" office:value-type="float" office:value="1" calcext:value-type="float">
            <text:p>1</text:p>
          </table:table-cell>
          <table:table-cell table:style-name="ce10" table:formula="of:=IF([.AF75]*1.1&gt;1;1;[.AF75]*1.1)" office:value-type="float" office:value="1" calcext:value-type="float">
            <text:p>1</text:p>
          </table:table-cell>
          <table:table-cell table:style-name="ce10" table:formula="of:=IF([.AG75]*1.1&gt;1;1;[.AG75]*1.1)" office:value-type="float" office:value="1" calcext:value-type="float">
            <text:p>1</text:p>
          </table:table-cell>
          <table:table-cell table:style-name="ce10" table:formula="of:=IF([.AH75]*1.1&gt;1;1;[.AH75]*1.1)" office:value-type="float" office:value="1" calcext:value-type="float">
            <text:p>1</text:p>
          </table:table-cell>
          <table:table-cell table:style-name="ce10" table:formula="of:=IF([.AI75]*1.1&gt;1;1;[.AI75]*1.1)" office:value-type="float" office:value="1" calcext:value-type="float">
            <text:p>1</text:p>
          </table:table-cell>
          <table:table-cell table:style-name="ce10" table:formula="of:=IF([.AJ75]*1.1&gt;1;1;[.AJ75]*1.1)" office:value-type="float" office:value="1" calcext:value-type="float">
            <text:p>1</text:p>
          </table:table-cell>
          <table:table-cell table:style-name="ce10" table:formula="of:=IF([.AK75]*1.1&gt;1;1;[.AK75]*1.1)" office:value-type="float" office:value="1" calcext:value-type="float">
            <text:p>1</text:p>
          </table:table-cell>
          <table:table-cell table:style-name="ce10" table:formula="of:=IF([.AL75]*1.1&gt;1;1;[.AL75]*1.1)" office:value-type="float" office:value="1" calcext:value-type="float">
            <text:p>1</text:p>
          </table:table-cell>
          <table:table-cell table:style-name="ce10" table:formula="of:=IF([.AM75]*1.1&gt;1;1;[.AM75]*1.1)" office:value-type="float" office:value="1" calcext:value-type="float">
            <text:p>1</text:p>
          </table:table-cell>
          <table:table-cell table:style-name="ce10" table:formula="of:=IF([.AN75]*1.1&gt;1;1;[.AN75]*1.1)" office:value-type="float" office:value="1" calcext:value-type="float">
            <text:p>1</text:p>
          </table:table-cell>
          <table:table-cell table:style-name="ce10" table:formula="of:=IF([.AO75]*1.1&gt;1;1;[.AO75]*1.1)" office:value-type="float" office:value="1" calcext:value-type="float">
            <text:p>1</text:p>
          </table:table-cell>
          <table:table-cell table:style-name="ce10" table:formula="of:=IF([.AP75]*1.1&gt;1;1;[.AP75]*1.1)" office:value-type="float" office:value="1" calcext:value-type="float">
            <text:p>1</text:p>
          </table:table-cell>
          <table:table-cell table:style-name="ce10" table:formula="of:=IF([.AQ75]*1.1&gt;1;1;[.AQ75]*1.1)" office:value-type="float" office:value="1" calcext:value-type="float">
            <text:p>1</text:p>
          </table:table-cell>
          <table:table-cell table:style-name="ce10" table:formula="of:=IF([.AR75]*1.1&gt;1;1;[.AR75]*1.1)" office:value-type="float" office:value="1" calcext:value-type="float">
            <text:p>1</text:p>
          </table:table-cell>
          <table:table-cell table:style-name="ce10" table:formula="of:=IF([.AS75]*1.1&gt;1;1;[.AS75]*1.1)" office:value-type="float" office:value="1" calcext:value-type="float">
            <text:p>1</text:p>
          </table:table-cell>
          <table:table-cell table:style-name="ce10" table:formula="of:=IF([.AT75]*1.1&gt;1;1;[.AT75]*1.1)" office:value-type="float" office:value="1" calcext:value-type="float">
            <text:p>1</text:p>
          </table:table-cell>
          <table:table-cell table:style-name="ce10" table:formula="of:=IF([.AU75]*1.1&gt;1;1;[.AU75]*1.1)" office:value-type="float" office:value="1" calcext:value-type="float">
            <text:p>1</text:p>
          </table:table-cell>
          <table:table-cell table:style-name="ce10" table:formula="of:=IF([.AV75]*1.1&gt;1;1;[.AV75]*1.1)" office:value-type="float" office:value="1" calcext:value-type="float">
            <text:p>1</text:p>
          </table:table-cell>
          <table:table-cell table:style-name="ce10" table:formula="of:=IF([.AW75]*1.1&gt;1;1;[.AW75]*1.1)" office:value-type="float" office:value="1" calcext:value-type="float">
            <text:p>1</text:p>
          </table:table-cell>
          <table:table-cell table:style-name="ce10" table:formula="of:=IF([.AX75]*1.1&gt;1;1;[.AX75]*1.1)" office:value-type="float" office:value="1" calcext:value-type="float">
            <text:p>1</text:p>
          </table:table-cell>
          <table:table-cell table:style-name="ce10" table:formula="of:=IF([.AY75]*1.1&gt;1;1;[.AY75]*1.1)" office:value-type="float" office:value="1" calcext:value-type="float">
            <text:p>1</text:p>
          </table:table-cell>
          <table:table-cell table:style-name="ce10" table:formula="of:=IF([.AZ75]*1.1&gt;1;1;[.AZ75]*1.1)" office:value-type="float" office:value="1" calcext:value-type="float">
            <text:p>1</text:p>
          </table:table-cell>
          <table:table-cell table:style-name="ce10" table:formula="of:=IF([.BA75]*1.1&gt;1;1;[.BA75]*1.1)" office:value-type="float" office:value="1" calcext:value-type="float">
            <text:p>1</text:p>
          </table:table-cell>
          <table:table-cell table:style-name="ce10" table:formula="of:=IF([.BB75]*1.1&gt;1;1;[.BB75]*1.1)" office:value-type="float" office:value="1" calcext:value-type="float">
            <text:p>1</text:p>
          </table:table-cell>
          <table:table-cell table:style-name="ce10" table:formula="of:=IF([.BC75]*1.1&gt;1;1;[.BC75]*1.1)" office:value-type="float" office:value="1" calcext:value-type="float">
            <text:p>1</text:p>
          </table:table-cell>
          <table:table-cell table:style-name="ce10" table:formula="of:=IF([.BD75]*1.1&gt;1;1;[.BD75]*1.1)" office:value-type="float" office:value="1" calcext:value-type="float">
            <text:p>1</text:p>
          </table:table-cell>
          <table:table-cell table:style-name="ce10" table:formula="of:=IF([.BE75]*1.1&gt;1;1;[.BE75]*1.1)" office:value-type="float" office:value="1" calcext:value-type="float">
            <text:p>1</text:p>
          </table:table-cell>
          <table:table-cell table:style-name="ce10" table:formula="of:=IF([.BF75]*1.1&gt;1;1;[.BF75]*1.1)" office:value-type="float" office:value="1" calcext:value-type="float">
            <text:p>1</text:p>
          </table:table-cell>
          <table:table-cell table:style-name="ce10" table:formula="of:=IF([.BG75]*1.1&gt;1;1;[.BG75]*1.1)" office:value-type="float" office:value="1" calcext:value-type="float">
            <text:p>1</text:p>
          </table:table-cell>
          <table:table-cell table:style-name="ce10" table:formula="of:=IF([.BH75]*1.1&gt;1;1;[.BH75]*1.1)" office:value-type="float" office:value="1" calcext:value-type="float">
            <text:p>1</text:p>
          </table:table-cell>
          <table:table-cell table:style-name="ce10" table:formula="of:=IF([.BI75]*1.1&gt;1;1;[.BI75]*1.1)" office:value-type="float" office:value="1" calcext:value-type="float">
            <text:p>1</text:p>
          </table:table-cell>
          <table:table-cell table:style-name="ce10" table:formula="of:=IF([.BJ75]*1.1&gt;1;1;[.BJ75]*1.1)" office:value-type="float" office:value="1" calcext:value-type="float">
            <text:p>1</text:p>
          </table:table-cell>
          <table:table-cell table:style-name="ce10" table:formula="of:=IF([.BK75]*1.1&gt;1;1;[.BK75]*1.1)" office:value-type="float" office:value="1" calcext:value-type="float">
            <text:p>1</text:p>
          </table:table-cell>
          <table:table-cell table:style-name="ce10" table:formula="of:=IF([.BL75]*1.1&gt;1;1;[.BL75]*1.1)" office:value-type="float" office:value="1" calcext:value-type="float">
            <text:p>1</text:p>
          </table:table-cell>
          <table:table-cell table:style-name="ce10" table:formula="of:=IF([.BM75]*1.1&gt;1;1;[.BM75]*1.1)" office:value-type="float" office:value="1" calcext:value-type="float">
            <text:p>1</text:p>
          </table:table-cell>
          <table:table-cell table:style-name="ce10" table:formula="of:=IF([.BN75]*1.1&gt;1;1;[.BN75]*1.1)" office:value-type="float" office:value="1" calcext:value-type="float">
            <text:p>1</text:p>
          </table:table-cell>
          <table:table-cell table:style-name="ce10" table:formula="of:=IF([.BO75]*1.1&gt;1;1;[.BO75]*1.1)" office:value-type="float" office:value="1" calcext:value-type="float">
            <text:p>1</text:p>
          </table:table-cell>
          <table:table-cell table:style-name="ce10" table:formula="of:=IF([.BP75]*1.1&gt;1;1;[.BP75]*1.1)" office:value-type="float" office:value="1" calcext:value-type="float">
            <text:p>1</text:p>
          </table:table-cell>
          <table:table-cell table:style-name="ce10" table:formula="of:=IF([.BQ75]*1.1&gt;1;1;[.BQ75]*1.1)" office:value-type="float" office:value="1" calcext:value-type="float">
            <text:p>1</text:p>
          </table:table-cell>
          <table:table-cell table:style-name="ce10" table:formula="of:=IF([.BR75]*1.1&gt;1;1;[.BR75]*1.1)" office:value-type="float" office:value="1" calcext:value-type="float">
            <text:p>1</text:p>
          </table:table-cell>
          <table:table-cell table:style-name="ce10" table:formula="of:=IF([.BS75]*1.1&gt;1;1;[.BS75]*1.1)" office:value-type="float" office:value="1" calcext:value-type="float">
            <text:p>1</text:p>
          </table:table-cell>
          <table:table-cell table:style-name="ce10" table:formula="of:=IF([.BT75]*1.1&gt;1;1;[.BT75]*1.1)" office:value-type="float" office:value="1" calcext:value-type="float">
            <text:p>1</text:p>
          </table:table-cell>
          <table:table-cell table:style-name="ce10" table:formula="of:=IF([.BU75]*1.1&gt;1;1;[.BU75]*1.1)" office:value-type="float" office:value="1" calcext:value-type="float">
            <text:p>1</text:p>
          </table:table-cell>
          <table:table-cell table:style-name="ce10" table:formula="of:=IF([.BV75]*1.1&gt;1;1;[.BV75]*1.1)" office:value-type="float" office:value="1" calcext:value-type="float">
            <text:p>1</text:p>
          </table:table-cell>
          <table:table-cell table:style-name="ce10" table:formula="of:=IF([.BW75]*1.1&gt;1;1;[.BW75]*1.1)" office:value-type="float" office:value="1" calcext:value-type="float">
            <text:p>1</text:p>
          </table:table-cell>
          <table:table-cell table:style-name="ce10" table:formula="of:=IF([.BX75]*1.1&gt;1;1;[.BX75]*1.1)" office:value-type="float" office:value="1" calcext:value-type="float">
            <text:p>1</text:p>
          </table:table-cell>
          <table:table-cell table:style-name="ce10" table:formula="of:=IF([.BY75]*1.1&gt;1;1;[.BY75]*1.1)" office:value-type="float" office:value="1" calcext:value-type="float">
            <text:p>1</text:p>
          </table:table-cell>
          <table:table-cell table:style-name="ce10" table:formula="of:=IF([.BZ75]*1.1&gt;1;1;[.BZ75]*1.1)" office:value-type="float" office:value="1" calcext:value-type="float">
            <text:p>1</text:p>
          </table:table-cell>
          <table:table-cell table:style-name="ce10" table:formula="of:=IF([.CA75]*1.1&gt;1;1;[.CA75]*1.1)" office:value-type="float" office:value="1" calcext:value-type="float">
            <text:p>1</text:p>
          </table:table-cell>
          <table:table-cell table:style-name="ce10" table:formula="of:=IF([.CB75]*1.1&gt;1;1;[.CB75]*1.1)" office:value-type="float" office:value="1" calcext:value-type="float">
            <text:p>1</text:p>
          </table:table-cell>
          <table:table-cell table:style-name="ce10" table:formula="of:=IF([.CC75]*1.1&gt;1;1;[.CC75]*1.1)" office:value-type="float" office:value="1" calcext:value-type="float">
            <text:p>1</text:p>
          </table:table-cell>
          <table:table-cell table:style-name="ce10" table:formula="of:=IF([.CD75]*1.1&gt;1;1;[.CD75]*1.1)" office:value-type="float" office:value="1" calcext:value-type="float">
            <text:p>1</text:p>
          </table:table-cell>
          <table:table-cell table:style-name="ce10" table:formula="of:=IF([.CE75]*1.1&gt;1;1;[.CE75]*1.1)" office:value-type="float" office:value="1" calcext:value-type="float">
            <text:p>1</text:p>
          </table:table-cell>
          <table:table-cell table:style-name="ce10" table:formula="of:=IF([.CF75]*1.1&gt;1;1;[.CF75]*1.1)" office:value-type="float" office:value="1" calcext:value-type="float">
            <text:p>1</text:p>
          </table:table-cell>
          <table:table-cell table:style-name="ce10" table:formula="of:=IF([.CG75]*1.1&gt;1;1;[.CG75]*1.1)" office:value-type="float" office:value="1" calcext:value-type="float">
            <text:p>1</text:p>
          </table:table-cell>
          <table:table-cell table:style-name="ce10" table:formula="of:=IF([.CH75]*1.1&gt;1;1;[.CH75]*1.1)" office:value-type="float" office:value="1" calcext:value-type="float">
            <text:p>1</text:p>
          </table:table-cell>
          <table:table-cell table:style-name="ce10" table:formula="of:=IF([.CI75]*1.1&gt;1;1;[.CI75]*1.1)" office:value-type="float" office:value="1" calcext:value-type="float">
            <text:p>1</text:p>
          </table:table-cell>
          <table:table-cell table:style-name="ce10" table:formula="of:=IF([.CJ75]*1.1&gt;1;1;[.CJ75]*1.1)" office:value-type="float" office:value="1" calcext:value-type="float">
            <text:p>1</text:p>
          </table:table-cell>
          <table:table-cell table:style-name="ce10" table:formula="of:=IF([.CK75]*1.1&gt;1;1;[.CK75]*1.1)" office:value-type="float" office:value="1" calcext:value-type="float">
            <text:p>1</text:p>
          </table:table-cell>
          <table:table-cell table:style-name="ce10" table:formula="of:=IF([.CL75]*1.1&gt;1;1;[.CL75]*1.1)" office:value-type="float" office:value="1" calcext:value-type="float">
            <text:p>1</text:p>
          </table:table-cell>
          <table:table-cell table:style-name="ce10" table:formula="of:=IF([.CM75]*1.1&gt;1;1;[.CM75]*1.1)" office:value-type="float" office:value="1" calcext:value-type="float">
            <text:p>1</text:p>
          </table:table-cell>
          <table:table-cell table:style-name="ce10" table:formula="of:=IF([.CN75]*1.1&gt;1;1;[.CN75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style-name="ce2" table:formula="of:=[.A75]+0.1" office:value-type="float" office:value="0.3" calcext:value-type="float">
            <text:p>0,30</text:p>
          </table:table-cell>
          <table:table-cell table:style-name="ce10" table:formula="of:=IF([.A76]*1.1&gt;1;1;[.A76]*1.1)" office:value-type="float" office:value="0.33" calcext:value-type="float">
            <text:p>0,33</text:p>
          </table:table-cell>
          <table:table-cell table:formula="of:=IF([.B76]*1.1&gt;1;1;[.B76]*1.1)" office:value-type="float" office:value="0.363" calcext:value-type="float">
            <text:p>0,363</text:p>
          </table:table-cell>
          <table:table-cell table:formula="of:=IF([.C76]*1.1&gt;1;1;[.C76]*1.1)" office:value-type="float" office:value="0.3993" calcext:value-type="float">
            <text:p>0,3993</text:p>
          </table:table-cell>
          <table:table-cell table:formula="of:=IF([.D76]*1.1&gt;1;1;[.D76]*1.1)" office:value-type="float" office:value="0.43923" calcext:value-type="float">
            <text:p>0,43923</text:p>
          </table:table-cell>
          <table:table-cell table:formula="of:=IF([.E76]*1.1&gt;1;1;[.E76]*1.1)" office:value-type="float" office:value="0.483153" calcext:value-type="float">
            <text:p>0,483153</text:p>
          </table:table-cell>
          <table:table-cell table:style-name="ce10" table:formula="of:=IF([.F76]*1.1&gt;1;1;[.F76]*1.1)" office:value-type="float" office:value="0.5314683" calcext:value-type="float">
            <text:p>0,5314683</text:p>
          </table:table-cell>
          <table:table-cell table:style-name="ce10" table:formula="of:=IF([.G76]*1.1&gt;1;1;[.G76]*1.1)" office:value-type="float" office:value="0.58461513" calcext:value-type="float">
            <text:p>0,58461513</text:p>
          </table:table-cell>
          <table:table-cell table:style-name="ce10" table:formula="of:=IF([.H76]*1.1&gt;1;1;[.H76]*1.1)" office:value-type="float" office:value="0.643076643000001" calcext:value-type="float">
            <text:p>0,643076643</text:p>
          </table:table-cell>
          <table:table-cell table:style-name="ce10" table:formula="of:=IF([.I76]*1.1&gt;1;1;[.I76]*1.1)" office:value-type="float" office:value="0.707384307300001" calcext:value-type="float">
            <text:p>0,7073843073</text:p>
          </table:table-cell>
          <table:table-cell table:style-name="ce10" table:formula="of:=IF([.J76]*1.1&gt;1;1;[.J76]*1.1)" office:value-type="float" office:value="0.778122738030001" calcext:value-type="float">
            <text:p>0,778122738</text:p>
          </table:table-cell>
          <table:table-cell table:style-name="ce10" table:formula="of:=IF([.K76]*1.1&gt;1;1;[.K76]*1.1)" office:value-type="float" office:value="0.855935011833001" calcext:value-type="float">
            <text:p>0,8559350118</text:p>
          </table:table-cell>
          <table:table-cell table:style-name="ce10" table:formula="of:=IF([.L76]*1.1&gt;1;1;[.L76]*1.1)" office:value-type="float" office:value="0.941528513016301" calcext:value-type="float">
            <text:p>0,941528513</text:p>
          </table:table-cell>
          <table:table-cell table:style-name="ce10" table:formula="of:=IF([.M76]*1.1&gt;1;1;[.M76]*1.1)" office:value-type="float" office:value="1" calcext:value-type="float">
            <text:p>1</text:p>
          </table:table-cell>
          <table:table-cell table:style-name="ce10" table:formula="of:=IF([.N76]*1.1&gt;1;1;[.N76]*1.1)" office:value-type="float" office:value="1" calcext:value-type="float">
            <text:p>1</text:p>
          </table:table-cell>
          <table:table-cell table:style-name="ce10" table:formula="of:=IF([.O76]*1.1&gt;1;1;[.O76]*1.1)" office:value-type="float" office:value="1" calcext:value-type="float">
            <text:p>1</text:p>
          </table:table-cell>
          <table:table-cell table:style-name="ce10" table:formula="of:=IF([.P76]*1.1&gt;1;1;[.P76]*1.1)" office:value-type="float" office:value="1" calcext:value-type="float">
            <text:p>1</text:p>
          </table:table-cell>
          <table:table-cell table:style-name="ce10" table:formula="of:=IF([.Q76]*1.1&gt;1;1;[.Q76]*1.1)" office:value-type="float" office:value="1" calcext:value-type="float">
            <text:p>1</text:p>
          </table:table-cell>
          <table:table-cell table:style-name="ce10" table:formula="of:=IF([.R76]*1.1&gt;1;1;[.R76]*1.1)" office:value-type="float" office:value="1" calcext:value-type="float">
            <text:p>1</text:p>
          </table:table-cell>
          <table:table-cell table:style-name="ce10" table:formula="of:=IF([.S76]*1.1&gt;1;1;[.S76]*1.1)" office:value-type="float" office:value="1" calcext:value-type="float">
            <text:p>1</text:p>
          </table:table-cell>
          <table:table-cell table:style-name="ce10" table:formula="of:=IF([.T76]*1.1&gt;1;1;[.T76]*1.1)" office:value-type="float" office:value="1" calcext:value-type="float">
            <text:p>1</text:p>
          </table:table-cell>
          <table:table-cell table:style-name="ce10" table:formula="of:=IF([.U76]*1.1&gt;1;1;[.U76]*1.1)" office:value-type="float" office:value="1" calcext:value-type="float">
            <text:p>1</text:p>
          </table:table-cell>
          <table:table-cell table:style-name="ce10" table:formula="of:=IF([.V76]*1.1&gt;1;1;[.V76]*1.1)" office:value-type="float" office:value="1" calcext:value-type="float">
            <text:p>1</text:p>
          </table:table-cell>
          <table:table-cell table:style-name="ce10" table:formula="of:=IF([.W76]*1.1&gt;1;1;[.W76]*1.1)" office:value-type="float" office:value="1" calcext:value-type="float">
            <text:p>1</text:p>
          </table:table-cell>
          <table:table-cell table:style-name="ce10" table:formula="of:=IF([.X76]*1.1&gt;1;1;[.X76]*1.1)" office:value-type="float" office:value="1" calcext:value-type="float">
            <text:p>1</text:p>
          </table:table-cell>
          <table:table-cell table:style-name="ce10" table:formula="of:=IF([.Y76]*1.1&gt;1;1;[.Y76]*1.1)" office:value-type="float" office:value="1" calcext:value-type="float">
            <text:p>1</text:p>
          </table:table-cell>
          <table:table-cell table:style-name="ce10" table:formula="of:=IF([.Z76]*1.1&gt;1;1;[.Z76]*1.1)" office:value-type="float" office:value="1" calcext:value-type="float">
            <text:p>1</text:p>
          </table:table-cell>
          <table:table-cell table:style-name="ce10" table:formula="of:=IF([.AA76]*1.1&gt;1;1;[.AA76]*1.1)" office:value-type="float" office:value="1" calcext:value-type="float">
            <text:p>1</text:p>
          </table:table-cell>
          <table:table-cell table:style-name="ce10" table:formula="of:=IF([.AB76]*1.1&gt;1;1;[.AB76]*1.1)" office:value-type="float" office:value="1" calcext:value-type="float">
            <text:p>1</text:p>
          </table:table-cell>
          <table:table-cell table:style-name="ce10" table:formula="of:=IF([.AC76]*1.1&gt;1;1;[.AC76]*1.1)" office:value-type="float" office:value="1" calcext:value-type="float">
            <text:p>1</text:p>
          </table:table-cell>
          <table:table-cell table:style-name="ce10" table:formula="of:=IF([.AD76]*1.1&gt;1;1;[.AD76]*1.1)" office:value-type="float" office:value="1" calcext:value-type="float">
            <text:p>1</text:p>
          </table:table-cell>
          <table:table-cell table:style-name="ce10" table:formula="of:=IF([.AE76]*1.1&gt;1;1;[.AE76]*1.1)" office:value-type="float" office:value="1" calcext:value-type="float">
            <text:p>1</text:p>
          </table:table-cell>
          <table:table-cell table:style-name="ce10" table:formula="of:=IF([.AF76]*1.1&gt;1;1;[.AF76]*1.1)" office:value-type="float" office:value="1" calcext:value-type="float">
            <text:p>1</text:p>
          </table:table-cell>
          <table:table-cell table:style-name="ce10" table:formula="of:=IF([.AG76]*1.1&gt;1;1;[.AG76]*1.1)" office:value-type="float" office:value="1" calcext:value-type="float">
            <text:p>1</text:p>
          </table:table-cell>
          <table:table-cell table:style-name="ce10" table:formula="of:=IF([.AH76]*1.1&gt;1;1;[.AH76]*1.1)" office:value-type="float" office:value="1" calcext:value-type="float">
            <text:p>1</text:p>
          </table:table-cell>
          <table:table-cell table:style-name="ce10" table:formula="of:=IF([.AI76]*1.1&gt;1;1;[.AI76]*1.1)" office:value-type="float" office:value="1" calcext:value-type="float">
            <text:p>1</text:p>
          </table:table-cell>
          <table:table-cell table:style-name="ce10" table:formula="of:=IF([.AJ76]*1.1&gt;1;1;[.AJ76]*1.1)" office:value-type="float" office:value="1" calcext:value-type="float">
            <text:p>1</text:p>
          </table:table-cell>
          <table:table-cell table:style-name="ce10" table:formula="of:=IF([.AK76]*1.1&gt;1;1;[.AK76]*1.1)" office:value-type="float" office:value="1" calcext:value-type="float">
            <text:p>1</text:p>
          </table:table-cell>
          <table:table-cell table:style-name="ce10" table:formula="of:=IF([.AL76]*1.1&gt;1;1;[.AL76]*1.1)" office:value-type="float" office:value="1" calcext:value-type="float">
            <text:p>1</text:p>
          </table:table-cell>
          <table:table-cell table:style-name="ce10" table:formula="of:=IF([.AM76]*1.1&gt;1;1;[.AM76]*1.1)" office:value-type="float" office:value="1" calcext:value-type="float">
            <text:p>1</text:p>
          </table:table-cell>
          <table:table-cell table:style-name="ce10" table:formula="of:=IF([.AN76]*1.1&gt;1;1;[.AN76]*1.1)" office:value-type="float" office:value="1" calcext:value-type="float">
            <text:p>1</text:p>
          </table:table-cell>
          <table:table-cell table:style-name="ce10" table:formula="of:=IF([.AO76]*1.1&gt;1;1;[.AO76]*1.1)" office:value-type="float" office:value="1" calcext:value-type="float">
            <text:p>1</text:p>
          </table:table-cell>
          <table:table-cell table:style-name="ce10" table:formula="of:=IF([.AP76]*1.1&gt;1;1;[.AP76]*1.1)" office:value-type="float" office:value="1" calcext:value-type="float">
            <text:p>1</text:p>
          </table:table-cell>
          <table:table-cell table:style-name="ce10" table:formula="of:=IF([.AQ76]*1.1&gt;1;1;[.AQ76]*1.1)" office:value-type="float" office:value="1" calcext:value-type="float">
            <text:p>1</text:p>
          </table:table-cell>
          <table:table-cell table:style-name="ce10" table:formula="of:=IF([.AR76]*1.1&gt;1;1;[.AR76]*1.1)" office:value-type="float" office:value="1" calcext:value-type="float">
            <text:p>1</text:p>
          </table:table-cell>
          <table:table-cell table:style-name="ce10" table:formula="of:=IF([.AS76]*1.1&gt;1;1;[.AS76]*1.1)" office:value-type="float" office:value="1" calcext:value-type="float">
            <text:p>1</text:p>
          </table:table-cell>
          <table:table-cell table:style-name="ce10" table:formula="of:=IF([.AT76]*1.1&gt;1;1;[.AT76]*1.1)" office:value-type="float" office:value="1" calcext:value-type="float">
            <text:p>1</text:p>
          </table:table-cell>
          <table:table-cell table:style-name="ce10" table:formula="of:=IF([.AU76]*1.1&gt;1;1;[.AU76]*1.1)" office:value-type="float" office:value="1" calcext:value-type="float">
            <text:p>1</text:p>
          </table:table-cell>
          <table:table-cell table:style-name="ce10" table:formula="of:=IF([.AV76]*1.1&gt;1;1;[.AV76]*1.1)" office:value-type="float" office:value="1" calcext:value-type="float">
            <text:p>1</text:p>
          </table:table-cell>
          <table:table-cell table:style-name="ce10" table:formula="of:=IF([.AW76]*1.1&gt;1;1;[.AW76]*1.1)" office:value-type="float" office:value="1" calcext:value-type="float">
            <text:p>1</text:p>
          </table:table-cell>
          <table:table-cell table:style-name="ce10" table:formula="of:=IF([.AX76]*1.1&gt;1;1;[.AX76]*1.1)" office:value-type="float" office:value="1" calcext:value-type="float">
            <text:p>1</text:p>
          </table:table-cell>
          <table:table-cell table:style-name="ce10" table:formula="of:=IF([.AY76]*1.1&gt;1;1;[.AY76]*1.1)" office:value-type="float" office:value="1" calcext:value-type="float">
            <text:p>1</text:p>
          </table:table-cell>
          <table:table-cell table:style-name="ce10" table:formula="of:=IF([.AZ76]*1.1&gt;1;1;[.AZ76]*1.1)" office:value-type="float" office:value="1" calcext:value-type="float">
            <text:p>1</text:p>
          </table:table-cell>
          <table:table-cell table:style-name="ce10" table:formula="of:=IF([.BA76]*1.1&gt;1;1;[.BA76]*1.1)" office:value-type="float" office:value="1" calcext:value-type="float">
            <text:p>1</text:p>
          </table:table-cell>
          <table:table-cell table:style-name="ce10" table:formula="of:=IF([.BB76]*1.1&gt;1;1;[.BB76]*1.1)" office:value-type="float" office:value="1" calcext:value-type="float">
            <text:p>1</text:p>
          </table:table-cell>
          <table:table-cell table:style-name="ce10" table:formula="of:=IF([.BC76]*1.1&gt;1;1;[.BC76]*1.1)" office:value-type="float" office:value="1" calcext:value-type="float">
            <text:p>1</text:p>
          </table:table-cell>
          <table:table-cell table:style-name="ce10" table:formula="of:=IF([.BD76]*1.1&gt;1;1;[.BD76]*1.1)" office:value-type="float" office:value="1" calcext:value-type="float">
            <text:p>1</text:p>
          </table:table-cell>
          <table:table-cell table:style-name="ce10" table:formula="of:=IF([.BE76]*1.1&gt;1;1;[.BE76]*1.1)" office:value-type="float" office:value="1" calcext:value-type="float">
            <text:p>1</text:p>
          </table:table-cell>
          <table:table-cell table:style-name="ce10" table:formula="of:=IF([.BF76]*1.1&gt;1;1;[.BF76]*1.1)" office:value-type="float" office:value="1" calcext:value-type="float">
            <text:p>1</text:p>
          </table:table-cell>
          <table:table-cell table:style-name="ce10" table:formula="of:=IF([.BG76]*1.1&gt;1;1;[.BG76]*1.1)" office:value-type="float" office:value="1" calcext:value-type="float">
            <text:p>1</text:p>
          </table:table-cell>
          <table:table-cell table:style-name="ce10" table:formula="of:=IF([.BH76]*1.1&gt;1;1;[.BH76]*1.1)" office:value-type="float" office:value="1" calcext:value-type="float">
            <text:p>1</text:p>
          </table:table-cell>
          <table:table-cell table:style-name="ce10" table:formula="of:=IF([.BI76]*1.1&gt;1;1;[.BI76]*1.1)" office:value-type="float" office:value="1" calcext:value-type="float">
            <text:p>1</text:p>
          </table:table-cell>
          <table:table-cell table:style-name="ce10" table:formula="of:=IF([.BJ76]*1.1&gt;1;1;[.BJ76]*1.1)" office:value-type="float" office:value="1" calcext:value-type="float">
            <text:p>1</text:p>
          </table:table-cell>
          <table:table-cell table:style-name="ce10" table:formula="of:=IF([.BK76]*1.1&gt;1;1;[.BK76]*1.1)" office:value-type="float" office:value="1" calcext:value-type="float">
            <text:p>1</text:p>
          </table:table-cell>
          <table:table-cell table:style-name="ce10" table:formula="of:=IF([.BL76]*1.1&gt;1;1;[.BL76]*1.1)" office:value-type="float" office:value="1" calcext:value-type="float">
            <text:p>1</text:p>
          </table:table-cell>
          <table:table-cell table:style-name="ce10" table:formula="of:=IF([.BM76]*1.1&gt;1;1;[.BM76]*1.1)" office:value-type="float" office:value="1" calcext:value-type="float">
            <text:p>1</text:p>
          </table:table-cell>
          <table:table-cell table:style-name="ce10" table:formula="of:=IF([.BN76]*1.1&gt;1;1;[.BN76]*1.1)" office:value-type="float" office:value="1" calcext:value-type="float">
            <text:p>1</text:p>
          </table:table-cell>
          <table:table-cell table:style-name="ce10" table:formula="of:=IF([.BO76]*1.1&gt;1;1;[.BO76]*1.1)" office:value-type="float" office:value="1" calcext:value-type="float">
            <text:p>1</text:p>
          </table:table-cell>
          <table:table-cell table:style-name="ce10" table:formula="of:=IF([.BP76]*1.1&gt;1;1;[.BP76]*1.1)" office:value-type="float" office:value="1" calcext:value-type="float">
            <text:p>1</text:p>
          </table:table-cell>
          <table:table-cell table:style-name="ce10" table:formula="of:=IF([.BQ76]*1.1&gt;1;1;[.BQ76]*1.1)" office:value-type="float" office:value="1" calcext:value-type="float">
            <text:p>1</text:p>
          </table:table-cell>
          <table:table-cell table:style-name="ce10" table:formula="of:=IF([.BR76]*1.1&gt;1;1;[.BR76]*1.1)" office:value-type="float" office:value="1" calcext:value-type="float">
            <text:p>1</text:p>
          </table:table-cell>
          <table:table-cell table:style-name="ce10" table:formula="of:=IF([.BS76]*1.1&gt;1;1;[.BS76]*1.1)" office:value-type="float" office:value="1" calcext:value-type="float">
            <text:p>1</text:p>
          </table:table-cell>
          <table:table-cell table:style-name="ce10" table:formula="of:=IF([.BT76]*1.1&gt;1;1;[.BT76]*1.1)" office:value-type="float" office:value="1" calcext:value-type="float">
            <text:p>1</text:p>
          </table:table-cell>
          <table:table-cell table:style-name="ce10" table:formula="of:=IF([.BU76]*1.1&gt;1;1;[.BU76]*1.1)" office:value-type="float" office:value="1" calcext:value-type="float">
            <text:p>1</text:p>
          </table:table-cell>
          <table:table-cell table:style-name="ce10" table:formula="of:=IF([.BV76]*1.1&gt;1;1;[.BV76]*1.1)" office:value-type="float" office:value="1" calcext:value-type="float">
            <text:p>1</text:p>
          </table:table-cell>
          <table:table-cell table:style-name="ce10" table:formula="of:=IF([.BW76]*1.1&gt;1;1;[.BW76]*1.1)" office:value-type="float" office:value="1" calcext:value-type="float">
            <text:p>1</text:p>
          </table:table-cell>
          <table:table-cell table:style-name="ce10" table:formula="of:=IF([.BX76]*1.1&gt;1;1;[.BX76]*1.1)" office:value-type="float" office:value="1" calcext:value-type="float">
            <text:p>1</text:p>
          </table:table-cell>
          <table:table-cell table:style-name="ce10" table:formula="of:=IF([.BY76]*1.1&gt;1;1;[.BY76]*1.1)" office:value-type="float" office:value="1" calcext:value-type="float">
            <text:p>1</text:p>
          </table:table-cell>
          <table:table-cell table:style-name="ce10" table:formula="of:=IF([.BZ76]*1.1&gt;1;1;[.BZ76]*1.1)" office:value-type="float" office:value="1" calcext:value-type="float">
            <text:p>1</text:p>
          </table:table-cell>
          <table:table-cell table:style-name="ce10" table:formula="of:=IF([.CA76]*1.1&gt;1;1;[.CA76]*1.1)" office:value-type="float" office:value="1" calcext:value-type="float">
            <text:p>1</text:p>
          </table:table-cell>
          <table:table-cell table:style-name="ce10" table:formula="of:=IF([.CB76]*1.1&gt;1;1;[.CB76]*1.1)" office:value-type="float" office:value="1" calcext:value-type="float">
            <text:p>1</text:p>
          </table:table-cell>
          <table:table-cell table:style-name="ce10" table:formula="of:=IF([.CC76]*1.1&gt;1;1;[.CC76]*1.1)" office:value-type="float" office:value="1" calcext:value-type="float">
            <text:p>1</text:p>
          </table:table-cell>
          <table:table-cell table:style-name="ce10" table:formula="of:=IF([.CD76]*1.1&gt;1;1;[.CD76]*1.1)" office:value-type="float" office:value="1" calcext:value-type="float">
            <text:p>1</text:p>
          </table:table-cell>
          <table:table-cell table:style-name="ce10" table:formula="of:=IF([.CE76]*1.1&gt;1;1;[.CE76]*1.1)" office:value-type="float" office:value="1" calcext:value-type="float">
            <text:p>1</text:p>
          </table:table-cell>
          <table:table-cell table:style-name="ce10" table:formula="of:=IF([.CF76]*1.1&gt;1;1;[.CF76]*1.1)" office:value-type="float" office:value="1" calcext:value-type="float">
            <text:p>1</text:p>
          </table:table-cell>
          <table:table-cell table:style-name="ce10" table:formula="of:=IF([.CG76]*1.1&gt;1;1;[.CG76]*1.1)" office:value-type="float" office:value="1" calcext:value-type="float">
            <text:p>1</text:p>
          </table:table-cell>
          <table:table-cell table:style-name="ce10" table:formula="of:=IF([.CH76]*1.1&gt;1;1;[.CH76]*1.1)" office:value-type="float" office:value="1" calcext:value-type="float">
            <text:p>1</text:p>
          </table:table-cell>
          <table:table-cell table:style-name="ce10" table:formula="of:=IF([.CI76]*1.1&gt;1;1;[.CI76]*1.1)" office:value-type="float" office:value="1" calcext:value-type="float">
            <text:p>1</text:p>
          </table:table-cell>
          <table:table-cell table:style-name="ce10" table:formula="of:=IF([.CJ76]*1.1&gt;1;1;[.CJ76]*1.1)" office:value-type="float" office:value="1" calcext:value-type="float">
            <text:p>1</text:p>
          </table:table-cell>
          <table:table-cell table:style-name="ce10" table:formula="of:=IF([.CK76]*1.1&gt;1;1;[.CK76]*1.1)" office:value-type="float" office:value="1" calcext:value-type="float">
            <text:p>1</text:p>
          </table:table-cell>
          <table:table-cell table:style-name="ce10" table:formula="of:=IF([.CL76]*1.1&gt;1;1;[.CL76]*1.1)" office:value-type="float" office:value="1" calcext:value-type="float">
            <text:p>1</text:p>
          </table:table-cell>
          <table:table-cell table:style-name="ce10" table:formula="of:=IF([.CM76]*1.1&gt;1;1;[.CM76]*1.1)" office:value-type="float" office:value="1" calcext:value-type="float">
            <text:p>1</text:p>
          </table:table-cell>
          <table:table-cell table:style-name="ce10" table:formula="of:=IF([.CN76]*1.1&gt;1;1;[.CN76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76]+0.1" office:value-type="float" office:value="0.4" calcext:value-type="float">
            <text:p>0,40</text:p>
          </table:table-cell>
          <table:table-cell table:style-name="ce10" table:formula="of:=IF([.A77]*1.1&gt;1;1;[.A77]*1.1)" office:value-type="float" office:value="0.44" calcext:value-type="float">
            <text:p>0,44</text:p>
          </table:table-cell>
          <table:table-cell table:formula="of:=IF([.B77]*1.1&gt;1;1;[.B77]*1.1)" office:value-type="float" office:value="0.484" calcext:value-type="float">
            <text:p>0,484</text:p>
          </table:table-cell>
          <table:table-cell table:formula="of:=IF([.C77]*1.1&gt;1;1;[.C77]*1.1)" office:value-type="float" office:value="0.5324" calcext:value-type="float">
            <text:p>0,5324</text:p>
          </table:table-cell>
          <table:table-cell table:formula="of:=IF([.D77]*1.1&gt;1;1;[.D77]*1.1)" office:value-type="float" office:value="0.58564" calcext:value-type="float">
            <text:p>0,58564</text:p>
          </table:table-cell>
          <table:table-cell table:formula="of:=IF([.E77]*1.1&gt;1;1;[.E77]*1.1)" office:value-type="float" office:value="0.644204" calcext:value-type="float">
            <text:p>0,644204</text:p>
          </table:table-cell>
          <table:table-cell table:style-name="ce10" table:formula="of:=IF([.F77]*1.1&gt;1;1;[.F77]*1.1)" office:value-type="float" office:value="0.7086244" calcext:value-type="float">
            <text:p>0,7086244</text:p>
          </table:table-cell>
          <table:table-cell table:style-name="ce10" table:formula="of:=IF([.G77]*1.1&gt;1;1;[.G77]*1.1)" office:value-type="float" office:value="0.77948684" calcext:value-type="float">
            <text:p>0,77948684</text:p>
          </table:table-cell>
          <table:table-cell table:style-name="ce10" table:formula="of:=IF([.H77]*1.1&gt;1;1;[.H77]*1.1)" office:value-type="float" office:value="0.857435524" calcext:value-type="float">
            <text:p>0,857435524</text:p>
          </table:table-cell>
          <table:table-cell table:style-name="ce10" table:formula="of:=IF([.I77]*1.1&gt;1;1;[.I77]*1.1)" office:value-type="float" office:value="0.9431790764" calcext:value-type="float">
            <text:p>0,9431790764</text:p>
          </table:table-cell>
          <table:table-cell table:style-name="ce10" table:formula="of:=IF([.J77]*1.1&gt;1;1;[.J77]*1.1)" office:value-type="float" office:value="1" calcext:value-type="float">
            <text:p>1</text:p>
          </table:table-cell>
          <table:table-cell table:style-name="ce10" table:formula="of:=IF([.K77]*1.1&gt;1;1;[.K77]*1.1)" office:value-type="float" office:value="1" calcext:value-type="float">
            <text:p>1</text:p>
          </table:table-cell>
          <table:table-cell table:style-name="ce10" table:formula="of:=IF([.L77]*1.1&gt;1;1;[.L77]*1.1)" office:value-type="float" office:value="1" calcext:value-type="float">
            <text:p>1</text:p>
          </table:table-cell>
          <table:table-cell table:style-name="ce10" table:formula="of:=IF([.M77]*1.1&gt;1;1;[.M77]*1.1)" office:value-type="float" office:value="1" calcext:value-type="float">
            <text:p>1</text:p>
          </table:table-cell>
          <table:table-cell table:style-name="ce10" table:formula="of:=IF([.N77]*1.1&gt;1;1;[.N77]*1.1)" office:value-type="float" office:value="1" calcext:value-type="float">
            <text:p>1</text:p>
          </table:table-cell>
          <table:table-cell table:style-name="ce10" table:formula="of:=IF([.O77]*1.1&gt;1;1;[.O77]*1.1)" office:value-type="float" office:value="1" calcext:value-type="float">
            <text:p>1</text:p>
          </table:table-cell>
          <table:table-cell table:style-name="ce10" table:formula="of:=IF([.P77]*1.1&gt;1;1;[.P77]*1.1)" office:value-type="float" office:value="1" calcext:value-type="float">
            <text:p>1</text:p>
          </table:table-cell>
          <table:table-cell table:style-name="ce10" table:formula="of:=IF([.Q77]*1.1&gt;1;1;[.Q77]*1.1)" office:value-type="float" office:value="1" calcext:value-type="float">
            <text:p>1</text:p>
          </table:table-cell>
          <table:table-cell table:style-name="ce10" table:formula="of:=IF([.R77]*1.1&gt;1;1;[.R77]*1.1)" office:value-type="float" office:value="1" calcext:value-type="float">
            <text:p>1</text:p>
          </table:table-cell>
          <table:table-cell table:style-name="ce10" table:formula="of:=IF([.S77]*1.1&gt;1;1;[.S77]*1.1)" office:value-type="float" office:value="1" calcext:value-type="float">
            <text:p>1</text:p>
          </table:table-cell>
          <table:table-cell table:style-name="ce10" table:formula="of:=IF([.T77]*1.1&gt;1;1;[.T77]*1.1)" office:value-type="float" office:value="1" calcext:value-type="float">
            <text:p>1</text:p>
          </table:table-cell>
          <table:table-cell table:style-name="ce10" table:formula="of:=IF([.U77]*1.1&gt;1;1;[.U77]*1.1)" office:value-type="float" office:value="1" calcext:value-type="float">
            <text:p>1</text:p>
          </table:table-cell>
          <table:table-cell table:style-name="ce10" table:formula="of:=IF([.V77]*1.1&gt;1;1;[.V77]*1.1)" office:value-type="float" office:value="1" calcext:value-type="float">
            <text:p>1</text:p>
          </table:table-cell>
          <table:table-cell table:style-name="ce10" table:formula="of:=IF([.W77]*1.1&gt;1;1;[.W77]*1.1)" office:value-type="float" office:value="1" calcext:value-type="float">
            <text:p>1</text:p>
          </table:table-cell>
          <table:table-cell table:style-name="ce10" table:formula="of:=IF([.X77]*1.1&gt;1;1;[.X77]*1.1)" office:value-type="float" office:value="1" calcext:value-type="float">
            <text:p>1</text:p>
          </table:table-cell>
          <table:table-cell table:style-name="ce10" table:formula="of:=IF([.Y77]*1.1&gt;1;1;[.Y77]*1.1)" office:value-type="float" office:value="1" calcext:value-type="float">
            <text:p>1</text:p>
          </table:table-cell>
          <table:table-cell table:style-name="ce10" table:formula="of:=IF([.Z77]*1.1&gt;1;1;[.Z77]*1.1)" office:value-type="float" office:value="1" calcext:value-type="float">
            <text:p>1</text:p>
          </table:table-cell>
          <table:table-cell table:style-name="ce10" table:formula="of:=IF([.AA77]*1.1&gt;1;1;[.AA77]*1.1)" office:value-type="float" office:value="1" calcext:value-type="float">
            <text:p>1</text:p>
          </table:table-cell>
          <table:table-cell table:style-name="ce10" table:formula="of:=IF([.AB77]*1.1&gt;1;1;[.AB77]*1.1)" office:value-type="float" office:value="1" calcext:value-type="float">
            <text:p>1</text:p>
          </table:table-cell>
          <table:table-cell table:style-name="ce10" table:formula="of:=IF([.AC77]*1.1&gt;1;1;[.AC77]*1.1)" office:value-type="float" office:value="1" calcext:value-type="float">
            <text:p>1</text:p>
          </table:table-cell>
          <table:table-cell table:style-name="ce10" table:formula="of:=IF([.AD77]*1.1&gt;1;1;[.AD77]*1.1)" office:value-type="float" office:value="1" calcext:value-type="float">
            <text:p>1</text:p>
          </table:table-cell>
          <table:table-cell table:style-name="ce10" table:formula="of:=IF([.AE77]*1.1&gt;1;1;[.AE77]*1.1)" office:value-type="float" office:value="1" calcext:value-type="float">
            <text:p>1</text:p>
          </table:table-cell>
          <table:table-cell table:style-name="ce10" table:formula="of:=IF([.AF77]*1.1&gt;1;1;[.AF77]*1.1)" office:value-type="float" office:value="1" calcext:value-type="float">
            <text:p>1</text:p>
          </table:table-cell>
          <table:table-cell table:style-name="ce10" table:formula="of:=IF([.AG77]*1.1&gt;1;1;[.AG77]*1.1)" office:value-type="float" office:value="1" calcext:value-type="float">
            <text:p>1</text:p>
          </table:table-cell>
          <table:table-cell table:style-name="ce10" table:formula="of:=IF([.AH77]*1.1&gt;1;1;[.AH77]*1.1)" office:value-type="float" office:value="1" calcext:value-type="float">
            <text:p>1</text:p>
          </table:table-cell>
          <table:table-cell table:style-name="ce10" table:formula="of:=IF([.AI77]*1.1&gt;1;1;[.AI77]*1.1)" office:value-type="float" office:value="1" calcext:value-type="float">
            <text:p>1</text:p>
          </table:table-cell>
          <table:table-cell table:style-name="ce10" table:formula="of:=IF([.AJ77]*1.1&gt;1;1;[.AJ77]*1.1)" office:value-type="float" office:value="1" calcext:value-type="float">
            <text:p>1</text:p>
          </table:table-cell>
          <table:table-cell table:style-name="ce10" table:formula="of:=IF([.AK77]*1.1&gt;1;1;[.AK77]*1.1)" office:value-type="float" office:value="1" calcext:value-type="float">
            <text:p>1</text:p>
          </table:table-cell>
          <table:table-cell table:style-name="ce10" table:formula="of:=IF([.AL77]*1.1&gt;1;1;[.AL77]*1.1)" office:value-type="float" office:value="1" calcext:value-type="float">
            <text:p>1</text:p>
          </table:table-cell>
          <table:table-cell table:style-name="ce10" table:formula="of:=IF([.AM77]*1.1&gt;1;1;[.AM77]*1.1)" office:value-type="float" office:value="1" calcext:value-type="float">
            <text:p>1</text:p>
          </table:table-cell>
          <table:table-cell table:style-name="ce10" table:formula="of:=IF([.AN77]*1.1&gt;1;1;[.AN77]*1.1)" office:value-type="float" office:value="1" calcext:value-type="float">
            <text:p>1</text:p>
          </table:table-cell>
          <table:table-cell table:style-name="ce10" table:formula="of:=IF([.AO77]*1.1&gt;1;1;[.AO77]*1.1)" office:value-type="float" office:value="1" calcext:value-type="float">
            <text:p>1</text:p>
          </table:table-cell>
          <table:table-cell table:style-name="ce10" table:formula="of:=IF([.AP77]*1.1&gt;1;1;[.AP77]*1.1)" office:value-type="float" office:value="1" calcext:value-type="float">
            <text:p>1</text:p>
          </table:table-cell>
          <table:table-cell table:style-name="ce10" table:formula="of:=IF([.AQ77]*1.1&gt;1;1;[.AQ77]*1.1)" office:value-type="float" office:value="1" calcext:value-type="float">
            <text:p>1</text:p>
          </table:table-cell>
          <table:table-cell table:style-name="ce10" table:formula="of:=IF([.AR77]*1.1&gt;1;1;[.AR77]*1.1)" office:value-type="float" office:value="1" calcext:value-type="float">
            <text:p>1</text:p>
          </table:table-cell>
          <table:table-cell table:style-name="ce10" table:formula="of:=IF([.AS77]*1.1&gt;1;1;[.AS77]*1.1)" office:value-type="float" office:value="1" calcext:value-type="float">
            <text:p>1</text:p>
          </table:table-cell>
          <table:table-cell table:style-name="ce10" table:formula="of:=IF([.AT77]*1.1&gt;1;1;[.AT77]*1.1)" office:value-type="float" office:value="1" calcext:value-type="float">
            <text:p>1</text:p>
          </table:table-cell>
          <table:table-cell table:style-name="ce10" table:formula="of:=IF([.AU77]*1.1&gt;1;1;[.AU77]*1.1)" office:value-type="float" office:value="1" calcext:value-type="float">
            <text:p>1</text:p>
          </table:table-cell>
          <table:table-cell table:style-name="ce10" table:formula="of:=IF([.AV77]*1.1&gt;1;1;[.AV77]*1.1)" office:value-type="float" office:value="1" calcext:value-type="float">
            <text:p>1</text:p>
          </table:table-cell>
          <table:table-cell table:style-name="ce10" table:formula="of:=IF([.AW77]*1.1&gt;1;1;[.AW77]*1.1)" office:value-type="float" office:value="1" calcext:value-type="float">
            <text:p>1</text:p>
          </table:table-cell>
          <table:table-cell table:style-name="ce10" table:formula="of:=IF([.AX77]*1.1&gt;1;1;[.AX77]*1.1)" office:value-type="float" office:value="1" calcext:value-type="float">
            <text:p>1</text:p>
          </table:table-cell>
          <table:table-cell table:style-name="ce10" table:formula="of:=IF([.AY77]*1.1&gt;1;1;[.AY77]*1.1)" office:value-type="float" office:value="1" calcext:value-type="float">
            <text:p>1</text:p>
          </table:table-cell>
          <table:table-cell table:style-name="ce10" table:formula="of:=IF([.AZ77]*1.1&gt;1;1;[.AZ77]*1.1)" office:value-type="float" office:value="1" calcext:value-type="float">
            <text:p>1</text:p>
          </table:table-cell>
          <table:table-cell table:style-name="ce10" table:formula="of:=IF([.BA77]*1.1&gt;1;1;[.BA77]*1.1)" office:value-type="float" office:value="1" calcext:value-type="float">
            <text:p>1</text:p>
          </table:table-cell>
          <table:table-cell table:style-name="ce10" table:formula="of:=IF([.BB77]*1.1&gt;1;1;[.BB77]*1.1)" office:value-type="float" office:value="1" calcext:value-type="float">
            <text:p>1</text:p>
          </table:table-cell>
          <table:table-cell table:style-name="ce10" table:formula="of:=IF([.BC77]*1.1&gt;1;1;[.BC77]*1.1)" office:value-type="float" office:value="1" calcext:value-type="float">
            <text:p>1</text:p>
          </table:table-cell>
          <table:table-cell table:style-name="ce10" table:formula="of:=IF([.BD77]*1.1&gt;1;1;[.BD77]*1.1)" office:value-type="float" office:value="1" calcext:value-type="float">
            <text:p>1</text:p>
          </table:table-cell>
          <table:table-cell table:style-name="ce10" table:formula="of:=IF([.BE77]*1.1&gt;1;1;[.BE77]*1.1)" office:value-type="float" office:value="1" calcext:value-type="float">
            <text:p>1</text:p>
          </table:table-cell>
          <table:table-cell table:style-name="ce10" table:formula="of:=IF([.BF77]*1.1&gt;1;1;[.BF77]*1.1)" office:value-type="float" office:value="1" calcext:value-type="float">
            <text:p>1</text:p>
          </table:table-cell>
          <table:table-cell table:style-name="ce10" table:formula="of:=IF([.BG77]*1.1&gt;1;1;[.BG77]*1.1)" office:value-type="float" office:value="1" calcext:value-type="float">
            <text:p>1</text:p>
          </table:table-cell>
          <table:table-cell table:style-name="ce10" table:formula="of:=IF([.BH77]*1.1&gt;1;1;[.BH77]*1.1)" office:value-type="float" office:value="1" calcext:value-type="float">
            <text:p>1</text:p>
          </table:table-cell>
          <table:table-cell table:style-name="ce10" table:formula="of:=IF([.BI77]*1.1&gt;1;1;[.BI77]*1.1)" office:value-type="float" office:value="1" calcext:value-type="float">
            <text:p>1</text:p>
          </table:table-cell>
          <table:table-cell table:style-name="ce10" table:formula="of:=IF([.BJ77]*1.1&gt;1;1;[.BJ77]*1.1)" office:value-type="float" office:value="1" calcext:value-type="float">
            <text:p>1</text:p>
          </table:table-cell>
          <table:table-cell table:style-name="ce10" table:formula="of:=IF([.BK77]*1.1&gt;1;1;[.BK77]*1.1)" office:value-type="float" office:value="1" calcext:value-type="float">
            <text:p>1</text:p>
          </table:table-cell>
          <table:table-cell table:style-name="ce10" table:formula="of:=IF([.BL77]*1.1&gt;1;1;[.BL77]*1.1)" office:value-type="float" office:value="1" calcext:value-type="float">
            <text:p>1</text:p>
          </table:table-cell>
          <table:table-cell table:style-name="ce10" table:formula="of:=IF([.BM77]*1.1&gt;1;1;[.BM77]*1.1)" office:value-type="float" office:value="1" calcext:value-type="float">
            <text:p>1</text:p>
          </table:table-cell>
          <table:table-cell table:style-name="ce10" table:formula="of:=IF([.BN77]*1.1&gt;1;1;[.BN77]*1.1)" office:value-type="float" office:value="1" calcext:value-type="float">
            <text:p>1</text:p>
          </table:table-cell>
          <table:table-cell table:style-name="ce10" table:formula="of:=IF([.BO77]*1.1&gt;1;1;[.BO77]*1.1)" office:value-type="float" office:value="1" calcext:value-type="float">
            <text:p>1</text:p>
          </table:table-cell>
          <table:table-cell table:style-name="ce10" table:formula="of:=IF([.BP77]*1.1&gt;1;1;[.BP77]*1.1)" office:value-type="float" office:value="1" calcext:value-type="float">
            <text:p>1</text:p>
          </table:table-cell>
          <table:table-cell table:style-name="ce10" table:formula="of:=IF([.BQ77]*1.1&gt;1;1;[.BQ77]*1.1)" office:value-type="float" office:value="1" calcext:value-type="float">
            <text:p>1</text:p>
          </table:table-cell>
          <table:table-cell table:style-name="ce10" table:formula="of:=IF([.BR77]*1.1&gt;1;1;[.BR77]*1.1)" office:value-type="float" office:value="1" calcext:value-type="float">
            <text:p>1</text:p>
          </table:table-cell>
          <table:table-cell table:style-name="ce10" table:formula="of:=IF([.BS77]*1.1&gt;1;1;[.BS77]*1.1)" office:value-type="float" office:value="1" calcext:value-type="float">
            <text:p>1</text:p>
          </table:table-cell>
          <table:table-cell table:style-name="ce10" table:formula="of:=IF([.BT77]*1.1&gt;1;1;[.BT77]*1.1)" office:value-type="float" office:value="1" calcext:value-type="float">
            <text:p>1</text:p>
          </table:table-cell>
          <table:table-cell table:style-name="ce10" table:formula="of:=IF([.BU77]*1.1&gt;1;1;[.BU77]*1.1)" office:value-type="float" office:value="1" calcext:value-type="float">
            <text:p>1</text:p>
          </table:table-cell>
          <table:table-cell table:style-name="ce10" table:formula="of:=IF([.BV77]*1.1&gt;1;1;[.BV77]*1.1)" office:value-type="float" office:value="1" calcext:value-type="float">
            <text:p>1</text:p>
          </table:table-cell>
          <table:table-cell table:style-name="ce10" table:formula="of:=IF([.BW77]*1.1&gt;1;1;[.BW77]*1.1)" office:value-type="float" office:value="1" calcext:value-type="float">
            <text:p>1</text:p>
          </table:table-cell>
          <table:table-cell table:style-name="ce10" table:formula="of:=IF([.BX77]*1.1&gt;1;1;[.BX77]*1.1)" office:value-type="float" office:value="1" calcext:value-type="float">
            <text:p>1</text:p>
          </table:table-cell>
          <table:table-cell table:style-name="ce10" table:formula="of:=IF([.BY77]*1.1&gt;1;1;[.BY77]*1.1)" office:value-type="float" office:value="1" calcext:value-type="float">
            <text:p>1</text:p>
          </table:table-cell>
          <table:table-cell table:style-name="ce10" table:formula="of:=IF([.BZ77]*1.1&gt;1;1;[.BZ77]*1.1)" office:value-type="float" office:value="1" calcext:value-type="float">
            <text:p>1</text:p>
          </table:table-cell>
          <table:table-cell table:style-name="ce10" table:formula="of:=IF([.CA77]*1.1&gt;1;1;[.CA77]*1.1)" office:value-type="float" office:value="1" calcext:value-type="float">
            <text:p>1</text:p>
          </table:table-cell>
          <table:table-cell table:style-name="ce10" table:formula="of:=IF([.CB77]*1.1&gt;1;1;[.CB77]*1.1)" office:value-type="float" office:value="1" calcext:value-type="float">
            <text:p>1</text:p>
          </table:table-cell>
          <table:table-cell table:style-name="ce10" table:formula="of:=IF([.CC77]*1.1&gt;1;1;[.CC77]*1.1)" office:value-type="float" office:value="1" calcext:value-type="float">
            <text:p>1</text:p>
          </table:table-cell>
          <table:table-cell table:style-name="ce10" table:formula="of:=IF([.CD77]*1.1&gt;1;1;[.CD77]*1.1)" office:value-type="float" office:value="1" calcext:value-type="float">
            <text:p>1</text:p>
          </table:table-cell>
          <table:table-cell table:style-name="ce10" table:formula="of:=IF([.CE77]*1.1&gt;1;1;[.CE77]*1.1)" office:value-type="float" office:value="1" calcext:value-type="float">
            <text:p>1</text:p>
          </table:table-cell>
          <table:table-cell table:style-name="ce10" table:formula="of:=IF([.CF77]*1.1&gt;1;1;[.CF77]*1.1)" office:value-type="float" office:value="1" calcext:value-type="float">
            <text:p>1</text:p>
          </table:table-cell>
          <table:table-cell table:style-name="ce10" table:formula="of:=IF([.CG77]*1.1&gt;1;1;[.CG77]*1.1)" office:value-type="float" office:value="1" calcext:value-type="float">
            <text:p>1</text:p>
          </table:table-cell>
          <table:table-cell table:style-name="ce10" table:formula="of:=IF([.CH77]*1.1&gt;1;1;[.CH77]*1.1)" office:value-type="float" office:value="1" calcext:value-type="float">
            <text:p>1</text:p>
          </table:table-cell>
          <table:table-cell table:style-name="ce10" table:formula="of:=IF([.CI77]*1.1&gt;1;1;[.CI77]*1.1)" office:value-type="float" office:value="1" calcext:value-type="float">
            <text:p>1</text:p>
          </table:table-cell>
          <table:table-cell table:style-name="ce10" table:formula="of:=IF([.CJ77]*1.1&gt;1;1;[.CJ77]*1.1)" office:value-type="float" office:value="1" calcext:value-type="float">
            <text:p>1</text:p>
          </table:table-cell>
          <table:table-cell table:style-name="ce10" table:formula="of:=IF([.CK77]*1.1&gt;1;1;[.CK77]*1.1)" office:value-type="float" office:value="1" calcext:value-type="float">
            <text:p>1</text:p>
          </table:table-cell>
          <table:table-cell table:style-name="ce10" table:formula="of:=IF([.CL77]*1.1&gt;1;1;[.CL77]*1.1)" office:value-type="float" office:value="1" calcext:value-type="float">
            <text:p>1</text:p>
          </table:table-cell>
          <table:table-cell table:style-name="ce10" table:formula="of:=IF([.CM77]*1.1&gt;1;1;[.CM77]*1.1)" office:value-type="float" office:value="1" calcext:value-type="float">
            <text:p>1</text:p>
          </table:table-cell>
          <table:table-cell table:style-name="ce10" table:formula="of:=IF([.CN77]*1.1&gt;1;1;[.CN77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77]+0.1" office:value-type="float" office:value="0.5" calcext:value-type="float">
            <text:p>0,50</text:p>
          </table:table-cell>
          <table:table-cell table:style-name="ce10" table:formula="of:=IF([.A78]*1.1&gt;1;1;[.A78]*1.1)" office:value-type="float" office:value="0.55" calcext:value-type="float">
            <text:p>0,55</text:p>
          </table:table-cell>
          <table:table-cell table:formula="of:=IF([.B78]*1.1&gt;1;1;[.B78]*1.1)" office:value-type="float" office:value="0.605" calcext:value-type="float">
            <text:p>0,605</text:p>
          </table:table-cell>
          <table:table-cell table:formula="of:=IF([.C78]*1.1&gt;1;1;[.C78]*1.1)" office:value-type="float" office:value="0.6655" calcext:value-type="float">
            <text:p>0,6655</text:p>
          </table:table-cell>
          <table:table-cell table:formula="of:=IF([.D78]*1.1&gt;1;1;[.D78]*1.1)" office:value-type="float" office:value="0.73205" calcext:value-type="float">
            <text:p>0,73205</text:p>
          </table:table-cell>
          <table:table-cell table:formula="of:=IF([.E78]*1.1&gt;1;1;[.E78]*1.1)" office:value-type="float" office:value="0.805255" calcext:value-type="float">
            <text:p>0,805255</text:p>
          </table:table-cell>
          <table:table-cell table:style-name="ce10" table:formula="of:=IF([.F78]*1.1&gt;1;1;[.F78]*1.1)" office:value-type="float" office:value="0.8857805" calcext:value-type="float">
            <text:p>0,8857805</text:p>
          </table:table-cell>
          <table:table-cell table:style-name="ce10" table:formula="of:=IF([.G78]*1.1&gt;1;1;[.G78]*1.1)" office:value-type="float" office:value="0.974358550000001" calcext:value-type="float">
            <text:p>0,97435855</text:p>
          </table:table-cell>
          <table:table-cell table:style-name="ce10" table:formula="of:=IF([.H78]*1.1&gt;1;1;[.H78]*1.1)" office:value-type="float" office:value="1" calcext:value-type="float">
            <text:p>1</text:p>
          </table:table-cell>
          <table:table-cell table:style-name="ce10" table:formula="of:=IF([.I78]*1.1&gt;1;1;[.I78]*1.1)" office:value-type="float" office:value="1" calcext:value-type="float">
            <text:p>1</text:p>
          </table:table-cell>
          <table:table-cell table:style-name="ce10" table:formula="of:=IF([.J78]*1.1&gt;1;1;[.J78]*1.1)" office:value-type="float" office:value="1" calcext:value-type="float">
            <text:p>1</text:p>
          </table:table-cell>
          <table:table-cell table:style-name="ce10" table:formula="of:=IF([.K78]*1.1&gt;1;1;[.K78]*1.1)" office:value-type="float" office:value="1" calcext:value-type="float">
            <text:p>1</text:p>
          </table:table-cell>
          <table:table-cell table:style-name="ce10" table:formula="of:=IF([.L78]*1.1&gt;1;1;[.L78]*1.1)" office:value-type="float" office:value="1" calcext:value-type="float">
            <text:p>1</text:p>
          </table:table-cell>
          <table:table-cell table:style-name="ce10" table:formula="of:=IF([.M78]*1.1&gt;1;1;[.M78]*1.1)" office:value-type="float" office:value="1" calcext:value-type="float">
            <text:p>1</text:p>
          </table:table-cell>
          <table:table-cell table:style-name="ce10" table:formula="of:=IF([.N78]*1.1&gt;1;1;[.N78]*1.1)" office:value-type="float" office:value="1" calcext:value-type="float">
            <text:p>1</text:p>
          </table:table-cell>
          <table:table-cell table:style-name="ce10" table:formula="of:=IF([.O78]*1.1&gt;1;1;[.O78]*1.1)" office:value-type="float" office:value="1" calcext:value-type="float">
            <text:p>1</text:p>
          </table:table-cell>
          <table:table-cell table:style-name="ce10" table:formula="of:=IF([.P78]*1.1&gt;1;1;[.P78]*1.1)" office:value-type="float" office:value="1" calcext:value-type="float">
            <text:p>1</text:p>
          </table:table-cell>
          <table:table-cell table:style-name="ce10" table:formula="of:=IF([.Q78]*1.1&gt;1;1;[.Q78]*1.1)" office:value-type="float" office:value="1" calcext:value-type="float">
            <text:p>1</text:p>
          </table:table-cell>
          <table:table-cell table:style-name="ce10" table:formula="of:=IF([.R78]*1.1&gt;1;1;[.R78]*1.1)" office:value-type="float" office:value="1" calcext:value-type="float">
            <text:p>1</text:p>
          </table:table-cell>
          <table:table-cell table:style-name="ce10" table:formula="of:=IF([.S78]*1.1&gt;1;1;[.S78]*1.1)" office:value-type="float" office:value="1" calcext:value-type="float">
            <text:p>1</text:p>
          </table:table-cell>
          <table:table-cell table:style-name="ce10" table:formula="of:=IF([.T78]*1.1&gt;1;1;[.T78]*1.1)" office:value-type="float" office:value="1" calcext:value-type="float">
            <text:p>1</text:p>
          </table:table-cell>
          <table:table-cell table:style-name="ce10" table:formula="of:=IF([.U78]*1.1&gt;1;1;[.U78]*1.1)" office:value-type="float" office:value="1" calcext:value-type="float">
            <text:p>1</text:p>
          </table:table-cell>
          <table:table-cell table:style-name="ce10" table:formula="of:=IF([.V78]*1.1&gt;1;1;[.V78]*1.1)" office:value-type="float" office:value="1" calcext:value-type="float">
            <text:p>1</text:p>
          </table:table-cell>
          <table:table-cell table:style-name="ce10" table:formula="of:=IF([.W78]*1.1&gt;1;1;[.W78]*1.1)" office:value-type="float" office:value="1" calcext:value-type="float">
            <text:p>1</text:p>
          </table:table-cell>
          <table:table-cell table:style-name="ce10" table:formula="of:=IF([.X78]*1.1&gt;1;1;[.X78]*1.1)" office:value-type="float" office:value="1" calcext:value-type="float">
            <text:p>1</text:p>
          </table:table-cell>
          <table:table-cell table:style-name="ce10" table:formula="of:=IF([.Y78]*1.1&gt;1;1;[.Y78]*1.1)" office:value-type="float" office:value="1" calcext:value-type="float">
            <text:p>1</text:p>
          </table:table-cell>
          <table:table-cell table:style-name="ce10" table:formula="of:=IF([.Z78]*1.1&gt;1;1;[.Z78]*1.1)" office:value-type="float" office:value="1" calcext:value-type="float">
            <text:p>1</text:p>
          </table:table-cell>
          <table:table-cell table:style-name="ce10" table:formula="of:=IF([.AA78]*1.1&gt;1;1;[.AA78]*1.1)" office:value-type="float" office:value="1" calcext:value-type="float">
            <text:p>1</text:p>
          </table:table-cell>
          <table:table-cell table:style-name="ce10" table:formula="of:=IF([.AB78]*1.1&gt;1;1;[.AB78]*1.1)" office:value-type="float" office:value="1" calcext:value-type="float">
            <text:p>1</text:p>
          </table:table-cell>
          <table:table-cell table:style-name="ce10" table:formula="of:=IF([.AC78]*1.1&gt;1;1;[.AC78]*1.1)" office:value-type="float" office:value="1" calcext:value-type="float">
            <text:p>1</text:p>
          </table:table-cell>
          <table:table-cell table:style-name="ce10" table:formula="of:=IF([.AD78]*1.1&gt;1;1;[.AD78]*1.1)" office:value-type="float" office:value="1" calcext:value-type="float">
            <text:p>1</text:p>
          </table:table-cell>
          <table:table-cell table:style-name="ce10" table:formula="of:=IF([.AE78]*1.1&gt;1;1;[.AE78]*1.1)" office:value-type="float" office:value="1" calcext:value-type="float">
            <text:p>1</text:p>
          </table:table-cell>
          <table:table-cell table:style-name="ce10" table:formula="of:=IF([.AF78]*1.1&gt;1;1;[.AF78]*1.1)" office:value-type="float" office:value="1" calcext:value-type="float">
            <text:p>1</text:p>
          </table:table-cell>
          <table:table-cell table:style-name="ce10" table:formula="of:=IF([.AG78]*1.1&gt;1;1;[.AG78]*1.1)" office:value-type="float" office:value="1" calcext:value-type="float">
            <text:p>1</text:p>
          </table:table-cell>
          <table:table-cell table:style-name="ce10" table:formula="of:=IF([.AH78]*1.1&gt;1;1;[.AH78]*1.1)" office:value-type="float" office:value="1" calcext:value-type="float">
            <text:p>1</text:p>
          </table:table-cell>
          <table:table-cell table:style-name="ce10" table:formula="of:=IF([.AI78]*1.1&gt;1;1;[.AI78]*1.1)" office:value-type="float" office:value="1" calcext:value-type="float">
            <text:p>1</text:p>
          </table:table-cell>
          <table:table-cell table:style-name="ce10" table:formula="of:=IF([.AJ78]*1.1&gt;1;1;[.AJ78]*1.1)" office:value-type="float" office:value="1" calcext:value-type="float">
            <text:p>1</text:p>
          </table:table-cell>
          <table:table-cell table:style-name="ce10" table:formula="of:=IF([.AK78]*1.1&gt;1;1;[.AK78]*1.1)" office:value-type="float" office:value="1" calcext:value-type="float">
            <text:p>1</text:p>
          </table:table-cell>
          <table:table-cell table:style-name="ce10" table:formula="of:=IF([.AL78]*1.1&gt;1;1;[.AL78]*1.1)" office:value-type="float" office:value="1" calcext:value-type="float">
            <text:p>1</text:p>
          </table:table-cell>
          <table:table-cell table:style-name="ce10" table:formula="of:=IF([.AM78]*1.1&gt;1;1;[.AM78]*1.1)" office:value-type="float" office:value="1" calcext:value-type="float">
            <text:p>1</text:p>
          </table:table-cell>
          <table:table-cell table:style-name="ce10" table:formula="of:=IF([.AN78]*1.1&gt;1;1;[.AN78]*1.1)" office:value-type="float" office:value="1" calcext:value-type="float">
            <text:p>1</text:p>
          </table:table-cell>
          <table:table-cell table:style-name="ce10" table:formula="of:=IF([.AO78]*1.1&gt;1;1;[.AO78]*1.1)" office:value-type="float" office:value="1" calcext:value-type="float">
            <text:p>1</text:p>
          </table:table-cell>
          <table:table-cell table:style-name="ce10" table:formula="of:=IF([.AP78]*1.1&gt;1;1;[.AP78]*1.1)" office:value-type="float" office:value="1" calcext:value-type="float">
            <text:p>1</text:p>
          </table:table-cell>
          <table:table-cell table:style-name="ce10" table:formula="of:=IF([.AQ78]*1.1&gt;1;1;[.AQ78]*1.1)" office:value-type="float" office:value="1" calcext:value-type="float">
            <text:p>1</text:p>
          </table:table-cell>
          <table:table-cell table:style-name="ce10" table:formula="of:=IF([.AR78]*1.1&gt;1;1;[.AR78]*1.1)" office:value-type="float" office:value="1" calcext:value-type="float">
            <text:p>1</text:p>
          </table:table-cell>
          <table:table-cell table:style-name="ce10" table:formula="of:=IF([.AS78]*1.1&gt;1;1;[.AS78]*1.1)" office:value-type="float" office:value="1" calcext:value-type="float">
            <text:p>1</text:p>
          </table:table-cell>
          <table:table-cell table:style-name="ce10" table:formula="of:=IF([.AT78]*1.1&gt;1;1;[.AT78]*1.1)" office:value-type="float" office:value="1" calcext:value-type="float">
            <text:p>1</text:p>
          </table:table-cell>
          <table:table-cell table:style-name="ce10" table:formula="of:=IF([.AU78]*1.1&gt;1;1;[.AU78]*1.1)" office:value-type="float" office:value="1" calcext:value-type="float">
            <text:p>1</text:p>
          </table:table-cell>
          <table:table-cell table:style-name="ce10" table:formula="of:=IF([.AV78]*1.1&gt;1;1;[.AV78]*1.1)" office:value-type="float" office:value="1" calcext:value-type="float">
            <text:p>1</text:p>
          </table:table-cell>
          <table:table-cell table:style-name="ce10" table:formula="of:=IF([.AW78]*1.1&gt;1;1;[.AW78]*1.1)" office:value-type="float" office:value="1" calcext:value-type="float">
            <text:p>1</text:p>
          </table:table-cell>
          <table:table-cell table:style-name="ce10" table:formula="of:=IF([.AX78]*1.1&gt;1;1;[.AX78]*1.1)" office:value-type="float" office:value="1" calcext:value-type="float">
            <text:p>1</text:p>
          </table:table-cell>
          <table:table-cell table:style-name="ce10" table:formula="of:=IF([.AY78]*1.1&gt;1;1;[.AY78]*1.1)" office:value-type="float" office:value="1" calcext:value-type="float">
            <text:p>1</text:p>
          </table:table-cell>
          <table:table-cell table:style-name="ce10" table:formula="of:=IF([.AZ78]*1.1&gt;1;1;[.AZ78]*1.1)" office:value-type="float" office:value="1" calcext:value-type="float">
            <text:p>1</text:p>
          </table:table-cell>
          <table:table-cell table:style-name="ce10" table:formula="of:=IF([.BA78]*1.1&gt;1;1;[.BA78]*1.1)" office:value-type="float" office:value="1" calcext:value-type="float">
            <text:p>1</text:p>
          </table:table-cell>
          <table:table-cell table:style-name="ce10" table:formula="of:=IF([.BB78]*1.1&gt;1;1;[.BB78]*1.1)" office:value-type="float" office:value="1" calcext:value-type="float">
            <text:p>1</text:p>
          </table:table-cell>
          <table:table-cell table:style-name="ce10" table:formula="of:=IF([.BC78]*1.1&gt;1;1;[.BC78]*1.1)" office:value-type="float" office:value="1" calcext:value-type="float">
            <text:p>1</text:p>
          </table:table-cell>
          <table:table-cell table:style-name="ce10" table:formula="of:=IF([.BD78]*1.1&gt;1;1;[.BD78]*1.1)" office:value-type="float" office:value="1" calcext:value-type="float">
            <text:p>1</text:p>
          </table:table-cell>
          <table:table-cell table:style-name="ce10" table:formula="of:=IF([.BE78]*1.1&gt;1;1;[.BE78]*1.1)" office:value-type="float" office:value="1" calcext:value-type="float">
            <text:p>1</text:p>
          </table:table-cell>
          <table:table-cell table:style-name="ce10" table:formula="of:=IF([.BF78]*1.1&gt;1;1;[.BF78]*1.1)" office:value-type="float" office:value="1" calcext:value-type="float">
            <text:p>1</text:p>
          </table:table-cell>
          <table:table-cell table:style-name="ce10" table:formula="of:=IF([.BG78]*1.1&gt;1;1;[.BG78]*1.1)" office:value-type="float" office:value="1" calcext:value-type="float">
            <text:p>1</text:p>
          </table:table-cell>
          <table:table-cell table:style-name="ce10" table:formula="of:=IF([.BH78]*1.1&gt;1;1;[.BH78]*1.1)" office:value-type="float" office:value="1" calcext:value-type="float">
            <text:p>1</text:p>
          </table:table-cell>
          <table:table-cell table:style-name="ce10" table:formula="of:=IF([.BI78]*1.1&gt;1;1;[.BI78]*1.1)" office:value-type="float" office:value="1" calcext:value-type="float">
            <text:p>1</text:p>
          </table:table-cell>
          <table:table-cell table:style-name="ce10" table:formula="of:=IF([.BJ78]*1.1&gt;1;1;[.BJ78]*1.1)" office:value-type="float" office:value="1" calcext:value-type="float">
            <text:p>1</text:p>
          </table:table-cell>
          <table:table-cell table:style-name="ce10" table:formula="of:=IF([.BK78]*1.1&gt;1;1;[.BK78]*1.1)" office:value-type="float" office:value="1" calcext:value-type="float">
            <text:p>1</text:p>
          </table:table-cell>
          <table:table-cell table:style-name="ce10" table:formula="of:=IF([.BL78]*1.1&gt;1;1;[.BL78]*1.1)" office:value-type="float" office:value="1" calcext:value-type="float">
            <text:p>1</text:p>
          </table:table-cell>
          <table:table-cell table:style-name="ce10" table:formula="of:=IF([.BM78]*1.1&gt;1;1;[.BM78]*1.1)" office:value-type="float" office:value="1" calcext:value-type="float">
            <text:p>1</text:p>
          </table:table-cell>
          <table:table-cell table:style-name="ce10" table:formula="of:=IF([.BN78]*1.1&gt;1;1;[.BN78]*1.1)" office:value-type="float" office:value="1" calcext:value-type="float">
            <text:p>1</text:p>
          </table:table-cell>
          <table:table-cell table:style-name="ce10" table:formula="of:=IF([.BO78]*1.1&gt;1;1;[.BO78]*1.1)" office:value-type="float" office:value="1" calcext:value-type="float">
            <text:p>1</text:p>
          </table:table-cell>
          <table:table-cell table:style-name="ce10" table:formula="of:=IF([.BP78]*1.1&gt;1;1;[.BP78]*1.1)" office:value-type="float" office:value="1" calcext:value-type="float">
            <text:p>1</text:p>
          </table:table-cell>
          <table:table-cell table:style-name="ce10" table:formula="of:=IF([.BQ78]*1.1&gt;1;1;[.BQ78]*1.1)" office:value-type="float" office:value="1" calcext:value-type="float">
            <text:p>1</text:p>
          </table:table-cell>
          <table:table-cell table:style-name="ce10" table:formula="of:=IF([.BR78]*1.1&gt;1;1;[.BR78]*1.1)" office:value-type="float" office:value="1" calcext:value-type="float">
            <text:p>1</text:p>
          </table:table-cell>
          <table:table-cell table:style-name="ce10" table:formula="of:=IF([.BS78]*1.1&gt;1;1;[.BS78]*1.1)" office:value-type="float" office:value="1" calcext:value-type="float">
            <text:p>1</text:p>
          </table:table-cell>
          <table:table-cell table:style-name="ce10" table:formula="of:=IF([.BT78]*1.1&gt;1;1;[.BT78]*1.1)" office:value-type="float" office:value="1" calcext:value-type="float">
            <text:p>1</text:p>
          </table:table-cell>
          <table:table-cell table:style-name="ce10" table:formula="of:=IF([.BU78]*1.1&gt;1;1;[.BU78]*1.1)" office:value-type="float" office:value="1" calcext:value-type="float">
            <text:p>1</text:p>
          </table:table-cell>
          <table:table-cell table:style-name="ce10" table:formula="of:=IF([.BV78]*1.1&gt;1;1;[.BV78]*1.1)" office:value-type="float" office:value="1" calcext:value-type="float">
            <text:p>1</text:p>
          </table:table-cell>
          <table:table-cell table:style-name="ce10" table:formula="of:=IF([.BW78]*1.1&gt;1;1;[.BW78]*1.1)" office:value-type="float" office:value="1" calcext:value-type="float">
            <text:p>1</text:p>
          </table:table-cell>
          <table:table-cell table:style-name="ce10" table:formula="of:=IF([.BX78]*1.1&gt;1;1;[.BX78]*1.1)" office:value-type="float" office:value="1" calcext:value-type="float">
            <text:p>1</text:p>
          </table:table-cell>
          <table:table-cell table:style-name="ce10" table:formula="of:=IF([.BY78]*1.1&gt;1;1;[.BY78]*1.1)" office:value-type="float" office:value="1" calcext:value-type="float">
            <text:p>1</text:p>
          </table:table-cell>
          <table:table-cell table:style-name="ce10" table:formula="of:=IF([.BZ78]*1.1&gt;1;1;[.BZ78]*1.1)" office:value-type="float" office:value="1" calcext:value-type="float">
            <text:p>1</text:p>
          </table:table-cell>
          <table:table-cell table:style-name="ce10" table:formula="of:=IF([.CA78]*1.1&gt;1;1;[.CA78]*1.1)" office:value-type="float" office:value="1" calcext:value-type="float">
            <text:p>1</text:p>
          </table:table-cell>
          <table:table-cell table:style-name="ce10" table:formula="of:=IF([.CB78]*1.1&gt;1;1;[.CB78]*1.1)" office:value-type="float" office:value="1" calcext:value-type="float">
            <text:p>1</text:p>
          </table:table-cell>
          <table:table-cell table:style-name="ce10" table:formula="of:=IF([.CC78]*1.1&gt;1;1;[.CC78]*1.1)" office:value-type="float" office:value="1" calcext:value-type="float">
            <text:p>1</text:p>
          </table:table-cell>
          <table:table-cell table:style-name="ce10" table:formula="of:=IF([.CD78]*1.1&gt;1;1;[.CD78]*1.1)" office:value-type="float" office:value="1" calcext:value-type="float">
            <text:p>1</text:p>
          </table:table-cell>
          <table:table-cell table:style-name="ce10" table:formula="of:=IF([.CE78]*1.1&gt;1;1;[.CE78]*1.1)" office:value-type="float" office:value="1" calcext:value-type="float">
            <text:p>1</text:p>
          </table:table-cell>
          <table:table-cell table:style-name="ce10" table:formula="of:=IF([.CF78]*1.1&gt;1;1;[.CF78]*1.1)" office:value-type="float" office:value="1" calcext:value-type="float">
            <text:p>1</text:p>
          </table:table-cell>
          <table:table-cell table:style-name="ce10" table:formula="of:=IF([.CG78]*1.1&gt;1;1;[.CG78]*1.1)" office:value-type="float" office:value="1" calcext:value-type="float">
            <text:p>1</text:p>
          </table:table-cell>
          <table:table-cell table:style-name="ce10" table:formula="of:=IF([.CH78]*1.1&gt;1;1;[.CH78]*1.1)" office:value-type="float" office:value="1" calcext:value-type="float">
            <text:p>1</text:p>
          </table:table-cell>
          <table:table-cell table:style-name="ce10" table:formula="of:=IF([.CI78]*1.1&gt;1;1;[.CI78]*1.1)" office:value-type="float" office:value="1" calcext:value-type="float">
            <text:p>1</text:p>
          </table:table-cell>
          <table:table-cell table:style-name="ce10" table:formula="of:=IF([.CJ78]*1.1&gt;1;1;[.CJ78]*1.1)" office:value-type="float" office:value="1" calcext:value-type="float">
            <text:p>1</text:p>
          </table:table-cell>
          <table:table-cell table:style-name="ce10" table:formula="of:=IF([.CK78]*1.1&gt;1;1;[.CK78]*1.1)" office:value-type="float" office:value="1" calcext:value-type="float">
            <text:p>1</text:p>
          </table:table-cell>
          <table:table-cell table:style-name="ce10" table:formula="of:=IF([.CL78]*1.1&gt;1;1;[.CL78]*1.1)" office:value-type="float" office:value="1" calcext:value-type="float">
            <text:p>1</text:p>
          </table:table-cell>
          <table:table-cell table:style-name="ce10" table:formula="of:=IF([.CM78]*1.1&gt;1;1;[.CM78]*1.1)" office:value-type="float" office:value="1" calcext:value-type="float">
            <text:p>1</text:p>
          </table:table-cell>
          <table:table-cell table:style-name="ce10" table:formula="of:=IF([.CN78]*1.1&gt;1;1;[.CN78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78]+0.1" office:value-type="float" office:value="0.6" calcext:value-type="float">
            <text:p>0,60</text:p>
          </table:table-cell>
          <table:table-cell table:style-name="ce10" table:formula="of:=IF([.A79]*1.1&gt;1;1;[.A79]*1.1)" office:value-type="float" office:value="0.66" calcext:value-type="float">
            <text:p>0,66</text:p>
          </table:table-cell>
          <table:table-cell table:formula="of:=IF([.B79]*1.1&gt;1;1;[.B79]*1.1)" office:value-type="float" office:value="0.726" calcext:value-type="float">
            <text:p>0,726</text:p>
          </table:table-cell>
          <table:table-cell table:formula="of:=IF([.C79]*1.1&gt;1;1;[.C79]*1.1)" office:value-type="float" office:value="0.7986" calcext:value-type="float">
            <text:p>0,7986</text:p>
          </table:table-cell>
          <table:table-cell table:formula="of:=IF([.D79]*1.1&gt;1;1;[.D79]*1.1)" office:value-type="float" office:value="0.87846" calcext:value-type="float">
            <text:p>0,87846</text:p>
          </table:table-cell>
          <table:table-cell table:formula="of:=IF([.E79]*1.1&gt;1;1;[.E79]*1.1)" office:value-type="float" office:value="0.966306" calcext:value-type="float">
            <text:p>0,966306</text:p>
          </table:table-cell>
          <table:table-cell table:style-name="ce10" table:formula="of:=IF([.F79]*1.1&gt;1;1;[.F79]*1.1)" office:value-type="float" office:value="1" calcext:value-type="float">
            <text:p>1</text:p>
          </table:table-cell>
          <table:table-cell table:style-name="ce10" table:formula="of:=IF([.G79]*1.1&gt;1;1;[.G79]*1.1)" office:value-type="float" office:value="1" calcext:value-type="float">
            <text:p>1</text:p>
          </table:table-cell>
          <table:table-cell table:style-name="ce10" table:formula="of:=IF([.H79]*1.1&gt;1;1;[.H79]*1.1)" office:value-type="float" office:value="1" calcext:value-type="float">
            <text:p>1</text:p>
          </table:table-cell>
          <table:table-cell table:style-name="ce10" table:formula="of:=IF([.I79]*1.1&gt;1;1;[.I79]*1.1)" office:value-type="float" office:value="1" calcext:value-type="float">
            <text:p>1</text:p>
          </table:table-cell>
          <table:table-cell table:style-name="ce10" table:formula="of:=IF([.J79]*1.1&gt;1;1;[.J79]*1.1)" office:value-type="float" office:value="1" calcext:value-type="float">
            <text:p>1</text:p>
          </table:table-cell>
          <table:table-cell table:style-name="ce10" table:formula="of:=IF([.K79]*1.1&gt;1;1;[.K79]*1.1)" office:value-type="float" office:value="1" calcext:value-type="float">
            <text:p>1</text:p>
          </table:table-cell>
          <table:table-cell table:style-name="ce10" table:formula="of:=IF([.L79]*1.1&gt;1;1;[.L79]*1.1)" office:value-type="float" office:value="1" calcext:value-type="float">
            <text:p>1</text:p>
          </table:table-cell>
          <table:table-cell table:style-name="ce10" table:formula="of:=IF([.M79]*1.1&gt;1;1;[.M79]*1.1)" office:value-type="float" office:value="1" calcext:value-type="float">
            <text:p>1</text:p>
          </table:table-cell>
          <table:table-cell table:style-name="ce10" table:formula="of:=IF([.N79]*1.1&gt;1;1;[.N79]*1.1)" office:value-type="float" office:value="1" calcext:value-type="float">
            <text:p>1</text:p>
          </table:table-cell>
          <table:table-cell table:style-name="ce10" table:formula="of:=IF([.O79]*1.1&gt;1;1;[.O79]*1.1)" office:value-type="float" office:value="1" calcext:value-type="float">
            <text:p>1</text:p>
          </table:table-cell>
          <table:table-cell table:style-name="ce10" table:formula="of:=IF([.P79]*1.1&gt;1;1;[.P79]*1.1)" office:value-type="float" office:value="1" calcext:value-type="float">
            <text:p>1</text:p>
          </table:table-cell>
          <table:table-cell table:style-name="ce10" table:formula="of:=IF([.Q79]*1.1&gt;1;1;[.Q79]*1.1)" office:value-type="float" office:value="1" calcext:value-type="float">
            <text:p>1</text:p>
          </table:table-cell>
          <table:table-cell table:style-name="ce10" table:formula="of:=IF([.R79]*1.1&gt;1;1;[.R79]*1.1)" office:value-type="float" office:value="1" calcext:value-type="float">
            <text:p>1</text:p>
          </table:table-cell>
          <table:table-cell table:style-name="ce10" table:formula="of:=IF([.S79]*1.1&gt;1;1;[.S79]*1.1)" office:value-type="float" office:value="1" calcext:value-type="float">
            <text:p>1</text:p>
          </table:table-cell>
          <table:table-cell table:style-name="ce10" table:formula="of:=IF([.T79]*1.1&gt;1;1;[.T79]*1.1)" office:value-type="float" office:value="1" calcext:value-type="float">
            <text:p>1</text:p>
          </table:table-cell>
          <table:table-cell table:style-name="ce10" table:formula="of:=IF([.U79]*1.1&gt;1;1;[.U79]*1.1)" office:value-type="float" office:value="1" calcext:value-type="float">
            <text:p>1</text:p>
          </table:table-cell>
          <table:table-cell table:style-name="ce10" table:formula="of:=IF([.V79]*1.1&gt;1;1;[.V79]*1.1)" office:value-type="float" office:value="1" calcext:value-type="float">
            <text:p>1</text:p>
          </table:table-cell>
          <table:table-cell table:style-name="ce10" table:formula="of:=IF([.W79]*1.1&gt;1;1;[.W79]*1.1)" office:value-type="float" office:value="1" calcext:value-type="float">
            <text:p>1</text:p>
          </table:table-cell>
          <table:table-cell table:style-name="ce10" table:formula="of:=IF([.X79]*1.1&gt;1;1;[.X79]*1.1)" office:value-type="float" office:value="1" calcext:value-type="float">
            <text:p>1</text:p>
          </table:table-cell>
          <table:table-cell table:style-name="ce10" table:formula="of:=IF([.Y79]*1.1&gt;1;1;[.Y79]*1.1)" office:value-type="float" office:value="1" calcext:value-type="float">
            <text:p>1</text:p>
          </table:table-cell>
          <table:table-cell table:style-name="ce10" table:formula="of:=IF([.Z79]*1.1&gt;1;1;[.Z79]*1.1)" office:value-type="float" office:value="1" calcext:value-type="float">
            <text:p>1</text:p>
          </table:table-cell>
          <table:table-cell table:style-name="ce10" table:formula="of:=IF([.AA79]*1.1&gt;1;1;[.AA79]*1.1)" office:value-type="float" office:value="1" calcext:value-type="float">
            <text:p>1</text:p>
          </table:table-cell>
          <table:table-cell table:style-name="ce10" table:formula="of:=IF([.AB79]*1.1&gt;1;1;[.AB79]*1.1)" office:value-type="float" office:value="1" calcext:value-type="float">
            <text:p>1</text:p>
          </table:table-cell>
          <table:table-cell table:style-name="ce10" table:formula="of:=IF([.AC79]*1.1&gt;1;1;[.AC79]*1.1)" office:value-type="float" office:value="1" calcext:value-type="float">
            <text:p>1</text:p>
          </table:table-cell>
          <table:table-cell table:style-name="ce10" table:formula="of:=IF([.AD79]*1.1&gt;1;1;[.AD79]*1.1)" office:value-type="float" office:value="1" calcext:value-type="float">
            <text:p>1</text:p>
          </table:table-cell>
          <table:table-cell table:style-name="ce10" table:formula="of:=IF([.AE79]*1.1&gt;1;1;[.AE79]*1.1)" office:value-type="float" office:value="1" calcext:value-type="float">
            <text:p>1</text:p>
          </table:table-cell>
          <table:table-cell table:style-name="ce10" table:formula="of:=IF([.AF79]*1.1&gt;1;1;[.AF79]*1.1)" office:value-type="float" office:value="1" calcext:value-type="float">
            <text:p>1</text:p>
          </table:table-cell>
          <table:table-cell table:style-name="ce10" table:formula="of:=IF([.AG79]*1.1&gt;1;1;[.AG79]*1.1)" office:value-type="float" office:value="1" calcext:value-type="float">
            <text:p>1</text:p>
          </table:table-cell>
          <table:table-cell table:style-name="ce10" table:formula="of:=IF([.AH79]*1.1&gt;1;1;[.AH79]*1.1)" office:value-type="float" office:value="1" calcext:value-type="float">
            <text:p>1</text:p>
          </table:table-cell>
          <table:table-cell table:style-name="ce10" table:formula="of:=IF([.AI79]*1.1&gt;1;1;[.AI79]*1.1)" office:value-type="float" office:value="1" calcext:value-type="float">
            <text:p>1</text:p>
          </table:table-cell>
          <table:table-cell table:style-name="ce10" table:formula="of:=IF([.AJ79]*1.1&gt;1;1;[.AJ79]*1.1)" office:value-type="float" office:value="1" calcext:value-type="float">
            <text:p>1</text:p>
          </table:table-cell>
          <table:table-cell table:style-name="ce10" table:formula="of:=IF([.AK79]*1.1&gt;1;1;[.AK79]*1.1)" office:value-type="float" office:value="1" calcext:value-type="float">
            <text:p>1</text:p>
          </table:table-cell>
          <table:table-cell table:style-name="ce10" table:formula="of:=IF([.AL79]*1.1&gt;1;1;[.AL79]*1.1)" office:value-type="float" office:value="1" calcext:value-type="float">
            <text:p>1</text:p>
          </table:table-cell>
          <table:table-cell table:style-name="ce10" table:formula="of:=IF([.AM79]*1.1&gt;1;1;[.AM79]*1.1)" office:value-type="float" office:value="1" calcext:value-type="float">
            <text:p>1</text:p>
          </table:table-cell>
          <table:table-cell table:style-name="ce10" table:formula="of:=IF([.AN79]*1.1&gt;1;1;[.AN79]*1.1)" office:value-type="float" office:value="1" calcext:value-type="float">
            <text:p>1</text:p>
          </table:table-cell>
          <table:table-cell table:style-name="ce10" table:formula="of:=IF([.AO79]*1.1&gt;1;1;[.AO79]*1.1)" office:value-type="float" office:value="1" calcext:value-type="float">
            <text:p>1</text:p>
          </table:table-cell>
          <table:table-cell table:style-name="ce10" table:formula="of:=IF([.AP79]*1.1&gt;1;1;[.AP79]*1.1)" office:value-type="float" office:value="1" calcext:value-type="float">
            <text:p>1</text:p>
          </table:table-cell>
          <table:table-cell table:style-name="ce10" table:formula="of:=IF([.AQ79]*1.1&gt;1;1;[.AQ79]*1.1)" office:value-type="float" office:value="1" calcext:value-type="float">
            <text:p>1</text:p>
          </table:table-cell>
          <table:table-cell table:style-name="ce10" table:formula="of:=IF([.AR79]*1.1&gt;1;1;[.AR79]*1.1)" office:value-type="float" office:value="1" calcext:value-type="float">
            <text:p>1</text:p>
          </table:table-cell>
          <table:table-cell table:style-name="ce10" table:formula="of:=IF([.AS79]*1.1&gt;1;1;[.AS79]*1.1)" office:value-type="float" office:value="1" calcext:value-type="float">
            <text:p>1</text:p>
          </table:table-cell>
          <table:table-cell table:style-name="ce10" table:formula="of:=IF([.AT79]*1.1&gt;1;1;[.AT79]*1.1)" office:value-type="float" office:value="1" calcext:value-type="float">
            <text:p>1</text:p>
          </table:table-cell>
          <table:table-cell table:style-name="ce10" table:formula="of:=IF([.AU79]*1.1&gt;1;1;[.AU79]*1.1)" office:value-type="float" office:value="1" calcext:value-type="float">
            <text:p>1</text:p>
          </table:table-cell>
          <table:table-cell table:style-name="ce10" table:formula="of:=IF([.AV79]*1.1&gt;1;1;[.AV79]*1.1)" office:value-type="float" office:value="1" calcext:value-type="float">
            <text:p>1</text:p>
          </table:table-cell>
          <table:table-cell table:style-name="ce10" table:formula="of:=IF([.AW79]*1.1&gt;1;1;[.AW79]*1.1)" office:value-type="float" office:value="1" calcext:value-type="float">
            <text:p>1</text:p>
          </table:table-cell>
          <table:table-cell table:style-name="ce10" table:formula="of:=IF([.AX79]*1.1&gt;1;1;[.AX79]*1.1)" office:value-type="float" office:value="1" calcext:value-type="float">
            <text:p>1</text:p>
          </table:table-cell>
          <table:table-cell table:style-name="ce10" table:formula="of:=IF([.AY79]*1.1&gt;1;1;[.AY79]*1.1)" office:value-type="float" office:value="1" calcext:value-type="float">
            <text:p>1</text:p>
          </table:table-cell>
          <table:table-cell table:style-name="ce10" table:formula="of:=IF([.AZ79]*1.1&gt;1;1;[.AZ79]*1.1)" office:value-type="float" office:value="1" calcext:value-type="float">
            <text:p>1</text:p>
          </table:table-cell>
          <table:table-cell table:style-name="ce10" table:formula="of:=IF([.BA79]*1.1&gt;1;1;[.BA79]*1.1)" office:value-type="float" office:value="1" calcext:value-type="float">
            <text:p>1</text:p>
          </table:table-cell>
          <table:table-cell table:style-name="ce10" table:formula="of:=IF([.BB79]*1.1&gt;1;1;[.BB79]*1.1)" office:value-type="float" office:value="1" calcext:value-type="float">
            <text:p>1</text:p>
          </table:table-cell>
          <table:table-cell table:style-name="ce10" table:formula="of:=IF([.BC79]*1.1&gt;1;1;[.BC79]*1.1)" office:value-type="float" office:value="1" calcext:value-type="float">
            <text:p>1</text:p>
          </table:table-cell>
          <table:table-cell table:style-name="ce10" table:formula="of:=IF([.BD79]*1.1&gt;1;1;[.BD79]*1.1)" office:value-type="float" office:value="1" calcext:value-type="float">
            <text:p>1</text:p>
          </table:table-cell>
          <table:table-cell table:style-name="ce10" table:formula="of:=IF([.BE79]*1.1&gt;1;1;[.BE79]*1.1)" office:value-type="float" office:value="1" calcext:value-type="float">
            <text:p>1</text:p>
          </table:table-cell>
          <table:table-cell table:style-name="ce10" table:formula="of:=IF([.BF79]*1.1&gt;1;1;[.BF79]*1.1)" office:value-type="float" office:value="1" calcext:value-type="float">
            <text:p>1</text:p>
          </table:table-cell>
          <table:table-cell table:style-name="ce10" table:formula="of:=IF([.BG79]*1.1&gt;1;1;[.BG79]*1.1)" office:value-type="float" office:value="1" calcext:value-type="float">
            <text:p>1</text:p>
          </table:table-cell>
          <table:table-cell table:style-name="ce10" table:formula="of:=IF([.BH79]*1.1&gt;1;1;[.BH79]*1.1)" office:value-type="float" office:value="1" calcext:value-type="float">
            <text:p>1</text:p>
          </table:table-cell>
          <table:table-cell table:style-name="ce10" table:formula="of:=IF([.BI79]*1.1&gt;1;1;[.BI79]*1.1)" office:value-type="float" office:value="1" calcext:value-type="float">
            <text:p>1</text:p>
          </table:table-cell>
          <table:table-cell table:style-name="ce10" table:formula="of:=IF([.BJ79]*1.1&gt;1;1;[.BJ79]*1.1)" office:value-type="float" office:value="1" calcext:value-type="float">
            <text:p>1</text:p>
          </table:table-cell>
          <table:table-cell table:style-name="ce10" table:formula="of:=IF([.BK79]*1.1&gt;1;1;[.BK79]*1.1)" office:value-type="float" office:value="1" calcext:value-type="float">
            <text:p>1</text:p>
          </table:table-cell>
          <table:table-cell table:style-name="ce10" table:formula="of:=IF([.BL79]*1.1&gt;1;1;[.BL79]*1.1)" office:value-type="float" office:value="1" calcext:value-type="float">
            <text:p>1</text:p>
          </table:table-cell>
          <table:table-cell table:style-name="ce10" table:formula="of:=IF([.BM79]*1.1&gt;1;1;[.BM79]*1.1)" office:value-type="float" office:value="1" calcext:value-type="float">
            <text:p>1</text:p>
          </table:table-cell>
          <table:table-cell table:style-name="ce10" table:formula="of:=IF([.BN79]*1.1&gt;1;1;[.BN79]*1.1)" office:value-type="float" office:value="1" calcext:value-type="float">
            <text:p>1</text:p>
          </table:table-cell>
          <table:table-cell table:style-name="ce10" table:formula="of:=IF([.BO79]*1.1&gt;1;1;[.BO79]*1.1)" office:value-type="float" office:value="1" calcext:value-type="float">
            <text:p>1</text:p>
          </table:table-cell>
          <table:table-cell table:style-name="ce10" table:formula="of:=IF([.BP79]*1.1&gt;1;1;[.BP79]*1.1)" office:value-type="float" office:value="1" calcext:value-type="float">
            <text:p>1</text:p>
          </table:table-cell>
          <table:table-cell table:style-name="ce10" table:formula="of:=IF([.BQ79]*1.1&gt;1;1;[.BQ79]*1.1)" office:value-type="float" office:value="1" calcext:value-type="float">
            <text:p>1</text:p>
          </table:table-cell>
          <table:table-cell table:style-name="ce10" table:formula="of:=IF([.BR79]*1.1&gt;1;1;[.BR79]*1.1)" office:value-type="float" office:value="1" calcext:value-type="float">
            <text:p>1</text:p>
          </table:table-cell>
          <table:table-cell table:style-name="ce10" table:formula="of:=IF([.BS79]*1.1&gt;1;1;[.BS79]*1.1)" office:value-type="float" office:value="1" calcext:value-type="float">
            <text:p>1</text:p>
          </table:table-cell>
          <table:table-cell table:style-name="ce10" table:formula="of:=IF([.BT79]*1.1&gt;1;1;[.BT79]*1.1)" office:value-type="float" office:value="1" calcext:value-type="float">
            <text:p>1</text:p>
          </table:table-cell>
          <table:table-cell table:style-name="ce10" table:formula="of:=IF([.BU79]*1.1&gt;1;1;[.BU79]*1.1)" office:value-type="float" office:value="1" calcext:value-type="float">
            <text:p>1</text:p>
          </table:table-cell>
          <table:table-cell table:style-name="ce10" table:formula="of:=IF([.BV79]*1.1&gt;1;1;[.BV79]*1.1)" office:value-type="float" office:value="1" calcext:value-type="float">
            <text:p>1</text:p>
          </table:table-cell>
          <table:table-cell table:style-name="ce10" table:formula="of:=IF([.BW79]*1.1&gt;1;1;[.BW79]*1.1)" office:value-type="float" office:value="1" calcext:value-type="float">
            <text:p>1</text:p>
          </table:table-cell>
          <table:table-cell table:style-name="ce10" table:formula="of:=IF([.BX79]*1.1&gt;1;1;[.BX79]*1.1)" office:value-type="float" office:value="1" calcext:value-type="float">
            <text:p>1</text:p>
          </table:table-cell>
          <table:table-cell table:style-name="ce10" table:formula="of:=IF([.BY79]*1.1&gt;1;1;[.BY79]*1.1)" office:value-type="float" office:value="1" calcext:value-type="float">
            <text:p>1</text:p>
          </table:table-cell>
          <table:table-cell table:style-name="ce10" table:formula="of:=IF([.BZ79]*1.1&gt;1;1;[.BZ79]*1.1)" office:value-type="float" office:value="1" calcext:value-type="float">
            <text:p>1</text:p>
          </table:table-cell>
          <table:table-cell table:style-name="ce10" table:formula="of:=IF([.CA79]*1.1&gt;1;1;[.CA79]*1.1)" office:value-type="float" office:value="1" calcext:value-type="float">
            <text:p>1</text:p>
          </table:table-cell>
          <table:table-cell table:style-name="ce10" table:formula="of:=IF([.CB79]*1.1&gt;1;1;[.CB79]*1.1)" office:value-type="float" office:value="1" calcext:value-type="float">
            <text:p>1</text:p>
          </table:table-cell>
          <table:table-cell table:style-name="ce10" table:formula="of:=IF([.CC79]*1.1&gt;1;1;[.CC79]*1.1)" office:value-type="float" office:value="1" calcext:value-type="float">
            <text:p>1</text:p>
          </table:table-cell>
          <table:table-cell table:style-name="ce10" table:formula="of:=IF([.CD79]*1.1&gt;1;1;[.CD79]*1.1)" office:value-type="float" office:value="1" calcext:value-type="float">
            <text:p>1</text:p>
          </table:table-cell>
          <table:table-cell table:style-name="ce10" table:formula="of:=IF([.CE79]*1.1&gt;1;1;[.CE79]*1.1)" office:value-type="float" office:value="1" calcext:value-type="float">
            <text:p>1</text:p>
          </table:table-cell>
          <table:table-cell table:style-name="ce10" table:formula="of:=IF([.CF79]*1.1&gt;1;1;[.CF79]*1.1)" office:value-type="float" office:value="1" calcext:value-type="float">
            <text:p>1</text:p>
          </table:table-cell>
          <table:table-cell table:style-name="ce10" table:formula="of:=IF([.CG79]*1.1&gt;1;1;[.CG79]*1.1)" office:value-type="float" office:value="1" calcext:value-type="float">
            <text:p>1</text:p>
          </table:table-cell>
          <table:table-cell table:style-name="ce10" table:formula="of:=IF([.CH79]*1.1&gt;1;1;[.CH79]*1.1)" office:value-type="float" office:value="1" calcext:value-type="float">
            <text:p>1</text:p>
          </table:table-cell>
          <table:table-cell table:style-name="ce10" table:formula="of:=IF([.CI79]*1.1&gt;1;1;[.CI79]*1.1)" office:value-type="float" office:value="1" calcext:value-type="float">
            <text:p>1</text:p>
          </table:table-cell>
          <table:table-cell table:style-name="ce10" table:formula="of:=IF([.CJ79]*1.1&gt;1;1;[.CJ79]*1.1)" office:value-type="float" office:value="1" calcext:value-type="float">
            <text:p>1</text:p>
          </table:table-cell>
          <table:table-cell table:style-name="ce10" table:formula="of:=IF([.CK79]*1.1&gt;1;1;[.CK79]*1.1)" office:value-type="float" office:value="1" calcext:value-type="float">
            <text:p>1</text:p>
          </table:table-cell>
          <table:table-cell table:style-name="ce10" table:formula="of:=IF([.CL79]*1.1&gt;1;1;[.CL79]*1.1)" office:value-type="float" office:value="1" calcext:value-type="float">
            <text:p>1</text:p>
          </table:table-cell>
          <table:table-cell table:style-name="ce10" table:formula="of:=IF([.CM79]*1.1&gt;1;1;[.CM79]*1.1)" office:value-type="float" office:value="1" calcext:value-type="float">
            <text:p>1</text:p>
          </table:table-cell>
          <table:table-cell table:style-name="ce10" table:formula="of:=IF([.CN79]*1.1&gt;1;1;[.CN79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79]+0.1" office:value-type="float" office:value="0.7" calcext:value-type="float">
            <text:p>0,70</text:p>
          </table:table-cell>
          <table:table-cell table:style-name="ce10" table:formula="of:=IF([.A80]*1.1&gt;1;1;[.A80]*1.1)" office:value-type="float" office:value="0.77" calcext:value-type="float">
            <text:p>0,77</text:p>
          </table:table-cell>
          <table:table-cell table:formula="of:=IF([.B80]*1.1&gt;1;1;[.B80]*1.1)" office:value-type="float" office:value="0.847" calcext:value-type="float">
            <text:p>0,847</text:p>
          </table:table-cell>
          <table:table-cell table:formula="of:=IF([.C80]*1.1&gt;1;1;[.C80]*1.1)" office:value-type="float" office:value="0.9317" calcext:value-type="float">
            <text:p>0,9317</text:p>
          </table:table-cell>
          <table:table-cell table:formula="of:=IF([.D80]*1.1&gt;1;1;[.D80]*1.1)" office:value-type="float" office:value="1" calcext:value-type="float">
            <text:p>1</text:p>
          </table:table-cell>
          <table:table-cell table:formula="of:=IF([.E80]*1.1&gt;1;1;[.E80]*1.1)" office:value-type="float" office:value="1" calcext:value-type="float">
            <text:p>1</text:p>
          </table:table-cell>
          <table:table-cell table:style-name="ce10" table:formula="of:=IF([.F80]*1.1&gt;1;1;[.F80]*1.1)" office:value-type="float" office:value="1" calcext:value-type="float">
            <text:p>1</text:p>
          </table:table-cell>
          <table:table-cell table:style-name="ce10" table:formula="of:=IF([.G80]*1.1&gt;1;1;[.G80]*1.1)" office:value-type="float" office:value="1" calcext:value-type="float">
            <text:p>1</text:p>
          </table:table-cell>
          <table:table-cell table:style-name="ce10" table:formula="of:=IF([.H80]*1.1&gt;1;1;[.H80]*1.1)" office:value-type="float" office:value="1" calcext:value-type="float">
            <text:p>1</text:p>
          </table:table-cell>
          <table:table-cell table:style-name="ce10" table:formula="of:=IF([.I80]*1.1&gt;1;1;[.I80]*1.1)" office:value-type="float" office:value="1" calcext:value-type="float">
            <text:p>1</text:p>
          </table:table-cell>
          <table:table-cell table:style-name="ce10" table:formula="of:=IF([.J80]*1.1&gt;1;1;[.J80]*1.1)" office:value-type="float" office:value="1" calcext:value-type="float">
            <text:p>1</text:p>
          </table:table-cell>
          <table:table-cell table:style-name="ce10" table:formula="of:=IF([.K80]*1.1&gt;1;1;[.K80]*1.1)" office:value-type="float" office:value="1" calcext:value-type="float">
            <text:p>1</text:p>
          </table:table-cell>
          <table:table-cell table:style-name="ce10" table:formula="of:=IF([.L80]*1.1&gt;1;1;[.L80]*1.1)" office:value-type="float" office:value="1" calcext:value-type="float">
            <text:p>1</text:p>
          </table:table-cell>
          <table:table-cell table:style-name="ce10" table:formula="of:=IF([.M80]*1.1&gt;1;1;[.M80]*1.1)" office:value-type="float" office:value="1" calcext:value-type="float">
            <text:p>1</text:p>
          </table:table-cell>
          <table:table-cell table:style-name="ce10" table:formula="of:=IF([.N80]*1.1&gt;1;1;[.N80]*1.1)" office:value-type="float" office:value="1" calcext:value-type="float">
            <text:p>1</text:p>
          </table:table-cell>
          <table:table-cell table:style-name="ce10" table:formula="of:=IF([.O80]*1.1&gt;1;1;[.O80]*1.1)" office:value-type="float" office:value="1" calcext:value-type="float">
            <text:p>1</text:p>
          </table:table-cell>
          <table:table-cell table:style-name="ce10" table:formula="of:=IF([.P80]*1.1&gt;1;1;[.P80]*1.1)" office:value-type="float" office:value="1" calcext:value-type="float">
            <text:p>1</text:p>
          </table:table-cell>
          <table:table-cell table:style-name="ce10" table:formula="of:=IF([.Q80]*1.1&gt;1;1;[.Q80]*1.1)" office:value-type="float" office:value="1" calcext:value-type="float">
            <text:p>1</text:p>
          </table:table-cell>
          <table:table-cell table:style-name="ce10" table:formula="of:=IF([.R80]*1.1&gt;1;1;[.R80]*1.1)" office:value-type="float" office:value="1" calcext:value-type="float">
            <text:p>1</text:p>
          </table:table-cell>
          <table:table-cell table:style-name="ce10" table:formula="of:=IF([.S80]*1.1&gt;1;1;[.S80]*1.1)" office:value-type="float" office:value="1" calcext:value-type="float">
            <text:p>1</text:p>
          </table:table-cell>
          <table:table-cell table:style-name="ce10" table:formula="of:=IF([.T80]*1.1&gt;1;1;[.T80]*1.1)" office:value-type="float" office:value="1" calcext:value-type="float">
            <text:p>1</text:p>
          </table:table-cell>
          <table:table-cell table:style-name="ce10" table:formula="of:=IF([.U80]*1.1&gt;1;1;[.U80]*1.1)" office:value-type="float" office:value="1" calcext:value-type="float">
            <text:p>1</text:p>
          </table:table-cell>
          <table:table-cell table:style-name="ce10" table:formula="of:=IF([.V80]*1.1&gt;1;1;[.V80]*1.1)" office:value-type="float" office:value="1" calcext:value-type="float">
            <text:p>1</text:p>
          </table:table-cell>
          <table:table-cell table:style-name="ce10" table:formula="of:=IF([.W80]*1.1&gt;1;1;[.W80]*1.1)" office:value-type="float" office:value="1" calcext:value-type="float">
            <text:p>1</text:p>
          </table:table-cell>
          <table:table-cell table:style-name="ce10" table:formula="of:=IF([.X80]*1.1&gt;1;1;[.X80]*1.1)" office:value-type="float" office:value="1" calcext:value-type="float">
            <text:p>1</text:p>
          </table:table-cell>
          <table:table-cell table:style-name="ce10" table:formula="of:=IF([.Y80]*1.1&gt;1;1;[.Y80]*1.1)" office:value-type="float" office:value="1" calcext:value-type="float">
            <text:p>1</text:p>
          </table:table-cell>
          <table:table-cell table:style-name="ce10" table:formula="of:=IF([.Z80]*1.1&gt;1;1;[.Z80]*1.1)" office:value-type="float" office:value="1" calcext:value-type="float">
            <text:p>1</text:p>
          </table:table-cell>
          <table:table-cell table:style-name="ce10" table:formula="of:=IF([.AA80]*1.1&gt;1;1;[.AA80]*1.1)" office:value-type="float" office:value="1" calcext:value-type="float">
            <text:p>1</text:p>
          </table:table-cell>
          <table:table-cell table:style-name="ce10" table:formula="of:=IF([.AB80]*1.1&gt;1;1;[.AB80]*1.1)" office:value-type="float" office:value="1" calcext:value-type="float">
            <text:p>1</text:p>
          </table:table-cell>
          <table:table-cell table:style-name="ce10" table:formula="of:=IF([.AC80]*1.1&gt;1;1;[.AC80]*1.1)" office:value-type="float" office:value="1" calcext:value-type="float">
            <text:p>1</text:p>
          </table:table-cell>
          <table:table-cell table:style-name="ce10" table:formula="of:=IF([.AD80]*1.1&gt;1;1;[.AD80]*1.1)" office:value-type="float" office:value="1" calcext:value-type="float">
            <text:p>1</text:p>
          </table:table-cell>
          <table:table-cell table:style-name="ce10" table:formula="of:=IF([.AE80]*1.1&gt;1;1;[.AE80]*1.1)" office:value-type="float" office:value="1" calcext:value-type="float">
            <text:p>1</text:p>
          </table:table-cell>
          <table:table-cell table:style-name="ce10" table:formula="of:=IF([.AF80]*1.1&gt;1;1;[.AF80]*1.1)" office:value-type="float" office:value="1" calcext:value-type="float">
            <text:p>1</text:p>
          </table:table-cell>
          <table:table-cell table:style-name="ce10" table:formula="of:=IF([.AG80]*1.1&gt;1;1;[.AG80]*1.1)" office:value-type="float" office:value="1" calcext:value-type="float">
            <text:p>1</text:p>
          </table:table-cell>
          <table:table-cell table:style-name="ce10" table:formula="of:=IF([.AH80]*1.1&gt;1;1;[.AH80]*1.1)" office:value-type="float" office:value="1" calcext:value-type="float">
            <text:p>1</text:p>
          </table:table-cell>
          <table:table-cell table:style-name="ce10" table:formula="of:=IF([.AI80]*1.1&gt;1;1;[.AI80]*1.1)" office:value-type="float" office:value="1" calcext:value-type="float">
            <text:p>1</text:p>
          </table:table-cell>
          <table:table-cell table:style-name="ce10" table:formula="of:=IF([.AJ80]*1.1&gt;1;1;[.AJ80]*1.1)" office:value-type="float" office:value="1" calcext:value-type="float">
            <text:p>1</text:p>
          </table:table-cell>
          <table:table-cell table:style-name="ce10" table:formula="of:=IF([.AK80]*1.1&gt;1;1;[.AK80]*1.1)" office:value-type="float" office:value="1" calcext:value-type="float">
            <text:p>1</text:p>
          </table:table-cell>
          <table:table-cell table:style-name="ce10" table:formula="of:=IF([.AL80]*1.1&gt;1;1;[.AL80]*1.1)" office:value-type="float" office:value="1" calcext:value-type="float">
            <text:p>1</text:p>
          </table:table-cell>
          <table:table-cell table:style-name="ce10" table:formula="of:=IF([.AM80]*1.1&gt;1;1;[.AM80]*1.1)" office:value-type="float" office:value="1" calcext:value-type="float">
            <text:p>1</text:p>
          </table:table-cell>
          <table:table-cell table:style-name="ce10" table:formula="of:=IF([.AN80]*1.1&gt;1;1;[.AN80]*1.1)" office:value-type="float" office:value="1" calcext:value-type="float">
            <text:p>1</text:p>
          </table:table-cell>
          <table:table-cell table:style-name="ce10" table:formula="of:=IF([.AO80]*1.1&gt;1;1;[.AO80]*1.1)" office:value-type="float" office:value="1" calcext:value-type="float">
            <text:p>1</text:p>
          </table:table-cell>
          <table:table-cell table:style-name="ce10" table:formula="of:=IF([.AP80]*1.1&gt;1;1;[.AP80]*1.1)" office:value-type="float" office:value="1" calcext:value-type="float">
            <text:p>1</text:p>
          </table:table-cell>
          <table:table-cell table:style-name="ce10" table:formula="of:=IF([.AQ80]*1.1&gt;1;1;[.AQ80]*1.1)" office:value-type="float" office:value="1" calcext:value-type="float">
            <text:p>1</text:p>
          </table:table-cell>
          <table:table-cell table:style-name="ce10" table:formula="of:=IF([.AR80]*1.1&gt;1;1;[.AR80]*1.1)" office:value-type="float" office:value="1" calcext:value-type="float">
            <text:p>1</text:p>
          </table:table-cell>
          <table:table-cell table:style-name="ce10" table:formula="of:=IF([.AS80]*1.1&gt;1;1;[.AS80]*1.1)" office:value-type="float" office:value="1" calcext:value-type="float">
            <text:p>1</text:p>
          </table:table-cell>
          <table:table-cell table:style-name="ce10" table:formula="of:=IF([.AT80]*1.1&gt;1;1;[.AT80]*1.1)" office:value-type="float" office:value="1" calcext:value-type="float">
            <text:p>1</text:p>
          </table:table-cell>
          <table:table-cell table:style-name="ce10" table:formula="of:=IF([.AU80]*1.1&gt;1;1;[.AU80]*1.1)" office:value-type="float" office:value="1" calcext:value-type="float">
            <text:p>1</text:p>
          </table:table-cell>
          <table:table-cell table:style-name="ce10" table:formula="of:=IF([.AV80]*1.1&gt;1;1;[.AV80]*1.1)" office:value-type="float" office:value="1" calcext:value-type="float">
            <text:p>1</text:p>
          </table:table-cell>
          <table:table-cell table:style-name="ce10" table:formula="of:=IF([.AW80]*1.1&gt;1;1;[.AW80]*1.1)" office:value-type="float" office:value="1" calcext:value-type="float">
            <text:p>1</text:p>
          </table:table-cell>
          <table:table-cell table:style-name="ce10" table:formula="of:=IF([.AX80]*1.1&gt;1;1;[.AX80]*1.1)" office:value-type="float" office:value="1" calcext:value-type="float">
            <text:p>1</text:p>
          </table:table-cell>
          <table:table-cell table:style-name="ce10" table:formula="of:=IF([.AY80]*1.1&gt;1;1;[.AY80]*1.1)" office:value-type="float" office:value="1" calcext:value-type="float">
            <text:p>1</text:p>
          </table:table-cell>
          <table:table-cell table:style-name="ce10" table:formula="of:=IF([.AZ80]*1.1&gt;1;1;[.AZ80]*1.1)" office:value-type="float" office:value="1" calcext:value-type="float">
            <text:p>1</text:p>
          </table:table-cell>
          <table:table-cell table:style-name="ce10" table:formula="of:=IF([.BA80]*1.1&gt;1;1;[.BA80]*1.1)" office:value-type="float" office:value="1" calcext:value-type="float">
            <text:p>1</text:p>
          </table:table-cell>
          <table:table-cell table:style-name="ce10" table:formula="of:=IF([.BB80]*1.1&gt;1;1;[.BB80]*1.1)" office:value-type="float" office:value="1" calcext:value-type="float">
            <text:p>1</text:p>
          </table:table-cell>
          <table:table-cell table:style-name="ce10" table:formula="of:=IF([.BC80]*1.1&gt;1;1;[.BC80]*1.1)" office:value-type="float" office:value="1" calcext:value-type="float">
            <text:p>1</text:p>
          </table:table-cell>
          <table:table-cell table:style-name="ce10" table:formula="of:=IF([.BD80]*1.1&gt;1;1;[.BD80]*1.1)" office:value-type="float" office:value="1" calcext:value-type="float">
            <text:p>1</text:p>
          </table:table-cell>
          <table:table-cell table:style-name="ce10" table:formula="of:=IF([.BE80]*1.1&gt;1;1;[.BE80]*1.1)" office:value-type="float" office:value="1" calcext:value-type="float">
            <text:p>1</text:p>
          </table:table-cell>
          <table:table-cell table:style-name="ce10" table:formula="of:=IF([.BF80]*1.1&gt;1;1;[.BF80]*1.1)" office:value-type="float" office:value="1" calcext:value-type="float">
            <text:p>1</text:p>
          </table:table-cell>
          <table:table-cell table:style-name="ce10" table:formula="of:=IF([.BG80]*1.1&gt;1;1;[.BG80]*1.1)" office:value-type="float" office:value="1" calcext:value-type="float">
            <text:p>1</text:p>
          </table:table-cell>
          <table:table-cell table:style-name="ce10" table:formula="of:=IF([.BH80]*1.1&gt;1;1;[.BH80]*1.1)" office:value-type="float" office:value="1" calcext:value-type="float">
            <text:p>1</text:p>
          </table:table-cell>
          <table:table-cell table:style-name="ce10" table:formula="of:=IF([.BI80]*1.1&gt;1;1;[.BI80]*1.1)" office:value-type="float" office:value="1" calcext:value-type="float">
            <text:p>1</text:p>
          </table:table-cell>
          <table:table-cell table:style-name="ce10" table:formula="of:=IF([.BJ80]*1.1&gt;1;1;[.BJ80]*1.1)" office:value-type="float" office:value="1" calcext:value-type="float">
            <text:p>1</text:p>
          </table:table-cell>
          <table:table-cell table:style-name="ce10" table:formula="of:=IF([.BK80]*1.1&gt;1;1;[.BK80]*1.1)" office:value-type="float" office:value="1" calcext:value-type="float">
            <text:p>1</text:p>
          </table:table-cell>
          <table:table-cell table:style-name="ce10" table:formula="of:=IF([.BL80]*1.1&gt;1;1;[.BL80]*1.1)" office:value-type="float" office:value="1" calcext:value-type="float">
            <text:p>1</text:p>
          </table:table-cell>
          <table:table-cell table:style-name="ce10" table:formula="of:=IF([.BM80]*1.1&gt;1;1;[.BM80]*1.1)" office:value-type="float" office:value="1" calcext:value-type="float">
            <text:p>1</text:p>
          </table:table-cell>
          <table:table-cell table:style-name="ce10" table:formula="of:=IF([.BN80]*1.1&gt;1;1;[.BN80]*1.1)" office:value-type="float" office:value="1" calcext:value-type="float">
            <text:p>1</text:p>
          </table:table-cell>
          <table:table-cell table:style-name="ce10" table:formula="of:=IF([.BO80]*1.1&gt;1;1;[.BO80]*1.1)" office:value-type="float" office:value="1" calcext:value-type="float">
            <text:p>1</text:p>
          </table:table-cell>
          <table:table-cell table:style-name="ce10" table:formula="of:=IF([.BP80]*1.1&gt;1;1;[.BP80]*1.1)" office:value-type="float" office:value="1" calcext:value-type="float">
            <text:p>1</text:p>
          </table:table-cell>
          <table:table-cell table:style-name="ce10" table:formula="of:=IF([.BQ80]*1.1&gt;1;1;[.BQ80]*1.1)" office:value-type="float" office:value="1" calcext:value-type="float">
            <text:p>1</text:p>
          </table:table-cell>
          <table:table-cell table:style-name="ce10" table:formula="of:=IF([.BR80]*1.1&gt;1;1;[.BR80]*1.1)" office:value-type="float" office:value="1" calcext:value-type="float">
            <text:p>1</text:p>
          </table:table-cell>
          <table:table-cell table:style-name="ce10" table:formula="of:=IF([.BS80]*1.1&gt;1;1;[.BS80]*1.1)" office:value-type="float" office:value="1" calcext:value-type="float">
            <text:p>1</text:p>
          </table:table-cell>
          <table:table-cell table:style-name="ce10" table:formula="of:=IF([.BT80]*1.1&gt;1;1;[.BT80]*1.1)" office:value-type="float" office:value="1" calcext:value-type="float">
            <text:p>1</text:p>
          </table:table-cell>
          <table:table-cell table:style-name="ce10" table:formula="of:=IF([.BU80]*1.1&gt;1;1;[.BU80]*1.1)" office:value-type="float" office:value="1" calcext:value-type="float">
            <text:p>1</text:p>
          </table:table-cell>
          <table:table-cell table:style-name="ce10" table:formula="of:=IF([.BV80]*1.1&gt;1;1;[.BV80]*1.1)" office:value-type="float" office:value="1" calcext:value-type="float">
            <text:p>1</text:p>
          </table:table-cell>
          <table:table-cell table:style-name="ce10" table:formula="of:=IF([.BW80]*1.1&gt;1;1;[.BW80]*1.1)" office:value-type="float" office:value="1" calcext:value-type="float">
            <text:p>1</text:p>
          </table:table-cell>
          <table:table-cell table:style-name="ce10" table:formula="of:=IF([.BX80]*1.1&gt;1;1;[.BX80]*1.1)" office:value-type="float" office:value="1" calcext:value-type="float">
            <text:p>1</text:p>
          </table:table-cell>
          <table:table-cell table:style-name="ce10" table:formula="of:=IF([.BY80]*1.1&gt;1;1;[.BY80]*1.1)" office:value-type="float" office:value="1" calcext:value-type="float">
            <text:p>1</text:p>
          </table:table-cell>
          <table:table-cell table:style-name="ce10" table:formula="of:=IF([.BZ80]*1.1&gt;1;1;[.BZ80]*1.1)" office:value-type="float" office:value="1" calcext:value-type="float">
            <text:p>1</text:p>
          </table:table-cell>
          <table:table-cell table:style-name="ce10" table:formula="of:=IF([.CA80]*1.1&gt;1;1;[.CA80]*1.1)" office:value-type="float" office:value="1" calcext:value-type="float">
            <text:p>1</text:p>
          </table:table-cell>
          <table:table-cell table:style-name="ce10" table:formula="of:=IF([.CB80]*1.1&gt;1;1;[.CB80]*1.1)" office:value-type="float" office:value="1" calcext:value-type="float">
            <text:p>1</text:p>
          </table:table-cell>
          <table:table-cell table:style-name="ce10" table:formula="of:=IF([.CC80]*1.1&gt;1;1;[.CC80]*1.1)" office:value-type="float" office:value="1" calcext:value-type="float">
            <text:p>1</text:p>
          </table:table-cell>
          <table:table-cell table:style-name="ce10" table:formula="of:=IF([.CD80]*1.1&gt;1;1;[.CD80]*1.1)" office:value-type="float" office:value="1" calcext:value-type="float">
            <text:p>1</text:p>
          </table:table-cell>
          <table:table-cell table:style-name="ce10" table:formula="of:=IF([.CE80]*1.1&gt;1;1;[.CE80]*1.1)" office:value-type="float" office:value="1" calcext:value-type="float">
            <text:p>1</text:p>
          </table:table-cell>
          <table:table-cell table:style-name="ce10" table:formula="of:=IF([.CF80]*1.1&gt;1;1;[.CF80]*1.1)" office:value-type="float" office:value="1" calcext:value-type="float">
            <text:p>1</text:p>
          </table:table-cell>
          <table:table-cell table:style-name="ce10" table:formula="of:=IF([.CG80]*1.1&gt;1;1;[.CG80]*1.1)" office:value-type="float" office:value="1" calcext:value-type="float">
            <text:p>1</text:p>
          </table:table-cell>
          <table:table-cell table:style-name="ce10" table:formula="of:=IF([.CH80]*1.1&gt;1;1;[.CH80]*1.1)" office:value-type="float" office:value="1" calcext:value-type="float">
            <text:p>1</text:p>
          </table:table-cell>
          <table:table-cell table:style-name="ce10" table:formula="of:=IF([.CI80]*1.1&gt;1;1;[.CI80]*1.1)" office:value-type="float" office:value="1" calcext:value-type="float">
            <text:p>1</text:p>
          </table:table-cell>
          <table:table-cell table:style-name="ce10" table:formula="of:=IF([.CJ80]*1.1&gt;1;1;[.CJ80]*1.1)" office:value-type="float" office:value="1" calcext:value-type="float">
            <text:p>1</text:p>
          </table:table-cell>
          <table:table-cell table:style-name="ce10" table:formula="of:=IF([.CK80]*1.1&gt;1;1;[.CK80]*1.1)" office:value-type="float" office:value="1" calcext:value-type="float">
            <text:p>1</text:p>
          </table:table-cell>
          <table:table-cell table:style-name="ce10" table:formula="of:=IF([.CL80]*1.1&gt;1;1;[.CL80]*1.1)" office:value-type="float" office:value="1" calcext:value-type="float">
            <text:p>1</text:p>
          </table:table-cell>
          <table:table-cell table:style-name="ce10" table:formula="of:=IF([.CM80]*1.1&gt;1;1;[.CM80]*1.1)" office:value-type="float" office:value="1" calcext:value-type="float">
            <text:p>1</text:p>
          </table:table-cell>
          <table:table-cell table:style-name="ce10" table:formula="of:=IF([.CN80]*1.1&gt;1;1;[.CN80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80]+0.1" office:value-type="float" office:value="0.8" calcext:value-type="float">
            <text:p>0,80</text:p>
          </table:table-cell>
          <table:table-cell table:style-name="ce10" table:formula="of:=IF([.A81]*1.1&gt;1;1;[.A81]*1.1)" office:value-type="float" office:value="0.88" calcext:value-type="float">
            <text:p>0,88</text:p>
          </table:table-cell>
          <table:table-cell table:formula="of:=IF([.B81]*1.1&gt;1;1;[.B81]*1.1)" office:value-type="float" office:value="0.968" calcext:value-type="float">
            <text:p>0,968</text:p>
          </table:table-cell>
          <table:table-cell table:formula="of:=IF([.C81]*1.1&gt;1;1;[.C81]*1.1)" office:value-type="float" office:value="1" calcext:value-type="float">
            <text:p>1</text:p>
          </table:table-cell>
          <table:table-cell table:formula="of:=IF([.D81]*1.1&gt;1;1;[.D81]*1.1)" office:value-type="float" office:value="1" calcext:value-type="float">
            <text:p>1</text:p>
          </table:table-cell>
          <table:table-cell table:formula="of:=IF([.E81]*1.1&gt;1;1;[.E81]*1.1)" office:value-type="float" office:value="1" calcext:value-type="float">
            <text:p>1</text:p>
          </table:table-cell>
          <table:table-cell table:style-name="ce10" table:formula="of:=IF([.F81]*1.1&gt;1;1;[.F81]*1.1)" office:value-type="float" office:value="1" calcext:value-type="float">
            <text:p>1</text:p>
          </table:table-cell>
          <table:table-cell table:style-name="ce10" table:formula="of:=IF([.G81]*1.1&gt;1;1;[.G81]*1.1)" office:value-type="float" office:value="1" calcext:value-type="float">
            <text:p>1</text:p>
          </table:table-cell>
          <table:table-cell table:style-name="ce10" table:formula="of:=IF([.H81]*1.1&gt;1;1;[.H81]*1.1)" office:value-type="float" office:value="1" calcext:value-type="float">
            <text:p>1</text:p>
          </table:table-cell>
          <table:table-cell table:style-name="ce10" table:formula="of:=IF([.I81]*1.1&gt;1;1;[.I81]*1.1)" office:value-type="float" office:value="1" calcext:value-type="float">
            <text:p>1</text:p>
          </table:table-cell>
          <table:table-cell table:style-name="ce10" table:formula="of:=IF([.J81]*1.1&gt;1;1;[.J81]*1.1)" office:value-type="float" office:value="1" calcext:value-type="float">
            <text:p>1</text:p>
          </table:table-cell>
          <table:table-cell table:style-name="ce10" table:formula="of:=IF([.K81]*1.1&gt;1;1;[.K81]*1.1)" office:value-type="float" office:value="1" calcext:value-type="float">
            <text:p>1</text:p>
          </table:table-cell>
          <table:table-cell table:style-name="ce10" table:formula="of:=IF([.L81]*1.1&gt;1;1;[.L81]*1.1)" office:value-type="float" office:value="1" calcext:value-type="float">
            <text:p>1</text:p>
          </table:table-cell>
          <table:table-cell table:style-name="ce10" table:formula="of:=IF([.M81]*1.1&gt;1;1;[.M81]*1.1)" office:value-type="float" office:value="1" calcext:value-type="float">
            <text:p>1</text:p>
          </table:table-cell>
          <table:table-cell table:style-name="ce10" table:formula="of:=IF([.N81]*1.1&gt;1;1;[.N81]*1.1)" office:value-type="float" office:value="1" calcext:value-type="float">
            <text:p>1</text:p>
          </table:table-cell>
          <table:table-cell table:style-name="ce10" table:formula="of:=IF([.O81]*1.1&gt;1;1;[.O81]*1.1)" office:value-type="float" office:value="1" calcext:value-type="float">
            <text:p>1</text:p>
          </table:table-cell>
          <table:table-cell table:style-name="ce10" table:formula="of:=IF([.P81]*1.1&gt;1;1;[.P81]*1.1)" office:value-type="float" office:value="1" calcext:value-type="float">
            <text:p>1</text:p>
          </table:table-cell>
          <table:table-cell table:style-name="ce10" table:formula="of:=IF([.Q81]*1.1&gt;1;1;[.Q81]*1.1)" office:value-type="float" office:value="1" calcext:value-type="float">
            <text:p>1</text:p>
          </table:table-cell>
          <table:table-cell table:style-name="ce10" table:formula="of:=IF([.R81]*1.1&gt;1;1;[.R81]*1.1)" office:value-type="float" office:value="1" calcext:value-type="float">
            <text:p>1</text:p>
          </table:table-cell>
          <table:table-cell table:style-name="ce10" table:formula="of:=IF([.S81]*1.1&gt;1;1;[.S81]*1.1)" office:value-type="float" office:value="1" calcext:value-type="float">
            <text:p>1</text:p>
          </table:table-cell>
          <table:table-cell table:style-name="ce10" table:formula="of:=IF([.T81]*1.1&gt;1;1;[.T81]*1.1)" office:value-type="float" office:value="1" calcext:value-type="float">
            <text:p>1</text:p>
          </table:table-cell>
          <table:table-cell table:style-name="ce10" table:formula="of:=IF([.U81]*1.1&gt;1;1;[.U81]*1.1)" office:value-type="float" office:value="1" calcext:value-type="float">
            <text:p>1</text:p>
          </table:table-cell>
          <table:table-cell table:style-name="ce10" table:formula="of:=IF([.V81]*1.1&gt;1;1;[.V81]*1.1)" office:value-type="float" office:value="1" calcext:value-type="float">
            <text:p>1</text:p>
          </table:table-cell>
          <table:table-cell table:style-name="ce10" table:formula="of:=IF([.W81]*1.1&gt;1;1;[.W81]*1.1)" office:value-type="float" office:value="1" calcext:value-type="float">
            <text:p>1</text:p>
          </table:table-cell>
          <table:table-cell table:style-name="ce10" table:formula="of:=IF([.X81]*1.1&gt;1;1;[.X81]*1.1)" office:value-type="float" office:value="1" calcext:value-type="float">
            <text:p>1</text:p>
          </table:table-cell>
          <table:table-cell table:style-name="ce10" table:formula="of:=IF([.Y81]*1.1&gt;1;1;[.Y81]*1.1)" office:value-type="float" office:value="1" calcext:value-type="float">
            <text:p>1</text:p>
          </table:table-cell>
          <table:table-cell table:style-name="ce10" table:formula="of:=IF([.Z81]*1.1&gt;1;1;[.Z81]*1.1)" office:value-type="float" office:value="1" calcext:value-type="float">
            <text:p>1</text:p>
          </table:table-cell>
          <table:table-cell table:style-name="ce10" table:formula="of:=IF([.AA81]*1.1&gt;1;1;[.AA81]*1.1)" office:value-type="float" office:value="1" calcext:value-type="float">
            <text:p>1</text:p>
          </table:table-cell>
          <table:table-cell table:style-name="ce10" table:formula="of:=IF([.AB81]*1.1&gt;1;1;[.AB81]*1.1)" office:value-type="float" office:value="1" calcext:value-type="float">
            <text:p>1</text:p>
          </table:table-cell>
          <table:table-cell table:style-name="ce10" table:formula="of:=IF([.AC81]*1.1&gt;1;1;[.AC81]*1.1)" office:value-type="float" office:value="1" calcext:value-type="float">
            <text:p>1</text:p>
          </table:table-cell>
          <table:table-cell table:style-name="ce10" table:formula="of:=IF([.AD81]*1.1&gt;1;1;[.AD81]*1.1)" office:value-type="float" office:value="1" calcext:value-type="float">
            <text:p>1</text:p>
          </table:table-cell>
          <table:table-cell table:style-name="ce10" table:formula="of:=IF([.AE81]*1.1&gt;1;1;[.AE81]*1.1)" office:value-type="float" office:value="1" calcext:value-type="float">
            <text:p>1</text:p>
          </table:table-cell>
          <table:table-cell table:style-name="ce10" table:formula="of:=IF([.AF81]*1.1&gt;1;1;[.AF81]*1.1)" office:value-type="float" office:value="1" calcext:value-type="float">
            <text:p>1</text:p>
          </table:table-cell>
          <table:table-cell table:style-name="ce10" table:formula="of:=IF([.AG81]*1.1&gt;1;1;[.AG81]*1.1)" office:value-type="float" office:value="1" calcext:value-type="float">
            <text:p>1</text:p>
          </table:table-cell>
          <table:table-cell table:style-name="ce10" table:formula="of:=IF([.AH81]*1.1&gt;1;1;[.AH81]*1.1)" office:value-type="float" office:value="1" calcext:value-type="float">
            <text:p>1</text:p>
          </table:table-cell>
          <table:table-cell table:style-name="ce10" table:formula="of:=IF([.AI81]*1.1&gt;1;1;[.AI81]*1.1)" office:value-type="float" office:value="1" calcext:value-type="float">
            <text:p>1</text:p>
          </table:table-cell>
          <table:table-cell table:style-name="ce10" table:formula="of:=IF([.AJ81]*1.1&gt;1;1;[.AJ81]*1.1)" office:value-type="float" office:value="1" calcext:value-type="float">
            <text:p>1</text:p>
          </table:table-cell>
          <table:table-cell table:style-name="ce10" table:formula="of:=IF([.AK81]*1.1&gt;1;1;[.AK81]*1.1)" office:value-type="float" office:value="1" calcext:value-type="float">
            <text:p>1</text:p>
          </table:table-cell>
          <table:table-cell table:style-name="ce10" table:formula="of:=IF([.AL81]*1.1&gt;1;1;[.AL81]*1.1)" office:value-type="float" office:value="1" calcext:value-type="float">
            <text:p>1</text:p>
          </table:table-cell>
          <table:table-cell table:style-name="ce10" table:formula="of:=IF([.AM81]*1.1&gt;1;1;[.AM81]*1.1)" office:value-type="float" office:value="1" calcext:value-type="float">
            <text:p>1</text:p>
          </table:table-cell>
          <table:table-cell table:style-name="ce10" table:formula="of:=IF([.AN81]*1.1&gt;1;1;[.AN81]*1.1)" office:value-type="float" office:value="1" calcext:value-type="float">
            <text:p>1</text:p>
          </table:table-cell>
          <table:table-cell table:style-name="ce10" table:formula="of:=IF([.AO81]*1.1&gt;1;1;[.AO81]*1.1)" office:value-type="float" office:value="1" calcext:value-type="float">
            <text:p>1</text:p>
          </table:table-cell>
          <table:table-cell table:style-name="ce10" table:formula="of:=IF([.AP81]*1.1&gt;1;1;[.AP81]*1.1)" office:value-type="float" office:value="1" calcext:value-type="float">
            <text:p>1</text:p>
          </table:table-cell>
          <table:table-cell table:style-name="ce10" table:formula="of:=IF([.AQ81]*1.1&gt;1;1;[.AQ81]*1.1)" office:value-type="float" office:value="1" calcext:value-type="float">
            <text:p>1</text:p>
          </table:table-cell>
          <table:table-cell table:style-name="ce10" table:formula="of:=IF([.AR81]*1.1&gt;1;1;[.AR81]*1.1)" office:value-type="float" office:value="1" calcext:value-type="float">
            <text:p>1</text:p>
          </table:table-cell>
          <table:table-cell table:style-name="ce10" table:formula="of:=IF([.AS81]*1.1&gt;1;1;[.AS81]*1.1)" office:value-type="float" office:value="1" calcext:value-type="float">
            <text:p>1</text:p>
          </table:table-cell>
          <table:table-cell table:style-name="ce10" table:formula="of:=IF([.AT81]*1.1&gt;1;1;[.AT81]*1.1)" office:value-type="float" office:value="1" calcext:value-type="float">
            <text:p>1</text:p>
          </table:table-cell>
          <table:table-cell table:style-name="ce10" table:formula="of:=IF([.AU81]*1.1&gt;1;1;[.AU81]*1.1)" office:value-type="float" office:value="1" calcext:value-type="float">
            <text:p>1</text:p>
          </table:table-cell>
          <table:table-cell table:style-name="ce10" table:formula="of:=IF([.AV81]*1.1&gt;1;1;[.AV81]*1.1)" office:value-type="float" office:value="1" calcext:value-type="float">
            <text:p>1</text:p>
          </table:table-cell>
          <table:table-cell table:style-name="ce10" table:formula="of:=IF([.AW81]*1.1&gt;1;1;[.AW81]*1.1)" office:value-type="float" office:value="1" calcext:value-type="float">
            <text:p>1</text:p>
          </table:table-cell>
          <table:table-cell table:style-name="ce10" table:formula="of:=IF([.AX81]*1.1&gt;1;1;[.AX81]*1.1)" office:value-type="float" office:value="1" calcext:value-type="float">
            <text:p>1</text:p>
          </table:table-cell>
          <table:table-cell table:style-name="ce10" table:formula="of:=IF([.AY81]*1.1&gt;1;1;[.AY81]*1.1)" office:value-type="float" office:value="1" calcext:value-type="float">
            <text:p>1</text:p>
          </table:table-cell>
          <table:table-cell table:style-name="ce10" table:formula="of:=IF([.AZ81]*1.1&gt;1;1;[.AZ81]*1.1)" office:value-type="float" office:value="1" calcext:value-type="float">
            <text:p>1</text:p>
          </table:table-cell>
          <table:table-cell table:style-name="ce10" table:formula="of:=IF([.BA81]*1.1&gt;1;1;[.BA81]*1.1)" office:value-type="float" office:value="1" calcext:value-type="float">
            <text:p>1</text:p>
          </table:table-cell>
          <table:table-cell table:style-name="ce10" table:formula="of:=IF([.BB81]*1.1&gt;1;1;[.BB81]*1.1)" office:value-type="float" office:value="1" calcext:value-type="float">
            <text:p>1</text:p>
          </table:table-cell>
          <table:table-cell table:style-name="ce10" table:formula="of:=IF([.BC81]*1.1&gt;1;1;[.BC81]*1.1)" office:value-type="float" office:value="1" calcext:value-type="float">
            <text:p>1</text:p>
          </table:table-cell>
          <table:table-cell table:style-name="ce10" table:formula="of:=IF([.BD81]*1.1&gt;1;1;[.BD81]*1.1)" office:value-type="float" office:value="1" calcext:value-type="float">
            <text:p>1</text:p>
          </table:table-cell>
          <table:table-cell table:style-name="ce10" table:formula="of:=IF([.BE81]*1.1&gt;1;1;[.BE81]*1.1)" office:value-type="float" office:value="1" calcext:value-type="float">
            <text:p>1</text:p>
          </table:table-cell>
          <table:table-cell table:style-name="ce10" table:formula="of:=IF([.BF81]*1.1&gt;1;1;[.BF81]*1.1)" office:value-type="float" office:value="1" calcext:value-type="float">
            <text:p>1</text:p>
          </table:table-cell>
          <table:table-cell table:style-name="ce10" table:formula="of:=IF([.BG81]*1.1&gt;1;1;[.BG81]*1.1)" office:value-type="float" office:value="1" calcext:value-type="float">
            <text:p>1</text:p>
          </table:table-cell>
          <table:table-cell table:style-name="ce10" table:formula="of:=IF([.BH81]*1.1&gt;1;1;[.BH81]*1.1)" office:value-type="float" office:value="1" calcext:value-type="float">
            <text:p>1</text:p>
          </table:table-cell>
          <table:table-cell table:style-name="ce10" table:formula="of:=IF([.BI81]*1.1&gt;1;1;[.BI81]*1.1)" office:value-type="float" office:value="1" calcext:value-type="float">
            <text:p>1</text:p>
          </table:table-cell>
          <table:table-cell table:style-name="ce10" table:formula="of:=IF([.BJ81]*1.1&gt;1;1;[.BJ81]*1.1)" office:value-type="float" office:value="1" calcext:value-type="float">
            <text:p>1</text:p>
          </table:table-cell>
          <table:table-cell table:style-name="ce10" table:formula="of:=IF([.BK81]*1.1&gt;1;1;[.BK81]*1.1)" office:value-type="float" office:value="1" calcext:value-type="float">
            <text:p>1</text:p>
          </table:table-cell>
          <table:table-cell table:style-name="ce10" table:formula="of:=IF([.BL81]*1.1&gt;1;1;[.BL81]*1.1)" office:value-type="float" office:value="1" calcext:value-type="float">
            <text:p>1</text:p>
          </table:table-cell>
          <table:table-cell table:style-name="ce10" table:formula="of:=IF([.BM81]*1.1&gt;1;1;[.BM81]*1.1)" office:value-type="float" office:value="1" calcext:value-type="float">
            <text:p>1</text:p>
          </table:table-cell>
          <table:table-cell table:style-name="ce10" table:formula="of:=IF([.BN81]*1.1&gt;1;1;[.BN81]*1.1)" office:value-type="float" office:value="1" calcext:value-type="float">
            <text:p>1</text:p>
          </table:table-cell>
          <table:table-cell table:style-name="ce10" table:formula="of:=IF([.BO81]*1.1&gt;1;1;[.BO81]*1.1)" office:value-type="float" office:value="1" calcext:value-type="float">
            <text:p>1</text:p>
          </table:table-cell>
          <table:table-cell table:style-name="ce10" table:formula="of:=IF([.BP81]*1.1&gt;1;1;[.BP81]*1.1)" office:value-type="float" office:value="1" calcext:value-type="float">
            <text:p>1</text:p>
          </table:table-cell>
          <table:table-cell table:style-name="ce10" table:formula="of:=IF([.BQ81]*1.1&gt;1;1;[.BQ81]*1.1)" office:value-type="float" office:value="1" calcext:value-type="float">
            <text:p>1</text:p>
          </table:table-cell>
          <table:table-cell table:style-name="ce10" table:formula="of:=IF([.BR81]*1.1&gt;1;1;[.BR81]*1.1)" office:value-type="float" office:value="1" calcext:value-type="float">
            <text:p>1</text:p>
          </table:table-cell>
          <table:table-cell table:style-name="ce10" table:formula="of:=IF([.BS81]*1.1&gt;1;1;[.BS81]*1.1)" office:value-type="float" office:value="1" calcext:value-type="float">
            <text:p>1</text:p>
          </table:table-cell>
          <table:table-cell table:style-name="ce10" table:formula="of:=IF([.BT81]*1.1&gt;1;1;[.BT81]*1.1)" office:value-type="float" office:value="1" calcext:value-type="float">
            <text:p>1</text:p>
          </table:table-cell>
          <table:table-cell table:style-name="ce10" table:formula="of:=IF([.BU81]*1.1&gt;1;1;[.BU81]*1.1)" office:value-type="float" office:value="1" calcext:value-type="float">
            <text:p>1</text:p>
          </table:table-cell>
          <table:table-cell table:style-name="ce10" table:formula="of:=IF([.BV81]*1.1&gt;1;1;[.BV81]*1.1)" office:value-type="float" office:value="1" calcext:value-type="float">
            <text:p>1</text:p>
          </table:table-cell>
          <table:table-cell table:style-name="ce10" table:formula="of:=IF([.BW81]*1.1&gt;1;1;[.BW81]*1.1)" office:value-type="float" office:value="1" calcext:value-type="float">
            <text:p>1</text:p>
          </table:table-cell>
          <table:table-cell table:style-name="ce10" table:formula="of:=IF([.BX81]*1.1&gt;1;1;[.BX81]*1.1)" office:value-type="float" office:value="1" calcext:value-type="float">
            <text:p>1</text:p>
          </table:table-cell>
          <table:table-cell table:style-name="ce10" table:formula="of:=IF([.BY81]*1.1&gt;1;1;[.BY81]*1.1)" office:value-type="float" office:value="1" calcext:value-type="float">
            <text:p>1</text:p>
          </table:table-cell>
          <table:table-cell table:style-name="ce10" table:formula="of:=IF([.BZ81]*1.1&gt;1;1;[.BZ81]*1.1)" office:value-type="float" office:value="1" calcext:value-type="float">
            <text:p>1</text:p>
          </table:table-cell>
          <table:table-cell table:style-name="ce10" table:formula="of:=IF([.CA81]*1.1&gt;1;1;[.CA81]*1.1)" office:value-type="float" office:value="1" calcext:value-type="float">
            <text:p>1</text:p>
          </table:table-cell>
          <table:table-cell table:style-name="ce10" table:formula="of:=IF([.CB81]*1.1&gt;1;1;[.CB81]*1.1)" office:value-type="float" office:value="1" calcext:value-type="float">
            <text:p>1</text:p>
          </table:table-cell>
          <table:table-cell table:style-name="ce10" table:formula="of:=IF([.CC81]*1.1&gt;1;1;[.CC81]*1.1)" office:value-type="float" office:value="1" calcext:value-type="float">
            <text:p>1</text:p>
          </table:table-cell>
          <table:table-cell table:style-name="ce10" table:formula="of:=IF([.CD81]*1.1&gt;1;1;[.CD81]*1.1)" office:value-type="float" office:value="1" calcext:value-type="float">
            <text:p>1</text:p>
          </table:table-cell>
          <table:table-cell table:style-name="ce10" table:formula="of:=IF([.CE81]*1.1&gt;1;1;[.CE81]*1.1)" office:value-type="float" office:value="1" calcext:value-type="float">
            <text:p>1</text:p>
          </table:table-cell>
          <table:table-cell table:style-name="ce10" table:formula="of:=IF([.CF81]*1.1&gt;1;1;[.CF81]*1.1)" office:value-type="float" office:value="1" calcext:value-type="float">
            <text:p>1</text:p>
          </table:table-cell>
          <table:table-cell table:style-name="ce10" table:formula="of:=IF([.CG81]*1.1&gt;1;1;[.CG81]*1.1)" office:value-type="float" office:value="1" calcext:value-type="float">
            <text:p>1</text:p>
          </table:table-cell>
          <table:table-cell table:style-name="ce10" table:formula="of:=IF([.CH81]*1.1&gt;1;1;[.CH81]*1.1)" office:value-type="float" office:value="1" calcext:value-type="float">
            <text:p>1</text:p>
          </table:table-cell>
          <table:table-cell table:style-name="ce10" table:formula="of:=IF([.CI81]*1.1&gt;1;1;[.CI81]*1.1)" office:value-type="float" office:value="1" calcext:value-type="float">
            <text:p>1</text:p>
          </table:table-cell>
          <table:table-cell table:style-name="ce10" table:formula="of:=IF([.CJ81]*1.1&gt;1;1;[.CJ81]*1.1)" office:value-type="float" office:value="1" calcext:value-type="float">
            <text:p>1</text:p>
          </table:table-cell>
          <table:table-cell table:style-name="ce10" table:formula="of:=IF([.CK81]*1.1&gt;1;1;[.CK81]*1.1)" office:value-type="float" office:value="1" calcext:value-type="float">
            <text:p>1</text:p>
          </table:table-cell>
          <table:table-cell table:style-name="ce10" table:formula="of:=IF([.CL81]*1.1&gt;1;1;[.CL81]*1.1)" office:value-type="float" office:value="1" calcext:value-type="float">
            <text:p>1</text:p>
          </table:table-cell>
          <table:table-cell table:style-name="ce10" table:formula="of:=IF([.CM81]*1.1&gt;1;1;[.CM81]*1.1)" office:value-type="float" office:value="1" calcext:value-type="float">
            <text:p>1</text:p>
          </table:table-cell>
          <table:table-cell table:style-name="ce10" table:formula="of:=IF([.CN81]*1.1&gt;1;1;[.CN81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81]+0.1" office:value-type="float" office:value="0.9" calcext:value-type="float">
            <text:p>0,90</text:p>
          </table:table-cell>
          <table:table-cell table:style-name="ce10" table:formula="of:=IF([.A82]*1.1&gt;1;1;[.A82]*1.1)" office:value-type="float" office:value="0.99" calcext:value-type="float">
            <text:p>0,99</text:p>
          </table:table-cell>
          <table:table-cell table:formula="of:=IF([.B82]*1.1&gt;1;1;[.B82]*1.1)" office:value-type="float" office:value="1" calcext:value-type="float">
            <text:p>1</text:p>
          </table:table-cell>
          <table:table-cell table:formula="of:=IF([.C82]*1.1&gt;1;1;[.C82]*1.1)" office:value-type="float" office:value="1" calcext:value-type="float">
            <text:p>1</text:p>
          </table:table-cell>
          <table:table-cell table:formula="of:=IF([.D82]*1.1&gt;1;1;[.D82]*1.1)" office:value-type="float" office:value="1" calcext:value-type="float">
            <text:p>1</text:p>
          </table:table-cell>
          <table:table-cell table:formula="of:=IF([.E82]*1.1&gt;1;1;[.E82]*1.1)" office:value-type="float" office:value="1" calcext:value-type="float">
            <text:p>1</text:p>
          </table:table-cell>
          <table:table-cell table:style-name="ce10" table:formula="of:=IF([.F82]*1.1&gt;1;1;[.F82]*1.1)" office:value-type="float" office:value="1" calcext:value-type="float">
            <text:p>1</text:p>
          </table:table-cell>
          <table:table-cell table:style-name="ce10" table:formula="of:=IF([.G82]*1.1&gt;1;1;[.G82]*1.1)" office:value-type="float" office:value="1" calcext:value-type="float">
            <text:p>1</text:p>
          </table:table-cell>
          <table:table-cell table:style-name="ce10" table:formula="of:=IF([.H82]*1.1&gt;1;1;[.H82]*1.1)" office:value-type="float" office:value="1" calcext:value-type="float">
            <text:p>1</text:p>
          </table:table-cell>
          <table:table-cell table:style-name="ce10" table:formula="of:=IF([.I82]*1.1&gt;1;1;[.I82]*1.1)" office:value-type="float" office:value="1" calcext:value-type="float">
            <text:p>1</text:p>
          </table:table-cell>
          <table:table-cell table:style-name="ce10" table:formula="of:=IF([.J82]*1.1&gt;1;1;[.J82]*1.1)" office:value-type="float" office:value="1" calcext:value-type="float">
            <text:p>1</text:p>
          </table:table-cell>
          <table:table-cell table:style-name="ce10" table:formula="of:=IF([.K82]*1.1&gt;1;1;[.K82]*1.1)" office:value-type="float" office:value="1" calcext:value-type="float">
            <text:p>1</text:p>
          </table:table-cell>
          <table:table-cell table:style-name="ce10" table:formula="of:=IF([.L82]*1.1&gt;1;1;[.L82]*1.1)" office:value-type="float" office:value="1" calcext:value-type="float">
            <text:p>1</text:p>
          </table:table-cell>
          <table:table-cell table:style-name="ce10" table:formula="of:=IF([.M82]*1.1&gt;1;1;[.M82]*1.1)" office:value-type="float" office:value="1" calcext:value-type="float">
            <text:p>1</text:p>
          </table:table-cell>
          <table:table-cell table:style-name="ce10" table:formula="of:=IF([.N82]*1.1&gt;1;1;[.N82]*1.1)" office:value-type="float" office:value="1" calcext:value-type="float">
            <text:p>1</text:p>
          </table:table-cell>
          <table:table-cell table:style-name="ce10" table:formula="of:=IF([.O82]*1.1&gt;1;1;[.O82]*1.1)" office:value-type="float" office:value="1" calcext:value-type="float">
            <text:p>1</text:p>
          </table:table-cell>
          <table:table-cell table:style-name="ce10" table:formula="of:=IF([.P82]*1.1&gt;1;1;[.P82]*1.1)" office:value-type="float" office:value="1" calcext:value-type="float">
            <text:p>1</text:p>
          </table:table-cell>
          <table:table-cell table:style-name="ce10" table:formula="of:=IF([.Q82]*1.1&gt;1;1;[.Q82]*1.1)" office:value-type="float" office:value="1" calcext:value-type="float">
            <text:p>1</text:p>
          </table:table-cell>
          <table:table-cell table:style-name="ce10" table:formula="of:=IF([.R82]*1.1&gt;1;1;[.R82]*1.1)" office:value-type="float" office:value="1" calcext:value-type="float">
            <text:p>1</text:p>
          </table:table-cell>
          <table:table-cell table:style-name="ce10" table:formula="of:=IF([.S82]*1.1&gt;1;1;[.S82]*1.1)" office:value-type="float" office:value="1" calcext:value-type="float">
            <text:p>1</text:p>
          </table:table-cell>
          <table:table-cell table:style-name="ce10" table:formula="of:=IF([.T82]*1.1&gt;1;1;[.T82]*1.1)" office:value-type="float" office:value="1" calcext:value-type="float">
            <text:p>1</text:p>
          </table:table-cell>
          <table:table-cell table:style-name="ce10" table:formula="of:=IF([.U82]*1.1&gt;1;1;[.U82]*1.1)" office:value-type="float" office:value="1" calcext:value-type="float">
            <text:p>1</text:p>
          </table:table-cell>
          <table:table-cell table:style-name="ce10" table:formula="of:=IF([.V82]*1.1&gt;1;1;[.V82]*1.1)" office:value-type="float" office:value="1" calcext:value-type="float">
            <text:p>1</text:p>
          </table:table-cell>
          <table:table-cell table:style-name="ce10" table:formula="of:=IF([.W82]*1.1&gt;1;1;[.W82]*1.1)" office:value-type="float" office:value="1" calcext:value-type="float">
            <text:p>1</text:p>
          </table:table-cell>
          <table:table-cell table:style-name="ce10" table:formula="of:=IF([.X82]*1.1&gt;1;1;[.X82]*1.1)" office:value-type="float" office:value="1" calcext:value-type="float">
            <text:p>1</text:p>
          </table:table-cell>
          <table:table-cell table:style-name="ce10" table:formula="of:=IF([.Y82]*1.1&gt;1;1;[.Y82]*1.1)" office:value-type="float" office:value="1" calcext:value-type="float">
            <text:p>1</text:p>
          </table:table-cell>
          <table:table-cell table:style-name="ce10" table:formula="of:=IF([.Z82]*1.1&gt;1;1;[.Z82]*1.1)" office:value-type="float" office:value="1" calcext:value-type="float">
            <text:p>1</text:p>
          </table:table-cell>
          <table:table-cell table:style-name="ce10" table:formula="of:=IF([.AA82]*1.1&gt;1;1;[.AA82]*1.1)" office:value-type="float" office:value="1" calcext:value-type="float">
            <text:p>1</text:p>
          </table:table-cell>
          <table:table-cell table:style-name="ce10" table:formula="of:=IF([.AB82]*1.1&gt;1;1;[.AB82]*1.1)" office:value-type="float" office:value="1" calcext:value-type="float">
            <text:p>1</text:p>
          </table:table-cell>
          <table:table-cell table:style-name="ce10" table:formula="of:=IF([.AC82]*1.1&gt;1;1;[.AC82]*1.1)" office:value-type="float" office:value="1" calcext:value-type="float">
            <text:p>1</text:p>
          </table:table-cell>
          <table:table-cell table:style-name="ce10" table:formula="of:=IF([.AD82]*1.1&gt;1;1;[.AD82]*1.1)" office:value-type="float" office:value="1" calcext:value-type="float">
            <text:p>1</text:p>
          </table:table-cell>
          <table:table-cell table:style-name="ce10" table:formula="of:=IF([.AE82]*1.1&gt;1;1;[.AE82]*1.1)" office:value-type="float" office:value="1" calcext:value-type="float">
            <text:p>1</text:p>
          </table:table-cell>
          <table:table-cell table:style-name="ce10" table:formula="of:=IF([.AF82]*1.1&gt;1;1;[.AF82]*1.1)" office:value-type="float" office:value="1" calcext:value-type="float">
            <text:p>1</text:p>
          </table:table-cell>
          <table:table-cell table:style-name="ce10" table:formula="of:=IF([.AG82]*1.1&gt;1;1;[.AG82]*1.1)" office:value-type="float" office:value="1" calcext:value-type="float">
            <text:p>1</text:p>
          </table:table-cell>
          <table:table-cell table:style-name="ce10" table:formula="of:=IF([.AH82]*1.1&gt;1;1;[.AH82]*1.1)" office:value-type="float" office:value="1" calcext:value-type="float">
            <text:p>1</text:p>
          </table:table-cell>
          <table:table-cell table:style-name="ce10" table:formula="of:=IF([.AI82]*1.1&gt;1;1;[.AI82]*1.1)" office:value-type="float" office:value="1" calcext:value-type="float">
            <text:p>1</text:p>
          </table:table-cell>
          <table:table-cell table:style-name="ce10" table:formula="of:=IF([.AJ82]*1.1&gt;1;1;[.AJ82]*1.1)" office:value-type="float" office:value="1" calcext:value-type="float">
            <text:p>1</text:p>
          </table:table-cell>
          <table:table-cell table:style-name="ce10" table:formula="of:=IF([.AK82]*1.1&gt;1;1;[.AK82]*1.1)" office:value-type="float" office:value="1" calcext:value-type="float">
            <text:p>1</text:p>
          </table:table-cell>
          <table:table-cell table:style-name="ce10" table:formula="of:=IF([.AL82]*1.1&gt;1;1;[.AL82]*1.1)" office:value-type="float" office:value="1" calcext:value-type="float">
            <text:p>1</text:p>
          </table:table-cell>
          <table:table-cell table:style-name="ce10" table:formula="of:=IF([.AM82]*1.1&gt;1;1;[.AM82]*1.1)" office:value-type="float" office:value="1" calcext:value-type="float">
            <text:p>1</text:p>
          </table:table-cell>
          <table:table-cell table:style-name="ce10" table:formula="of:=IF([.AN82]*1.1&gt;1;1;[.AN82]*1.1)" office:value-type="float" office:value="1" calcext:value-type="float">
            <text:p>1</text:p>
          </table:table-cell>
          <table:table-cell table:style-name="ce10" table:formula="of:=IF([.AO82]*1.1&gt;1;1;[.AO82]*1.1)" office:value-type="float" office:value="1" calcext:value-type="float">
            <text:p>1</text:p>
          </table:table-cell>
          <table:table-cell table:style-name="ce10" table:formula="of:=IF([.AP82]*1.1&gt;1;1;[.AP82]*1.1)" office:value-type="float" office:value="1" calcext:value-type="float">
            <text:p>1</text:p>
          </table:table-cell>
          <table:table-cell table:style-name="ce10" table:formula="of:=IF([.AQ82]*1.1&gt;1;1;[.AQ82]*1.1)" office:value-type="float" office:value="1" calcext:value-type="float">
            <text:p>1</text:p>
          </table:table-cell>
          <table:table-cell table:style-name="ce10" table:formula="of:=IF([.AR82]*1.1&gt;1;1;[.AR82]*1.1)" office:value-type="float" office:value="1" calcext:value-type="float">
            <text:p>1</text:p>
          </table:table-cell>
          <table:table-cell table:style-name="ce10" table:formula="of:=IF([.AS82]*1.1&gt;1;1;[.AS82]*1.1)" office:value-type="float" office:value="1" calcext:value-type="float">
            <text:p>1</text:p>
          </table:table-cell>
          <table:table-cell table:style-name="ce10" table:formula="of:=IF([.AT82]*1.1&gt;1;1;[.AT82]*1.1)" office:value-type="float" office:value="1" calcext:value-type="float">
            <text:p>1</text:p>
          </table:table-cell>
          <table:table-cell table:style-name="ce10" table:formula="of:=IF([.AU82]*1.1&gt;1;1;[.AU82]*1.1)" office:value-type="float" office:value="1" calcext:value-type="float">
            <text:p>1</text:p>
          </table:table-cell>
          <table:table-cell table:style-name="ce10" table:formula="of:=IF([.AV82]*1.1&gt;1;1;[.AV82]*1.1)" office:value-type="float" office:value="1" calcext:value-type="float">
            <text:p>1</text:p>
          </table:table-cell>
          <table:table-cell table:style-name="ce10" table:formula="of:=IF([.AW82]*1.1&gt;1;1;[.AW82]*1.1)" office:value-type="float" office:value="1" calcext:value-type="float">
            <text:p>1</text:p>
          </table:table-cell>
          <table:table-cell table:style-name="ce10" table:formula="of:=IF([.AX82]*1.1&gt;1;1;[.AX82]*1.1)" office:value-type="float" office:value="1" calcext:value-type="float">
            <text:p>1</text:p>
          </table:table-cell>
          <table:table-cell table:style-name="ce10" table:formula="of:=IF([.AY82]*1.1&gt;1;1;[.AY82]*1.1)" office:value-type="float" office:value="1" calcext:value-type="float">
            <text:p>1</text:p>
          </table:table-cell>
          <table:table-cell table:style-name="ce10" table:formula="of:=IF([.AZ82]*1.1&gt;1;1;[.AZ82]*1.1)" office:value-type="float" office:value="1" calcext:value-type="float">
            <text:p>1</text:p>
          </table:table-cell>
          <table:table-cell table:style-name="ce10" table:formula="of:=IF([.BA82]*1.1&gt;1;1;[.BA82]*1.1)" office:value-type="float" office:value="1" calcext:value-type="float">
            <text:p>1</text:p>
          </table:table-cell>
          <table:table-cell table:style-name="ce10" table:formula="of:=IF([.BB82]*1.1&gt;1;1;[.BB82]*1.1)" office:value-type="float" office:value="1" calcext:value-type="float">
            <text:p>1</text:p>
          </table:table-cell>
          <table:table-cell table:style-name="ce10" table:formula="of:=IF([.BC82]*1.1&gt;1;1;[.BC82]*1.1)" office:value-type="float" office:value="1" calcext:value-type="float">
            <text:p>1</text:p>
          </table:table-cell>
          <table:table-cell table:style-name="ce10" table:formula="of:=IF([.BD82]*1.1&gt;1;1;[.BD82]*1.1)" office:value-type="float" office:value="1" calcext:value-type="float">
            <text:p>1</text:p>
          </table:table-cell>
          <table:table-cell table:style-name="ce10" table:formula="of:=IF([.BE82]*1.1&gt;1;1;[.BE82]*1.1)" office:value-type="float" office:value="1" calcext:value-type="float">
            <text:p>1</text:p>
          </table:table-cell>
          <table:table-cell table:style-name="ce10" table:formula="of:=IF([.BF82]*1.1&gt;1;1;[.BF82]*1.1)" office:value-type="float" office:value="1" calcext:value-type="float">
            <text:p>1</text:p>
          </table:table-cell>
          <table:table-cell table:style-name="ce10" table:formula="of:=IF([.BG82]*1.1&gt;1;1;[.BG82]*1.1)" office:value-type="float" office:value="1" calcext:value-type="float">
            <text:p>1</text:p>
          </table:table-cell>
          <table:table-cell table:style-name="ce10" table:formula="of:=IF([.BH82]*1.1&gt;1;1;[.BH82]*1.1)" office:value-type="float" office:value="1" calcext:value-type="float">
            <text:p>1</text:p>
          </table:table-cell>
          <table:table-cell table:style-name="ce10" table:formula="of:=IF([.BI82]*1.1&gt;1;1;[.BI82]*1.1)" office:value-type="float" office:value="1" calcext:value-type="float">
            <text:p>1</text:p>
          </table:table-cell>
          <table:table-cell table:style-name="ce10" table:formula="of:=IF([.BJ82]*1.1&gt;1;1;[.BJ82]*1.1)" office:value-type="float" office:value="1" calcext:value-type="float">
            <text:p>1</text:p>
          </table:table-cell>
          <table:table-cell table:style-name="ce10" table:formula="of:=IF([.BK82]*1.1&gt;1;1;[.BK82]*1.1)" office:value-type="float" office:value="1" calcext:value-type="float">
            <text:p>1</text:p>
          </table:table-cell>
          <table:table-cell table:style-name="ce10" table:formula="of:=IF([.BL82]*1.1&gt;1;1;[.BL82]*1.1)" office:value-type="float" office:value="1" calcext:value-type="float">
            <text:p>1</text:p>
          </table:table-cell>
          <table:table-cell table:style-name="ce10" table:formula="of:=IF([.BM82]*1.1&gt;1;1;[.BM82]*1.1)" office:value-type="float" office:value="1" calcext:value-type="float">
            <text:p>1</text:p>
          </table:table-cell>
          <table:table-cell table:style-name="ce10" table:formula="of:=IF([.BN82]*1.1&gt;1;1;[.BN82]*1.1)" office:value-type="float" office:value="1" calcext:value-type="float">
            <text:p>1</text:p>
          </table:table-cell>
          <table:table-cell table:style-name="ce10" table:formula="of:=IF([.BO82]*1.1&gt;1;1;[.BO82]*1.1)" office:value-type="float" office:value="1" calcext:value-type="float">
            <text:p>1</text:p>
          </table:table-cell>
          <table:table-cell table:style-name="ce10" table:formula="of:=IF([.BP82]*1.1&gt;1;1;[.BP82]*1.1)" office:value-type="float" office:value="1" calcext:value-type="float">
            <text:p>1</text:p>
          </table:table-cell>
          <table:table-cell table:style-name="ce10" table:formula="of:=IF([.BQ82]*1.1&gt;1;1;[.BQ82]*1.1)" office:value-type="float" office:value="1" calcext:value-type="float">
            <text:p>1</text:p>
          </table:table-cell>
          <table:table-cell table:style-name="ce10" table:formula="of:=IF([.BR82]*1.1&gt;1;1;[.BR82]*1.1)" office:value-type="float" office:value="1" calcext:value-type="float">
            <text:p>1</text:p>
          </table:table-cell>
          <table:table-cell table:style-name="ce10" table:formula="of:=IF([.BS82]*1.1&gt;1;1;[.BS82]*1.1)" office:value-type="float" office:value="1" calcext:value-type="float">
            <text:p>1</text:p>
          </table:table-cell>
          <table:table-cell table:style-name="ce10" table:formula="of:=IF([.BT82]*1.1&gt;1;1;[.BT82]*1.1)" office:value-type="float" office:value="1" calcext:value-type="float">
            <text:p>1</text:p>
          </table:table-cell>
          <table:table-cell table:style-name="ce10" table:formula="of:=IF([.BU82]*1.1&gt;1;1;[.BU82]*1.1)" office:value-type="float" office:value="1" calcext:value-type="float">
            <text:p>1</text:p>
          </table:table-cell>
          <table:table-cell table:style-name="ce10" table:formula="of:=IF([.BV82]*1.1&gt;1;1;[.BV82]*1.1)" office:value-type="float" office:value="1" calcext:value-type="float">
            <text:p>1</text:p>
          </table:table-cell>
          <table:table-cell table:style-name="ce10" table:formula="of:=IF([.BW82]*1.1&gt;1;1;[.BW82]*1.1)" office:value-type="float" office:value="1" calcext:value-type="float">
            <text:p>1</text:p>
          </table:table-cell>
          <table:table-cell table:style-name="ce10" table:formula="of:=IF([.BX82]*1.1&gt;1;1;[.BX82]*1.1)" office:value-type="float" office:value="1" calcext:value-type="float">
            <text:p>1</text:p>
          </table:table-cell>
          <table:table-cell table:style-name="ce10" table:formula="of:=IF([.BY82]*1.1&gt;1;1;[.BY82]*1.1)" office:value-type="float" office:value="1" calcext:value-type="float">
            <text:p>1</text:p>
          </table:table-cell>
          <table:table-cell table:style-name="ce10" table:formula="of:=IF([.BZ82]*1.1&gt;1;1;[.BZ82]*1.1)" office:value-type="float" office:value="1" calcext:value-type="float">
            <text:p>1</text:p>
          </table:table-cell>
          <table:table-cell table:style-name="ce10" table:formula="of:=IF([.CA82]*1.1&gt;1;1;[.CA82]*1.1)" office:value-type="float" office:value="1" calcext:value-type="float">
            <text:p>1</text:p>
          </table:table-cell>
          <table:table-cell table:style-name="ce10" table:formula="of:=IF([.CB82]*1.1&gt;1;1;[.CB82]*1.1)" office:value-type="float" office:value="1" calcext:value-type="float">
            <text:p>1</text:p>
          </table:table-cell>
          <table:table-cell table:style-name="ce10" table:formula="of:=IF([.CC82]*1.1&gt;1;1;[.CC82]*1.1)" office:value-type="float" office:value="1" calcext:value-type="float">
            <text:p>1</text:p>
          </table:table-cell>
          <table:table-cell table:style-name="ce10" table:formula="of:=IF([.CD82]*1.1&gt;1;1;[.CD82]*1.1)" office:value-type="float" office:value="1" calcext:value-type="float">
            <text:p>1</text:p>
          </table:table-cell>
          <table:table-cell table:style-name="ce10" table:formula="of:=IF([.CE82]*1.1&gt;1;1;[.CE82]*1.1)" office:value-type="float" office:value="1" calcext:value-type="float">
            <text:p>1</text:p>
          </table:table-cell>
          <table:table-cell table:style-name="ce10" table:formula="of:=IF([.CF82]*1.1&gt;1;1;[.CF82]*1.1)" office:value-type="float" office:value="1" calcext:value-type="float">
            <text:p>1</text:p>
          </table:table-cell>
          <table:table-cell table:style-name="ce10" table:formula="of:=IF([.CG82]*1.1&gt;1;1;[.CG82]*1.1)" office:value-type="float" office:value="1" calcext:value-type="float">
            <text:p>1</text:p>
          </table:table-cell>
          <table:table-cell table:style-name="ce10" table:formula="of:=IF([.CH82]*1.1&gt;1;1;[.CH82]*1.1)" office:value-type="float" office:value="1" calcext:value-type="float">
            <text:p>1</text:p>
          </table:table-cell>
          <table:table-cell table:style-name="ce10" table:formula="of:=IF([.CI82]*1.1&gt;1;1;[.CI82]*1.1)" office:value-type="float" office:value="1" calcext:value-type="float">
            <text:p>1</text:p>
          </table:table-cell>
          <table:table-cell table:style-name="ce10" table:formula="of:=IF([.CJ82]*1.1&gt;1;1;[.CJ82]*1.1)" office:value-type="float" office:value="1" calcext:value-type="float">
            <text:p>1</text:p>
          </table:table-cell>
          <table:table-cell table:style-name="ce10" table:formula="of:=IF([.CK82]*1.1&gt;1;1;[.CK82]*1.1)" office:value-type="float" office:value="1" calcext:value-type="float">
            <text:p>1</text:p>
          </table:table-cell>
          <table:table-cell table:style-name="ce10" table:formula="of:=IF([.CL82]*1.1&gt;1;1;[.CL82]*1.1)" office:value-type="float" office:value="1" calcext:value-type="float">
            <text:p>1</text:p>
          </table:table-cell>
          <table:table-cell table:style-name="ce10" table:formula="of:=IF([.CM82]*1.1&gt;1;1;[.CM82]*1.1)" office:value-type="float" office:value="1" calcext:value-type="float">
            <text:p>1</text:p>
          </table:table-cell>
          <table:table-cell table:style-name="ce10" table:formula="of:=IF([.CN82]*1.1&gt;1;1;[.CN82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82]+0.1" office:value-type="float" office:value="1" calcext:value-type="float">
            <text:p>1,00</text:p>
          </table:table-cell>
          <table:table-cell table:style-name="ce10" table:formula="of:=IF([.A83]*1.1&gt;1;1;[.A83]*1.1)" office:value-type="float" office:value="1" calcext:value-type="float">
            <text:p>1</text:p>
          </table:table-cell>
          <table:table-cell table:formula="of:=IF([.B83]*1.1&gt;1;1;[.B83]*1.1)" office:value-type="float" office:value="1" calcext:value-type="float">
            <text:p>1</text:p>
          </table:table-cell>
          <table:table-cell table:formula="of:=IF([.C83]*1.1&gt;1;1;[.C83]*1.1)" office:value-type="float" office:value="1" calcext:value-type="float">
            <text:p>1</text:p>
          </table:table-cell>
          <table:table-cell table:formula="of:=IF([.D83]*1.1&gt;1;1;[.D83]*1.1)" office:value-type="float" office:value="1" calcext:value-type="float">
            <text:p>1</text:p>
          </table:table-cell>
          <table:table-cell table:formula="of:=IF([.E83]*1.1&gt;1;1;[.E83]*1.1)" office:value-type="float" office:value="1" calcext:value-type="float">
            <text:p>1</text:p>
          </table:table-cell>
          <table:table-cell table:style-name="ce10" table:formula="of:=IF([.F83]*1.1&gt;1;1;[.F83]*1.1)" office:value-type="float" office:value="1" calcext:value-type="float">
            <text:p>1</text:p>
          </table:table-cell>
          <table:table-cell table:style-name="ce10" table:formula="of:=IF([.G83]*1.1&gt;1;1;[.G83]*1.1)" office:value-type="float" office:value="1" calcext:value-type="float">
            <text:p>1</text:p>
          </table:table-cell>
          <table:table-cell table:style-name="ce10" table:formula="of:=IF([.H83]*1.1&gt;1;1;[.H83]*1.1)" office:value-type="float" office:value="1" calcext:value-type="float">
            <text:p>1</text:p>
          </table:table-cell>
          <table:table-cell table:style-name="ce10" table:formula="of:=IF([.I83]*1.1&gt;1;1;[.I83]*1.1)" office:value-type="float" office:value="1" calcext:value-type="float">
            <text:p>1</text:p>
          </table:table-cell>
          <table:table-cell table:style-name="ce10" table:formula="of:=IF([.J83]*1.1&gt;1;1;[.J83]*1.1)" office:value-type="float" office:value="1" calcext:value-type="float">
            <text:p>1</text:p>
          </table:table-cell>
          <table:table-cell table:style-name="ce10" table:formula="of:=IF([.K83]*1.1&gt;1;1;[.K83]*1.1)" office:value-type="float" office:value="1" calcext:value-type="float">
            <text:p>1</text:p>
          </table:table-cell>
          <table:table-cell table:style-name="ce10" table:formula="of:=IF([.L83]*1.1&gt;1;1;[.L83]*1.1)" office:value-type="float" office:value="1" calcext:value-type="float">
            <text:p>1</text:p>
          </table:table-cell>
          <table:table-cell table:style-name="ce10" table:formula="of:=IF([.M83]*1.1&gt;1;1;[.M83]*1.1)" office:value-type="float" office:value="1" calcext:value-type="float">
            <text:p>1</text:p>
          </table:table-cell>
          <table:table-cell table:style-name="ce10" table:formula="of:=IF([.N83]*1.1&gt;1;1;[.N83]*1.1)" office:value-type="float" office:value="1" calcext:value-type="float">
            <text:p>1</text:p>
          </table:table-cell>
          <table:table-cell table:style-name="ce10" table:formula="of:=IF([.O83]*1.1&gt;1;1;[.O83]*1.1)" office:value-type="float" office:value="1" calcext:value-type="float">
            <text:p>1</text:p>
          </table:table-cell>
          <table:table-cell table:style-name="ce10" table:formula="of:=IF([.P83]*1.1&gt;1;1;[.P83]*1.1)" office:value-type="float" office:value="1" calcext:value-type="float">
            <text:p>1</text:p>
          </table:table-cell>
          <table:table-cell table:style-name="ce10" table:formula="of:=IF([.Q83]*1.1&gt;1;1;[.Q83]*1.1)" office:value-type="float" office:value="1" calcext:value-type="float">
            <text:p>1</text:p>
          </table:table-cell>
          <table:table-cell table:style-name="ce10" table:formula="of:=IF([.R83]*1.1&gt;1;1;[.R83]*1.1)" office:value-type="float" office:value="1" calcext:value-type="float">
            <text:p>1</text:p>
          </table:table-cell>
          <table:table-cell table:style-name="ce10" table:formula="of:=IF([.S83]*1.1&gt;1;1;[.S83]*1.1)" office:value-type="float" office:value="1" calcext:value-type="float">
            <text:p>1</text:p>
          </table:table-cell>
          <table:table-cell table:style-name="ce10" table:formula="of:=IF([.T83]*1.1&gt;1;1;[.T83]*1.1)" office:value-type="float" office:value="1" calcext:value-type="float">
            <text:p>1</text:p>
          </table:table-cell>
          <table:table-cell table:style-name="ce10" table:formula="of:=IF([.U83]*1.1&gt;1;1;[.U83]*1.1)" office:value-type="float" office:value="1" calcext:value-type="float">
            <text:p>1</text:p>
          </table:table-cell>
          <table:table-cell table:style-name="ce10" table:formula="of:=IF([.V83]*1.1&gt;1;1;[.V83]*1.1)" office:value-type="float" office:value="1" calcext:value-type="float">
            <text:p>1</text:p>
          </table:table-cell>
          <table:table-cell table:style-name="ce10" table:formula="of:=IF([.W83]*1.1&gt;1;1;[.W83]*1.1)" office:value-type="float" office:value="1" calcext:value-type="float">
            <text:p>1</text:p>
          </table:table-cell>
          <table:table-cell table:style-name="ce10" table:formula="of:=IF([.X83]*1.1&gt;1;1;[.X83]*1.1)" office:value-type="float" office:value="1" calcext:value-type="float">
            <text:p>1</text:p>
          </table:table-cell>
          <table:table-cell table:style-name="ce10" table:formula="of:=IF([.Y83]*1.1&gt;1;1;[.Y83]*1.1)" office:value-type="float" office:value="1" calcext:value-type="float">
            <text:p>1</text:p>
          </table:table-cell>
          <table:table-cell table:style-name="ce10" table:formula="of:=IF([.Z83]*1.1&gt;1;1;[.Z83]*1.1)" office:value-type="float" office:value="1" calcext:value-type="float">
            <text:p>1</text:p>
          </table:table-cell>
          <table:table-cell table:style-name="ce10" table:formula="of:=IF([.AA83]*1.1&gt;1;1;[.AA83]*1.1)" office:value-type="float" office:value="1" calcext:value-type="float">
            <text:p>1</text:p>
          </table:table-cell>
          <table:table-cell table:style-name="ce10" table:formula="of:=IF([.AB83]*1.1&gt;1;1;[.AB83]*1.1)" office:value-type="float" office:value="1" calcext:value-type="float">
            <text:p>1</text:p>
          </table:table-cell>
          <table:table-cell table:style-name="ce10" table:formula="of:=IF([.AC83]*1.1&gt;1;1;[.AC83]*1.1)" office:value-type="float" office:value="1" calcext:value-type="float">
            <text:p>1</text:p>
          </table:table-cell>
          <table:table-cell table:style-name="ce10" table:formula="of:=IF([.AD83]*1.1&gt;1;1;[.AD83]*1.1)" office:value-type="float" office:value="1" calcext:value-type="float">
            <text:p>1</text:p>
          </table:table-cell>
          <table:table-cell table:style-name="ce10" table:formula="of:=IF([.AE83]*1.1&gt;1;1;[.AE83]*1.1)" office:value-type="float" office:value="1" calcext:value-type="float">
            <text:p>1</text:p>
          </table:table-cell>
          <table:table-cell table:style-name="ce10" table:formula="of:=IF([.AF83]*1.1&gt;1;1;[.AF83]*1.1)" office:value-type="float" office:value="1" calcext:value-type="float">
            <text:p>1</text:p>
          </table:table-cell>
          <table:table-cell table:style-name="ce10" table:formula="of:=IF([.AG83]*1.1&gt;1;1;[.AG83]*1.1)" office:value-type="float" office:value="1" calcext:value-type="float">
            <text:p>1</text:p>
          </table:table-cell>
          <table:table-cell table:style-name="ce10" table:formula="of:=IF([.AH83]*1.1&gt;1;1;[.AH83]*1.1)" office:value-type="float" office:value="1" calcext:value-type="float">
            <text:p>1</text:p>
          </table:table-cell>
          <table:table-cell table:style-name="ce10" table:formula="of:=IF([.AI83]*1.1&gt;1;1;[.AI83]*1.1)" office:value-type="float" office:value="1" calcext:value-type="float">
            <text:p>1</text:p>
          </table:table-cell>
          <table:table-cell table:style-name="ce10" table:formula="of:=IF([.AJ83]*1.1&gt;1;1;[.AJ83]*1.1)" office:value-type="float" office:value="1" calcext:value-type="float">
            <text:p>1</text:p>
          </table:table-cell>
          <table:table-cell table:style-name="ce10" table:formula="of:=IF([.AK83]*1.1&gt;1;1;[.AK83]*1.1)" office:value-type="float" office:value="1" calcext:value-type="float">
            <text:p>1</text:p>
          </table:table-cell>
          <table:table-cell table:style-name="ce10" table:formula="of:=IF([.AL83]*1.1&gt;1;1;[.AL83]*1.1)" office:value-type="float" office:value="1" calcext:value-type="float">
            <text:p>1</text:p>
          </table:table-cell>
          <table:table-cell table:style-name="ce10" table:formula="of:=IF([.AM83]*1.1&gt;1;1;[.AM83]*1.1)" office:value-type="float" office:value="1" calcext:value-type="float">
            <text:p>1</text:p>
          </table:table-cell>
          <table:table-cell table:style-name="ce10" table:formula="of:=IF([.AN83]*1.1&gt;1;1;[.AN83]*1.1)" office:value-type="float" office:value="1" calcext:value-type="float">
            <text:p>1</text:p>
          </table:table-cell>
          <table:table-cell table:style-name="ce10" table:formula="of:=IF([.AO83]*1.1&gt;1;1;[.AO83]*1.1)" office:value-type="float" office:value="1" calcext:value-type="float">
            <text:p>1</text:p>
          </table:table-cell>
          <table:table-cell table:style-name="ce10" table:formula="of:=IF([.AP83]*1.1&gt;1;1;[.AP83]*1.1)" office:value-type="float" office:value="1" calcext:value-type="float">
            <text:p>1</text:p>
          </table:table-cell>
          <table:table-cell table:style-name="ce10" table:formula="of:=IF([.AQ83]*1.1&gt;1;1;[.AQ83]*1.1)" office:value-type="float" office:value="1" calcext:value-type="float">
            <text:p>1</text:p>
          </table:table-cell>
          <table:table-cell table:style-name="ce10" table:formula="of:=IF([.AR83]*1.1&gt;1;1;[.AR83]*1.1)" office:value-type="float" office:value="1" calcext:value-type="float">
            <text:p>1</text:p>
          </table:table-cell>
          <table:table-cell table:style-name="ce10" table:formula="of:=IF([.AS83]*1.1&gt;1;1;[.AS83]*1.1)" office:value-type="float" office:value="1" calcext:value-type="float">
            <text:p>1</text:p>
          </table:table-cell>
          <table:table-cell table:style-name="ce10" table:formula="of:=IF([.AT83]*1.1&gt;1;1;[.AT83]*1.1)" office:value-type="float" office:value="1" calcext:value-type="float">
            <text:p>1</text:p>
          </table:table-cell>
          <table:table-cell table:style-name="ce10" table:formula="of:=IF([.AU83]*1.1&gt;1;1;[.AU83]*1.1)" office:value-type="float" office:value="1" calcext:value-type="float">
            <text:p>1</text:p>
          </table:table-cell>
          <table:table-cell table:style-name="ce10" table:formula="of:=IF([.AV83]*1.1&gt;1;1;[.AV83]*1.1)" office:value-type="float" office:value="1" calcext:value-type="float">
            <text:p>1</text:p>
          </table:table-cell>
          <table:table-cell table:style-name="ce10" table:formula="of:=IF([.AW83]*1.1&gt;1;1;[.AW83]*1.1)" office:value-type="float" office:value="1" calcext:value-type="float">
            <text:p>1</text:p>
          </table:table-cell>
          <table:table-cell table:style-name="ce10" table:formula="of:=IF([.AX83]*1.1&gt;1;1;[.AX83]*1.1)" office:value-type="float" office:value="1" calcext:value-type="float">
            <text:p>1</text:p>
          </table:table-cell>
          <table:table-cell table:style-name="ce10" table:formula="of:=IF([.AY83]*1.1&gt;1;1;[.AY83]*1.1)" office:value-type="float" office:value="1" calcext:value-type="float">
            <text:p>1</text:p>
          </table:table-cell>
          <table:table-cell table:style-name="ce10" table:formula="of:=IF([.AZ83]*1.1&gt;1;1;[.AZ83]*1.1)" office:value-type="float" office:value="1" calcext:value-type="float">
            <text:p>1</text:p>
          </table:table-cell>
          <table:table-cell table:style-name="ce10" table:formula="of:=IF([.BA83]*1.1&gt;1;1;[.BA83]*1.1)" office:value-type="float" office:value="1" calcext:value-type="float">
            <text:p>1</text:p>
          </table:table-cell>
          <table:table-cell table:style-name="ce10" table:formula="of:=IF([.BB83]*1.1&gt;1;1;[.BB83]*1.1)" office:value-type="float" office:value="1" calcext:value-type="float">
            <text:p>1</text:p>
          </table:table-cell>
          <table:table-cell table:style-name="ce10" table:formula="of:=IF([.BC83]*1.1&gt;1;1;[.BC83]*1.1)" office:value-type="float" office:value="1" calcext:value-type="float">
            <text:p>1</text:p>
          </table:table-cell>
          <table:table-cell table:style-name="ce10" table:formula="of:=IF([.BD83]*1.1&gt;1;1;[.BD83]*1.1)" office:value-type="float" office:value="1" calcext:value-type="float">
            <text:p>1</text:p>
          </table:table-cell>
          <table:table-cell table:style-name="ce10" table:formula="of:=IF([.BE83]*1.1&gt;1;1;[.BE83]*1.1)" office:value-type="float" office:value="1" calcext:value-type="float">
            <text:p>1</text:p>
          </table:table-cell>
          <table:table-cell table:style-name="ce10" table:formula="of:=IF([.BF83]*1.1&gt;1;1;[.BF83]*1.1)" office:value-type="float" office:value="1" calcext:value-type="float">
            <text:p>1</text:p>
          </table:table-cell>
          <table:table-cell table:style-name="ce10" table:formula="of:=IF([.BG83]*1.1&gt;1;1;[.BG83]*1.1)" office:value-type="float" office:value="1" calcext:value-type="float">
            <text:p>1</text:p>
          </table:table-cell>
          <table:table-cell table:style-name="ce10" table:formula="of:=IF([.BH83]*1.1&gt;1;1;[.BH83]*1.1)" office:value-type="float" office:value="1" calcext:value-type="float">
            <text:p>1</text:p>
          </table:table-cell>
          <table:table-cell table:style-name="ce10" table:formula="of:=IF([.BI83]*1.1&gt;1;1;[.BI83]*1.1)" office:value-type="float" office:value="1" calcext:value-type="float">
            <text:p>1</text:p>
          </table:table-cell>
          <table:table-cell table:style-name="ce10" table:formula="of:=IF([.BJ83]*1.1&gt;1;1;[.BJ83]*1.1)" office:value-type="float" office:value="1" calcext:value-type="float">
            <text:p>1</text:p>
          </table:table-cell>
          <table:table-cell table:style-name="ce10" table:formula="of:=IF([.BK83]*1.1&gt;1;1;[.BK83]*1.1)" office:value-type="float" office:value="1" calcext:value-type="float">
            <text:p>1</text:p>
          </table:table-cell>
          <table:table-cell table:style-name="ce10" table:formula="of:=IF([.BL83]*1.1&gt;1;1;[.BL83]*1.1)" office:value-type="float" office:value="1" calcext:value-type="float">
            <text:p>1</text:p>
          </table:table-cell>
          <table:table-cell table:style-name="ce10" table:formula="of:=IF([.BM83]*1.1&gt;1;1;[.BM83]*1.1)" office:value-type="float" office:value="1" calcext:value-type="float">
            <text:p>1</text:p>
          </table:table-cell>
          <table:table-cell table:style-name="ce10" table:formula="of:=IF([.BN83]*1.1&gt;1;1;[.BN83]*1.1)" office:value-type="float" office:value="1" calcext:value-type="float">
            <text:p>1</text:p>
          </table:table-cell>
          <table:table-cell table:style-name="ce10" table:formula="of:=IF([.BO83]*1.1&gt;1;1;[.BO83]*1.1)" office:value-type="float" office:value="1" calcext:value-type="float">
            <text:p>1</text:p>
          </table:table-cell>
          <table:table-cell table:style-name="ce10" table:formula="of:=IF([.BP83]*1.1&gt;1;1;[.BP83]*1.1)" office:value-type="float" office:value="1" calcext:value-type="float">
            <text:p>1</text:p>
          </table:table-cell>
          <table:table-cell table:style-name="ce10" table:formula="of:=IF([.BQ83]*1.1&gt;1;1;[.BQ83]*1.1)" office:value-type="float" office:value="1" calcext:value-type="float">
            <text:p>1</text:p>
          </table:table-cell>
          <table:table-cell table:style-name="ce10" table:formula="of:=IF([.BR83]*1.1&gt;1;1;[.BR83]*1.1)" office:value-type="float" office:value="1" calcext:value-type="float">
            <text:p>1</text:p>
          </table:table-cell>
          <table:table-cell table:style-name="ce10" table:formula="of:=IF([.BS83]*1.1&gt;1;1;[.BS83]*1.1)" office:value-type="float" office:value="1" calcext:value-type="float">
            <text:p>1</text:p>
          </table:table-cell>
          <table:table-cell table:style-name="ce10" table:formula="of:=IF([.BT83]*1.1&gt;1;1;[.BT83]*1.1)" office:value-type="float" office:value="1" calcext:value-type="float">
            <text:p>1</text:p>
          </table:table-cell>
          <table:table-cell table:style-name="ce10" table:formula="of:=IF([.BU83]*1.1&gt;1;1;[.BU83]*1.1)" office:value-type="float" office:value="1" calcext:value-type="float">
            <text:p>1</text:p>
          </table:table-cell>
          <table:table-cell table:style-name="ce10" table:formula="of:=IF([.BV83]*1.1&gt;1;1;[.BV83]*1.1)" office:value-type="float" office:value="1" calcext:value-type="float">
            <text:p>1</text:p>
          </table:table-cell>
          <table:table-cell table:style-name="ce10" table:formula="of:=IF([.BW83]*1.1&gt;1;1;[.BW83]*1.1)" office:value-type="float" office:value="1" calcext:value-type="float">
            <text:p>1</text:p>
          </table:table-cell>
          <table:table-cell table:style-name="ce10" table:formula="of:=IF([.BX83]*1.1&gt;1;1;[.BX83]*1.1)" office:value-type="float" office:value="1" calcext:value-type="float">
            <text:p>1</text:p>
          </table:table-cell>
          <table:table-cell table:style-name="ce10" table:formula="of:=IF([.BY83]*1.1&gt;1;1;[.BY83]*1.1)" office:value-type="float" office:value="1" calcext:value-type="float">
            <text:p>1</text:p>
          </table:table-cell>
          <table:table-cell table:style-name="ce10" table:formula="of:=IF([.BZ83]*1.1&gt;1;1;[.BZ83]*1.1)" office:value-type="float" office:value="1" calcext:value-type="float">
            <text:p>1</text:p>
          </table:table-cell>
          <table:table-cell table:style-name="ce10" table:formula="of:=IF([.CA83]*1.1&gt;1;1;[.CA83]*1.1)" office:value-type="float" office:value="1" calcext:value-type="float">
            <text:p>1</text:p>
          </table:table-cell>
          <table:table-cell table:style-name="ce10" table:formula="of:=IF([.CB83]*1.1&gt;1;1;[.CB83]*1.1)" office:value-type="float" office:value="1" calcext:value-type="float">
            <text:p>1</text:p>
          </table:table-cell>
          <table:table-cell table:style-name="ce10" table:formula="of:=IF([.CC83]*1.1&gt;1;1;[.CC83]*1.1)" office:value-type="float" office:value="1" calcext:value-type="float">
            <text:p>1</text:p>
          </table:table-cell>
          <table:table-cell table:style-name="ce10" table:formula="of:=IF([.CD83]*1.1&gt;1;1;[.CD83]*1.1)" office:value-type="float" office:value="1" calcext:value-type="float">
            <text:p>1</text:p>
          </table:table-cell>
          <table:table-cell table:style-name="ce10" table:formula="of:=IF([.CE83]*1.1&gt;1;1;[.CE83]*1.1)" office:value-type="float" office:value="1" calcext:value-type="float">
            <text:p>1</text:p>
          </table:table-cell>
          <table:table-cell table:style-name="ce10" table:formula="of:=IF([.CF83]*1.1&gt;1;1;[.CF83]*1.1)" office:value-type="float" office:value="1" calcext:value-type="float">
            <text:p>1</text:p>
          </table:table-cell>
          <table:table-cell table:style-name="ce10" table:formula="of:=IF([.CG83]*1.1&gt;1;1;[.CG83]*1.1)" office:value-type="float" office:value="1" calcext:value-type="float">
            <text:p>1</text:p>
          </table:table-cell>
          <table:table-cell table:style-name="ce10" table:formula="of:=IF([.CH83]*1.1&gt;1;1;[.CH83]*1.1)" office:value-type="float" office:value="1" calcext:value-type="float">
            <text:p>1</text:p>
          </table:table-cell>
          <table:table-cell table:style-name="ce10" table:formula="of:=IF([.CI83]*1.1&gt;1;1;[.CI83]*1.1)" office:value-type="float" office:value="1" calcext:value-type="float">
            <text:p>1</text:p>
          </table:table-cell>
          <table:table-cell table:style-name="ce10" table:formula="of:=IF([.CJ83]*1.1&gt;1;1;[.CJ83]*1.1)" office:value-type="float" office:value="1" calcext:value-type="float">
            <text:p>1</text:p>
          </table:table-cell>
          <table:table-cell table:style-name="ce10" table:formula="of:=IF([.CK83]*1.1&gt;1;1;[.CK83]*1.1)" office:value-type="float" office:value="1" calcext:value-type="float">
            <text:p>1</text:p>
          </table:table-cell>
          <table:table-cell table:style-name="ce10" table:formula="of:=IF([.CL83]*1.1&gt;1;1;[.CL83]*1.1)" office:value-type="float" office:value="1" calcext:value-type="float">
            <text:p>1</text:p>
          </table:table-cell>
          <table:table-cell table:style-name="ce10" table:formula="of:=IF([.CM83]*1.1&gt;1;1;[.CM83]*1.1)" office:value-type="float" office:value="1" calcext:value-type="float">
            <text:p>1</text:p>
          </table:table-cell>
          <table:table-cell table:style-name="ce10" table:formula="of:=IF([.CN83]*1.1&gt;1;1;[.CN83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73]&lt;1;(1+(59*(1-[.A73])))*[.$A$39]+[.$A$87]/1000;0)" office:value-type="float" office:value="610" calcext:value-type="float">
            <text:p>610</text:p>
          </table:table-cell>
          <table:table-cell table:style-name="ce11" table:formula="of:=IF([.B73]&lt;1;(1+(59*(1-[.B73])))*[.$A$39]+[.$A$87]/1000;0)" office:value-type="float" office:value="610" calcext:value-type="float">
            <text:p>610</text:p>
          </table:table-cell>
          <table:table-cell table:style-name="ce11" table:formula="of:=IF([.C73]&lt;1;(1+(59*(1-[.C73])))*[.$A$39]+[.$A$87]/1000;0)" office:value-type="float" office:value="610" calcext:value-type="float">
            <text:p>610</text:p>
          </table:table-cell>
          <table:table-cell table:style-name="ce11" table:formula="of:=IF([.D73]&lt;1;(1+(59*(1-[.D73])))*[.$A$39]+[.$A$87]/1000;0)" office:value-type="float" office:value="610" calcext:value-type="float">
            <text:p>610</text:p>
          </table:table-cell>
          <table:table-cell table:style-name="ce11" table:formula="of:=IF([.E73]&lt;1;(1+(59*(1-[.E73])))*[.$A$39]+[.$A$87]/1000;0)" office:value-type="float" office:value="610" calcext:value-type="float">
            <text:p>610</text:p>
          </table:table-cell>
          <table:table-cell table:style-name="ce11" table:formula="of:=IF([.F73]&lt;1;(1+(59*(1-[.F73])))*[.$A$39]+[.$A$87]/1000;0)" office:value-type="float" office:value="610" calcext:value-type="float">
            <text:p>610</text:p>
          </table:table-cell>
          <table:table-cell table:style-name="ce11" table:formula="of:=IF([.G73]&lt;1;(1+(59*(1-[.G73])))*[.$A$39]+[.$A$87]/1000;0)" office:value-type="float" office:value="610" calcext:value-type="float">
            <text:p>610</text:p>
          </table:table-cell>
          <table:table-cell table:style-name="ce11" table:formula="of:=IF([.H73]&lt;1;(1+(59*(1-[.H73])))*[.$A$39]+[.$A$87]/1000;0)" office:value-type="float" office:value="610" calcext:value-type="float">
            <text:p>610</text:p>
          </table:table-cell>
          <table:table-cell table:style-name="ce11" table:formula="of:=IF([.I73]&lt;1;(1+(59*(1-[.I73])))*[.$A$39]+[.$A$87]/1000;0)" office:value-type="float" office:value="610" calcext:value-type="float">
            <text:p>610</text:p>
          </table:table-cell>
          <table:table-cell table:style-name="ce11" table:formula="of:=IF([.J73]&lt;1;(1+(59*(1-[.J73])))*[.$A$39]+[.$A$87]/1000;0)" office:value-type="float" office:value="610" calcext:value-type="float">
            <text:p>610</text:p>
          </table:table-cell>
          <table:table-cell table:style-name="ce11" table:formula="of:=IF([.K73]&lt;1;(1+(59*(1-[.K73])))*[.$A$39]+[.$A$87]/1000;0)" office:value-type="float" office:value="610" calcext:value-type="float">
            <text:p>610</text:p>
          </table:table-cell>
          <table:table-cell table:style-name="ce11" table:formula="of:=IF([.L73]&lt;1;(1+(59*(1-[.L73])))*[.$A$39]+[.$A$87]/1000;0)" office:value-type="float" office:value="610" calcext:value-type="float">
            <text:p>610</text:p>
          </table:table-cell>
          <table:table-cell table:style-name="ce11" table:formula="of:=IF([.M73]&lt;1;(1+(59*(1-[.M73])))*[.$A$39]+[.$A$87]/1000;0)" office:value-type="float" office:value="610" calcext:value-type="float">
            <text:p>610</text:p>
          </table:table-cell>
          <table:table-cell table:style-name="ce11" table:formula="of:=IF([.N73]&lt;1;(1+(59*(1-[.N73])))*[.$A$39]+[.$A$87]/1000;0)" office:value-type="float" office:value="610" calcext:value-type="float">
            <text:p>610</text:p>
          </table:table-cell>
          <table:table-cell table:style-name="ce11" table:formula="of:=IF([.O73]&lt;1;(1+(59*(1-[.O73])))*[.$A$39]+[.$A$87]/1000;0)" office:value-type="float" office:value="610" calcext:value-type="float">
            <text:p>610</text:p>
          </table:table-cell>
          <table:table-cell table:style-name="ce11" table:formula="of:=IF([.P73]&lt;1;(1+(59*(1-[.P73])))*[.$A$39]+[.$A$87]/1000;0)" office:value-type="float" office:value="610" calcext:value-type="float">
            <text:p>610</text:p>
          </table:table-cell>
          <table:table-cell table:style-name="ce11" table:formula="of:=IF([.Q73]&lt;1;(1+(59*(1-[.Q73])))*[.$A$39]+[.$A$87]/1000;0)" office:value-type="float" office:value="610" calcext:value-type="float">
            <text:p>610</text:p>
          </table:table-cell>
          <table:table-cell table:style-name="ce11" table:formula="of:=IF([.R73]&lt;1;(1+(59*(1-[.R73])))*[.$A$39]+[.$A$87]/1000;0)" office:value-type="float" office:value="610" calcext:value-type="float">
            <text:p>610</text:p>
          </table:table-cell>
          <table:table-cell table:style-name="ce11" table:formula="of:=IF([.S73]&lt;1;(1+(59*(1-[.S73])))*[.$A$39]+[.$A$87]/1000;0)" office:value-type="float" office:value="610" calcext:value-type="float">
            <text:p>610</text:p>
          </table:table-cell>
          <table:table-cell table:style-name="ce11" table:formula="of:=IF([.T73]&lt;1;(1+(59*(1-[.T73])))*[.$A$39]+[.$A$87]/1000;0)" office:value-type="float" office:value="610" calcext:value-type="float">
            <text:p>610</text:p>
          </table:table-cell>
          <table:table-cell table:style-name="ce11" table:formula="of:=IF([.U73]&lt;1;(1+(59*(1-[.U73])))*[.$A$39]+[.$A$87]/1000;0)" office:value-type="float" office:value="610" calcext:value-type="float">
            <text:p>610</text:p>
          </table:table-cell>
          <table:table-cell table:style-name="ce11" table:formula="of:=IF([.V73]&lt;1;(1+(59*(1-[.V73])))*[.$A$39]+[.$A$87]/1000;0)" office:value-type="float" office:value="610" calcext:value-type="float">
            <text:p>610</text:p>
          </table:table-cell>
          <table:table-cell table:style-name="ce11" table:formula="of:=IF([.W73]&lt;1;(1+(59*(1-[.W73])))*[.$A$39]+[.$A$87]/1000;0)" office:value-type="float" office:value="610" calcext:value-type="float">
            <text:p>610</text:p>
          </table:table-cell>
          <table:table-cell table:style-name="ce11" table:formula="of:=IF([.X73]&lt;1;(1+(59*(1-[.X73])))*[.$A$39]+[.$A$87]/1000;0)" office:value-type="float" office:value="610" calcext:value-type="float">
            <text:p>610</text:p>
          </table:table-cell>
          <table:table-cell table:style-name="ce11" table:formula="of:=IF([.Y73]&lt;1;(1+(59*(1-[.Y73])))*[.$A$39]+[.$A$87]/1000;0)" office:value-type="float" office:value="610" calcext:value-type="float">
            <text:p>610</text:p>
          </table:table-cell>
          <table:table-cell table:style-name="ce11" table:formula="of:=IF([.Z73]&lt;1;(1+(59*(1-[.Z73])))*[.$A$39]+[.$A$87]/1000;0)" office:value-type="float" office:value="610" calcext:value-type="float">
            <text:p>610</text:p>
          </table:table-cell>
          <table:table-cell table:style-name="ce11" table:formula="of:=IF([.AA73]&lt;1;(1+(59*(1-[.AA73])))*[.$A$39]+[.$A$87]/1000;0)" office:value-type="float" office:value="610" calcext:value-type="float">
            <text:p>610</text:p>
          </table:table-cell>
          <table:table-cell table:style-name="ce11" table:formula="of:=IF([.AB73]&lt;1;(1+(59*(1-[.AB73])))*[.$A$39]+[.$A$87]/1000;0)" office:value-type="float" office:value="610" calcext:value-type="float">
            <text:p>610</text:p>
          </table:table-cell>
          <table:table-cell table:style-name="ce11" table:formula="of:=IF([.AC73]&lt;1;(1+(59*(1-[.AC73])))*[.$A$39]+[.$A$87]/1000;0)" office:value-type="float" office:value="610" calcext:value-type="float">
            <text:p>610</text:p>
          </table:table-cell>
          <table:table-cell table:style-name="ce11" table:formula="of:=IF([.AD73]&lt;1;(1+(59*(1-[.AD73])))*[.$A$39]+[.$A$87]/1000;0)" office:value-type="float" office:value="610" calcext:value-type="float">
            <text:p>610</text:p>
          </table:table-cell>
          <table:table-cell table:style-name="ce11" table:formula="of:=IF([.AE73]&lt;1;(1+(59*(1-[.AE73])))*[.$A$39]+[.$A$87]/1000;0)" office:value-type="float" office:value="610" calcext:value-type="float">
            <text:p>610</text:p>
          </table:table-cell>
          <table:table-cell table:style-name="ce11" table:formula="of:=IF([.AF73]&lt;1;(1+(59*(1-[.AF73])))*[.$A$39]+[.$A$87]/1000;0)" office:value-type="float" office:value="610" calcext:value-type="float">
            <text:p>610</text:p>
          </table:table-cell>
          <table:table-cell table:style-name="ce11" table:formula="of:=IF([.AG73]&lt;1;(1+(59*(1-[.AG73])))*[.$A$39]+[.$A$87]/1000;0)" office:value-type="float" office:value="610" calcext:value-type="float">
            <text:p>610</text:p>
          </table:table-cell>
          <table:table-cell table:style-name="ce11" table:formula="of:=IF([.AH73]&lt;1;(1+(59*(1-[.AH73])))*[.$A$39]+[.$A$87]/1000;0)" office:value-type="float" office:value="610" calcext:value-type="float">
            <text:p>610</text:p>
          </table:table-cell>
          <table:table-cell table:style-name="ce11" table:formula="of:=IF([.AI73]&lt;1;(1+(59*(1-[.AI73])))*[.$A$39]+[.$A$87]/1000;0)" office:value-type="float" office:value="610" calcext:value-type="float">
            <text:p>610</text:p>
          </table:table-cell>
          <table:table-cell table:style-name="ce11" table:formula="of:=IF([.AJ73]&lt;1;(1+(59*(1-[.AJ73])))*[.$A$39]+[.$A$87]/1000;0)" office:value-type="float" office:value="610" calcext:value-type="float">
            <text:p>610</text:p>
          </table:table-cell>
          <table:table-cell table:style-name="ce11" table:formula="of:=IF([.AK73]&lt;1;(1+(59*(1-[.AK73])))*[.$A$39]+[.$A$87]/1000;0)" office:value-type="float" office:value="610" calcext:value-type="float">
            <text:p>610</text:p>
          </table:table-cell>
          <table:table-cell table:style-name="ce11" table:formula="of:=IF([.AL73]&lt;1;(1+(59*(1-[.AL73])))*[.$A$39]+[.$A$87]/1000;0)" office:value-type="float" office:value="610" calcext:value-type="float">
            <text:p>610</text:p>
          </table:table-cell>
          <table:table-cell table:style-name="ce11" table:formula="of:=IF([.AM73]&lt;1;(1+(59*(1-[.AM73])))*[.$A$39]+[.$A$87]/1000;0)" office:value-type="float" office:value="610" calcext:value-type="float">
            <text:p>610</text:p>
          </table:table-cell>
          <table:table-cell table:style-name="ce11" table:formula="of:=IF([.AN73]&lt;1;(1+(59*(1-[.AN73])))*[.$A$39]+[.$A$87]/1000;0)" office:value-type="float" office:value="610" calcext:value-type="float">
            <text:p>610</text:p>
          </table:table-cell>
          <table:table-cell table:style-name="ce11" table:formula="of:=IF([.AO73]&lt;1;(1+(59*(1-[.AO73])))*[.$A$39]+[.$A$87]/1000;0)" office:value-type="float" office:value="610" calcext:value-type="float">
            <text:p>610</text:p>
          </table:table-cell>
          <table:table-cell table:style-name="ce11" table:formula="of:=IF([.AP73]&lt;1;(1+(59*(1-[.AP73])))*[.$A$39]+[.$A$87]/1000;0)" office:value-type="float" office:value="610" calcext:value-type="float">
            <text:p>610</text:p>
          </table:table-cell>
          <table:table-cell table:style-name="ce11" table:formula="of:=IF([.AQ73]&lt;1;(1+(59*(1-[.AQ73])))*[.$A$39]+[.$A$87]/1000;0)" office:value-type="float" office:value="610" calcext:value-type="float">
            <text:p>610</text:p>
          </table:table-cell>
          <table:table-cell table:style-name="ce11" table:formula="of:=IF([.AR73]&lt;1;(1+(59*(1-[.AR73])))*[.$A$39]+[.$A$87]/1000;0)" office:value-type="float" office:value="610" calcext:value-type="float">
            <text:p>610</text:p>
          </table:table-cell>
          <table:table-cell table:style-name="ce11" table:formula="of:=IF([.AS73]&lt;1;(1+(59*(1-[.AS73])))*[.$A$39]+[.$A$87]/1000;0)" office:value-type="float" office:value="610" calcext:value-type="float">
            <text:p>610</text:p>
          </table:table-cell>
          <table:table-cell table:style-name="ce11" table:formula="of:=IF([.AT73]&lt;1;(1+(59*(1-[.AT73])))*[.$A$39]+[.$A$87]/1000;0)" office:value-type="float" office:value="610" calcext:value-type="float">
            <text:p>610</text:p>
          </table:table-cell>
          <table:table-cell table:style-name="ce11" table:formula="of:=IF([.AU73]&lt;1;(1+(59*(1-[.AU73])))*[.$A$39]+[.$A$87]/1000;0)" office:value-type="float" office:value="610" calcext:value-type="float">
            <text:p>610</text:p>
          </table:table-cell>
          <table:table-cell table:style-name="ce11" table:formula="of:=IF([.AV73]&lt;1;(1+(59*(1-[.AV73])))*[.$A$39]+[.$A$87]/1000;0)" office:value-type="float" office:value="610" calcext:value-type="float">
            <text:p>610</text:p>
          </table:table-cell>
          <table:table-cell table:style-name="ce11" table:formula="of:=IF([.AW73]&lt;1;(1+(59*(1-[.AW73])))*[.$A$39]+[.$A$87]/1000;0)" office:value-type="float" office:value="610" calcext:value-type="float">
            <text:p>610</text:p>
          </table:table-cell>
          <table:table-cell table:style-name="ce11" table:formula="of:=IF([.AX73]&lt;1;(1+(59*(1-[.AX73])))*[.$A$39]+[.$A$87]/1000;0)" office:value-type="float" office:value="610" calcext:value-type="float">
            <text:p>610</text:p>
          </table:table-cell>
          <table:table-cell table:style-name="ce11" table:formula="of:=IF([.AY73]&lt;1;(1+(59*(1-[.AY73])))*[.$A$39]+[.$A$87]/1000;0)" office:value-type="float" office:value="610" calcext:value-type="float">
            <text:p>610</text:p>
          </table:table-cell>
          <table:table-cell table:style-name="ce11" table:formula="of:=IF([.AZ73]&lt;1;(1+(59*(1-[.AZ73])))*[.$A$39]+[.$A$87]/1000;0)" office:value-type="float" office:value="610" calcext:value-type="float">
            <text:p>610</text:p>
          </table:table-cell>
          <table:table-cell table:style-name="ce11" table:formula="of:=IF([.BA73]&lt;1;(1+(59*(1-[.BA73])))*[.$A$39]+[.$A$87]/1000;0)" office:value-type="float" office:value="610" calcext:value-type="float">
            <text:p>610</text:p>
          </table:table-cell>
          <table:table-cell table:style-name="ce11" table:formula="of:=IF([.BB73]&lt;1;(1+(59*(1-[.BB73])))*[.$A$39]+[.$A$87]/1000;0)" office:value-type="float" office:value="610" calcext:value-type="float">
            <text:p>610</text:p>
          </table:table-cell>
          <table:table-cell table:style-name="ce11" table:formula="of:=IF([.BC73]&lt;1;(1+(59*(1-[.BC73])))*[.$A$39]+[.$A$87]/1000;0)" office:value-type="float" office:value="610" calcext:value-type="float">
            <text:p>610</text:p>
          </table:table-cell>
          <table:table-cell table:style-name="ce11" table:formula="of:=IF([.BD73]&lt;1;(1+(59*(1-[.BD73])))*[.$A$39]+[.$A$87]/1000;0)" office:value-type="float" office:value="610" calcext:value-type="float">
            <text:p>610</text:p>
          </table:table-cell>
          <table:table-cell table:style-name="ce11" table:formula="of:=IF([.BE73]&lt;1;(1+(59*(1-[.BE73])))*[.$A$39]+[.$A$87]/1000;0)" office:value-type="float" office:value="610" calcext:value-type="float">
            <text:p>610</text:p>
          </table:table-cell>
          <table:table-cell table:style-name="ce11" table:formula="of:=IF([.BF73]&lt;1;(1+(59*(1-[.BF73])))*[.$A$39]+[.$A$87]/1000;0)" office:value-type="float" office:value="610" calcext:value-type="float">
            <text:p>610</text:p>
          </table:table-cell>
          <table:table-cell table:style-name="ce11" table:formula="of:=IF([.BG73]&lt;1;(1+(59*(1-[.BG73])))*[.$A$39]+[.$A$87]/1000;0)" office:value-type="float" office:value="610" calcext:value-type="float">
            <text:p>610</text:p>
          </table:table-cell>
          <table:table-cell table:style-name="ce11" table:formula="of:=IF([.BH73]&lt;1;(1+(59*(1-[.BH73])))*[.$A$39]+[.$A$87]/1000;0)" office:value-type="float" office:value="610" calcext:value-type="float">
            <text:p>610</text:p>
          </table:table-cell>
          <table:table-cell table:style-name="ce11" table:formula="of:=IF([.BI73]&lt;1;(1+(59*(1-[.BI73])))*[.$A$39]+[.$A$87]/1000;0)" office:value-type="float" office:value="610" calcext:value-type="float">
            <text:p>610</text:p>
          </table:table-cell>
          <table:table-cell table:style-name="ce11" table:formula="of:=IF([.BJ73]&lt;1;(1+(59*(1-[.BJ73])))*[.$A$39]+[.$A$87]/1000;0)" office:value-type="float" office:value="610" calcext:value-type="float">
            <text:p>610</text:p>
          </table:table-cell>
          <table:table-cell table:style-name="ce11" table:formula="of:=IF([.BK73]&lt;1;(1+(59*(1-[.BK73])))*[.$A$39]+[.$A$87]/1000;0)" office:value-type="float" office:value="610" calcext:value-type="float">
            <text:p>610</text:p>
          </table:table-cell>
          <table:table-cell table:style-name="ce11" table:formula="of:=IF([.BL73]&lt;1;(1+(59*(1-[.BL73])))*[.$A$39]+[.$A$87]/1000;0)" office:value-type="float" office:value="610" calcext:value-type="float">
            <text:p>610</text:p>
          </table:table-cell>
          <table:table-cell table:style-name="ce11" table:formula="of:=IF([.BM73]&lt;1;(1+(59*(1-[.BM73])))*[.$A$39]+[.$A$87]/1000;0)" office:value-type="float" office:value="610" calcext:value-type="float">
            <text:p>610</text:p>
          </table:table-cell>
          <table:table-cell table:style-name="ce11" table:formula="of:=IF([.BN73]&lt;1;(1+(59*(1-[.BN73])))*[.$A$39]+[.$A$87]/1000;0)" office:value-type="float" office:value="610" calcext:value-type="float">
            <text:p>610</text:p>
          </table:table-cell>
          <table:table-cell table:style-name="ce11" table:formula="of:=IF([.BO73]&lt;1;(1+(59*(1-[.BO73])))*[.$A$39]+[.$A$87]/1000;0)" office:value-type="float" office:value="610" calcext:value-type="float">
            <text:p>610</text:p>
          </table:table-cell>
          <table:table-cell table:style-name="ce11" table:formula="of:=IF([.BP73]&lt;1;(1+(59*(1-[.BP73])))*[.$A$39]+[.$A$87]/1000;0)" office:value-type="float" office:value="610" calcext:value-type="float">
            <text:p>610</text:p>
          </table:table-cell>
          <table:table-cell table:style-name="ce11" table:formula="of:=IF([.BQ73]&lt;1;(1+(59*(1-[.BQ73])))*[.$A$39]+[.$A$87]/1000;0)" office:value-type="float" office:value="610" calcext:value-type="float">
            <text:p>610</text:p>
          </table:table-cell>
          <table:table-cell table:style-name="ce11" table:formula="of:=IF([.BR73]&lt;1;(1+(59*(1-[.BR73])))*[.$A$39]+[.$A$87]/1000;0)" office:value-type="float" office:value="610" calcext:value-type="float">
            <text:p>610</text:p>
          </table:table-cell>
          <table:table-cell table:style-name="ce11" table:formula="of:=IF([.BS73]&lt;1;(1+(59*(1-[.BS73])))*[.$A$39]+[.$A$87]/1000;0)" office:value-type="float" office:value="610" calcext:value-type="float">
            <text:p>610</text:p>
          </table:table-cell>
          <table:table-cell table:style-name="ce11" table:formula="of:=IF([.BT73]&lt;1;(1+(59*(1-[.BT73])))*[.$A$39]+[.$A$87]/1000;0)" office:value-type="float" office:value="610" calcext:value-type="float">
            <text:p>610</text:p>
          </table:table-cell>
          <table:table-cell table:style-name="ce11" table:formula="of:=IF([.BU73]&lt;1;(1+(59*(1-[.BU73])))*[.$A$39]+[.$A$87]/1000;0)" office:value-type="float" office:value="610" calcext:value-type="float">
            <text:p>610</text:p>
          </table:table-cell>
          <table:table-cell table:style-name="ce11" table:formula="of:=IF([.BV73]&lt;1;(1+(59*(1-[.BV73])))*[.$A$39]+[.$A$87]/1000;0)" office:value-type="float" office:value="610" calcext:value-type="float">
            <text:p>610</text:p>
          </table:table-cell>
          <table:table-cell table:style-name="ce11" table:formula="of:=IF([.BW73]&lt;1;(1+(59*(1-[.BW73])))*[.$A$39]+[.$A$87]/1000;0)" office:value-type="float" office:value="610" calcext:value-type="float">
            <text:p>610</text:p>
          </table:table-cell>
          <table:table-cell table:style-name="ce11" table:formula="of:=IF([.BX73]&lt;1;(1+(59*(1-[.BX73])))*[.$A$39]+[.$A$87]/1000;0)" office:value-type="float" office:value="610" calcext:value-type="float">
            <text:p>610</text:p>
          </table:table-cell>
          <table:table-cell table:style-name="ce11" table:formula="of:=IF([.BY73]&lt;1;(1+(59*(1-[.BY73])))*[.$A$39]+[.$A$87]/1000;0)" office:value-type="float" office:value="610" calcext:value-type="float">
            <text:p>610</text:p>
          </table:table-cell>
          <table:table-cell table:style-name="ce11" table:formula="of:=IF([.BZ73]&lt;1;(1+(59*(1-[.BZ73])))*[.$A$39]+[.$A$87]/1000;0)" office:value-type="float" office:value="610" calcext:value-type="float">
            <text:p>610</text:p>
          </table:table-cell>
          <table:table-cell table:style-name="ce11" table:formula="of:=IF([.CA73]&lt;1;(1+(59*(1-[.CA73])))*[.$A$39]+[.$A$87]/1000;0)" office:value-type="float" office:value="610" calcext:value-type="float">
            <text:p>610</text:p>
          </table:table-cell>
          <table:table-cell table:style-name="ce11" table:formula="of:=IF([.CB73]&lt;1;(1+(59*(1-[.CB73])))*[.$A$39]+[.$A$87]/1000;0)" office:value-type="float" office:value="610" calcext:value-type="float">
            <text:p>610</text:p>
          </table:table-cell>
          <table:table-cell table:style-name="ce11" table:formula="of:=IF([.CC73]&lt;1;(1+(59*(1-[.CC73])))*[.$A$39]+[.$A$87]/1000;0)" office:value-type="float" office:value="610" calcext:value-type="float">
            <text:p>610</text:p>
          </table:table-cell>
          <table:table-cell table:style-name="ce11" table:formula="of:=IF([.CD73]&lt;1;(1+(59*(1-[.CD73])))*[.$A$39]+[.$A$87]/1000;0)" office:value-type="float" office:value="610" calcext:value-type="float">
            <text:p>610</text:p>
          </table:table-cell>
          <table:table-cell table:style-name="ce11" table:formula="of:=IF([.CE73]&lt;1;(1+(59*(1-[.CE73])))*[.$A$39]+[.$A$87]/1000;0)" office:value-type="float" office:value="610" calcext:value-type="float">
            <text:p>610</text:p>
          </table:table-cell>
          <table:table-cell table:style-name="ce11" table:formula="of:=IF([.CF73]&lt;1;(1+(59*(1-[.CF73])))*[.$A$39]+[.$A$87]/1000;0)" office:value-type="float" office:value="610" calcext:value-type="float">
            <text:p>610</text:p>
          </table:table-cell>
          <table:table-cell table:style-name="ce11" table:formula="of:=IF([.CG73]&lt;1;(1+(59*(1-[.CG73])))*[.$A$39]+[.$A$87]/1000;0)" office:value-type="float" office:value="610" calcext:value-type="float">
            <text:p>610</text:p>
          </table:table-cell>
          <table:table-cell table:style-name="ce11" table:formula="of:=IF([.CH73]&lt;1;(1+(59*(1-[.CH73])))*[.$A$39]+[.$A$87]/1000;0)" office:value-type="float" office:value="610" calcext:value-type="float">
            <text:p>610</text:p>
          </table:table-cell>
          <table:table-cell table:style-name="ce11" table:formula="of:=IF([.CI73]&lt;1;(1+(59*(1-[.CI73])))*[.$A$39]+[.$A$87]/1000;0)" office:value-type="float" office:value="610" calcext:value-type="float">
            <text:p>610</text:p>
          </table:table-cell>
          <table:table-cell table:style-name="ce11" table:formula="of:=IF([.CJ73]&lt;1;(1+(59*(1-[.CJ73])))*[.$A$39]+[.$A$87]/1000;0)" office:value-type="float" office:value="610" calcext:value-type="float">
            <text:p>610</text:p>
          </table:table-cell>
          <table:table-cell table:style-name="ce11" table:formula="of:=IF([.CK73]&lt;1;(1+(59*(1-[.CK73])))*[.$A$39]+[.$A$87]/1000;0)" office:value-type="float" office:value="610" calcext:value-type="float">
            <text:p>610</text:p>
          </table:table-cell>
          <table:table-cell table:style-name="ce11" table:formula="of:=IF([.CL73]&lt;1;(1+(59*(1-[.CL73])))*[.$A$39]+[.$A$87]/1000;0)" office:value-type="float" office:value="610" calcext:value-type="float">
            <text:p>610</text:p>
          </table:table-cell>
          <table:table-cell table:style-name="ce11" table:formula="of:=IF([.CM73]&lt;1;(1+(59*(1-[.CM73])))*[.$A$39]+[.$A$87]/1000;0)" office:value-type="float" office:value="610" calcext:value-type="float">
            <text:p>610</text:p>
          </table:table-cell>
          <table:table-cell table:style-name="ce11" table:formula="of:=IF([.CN73]&lt;1;(1+(59*(1-[.CN73])))*[.$A$39]+[.$A$87]/1000;0)" office:value-type="float" office:value="610" calcext:value-type="float">
            <text:p>61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74]&lt;1;(1+(59*(1-[.A74])))*[.$A$39]+[.$A$87]/1000;0)" office:value-type="float" office:value="551" calcext:value-type="float">
            <text:p>551</text:p>
          </table:table-cell>
          <table:table-cell table:style-name="ce11" table:formula="of:=IF([.B74]&lt;1;(1+(59*(1-[.B74])))*[.$A$39]+[.$A$87]/1000;0)" office:value-type="float" office:value="545.1" calcext:value-type="float">
            <text:p>545</text:p>
          </table:table-cell>
          <table:table-cell table:style-name="ce11" table:formula="of:=IF([.C74]&lt;1;(1+(59*(1-[.C74])))*[.$A$39]+[.$A$87]/1000;0)" office:value-type="float" office:value="538.61" calcext:value-type="float">
            <text:p>539</text:p>
          </table:table-cell>
          <table:table-cell table:style-name="ce11" table:formula="of:=IF([.D74]&lt;1;(1+(59*(1-[.D74])))*[.$A$39]+[.$A$87]/1000;0)" office:value-type="float" office:value="531.471" calcext:value-type="float">
            <text:p>531</text:p>
          </table:table-cell>
          <table:table-cell table:style-name="ce11" table:formula="of:=IF([.E74]&lt;1;(1+(59*(1-[.E74])))*[.$A$39]+[.$A$87]/1000;0)" office:value-type="float" office:value="523.6181" calcext:value-type="float">
            <text:p>524</text:p>
          </table:table-cell>
          <table:table-cell table:style-name="ce11" table:formula="of:=IF([.F74]&lt;1;(1+(59*(1-[.F74])))*[.$A$39]+[.$A$87]/1000;0)" office:value-type="float" office:value="514.97991" calcext:value-type="float">
            <text:p>515</text:p>
          </table:table-cell>
          <table:table-cell table:style-name="ce11" table:formula="of:=IF([.G74]&lt;1;(1+(59*(1-[.G74])))*[.$A$39]+[.$A$87]/1000;0)" office:value-type="float" office:value="505.477901" calcext:value-type="float">
            <text:p>505</text:p>
          </table:table-cell>
          <table:table-cell table:style-name="ce11" table:formula="of:=IF([.H74]&lt;1;(1+(59*(1-[.H74])))*[.$A$39]+[.$A$87]/1000;0)" office:value-type="float" office:value="495.0256911" calcext:value-type="float">
            <text:p>495</text:p>
          </table:table-cell>
          <table:table-cell table:style-name="ce11" table:formula="of:=IF([.I74]&lt;1;(1+(59*(1-[.I74])))*[.$A$39]+[.$A$87]/1000;0)" office:value-type="float" office:value="483.52826021" calcext:value-type="float">
            <text:p>484</text:p>
          </table:table-cell>
          <table:table-cell table:style-name="ce11" table:formula="of:=IF([.J74]&lt;1;(1+(59*(1-[.J74])))*[.$A$39]+[.$A$87]/1000;0)" office:value-type="float" office:value="470.881086231" calcext:value-type="float">
            <text:p>471</text:p>
          </table:table-cell>
          <table:table-cell table:style-name="ce11" table:formula="of:=IF([.K74]&lt;1;(1+(59*(1-[.K74])))*[.$A$39]+[.$A$87]/1000;0)" office:value-type="float" office:value="456.9691948541" calcext:value-type="float">
            <text:p>457</text:p>
          </table:table-cell>
          <table:table-cell table:style-name="ce11" table:formula="of:=IF([.L74]&lt;1;(1+(59*(1-[.L74])))*[.$A$39]+[.$A$87]/1000;0)" office:value-type="float" office:value="441.66611433951" calcext:value-type="float">
            <text:p>442</text:p>
          </table:table-cell>
          <table:table-cell table:style-name="ce11" table:formula="of:=IF([.M74]&lt;1;(1+(59*(1-[.M74])))*[.$A$39]+[.$A$87]/1000;0)" office:value-type="float" office:value="424.832725773461" calcext:value-type="float">
            <text:p>425</text:p>
          </table:table-cell>
          <table:table-cell table:style-name="ce11" table:formula="of:=IF([.N74]&lt;1;(1+(59*(1-[.N74])))*[.$A$39]+[.$A$87]/1000;0)" office:value-type="float" office:value="406.315998350807" calcext:value-type="float">
            <text:p>406</text:p>
          </table:table-cell>
          <table:table-cell table:style-name="ce11" table:formula="of:=IF([.O74]&lt;1;(1+(59*(1-[.O74])))*[.$A$39]+[.$A$87]/1000;0)" office:value-type="float" office:value="385.947598185888" calcext:value-type="float">
            <text:p>386</text:p>
          </table:table-cell>
          <table:table-cell table:style-name="ce11" table:formula="of:=IF([.P74]&lt;1;(1+(59*(1-[.P74])))*[.$A$39]+[.$A$87]/1000;0)" office:value-type="float" office:value="363.542358004476" calcext:value-type="float">
            <text:p>364</text:p>
          </table:table-cell>
          <table:table-cell table:style-name="ce11" table:formula="of:=IF([.Q74]&lt;1;(1+(59*(1-[.Q74])))*[.$A$39]+[.$A$87]/1000;0)" office:value-type="float" office:value="338.896593804924" calcext:value-type="float">
            <text:p>339</text:p>
          </table:table-cell>
          <table:table-cell table:style-name="ce11" table:formula="of:=IF([.R74]&lt;1;(1+(59*(1-[.R74])))*[.$A$39]+[.$A$87]/1000;0)" office:value-type="float" office:value="311.786253185416" calcext:value-type="float">
            <text:p>312</text:p>
          </table:table-cell>
          <table:table-cell table:style-name="ce11" table:formula="of:=IF([.S74]&lt;1;(1+(59*(1-[.S74])))*[.$A$39]+[.$A$87]/1000;0)" office:value-type="float" office:value="281.964878503958" calcext:value-type="float">
            <text:p>282</text:p>
          </table:table-cell>
          <table:table-cell table:style-name="ce11" table:formula="of:=IF([.T74]&lt;1;(1+(59*(1-[.T74])))*[.$A$39]+[.$A$87]/1000;0)" office:value-type="float" office:value="249.161366354354" calcext:value-type="float">
            <text:p>249</text:p>
          </table:table-cell>
          <table:table-cell table:style-name="ce11" table:formula="of:=IF([.U74]&lt;1;(1+(59*(1-[.U74])))*[.$A$39]+[.$A$87]/1000;0)" office:value-type="float" office:value="213.077502989789" calcext:value-type="float">
            <text:p>213</text:p>
          </table:table-cell>
          <table:table-cell table:style-name="ce11" table:formula="of:=IF([.V74]&lt;1;(1+(59*(1-[.V74])))*[.$A$39]+[.$A$87]/1000;0)" office:value-type="float" office:value="173.385253288768" calcext:value-type="float">
            <text:p>173</text:p>
          </table:table-cell>
          <table:table-cell table:style-name="ce11" table:formula="of:=IF([.W74]&lt;1;(1+(59*(1-[.W74])))*[.$A$39]+[.$A$87]/1000;0)" office:value-type="float" office:value="129.723778617645" calcext:value-type="float">
            <text:p>130</text:p>
          </table:table-cell>
          <table:table-cell table:style-name="ce11" table:formula="of:=IF([.X74]&lt;1;(1+(59*(1-[.X74])))*[.$A$39]+[.$A$87]/1000;0)" office:value-type="float" office:value="81.6961564794091" calcext:value-type="float">
            <text:p>82</text:p>
          </table:table-cell>
          <table:table-cell table:style-name="ce11" table:formula="of:=IF([.Y74]&lt;1;(1+(59*(1-[.Y74])))*[.$A$39]+[.$A$87]/1000;0)" office:value-type="float" office:value="28.86577212735" calcext:value-type="float">
            <text:p>29</text:p>
          </table:table-cell>
          <table:table-cell table:style-name="ce11" table:formula="of:=IF([.Z74]&lt;1;(1+(59*(1-[.Z74])))*[.$A$39]+[.$A$87]/1000;0)" office:value-type="float" office:value="0" calcext:value-type="float">
            <text:p>0</text:p>
          </table:table-cell>
          <table:table-cell table:style-name="ce11" table:formula="of:=IF([.AA74]&lt;1;(1+(59*(1-[.AA74])))*[.$A$39]+[.$A$87]/1000;0)" office:value-type="float" office:value="0" calcext:value-type="float">
            <text:p>0</text:p>
          </table:table-cell>
          <table:table-cell table:style-name="ce11" table:formula="of:=IF([.AB74]&lt;1;(1+(59*(1-[.AB74])))*[.$A$39]+[.$A$87]/1000;0)" office:value-type="float" office:value="0" calcext:value-type="float">
            <text:p>0</text:p>
          </table:table-cell>
          <table:table-cell table:style-name="ce11" table:formula="of:=IF([.AC74]&lt;1;(1+(59*(1-[.AC74])))*[.$A$39]+[.$A$87]/1000;0)" office:value-type="float" office:value="0" calcext:value-type="float">
            <text:p>0</text:p>
          </table:table-cell>
          <table:table-cell table:style-name="ce11" table:formula="of:=IF([.AD74]&lt;1;(1+(59*(1-[.AD74])))*[.$A$39]+[.$A$87]/1000;0)" office:value-type="float" office:value="0" calcext:value-type="float">
            <text:p>0</text:p>
          </table:table-cell>
          <table:table-cell table:style-name="ce11" table:formula="of:=IF([.AE74]&lt;1;(1+(59*(1-[.AE74])))*[.$A$39]+[.$A$87]/1000;0)" office:value-type="float" office:value="0" calcext:value-type="float">
            <text:p>0</text:p>
          </table:table-cell>
          <table:table-cell table:style-name="ce11" table:formula="of:=IF([.AF74]&lt;1;(1+(59*(1-[.AF74])))*[.$A$39]+[.$A$87]/1000;0)" office:value-type="float" office:value="0" calcext:value-type="float">
            <text:p>0</text:p>
          </table:table-cell>
          <table:table-cell table:style-name="ce11" table:formula="of:=IF([.AG74]&lt;1;(1+(59*(1-[.AG74])))*[.$A$39]+[.$A$87]/1000;0)" office:value-type="float" office:value="0" calcext:value-type="float">
            <text:p>0</text:p>
          </table:table-cell>
          <table:table-cell table:style-name="ce11" table:formula="of:=IF([.AH74]&lt;1;(1+(59*(1-[.AH74])))*[.$A$39]+[.$A$87]/1000;0)" office:value-type="float" office:value="0" calcext:value-type="float">
            <text:p>0</text:p>
          </table:table-cell>
          <table:table-cell table:style-name="ce11" table:formula="of:=IF([.AI74]&lt;1;(1+(59*(1-[.AI74])))*[.$A$39]+[.$A$87]/1000;0)" office:value-type="float" office:value="0" calcext:value-type="float">
            <text:p>0</text:p>
          </table:table-cell>
          <table:table-cell table:style-name="ce11" table:formula="of:=IF([.AJ74]&lt;1;(1+(59*(1-[.AJ74])))*[.$A$39]+[.$A$87]/1000;0)" office:value-type="float" office:value="0" calcext:value-type="float">
            <text:p>0</text:p>
          </table:table-cell>
          <table:table-cell table:style-name="ce11" table:formula="of:=IF([.AK74]&lt;1;(1+(59*(1-[.AK74])))*[.$A$39]+[.$A$87]/1000;0)" office:value-type="float" office:value="0" calcext:value-type="float">
            <text:p>0</text:p>
          </table:table-cell>
          <table:table-cell table:style-name="ce11" table:formula="of:=IF([.AL74]&lt;1;(1+(59*(1-[.AL74])))*[.$A$39]+[.$A$87]/1000;0)" office:value-type="float" office:value="0" calcext:value-type="float">
            <text:p>0</text:p>
          </table:table-cell>
          <table:table-cell table:style-name="ce11" table:formula="of:=IF([.AM74]&lt;1;(1+(59*(1-[.AM74])))*[.$A$39]+[.$A$87]/1000;0)" office:value-type="float" office:value="0" calcext:value-type="float">
            <text:p>0</text:p>
          </table:table-cell>
          <table:table-cell table:style-name="ce11" table:formula="of:=IF([.AN74]&lt;1;(1+(59*(1-[.AN74])))*[.$A$39]+[.$A$87]/1000;0)" office:value-type="float" office:value="0" calcext:value-type="float">
            <text:p>0</text:p>
          </table:table-cell>
          <table:table-cell table:style-name="ce11" table:formula="of:=IF([.AO74]&lt;1;(1+(59*(1-[.AO74])))*[.$A$39]+[.$A$87]/1000;0)" office:value-type="float" office:value="0" calcext:value-type="float">
            <text:p>0</text:p>
          </table:table-cell>
          <table:table-cell table:style-name="ce11" table:formula="of:=IF([.AP74]&lt;1;(1+(59*(1-[.AP74])))*[.$A$39]+[.$A$87]/1000;0)" office:value-type="float" office:value="0" calcext:value-type="float">
            <text:p>0</text:p>
          </table:table-cell>
          <table:table-cell table:style-name="ce11" table:formula="of:=IF([.AQ74]&lt;1;(1+(59*(1-[.AQ74])))*[.$A$39]+[.$A$87]/1000;0)" office:value-type="float" office:value="0" calcext:value-type="float">
            <text:p>0</text:p>
          </table:table-cell>
          <table:table-cell table:style-name="ce11" table:formula="of:=IF([.AR74]&lt;1;(1+(59*(1-[.AR74])))*[.$A$39]+[.$A$87]/1000;0)" office:value-type="float" office:value="0" calcext:value-type="float">
            <text:p>0</text:p>
          </table:table-cell>
          <table:table-cell table:style-name="ce11" table:formula="of:=IF([.AS74]&lt;1;(1+(59*(1-[.AS74])))*[.$A$39]+[.$A$87]/1000;0)" office:value-type="float" office:value="0" calcext:value-type="float">
            <text:p>0</text:p>
          </table:table-cell>
          <table:table-cell table:style-name="ce11" table:formula="of:=IF([.AT74]&lt;1;(1+(59*(1-[.AT74])))*[.$A$39]+[.$A$87]/1000;0)" office:value-type="float" office:value="0" calcext:value-type="float">
            <text:p>0</text:p>
          </table:table-cell>
          <table:table-cell table:style-name="ce11" table:formula="of:=IF([.AU74]&lt;1;(1+(59*(1-[.AU74])))*[.$A$39]+[.$A$87]/1000;0)" office:value-type="float" office:value="0" calcext:value-type="float">
            <text:p>0</text:p>
          </table:table-cell>
          <table:table-cell table:style-name="ce11" table:formula="of:=IF([.AV74]&lt;1;(1+(59*(1-[.AV74])))*[.$A$39]+[.$A$87]/1000;0)" office:value-type="float" office:value="0" calcext:value-type="float">
            <text:p>0</text:p>
          </table:table-cell>
          <table:table-cell table:style-name="ce11" table:formula="of:=IF([.AW74]&lt;1;(1+(59*(1-[.AW74])))*[.$A$39]+[.$A$87]/1000;0)" office:value-type="float" office:value="0" calcext:value-type="float">
            <text:p>0</text:p>
          </table:table-cell>
          <table:table-cell table:style-name="ce11" table:formula="of:=IF([.AX74]&lt;1;(1+(59*(1-[.AX74])))*[.$A$39]+[.$A$87]/1000;0)" office:value-type="float" office:value="0" calcext:value-type="float">
            <text:p>0</text:p>
          </table:table-cell>
          <table:table-cell table:style-name="ce11" table:formula="of:=IF([.AY74]&lt;1;(1+(59*(1-[.AY74])))*[.$A$39]+[.$A$87]/1000;0)" office:value-type="float" office:value="0" calcext:value-type="float">
            <text:p>0</text:p>
          </table:table-cell>
          <table:table-cell table:style-name="ce11" table:formula="of:=IF([.AZ74]&lt;1;(1+(59*(1-[.AZ74])))*[.$A$39]+[.$A$87]/1000;0)" office:value-type="float" office:value="0" calcext:value-type="float">
            <text:p>0</text:p>
          </table:table-cell>
          <table:table-cell table:style-name="ce11" table:formula="of:=IF([.BA74]&lt;1;(1+(59*(1-[.BA74])))*[.$A$39]+[.$A$87]/1000;0)" office:value-type="float" office:value="0" calcext:value-type="float">
            <text:p>0</text:p>
          </table:table-cell>
          <table:table-cell table:style-name="ce11" table:formula="of:=IF([.BB74]&lt;1;(1+(59*(1-[.BB74])))*[.$A$39]+[.$A$87]/1000;0)" office:value-type="float" office:value="0" calcext:value-type="float">
            <text:p>0</text:p>
          </table:table-cell>
          <table:table-cell table:style-name="ce11" table:formula="of:=IF([.BC74]&lt;1;(1+(59*(1-[.BC74])))*[.$A$39]+[.$A$87]/1000;0)" office:value-type="float" office:value="0" calcext:value-type="float">
            <text:p>0</text:p>
          </table:table-cell>
          <table:table-cell table:style-name="ce11" table:formula="of:=IF([.BD74]&lt;1;(1+(59*(1-[.BD74])))*[.$A$39]+[.$A$87]/1000;0)" office:value-type="float" office:value="0" calcext:value-type="float">
            <text:p>0</text:p>
          </table:table-cell>
          <table:table-cell table:style-name="ce11" table:formula="of:=IF([.BE74]&lt;1;(1+(59*(1-[.BE74])))*[.$A$39]+[.$A$87]/1000;0)" office:value-type="float" office:value="0" calcext:value-type="float">
            <text:p>0</text:p>
          </table:table-cell>
          <table:table-cell table:style-name="ce11" table:formula="of:=IF([.BF74]&lt;1;(1+(59*(1-[.BF74])))*[.$A$39]+[.$A$87]/1000;0)" office:value-type="float" office:value="0" calcext:value-type="float">
            <text:p>0</text:p>
          </table:table-cell>
          <table:table-cell table:style-name="ce11" table:formula="of:=IF([.BG74]&lt;1;(1+(59*(1-[.BG74])))*[.$A$39]+[.$A$87]/1000;0)" office:value-type="float" office:value="0" calcext:value-type="float">
            <text:p>0</text:p>
          </table:table-cell>
          <table:table-cell table:style-name="ce11" table:formula="of:=IF([.BH74]&lt;1;(1+(59*(1-[.BH74])))*[.$A$39]+[.$A$87]/1000;0)" office:value-type="float" office:value="0" calcext:value-type="float">
            <text:p>0</text:p>
          </table:table-cell>
          <table:table-cell table:style-name="ce11" table:formula="of:=IF([.BI74]&lt;1;(1+(59*(1-[.BI74])))*[.$A$39]+[.$A$87]/1000;0)" office:value-type="float" office:value="0" calcext:value-type="float">
            <text:p>0</text:p>
          </table:table-cell>
          <table:table-cell table:style-name="ce11" table:formula="of:=IF([.BJ74]&lt;1;(1+(59*(1-[.BJ74])))*[.$A$39]+[.$A$87]/1000;0)" office:value-type="float" office:value="0" calcext:value-type="float">
            <text:p>0</text:p>
          </table:table-cell>
          <table:table-cell table:style-name="ce11" table:formula="of:=IF([.BK74]&lt;1;(1+(59*(1-[.BK74])))*[.$A$39]+[.$A$87]/1000;0)" office:value-type="float" office:value="0" calcext:value-type="float">
            <text:p>0</text:p>
          </table:table-cell>
          <table:table-cell table:style-name="ce11" table:formula="of:=IF([.BL74]&lt;1;(1+(59*(1-[.BL74])))*[.$A$39]+[.$A$87]/1000;0)" office:value-type="float" office:value="0" calcext:value-type="float">
            <text:p>0</text:p>
          </table:table-cell>
          <table:table-cell table:style-name="ce11" table:formula="of:=IF([.BM74]&lt;1;(1+(59*(1-[.BM74])))*[.$A$39]+[.$A$87]/1000;0)" office:value-type="float" office:value="0" calcext:value-type="float">
            <text:p>0</text:p>
          </table:table-cell>
          <table:table-cell table:style-name="ce11" table:formula="of:=IF([.BN74]&lt;1;(1+(59*(1-[.BN74])))*[.$A$39]+[.$A$87]/1000;0)" office:value-type="float" office:value="0" calcext:value-type="float">
            <text:p>0</text:p>
          </table:table-cell>
          <table:table-cell table:style-name="ce11" table:formula="of:=IF([.BO74]&lt;1;(1+(59*(1-[.BO74])))*[.$A$39]+[.$A$87]/1000;0)" office:value-type="float" office:value="0" calcext:value-type="float">
            <text:p>0</text:p>
          </table:table-cell>
          <table:table-cell table:style-name="ce11" table:formula="of:=IF([.BP74]&lt;1;(1+(59*(1-[.BP74])))*[.$A$39]+[.$A$87]/1000;0)" office:value-type="float" office:value="0" calcext:value-type="float">
            <text:p>0</text:p>
          </table:table-cell>
          <table:table-cell table:style-name="ce11" table:formula="of:=IF([.BQ74]&lt;1;(1+(59*(1-[.BQ74])))*[.$A$39]+[.$A$87]/1000;0)" office:value-type="float" office:value="0" calcext:value-type="float">
            <text:p>0</text:p>
          </table:table-cell>
          <table:table-cell table:style-name="ce11" table:formula="of:=IF([.BR74]&lt;1;(1+(59*(1-[.BR74])))*[.$A$39]+[.$A$87]/1000;0)" office:value-type="float" office:value="0" calcext:value-type="float">
            <text:p>0</text:p>
          </table:table-cell>
          <table:table-cell table:style-name="ce11" table:formula="of:=IF([.BS74]&lt;1;(1+(59*(1-[.BS74])))*[.$A$39]+[.$A$87]/1000;0)" office:value-type="float" office:value="0" calcext:value-type="float">
            <text:p>0</text:p>
          </table:table-cell>
          <table:table-cell table:style-name="ce11" table:formula="of:=IF([.BT74]&lt;1;(1+(59*(1-[.BT74])))*[.$A$39]+[.$A$87]/1000;0)" office:value-type="float" office:value="0" calcext:value-type="float">
            <text:p>0</text:p>
          </table:table-cell>
          <table:table-cell table:style-name="ce11" table:formula="of:=IF([.BU74]&lt;1;(1+(59*(1-[.BU74])))*[.$A$39]+[.$A$87]/1000;0)" office:value-type="float" office:value="0" calcext:value-type="float">
            <text:p>0</text:p>
          </table:table-cell>
          <table:table-cell table:style-name="ce11" table:formula="of:=IF([.BV74]&lt;1;(1+(59*(1-[.BV74])))*[.$A$39]+[.$A$87]/1000;0)" office:value-type="float" office:value="0" calcext:value-type="float">
            <text:p>0</text:p>
          </table:table-cell>
          <table:table-cell table:style-name="ce11" table:formula="of:=IF([.BW74]&lt;1;(1+(59*(1-[.BW74])))*[.$A$39]+[.$A$87]/1000;0)" office:value-type="float" office:value="0" calcext:value-type="float">
            <text:p>0</text:p>
          </table:table-cell>
          <table:table-cell table:style-name="ce11" table:formula="of:=IF([.BX74]&lt;1;(1+(59*(1-[.BX74])))*[.$A$39]+[.$A$87]/1000;0)" office:value-type="float" office:value="0" calcext:value-type="float">
            <text:p>0</text:p>
          </table:table-cell>
          <table:table-cell table:style-name="ce11" table:formula="of:=IF([.BY74]&lt;1;(1+(59*(1-[.BY74])))*[.$A$39]+[.$A$87]/1000;0)" office:value-type="float" office:value="0" calcext:value-type="float">
            <text:p>0</text:p>
          </table:table-cell>
          <table:table-cell table:style-name="ce11" table:formula="of:=IF([.BZ74]&lt;1;(1+(59*(1-[.BZ74])))*[.$A$39]+[.$A$87]/1000;0)" office:value-type="float" office:value="0" calcext:value-type="float">
            <text:p>0</text:p>
          </table:table-cell>
          <table:table-cell table:style-name="ce11" table:formula="of:=IF([.CA74]&lt;1;(1+(59*(1-[.CA74])))*[.$A$39]+[.$A$87]/1000;0)" office:value-type="float" office:value="0" calcext:value-type="float">
            <text:p>0</text:p>
          </table:table-cell>
          <table:table-cell table:style-name="ce11" table:formula="of:=IF([.CB74]&lt;1;(1+(59*(1-[.CB74])))*[.$A$39]+[.$A$87]/1000;0)" office:value-type="float" office:value="0" calcext:value-type="float">
            <text:p>0</text:p>
          </table:table-cell>
          <table:table-cell table:style-name="ce11" table:formula="of:=IF([.CC74]&lt;1;(1+(59*(1-[.CC74])))*[.$A$39]+[.$A$87]/1000;0)" office:value-type="float" office:value="0" calcext:value-type="float">
            <text:p>0</text:p>
          </table:table-cell>
          <table:table-cell table:style-name="ce11" table:formula="of:=IF([.CD74]&lt;1;(1+(59*(1-[.CD74])))*[.$A$39]+[.$A$87]/1000;0)" office:value-type="float" office:value="0" calcext:value-type="float">
            <text:p>0</text:p>
          </table:table-cell>
          <table:table-cell table:style-name="ce11" table:formula="of:=IF([.CE74]&lt;1;(1+(59*(1-[.CE74])))*[.$A$39]+[.$A$87]/1000;0)" office:value-type="float" office:value="0" calcext:value-type="float">
            <text:p>0</text:p>
          </table:table-cell>
          <table:table-cell table:style-name="ce11" table:formula="of:=IF([.CF74]&lt;1;(1+(59*(1-[.CF74])))*[.$A$39]+[.$A$87]/1000;0)" office:value-type="float" office:value="0" calcext:value-type="float">
            <text:p>0</text:p>
          </table:table-cell>
          <table:table-cell table:style-name="ce11" table:formula="of:=IF([.CG74]&lt;1;(1+(59*(1-[.CG74])))*[.$A$39]+[.$A$87]/1000;0)" office:value-type="float" office:value="0" calcext:value-type="float">
            <text:p>0</text:p>
          </table:table-cell>
          <table:table-cell table:style-name="ce11" table:formula="of:=IF([.CH74]&lt;1;(1+(59*(1-[.CH74])))*[.$A$39]+[.$A$87]/1000;0)" office:value-type="float" office:value="0" calcext:value-type="float">
            <text:p>0</text:p>
          </table:table-cell>
          <table:table-cell table:style-name="ce11" table:formula="of:=IF([.CI74]&lt;1;(1+(59*(1-[.CI74])))*[.$A$39]+[.$A$87]/1000;0)" office:value-type="float" office:value="0" calcext:value-type="float">
            <text:p>0</text:p>
          </table:table-cell>
          <table:table-cell table:style-name="ce11" table:formula="of:=IF([.CJ74]&lt;1;(1+(59*(1-[.CJ74])))*[.$A$39]+[.$A$87]/1000;0)" office:value-type="float" office:value="0" calcext:value-type="float">
            <text:p>0</text:p>
          </table:table-cell>
          <table:table-cell table:style-name="ce11" table:formula="of:=IF([.CK74]&lt;1;(1+(59*(1-[.CK74])))*[.$A$39]+[.$A$87]/1000;0)" office:value-type="float" office:value="0" calcext:value-type="float">
            <text:p>0</text:p>
          </table:table-cell>
          <table:table-cell table:style-name="ce11" table:formula="of:=IF([.CL74]&lt;1;(1+(59*(1-[.CL74])))*[.$A$39]+[.$A$87]/1000;0)" office:value-type="float" office:value="0" calcext:value-type="float">
            <text:p>0</text:p>
          </table:table-cell>
          <table:table-cell table:style-name="ce11" table:formula="of:=IF([.CM74]&lt;1;(1+(59*(1-[.CM74])))*[.$A$39]+[.$A$87]/1000;0)" office:value-type="float" office:value="0" calcext:value-type="float">
            <text:p>0</text:p>
          </table:table-cell>
          <table:table-cell table:style-name="ce11" table:formula="of:=IF([.CN74]&lt;1;(1+(59*(1-[.CN74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75]&lt;1;(1+(59*(1-[.A75])))*[.$A$39]+[.$A$87]/1000;0)" office:value-type="float" office:value="492" calcext:value-type="float">
            <text:p>492</text:p>
          </table:table-cell>
          <table:table-cell table:style-name="ce11" table:formula="of:=IF([.B75]&lt;1;(1+(59*(1-[.B75])))*[.$A$39]+[.$A$87]/1000;0)" office:value-type="float" office:value="480.2" calcext:value-type="float">
            <text:p>480</text:p>
          </table:table-cell>
          <table:table-cell table:style-name="ce11" table:formula="of:=IF([.C75]&lt;1;(1+(59*(1-[.C75])))*[.$A$39]+[.$A$87]/1000;0)" office:value-type="float" office:value="467.22" calcext:value-type="float">
            <text:p>467</text:p>
          </table:table-cell>
          <table:table-cell table:style-name="ce11" table:formula="of:=IF([.D75]&lt;1;(1+(59*(1-[.D75])))*[.$A$39]+[.$A$87]/1000;0)" office:value-type="float" office:value="452.942" calcext:value-type="float">
            <text:p>453</text:p>
          </table:table-cell>
          <table:table-cell table:style-name="ce11" table:formula="of:=IF([.E75]&lt;1;(1+(59*(1-[.E75])))*[.$A$39]+[.$A$87]/1000;0)" office:value-type="float" office:value="437.2362" calcext:value-type="float">
            <text:p>437</text:p>
          </table:table-cell>
          <table:table-cell table:style-name="ce11" table:formula="of:=IF([.F75]&lt;1;(1+(59*(1-[.F75])))*[.$A$39]+[.$A$87]/1000;0)" office:value-type="float" office:value="419.95982" calcext:value-type="float">
            <text:p>420</text:p>
          </table:table-cell>
          <table:table-cell table:style-name="ce11" table:formula="of:=IF([.G75]&lt;1;(1+(59*(1-[.G75])))*[.$A$39]+[.$A$87]/1000;0)" office:value-type="float" office:value="400.955802" calcext:value-type="float">
            <text:p>401</text:p>
          </table:table-cell>
          <table:table-cell table:style-name="ce11" table:formula="of:=IF([.H75]&lt;1;(1+(59*(1-[.H75])))*[.$A$39]+[.$A$87]/1000;0)" office:value-type="float" office:value="380.0513822" calcext:value-type="float">
            <text:p>380</text:p>
          </table:table-cell>
          <table:table-cell table:style-name="ce11" table:formula="of:=IF([.I75]&lt;1;(1+(59*(1-[.I75])))*[.$A$39]+[.$A$87]/1000;0)" office:value-type="float" office:value="357.05652042" calcext:value-type="float">
            <text:p>357</text:p>
          </table:table-cell>
          <table:table-cell table:style-name="ce11" table:formula="of:=IF([.J75]&lt;1;(1+(59*(1-[.J75])))*[.$A$39]+[.$A$87]/1000;0)" office:value-type="float" office:value="331.762172462" calcext:value-type="float">
            <text:p>332</text:p>
          </table:table-cell>
          <table:table-cell table:style-name="ce11" table:formula="of:=IF([.K75]&lt;1;(1+(59*(1-[.K75])))*[.$A$39]+[.$A$87]/1000;0)" office:value-type="float" office:value="303.9383897082" calcext:value-type="float">
            <text:p>304</text:p>
          </table:table-cell>
          <table:table-cell table:style-name="ce11" table:formula="of:=IF([.L75]&lt;1;(1+(59*(1-[.L75])))*[.$A$39]+[.$A$87]/1000;0)" office:value-type="float" office:value="273.33222867902" calcext:value-type="float">
            <text:p>273</text:p>
          </table:table-cell>
          <table:table-cell table:style-name="ce11" table:formula="of:=IF([.M75]&lt;1;(1+(59*(1-[.M75])))*[.$A$39]+[.$A$87]/1000;0)" office:value-type="float" office:value="239.665451546922" calcext:value-type="float">
            <text:p>240</text:p>
          </table:table-cell>
          <table:table-cell table:style-name="ce11" table:formula="of:=IF([.N75]&lt;1;(1+(59*(1-[.N75])))*[.$A$39]+[.$A$87]/1000;0)" office:value-type="float" office:value="202.631996701614" calcext:value-type="float">
            <text:p>203</text:p>
          </table:table-cell>
          <table:table-cell table:style-name="ce11" table:formula="of:=IF([.O75]&lt;1;(1+(59*(1-[.O75])))*[.$A$39]+[.$A$87]/1000;0)" office:value-type="float" office:value="161.895196371775" calcext:value-type="float">
            <text:p>162</text:p>
          </table:table-cell>
          <table:table-cell table:style-name="ce11" table:formula="of:=IF([.P75]&lt;1;(1+(59*(1-[.P75])))*[.$A$39]+[.$A$87]/1000;0)" office:value-type="float" office:value="117.084716008953" calcext:value-type="float">
            <text:p>117</text:p>
          </table:table-cell>
          <table:table-cell table:style-name="ce11" table:formula="of:=IF([.Q75]&lt;1;(1+(59*(1-[.Q75])))*[.$A$39]+[.$A$87]/1000;0)" office:value-type="float" office:value="67.793187609848" calcext:value-type="float">
            <text:p>68</text:p>
          </table:table-cell>
          <table:table-cell table:style-name="ce11" table:formula="of:=IF([.R75]&lt;1;(1+(59*(1-[.R75])))*[.$A$39]+[.$A$87]/1000;0)" office:value-type="float" office:value="0" calcext:value-type="float">
            <text:p>0</text:p>
          </table:table-cell>
          <table:table-cell table:style-name="ce11" table:formula="of:=IF([.S75]&lt;1;(1+(59*(1-[.S75])))*[.$A$39]+[.$A$87]/1000;0)" office:value-type="float" office:value="0" calcext:value-type="float">
            <text:p>0</text:p>
          </table:table-cell>
          <table:table-cell table:style-name="ce11" table:formula="of:=IF([.T75]&lt;1;(1+(59*(1-[.T75])))*[.$A$39]+[.$A$87]/1000;0)" office:value-type="float" office:value="0" calcext:value-type="float">
            <text:p>0</text:p>
          </table:table-cell>
          <table:table-cell table:style-name="ce11" table:formula="of:=IF([.U75]&lt;1;(1+(59*(1-[.U75])))*[.$A$39]+[.$A$87]/1000;0)" office:value-type="float" office:value="0" calcext:value-type="float">
            <text:p>0</text:p>
          </table:table-cell>
          <table:table-cell table:style-name="ce11" table:formula="of:=IF([.V75]&lt;1;(1+(59*(1-[.V75])))*[.$A$39]+[.$A$87]/1000;0)" office:value-type="float" office:value="0" calcext:value-type="float">
            <text:p>0</text:p>
          </table:table-cell>
          <table:table-cell table:style-name="ce11" table:formula="of:=IF([.W75]&lt;1;(1+(59*(1-[.W75])))*[.$A$39]+[.$A$87]/1000;0)" office:value-type="float" office:value="0" calcext:value-type="float">
            <text:p>0</text:p>
          </table:table-cell>
          <table:table-cell table:style-name="ce11" table:formula="of:=IF([.X75]&lt;1;(1+(59*(1-[.X75])))*[.$A$39]+[.$A$87]/1000;0)" office:value-type="float" office:value="0" calcext:value-type="float">
            <text:p>0</text:p>
          </table:table-cell>
          <table:table-cell table:style-name="ce11" table:formula="of:=IF([.Y75]&lt;1;(1+(59*(1-[.Y75])))*[.$A$39]+[.$A$87]/1000;0)" office:value-type="float" office:value="0" calcext:value-type="float">
            <text:p>0</text:p>
          </table:table-cell>
          <table:table-cell table:style-name="ce11" table:formula="of:=IF([.Z75]&lt;1;(1+(59*(1-[.Z75])))*[.$A$39]+[.$A$87]/1000;0)" office:value-type="float" office:value="0" calcext:value-type="float">
            <text:p>0</text:p>
          </table:table-cell>
          <table:table-cell table:style-name="ce11" table:formula="of:=IF([.AA75]&lt;1;(1+(59*(1-[.AA75])))*[.$A$39]+[.$A$87]/1000;0)" office:value-type="float" office:value="0" calcext:value-type="float">
            <text:p>0</text:p>
          </table:table-cell>
          <table:table-cell table:style-name="ce11" table:formula="of:=IF([.AB75]&lt;1;(1+(59*(1-[.AB75])))*[.$A$39]+[.$A$87]/1000;0)" office:value-type="float" office:value="0" calcext:value-type="float">
            <text:p>0</text:p>
          </table:table-cell>
          <table:table-cell table:style-name="ce11" table:formula="of:=IF([.AC75]&lt;1;(1+(59*(1-[.AC75])))*[.$A$39]+[.$A$87]/1000;0)" office:value-type="float" office:value="0" calcext:value-type="float">
            <text:p>0</text:p>
          </table:table-cell>
          <table:table-cell table:style-name="ce11" table:formula="of:=IF([.AD75]&lt;1;(1+(59*(1-[.AD75])))*[.$A$39]+[.$A$87]/1000;0)" office:value-type="float" office:value="0" calcext:value-type="float">
            <text:p>0</text:p>
          </table:table-cell>
          <table:table-cell table:style-name="ce11" table:formula="of:=IF([.AE75]&lt;1;(1+(59*(1-[.AE75])))*[.$A$39]+[.$A$87]/1000;0)" office:value-type="float" office:value="0" calcext:value-type="float">
            <text:p>0</text:p>
          </table:table-cell>
          <table:table-cell table:style-name="ce11" table:formula="of:=IF([.AF75]&lt;1;(1+(59*(1-[.AF75])))*[.$A$39]+[.$A$87]/1000;0)" office:value-type="float" office:value="0" calcext:value-type="float">
            <text:p>0</text:p>
          </table:table-cell>
          <table:table-cell table:style-name="ce11" table:formula="of:=IF([.AG75]&lt;1;(1+(59*(1-[.AG75])))*[.$A$39]+[.$A$87]/1000;0)" office:value-type="float" office:value="0" calcext:value-type="float">
            <text:p>0</text:p>
          </table:table-cell>
          <table:table-cell table:style-name="ce11" table:formula="of:=IF([.AH75]&lt;1;(1+(59*(1-[.AH75])))*[.$A$39]+[.$A$87]/1000;0)" office:value-type="float" office:value="0" calcext:value-type="float">
            <text:p>0</text:p>
          </table:table-cell>
          <table:table-cell table:style-name="ce11" table:formula="of:=IF([.AI75]&lt;1;(1+(59*(1-[.AI75])))*[.$A$39]+[.$A$87]/1000;0)" office:value-type="float" office:value="0" calcext:value-type="float">
            <text:p>0</text:p>
          </table:table-cell>
          <table:table-cell table:style-name="ce11" table:formula="of:=IF([.AJ75]&lt;1;(1+(59*(1-[.AJ75])))*[.$A$39]+[.$A$87]/1000;0)" office:value-type="float" office:value="0" calcext:value-type="float">
            <text:p>0</text:p>
          </table:table-cell>
          <table:table-cell table:style-name="ce11" table:formula="of:=IF([.AK75]&lt;1;(1+(59*(1-[.AK75])))*[.$A$39]+[.$A$87]/1000;0)" office:value-type="float" office:value="0" calcext:value-type="float">
            <text:p>0</text:p>
          </table:table-cell>
          <table:table-cell table:style-name="ce11" table:formula="of:=IF([.AL75]&lt;1;(1+(59*(1-[.AL75])))*[.$A$39]+[.$A$87]/1000;0)" office:value-type="float" office:value="0" calcext:value-type="float">
            <text:p>0</text:p>
          </table:table-cell>
          <table:table-cell table:style-name="ce11" table:formula="of:=IF([.AM75]&lt;1;(1+(59*(1-[.AM75])))*[.$A$39]+[.$A$87]/1000;0)" office:value-type="float" office:value="0" calcext:value-type="float">
            <text:p>0</text:p>
          </table:table-cell>
          <table:table-cell table:style-name="ce11" table:formula="of:=IF([.AN75]&lt;1;(1+(59*(1-[.AN75])))*[.$A$39]+[.$A$87]/1000;0)" office:value-type="float" office:value="0" calcext:value-type="float">
            <text:p>0</text:p>
          </table:table-cell>
          <table:table-cell table:style-name="ce11" table:formula="of:=IF([.AO75]&lt;1;(1+(59*(1-[.AO75])))*[.$A$39]+[.$A$87]/1000;0)" office:value-type="float" office:value="0" calcext:value-type="float">
            <text:p>0</text:p>
          </table:table-cell>
          <table:table-cell table:style-name="ce11" table:formula="of:=IF([.AP75]&lt;1;(1+(59*(1-[.AP75])))*[.$A$39]+[.$A$87]/1000;0)" office:value-type="float" office:value="0" calcext:value-type="float">
            <text:p>0</text:p>
          </table:table-cell>
          <table:table-cell table:style-name="ce11" table:formula="of:=IF([.AQ75]&lt;1;(1+(59*(1-[.AQ75])))*[.$A$39]+[.$A$87]/1000;0)" office:value-type="float" office:value="0" calcext:value-type="float">
            <text:p>0</text:p>
          </table:table-cell>
          <table:table-cell table:style-name="ce11" table:formula="of:=IF([.AR75]&lt;1;(1+(59*(1-[.AR75])))*[.$A$39]+[.$A$87]/1000;0)" office:value-type="float" office:value="0" calcext:value-type="float">
            <text:p>0</text:p>
          </table:table-cell>
          <table:table-cell table:style-name="ce11" table:formula="of:=IF([.AS75]&lt;1;(1+(59*(1-[.AS75])))*[.$A$39]+[.$A$87]/1000;0)" office:value-type="float" office:value="0" calcext:value-type="float">
            <text:p>0</text:p>
          </table:table-cell>
          <table:table-cell table:style-name="ce11" table:formula="of:=IF([.AT75]&lt;1;(1+(59*(1-[.AT75])))*[.$A$39]+[.$A$87]/1000;0)" office:value-type="float" office:value="0" calcext:value-type="float">
            <text:p>0</text:p>
          </table:table-cell>
          <table:table-cell table:style-name="ce11" table:formula="of:=IF([.AU75]&lt;1;(1+(59*(1-[.AU75])))*[.$A$39]+[.$A$87]/1000;0)" office:value-type="float" office:value="0" calcext:value-type="float">
            <text:p>0</text:p>
          </table:table-cell>
          <table:table-cell table:style-name="ce11" table:formula="of:=IF([.AV75]&lt;1;(1+(59*(1-[.AV75])))*[.$A$39]+[.$A$87]/1000;0)" office:value-type="float" office:value="0" calcext:value-type="float">
            <text:p>0</text:p>
          </table:table-cell>
          <table:table-cell table:style-name="ce11" table:formula="of:=IF([.AW75]&lt;1;(1+(59*(1-[.AW75])))*[.$A$39]+[.$A$87]/1000;0)" office:value-type="float" office:value="0" calcext:value-type="float">
            <text:p>0</text:p>
          </table:table-cell>
          <table:table-cell table:style-name="ce11" table:formula="of:=IF([.AX75]&lt;1;(1+(59*(1-[.AX75])))*[.$A$39]+[.$A$87]/1000;0)" office:value-type="float" office:value="0" calcext:value-type="float">
            <text:p>0</text:p>
          </table:table-cell>
          <table:table-cell table:style-name="ce11" table:formula="of:=IF([.AY75]&lt;1;(1+(59*(1-[.AY75])))*[.$A$39]+[.$A$87]/1000;0)" office:value-type="float" office:value="0" calcext:value-type="float">
            <text:p>0</text:p>
          </table:table-cell>
          <table:table-cell table:style-name="ce11" table:formula="of:=IF([.AZ75]&lt;1;(1+(59*(1-[.AZ75])))*[.$A$39]+[.$A$87]/1000;0)" office:value-type="float" office:value="0" calcext:value-type="float">
            <text:p>0</text:p>
          </table:table-cell>
          <table:table-cell table:style-name="ce11" table:formula="of:=IF([.BA75]&lt;1;(1+(59*(1-[.BA75])))*[.$A$39]+[.$A$87]/1000;0)" office:value-type="float" office:value="0" calcext:value-type="float">
            <text:p>0</text:p>
          </table:table-cell>
          <table:table-cell table:style-name="ce11" table:formula="of:=IF([.BB75]&lt;1;(1+(59*(1-[.BB75])))*[.$A$39]+[.$A$87]/1000;0)" office:value-type="float" office:value="0" calcext:value-type="float">
            <text:p>0</text:p>
          </table:table-cell>
          <table:table-cell table:style-name="ce11" table:formula="of:=IF([.BC75]&lt;1;(1+(59*(1-[.BC75])))*[.$A$39]+[.$A$87]/1000;0)" office:value-type="float" office:value="0" calcext:value-type="float">
            <text:p>0</text:p>
          </table:table-cell>
          <table:table-cell table:style-name="ce11" table:formula="of:=IF([.BD75]&lt;1;(1+(59*(1-[.BD75])))*[.$A$39]+[.$A$87]/1000;0)" office:value-type="float" office:value="0" calcext:value-type="float">
            <text:p>0</text:p>
          </table:table-cell>
          <table:table-cell table:style-name="ce11" table:formula="of:=IF([.BE75]&lt;1;(1+(59*(1-[.BE75])))*[.$A$39]+[.$A$87]/1000;0)" office:value-type="float" office:value="0" calcext:value-type="float">
            <text:p>0</text:p>
          </table:table-cell>
          <table:table-cell table:style-name="ce11" table:formula="of:=IF([.BF75]&lt;1;(1+(59*(1-[.BF75])))*[.$A$39]+[.$A$87]/1000;0)" office:value-type="float" office:value="0" calcext:value-type="float">
            <text:p>0</text:p>
          </table:table-cell>
          <table:table-cell table:style-name="ce11" table:formula="of:=IF([.BG75]&lt;1;(1+(59*(1-[.BG75])))*[.$A$39]+[.$A$87]/1000;0)" office:value-type="float" office:value="0" calcext:value-type="float">
            <text:p>0</text:p>
          </table:table-cell>
          <table:table-cell table:style-name="ce11" table:formula="of:=IF([.BH75]&lt;1;(1+(59*(1-[.BH75])))*[.$A$39]+[.$A$87]/1000;0)" office:value-type="float" office:value="0" calcext:value-type="float">
            <text:p>0</text:p>
          </table:table-cell>
          <table:table-cell table:style-name="ce11" table:formula="of:=IF([.BI75]&lt;1;(1+(59*(1-[.BI75])))*[.$A$39]+[.$A$87]/1000;0)" office:value-type="float" office:value="0" calcext:value-type="float">
            <text:p>0</text:p>
          </table:table-cell>
          <table:table-cell table:style-name="ce11" table:formula="of:=IF([.BJ75]&lt;1;(1+(59*(1-[.BJ75])))*[.$A$39]+[.$A$87]/1000;0)" office:value-type="float" office:value="0" calcext:value-type="float">
            <text:p>0</text:p>
          </table:table-cell>
          <table:table-cell table:style-name="ce11" table:formula="of:=IF([.BK75]&lt;1;(1+(59*(1-[.BK75])))*[.$A$39]+[.$A$87]/1000;0)" office:value-type="float" office:value="0" calcext:value-type="float">
            <text:p>0</text:p>
          </table:table-cell>
          <table:table-cell table:style-name="ce11" table:formula="of:=IF([.BL75]&lt;1;(1+(59*(1-[.BL75])))*[.$A$39]+[.$A$87]/1000;0)" office:value-type="float" office:value="0" calcext:value-type="float">
            <text:p>0</text:p>
          </table:table-cell>
          <table:table-cell table:style-name="ce11" table:formula="of:=IF([.BM75]&lt;1;(1+(59*(1-[.BM75])))*[.$A$39]+[.$A$87]/1000;0)" office:value-type="float" office:value="0" calcext:value-type="float">
            <text:p>0</text:p>
          </table:table-cell>
          <table:table-cell table:style-name="ce11" table:formula="of:=IF([.BN75]&lt;1;(1+(59*(1-[.BN75])))*[.$A$39]+[.$A$87]/1000;0)" office:value-type="float" office:value="0" calcext:value-type="float">
            <text:p>0</text:p>
          </table:table-cell>
          <table:table-cell table:style-name="ce11" table:formula="of:=IF([.BO75]&lt;1;(1+(59*(1-[.BO75])))*[.$A$39]+[.$A$87]/1000;0)" office:value-type="float" office:value="0" calcext:value-type="float">
            <text:p>0</text:p>
          </table:table-cell>
          <table:table-cell table:style-name="ce11" table:formula="of:=IF([.BP75]&lt;1;(1+(59*(1-[.BP75])))*[.$A$39]+[.$A$87]/1000;0)" office:value-type="float" office:value="0" calcext:value-type="float">
            <text:p>0</text:p>
          </table:table-cell>
          <table:table-cell table:style-name="ce11" table:formula="of:=IF([.BQ75]&lt;1;(1+(59*(1-[.BQ75])))*[.$A$39]+[.$A$87]/1000;0)" office:value-type="float" office:value="0" calcext:value-type="float">
            <text:p>0</text:p>
          </table:table-cell>
          <table:table-cell table:style-name="ce11" table:formula="of:=IF([.BR75]&lt;1;(1+(59*(1-[.BR75])))*[.$A$39]+[.$A$87]/1000;0)" office:value-type="float" office:value="0" calcext:value-type="float">
            <text:p>0</text:p>
          </table:table-cell>
          <table:table-cell table:style-name="ce11" table:formula="of:=IF([.BS75]&lt;1;(1+(59*(1-[.BS75])))*[.$A$39]+[.$A$87]/1000;0)" office:value-type="float" office:value="0" calcext:value-type="float">
            <text:p>0</text:p>
          </table:table-cell>
          <table:table-cell table:style-name="ce11" table:formula="of:=IF([.BT75]&lt;1;(1+(59*(1-[.BT75])))*[.$A$39]+[.$A$87]/1000;0)" office:value-type="float" office:value="0" calcext:value-type="float">
            <text:p>0</text:p>
          </table:table-cell>
          <table:table-cell table:style-name="ce11" table:formula="of:=IF([.BU75]&lt;1;(1+(59*(1-[.BU75])))*[.$A$39]+[.$A$87]/1000;0)" office:value-type="float" office:value="0" calcext:value-type="float">
            <text:p>0</text:p>
          </table:table-cell>
          <table:table-cell table:style-name="ce11" table:formula="of:=IF([.BV75]&lt;1;(1+(59*(1-[.BV75])))*[.$A$39]+[.$A$87]/1000;0)" office:value-type="float" office:value="0" calcext:value-type="float">
            <text:p>0</text:p>
          </table:table-cell>
          <table:table-cell table:style-name="ce11" table:formula="of:=IF([.BW75]&lt;1;(1+(59*(1-[.BW75])))*[.$A$39]+[.$A$87]/1000;0)" office:value-type="float" office:value="0" calcext:value-type="float">
            <text:p>0</text:p>
          </table:table-cell>
          <table:table-cell table:style-name="ce11" table:formula="of:=IF([.BX75]&lt;1;(1+(59*(1-[.BX75])))*[.$A$39]+[.$A$87]/1000;0)" office:value-type="float" office:value="0" calcext:value-type="float">
            <text:p>0</text:p>
          </table:table-cell>
          <table:table-cell table:style-name="ce11" table:formula="of:=IF([.BY75]&lt;1;(1+(59*(1-[.BY75])))*[.$A$39]+[.$A$87]/1000;0)" office:value-type="float" office:value="0" calcext:value-type="float">
            <text:p>0</text:p>
          </table:table-cell>
          <table:table-cell table:style-name="ce11" table:formula="of:=IF([.BZ75]&lt;1;(1+(59*(1-[.BZ75])))*[.$A$39]+[.$A$87]/1000;0)" office:value-type="float" office:value="0" calcext:value-type="float">
            <text:p>0</text:p>
          </table:table-cell>
          <table:table-cell table:style-name="ce11" table:formula="of:=IF([.CA75]&lt;1;(1+(59*(1-[.CA75])))*[.$A$39]+[.$A$87]/1000;0)" office:value-type="float" office:value="0" calcext:value-type="float">
            <text:p>0</text:p>
          </table:table-cell>
          <table:table-cell table:style-name="ce11" table:formula="of:=IF([.CB75]&lt;1;(1+(59*(1-[.CB75])))*[.$A$39]+[.$A$87]/1000;0)" office:value-type="float" office:value="0" calcext:value-type="float">
            <text:p>0</text:p>
          </table:table-cell>
          <table:table-cell table:style-name="ce11" table:formula="of:=IF([.CC75]&lt;1;(1+(59*(1-[.CC75])))*[.$A$39]+[.$A$87]/1000;0)" office:value-type="float" office:value="0" calcext:value-type="float">
            <text:p>0</text:p>
          </table:table-cell>
          <table:table-cell table:style-name="ce11" table:formula="of:=IF([.CD75]&lt;1;(1+(59*(1-[.CD75])))*[.$A$39]+[.$A$87]/1000;0)" office:value-type="float" office:value="0" calcext:value-type="float">
            <text:p>0</text:p>
          </table:table-cell>
          <table:table-cell table:style-name="ce11" table:formula="of:=IF([.CE75]&lt;1;(1+(59*(1-[.CE75])))*[.$A$39]+[.$A$87]/1000;0)" office:value-type="float" office:value="0" calcext:value-type="float">
            <text:p>0</text:p>
          </table:table-cell>
          <table:table-cell table:style-name="ce11" table:formula="of:=IF([.CF75]&lt;1;(1+(59*(1-[.CF75])))*[.$A$39]+[.$A$87]/1000;0)" office:value-type="float" office:value="0" calcext:value-type="float">
            <text:p>0</text:p>
          </table:table-cell>
          <table:table-cell table:style-name="ce11" table:formula="of:=IF([.CG75]&lt;1;(1+(59*(1-[.CG75])))*[.$A$39]+[.$A$87]/1000;0)" office:value-type="float" office:value="0" calcext:value-type="float">
            <text:p>0</text:p>
          </table:table-cell>
          <table:table-cell table:style-name="ce11" table:formula="of:=IF([.CH75]&lt;1;(1+(59*(1-[.CH75])))*[.$A$39]+[.$A$87]/1000;0)" office:value-type="float" office:value="0" calcext:value-type="float">
            <text:p>0</text:p>
          </table:table-cell>
          <table:table-cell table:style-name="ce11" table:formula="of:=IF([.CI75]&lt;1;(1+(59*(1-[.CI75])))*[.$A$39]+[.$A$87]/1000;0)" office:value-type="float" office:value="0" calcext:value-type="float">
            <text:p>0</text:p>
          </table:table-cell>
          <table:table-cell table:style-name="ce11" table:formula="of:=IF([.CJ75]&lt;1;(1+(59*(1-[.CJ75])))*[.$A$39]+[.$A$87]/1000;0)" office:value-type="float" office:value="0" calcext:value-type="float">
            <text:p>0</text:p>
          </table:table-cell>
          <table:table-cell table:style-name="ce11" table:formula="of:=IF([.CK75]&lt;1;(1+(59*(1-[.CK75])))*[.$A$39]+[.$A$87]/1000;0)" office:value-type="float" office:value="0" calcext:value-type="float">
            <text:p>0</text:p>
          </table:table-cell>
          <table:table-cell table:style-name="ce11" table:formula="of:=IF([.CL75]&lt;1;(1+(59*(1-[.CL75])))*[.$A$39]+[.$A$87]/1000;0)" office:value-type="float" office:value="0" calcext:value-type="float">
            <text:p>0</text:p>
          </table:table-cell>
          <table:table-cell table:style-name="ce11" table:formula="of:=IF([.CM75]&lt;1;(1+(59*(1-[.CM75])))*[.$A$39]+[.$A$87]/1000;0)" office:value-type="float" office:value="0" calcext:value-type="float">
            <text:p>0</text:p>
          </table:table-cell>
          <table:table-cell table:style-name="ce11" table:formula="of:=IF([.CN75]&lt;1;(1+(59*(1-[.CN75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0" calcext:value-type="float">
            <text:p>10000</text:p>
          </table:table-cell>
          <table:table-cell table:style-name="ce11" table:formula="of:=IF([.A76]&lt;1;(1+(59*(1-[.A76])))*[.$A$39]+[.$A$87]/1000;0)" office:value-type="float" office:value="433" calcext:value-type="float">
            <text:p>433</text:p>
          </table:table-cell>
          <table:table-cell table:style-name="ce11" table:formula="of:=IF([.B76]&lt;1;(1+(59*(1-[.B76])))*[.$A$39]+[.$A$87]/1000;0)" office:value-type="float" office:value="415.3" calcext:value-type="float">
            <text:p>415</text:p>
          </table:table-cell>
          <table:table-cell table:style-name="ce11" table:formula="of:=IF([.C76]&lt;1;(1+(59*(1-[.C76])))*[.$A$39]+[.$A$87]/1000;0)" office:value-type="float" office:value="395.83" calcext:value-type="float">
            <text:p>396</text:p>
          </table:table-cell>
          <table:table-cell table:style-name="ce11" table:formula="of:=IF([.D76]&lt;1;(1+(59*(1-[.D76])))*[.$A$39]+[.$A$87]/1000;0)" office:value-type="float" office:value="374.413" calcext:value-type="float">
            <text:p>374</text:p>
          </table:table-cell>
          <table:table-cell table:style-name="ce11" table:formula="of:=IF([.E76]&lt;1;(1+(59*(1-[.E76])))*[.$A$39]+[.$A$87]/1000;0)" office:value-type="float" office:value="350.8543" calcext:value-type="float">
            <text:p>351</text:p>
          </table:table-cell>
          <table:table-cell table:style-name="ce11" table:formula="of:=IF([.F76]&lt;1;(1+(59*(1-[.F76])))*[.$A$39]+[.$A$87]/1000;0)" office:value-type="float" office:value="324.93973" calcext:value-type="float">
            <text:p>325</text:p>
          </table:table-cell>
          <table:table-cell table:style-name="ce11" table:formula="of:=IF([.G76]&lt;1;(1+(59*(1-[.G76])))*[.$A$39]+[.$A$87]/1000;0)" office:value-type="float" office:value="296.433703" calcext:value-type="float">
            <text:p>296</text:p>
          </table:table-cell>
          <table:table-cell table:style-name="ce11" table:formula="of:=IF([.H76]&lt;1;(1+(59*(1-[.H76])))*[.$A$39]+[.$A$87]/1000;0)" office:value-type="float" office:value="265.0770733" calcext:value-type="float">
            <text:p>265</text:p>
          </table:table-cell>
          <table:table-cell table:style-name="ce11" table:formula="of:=IF([.I76]&lt;1;(1+(59*(1-[.I76])))*[.$A$39]+[.$A$87]/1000;0)" office:value-type="float" office:value="230.58478063" calcext:value-type="float">
            <text:p>231</text:p>
          </table:table-cell>
          <table:table-cell table:style-name="ce11" table:formula="of:=IF([.J76]&lt;1;(1+(59*(1-[.J76])))*[.$A$39]+[.$A$87]/1000;0)" office:value-type="float" office:value="192.643258693" calcext:value-type="float">
            <text:p>193</text:p>
          </table:table-cell>
          <table:table-cell table:style-name="ce11" table:formula="of:=IF([.K76]&lt;1;(1+(59*(1-[.K76])))*[.$A$39]+[.$A$87]/1000;0)" office:value-type="float" office:value="150.9075845623" calcext:value-type="float">
            <text:p>151</text:p>
          </table:table-cell>
          <table:table-cell table:style-name="ce11" table:formula="of:=IF([.L76]&lt;1;(1+(59*(1-[.L76])))*[.$A$39]+[.$A$87]/1000;0)" office:value-type="float" office:value="104.998343018529" calcext:value-type="float">
            <text:p>105</text:p>
          </table:table-cell>
          <table:table-cell table:style-name="ce11" table:formula="of:=IF([.M76]&lt;1;(1+(59*(1-[.M76])))*[.$A$39]+[.$A$87]/1000;0)" office:value-type="float" office:value="54.4981773203824" calcext:value-type="float">
            <text:p>54</text:p>
          </table:table-cell>
          <table:table-cell table:style-name="ce11" table:formula="of:=IF([.N76]&lt;1;(1+(59*(1-[.N76])))*[.$A$39]+[.$A$87]/1000;0)" office:value-type="float" office:value="0" calcext:value-type="float">
            <text:p>0</text:p>
          </table:table-cell>
          <table:table-cell table:style-name="ce11" table:formula="of:=IF([.O76]&lt;1;(1+(59*(1-[.O76])))*[.$A$39]+[.$A$87]/1000;0)" office:value-type="float" office:value="0" calcext:value-type="float">
            <text:p>0</text:p>
          </table:table-cell>
          <table:table-cell table:style-name="ce11" table:formula="of:=IF([.P76]&lt;1;(1+(59*(1-[.P76])))*[.$A$39]+[.$A$87]/1000;0)" office:value-type="float" office:value="0" calcext:value-type="float">
            <text:p>0</text:p>
          </table:table-cell>
          <table:table-cell table:style-name="ce11" table:formula="of:=IF([.Q76]&lt;1;(1+(59*(1-[.Q76])))*[.$A$39]+[.$A$87]/1000;0)" office:value-type="float" office:value="0" calcext:value-type="float">
            <text:p>0</text:p>
          </table:table-cell>
          <table:table-cell table:style-name="ce11" table:formula="of:=IF([.R76]&lt;1;(1+(59*(1-[.R76])))*[.$A$39]+[.$A$87]/1000;0)" office:value-type="float" office:value="0" calcext:value-type="float">
            <text:p>0</text:p>
          </table:table-cell>
          <table:table-cell table:style-name="ce11" table:formula="of:=IF([.S76]&lt;1;(1+(59*(1-[.S76])))*[.$A$39]+[.$A$87]/1000;0)" office:value-type="float" office:value="0" calcext:value-type="float">
            <text:p>0</text:p>
          </table:table-cell>
          <table:table-cell table:style-name="ce11" table:formula="of:=IF([.T76]&lt;1;(1+(59*(1-[.T76])))*[.$A$39]+[.$A$87]/1000;0)" office:value-type="float" office:value="0" calcext:value-type="float">
            <text:p>0</text:p>
          </table:table-cell>
          <table:table-cell table:style-name="ce11" table:formula="of:=IF([.U76]&lt;1;(1+(59*(1-[.U76])))*[.$A$39]+[.$A$87]/1000;0)" office:value-type="float" office:value="0" calcext:value-type="float">
            <text:p>0</text:p>
          </table:table-cell>
          <table:table-cell table:style-name="ce11" table:formula="of:=IF([.V76]&lt;1;(1+(59*(1-[.V76])))*[.$A$39]+[.$A$87]/1000;0)" office:value-type="float" office:value="0" calcext:value-type="float">
            <text:p>0</text:p>
          </table:table-cell>
          <table:table-cell table:style-name="ce11" table:formula="of:=IF([.W76]&lt;1;(1+(59*(1-[.W76])))*[.$A$39]+[.$A$87]/1000;0)" office:value-type="float" office:value="0" calcext:value-type="float">
            <text:p>0</text:p>
          </table:table-cell>
          <table:table-cell table:style-name="ce11" table:formula="of:=IF([.X76]&lt;1;(1+(59*(1-[.X76])))*[.$A$39]+[.$A$87]/1000;0)" office:value-type="float" office:value="0" calcext:value-type="float">
            <text:p>0</text:p>
          </table:table-cell>
          <table:table-cell table:style-name="ce11" table:formula="of:=IF([.Y76]&lt;1;(1+(59*(1-[.Y76])))*[.$A$39]+[.$A$87]/1000;0)" office:value-type="float" office:value="0" calcext:value-type="float">
            <text:p>0</text:p>
          </table:table-cell>
          <table:table-cell table:style-name="ce11" table:formula="of:=IF([.Z76]&lt;1;(1+(59*(1-[.Z76])))*[.$A$39]+[.$A$87]/1000;0)" office:value-type="float" office:value="0" calcext:value-type="float">
            <text:p>0</text:p>
          </table:table-cell>
          <table:table-cell table:style-name="ce11" table:formula="of:=IF([.AA76]&lt;1;(1+(59*(1-[.AA76])))*[.$A$39]+[.$A$87]/1000;0)" office:value-type="float" office:value="0" calcext:value-type="float">
            <text:p>0</text:p>
          </table:table-cell>
          <table:table-cell table:style-name="ce11" table:formula="of:=IF([.AB76]&lt;1;(1+(59*(1-[.AB76])))*[.$A$39]+[.$A$87]/1000;0)" office:value-type="float" office:value="0" calcext:value-type="float">
            <text:p>0</text:p>
          </table:table-cell>
          <table:table-cell table:style-name="ce11" table:formula="of:=IF([.AC76]&lt;1;(1+(59*(1-[.AC76])))*[.$A$39]+[.$A$87]/1000;0)" office:value-type="float" office:value="0" calcext:value-type="float">
            <text:p>0</text:p>
          </table:table-cell>
          <table:table-cell table:style-name="ce11" table:formula="of:=IF([.AD76]&lt;1;(1+(59*(1-[.AD76])))*[.$A$39]+[.$A$87]/1000;0)" office:value-type="float" office:value="0" calcext:value-type="float">
            <text:p>0</text:p>
          </table:table-cell>
          <table:table-cell table:style-name="ce11" table:formula="of:=IF([.AE76]&lt;1;(1+(59*(1-[.AE76])))*[.$A$39]+[.$A$87]/1000;0)" office:value-type="float" office:value="0" calcext:value-type="float">
            <text:p>0</text:p>
          </table:table-cell>
          <table:table-cell table:style-name="ce11" table:formula="of:=IF([.AF76]&lt;1;(1+(59*(1-[.AF76])))*[.$A$39]+[.$A$87]/1000;0)" office:value-type="float" office:value="0" calcext:value-type="float">
            <text:p>0</text:p>
          </table:table-cell>
          <table:table-cell table:style-name="ce11" table:formula="of:=IF([.AG76]&lt;1;(1+(59*(1-[.AG76])))*[.$A$39]+[.$A$87]/1000;0)" office:value-type="float" office:value="0" calcext:value-type="float">
            <text:p>0</text:p>
          </table:table-cell>
          <table:table-cell table:style-name="ce11" table:formula="of:=IF([.AH76]&lt;1;(1+(59*(1-[.AH76])))*[.$A$39]+[.$A$87]/1000;0)" office:value-type="float" office:value="0" calcext:value-type="float">
            <text:p>0</text:p>
          </table:table-cell>
          <table:table-cell table:style-name="ce11" table:formula="of:=IF([.AI76]&lt;1;(1+(59*(1-[.AI76])))*[.$A$39]+[.$A$87]/1000;0)" office:value-type="float" office:value="0" calcext:value-type="float">
            <text:p>0</text:p>
          </table:table-cell>
          <table:table-cell table:style-name="ce11" table:formula="of:=IF([.AJ76]&lt;1;(1+(59*(1-[.AJ76])))*[.$A$39]+[.$A$87]/1000;0)" office:value-type="float" office:value="0" calcext:value-type="float">
            <text:p>0</text:p>
          </table:table-cell>
          <table:table-cell table:style-name="ce11" table:formula="of:=IF([.AK76]&lt;1;(1+(59*(1-[.AK76])))*[.$A$39]+[.$A$87]/1000;0)" office:value-type="float" office:value="0" calcext:value-type="float">
            <text:p>0</text:p>
          </table:table-cell>
          <table:table-cell table:style-name="ce11" table:formula="of:=IF([.AL76]&lt;1;(1+(59*(1-[.AL76])))*[.$A$39]+[.$A$87]/1000;0)" office:value-type="float" office:value="0" calcext:value-type="float">
            <text:p>0</text:p>
          </table:table-cell>
          <table:table-cell table:style-name="ce11" table:formula="of:=IF([.AM76]&lt;1;(1+(59*(1-[.AM76])))*[.$A$39]+[.$A$87]/1000;0)" office:value-type="float" office:value="0" calcext:value-type="float">
            <text:p>0</text:p>
          </table:table-cell>
          <table:table-cell table:style-name="ce11" table:formula="of:=IF([.AN76]&lt;1;(1+(59*(1-[.AN76])))*[.$A$39]+[.$A$87]/1000;0)" office:value-type="float" office:value="0" calcext:value-type="float">
            <text:p>0</text:p>
          </table:table-cell>
          <table:table-cell table:style-name="ce11" table:formula="of:=IF([.AO76]&lt;1;(1+(59*(1-[.AO76])))*[.$A$39]+[.$A$87]/1000;0)" office:value-type="float" office:value="0" calcext:value-type="float">
            <text:p>0</text:p>
          </table:table-cell>
          <table:table-cell table:style-name="ce11" table:formula="of:=IF([.AP76]&lt;1;(1+(59*(1-[.AP76])))*[.$A$39]+[.$A$87]/1000;0)" office:value-type="float" office:value="0" calcext:value-type="float">
            <text:p>0</text:p>
          </table:table-cell>
          <table:table-cell table:style-name="ce11" table:formula="of:=IF([.AQ76]&lt;1;(1+(59*(1-[.AQ76])))*[.$A$39]+[.$A$87]/1000;0)" office:value-type="float" office:value="0" calcext:value-type="float">
            <text:p>0</text:p>
          </table:table-cell>
          <table:table-cell table:style-name="ce11" table:formula="of:=IF([.AR76]&lt;1;(1+(59*(1-[.AR76])))*[.$A$39]+[.$A$87]/1000;0)" office:value-type="float" office:value="0" calcext:value-type="float">
            <text:p>0</text:p>
          </table:table-cell>
          <table:table-cell table:style-name="ce11" table:formula="of:=IF([.AS76]&lt;1;(1+(59*(1-[.AS76])))*[.$A$39]+[.$A$87]/1000;0)" office:value-type="float" office:value="0" calcext:value-type="float">
            <text:p>0</text:p>
          </table:table-cell>
          <table:table-cell table:style-name="ce11" table:formula="of:=IF([.AT76]&lt;1;(1+(59*(1-[.AT76])))*[.$A$39]+[.$A$87]/1000;0)" office:value-type="float" office:value="0" calcext:value-type="float">
            <text:p>0</text:p>
          </table:table-cell>
          <table:table-cell table:style-name="ce11" table:formula="of:=IF([.AU76]&lt;1;(1+(59*(1-[.AU76])))*[.$A$39]+[.$A$87]/1000;0)" office:value-type="float" office:value="0" calcext:value-type="float">
            <text:p>0</text:p>
          </table:table-cell>
          <table:table-cell table:style-name="ce11" table:formula="of:=IF([.AV76]&lt;1;(1+(59*(1-[.AV76])))*[.$A$39]+[.$A$87]/1000;0)" office:value-type="float" office:value="0" calcext:value-type="float">
            <text:p>0</text:p>
          </table:table-cell>
          <table:table-cell table:style-name="ce11" table:formula="of:=IF([.AW76]&lt;1;(1+(59*(1-[.AW76])))*[.$A$39]+[.$A$87]/1000;0)" office:value-type="float" office:value="0" calcext:value-type="float">
            <text:p>0</text:p>
          </table:table-cell>
          <table:table-cell table:style-name="ce11" table:formula="of:=IF([.AX76]&lt;1;(1+(59*(1-[.AX76])))*[.$A$39]+[.$A$87]/1000;0)" office:value-type="float" office:value="0" calcext:value-type="float">
            <text:p>0</text:p>
          </table:table-cell>
          <table:table-cell table:style-name="ce11" table:formula="of:=IF([.AY76]&lt;1;(1+(59*(1-[.AY76])))*[.$A$39]+[.$A$87]/1000;0)" office:value-type="float" office:value="0" calcext:value-type="float">
            <text:p>0</text:p>
          </table:table-cell>
          <table:table-cell table:style-name="ce11" table:formula="of:=IF([.AZ76]&lt;1;(1+(59*(1-[.AZ76])))*[.$A$39]+[.$A$87]/1000;0)" office:value-type="float" office:value="0" calcext:value-type="float">
            <text:p>0</text:p>
          </table:table-cell>
          <table:table-cell table:style-name="ce11" table:formula="of:=IF([.BA76]&lt;1;(1+(59*(1-[.BA76])))*[.$A$39]+[.$A$87]/1000;0)" office:value-type="float" office:value="0" calcext:value-type="float">
            <text:p>0</text:p>
          </table:table-cell>
          <table:table-cell table:style-name="ce11" table:formula="of:=IF([.BB76]&lt;1;(1+(59*(1-[.BB76])))*[.$A$39]+[.$A$87]/1000;0)" office:value-type="float" office:value="0" calcext:value-type="float">
            <text:p>0</text:p>
          </table:table-cell>
          <table:table-cell table:style-name="ce11" table:formula="of:=IF([.BC76]&lt;1;(1+(59*(1-[.BC76])))*[.$A$39]+[.$A$87]/1000;0)" office:value-type="float" office:value="0" calcext:value-type="float">
            <text:p>0</text:p>
          </table:table-cell>
          <table:table-cell table:style-name="ce11" table:formula="of:=IF([.BD76]&lt;1;(1+(59*(1-[.BD76])))*[.$A$39]+[.$A$87]/1000;0)" office:value-type="float" office:value="0" calcext:value-type="float">
            <text:p>0</text:p>
          </table:table-cell>
          <table:table-cell table:style-name="ce11" table:formula="of:=IF([.BE76]&lt;1;(1+(59*(1-[.BE76])))*[.$A$39]+[.$A$87]/1000;0)" office:value-type="float" office:value="0" calcext:value-type="float">
            <text:p>0</text:p>
          </table:table-cell>
          <table:table-cell table:style-name="ce11" table:formula="of:=IF([.BF76]&lt;1;(1+(59*(1-[.BF76])))*[.$A$39]+[.$A$87]/1000;0)" office:value-type="float" office:value="0" calcext:value-type="float">
            <text:p>0</text:p>
          </table:table-cell>
          <table:table-cell table:style-name="ce11" table:formula="of:=IF([.BG76]&lt;1;(1+(59*(1-[.BG76])))*[.$A$39]+[.$A$87]/1000;0)" office:value-type="float" office:value="0" calcext:value-type="float">
            <text:p>0</text:p>
          </table:table-cell>
          <table:table-cell table:style-name="ce11" table:formula="of:=IF([.BH76]&lt;1;(1+(59*(1-[.BH76])))*[.$A$39]+[.$A$87]/1000;0)" office:value-type="float" office:value="0" calcext:value-type="float">
            <text:p>0</text:p>
          </table:table-cell>
          <table:table-cell table:style-name="ce11" table:formula="of:=IF([.BI76]&lt;1;(1+(59*(1-[.BI76])))*[.$A$39]+[.$A$87]/1000;0)" office:value-type="float" office:value="0" calcext:value-type="float">
            <text:p>0</text:p>
          </table:table-cell>
          <table:table-cell table:style-name="ce11" table:formula="of:=IF([.BJ76]&lt;1;(1+(59*(1-[.BJ76])))*[.$A$39]+[.$A$87]/1000;0)" office:value-type="float" office:value="0" calcext:value-type="float">
            <text:p>0</text:p>
          </table:table-cell>
          <table:table-cell table:style-name="ce11" table:formula="of:=IF([.BK76]&lt;1;(1+(59*(1-[.BK76])))*[.$A$39]+[.$A$87]/1000;0)" office:value-type="float" office:value="0" calcext:value-type="float">
            <text:p>0</text:p>
          </table:table-cell>
          <table:table-cell table:style-name="ce11" table:formula="of:=IF([.BL76]&lt;1;(1+(59*(1-[.BL76])))*[.$A$39]+[.$A$87]/1000;0)" office:value-type="float" office:value="0" calcext:value-type="float">
            <text:p>0</text:p>
          </table:table-cell>
          <table:table-cell table:style-name="ce11" table:formula="of:=IF([.BM76]&lt;1;(1+(59*(1-[.BM76])))*[.$A$39]+[.$A$87]/1000;0)" office:value-type="float" office:value="0" calcext:value-type="float">
            <text:p>0</text:p>
          </table:table-cell>
          <table:table-cell table:style-name="ce11" table:formula="of:=IF([.BN76]&lt;1;(1+(59*(1-[.BN76])))*[.$A$39]+[.$A$87]/1000;0)" office:value-type="float" office:value="0" calcext:value-type="float">
            <text:p>0</text:p>
          </table:table-cell>
          <table:table-cell table:style-name="ce11" table:formula="of:=IF([.BO76]&lt;1;(1+(59*(1-[.BO76])))*[.$A$39]+[.$A$87]/1000;0)" office:value-type="float" office:value="0" calcext:value-type="float">
            <text:p>0</text:p>
          </table:table-cell>
          <table:table-cell table:style-name="ce11" table:formula="of:=IF([.BP76]&lt;1;(1+(59*(1-[.BP76])))*[.$A$39]+[.$A$87]/1000;0)" office:value-type="float" office:value="0" calcext:value-type="float">
            <text:p>0</text:p>
          </table:table-cell>
          <table:table-cell table:style-name="ce11" table:formula="of:=IF([.BQ76]&lt;1;(1+(59*(1-[.BQ76])))*[.$A$39]+[.$A$87]/1000;0)" office:value-type="float" office:value="0" calcext:value-type="float">
            <text:p>0</text:p>
          </table:table-cell>
          <table:table-cell table:style-name="ce11" table:formula="of:=IF([.BR76]&lt;1;(1+(59*(1-[.BR76])))*[.$A$39]+[.$A$87]/1000;0)" office:value-type="float" office:value="0" calcext:value-type="float">
            <text:p>0</text:p>
          </table:table-cell>
          <table:table-cell table:style-name="ce11" table:formula="of:=IF([.BS76]&lt;1;(1+(59*(1-[.BS76])))*[.$A$39]+[.$A$87]/1000;0)" office:value-type="float" office:value="0" calcext:value-type="float">
            <text:p>0</text:p>
          </table:table-cell>
          <table:table-cell table:style-name="ce11" table:formula="of:=IF([.BT76]&lt;1;(1+(59*(1-[.BT76])))*[.$A$39]+[.$A$87]/1000;0)" office:value-type="float" office:value="0" calcext:value-type="float">
            <text:p>0</text:p>
          </table:table-cell>
          <table:table-cell table:style-name="ce11" table:formula="of:=IF([.BU76]&lt;1;(1+(59*(1-[.BU76])))*[.$A$39]+[.$A$87]/1000;0)" office:value-type="float" office:value="0" calcext:value-type="float">
            <text:p>0</text:p>
          </table:table-cell>
          <table:table-cell table:style-name="ce11" table:formula="of:=IF([.BV76]&lt;1;(1+(59*(1-[.BV76])))*[.$A$39]+[.$A$87]/1000;0)" office:value-type="float" office:value="0" calcext:value-type="float">
            <text:p>0</text:p>
          </table:table-cell>
          <table:table-cell table:style-name="ce11" table:formula="of:=IF([.BW76]&lt;1;(1+(59*(1-[.BW76])))*[.$A$39]+[.$A$87]/1000;0)" office:value-type="float" office:value="0" calcext:value-type="float">
            <text:p>0</text:p>
          </table:table-cell>
          <table:table-cell table:style-name="ce11" table:formula="of:=IF([.BX76]&lt;1;(1+(59*(1-[.BX76])))*[.$A$39]+[.$A$87]/1000;0)" office:value-type="float" office:value="0" calcext:value-type="float">
            <text:p>0</text:p>
          </table:table-cell>
          <table:table-cell table:style-name="ce11" table:formula="of:=IF([.BY76]&lt;1;(1+(59*(1-[.BY76])))*[.$A$39]+[.$A$87]/1000;0)" office:value-type="float" office:value="0" calcext:value-type="float">
            <text:p>0</text:p>
          </table:table-cell>
          <table:table-cell table:style-name="ce11" table:formula="of:=IF([.BZ76]&lt;1;(1+(59*(1-[.BZ76])))*[.$A$39]+[.$A$87]/1000;0)" office:value-type="float" office:value="0" calcext:value-type="float">
            <text:p>0</text:p>
          </table:table-cell>
          <table:table-cell table:style-name="ce11" table:formula="of:=IF([.CA76]&lt;1;(1+(59*(1-[.CA76])))*[.$A$39]+[.$A$87]/1000;0)" office:value-type="float" office:value="0" calcext:value-type="float">
            <text:p>0</text:p>
          </table:table-cell>
          <table:table-cell table:style-name="ce11" table:formula="of:=IF([.CB76]&lt;1;(1+(59*(1-[.CB76])))*[.$A$39]+[.$A$87]/1000;0)" office:value-type="float" office:value="0" calcext:value-type="float">
            <text:p>0</text:p>
          </table:table-cell>
          <table:table-cell table:style-name="ce11" table:formula="of:=IF([.CC76]&lt;1;(1+(59*(1-[.CC76])))*[.$A$39]+[.$A$87]/1000;0)" office:value-type="float" office:value="0" calcext:value-type="float">
            <text:p>0</text:p>
          </table:table-cell>
          <table:table-cell table:style-name="ce11" table:formula="of:=IF([.CD76]&lt;1;(1+(59*(1-[.CD76])))*[.$A$39]+[.$A$87]/1000;0)" office:value-type="float" office:value="0" calcext:value-type="float">
            <text:p>0</text:p>
          </table:table-cell>
          <table:table-cell table:style-name="ce11" table:formula="of:=IF([.CE76]&lt;1;(1+(59*(1-[.CE76])))*[.$A$39]+[.$A$87]/1000;0)" office:value-type="float" office:value="0" calcext:value-type="float">
            <text:p>0</text:p>
          </table:table-cell>
          <table:table-cell table:style-name="ce11" table:formula="of:=IF([.CF76]&lt;1;(1+(59*(1-[.CF76])))*[.$A$39]+[.$A$87]/1000;0)" office:value-type="float" office:value="0" calcext:value-type="float">
            <text:p>0</text:p>
          </table:table-cell>
          <table:table-cell table:style-name="ce11" table:formula="of:=IF([.CG76]&lt;1;(1+(59*(1-[.CG76])))*[.$A$39]+[.$A$87]/1000;0)" office:value-type="float" office:value="0" calcext:value-type="float">
            <text:p>0</text:p>
          </table:table-cell>
          <table:table-cell table:style-name="ce11" table:formula="of:=IF([.CH76]&lt;1;(1+(59*(1-[.CH76])))*[.$A$39]+[.$A$87]/1000;0)" office:value-type="float" office:value="0" calcext:value-type="float">
            <text:p>0</text:p>
          </table:table-cell>
          <table:table-cell table:style-name="ce11" table:formula="of:=IF([.CI76]&lt;1;(1+(59*(1-[.CI76])))*[.$A$39]+[.$A$87]/1000;0)" office:value-type="float" office:value="0" calcext:value-type="float">
            <text:p>0</text:p>
          </table:table-cell>
          <table:table-cell table:style-name="ce11" table:formula="of:=IF([.CJ76]&lt;1;(1+(59*(1-[.CJ76])))*[.$A$39]+[.$A$87]/1000;0)" office:value-type="float" office:value="0" calcext:value-type="float">
            <text:p>0</text:p>
          </table:table-cell>
          <table:table-cell table:style-name="ce11" table:formula="of:=IF([.CK76]&lt;1;(1+(59*(1-[.CK76])))*[.$A$39]+[.$A$87]/1000;0)" office:value-type="float" office:value="0" calcext:value-type="float">
            <text:p>0</text:p>
          </table:table-cell>
          <table:table-cell table:style-name="ce11" table:formula="of:=IF([.CL76]&lt;1;(1+(59*(1-[.CL76])))*[.$A$39]+[.$A$87]/1000;0)" office:value-type="float" office:value="0" calcext:value-type="float">
            <text:p>0</text:p>
          </table:table-cell>
          <table:table-cell table:style-name="ce11" table:formula="of:=IF([.CM76]&lt;1;(1+(59*(1-[.CM76])))*[.$A$39]+[.$A$87]/1000;0)" office:value-type="float" office:value="0" calcext:value-type="float">
            <text:p>0</text:p>
          </table:table-cell>
          <table:table-cell table:style-name="ce11" table:formula="of:=IF([.CN76]&lt;1;(1+(59*(1-[.CN76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77]&lt;1;(1+(59*(1-[.A77])))*[.$A$39]+[.$A$87]/1000;0)" office:value-type="float" office:value="374" calcext:value-type="float">
            <text:p>374</text:p>
          </table:table-cell>
          <table:table-cell table:style-name="ce11" table:formula="of:=IF([.B77]&lt;1;(1+(59*(1-[.B77])))*[.$A$39]+[.$A$87]/1000;0)" office:value-type="float" office:value="350.4" calcext:value-type="float">
            <text:p>350</text:p>
          </table:table-cell>
          <table:table-cell table:style-name="ce11" table:formula="of:=IF([.C77]&lt;1;(1+(59*(1-[.C77])))*[.$A$39]+[.$A$87]/1000;0)" office:value-type="float" office:value="324.44" calcext:value-type="float">
            <text:p>324</text:p>
          </table:table-cell>
          <table:table-cell table:style-name="ce11" table:formula="of:=IF([.D77]&lt;1;(1+(59*(1-[.D77])))*[.$A$39]+[.$A$87]/1000;0)" office:value-type="float" office:value="295.884" calcext:value-type="float">
            <text:p>296</text:p>
          </table:table-cell>
          <table:table-cell table:style-name="ce11" table:formula="of:=IF([.E77]&lt;1;(1+(59*(1-[.E77])))*[.$A$39]+[.$A$87]/1000;0)" office:value-type="float" office:value="264.4724" calcext:value-type="float">
            <text:p>264</text:p>
          </table:table-cell>
          <table:table-cell table:style-name="ce11" table:formula="of:=IF([.F77]&lt;1;(1+(59*(1-[.F77])))*[.$A$39]+[.$A$87]/1000;0)" office:value-type="float" office:value="229.91964" calcext:value-type="float">
            <text:p>230</text:p>
          </table:table-cell>
          <table:table-cell table:style-name="ce11" table:formula="of:=IF([.G77]&lt;1;(1+(59*(1-[.G77])))*[.$A$39]+[.$A$87]/1000;0)" office:value-type="float" office:value="191.911604" calcext:value-type="float">
            <text:p>192</text:p>
          </table:table-cell>
          <table:table-cell table:style-name="ce11" table:formula="of:=IF([.H77]&lt;1;(1+(59*(1-[.H77])))*[.$A$39]+[.$A$87]/1000;0)" office:value-type="float" office:value="150.1027644" calcext:value-type="float">
            <text:p>150</text:p>
          </table:table-cell>
          <table:table-cell table:style-name="ce11" table:formula="of:=IF([.I77]&lt;1;(1+(59*(1-[.I77])))*[.$A$39]+[.$A$87]/1000;0)" office:value-type="float" office:value="104.11304084" calcext:value-type="float">
            <text:p>104</text:p>
          </table:table-cell>
          <table:table-cell table:style-name="ce11" table:formula="of:=IF([.J77]&lt;1;(1+(59*(1-[.J77])))*[.$A$39]+[.$A$87]/1000;0)" office:value-type="float" office:value="53.5243449239997" calcext:value-type="float">
            <text:p>54</text:p>
          </table:table-cell>
          <table:table-cell table:style-name="ce11" table:formula="of:=IF([.K77]&lt;1;(1+(59*(1-[.K77])))*[.$A$39]+[.$A$87]/1000;0)" office:value-type="float" office:value="0" calcext:value-type="float">
            <text:p>0</text:p>
          </table:table-cell>
          <table:table-cell table:style-name="ce11" table:formula="of:=IF([.L77]&lt;1;(1+(59*(1-[.L77])))*[.$A$39]+[.$A$87]/1000;0)" office:value-type="float" office:value="0" calcext:value-type="float">
            <text:p>0</text:p>
          </table:table-cell>
          <table:table-cell table:style-name="ce11" table:formula="of:=IF([.M77]&lt;1;(1+(59*(1-[.M77])))*[.$A$39]+[.$A$87]/1000;0)" office:value-type="float" office:value="0" calcext:value-type="float">
            <text:p>0</text:p>
          </table:table-cell>
          <table:table-cell table:style-name="ce11" table:formula="of:=IF([.N77]&lt;1;(1+(59*(1-[.N77])))*[.$A$39]+[.$A$87]/1000;0)" office:value-type="float" office:value="0" calcext:value-type="float">
            <text:p>0</text:p>
          </table:table-cell>
          <table:table-cell table:style-name="ce11" table:formula="of:=IF([.O77]&lt;1;(1+(59*(1-[.O77])))*[.$A$39]+[.$A$87]/1000;0)" office:value-type="float" office:value="0" calcext:value-type="float">
            <text:p>0</text:p>
          </table:table-cell>
          <table:table-cell table:style-name="ce11" table:formula="of:=IF([.P77]&lt;1;(1+(59*(1-[.P77])))*[.$A$39]+[.$A$87]/1000;0)" office:value-type="float" office:value="0" calcext:value-type="float">
            <text:p>0</text:p>
          </table:table-cell>
          <table:table-cell table:style-name="ce11" table:formula="of:=IF([.Q77]&lt;1;(1+(59*(1-[.Q77])))*[.$A$39]+[.$A$87]/1000;0)" office:value-type="float" office:value="0" calcext:value-type="float">
            <text:p>0</text:p>
          </table:table-cell>
          <table:table-cell table:style-name="ce11" table:formula="of:=IF([.R77]&lt;1;(1+(59*(1-[.R77])))*[.$A$39]+[.$A$87]/1000;0)" office:value-type="float" office:value="0" calcext:value-type="float">
            <text:p>0</text:p>
          </table:table-cell>
          <table:table-cell table:style-name="ce11" table:formula="of:=IF([.S77]&lt;1;(1+(59*(1-[.S77])))*[.$A$39]+[.$A$87]/1000;0)" office:value-type="float" office:value="0" calcext:value-type="float">
            <text:p>0</text:p>
          </table:table-cell>
          <table:table-cell table:style-name="ce11" table:formula="of:=IF([.T77]&lt;1;(1+(59*(1-[.T77])))*[.$A$39]+[.$A$87]/1000;0)" office:value-type="float" office:value="0" calcext:value-type="float">
            <text:p>0</text:p>
          </table:table-cell>
          <table:table-cell table:style-name="ce11" table:formula="of:=IF([.U77]&lt;1;(1+(59*(1-[.U77])))*[.$A$39]+[.$A$87]/1000;0)" office:value-type="float" office:value="0" calcext:value-type="float">
            <text:p>0</text:p>
          </table:table-cell>
          <table:table-cell table:style-name="ce11" table:formula="of:=IF([.V77]&lt;1;(1+(59*(1-[.V77])))*[.$A$39]+[.$A$87]/1000;0)" office:value-type="float" office:value="0" calcext:value-type="float">
            <text:p>0</text:p>
          </table:table-cell>
          <table:table-cell table:style-name="ce11" table:formula="of:=IF([.W77]&lt;1;(1+(59*(1-[.W77])))*[.$A$39]+[.$A$87]/1000;0)" office:value-type="float" office:value="0" calcext:value-type="float">
            <text:p>0</text:p>
          </table:table-cell>
          <table:table-cell table:style-name="ce11" table:formula="of:=IF([.X77]&lt;1;(1+(59*(1-[.X77])))*[.$A$39]+[.$A$87]/1000;0)" office:value-type="float" office:value="0" calcext:value-type="float">
            <text:p>0</text:p>
          </table:table-cell>
          <table:table-cell table:style-name="ce11" table:formula="of:=IF([.Y77]&lt;1;(1+(59*(1-[.Y77])))*[.$A$39]+[.$A$87]/1000;0)" office:value-type="float" office:value="0" calcext:value-type="float">
            <text:p>0</text:p>
          </table:table-cell>
          <table:table-cell table:style-name="ce11" table:formula="of:=IF([.Z77]&lt;1;(1+(59*(1-[.Z77])))*[.$A$39]+[.$A$87]/1000;0)" office:value-type="float" office:value="0" calcext:value-type="float">
            <text:p>0</text:p>
          </table:table-cell>
          <table:table-cell table:style-name="ce11" table:formula="of:=IF([.AA77]&lt;1;(1+(59*(1-[.AA77])))*[.$A$39]+[.$A$87]/1000;0)" office:value-type="float" office:value="0" calcext:value-type="float">
            <text:p>0</text:p>
          </table:table-cell>
          <table:table-cell table:style-name="ce11" table:formula="of:=IF([.AB77]&lt;1;(1+(59*(1-[.AB77])))*[.$A$39]+[.$A$87]/1000;0)" office:value-type="float" office:value="0" calcext:value-type="float">
            <text:p>0</text:p>
          </table:table-cell>
          <table:table-cell table:style-name="ce11" table:formula="of:=IF([.AC77]&lt;1;(1+(59*(1-[.AC77])))*[.$A$39]+[.$A$87]/1000;0)" office:value-type="float" office:value="0" calcext:value-type="float">
            <text:p>0</text:p>
          </table:table-cell>
          <table:table-cell table:style-name="ce11" table:formula="of:=IF([.AD77]&lt;1;(1+(59*(1-[.AD77])))*[.$A$39]+[.$A$87]/1000;0)" office:value-type="float" office:value="0" calcext:value-type="float">
            <text:p>0</text:p>
          </table:table-cell>
          <table:table-cell table:style-name="ce11" table:formula="of:=IF([.AE77]&lt;1;(1+(59*(1-[.AE77])))*[.$A$39]+[.$A$87]/1000;0)" office:value-type="float" office:value="0" calcext:value-type="float">
            <text:p>0</text:p>
          </table:table-cell>
          <table:table-cell table:style-name="ce11" table:formula="of:=IF([.AF77]&lt;1;(1+(59*(1-[.AF77])))*[.$A$39]+[.$A$87]/1000;0)" office:value-type="float" office:value="0" calcext:value-type="float">
            <text:p>0</text:p>
          </table:table-cell>
          <table:table-cell table:style-name="ce11" table:formula="of:=IF([.AG77]&lt;1;(1+(59*(1-[.AG77])))*[.$A$39]+[.$A$87]/1000;0)" office:value-type="float" office:value="0" calcext:value-type="float">
            <text:p>0</text:p>
          </table:table-cell>
          <table:table-cell table:style-name="ce11" table:formula="of:=IF([.AH77]&lt;1;(1+(59*(1-[.AH77])))*[.$A$39]+[.$A$87]/1000;0)" office:value-type="float" office:value="0" calcext:value-type="float">
            <text:p>0</text:p>
          </table:table-cell>
          <table:table-cell table:style-name="ce11" table:formula="of:=IF([.AI77]&lt;1;(1+(59*(1-[.AI77])))*[.$A$39]+[.$A$87]/1000;0)" office:value-type="float" office:value="0" calcext:value-type="float">
            <text:p>0</text:p>
          </table:table-cell>
          <table:table-cell table:style-name="ce11" table:formula="of:=IF([.AJ77]&lt;1;(1+(59*(1-[.AJ77])))*[.$A$39]+[.$A$87]/1000;0)" office:value-type="float" office:value="0" calcext:value-type="float">
            <text:p>0</text:p>
          </table:table-cell>
          <table:table-cell table:style-name="ce11" table:formula="of:=IF([.AK77]&lt;1;(1+(59*(1-[.AK77])))*[.$A$39]+[.$A$87]/1000;0)" office:value-type="float" office:value="0" calcext:value-type="float">
            <text:p>0</text:p>
          </table:table-cell>
          <table:table-cell table:style-name="ce11" table:formula="of:=IF([.AL77]&lt;1;(1+(59*(1-[.AL77])))*[.$A$39]+[.$A$87]/1000;0)" office:value-type="float" office:value="0" calcext:value-type="float">
            <text:p>0</text:p>
          </table:table-cell>
          <table:table-cell table:style-name="ce11" table:formula="of:=IF([.AM77]&lt;1;(1+(59*(1-[.AM77])))*[.$A$39]+[.$A$87]/1000;0)" office:value-type="float" office:value="0" calcext:value-type="float">
            <text:p>0</text:p>
          </table:table-cell>
          <table:table-cell table:style-name="ce11" table:formula="of:=IF([.AN77]&lt;1;(1+(59*(1-[.AN77])))*[.$A$39]+[.$A$87]/1000;0)" office:value-type="float" office:value="0" calcext:value-type="float">
            <text:p>0</text:p>
          </table:table-cell>
          <table:table-cell table:style-name="ce11" table:formula="of:=IF([.AO77]&lt;1;(1+(59*(1-[.AO77])))*[.$A$39]+[.$A$87]/1000;0)" office:value-type="float" office:value="0" calcext:value-type="float">
            <text:p>0</text:p>
          </table:table-cell>
          <table:table-cell table:style-name="ce11" table:formula="of:=IF([.AP77]&lt;1;(1+(59*(1-[.AP77])))*[.$A$39]+[.$A$87]/1000;0)" office:value-type="float" office:value="0" calcext:value-type="float">
            <text:p>0</text:p>
          </table:table-cell>
          <table:table-cell table:style-name="ce11" table:formula="of:=IF([.AQ77]&lt;1;(1+(59*(1-[.AQ77])))*[.$A$39]+[.$A$87]/1000;0)" office:value-type="float" office:value="0" calcext:value-type="float">
            <text:p>0</text:p>
          </table:table-cell>
          <table:table-cell table:style-name="ce11" table:formula="of:=IF([.AR77]&lt;1;(1+(59*(1-[.AR77])))*[.$A$39]+[.$A$87]/1000;0)" office:value-type="float" office:value="0" calcext:value-type="float">
            <text:p>0</text:p>
          </table:table-cell>
          <table:table-cell table:style-name="ce11" table:formula="of:=IF([.AS77]&lt;1;(1+(59*(1-[.AS77])))*[.$A$39]+[.$A$87]/1000;0)" office:value-type="float" office:value="0" calcext:value-type="float">
            <text:p>0</text:p>
          </table:table-cell>
          <table:table-cell table:style-name="ce11" table:formula="of:=IF([.AT77]&lt;1;(1+(59*(1-[.AT77])))*[.$A$39]+[.$A$87]/1000;0)" office:value-type="float" office:value="0" calcext:value-type="float">
            <text:p>0</text:p>
          </table:table-cell>
          <table:table-cell table:style-name="ce11" table:formula="of:=IF([.AU77]&lt;1;(1+(59*(1-[.AU77])))*[.$A$39]+[.$A$87]/1000;0)" office:value-type="float" office:value="0" calcext:value-type="float">
            <text:p>0</text:p>
          </table:table-cell>
          <table:table-cell table:style-name="ce11" table:formula="of:=IF([.AV77]&lt;1;(1+(59*(1-[.AV77])))*[.$A$39]+[.$A$87]/1000;0)" office:value-type="float" office:value="0" calcext:value-type="float">
            <text:p>0</text:p>
          </table:table-cell>
          <table:table-cell table:style-name="ce11" table:formula="of:=IF([.AW77]&lt;1;(1+(59*(1-[.AW77])))*[.$A$39]+[.$A$87]/1000;0)" office:value-type="float" office:value="0" calcext:value-type="float">
            <text:p>0</text:p>
          </table:table-cell>
          <table:table-cell table:style-name="ce11" table:formula="of:=IF([.AX77]&lt;1;(1+(59*(1-[.AX77])))*[.$A$39]+[.$A$87]/1000;0)" office:value-type="float" office:value="0" calcext:value-type="float">
            <text:p>0</text:p>
          </table:table-cell>
          <table:table-cell table:style-name="ce11" table:formula="of:=IF([.AY77]&lt;1;(1+(59*(1-[.AY77])))*[.$A$39]+[.$A$87]/1000;0)" office:value-type="float" office:value="0" calcext:value-type="float">
            <text:p>0</text:p>
          </table:table-cell>
          <table:table-cell table:style-name="ce11" table:formula="of:=IF([.AZ77]&lt;1;(1+(59*(1-[.AZ77])))*[.$A$39]+[.$A$87]/1000;0)" office:value-type="float" office:value="0" calcext:value-type="float">
            <text:p>0</text:p>
          </table:table-cell>
          <table:table-cell table:style-name="ce11" table:formula="of:=IF([.BA77]&lt;1;(1+(59*(1-[.BA77])))*[.$A$39]+[.$A$87]/1000;0)" office:value-type="float" office:value="0" calcext:value-type="float">
            <text:p>0</text:p>
          </table:table-cell>
          <table:table-cell table:style-name="ce11" table:formula="of:=IF([.BB77]&lt;1;(1+(59*(1-[.BB77])))*[.$A$39]+[.$A$87]/1000;0)" office:value-type="float" office:value="0" calcext:value-type="float">
            <text:p>0</text:p>
          </table:table-cell>
          <table:table-cell table:style-name="ce11" table:formula="of:=IF([.BC77]&lt;1;(1+(59*(1-[.BC77])))*[.$A$39]+[.$A$87]/1000;0)" office:value-type="float" office:value="0" calcext:value-type="float">
            <text:p>0</text:p>
          </table:table-cell>
          <table:table-cell table:style-name="ce11" table:formula="of:=IF([.BD77]&lt;1;(1+(59*(1-[.BD77])))*[.$A$39]+[.$A$87]/1000;0)" office:value-type="float" office:value="0" calcext:value-type="float">
            <text:p>0</text:p>
          </table:table-cell>
          <table:table-cell table:style-name="ce11" table:formula="of:=IF([.BE77]&lt;1;(1+(59*(1-[.BE77])))*[.$A$39]+[.$A$87]/1000;0)" office:value-type="float" office:value="0" calcext:value-type="float">
            <text:p>0</text:p>
          </table:table-cell>
          <table:table-cell table:style-name="ce11" table:formula="of:=IF([.BF77]&lt;1;(1+(59*(1-[.BF77])))*[.$A$39]+[.$A$87]/1000;0)" office:value-type="float" office:value="0" calcext:value-type="float">
            <text:p>0</text:p>
          </table:table-cell>
          <table:table-cell table:style-name="ce11" table:formula="of:=IF([.BG77]&lt;1;(1+(59*(1-[.BG77])))*[.$A$39]+[.$A$87]/1000;0)" office:value-type="float" office:value="0" calcext:value-type="float">
            <text:p>0</text:p>
          </table:table-cell>
          <table:table-cell table:style-name="ce11" table:formula="of:=IF([.BH77]&lt;1;(1+(59*(1-[.BH77])))*[.$A$39]+[.$A$87]/1000;0)" office:value-type="float" office:value="0" calcext:value-type="float">
            <text:p>0</text:p>
          </table:table-cell>
          <table:table-cell table:style-name="ce11" table:formula="of:=IF([.BI77]&lt;1;(1+(59*(1-[.BI77])))*[.$A$39]+[.$A$87]/1000;0)" office:value-type="float" office:value="0" calcext:value-type="float">
            <text:p>0</text:p>
          </table:table-cell>
          <table:table-cell table:style-name="ce11" table:formula="of:=IF([.BJ77]&lt;1;(1+(59*(1-[.BJ77])))*[.$A$39]+[.$A$87]/1000;0)" office:value-type="float" office:value="0" calcext:value-type="float">
            <text:p>0</text:p>
          </table:table-cell>
          <table:table-cell table:style-name="ce11" table:formula="of:=IF([.BK77]&lt;1;(1+(59*(1-[.BK77])))*[.$A$39]+[.$A$87]/1000;0)" office:value-type="float" office:value="0" calcext:value-type="float">
            <text:p>0</text:p>
          </table:table-cell>
          <table:table-cell table:style-name="ce11" table:formula="of:=IF([.BL77]&lt;1;(1+(59*(1-[.BL77])))*[.$A$39]+[.$A$87]/1000;0)" office:value-type="float" office:value="0" calcext:value-type="float">
            <text:p>0</text:p>
          </table:table-cell>
          <table:table-cell table:style-name="ce11" table:formula="of:=IF([.BM77]&lt;1;(1+(59*(1-[.BM77])))*[.$A$39]+[.$A$87]/1000;0)" office:value-type="float" office:value="0" calcext:value-type="float">
            <text:p>0</text:p>
          </table:table-cell>
          <table:table-cell table:style-name="ce11" table:formula="of:=IF([.BN77]&lt;1;(1+(59*(1-[.BN77])))*[.$A$39]+[.$A$87]/1000;0)" office:value-type="float" office:value="0" calcext:value-type="float">
            <text:p>0</text:p>
          </table:table-cell>
          <table:table-cell table:style-name="ce11" table:formula="of:=IF([.BO77]&lt;1;(1+(59*(1-[.BO77])))*[.$A$39]+[.$A$87]/1000;0)" office:value-type="float" office:value="0" calcext:value-type="float">
            <text:p>0</text:p>
          </table:table-cell>
          <table:table-cell table:style-name="ce11" table:formula="of:=IF([.BP77]&lt;1;(1+(59*(1-[.BP77])))*[.$A$39]+[.$A$87]/1000;0)" office:value-type="float" office:value="0" calcext:value-type="float">
            <text:p>0</text:p>
          </table:table-cell>
          <table:table-cell table:style-name="ce11" table:formula="of:=IF([.BQ77]&lt;1;(1+(59*(1-[.BQ77])))*[.$A$39]+[.$A$87]/1000;0)" office:value-type="float" office:value="0" calcext:value-type="float">
            <text:p>0</text:p>
          </table:table-cell>
          <table:table-cell table:style-name="ce11" table:formula="of:=IF([.BR77]&lt;1;(1+(59*(1-[.BR77])))*[.$A$39]+[.$A$87]/1000;0)" office:value-type="float" office:value="0" calcext:value-type="float">
            <text:p>0</text:p>
          </table:table-cell>
          <table:table-cell table:style-name="ce11" table:formula="of:=IF([.BS77]&lt;1;(1+(59*(1-[.BS77])))*[.$A$39]+[.$A$87]/1000;0)" office:value-type="float" office:value="0" calcext:value-type="float">
            <text:p>0</text:p>
          </table:table-cell>
          <table:table-cell table:style-name="ce11" table:formula="of:=IF([.BT77]&lt;1;(1+(59*(1-[.BT77])))*[.$A$39]+[.$A$87]/1000;0)" office:value-type="float" office:value="0" calcext:value-type="float">
            <text:p>0</text:p>
          </table:table-cell>
          <table:table-cell table:style-name="ce11" table:formula="of:=IF([.BU77]&lt;1;(1+(59*(1-[.BU77])))*[.$A$39]+[.$A$87]/1000;0)" office:value-type="float" office:value="0" calcext:value-type="float">
            <text:p>0</text:p>
          </table:table-cell>
          <table:table-cell table:style-name="ce11" table:formula="of:=IF([.BV77]&lt;1;(1+(59*(1-[.BV77])))*[.$A$39]+[.$A$87]/1000;0)" office:value-type="float" office:value="0" calcext:value-type="float">
            <text:p>0</text:p>
          </table:table-cell>
          <table:table-cell table:style-name="ce11" table:formula="of:=IF([.BW77]&lt;1;(1+(59*(1-[.BW77])))*[.$A$39]+[.$A$87]/1000;0)" office:value-type="float" office:value="0" calcext:value-type="float">
            <text:p>0</text:p>
          </table:table-cell>
          <table:table-cell table:style-name="ce11" table:formula="of:=IF([.BX77]&lt;1;(1+(59*(1-[.BX77])))*[.$A$39]+[.$A$87]/1000;0)" office:value-type="float" office:value="0" calcext:value-type="float">
            <text:p>0</text:p>
          </table:table-cell>
          <table:table-cell table:style-name="ce11" table:formula="of:=IF([.BY77]&lt;1;(1+(59*(1-[.BY77])))*[.$A$39]+[.$A$87]/1000;0)" office:value-type="float" office:value="0" calcext:value-type="float">
            <text:p>0</text:p>
          </table:table-cell>
          <table:table-cell table:style-name="ce11" table:formula="of:=IF([.BZ77]&lt;1;(1+(59*(1-[.BZ77])))*[.$A$39]+[.$A$87]/1000;0)" office:value-type="float" office:value="0" calcext:value-type="float">
            <text:p>0</text:p>
          </table:table-cell>
          <table:table-cell table:style-name="ce11" table:formula="of:=IF([.CA77]&lt;1;(1+(59*(1-[.CA77])))*[.$A$39]+[.$A$87]/1000;0)" office:value-type="float" office:value="0" calcext:value-type="float">
            <text:p>0</text:p>
          </table:table-cell>
          <table:table-cell table:style-name="ce11" table:formula="of:=IF([.CB77]&lt;1;(1+(59*(1-[.CB77])))*[.$A$39]+[.$A$87]/1000;0)" office:value-type="float" office:value="0" calcext:value-type="float">
            <text:p>0</text:p>
          </table:table-cell>
          <table:table-cell table:style-name="ce11" table:formula="of:=IF([.CC77]&lt;1;(1+(59*(1-[.CC77])))*[.$A$39]+[.$A$87]/1000;0)" office:value-type="float" office:value="0" calcext:value-type="float">
            <text:p>0</text:p>
          </table:table-cell>
          <table:table-cell table:style-name="ce11" table:formula="of:=IF([.CD77]&lt;1;(1+(59*(1-[.CD77])))*[.$A$39]+[.$A$87]/1000;0)" office:value-type="float" office:value="0" calcext:value-type="float">
            <text:p>0</text:p>
          </table:table-cell>
          <table:table-cell table:style-name="ce11" table:formula="of:=IF([.CE77]&lt;1;(1+(59*(1-[.CE77])))*[.$A$39]+[.$A$87]/1000;0)" office:value-type="float" office:value="0" calcext:value-type="float">
            <text:p>0</text:p>
          </table:table-cell>
          <table:table-cell table:style-name="ce11" table:formula="of:=IF([.CF77]&lt;1;(1+(59*(1-[.CF77])))*[.$A$39]+[.$A$87]/1000;0)" office:value-type="float" office:value="0" calcext:value-type="float">
            <text:p>0</text:p>
          </table:table-cell>
          <table:table-cell table:style-name="ce11" table:formula="of:=IF([.CG77]&lt;1;(1+(59*(1-[.CG77])))*[.$A$39]+[.$A$87]/1000;0)" office:value-type="float" office:value="0" calcext:value-type="float">
            <text:p>0</text:p>
          </table:table-cell>
          <table:table-cell table:style-name="ce11" table:formula="of:=IF([.CH77]&lt;1;(1+(59*(1-[.CH77])))*[.$A$39]+[.$A$87]/1000;0)" office:value-type="float" office:value="0" calcext:value-type="float">
            <text:p>0</text:p>
          </table:table-cell>
          <table:table-cell table:style-name="ce11" table:formula="of:=IF([.CI77]&lt;1;(1+(59*(1-[.CI77])))*[.$A$39]+[.$A$87]/1000;0)" office:value-type="float" office:value="0" calcext:value-type="float">
            <text:p>0</text:p>
          </table:table-cell>
          <table:table-cell table:style-name="ce11" table:formula="of:=IF([.CJ77]&lt;1;(1+(59*(1-[.CJ77])))*[.$A$39]+[.$A$87]/1000;0)" office:value-type="float" office:value="0" calcext:value-type="float">
            <text:p>0</text:p>
          </table:table-cell>
          <table:table-cell table:style-name="ce11" table:formula="of:=IF([.CK77]&lt;1;(1+(59*(1-[.CK77])))*[.$A$39]+[.$A$87]/1000;0)" office:value-type="float" office:value="0" calcext:value-type="float">
            <text:p>0</text:p>
          </table:table-cell>
          <table:table-cell table:style-name="ce11" table:formula="of:=IF([.CL77]&lt;1;(1+(59*(1-[.CL77])))*[.$A$39]+[.$A$87]/1000;0)" office:value-type="float" office:value="0" calcext:value-type="float">
            <text:p>0</text:p>
          </table:table-cell>
          <table:table-cell table:style-name="ce11" table:formula="of:=IF([.CM77]&lt;1;(1+(59*(1-[.CM77])))*[.$A$39]+[.$A$87]/1000;0)" office:value-type="float" office:value="0" calcext:value-type="float">
            <text:p>0</text:p>
          </table:table-cell>
          <table:table-cell table:style-name="ce11" table:formula="of:=IF([.CN77]&lt;1;(1+(59*(1-[.CN77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78]&lt;1;(1+(59*(1-[.A78])))*[.$A$39]+[.$A$87]/1000;0)" office:value-type="float" office:value="315" calcext:value-type="float">
            <text:p>315</text:p>
          </table:table-cell>
          <table:table-cell table:style-name="ce11" table:formula="of:=IF([.B78]&lt;1;(1+(59*(1-[.B78])))*[.$A$39]+[.$A$87]/1000;0)" office:value-type="float" office:value="285.5" calcext:value-type="float">
            <text:p>286</text:p>
          </table:table-cell>
          <table:table-cell table:style-name="ce11" table:formula="of:=IF([.C78]&lt;1;(1+(59*(1-[.C78])))*[.$A$39]+[.$A$87]/1000;0)" office:value-type="float" office:value="253.05" calcext:value-type="float">
            <text:p>253</text:p>
          </table:table-cell>
          <table:table-cell table:style-name="ce11" table:formula="of:=IF([.D78]&lt;1;(1+(59*(1-[.D78])))*[.$A$39]+[.$A$87]/1000;0)" office:value-type="float" office:value="217.355" calcext:value-type="float">
            <text:p>217</text:p>
          </table:table-cell>
          <table:table-cell table:style-name="ce11" table:formula="of:=IF([.E78]&lt;1;(1+(59*(1-[.E78])))*[.$A$39]+[.$A$87]/1000;0)" office:value-type="float" office:value="178.0905" calcext:value-type="float">
            <text:p>178</text:p>
          </table:table-cell>
          <table:table-cell table:style-name="ce11" table:formula="of:=IF([.F78]&lt;1;(1+(59*(1-[.F78])))*[.$A$39]+[.$A$87]/1000;0)" office:value-type="float" office:value="134.89955" calcext:value-type="float">
            <text:p>135</text:p>
          </table:table-cell>
          <table:table-cell table:style-name="ce11" table:formula="of:=IF([.G78]&lt;1;(1+(59*(1-[.G78])))*[.$A$39]+[.$A$87]/1000;0)" office:value-type="float" office:value="87.3895049999997" calcext:value-type="float">
            <text:p>87</text:p>
          </table:table-cell>
          <table:table-cell table:style-name="ce11" table:formula="of:=IF([.H78]&lt;1;(1+(59*(1-[.H78])))*[.$A$39]+[.$A$87]/1000;0)" office:value-type="float" office:value="35.1284554999996" calcext:value-type="float">
            <text:p>35</text:p>
          </table:table-cell>
          <table:table-cell table:style-name="ce11" table:formula="of:=IF([.I78]&lt;1;(1+(59*(1-[.I78])))*[.$A$39]+[.$A$87]/1000;0)" office:value-type="float" office:value="0" calcext:value-type="float">
            <text:p>0</text:p>
          </table:table-cell>
          <table:table-cell table:style-name="ce11" table:formula="of:=IF([.J78]&lt;1;(1+(59*(1-[.J78])))*[.$A$39]+[.$A$87]/1000;0)" office:value-type="float" office:value="0" calcext:value-type="float">
            <text:p>0</text:p>
          </table:table-cell>
          <table:table-cell table:style-name="ce11" table:formula="of:=IF([.K78]&lt;1;(1+(59*(1-[.K78])))*[.$A$39]+[.$A$87]/1000;0)" office:value-type="float" office:value="0" calcext:value-type="float">
            <text:p>0</text:p>
          </table:table-cell>
          <table:table-cell table:style-name="ce11" table:formula="of:=IF([.L78]&lt;1;(1+(59*(1-[.L78])))*[.$A$39]+[.$A$87]/1000;0)" office:value-type="float" office:value="0" calcext:value-type="float">
            <text:p>0</text:p>
          </table:table-cell>
          <table:table-cell table:style-name="ce11" table:formula="of:=IF([.M78]&lt;1;(1+(59*(1-[.M78])))*[.$A$39]+[.$A$87]/1000;0)" office:value-type="float" office:value="0" calcext:value-type="float">
            <text:p>0</text:p>
          </table:table-cell>
          <table:table-cell table:style-name="ce11" table:formula="of:=IF([.N78]&lt;1;(1+(59*(1-[.N78])))*[.$A$39]+[.$A$87]/1000;0)" office:value-type="float" office:value="0" calcext:value-type="float">
            <text:p>0</text:p>
          </table:table-cell>
          <table:table-cell table:style-name="ce11" table:formula="of:=IF([.O78]&lt;1;(1+(59*(1-[.O78])))*[.$A$39]+[.$A$87]/1000;0)" office:value-type="float" office:value="0" calcext:value-type="float">
            <text:p>0</text:p>
          </table:table-cell>
          <table:table-cell table:style-name="ce11" table:formula="of:=IF([.P78]&lt;1;(1+(59*(1-[.P78])))*[.$A$39]+[.$A$87]/1000;0)" office:value-type="float" office:value="0" calcext:value-type="float">
            <text:p>0</text:p>
          </table:table-cell>
          <table:table-cell table:style-name="ce11" table:formula="of:=IF([.Q78]&lt;1;(1+(59*(1-[.Q78])))*[.$A$39]+[.$A$87]/1000;0)" office:value-type="float" office:value="0" calcext:value-type="float">
            <text:p>0</text:p>
          </table:table-cell>
          <table:table-cell table:style-name="ce11" table:formula="of:=IF([.R78]&lt;1;(1+(59*(1-[.R78])))*[.$A$39]+[.$A$87]/1000;0)" office:value-type="float" office:value="0" calcext:value-type="float">
            <text:p>0</text:p>
          </table:table-cell>
          <table:table-cell table:style-name="ce11" table:formula="of:=IF([.S78]&lt;1;(1+(59*(1-[.S78])))*[.$A$39]+[.$A$87]/1000;0)" office:value-type="float" office:value="0" calcext:value-type="float">
            <text:p>0</text:p>
          </table:table-cell>
          <table:table-cell table:style-name="ce11" table:formula="of:=IF([.T78]&lt;1;(1+(59*(1-[.T78])))*[.$A$39]+[.$A$87]/1000;0)" office:value-type="float" office:value="0" calcext:value-type="float">
            <text:p>0</text:p>
          </table:table-cell>
          <table:table-cell table:style-name="ce11" table:formula="of:=IF([.U78]&lt;1;(1+(59*(1-[.U78])))*[.$A$39]+[.$A$87]/1000;0)" office:value-type="float" office:value="0" calcext:value-type="float">
            <text:p>0</text:p>
          </table:table-cell>
          <table:table-cell table:style-name="ce11" table:formula="of:=IF([.V78]&lt;1;(1+(59*(1-[.V78])))*[.$A$39]+[.$A$87]/1000;0)" office:value-type="float" office:value="0" calcext:value-type="float">
            <text:p>0</text:p>
          </table:table-cell>
          <table:table-cell table:style-name="ce11" table:formula="of:=IF([.W78]&lt;1;(1+(59*(1-[.W78])))*[.$A$39]+[.$A$87]/1000;0)" office:value-type="float" office:value="0" calcext:value-type="float">
            <text:p>0</text:p>
          </table:table-cell>
          <table:table-cell table:style-name="ce11" table:formula="of:=IF([.X78]&lt;1;(1+(59*(1-[.X78])))*[.$A$39]+[.$A$87]/1000;0)" office:value-type="float" office:value="0" calcext:value-type="float">
            <text:p>0</text:p>
          </table:table-cell>
          <table:table-cell table:style-name="ce11" table:formula="of:=IF([.Y78]&lt;1;(1+(59*(1-[.Y78])))*[.$A$39]+[.$A$87]/1000;0)" office:value-type="float" office:value="0" calcext:value-type="float">
            <text:p>0</text:p>
          </table:table-cell>
          <table:table-cell table:style-name="ce11" table:formula="of:=IF([.Z78]&lt;1;(1+(59*(1-[.Z78])))*[.$A$39]+[.$A$87]/1000;0)" office:value-type="float" office:value="0" calcext:value-type="float">
            <text:p>0</text:p>
          </table:table-cell>
          <table:table-cell table:style-name="ce11" table:formula="of:=IF([.AA78]&lt;1;(1+(59*(1-[.AA78])))*[.$A$39]+[.$A$87]/1000;0)" office:value-type="float" office:value="0" calcext:value-type="float">
            <text:p>0</text:p>
          </table:table-cell>
          <table:table-cell table:style-name="ce11" table:formula="of:=IF([.AB78]&lt;1;(1+(59*(1-[.AB78])))*[.$A$39]+[.$A$87]/1000;0)" office:value-type="float" office:value="0" calcext:value-type="float">
            <text:p>0</text:p>
          </table:table-cell>
          <table:table-cell table:style-name="ce11" table:formula="of:=IF([.AC78]&lt;1;(1+(59*(1-[.AC78])))*[.$A$39]+[.$A$87]/1000;0)" office:value-type="float" office:value="0" calcext:value-type="float">
            <text:p>0</text:p>
          </table:table-cell>
          <table:table-cell table:style-name="ce11" table:formula="of:=IF([.AD78]&lt;1;(1+(59*(1-[.AD78])))*[.$A$39]+[.$A$87]/1000;0)" office:value-type="float" office:value="0" calcext:value-type="float">
            <text:p>0</text:p>
          </table:table-cell>
          <table:table-cell table:style-name="ce11" table:formula="of:=IF([.AE78]&lt;1;(1+(59*(1-[.AE78])))*[.$A$39]+[.$A$87]/1000;0)" office:value-type="float" office:value="0" calcext:value-type="float">
            <text:p>0</text:p>
          </table:table-cell>
          <table:table-cell table:style-name="ce11" table:formula="of:=IF([.AF78]&lt;1;(1+(59*(1-[.AF78])))*[.$A$39]+[.$A$87]/1000;0)" office:value-type="float" office:value="0" calcext:value-type="float">
            <text:p>0</text:p>
          </table:table-cell>
          <table:table-cell table:style-name="ce11" table:formula="of:=IF([.AG78]&lt;1;(1+(59*(1-[.AG78])))*[.$A$39]+[.$A$87]/1000;0)" office:value-type="float" office:value="0" calcext:value-type="float">
            <text:p>0</text:p>
          </table:table-cell>
          <table:table-cell table:style-name="ce11" table:formula="of:=IF([.AH78]&lt;1;(1+(59*(1-[.AH78])))*[.$A$39]+[.$A$87]/1000;0)" office:value-type="float" office:value="0" calcext:value-type="float">
            <text:p>0</text:p>
          </table:table-cell>
          <table:table-cell table:style-name="ce11" table:formula="of:=IF([.AI78]&lt;1;(1+(59*(1-[.AI78])))*[.$A$39]+[.$A$87]/1000;0)" office:value-type="float" office:value="0" calcext:value-type="float">
            <text:p>0</text:p>
          </table:table-cell>
          <table:table-cell table:style-name="ce11" table:formula="of:=IF([.AJ78]&lt;1;(1+(59*(1-[.AJ78])))*[.$A$39]+[.$A$87]/1000;0)" office:value-type="float" office:value="0" calcext:value-type="float">
            <text:p>0</text:p>
          </table:table-cell>
          <table:table-cell table:style-name="ce11" table:formula="of:=IF([.AK78]&lt;1;(1+(59*(1-[.AK78])))*[.$A$39]+[.$A$87]/1000;0)" office:value-type="float" office:value="0" calcext:value-type="float">
            <text:p>0</text:p>
          </table:table-cell>
          <table:table-cell table:style-name="ce11" table:formula="of:=IF([.AL78]&lt;1;(1+(59*(1-[.AL78])))*[.$A$39]+[.$A$87]/1000;0)" office:value-type="float" office:value="0" calcext:value-type="float">
            <text:p>0</text:p>
          </table:table-cell>
          <table:table-cell table:style-name="ce11" table:formula="of:=IF([.AM78]&lt;1;(1+(59*(1-[.AM78])))*[.$A$39]+[.$A$87]/1000;0)" office:value-type="float" office:value="0" calcext:value-type="float">
            <text:p>0</text:p>
          </table:table-cell>
          <table:table-cell table:style-name="ce11" table:formula="of:=IF([.AN78]&lt;1;(1+(59*(1-[.AN78])))*[.$A$39]+[.$A$87]/1000;0)" office:value-type="float" office:value="0" calcext:value-type="float">
            <text:p>0</text:p>
          </table:table-cell>
          <table:table-cell table:style-name="ce11" table:formula="of:=IF([.AO78]&lt;1;(1+(59*(1-[.AO78])))*[.$A$39]+[.$A$87]/1000;0)" office:value-type="float" office:value="0" calcext:value-type="float">
            <text:p>0</text:p>
          </table:table-cell>
          <table:table-cell table:style-name="ce11" table:formula="of:=IF([.AP78]&lt;1;(1+(59*(1-[.AP78])))*[.$A$39]+[.$A$87]/1000;0)" office:value-type="float" office:value="0" calcext:value-type="float">
            <text:p>0</text:p>
          </table:table-cell>
          <table:table-cell table:style-name="ce11" table:formula="of:=IF([.AQ78]&lt;1;(1+(59*(1-[.AQ78])))*[.$A$39]+[.$A$87]/1000;0)" office:value-type="float" office:value="0" calcext:value-type="float">
            <text:p>0</text:p>
          </table:table-cell>
          <table:table-cell table:style-name="ce11" table:formula="of:=IF([.AR78]&lt;1;(1+(59*(1-[.AR78])))*[.$A$39]+[.$A$87]/1000;0)" office:value-type="float" office:value="0" calcext:value-type="float">
            <text:p>0</text:p>
          </table:table-cell>
          <table:table-cell table:style-name="ce11" table:formula="of:=IF([.AS78]&lt;1;(1+(59*(1-[.AS78])))*[.$A$39]+[.$A$87]/1000;0)" office:value-type="float" office:value="0" calcext:value-type="float">
            <text:p>0</text:p>
          </table:table-cell>
          <table:table-cell table:style-name="ce11" table:formula="of:=IF([.AT78]&lt;1;(1+(59*(1-[.AT78])))*[.$A$39]+[.$A$87]/1000;0)" office:value-type="float" office:value="0" calcext:value-type="float">
            <text:p>0</text:p>
          </table:table-cell>
          <table:table-cell table:style-name="ce11" table:formula="of:=IF([.AU78]&lt;1;(1+(59*(1-[.AU78])))*[.$A$39]+[.$A$87]/1000;0)" office:value-type="float" office:value="0" calcext:value-type="float">
            <text:p>0</text:p>
          </table:table-cell>
          <table:table-cell table:style-name="ce11" table:formula="of:=IF([.AV78]&lt;1;(1+(59*(1-[.AV78])))*[.$A$39]+[.$A$87]/1000;0)" office:value-type="float" office:value="0" calcext:value-type="float">
            <text:p>0</text:p>
          </table:table-cell>
          <table:table-cell table:style-name="ce11" table:formula="of:=IF([.AW78]&lt;1;(1+(59*(1-[.AW78])))*[.$A$39]+[.$A$87]/1000;0)" office:value-type="float" office:value="0" calcext:value-type="float">
            <text:p>0</text:p>
          </table:table-cell>
          <table:table-cell table:style-name="ce11" table:formula="of:=IF([.AX78]&lt;1;(1+(59*(1-[.AX78])))*[.$A$39]+[.$A$87]/1000;0)" office:value-type="float" office:value="0" calcext:value-type="float">
            <text:p>0</text:p>
          </table:table-cell>
          <table:table-cell table:style-name="ce11" table:formula="of:=IF([.AY78]&lt;1;(1+(59*(1-[.AY78])))*[.$A$39]+[.$A$87]/1000;0)" office:value-type="float" office:value="0" calcext:value-type="float">
            <text:p>0</text:p>
          </table:table-cell>
          <table:table-cell table:style-name="ce11" table:formula="of:=IF([.AZ78]&lt;1;(1+(59*(1-[.AZ78])))*[.$A$39]+[.$A$87]/1000;0)" office:value-type="float" office:value="0" calcext:value-type="float">
            <text:p>0</text:p>
          </table:table-cell>
          <table:table-cell table:style-name="ce11" table:formula="of:=IF([.BA78]&lt;1;(1+(59*(1-[.BA78])))*[.$A$39]+[.$A$87]/1000;0)" office:value-type="float" office:value="0" calcext:value-type="float">
            <text:p>0</text:p>
          </table:table-cell>
          <table:table-cell table:style-name="ce11" table:formula="of:=IF([.BB78]&lt;1;(1+(59*(1-[.BB78])))*[.$A$39]+[.$A$87]/1000;0)" office:value-type="float" office:value="0" calcext:value-type="float">
            <text:p>0</text:p>
          </table:table-cell>
          <table:table-cell table:style-name="ce11" table:formula="of:=IF([.BC78]&lt;1;(1+(59*(1-[.BC78])))*[.$A$39]+[.$A$87]/1000;0)" office:value-type="float" office:value="0" calcext:value-type="float">
            <text:p>0</text:p>
          </table:table-cell>
          <table:table-cell table:style-name="ce11" table:formula="of:=IF([.BD78]&lt;1;(1+(59*(1-[.BD78])))*[.$A$39]+[.$A$87]/1000;0)" office:value-type="float" office:value="0" calcext:value-type="float">
            <text:p>0</text:p>
          </table:table-cell>
          <table:table-cell table:style-name="ce11" table:formula="of:=IF([.BE78]&lt;1;(1+(59*(1-[.BE78])))*[.$A$39]+[.$A$87]/1000;0)" office:value-type="float" office:value="0" calcext:value-type="float">
            <text:p>0</text:p>
          </table:table-cell>
          <table:table-cell table:style-name="ce11" table:formula="of:=IF([.BF78]&lt;1;(1+(59*(1-[.BF78])))*[.$A$39]+[.$A$87]/1000;0)" office:value-type="float" office:value="0" calcext:value-type="float">
            <text:p>0</text:p>
          </table:table-cell>
          <table:table-cell table:style-name="ce11" table:formula="of:=IF([.BG78]&lt;1;(1+(59*(1-[.BG78])))*[.$A$39]+[.$A$87]/1000;0)" office:value-type="float" office:value="0" calcext:value-type="float">
            <text:p>0</text:p>
          </table:table-cell>
          <table:table-cell table:style-name="ce11" table:formula="of:=IF([.BH78]&lt;1;(1+(59*(1-[.BH78])))*[.$A$39]+[.$A$87]/1000;0)" office:value-type="float" office:value="0" calcext:value-type="float">
            <text:p>0</text:p>
          </table:table-cell>
          <table:table-cell table:style-name="ce11" table:formula="of:=IF([.BI78]&lt;1;(1+(59*(1-[.BI78])))*[.$A$39]+[.$A$87]/1000;0)" office:value-type="float" office:value="0" calcext:value-type="float">
            <text:p>0</text:p>
          </table:table-cell>
          <table:table-cell table:style-name="ce11" table:formula="of:=IF([.BJ78]&lt;1;(1+(59*(1-[.BJ78])))*[.$A$39]+[.$A$87]/1000;0)" office:value-type="float" office:value="0" calcext:value-type="float">
            <text:p>0</text:p>
          </table:table-cell>
          <table:table-cell table:style-name="ce11" table:formula="of:=IF([.BK78]&lt;1;(1+(59*(1-[.BK78])))*[.$A$39]+[.$A$87]/1000;0)" office:value-type="float" office:value="0" calcext:value-type="float">
            <text:p>0</text:p>
          </table:table-cell>
          <table:table-cell table:style-name="ce11" table:formula="of:=IF([.BL78]&lt;1;(1+(59*(1-[.BL78])))*[.$A$39]+[.$A$87]/1000;0)" office:value-type="float" office:value="0" calcext:value-type="float">
            <text:p>0</text:p>
          </table:table-cell>
          <table:table-cell table:style-name="ce11" table:formula="of:=IF([.BM78]&lt;1;(1+(59*(1-[.BM78])))*[.$A$39]+[.$A$87]/1000;0)" office:value-type="float" office:value="0" calcext:value-type="float">
            <text:p>0</text:p>
          </table:table-cell>
          <table:table-cell table:style-name="ce11" table:formula="of:=IF([.BN78]&lt;1;(1+(59*(1-[.BN78])))*[.$A$39]+[.$A$87]/1000;0)" office:value-type="float" office:value="0" calcext:value-type="float">
            <text:p>0</text:p>
          </table:table-cell>
          <table:table-cell table:style-name="ce11" table:formula="of:=IF([.BO78]&lt;1;(1+(59*(1-[.BO78])))*[.$A$39]+[.$A$87]/1000;0)" office:value-type="float" office:value="0" calcext:value-type="float">
            <text:p>0</text:p>
          </table:table-cell>
          <table:table-cell table:style-name="ce11" table:formula="of:=IF([.BP78]&lt;1;(1+(59*(1-[.BP78])))*[.$A$39]+[.$A$87]/1000;0)" office:value-type="float" office:value="0" calcext:value-type="float">
            <text:p>0</text:p>
          </table:table-cell>
          <table:table-cell table:style-name="ce11" table:formula="of:=IF([.BQ78]&lt;1;(1+(59*(1-[.BQ78])))*[.$A$39]+[.$A$87]/1000;0)" office:value-type="float" office:value="0" calcext:value-type="float">
            <text:p>0</text:p>
          </table:table-cell>
          <table:table-cell table:style-name="ce11" table:formula="of:=IF([.BR78]&lt;1;(1+(59*(1-[.BR78])))*[.$A$39]+[.$A$87]/1000;0)" office:value-type="float" office:value="0" calcext:value-type="float">
            <text:p>0</text:p>
          </table:table-cell>
          <table:table-cell table:style-name="ce11" table:formula="of:=IF([.BS78]&lt;1;(1+(59*(1-[.BS78])))*[.$A$39]+[.$A$87]/1000;0)" office:value-type="float" office:value="0" calcext:value-type="float">
            <text:p>0</text:p>
          </table:table-cell>
          <table:table-cell table:style-name="ce11" table:formula="of:=IF([.BT78]&lt;1;(1+(59*(1-[.BT78])))*[.$A$39]+[.$A$87]/1000;0)" office:value-type="float" office:value="0" calcext:value-type="float">
            <text:p>0</text:p>
          </table:table-cell>
          <table:table-cell table:style-name="ce11" table:formula="of:=IF([.BU78]&lt;1;(1+(59*(1-[.BU78])))*[.$A$39]+[.$A$87]/1000;0)" office:value-type="float" office:value="0" calcext:value-type="float">
            <text:p>0</text:p>
          </table:table-cell>
          <table:table-cell table:style-name="ce11" table:formula="of:=IF([.BV78]&lt;1;(1+(59*(1-[.BV78])))*[.$A$39]+[.$A$87]/1000;0)" office:value-type="float" office:value="0" calcext:value-type="float">
            <text:p>0</text:p>
          </table:table-cell>
          <table:table-cell table:style-name="ce11" table:formula="of:=IF([.BW78]&lt;1;(1+(59*(1-[.BW78])))*[.$A$39]+[.$A$87]/1000;0)" office:value-type="float" office:value="0" calcext:value-type="float">
            <text:p>0</text:p>
          </table:table-cell>
          <table:table-cell table:style-name="ce11" table:formula="of:=IF([.BX78]&lt;1;(1+(59*(1-[.BX78])))*[.$A$39]+[.$A$87]/1000;0)" office:value-type="float" office:value="0" calcext:value-type="float">
            <text:p>0</text:p>
          </table:table-cell>
          <table:table-cell table:style-name="ce11" table:formula="of:=IF([.BY78]&lt;1;(1+(59*(1-[.BY78])))*[.$A$39]+[.$A$87]/1000;0)" office:value-type="float" office:value="0" calcext:value-type="float">
            <text:p>0</text:p>
          </table:table-cell>
          <table:table-cell table:style-name="ce11" table:formula="of:=IF([.BZ78]&lt;1;(1+(59*(1-[.BZ78])))*[.$A$39]+[.$A$87]/1000;0)" office:value-type="float" office:value="0" calcext:value-type="float">
            <text:p>0</text:p>
          </table:table-cell>
          <table:table-cell table:style-name="ce11" table:formula="of:=IF([.CA78]&lt;1;(1+(59*(1-[.CA78])))*[.$A$39]+[.$A$87]/1000;0)" office:value-type="float" office:value="0" calcext:value-type="float">
            <text:p>0</text:p>
          </table:table-cell>
          <table:table-cell table:style-name="ce11" table:formula="of:=IF([.CB78]&lt;1;(1+(59*(1-[.CB78])))*[.$A$39]+[.$A$87]/1000;0)" office:value-type="float" office:value="0" calcext:value-type="float">
            <text:p>0</text:p>
          </table:table-cell>
          <table:table-cell table:style-name="ce11" table:formula="of:=IF([.CC78]&lt;1;(1+(59*(1-[.CC78])))*[.$A$39]+[.$A$87]/1000;0)" office:value-type="float" office:value="0" calcext:value-type="float">
            <text:p>0</text:p>
          </table:table-cell>
          <table:table-cell table:style-name="ce11" table:formula="of:=IF([.CD78]&lt;1;(1+(59*(1-[.CD78])))*[.$A$39]+[.$A$87]/1000;0)" office:value-type="float" office:value="0" calcext:value-type="float">
            <text:p>0</text:p>
          </table:table-cell>
          <table:table-cell table:style-name="ce11" table:formula="of:=IF([.CE78]&lt;1;(1+(59*(1-[.CE78])))*[.$A$39]+[.$A$87]/1000;0)" office:value-type="float" office:value="0" calcext:value-type="float">
            <text:p>0</text:p>
          </table:table-cell>
          <table:table-cell table:style-name="ce11" table:formula="of:=IF([.CF78]&lt;1;(1+(59*(1-[.CF78])))*[.$A$39]+[.$A$87]/1000;0)" office:value-type="float" office:value="0" calcext:value-type="float">
            <text:p>0</text:p>
          </table:table-cell>
          <table:table-cell table:style-name="ce11" table:formula="of:=IF([.CG78]&lt;1;(1+(59*(1-[.CG78])))*[.$A$39]+[.$A$87]/1000;0)" office:value-type="float" office:value="0" calcext:value-type="float">
            <text:p>0</text:p>
          </table:table-cell>
          <table:table-cell table:style-name="ce11" table:formula="of:=IF([.CH78]&lt;1;(1+(59*(1-[.CH78])))*[.$A$39]+[.$A$87]/1000;0)" office:value-type="float" office:value="0" calcext:value-type="float">
            <text:p>0</text:p>
          </table:table-cell>
          <table:table-cell table:style-name="ce11" table:formula="of:=IF([.CI78]&lt;1;(1+(59*(1-[.CI78])))*[.$A$39]+[.$A$87]/1000;0)" office:value-type="float" office:value="0" calcext:value-type="float">
            <text:p>0</text:p>
          </table:table-cell>
          <table:table-cell table:style-name="ce11" table:formula="of:=IF([.CJ78]&lt;1;(1+(59*(1-[.CJ78])))*[.$A$39]+[.$A$87]/1000;0)" office:value-type="float" office:value="0" calcext:value-type="float">
            <text:p>0</text:p>
          </table:table-cell>
          <table:table-cell table:style-name="ce11" table:formula="of:=IF([.CK78]&lt;1;(1+(59*(1-[.CK78])))*[.$A$39]+[.$A$87]/1000;0)" office:value-type="float" office:value="0" calcext:value-type="float">
            <text:p>0</text:p>
          </table:table-cell>
          <table:table-cell table:style-name="ce11" table:formula="of:=IF([.CL78]&lt;1;(1+(59*(1-[.CL78])))*[.$A$39]+[.$A$87]/1000;0)" office:value-type="float" office:value="0" calcext:value-type="float">
            <text:p>0</text:p>
          </table:table-cell>
          <table:table-cell table:style-name="ce11" table:formula="of:=IF([.CM78]&lt;1;(1+(59*(1-[.CM78])))*[.$A$39]+[.$A$87]/1000;0)" office:value-type="float" office:value="0" calcext:value-type="float">
            <text:p>0</text:p>
          </table:table-cell>
          <table:table-cell table:style-name="ce11" table:formula="of:=IF([.CN78]&lt;1;(1+(59*(1-[.CN78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79]&lt;1;(1+(59*(1-[.A79])))*[.$A$39]+[.$A$87]/1000;0)" office:value-type="float" office:value="256" calcext:value-type="float">
            <text:p>256</text:p>
          </table:table-cell>
          <table:table-cell table:style-name="ce11" table:formula="of:=IF([.B79]&lt;1;(1+(59*(1-[.B79])))*[.$A$39]+[.$A$87]/1000;0)" office:value-type="float" office:value="220.6" calcext:value-type="float">
            <text:p>221</text:p>
          </table:table-cell>
          <table:table-cell table:style-name="ce11" table:formula="of:=IF([.C79]&lt;1;(1+(59*(1-[.C79])))*[.$A$39]+[.$A$87]/1000;0)" office:value-type="float" office:value="181.66" calcext:value-type="float">
            <text:p>182</text:p>
          </table:table-cell>
          <table:table-cell table:style-name="ce11" table:formula="of:=IF([.D79]&lt;1;(1+(59*(1-[.D79])))*[.$A$39]+[.$A$87]/1000;0)" office:value-type="float" office:value="138.826" calcext:value-type="float">
            <text:p>139</text:p>
          </table:table-cell>
          <table:table-cell table:style-name="ce11" table:formula="of:=IF([.E79]&lt;1;(1+(59*(1-[.E79])))*[.$A$39]+[.$A$87]/1000;0)" office:value-type="float" office:value="91.7085999999999" calcext:value-type="float">
            <text:p>92</text:p>
          </table:table-cell>
          <table:table-cell table:style-name="ce11" table:formula="of:=IF([.F79]&lt;1;(1+(59*(1-[.F79])))*[.$A$39]+[.$A$87]/1000;0)" office:value-type="float" office:value="39.8794599999998" calcext:value-type="float">
            <text:p>40</text:p>
          </table:table-cell>
          <table:table-cell table:style-name="ce11" table:formula="of:=IF([.G79]&lt;1;(1+(59*(1-[.G79])))*[.$A$39]+[.$A$87]/1000;0)" office:value-type="float" office:value="0" calcext:value-type="float">
            <text:p>0</text:p>
          </table:table-cell>
          <table:table-cell table:style-name="ce11" table:formula="of:=IF([.H79]&lt;1;(1+(59*(1-[.H79])))*[.$A$39]+[.$A$87]/1000;0)" office:value-type="float" office:value="0" calcext:value-type="float">
            <text:p>0</text:p>
          </table:table-cell>
          <table:table-cell table:style-name="ce11" table:formula="of:=IF([.I79]&lt;1;(1+(59*(1-[.I79])))*[.$A$39]+[.$A$87]/1000;0)" office:value-type="float" office:value="0" calcext:value-type="float">
            <text:p>0</text:p>
          </table:table-cell>
          <table:table-cell table:style-name="ce11" table:formula="of:=IF([.J79]&lt;1;(1+(59*(1-[.J79])))*[.$A$39]+[.$A$87]/1000;0)" office:value-type="float" office:value="0" calcext:value-type="float">
            <text:p>0</text:p>
          </table:table-cell>
          <table:table-cell table:style-name="ce11" table:formula="of:=IF([.K79]&lt;1;(1+(59*(1-[.K79])))*[.$A$39]+[.$A$87]/1000;0)" office:value-type="float" office:value="0" calcext:value-type="float">
            <text:p>0</text:p>
          </table:table-cell>
          <table:table-cell table:style-name="ce11" table:formula="of:=IF([.L79]&lt;1;(1+(59*(1-[.L79])))*[.$A$39]+[.$A$87]/1000;0)" office:value-type="float" office:value="0" calcext:value-type="float">
            <text:p>0</text:p>
          </table:table-cell>
          <table:table-cell table:style-name="ce11" table:formula="of:=IF([.M79]&lt;1;(1+(59*(1-[.M79])))*[.$A$39]+[.$A$87]/1000;0)" office:value-type="float" office:value="0" calcext:value-type="float">
            <text:p>0</text:p>
          </table:table-cell>
          <table:table-cell table:style-name="ce11" table:formula="of:=IF([.N79]&lt;1;(1+(59*(1-[.N79])))*[.$A$39]+[.$A$87]/1000;0)" office:value-type="float" office:value="0" calcext:value-type="float">
            <text:p>0</text:p>
          </table:table-cell>
          <table:table-cell table:style-name="ce11" table:formula="of:=IF([.O79]&lt;1;(1+(59*(1-[.O79])))*[.$A$39]+[.$A$87]/1000;0)" office:value-type="float" office:value="0" calcext:value-type="float">
            <text:p>0</text:p>
          </table:table-cell>
          <table:table-cell table:style-name="ce11" table:formula="of:=IF([.P79]&lt;1;(1+(59*(1-[.P79])))*[.$A$39]+[.$A$87]/1000;0)" office:value-type="float" office:value="0" calcext:value-type="float">
            <text:p>0</text:p>
          </table:table-cell>
          <table:table-cell table:style-name="ce11" table:formula="of:=IF([.Q79]&lt;1;(1+(59*(1-[.Q79])))*[.$A$39]+[.$A$87]/1000;0)" office:value-type="float" office:value="0" calcext:value-type="float">
            <text:p>0</text:p>
          </table:table-cell>
          <table:table-cell table:style-name="ce11" table:formula="of:=IF([.R79]&lt;1;(1+(59*(1-[.R79])))*[.$A$39]+[.$A$87]/1000;0)" office:value-type="float" office:value="0" calcext:value-type="float">
            <text:p>0</text:p>
          </table:table-cell>
          <table:table-cell table:style-name="ce11" table:formula="of:=IF([.S79]&lt;1;(1+(59*(1-[.S79])))*[.$A$39]+[.$A$87]/1000;0)" office:value-type="float" office:value="0" calcext:value-type="float">
            <text:p>0</text:p>
          </table:table-cell>
          <table:table-cell table:style-name="ce11" table:formula="of:=IF([.T79]&lt;1;(1+(59*(1-[.T79])))*[.$A$39]+[.$A$87]/1000;0)" office:value-type="float" office:value="0" calcext:value-type="float">
            <text:p>0</text:p>
          </table:table-cell>
          <table:table-cell table:style-name="ce11" table:formula="of:=IF([.U79]&lt;1;(1+(59*(1-[.U79])))*[.$A$39]+[.$A$87]/1000;0)" office:value-type="float" office:value="0" calcext:value-type="float">
            <text:p>0</text:p>
          </table:table-cell>
          <table:table-cell table:style-name="ce11" table:formula="of:=IF([.V79]&lt;1;(1+(59*(1-[.V79])))*[.$A$39]+[.$A$87]/1000;0)" office:value-type="float" office:value="0" calcext:value-type="float">
            <text:p>0</text:p>
          </table:table-cell>
          <table:table-cell table:style-name="ce11" table:formula="of:=IF([.W79]&lt;1;(1+(59*(1-[.W79])))*[.$A$39]+[.$A$87]/1000;0)" office:value-type="float" office:value="0" calcext:value-type="float">
            <text:p>0</text:p>
          </table:table-cell>
          <table:table-cell table:style-name="ce11" table:formula="of:=IF([.X79]&lt;1;(1+(59*(1-[.X79])))*[.$A$39]+[.$A$87]/1000;0)" office:value-type="float" office:value="0" calcext:value-type="float">
            <text:p>0</text:p>
          </table:table-cell>
          <table:table-cell table:style-name="ce11" table:formula="of:=IF([.Y79]&lt;1;(1+(59*(1-[.Y79])))*[.$A$39]+[.$A$87]/1000;0)" office:value-type="float" office:value="0" calcext:value-type="float">
            <text:p>0</text:p>
          </table:table-cell>
          <table:table-cell table:style-name="ce11" table:formula="of:=IF([.Z79]&lt;1;(1+(59*(1-[.Z79])))*[.$A$39]+[.$A$87]/1000;0)" office:value-type="float" office:value="0" calcext:value-type="float">
            <text:p>0</text:p>
          </table:table-cell>
          <table:table-cell table:style-name="ce11" table:formula="of:=IF([.AA79]&lt;1;(1+(59*(1-[.AA79])))*[.$A$39]+[.$A$87]/1000;0)" office:value-type="float" office:value="0" calcext:value-type="float">
            <text:p>0</text:p>
          </table:table-cell>
          <table:table-cell table:style-name="ce11" table:formula="of:=IF([.AB79]&lt;1;(1+(59*(1-[.AB79])))*[.$A$39]+[.$A$87]/1000;0)" office:value-type="float" office:value="0" calcext:value-type="float">
            <text:p>0</text:p>
          </table:table-cell>
          <table:table-cell table:style-name="ce11" table:formula="of:=IF([.AC79]&lt;1;(1+(59*(1-[.AC79])))*[.$A$39]+[.$A$87]/1000;0)" office:value-type="float" office:value="0" calcext:value-type="float">
            <text:p>0</text:p>
          </table:table-cell>
          <table:table-cell table:style-name="ce11" table:formula="of:=IF([.AD79]&lt;1;(1+(59*(1-[.AD79])))*[.$A$39]+[.$A$87]/1000;0)" office:value-type="float" office:value="0" calcext:value-type="float">
            <text:p>0</text:p>
          </table:table-cell>
          <table:table-cell table:style-name="ce11" table:formula="of:=IF([.AE79]&lt;1;(1+(59*(1-[.AE79])))*[.$A$39]+[.$A$87]/1000;0)" office:value-type="float" office:value="0" calcext:value-type="float">
            <text:p>0</text:p>
          </table:table-cell>
          <table:table-cell table:style-name="ce11" table:formula="of:=IF([.AF79]&lt;1;(1+(59*(1-[.AF79])))*[.$A$39]+[.$A$87]/1000;0)" office:value-type="float" office:value="0" calcext:value-type="float">
            <text:p>0</text:p>
          </table:table-cell>
          <table:table-cell table:style-name="ce11" table:formula="of:=IF([.AG79]&lt;1;(1+(59*(1-[.AG79])))*[.$A$39]+[.$A$87]/1000;0)" office:value-type="float" office:value="0" calcext:value-type="float">
            <text:p>0</text:p>
          </table:table-cell>
          <table:table-cell table:style-name="ce11" table:formula="of:=IF([.AH79]&lt;1;(1+(59*(1-[.AH79])))*[.$A$39]+[.$A$87]/1000;0)" office:value-type="float" office:value="0" calcext:value-type="float">
            <text:p>0</text:p>
          </table:table-cell>
          <table:table-cell table:style-name="ce11" table:formula="of:=IF([.AI79]&lt;1;(1+(59*(1-[.AI79])))*[.$A$39]+[.$A$87]/1000;0)" office:value-type="float" office:value="0" calcext:value-type="float">
            <text:p>0</text:p>
          </table:table-cell>
          <table:table-cell table:style-name="ce11" table:formula="of:=IF([.AJ79]&lt;1;(1+(59*(1-[.AJ79])))*[.$A$39]+[.$A$87]/1000;0)" office:value-type="float" office:value="0" calcext:value-type="float">
            <text:p>0</text:p>
          </table:table-cell>
          <table:table-cell table:style-name="ce11" table:formula="of:=IF([.AK79]&lt;1;(1+(59*(1-[.AK79])))*[.$A$39]+[.$A$87]/1000;0)" office:value-type="float" office:value="0" calcext:value-type="float">
            <text:p>0</text:p>
          </table:table-cell>
          <table:table-cell table:style-name="ce11" table:formula="of:=IF([.AL79]&lt;1;(1+(59*(1-[.AL79])))*[.$A$39]+[.$A$87]/1000;0)" office:value-type="float" office:value="0" calcext:value-type="float">
            <text:p>0</text:p>
          </table:table-cell>
          <table:table-cell table:style-name="ce11" table:formula="of:=IF([.AM79]&lt;1;(1+(59*(1-[.AM79])))*[.$A$39]+[.$A$87]/1000;0)" office:value-type="float" office:value="0" calcext:value-type="float">
            <text:p>0</text:p>
          </table:table-cell>
          <table:table-cell table:style-name="ce11" table:formula="of:=IF([.AN79]&lt;1;(1+(59*(1-[.AN79])))*[.$A$39]+[.$A$87]/1000;0)" office:value-type="float" office:value="0" calcext:value-type="float">
            <text:p>0</text:p>
          </table:table-cell>
          <table:table-cell table:style-name="ce11" table:formula="of:=IF([.AO79]&lt;1;(1+(59*(1-[.AO79])))*[.$A$39]+[.$A$87]/1000;0)" office:value-type="float" office:value="0" calcext:value-type="float">
            <text:p>0</text:p>
          </table:table-cell>
          <table:table-cell table:style-name="ce11" table:formula="of:=IF([.AP79]&lt;1;(1+(59*(1-[.AP79])))*[.$A$39]+[.$A$87]/1000;0)" office:value-type="float" office:value="0" calcext:value-type="float">
            <text:p>0</text:p>
          </table:table-cell>
          <table:table-cell table:style-name="ce11" table:formula="of:=IF([.AQ79]&lt;1;(1+(59*(1-[.AQ79])))*[.$A$39]+[.$A$87]/1000;0)" office:value-type="float" office:value="0" calcext:value-type="float">
            <text:p>0</text:p>
          </table:table-cell>
          <table:table-cell table:style-name="ce11" table:formula="of:=IF([.AR79]&lt;1;(1+(59*(1-[.AR79])))*[.$A$39]+[.$A$87]/1000;0)" office:value-type="float" office:value="0" calcext:value-type="float">
            <text:p>0</text:p>
          </table:table-cell>
          <table:table-cell table:style-name="ce11" table:formula="of:=IF([.AS79]&lt;1;(1+(59*(1-[.AS79])))*[.$A$39]+[.$A$87]/1000;0)" office:value-type="float" office:value="0" calcext:value-type="float">
            <text:p>0</text:p>
          </table:table-cell>
          <table:table-cell table:style-name="ce11" table:formula="of:=IF([.AT79]&lt;1;(1+(59*(1-[.AT79])))*[.$A$39]+[.$A$87]/1000;0)" office:value-type="float" office:value="0" calcext:value-type="float">
            <text:p>0</text:p>
          </table:table-cell>
          <table:table-cell table:style-name="ce11" table:formula="of:=IF([.AU79]&lt;1;(1+(59*(1-[.AU79])))*[.$A$39]+[.$A$87]/1000;0)" office:value-type="float" office:value="0" calcext:value-type="float">
            <text:p>0</text:p>
          </table:table-cell>
          <table:table-cell table:style-name="ce11" table:formula="of:=IF([.AV79]&lt;1;(1+(59*(1-[.AV79])))*[.$A$39]+[.$A$87]/1000;0)" office:value-type="float" office:value="0" calcext:value-type="float">
            <text:p>0</text:p>
          </table:table-cell>
          <table:table-cell table:style-name="ce11" table:formula="of:=IF([.AW79]&lt;1;(1+(59*(1-[.AW79])))*[.$A$39]+[.$A$87]/1000;0)" office:value-type="float" office:value="0" calcext:value-type="float">
            <text:p>0</text:p>
          </table:table-cell>
          <table:table-cell table:style-name="ce11" table:formula="of:=IF([.AX79]&lt;1;(1+(59*(1-[.AX79])))*[.$A$39]+[.$A$87]/1000;0)" office:value-type="float" office:value="0" calcext:value-type="float">
            <text:p>0</text:p>
          </table:table-cell>
          <table:table-cell table:style-name="ce11" table:formula="of:=IF([.AY79]&lt;1;(1+(59*(1-[.AY79])))*[.$A$39]+[.$A$87]/1000;0)" office:value-type="float" office:value="0" calcext:value-type="float">
            <text:p>0</text:p>
          </table:table-cell>
          <table:table-cell table:style-name="ce11" table:formula="of:=IF([.AZ79]&lt;1;(1+(59*(1-[.AZ79])))*[.$A$39]+[.$A$87]/1000;0)" office:value-type="float" office:value="0" calcext:value-type="float">
            <text:p>0</text:p>
          </table:table-cell>
          <table:table-cell table:style-name="ce11" table:formula="of:=IF([.BA79]&lt;1;(1+(59*(1-[.BA79])))*[.$A$39]+[.$A$87]/1000;0)" office:value-type="float" office:value="0" calcext:value-type="float">
            <text:p>0</text:p>
          </table:table-cell>
          <table:table-cell table:style-name="ce11" table:formula="of:=IF([.BB79]&lt;1;(1+(59*(1-[.BB79])))*[.$A$39]+[.$A$87]/1000;0)" office:value-type="float" office:value="0" calcext:value-type="float">
            <text:p>0</text:p>
          </table:table-cell>
          <table:table-cell table:style-name="ce11" table:formula="of:=IF([.BC79]&lt;1;(1+(59*(1-[.BC79])))*[.$A$39]+[.$A$87]/1000;0)" office:value-type="float" office:value="0" calcext:value-type="float">
            <text:p>0</text:p>
          </table:table-cell>
          <table:table-cell table:style-name="ce11" table:formula="of:=IF([.BD79]&lt;1;(1+(59*(1-[.BD79])))*[.$A$39]+[.$A$87]/1000;0)" office:value-type="float" office:value="0" calcext:value-type="float">
            <text:p>0</text:p>
          </table:table-cell>
          <table:table-cell table:style-name="ce11" table:formula="of:=IF([.BE79]&lt;1;(1+(59*(1-[.BE79])))*[.$A$39]+[.$A$87]/1000;0)" office:value-type="float" office:value="0" calcext:value-type="float">
            <text:p>0</text:p>
          </table:table-cell>
          <table:table-cell table:style-name="ce11" table:formula="of:=IF([.BF79]&lt;1;(1+(59*(1-[.BF79])))*[.$A$39]+[.$A$87]/1000;0)" office:value-type="float" office:value="0" calcext:value-type="float">
            <text:p>0</text:p>
          </table:table-cell>
          <table:table-cell table:style-name="ce11" table:formula="of:=IF([.BG79]&lt;1;(1+(59*(1-[.BG79])))*[.$A$39]+[.$A$87]/1000;0)" office:value-type="float" office:value="0" calcext:value-type="float">
            <text:p>0</text:p>
          </table:table-cell>
          <table:table-cell table:style-name="ce11" table:formula="of:=IF([.BH79]&lt;1;(1+(59*(1-[.BH79])))*[.$A$39]+[.$A$87]/1000;0)" office:value-type="float" office:value="0" calcext:value-type="float">
            <text:p>0</text:p>
          </table:table-cell>
          <table:table-cell table:style-name="ce11" table:formula="of:=IF([.BI79]&lt;1;(1+(59*(1-[.BI79])))*[.$A$39]+[.$A$87]/1000;0)" office:value-type="float" office:value="0" calcext:value-type="float">
            <text:p>0</text:p>
          </table:table-cell>
          <table:table-cell table:style-name="ce11" table:formula="of:=IF([.BJ79]&lt;1;(1+(59*(1-[.BJ79])))*[.$A$39]+[.$A$87]/1000;0)" office:value-type="float" office:value="0" calcext:value-type="float">
            <text:p>0</text:p>
          </table:table-cell>
          <table:table-cell table:style-name="ce11" table:formula="of:=IF([.BK79]&lt;1;(1+(59*(1-[.BK79])))*[.$A$39]+[.$A$87]/1000;0)" office:value-type="float" office:value="0" calcext:value-type="float">
            <text:p>0</text:p>
          </table:table-cell>
          <table:table-cell table:style-name="ce11" table:formula="of:=IF([.BL79]&lt;1;(1+(59*(1-[.BL79])))*[.$A$39]+[.$A$87]/1000;0)" office:value-type="float" office:value="0" calcext:value-type="float">
            <text:p>0</text:p>
          </table:table-cell>
          <table:table-cell table:style-name="ce11" table:formula="of:=IF([.BM79]&lt;1;(1+(59*(1-[.BM79])))*[.$A$39]+[.$A$87]/1000;0)" office:value-type="float" office:value="0" calcext:value-type="float">
            <text:p>0</text:p>
          </table:table-cell>
          <table:table-cell table:style-name="ce11" table:formula="of:=IF([.BN79]&lt;1;(1+(59*(1-[.BN79])))*[.$A$39]+[.$A$87]/1000;0)" office:value-type="float" office:value="0" calcext:value-type="float">
            <text:p>0</text:p>
          </table:table-cell>
          <table:table-cell table:style-name="ce11" table:formula="of:=IF([.BO79]&lt;1;(1+(59*(1-[.BO79])))*[.$A$39]+[.$A$87]/1000;0)" office:value-type="float" office:value="0" calcext:value-type="float">
            <text:p>0</text:p>
          </table:table-cell>
          <table:table-cell table:style-name="ce11" table:formula="of:=IF([.BP79]&lt;1;(1+(59*(1-[.BP79])))*[.$A$39]+[.$A$87]/1000;0)" office:value-type="float" office:value="0" calcext:value-type="float">
            <text:p>0</text:p>
          </table:table-cell>
          <table:table-cell table:style-name="ce11" table:formula="of:=IF([.BQ79]&lt;1;(1+(59*(1-[.BQ79])))*[.$A$39]+[.$A$87]/1000;0)" office:value-type="float" office:value="0" calcext:value-type="float">
            <text:p>0</text:p>
          </table:table-cell>
          <table:table-cell table:style-name="ce11" table:formula="of:=IF([.BR79]&lt;1;(1+(59*(1-[.BR79])))*[.$A$39]+[.$A$87]/1000;0)" office:value-type="float" office:value="0" calcext:value-type="float">
            <text:p>0</text:p>
          </table:table-cell>
          <table:table-cell table:style-name="ce11" table:formula="of:=IF([.BS79]&lt;1;(1+(59*(1-[.BS79])))*[.$A$39]+[.$A$87]/1000;0)" office:value-type="float" office:value="0" calcext:value-type="float">
            <text:p>0</text:p>
          </table:table-cell>
          <table:table-cell table:style-name="ce11" table:formula="of:=IF([.BT79]&lt;1;(1+(59*(1-[.BT79])))*[.$A$39]+[.$A$87]/1000;0)" office:value-type="float" office:value="0" calcext:value-type="float">
            <text:p>0</text:p>
          </table:table-cell>
          <table:table-cell table:style-name="ce11" table:formula="of:=IF([.BU79]&lt;1;(1+(59*(1-[.BU79])))*[.$A$39]+[.$A$87]/1000;0)" office:value-type="float" office:value="0" calcext:value-type="float">
            <text:p>0</text:p>
          </table:table-cell>
          <table:table-cell table:style-name="ce11" table:formula="of:=IF([.BV79]&lt;1;(1+(59*(1-[.BV79])))*[.$A$39]+[.$A$87]/1000;0)" office:value-type="float" office:value="0" calcext:value-type="float">
            <text:p>0</text:p>
          </table:table-cell>
          <table:table-cell table:style-name="ce11" table:formula="of:=IF([.BW79]&lt;1;(1+(59*(1-[.BW79])))*[.$A$39]+[.$A$87]/1000;0)" office:value-type="float" office:value="0" calcext:value-type="float">
            <text:p>0</text:p>
          </table:table-cell>
          <table:table-cell table:style-name="ce11" table:formula="of:=IF([.BX79]&lt;1;(1+(59*(1-[.BX79])))*[.$A$39]+[.$A$87]/1000;0)" office:value-type="float" office:value="0" calcext:value-type="float">
            <text:p>0</text:p>
          </table:table-cell>
          <table:table-cell table:style-name="ce11" table:formula="of:=IF([.BY79]&lt;1;(1+(59*(1-[.BY79])))*[.$A$39]+[.$A$87]/1000;0)" office:value-type="float" office:value="0" calcext:value-type="float">
            <text:p>0</text:p>
          </table:table-cell>
          <table:table-cell table:style-name="ce11" table:formula="of:=IF([.BZ79]&lt;1;(1+(59*(1-[.BZ79])))*[.$A$39]+[.$A$87]/1000;0)" office:value-type="float" office:value="0" calcext:value-type="float">
            <text:p>0</text:p>
          </table:table-cell>
          <table:table-cell table:style-name="ce11" table:formula="of:=IF([.CA79]&lt;1;(1+(59*(1-[.CA79])))*[.$A$39]+[.$A$87]/1000;0)" office:value-type="float" office:value="0" calcext:value-type="float">
            <text:p>0</text:p>
          </table:table-cell>
          <table:table-cell table:style-name="ce11" table:formula="of:=IF([.CB79]&lt;1;(1+(59*(1-[.CB79])))*[.$A$39]+[.$A$87]/1000;0)" office:value-type="float" office:value="0" calcext:value-type="float">
            <text:p>0</text:p>
          </table:table-cell>
          <table:table-cell table:style-name="ce11" table:formula="of:=IF([.CC79]&lt;1;(1+(59*(1-[.CC79])))*[.$A$39]+[.$A$87]/1000;0)" office:value-type="float" office:value="0" calcext:value-type="float">
            <text:p>0</text:p>
          </table:table-cell>
          <table:table-cell table:style-name="ce11" table:formula="of:=IF([.CD79]&lt;1;(1+(59*(1-[.CD79])))*[.$A$39]+[.$A$87]/1000;0)" office:value-type="float" office:value="0" calcext:value-type="float">
            <text:p>0</text:p>
          </table:table-cell>
          <table:table-cell table:style-name="ce11" table:formula="of:=IF([.CE79]&lt;1;(1+(59*(1-[.CE79])))*[.$A$39]+[.$A$87]/1000;0)" office:value-type="float" office:value="0" calcext:value-type="float">
            <text:p>0</text:p>
          </table:table-cell>
          <table:table-cell table:style-name="ce11" table:formula="of:=IF([.CF79]&lt;1;(1+(59*(1-[.CF79])))*[.$A$39]+[.$A$87]/1000;0)" office:value-type="float" office:value="0" calcext:value-type="float">
            <text:p>0</text:p>
          </table:table-cell>
          <table:table-cell table:style-name="ce11" table:formula="of:=IF([.CG79]&lt;1;(1+(59*(1-[.CG79])))*[.$A$39]+[.$A$87]/1000;0)" office:value-type="float" office:value="0" calcext:value-type="float">
            <text:p>0</text:p>
          </table:table-cell>
          <table:table-cell table:style-name="ce11" table:formula="of:=IF([.CH79]&lt;1;(1+(59*(1-[.CH79])))*[.$A$39]+[.$A$87]/1000;0)" office:value-type="float" office:value="0" calcext:value-type="float">
            <text:p>0</text:p>
          </table:table-cell>
          <table:table-cell table:style-name="ce11" table:formula="of:=IF([.CI79]&lt;1;(1+(59*(1-[.CI79])))*[.$A$39]+[.$A$87]/1000;0)" office:value-type="float" office:value="0" calcext:value-type="float">
            <text:p>0</text:p>
          </table:table-cell>
          <table:table-cell table:style-name="ce11" table:formula="of:=IF([.CJ79]&lt;1;(1+(59*(1-[.CJ79])))*[.$A$39]+[.$A$87]/1000;0)" office:value-type="float" office:value="0" calcext:value-type="float">
            <text:p>0</text:p>
          </table:table-cell>
          <table:table-cell table:style-name="ce11" table:formula="of:=IF([.CK79]&lt;1;(1+(59*(1-[.CK79])))*[.$A$39]+[.$A$87]/1000;0)" office:value-type="float" office:value="0" calcext:value-type="float">
            <text:p>0</text:p>
          </table:table-cell>
          <table:table-cell table:style-name="ce11" table:formula="of:=IF([.CL79]&lt;1;(1+(59*(1-[.CL79])))*[.$A$39]+[.$A$87]/1000;0)" office:value-type="float" office:value="0" calcext:value-type="float">
            <text:p>0</text:p>
          </table:table-cell>
          <table:table-cell table:style-name="ce11" table:formula="of:=IF([.CM79]&lt;1;(1+(59*(1-[.CM79])))*[.$A$39]+[.$A$87]/1000;0)" office:value-type="float" office:value="0" calcext:value-type="float">
            <text:p>0</text:p>
          </table:table-cell>
          <table:table-cell table:style-name="ce11" table:formula="of:=IF([.CN79]&lt;1;(1+(59*(1-[.CN79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0]&lt;1;(1+(59*(1-[.A80])))*[.$A$39]+[.$A$87]/1000;0)" office:value-type="float" office:value="197" calcext:value-type="float">
            <text:p>197</text:p>
          </table:table-cell>
          <table:table-cell table:style-name="ce11" table:formula="of:=IF([.B80]&lt;1;(1+(59*(1-[.B80])))*[.$A$39]+[.$A$87]/1000;0)" office:value-type="float" office:value="155.7" calcext:value-type="float">
            <text:p>156</text:p>
          </table:table-cell>
          <table:table-cell table:style-name="ce11" table:formula="of:=IF([.C80]&lt;1;(1+(59*(1-[.C80])))*[.$A$39]+[.$A$87]/1000;0)" office:value-type="float" office:value="110.27" calcext:value-type="float">
            <text:p>110</text:p>
          </table:table-cell>
          <table:table-cell table:style-name="ce11" table:formula="of:=IF([.D80]&lt;1;(1+(59*(1-[.D80])))*[.$A$39]+[.$A$87]/1000;0)" office:value-type="float" office:value="60.2969999999999" calcext:value-type="float">
            <text:p>60</text:p>
          </table:table-cell>
          <table:table-cell table:style-name="ce11" table:formula="of:=IF([.E80]&lt;1;(1+(59*(1-[.E80])))*[.$A$39]+[.$A$87]/1000;0)" office:value-type="float" office:value="0" calcext:value-type="float">
            <text:p>0</text:p>
          </table:table-cell>
          <table:table-cell table:style-name="ce11" table:formula="of:=IF([.F80]&lt;1;(1+(59*(1-[.F80])))*[.$A$39]+[.$A$87]/1000;0)" office:value-type="float" office:value="0" calcext:value-type="float">
            <text:p>0</text:p>
          </table:table-cell>
          <table:table-cell table:style-name="ce11" table:formula="of:=IF([.G80]&lt;1;(1+(59*(1-[.G80])))*[.$A$39]+[.$A$87]/1000;0)" office:value-type="float" office:value="0" calcext:value-type="float">
            <text:p>0</text:p>
          </table:table-cell>
          <table:table-cell table:style-name="ce11" table:formula="of:=IF([.H80]&lt;1;(1+(59*(1-[.H80])))*[.$A$39]+[.$A$87]/1000;0)" office:value-type="float" office:value="0" calcext:value-type="float">
            <text:p>0</text:p>
          </table:table-cell>
          <table:table-cell table:style-name="ce11" table:formula="of:=IF([.I80]&lt;1;(1+(59*(1-[.I80])))*[.$A$39]+[.$A$87]/1000;0)" office:value-type="float" office:value="0" calcext:value-type="float">
            <text:p>0</text:p>
          </table:table-cell>
          <table:table-cell table:style-name="ce11" table:formula="of:=IF([.J80]&lt;1;(1+(59*(1-[.J80])))*[.$A$39]+[.$A$87]/1000;0)" office:value-type="float" office:value="0" calcext:value-type="float">
            <text:p>0</text:p>
          </table:table-cell>
          <table:table-cell table:style-name="ce11" table:formula="of:=IF([.K80]&lt;1;(1+(59*(1-[.K80])))*[.$A$39]+[.$A$87]/1000;0)" office:value-type="float" office:value="0" calcext:value-type="float">
            <text:p>0</text:p>
          </table:table-cell>
          <table:table-cell table:style-name="ce11" table:formula="of:=IF([.L80]&lt;1;(1+(59*(1-[.L80])))*[.$A$39]+[.$A$87]/1000;0)" office:value-type="float" office:value="0" calcext:value-type="float">
            <text:p>0</text:p>
          </table:table-cell>
          <table:table-cell table:style-name="ce11" table:formula="of:=IF([.M80]&lt;1;(1+(59*(1-[.M80])))*[.$A$39]+[.$A$87]/1000;0)" office:value-type="float" office:value="0" calcext:value-type="float">
            <text:p>0</text:p>
          </table:table-cell>
          <table:table-cell table:style-name="ce11" table:formula="of:=IF([.N80]&lt;1;(1+(59*(1-[.N80])))*[.$A$39]+[.$A$87]/1000;0)" office:value-type="float" office:value="0" calcext:value-type="float">
            <text:p>0</text:p>
          </table:table-cell>
          <table:table-cell table:style-name="ce11" table:formula="of:=IF([.O80]&lt;1;(1+(59*(1-[.O80])))*[.$A$39]+[.$A$87]/1000;0)" office:value-type="float" office:value="0" calcext:value-type="float">
            <text:p>0</text:p>
          </table:table-cell>
          <table:table-cell table:style-name="ce11" table:formula="of:=IF([.P80]&lt;1;(1+(59*(1-[.P80])))*[.$A$39]+[.$A$87]/1000;0)" office:value-type="float" office:value="0" calcext:value-type="float">
            <text:p>0</text:p>
          </table:table-cell>
          <table:table-cell table:style-name="ce11" table:formula="of:=IF([.Q80]&lt;1;(1+(59*(1-[.Q80])))*[.$A$39]+[.$A$87]/1000;0)" office:value-type="float" office:value="0" calcext:value-type="float">
            <text:p>0</text:p>
          </table:table-cell>
          <table:table-cell table:style-name="ce11" table:formula="of:=IF([.R80]&lt;1;(1+(59*(1-[.R80])))*[.$A$39]+[.$A$87]/1000;0)" office:value-type="float" office:value="0" calcext:value-type="float">
            <text:p>0</text:p>
          </table:table-cell>
          <table:table-cell table:style-name="ce11" table:formula="of:=IF([.S80]&lt;1;(1+(59*(1-[.S80])))*[.$A$39]+[.$A$87]/1000;0)" office:value-type="float" office:value="0" calcext:value-type="float">
            <text:p>0</text:p>
          </table:table-cell>
          <table:table-cell table:style-name="ce11" table:formula="of:=IF([.T80]&lt;1;(1+(59*(1-[.T80])))*[.$A$39]+[.$A$87]/1000;0)" office:value-type="float" office:value="0" calcext:value-type="float">
            <text:p>0</text:p>
          </table:table-cell>
          <table:table-cell table:style-name="ce11" table:formula="of:=IF([.U80]&lt;1;(1+(59*(1-[.U80])))*[.$A$39]+[.$A$87]/1000;0)" office:value-type="float" office:value="0" calcext:value-type="float">
            <text:p>0</text:p>
          </table:table-cell>
          <table:table-cell table:style-name="ce11" table:formula="of:=IF([.V80]&lt;1;(1+(59*(1-[.V80])))*[.$A$39]+[.$A$87]/1000;0)" office:value-type="float" office:value="0" calcext:value-type="float">
            <text:p>0</text:p>
          </table:table-cell>
          <table:table-cell table:style-name="ce11" table:formula="of:=IF([.W80]&lt;1;(1+(59*(1-[.W80])))*[.$A$39]+[.$A$87]/1000;0)" office:value-type="float" office:value="0" calcext:value-type="float">
            <text:p>0</text:p>
          </table:table-cell>
          <table:table-cell table:style-name="ce11" table:formula="of:=IF([.X80]&lt;1;(1+(59*(1-[.X80])))*[.$A$39]+[.$A$87]/1000;0)" office:value-type="float" office:value="0" calcext:value-type="float">
            <text:p>0</text:p>
          </table:table-cell>
          <table:table-cell table:style-name="ce11" table:formula="of:=IF([.Y80]&lt;1;(1+(59*(1-[.Y80])))*[.$A$39]+[.$A$87]/1000;0)" office:value-type="float" office:value="0" calcext:value-type="float">
            <text:p>0</text:p>
          </table:table-cell>
          <table:table-cell table:style-name="ce11" table:formula="of:=IF([.Z80]&lt;1;(1+(59*(1-[.Z80])))*[.$A$39]+[.$A$87]/1000;0)" office:value-type="float" office:value="0" calcext:value-type="float">
            <text:p>0</text:p>
          </table:table-cell>
          <table:table-cell table:style-name="ce11" table:formula="of:=IF([.AA80]&lt;1;(1+(59*(1-[.AA80])))*[.$A$39]+[.$A$87]/1000;0)" office:value-type="float" office:value="0" calcext:value-type="float">
            <text:p>0</text:p>
          </table:table-cell>
          <table:table-cell table:style-name="ce11" table:formula="of:=IF([.AB80]&lt;1;(1+(59*(1-[.AB80])))*[.$A$39]+[.$A$87]/1000;0)" office:value-type="float" office:value="0" calcext:value-type="float">
            <text:p>0</text:p>
          </table:table-cell>
          <table:table-cell table:style-name="ce11" table:formula="of:=IF([.AC80]&lt;1;(1+(59*(1-[.AC80])))*[.$A$39]+[.$A$87]/1000;0)" office:value-type="float" office:value="0" calcext:value-type="float">
            <text:p>0</text:p>
          </table:table-cell>
          <table:table-cell table:style-name="ce11" table:formula="of:=IF([.AD80]&lt;1;(1+(59*(1-[.AD80])))*[.$A$39]+[.$A$87]/1000;0)" office:value-type="float" office:value="0" calcext:value-type="float">
            <text:p>0</text:p>
          </table:table-cell>
          <table:table-cell table:style-name="ce11" table:formula="of:=IF([.AE80]&lt;1;(1+(59*(1-[.AE80])))*[.$A$39]+[.$A$87]/1000;0)" office:value-type="float" office:value="0" calcext:value-type="float">
            <text:p>0</text:p>
          </table:table-cell>
          <table:table-cell table:style-name="ce11" table:formula="of:=IF([.AF80]&lt;1;(1+(59*(1-[.AF80])))*[.$A$39]+[.$A$87]/1000;0)" office:value-type="float" office:value="0" calcext:value-type="float">
            <text:p>0</text:p>
          </table:table-cell>
          <table:table-cell table:style-name="ce11" table:formula="of:=IF([.AG80]&lt;1;(1+(59*(1-[.AG80])))*[.$A$39]+[.$A$87]/1000;0)" office:value-type="float" office:value="0" calcext:value-type="float">
            <text:p>0</text:p>
          </table:table-cell>
          <table:table-cell table:style-name="ce11" table:formula="of:=IF([.AH80]&lt;1;(1+(59*(1-[.AH80])))*[.$A$39]+[.$A$87]/1000;0)" office:value-type="float" office:value="0" calcext:value-type="float">
            <text:p>0</text:p>
          </table:table-cell>
          <table:table-cell table:style-name="ce11" table:formula="of:=IF([.AI80]&lt;1;(1+(59*(1-[.AI80])))*[.$A$39]+[.$A$87]/1000;0)" office:value-type="float" office:value="0" calcext:value-type="float">
            <text:p>0</text:p>
          </table:table-cell>
          <table:table-cell table:style-name="ce11" table:formula="of:=IF([.AJ80]&lt;1;(1+(59*(1-[.AJ80])))*[.$A$39]+[.$A$87]/1000;0)" office:value-type="float" office:value="0" calcext:value-type="float">
            <text:p>0</text:p>
          </table:table-cell>
          <table:table-cell table:style-name="ce11" table:formula="of:=IF([.AK80]&lt;1;(1+(59*(1-[.AK80])))*[.$A$39]+[.$A$87]/1000;0)" office:value-type="float" office:value="0" calcext:value-type="float">
            <text:p>0</text:p>
          </table:table-cell>
          <table:table-cell table:style-name="ce11" table:formula="of:=IF([.AL80]&lt;1;(1+(59*(1-[.AL80])))*[.$A$39]+[.$A$87]/1000;0)" office:value-type="float" office:value="0" calcext:value-type="float">
            <text:p>0</text:p>
          </table:table-cell>
          <table:table-cell table:style-name="ce11" table:formula="of:=IF([.AM80]&lt;1;(1+(59*(1-[.AM80])))*[.$A$39]+[.$A$87]/1000;0)" office:value-type="float" office:value="0" calcext:value-type="float">
            <text:p>0</text:p>
          </table:table-cell>
          <table:table-cell table:style-name="ce11" table:formula="of:=IF([.AN80]&lt;1;(1+(59*(1-[.AN80])))*[.$A$39]+[.$A$87]/1000;0)" office:value-type="float" office:value="0" calcext:value-type="float">
            <text:p>0</text:p>
          </table:table-cell>
          <table:table-cell table:style-name="ce11" table:formula="of:=IF([.AO80]&lt;1;(1+(59*(1-[.AO80])))*[.$A$39]+[.$A$87]/1000;0)" office:value-type="float" office:value="0" calcext:value-type="float">
            <text:p>0</text:p>
          </table:table-cell>
          <table:table-cell table:style-name="ce11" table:formula="of:=IF([.AP80]&lt;1;(1+(59*(1-[.AP80])))*[.$A$39]+[.$A$87]/1000;0)" office:value-type="float" office:value="0" calcext:value-type="float">
            <text:p>0</text:p>
          </table:table-cell>
          <table:table-cell table:style-name="ce11" table:formula="of:=IF([.AQ80]&lt;1;(1+(59*(1-[.AQ80])))*[.$A$39]+[.$A$87]/1000;0)" office:value-type="float" office:value="0" calcext:value-type="float">
            <text:p>0</text:p>
          </table:table-cell>
          <table:table-cell table:style-name="ce11" table:formula="of:=IF([.AR80]&lt;1;(1+(59*(1-[.AR80])))*[.$A$39]+[.$A$87]/1000;0)" office:value-type="float" office:value="0" calcext:value-type="float">
            <text:p>0</text:p>
          </table:table-cell>
          <table:table-cell table:style-name="ce11" table:formula="of:=IF([.AS80]&lt;1;(1+(59*(1-[.AS80])))*[.$A$39]+[.$A$87]/1000;0)" office:value-type="float" office:value="0" calcext:value-type="float">
            <text:p>0</text:p>
          </table:table-cell>
          <table:table-cell table:style-name="ce11" table:formula="of:=IF([.AT80]&lt;1;(1+(59*(1-[.AT80])))*[.$A$39]+[.$A$87]/1000;0)" office:value-type="float" office:value="0" calcext:value-type="float">
            <text:p>0</text:p>
          </table:table-cell>
          <table:table-cell table:style-name="ce11" table:formula="of:=IF([.AU80]&lt;1;(1+(59*(1-[.AU80])))*[.$A$39]+[.$A$87]/1000;0)" office:value-type="float" office:value="0" calcext:value-type="float">
            <text:p>0</text:p>
          </table:table-cell>
          <table:table-cell table:style-name="ce11" table:formula="of:=IF([.AV80]&lt;1;(1+(59*(1-[.AV80])))*[.$A$39]+[.$A$87]/1000;0)" office:value-type="float" office:value="0" calcext:value-type="float">
            <text:p>0</text:p>
          </table:table-cell>
          <table:table-cell table:style-name="ce11" table:formula="of:=IF([.AW80]&lt;1;(1+(59*(1-[.AW80])))*[.$A$39]+[.$A$87]/1000;0)" office:value-type="float" office:value="0" calcext:value-type="float">
            <text:p>0</text:p>
          </table:table-cell>
          <table:table-cell table:style-name="ce11" table:formula="of:=IF([.AX80]&lt;1;(1+(59*(1-[.AX80])))*[.$A$39]+[.$A$87]/1000;0)" office:value-type="float" office:value="0" calcext:value-type="float">
            <text:p>0</text:p>
          </table:table-cell>
          <table:table-cell table:style-name="ce11" table:formula="of:=IF([.AY80]&lt;1;(1+(59*(1-[.AY80])))*[.$A$39]+[.$A$87]/1000;0)" office:value-type="float" office:value="0" calcext:value-type="float">
            <text:p>0</text:p>
          </table:table-cell>
          <table:table-cell table:style-name="ce11" table:formula="of:=IF([.AZ80]&lt;1;(1+(59*(1-[.AZ80])))*[.$A$39]+[.$A$87]/1000;0)" office:value-type="float" office:value="0" calcext:value-type="float">
            <text:p>0</text:p>
          </table:table-cell>
          <table:table-cell table:style-name="ce11" table:formula="of:=IF([.BA80]&lt;1;(1+(59*(1-[.BA80])))*[.$A$39]+[.$A$87]/1000;0)" office:value-type="float" office:value="0" calcext:value-type="float">
            <text:p>0</text:p>
          </table:table-cell>
          <table:table-cell table:style-name="ce11" table:formula="of:=IF([.BB80]&lt;1;(1+(59*(1-[.BB80])))*[.$A$39]+[.$A$87]/1000;0)" office:value-type="float" office:value="0" calcext:value-type="float">
            <text:p>0</text:p>
          </table:table-cell>
          <table:table-cell table:style-name="ce11" table:formula="of:=IF([.BC80]&lt;1;(1+(59*(1-[.BC80])))*[.$A$39]+[.$A$87]/1000;0)" office:value-type="float" office:value="0" calcext:value-type="float">
            <text:p>0</text:p>
          </table:table-cell>
          <table:table-cell table:style-name="ce11" table:formula="of:=IF([.BD80]&lt;1;(1+(59*(1-[.BD80])))*[.$A$39]+[.$A$87]/1000;0)" office:value-type="float" office:value="0" calcext:value-type="float">
            <text:p>0</text:p>
          </table:table-cell>
          <table:table-cell table:style-name="ce11" table:formula="of:=IF([.BE80]&lt;1;(1+(59*(1-[.BE80])))*[.$A$39]+[.$A$87]/1000;0)" office:value-type="float" office:value="0" calcext:value-type="float">
            <text:p>0</text:p>
          </table:table-cell>
          <table:table-cell table:style-name="ce11" table:formula="of:=IF([.BF80]&lt;1;(1+(59*(1-[.BF80])))*[.$A$39]+[.$A$87]/1000;0)" office:value-type="float" office:value="0" calcext:value-type="float">
            <text:p>0</text:p>
          </table:table-cell>
          <table:table-cell table:style-name="ce11" table:formula="of:=IF([.BG80]&lt;1;(1+(59*(1-[.BG80])))*[.$A$39]+[.$A$87]/1000;0)" office:value-type="float" office:value="0" calcext:value-type="float">
            <text:p>0</text:p>
          </table:table-cell>
          <table:table-cell table:style-name="ce11" table:formula="of:=IF([.BH80]&lt;1;(1+(59*(1-[.BH80])))*[.$A$39]+[.$A$87]/1000;0)" office:value-type="float" office:value="0" calcext:value-type="float">
            <text:p>0</text:p>
          </table:table-cell>
          <table:table-cell table:style-name="ce11" table:formula="of:=IF([.BI80]&lt;1;(1+(59*(1-[.BI80])))*[.$A$39]+[.$A$87]/1000;0)" office:value-type="float" office:value="0" calcext:value-type="float">
            <text:p>0</text:p>
          </table:table-cell>
          <table:table-cell table:style-name="ce11" table:formula="of:=IF([.BJ80]&lt;1;(1+(59*(1-[.BJ80])))*[.$A$39]+[.$A$87]/1000;0)" office:value-type="float" office:value="0" calcext:value-type="float">
            <text:p>0</text:p>
          </table:table-cell>
          <table:table-cell table:style-name="ce11" table:formula="of:=IF([.BK80]&lt;1;(1+(59*(1-[.BK80])))*[.$A$39]+[.$A$87]/1000;0)" office:value-type="float" office:value="0" calcext:value-type="float">
            <text:p>0</text:p>
          </table:table-cell>
          <table:table-cell table:style-name="ce11" table:formula="of:=IF([.BL80]&lt;1;(1+(59*(1-[.BL80])))*[.$A$39]+[.$A$87]/1000;0)" office:value-type="float" office:value="0" calcext:value-type="float">
            <text:p>0</text:p>
          </table:table-cell>
          <table:table-cell table:style-name="ce11" table:formula="of:=IF([.BM80]&lt;1;(1+(59*(1-[.BM80])))*[.$A$39]+[.$A$87]/1000;0)" office:value-type="float" office:value="0" calcext:value-type="float">
            <text:p>0</text:p>
          </table:table-cell>
          <table:table-cell table:style-name="ce11" table:formula="of:=IF([.BN80]&lt;1;(1+(59*(1-[.BN80])))*[.$A$39]+[.$A$87]/1000;0)" office:value-type="float" office:value="0" calcext:value-type="float">
            <text:p>0</text:p>
          </table:table-cell>
          <table:table-cell table:style-name="ce11" table:formula="of:=IF([.BO80]&lt;1;(1+(59*(1-[.BO80])))*[.$A$39]+[.$A$87]/1000;0)" office:value-type="float" office:value="0" calcext:value-type="float">
            <text:p>0</text:p>
          </table:table-cell>
          <table:table-cell table:style-name="ce11" table:formula="of:=IF([.BP80]&lt;1;(1+(59*(1-[.BP80])))*[.$A$39]+[.$A$87]/1000;0)" office:value-type="float" office:value="0" calcext:value-type="float">
            <text:p>0</text:p>
          </table:table-cell>
          <table:table-cell table:style-name="ce11" table:formula="of:=IF([.BQ80]&lt;1;(1+(59*(1-[.BQ80])))*[.$A$39]+[.$A$87]/1000;0)" office:value-type="float" office:value="0" calcext:value-type="float">
            <text:p>0</text:p>
          </table:table-cell>
          <table:table-cell table:style-name="ce11" table:formula="of:=IF([.BR80]&lt;1;(1+(59*(1-[.BR80])))*[.$A$39]+[.$A$87]/1000;0)" office:value-type="float" office:value="0" calcext:value-type="float">
            <text:p>0</text:p>
          </table:table-cell>
          <table:table-cell table:style-name="ce11" table:formula="of:=IF([.BS80]&lt;1;(1+(59*(1-[.BS80])))*[.$A$39]+[.$A$87]/1000;0)" office:value-type="float" office:value="0" calcext:value-type="float">
            <text:p>0</text:p>
          </table:table-cell>
          <table:table-cell table:style-name="ce11" table:formula="of:=IF([.BT80]&lt;1;(1+(59*(1-[.BT80])))*[.$A$39]+[.$A$87]/1000;0)" office:value-type="float" office:value="0" calcext:value-type="float">
            <text:p>0</text:p>
          </table:table-cell>
          <table:table-cell table:style-name="ce11" table:formula="of:=IF([.BU80]&lt;1;(1+(59*(1-[.BU80])))*[.$A$39]+[.$A$87]/1000;0)" office:value-type="float" office:value="0" calcext:value-type="float">
            <text:p>0</text:p>
          </table:table-cell>
          <table:table-cell table:style-name="ce11" table:formula="of:=IF([.BV80]&lt;1;(1+(59*(1-[.BV80])))*[.$A$39]+[.$A$87]/1000;0)" office:value-type="float" office:value="0" calcext:value-type="float">
            <text:p>0</text:p>
          </table:table-cell>
          <table:table-cell table:style-name="ce11" table:formula="of:=IF([.BW80]&lt;1;(1+(59*(1-[.BW80])))*[.$A$39]+[.$A$87]/1000;0)" office:value-type="float" office:value="0" calcext:value-type="float">
            <text:p>0</text:p>
          </table:table-cell>
          <table:table-cell table:style-name="ce11" table:formula="of:=IF([.BX80]&lt;1;(1+(59*(1-[.BX80])))*[.$A$39]+[.$A$87]/1000;0)" office:value-type="float" office:value="0" calcext:value-type="float">
            <text:p>0</text:p>
          </table:table-cell>
          <table:table-cell table:style-name="ce11" table:formula="of:=IF([.BY80]&lt;1;(1+(59*(1-[.BY80])))*[.$A$39]+[.$A$87]/1000;0)" office:value-type="float" office:value="0" calcext:value-type="float">
            <text:p>0</text:p>
          </table:table-cell>
          <table:table-cell table:style-name="ce11" table:formula="of:=IF([.BZ80]&lt;1;(1+(59*(1-[.BZ80])))*[.$A$39]+[.$A$87]/1000;0)" office:value-type="float" office:value="0" calcext:value-type="float">
            <text:p>0</text:p>
          </table:table-cell>
          <table:table-cell table:style-name="ce11" table:formula="of:=IF([.CA80]&lt;1;(1+(59*(1-[.CA80])))*[.$A$39]+[.$A$87]/1000;0)" office:value-type="float" office:value="0" calcext:value-type="float">
            <text:p>0</text:p>
          </table:table-cell>
          <table:table-cell table:style-name="ce11" table:formula="of:=IF([.CB80]&lt;1;(1+(59*(1-[.CB80])))*[.$A$39]+[.$A$87]/1000;0)" office:value-type="float" office:value="0" calcext:value-type="float">
            <text:p>0</text:p>
          </table:table-cell>
          <table:table-cell table:style-name="ce11" table:formula="of:=IF([.CC80]&lt;1;(1+(59*(1-[.CC80])))*[.$A$39]+[.$A$87]/1000;0)" office:value-type="float" office:value="0" calcext:value-type="float">
            <text:p>0</text:p>
          </table:table-cell>
          <table:table-cell table:style-name="ce11" table:formula="of:=IF([.CD80]&lt;1;(1+(59*(1-[.CD80])))*[.$A$39]+[.$A$87]/1000;0)" office:value-type="float" office:value="0" calcext:value-type="float">
            <text:p>0</text:p>
          </table:table-cell>
          <table:table-cell table:style-name="ce11" table:formula="of:=IF([.CE80]&lt;1;(1+(59*(1-[.CE80])))*[.$A$39]+[.$A$87]/1000;0)" office:value-type="float" office:value="0" calcext:value-type="float">
            <text:p>0</text:p>
          </table:table-cell>
          <table:table-cell table:style-name="ce11" table:formula="of:=IF([.CF80]&lt;1;(1+(59*(1-[.CF80])))*[.$A$39]+[.$A$87]/1000;0)" office:value-type="float" office:value="0" calcext:value-type="float">
            <text:p>0</text:p>
          </table:table-cell>
          <table:table-cell table:style-name="ce11" table:formula="of:=IF([.CG80]&lt;1;(1+(59*(1-[.CG80])))*[.$A$39]+[.$A$87]/1000;0)" office:value-type="float" office:value="0" calcext:value-type="float">
            <text:p>0</text:p>
          </table:table-cell>
          <table:table-cell table:style-name="ce11" table:formula="of:=IF([.CH80]&lt;1;(1+(59*(1-[.CH80])))*[.$A$39]+[.$A$87]/1000;0)" office:value-type="float" office:value="0" calcext:value-type="float">
            <text:p>0</text:p>
          </table:table-cell>
          <table:table-cell table:style-name="ce11" table:formula="of:=IF([.CI80]&lt;1;(1+(59*(1-[.CI80])))*[.$A$39]+[.$A$87]/1000;0)" office:value-type="float" office:value="0" calcext:value-type="float">
            <text:p>0</text:p>
          </table:table-cell>
          <table:table-cell table:style-name="ce11" table:formula="of:=IF([.CJ80]&lt;1;(1+(59*(1-[.CJ80])))*[.$A$39]+[.$A$87]/1000;0)" office:value-type="float" office:value="0" calcext:value-type="float">
            <text:p>0</text:p>
          </table:table-cell>
          <table:table-cell table:style-name="ce11" table:formula="of:=IF([.CK80]&lt;1;(1+(59*(1-[.CK80])))*[.$A$39]+[.$A$87]/1000;0)" office:value-type="float" office:value="0" calcext:value-type="float">
            <text:p>0</text:p>
          </table:table-cell>
          <table:table-cell table:style-name="ce11" table:formula="of:=IF([.CL80]&lt;1;(1+(59*(1-[.CL80])))*[.$A$39]+[.$A$87]/1000;0)" office:value-type="float" office:value="0" calcext:value-type="float">
            <text:p>0</text:p>
          </table:table-cell>
          <table:table-cell table:style-name="ce11" table:formula="of:=IF([.CM80]&lt;1;(1+(59*(1-[.CM80])))*[.$A$39]+[.$A$87]/1000;0)" office:value-type="float" office:value="0" calcext:value-type="float">
            <text:p>0</text:p>
          </table:table-cell>
          <table:table-cell table:style-name="ce11" table:formula="of:=IF([.CN80]&lt;1;(1+(59*(1-[.CN80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1]&lt;1;(1+(59*(1-[.A81])))*[.$A$39]+[.$A$87]/1000;0)" office:value-type="float" office:value="138" calcext:value-type="float">
            <text:p>138</text:p>
          </table:table-cell>
          <table:table-cell table:style-name="ce11" table:formula="of:=IF([.B81]&lt;1;(1+(59*(1-[.B81])))*[.$A$39]+[.$A$87]/1000;0)" office:value-type="float" office:value="90.8" calcext:value-type="float">
            <text:p>91</text:p>
          </table:table-cell>
          <table:table-cell table:style-name="ce11" table:formula="of:=IF([.C81]&lt;1;(1+(59*(1-[.C81])))*[.$A$39]+[.$A$87]/1000;0)" office:value-type="float" office:value="38.88" calcext:value-type="float">
            <text:p>39</text:p>
          </table:table-cell>
          <table:table-cell table:style-name="ce11" table:formula="of:=IF([.D81]&lt;1;(1+(59*(1-[.D81])))*[.$A$39]+[.$A$87]/1000;0)" office:value-type="float" office:value="0" calcext:value-type="float">
            <text:p>0</text:p>
          </table:table-cell>
          <table:table-cell table:style-name="ce11" table:formula="of:=IF([.E81]&lt;1;(1+(59*(1-[.E81])))*[.$A$39]+[.$A$87]/1000;0)" office:value-type="float" office:value="0" calcext:value-type="float">
            <text:p>0</text:p>
          </table:table-cell>
          <table:table-cell table:style-name="ce11" table:formula="of:=IF([.F81]&lt;1;(1+(59*(1-[.F81])))*[.$A$39]+[.$A$87]/1000;0)" office:value-type="float" office:value="0" calcext:value-type="float">
            <text:p>0</text:p>
          </table:table-cell>
          <table:table-cell table:style-name="ce11" table:formula="of:=IF([.G81]&lt;1;(1+(59*(1-[.G81])))*[.$A$39]+[.$A$87]/1000;0)" office:value-type="float" office:value="0" calcext:value-type="float">
            <text:p>0</text:p>
          </table:table-cell>
          <table:table-cell table:style-name="ce11" table:formula="of:=IF([.H81]&lt;1;(1+(59*(1-[.H81])))*[.$A$39]+[.$A$87]/1000;0)" office:value-type="float" office:value="0" calcext:value-type="float">
            <text:p>0</text:p>
          </table:table-cell>
          <table:table-cell table:style-name="ce11" table:formula="of:=IF([.I81]&lt;1;(1+(59*(1-[.I81])))*[.$A$39]+[.$A$87]/1000;0)" office:value-type="float" office:value="0" calcext:value-type="float">
            <text:p>0</text:p>
          </table:table-cell>
          <table:table-cell table:style-name="ce11" table:formula="of:=IF([.J81]&lt;1;(1+(59*(1-[.J81])))*[.$A$39]+[.$A$87]/1000;0)" office:value-type="float" office:value="0" calcext:value-type="float">
            <text:p>0</text:p>
          </table:table-cell>
          <table:table-cell table:style-name="ce11" table:formula="of:=IF([.K81]&lt;1;(1+(59*(1-[.K81])))*[.$A$39]+[.$A$87]/1000;0)" office:value-type="float" office:value="0" calcext:value-type="float">
            <text:p>0</text:p>
          </table:table-cell>
          <table:table-cell table:style-name="ce11" table:formula="of:=IF([.L81]&lt;1;(1+(59*(1-[.L81])))*[.$A$39]+[.$A$87]/1000;0)" office:value-type="float" office:value="0" calcext:value-type="float">
            <text:p>0</text:p>
          </table:table-cell>
          <table:table-cell table:style-name="ce11" table:formula="of:=IF([.M81]&lt;1;(1+(59*(1-[.M81])))*[.$A$39]+[.$A$87]/1000;0)" office:value-type="float" office:value="0" calcext:value-type="float">
            <text:p>0</text:p>
          </table:table-cell>
          <table:table-cell table:style-name="ce11" table:formula="of:=IF([.N81]&lt;1;(1+(59*(1-[.N81])))*[.$A$39]+[.$A$87]/1000;0)" office:value-type="float" office:value="0" calcext:value-type="float">
            <text:p>0</text:p>
          </table:table-cell>
          <table:table-cell table:style-name="ce11" table:formula="of:=IF([.O81]&lt;1;(1+(59*(1-[.O81])))*[.$A$39]+[.$A$87]/1000;0)" office:value-type="float" office:value="0" calcext:value-type="float">
            <text:p>0</text:p>
          </table:table-cell>
          <table:table-cell table:style-name="ce11" table:formula="of:=IF([.P81]&lt;1;(1+(59*(1-[.P81])))*[.$A$39]+[.$A$87]/1000;0)" office:value-type="float" office:value="0" calcext:value-type="float">
            <text:p>0</text:p>
          </table:table-cell>
          <table:table-cell table:style-name="ce11" table:formula="of:=IF([.Q81]&lt;1;(1+(59*(1-[.Q81])))*[.$A$39]+[.$A$87]/1000;0)" office:value-type="float" office:value="0" calcext:value-type="float">
            <text:p>0</text:p>
          </table:table-cell>
          <table:table-cell table:style-name="ce11" table:formula="of:=IF([.R81]&lt;1;(1+(59*(1-[.R81])))*[.$A$39]+[.$A$87]/1000;0)" office:value-type="float" office:value="0" calcext:value-type="float">
            <text:p>0</text:p>
          </table:table-cell>
          <table:table-cell table:style-name="ce11" table:formula="of:=IF([.S81]&lt;1;(1+(59*(1-[.S81])))*[.$A$39]+[.$A$87]/1000;0)" office:value-type="float" office:value="0" calcext:value-type="float">
            <text:p>0</text:p>
          </table:table-cell>
          <table:table-cell table:style-name="ce11" table:formula="of:=IF([.T81]&lt;1;(1+(59*(1-[.T81])))*[.$A$39]+[.$A$87]/1000;0)" office:value-type="float" office:value="0" calcext:value-type="float">
            <text:p>0</text:p>
          </table:table-cell>
          <table:table-cell table:style-name="ce11" table:formula="of:=IF([.U81]&lt;1;(1+(59*(1-[.U81])))*[.$A$39]+[.$A$87]/1000;0)" office:value-type="float" office:value="0" calcext:value-type="float">
            <text:p>0</text:p>
          </table:table-cell>
          <table:table-cell table:style-name="ce11" table:formula="of:=IF([.V81]&lt;1;(1+(59*(1-[.V81])))*[.$A$39]+[.$A$87]/1000;0)" office:value-type="float" office:value="0" calcext:value-type="float">
            <text:p>0</text:p>
          </table:table-cell>
          <table:table-cell table:style-name="ce11" table:formula="of:=IF([.W81]&lt;1;(1+(59*(1-[.W81])))*[.$A$39]+[.$A$87]/1000;0)" office:value-type="float" office:value="0" calcext:value-type="float">
            <text:p>0</text:p>
          </table:table-cell>
          <table:table-cell table:style-name="ce11" table:formula="of:=IF([.X81]&lt;1;(1+(59*(1-[.X81])))*[.$A$39]+[.$A$87]/1000;0)" office:value-type="float" office:value="0" calcext:value-type="float">
            <text:p>0</text:p>
          </table:table-cell>
          <table:table-cell table:style-name="ce11" table:formula="of:=IF([.Y81]&lt;1;(1+(59*(1-[.Y81])))*[.$A$39]+[.$A$87]/1000;0)" office:value-type="float" office:value="0" calcext:value-type="float">
            <text:p>0</text:p>
          </table:table-cell>
          <table:table-cell table:style-name="ce11" table:formula="of:=IF([.Z81]&lt;1;(1+(59*(1-[.Z81])))*[.$A$39]+[.$A$87]/1000;0)" office:value-type="float" office:value="0" calcext:value-type="float">
            <text:p>0</text:p>
          </table:table-cell>
          <table:table-cell table:style-name="ce11" table:formula="of:=IF([.AA81]&lt;1;(1+(59*(1-[.AA81])))*[.$A$39]+[.$A$87]/1000;0)" office:value-type="float" office:value="0" calcext:value-type="float">
            <text:p>0</text:p>
          </table:table-cell>
          <table:table-cell table:style-name="ce11" table:formula="of:=IF([.AB81]&lt;1;(1+(59*(1-[.AB81])))*[.$A$39]+[.$A$87]/1000;0)" office:value-type="float" office:value="0" calcext:value-type="float">
            <text:p>0</text:p>
          </table:table-cell>
          <table:table-cell table:style-name="ce11" table:formula="of:=IF([.AC81]&lt;1;(1+(59*(1-[.AC81])))*[.$A$39]+[.$A$87]/1000;0)" office:value-type="float" office:value="0" calcext:value-type="float">
            <text:p>0</text:p>
          </table:table-cell>
          <table:table-cell table:style-name="ce11" table:formula="of:=IF([.AD81]&lt;1;(1+(59*(1-[.AD81])))*[.$A$39]+[.$A$87]/1000;0)" office:value-type="float" office:value="0" calcext:value-type="float">
            <text:p>0</text:p>
          </table:table-cell>
          <table:table-cell table:style-name="ce11" table:formula="of:=IF([.AE81]&lt;1;(1+(59*(1-[.AE81])))*[.$A$39]+[.$A$87]/1000;0)" office:value-type="float" office:value="0" calcext:value-type="float">
            <text:p>0</text:p>
          </table:table-cell>
          <table:table-cell table:style-name="ce11" table:formula="of:=IF([.AF81]&lt;1;(1+(59*(1-[.AF81])))*[.$A$39]+[.$A$87]/1000;0)" office:value-type="float" office:value="0" calcext:value-type="float">
            <text:p>0</text:p>
          </table:table-cell>
          <table:table-cell table:style-name="ce11" table:formula="of:=IF([.AG81]&lt;1;(1+(59*(1-[.AG81])))*[.$A$39]+[.$A$87]/1000;0)" office:value-type="float" office:value="0" calcext:value-type="float">
            <text:p>0</text:p>
          </table:table-cell>
          <table:table-cell table:style-name="ce11" table:formula="of:=IF([.AH81]&lt;1;(1+(59*(1-[.AH81])))*[.$A$39]+[.$A$87]/1000;0)" office:value-type="float" office:value="0" calcext:value-type="float">
            <text:p>0</text:p>
          </table:table-cell>
          <table:table-cell table:style-name="ce11" table:formula="of:=IF([.AI81]&lt;1;(1+(59*(1-[.AI81])))*[.$A$39]+[.$A$87]/1000;0)" office:value-type="float" office:value="0" calcext:value-type="float">
            <text:p>0</text:p>
          </table:table-cell>
          <table:table-cell table:style-name="ce11" table:formula="of:=IF([.AJ81]&lt;1;(1+(59*(1-[.AJ81])))*[.$A$39]+[.$A$87]/1000;0)" office:value-type="float" office:value="0" calcext:value-type="float">
            <text:p>0</text:p>
          </table:table-cell>
          <table:table-cell table:style-name="ce11" table:formula="of:=IF([.AK81]&lt;1;(1+(59*(1-[.AK81])))*[.$A$39]+[.$A$87]/1000;0)" office:value-type="float" office:value="0" calcext:value-type="float">
            <text:p>0</text:p>
          </table:table-cell>
          <table:table-cell table:style-name="ce11" table:formula="of:=IF([.AL81]&lt;1;(1+(59*(1-[.AL81])))*[.$A$39]+[.$A$87]/1000;0)" office:value-type="float" office:value="0" calcext:value-type="float">
            <text:p>0</text:p>
          </table:table-cell>
          <table:table-cell table:style-name="ce11" table:formula="of:=IF([.AM81]&lt;1;(1+(59*(1-[.AM81])))*[.$A$39]+[.$A$87]/1000;0)" office:value-type="float" office:value="0" calcext:value-type="float">
            <text:p>0</text:p>
          </table:table-cell>
          <table:table-cell table:style-name="ce11" table:formula="of:=IF([.AN81]&lt;1;(1+(59*(1-[.AN81])))*[.$A$39]+[.$A$87]/1000;0)" office:value-type="float" office:value="0" calcext:value-type="float">
            <text:p>0</text:p>
          </table:table-cell>
          <table:table-cell table:style-name="ce11" table:formula="of:=IF([.AO81]&lt;1;(1+(59*(1-[.AO81])))*[.$A$39]+[.$A$87]/1000;0)" office:value-type="float" office:value="0" calcext:value-type="float">
            <text:p>0</text:p>
          </table:table-cell>
          <table:table-cell table:style-name="ce11" table:formula="of:=IF([.AP81]&lt;1;(1+(59*(1-[.AP81])))*[.$A$39]+[.$A$87]/1000;0)" office:value-type="float" office:value="0" calcext:value-type="float">
            <text:p>0</text:p>
          </table:table-cell>
          <table:table-cell table:style-name="ce11" table:formula="of:=IF([.AQ81]&lt;1;(1+(59*(1-[.AQ81])))*[.$A$39]+[.$A$87]/1000;0)" office:value-type="float" office:value="0" calcext:value-type="float">
            <text:p>0</text:p>
          </table:table-cell>
          <table:table-cell table:style-name="ce11" table:formula="of:=IF([.AR81]&lt;1;(1+(59*(1-[.AR81])))*[.$A$39]+[.$A$87]/1000;0)" office:value-type="float" office:value="0" calcext:value-type="float">
            <text:p>0</text:p>
          </table:table-cell>
          <table:table-cell table:style-name="ce11" table:formula="of:=IF([.AS81]&lt;1;(1+(59*(1-[.AS81])))*[.$A$39]+[.$A$87]/1000;0)" office:value-type="float" office:value="0" calcext:value-type="float">
            <text:p>0</text:p>
          </table:table-cell>
          <table:table-cell table:style-name="ce11" table:formula="of:=IF([.AT81]&lt;1;(1+(59*(1-[.AT81])))*[.$A$39]+[.$A$87]/1000;0)" office:value-type="float" office:value="0" calcext:value-type="float">
            <text:p>0</text:p>
          </table:table-cell>
          <table:table-cell table:style-name="ce11" table:formula="of:=IF([.AU81]&lt;1;(1+(59*(1-[.AU81])))*[.$A$39]+[.$A$87]/1000;0)" office:value-type="float" office:value="0" calcext:value-type="float">
            <text:p>0</text:p>
          </table:table-cell>
          <table:table-cell table:style-name="ce11" table:formula="of:=IF([.AV81]&lt;1;(1+(59*(1-[.AV81])))*[.$A$39]+[.$A$87]/1000;0)" office:value-type="float" office:value="0" calcext:value-type="float">
            <text:p>0</text:p>
          </table:table-cell>
          <table:table-cell table:style-name="ce11" table:formula="of:=IF([.AW81]&lt;1;(1+(59*(1-[.AW81])))*[.$A$39]+[.$A$87]/1000;0)" office:value-type="float" office:value="0" calcext:value-type="float">
            <text:p>0</text:p>
          </table:table-cell>
          <table:table-cell table:style-name="ce11" table:formula="of:=IF([.AX81]&lt;1;(1+(59*(1-[.AX81])))*[.$A$39]+[.$A$87]/1000;0)" office:value-type="float" office:value="0" calcext:value-type="float">
            <text:p>0</text:p>
          </table:table-cell>
          <table:table-cell table:style-name="ce11" table:formula="of:=IF([.AY81]&lt;1;(1+(59*(1-[.AY81])))*[.$A$39]+[.$A$87]/1000;0)" office:value-type="float" office:value="0" calcext:value-type="float">
            <text:p>0</text:p>
          </table:table-cell>
          <table:table-cell table:style-name="ce11" table:formula="of:=IF([.AZ81]&lt;1;(1+(59*(1-[.AZ81])))*[.$A$39]+[.$A$87]/1000;0)" office:value-type="float" office:value="0" calcext:value-type="float">
            <text:p>0</text:p>
          </table:table-cell>
          <table:table-cell table:style-name="ce11" table:formula="of:=IF([.BA81]&lt;1;(1+(59*(1-[.BA81])))*[.$A$39]+[.$A$87]/1000;0)" office:value-type="float" office:value="0" calcext:value-type="float">
            <text:p>0</text:p>
          </table:table-cell>
          <table:table-cell table:style-name="ce11" table:formula="of:=IF([.BB81]&lt;1;(1+(59*(1-[.BB81])))*[.$A$39]+[.$A$87]/1000;0)" office:value-type="float" office:value="0" calcext:value-type="float">
            <text:p>0</text:p>
          </table:table-cell>
          <table:table-cell table:style-name="ce11" table:formula="of:=IF([.BC81]&lt;1;(1+(59*(1-[.BC81])))*[.$A$39]+[.$A$87]/1000;0)" office:value-type="float" office:value="0" calcext:value-type="float">
            <text:p>0</text:p>
          </table:table-cell>
          <table:table-cell table:style-name="ce11" table:formula="of:=IF([.BD81]&lt;1;(1+(59*(1-[.BD81])))*[.$A$39]+[.$A$87]/1000;0)" office:value-type="float" office:value="0" calcext:value-type="float">
            <text:p>0</text:p>
          </table:table-cell>
          <table:table-cell table:style-name="ce11" table:formula="of:=IF([.BE81]&lt;1;(1+(59*(1-[.BE81])))*[.$A$39]+[.$A$87]/1000;0)" office:value-type="float" office:value="0" calcext:value-type="float">
            <text:p>0</text:p>
          </table:table-cell>
          <table:table-cell table:style-name="ce11" table:formula="of:=IF([.BF81]&lt;1;(1+(59*(1-[.BF81])))*[.$A$39]+[.$A$87]/1000;0)" office:value-type="float" office:value="0" calcext:value-type="float">
            <text:p>0</text:p>
          </table:table-cell>
          <table:table-cell table:style-name="ce11" table:formula="of:=IF([.BG81]&lt;1;(1+(59*(1-[.BG81])))*[.$A$39]+[.$A$87]/1000;0)" office:value-type="float" office:value="0" calcext:value-type="float">
            <text:p>0</text:p>
          </table:table-cell>
          <table:table-cell table:style-name="ce11" table:formula="of:=IF([.BH81]&lt;1;(1+(59*(1-[.BH81])))*[.$A$39]+[.$A$87]/1000;0)" office:value-type="float" office:value="0" calcext:value-type="float">
            <text:p>0</text:p>
          </table:table-cell>
          <table:table-cell table:style-name="ce11" table:formula="of:=IF([.BI81]&lt;1;(1+(59*(1-[.BI81])))*[.$A$39]+[.$A$87]/1000;0)" office:value-type="float" office:value="0" calcext:value-type="float">
            <text:p>0</text:p>
          </table:table-cell>
          <table:table-cell table:style-name="ce11" table:formula="of:=IF([.BJ81]&lt;1;(1+(59*(1-[.BJ81])))*[.$A$39]+[.$A$87]/1000;0)" office:value-type="float" office:value="0" calcext:value-type="float">
            <text:p>0</text:p>
          </table:table-cell>
          <table:table-cell table:style-name="ce11" table:formula="of:=IF([.BK81]&lt;1;(1+(59*(1-[.BK81])))*[.$A$39]+[.$A$87]/1000;0)" office:value-type="float" office:value="0" calcext:value-type="float">
            <text:p>0</text:p>
          </table:table-cell>
          <table:table-cell table:style-name="ce11" table:formula="of:=IF([.BL81]&lt;1;(1+(59*(1-[.BL81])))*[.$A$39]+[.$A$87]/1000;0)" office:value-type="float" office:value="0" calcext:value-type="float">
            <text:p>0</text:p>
          </table:table-cell>
          <table:table-cell table:style-name="ce11" table:formula="of:=IF([.BM81]&lt;1;(1+(59*(1-[.BM81])))*[.$A$39]+[.$A$87]/1000;0)" office:value-type="float" office:value="0" calcext:value-type="float">
            <text:p>0</text:p>
          </table:table-cell>
          <table:table-cell table:style-name="ce11" table:formula="of:=IF([.BN81]&lt;1;(1+(59*(1-[.BN81])))*[.$A$39]+[.$A$87]/1000;0)" office:value-type="float" office:value="0" calcext:value-type="float">
            <text:p>0</text:p>
          </table:table-cell>
          <table:table-cell table:style-name="ce11" table:formula="of:=IF([.BO81]&lt;1;(1+(59*(1-[.BO81])))*[.$A$39]+[.$A$87]/1000;0)" office:value-type="float" office:value="0" calcext:value-type="float">
            <text:p>0</text:p>
          </table:table-cell>
          <table:table-cell table:style-name="ce11" table:formula="of:=IF([.BP81]&lt;1;(1+(59*(1-[.BP81])))*[.$A$39]+[.$A$87]/1000;0)" office:value-type="float" office:value="0" calcext:value-type="float">
            <text:p>0</text:p>
          </table:table-cell>
          <table:table-cell table:style-name="ce11" table:formula="of:=IF([.BQ81]&lt;1;(1+(59*(1-[.BQ81])))*[.$A$39]+[.$A$87]/1000;0)" office:value-type="float" office:value="0" calcext:value-type="float">
            <text:p>0</text:p>
          </table:table-cell>
          <table:table-cell table:style-name="ce11" table:formula="of:=IF([.BR81]&lt;1;(1+(59*(1-[.BR81])))*[.$A$39]+[.$A$87]/1000;0)" office:value-type="float" office:value="0" calcext:value-type="float">
            <text:p>0</text:p>
          </table:table-cell>
          <table:table-cell table:style-name="ce11" table:formula="of:=IF([.BS81]&lt;1;(1+(59*(1-[.BS81])))*[.$A$39]+[.$A$87]/1000;0)" office:value-type="float" office:value="0" calcext:value-type="float">
            <text:p>0</text:p>
          </table:table-cell>
          <table:table-cell table:style-name="ce11" table:formula="of:=IF([.BT81]&lt;1;(1+(59*(1-[.BT81])))*[.$A$39]+[.$A$87]/1000;0)" office:value-type="float" office:value="0" calcext:value-type="float">
            <text:p>0</text:p>
          </table:table-cell>
          <table:table-cell table:style-name="ce11" table:formula="of:=IF([.BU81]&lt;1;(1+(59*(1-[.BU81])))*[.$A$39]+[.$A$87]/1000;0)" office:value-type="float" office:value="0" calcext:value-type="float">
            <text:p>0</text:p>
          </table:table-cell>
          <table:table-cell table:style-name="ce11" table:formula="of:=IF([.BV81]&lt;1;(1+(59*(1-[.BV81])))*[.$A$39]+[.$A$87]/1000;0)" office:value-type="float" office:value="0" calcext:value-type="float">
            <text:p>0</text:p>
          </table:table-cell>
          <table:table-cell table:style-name="ce11" table:formula="of:=IF([.BW81]&lt;1;(1+(59*(1-[.BW81])))*[.$A$39]+[.$A$87]/1000;0)" office:value-type="float" office:value="0" calcext:value-type="float">
            <text:p>0</text:p>
          </table:table-cell>
          <table:table-cell table:style-name="ce11" table:formula="of:=IF([.BX81]&lt;1;(1+(59*(1-[.BX81])))*[.$A$39]+[.$A$87]/1000;0)" office:value-type="float" office:value="0" calcext:value-type="float">
            <text:p>0</text:p>
          </table:table-cell>
          <table:table-cell table:style-name="ce11" table:formula="of:=IF([.BY81]&lt;1;(1+(59*(1-[.BY81])))*[.$A$39]+[.$A$87]/1000;0)" office:value-type="float" office:value="0" calcext:value-type="float">
            <text:p>0</text:p>
          </table:table-cell>
          <table:table-cell table:style-name="ce11" table:formula="of:=IF([.BZ81]&lt;1;(1+(59*(1-[.BZ81])))*[.$A$39]+[.$A$87]/1000;0)" office:value-type="float" office:value="0" calcext:value-type="float">
            <text:p>0</text:p>
          </table:table-cell>
          <table:table-cell table:style-name="ce11" table:formula="of:=IF([.CA81]&lt;1;(1+(59*(1-[.CA81])))*[.$A$39]+[.$A$87]/1000;0)" office:value-type="float" office:value="0" calcext:value-type="float">
            <text:p>0</text:p>
          </table:table-cell>
          <table:table-cell table:style-name="ce11" table:formula="of:=IF([.CB81]&lt;1;(1+(59*(1-[.CB81])))*[.$A$39]+[.$A$87]/1000;0)" office:value-type="float" office:value="0" calcext:value-type="float">
            <text:p>0</text:p>
          </table:table-cell>
          <table:table-cell table:style-name="ce11" table:formula="of:=IF([.CC81]&lt;1;(1+(59*(1-[.CC81])))*[.$A$39]+[.$A$87]/1000;0)" office:value-type="float" office:value="0" calcext:value-type="float">
            <text:p>0</text:p>
          </table:table-cell>
          <table:table-cell table:style-name="ce11" table:formula="of:=IF([.CD81]&lt;1;(1+(59*(1-[.CD81])))*[.$A$39]+[.$A$87]/1000;0)" office:value-type="float" office:value="0" calcext:value-type="float">
            <text:p>0</text:p>
          </table:table-cell>
          <table:table-cell table:style-name="ce11" table:formula="of:=IF([.CE81]&lt;1;(1+(59*(1-[.CE81])))*[.$A$39]+[.$A$87]/1000;0)" office:value-type="float" office:value="0" calcext:value-type="float">
            <text:p>0</text:p>
          </table:table-cell>
          <table:table-cell table:style-name="ce11" table:formula="of:=IF([.CF81]&lt;1;(1+(59*(1-[.CF81])))*[.$A$39]+[.$A$87]/1000;0)" office:value-type="float" office:value="0" calcext:value-type="float">
            <text:p>0</text:p>
          </table:table-cell>
          <table:table-cell table:style-name="ce11" table:formula="of:=IF([.CG81]&lt;1;(1+(59*(1-[.CG81])))*[.$A$39]+[.$A$87]/1000;0)" office:value-type="float" office:value="0" calcext:value-type="float">
            <text:p>0</text:p>
          </table:table-cell>
          <table:table-cell table:style-name="ce11" table:formula="of:=IF([.CH81]&lt;1;(1+(59*(1-[.CH81])))*[.$A$39]+[.$A$87]/1000;0)" office:value-type="float" office:value="0" calcext:value-type="float">
            <text:p>0</text:p>
          </table:table-cell>
          <table:table-cell table:style-name="ce11" table:formula="of:=IF([.CI81]&lt;1;(1+(59*(1-[.CI81])))*[.$A$39]+[.$A$87]/1000;0)" office:value-type="float" office:value="0" calcext:value-type="float">
            <text:p>0</text:p>
          </table:table-cell>
          <table:table-cell table:style-name="ce11" table:formula="of:=IF([.CJ81]&lt;1;(1+(59*(1-[.CJ81])))*[.$A$39]+[.$A$87]/1000;0)" office:value-type="float" office:value="0" calcext:value-type="float">
            <text:p>0</text:p>
          </table:table-cell>
          <table:table-cell table:style-name="ce11" table:formula="of:=IF([.CK81]&lt;1;(1+(59*(1-[.CK81])))*[.$A$39]+[.$A$87]/1000;0)" office:value-type="float" office:value="0" calcext:value-type="float">
            <text:p>0</text:p>
          </table:table-cell>
          <table:table-cell table:style-name="ce11" table:formula="of:=IF([.CL81]&lt;1;(1+(59*(1-[.CL81])))*[.$A$39]+[.$A$87]/1000;0)" office:value-type="float" office:value="0" calcext:value-type="float">
            <text:p>0</text:p>
          </table:table-cell>
          <table:table-cell table:style-name="ce11" table:formula="of:=IF([.CM81]&lt;1;(1+(59*(1-[.CM81])))*[.$A$39]+[.$A$87]/1000;0)" office:value-type="float" office:value="0" calcext:value-type="float">
            <text:p>0</text:p>
          </table:table-cell>
          <table:table-cell table:style-name="ce11" table:formula="of:=IF([.CN81]&lt;1;(1+(59*(1-[.CN81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2]&lt;1;(1+(59*(1-[.A82])))*[.$A$39]+[.$A$87]/1000;0)" office:value-type="float" office:value="79.0000000000001" calcext:value-type="float">
            <text:p>79</text:p>
          </table:table-cell>
          <table:table-cell table:style-name="ce11" table:formula="of:=IF([.B82]&lt;1;(1+(59*(1-[.B82])))*[.$A$39]+[.$A$87]/1000;0)" office:value-type="float" office:value="25.9" calcext:value-type="float">
            <text:p>26</text:p>
          </table:table-cell>
          <table:table-cell table:style-name="ce11" table:formula="of:=IF([.C82]&lt;1;(1+(59*(1-[.C82])))*[.$A$39]+[.$A$87]/1000;0)" office:value-type="float" office:value="0" calcext:value-type="float">
            <text:p>0</text:p>
          </table:table-cell>
          <table:table-cell table:style-name="ce11" table:formula="of:=IF([.D82]&lt;1;(1+(59*(1-[.D82])))*[.$A$39]+[.$A$87]/1000;0)" office:value-type="float" office:value="0" calcext:value-type="float">
            <text:p>0</text:p>
          </table:table-cell>
          <table:table-cell table:style-name="ce11" table:formula="of:=IF([.E82]&lt;1;(1+(59*(1-[.E82])))*[.$A$39]+[.$A$87]/1000;0)" office:value-type="float" office:value="0" calcext:value-type="float">
            <text:p>0</text:p>
          </table:table-cell>
          <table:table-cell table:style-name="ce11" table:formula="of:=IF([.F82]&lt;1;(1+(59*(1-[.F82])))*[.$A$39]+[.$A$87]/1000;0)" office:value-type="float" office:value="0" calcext:value-type="float">
            <text:p>0</text:p>
          </table:table-cell>
          <table:table-cell table:style-name="ce11" table:formula="of:=IF([.G82]&lt;1;(1+(59*(1-[.G82])))*[.$A$39]+[.$A$87]/1000;0)" office:value-type="float" office:value="0" calcext:value-type="float">
            <text:p>0</text:p>
          </table:table-cell>
          <table:table-cell table:style-name="ce11" table:formula="of:=IF([.H82]&lt;1;(1+(59*(1-[.H82])))*[.$A$39]+[.$A$87]/1000;0)" office:value-type="float" office:value="0" calcext:value-type="float">
            <text:p>0</text:p>
          </table:table-cell>
          <table:table-cell table:style-name="ce11" table:formula="of:=IF([.I82]&lt;1;(1+(59*(1-[.I82])))*[.$A$39]+[.$A$87]/1000;0)" office:value-type="float" office:value="0" calcext:value-type="float">
            <text:p>0</text:p>
          </table:table-cell>
          <table:table-cell table:style-name="ce11" table:formula="of:=IF([.J82]&lt;1;(1+(59*(1-[.J82])))*[.$A$39]+[.$A$87]/1000;0)" office:value-type="float" office:value="0" calcext:value-type="float">
            <text:p>0</text:p>
          </table:table-cell>
          <table:table-cell table:style-name="ce11" table:formula="of:=IF([.K82]&lt;1;(1+(59*(1-[.K82])))*[.$A$39]+[.$A$87]/1000;0)" office:value-type="float" office:value="0" calcext:value-type="float">
            <text:p>0</text:p>
          </table:table-cell>
          <table:table-cell table:style-name="ce11" table:formula="of:=IF([.L82]&lt;1;(1+(59*(1-[.L82])))*[.$A$39]+[.$A$87]/1000;0)" office:value-type="float" office:value="0" calcext:value-type="float">
            <text:p>0</text:p>
          </table:table-cell>
          <table:table-cell table:style-name="ce11" table:formula="of:=IF([.M82]&lt;1;(1+(59*(1-[.M82])))*[.$A$39]+[.$A$87]/1000;0)" office:value-type="float" office:value="0" calcext:value-type="float">
            <text:p>0</text:p>
          </table:table-cell>
          <table:table-cell table:style-name="ce11" table:formula="of:=IF([.N82]&lt;1;(1+(59*(1-[.N82])))*[.$A$39]+[.$A$87]/1000;0)" office:value-type="float" office:value="0" calcext:value-type="float">
            <text:p>0</text:p>
          </table:table-cell>
          <table:table-cell table:style-name="ce11" table:formula="of:=IF([.O82]&lt;1;(1+(59*(1-[.O82])))*[.$A$39]+[.$A$87]/1000;0)" office:value-type="float" office:value="0" calcext:value-type="float">
            <text:p>0</text:p>
          </table:table-cell>
          <table:table-cell table:style-name="ce11" table:formula="of:=IF([.P82]&lt;1;(1+(59*(1-[.P82])))*[.$A$39]+[.$A$87]/1000;0)" office:value-type="float" office:value="0" calcext:value-type="float">
            <text:p>0</text:p>
          </table:table-cell>
          <table:table-cell table:style-name="ce11" table:formula="of:=IF([.Q82]&lt;1;(1+(59*(1-[.Q82])))*[.$A$39]+[.$A$87]/1000;0)" office:value-type="float" office:value="0" calcext:value-type="float">
            <text:p>0</text:p>
          </table:table-cell>
          <table:table-cell table:style-name="ce11" table:formula="of:=IF([.R82]&lt;1;(1+(59*(1-[.R82])))*[.$A$39]+[.$A$87]/1000;0)" office:value-type="float" office:value="0" calcext:value-type="float">
            <text:p>0</text:p>
          </table:table-cell>
          <table:table-cell table:style-name="ce11" table:formula="of:=IF([.S82]&lt;1;(1+(59*(1-[.S82])))*[.$A$39]+[.$A$87]/1000;0)" office:value-type="float" office:value="0" calcext:value-type="float">
            <text:p>0</text:p>
          </table:table-cell>
          <table:table-cell table:style-name="ce11" table:formula="of:=IF([.T82]&lt;1;(1+(59*(1-[.T82])))*[.$A$39]+[.$A$87]/1000;0)" office:value-type="float" office:value="0" calcext:value-type="float">
            <text:p>0</text:p>
          </table:table-cell>
          <table:table-cell table:style-name="ce11" table:formula="of:=IF([.U82]&lt;1;(1+(59*(1-[.U82])))*[.$A$39]+[.$A$87]/1000;0)" office:value-type="float" office:value="0" calcext:value-type="float">
            <text:p>0</text:p>
          </table:table-cell>
          <table:table-cell table:style-name="ce11" table:formula="of:=IF([.V82]&lt;1;(1+(59*(1-[.V82])))*[.$A$39]+[.$A$87]/1000;0)" office:value-type="float" office:value="0" calcext:value-type="float">
            <text:p>0</text:p>
          </table:table-cell>
          <table:table-cell table:style-name="ce11" table:formula="of:=IF([.W82]&lt;1;(1+(59*(1-[.W82])))*[.$A$39]+[.$A$87]/1000;0)" office:value-type="float" office:value="0" calcext:value-type="float">
            <text:p>0</text:p>
          </table:table-cell>
          <table:table-cell table:style-name="ce11" table:formula="of:=IF([.X82]&lt;1;(1+(59*(1-[.X82])))*[.$A$39]+[.$A$87]/1000;0)" office:value-type="float" office:value="0" calcext:value-type="float">
            <text:p>0</text:p>
          </table:table-cell>
          <table:table-cell table:style-name="ce11" table:formula="of:=IF([.Y82]&lt;1;(1+(59*(1-[.Y82])))*[.$A$39]+[.$A$87]/1000;0)" office:value-type="float" office:value="0" calcext:value-type="float">
            <text:p>0</text:p>
          </table:table-cell>
          <table:table-cell table:style-name="ce11" table:formula="of:=IF([.Z82]&lt;1;(1+(59*(1-[.Z82])))*[.$A$39]+[.$A$87]/1000;0)" office:value-type="float" office:value="0" calcext:value-type="float">
            <text:p>0</text:p>
          </table:table-cell>
          <table:table-cell table:style-name="ce11" table:formula="of:=IF([.AA82]&lt;1;(1+(59*(1-[.AA82])))*[.$A$39]+[.$A$87]/1000;0)" office:value-type="float" office:value="0" calcext:value-type="float">
            <text:p>0</text:p>
          </table:table-cell>
          <table:table-cell table:style-name="ce11" table:formula="of:=IF([.AB82]&lt;1;(1+(59*(1-[.AB82])))*[.$A$39]+[.$A$87]/1000;0)" office:value-type="float" office:value="0" calcext:value-type="float">
            <text:p>0</text:p>
          </table:table-cell>
          <table:table-cell table:style-name="ce11" table:formula="of:=IF([.AC82]&lt;1;(1+(59*(1-[.AC82])))*[.$A$39]+[.$A$87]/1000;0)" office:value-type="float" office:value="0" calcext:value-type="float">
            <text:p>0</text:p>
          </table:table-cell>
          <table:table-cell table:style-name="ce11" table:formula="of:=IF([.AD82]&lt;1;(1+(59*(1-[.AD82])))*[.$A$39]+[.$A$87]/1000;0)" office:value-type="float" office:value="0" calcext:value-type="float">
            <text:p>0</text:p>
          </table:table-cell>
          <table:table-cell table:style-name="ce11" table:formula="of:=IF([.AE82]&lt;1;(1+(59*(1-[.AE82])))*[.$A$39]+[.$A$87]/1000;0)" office:value-type="float" office:value="0" calcext:value-type="float">
            <text:p>0</text:p>
          </table:table-cell>
          <table:table-cell table:style-name="ce11" table:formula="of:=IF([.AF82]&lt;1;(1+(59*(1-[.AF82])))*[.$A$39]+[.$A$87]/1000;0)" office:value-type="float" office:value="0" calcext:value-type="float">
            <text:p>0</text:p>
          </table:table-cell>
          <table:table-cell table:style-name="ce11" table:formula="of:=IF([.AG82]&lt;1;(1+(59*(1-[.AG82])))*[.$A$39]+[.$A$87]/1000;0)" office:value-type="float" office:value="0" calcext:value-type="float">
            <text:p>0</text:p>
          </table:table-cell>
          <table:table-cell table:style-name="ce11" table:formula="of:=IF([.AH82]&lt;1;(1+(59*(1-[.AH82])))*[.$A$39]+[.$A$87]/1000;0)" office:value-type="float" office:value="0" calcext:value-type="float">
            <text:p>0</text:p>
          </table:table-cell>
          <table:table-cell table:style-name="ce11" table:formula="of:=IF([.AI82]&lt;1;(1+(59*(1-[.AI82])))*[.$A$39]+[.$A$87]/1000;0)" office:value-type="float" office:value="0" calcext:value-type="float">
            <text:p>0</text:p>
          </table:table-cell>
          <table:table-cell table:style-name="ce11" table:formula="of:=IF([.AJ82]&lt;1;(1+(59*(1-[.AJ82])))*[.$A$39]+[.$A$87]/1000;0)" office:value-type="float" office:value="0" calcext:value-type="float">
            <text:p>0</text:p>
          </table:table-cell>
          <table:table-cell table:style-name="ce11" table:formula="of:=IF([.AK82]&lt;1;(1+(59*(1-[.AK82])))*[.$A$39]+[.$A$87]/1000;0)" office:value-type="float" office:value="0" calcext:value-type="float">
            <text:p>0</text:p>
          </table:table-cell>
          <table:table-cell table:style-name="ce11" table:formula="of:=IF([.AL82]&lt;1;(1+(59*(1-[.AL82])))*[.$A$39]+[.$A$87]/1000;0)" office:value-type="float" office:value="0" calcext:value-type="float">
            <text:p>0</text:p>
          </table:table-cell>
          <table:table-cell table:style-name="ce11" table:formula="of:=IF([.AM82]&lt;1;(1+(59*(1-[.AM82])))*[.$A$39]+[.$A$87]/1000;0)" office:value-type="float" office:value="0" calcext:value-type="float">
            <text:p>0</text:p>
          </table:table-cell>
          <table:table-cell table:style-name="ce11" table:formula="of:=IF([.AN82]&lt;1;(1+(59*(1-[.AN82])))*[.$A$39]+[.$A$87]/1000;0)" office:value-type="float" office:value="0" calcext:value-type="float">
            <text:p>0</text:p>
          </table:table-cell>
          <table:table-cell table:style-name="ce11" table:formula="of:=IF([.AO82]&lt;1;(1+(59*(1-[.AO82])))*[.$A$39]+[.$A$87]/1000;0)" office:value-type="float" office:value="0" calcext:value-type="float">
            <text:p>0</text:p>
          </table:table-cell>
          <table:table-cell table:style-name="ce11" table:formula="of:=IF([.AP82]&lt;1;(1+(59*(1-[.AP82])))*[.$A$39]+[.$A$87]/1000;0)" office:value-type="float" office:value="0" calcext:value-type="float">
            <text:p>0</text:p>
          </table:table-cell>
          <table:table-cell table:style-name="ce11" table:formula="of:=IF([.AQ82]&lt;1;(1+(59*(1-[.AQ82])))*[.$A$39]+[.$A$87]/1000;0)" office:value-type="float" office:value="0" calcext:value-type="float">
            <text:p>0</text:p>
          </table:table-cell>
          <table:table-cell table:style-name="ce11" table:formula="of:=IF([.AR82]&lt;1;(1+(59*(1-[.AR82])))*[.$A$39]+[.$A$87]/1000;0)" office:value-type="float" office:value="0" calcext:value-type="float">
            <text:p>0</text:p>
          </table:table-cell>
          <table:table-cell table:style-name="ce11" table:formula="of:=IF([.AS82]&lt;1;(1+(59*(1-[.AS82])))*[.$A$39]+[.$A$87]/1000;0)" office:value-type="float" office:value="0" calcext:value-type="float">
            <text:p>0</text:p>
          </table:table-cell>
          <table:table-cell table:style-name="ce11" table:formula="of:=IF([.AT82]&lt;1;(1+(59*(1-[.AT82])))*[.$A$39]+[.$A$87]/1000;0)" office:value-type="float" office:value="0" calcext:value-type="float">
            <text:p>0</text:p>
          </table:table-cell>
          <table:table-cell table:style-name="ce11" table:formula="of:=IF([.AU82]&lt;1;(1+(59*(1-[.AU82])))*[.$A$39]+[.$A$87]/1000;0)" office:value-type="float" office:value="0" calcext:value-type="float">
            <text:p>0</text:p>
          </table:table-cell>
          <table:table-cell table:style-name="ce11" table:formula="of:=IF([.AV82]&lt;1;(1+(59*(1-[.AV82])))*[.$A$39]+[.$A$87]/1000;0)" office:value-type="float" office:value="0" calcext:value-type="float">
            <text:p>0</text:p>
          </table:table-cell>
          <table:table-cell table:style-name="ce11" table:formula="of:=IF([.AW82]&lt;1;(1+(59*(1-[.AW82])))*[.$A$39]+[.$A$87]/1000;0)" office:value-type="float" office:value="0" calcext:value-type="float">
            <text:p>0</text:p>
          </table:table-cell>
          <table:table-cell table:style-name="ce11" table:formula="of:=IF([.AX82]&lt;1;(1+(59*(1-[.AX82])))*[.$A$39]+[.$A$87]/1000;0)" office:value-type="float" office:value="0" calcext:value-type="float">
            <text:p>0</text:p>
          </table:table-cell>
          <table:table-cell table:style-name="ce11" table:formula="of:=IF([.AY82]&lt;1;(1+(59*(1-[.AY82])))*[.$A$39]+[.$A$87]/1000;0)" office:value-type="float" office:value="0" calcext:value-type="float">
            <text:p>0</text:p>
          </table:table-cell>
          <table:table-cell table:style-name="ce11" table:formula="of:=IF([.AZ82]&lt;1;(1+(59*(1-[.AZ82])))*[.$A$39]+[.$A$87]/1000;0)" office:value-type="float" office:value="0" calcext:value-type="float">
            <text:p>0</text:p>
          </table:table-cell>
          <table:table-cell table:style-name="ce11" table:formula="of:=IF([.BA82]&lt;1;(1+(59*(1-[.BA82])))*[.$A$39]+[.$A$87]/1000;0)" office:value-type="float" office:value="0" calcext:value-type="float">
            <text:p>0</text:p>
          </table:table-cell>
          <table:table-cell table:style-name="ce11" table:formula="of:=IF([.BB82]&lt;1;(1+(59*(1-[.BB82])))*[.$A$39]+[.$A$87]/1000;0)" office:value-type="float" office:value="0" calcext:value-type="float">
            <text:p>0</text:p>
          </table:table-cell>
          <table:table-cell table:style-name="ce11" table:formula="of:=IF([.BC82]&lt;1;(1+(59*(1-[.BC82])))*[.$A$39]+[.$A$87]/1000;0)" office:value-type="float" office:value="0" calcext:value-type="float">
            <text:p>0</text:p>
          </table:table-cell>
          <table:table-cell table:style-name="ce11" table:formula="of:=IF([.BD82]&lt;1;(1+(59*(1-[.BD82])))*[.$A$39]+[.$A$87]/1000;0)" office:value-type="float" office:value="0" calcext:value-type="float">
            <text:p>0</text:p>
          </table:table-cell>
          <table:table-cell table:style-name="ce11" table:formula="of:=IF([.BE82]&lt;1;(1+(59*(1-[.BE82])))*[.$A$39]+[.$A$87]/1000;0)" office:value-type="float" office:value="0" calcext:value-type="float">
            <text:p>0</text:p>
          </table:table-cell>
          <table:table-cell table:style-name="ce11" table:formula="of:=IF([.BF82]&lt;1;(1+(59*(1-[.BF82])))*[.$A$39]+[.$A$87]/1000;0)" office:value-type="float" office:value="0" calcext:value-type="float">
            <text:p>0</text:p>
          </table:table-cell>
          <table:table-cell table:style-name="ce11" table:formula="of:=IF([.BG82]&lt;1;(1+(59*(1-[.BG82])))*[.$A$39]+[.$A$87]/1000;0)" office:value-type="float" office:value="0" calcext:value-type="float">
            <text:p>0</text:p>
          </table:table-cell>
          <table:table-cell table:style-name="ce11" table:formula="of:=IF([.BH82]&lt;1;(1+(59*(1-[.BH82])))*[.$A$39]+[.$A$87]/1000;0)" office:value-type="float" office:value="0" calcext:value-type="float">
            <text:p>0</text:p>
          </table:table-cell>
          <table:table-cell table:style-name="ce11" table:formula="of:=IF([.BI82]&lt;1;(1+(59*(1-[.BI82])))*[.$A$39]+[.$A$87]/1000;0)" office:value-type="float" office:value="0" calcext:value-type="float">
            <text:p>0</text:p>
          </table:table-cell>
          <table:table-cell table:style-name="ce11" table:formula="of:=IF([.BJ82]&lt;1;(1+(59*(1-[.BJ82])))*[.$A$39]+[.$A$87]/1000;0)" office:value-type="float" office:value="0" calcext:value-type="float">
            <text:p>0</text:p>
          </table:table-cell>
          <table:table-cell table:style-name="ce11" table:formula="of:=IF([.BK82]&lt;1;(1+(59*(1-[.BK82])))*[.$A$39]+[.$A$87]/1000;0)" office:value-type="float" office:value="0" calcext:value-type="float">
            <text:p>0</text:p>
          </table:table-cell>
          <table:table-cell table:style-name="ce11" table:formula="of:=IF([.BL82]&lt;1;(1+(59*(1-[.BL82])))*[.$A$39]+[.$A$87]/1000;0)" office:value-type="float" office:value="0" calcext:value-type="float">
            <text:p>0</text:p>
          </table:table-cell>
          <table:table-cell table:style-name="ce11" table:formula="of:=IF([.BM82]&lt;1;(1+(59*(1-[.BM82])))*[.$A$39]+[.$A$87]/1000;0)" office:value-type="float" office:value="0" calcext:value-type="float">
            <text:p>0</text:p>
          </table:table-cell>
          <table:table-cell table:style-name="ce11" table:formula="of:=IF([.BN82]&lt;1;(1+(59*(1-[.BN82])))*[.$A$39]+[.$A$87]/1000;0)" office:value-type="float" office:value="0" calcext:value-type="float">
            <text:p>0</text:p>
          </table:table-cell>
          <table:table-cell table:style-name="ce11" table:formula="of:=IF([.BO82]&lt;1;(1+(59*(1-[.BO82])))*[.$A$39]+[.$A$87]/1000;0)" office:value-type="float" office:value="0" calcext:value-type="float">
            <text:p>0</text:p>
          </table:table-cell>
          <table:table-cell table:style-name="ce11" table:formula="of:=IF([.BP82]&lt;1;(1+(59*(1-[.BP82])))*[.$A$39]+[.$A$87]/1000;0)" office:value-type="float" office:value="0" calcext:value-type="float">
            <text:p>0</text:p>
          </table:table-cell>
          <table:table-cell table:style-name="ce11" table:formula="of:=IF([.BQ82]&lt;1;(1+(59*(1-[.BQ82])))*[.$A$39]+[.$A$87]/1000;0)" office:value-type="float" office:value="0" calcext:value-type="float">
            <text:p>0</text:p>
          </table:table-cell>
          <table:table-cell table:style-name="ce11" table:formula="of:=IF([.BR82]&lt;1;(1+(59*(1-[.BR82])))*[.$A$39]+[.$A$87]/1000;0)" office:value-type="float" office:value="0" calcext:value-type="float">
            <text:p>0</text:p>
          </table:table-cell>
          <table:table-cell table:style-name="ce11" table:formula="of:=IF([.BS82]&lt;1;(1+(59*(1-[.BS82])))*[.$A$39]+[.$A$87]/1000;0)" office:value-type="float" office:value="0" calcext:value-type="float">
            <text:p>0</text:p>
          </table:table-cell>
          <table:table-cell table:style-name="ce11" table:formula="of:=IF([.BT82]&lt;1;(1+(59*(1-[.BT82])))*[.$A$39]+[.$A$87]/1000;0)" office:value-type="float" office:value="0" calcext:value-type="float">
            <text:p>0</text:p>
          </table:table-cell>
          <table:table-cell table:style-name="ce11" table:formula="of:=IF([.BU82]&lt;1;(1+(59*(1-[.BU82])))*[.$A$39]+[.$A$87]/1000;0)" office:value-type="float" office:value="0" calcext:value-type="float">
            <text:p>0</text:p>
          </table:table-cell>
          <table:table-cell table:style-name="ce11" table:formula="of:=IF([.BV82]&lt;1;(1+(59*(1-[.BV82])))*[.$A$39]+[.$A$87]/1000;0)" office:value-type="float" office:value="0" calcext:value-type="float">
            <text:p>0</text:p>
          </table:table-cell>
          <table:table-cell table:style-name="ce11" table:formula="of:=IF([.BW82]&lt;1;(1+(59*(1-[.BW82])))*[.$A$39]+[.$A$87]/1000;0)" office:value-type="float" office:value="0" calcext:value-type="float">
            <text:p>0</text:p>
          </table:table-cell>
          <table:table-cell table:style-name="ce11" table:formula="of:=IF([.BX82]&lt;1;(1+(59*(1-[.BX82])))*[.$A$39]+[.$A$87]/1000;0)" office:value-type="float" office:value="0" calcext:value-type="float">
            <text:p>0</text:p>
          </table:table-cell>
          <table:table-cell table:style-name="ce11" table:formula="of:=IF([.BY82]&lt;1;(1+(59*(1-[.BY82])))*[.$A$39]+[.$A$87]/1000;0)" office:value-type="float" office:value="0" calcext:value-type="float">
            <text:p>0</text:p>
          </table:table-cell>
          <table:table-cell table:style-name="ce11" table:formula="of:=IF([.BZ82]&lt;1;(1+(59*(1-[.BZ82])))*[.$A$39]+[.$A$87]/1000;0)" office:value-type="float" office:value="0" calcext:value-type="float">
            <text:p>0</text:p>
          </table:table-cell>
          <table:table-cell table:style-name="ce11" table:formula="of:=IF([.CA82]&lt;1;(1+(59*(1-[.CA82])))*[.$A$39]+[.$A$87]/1000;0)" office:value-type="float" office:value="0" calcext:value-type="float">
            <text:p>0</text:p>
          </table:table-cell>
          <table:table-cell table:style-name="ce11" table:formula="of:=IF([.CB82]&lt;1;(1+(59*(1-[.CB82])))*[.$A$39]+[.$A$87]/1000;0)" office:value-type="float" office:value="0" calcext:value-type="float">
            <text:p>0</text:p>
          </table:table-cell>
          <table:table-cell table:style-name="ce11" table:formula="of:=IF([.CC82]&lt;1;(1+(59*(1-[.CC82])))*[.$A$39]+[.$A$87]/1000;0)" office:value-type="float" office:value="0" calcext:value-type="float">
            <text:p>0</text:p>
          </table:table-cell>
          <table:table-cell table:style-name="ce11" table:formula="of:=IF([.CD82]&lt;1;(1+(59*(1-[.CD82])))*[.$A$39]+[.$A$87]/1000;0)" office:value-type="float" office:value="0" calcext:value-type="float">
            <text:p>0</text:p>
          </table:table-cell>
          <table:table-cell table:style-name="ce11" table:formula="of:=IF([.CE82]&lt;1;(1+(59*(1-[.CE82])))*[.$A$39]+[.$A$87]/1000;0)" office:value-type="float" office:value="0" calcext:value-type="float">
            <text:p>0</text:p>
          </table:table-cell>
          <table:table-cell table:style-name="ce11" table:formula="of:=IF([.CF82]&lt;1;(1+(59*(1-[.CF82])))*[.$A$39]+[.$A$87]/1000;0)" office:value-type="float" office:value="0" calcext:value-type="float">
            <text:p>0</text:p>
          </table:table-cell>
          <table:table-cell table:style-name="ce11" table:formula="of:=IF([.CG82]&lt;1;(1+(59*(1-[.CG82])))*[.$A$39]+[.$A$87]/1000;0)" office:value-type="float" office:value="0" calcext:value-type="float">
            <text:p>0</text:p>
          </table:table-cell>
          <table:table-cell table:style-name="ce11" table:formula="of:=IF([.CH82]&lt;1;(1+(59*(1-[.CH82])))*[.$A$39]+[.$A$87]/1000;0)" office:value-type="float" office:value="0" calcext:value-type="float">
            <text:p>0</text:p>
          </table:table-cell>
          <table:table-cell table:style-name="ce11" table:formula="of:=IF([.CI82]&lt;1;(1+(59*(1-[.CI82])))*[.$A$39]+[.$A$87]/1000;0)" office:value-type="float" office:value="0" calcext:value-type="float">
            <text:p>0</text:p>
          </table:table-cell>
          <table:table-cell table:style-name="ce11" table:formula="of:=IF([.CJ82]&lt;1;(1+(59*(1-[.CJ82])))*[.$A$39]+[.$A$87]/1000;0)" office:value-type="float" office:value="0" calcext:value-type="float">
            <text:p>0</text:p>
          </table:table-cell>
          <table:table-cell table:style-name="ce11" table:formula="of:=IF([.CK82]&lt;1;(1+(59*(1-[.CK82])))*[.$A$39]+[.$A$87]/1000;0)" office:value-type="float" office:value="0" calcext:value-type="float">
            <text:p>0</text:p>
          </table:table-cell>
          <table:table-cell table:style-name="ce11" table:formula="of:=IF([.CL82]&lt;1;(1+(59*(1-[.CL82])))*[.$A$39]+[.$A$87]/1000;0)" office:value-type="float" office:value="0" calcext:value-type="float">
            <text:p>0</text:p>
          </table:table-cell>
          <table:table-cell table:style-name="ce11" table:formula="of:=IF([.CM82]&lt;1;(1+(59*(1-[.CM82])))*[.$A$39]+[.$A$87]/1000;0)" office:value-type="float" office:value="0" calcext:value-type="float">
            <text:p>0</text:p>
          </table:table-cell>
          <table:table-cell table:style-name="ce11" table:formula="of:=IF([.CN82]&lt;1;(1+(59*(1-[.CN82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83]&lt;1;(1+(59*(1-[.A83])))*[.$A$39]+[.$A$87]/1000;0)" office:value-type="float" office:value="0" calcext:value-type="float">
            <text:p>0</text:p>
          </table:table-cell>
          <table:table-cell table:style-name="ce11" table:formula="of:=IF([.B83]&lt;1;(1+(59*(1-[.B83])))*[.$A$39]+[.$A$87]/1000;0)" office:value-type="float" office:value="0" calcext:value-type="float">
            <text:p>0</text:p>
          </table:table-cell>
          <table:table-cell table:style-name="ce11" table:formula="of:=IF([.C83]&lt;1;(1+(59*(1-[.C83])))*[.$A$39]+[.$A$87]/1000;0)" office:value-type="float" office:value="0" calcext:value-type="float">
            <text:p>0</text:p>
          </table:table-cell>
          <table:table-cell table:style-name="ce11" table:formula="of:=IF([.D83]&lt;1;(1+(59*(1-[.D83])))*[.$A$39]+[.$A$87]/1000;0)" office:value-type="float" office:value="0" calcext:value-type="float">
            <text:p>0</text:p>
          </table:table-cell>
          <table:table-cell table:style-name="ce11" table:formula="of:=IF([.E83]&lt;1;(1+(59*(1-[.E83])))*[.$A$39]+[.$A$87]/1000;0)" office:value-type="float" office:value="0" calcext:value-type="float">
            <text:p>0</text:p>
          </table:table-cell>
          <table:table-cell table:style-name="ce11" table:formula="of:=IF([.F83]&lt;1;(1+(59*(1-[.F83])))*[.$A$39]+[.$A$87]/1000;0)" office:value-type="float" office:value="0" calcext:value-type="float">
            <text:p>0</text:p>
          </table:table-cell>
          <table:table-cell table:style-name="ce11" table:formula="of:=IF([.G83]&lt;1;(1+(59*(1-[.G83])))*[.$A$39]+[.$A$87]/1000;0)" office:value-type="float" office:value="0" calcext:value-type="float">
            <text:p>0</text:p>
          </table:table-cell>
          <table:table-cell table:style-name="ce11" table:formula="of:=IF([.H83]&lt;1;(1+(59*(1-[.H83])))*[.$A$39]+[.$A$87]/1000;0)" office:value-type="float" office:value="0" calcext:value-type="float">
            <text:p>0</text:p>
          </table:table-cell>
          <table:table-cell table:style-name="ce11" table:formula="of:=IF([.I83]&lt;1;(1+(59*(1-[.I83])))*[.$A$39]+[.$A$87]/1000;0)" office:value-type="float" office:value="0" calcext:value-type="float">
            <text:p>0</text:p>
          </table:table-cell>
          <table:table-cell table:style-name="ce11" table:formula="of:=IF([.J83]&lt;1;(1+(59*(1-[.J83])))*[.$A$39]+[.$A$87]/1000;0)" office:value-type="float" office:value="0" calcext:value-type="float">
            <text:p>0</text:p>
          </table:table-cell>
          <table:table-cell table:style-name="ce11" table:formula="of:=IF([.K83]&lt;1;(1+(59*(1-[.K83])))*[.$A$39]+[.$A$87]/1000;0)" office:value-type="float" office:value="0" calcext:value-type="float">
            <text:p>0</text:p>
          </table:table-cell>
          <table:table-cell table:style-name="ce11" table:formula="of:=IF([.L83]&lt;1;(1+(59*(1-[.L83])))*[.$A$39]+[.$A$87]/1000;0)" office:value-type="float" office:value="0" calcext:value-type="float">
            <text:p>0</text:p>
          </table:table-cell>
          <table:table-cell table:style-name="ce11" table:formula="of:=IF([.M83]&lt;1;(1+(59*(1-[.M83])))*[.$A$39]+[.$A$87]/1000;0)" office:value-type="float" office:value="0" calcext:value-type="float">
            <text:p>0</text:p>
          </table:table-cell>
          <table:table-cell table:style-name="ce11" table:formula="of:=IF([.N83]&lt;1;(1+(59*(1-[.N83])))*[.$A$39]+[.$A$87]/1000;0)" office:value-type="float" office:value="0" calcext:value-type="float">
            <text:p>0</text:p>
          </table:table-cell>
          <table:table-cell table:style-name="ce11" table:formula="of:=IF([.O83]&lt;1;(1+(59*(1-[.O83])))*[.$A$39]+[.$A$87]/1000;0)" office:value-type="float" office:value="0" calcext:value-type="float">
            <text:p>0</text:p>
          </table:table-cell>
          <table:table-cell table:style-name="ce11" table:formula="of:=IF([.P83]&lt;1;(1+(59*(1-[.P83])))*[.$A$39]+[.$A$87]/1000;0)" office:value-type="float" office:value="0" calcext:value-type="float">
            <text:p>0</text:p>
          </table:table-cell>
          <table:table-cell table:style-name="ce11" table:formula="of:=IF([.Q83]&lt;1;(1+(59*(1-[.Q83])))*[.$A$39]+[.$A$87]/1000;0)" office:value-type="float" office:value="0" calcext:value-type="float">
            <text:p>0</text:p>
          </table:table-cell>
          <table:table-cell table:style-name="ce11" table:formula="of:=IF([.R83]&lt;1;(1+(59*(1-[.R83])))*[.$A$39]+[.$A$87]/1000;0)" office:value-type="float" office:value="0" calcext:value-type="float">
            <text:p>0</text:p>
          </table:table-cell>
          <table:table-cell table:style-name="ce11" table:formula="of:=IF([.S83]&lt;1;(1+(59*(1-[.S83])))*[.$A$39]+[.$A$87]/1000;0)" office:value-type="float" office:value="0" calcext:value-type="float">
            <text:p>0</text:p>
          </table:table-cell>
          <table:table-cell table:style-name="ce11" table:formula="of:=IF([.T83]&lt;1;(1+(59*(1-[.T83])))*[.$A$39]+[.$A$87]/1000;0)" office:value-type="float" office:value="0" calcext:value-type="float">
            <text:p>0</text:p>
          </table:table-cell>
          <table:table-cell table:style-name="ce11" table:formula="of:=IF([.U83]&lt;1;(1+(59*(1-[.U83])))*[.$A$39]+[.$A$87]/1000;0)" office:value-type="float" office:value="0" calcext:value-type="float">
            <text:p>0</text:p>
          </table:table-cell>
          <table:table-cell table:style-name="ce11" table:formula="of:=IF([.V83]&lt;1;(1+(59*(1-[.V83])))*[.$A$39]+[.$A$87]/1000;0)" office:value-type="float" office:value="0" calcext:value-type="float">
            <text:p>0</text:p>
          </table:table-cell>
          <table:table-cell table:style-name="ce11" table:formula="of:=IF([.W83]&lt;1;(1+(59*(1-[.W83])))*[.$A$39]+[.$A$87]/1000;0)" office:value-type="float" office:value="0" calcext:value-type="float">
            <text:p>0</text:p>
          </table:table-cell>
          <table:table-cell table:style-name="ce11" table:formula="of:=IF([.X83]&lt;1;(1+(59*(1-[.X83])))*[.$A$39]+[.$A$87]/1000;0)" office:value-type="float" office:value="0" calcext:value-type="float">
            <text:p>0</text:p>
          </table:table-cell>
          <table:table-cell table:style-name="ce11" table:formula="of:=IF([.Y83]&lt;1;(1+(59*(1-[.Y83])))*[.$A$39]+[.$A$87]/1000;0)" office:value-type="float" office:value="0" calcext:value-type="float">
            <text:p>0</text:p>
          </table:table-cell>
          <table:table-cell table:style-name="ce11" table:formula="of:=IF([.Z83]&lt;1;(1+(59*(1-[.Z83])))*[.$A$39]+[.$A$87]/1000;0)" office:value-type="float" office:value="0" calcext:value-type="float">
            <text:p>0</text:p>
          </table:table-cell>
          <table:table-cell table:style-name="ce11" table:formula="of:=IF([.AA83]&lt;1;(1+(59*(1-[.AA83])))*[.$A$39]+[.$A$87]/1000;0)" office:value-type="float" office:value="0" calcext:value-type="float">
            <text:p>0</text:p>
          </table:table-cell>
          <table:table-cell table:style-name="ce11" table:formula="of:=IF([.AB83]&lt;1;(1+(59*(1-[.AB83])))*[.$A$39]+[.$A$87]/1000;0)" office:value-type="float" office:value="0" calcext:value-type="float">
            <text:p>0</text:p>
          </table:table-cell>
          <table:table-cell table:style-name="ce11" table:formula="of:=IF([.AC83]&lt;1;(1+(59*(1-[.AC83])))*[.$A$39]+[.$A$87]/1000;0)" office:value-type="float" office:value="0" calcext:value-type="float">
            <text:p>0</text:p>
          </table:table-cell>
          <table:table-cell table:style-name="ce11" table:formula="of:=IF([.AD83]&lt;1;(1+(59*(1-[.AD83])))*[.$A$39]+[.$A$87]/1000;0)" office:value-type="float" office:value="0" calcext:value-type="float">
            <text:p>0</text:p>
          </table:table-cell>
          <table:table-cell table:style-name="ce11" table:formula="of:=IF([.AE83]&lt;1;(1+(59*(1-[.AE83])))*[.$A$39]+[.$A$87]/1000;0)" office:value-type="float" office:value="0" calcext:value-type="float">
            <text:p>0</text:p>
          </table:table-cell>
          <table:table-cell table:style-name="ce11" table:formula="of:=IF([.AF83]&lt;1;(1+(59*(1-[.AF83])))*[.$A$39]+[.$A$87]/1000;0)" office:value-type="float" office:value="0" calcext:value-type="float">
            <text:p>0</text:p>
          </table:table-cell>
          <table:table-cell table:style-name="ce11" table:formula="of:=IF([.AG83]&lt;1;(1+(59*(1-[.AG83])))*[.$A$39]+[.$A$87]/1000;0)" office:value-type="float" office:value="0" calcext:value-type="float">
            <text:p>0</text:p>
          </table:table-cell>
          <table:table-cell table:style-name="ce11" table:formula="of:=IF([.AH83]&lt;1;(1+(59*(1-[.AH83])))*[.$A$39]+[.$A$87]/1000;0)" office:value-type="float" office:value="0" calcext:value-type="float">
            <text:p>0</text:p>
          </table:table-cell>
          <table:table-cell table:style-name="ce11" table:formula="of:=IF([.AI83]&lt;1;(1+(59*(1-[.AI83])))*[.$A$39]+[.$A$87]/1000;0)" office:value-type="float" office:value="0" calcext:value-type="float">
            <text:p>0</text:p>
          </table:table-cell>
          <table:table-cell table:style-name="ce11" table:formula="of:=IF([.AJ83]&lt;1;(1+(59*(1-[.AJ83])))*[.$A$39]+[.$A$87]/1000;0)" office:value-type="float" office:value="0" calcext:value-type="float">
            <text:p>0</text:p>
          </table:table-cell>
          <table:table-cell table:style-name="ce11" table:formula="of:=IF([.AK83]&lt;1;(1+(59*(1-[.AK83])))*[.$A$39]+[.$A$87]/1000;0)" office:value-type="float" office:value="0" calcext:value-type="float">
            <text:p>0</text:p>
          </table:table-cell>
          <table:table-cell table:style-name="ce11" table:formula="of:=IF([.AL83]&lt;1;(1+(59*(1-[.AL83])))*[.$A$39]+[.$A$87]/1000;0)" office:value-type="float" office:value="0" calcext:value-type="float">
            <text:p>0</text:p>
          </table:table-cell>
          <table:table-cell table:style-name="ce11" table:formula="of:=IF([.AM83]&lt;1;(1+(59*(1-[.AM83])))*[.$A$39]+[.$A$87]/1000;0)" office:value-type="float" office:value="0" calcext:value-type="float">
            <text:p>0</text:p>
          </table:table-cell>
          <table:table-cell table:style-name="ce11" table:formula="of:=IF([.AN83]&lt;1;(1+(59*(1-[.AN83])))*[.$A$39]+[.$A$87]/1000;0)" office:value-type="float" office:value="0" calcext:value-type="float">
            <text:p>0</text:p>
          </table:table-cell>
          <table:table-cell table:style-name="ce11" table:formula="of:=IF([.AO83]&lt;1;(1+(59*(1-[.AO83])))*[.$A$39]+[.$A$87]/1000;0)" office:value-type="float" office:value="0" calcext:value-type="float">
            <text:p>0</text:p>
          </table:table-cell>
          <table:table-cell table:style-name="ce11" table:formula="of:=IF([.AP83]&lt;1;(1+(59*(1-[.AP83])))*[.$A$39]+[.$A$87]/1000;0)" office:value-type="float" office:value="0" calcext:value-type="float">
            <text:p>0</text:p>
          </table:table-cell>
          <table:table-cell table:style-name="ce11" table:formula="of:=IF([.AQ83]&lt;1;(1+(59*(1-[.AQ83])))*[.$A$39]+[.$A$87]/1000;0)" office:value-type="float" office:value="0" calcext:value-type="float">
            <text:p>0</text:p>
          </table:table-cell>
          <table:table-cell table:style-name="ce11" table:formula="of:=IF([.AR83]&lt;1;(1+(59*(1-[.AR83])))*[.$A$39]+[.$A$87]/1000;0)" office:value-type="float" office:value="0" calcext:value-type="float">
            <text:p>0</text:p>
          </table:table-cell>
          <table:table-cell table:style-name="ce11" table:formula="of:=IF([.AS83]&lt;1;(1+(59*(1-[.AS83])))*[.$A$39]+[.$A$87]/1000;0)" office:value-type="float" office:value="0" calcext:value-type="float">
            <text:p>0</text:p>
          </table:table-cell>
          <table:table-cell table:style-name="ce11" table:formula="of:=IF([.AT83]&lt;1;(1+(59*(1-[.AT83])))*[.$A$39]+[.$A$87]/1000;0)" office:value-type="float" office:value="0" calcext:value-type="float">
            <text:p>0</text:p>
          </table:table-cell>
          <table:table-cell table:style-name="ce11" table:formula="of:=IF([.AU83]&lt;1;(1+(59*(1-[.AU83])))*[.$A$39]+[.$A$87]/1000;0)" office:value-type="float" office:value="0" calcext:value-type="float">
            <text:p>0</text:p>
          </table:table-cell>
          <table:table-cell table:style-name="ce11" table:formula="of:=IF([.AV83]&lt;1;(1+(59*(1-[.AV83])))*[.$A$39]+[.$A$87]/1000;0)" office:value-type="float" office:value="0" calcext:value-type="float">
            <text:p>0</text:p>
          </table:table-cell>
          <table:table-cell table:style-name="ce11" table:formula="of:=IF([.AW83]&lt;1;(1+(59*(1-[.AW83])))*[.$A$39]+[.$A$87]/1000;0)" office:value-type="float" office:value="0" calcext:value-type="float">
            <text:p>0</text:p>
          </table:table-cell>
          <table:table-cell table:style-name="ce11" table:formula="of:=IF([.AX83]&lt;1;(1+(59*(1-[.AX83])))*[.$A$39]+[.$A$87]/1000;0)" office:value-type="float" office:value="0" calcext:value-type="float">
            <text:p>0</text:p>
          </table:table-cell>
          <table:table-cell table:style-name="ce11" table:formula="of:=IF([.AY83]&lt;1;(1+(59*(1-[.AY83])))*[.$A$39]+[.$A$87]/1000;0)" office:value-type="float" office:value="0" calcext:value-type="float">
            <text:p>0</text:p>
          </table:table-cell>
          <table:table-cell table:style-name="ce11" table:formula="of:=IF([.AZ83]&lt;1;(1+(59*(1-[.AZ83])))*[.$A$39]+[.$A$87]/1000;0)" office:value-type="float" office:value="0" calcext:value-type="float">
            <text:p>0</text:p>
          </table:table-cell>
          <table:table-cell table:style-name="ce11" table:formula="of:=IF([.BA83]&lt;1;(1+(59*(1-[.BA83])))*[.$A$39]+[.$A$87]/1000;0)" office:value-type="float" office:value="0" calcext:value-type="float">
            <text:p>0</text:p>
          </table:table-cell>
          <table:table-cell table:style-name="ce11" table:formula="of:=IF([.BB83]&lt;1;(1+(59*(1-[.BB83])))*[.$A$39]+[.$A$87]/1000;0)" office:value-type="float" office:value="0" calcext:value-type="float">
            <text:p>0</text:p>
          </table:table-cell>
          <table:table-cell table:style-name="ce11" table:formula="of:=IF([.BC83]&lt;1;(1+(59*(1-[.BC83])))*[.$A$39]+[.$A$87]/1000;0)" office:value-type="float" office:value="0" calcext:value-type="float">
            <text:p>0</text:p>
          </table:table-cell>
          <table:table-cell table:style-name="ce11" table:formula="of:=IF([.BD83]&lt;1;(1+(59*(1-[.BD83])))*[.$A$39]+[.$A$87]/1000;0)" office:value-type="float" office:value="0" calcext:value-type="float">
            <text:p>0</text:p>
          </table:table-cell>
          <table:table-cell table:style-name="ce11" table:formula="of:=IF([.BE83]&lt;1;(1+(59*(1-[.BE83])))*[.$A$39]+[.$A$87]/1000;0)" office:value-type="float" office:value="0" calcext:value-type="float">
            <text:p>0</text:p>
          </table:table-cell>
          <table:table-cell table:style-name="ce11" table:formula="of:=IF([.BF83]&lt;1;(1+(59*(1-[.BF83])))*[.$A$39]+[.$A$87]/1000;0)" office:value-type="float" office:value="0" calcext:value-type="float">
            <text:p>0</text:p>
          </table:table-cell>
          <table:table-cell table:style-name="ce11" table:formula="of:=IF([.BG83]&lt;1;(1+(59*(1-[.BG83])))*[.$A$39]+[.$A$87]/1000;0)" office:value-type="float" office:value="0" calcext:value-type="float">
            <text:p>0</text:p>
          </table:table-cell>
          <table:table-cell table:style-name="ce11" table:formula="of:=IF([.BH83]&lt;1;(1+(59*(1-[.BH83])))*[.$A$39]+[.$A$87]/1000;0)" office:value-type="float" office:value="0" calcext:value-type="float">
            <text:p>0</text:p>
          </table:table-cell>
          <table:table-cell table:style-name="ce11" table:formula="of:=IF([.BI83]&lt;1;(1+(59*(1-[.BI83])))*[.$A$39]+[.$A$87]/1000;0)" office:value-type="float" office:value="0" calcext:value-type="float">
            <text:p>0</text:p>
          </table:table-cell>
          <table:table-cell table:style-name="ce11" table:formula="of:=IF([.BJ83]&lt;1;(1+(59*(1-[.BJ83])))*[.$A$39]+[.$A$87]/1000;0)" office:value-type="float" office:value="0" calcext:value-type="float">
            <text:p>0</text:p>
          </table:table-cell>
          <table:table-cell table:style-name="ce11" table:formula="of:=IF([.BK83]&lt;1;(1+(59*(1-[.BK83])))*[.$A$39]+[.$A$87]/1000;0)" office:value-type="float" office:value="0" calcext:value-type="float">
            <text:p>0</text:p>
          </table:table-cell>
          <table:table-cell table:style-name="ce11" table:formula="of:=IF([.BL83]&lt;1;(1+(59*(1-[.BL83])))*[.$A$39]+[.$A$87]/1000;0)" office:value-type="float" office:value="0" calcext:value-type="float">
            <text:p>0</text:p>
          </table:table-cell>
          <table:table-cell table:style-name="ce11" table:formula="of:=IF([.BM83]&lt;1;(1+(59*(1-[.BM83])))*[.$A$39]+[.$A$87]/1000;0)" office:value-type="float" office:value="0" calcext:value-type="float">
            <text:p>0</text:p>
          </table:table-cell>
          <table:table-cell table:style-name="ce11" table:formula="of:=IF([.BN83]&lt;1;(1+(59*(1-[.BN83])))*[.$A$39]+[.$A$87]/1000;0)" office:value-type="float" office:value="0" calcext:value-type="float">
            <text:p>0</text:p>
          </table:table-cell>
          <table:table-cell table:style-name="ce11" table:formula="of:=IF([.BO83]&lt;1;(1+(59*(1-[.BO83])))*[.$A$39]+[.$A$87]/1000;0)" office:value-type="float" office:value="0" calcext:value-type="float">
            <text:p>0</text:p>
          </table:table-cell>
          <table:table-cell table:style-name="ce11" table:formula="of:=IF([.BP83]&lt;1;(1+(59*(1-[.BP83])))*[.$A$39]+[.$A$87]/1000;0)" office:value-type="float" office:value="0" calcext:value-type="float">
            <text:p>0</text:p>
          </table:table-cell>
          <table:table-cell table:style-name="ce11" table:formula="of:=IF([.BQ83]&lt;1;(1+(59*(1-[.BQ83])))*[.$A$39]+[.$A$87]/1000;0)" office:value-type="float" office:value="0" calcext:value-type="float">
            <text:p>0</text:p>
          </table:table-cell>
          <table:table-cell table:style-name="ce11" table:formula="of:=IF([.BR83]&lt;1;(1+(59*(1-[.BR83])))*[.$A$39]+[.$A$87]/1000;0)" office:value-type="float" office:value="0" calcext:value-type="float">
            <text:p>0</text:p>
          </table:table-cell>
          <table:table-cell table:style-name="ce11" table:formula="of:=IF([.BS83]&lt;1;(1+(59*(1-[.BS83])))*[.$A$39]+[.$A$87]/1000;0)" office:value-type="float" office:value="0" calcext:value-type="float">
            <text:p>0</text:p>
          </table:table-cell>
          <table:table-cell table:style-name="ce11" table:formula="of:=IF([.BT83]&lt;1;(1+(59*(1-[.BT83])))*[.$A$39]+[.$A$87]/1000;0)" office:value-type="float" office:value="0" calcext:value-type="float">
            <text:p>0</text:p>
          </table:table-cell>
          <table:table-cell table:style-name="ce11" table:formula="of:=IF([.BU83]&lt;1;(1+(59*(1-[.BU83])))*[.$A$39]+[.$A$87]/1000;0)" office:value-type="float" office:value="0" calcext:value-type="float">
            <text:p>0</text:p>
          </table:table-cell>
          <table:table-cell table:style-name="ce11" table:formula="of:=IF([.BV83]&lt;1;(1+(59*(1-[.BV83])))*[.$A$39]+[.$A$87]/1000;0)" office:value-type="float" office:value="0" calcext:value-type="float">
            <text:p>0</text:p>
          </table:table-cell>
          <table:table-cell table:style-name="ce11" table:formula="of:=IF([.BW83]&lt;1;(1+(59*(1-[.BW83])))*[.$A$39]+[.$A$87]/1000;0)" office:value-type="float" office:value="0" calcext:value-type="float">
            <text:p>0</text:p>
          </table:table-cell>
          <table:table-cell table:style-name="ce11" table:formula="of:=IF([.BX83]&lt;1;(1+(59*(1-[.BX83])))*[.$A$39]+[.$A$87]/1000;0)" office:value-type="float" office:value="0" calcext:value-type="float">
            <text:p>0</text:p>
          </table:table-cell>
          <table:table-cell table:style-name="ce11" table:formula="of:=IF([.BY83]&lt;1;(1+(59*(1-[.BY83])))*[.$A$39]+[.$A$87]/1000;0)" office:value-type="float" office:value="0" calcext:value-type="float">
            <text:p>0</text:p>
          </table:table-cell>
          <table:table-cell table:style-name="ce11" table:formula="of:=IF([.BZ83]&lt;1;(1+(59*(1-[.BZ83])))*[.$A$39]+[.$A$87]/1000;0)" office:value-type="float" office:value="0" calcext:value-type="float">
            <text:p>0</text:p>
          </table:table-cell>
          <table:table-cell table:style-name="ce11" table:formula="of:=IF([.CA83]&lt;1;(1+(59*(1-[.CA83])))*[.$A$39]+[.$A$87]/1000;0)" office:value-type="float" office:value="0" calcext:value-type="float">
            <text:p>0</text:p>
          </table:table-cell>
          <table:table-cell table:style-name="ce11" table:formula="of:=IF([.CB83]&lt;1;(1+(59*(1-[.CB83])))*[.$A$39]+[.$A$87]/1000;0)" office:value-type="float" office:value="0" calcext:value-type="float">
            <text:p>0</text:p>
          </table:table-cell>
          <table:table-cell table:style-name="ce11" table:formula="of:=IF([.CC83]&lt;1;(1+(59*(1-[.CC83])))*[.$A$39]+[.$A$87]/1000;0)" office:value-type="float" office:value="0" calcext:value-type="float">
            <text:p>0</text:p>
          </table:table-cell>
          <table:table-cell table:style-name="ce11" table:formula="of:=IF([.CD83]&lt;1;(1+(59*(1-[.CD83])))*[.$A$39]+[.$A$87]/1000;0)" office:value-type="float" office:value="0" calcext:value-type="float">
            <text:p>0</text:p>
          </table:table-cell>
          <table:table-cell table:style-name="ce11" table:formula="of:=IF([.CE83]&lt;1;(1+(59*(1-[.CE83])))*[.$A$39]+[.$A$87]/1000;0)" office:value-type="float" office:value="0" calcext:value-type="float">
            <text:p>0</text:p>
          </table:table-cell>
          <table:table-cell table:style-name="ce11" table:formula="of:=IF([.CF83]&lt;1;(1+(59*(1-[.CF83])))*[.$A$39]+[.$A$87]/1000;0)" office:value-type="float" office:value="0" calcext:value-type="float">
            <text:p>0</text:p>
          </table:table-cell>
          <table:table-cell table:style-name="ce11" table:formula="of:=IF([.CG83]&lt;1;(1+(59*(1-[.CG83])))*[.$A$39]+[.$A$87]/1000;0)" office:value-type="float" office:value="0" calcext:value-type="float">
            <text:p>0</text:p>
          </table:table-cell>
          <table:table-cell table:style-name="ce11" table:formula="of:=IF([.CH83]&lt;1;(1+(59*(1-[.CH83])))*[.$A$39]+[.$A$87]/1000;0)" office:value-type="float" office:value="0" calcext:value-type="float">
            <text:p>0</text:p>
          </table:table-cell>
          <table:table-cell table:style-name="ce11" table:formula="of:=IF([.CI83]&lt;1;(1+(59*(1-[.CI83])))*[.$A$39]+[.$A$87]/1000;0)" office:value-type="float" office:value="0" calcext:value-type="float">
            <text:p>0</text:p>
          </table:table-cell>
          <table:table-cell table:style-name="ce11" table:formula="of:=IF([.CJ83]&lt;1;(1+(59*(1-[.CJ83])))*[.$A$39]+[.$A$87]/1000;0)" office:value-type="float" office:value="0" calcext:value-type="float">
            <text:p>0</text:p>
          </table:table-cell>
          <table:table-cell table:style-name="ce11" table:formula="of:=IF([.CK83]&lt;1;(1+(59*(1-[.CK83])))*[.$A$39]+[.$A$87]/1000;0)" office:value-type="float" office:value="0" calcext:value-type="float">
            <text:p>0</text:p>
          </table:table-cell>
          <table:table-cell table:style-name="ce11" table:formula="of:=IF([.CL83]&lt;1;(1+(59*(1-[.CL83])))*[.$A$39]+[.$A$87]/1000;0)" office:value-type="float" office:value="0" calcext:value-type="float">
            <text:p>0</text:p>
          </table:table-cell>
          <table:table-cell table:style-name="ce11" table:formula="of:=IF([.CM83]&lt;1;(1+(59*(1-[.CM83])))*[.$A$39]+[.$A$87]/1000;0)" office:value-type="float" office:value="0" calcext:value-type="float">
            <text:p>0</text:p>
          </table:table-cell>
          <table:table-cell table:style-name="ce11" table:formula="of:=IF([.CN83]&lt;1;(1+(59*(1-[.CN83])))*[.$A$39]+[.$A$87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IF([.A96]*1.1&gt;1;1;[.A96]*1.1)" office:value-type="float" office:value="0" calcext:value-type="float">
            <text:p>0</text:p>
          </table:table-cell>
          <table:table-cell table:formula="of:=IF([.B96]*1.1&gt;1;1;[.B96]*1.1)" office:value-type="float" office:value="0" calcext:value-type="float">
            <text:p>0</text:p>
          </table:table-cell>
          <table:table-cell table:formula="of:=IF([.C96]*1.1&gt;1;1;[.C96]*1.1)" office:value-type="float" office:value="0" calcext:value-type="float">
            <text:p>0</text:p>
          </table:table-cell>
          <table:table-cell table:formula="of:=IF([.D96]*1.1&gt;1;1;[.D96]*1.1)" office:value-type="float" office:value="0" calcext:value-type="float">
            <text:p>0</text:p>
          </table:table-cell>
          <table:table-cell table:formula="of:=IF([.E96]*1.1&gt;1;1;[.E96]*1.1)" office:value-type="float" office:value="0" calcext:value-type="float">
            <text:p>0</text:p>
          </table:table-cell>
          <table:table-cell table:style-name="ce10" table:formula="of:=IF([.F96]*1.1&gt;1;1;[.F96]*1.1)" office:value-type="float" office:value="0" calcext:value-type="float">
            <text:p>0</text:p>
          </table:table-cell>
          <table:table-cell table:style-name="ce10" table:formula="of:=IF([.G96]*1.1&gt;1;1;[.G96]*1.1)" office:value-type="float" office:value="0" calcext:value-type="float">
            <text:p>0</text:p>
          </table:table-cell>
          <table:table-cell table:style-name="ce10" table:formula="of:=IF([.H96]*1.1&gt;1;1;[.H96]*1.1)" office:value-type="float" office:value="0" calcext:value-type="float">
            <text:p>0</text:p>
          </table:table-cell>
          <table:table-cell table:style-name="ce10" table:formula="of:=IF([.I96]*1.1&gt;1;1;[.I96]*1.1)" office:value-type="float" office:value="0" calcext:value-type="float">
            <text:p>0</text:p>
          </table:table-cell>
          <table:table-cell table:style-name="ce10" table:formula="of:=IF([.J96]*1.1&gt;1;1;[.J96]*1.1)" office:value-type="float" office:value="0" calcext:value-type="float">
            <text:p>0</text:p>
          </table:table-cell>
          <table:table-cell table:style-name="ce10" table:formula="of:=IF([.K96]*1.1&gt;1;1;[.K96]*1.1)" office:value-type="float" office:value="0" calcext:value-type="float">
            <text:p>0</text:p>
          </table:table-cell>
          <table:table-cell table:style-name="ce10" table:formula="of:=IF([.L96]*1.1&gt;1;1;[.L96]*1.1)" office:value-type="float" office:value="0" calcext:value-type="float">
            <text:p>0</text:p>
          </table:table-cell>
          <table:table-cell table:style-name="ce10" table:formula="of:=IF([.M96]*1.1&gt;1;1;[.M96]*1.1)" office:value-type="float" office:value="0" calcext:value-type="float">
            <text:p>0</text:p>
          </table:table-cell>
          <table:table-cell table:style-name="ce10" table:formula="of:=IF([.N96]*1.1&gt;1;1;[.N96]*1.1)" office:value-type="float" office:value="0" calcext:value-type="float">
            <text:p>0</text:p>
          </table:table-cell>
          <table:table-cell table:style-name="ce10" table:formula="of:=IF([.O96]*1.1&gt;1;1;[.O96]*1.1)" office:value-type="float" office:value="0" calcext:value-type="float">
            <text:p>0</text:p>
          </table:table-cell>
          <table:table-cell table:style-name="ce10" table:formula="of:=IF([.P96]*1.1&gt;1;1;[.P96]*1.1)" office:value-type="float" office:value="0" calcext:value-type="float">
            <text:p>0</text:p>
          </table:table-cell>
          <table:table-cell table:style-name="ce10" table:formula="of:=IF([.Q96]*1.1&gt;1;1;[.Q96]*1.1)" office:value-type="float" office:value="0" calcext:value-type="float">
            <text:p>0</text:p>
          </table:table-cell>
          <table:table-cell table:style-name="ce10" table:formula="of:=IF([.R96]*1.1&gt;1;1;[.R96]*1.1)" office:value-type="float" office:value="0" calcext:value-type="float">
            <text:p>0</text:p>
          </table:table-cell>
          <table:table-cell table:style-name="ce10" table:formula="of:=IF([.S96]*1.1&gt;1;1;[.S96]*1.1)" office:value-type="float" office:value="0" calcext:value-type="float">
            <text:p>0</text:p>
          </table:table-cell>
          <table:table-cell table:style-name="ce10" table:formula="of:=IF([.T96]*1.1&gt;1;1;[.T96]*1.1)" office:value-type="float" office:value="0" calcext:value-type="float">
            <text:p>0</text:p>
          </table:table-cell>
          <table:table-cell table:style-name="ce10" table:formula="of:=IF([.U96]*1.1&gt;1;1;[.U96]*1.1)" office:value-type="float" office:value="0" calcext:value-type="float">
            <text:p>0</text:p>
          </table:table-cell>
          <table:table-cell table:style-name="ce10" table:formula="of:=IF([.V96]*1.1&gt;1;1;[.V96]*1.1)" office:value-type="float" office:value="0" calcext:value-type="float">
            <text:p>0</text:p>
          </table:table-cell>
          <table:table-cell table:style-name="ce10" table:formula="of:=IF([.W96]*1.1&gt;1;1;[.W96]*1.1)" office:value-type="float" office:value="0" calcext:value-type="float">
            <text:p>0</text:p>
          </table:table-cell>
          <table:table-cell table:style-name="ce10" table:formula="of:=IF([.X96]*1.1&gt;1;1;[.X96]*1.1)" office:value-type="float" office:value="0" calcext:value-type="float">
            <text:p>0</text:p>
          </table:table-cell>
          <table:table-cell table:style-name="ce10" table:formula="of:=IF([.Y96]*1.1&gt;1;1;[.Y96]*1.1)" office:value-type="float" office:value="0" calcext:value-type="float">
            <text:p>0</text:p>
          </table:table-cell>
          <table:table-cell table:style-name="ce10" table:formula="of:=IF([.Z96]*1.1&gt;1;1;[.Z96]*1.1)" office:value-type="float" office:value="0" calcext:value-type="float">
            <text:p>0</text:p>
          </table:table-cell>
          <table:table-cell table:style-name="ce10" table:formula="of:=IF([.AA96]*1.1&gt;1;1;[.AA96]*1.1)" office:value-type="float" office:value="0" calcext:value-type="float">
            <text:p>0</text:p>
          </table:table-cell>
          <table:table-cell table:style-name="ce10" table:formula="of:=IF([.AB96]*1.1&gt;1;1;[.AB96]*1.1)" office:value-type="float" office:value="0" calcext:value-type="float">
            <text:p>0</text:p>
          </table:table-cell>
          <table:table-cell table:style-name="ce10" table:formula="of:=IF([.AC96]*1.1&gt;1;1;[.AC96]*1.1)" office:value-type="float" office:value="0" calcext:value-type="float">
            <text:p>0</text:p>
          </table:table-cell>
          <table:table-cell table:style-name="ce10" table:formula="of:=IF([.AD96]*1.1&gt;1;1;[.AD96]*1.1)" office:value-type="float" office:value="0" calcext:value-type="float">
            <text:p>0</text:p>
          </table:table-cell>
          <table:table-cell table:style-name="ce10" table:formula="of:=IF([.AE96]*1.1&gt;1;1;[.AE96]*1.1)" office:value-type="float" office:value="0" calcext:value-type="float">
            <text:p>0</text:p>
          </table:table-cell>
          <table:table-cell table:style-name="ce10" table:formula="of:=IF([.AF96]*1.1&gt;1;1;[.AF96]*1.1)" office:value-type="float" office:value="0" calcext:value-type="float">
            <text:p>0</text:p>
          </table:table-cell>
          <table:table-cell table:style-name="ce10" table:formula="of:=IF([.AG96]*1.1&gt;1;1;[.AG96]*1.1)" office:value-type="float" office:value="0" calcext:value-type="float">
            <text:p>0</text:p>
          </table:table-cell>
          <table:table-cell table:style-name="ce10" table:formula="of:=IF([.AH96]*1.1&gt;1;1;[.AH96]*1.1)" office:value-type="float" office:value="0" calcext:value-type="float">
            <text:p>0</text:p>
          </table:table-cell>
          <table:table-cell table:style-name="ce10" table:formula="of:=IF([.AI96]*1.1&gt;1;1;[.AI96]*1.1)" office:value-type="float" office:value="0" calcext:value-type="float">
            <text:p>0</text:p>
          </table:table-cell>
          <table:table-cell table:style-name="ce10" table:formula="of:=IF([.AJ96]*1.1&gt;1;1;[.AJ96]*1.1)" office:value-type="float" office:value="0" calcext:value-type="float">
            <text:p>0</text:p>
          </table:table-cell>
          <table:table-cell table:style-name="ce10" table:formula="of:=IF([.AK96]*1.1&gt;1;1;[.AK96]*1.1)" office:value-type="float" office:value="0" calcext:value-type="float">
            <text:p>0</text:p>
          </table:table-cell>
          <table:table-cell table:style-name="ce10" table:formula="of:=IF([.AL96]*1.1&gt;1;1;[.AL96]*1.1)" office:value-type="float" office:value="0" calcext:value-type="float">
            <text:p>0</text:p>
          </table:table-cell>
          <table:table-cell table:style-name="ce10" table:formula="of:=IF([.AM96]*1.1&gt;1;1;[.AM96]*1.1)" office:value-type="float" office:value="0" calcext:value-type="float">
            <text:p>0</text:p>
          </table:table-cell>
          <table:table-cell table:style-name="ce10" table:formula="of:=IF([.AN96]*1.1&gt;1;1;[.AN96]*1.1)" office:value-type="float" office:value="0" calcext:value-type="float">
            <text:p>0</text:p>
          </table:table-cell>
          <table:table-cell table:style-name="ce10" table:formula="of:=IF([.AO96]*1.1&gt;1;1;[.AO96]*1.1)" office:value-type="float" office:value="0" calcext:value-type="float">
            <text:p>0</text:p>
          </table:table-cell>
          <table:table-cell table:style-name="ce10" table:formula="of:=IF([.AP96]*1.1&gt;1;1;[.AP96]*1.1)" office:value-type="float" office:value="0" calcext:value-type="float">
            <text:p>0</text:p>
          </table:table-cell>
          <table:table-cell table:style-name="ce10" table:formula="of:=IF([.AQ96]*1.1&gt;1;1;[.AQ96]*1.1)" office:value-type="float" office:value="0" calcext:value-type="float">
            <text:p>0</text:p>
          </table:table-cell>
          <table:table-cell table:style-name="ce10" table:formula="of:=IF([.AR96]*1.1&gt;1;1;[.AR96]*1.1)" office:value-type="float" office:value="0" calcext:value-type="float">
            <text:p>0</text:p>
          </table:table-cell>
          <table:table-cell table:style-name="ce10" table:formula="of:=IF([.AS96]*1.1&gt;1;1;[.AS96]*1.1)" office:value-type="float" office:value="0" calcext:value-type="float">
            <text:p>0</text:p>
          </table:table-cell>
          <table:table-cell table:style-name="ce10" table:formula="of:=IF([.AT96]*1.1&gt;1;1;[.AT96]*1.1)" office:value-type="float" office:value="0" calcext:value-type="float">
            <text:p>0</text:p>
          </table:table-cell>
          <table:table-cell table:style-name="ce10" table:formula="of:=IF([.AU96]*1.1&gt;1;1;[.AU96]*1.1)" office:value-type="float" office:value="0" calcext:value-type="float">
            <text:p>0</text:p>
          </table:table-cell>
          <table:table-cell table:style-name="ce10" table:formula="of:=IF([.AV96]*1.1&gt;1;1;[.AV96]*1.1)" office:value-type="float" office:value="0" calcext:value-type="float">
            <text:p>0</text:p>
          </table:table-cell>
          <table:table-cell table:style-name="ce10" table:formula="of:=IF([.AW96]*1.1&gt;1;1;[.AW96]*1.1)" office:value-type="float" office:value="0" calcext:value-type="float">
            <text:p>0</text:p>
          </table:table-cell>
          <table:table-cell table:style-name="ce10" table:formula="of:=IF([.AX96]*1.1&gt;1;1;[.AX96]*1.1)" office:value-type="float" office:value="0" calcext:value-type="float">
            <text:p>0</text:p>
          </table:table-cell>
          <table:table-cell table:style-name="ce10" table:formula="of:=IF([.AY96]*1.1&gt;1;1;[.AY96]*1.1)" office:value-type="float" office:value="0" calcext:value-type="float">
            <text:p>0</text:p>
          </table:table-cell>
          <table:table-cell table:style-name="ce10" table:formula="of:=IF([.AZ96]*1.1&gt;1;1;[.AZ96]*1.1)" office:value-type="float" office:value="0" calcext:value-type="float">
            <text:p>0</text:p>
          </table:table-cell>
          <table:table-cell table:style-name="ce10" table:formula="of:=IF([.BA96]*1.1&gt;1;1;[.BA96]*1.1)" office:value-type="float" office:value="0" calcext:value-type="float">
            <text:p>0</text:p>
          </table:table-cell>
          <table:table-cell table:style-name="ce10" table:formula="of:=IF([.BB96]*1.1&gt;1;1;[.BB96]*1.1)" office:value-type="float" office:value="0" calcext:value-type="float">
            <text:p>0</text:p>
          </table:table-cell>
          <table:table-cell table:style-name="ce10" table:formula="of:=IF([.BC96]*1.1&gt;1;1;[.BC96]*1.1)" office:value-type="float" office:value="0" calcext:value-type="float">
            <text:p>0</text:p>
          </table:table-cell>
          <table:table-cell table:style-name="ce10" table:formula="of:=IF([.BD96]*1.1&gt;1;1;[.BD96]*1.1)" office:value-type="float" office:value="0" calcext:value-type="float">
            <text:p>0</text:p>
          </table:table-cell>
          <table:table-cell table:style-name="ce10" table:formula="of:=IF([.BE96]*1.1&gt;1;1;[.BE96]*1.1)" office:value-type="float" office:value="0" calcext:value-type="float">
            <text:p>0</text:p>
          </table:table-cell>
          <table:table-cell table:style-name="ce10" table:formula="of:=IF([.BF96]*1.1&gt;1;1;[.BF96]*1.1)" office:value-type="float" office:value="0" calcext:value-type="float">
            <text:p>0</text:p>
          </table:table-cell>
          <table:table-cell table:style-name="ce10" table:formula="of:=IF([.BG96]*1.1&gt;1;1;[.BG96]*1.1)" office:value-type="float" office:value="0" calcext:value-type="float">
            <text:p>0</text:p>
          </table:table-cell>
          <table:table-cell table:style-name="ce10" table:formula="of:=IF([.BH96]*1.1&gt;1;1;[.BH96]*1.1)" office:value-type="float" office:value="0" calcext:value-type="float">
            <text:p>0</text:p>
          </table:table-cell>
          <table:table-cell table:style-name="ce10" table:formula="of:=IF([.BI96]*1.1&gt;1;1;[.BI96]*1.1)" office:value-type="float" office:value="0" calcext:value-type="float">
            <text:p>0</text:p>
          </table:table-cell>
          <table:table-cell table:style-name="ce10" table:formula="of:=IF([.BJ96]*1.1&gt;1;1;[.BJ96]*1.1)" office:value-type="float" office:value="0" calcext:value-type="float">
            <text:p>0</text:p>
          </table:table-cell>
          <table:table-cell table:style-name="ce10" table:formula="of:=IF([.BK96]*1.1&gt;1;1;[.BK96]*1.1)" office:value-type="float" office:value="0" calcext:value-type="float">
            <text:p>0</text:p>
          </table:table-cell>
          <table:table-cell table:style-name="ce10" table:formula="of:=IF([.BL96]*1.1&gt;1;1;[.BL96]*1.1)" office:value-type="float" office:value="0" calcext:value-type="float">
            <text:p>0</text:p>
          </table:table-cell>
          <table:table-cell table:style-name="ce10" table:formula="of:=IF([.BM96]*1.1&gt;1;1;[.BM96]*1.1)" office:value-type="float" office:value="0" calcext:value-type="float">
            <text:p>0</text:p>
          </table:table-cell>
          <table:table-cell table:style-name="ce10" table:formula="of:=IF([.BN96]*1.1&gt;1;1;[.BN96]*1.1)" office:value-type="float" office:value="0" calcext:value-type="float">
            <text:p>0</text:p>
          </table:table-cell>
          <table:table-cell table:style-name="ce10" table:formula="of:=IF([.BO96]*1.1&gt;1;1;[.BO96]*1.1)" office:value-type="float" office:value="0" calcext:value-type="float">
            <text:p>0</text:p>
          </table:table-cell>
          <table:table-cell table:style-name="ce10" table:formula="of:=IF([.BP96]*1.1&gt;1;1;[.BP96]*1.1)" office:value-type="float" office:value="0" calcext:value-type="float">
            <text:p>0</text:p>
          </table:table-cell>
          <table:table-cell table:style-name="ce10" table:formula="of:=IF([.BQ96]*1.1&gt;1;1;[.BQ96]*1.1)" office:value-type="float" office:value="0" calcext:value-type="float">
            <text:p>0</text:p>
          </table:table-cell>
          <table:table-cell table:style-name="ce10" table:formula="of:=IF([.BR96]*1.1&gt;1;1;[.BR96]*1.1)" office:value-type="float" office:value="0" calcext:value-type="float">
            <text:p>0</text:p>
          </table:table-cell>
          <table:table-cell table:style-name="ce10" table:formula="of:=IF([.BS96]*1.1&gt;1;1;[.BS96]*1.1)" office:value-type="float" office:value="0" calcext:value-type="float">
            <text:p>0</text:p>
          </table:table-cell>
          <table:table-cell table:style-name="ce10" table:formula="of:=IF([.BT96]*1.1&gt;1;1;[.BT96]*1.1)" office:value-type="float" office:value="0" calcext:value-type="float">
            <text:p>0</text:p>
          </table:table-cell>
          <table:table-cell table:style-name="ce10" table:formula="of:=IF([.BU96]*1.1&gt;1;1;[.BU96]*1.1)" office:value-type="float" office:value="0" calcext:value-type="float">
            <text:p>0</text:p>
          </table:table-cell>
          <table:table-cell table:style-name="ce10" table:formula="of:=IF([.BV96]*1.1&gt;1;1;[.BV96]*1.1)" office:value-type="float" office:value="0" calcext:value-type="float">
            <text:p>0</text:p>
          </table:table-cell>
          <table:table-cell table:style-name="ce10" table:formula="of:=IF([.BW96]*1.1&gt;1;1;[.BW96]*1.1)" office:value-type="float" office:value="0" calcext:value-type="float">
            <text:p>0</text:p>
          </table:table-cell>
          <table:table-cell table:style-name="ce10" table:formula="of:=IF([.BX96]*1.1&gt;1;1;[.BX96]*1.1)" office:value-type="float" office:value="0" calcext:value-type="float">
            <text:p>0</text:p>
          </table:table-cell>
          <table:table-cell table:style-name="ce10" table:formula="of:=IF([.BY96]*1.1&gt;1;1;[.BY96]*1.1)" office:value-type="float" office:value="0" calcext:value-type="float">
            <text:p>0</text:p>
          </table:table-cell>
          <table:table-cell table:style-name="ce10" table:formula="of:=IF([.BZ96]*1.1&gt;1;1;[.BZ96]*1.1)" office:value-type="float" office:value="0" calcext:value-type="float">
            <text:p>0</text:p>
          </table:table-cell>
          <table:table-cell table:style-name="ce10" table:formula="of:=IF([.CA96]*1.1&gt;1;1;[.CA96]*1.1)" office:value-type="float" office:value="0" calcext:value-type="float">
            <text:p>0</text:p>
          </table:table-cell>
          <table:table-cell table:style-name="ce10" table:formula="of:=IF([.CB96]*1.1&gt;1;1;[.CB96]*1.1)" office:value-type="float" office:value="0" calcext:value-type="float">
            <text:p>0</text:p>
          </table:table-cell>
          <table:table-cell table:style-name="ce10" table:formula="of:=IF([.CC96]*1.1&gt;1;1;[.CC96]*1.1)" office:value-type="float" office:value="0" calcext:value-type="float">
            <text:p>0</text:p>
          </table:table-cell>
          <table:table-cell table:style-name="ce10" table:formula="of:=IF([.CD96]*1.1&gt;1;1;[.CD96]*1.1)" office:value-type="float" office:value="0" calcext:value-type="float">
            <text:p>0</text:p>
          </table:table-cell>
          <table:table-cell table:style-name="ce10" table:formula="of:=IF([.CE96]*1.1&gt;1;1;[.CE96]*1.1)" office:value-type="float" office:value="0" calcext:value-type="float">
            <text:p>0</text:p>
          </table:table-cell>
          <table:table-cell table:style-name="ce10" table:formula="of:=IF([.CF96]*1.1&gt;1;1;[.CF96]*1.1)" office:value-type="float" office:value="0" calcext:value-type="float">
            <text:p>0</text:p>
          </table:table-cell>
          <table:table-cell table:style-name="ce10" table:formula="of:=IF([.CG96]*1.1&gt;1;1;[.CG96]*1.1)" office:value-type="float" office:value="0" calcext:value-type="float">
            <text:p>0</text:p>
          </table:table-cell>
          <table:table-cell table:style-name="ce10" table:formula="of:=IF([.CH96]*1.1&gt;1;1;[.CH96]*1.1)" office:value-type="float" office:value="0" calcext:value-type="float">
            <text:p>0</text:p>
          </table:table-cell>
          <table:table-cell table:style-name="ce10" table:formula="of:=IF([.CI96]*1.1&gt;1;1;[.CI96]*1.1)" office:value-type="float" office:value="0" calcext:value-type="float">
            <text:p>0</text:p>
          </table:table-cell>
          <table:table-cell table:style-name="ce10" table:formula="of:=IF([.CJ96]*1.1&gt;1;1;[.CJ96]*1.1)" office:value-type="float" office:value="0" calcext:value-type="float">
            <text:p>0</text:p>
          </table:table-cell>
          <table:table-cell table:style-name="ce10" table:formula="of:=IF([.CK96]*1.1&gt;1;1;[.CK96]*1.1)" office:value-type="float" office:value="0" calcext:value-type="float">
            <text:p>0</text:p>
          </table:table-cell>
          <table:table-cell table:style-name="ce10" table:formula="of:=IF([.CL96]*1.1&gt;1;1;[.CL96]*1.1)" office:value-type="float" office:value="0" calcext:value-type="float">
            <text:p>0</text:p>
          </table:table-cell>
          <table:table-cell table:style-name="ce10" table:formula="of:=IF([.CM96]*1.1&gt;1;1;[.CM96]*1.1)" office:value-type="float" office:value="0" calcext:value-type="float">
            <text:p>0</text:p>
          </table:table-cell>
          <table:table-cell table:style-name="ce10" table:formula="of:=IF([.CN96]*1.1&gt;1;1;[.CN96]*1.1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96]+0.1" office:value-type="float" office:value="0.1" calcext:value-type="float">
            <text:p>0,10</text:p>
          </table:table-cell>
          <table:table-cell table:style-name="ce10" table:formula="of:=IF([.A97]*1.1&gt;1;1;[.A97]*1.1)" office:value-type="float" office:value="0.11" calcext:value-type="float">
            <text:p>0,11</text:p>
          </table:table-cell>
          <table:table-cell table:formula="of:=IF([.B97]*1.1&gt;1;1;[.B97]*1.1)" office:value-type="float" office:value="0.121" calcext:value-type="float">
            <text:p>0,121</text:p>
          </table:table-cell>
          <table:table-cell table:formula="of:=IF([.C97]*1.1&gt;1;1;[.C97]*1.1)" office:value-type="float" office:value="0.1331" calcext:value-type="float">
            <text:p>0,1331</text:p>
          </table:table-cell>
          <table:table-cell table:formula="of:=IF([.D97]*1.1&gt;1;1;[.D97]*1.1)" office:value-type="float" office:value="0.14641" calcext:value-type="float">
            <text:p>0,14641</text:p>
          </table:table-cell>
          <table:table-cell table:formula="of:=IF([.E97]*1.1&gt;1;1;[.E97]*1.1)" office:value-type="float" office:value="0.161051" calcext:value-type="float">
            <text:p>0,161051</text:p>
          </table:table-cell>
          <table:table-cell table:style-name="ce10" table:formula="of:=IF([.F97]*1.1&gt;1;1;[.F97]*1.1)" office:value-type="float" office:value="0.1771561" calcext:value-type="float">
            <text:p>0,1771561</text:p>
          </table:table-cell>
          <table:table-cell table:style-name="ce10" table:formula="of:=IF([.G97]*1.1&gt;1;1;[.G97]*1.1)" office:value-type="float" office:value="0.19487171" calcext:value-type="float">
            <text:p>0,19487171</text:p>
          </table:table-cell>
          <table:table-cell table:style-name="ce10" table:formula="of:=IF([.H97]*1.1&gt;1;1;[.H97]*1.1)" office:value-type="float" office:value="0.214358881" calcext:value-type="float">
            <text:p>0,214358881</text:p>
          </table:table-cell>
          <table:table-cell table:style-name="ce10" table:formula="of:=IF([.I97]*1.1&gt;1;1;[.I97]*1.1)" office:value-type="float" office:value="0.2357947691" calcext:value-type="float">
            <text:p>0,2357947691</text:p>
          </table:table-cell>
          <table:table-cell table:style-name="ce10" table:formula="of:=IF([.J97]*1.1&gt;1;1;[.J97]*1.1)" office:value-type="float" office:value="0.25937424601" calcext:value-type="float">
            <text:p>0,259374246</text:p>
          </table:table-cell>
          <table:table-cell table:style-name="ce10" table:formula="of:=IF([.K97]*1.1&gt;1;1;[.K97]*1.1)" office:value-type="float" office:value="0.285311670611" calcext:value-type="float">
            <text:p>0,2853116706</text:p>
          </table:table-cell>
          <table:table-cell table:style-name="ce10" table:formula="of:=IF([.L97]*1.1&gt;1;1;[.L97]*1.1)" office:value-type="float" office:value="0.3138428376721" calcext:value-type="float">
            <text:p>0,3138428377</text:p>
          </table:table-cell>
          <table:table-cell table:style-name="ce10" table:formula="of:=IF([.M97]*1.1&gt;1;1;[.M97]*1.1)" office:value-type="float" office:value="0.34522712143931" calcext:value-type="float">
            <text:p>0,3452271214</text:p>
          </table:table-cell>
          <table:table-cell table:style-name="ce10" table:formula="of:=IF([.N97]*1.1&gt;1;1;[.N97]*1.1)" office:value-type="float" office:value="0.379749833583241" calcext:value-type="float">
            <text:p>0,3797498336</text:p>
          </table:table-cell>
          <table:table-cell table:style-name="ce10" table:formula="of:=IF([.O97]*1.1&gt;1;1;[.O97]*1.1)" office:value-type="float" office:value="0.417724816941565" calcext:value-type="float">
            <text:p>0,4177248169</text:p>
          </table:table-cell>
          <table:table-cell table:style-name="ce10" table:formula="of:=IF([.P97]*1.1&gt;1;1;[.P97]*1.1)" office:value-type="float" office:value="0.459497298635722" calcext:value-type="float">
            <text:p>0,4594972986</text:p>
          </table:table-cell>
          <table:table-cell table:style-name="ce10" table:formula="of:=IF([.Q97]*1.1&gt;1;1;[.Q97]*1.1)" office:value-type="float" office:value="0.505447028499294" calcext:value-type="float">
            <text:p>0,5054470285</text:p>
          </table:table-cell>
          <table:table-cell table:style-name="ce10" table:formula="of:=IF([.R97]*1.1&gt;1;1;[.R97]*1.1)" office:value-type="float" office:value="0.555991731349224" calcext:value-type="float">
            <text:p>0,5559917313</text:p>
          </table:table-cell>
          <table:table-cell table:style-name="ce10" table:formula="of:=IF([.S97]*1.1&gt;1;1;[.S97]*1.1)" office:value-type="float" office:value="0.611590904484146" calcext:value-type="float">
            <text:p>0,6115909045</text:p>
          </table:table-cell>
          <table:table-cell table:style-name="ce10" table:formula="of:=IF([.T97]*1.1&gt;1;1;[.T97]*1.1)" office:value-type="float" office:value="0.672749994932561" calcext:value-type="float">
            <text:p>0,6727499949</text:p>
          </table:table-cell>
          <table:table-cell table:style-name="ce10" table:formula="of:=IF([.U97]*1.1&gt;1;1;[.U97]*1.1)" office:value-type="float" office:value="0.740024994425817" calcext:value-type="float">
            <text:p>0,7400249944</text:p>
          </table:table-cell>
          <table:table-cell table:style-name="ce10" table:formula="of:=IF([.V97]*1.1&gt;1;1;[.V97]*1.1)" office:value-type="float" office:value="0.814027493868399" calcext:value-type="float">
            <text:p>0,8140274939</text:p>
          </table:table-cell>
          <table:table-cell table:style-name="ce10" table:formula="of:=IF([.W97]*1.1&gt;1;1;[.W97]*1.1)" office:value-type="float" office:value="0.895430243255239" calcext:value-type="float">
            <text:p>0,8954302433</text:p>
          </table:table-cell>
          <table:table-cell table:style-name="ce10" table:formula="of:=IF([.X97]*1.1&gt;1;1;[.X97]*1.1)" office:value-type="float" office:value="0.984973267580763" calcext:value-type="float">
            <text:p>0,9849732676</text:p>
          </table:table-cell>
          <table:table-cell table:style-name="ce10" table:formula="of:=IF([.Y97]*1.1&gt;1;1;[.Y97]*1.1)" office:value-type="float" office:value="1" calcext:value-type="float">
            <text:p>1</text:p>
          </table:table-cell>
          <table:table-cell table:style-name="ce10" table:formula="of:=IF([.Z97]*1.1&gt;1;1;[.Z97]*1.1)" office:value-type="float" office:value="1" calcext:value-type="float">
            <text:p>1</text:p>
          </table:table-cell>
          <table:table-cell table:style-name="ce10" table:formula="of:=IF([.AA97]*1.1&gt;1;1;[.AA97]*1.1)" office:value-type="float" office:value="1" calcext:value-type="float">
            <text:p>1</text:p>
          </table:table-cell>
          <table:table-cell table:style-name="ce10" table:formula="of:=IF([.AB97]*1.1&gt;1;1;[.AB97]*1.1)" office:value-type="float" office:value="1" calcext:value-type="float">
            <text:p>1</text:p>
          </table:table-cell>
          <table:table-cell table:style-name="ce10" table:formula="of:=IF([.AC97]*1.1&gt;1;1;[.AC97]*1.1)" office:value-type="float" office:value="1" calcext:value-type="float">
            <text:p>1</text:p>
          </table:table-cell>
          <table:table-cell table:style-name="ce10" table:formula="of:=IF([.AD97]*1.1&gt;1;1;[.AD97]*1.1)" office:value-type="float" office:value="1" calcext:value-type="float">
            <text:p>1</text:p>
          </table:table-cell>
          <table:table-cell table:style-name="ce10" table:formula="of:=IF([.AE97]*1.1&gt;1;1;[.AE97]*1.1)" office:value-type="float" office:value="1" calcext:value-type="float">
            <text:p>1</text:p>
          </table:table-cell>
          <table:table-cell table:style-name="ce10" table:formula="of:=IF([.AF97]*1.1&gt;1;1;[.AF97]*1.1)" office:value-type="float" office:value="1" calcext:value-type="float">
            <text:p>1</text:p>
          </table:table-cell>
          <table:table-cell table:style-name="ce10" table:formula="of:=IF([.AG97]*1.1&gt;1;1;[.AG97]*1.1)" office:value-type="float" office:value="1" calcext:value-type="float">
            <text:p>1</text:p>
          </table:table-cell>
          <table:table-cell table:style-name="ce10" table:formula="of:=IF([.AH97]*1.1&gt;1;1;[.AH97]*1.1)" office:value-type="float" office:value="1" calcext:value-type="float">
            <text:p>1</text:p>
          </table:table-cell>
          <table:table-cell table:style-name="ce10" table:formula="of:=IF([.AI97]*1.1&gt;1;1;[.AI97]*1.1)" office:value-type="float" office:value="1" calcext:value-type="float">
            <text:p>1</text:p>
          </table:table-cell>
          <table:table-cell table:style-name="ce10" table:formula="of:=IF([.AJ97]*1.1&gt;1;1;[.AJ97]*1.1)" office:value-type="float" office:value="1" calcext:value-type="float">
            <text:p>1</text:p>
          </table:table-cell>
          <table:table-cell table:style-name="ce10" table:formula="of:=IF([.AK97]*1.1&gt;1;1;[.AK97]*1.1)" office:value-type="float" office:value="1" calcext:value-type="float">
            <text:p>1</text:p>
          </table:table-cell>
          <table:table-cell table:style-name="ce10" table:formula="of:=IF([.AL97]*1.1&gt;1;1;[.AL97]*1.1)" office:value-type="float" office:value="1" calcext:value-type="float">
            <text:p>1</text:p>
          </table:table-cell>
          <table:table-cell table:style-name="ce10" table:formula="of:=IF([.AM97]*1.1&gt;1;1;[.AM97]*1.1)" office:value-type="float" office:value="1" calcext:value-type="float">
            <text:p>1</text:p>
          </table:table-cell>
          <table:table-cell table:style-name="ce10" table:formula="of:=IF([.AN97]*1.1&gt;1;1;[.AN97]*1.1)" office:value-type="float" office:value="1" calcext:value-type="float">
            <text:p>1</text:p>
          </table:table-cell>
          <table:table-cell table:style-name="ce10" table:formula="of:=IF([.AO97]*1.1&gt;1;1;[.AO97]*1.1)" office:value-type="float" office:value="1" calcext:value-type="float">
            <text:p>1</text:p>
          </table:table-cell>
          <table:table-cell table:style-name="ce10" table:formula="of:=IF([.AP97]*1.1&gt;1;1;[.AP97]*1.1)" office:value-type="float" office:value="1" calcext:value-type="float">
            <text:p>1</text:p>
          </table:table-cell>
          <table:table-cell table:style-name="ce10" table:formula="of:=IF([.AQ97]*1.1&gt;1;1;[.AQ97]*1.1)" office:value-type="float" office:value="1" calcext:value-type="float">
            <text:p>1</text:p>
          </table:table-cell>
          <table:table-cell table:style-name="ce10" table:formula="of:=IF([.AR97]*1.1&gt;1;1;[.AR97]*1.1)" office:value-type="float" office:value="1" calcext:value-type="float">
            <text:p>1</text:p>
          </table:table-cell>
          <table:table-cell table:style-name="ce10" table:formula="of:=IF([.AS97]*1.1&gt;1;1;[.AS97]*1.1)" office:value-type="float" office:value="1" calcext:value-type="float">
            <text:p>1</text:p>
          </table:table-cell>
          <table:table-cell table:style-name="ce10" table:formula="of:=IF([.AT97]*1.1&gt;1;1;[.AT97]*1.1)" office:value-type="float" office:value="1" calcext:value-type="float">
            <text:p>1</text:p>
          </table:table-cell>
          <table:table-cell table:style-name="ce10" table:formula="of:=IF([.AU97]*1.1&gt;1;1;[.AU97]*1.1)" office:value-type="float" office:value="1" calcext:value-type="float">
            <text:p>1</text:p>
          </table:table-cell>
          <table:table-cell table:style-name="ce10" table:formula="of:=IF([.AV97]*1.1&gt;1;1;[.AV97]*1.1)" office:value-type="float" office:value="1" calcext:value-type="float">
            <text:p>1</text:p>
          </table:table-cell>
          <table:table-cell table:style-name="ce10" table:formula="of:=IF([.AW97]*1.1&gt;1;1;[.AW97]*1.1)" office:value-type="float" office:value="1" calcext:value-type="float">
            <text:p>1</text:p>
          </table:table-cell>
          <table:table-cell table:style-name="ce10" table:formula="of:=IF([.AX97]*1.1&gt;1;1;[.AX97]*1.1)" office:value-type="float" office:value="1" calcext:value-type="float">
            <text:p>1</text:p>
          </table:table-cell>
          <table:table-cell table:style-name="ce10" table:formula="of:=IF([.AY97]*1.1&gt;1;1;[.AY97]*1.1)" office:value-type="float" office:value="1" calcext:value-type="float">
            <text:p>1</text:p>
          </table:table-cell>
          <table:table-cell table:style-name="ce10" table:formula="of:=IF([.AZ97]*1.1&gt;1;1;[.AZ97]*1.1)" office:value-type="float" office:value="1" calcext:value-type="float">
            <text:p>1</text:p>
          </table:table-cell>
          <table:table-cell table:style-name="ce10" table:formula="of:=IF([.BA97]*1.1&gt;1;1;[.BA97]*1.1)" office:value-type="float" office:value="1" calcext:value-type="float">
            <text:p>1</text:p>
          </table:table-cell>
          <table:table-cell table:style-name="ce10" table:formula="of:=IF([.BB97]*1.1&gt;1;1;[.BB97]*1.1)" office:value-type="float" office:value="1" calcext:value-type="float">
            <text:p>1</text:p>
          </table:table-cell>
          <table:table-cell table:style-name="ce10" table:formula="of:=IF([.BC97]*1.1&gt;1;1;[.BC97]*1.1)" office:value-type="float" office:value="1" calcext:value-type="float">
            <text:p>1</text:p>
          </table:table-cell>
          <table:table-cell table:style-name="ce10" table:formula="of:=IF([.BD97]*1.1&gt;1;1;[.BD97]*1.1)" office:value-type="float" office:value="1" calcext:value-type="float">
            <text:p>1</text:p>
          </table:table-cell>
          <table:table-cell table:style-name="ce10" table:formula="of:=IF([.BE97]*1.1&gt;1;1;[.BE97]*1.1)" office:value-type="float" office:value="1" calcext:value-type="float">
            <text:p>1</text:p>
          </table:table-cell>
          <table:table-cell table:style-name="ce10" table:formula="of:=IF([.BF97]*1.1&gt;1;1;[.BF97]*1.1)" office:value-type="float" office:value="1" calcext:value-type="float">
            <text:p>1</text:p>
          </table:table-cell>
          <table:table-cell table:style-name="ce10" table:formula="of:=IF([.BG97]*1.1&gt;1;1;[.BG97]*1.1)" office:value-type="float" office:value="1" calcext:value-type="float">
            <text:p>1</text:p>
          </table:table-cell>
          <table:table-cell table:style-name="ce10" table:formula="of:=IF([.BH97]*1.1&gt;1;1;[.BH97]*1.1)" office:value-type="float" office:value="1" calcext:value-type="float">
            <text:p>1</text:p>
          </table:table-cell>
          <table:table-cell table:style-name="ce10" table:formula="of:=IF([.BI97]*1.1&gt;1;1;[.BI97]*1.1)" office:value-type="float" office:value="1" calcext:value-type="float">
            <text:p>1</text:p>
          </table:table-cell>
          <table:table-cell table:style-name="ce10" table:formula="of:=IF([.BJ97]*1.1&gt;1;1;[.BJ97]*1.1)" office:value-type="float" office:value="1" calcext:value-type="float">
            <text:p>1</text:p>
          </table:table-cell>
          <table:table-cell table:style-name="ce10" table:formula="of:=IF([.BK97]*1.1&gt;1;1;[.BK97]*1.1)" office:value-type="float" office:value="1" calcext:value-type="float">
            <text:p>1</text:p>
          </table:table-cell>
          <table:table-cell table:style-name="ce10" table:formula="of:=IF([.BL97]*1.1&gt;1;1;[.BL97]*1.1)" office:value-type="float" office:value="1" calcext:value-type="float">
            <text:p>1</text:p>
          </table:table-cell>
          <table:table-cell table:style-name="ce10" table:formula="of:=IF([.BM97]*1.1&gt;1;1;[.BM97]*1.1)" office:value-type="float" office:value="1" calcext:value-type="float">
            <text:p>1</text:p>
          </table:table-cell>
          <table:table-cell table:style-name="ce10" table:formula="of:=IF([.BN97]*1.1&gt;1;1;[.BN97]*1.1)" office:value-type="float" office:value="1" calcext:value-type="float">
            <text:p>1</text:p>
          </table:table-cell>
          <table:table-cell table:style-name="ce10" table:formula="of:=IF([.BO97]*1.1&gt;1;1;[.BO97]*1.1)" office:value-type="float" office:value="1" calcext:value-type="float">
            <text:p>1</text:p>
          </table:table-cell>
          <table:table-cell table:style-name="ce10" table:formula="of:=IF([.BP97]*1.1&gt;1;1;[.BP97]*1.1)" office:value-type="float" office:value="1" calcext:value-type="float">
            <text:p>1</text:p>
          </table:table-cell>
          <table:table-cell table:style-name="ce10" table:formula="of:=IF([.BQ97]*1.1&gt;1;1;[.BQ97]*1.1)" office:value-type="float" office:value="1" calcext:value-type="float">
            <text:p>1</text:p>
          </table:table-cell>
          <table:table-cell table:style-name="ce10" table:formula="of:=IF([.BR97]*1.1&gt;1;1;[.BR97]*1.1)" office:value-type="float" office:value="1" calcext:value-type="float">
            <text:p>1</text:p>
          </table:table-cell>
          <table:table-cell table:style-name="ce10" table:formula="of:=IF([.BS97]*1.1&gt;1;1;[.BS97]*1.1)" office:value-type="float" office:value="1" calcext:value-type="float">
            <text:p>1</text:p>
          </table:table-cell>
          <table:table-cell table:style-name="ce10" table:formula="of:=IF([.BT97]*1.1&gt;1;1;[.BT97]*1.1)" office:value-type="float" office:value="1" calcext:value-type="float">
            <text:p>1</text:p>
          </table:table-cell>
          <table:table-cell table:style-name="ce10" table:formula="of:=IF([.BU97]*1.1&gt;1;1;[.BU97]*1.1)" office:value-type="float" office:value="1" calcext:value-type="float">
            <text:p>1</text:p>
          </table:table-cell>
          <table:table-cell table:style-name="ce10" table:formula="of:=IF([.BV97]*1.1&gt;1;1;[.BV97]*1.1)" office:value-type="float" office:value="1" calcext:value-type="float">
            <text:p>1</text:p>
          </table:table-cell>
          <table:table-cell table:style-name="ce10" table:formula="of:=IF([.BW97]*1.1&gt;1;1;[.BW97]*1.1)" office:value-type="float" office:value="1" calcext:value-type="float">
            <text:p>1</text:p>
          </table:table-cell>
          <table:table-cell table:style-name="ce10" table:formula="of:=IF([.BX97]*1.1&gt;1;1;[.BX97]*1.1)" office:value-type="float" office:value="1" calcext:value-type="float">
            <text:p>1</text:p>
          </table:table-cell>
          <table:table-cell table:style-name="ce10" table:formula="of:=IF([.BY97]*1.1&gt;1;1;[.BY97]*1.1)" office:value-type="float" office:value="1" calcext:value-type="float">
            <text:p>1</text:p>
          </table:table-cell>
          <table:table-cell table:style-name="ce10" table:formula="of:=IF([.BZ97]*1.1&gt;1;1;[.BZ97]*1.1)" office:value-type="float" office:value="1" calcext:value-type="float">
            <text:p>1</text:p>
          </table:table-cell>
          <table:table-cell table:style-name="ce10" table:formula="of:=IF([.CA97]*1.1&gt;1;1;[.CA97]*1.1)" office:value-type="float" office:value="1" calcext:value-type="float">
            <text:p>1</text:p>
          </table:table-cell>
          <table:table-cell table:style-name="ce10" table:formula="of:=IF([.CB97]*1.1&gt;1;1;[.CB97]*1.1)" office:value-type="float" office:value="1" calcext:value-type="float">
            <text:p>1</text:p>
          </table:table-cell>
          <table:table-cell table:style-name="ce10" table:formula="of:=IF([.CC97]*1.1&gt;1;1;[.CC97]*1.1)" office:value-type="float" office:value="1" calcext:value-type="float">
            <text:p>1</text:p>
          </table:table-cell>
          <table:table-cell table:style-name="ce10" table:formula="of:=IF([.CD97]*1.1&gt;1;1;[.CD97]*1.1)" office:value-type="float" office:value="1" calcext:value-type="float">
            <text:p>1</text:p>
          </table:table-cell>
          <table:table-cell table:style-name="ce10" table:formula="of:=IF([.CE97]*1.1&gt;1;1;[.CE97]*1.1)" office:value-type="float" office:value="1" calcext:value-type="float">
            <text:p>1</text:p>
          </table:table-cell>
          <table:table-cell table:style-name="ce10" table:formula="of:=IF([.CF97]*1.1&gt;1;1;[.CF97]*1.1)" office:value-type="float" office:value="1" calcext:value-type="float">
            <text:p>1</text:p>
          </table:table-cell>
          <table:table-cell table:style-name="ce10" table:formula="of:=IF([.CG97]*1.1&gt;1;1;[.CG97]*1.1)" office:value-type="float" office:value="1" calcext:value-type="float">
            <text:p>1</text:p>
          </table:table-cell>
          <table:table-cell table:style-name="ce10" table:formula="of:=IF([.CH97]*1.1&gt;1;1;[.CH97]*1.1)" office:value-type="float" office:value="1" calcext:value-type="float">
            <text:p>1</text:p>
          </table:table-cell>
          <table:table-cell table:style-name="ce10" table:formula="of:=IF([.CI97]*1.1&gt;1;1;[.CI97]*1.1)" office:value-type="float" office:value="1" calcext:value-type="float">
            <text:p>1</text:p>
          </table:table-cell>
          <table:table-cell table:style-name="ce10" table:formula="of:=IF([.CJ97]*1.1&gt;1;1;[.CJ97]*1.1)" office:value-type="float" office:value="1" calcext:value-type="float">
            <text:p>1</text:p>
          </table:table-cell>
          <table:table-cell table:style-name="ce10" table:formula="of:=IF([.CK97]*1.1&gt;1;1;[.CK97]*1.1)" office:value-type="float" office:value="1" calcext:value-type="float">
            <text:p>1</text:p>
          </table:table-cell>
          <table:table-cell table:style-name="ce10" table:formula="of:=IF([.CL97]*1.1&gt;1;1;[.CL97]*1.1)" office:value-type="float" office:value="1" calcext:value-type="float">
            <text:p>1</text:p>
          </table:table-cell>
          <table:table-cell table:style-name="ce10" table:formula="of:=IF([.CM97]*1.1&gt;1;1;[.CM97]*1.1)" office:value-type="float" office:value="1" calcext:value-type="float">
            <text:p>1</text:p>
          </table:table-cell>
          <table:table-cell table:style-name="ce10" table:formula="of:=IF([.CN97]*1.1&gt;1;1;[.CN97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97]+0.1" office:value-type="float" office:value="0.2" calcext:value-type="float">
            <text:p>0,20</text:p>
          </table:table-cell>
          <table:table-cell table:style-name="ce10" table:formula="of:=IF([.A98]*1.1&gt;1;1;[.A98]*1.1)" office:value-type="float" office:value="0.22" calcext:value-type="float">
            <text:p>0,22</text:p>
          </table:table-cell>
          <table:table-cell table:formula="of:=IF([.B98]*1.1&gt;1;1;[.B98]*1.1)" office:value-type="float" office:value="0.242" calcext:value-type="float">
            <text:p>0,242</text:p>
          </table:table-cell>
          <table:table-cell table:formula="of:=IF([.C98]*1.1&gt;1;1;[.C98]*1.1)" office:value-type="float" office:value="0.2662" calcext:value-type="float">
            <text:p>0,2662</text:p>
          </table:table-cell>
          <table:table-cell table:formula="of:=IF([.D98]*1.1&gt;1;1;[.D98]*1.1)" office:value-type="float" office:value="0.29282" calcext:value-type="float">
            <text:p>0,29282</text:p>
          </table:table-cell>
          <table:table-cell table:formula="of:=IF([.E98]*1.1&gt;1;1;[.E98]*1.1)" office:value-type="float" office:value="0.322102" calcext:value-type="float">
            <text:p>0,322102</text:p>
          </table:table-cell>
          <table:table-cell table:style-name="ce10" table:formula="of:=IF([.F98]*1.1&gt;1;1;[.F98]*1.1)" office:value-type="float" office:value="0.3543122" calcext:value-type="float">
            <text:p>0,3543122</text:p>
          </table:table-cell>
          <table:table-cell table:style-name="ce10" table:formula="of:=IF([.G98]*1.1&gt;1;1;[.G98]*1.1)" office:value-type="float" office:value="0.38974342" calcext:value-type="float">
            <text:p>0,38974342</text:p>
          </table:table-cell>
          <table:table-cell table:style-name="ce10" table:formula="of:=IF([.H98]*1.1&gt;1;1;[.H98]*1.1)" office:value-type="float" office:value="0.428717762" calcext:value-type="float">
            <text:p>0,428717762</text:p>
          </table:table-cell>
          <table:table-cell table:style-name="ce10" table:formula="of:=IF([.I98]*1.1&gt;1;1;[.I98]*1.1)" office:value-type="float" office:value="0.4715895382" calcext:value-type="float">
            <text:p>0,4715895382</text:p>
          </table:table-cell>
          <table:table-cell table:style-name="ce10" table:formula="of:=IF([.J98]*1.1&gt;1;1;[.J98]*1.1)" office:value-type="float" office:value="0.51874849202" calcext:value-type="float">
            <text:p>0,518748492</text:p>
          </table:table-cell>
          <table:table-cell table:style-name="ce10" table:formula="of:=IF([.K98]*1.1&gt;1;1;[.K98]*1.1)" office:value-type="float" office:value="0.570623341222" calcext:value-type="float">
            <text:p>0,5706233412</text:p>
          </table:table-cell>
          <table:table-cell table:style-name="ce10" table:formula="of:=IF([.L98]*1.1&gt;1;1;[.L98]*1.1)" office:value-type="float" office:value="0.6276856753442" calcext:value-type="float">
            <text:p>0,6276856753</text:p>
          </table:table-cell>
          <table:table-cell table:style-name="ce10" table:formula="of:=IF([.M98]*1.1&gt;1;1;[.M98]*1.1)" office:value-type="float" office:value="0.69045424287862" calcext:value-type="float">
            <text:p>0,6904542429</text:p>
          </table:table-cell>
          <table:table-cell table:style-name="ce10" table:formula="of:=IF([.N98]*1.1&gt;1;1;[.N98]*1.1)" office:value-type="float" office:value="0.759499667166483" calcext:value-type="float">
            <text:p>0,7594996672</text:p>
          </table:table-cell>
          <table:table-cell table:style-name="ce10" table:formula="of:=IF([.O98]*1.1&gt;1;1;[.O98]*1.1)" office:value-type="float" office:value="0.835449633883131" calcext:value-type="float">
            <text:p>0,8354496339</text:p>
          </table:table-cell>
          <table:table-cell table:style-name="ce10" table:formula="of:=IF([.P98]*1.1&gt;1;1;[.P98]*1.1)" office:value-type="float" office:value="0.918994597271444" calcext:value-type="float">
            <text:p>0,9189945973</text:p>
          </table:table-cell>
          <table:table-cell table:style-name="ce10" table:formula="of:=IF([.Q98]*1.1&gt;1;1;[.Q98]*1.1)" office:value-type="float" office:value="1" calcext:value-type="float">
            <text:p>1</text:p>
          </table:table-cell>
          <table:table-cell table:style-name="ce10" table:formula="of:=IF([.R98]*1.1&gt;1;1;[.R98]*1.1)" office:value-type="float" office:value="1" calcext:value-type="float">
            <text:p>1</text:p>
          </table:table-cell>
          <table:table-cell table:style-name="ce10" table:formula="of:=IF([.S98]*1.1&gt;1;1;[.S98]*1.1)" office:value-type="float" office:value="1" calcext:value-type="float">
            <text:p>1</text:p>
          </table:table-cell>
          <table:table-cell table:style-name="ce10" table:formula="of:=IF([.T98]*1.1&gt;1;1;[.T98]*1.1)" office:value-type="float" office:value="1" calcext:value-type="float">
            <text:p>1</text:p>
          </table:table-cell>
          <table:table-cell table:style-name="ce10" table:formula="of:=IF([.U98]*1.1&gt;1;1;[.U98]*1.1)" office:value-type="float" office:value="1" calcext:value-type="float">
            <text:p>1</text:p>
          </table:table-cell>
          <table:table-cell table:style-name="ce10" table:formula="of:=IF([.V98]*1.1&gt;1;1;[.V98]*1.1)" office:value-type="float" office:value="1" calcext:value-type="float">
            <text:p>1</text:p>
          </table:table-cell>
          <table:table-cell table:style-name="ce10" table:formula="of:=IF([.W98]*1.1&gt;1;1;[.W98]*1.1)" office:value-type="float" office:value="1" calcext:value-type="float">
            <text:p>1</text:p>
          </table:table-cell>
          <table:table-cell table:style-name="ce10" table:formula="of:=IF([.X98]*1.1&gt;1;1;[.X98]*1.1)" office:value-type="float" office:value="1" calcext:value-type="float">
            <text:p>1</text:p>
          </table:table-cell>
          <table:table-cell table:style-name="ce10" table:formula="of:=IF([.Y98]*1.1&gt;1;1;[.Y98]*1.1)" office:value-type="float" office:value="1" calcext:value-type="float">
            <text:p>1</text:p>
          </table:table-cell>
          <table:table-cell table:style-name="ce10" table:formula="of:=IF([.Z98]*1.1&gt;1;1;[.Z98]*1.1)" office:value-type="float" office:value="1" calcext:value-type="float">
            <text:p>1</text:p>
          </table:table-cell>
          <table:table-cell table:style-name="ce10" table:formula="of:=IF([.AA98]*1.1&gt;1;1;[.AA98]*1.1)" office:value-type="float" office:value="1" calcext:value-type="float">
            <text:p>1</text:p>
          </table:table-cell>
          <table:table-cell table:style-name="ce10" table:formula="of:=IF([.AB98]*1.1&gt;1;1;[.AB98]*1.1)" office:value-type="float" office:value="1" calcext:value-type="float">
            <text:p>1</text:p>
          </table:table-cell>
          <table:table-cell table:style-name="ce10" table:formula="of:=IF([.AC98]*1.1&gt;1;1;[.AC98]*1.1)" office:value-type="float" office:value="1" calcext:value-type="float">
            <text:p>1</text:p>
          </table:table-cell>
          <table:table-cell table:style-name="ce10" table:formula="of:=IF([.AD98]*1.1&gt;1;1;[.AD98]*1.1)" office:value-type="float" office:value="1" calcext:value-type="float">
            <text:p>1</text:p>
          </table:table-cell>
          <table:table-cell table:style-name="ce10" table:formula="of:=IF([.AE98]*1.1&gt;1;1;[.AE98]*1.1)" office:value-type="float" office:value="1" calcext:value-type="float">
            <text:p>1</text:p>
          </table:table-cell>
          <table:table-cell table:style-name="ce10" table:formula="of:=IF([.AF98]*1.1&gt;1;1;[.AF98]*1.1)" office:value-type="float" office:value="1" calcext:value-type="float">
            <text:p>1</text:p>
          </table:table-cell>
          <table:table-cell table:style-name="ce10" table:formula="of:=IF([.AG98]*1.1&gt;1;1;[.AG98]*1.1)" office:value-type="float" office:value="1" calcext:value-type="float">
            <text:p>1</text:p>
          </table:table-cell>
          <table:table-cell table:style-name="ce10" table:formula="of:=IF([.AH98]*1.1&gt;1;1;[.AH98]*1.1)" office:value-type="float" office:value="1" calcext:value-type="float">
            <text:p>1</text:p>
          </table:table-cell>
          <table:table-cell table:style-name="ce10" table:formula="of:=IF([.AI98]*1.1&gt;1;1;[.AI98]*1.1)" office:value-type="float" office:value="1" calcext:value-type="float">
            <text:p>1</text:p>
          </table:table-cell>
          <table:table-cell table:style-name="ce10" table:formula="of:=IF([.AJ98]*1.1&gt;1;1;[.AJ98]*1.1)" office:value-type="float" office:value="1" calcext:value-type="float">
            <text:p>1</text:p>
          </table:table-cell>
          <table:table-cell table:style-name="ce10" table:formula="of:=IF([.AK98]*1.1&gt;1;1;[.AK98]*1.1)" office:value-type="float" office:value="1" calcext:value-type="float">
            <text:p>1</text:p>
          </table:table-cell>
          <table:table-cell table:style-name="ce10" table:formula="of:=IF([.AL98]*1.1&gt;1;1;[.AL98]*1.1)" office:value-type="float" office:value="1" calcext:value-type="float">
            <text:p>1</text:p>
          </table:table-cell>
          <table:table-cell table:style-name="ce10" table:formula="of:=IF([.AM98]*1.1&gt;1;1;[.AM98]*1.1)" office:value-type="float" office:value="1" calcext:value-type="float">
            <text:p>1</text:p>
          </table:table-cell>
          <table:table-cell table:style-name="ce10" table:formula="of:=IF([.AN98]*1.1&gt;1;1;[.AN98]*1.1)" office:value-type="float" office:value="1" calcext:value-type="float">
            <text:p>1</text:p>
          </table:table-cell>
          <table:table-cell table:style-name="ce10" table:formula="of:=IF([.AO98]*1.1&gt;1;1;[.AO98]*1.1)" office:value-type="float" office:value="1" calcext:value-type="float">
            <text:p>1</text:p>
          </table:table-cell>
          <table:table-cell table:style-name="ce10" table:formula="of:=IF([.AP98]*1.1&gt;1;1;[.AP98]*1.1)" office:value-type="float" office:value="1" calcext:value-type="float">
            <text:p>1</text:p>
          </table:table-cell>
          <table:table-cell table:style-name="ce10" table:formula="of:=IF([.AQ98]*1.1&gt;1;1;[.AQ98]*1.1)" office:value-type="float" office:value="1" calcext:value-type="float">
            <text:p>1</text:p>
          </table:table-cell>
          <table:table-cell table:style-name="ce10" table:formula="of:=IF([.AR98]*1.1&gt;1;1;[.AR98]*1.1)" office:value-type="float" office:value="1" calcext:value-type="float">
            <text:p>1</text:p>
          </table:table-cell>
          <table:table-cell table:style-name="ce10" table:formula="of:=IF([.AS98]*1.1&gt;1;1;[.AS98]*1.1)" office:value-type="float" office:value="1" calcext:value-type="float">
            <text:p>1</text:p>
          </table:table-cell>
          <table:table-cell table:style-name="ce10" table:formula="of:=IF([.AT98]*1.1&gt;1;1;[.AT98]*1.1)" office:value-type="float" office:value="1" calcext:value-type="float">
            <text:p>1</text:p>
          </table:table-cell>
          <table:table-cell table:style-name="ce10" table:formula="of:=IF([.AU98]*1.1&gt;1;1;[.AU98]*1.1)" office:value-type="float" office:value="1" calcext:value-type="float">
            <text:p>1</text:p>
          </table:table-cell>
          <table:table-cell table:style-name="ce10" table:formula="of:=IF([.AV98]*1.1&gt;1;1;[.AV98]*1.1)" office:value-type="float" office:value="1" calcext:value-type="float">
            <text:p>1</text:p>
          </table:table-cell>
          <table:table-cell table:style-name="ce10" table:formula="of:=IF([.AW98]*1.1&gt;1;1;[.AW98]*1.1)" office:value-type="float" office:value="1" calcext:value-type="float">
            <text:p>1</text:p>
          </table:table-cell>
          <table:table-cell table:style-name="ce10" table:formula="of:=IF([.AX98]*1.1&gt;1;1;[.AX98]*1.1)" office:value-type="float" office:value="1" calcext:value-type="float">
            <text:p>1</text:p>
          </table:table-cell>
          <table:table-cell table:style-name="ce10" table:formula="of:=IF([.AY98]*1.1&gt;1;1;[.AY98]*1.1)" office:value-type="float" office:value="1" calcext:value-type="float">
            <text:p>1</text:p>
          </table:table-cell>
          <table:table-cell table:style-name="ce10" table:formula="of:=IF([.AZ98]*1.1&gt;1;1;[.AZ98]*1.1)" office:value-type="float" office:value="1" calcext:value-type="float">
            <text:p>1</text:p>
          </table:table-cell>
          <table:table-cell table:style-name="ce10" table:formula="of:=IF([.BA98]*1.1&gt;1;1;[.BA98]*1.1)" office:value-type="float" office:value="1" calcext:value-type="float">
            <text:p>1</text:p>
          </table:table-cell>
          <table:table-cell table:style-name="ce10" table:formula="of:=IF([.BB98]*1.1&gt;1;1;[.BB98]*1.1)" office:value-type="float" office:value="1" calcext:value-type="float">
            <text:p>1</text:p>
          </table:table-cell>
          <table:table-cell table:style-name="ce10" table:formula="of:=IF([.BC98]*1.1&gt;1;1;[.BC98]*1.1)" office:value-type="float" office:value="1" calcext:value-type="float">
            <text:p>1</text:p>
          </table:table-cell>
          <table:table-cell table:style-name="ce10" table:formula="of:=IF([.BD98]*1.1&gt;1;1;[.BD98]*1.1)" office:value-type="float" office:value="1" calcext:value-type="float">
            <text:p>1</text:p>
          </table:table-cell>
          <table:table-cell table:style-name="ce10" table:formula="of:=IF([.BE98]*1.1&gt;1;1;[.BE98]*1.1)" office:value-type="float" office:value="1" calcext:value-type="float">
            <text:p>1</text:p>
          </table:table-cell>
          <table:table-cell table:style-name="ce10" table:formula="of:=IF([.BF98]*1.1&gt;1;1;[.BF98]*1.1)" office:value-type="float" office:value="1" calcext:value-type="float">
            <text:p>1</text:p>
          </table:table-cell>
          <table:table-cell table:style-name="ce10" table:formula="of:=IF([.BG98]*1.1&gt;1;1;[.BG98]*1.1)" office:value-type="float" office:value="1" calcext:value-type="float">
            <text:p>1</text:p>
          </table:table-cell>
          <table:table-cell table:style-name="ce10" table:formula="of:=IF([.BH98]*1.1&gt;1;1;[.BH98]*1.1)" office:value-type="float" office:value="1" calcext:value-type="float">
            <text:p>1</text:p>
          </table:table-cell>
          <table:table-cell table:style-name="ce10" table:formula="of:=IF([.BI98]*1.1&gt;1;1;[.BI98]*1.1)" office:value-type="float" office:value="1" calcext:value-type="float">
            <text:p>1</text:p>
          </table:table-cell>
          <table:table-cell table:style-name="ce10" table:formula="of:=IF([.BJ98]*1.1&gt;1;1;[.BJ98]*1.1)" office:value-type="float" office:value="1" calcext:value-type="float">
            <text:p>1</text:p>
          </table:table-cell>
          <table:table-cell table:style-name="ce10" table:formula="of:=IF([.BK98]*1.1&gt;1;1;[.BK98]*1.1)" office:value-type="float" office:value="1" calcext:value-type="float">
            <text:p>1</text:p>
          </table:table-cell>
          <table:table-cell table:style-name="ce10" table:formula="of:=IF([.BL98]*1.1&gt;1;1;[.BL98]*1.1)" office:value-type="float" office:value="1" calcext:value-type="float">
            <text:p>1</text:p>
          </table:table-cell>
          <table:table-cell table:style-name="ce10" table:formula="of:=IF([.BM98]*1.1&gt;1;1;[.BM98]*1.1)" office:value-type="float" office:value="1" calcext:value-type="float">
            <text:p>1</text:p>
          </table:table-cell>
          <table:table-cell table:style-name="ce10" table:formula="of:=IF([.BN98]*1.1&gt;1;1;[.BN98]*1.1)" office:value-type="float" office:value="1" calcext:value-type="float">
            <text:p>1</text:p>
          </table:table-cell>
          <table:table-cell table:style-name="ce10" table:formula="of:=IF([.BO98]*1.1&gt;1;1;[.BO98]*1.1)" office:value-type="float" office:value="1" calcext:value-type="float">
            <text:p>1</text:p>
          </table:table-cell>
          <table:table-cell table:style-name="ce10" table:formula="of:=IF([.BP98]*1.1&gt;1;1;[.BP98]*1.1)" office:value-type="float" office:value="1" calcext:value-type="float">
            <text:p>1</text:p>
          </table:table-cell>
          <table:table-cell table:style-name="ce10" table:formula="of:=IF([.BQ98]*1.1&gt;1;1;[.BQ98]*1.1)" office:value-type="float" office:value="1" calcext:value-type="float">
            <text:p>1</text:p>
          </table:table-cell>
          <table:table-cell table:style-name="ce10" table:formula="of:=IF([.BR98]*1.1&gt;1;1;[.BR98]*1.1)" office:value-type="float" office:value="1" calcext:value-type="float">
            <text:p>1</text:p>
          </table:table-cell>
          <table:table-cell table:style-name="ce10" table:formula="of:=IF([.BS98]*1.1&gt;1;1;[.BS98]*1.1)" office:value-type="float" office:value="1" calcext:value-type="float">
            <text:p>1</text:p>
          </table:table-cell>
          <table:table-cell table:style-name="ce10" table:formula="of:=IF([.BT98]*1.1&gt;1;1;[.BT98]*1.1)" office:value-type="float" office:value="1" calcext:value-type="float">
            <text:p>1</text:p>
          </table:table-cell>
          <table:table-cell table:style-name="ce10" table:formula="of:=IF([.BU98]*1.1&gt;1;1;[.BU98]*1.1)" office:value-type="float" office:value="1" calcext:value-type="float">
            <text:p>1</text:p>
          </table:table-cell>
          <table:table-cell table:style-name="ce10" table:formula="of:=IF([.BV98]*1.1&gt;1;1;[.BV98]*1.1)" office:value-type="float" office:value="1" calcext:value-type="float">
            <text:p>1</text:p>
          </table:table-cell>
          <table:table-cell table:style-name="ce10" table:formula="of:=IF([.BW98]*1.1&gt;1;1;[.BW98]*1.1)" office:value-type="float" office:value="1" calcext:value-type="float">
            <text:p>1</text:p>
          </table:table-cell>
          <table:table-cell table:style-name="ce10" table:formula="of:=IF([.BX98]*1.1&gt;1;1;[.BX98]*1.1)" office:value-type="float" office:value="1" calcext:value-type="float">
            <text:p>1</text:p>
          </table:table-cell>
          <table:table-cell table:style-name="ce10" table:formula="of:=IF([.BY98]*1.1&gt;1;1;[.BY98]*1.1)" office:value-type="float" office:value="1" calcext:value-type="float">
            <text:p>1</text:p>
          </table:table-cell>
          <table:table-cell table:style-name="ce10" table:formula="of:=IF([.BZ98]*1.1&gt;1;1;[.BZ98]*1.1)" office:value-type="float" office:value="1" calcext:value-type="float">
            <text:p>1</text:p>
          </table:table-cell>
          <table:table-cell table:style-name="ce10" table:formula="of:=IF([.CA98]*1.1&gt;1;1;[.CA98]*1.1)" office:value-type="float" office:value="1" calcext:value-type="float">
            <text:p>1</text:p>
          </table:table-cell>
          <table:table-cell table:style-name="ce10" table:formula="of:=IF([.CB98]*1.1&gt;1;1;[.CB98]*1.1)" office:value-type="float" office:value="1" calcext:value-type="float">
            <text:p>1</text:p>
          </table:table-cell>
          <table:table-cell table:style-name="ce10" table:formula="of:=IF([.CC98]*1.1&gt;1;1;[.CC98]*1.1)" office:value-type="float" office:value="1" calcext:value-type="float">
            <text:p>1</text:p>
          </table:table-cell>
          <table:table-cell table:style-name="ce10" table:formula="of:=IF([.CD98]*1.1&gt;1;1;[.CD98]*1.1)" office:value-type="float" office:value="1" calcext:value-type="float">
            <text:p>1</text:p>
          </table:table-cell>
          <table:table-cell table:style-name="ce10" table:formula="of:=IF([.CE98]*1.1&gt;1;1;[.CE98]*1.1)" office:value-type="float" office:value="1" calcext:value-type="float">
            <text:p>1</text:p>
          </table:table-cell>
          <table:table-cell table:style-name="ce10" table:formula="of:=IF([.CF98]*1.1&gt;1;1;[.CF98]*1.1)" office:value-type="float" office:value="1" calcext:value-type="float">
            <text:p>1</text:p>
          </table:table-cell>
          <table:table-cell table:style-name="ce10" table:formula="of:=IF([.CG98]*1.1&gt;1;1;[.CG98]*1.1)" office:value-type="float" office:value="1" calcext:value-type="float">
            <text:p>1</text:p>
          </table:table-cell>
          <table:table-cell table:style-name="ce10" table:formula="of:=IF([.CH98]*1.1&gt;1;1;[.CH98]*1.1)" office:value-type="float" office:value="1" calcext:value-type="float">
            <text:p>1</text:p>
          </table:table-cell>
          <table:table-cell table:style-name="ce10" table:formula="of:=IF([.CI98]*1.1&gt;1;1;[.CI98]*1.1)" office:value-type="float" office:value="1" calcext:value-type="float">
            <text:p>1</text:p>
          </table:table-cell>
          <table:table-cell table:style-name="ce10" table:formula="of:=IF([.CJ98]*1.1&gt;1;1;[.CJ98]*1.1)" office:value-type="float" office:value="1" calcext:value-type="float">
            <text:p>1</text:p>
          </table:table-cell>
          <table:table-cell table:style-name="ce10" table:formula="of:=IF([.CK98]*1.1&gt;1;1;[.CK98]*1.1)" office:value-type="float" office:value="1" calcext:value-type="float">
            <text:p>1</text:p>
          </table:table-cell>
          <table:table-cell table:style-name="ce10" table:formula="of:=IF([.CL98]*1.1&gt;1;1;[.CL98]*1.1)" office:value-type="float" office:value="1" calcext:value-type="float">
            <text:p>1</text:p>
          </table:table-cell>
          <table:table-cell table:style-name="ce10" table:formula="of:=IF([.CM98]*1.1&gt;1;1;[.CM98]*1.1)" office:value-type="float" office:value="1" calcext:value-type="float">
            <text:p>1</text:p>
          </table:table-cell>
          <table:table-cell table:style-name="ce10" table:formula="of:=IF([.CN98]*1.1&gt;1;1;[.CN98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style-name="ce2" table:formula="of:=[.A98]+0.1" office:value-type="float" office:value="0.3" calcext:value-type="float">
            <text:p>0,30</text:p>
          </table:table-cell>
          <table:table-cell table:style-name="ce10" table:formula="of:=IF([.A99]*1.1&gt;1;1;[.A99]*1.1)" office:value-type="float" office:value="0.33" calcext:value-type="float">
            <text:p>0,33</text:p>
          </table:table-cell>
          <table:table-cell table:formula="of:=IF([.B99]*1.1&gt;1;1;[.B99]*1.1)" office:value-type="float" office:value="0.363" calcext:value-type="float">
            <text:p>0,363</text:p>
          </table:table-cell>
          <table:table-cell table:formula="of:=IF([.C99]*1.1&gt;1;1;[.C99]*1.1)" office:value-type="float" office:value="0.3993" calcext:value-type="float">
            <text:p>0,3993</text:p>
          </table:table-cell>
          <table:table-cell table:formula="of:=IF([.D99]*1.1&gt;1;1;[.D99]*1.1)" office:value-type="float" office:value="0.43923" calcext:value-type="float">
            <text:p>0,43923</text:p>
          </table:table-cell>
          <table:table-cell table:formula="of:=IF([.E99]*1.1&gt;1;1;[.E99]*1.1)" office:value-type="float" office:value="0.483153" calcext:value-type="float">
            <text:p>0,483153</text:p>
          </table:table-cell>
          <table:table-cell table:style-name="ce10" table:formula="of:=IF([.F99]*1.1&gt;1;1;[.F99]*1.1)" office:value-type="float" office:value="0.5314683" calcext:value-type="float">
            <text:p>0,5314683</text:p>
          </table:table-cell>
          <table:table-cell table:style-name="ce10" table:formula="of:=IF([.G99]*1.1&gt;1;1;[.G99]*1.1)" office:value-type="float" office:value="0.58461513" calcext:value-type="float">
            <text:p>0,58461513</text:p>
          </table:table-cell>
          <table:table-cell table:style-name="ce10" table:formula="of:=IF([.H99]*1.1&gt;1;1;[.H99]*1.1)" office:value-type="float" office:value="0.643076643000001" calcext:value-type="float">
            <text:p>0,643076643</text:p>
          </table:table-cell>
          <table:table-cell table:style-name="ce10" table:formula="of:=IF([.I99]*1.1&gt;1;1;[.I99]*1.1)" office:value-type="float" office:value="0.707384307300001" calcext:value-type="float">
            <text:p>0,7073843073</text:p>
          </table:table-cell>
          <table:table-cell table:style-name="ce10" table:formula="of:=IF([.J99]*1.1&gt;1;1;[.J99]*1.1)" office:value-type="float" office:value="0.778122738030001" calcext:value-type="float">
            <text:p>0,778122738</text:p>
          </table:table-cell>
          <table:table-cell table:style-name="ce10" table:formula="of:=IF([.K99]*1.1&gt;1;1;[.K99]*1.1)" office:value-type="float" office:value="0.855935011833001" calcext:value-type="float">
            <text:p>0,8559350118</text:p>
          </table:table-cell>
          <table:table-cell table:style-name="ce10" table:formula="of:=IF([.L99]*1.1&gt;1;1;[.L99]*1.1)" office:value-type="float" office:value="0.941528513016301" calcext:value-type="float">
            <text:p>0,941528513</text:p>
          </table:table-cell>
          <table:table-cell table:style-name="ce10" table:formula="of:=IF([.M99]*1.1&gt;1;1;[.M99]*1.1)" office:value-type="float" office:value="1" calcext:value-type="float">
            <text:p>1</text:p>
          </table:table-cell>
          <table:table-cell table:style-name="ce10" table:formula="of:=IF([.N99]*1.1&gt;1;1;[.N99]*1.1)" office:value-type="float" office:value="1" calcext:value-type="float">
            <text:p>1</text:p>
          </table:table-cell>
          <table:table-cell table:style-name="ce10" table:formula="of:=IF([.O99]*1.1&gt;1;1;[.O99]*1.1)" office:value-type="float" office:value="1" calcext:value-type="float">
            <text:p>1</text:p>
          </table:table-cell>
          <table:table-cell table:style-name="ce10" table:formula="of:=IF([.P99]*1.1&gt;1;1;[.P99]*1.1)" office:value-type="float" office:value="1" calcext:value-type="float">
            <text:p>1</text:p>
          </table:table-cell>
          <table:table-cell table:style-name="ce10" table:formula="of:=IF([.Q99]*1.1&gt;1;1;[.Q99]*1.1)" office:value-type="float" office:value="1" calcext:value-type="float">
            <text:p>1</text:p>
          </table:table-cell>
          <table:table-cell table:style-name="ce10" table:formula="of:=IF([.R99]*1.1&gt;1;1;[.R99]*1.1)" office:value-type="float" office:value="1" calcext:value-type="float">
            <text:p>1</text:p>
          </table:table-cell>
          <table:table-cell table:style-name="ce10" table:formula="of:=IF([.S99]*1.1&gt;1;1;[.S99]*1.1)" office:value-type="float" office:value="1" calcext:value-type="float">
            <text:p>1</text:p>
          </table:table-cell>
          <table:table-cell table:style-name="ce10" table:formula="of:=IF([.T99]*1.1&gt;1;1;[.T99]*1.1)" office:value-type="float" office:value="1" calcext:value-type="float">
            <text:p>1</text:p>
          </table:table-cell>
          <table:table-cell table:style-name="ce10" table:formula="of:=IF([.U99]*1.1&gt;1;1;[.U99]*1.1)" office:value-type="float" office:value="1" calcext:value-type="float">
            <text:p>1</text:p>
          </table:table-cell>
          <table:table-cell table:style-name="ce10" table:formula="of:=IF([.V99]*1.1&gt;1;1;[.V99]*1.1)" office:value-type="float" office:value="1" calcext:value-type="float">
            <text:p>1</text:p>
          </table:table-cell>
          <table:table-cell table:style-name="ce10" table:formula="of:=IF([.W99]*1.1&gt;1;1;[.W99]*1.1)" office:value-type="float" office:value="1" calcext:value-type="float">
            <text:p>1</text:p>
          </table:table-cell>
          <table:table-cell table:style-name="ce10" table:formula="of:=IF([.X99]*1.1&gt;1;1;[.X99]*1.1)" office:value-type="float" office:value="1" calcext:value-type="float">
            <text:p>1</text:p>
          </table:table-cell>
          <table:table-cell table:style-name="ce10" table:formula="of:=IF([.Y99]*1.1&gt;1;1;[.Y99]*1.1)" office:value-type="float" office:value="1" calcext:value-type="float">
            <text:p>1</text:p>
          </table:table-cell>
          <table:table-cell table:style-name="ce10" table:formula="of:=IF([.Z99]*1.1&gt;1;1;[.Z99]*1.1)" office:value-type="float" office:value="1" calcext:value-type="float">
            <text:p>1</text:p>
          </table:table-cell>
          <table:table-cell table:style-name="ce10" table:formula="of:=IF([.AA99]*1.1&gt;1;1;[.AA99]*1.1)" office:value-type="float" office:value="1" calcext:value-type="float">
            <text:p>1</text:p>
          </table:table-cell>
          <table:table-cell table:style-name="ce10" table:formula="of:=IF([.AB99]*1.1&gt;1;1;[.AB99]*1.1)" office:value-type="float" office:value="1" calcext:value-type="float">
            <text:p>1</text:p>
          </table:table-cell>
          <table:table-cell table:style-name="ce10" table:formula="of:=IF([.AC99]*1.1&gt;1;1;[.AC99]*1.1)" office:value-type="float" office:value="1" calcext:value-type="float">
            <text:p>1</text:p>
          </table:table-cell>
          <table:table-cell table:style-name="ce10" table:formula="of:=IF([.AD99]*1.1&gt;1;1;[.AD99]*1.1)" office:value-type="float" office:value="1" calcext:value-type="float">
            <text:p>1</text:p>
          </table:table-cell>
          <table:table-cell table:style-name="ce10" table:formula="of:=IF([.AE99]*1.1&gt;1;1;[.AE99]*1.1)" office:value-type="float" office:value="1" calcext:value-type="float">
            <text:p>1</text:p>
          </table:table-cell>
          <table:table-cell table:style-name="ce10" table:formula="of:=IF([.AF99]*1.1&gt;1;1;[.AF99]*1.1)" office:value-type="float" office:value="1" calcext:value-type="float">
            <text:p>1</text:p>
          </table:table-cell>
          <table:table-cell table:style-name="ce10" table:formula="of:=IF([.AG99]*1.1&gt;1;1;[.AG99]*1.1)" office:value-type="float" office:value="1" calcext:value-type="float">
            <text:p>1</text:p>
          </table:table-cell>
          <table:table-cell table:style-name="ce10" table:formula="of:=IF([.AH99]*1.1&gt;1;1;[.AH99]*1.1)" office:value-type="float" office:value="1" calcext:value-type="float">
            <text:p>1</text:p>
          </table:table-cell>
          <table:table-cell table:style-name="ce10" table:formula="of:=IF([.AI99]*1.1&gt;1;1;[.AI99]*1.1)" office:value-type="float" office:value="1" calcext:value-type="float">
            <text:p>1</text:p>
          </table:table-cell>
          <table:table-cell table:style-name="ce10" table:formula="of:=IF([.AJ99]*1.1&gt;1;1;[.AJ99]*1.1)" office:value-type="float" office:value="1" calcext:value-type="float">
            <text:p>1</text:p>
          </table:table-cell>
          <table:table-cell table:style-name="ce10" table:formula="of:=IF([.AK99]*1.1&gt;1;1;[.AK99]*1.1)" office:value-type="float" office:value="1" calcext:value-type="float">
            <text:p>1</text:p>
          </table:table-cell>
          <table:table-cell table:style-name="ce10" table:formula="of:=IF([.AL99]*1.1&gt;1;1;[.AL99]*1.1)" office:value-type="float" office:value="1" calcext:value-type="float">
            <text:p>1</text:p>
          </table:table-cell>
          <table:table-cell table:style-name="ce10" table:formula="of:=IF([.AM99]*1.1&gt;1;1;[.AM99]*1.1)" office:value-type="float" office:value="1" calcext:value-type="float">
            <text:p>1</text:p>
          </table:table-cell>
          <table:table-cell table:style-name="ce10" table:formula="of:=IF([.AN99]*1.1&gt;1;1;[.AN99]*1.1)" office:value-type="float" office:value="1" calcext:value-type="float">
            <text:p>1</text:p>
          </table:table-cell>
          <table:table-cell table:style-name="ce10" table:formula="of:=IF([.AO99]*1.1&gt;1;1;[.AO99]*1.1)" office:value-type="float" office:value="1" calcext:value-type="float">
            <text:p>1</text:p>
          </table:table-cell>
          <table:table-cell table:style-name="ce10" table:formula="of:=IF([.AP99]*1.1&gt;1;1;[.AP99]*1.1)" office:value-type="float" office:value="1" calcext:value-type="float">
            <text:p>1</text:p>
          </table:table-cell>
          <table:table-cell table:style-name="ce10" table:formula="of:=IF([.AQ99]*1.1&gt;1;1;[.AQ99]*1.1)" office:value-type="float" office:value="1" calcext:value-type="float">
            <text:p>1</text:p>
          </table:table-cell>
          <table:table-cell table:style-name="ce10" table:formula="of:=IF([.AR99]*1.1&gt;1;1;[.AR99]*1.1)" office:value-type="float" office:value="1" calcext:value-type="float">
            <text:p>1</text:p>
          </table:table-cell>
          <table:table-cell table:style-name="ce10" table:formula="of:=IF([.AS99]*1.1&gt;1;1;[.AS99]*1.1)" office:value-type="float" office:value="1" calcext:value-type="float">
            <text:p>1</text:p>
          </table:table-cell>
          <table:table-cell table:style-name="ce10" table:formula="of:=IF([.AT99]*1.1&gt;1;1;[.AT99]*1.1)" office:value-type="float" office:value="1" calcext:value-type="float">
            <text:p>1</text:p>
          </table:table-cell>
          <table:table-cell table:style-name="ce10" table:formula="of:=IF([.AU99]*1.1&gt;1;1;[.AU99]*1.1)" office:value-type="float" office:value="1" calcext:value-type="float">
            <text:p>1</text:p>
          </table:table-cell>
          <table:table-cell table:style-name="ce10" table:formula="of:=IF([.AV99]*1.1&gt;1;1;[.AV99]*1.1)" office:value-type="float" office:value="1" calcext:value-type="float">
            <text:p>1</text:p>
          </table:table-cell>
          <table:table-cell table:style-name="ce10" table:formula="of:=IF([.AW99]*1.1&gt;1;1;[.AW99]*1.1)" office:value-type="float" office:value="1" calcext:value-type="float">
            <text:p>1</text:p>
          </table:table-cell>
          <table:table-cell table:style-name="ce10" table:formula="of:=IF([.AX99]*1.1&gt;1;1;[.AX99]*1.1)" office:value-type="float" office:value="1" calcext:value-type="float">
            <text:p>1</text:p>
          </table:table-cell>
          <table:table-cell table:style-name="ce10" table:formula="of:=IF([.AY99]*1.1&gt;1;1;[.AY99]*1.1)" office:value-type="float" office:value="1" calcext:value-type="float">
            <text:p>1</text:p>
          </table:table-cell>
          <table:table-cell table:style-name="ce10" table:formula="of:=IF([.AZ99]*1.1&gt;1;1;[.AZ99]*1.1)" office:value-type="float" office:value="1" calcext:value-type="float">
            <text:p>1</text:p>
          </table:table-cell>
          <table:table-cell table:style-name="ce10" table:formula="of:=IF([.BA99]*1.1&gt;1;1;[.BA99]*1.1)" office:value-type="float" office:value="1" calcext:value-type="float">
            <text:p>1</text:p>
          </table:table-cell>
          <table:table-cell table:style-name="ce10" table:formula="of:=IF([.BB99]*1.1&gt;1;1;[.BB99]*1.1)" office:value-type="float" office:value="1" calcext:value-type="float">
            <text:p>1</text:p>
          </table:table-cell>
          <table:table-cell table:style-name="ce10" table:formula="of:=IF([.BC99]*1.1&gt;1;1;[.BC99]*1.1)" office:value-type="float" office:value="1" calcext:value-type="float">
            <text:p>1</text:p>
          </table:table-cell>
          <table:table-cell table:style-name="ce10" table:formula="of:=IF([.BD99]*1.1&gt;1;1;[.BD99]*1.1)" office:value-type="float" office:value="1" calcext:value-type="float">
            <text:p>1</text:p>
          </table:table-cell>
          <table:table-cell table:style-name="ce10" table:formula="of:=IF([.BE99]*1.1&gt;1;1;[.BE99]*1.1)" office:value-type="float" office:value="1" calcext:value-type="float">
            <text:p>1</text:p>
          </table:table-cell>
          <table:table-cell table:style-name="ce10" table:formula="of:=IF([.BF99]*1.1&gt;1;1;[.BF99]*1.1)" office:value-type="float" office:value="1" calcext:value-type="float">
            <text:p>1</text:p>
          </table:table-cell>
          <table:table-cell table:style-name="ce10" table:formula="of:=IF([.BG99]*1.1&gt;1;1;[.BG99]*1.1)" office:value-type="float" office:value="1" calcext:value-type="float">
            <text:p>1</text:p>
          </table:table-cell>
          <table:table-cell table:style-name="ce10" table:formula="of:=IF([.BH99]*1.1&gt;1;1;[.BH99]*1.1)" office:value-type="float" office:value="1" calcext:value-type="float">
            <text:p>1</text:p>
          </table:table-cell>
          <table:table-cell table:style-name="ce10" table:formula="of:=IF([.BI99]*1.1&gt;1;1;[.BI99]*1.1)" office:value-type="float" office:value="1" calcext:value-type="float">
            <text:p>1</text:p>
          </table:table-cell>
          <table:table-cell table:style-name="ce10" table:formula="of:=IF([.BJ99]*1.1&gt;1;1;[.BJ99]*1.1)" office:value-type="float" office:value="1" calcext:value-type="float">
            <text:p>1</text:p>
          </table:table-cell>
          <table:table-cell table:style-name="ce10" table:formula="of:=IF([.BK99]*1.1&gt;1;1;[.BK99]*1.1)" office:value-type="float" office:value="1" calcext:value-type="float">
            <text:p>1</text:p>
          </table:table-cell>
          <table:table-cell table:style-name="ce10" table:formula="of:=IF([.BL99]*1.1&gt;1;1;[.BL99]*1.1)" office:value-type="float" office:value="1" calcext:value-type="float">
            <text:p>1</text:p>
          </table:table-cell>
          <table:table-cell table:style-name="ce10" table:formula="of:=IF([.BM99]*1.1&gt;1;1;[.BM99]*1.1)" office:value-type="float" office:value="1" calcext:value-type="float">
            <text:p>1</text:p>
          </table:table-cell>
          <table:table-cell table:style-name="ce10" table:formula="of:=IF([.BN99]*1.1&gt;1;1;[.BN99]*1.1)" office:value-type="float" office:value="1" calcext:value-type="float">
            <text:p>1</text:p>
          </table:table-cell>
          <table:table-cell table:style-name="ce10" table:formula="of:=IF([.BO99]*1.1&gt;1;1;[.BO99]*1.1)" office:value-type="float" office:value="1" calcext:value-type="float">
            <text:p>1</text:p>
          </table:table-cell>
          <table:table-cell table:style-name="ce10" table:formula="of:=IF([.BP99]*1.1&gt;1;1;[.BP99]*1.1)" office:value-type="float" office:value="1" calcext:value-type="float">
            <text:p>1</text:p>
          </table:table-cell>
          <table:table-cell table:style-name="ce10" table:formula="of:=IF([.BQ99]*1.1&gt;1;1;[.BQ99]*1.1)" office:value-type="float" office:value="1" calcext:value-type="float">
            <text:p>1</text:p>
          </table:table-cell>
          <table:table-cell table:style-name="ce10" table:formula="of:=IF([.BR99]*1.1&gt;1;1;[.BR99]*1.1)" office:value-type="float" office:value="1" calcext:value-type="float">
            <text:p>1</text:p>
          </table:table-cell>
          <table:table-cell table:style-name="ce10" table:formula="of:=IF([.BS99]*1.1&gt;1;1;[.BS99]*1.1)" office:value-type="float" office:value="1" calcext:value-type="float">
            <text:p>1</text:p>
          </table:table-cell>
          <table:table-cell table:style-name="ce10" table:formula="of:=IF([.BT99]*1.1&gt;1;1;[.BT99]*1.1)" office:value-type="float" office:value="1" calcext:value-type="float">
            <text:p>1</text:p>
          </table:table-cell>
          <table:table-cell table:style-name="ce10" table:formula="of:=IF([.BU99]*1.1&gt;1;1;[.BU99]*1.1)" office:value-type="float" office:value="1" calcext:value-type="float">
            <text:p>1</text:p>
          </table:table-cell>
          <table:table-cell table:style-name="ce10" table:formula="of:=IF([.BV99]*1.1&gt;1;1;[.BV99]*1.1)" office:value-type="float" office:value="1" calcext:value-type="float">
            <text:p>1</text:p>
          </table:table-cell>
          <table:table-cell table:style-name="ce10" table:formula="of:=IF([.BW99]*1.1&gt;1;1;[.BW99]*1.1)" office:value-type="float" office:value="1" calcext:value-type="float">
            <text:p>1</text:p>
          </table:table-cell>
          <table:table-cell table:style-name="ce10" table:formula="of:=IF([.BX99]*1.1&gt;1;1;[.BX99]*1.1)" office:value-type="float" office:value="1" calcext:value-type="float">
            <text:p>1</text:p>
          </table:table-cell>
          <table:table-cell table:style-name="ce10" table:formula="of:=IF([.BY99]*1.1&gt;1;1;[.BY99]*1.1)" office:value-type="float" office:value="1" calcext:value-type="float">
            <text:p>1</text:p>
          </table:table-cell>
          <table:table-cell table:style-name="ce10" table:formula="of:=IF([.BZ99]*1.1&gt;1;1;[.BZ99]*1.1)" office:value-type="float" office:value="1" calcext:value-type="float">
            <text:p>1</text:p>
          </table:table-cell>
          <table:table-cell table:style-name="ce10" table:formula="of:=IF([.CA99]*1.1&gt;1;1;[.CA99]*1.1)" office:value-type="float" office:value="1" calcext:value-type="float">
            <text:p>1</text:p>
          </table:table-cell>
          <table:table-cell table:style-name="ce10" table:formula="of:=IF([.CB99]*1.1&gt;1;1;[.CB99]*1.1)" office:value-type="float" office:value="1" calcext:value-type="float">
            <text:p>1</text:p>
          </table:table-cell>
          <table:table-cell table:style-name="ce10" table:formula="of:=IF([.CC99]*1.1&gt;1;1;[.CC99]*1.1)" office:value-type="float" office:value="1" calcext:value-type="float">
            <text:p>1</text:p>
          </table:table-cell>
          <table:table-cell table:style-name="ce10" table:formula="of:=IF([.CD99]*1.1&gt;1;1;[.CD99]*1.1)" office:value-type="float" office:value="1" calcext:value-type="float">
            <text:p>1</text:p>
          </table:table-cell>
          <table:table-cell table:style-name="ce10" table:formula="of:=IF([.CE99]*1.1&gt;1;1;[.CE99]*1.1)" office:value-type="float" office:value="1" calcext:value-type="float">
            <text:p>1</text:p>
          </table:table-cell>
          <table:table-cell table:style-name="ce10" table:formula="of:=IF([.CF99]*1.1&gt;1;1;[.CF99]*1.1)" office:value-type="float" office:value="1" calcext:value-type="float">
            <text:p>1</text:p>
          </table:table-cell>
          <table:table-cell table:style-name="ce10" table:formula="of:=IF([.CG99]*1.1&gt;1;1;[.CG99]*1.1)" office:value-type="float" office:value="1" calcext:value-type="float">
            <text:p>1</text:p>
          </table:table-cell>
          <table:table-cell table:style-name="ce10" table:formula="of:=IF([.CH99]*1.1&gt;1;1;[.CH99]*1.1)" office:value-type="float" office:value="1" calcext:value-type="float">
            <text:p>1</text:p>
          </table:table-cell>
          <table:table-cell table:style-name="ce10" table:formula="of:=IF([.CI99]*1.1&gt;1;1;[.CI99]*1.1)" office:value-type="float" office:value="1" calcext:value-type="float">
            <text:p>1</text:p>
          </table:table-cell>
          <table:table-cell table:style-name="ce10" table:formula="of:=IF([.CJ99]*1.1&gt;1;1;[.CJ99]*1.1)" office:value-type="float" office:value="1" calcext:value-type="float">
            <text:p>1</text:p>
          </table:table-cell>
          <table:table-cell table:style-name="ce10" table:formula="of:=IF([.CK99]*1.1&gt;1;1;[.CK99]*1.1)" office:value-type="float" office:value="1" calcext:value-type="float">
            <text:p>1</text:p>
          </table:table-cell>
          <table:table-cell table:style-name="ce10" table:formula="of:=IF([.CL99]*1.1&gt;1;1;[.CL99]*1.1)" office:value-type="float" office:value="1" calcext:value-type="float">
            <text:p>1</text:p>
          </table:table-cell>
          <table:table-cell table:style-name="ce10" table:formula="of:=IF([.CM99]*1.1&gt;1;1;[.CM99]*1.1)" office:value-type="float" office:value="1" calcext:value-type="float">
            <text:p>1</text:p>
          </table:table-cell>
          <table:table-cell table:style-name="ce10" table:formula="of:=IF([.CN99]*1.1&gt;1;1;[.CN99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99]+0.1" office:value-type="float" office:value="0.4" calcext:value-type="float">
            <text:p>0,40</text:p>
          </table:table-cell>
          <table:table-cell table:style-name="ce10" table:formula="of:=IF([.A100]*1.1&gt;1;1;[.A100]*1.1)" office:value-type="float" office:value="0.44" calcext:value-type="float">
            <text:p>0,44</text:p>
          </table:table-cell>
          <table:table-cell table:formula="of:=IF([.B100]*1.1&gt;1;1;[.B100]*1.1)" office:value-type="float" office:value="0.484" calcext:value-type="float">
            <text:p>0,484</text:p>
          </table:table-cell>
          <table:table-cell table:formula="of:=IF([.C100]*1.1&gt;1;1;[.C100]*1.1)" office:value-type="float" office:value="0.5324" calcext:value-type="float">
            <text:p>0,5324</text:p>
          </table:table-cell>
          <table:table-cell table:formula="of:=IF([.D100]*1.1&gt;1;1;[.D100]*1.1)" office:value-type="float" office:value="0.58564" calcext:value-type="float">
            <text:p>0,58564</text:p>
          </table:table-cell>
          <table:table-cell table:formula="of:=IF([.E100]*1.1&gt;1;1;[.E100]*1.1)" office:value-type="float" office:value="0.644204" calcext:value-type="float">
            <text:p>0,644204</text:p>
          </table:table-cell>
          <table:table-cell table:style-name="ce10" table:formula="of:=IF([.F100]*1.1&gt;1;1;[.F100]*1.1)" office:value-type="float" office:value="0.7086244" calcext:value-type="float">
            <text:p>0,7086244</text:p>
          </table:table-cell>
          <table:table-cell table:style-name="ce10" table:formula="of:=IF([.G100]*1.1&gt;1;1;[.G100]*1.1)" office:value-type="float" office:value="0.77948684" calcext:value-type="float">
            <text:p>0,77948684</text:p>
          </table:table-cell>
          <table:table-cell table:style-name="ce10" table:formula="of:=IF([.H100]*1.1&gt;1;1;[.H100]*1.1)" office:value-type="float" office:value="0.857435524" calcext:value-type="float">
            <text:p>0,857435524</text:p>
          </table:table-cell>
          <table:table-cell table:style-name="ce10" table:formula="of:=IF([.I100]*1.1&gt;1;1;[.I100]*1.1)" office:value-type="float" office:value="0.9431790764" calcext:value-type="float">
            <text:p>0,9431790764</text:p>
          </table:table-cell>
          <table:table-cell table:style-name="ce10" table:formula="of:=IF([.J100]*1.1&gt;1;1;[.J100]*1.1)" office:value-type="float" office:value="1" calcext:value-type="float">
            <text:p>1</text:p>
          </table:table-cell>
          <table:table-cell table:style-name="ce10" table:formula="of:=IF([.K100]*1.1&gt;1;1;[.K100]*1.1)" office:value-type="float" office:value="1" calcext:value-type="float">
            <text:p>1</text:p>
          </table:table-cell>
          <table:table-cell table:style-name="ce10" table:formula="of:=IF([.L100]*1.1&gt;1;1;[.L100]*1.1)" office:value-type="float" office:value="1" calcext:value-type="float">
            <text:p>1</text:p>
          </table:table-cell>
          <table:table-cell table:style-name="ce10" table:formula="of:=IF([.M100]*1.1&gt;1;1;[.M100]*1.1)" office:value-type="float" office:value="1" calcext:value-type="float">
            <text:p>1</text:p>
          </table:table-cell>
          <table:table-cell table:style-name="ce10" table:formula="of:=IF([.N100]*1.1&gt;1;1;[.N100]*1.1)" office:value-type="float" office:value="1" calcext:value-type="float">
            <text:p>1</text:p>
          </table:table-cell>
          <table:table-cell table:style-name="ce10" table:formula="of:=IF([.O100]*1.1&gt;1;1;[.O100]*1.1)" office:value-type="float" office:value="1" calcext:value-type="float">
            <text:p>1</text:p>
          </table:table-cell>
          <table:table-cell table:style-name="ce10" table:formula="of:=IF([.P100]*1.1&gt;1;1;[.P100]*1.1)" office:value-type="float" office:value="1" calcext:value-type="float">
            <text:p>1</text:p>
          </table:table-cell>
          <table:table-cell table:style-name="ce10" table:formula="of:=IF([.Q100]*1.1&gt;1;1;[.Q100]*1.1)" office:value-type="float" office:value="1" calcext:value-type="float">
            <text:p>1</text:p>
          </table:table-cell>
          <table:table-cell table:style-name="ce10" table:formula="of:=IF([.R100]*1.1&gt;1;1;[.R100]*1.1)" office:value-type="float" office:value="1" calcext:value-type="float">
            <text:p>1</text:p>
          </table:table-cell>
          <table:table-cell table:style-name="ce10" table:formula="of:=IF([.S100]*1.1&gt;1;1;[.S100]*1.1)" office:value-type="float" office:value="1" calcext:value-type="float">
            <text:p>1</text:p>
          </table:table-cell>
          <table:table-cell table:style-name="ce10" table:formula="of:=IF([.T100]*1.1&gt;1;1;[.T100]*1.1)" office:value-type="float" office:value="1" calcext:value-type="float">
            <text:p>1</text:p>
          </table:table-cell>
          <table:table-cell table:style-name="ce10" table:formula="of:=IF([.U100]*1.1&gt;1;1;[.U100]*1.1)" office:value-type="float" office:value="1" calcext:value-type="float">
            <text:p>1</text:p>
          </table:table-cell>
          <table:table-cell table:style-name="ce10" table:formula="of:=IF([.V100]*1.1&gt;1;1;[.V100]*1.1)" office:value-type="float" office:value="1" calcext:value-type="float">
            <text:p>1</text:p>
          </table:table-cell>
          <table:table-cell table:style-name="ce10" table:formula="of:=IF([.W100]*1.1&gt;1;1;[.W100]*1.1)" office:value-type="float" office:value="1" calcext:value-type="float">
            <text:p>1</text:p>
          </table:table-cell>
          <table:table-cell table:style-name="ce10" table:formula="of:=IF([.X100]*1.1&gt;1;1;[.X100]*1.1)" office:value-type="float" office:value="1" calcext:value-type="float">
            <text:p>1</text:p>
          </table:table-cell>
          <table:table-cell table:style-name="ce10" table:formula="of:=IF([.Y100]*1.1&gt;1;1;[.Y100]*1.1)" office:value-type="float" office:value="1" calcext:value-type="float">
            <text:p>1</text:p>
          </table:table-cell>
          <table:table-cell table:style-name="ce10" table:formula="of:=IF([.Z100]*1.1&gt;1;1;[.Z100]*1.1)" office:value-type="float" office:value="1" calcext:value-type="float">
            <text:p>1</text:p>
          </table:table-cell>
          <table:table-cell table:style-name="ce10" table:formula="of:=IF([.AA100]*1.1&gt;1;1;[.AA100]*1.1)" office:value-type="float" office:value="1" calcext:value-type="float">
            <text:p>1</text:p>
          </table:table-cell>
          <table:table-cell table:style-name="ce10" table:formula="of:=IF([.AB100]*1.1&gt;1;1;[.AB100]*1.1)" office:value-type="float" office:value="1" calcext:value-type="float">
            <text:p>1</text:p>
          </table:table-cell>
          <table:table-cell table:style-name="ce10" table:formula="of:=IF([.AC100]*1.1&gt;1;1;[.AC100]*1.1)" office:value-type="float" office:value="1" calcext:value-type="float">
            <text:p>1</text:p>
          </table:table-cell>
          <table:table-cell table:style-name="ce10" table:formula="of:=IF([.AD100]*1.1&gt;1;1;[.AD100]*1.1)" office:value-type="float" office:value="1" calcext:value-type="float">
            <text:p>1</text:p>
          </table:table-cell>
          <table:table-cell table:style-name="ce10" table:formula="of:=IF([.AE100]*1.1&gt;1;1;[.AE100]*1.1)" office:value-type="float" office:value="1" calcext:value-type="float">
            <text:p>1</text:p>
          </table:table-cell>
          <table:table-cell table:style-name="ce10" table:formula="of:=IF([.AF100]*1.1&gt;1;1;[.AF100]*1.1)" office:value-type="float" office:value="1" calcext:value-type="float">
            <text:p>1</text:p>
          </table:table-cell>
          <table:table-cell table:style-name="ce10" table:formula="of:=IF([.AG100]*1.1&gt;1;1;[.AG100]*1.1)" office:value-type="float" office:value="1" calcext:value-type="float">
            <text:p>1</text:p>
          </table:table-cell>
          <table:table-cell table:style-name="ce10" table:formula="of:=IF([.AH100]*1.1&gt;1;1;[.AH100]*1.1)" office:value-type="float" office:value="1" calcext:value-type="float">
            <text:p>1</text:p>
          </table:table-cell>
          <table:table-cell table:style-name="ce10" table:formula="of:=IF([.AI100]*1.1&gt;1;1;[.AI100]*1.1)" office:value-type="float" office:value="1" calcext:value-type="float">
            <text:p>1</text:p>
          </table:table-cell>
          <table:table-cell table:style-name="ce10" table:formula="of:=IF([.AJ100]*1.1&gt;1;1;[.AJ100]*1.1)" office:value-type="float" office:value="1" calcext:value-type="float">
            <text:p>1</text:p>
          </table:table-cell>
          <table:table-cell table:style-name="ce10" table:formula="of:=IF([.AK100]*1.1&gt;1;1;[.AK100]*1.1)" office:value-type="float" office:value="1" calcext:value-type="float">
            <text:p>1</text:p>
          </table:table-cell>
          <table:table-cell table:style-name="ce10" table:formula="of:=IF([.AL100]*1.1&gt;1;1;[.AL100]*1.1)" office:value-type="float" office:value="1" calcext:value-type="float">
            <text:p>1</text:p>
          </table:table-cell>
          <table:table-cell table:style-name="ce10" table:formula="of:=IF([.AM100]*1.1&gt;1;1;[.AM100]*1.1)" office:value-type="float" office:value="1" calcext:value-type="float">
            <text:p>1</text:p>
          </table:table-cell>
          <table:table-cell table:style-name="ce10" table:formula="of:=IF([.AN100]*1.1&gt;1;1;[.AN100]*1.1)" office:value-type="float" office:value="1" calcext:value-type="float">
            <text:p>1</text:p>
          </table:table-cell>
          <table:table-cell table:style-name="ce10" table:formula="of:=IF([.AO100]*1.1&gt;1;1;[.AO100]*1.1)" office:value-type="float" office:value="1" calcext:value-type="float">
            <text:p>1</text:p>
          </table:table-cell>
          <table:table-cell table:style-name="ce10" table:formula="of:=IF([.AP100]*1.1&gt;1;1;[.AP100]*1.1)" office:value-type="float" office:value="1" calcext:value-type="float">
            <text:p>1</text:p>
          </table:table-cell>
          <table:table-cell table:style-name="ce10" table:formula="of:=IF([.AQ100]*1.1&gt;1;1;[.AQ100]*1.1)" office:value-type="float" office:value="1" calcext:value-type="float">
            <text:p>1</text:p>
          </table:table-cell>
          <table:table-cell table:style-name="ce10" table:formula="of:=IF([.AR100]*1.1&gt;1;1;[.AR100]*1.1)" office:value-type="float" office:value="1" calcext:value-type="float">
            <text:p>1</text:p>
          </table:table-cell>
          <table:table-cell table:style-name="ce10" table:formula="of:=IF([.AS100]*1.1&gt;1;1;[.AS100]*1.1)" office:value-type="float" office:value="1" calcext:value-type="float">
            <text:p>1</text:p>
          </table:table-cell>
          <table:table-cell table:style-name="ce10" table:formula="of:=IF([.AT100]*1.1&gt;1;1;[.AT100]*1.1)" office:value-type="float" office:value="1" calcext:value-type="float">
            <text:p>1</text:p>
          </table:table-cell>
          <table:table-cell table:style-name="ce10" table:formula="of:=IF([.AU100]*1.1&gt;1;1;[.AU100]*1.1)" office:value-type="float" office:value="1" calcext:value-type="float">
            <text:p>1</text:p>
          </table:table-cell>
          <table:table-cell table:style-name="ce10" table:formula="of:=IF([.AV100]*1.1&gt;1;1;[.AV100]*1.1)" office:value-type="float" office:value="1" calcext:value-type="float">
            <text:p>1</text:p>
          </table:table-cell>
          <table:table-cell table:style-name="ce10" table:formula="of:=IF([.AW100]*1.1&gt;1;1;[.AW100]*1.1)" office:value-type="float" office:value="1" calcext:value-type="float">
            <text:p>1</text:p>
          </table:table-cell>
          <table:table-cell table:style-name="ce10" table:formula="of:=IF([.AX100]*1.1&gt;1;1;[.AX100]*1.1)" office:value-type="float" office:value="1" calcext:value-type="float">
            <text:p>1</text:p>
          </table:table-cell>
          <table:table-cell table:style-name="ce10" table:formula="of:=IF([.AY100]*1.1&gt;1;1;[.AY100]*1.1)" office:value-type="float" office:value="1" calcext:value-type="float">
            <text:p>1</text:p>
          </table:table-cell>
          <table:table-cell table:style-name="ce10" table:formula="of:=IF([.AZ100]*1.1&gt;1;1;[.AZ100]*1.1)" office:value-type="float" office:value="1" calcext:value-type="float">
            <text:p>1</text:p>
          </table:table-cell>
          <table:table-cell table:style-name="ce10" table:formula="of:=IF([.BA100]*1.1&gt;1;1;[.BA100]*1.1)" office:value-type="float" office:value="1" calcext:value-type="float">
            <text:p>1</text:p>
          </table:table-cell>
          <table:table-cell table:style-name="ce10" table:formula="of:=IF([.BB100]*1.1&gt;1;1;[.BB100]*1.1)" office:value-type="float" office:value="1" calcext:value-type="float">
            <text:p>1</text:p>
          </table:table-cell>
          <table:table-cell table:style-name="ce10" table:formula="of:=IF([.BC100]*1.1&gt;1;1;[.BC100]*1.1)" office:value-type="float" office:value="1" calcext:value-type="float">
            <text:p>1</text:p>
          </table:table-cell>
          <table:table-cell table:style-name="ce10" table:formula="of:=IF([.BD100]*1.1&gt;1;1;[.BD100]*1.1)" office:value-type="float" office:value="1" calcext:value-type="float">
            <text:p>1</text:p>
          </table:table-cell>
          <table:table-cell table:style-name="ce10" table:formula="of:=IF([.BE100]*1.1&gt;1;1;[.BE100]*1.1)" office:value-type="float" office:value="1" calcext:value-type="float">
            <text:p>1</text:p>
          </table:table-cell>
          <table:table-cell table:style-name="ce10" table:formula="of:=IF([.BF100]*1.1&gt;1;1;[.BF100]*1.1)" office:value-type="float" office:value="1" calcext:value-type="float">
            <text:p>1</text:p>
          </table:table-cell>
          <table:table-cell table:style-name="ce10" table:formula="of:=IF([.BG100]*1.1&gt;1;1;[.BG100]*1.1)" office:value-type="float" office:value="1" calcext:value-type="float">
            <text:p>1</text:p>
          </table:table-cell>
          <table:table-cell table:style-name="ce10" table:formula="of:=IF([.BH100]*1.1&gt;1;1;[.BH100]*1.1)" office:value-type="float" office:value="1" calcext:value-type="float">
            <text:p>1</text:p>
          </table:table-cell>
          <table:table-cell table:style-name="ce10" table:formula="of:=IF([.BI100]*1.1&gt;1;1;[.BI100]*1.1)" office:value-type="float" office:value="1" calcext:value-type="float">
            <text:p>1</text:p>
          </table:table-cell>
          <table:table-cell table:style-name="ce10" table:formula="of:=IF([.BJ100]*1.1&gt;1;1;[.BJ100]*1.1)" office:value-type="float" office:value="1" calcext:value-type="float">
            <text:p>1</text:p>
          </table:table-cell>
          <table:table-cell table:style-name="ce10" table:formula="of:=IF([.BK100]*1.1&gt;1;1;[.BK100]*1.1)" office:value-type="float" office:value="1" calcext:value-type="float">
            <text:p>1</text:p>
          </table:table-cell>
          <table:table-cell table:style-name="ce10" table:formula="of:=IF([.BL100]*1.1&gt;1;1;[.BL100]*1.1)" office:value-type="float" office:value="1" calcext:value-type="float">
            <text:p>1</text:p>
          </table:table-cell>
          <table:table-cell table:style-name="ce10" table:formula="of:=IF([.BM100]*1.1&gt;1;1;[.BM100]*1.1)" office:value-type="float" office:value="1" calcext:value-type="float">
            <text:p>1</text:p>
          </table:table-cell>
          <table:table-cell table:style-name="ce10" table:formula="of:=IF([.BN100]*1.1&gt;1;1;[.BN100]*1.1)" office:value-type="float" office:value="1" calcext:value-type="float">
            <text:p>1</text:p>
          </table:table-cell>
          <table:table-cell table:style-name="ce10" table:formula="of:=IF([.BO100]*1.1&gt;1;1;[.BO100]*1.1)" office:value-type="float" office:value="1" calcext:value-type="float">
            <text:p>1</text:p>
          </table:table-cell>
          <table:table-cell table:style-name="ce10" table:formula="of:=IF([.BP100]*1.1&gt;1;1;[.BP100]*1.1)" office:value-type="float" office:value="1" calcext:value-type="float">
            <text:p>1</text:p>
          </table:table-cell>
          <table:table-cell table:style-name="ce10" table:formula="of:=IF([.BQ100]*1.1&gt;1;1;[.BQ100]*1.1)" office:value-type="float" office:value="1" calcext:value-type="float">
            <text:p>1</text:p>
          </table:table-cell>
          <table:table-cell table:style-name="ce10" table:formula="of:=IF([.BR100]*1.1&gt;1;1;[.BR100]*1.1)" office:value-type="float" office:value="1" calcext:value-type="float">
            <text:p>1</text:p>
          </table:table-cell>
          <table:table-cell table:style-name="ce10" table:formula="of:=IF([.BS100]*1.1&gt;1;1;[.BS100]*1.1)" office:value-type="float" office:value="1" calcext:value-type="float">
            <text:p>1</text:p>
          </table:table-cell>
          <table:table-cell table:style-name="ce10" table:formula="of:=IF([.BT100]*1.1&gt;1;1;[.BT100]*1.1)" office:value-type="float" office:value="1" calcext:value-type="float">
            <text:p>1</text:p>
          </table:table-cell>
          <table:table-cell table:style-name="ce10" table:formula="of:=IF([.BU100]*1.1&gt;1;1;[.BU100]*1.1)" office:value-type="float" office:value="1" calcext:value-type="float">
            <text:p>1</text:p>
          </table:table-cell>
          <table:table-cell table:style-name="ce10" table:formula="of:=IF([.BV100]*1.1&gt;1;1;[.BV100]*1.1)" office:value-type="float" office:value="1" calcext:value-type="float">
            <text:p>1</text:p>
          </table:table-cell>
          <table:table-cell table:style-name="ce10" table:formula="of:=IF([.BW100]*1.1&gt;1;1;[.BW100]*1.1)" office:value-type="float" office:value="1" calcext:value-type="float">
            <text:p>1</text:p>
          </table:table-cell>
          <table:table-cell table:style-name="ce10" table:formula="of:=IF([.BX100]*1.1&gt;1;1;[.BX100]*1.1)" office:value-type="float" office:value="1" calcext:value-type="float">
            <text:p>1</text:p>
          </table:table-cell>
          <table:table-cell table:style-name="ce10" table:formula="of:=IF([.BY100]*1.1&gt;1;1;[.BY100]*1.1)" office:value-type="float" office:value="1" calcext:value-type="float">
            <text:p>1</text:p>
          </table:table-cell>
          <table:table-cell table:style-name="ce10" table:formula="of:=IF([.BZ100]*1.1&gt;1;1;[.BZ100]*1.1)" office:value-type="float" office:value="1" calcext:value-type="float">
            <text:p>1</text:p>
          </table:table-cell>
          <table:table-cell table:style-name="ce10" table:formula="of:=IF([.CA100]*1.1&gt;1;1;[.CA100]*1.1)" office:value-type="float" office:value="1" calcext:value-type="float">
            <text:p>1</text:p>
          </table:table-cell>
          <table:table-cell table:style-name="ce10" table:formula="of:=IF([.CB100]*1.1&gt;1;1;[.CB100]*1.1)" office:value-type="float" office:value="1" calcext:value-type="float">
            <text:p>1</text:p>
          </table:table-cell>
          <table:table-cell table:style-name="ce10" table:formula="of:=IF([.CC100]*1.1&gt;1;1;[.CC100]*1.1)" office:value-type="float" office:value="1" calcext:value-type="float">
            <text:p>1</text:p>
          </table:table-cell>
          <table:table-cell table:style-name="ce10" table:formula="of:=IF([.CD100]*1.1&gt;1;1;[.CD100]*1.1)" office:value-type="float" office:value="1" calcext:value-type="float">
            <text:p>1</text:p>
          </table:table-cell>
          <table:table-cell table:style-name="ce10" table:formula="of:=IF([.CE100]*1.1&gt;1;1;[.CE100]*1.1)" office:value-type="float" office:value="1" calcext:value-type="float">
            <text:p>1</text:p>
          </table:table-cell>
          <table:table-cell table:style-name="ce10" table:formula="of:=IF([.CF100]*1.1&gt;1;1;[.CF100]*1.1)" office:value-type="float" office:value="1" calcext:value-type="float">
            <text:p>1</text:p>
          </table:table-cell>
          <table:table-cell table:style-name="ce10" table:formula="of:=IF([.CG100]*1.1&gt;1;1;[.CG100]*1.1)" office:value-type="float" office:value="1" calcext:value-type="float">
            <text:p>1</text:p>
          </table:table-cell>
          <table:table-cell table:style-name="ce10" table:formula="of:=IF([.CH100]*1.1&gt;1;1;[.CH100]*1.1)" office:value-type="float" office:value="1" calcext:value-type="float">
            <text:p>1</text:p>
          </table:table-cell>
          <table:table-cell table:style-name="ce10" table:formula="of:=IF([.CI100]*1.1&gt;1;1;[.CI100]*1.1)" office:value-type="float" office:value="1" calcext:value-type="float">
            <text:p>1</text:p>
          </table:table-cell>
          <table:table-cell table:style-name="ce10" table:formula="of:=IF([.CJ100]*1.1&gt;1;1;[.CJ100]*1.1)" office:value-type="float" office:value="1" calcext:value-type="float">
            <text:p>1</text:p>
          </table:table-cell>
          <table:table-cell table:style-name="ce10" table:formula="of:=IF([.CK100]*1.1&gt;1;1;[.CK100]*1.1)" office:value-type="float" office:value="1" calcext:value-type="float">
            <text:p>1</text:p>
          </table:table-cell>
          <table:table-cell table:style-name="ce10" table:formula="of:=IF([.CL100]*1.1&gt;1;1;[.CL100]*1.1)" office:value-type="float" office:value="1" calcext:value-type="float">
            <text:p>1</text:p>
          </table:table-cell>
          <table:table-cell table:style-name="ce10" table:formula="of:=IF([.CM100]*1.1&gt;1;1;[.CM100]*1.1)" office:value-type="float" office:value="1" calcext:value-type="float">
            <text:p>1</text:p>
          </table:table-cell>
          <table:table-cell table:style-name="ce10" table:formula="of:=IF([.CN100]*1.1&gt;1;1;[.CN100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00]+0.1" office:value-type="float" office:value="0.5" calcext:value-type="float">
            <text:p>0,50</text:p>
          </table:table-cell>
          <table:table-cell table:style-name="ce10" table:formula="of:=IF([.A101]*1.1&gt;1;1;[.A101]*1.1)" office:value-type="float" office:value="0.55" calcext:value-type="float">
            <text:p>0,55</text:p>
          </table:table-cell>
          <table:table-cell table:formula="of:=IF([.B101]*1.1&gt;1;1;[.B101]*1.1)" office:value-type="float" office:value="0.605" calcext:value-type="float">
            <text:p>0,605</text:p>
          </table:table-cell>
          <table:table-cell table:formula="of:=IF([.C101]*1.1&gt;1;1;[.C101]*1.1)" office:value-type="float" office:value="0.6655" calcext:value-type="float">
            <text:p>0,6655</text:p>
          </table:table-cell>
          <table:table-cell table:formula="of:=IF([.D101]*1.1&gt;1;1;[.D101]*1.1)" office:value-type="float" office:value="0.73205" calcext:value-type="float">
            <text:p>0,73205</text:p>
          </table:table-cell>
          <table:table-cell table:formula="of:=IF([.E101]*1.1&gt;1;1;[.E101]*1.1)" office:value-type="float" office:value="0.805255" calcext:value-type="float">
            <text:p>0,805255</text:p>
          </table:table-cell>
          <table:table-cell table:style-name="ce10" table:formula="of:=IF([.F101]*1.1&gt;1;1;[.F101]*1.1)" office:value-type="float" office:value="0.8857805" calcext:value-type="float">
            <text:p>0,8857805</text:p>
          </table:table-cell>
          <table:table-cell table:style-name="ce10" table:formula="of:=IF([.G101]*1.1&gt;1;1;[.G101]*1.1)" office:value-type="float" office:value="0.974358550000001" calcext:value-type="float">
            <text:p>0,97435855</text:p>
          </table:table-cell>
          <table:table-cell table:style-name="ce10" table:formula="of:=IF([.H101]*1.1&gt;1;1;[.H101]*1.1)" office:value-type="float" office:value="1" calcext:value-type="float">
            <text:p>1</text:p>
          </table:table-cell>
          <table:table-cell table:style-name="ce10" table:formula="of:=IF([.I101]*1.1&gt;1;1;[.I101]*1.1)" office:value-type="float" office:value="1" calcext:value-type="float">
            <text:p>1</text:p>
          </table:table-cell>
          <table:table-cell table:style-name="ce10" table:formula="of:=IF([.J101]*1.1&gt;1;1;[.J101]*1.1)" office:value-type="float" office:value="1" calcext:value-type="float">
            <text:p>1</text:p>
          </table:table-cell>
          <table:table-cell table:style-name="ce10" table:formula="of:=IF([.K101]*1.1&gt;1;1;[.K101]*1.1)" office:value-type="float" office:value="1" calcext:value-type="float">
            <text:p>1</text:p>
          </table:table-cell>
          <table:table-cell table:style-name="ce10" table:formula="of:=IF([.L101]*1.1&gt;1;1;[.L101]*1.1)" office:value-type="float" office:value="1" calcext:value-type="float">
            <text:p>1</text:p>
          </table:table-cell>
          <table:table-cell table:style-name="ce10" table:formula="of:=IF([.M101]*1.1&gt;1;1;[.M101]*1.1)" office:value-type="float" office:value="1" calcext:value-type="float">
            <text:p>1</text:p>
          </table:table-cell>
          <table:table-cell table:style-name="ce10" table:formula="of:=IF([.N101]*1.1&gt;1;1;[.N101]*1.1)" office:value-type="float" office:value="1" calcext:value-type="float">
            <text:p>1</text:p>
          </table:table-cell>
          <table:table-cell table:style-name="ce10" table:formula="of:=IF([.O101]*1.1&gt;1;1;[.O101]*1.1)" office:value-type="float" office:value="1" calcext:value-type="float">
            <text:p>1</text:p>
          </table:table-cell>
          <table:table-cell table:style-name="ce10" table:formula="of:=IF([.P101]*1.1&gt;1;1;[.P101]*1.1)" office:value-type="float" office:value="1" calcext:value-type="float">
            <text:p>1</text:p>
          </table:table-cell>
          <table:table-cell table:style-name="ce10" table:formula="of:=IF([.Q101]*1.1&gt;1;1;[.Q101]*1.1)" office:value-type="float" office:value="1" calcext:value-type="float">
            <text:p>1</text:p>
          </table:table-cell>
          <table:table-cell table:style-name="ce10" table:formula="of:=IF([.R101]*1.1&gt;1;1;[.R101]*1.1)" office:value-type="float" office:value="1" calcext:value-type="float">
            <text:p>1</text:p>
          </table:table-cell>
          <table:table-cell table:style-name="ce10" table:formula="of:=IF([.S101]*1.1&gt;1;1;[.S101]*1.1)" office:value-type="float" office:value="1" calcext:value-type="float">
            <text:p>1</text:p>
          </table:table-cell>
          <table:table-cell table:style-name="ce10" table:formula="of:=IF([.T101]*1.1&gt;1;1;[.T101]*1.1)" office:value-type="float" office:value="1" calcext:value-type="float">
            <text:p>1</text:p>
          </table:table-cell>
          <table:table-cell table:style-name="ce10" table:formula="of:=IF([.U101]*1.1&gt;1;1;[.U101]*1.1)" office:value-type="float" office:value="1" calcext:value-type="float">
            <text:p>1</text:p>
          </table:table-cell>
          <table:table-cell table:style-name="ce10" table:formula="of:=IF([.V101]*1.1&gt;1;1;[.V101]*1.1)" office:value-type="float" office:value="1" calcext:value-type="float">
            <text:p>1</text:p>
          </table:table-cell>
          <table:table-cell table:style-name="ce10" table:formula="of:=IF([.W101]*1.1&gt;1;1;[.W101]*1.1)" office:value-type="float" office:value="1" calcext:value-type="float">
            <text:p>1</text:p>
          </table:table-cell>
          <table:table-cell table:style-name="ce10" table:formula="of:=IF([.X101]*1.1&gt;1;1;[.X101]*1.1)" office:value-type="float" office:value="1" calcext:value-type="float">
            <text:p>1</text:p>
          </table:table-cell>
          <table:table-cell table:style-name="ce10" table:formula="of:=IF([.Y101]*1.1&gt;1;1;[.Y101]*1.1)" office:value-type="float" office:value="1" calcext:value-type="float">
            <text:p>1</text:p>
          </table:table-cell>
          <table:table-cell table:style-name="ce10" table:formula="of:=IF([.Z101]*1.1&gt;1;1;[.Z101]*1.1)" office:value-type="float" office:value="1" calcext:value-type="float">
            <text:p>1</text:p>
          </table:table-cell>
          <table:table-cell table:style-name="ce10" table:formula="of:=IF([.AA101]*1.1&gt;1;1;[.AA101]*1.1)" office:value-type="float" office:value="1" calcext:value-type="float">
            <text:p>1</text:p>
          </table:table-cell>
          <table:table-cell table:style-name="ce10" table:formula="of:=IF([.AB101]*1.1&gt;1;1;[.AB101]*1.1)" office:value-type="float" office:value="1" calcext:value-type="float">
            <text:p>1</text:p>
          </table:table-cell>
          <table:table-cell table:style-name="ce10" table:formula="of:=IF([.AC101]*1.1&gt;1;1;[.AC101]*1.1)" office:value-type="float" office:value="1" calcext:value-type="float">
            <text:p>1</text:p>
          </table:table-cell>
          <table:table-cell table:style-name="ce10" table:formula="of:=IF([.AD101]*1.1&gt;1;1;[.AD101]*1.1)" office:value-type="float" office:value="1" calcext:value-type="float">
            <text:p>1</text:p>
          </table:table-cell>
          <table:table-cell table:style-name="ce10" table:formula="of:=IF([.AE101]*1.1&gt;1;1;[.AE101]*1.1)" office:value-type="float" office:value="1" calcext:value-type="float">
            <text:p>1</text:p>
          </table:table-cell>
          <table:table-cell table:style-name="ce10" table:formula="of:=IF([.AF101]*1.1&gt;1;1;[.AF101]*1.1)" office:value-type="float" office:value="1" calcext:value-type="float">
            <text:p>1</text:p>
          </table:table-cell>
          <table:table-cell table:style-name="ce10" table:formula="of:=IF([.AG101]*1.1&gt;1;1;[.AG101]*1.1)" office:value-type="float" office:value="1" calcext:value-type="float">
            <text:p>1</text:p>
          </table:table-cell>
          <table:table-cell table:style-name="ce10" table:formula="of:=IF([.AH101]*1.1&gt;1;1;[.AH101]*1.1)" office:value-type="float" office:value="1" calcext:value-type="float">
            <text:p>1</text:p>
          </table:table-cell>
          <table:table-cell table:style-name="ce10" table:formula="of:=IF([.AI101]*1.1&gt;1;1;[.AI101]*1.1)" office:value-type="float" office:value="1" calcext:value-type="float">
            <text:p>1</text:p>
          </table:table-cell>
          <table:table-cell table:style-name="ce10" table:formula="of:=IF([.AJ101]*1.1&gt;1;1;[.AJ101]*1.1)" office:value-type="float" office:value="1" calcext:value-type="float">
            <text:p>1</text:p>
          </table:table-cell>
          <table:table-cell table:style-name="ce10" table:formula="of:=IF([.AK101]*1.1&gt;1;1;[.AK101]*1.1)" office:value-type="float" office:value="1" calcext:value-type="float">
            <text:p>1</text:p>
          </table:table-cell>
          <table:table-cell table:style-name="ce10" table:formula="of:=IF([.AL101]*1.1&gt;1;1;[.AL101]*1.1)" office:value-type="float" office:value="1" calcext:value-type="float">
            <text:p>1</text:p>
          </table:table-cell>
          <table:table-cell table:style-name="ce10" table:formula="of:=IF([.AM101]*1.1&gt;1;1;[.AM101]*1.1)" office:value-type="float" office:value="1" calcext:value-type="float">
            <text:p>1</text:p>
          </table:table-cell>
          <table:table-cell table:style-name="ce10" table:formula="of:=IF([.AN101]*1.1&gt;1;1;[.AN101]*1.1)" office:value-type="float" office:value="1" calcext:value-type="float">
            <text:p>1</text:p>
          </table:table-cell>
          <table:table-cell table:style-name="ce10" table:formula="of:=IF([.AO101]*1.1&gt;1;1;[.AO101]*1.1)" office:value-type="float" office:value="1" calcext:value-type="float">
            <text:p>1</text:p>
          </table:table-cell>
          <table:table-cell table:style-name="ce10" table:formula="of:=IF([.AP101]*1.1&gt;1;1;[.AP101]*1.1)" office:value-type="float" office:value="1" calcext:value-type="float">
            <text:p>1</text:p>
          </table:table-cell>
          <table:table-cell table:style-name="ce10" table:formula="of:=IF([.AQ101]*1.1&gt;1;1;[.AQ101]*1.1)" office:value-type="float" office:value="1" calcext:value-type="float">
            <text:p>1</text:p>
          </table:table-cell>
          <table:table-cell table:style-name="ce10" table:formula="of:=IF([.AR101]*1.1&gt;1;1;[.AR101]*1.1)" office:value-type="float" office:value="1" calcext:value-type="float">
            <text:p>1</text:p>
          </table:table-cell>
          <table:table-cell table:style-name="ce10" table:formula="of:=IF([.AS101]*1.1&gt;1;1;[.AS101]*1.1)" office:value-type="float" office:value="1" calcext:value-type="float">
            <text:p>1</text:p>
          </table:table-cell>
          <table:table-cell table:style-name="ce10" table:formula="of:=IF([.AT101]*1.1&gt;1;1;[.AT101]*1.1)" office:value-type="float" office:value="1" calcext:value-type="float">
            <text:p>1</text:p>
          </table:table-cell>
          <table:table-cell table:style-name="ce10" table:formula="of:=IF([.AU101]*1.1&gt;1;1;[.AU101]*1.1)" office:value-type="float" office:value="1" calcext:value-type="float">
            <text:p>1</text:p>
          </table:table-cell>
          <table:table-cell table:style-name="ce10" table:formula="of:=IF([.AV101]*1.1&gt;1;1;[.AV101]*1.1)" office:value-type="float" office:value="1" calcext:value-type="float">
            <text:p>1</text:p>
          </table:table-cell>
          <table:table-cell table:style-name="ce10" table:formula="of:=IF([.AW101]*1.1&gt;1;1;[.AW101]*1.1)" office:value-type="float" office:value="1" calcext:value-type="float">
            <text:p>1</text:p>
          </table:table-cell>
          <table:table-cell table:style-name="ce10" table:formula="of:=IF([.AX101]*1.1&gt;1;1;[.AX101]*1.1)" office:value-type="float" office:value="1" calcext:value-type="float">
            <text:p>1</text:p>
          </table:table-cell>
          <table:table-cell table:style-name="ce10" table:formula="of:=IF([.AY101]*1.1&gt;1;1;[.AY101]*1.1)" office:value-type="float" office:value="1" calcext:value-type="float">
            <text:p>1</text:p>
          </table:table-cell>
          <table:table-cell table:style-name="ce10" table:formula="of:=IF([.AZ101]*1.1&gt;1;1;[.AZ101]*1.1)" office:value-type="float" office:value="1" calcext:value-type="float">
            <text:p>1</text:p>
          </table:table-cell>
          <table:table-cell table:style-name="ce10" table:formula="of:=IF([.BA101]*1.1&gt;1;1;[.BA101]*1.1)" office:value-type="float" office:value="1" calcext:value-type="float">
            <text:p>1</text:p>
          </table:table-cell>
          <table:table-cell table:style-name="ce10" table:formula="of:=IF([.BB101]*1.1&gt;1;1;[.BB101]*1.1)" office:value-type="float" office:value="1" calcext:value-type="float">
            <text:p>1</text:p>
          </table:table-cell>
          <table:table-cell table:style-name="ce10" table:formula="of:=IF([.BC101]*1.1&gt;1;1;[.BC101]*1.1)" office:value-type="float" office:value="1" calcext:value-type="float">
            <text:p>1</text:p>
          </table:table-cell>
          <table:table-cell table:style-name="ce10" table:formula="of:=IF([.BD101]*1.1&gt;1;1;[.BD101]*1.1)" office:value-type="float" office:value="1" calcext:value-type="float">
            <text:p>1</text:p>
          </table:table-cell>
          <table:table-cell table:style-name="ce10" table:formula="of:=IF([.BE101]*1.1&gt;1;1;[.BE101]*1.1)" office:value-type="float" office:value="1" calcext:value-type="float">
            <text:p>1</text:p>
          </table:table-cell>
          <table:table-cell table:style-name="ce10" table:formula="of:=IF([.BF101]*1.1&gt;1;1;[.BF101]*1.1)" office:value-type="float" office:value="1" calcext:value-type="float">
            <text:p>1</text:p>
          </table:table-cell>
          <table:table-cell table:style-name="ce10" table:formula="of:=IF([.BG101]*1.1&gt;1;1;[.BG101]*1.1)" office:value-type="float" office:value="1" calcext:value-type="float">
            <text:p>1</text:p>
          </table:table-cell>
          <table:table-cell table:style-name="ce10" table:formula="of:=IF([.BH101]*1.1&gt;1;1;[.BH101]*1.1)" office:value-type="float" office:value="1" calcext:value-type="float">
            <text:p>1</text:p>
          </table:table-cell>
          <table:table-cell table:style-name="ce10" table:formula="of:=IF([.BI101]*1.1&gt;1;1;[.BI101]*1.1)" office:value-type="float" office:value="1" calcext:value-type="float">
            <text:p>1</text:p>
          </table:table-cell>
          <table:table-cell table:style-name="ce10" table:formula="of:=IF([.BJ101]*1.1&gt;1;1;[.BJ101]*1.1)" office:value-type="float" office:value="1" calcext:value-type="float">
            <text:p>1</text:p>
          </table:table-cell>
          <table:table-cell table:style-name="ce10" table:formula="of:=IF([.BK101]*1.1&gt;1;1;[.BK101]*1.1)" office:value-type="float" office:value="1" calcext:value-type="float">
            <text:p>1</text:p>
          </table:table-cell>
          <table:table-cell table:style-name="ce10" table:formula="of:=IF([.BL101]*1.1&gt;1;1;[.BL101]*1.1)" office:value-type="float" office:value="1" calcext:value-type="float">
            <text:p>1</text:p>
          </table:table-cell>
          <table:table-cell table:style-name="ce10" table:formula="of:=IF([.BM101]*1.1&gt;1;1;[.BM101]*1.1)" office:value-type="float" office:value="1" calcext:value-type="float">
            <text:p>1</text:p>
          </table:table-cell>
          <table:table-cell table:style-name="ce10" table:formula="of:=IF([.BN101]*1.1&gt;1;1;[.BN101]*1.1)" office:value-type="float" office:value="1" calcext:value-type="float">
            <text:p>1</text:p>
          </table:table-cell>
          <table:table-cell table:style-name="ce10" table:formula="of:=IF([.BO101]*1.1&gt;1;1;[.BO101]*1.1)" office:value-type="float" office:value="1" calcext:value-type="float">
            <text:p>1</text:p>
          </table:table-cell>
          <table:table-cell table:style-name="ce10" table:formula="of:=IF([.BP101]*1.1&gt;1;1;[.BP101]*1.1)" office:value-type="float" office:value="1" calcext:value-type="float">
            <text:p>1</text:p>
          </table:table-cell>
          <table:table-cell table:style-name="ce10" table:formula="of:=IF([.BQ101]*1.1&gt;1;1;[.BQ101]*1.1)" office:value-type="float" office:value="1" calcext:value-type="float">
            <text:p>1</text:p>
          </table:table-cell>
          <table:table-cell table:style-name="ce10" table:formula="of:=IF([.BR101]*1.1&gt;1;1;[.BR101]*1.1)" office:value-type="float" office:value="1" calcext:value-type="float">
            <text:p>1</text:p>
          </table:table-cell>
          <table:table-cell table:style-name="ce10" table:formula="of:=IF([.BS101]*1.1&gt;1;1;[.BS101]*1.1)" office:value-type="float" office:value="1" calcext:value-type="float">
            <text:p>1</text:p>
          </table:table-cell>
          <table:table-cell table:style-name="ce10" table:formula="of:=IF([.BT101]*1.1&gt;1;1;[.BT101]*1.1)" office:value-type="float" office:value="1" calcext:value-type="float">
            <text:p>1</text:p>
          </table:table-cell>
          <table:table-cell table:style-name="ce10" table:formula="of:=IF([.BU101]*1.1&gt;1;1;[.BU101]*1.1)" office:value-type="float" office:value="1" calcext:value-type="float">
            <text:p>1</text:p>
          </table:table-cell>
          <table:table-cell table:style-name="ce10" table:formula="of:=IF([.BV101]*1.1&gt;1;1;[.BV101]*1.1)" office:value-type="float" office:value="1" calcext:value-type="float">
            <text:p>1</text:p>
          </table:table-cell>
          <table:table-cell table:style-name="ce10" table:formula="of:=IF([.BW101]*1.1&gt;1;1;[.BW101]*1.1)" office:value-type="float" office:value="1" calcext:value-type="float">
            <text:p>1</text:p>
          </table:table-cell>
          <table:table-cell table:style-name="ce10" table:formula="of:=IF([.BX101]*1.1&gt;1;1;[.BX101]*1.1)" office:value-type="float" office:value="1" calcext:value-type="float">
            <text:p>1</text:p>
          </table:table-cell>
          <table:table-cell table:style-name="ce10" table:formula="of:=IF([.BY101]*1.1&gt;1;1;[.BY101]*1.1)" office:value-type="float" office:value="1" calcext:value-type="float">
            <text:p>1</text:p>
          </table:table-cell>
          <table:table-cell table:style-name="ce10" table:formula="of:=IF([.BZ101]*1.1&gt;1;1;[.BZ101]*1.1)" office:value-type="float" office:value="1" calcext:value-type="float">
            <text:p>1</text:p>
          </table:table-cell>
          <table:table-cell table:style-name="ce10" table:formula="of:=IF([.CA101]*1.1&gt;1;1;[.CA101]*1.1)" office:value-type="float" office:value="1" calcext:value-type="float">
            <text:p>1</text:p>
          </table:table-cell>
          <table:table-cell table:style-name="ce10" table:formula="of:=IF([.CB101]*1.1&gt;1;1;[.CB101]*1.1)" office:value-type="float" office:value="1" calcext:value-type="float">
            <text:p>1</text:p>
          </table:table-cell>
          <table:table-cell table:style-name="ce10" table:formula="of:=IF([.CC101]*1.1&gt;1;1;[.CC101]*1.1)" office:value-type="float" office:value="1" calcext:value-type="float">
            <text:p>1</text:p>
          </table:table-cell>
          <table:table-cell table:style-name="ce10" table:formula="of:=IF([.CD101]*1.1&gt;1;1;[.CD101]*1.1)" office:value-type="float" office:value="1" calcext:value-type="float">
            <text:p>1</text:p>
          </table:table-cell>
          <table:table-cell table:style-name="ce10" table:formula="of:=IF([.CE101]*1.1&gt;1;1;[.CE101]*1.1)" office:value-type="float" office:value="1" calcext:value-type="float">
            <text:p>1</text:p>
          </table:table-cell>
          <table:table-cell table:style-name="ce10" table:formula="of:=IF([.CF101]*1.1&gt;1;1;[.CF101]*1.1)" office:value-type="float" office:value="1" calcext:value-type="float">
            <text:p>1</text:p>
          </table:table-cell>
          <table:table-cell table:style-name="ce10" table:formula="of:=IF([.CG101]*1.1&gt;1;1;[.CG101]*1.1)" office:value-type="float" office:value="1" calcext:value-type="float">
            <text:p>1</text:p>
          </table:table-cell>
          <table:table-cell table:style-name="ce10" table:formula="of:=IF([.CH101]*1.1&gt;1;1;[.CH101]*1.1)" office:value-type="float" office:value="1" calcext:value-type="float">
            <text:p>1</text:p>
          </table:table-cell>
          <table:table-cell table:style-name="ce10" table:formula="of:=IF([.CI101]*1.1&gt;1;1;[.CI101]*1.1)" office:value-type="float" office:value="1" calcext:value-type="float">
            <text:p>1</text:p>
          </table:table-cell>
          <table:table-cell table:style-name="ce10" table:formula="of:=IF([.CJ101]*1.1&gt;1;1;[.CJ101]*1.1)" office:value-type="float" office:value="1" calcext:value-type="float">
            <text:p>1</text:p>
          </table:table-cell>
          <table:table-cell table:style-name="ce10" table:formula="of:=IF([.CK101]*1.1&gt;1;1;[.CK101]*1.1)" office:value-type="float" office:value="1" calcext:value-type="float">
            <text:p>1</text:p>
          </table:table-cell>
          <table:table-cell table:style-name="ce10" table:formula="of:=IF([.CL101]*1.1&gt;1;1;[.CL101]*1.1)" office:value-type="float" office:value="1" calcext:value-type="float">
            <text:p>1</text:p>
          </table:table-cell>
          <table:table-cell table:style-name="ce10" table:formula="of:=IF([.CM101]*1.1&gt;1;1;[.CM101]*1.1)" office:value-type="float" office:value="1" calcext:value-type="float">
            <text:p>1</text:p>
          </table:table-cell>
          <table:table-cell table:style-name="ce10" table:formula="of:=IF([.CN101]*1.1&gt;1;1;[.CN101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01]+0.1" office:value-type="float" office:value="0.6" calcext:value-type="float">
            <text:p>0,60</text:p>
          </table:table-cell>
          <table:table-cell table:style-name="ce10" table:formula="of:=IF([.A102]*1.1&gt;1;1;[.A102]*1.1)" office:value-type="float" office:value="0.66" calcext:value-type="float">
            <text:p>0,66</text:p>
          </table:table-cell>
          <table:table-cell table:formula="of:=IF([.B102]*1.1&gt;1;1;[.B102]*1.1)" office:value-type="float" office:value="0.726" calcext:value-type="float">
            <text:p>0,726</text:p>
          </table:table-cell>
          <table:table-cell table:formula="of:=IF([.C102]*1.1&gt;1;1;[.C102]*1.1)" office:value-type="float" office:value="0.7986" calcext:value-type="float">
            <text:p>0,7986</text:p>
          </table:table-cell>
          <table:table-cell table:formula="of:=IF([.D102]*1.1&gt;1;1;[.D102]*1.1)" office:value-type="float" office:value="0.87846" calcext:value-type="float">
            <text:p>0,87846</text:p>
          </table:table-cell>
          <table:table-cell table:formula="of:=IF([.E102]*1.1&gt;1;1;[.E102]*1.1)" office:value-type="float" office:value="0.966306" calcext:value-type="float">
            <text:p>0,966306</text:p>
          </table:table-cell>
          <table:table-cell table:style-name="ce10" table:formula="of:=IF([.F102]*1.1&gt;1;1;[.F102]*1.1)" office:value-type="float" office:value="1" calcext:value-type="float">
            <text:p>1</text:p>
          </table:table-cell>
          <table:table-cell table:style-name="ce10" table:formula="of:=IF([.G102]*1.1&gt;1;1;[.G102]*1.1)" office:value-type="float" office:value="1" calcext:value-type="float">
            <text:p>1</text:p>
          </table:table-cell>
          <table:table-cell table:style-name="ce10" table:formula="of:=IF([.H102]*1.1&gt;1;1;[.H102]*1.1)" office:value-type="float" office:value="1" calcext:value-type="float">
            <text:p>1</text:p>
          </table:table-cell>
          <table:table-cell table:style-name="ce10" table:formula="of:=IF([.I102]*1.1&gt;1;1;[.I102]*1.1)" office:value-type="float" office:value="1" calcext:value-type="float">
            <text:p>1</text:p>
          </table:table-cell>
          <table:table-cell table:style-name="ce10" table:formula="of:=IF([.J102]*1.1&gt;1;1;[.J102]*1.1)" office:value-type="float" office:value="1" calcext:value-type="float">
            <text:p>1</text:p>
          </table:table-cell>
          <table:table-cell table:style-name="ce10" table:formula="of:=IF([.K102]*1.1&gt;1;1;[.K102]*1.1)" office:value-type="float" office:value="1" calcext:value-type="float">
            <text:p>1</text:p>
          </table:table-cell>
          <table:table-cell table:style-name="ce10" table:formula="of:=IF([.L102]*1.1&gt;1;1;[.L102]*1.1)" office:value-type="float" office:value="1" calcext:value-type="float">
            <text:p>1</text:p>
          </table:table-cell>
          <table:table-cell table:style-name="ce10" table:formula="of:=IF([.M102]*1.1&gt;1;1;[.M102]*1.1)" office:value-type="float" office:value="1" calcext:value-type="float">
            <text:p>1</text:p>
          </table:table-cell>
          <table:table-cell table:style-name="ce10" table:formula="of:=IF([.N102]*1.1&gt;1;1;[.N102]*1.1)" office:value-type="float" office:value="1" calcext:value-type="float">
            <text:p>1</text:p>
          </table:table-cell>
          <table:table-cell table:style-name="ce10" table:formula="of:=IF([.O102]*1.1&gt;1;1;[.O102]*1.1)" office:value-type="float" office:value="1" calcext:value-type="float">
            <text:p>1</text:p>
          </table:table-cell>
          <table:table-cell table:style-name="ce10" table:formula="of:=IF([.P102]*1.1&gt;1;1;[.P102]*1.1)" office:value-type="float" office:value="1" calcext:value-type="float">
            <text:p>1</text:p>
          </table:table-cell>
          <table:table-cell table:style-name="ce10" table:formula="of:=IF([.Q102]*1.1&gt;1;1;[.Q102]*1.1)" office:value-type="float" office:value="1" calcext:value-type="float">
            <text:p>1</text:p>
          </table:table-cell>
          <table:table-cell table:style-name="ce10" table:formula="of:=IF([.R102]*1.1&gt;1;1;[.R102]*1.1)" office:value-type="float" office:value="1" calcext:value-type="float">
            <text:p>1</text:p>
          </table:table-cell>
          <table:table-cell table:style-name="ce10" table:formula="of:=IF([.S102]*1.1&gt;1;1;[.S102]*1.1)" office:value-type="float" office:value="1" calcext:value-type="float">
            <text:p>1</text:p>
          </table:table-cell>
          <table:table-cell table:style-name="ce10" table:formula="of:=IF([.T102]*1.1&gt;1;1;[.T102]*1.1)" office:value-type="float" office:value="1" calcext:value-type="float">
            <text:p>1</text:p>
          </table:table-cell>
          <table:table-cell table:style-name="ce10" table:formula="of:=IF([.U102]*1.1&gt;1;1;[.U102]*1.1)" office:value-type="float" office:value="1" calcext:value-type="float">
            <text:p>1</text:p>
          </table:table-cell>
          <table:table-cell table:style-name="ce10" table:formula="of:=IF([.V102]*1.1&gt;1;1;[.V102]*1.1)" office:value-type="float" office:value="1" calcext:value-type="float">
            <text:p>1</text:p>
          </table:table-cell>
          <table:table-cell table:style-name="ce10" table:formula="of:=IF([.W102]*1.1&gt;1;1;[.W102]*1.1)" office:value-type="float" office:value="1" calcext:value-type="float">
            <text:p>1</text:p>
          </table:table-cell>
          <table:table-cell table:style-name="ce10" table:formula="of:=IF([.X102]*1.1&gt;1;1;[.X102]*1.1)" office:value-type="float" office:value="1" calcext:value-type="float">
            <text:p>1</text:p>
          </table:table-cell>
          <table:table-cell table:style-name="ce10" table:formula="of:=IF([.Y102]*1.1&gt;1;1;[.Y102]*1.1)" office:value-type="float" office:value="1" calcext:value-type="float">
            <text:p>1</text:p>
          </table:table-cell>
          <table:table-cell table:style-name="ce10" table:formula="of:=IF([.Z102]*1.1&gt;1;1;[.Z102]*1.1)" office:value-type="float" office:value="1" calcext:value-type="float">
            <text:p>1</text:p>
          </table:table-cell>
          <table:table-cell table:style-name="ce10" table:formula="of:=IF([.AA102]*1.1&gt;1;1;[.AA102]*1.1)" office:value-type="float" office:value="1" calcext:value-type="float">
            <text:p>1</text:p>
          </table:table-cell>
          <table:table-cell table:style-name="ce10" table:formula="of:=IF([.AB102]*1.1&gt;1;1;[.AB102]*1.1)" office:value-type="float" office:value="1" calcext:value-type="float">
            <text:p>1</text:p>
          </table:table-cell>
          <table:table-cell table:style-name="ce10" table:formula="of:=IF([.AC102]*1.1&gt;1;1;[.AC102]*1.1)" office:value-type="float" office:value="1" calcext:value-type="float">
            <text:p>1</text:p>
          </table:table-cell>
          <table:table-cell table:style-name="ce10" table:formula="of:=IF([.AD102]*1.1&gt;1;1;[.AD102]*1.1)" office:value-type="float" office:value="1" calcext:value-type="float">
            <text:p>1</text:p>
          </table:table-cell>
          <table:table-cell table:style-name="ce10" table:formula="of:=IF([.AE102]*1.1&gt;1;1;[.AE102]*1.1)" office:value-type="float" office:value="1" calcext:value-type="float">
            <text:p>1</text:p>
          </table:table-cell>
          <table:table-cell table:style-name="ce10" table:formula="of:=IF([.AF102]*1.1&gt;1;1;[.AF102]*1.1)" office:value-type="float" office:value="1" calcext:value-type="float">
            <text:p>1</text:p>
          </table:table-cell>
          <table:table-cell table:style-name="ce10" table:formula="of:=IF([.AG102]*1.1&gt;1;1;[.AG102]*1.1)" office:value-type="float" office:value="1" calcext:value-type="float">
            <text:p>1</text:p>
          </table:table-cell>
          <table:table-cell table:style-name="ce10" table:formula="of:=IF([.AH102]*1.1&gt;1;1;[.AH102]*1.1)" office:value-type="float" office:value="1" calcext:value-type="float">
            <text:p>1</text:p>
          </table:table-cell>
          <table:table-cell table:style-name="ce10" table:formula="of:=IF([.AI102]*1.1&gt;1;1;[.AI102]*1.1)" office:value-type="float" office:value="1" calcext:value-type="float">
            <text:p>1</text:p>
          </table:table-cell>
          <table:table-cell table:style-name="ce10" table:formula="of:=IF([.AJ102]*1.1&gt;1;1;[.AJ102]*1.1)" office:value-type="float" office:value="1" calcext:value-type="float">
            <text:p>1</text:p>
          </table:table-cell>
          <table:table-cell table:style-name="ce10" table:formula="of:=IF([.AK102]*1.1&gt;1;1;[.AK102]*1.1)" office:value-type="float" office:value="1" calcext:value-type="float">
            <text:p>1</text:p>
          </table:table-cell>
          <table:table-cell table:style-name="ce10" table:formula="of:=IF([.AL102]*1.1&gt;1;1;[.AL102]*1.1)" office:value-type="float" office:value="1" calcext:value-type="float">
            <text:p>1</text:p>
          </table:table-cell>
          <table:table-cell table:style-name="ce10" table:formula="of:=IF([.AM102]*1.1&gt;1;1;[.AM102]*1.1)" office:value-type="float" office:value="1" calcext:value-type="float">
            <text:p>1</text:p>
          </table:table-cell>
          <table:table-cell table:style-name="ce10" table:formula="of:=IF([.AN102]*1.1&gt;1;1;[.AN102]*1.1)" office:value-type="float" office:value="1" calcext:value-type="float">
            <text:p>1</text:p>
          </table:table-cell>
          <table:table-cell table:style-name="ce10" table:formula="of:=IF([.AO102]*1.1&gt;1;1;[.AO102]*1.1)" office:value-type="float" office:value="1" calcext:value-type="float">
            <text:p>1</text:p>
          </table:table-cell>
          <table:table-cell table:style-name="ce10" table:formula="of:=IF([.AP102]*1.1&gt;1;1;[.AP102]*1.1)" office:value-type="float" office:value="1" calcext:value-type="float">
            <text:p>1</text:p>
          </table:table-cell>
          <table:table-cell table:style-name="ce10" table:formula="of:=IF([.AQ102]*1.1&gt;1;1;[.AQ102]*1.1)" office:value-type="float" office:value="1" calcext:value-type="float">
            <text:p>1</text:p>
          </table:table-cell>
          <table:table-cell table:style-name="ce10" table:formula="of:=IF([.AR102]*1.1&gt;1;1;[.AR102]*1.1)" office:value-type="float" office:value="1" calcext:value-type="float">
            <text:p>1</text:p>
          </table:table-cell>
          <table:table-cell table:style-name="ce10" table:formula="of:=IF([.AS102]*1.1&gt;1;1;[.AS102]*1.1)" office:value-type="float" office:value="1" calcext:value-type="float">
            <text:p>1</text:p>
          </table:table-cell>
          <table:table-cell table:style-name="ce10" table:formula="of:=IF([.AT102]*1.1&gt;1;1;[.AT102]*1.1)" office:value-type="float" office:value="1" calcext:value-type="float">
            <text:p>1</text:p>
          </table:table-cell>
          <table:table-cell table:style-name="ce10" table:formula="of:=IF([.AU102]*1.1&gt;1;1;[.AU102]*1.1)" office:value-type="float" office:value="1" calcext:value-type="float">
            <text:p>1</text:p>
          </table:table-cell>
          <table:table-cell table:style-name="ce10" table:formula="of:=IF([.AV102]*1.1&gt;1;1;[.AV102]*1.1)" office:value-type="float" office:value="1" calcext:value-type="float">
            <text:p>1</text:p>
          </table:table-cell>
          <table:table-cell table:style-name="ce10" table:formula="of:=IF([.AW102]*1.1&gt;1;1;[.AW102]*1.1)" office:value-type="float" office:value="1" calcext:value-type="float">
            <text:p>1</text:p>
          </table:table-cell>
          <table:table-cell table:style-name="ce10" table:formula="of:=IF([.AX102]*1.1&gt;1;1;[.AX102]*1.1)" office:value-type="float" office:value="1" calcext:value-type="float">
            <text:p>1</text:p>
          </table:table-cell>
          <table:table-cell table:style-name="ce10" table:formula="of:=IF([.AY102]*1.1&gt;1;1;[.AY102]*1.1)" office:value-type="float" office:value="1" calcext:value-type="float">
            <text:p>1</text:p>
          </table:table-cell>
          <table:table-cell table:style-name="ce10" table:formula="of:=IF([.AZ102]*1.1&gt;1;1;[.AZ102]*1.1)" office:value-type="float" office:value="1" calcext:value-type="float">
            <text:p>1</text:p>
          </table:table-cell>
          <table:table-cell table:style-name="ce10" table:formula="of:=IF([.BA102]*1.1&gt;1;1;[.BA102]*1.1)" office:value-type="float" office:value="1" calcext:value-type="float">
            <text:p>1</text:p>
          </table:table-cell>
          <table:table-cell table:style-name="ce10" table:formula="of:=IF([.BB102]*1.1&gt;1;1;[.BB102]*1.1)" office:value-type="float" office:value="1" calcext:value-type="float">
            <text:p>1</text:p>
          </table:table-cell>
          <table:table-cell table:style-name="ce10" table:formula="of:=IF([.BC102]*1.1&gt;1;1;[.BC102]*1.1)" office:value-type="float" office:value="1" calcext:value-type="float">
            <text:p>1</text:p>
          </table:table-cell>
          <table:table-cell table:style-name="ce10" table:formula="of:=IF([.BD102]*1.1&gt;1;1;[.BD102]*1.1)" office:value-type="float" office:value="1" calcext:value-type="float">
            <text:p>1</text:p>
          </table:table-cell>
          <table:table-cell table:style-name="ce10" table:formula="of:=IF([.BE102]*1.1&gt;1;1;[.BE102]*1.1)" office:value-type="float" office:value="1" calcext:value-type="float">
            <text:p>1</text:p>
          </table:table-cell>
          <table:table-cell table:style-name="ce10" table:formula="of:=IF([.BF102]*1.1&gt;1;1;[.BF102]*1.1)" office:value-type="float" office:value="1" calcext:value-type="float">
            <text:p>1</text:p>
          </table:table-cell>
          <table:table-cell table:style-name="ce10" table:formula="of:=IF([.BG102]*1.1&gt;1;1;[.BG102]*1.1)" office:value-type="float" office:value="1" calcext:value-type="float">
            <text:p>1</text:p>
          </table:table-cell>
          <table:table-cell table:style-name="ce10" table:formula="of:=IF([.BH102]*1.1&gt;1;1;[.BH102]*1.1)" office:value-type="float" office:value="1" calcext:value-type="float">
            <text:p>1</text:p>
          </table:table-cell>
          <table:table-cell table:style-name="ce10" table:formula="of:=IF([.BI102]*1.1&gt;1;1;[.BI102]*1.1)" office:value-type="float" office:value="1" calcext:value-type="float">
            <text:p>1</text:p>
          </table:table-cell>
          <table:table-cell table:style-name="ce10" table:formula="of:=IF([.BJ102]*1.1&gt;1;1;[.BJ102]*1.1)" office:value-type="float" office:value="1" calcext:value-type="float">
            <text:p>1</text:p>
          </table:table-cell>
          <table:table-cell table:style-name="ce10" table:formula="of:=IF([.BK102]*1.1&gt;1;1;[.BK102]*1.1)" office:value-type="float" office:value="1" calcext:value-type="float">
            <text:p>1</text:p>
          </table:table-cell>
          <table:table-cell table:style-name="ce10" table:formula="of:=IF([.BL102]*1.1&gt;1;1;[.BL102]*1.1)" office:value-type="float" office:value="1" calcext:value-type="float">
            <text:p>1</text:p>
          </table:table-cell>
          <table:table-cell table:style-name="ce10" table:formula="of:=IF([.BM102]*1.1&gt;1;1;[.BM102]*1.1)" office:value-type="float" office:value="1" calcext:value-type="float">
            <text:p>1</text:p>
          </table:table-cell>
          <table:table-cell table:style-name="ce10" table:formula="of:=IF([.BN102]*1.1&gt;1;1;[.BN102]*1.1)" office:value-type="float" office:value="1" calcext:value-type="float">
            <text:p>1</text:p>
          </table:table-cell>
          <table:table-cell table:style-name="ce10" table:formula="of:=IF([.BO102]*1.1&gt;1;1;[.BO102]*1.1)" office:value-type="float" office:value="1" calcext:value-type="float">
            <text:p>1</text:p>
          </table:table-cell>
          <table:table-cell table:style-name="ce10" table:formula="of:=IF([.BP102]*1.1&gt;1;1;[.BP102]*1.1)" office:value-type="float" office:value="1" calcext:value-type="float">
            <text:p>1</text:p>
          </table:table-cell>
          <table:table-cell table:style-name="ce10" table:formula="of:=IF([.BQ102]*1.1&gt;1;1;[.BQ102]*1.1)" office:value-type="float" office:value="1" calcext:value-type="float">
            <text:p>1</text:p>
          </table:table-cell>
          <table:table-cell table:style-name="ce10" table:formula="of:=IF([.BR102]*1.1&gt;1;1;[.BR102]*1.1)" office:value-type="float" office:value="1" calcext:value-type="float">
            <text:p>1</text:p>
          </table:table-cell>
          <table:table-cell table:style-name="ce10" table:formula="of:=IF([.BS102]*1.1&gt;1;1;[.BS102]*1.1)" office:value-type="float" office:value="1" calcext:value-type="float">
            <text:p>1</text:p>
          </table:table-cell>
          <table:table-cell table:style-name="ce10" table:formula="of:=IF([.BT102]*1.1&gt;1;1;[.BT102]*1.1)" office:value-type="float" office:value="1" calcext:value-type="float">
            <text:p>1</text:p>
          </table:table-cell>
          <table:table-cell table:style-name="ce10" table:formula="of:=IF([.BU102]*1.1&gt;1;1;[.BU102]*1.1)" office:value-type="float" office:value="1" calcext:value-type="float">
            <text:p>1</text:p>
          </table:table-cell>
          <table:table-cell table:style-name="ce10" table:formula="of:=IF([.BV102]*1.1&gt;1;1;[.BV102]*1.1)" office:value-type="float" office:value="1" calcext:value-type="float">
            <text:p>1</text:p>
          </table:table-cell>
          <table:table-cell table:style-name="ce10" table:formula="of:=IF([.BW102]*1.1&gt;1;1;[.BW102]*1.1)" office:value-type="float" office:value="1" calcext:value-type="float">
            <text:p>1</text:p>
          </table:table-cell>
          <table:table-cell table:style-name="ce10" table:formula="of:=IF([.BX102]*1.1&gt;1;1;[.BX102]*1.1)" office:value-type="float" office:value="1" calcext:value-type="float">
            <text:p>1</text:p>
          </table:table-cell>
          <table:table-cell table:style-name="ce10" table:formula="of:=IF([.BY102]*1.1&gt;1;1;[.BY102]*1.1)" office:value-type="float" office:value="1" calcext:value-type="float">
            <text:p>1</text:p>
          </table:table-cell>
          <table:table-cell table:style-name="ce10" table:formula="of:=IF([.BZ102]*1.1&gt;1;1;[.BZ102]*1.1)" office:value-type="float" office:value="1" calcext:value-type="float">
            <text:p>1</text:p>
          </table:table-cell>
          <table:table-cell table:style-name="ce10" table:formula="of:=IF([.CA102]*1.1&gt;1;1;[.CA102]*1.1)" office:value-type="float" office:value="1" calcext:value-type="float">
            <text:p>1</text:p>
          </table:table-cell>
          <table:table-cell table:style-name="ce10" table:formula="of:=IF([.CB102]*1.1&gt;1;1;[.CB102]*1.1)" office:value-type="float" office:value="1" calcext:value-type="float">
            <text:p>1</text:p>
          </table:table-cell>
          <table:table-cell table:style-name="ce10" table:formula="of:=IF([.CC102]*1.1&gt;1;1;[.CC102]*1.1)" office:value-type="float" office:value="1" calcext:value-type="float">
            <text:p>1</text:p>
          </table:table-cell>
          <table:table-cell table:style-name="ce10" table:formula="of:=IF([.CD102]*1.1&gt;1;1;[.CD102]*1.1)" office:value-type="float" office:value="1" calcext:value-type="float">
            <text:p>1</text:p>
          </table:table-cell>
          <table:table-cell table:style-name="ce10" table:formula="of:=IF([.CE102]*1.1&gt;1;1;[.CE102]*1.1)" office:value-type="float" office:value="1" calcext:value-type="float">
            <text:p>1</text:p>
          </table:table-cell>
          <table:table-cell table:style-name="ce10" table:formula="of:=IF([.CF102]*1.1&gt;1;1;[.CF102]*1.1)" office:value-type="float" office:value="1" calcext:value-type="float">
            <text:p>1</text:p>
          </table:table-cell>
          <table:table-cell table:style-name="ce10" table:formula="of:=IF([.CG102]*1.1&gt;1;1;[.CG102]*1.1)" office:value-type="float" office:value="1" calcext:value-type="float">
            <text:p>1</text:p>
          </table:table-cell>
          <table:table-cell table:style-name="ce10" table:formula="of:=IF([.CH102]*1.1&gt;1;1;[.CH102]*1.1)" office:value-type="float" office:value="1" calcext:value-type="float">
            <text:p>1</text:p>
          </table:table-cell>
          <table:table-cell table:style-name="ce10" table:formula="of:=IF([.CI102]*1.1&gt;1;1;[.CI102]*1.1)" office:value-type="float" office:value="1" calcext:value-type="float">
            <text:p>1</text:p>
          </table:table-cell>
          <table:table-cell table:style-name="ce10" table:formula="of:=IF([.CJ102]*1.1&gt;1;1;[.CJ102]*1.1)" office:value-type="float" office:value="1" calcext:value-type="float">
            <text:p>1</text:p>
          </table:table-cell>
          <table:table-cell table:style-name="ce10" table:formula="of:=IF([.CK102]*1.1&gt;1;1;[.CK102]*1.1)" office:value-type="float" office:value="1" calcext:value-type="float">
            <text:p>1</text:p>
          </table:table-cell>
          <table:table-cell table:style-name="ce10" table:formula="of:=IF([.CL102]*1.1&gt;1;1;[.CL102]*1.1)" office:value-type="float" office:value="1" calcext:value-type="float">
            <text:p>1</text:p>
          </table:table-cell>
          <table:table-cell table:style-name="ce10" table:formula="of:=IF([.CM102]*1.1&gt;1;1;[.CM102]*1.1)" office:value-type="float" office:value="1" calcext:value-type="float">
            <text:p>1</text:p>
          </table:table-cell>
          <table:table-cell table:style-name="ce10" table:formula="of:=IF([.CN102]*1.1&gt;1;1;[.CN102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02]+0.1" office:value-type="float" office:value="0.7" calcext:value-type="float">
            <text:p>0,70</text:p>
          </table:table-cell>
          <table:table-cell table:style-name="ce10" table:formula="of:=IF([.A103]*1.1&gt;1;1;[.A103]*1.1)" office:value-type="float" office:value="0.77" calcext:value-type="float">
            <text:p>0,77</text:p>
          </table:table-cell>
          <table:table-cell table:formula="of:=IF([.B103]*1.1&gt;1;1;[.B103]*1.1)" office:value-type="float" office:value="0.847" calcext:value-type="float">
            <text:p>0,847</text:p>
          </table:table-cell>
          <table:table-cell table:formula="of:=IF([.C103]*1.1&gt;1;1;[.C103]*1.1)" office:value-type="float" office:value="0.9317" calcext:value-type="float">
            <text:p>0,9317</text:p>
          </table:table-cell>
          <table:table-cell table:formula="of:=IF([.D103]*1.1&gt;1;1;[.D103]*1.1)" office:value-type="float" office:value="1" calcext:value-type="float">
            <text:p>1</text:p>
          </table:table-cell>
          <table:table-cell table:formula="of:=IF([.E103]*1.1&gt;1;1;[.E103]*1.1)" office:value-type="float" office:value="1" calcext:value-type="float">
            <text:p>1</text:p>
          </table:table-cell>
          <table:table-cell table:style-name="ce10" table:formula="of:=IF([.F103]*1.1&gt;1;1;[.F103]*1.1)" office:value-type="float" office:value="1" calcext:value-type="float">
            <text:p>1</text:p>
          </table:table-cell>
          <table:table-cell table:style-name="ce10" table:formula="of:=IF([.G103]*1.1&gt;1;1;[.G103]*1.1)" office:value-type="float" office:value="1" calcext:value-type="float">
            <text:p>1</text:p>
          </table:table-cell>
          <table:table-cell table:style-name="ce10" table:formula="of:=IF([.H103]*1.1&gt;1;1;[.H103]*1.1)" office:value-type="float" office:value="1" calcext:value-type="float">
            <text:p>1</text:p>
          </table:table-cell>
          <table:table-cell table:style-name="ce10" table:formula="of:=IF([.I103]*1.1&gt;1;1;[.I103]*1.1)" office:value-type="float" office:value="1" calcext:value-type="float">
            <text:p>1</text:p>
          </table:table-cell>
          <table:table-cell table:style-name="ce10" table:formula="of:=IF([.J103]*1.1&gt;1;1;[.J103]*1.1)" office:value-type="float" office:value="1" calcext:value-type="float">
            <text:p>1</text:p>
          </table:table-cell>
          <table:table-cell table:style-name="ce10" table:formula="of:=IF([.K103]*1.1&gt;1;1;[.K103]*1.1)" office:value-type="float" office:value="1" calcext:value-type="float">
            <text:p>1</text:p>
          </table:table-cell>
          <table:table-cell table:style-name="ce10" table:formula="of:=IF([.L103]*1.1&gt;1;1;[.L103]*1.1)" office:value-type="float" office:value="1" calcext:value-type="float">
            <text:p>1</text:p>
          </table:table-cell>
          <table:table-cell table:style-name="ce10" table:formula="of:=IF([.M103]*1.1&gt;1;1;[.M103]*1.1)" office:value-type="float" office:value="1" calcext:value-type="float">
            <text:p>1</text:p>
          </table:table-cell>
          <table:table-cell table:style-name="ce10" table:formula="of:=IF([.N103]*1.1&gt;1;1;[.N103]*1.1)" office:value-type="float" office:value="1" calcext:value-type="float">
            <text:p>1</text:p>
          </table:table-cell>
          <table:table-cell table:style-name="ce10" table:formula="of:=IF([.O103]*1.1&gt;1;1;[.O103]*1.1)" office:value-type="float" office:value="1" calcext:value-type="float">
            <text:p>1</text:p>
          </table:table-cell>
          <table:table-cell table:style-name="ce10" table:formula="of:=IF([.P103]*1.1&gt;1;1;[.P103]*1.1)" office:value-type="float" office:value="1" calcext:value-type="float">
            <text:p>1</text:p>
          </table:table-cell>
          <table:table-cell table:style-name="ce10" table:formula="of:=IF([.Q103]*1.1&gt;1;1;[.Q103]*1.1)" office:value-type="float" office:value="1" calcext:value-type="float">
            <text:p>1</text:p>
          </table:table-cell>
          <table:table-cell table:style-name="ce10" table:formula="of:=IF([.R103]*1.1&gt;1;1;[.R103]*1.1)" office:value-type="float" office:value="1" calcext:value-type="float">
            <text:p>1</text:p>
          </table:table-cell>
          <table:table-cell table:style-name="ce10" table:formula="of:=IF([.S103]*1.1&gt;1;1;[.S103]*1.1)" office:value-type="float" office:value="1" calcext:value-type="float">
            <text:p>1</text:p>
          </table:table-cell>
          <table:table-cell table:style-name="ce10" table:formula="of:=IF([.T103]*1.1&gt;1;1;[.T103]*1.1)" office:value-type="float" office:value="1" calcext:value-type="float">
            <text:p>1</text:p>
          </table:table-cell>
          <table:table-cell table:style-name="ce10" table:formula="of:=IF([.U103]*1.1&gt;1;1;[.U103]*1.1)" office:value-type="float" office:value="1" calcext:value-type="float">
            <text:p>1</text:p>
          </table:table-cell>
          <table:table-cell table:style-name="ce10" table:formula="of:=IF([.V103]*1.1&gt;1;1;[.V103]*1.1)" office:value-type="float" office:value="1" calcext:value-type="float">
            <text:p>1</text:p>
          </table:table-cell>
          <table:table-cell table:style-name="ce10" table:formula="of:=IF([.W103]*1.1&gt;1;1;[.W103]*1.1)" office:value-type="float" office:value="1" calcext:value-type="float">
            <text:p>1</text:p>
          </table:table-cell>
          <table:table-cell table:style-name="ce10" table:formula="of:=IF([.X103]*1.1&gt;1;1;[.X103]*1.1)" office:value-type="float" office:value="1" calcext:value-type="float">
            <text:p>1</text:p>
          </table:table-cell>
          <table:table-cell table:style-name="ce10" table:formula="of:=IF([.Y103]*1.1&gt;1;1;[.Y103]*1.1)" office:value-type="float" office:value="1" calcext:value-type="float">
            <text:p>1</text:p>
          </table:table-cell>
          <table:table-cell table:style-name="ce10" table:formula="of:=IF([.Z103]*1.1&gt;1;1;[.Z103]*1.1)" office:value-type="float" office:value="1" calcext:value-type="float">
            <text:p>1</text:p>
          </table:table-cell>
          <table:table-cell table:style-name="ce10" table:formula="of:=IF([.AA103]*1.1&gt;1;1;[.AA103]*1.1)" office:value-type="float" office:value="1" calcext:value-type="float">
            <text:p>1</text:p>
          </table:table-cell>
          <table:table-cell table:style-name="ce10" table:formula="of:=IF([.AB103]*1.1&gt;1;1;[.AB103]*1.1)" office:value-type="float" office:value="1" calcext:value-type="float">
            <text:p>1</text:p>
          </table:table-cell>
          <table:table-cell table:style-name="ce10" table:formula="of:=IF([.AC103]*1.1&gt;1;1;[.AC103]*1.1)" office:value-type="float" office:value="1" calcext:value-type="float">
            <text:p>1</text:p>
          </table:table-cell>
          <table:table-cell table:style-name="ce10" table:formula="of:=IF([.AD103]*1.1&gt;1;1;[.AD103]*1.1)" office:value-type="float" office:value="1" calcext:value-type="float">
            <text:p>1</text:p>
          </table:table-cell>
          <table:table-cell table:style-name="ce10" table:formula="of:=IF([.AE103]*1.1&gt;1;1;[.AE103]*1.1)" office:value-type="float" office:value="1" calcext:value-type="float">
            <text:p>1</text:p>
          </table:table-cell>
          <table:table-cell table:style-name="ce10" table:formula="of:=IF([.AF103]*1.1&gt;1;1;[.AF103]*1.1)" office:value-type="float" office:value="1" calcext:value-type="float">
            <text:p>1</text:p>
          </table:table-cell>
          <table:table-cell table:style-name="ce10" table:formula="of:=IF([.AG103]*1.1&gt;1;1;[.AG103]*1.1)" office:value-type="float" office:value="1" calcext:value-type="float">
            <text:p>1</text:p>
          </table:table-cell>
          <table:table-cell table:style-name="ce10" table:formula="of:=IF([.AH103]*1.1&gt;1;1;[.AH103]*1.1)" office:value-type="float" office:value="1" calcext:value-type="float">
            <text:p>1</text:p>
          </table:table-cell>
          <table:table-cell table:style-name="ce10" table:formula="of:=IF([.AI103]*1.1&gt;1;1;[.AI103]*1.1)" office:value-type="float" office:value="1" calcext:value-type="float">
            <text:p>1</text:p>
          </table:table-cell>
          <table:table-cell table:style-name="ce10" table:formula="of:=IF([.AJ103]*1.1&gt;1;1;[.AJ103]*1.1)" office:value-type="float" office:value="1" calcext:value-type="float">
            <text:p>1</text:p>
          </table:table-cell>
          <table:table-cell table:style-name="ce10" table:formula="of:=IF([.AK103]*1.1&gt;1;1;[.AK103]*1.1)" office:value-type="float" office:value="1" calcext:value-type="float">
            <text:p>1</text:p>
          </table:table-cell>
          <table:table-cell table:style-name="ce10" table:formula="of:=IF([.AL103]*1.1&gt;1;1;[.AL103]*1.1)" office:value-type="float" office:value="1" calcext:value-type="float">
            <text:p>1</text:p>
          </table:table-cell>
          <table:table-cell table:style-name="ce10" table:formula="of:=IF([.AM103]*1.1&gt;1;1;[.AM103]*1.1)" office:value-type="float" office:value="1" calcext:value-type="float">
            <text:p>1</text:p>
          </table:table-cell>
          <table:table-cell table:style-name="ce10" table:formula="of:=IF([.AN103]*1.1&gt;1;1;[.AN103]*1.1)" office:value-type="float" office:value="1" calcext:value-type="float">
            <text:p>1</text:p>
          </table:table-cell>
          <table:table-cell table:style-name="ce10" table:formula="of:=IF([.AO103]*1.1&gt;1;1;[.AO103]*1.1)" office:value-type="float" office:value="1" calcext:value-type="float">
            <text:p>1</text:p>
          </table:table-cell>
          <table:table-cell table:style-name="ce10" table:formula="of:=IF([.AP103]*1.1&gt;1;1;[.AP103]*1.1)" office:value-type="float" office:value="1" calcext:value-type="float">
            <text:p>1</text:p>
          </table:table-cell>
          <table:table-cell table:style-name="ce10" table:formula="of:=IF([.AQ103]*1.1&gt;1;1;[.AQ103]*1.1)" office:value-type="float" office:value="1" calcext:value-type="float">
            <text:p>1</text:p>
          </table:table-cell>
          <table:table-cell table:style-name="ce10" table:formula="of:=IF([.AR103]*1.1&gt;1;1;[.AR103]*1.1)" office:value-type="float" office:value="1" calcext:value-type="float">
            <text:p>1</text:p>
          </table:table-cell>
          <table:table-cell table:style-name="ce10" table:formula="of:=IF([.AS103]*1.1&gt;1;1;[.AS103]*1.1)" office:value-type="float" office:value="1" calcext:value-type="float">
            <text:p>1</text:p>
          </table:table-cell>
          <table:table-cell table:style-name="ce10" table:formula="of:=IF([.AT103]*1.1&gt;1;1;[.AT103]*1.1)" office:value-type="float" office:value="1" calcext:value-type="float">
            <text:p>1</text:p>
          </table:table-cell>
          <table:table-cell table:style-name="ce10" table:formula="of:=IF([.AU103]*1.1&gt;1;1;[.AU103]*1.1)" office:value-type="float" office:value="1" calcext:value-type="float">
            <text:p>1</text:p>
          </table:table-cell>
          <table:table-cell table:style-name="ce10" table:formula="of:=IF([.AV103]*1.1&gt;1;1;[.AV103]*1.1)" office:value-type="float" office:value="1" calcext:value-type="float">
            <text:p>1</text:p>
          </table:table-cell>
          <table:table-cell table:style-name="ce10" table:formula="of:=IF([.AW103]*1.1&gt;1;1;[.AW103]*1.1)" office:value-type="float" office:value="1" calcext:value-type="float">
            <text:p>1</text:p>
          </table:table-cell>
          <table:table-cell table:style-name="ce10" table:formula="of:=IF([.AX103]*1.1&gt;1;1;[.AX103]*1.1)" office:value-type="float" office:value="1" calcext:value-type="float">
            <text:p>1</text:p>
          </table:table-cell>
          <table:table-cell table:style-name="ce10" table:formula="of:=IF([.AY103]*1.1&gt;1;1;[.AY103]*1.1)" office:value-type="float" office:value="1" calcext:value-type="float">
            <text:p>1</text:p>
          </table:table-cell>
          <table:table-cell table:style-name="ce10" table:formula="of:=IF([.AZ103]*1.1&gt;1;1;[.AZ103]*1.1)" office:value-type="float" office:value="1" calcext:value-type="float">
            <text:p>1</text:p>
          </table:table-cell>
          <table:table-cell table:style-name="ce10" table:formula="of:=IF([.BA103]*1.1&gt;1;1;[.BA103]*1.1)" office:value-type="float" office:value="1" calcext:value-type="float">
            <text:p>1</text:p>
          </table:table-cell>
          <table:table-cell table:style-name="ce10" table:formula="of:=IF([.BB103]*1.1&gt;1;1;[.BB103]*1.1)" office:value-type="float" office:value="1" calcext:value-type="float">
            <text:p>1</text:p>
          </table:table-cell>
          <table:table-cell table:style-name="ce10" table:formula="of:=IF([.BC103]*1.1&gt;1;1;[.BC103]*1.1)" office:value-type="float" office:value="1" calcext:value-type="float">
            <text:p>1</text:p>
          </table:table-cell>
          <table:table-cell table:style-name="ce10" table:formula="of:=IF([.BD103]*1.1&gt;1;1;[.BD103]*1.1)" office:value-type="float" office:value="1" calcext:value-type="float">
            <text:p>1</text:p>
          </table:table-cell>
          <table:table-cell table:style-name="ce10" table:formula="of:=IF([.BE103]*1.1&gt;1;1;[.BE103]*1.1)" office:value-type="float" office:value="1" calcext:value-type="float">
            <text:p>1</text:p>
          </table:table-cell>
          <table:table-cell table:style-name="ce10" table:formula="of:=IF([.BF103]*1.1&gt;1;1;[.BF103]*1.1)" office:value-type="float" office:value="1" calcext:value-type="float">
            <text:p>1</text:p>
          </table:table-cell>
          <table:table-cell table:style-name="ce10" table:formula="of:=IF([.BG103]*1.1&gt;1;1;[.BG103]*1.1)" office:value-type="float" office:value="1" calcext:value-type="float">
            <text:p>1</text:p>
          </table:table-cell>
          <table:table-cell table:style-name="ce10" table:formula="of:=IF([.BH103]*1.1&gt;1;1;[.BH103]*1.1)" office:value-type="float" office:value="1" calcext:value-type="float">
            <text:p>1</text:p>
          </table:table-cell>
          <table:table-cell table:style-name="ce10" table:formula="of:=IF([.BI103]*1.1&gt;1;1;[.BI103]*1.1)" office:value-type="float" office:value="1" calcext:value-type="float">
            <text:p>1</text:p>
          </table:table-cell>
          <table:table-cell table:style-name="ce10" table:formula="of:=IF([.BJ103]*1.1&gt;1;1;[.BJ103]*1.1)" office:value-type="float" office:value="1" calcext:value-type="float">
            <text:p>1</text:p>
          </table:table-cell>
          <table:table-cell table:style-name="ce10" table:formula="of:=IF([.BK103]*1.1&gt;1;1;[.BK103]*1.1)" office:value-type="float" office:value="1" calcext:value-type="float">
            <text:p>1</text:p>
          </table:table-cell>
          <table:table-cell table:style-name="ce10" table:formula="of:=IF([.BL103]*1.1&gt;1;1;[.BL103]*1.1)" office:value-type="float" office:value="1" calcext:value-type="float">
            <text:p>1</text:p>
          </table:table-cell>
          <table:table-cell table:style-name="ce10" table:formula="of:=IF([.BM103]*1.1&gt;1;1;[.BM103]*1.1)" office:value-type="float" office:value="1" calcext:value-type="float">
            <text:p>1</text:p>
          </table:table-cell>
          <table:table-cell table:style-name="ce10" table:formula="of:=IF([.BN103]*1.1&gt;1;1;[.BN103]*1.1)" office:value-type="float" office:value="1" calcext:value-type="float">
            <text:p>1</text:p>
          </table:table-cell>
          <table:table-cell table:style-name="ce10" table:formula="of:=IF([.BO103]*1.1&gt;1;1;[.BO103]*1.1)" office:value-type="float" office:value="1" calcext:value-type="float">
            <text:p>1</text:p>
          </table:table-cell>
          <table:table-cell table:style-name="ce10" table:formula="of:=IF([.BP103]*1.1&gt;1;1;[.BP103]*1.1)" office:value-type="float" office:value="1" calcext:value-type="float">
            <text:p>1</text:p>
          </table:table-cell>
          <table:table-cell table:style-name="ce10" table:formula="of:=IF([.BQ103]*1.1&gt;1;1;[.BQ103]*1.1)" office:value-type="float" office:value="1" calcext:value-type="float">
            <text:p>1</text:p>
          </table:table-cell>
          <table:table-cell table:style-name="ce10" table:formula="of:=IF([.BR103]*1.1&gt;1;1;[.BR103]*1.1)" office:value-type="float" office:value="1" calcext:value-type="float">
            <text:p>1</text:p>
          </table:table-cell>
          <table:table-cell table:style-name="ce10" table:formula="of:=IF([.BS103]*1.1&gt;1;1;[.BS103]*1.1)" office:value-type="float" office:value="1" calcext:value-type="float">
            <text:p>1</text:p>
          </table:table-cell>
          <table:table-cell table:style-name="ce10" table:formula="of:=IF([.BT103]*1.1&gt;1;1;[.BT103]*1.1)" office:value-type="float" office:value="1" calcext:value-type="float">
            <text:p>1</text:p>
          </table:table-cell>
          <table:table-cell table:style-name="ce10" table:formula="of:=IF([.BU103]*1.1&gt;1;1;[.BU103]*1.1)" office:value-type="float" office:value="1" calcext:value-type="float">
            <text:p>1</text:p>
          </table:table-cell>
          <table:table-cell table:style-name="ce10" table:formula="of:=IF([.BV103]*1.1&gt;1;1;[.BV103]*1.1)" office:value-type="float" office:value="1" calcext:value-type="float">
            <text:p>1</text:p>
          </table:table-cell>
          <table:table-cell table:style-name="ce10" table:formula="of:=IF([.BW103]*1.1&gt;1;1;[.BW103]*1.1)" office:value-type="float" office:value="1" calcext:value-type="float">
            <text:p>1</text:p>
          </table:table-cell>
          <table:table-cell table:style-name="ce10" table:formula="of:=IF([.BX103]*1.1&gt;1;1;[.BX103]*1.1)" office:value-type="float" office:value="1" calcext:value-type="float">
            <text:p>1</text:p>
          </table:table-cell>
          <table:table-cell table:style-name="ce10" table:formula="of:=IF([.BY103]*1.1&gt;1;1;[.BY103]*1.1)" office:value-type="float" office:value="1" calcext:value-type="float">
            <text:p>1</text:p>
          </table:table-cell>
          <table:table-cell table:style-name="ce10" table:formula="of:=IF([.BZ103]*1.1&gt;1;1;[.BZ103]*1.1)" office:value-type="float" office:value="1" calcext:value-type="float">
            <text:p>1</text:p>
          </table:table-cell>
          <table:table-cell table:style-name="ce10" table:formula="of:=IF([.CA103]*1.1&gt;1;1;[.CA103]*1.1)" office:value-type="float" office:value="1" calcext:value-type="float">
            <text:p>1</text:p>
          </table:table-cell>
          <table:table-cell table:style-name="ce10" table:formula="of:=IF([.CB103]*1.1&gt;1;1;[.CB103]*1.1)" office:value-type="float" office:value="1" calcext:value-type="float">
            <text:p>1</text:p>
          </table:table-cell>
          <table:table-cell table:style-name="ce10" table:formula="of:=IF([.CC103]*1.1&gt;1;1;[.CC103]*1.1)" office:value-type="float" office:value="1" calcext:value-type="float">
            <text:p>1</text:p>
          </table:table-cell>
          <table:table-cell table:style-name="ce10" table:formula="of:=IF([.CD103]*1.1&gt;1;1;[.CD103]*1.1)" office:value-type="float" office:value="1" calcext:value-type="float">
            <text:p>1</text:p>
          </table:table-cell>
          <table:table-cell table:style-name="ce10" table:formula="of:=IF([.CE103]*1.1&gt;1;1;[.CE103]*1.1)" office:value-type="float" office:value="1" calcext:value-type="float">
            <text:p>1</text:p>
          </table:table-cell>
          <table:table-cell table:style-name="ce10" table:formula="of:=IF([.CF103]*1.1&gt;1;1;[.CF103]*1.1)" office:value-type="float" office:value="1" calcext:value-type="float">
            <text:p>1</text:p>
          </table:table-cell>
          <table:table-cell table:style-name="ce10" table:formula="of:=IF([.CG103]*1.1&gt;1;1;[.CG103]*1.1)" office:value-type="float" office:value="1" calcext:value-type="float">
            <text:p>1</text:p>
          </table:table-cell>
          <table:table-cell table:style-name="ce10" table:formula="of:=IF([.CH103]*1.1&gt;1;1;[.CH103]*1.1)" office:value-type="float" office:value="1" calcext:value-type="float">
            <text:p>1</text:p>
          </table:table-cell>
          <table:table-cell table:style-name="ce10" table:formula="of:=IF([.CI103]*1.1&gt;1;1;[.CI103]*1.1)" office:value-type="float" office:value="1" calcext:value-type="float">
            <text:p>1</text:p>
          </table:table-cell>
          <table:table-cell table:style-name="ce10" table:formula="of:=IF([.CJ103]*1.1&gt;1;1;[.CJ103]*1.1)" office:value-type="float" office:value="1" calcext:value-type="float">
            <text:p>1</text:p>
          </table:table-cell>
          <table:table-cell table:style-name="ce10" table:formula="of:=IF([.CK103]*1.1&gt;1;1;[.CK103]*1.1)" office:value-type="float" office:value="1" calcext:value-type="float">
            <text:p>1</text:p>
          </table:table-cell>
          <table:table-cell table:style-name="ce10" table:formula="of:=IF([.CL103]*1.1&gt;1;1;[.CL103]*1.1)" office:value-type="float" office:value="1" calcext:value-type="float">
            <text:p>1</text:p>
          </table:table-cell>
          <table:table-cell table:style-name="ce10" table:formula="of:=IF([.CM103]*1.1&gt;1;1;[.CM103]*1.1)" office:value-type="float" office:value="1" calcext:value-type="float">
            <text:p>1</text:p>
          </table:table-cell>
          <table:table-cell table:style-name="ce10" table:formula="of:=IF([.CN103]*1.1&gt;1;1;[.CN103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03]+0.1" office:value-type="float" office:value="0.8" calcext:value-type="float">
            <text:p>0,80</text:p>
          </table:table-cell>
          <table:table-cell table:style-name="ce10" table:formula="of:=IF([.A104]*1.1&gt;1;1;[.A104]*1.1)" office:value-type="float" office:value="0.88" calcext:value-type="float">
            <text:p>0,88</text:p>
          </table:table-cell>
          <table:table-cell table:formula="of:=IF([.B104]*1.1&gt;1;1;[.B104]*1.1)" office:value-type="float" office:value="0.968" calcext:value-type="float">
            <text:p>0,968</text:p>
          </table:table-cell>
          <table:table-cell table:formula="of:=IF([.C104]*1.1&gt;1;1;[.C104]*1.1)" office:value-type="float" office:value="1" calcext:value-type="float">
            <text:p>1</text:p>
          </table:table-cell>
          <table:table-cell table:formula="of:=IF([.D104]*1.1&gt;1;1;[.D104]*1.1)" office:value-type="float" office:value="1" calcext:value-type="float">
            <text:p>1</text:p>
          </table:table-cell>
          <table:table-cell table:formula="of:=IF([.E104]*1.1&gt;1;1;[.E104]*1.1)" office:value-type="float" office:value="1" calcext:value-type="float">
            <text:p>1</text:p>
          </table:table-cell>
          <table:table-cell table:style-name="ce10" table:formula="of:=IF([.F104]*1.1&gt;1;1;[.F104]*1.1)" office:value-type="float" office:value="1" calcext:value-type="float">
            <text:p>1</text:p>
          </table:table-cell>
          <table:table-cell table:style-name="ce10" table:formula="of:=IF([.G104]*1.1&gt;1;1;[.G104]*1.1)" office:value-type="float" office:value="1" calcext:value-type="float">
            <text:p>1</text:p>
          </table:table-cell>
          <table:table-cell table:style-name="ce10" table:formula="of:=IF([.H104]*1.1&gt;1;1;[.H104]*1.1)" office:value-type="float" office:value="1" calcext:value-type="float">
            <text:p>1</text:p>
          </table:table-cell>
          <table:table-cell table:style-name="ce10" table:formula="of:=IF([.I104]*1.1&gt;1;1;[.I104]*1.1)" office:value-type="float" office:value="1" calcext:value-type="float">
            <text:p>1</text:p>
          </table:table-cell>
          <table:table-cell table:style-name="ce10" table:formula="of:=IF([.J104]*1.1&gt;1;1;[.J104]*1.1)" office:value-type="float" office:value="1" calcext:value-type="float">
            <text:p>1</text:p>
          </table:table-cell>
          <table:table-cell table:style-name="ce10" table:formula="of:=IF([.K104]*1.1&gt;1;1;[.K104]*1.1)" office:value-type="float" office:value="1" calcext:value-type="float">
            <text:p>1</text:p>
          </table:table-cell>
          <table:table-cell table:style-name="ce10" table:formula="of:=IF([.L104]*1.1&gt;1;1;[.L104]*1.1)" office:value-type="float" office:value="1" calcext:value-type="float">
            <text:p>1</text:p>
          </table:table-cell>
          <table:table-cell table:style-name="ce10" table:formula="of:=IF([.M104]*1.1&gt;1;1;[.M104]*1.1)" office:value-type="float" office:value="1" calcext:value-type="float">
            <text:p>1</text:p>
          </table:table-cell>
          <table:table-cell table:style-name="ce10" table:formula="of:=IF([.N104]*1.1&gt;1;1;[.N104]*1.1)" office:value-type="float" office:value="1" calcext:value-type="float">
            <text:p>1</text:p>
          </table:table-cell>
          <table:table-cell table:style-name="ce10" table:formula="of:=IF([.O104]*1.1&gt;1;1;[.O104]*1.1)" office:value-type="float" office:value="1" calcext:value-type="float">
            <text:p>1</text:p>
          </table:table-cell>
          <table:table-cell table:style-name="ce10" table:formula="of:=IF([.P104]*1.1&gt;1;1;[.P104]*1.1)" office:value-type="float" office:value="1" calcext:value-type="float">
            <text:p>1</text:p>
          </table:table-cell>
          <table:table-cell table:style-name="ce10" table:formula="of:=IF([.Q104]*1.1&gt;1;1;[.Q104]*1.1)" office:value-type="float" office:value="1" calcext:value-type="float">
            <text:p>1</text:p>
          </table:table-cell>
          <table:table-cell table:style-name="ce10" table:formula="of:=IF([.R104]*1.1&gt;1;1;[.R104]*1.1)" office:value-type="float" office:value="1" calcext:value-type="float">
            <text:p>1</text:p>
          </table:table-cell>
          <table:table-cell table:style-name="ce10" table:formula="of:=IF([.S104]*1.1&gt;1;1;[.S104]*1.1)" office:value-type="float" office:value="1" calcext:value-type="float">
            <text:p>1</text:p>
          </table:table-cell>
          <table:table-cell table:style-name="ce10" table:formula="of:=IF([.T104]*1.1&gt;1;1;[.T104]*1.1)" office:value-type="float" office:value="1" calcext:value-type="float">
            <text:p>1</text:p>
          </table:table-cell>
          <table:table-cell table:style-name="ce10" table:formula="of:=IF([.U104]*1.1&gt;1;1;[.U104]*1.1)" office:value-type="float" office:value="1" calcext:value-type="float">
            <text:p>1</text:p>
          </table:table-cell>
          <table:table-cell table:style-name="ce10" table:formula="of:=IF([.V104]*1.1&gt;1;1;[.V104]*1.1)" office:value-type="float" office:value="1" calcext:value-type="float">
            <text:p>1</text:p>
          </table:table-cell>
          <table:table-cell table:style-name="ce10" table:formula="of:=IF([.W104]*1.1&gt;1;1;[.W104]*1.1)" office:value-type="float" office:value="1" calcext:value-type="float">
            <text:p>1</text:p>
          </table:table-cell>
          <table:table-cell table:style-name="ce10" table:formula="of:=IF([.X104]*1.1&gt;1;1;[.X104]*1.1)" office:value-type="float" office:value="1" calcext:value-type="float">
            <text:p>1</text:p>
          </table:table-cell>
          <table:table-cell table:style-name="ce10" table:formula="of:=IF([.Y104]*1.1&gt;1;1;[.Y104]*1.1)" office:value-type="float" office:value="1" calcext:value-type="float">
            <text:p>1</text:p>
          </table:table-cell>
          <table:table-cell table:style-name="ce10" table:formula="of:=IF([.Z104]*1.1&gt;1;1;[.Z104]*1.1)" office:value-type="float" office:value="1" calcext:value-type="float">
            <text:p>1</text:p>
          </table:table-cell>
          <table:table-cell table:style-name="ce10" table:formula="of:=IF([.AA104]*1.1&gt;1;1;[.AA104]*1.1)" office:value-type="float" office:value="1" calcext:value-type="float">
            <text:p>1</text:p>
          </table:table-cell>
          <table:table-cell table:style-name="ce10" table:formula="of:=IF([.AB104]*1.1&gt;1;1;[.AB104]*1.1)" office:value-type="float" office:value="1" calcext:value-type="float">
            <text:p>1</text:p>
          </table:table-cell>
          <table:table-cell table:style-name="ce10" table:formula="of:=IF([.AC104]*1.1&gt;1;1;[.AC104]*1.1)" office:value-type="float" office:value="1" calcext:value-type="float">
            <text:p>1</text:p>
          </table:table-cell>
          <table:table-cell table:style-name="ce10" table:formula="of:=IF([.AD104]*1.1&gt;1;1;[.AD104]*1.1)" office:value-type="float" office:value="1" calcext:value-type="float">
            <text:p>1</text:p>
          </table:table-cell>
          <table:table-cell table:style-name="ce10" table:formula="of:=IF([.AE104]*1.1&gt;1;1;[.AE104]*1.1)" office:value-type="float" office:value="1" calcext:value-type="float">
            <text:p>1</text:p>
          </table:table-cell>
          <table:table-cell table:style-name="ce10" table:formula="of:=IF([.AF104]*1.1&gt;1;1;[.AF104]*1.1)" office:value-type="float" office:value="1" calcext:value-type="float">
            <text:p>1</text:p>
          </table:table-cell>
          <table:table-cell table:style-name="ce10" table:formula="of:=IF([.AG104]*1.1&gt;1;1;[.AG104]*1.1)" office:value-type="float" office:value="1" calcext:value-type="float">
            <text:p>1</text:p>
          </table:table-cell>
          <table:table-cell table:style-name="ce10" table:formula="of:=IF([.AH104]*1.1&gt;1;1;[.AH104]*1.1)" office:value-type="float" office:value="1" calcext:value-type="float">
            <text:p>1</text:p>
          </table:table-cell>
          <table:table-cell table:style-name="ce10" table:formula="of:=IF([.AI104]*1.1&gt;1;1;[.AI104]*1.1)" office:value-type="float" office:value="1" calcext:value-type="float">
            <text:p>1</text:p>
          </table:table-cell>
          <table:table-cell table:style-name="ce10" table:formula="of:=IF([.AJ104]*1.1&gt;1;1;[.AJ104]*1.1)" office:value-type="float" office:value="1" calcext:value-type="float">
            <text:p>1</text:p>
          </table:table-cell>
          <table:table-cell table:style-name="ce10" table:formula="of:=IF([.AK104]*1.1&gt;1;1;[.AK104]*1.1)" office:value-type="float" office:value="1" calcext:value-type="float">
            <text:p>1</text:p>
          </table:table-cell>
          <table:table-cell table:style-name="ce10" table:formula="of:=IF([.AL104]*1.1&gt;1;1;[.AL104]*1.1)" office:value-type="float" office:value="1" calcext:value-type="float">
            <text:p>1</text:p>
          </table:table-cell>
          <table:table-cell table:style-name="ce10" table:formula="of:=IF([.AM104]*1.1&gt;1;1;[.AM104]*1.1)" office:value-type="float" office:value="1" calcext:value-type="float">
            <text:p>1</text:p>
          </table:table-cell>
          <table:table-cell table:style-name="ce10" table:formula="of:=IF([.AN104]*1.1&gt;1;1;[.AN104]*1.1)" office:value-type="float" office:value="1" calcext:value-type="float">
            <text:p>1</text:p>
          </table:table-cell>
          <table:table-cell table:style-name="ce10" table:formula="of:=IF([.AO104]*1.1&gt;1;1;[.AO104]*1.1)" office:value-type="float" office:value="1" calcext:value-type="float">
            <text:p>1</text:p>
          </table:table-cell>
          <table:table-cell table:style-name="ce10" table:formula="of:=IF([.AP104]*1.1&gt;1;1;[.AP104]*1.1)" office:value-type="float" office:value="1" calcext:value-type="float">
            <text:p>1</text:p>
          </table:table-cell>
          <table:table-cell table:style-name="ce10" table:formula="of:=IF([.AQ104]*1.1&gt;1;1;[.AQ104]*1.1)" office:value-type="float" office:value="1" calcext:value-type="float">
            <text:p>1</text:p>
          </table:table-cell>
          <table:table-cell table:style-name="ce10" table:formula="of:=IF([.AR104]*1.1&gt;1;1;[.AR104]*1.1)" office:value-type="float" office:value="1" calcext:value-type="float">
            <text:p>1</text:p>
          </table:table-cell>
          <table:table-cell table:style-name="ce10" table:formula="of:=IF([.AS104]*1.1&gt;1;1;[.AS104]*1.1)" office:value-type="float" office:value="1" calcext:value-type="float">
            <text:p>1</text:p>
          </table:table-cell>
          <table:table-cell table:style-name="ce10" table:formula="of:=IF([.AT104]*1.1&gt;1;1;[.AT104]*1.1)" office:value-type="float" office:value="1" calcext:value-type="float">
            <text:p>1</text:p>
          </table:table-cell>
          <table:table-cell table:style-name="ce10" table:formula="of:=IF([.AU104]*1.1&gt;1;1;[.AU104]*1.1)" office:value-type="float" office:value="1" calcext:value-type="float">
            <text:p>1</text:p>
          </table:table-cell>
          <table:table-cell table:style-name="ce10" table:formula="of:=IF([.AV104]*1.1&gt;1;1;[.AV104]*1.1)" office:value-type="float" office:value="1" calcext:value-type="float">
            <text:p>1</text:p>
          </table:table-cell>
          <table:table-cell table:style-name="ce10" table:formula="of:=IF([.AW104]*1.1&gt;1;1;[.AW104]*1.1)" office:value-type="float" office:value="1" calcext:value-type="float">
            <text:p>1</text:p>
          </table:table-cell>
          <table:table-cell table:style-name="ce10" table:formula="of:=IF([.AX104]*1.1&gt;1;1;[.AX104]*1.1)" office:value-type="float" office:value="1" calcext:value-type="float">
            <text:p>1</text:p>
          </table:table-cell>
          <table:table-cell table:style-name="ce10" table:formula="of:=IF([.AY104]*1.1&gt;1;1;[.AY104]*1.1)" office:value-type="float" office:value="1" calcext:value-type="float">
            <text:p>1</text:p>
          </table:table-cell>
          <table:table-cell table:style-name="ce10" table:formula="of:=IF([.AZ104]*1.1&gt;1;1;[.AZ104]*1.1)" office:value-type="float" office:value="1" calcext:value-type="float">
            <text:p>1</text:p>
          </table:table-cell>
          <table:table-cell table:style-name="ce10" table:formula="of:=IF([.BA104]*1.1&gt;1;1;[.BA104]*1.1)" office:value-type="float" office:value="1" calcext:value-type="float">
            <text:p>1</text:p>
          </table:table-cell>
          <table:table-cell table:style-name="ce10" table:formula="of:=IF([.BB104]*1.1&gt;1;1;[.BB104]*1.1)" office:value-type="float" office:value="1" calcext:value-type="float">
            <text:p>1</text:p>
          </table:table-cell>
          <table:table-cell table:style-name="ce10" table:formula="of:=IF([.BC104]*1.1&gt;1;1;[.BC104]*1.1)" office:value-type="float" office:value="1" calcext:value-type="float">
            <text:p>1</text:p>
          </table:table-cell>
          <table:table-cell table:style-name="ce10" table:formula="of:=IF([.BD104]*1.1&gt;1;1;[.BD104]*1.1)" office:value-type="float" office:value="1" calcext:value-type="float">
            <text:p>1</text:p>
          </table:table-cell>
          <table:table-cell table:style-name="ce10" table:formula="of:=IF([.BE104]*1.1&gt;1;1;[.BE104]*1.1)" office:value-type="float" office:value="1" calcext:value-type="float">
            <text:p>1</text:p>
          </table:table-cell>
          <table:table-cell table:style-name="ce10" table:formula="of:=IF([.BF104]*1.1&gt;1;1;[.BF104]*1.1)" office:value-type="float" office:value="1" calcext:value-type="float">
            <text:p>1</text:p>
          </table:table-cell>
          <table:table-cell table:style-name="ce10" table:formula="of:=IF([.BG104]*1.1&gt;1;1;[.BG104]*1.1)" office:value-type="float" office:value="1" calcext:value-type="float">
            <text:p>1</text:p>
          </table:table-cell>
          <table:table-cell table:style-name="ce10" table:formula="of:=IF([.BH104]*1.1&gt;1;1;[.BH104]*1.1)" office:value-type="float" office:value="1" calcext:value-type="float">
            <text:p>1</text:p>
          </table:table-cell>
          <table:table-cell table:style-name="ce10" table:formula="of:=IF([.BI104]*1.1&gt;1;1;[.BI104]*1.1)" office:value-type="float" office:value="1" calcext:value-type="float">
            <text:p>1</text:p>
          </table:table-cell>
          <table:table-cell table:style-name="ce10" table:formula="of:=IF([.BJ104]*1.1&gt;1;1;[.BJ104]*1.1)" office:value-type="float" office:value="1" calcext:value-type="float">
            <text:p>1</text:p>
          </table:table-cell>
          <table:table-cell table:style-name="ce10" table:formula="of:=IF([.BK104]*1.1&gt;1;1;[.BK104]*1.1)" office:value-type="float" office:value="1" calcext:value-type="float">
            <text:p>1</text:p>
          </table:table-cell>
          <table:table-cell table:style-name="ce10" table:formula="of:=IF([.BL104]*1.1&gt;1;1;[.BL104]*1.1)" office:value-type="float" office:value="1" calcext:value-type="float">
            <text:p>1</text:p>
          </table:table-cell>
          <table:table-cell table:style-name="ce10" table:formula="of:=IF([.BM104]*1.1&gt;1;1;[.BM104]*1.1)" office:value-type="float" office:value="1" calcext:value-type="float">
            <text:p>1</text:p>
          </table:table-cell>
          <table:table-cell table:style-name="ce10" table:formula="of:=IF([.BN104]*1.1&gt;1;1;[.BN104]*1.1)" office:value-type="float" office:value="1" calcext:value-type="float">
            <text:p>1</text:p>
          </table:table-cell>
          <table:table-cell table:style-name="ce10" table:formula="of:=IF([.BO104]*1.1&gt;1;1;[.BO104]*1.1)" office:value-type="float" office:value="1" calcext:value-type="float">
            <text:p>1</text:p>
          </table:table-cell>
          <table:table-cell table:style-name="ce10" table:formula="of:=IF([.BP104]*1.1&gt;1;1;[.BP104]*1.1)" office:value-type="float" office:value="1" calcext:value-type="float">
            <text:p>1</text:p>
          </table:table-cell>
          <table:table-cell table:style-name="ce10" table:formula="of:=IF([.BQ104]*1.1&gt;1;1;[.BQ104]*1.1)" office:value-type="float" office:value="1" calcext:value-type="float">
            <text:p>1</text:p>
          </table:table-cell>
          <table:table-cell table:style-name="ce10" table:formula="of:=IF([.BR104]*1.1&gt;1;1;[.BR104]*1.1)" office:value-type="float" office:value="1" calcext:value-type="float">
            <text:p>1</text:p>
          </table:table-cell>
          <table:table-cell table:style-name="ce10" table:formula="of:=IF([.BS104]*1.1&gt;1;1;[.BS104]*1.1)" office:value-type="float" office:value="1" calcext:value-type="float">
            <text:p>1</text:p>
          </table:table-cell>
          <table:table-cell table:style-name="ce10" table:formula="of:=IF([.BT104]*1.1&gt;1;1;[.BT104]*1.1)" office:value-type="float" office:value="1" calcext:value-type="float">
            <text:p>1</text:p>
          </table:table-cell>
          <table:table-cell table:style-name="ce10" table:formula="of:=IF([.BU104]*1.1&gt;1;1;[.BU104]*1.1)" office:value-type="float" office:value="1" calcext:value-type="float">
            <text:p>1</text:p>
          </table:table-cell>
          <table:table-cell table:style-name="ce10" table:formula="of:=IF([.BV104]*1.1&gt;1;1;[.BV104]*1.1)" office:value-type="float" office:value="1" calcext:value-type="float">
            <text:p>1</text:p>
          </table:table-cell>
          <table:table-cell table:style-name="ce10" table:formula="of:=IF([.BW104]*1.1&gt;1;1;[.BW104]*1.1)" office:value-type="float" office:value="1" calcext:value-type="float">
            <text:p>1</text:p>
          </table:table-cell>
          <table:table-cell table:style-name="ce10" table:formula="of:=IF([.BX104]*1.1&gt;1;1;[.BX104]*1.1)" office:value-type="float" office:value="1" calcext:value-type="float">
            <text:p>1</text:p>
          </table:table-cell>
          <table:table-cell table:style-name="ce10" table:formula="of:=IF([.BY104]*1.1&gt;1;1;[.BY104]*1.1)" office:value-type="float" office:value="1" calcext:value-type="float">
            <text:p>1</text:p>
          </table:table-cell>
          <table:table-cell table:style-name="ce10" table:formula="of:=IF([.BZ104]*1.1&gt;1;1;[.BZ104]*1.1)" office:value-type="float" office:value="1" calcext:value-type="float">
            <text:p>1</text:p>
          </table:table-cell>
          <table:table-cell table:style-name="ce10" table:formula="of:=IF([.CA104]*1.1&gt;1;1;[.CA104]*1.1)" office:value-type="float" office:value="1" calcext:value-type="float">
            <text:p>1</text:p>
          </table:table-cell>
          <table:table-cell table:style-name="ce10" table:formula="of:=IF([.CB104]*1.1&gt;1;1;[.CB104]*1.1)" office:value-type="float" office:value="1" calcext:value-type="float">
            <text:p>1</text:p>
          </table:table-cell>
          <table:table-cell table:style-name="ce10" table:formula="of:=IF([.CC104]*1.1&gt;1;1;[.CC104]*1.1)" office:value-type="float" office:value="1" calcext:value-type="float">
            <text:p>1</text:p>
          </table:table-cell>
          <table:table-cell table:style-name="ce10" table:formula="of:=IF([.CD104]*1.1&gt;1;1;[.CD104]*1.1)" office:value-type="float" office:value="1" calcext:value-type="float">
            <text:p>1</text:p>
          </table:table-cell>
          <table:table-cell table:style-name="ce10" table:formula="of:=IF([.CE104]*1.1&gt;1;1;[.CE104]*1.1)" office:value-type="float" office:value="1" calcext:value-type="float">
            <text:p>1</text:p>
          </table:table-cell>
          <table:table-cell table:style-name="ce10" table:formula="of:=IF([.CF104]*1.1&gt;1;1;[.CF104]*1.1)" office:value-type="float" office:value="1" calcext:value-type="float">
            <text:p>1</text:p>
          </table:table-cell>
          <table:table-cell table:style-name="ce10" table:formula="of:=IF([.CG104]*1.1&gt;1;1;[.CG104]*1.1)" office:value-type="float" office:value="1" calcext:value-type="float">
            <text:p>1</text:p>
          </table:table-cell>
          <table:table-cell table:style-name="ce10" table:formula="of:=IF([.CH104]*1.1&gt;1;1;[.CH104]*1.1)" office:value-type="float" office:value="1" calcext:value-type="float">
            <text:p>1</text:p>
          </table:table-cell>
          <table:table-cell table:style-name="ce10" table:formula="of:=IF([.CI104]*1.1&gt;1;1;[.CI104]*1.1)" office:value-type="float" office:value="1" calcext:value-type="float">
            <text:p>1</text:p>
          </table:table-cell>
          <table:table-cell table:style-name="ce10" table:formula="of:=IF([.CJ104]*1.1&gt;1;1;[.CJ104]*1.1)" office:value-type="float" office:value="1" calcext:value-type="float">
            <text:p>1</text:p>
          </table:table-cell>
          <table:table-cell table:style-name="ce10" table:formula="of:=IF([.CK104]*1.1&gt;1;1;[.CK104]*1.1)" office:value-type="float" office:value="1" calcext:value-type="float">
            <text:p>1</text:p>
          </table:table-cell>
          <table:table-cell table:style-name="ce10" table:formula="of:=IF([.CL104]*1.1&gt;1;1;[.CL104]*1.1)" office:value-type="float" office:value="1" calcext:value-type="float">
            <text:p>1</text:p>
          </table:table-cell>
          <table:table-cell table:style-name="ce10" table:formula="of:=IF([.CM104]*1.1&gt;1;1;[.CM104]*1.1)" office:value-type="float" office:value="1" calcext:value-type="float">
            <text:p>1</text:p>
          </table:table-cell>
          <table:table-cell table:style-name="ce10" table:formula="of:=IF([.CN104]*1.1&gt;1;1;[.CN104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04]+0.1" office:value-type="float" office:value="0.9" calcext:value-type="float">
            <text:p>0,90</text:p>
          </table:table-cell>
          <table:table-cell table:style-name="ce10" table:formula="of:=IF([.A105]*1.1&gt;1;1;[.A105]*1.1)" office:value-type="float" office:value="0.99" calcext:value-type="float">
            <text:p>0,99</text:p>
          </table:table-cell>
          <table:table-cell table:formula="of:=IF([.B105]*1.1&gt;1;1;[.B105]*1.1)" office:value-type="float" office:value="1" calcext:value-type="float">
            <text:p>1</text:p>
          </table:table-cell>
          <table:table-cell table:formula="of:=IF([.C105]*1.1&gt;1;1;[.C105]*1.1)" office:value-type="float" office:value="1" calcext:value-type="float">
            <text:p>1</text:p>
          </table:table-cell>
          <table:table-cell table:formula="of:=IF([.D105]*1.1&gt;1;1;[.D105]*1.1)" office:value-type="float" office:value="1" calcext:value-type="float">
            <text:p>1</text:p>
          </table:table-cell>
          <table:table-cell table:formula="of:=IF([.E105]*1.1&gt;1;1;[.E105]*1.1)" office:value-type="float" office:value="1" calcext:value-type="float">
            <text:p>1</text:p>
          </table:table-cell>
          <table:table-cell table:style-name="ce10" table:formula="of:=IF([.F105]*1.1&gt;1;1;[.F105]*1.1)" office:value-type="float" office:value="1" calcext:value-type="float">
            <text:p>1</text:p>
          </table:table-cell>
          <table:table-cell table:style-name="ce10" table:formula="of:=IF([.G105]*1.1&gt;1;1;[.G105]*1.1)" office:value-type="float" office:value="1" calcext:value-type="float">
            <text:p>1</text:p>
          </table:table-cell>
          <table:table-cell table:style-name="ce10" table:formula="of:=IF([.H105]*1.1&gt;1;1;[.H105]*1.1)" office:value-type="float" office:value="1" calcext:value-type="float">
            <text:p>1</text:p>
          </table:table-cell>
          <table:table-cell table:style-name="ce10" table:formula="of:=IF([.I105]*1.1&gt;1;1;[.I105]*1.1)" office:value-type="float" office:value="1" calcext:value-type="float">
            <text:p>1</text:p>
          </table:table-cell>
          <table:table-cell table:style-name="ce10" table:formula="of:=IF([.J105]*1.1&gt;1;1;[.J105]*1.1)" office:value-type="float" office:value="1" calcext:value-type="float">
            <text:p>1</text:p>
          </table:table-cell>
          <table:table-cell table:style-name="ce10" table:formula="of:=IF([.K105]*1.1&gt;1;1;[.K105]*1.1)" office:value-type="float" office:value="1" calcext:value-type="float">
            <text:p>1</text:p>
          </table:table-cell>
          <table:table-cell table:style-name="ce10" table:formula="of:=IF([.L105]*1.1&gt;1;1;[.L105]*1.1)" office:value-type="float" office:value="1" calcext:value-type="float">
            <text:p>1</text:p>
          </table:table-cell>
          <table:table-cell table:style-name="ce10" table:formula="of:=IF([.M105]*1.1&gt;1;1;[.M105]*1.1)" office:value-type="float" office:value="1" calcext:value-type="float">
            <text:p>1</text:p>
          </table:table-cell>
          <table:table-cell table:style-name="ce10" table:formula="of:=IF([.N105]*1.1&gt;1;1;[.N105]*1.1)" office:value-type="float" office:value="1" calcext:value-type="float">
            <text:p>1</text:p>
          </table:table-cell>
          <table:table-cell table:style-name="ce10" table:formula="of:=IF([.O105]*1.1&gt;1;1;[.O105]*1.1)" office:value-type="float" office:value="1" calcext:value-type="float">
            <text:p>1</text:p>
          </table:table-cell>
          <table:table-cell table:style-name="ce10" table:formula="of:=IF([.P105]*1.1&gt;1;1;[.P105]*1.1)" office:value-type="float" office:value="1" calcext:value-type="float">
            <text:p>1</text:p>
          </table:table-cell>
          <table:table-cell table:style-name="ce10" table:formula="of:=IF([.Q105]*1.1&gt;1;1;[.Q105]*1.1)" office:value-type="float" office:value="1" calcext:value-type="float">
            <text:p>1</text:p>
          </table:table-cell>
          <table:table-cell table:style-name="ce10" table:formula="of:=IF([.R105]*1.1&gt;1;1;[.R105]*1.1)" office:value-type="float" office:value="1" calcext:value-type="float">
            <text:p>1</text:p>
          </table:table-cell>
          <table:table-cell table:style-name="ce10" table:formula="of:=IF([.S105]*1.1&gt;1;1;[.S105]*1.1)" office:value-type="float" office:value="1" calcext:value-type="float">
            <text:p>1</text:p>
          </table:table-cell>
          <table:table-cell table:style-name="ce10" table:formula="of:=IF([.T105]*1.1&gt;1;1;[.T105]*1.1)" office:value-type="float" office:value="1" calcext:value-type="float">
            <text:p>1</text:p>
          </table:table-cell>
          <table:table-cell table:style-name="ce10" table:formula="of:=IF([.U105]*1.1&gt;1;1;[.U105]*1.1)" office:value-type="float" office:value="1" calcext:value-type="float">
            <text:p>1</text:p>
          </table:table-cell>
          <table:table-cell table:style-name="ce10" table:formula="of:=IF([.V105]*1.1&gt;1;1;[.V105]*1.1)" office:value-type="float" office:value="1" calcext:value-type="float">
            <text:p>1</text:p>
          </table:table-cell>
          <table:table-cell table:style-name="ce10" table:formula="of:=IF([.W105]*1.1&gt;1;1;[.W105]*1.1)" office:value-type="float" office:value="1" calcext:value-type="float">
            <text:p>1</text:p>
          </table:table-cell>
          <table:table-cell table:style-name="ce10" table:formula="of:=IF([.X105]*1.1&gt;1;1;[.X105]*1.1)" office:value-type="float" office:value="1" calcext:value-type="float">
            <text:p>1</text:p>
          </table:table-cell>
          <table:table-cell table:style-name="ce10" table:formula="of:=IF([.Y105]*1.1&gt;1;1;[.Y105]*1.1)" office:value-type="float" office:value="1" calcext:value-type="float">
            <text:p>1</text:p>
          </table:table-cell>
          <table:table-cell table:style-name="ce10" table:formula="of:=IF([.Z105]*1.1&gt;1;1;[.Z105]*1.1)" office:value-type="float" office:value="1" calcext:value-type="float">
            <text:p>1</text:p>
          </table:table-cell>
          <table:table-cell table:style-name="ce10" table:formula="of:=IF([.AA105]*1.1&gt;1;1;[.AA105]*1.1)" office:value-type="float" office:value="1" calcext:value-type="float">
            <text:p>1</text:p>
          </table:table-cell>
          <table:table-cell table:style-name="ce10" table:formula="of:=IF([.AB105]*1.1&gt;1;1;[.AB105]*1.1)" office:value-type="float" office:value="1" calcext:value-type="float">
            <text:p>1</text:p>
          </table:table-cell>
          <table:table-cell table:style-name="ce10" table:formula="of:=IF([.AC105]*1.1&gt;1;1;[.AC105]*1.1)" office:value-type="float" office:value="1" calcext:value-type="float">
            <text:p>1</text:p>
          </table:table-cell>
          <table:table-cell table:style-name="ce10" table:formula="of:=IF([.AD105]*1.1&gt;1;1;[.AD105]*1.1)" office:value-type="float" office:value="1" calcext:value-type="float">
            <text:p>1</text:p>
          </table:table-cell>
          <table:table-cell table:style-name="ce10" table:formula="of:=IF([.AE105]*1.1&gt;1;1;[.AE105]*1.1)" office:value-type="float" office:value="1" calcext:value-type="float">
            <text:p>1</text:p>
          </table:table-cell>
          <table:table-cell table:style-name="ce10" table:formula="of:=IF([.AF105]*1.1&gt;1;1;[.AF105]*1.1)" office:value-type="float" office:value="1" calcext:value-type="float">
            <text:p>1</text:p>
          </table:table-cell>
          <table:table-cell table:style-name="ce10" table:formula="of:=IF([.AG105]*1.1&gt;1;1;[.AG105]*1.1)" office:value-type="float" office:value="1" calcext:value-type="float">
            <text:p>1</text:p>
          </table:table-cell>
          <table:table-cell table:style-name="ce10" table:formula="of:=IF([.AH105]*1.1&gt;1;1;[.AH105]*1.1)" office:value-type="float" office:value="1" calcext:value-type="float">
            <text:p>1</text:p>
          </table:table-cell>
          <table:table-cell table:style-name="ce10" table:formula="of:=IF([.AI105]*1.1&gt;1;1;[.AI105]*1.1)" office:value-type="float" office:value="1" calcext:value-type="float">
            <text:p>1</text:p>
          </table:table-cell>
          <table:table-cell table:style-name="ce10" table:formula="of:=IF([.AJ105]*1.1&gt;1;1;[.AJ105]*1.1)" office:value-type="float" office:value="1" calcext:value-type="float">
            <text:p>1</text:p>
          </table:table-cell>
          <table:table-cell table:style-name="ce10" table:formula="of:=IF([.AK105]*1.1&gt;1;1;[.AK105]*1.1)" office:value-type="float" office:value="1" calcext:value-type="float">
            <text:p>1</text:p>
          </table:table-cell>
          <table:table-cell table:style-name="ce10" table:formula="of:=IF([.AL105]*1.1&gt;1;1;[.AL105]*1.1)" office:value-type="float" office:value="1" calcext:value-type="float">
            <text:p>1</text:p>
          </table:table-cell>
          <table:table-cell table:style-name="ce10" table:formula="of:=IF([.AM105]*1.1&gt;1;1;[.AM105]*1.1)" office:value-type="float" office:value="1" calcext:value-type="float">
            <text:p>1</text:p>
          </table:table-cell>
          <table:table-cell table:style-name="ce10" table:formula="of:=IF([.AN105]*1.1&gt;1;1;[.AN105]*1.1)" office:value-type="float" office:value="1" calcext:value-type="float">
            <text:p>1</text:p>
          </table:table-cell>
          <table:table-cell table:style-name="ce10" table:formula="of:=IF([.AO105]*1.1&gt;1;1;[.AO105]*1.1)" office:value-type="float" office:value="1" calcext:value-type="float">
            <text:p>1</text:p>
          </table:table-cell>
          <table:table-cell table:style-name="ce10" table:formula="of:=IF([.AP105]*1.1&gt;1;1;[.AP105]*1.1)" office:value-type="float" office:value="1" calcext:value-type="float">
            <text:p>1</text:p>
          </table:table-cell>
          <table:table-cell table:style-name="ce10" table:formula="of:=IF([.AQ105]*1.1&gt;1;1;[.AQ105]*1.1)" office:value-type="float" office:value="1" calcext:value-type="float">
            <text:p>1</text:p>
          </table:table-cell>
          <table:table-cell table:style-name="ce10" table:formula="of:=IF([.AR105]*1.1&gt;1;1;[.AR105]*1.1)" office:value-type="float" office:value="1" calcext:value-type="float">
            <text:p>1</text:p>
          </table:table-cell>
          <table:table-cell table:style-name="ce10" table:formula="of:=IF([.AS105]*1.1&gt;1;1;[.AS105]*1.1)" office:value-type="float" office:value="1" calcext:value-type="float">
            <text:p>1</text:p>
          </table:table-cell>
          <table:table-cell table:style-name="ce10" table:formula="of:=IF([.AT105]*1.1&gt;1;1;[.AT105]*1.1)" office:value-type="float" office:value="1" calcext:value-type="float">
            <text:p>1</text:p>
          </table:table-cell>
          <table:table-cell table:style-name="ce10" table:formula="of:=IF([.AU105]*1.1&gt;1;1;[.AU105]*1.1)" office:value-type="float" office:value="1" calcext:value-type="float">
            <text:p>1</text:p>
          </table:table-cell>
          <table:table-cell table:style-name="ce10" table:formula="of:=IF([.AV105]*1.1&gt;1;1;[.AV105]*1.1)" office:value-type="float" office:value="1" calcext:value-type="float">
            <text:p>1</text:p>
          </table:table-cell>
          <table:table-cell table:style-name="ce10" table:formula="of:=IF([.AW105]*1.1&gt;1;1;[.AW105]*1.1)" office:value-type="float" office:value="1" calcext:value-type="float">
            <text:p>1</text:p>
          </table:table-cell>
          <table:table-cell table:style-name="ce10" table:formula="of:=IF([.AX105]*1.1&gt;1;1;[.AX105]*1.1)" office:value-type="float" office:value="1" calcext:value-type="float">
            <text:p>1</text:p>
          </table:table-cell>
          <table:table-cell table:style-name="ce10" table:formula="of:=IF([.AY105]*1.1&gt;1;1;[.AY105]*1.1)" office:value-type="float" office:value="1" calcext:value-type="float">
            <text:p>1</text:p>
          </table:table-cell>
          <table:table-cell table:style-name="ce10" table:formula="of:=IF([.AZ105]*1.1&gt;1;1;[.AZ105]*1.1)" office:value-type="float" office:value="1" calcext:value-type="float">
            <text:p>1</text:p>
          </table:table-cell>
          <table:table-cell table:style-name="ce10" table:formula="of:=IF([.BA105]*1.1&gt;1;1;[.BA105]*1.1)" office:value-type="float" office:value="1" calcext:value-type="float">
            <text:p>1</text:p>
          </table:table-cell>
          <table:table-cell table:style-name="ce10" table:formula="of:=IF([.BB105]*1.1&gt;1;1;[.BB105]*1.1)" office:value-type="float" office:value="1" calcext:value-type="float">
            <text:p>1</text:p>
          </table:table-cell>
          <table:table-cell table:style-name="ce10" table:formula="of:=IF([.BC105]*1.1&gt;1;1;[.BC105]*1.1)" office:value-type="float" office:value="1" calcext:value-type="float">
            <text:p>1</text:p>
          </table:table-cell>
          <table:table-cell table:style-name="ce10" table:formula="of:=IF([.BD105]*1.1&gt;1;1;[.BD105]*1.1)" office:value-type="float" office:value="1" calcext:value-type="float">
            <text:p>1</text:p>
          </table:table-cell>
          <table:table-cell table:style-name="ce10" table:formula="of:=IF([.BE105]*1.1&gt;1;1;[.BE105]*1.1)" office:value-type="float" office:value="1" calcext:value-type="float">
            <text:p>1</text:p>
          </table:table-cell>
          <table:table-cell table:style-name="ce10" table:formula="of:=IF([.BF105]*1.1&gt;1;1;[.BF105]*1.1)" office:value-type="float" office:value="1" calcext:value-type="float">
            <text:p>1</text:p>
          </table:table-cell>
          <table:table-cell table:style-name="ce10" table:formula="of:=IF([.BG105]*1.1&gt;1;1;[.BG105]*1.1)" office:value-type="float" office:value="1" calcext:value-type="float">
            <text:p>1</text:p>
          </table:table-cell>
          <table:table-cell table:style-name="ce10" table:formula="of:=IF([.BH105]*1.1&gt;1;1;[.BH105]*1.1)" office:value-type="float" office:value="1" calcext:value-type="float">
            <text:p>1</text:p>
          </table:table-cell>
          <table:table-cell table:style-name="ce10" table:formula="of:=IF([.BI105]*1.1&gt;1;1;[.BI105]*1.1)" office:value-type="float" office:value="1" calcext:value-type="float">
            <text:p>1</text:p>
          </table:table-cell>
          <table:table-cell table:style-name="ce10" table:formula="of:=IF([.BJ105]*1.1&gt;1;1;[.BJ105]*1.1)" office:value-type="float" office:value="1" calcext:value-type="float">
            <text:p>1</text:p>
          </table:table-cell>
          <table:table-cell table:style-name="ce10" table:formula="of:=IF([.BK105]*1.1&gt;1;1;[.BK105]*1.1)" office:value-type="float" office:value="1" calcext:value-type="float">
            <text:p>1</text:p>
          </table:table-cell>
          <table:table-cell table:style-name="ce10" table:formula="of:=IF([.BL105]*1.1&gt;1;1;[.BL105]*1.1)" office:value-type="float" office:value="1" calcext:value-type="float">
            <text:p>1</text:p>
          </table:table-cell>
          <table:table-cell table:style-name="ce10" table:formula="of:=IF([.BM105]*1.1&gt;1;1;[.BM105]*1.1)" office:value-type="float" office:value="1" calcext:value-type="float">
            <text:p>1</text:p>
          </table:table-cell>
          <table:table-cell table:style-name="ce10" table:formula="of:=IF([.BN105]*1.1&gt;1;1;[.BN105]*1.1)" office:value-type="float" office:value="1" calcext:value-type="float">
            <text:p>1</text:p>
          </table:table-cell>
          <table:table-cell table:style-name="ce10" table:formula="of:=IF([.BO105]*1.1&gt;1;1;[.BO105]*1.1)" office:value-type="float" office:value="1" calcext:value-type="float">
            <text:p>1</text:p>
          </table:table-cell>
          <table:table-cell table:style-name="ce10" table:formula="of:=IF([.BP105]*1.1&gt;1;1;[.BP105]*1.1)" office:value-type="float" office:value="1" calcext:value-type="float">
            <text:p>1</text:p>
          </table:table-cell>
          <table:table-cell table:style-name="ce10" table:formula="of:=IF([.BQ105]*1.1&gt;1;1;[.BQ105]*1.1)" office:value-type="float" office:value="1" calcext:value-type="float">
            <text:p>1</text:p>
          </table:table-cell>
          <table:table-cell table:style-name="ce10" table:formula="of:=IF([.BR105]*1.1&gt;1;1;[.BR105]*1.1)" office:value-type="float" office:value="1" calcext:value-type="float">
            <text:p>1</text:p>
          </table:table-cell>
          <table:table-cell table:style-name="ce10" table:formula="of:=IF([.BS105]*1.1&gt;1;1;[.BS105]*1.1)" office:value-type="float" office:value="1" calcext:value-type="float">
            <text:p>1</text:p>
          </table:table-cell>
          <table:table-cell table:style-name="ce10" table:formula="of:=IF([.BT105]*1.1&gt;1;1;[.BT105]*1.1)" office:value-type="float" office:value="1" calcext:value-type="float">
            <text:p>1</text:p>
          </table:table-cell>
          <table:table-cell table:style-name="ce10" table:formula="of:=IF([.BU105]*1.1&gt;1;1;[.BU105]*1.1)" office:value-type="float" office:value="1" calcext:value-type="float">
            <text:p>1</text:p>
          </table:table-cell>
          <table:table-cell table:style-name="ce10" table:formula="of:=IF([.BV105]*1.1&gt;1;1;[.BV105]*1.1)" office:value-type="float" office:value="1" calcext:value-type="float">
            <text:p>1</text:p>
          </table:table-cell>
          <table:table-cell table:style-name="ce10" table:formula="of:=IF([.BW105]*1.1&gt;1;1;[.BW105]*1.1)" office:value-type="float" office:value="1" calcext:value-type="float">
            <text:p>1</text:p>
          </table:table-cell>
          <table:table-cell table:style-name="ce10" table:formula="of:=IF([.BX105]*1.1&gt;1;1;[.BX105]*1.1)" office:value-type="float" office:value="1" calcext:value-type="float">
            <text:p>1</text:p>
          </table:table-cell>
          <table:table-cell table:style-name="ce10" table:formula="of:=IF([.BY105]*1.1&gt;1;1;[.BY105]*1.1)" office:value-type="float" office:value="1" calcext:value-type="float">
            <text:p>1</text:p>
          </table:table-cell>
          <table:table-cell table:style-name="ce10" table:formula="of:=IF([.BZ105]*1.1&gt;1;1;[.BZ105]*1.1)" office:value-type="float" office:value="1" calcext:value-type="float">
            <text:p>1</text:p>
          </table:table-cell>
          <table:table-cell table:style-name="ce10" table:formula="of:=IF([.CA105]*1.1&gt;1;1;[.CA105]*1.1)" office:value-type="float" office:value="1" calcext:value-type="float">
            <text:p>1</text:p>
          </table:table-cell>
          <table:table-cell table:style-name="ce10" table:formula="of:=IF([.CB105]*1.1&gt;1;1;[.CB105]*1.1)" office:value-type="float" office:value="1" calcext:value-type="float">
            <text:p>1</text:p>
          </table:table-cell>
          <table:table-cell table:style-name="ce10" table:formula="of:=IF([.CC105]*1.1&gt;1;1;[.CC105]*1.1)" office:value-type="float" office:value="1" calcext:value-type="float">
            <text:p>1</text:p>
          </table:table-cell>
          <table:table-cell table:style-name="ce10" table:formula="of:=IF([.CD105]*1.1&gt;1;1;[.CD105]*1.1)" office:value-type="float" office:value="1" calcext:value-type="float">
            <text:p>1</text:p>
          </table:table-cell>
          <table:table-cell table:style-name="ce10" table:formula="of:=IF([.CE105]*1.1&gt;1;1;[.CE105]*1.1)" office:value-type="float" office:value="1" calcext:value-type="float">
            <text:p>1</text:p>
          </table:table-cell>
          <table:table-cell table:style-name="ce10" table:formula="of:=IF([.CF105]*1.1&gt;1;1;[.CF105]*1.1)" office:value-type="float" office:value="1" calcext:value-type="float">
            <text:p>1</text:p>
          </table:table-cell>
          <table:table-cell table:style-name="ce10" table:formula="of:=IF([.CG105]*1.1&gt;1;1;[.CG105]*1.1)" office:value-type="float" office:value="1" calcext:value-type="float">
            <text:p>1</text:p>
          </table:table-cell>
          <table:table-cell table:style-name="ce10" table:formula="of:=IF([.CH105]*1.1&gt;1;1;[.CH105]*1.1)" office:value-type="float" office:value="1" calcext:value-type="float">
            <text:p>1</text:p>
          </table:table-cell>
          <table:table-cell table:style-name="ce10" table:formula="of:=IF([.CI105]*1.1&gt;1;1;[.CI105]*1.1)" office:value-type="float" office:value="1" calcext:value-type="float">
            <text:p>1</text:p>
          </table:table-cell>
          <table:table-cell table:style-name="ce10" table:formula="of:=IF([.CJ105]*1.1&gt;1;1;[.CJ105]*1.1)" office:value-type="float" office:value="1" calcext:value-type="float">
            <text:p>1</text:p>
          </table:table-cell>
          <table:table-cell table:style-name="ce10" table:formula="of:=IF([.CK105]*1.1&gt;1;1;[.CK105]*1.1)" office:value-type="float" office:value="1" calcext:value-type="float">
            <text:p>1</text:p>
          </table:table-cell>
          <table:table-cell table:style-name="ce10" table:formula="of:=IF([.CL105]*1.1&gt;1;1;[.CL105]*1.1)" office:value-type="float" office:value="1" calcext:value-type="float">
            <text:p>1</text:p>
          </table:table-cell>
          <table:table-cell table:style-name="ce10" table:formula="of:=IF([.CM105]*1.1&gt;1;1;[.CM105]*1.1)" office:value-type="float" office:value="1" calcext:value-type="float">
            <text:p>1</text:p>
          </table:table-cell>
          <table:table-cell table:style-name="ce10" table:formula="of:=IF([.CN105]*1.1&gt;1;1;[.CN105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05]+0.1" office:value-type="float" office:value="1" calcext:value-type="float">
            <text:p>1,00</text:p>
          </table:table-cell>
          <table:table-cell table:style-name="ce10" table:formula="of:=IF([.A106]*1.1&gt;1;1;[.A106]*1.1)" office:value-type="float" office:value="1" calcext:value-type="float">
            <text:p>1</text:p>
          </table:table-cell>
          <table:table-cell table:formula="of:=IF([.B106]*1.1&gt;1;1;[.B106]*1.1)" office:value-type="float" office:value="1" calcext:value-type="float">
            <text:p>1</text:p>
          </table:table-cell>
          <table:table-cell table:formula="of:=IF([.C106]*1.1&gt;1;1;[.C106]*1.1)" office:value-type="float" office:value="1" calcext:value-type="float">
            <text:p>1</text:p>
          </table:table-cell>
          <table:table-cell table:formula="of:=IF([.D106]*1.1&gt;1;1;[.D106]*1.1)" office:value-type="float" office:value="1" calcext:value-type="float">
            <text:p>1</text:p>
          </table:table-cell>
          <table:table-cell table:formula="of:=IF([.E106]*1.1&gt;1;1;[.E106]*1.1)" office:value-type="float" office:value="1" calcext:value-type="float">
            <text:p>1</text:p>
          </table:table-cell>
          <table:table-cell table:style-name="ce10" table:formula="of:=IF([.F106]*1.1&gt;1;1;[.F106]*1.1)" office:value-type="float" office:value="1" calcext:value-type="float">
            <text:p>1</text:p>
          </table:table-cell>
          <table:table-cell table:style-name="ce10" table:formula="of:=IF([.G106]*1.1&gt;1;1;[.G106]*1.1)" office:value-type="float" office:value="1" calcext:value-type="float">
            <text:p>1</text:p>
          </table:table-cell>
          <table:table-cell table:style-name="ce10" table:formula="of:=IF([.H106]*1.1&gt;1;1;[.H106]*1.1)" office:value-type="float" office:value="1" calcext:value-type="float">
            <text:p>1</text:p>
          </table:table-cell>
          <table:table-cell table:style-name="ce10" table:formula="of:=IF([.I106]*1.1&gt;1;1;[.I106]*1.1)" office:value-type="float" office:value="1" calcext:value-type="float">
            <text:p>1</text:p>
          </table:table-cell>
          <table:table-cell table:style-name="ce10" table:formula="of:=IF([.J106]*1.1&gt;1;1;[.J106]*1.1)" office:value-type="float" office:value="1" calcext:value-type="float">
            <text:p>1</text:p>
          </table:table-cell>
          <table:table-cell table:style-name="ce10" table:formula="of:=IF([.K106]*1.1&gt;1;1;[.K106]*1.1)" office:value-type="float" office:value="1" calcext:value-type="float">
            <text:p>1</text:p>
          </table:table-cell>
          <table:table-cell table:style-name="ce10" table:formula="of:=IF([.L106]*1.1&gt;1;1;[.L106]*1.1)" office:value-type="float" office:value="1" calcext:value-type="float">
            <text:p>1</text:p>
          </table:table-cell>
          <table:table-cell table:style-name="ce10" table:formula="of:=IF([.M106]*1.1&gt;1;1;[.M106]*1.1)" office:value-type="float" office:value="1" calcext:value-type="float">
            <text:p>1</text:p>
          </table:table-cell>
          <table:table-cell table:style-name="ce10" table:formula="of:=IF([.N106]*1.1&gt;1;1;[.N106]*1.1)" office:value-type="float" office:value="1" calcext:value-type="float">
            <text:p>1</text:p>
          </table:table-cell>
          <table:table-cell table:style-name="ce10" table:formula="of:=IF([.O106]*1.1&gt;1;1;[.O106]*1.1)" office:value-type="float" office:value="1" calcext:value-type="float">
            <text:p>1</text:p>
          </table:table-cell>
          <table:table-cell table:style-name="ce10" table:formula="of:=IF([.P106]*1.1&gt;1;1;[.P106]*1.1)" office:value-type="float" office:value="1" calcext:value-type="float">
            <text:p>1</text:p>
          </table:table-cell>
          <table:table-cell table:style-name="ce10" table:formula="of:=IF([.Q106]*1.1&gt;1;1;[.Q106]*1.1)" office:value-type="float" office:value="1" calcext:value-type="float">
            <text:p>1</text:p>
          </table:table-cell>
          <table:table-cell table:style-name="ce10" table:formula="of:=IF([.R106]*1.1&gt;1;1;[.R106]*1.1)" office:value-type="float" office:value="1" calcext:value-type="float">
            <text:p>1</text:p>
          </table:table-cell>
          <table:table-cell table:style-name="ce10" table:formula="of:=IF([.S106]*1.1&gt;1;1;[.S106]*1.1)" office:value-type="float" office:value="1" calcext:value-type="float">
            <text:p>1</text:p>
          </table:table-cell>
          <table:table-cell table:style-name="ce10" table:formula="of:=IF([.T106]*1.1&gt;1;1;[.T106]*1.1)" office:value-type="float" office:value="1" calcext:value-type="float">
            <text:p>1</text:p>
          </table:table-cell>
          <table:table-cell table:style-name="ce10" table:formula="of:=IF([.U106]*1.1&gt;1;1;[.U106]*1.1)" office:value-type="float" office:value="1" calcext:value-type="float">
            <text:p>1</text:p>
          </table:table-cell>
          <table:table-cell table:style-name="ce10" table:formula="of:=IF([.V106]*1.1&gt;1;1;[.V106]*1.1)" office:value-type="float" office:value="1" calcext:value-type="float">
            <text:p>1</text:p>
          </table:table-cell>
          <table:table-cell table:style-name="ce10" table:formula="of:=IF([.W106]*1.1&gt;1;1;[.W106]*1.1)" office:value-type="float" office:value="1" calcext:value-type="float">
            <text:p>1</text:p>
          </table:table-cell>
          <table:table-cell table:style-name="ce10" table:formula="of:=IF([.X106]*1.1&gt;1;1;[.X106]*1.1)" office:value-type="float" office:value="1" calcext:value-type="float">
            <text:p>1</text:p>
          </table:table-cell>
          <table:table-cell table:style-name="ce10" table:formula="of:=IF([.Y106]*1.1&gt;1;1;[.Y106]*1.1)" office:value-type="float" office:value="1" calcext:value-type="float">
            <text:p>1</text:p>
          </table:table-cell>
          <table:table-cell table:style-name="ce10" table:formula="of:=IF([.Z106]*1.1&gt;1;1;[.Z106]*1.1)" office:value-type="float" office:value="1" calcext:value-type="float">
            <text:p>1</text:p>
          </table:table-cell>
          <table:table-cell table:style-name="ce10" table:formula="of:=IF([.AA106]*1.1&gt;1;1;[.AA106]*1.1)" office:value-type="float" office:value="1" calcext:value-type="float">
            <text:p>1</text:p>
          </table:table-cell>
          <table:table-cell table:style-name="ce10" table:formula="of:=IF([.AB106]*1.1&gt;1;1;[.AB106]*1.1)" office:value-type="float" office:value="1" calcext:value-type="float">
            <text:p>1</text:p>
          </table:table-cell>
          <table:table-cell table:style-name="ce10" table:formula="of:=IF([.AC106]*1.1&gt;1;1;[.AC106]*1.1)" office:value-type="float" office:value="1" calcext:value-type="float">
            <text:p>1</text:p>
          </table:table-cell>
          <table:table-cell table:style-name="ce10" table:formula="of:=IF([.AD106]*1.1&gt;1;1;[.AD106]*1.1)" office:value-type="float" office:value="1" calcext:value-type="float">
            <text:p>1</text:p>
          </table:table-cell>
          <table:table-cell table:style-name="ce10" table:formula="of:=IF([.AE106]*1.1&gt;1;1;[.AE106]*1.1)" office:value-type="float" office:value="1" calcext:value-type="float">
            <text:p>1</text:p>
          </table:table-cell>
          <table:table-cell table:style-name="ce10" table:formula="of:=IF([.AF106]*1.1&gt;1;1;[.AF106]*1.1)" office:value-type="float" office:value="1" calcext:value-type="float">
            <text:p>1</text:p>
          </table:table-cell>
          <table:table-cell table:style-name="ce10" table:formula="of:=IF([.AG106]*1.1&gt;1;1;[.AG106]*1.1)" office:value-type="float" office:value="1" calcext:value-type="float">
            <text:p>1</text:p>
          </table:table-cell>
          <table:table-cell table:style-name="ce10" table:formula="of:=IF([.AH106]*1.1&gt;1;1;[.AH106]*1.1)" office:value-type="float" office:value="1" calcext:value-type="float">
            <text:p>1</text:p>
          </table:table-cell>
          <table:table-cell table:style-name="ce10" table:formula="of:=IF([.AI106]*1.1&gt;1;1;[.AI106]*1.1)" office:value-type="float" office:value="1" calcext:value-type="float">
            <text:p>1</text:p>
          </table:table-cell>
          <table:table-cell table:style-name="ce10" table:formula="of:=IF([.AJ106]*1.1&gt;1;1;[.AJ106]*1.1)" office:value-type="float" office:value="1" calcext:value-type="float">
            <text:p>1</text:p>
          </table:table-cell>
          <table:table-cell table:style-name="ce10" table:formula="of:=IF([.AK106]*1.1&gt;1;1;[.AK106]*1.1)" office:value-type="float" office:value="1" calcext:value-type="float">
            <text:p>1</text:p>
          </table:table-cell>
          <table:table-cell table:style-name="ce10" table:formula="of:=IF([.AL106]*1.1&gt;1;1;[.AL106]*1.1)" office:value-type="float" office:value="1" calcext:value-type="float">
            <text:p>1</text:p>
          </table:table-cell>
          <table:table-cell table:style-name="ce10" table:formula="of:=IF([.AM106]*1.1&gt;1;1;[.AM106]*1.1)" office:value-type="float" office:value="1" calcext:value-type="float">
            <text:p>1</text:p>
          </table:table-cell>
          <table:table-cell table:style-name="ce10" table:formula="of:=IF([.AN106]*1.1&gt;1;1;[.AN106]*1.1)" office:value-type="float" office:value="1" calcext:value-type="float">
            <text:p>1</text:p>
          </table:table-cell>
          <table:table-cell table:style-name="ce10" table:formula="of:=IF([.AO106]*1.1&gt;1;1;[.AO106]*1.1)" office:value-type="float" office:value="1" calcext:value-type="float">
            <text:p>1</text:p>
          </table:table-cell>
          <table:table-cell table:style-name="ce10" table:formula="of:=IF([.AP106]*1.1&gt;1;1;[.AP106]*1.1)" office:value-type="float" office:value="1" calcext:value-type="float">
            <text:p>1</text:p>
          </table:table-cell>
          <table:table-cell table:style-name="ce10" table:formula="of:=IF([.AQ106]*1.1&gt;1;1;[.AQ106]*1.1)" office:value-type="float" office:value="1" calcext:value-type="float">
            <text:p>1</text:p>
          </table:table-cell>
          <table:table-cell table:style-name="ce10" table:formula="of:=IF([.AR106]*1.1&gt;1;1;[.AR106]*1.1)" office:value-type="float" office:value="1" calcext:value-type="float">
            <text:p>1</text:p>
          </table:table-cell>
          <table:table-cell table:style-name="ce10" table:formula="of:=IF([.AS106]*1.1&gt;1;1;[.AS106]*1.1)" office:value-type="float" office:value="1" calcext:value-type="float">
            <text:p>1</text:p>
          </table:table-cell>
          <table:table-cell table:style-name="ce10" table:formula="of:=IF([.AT106]*1.1&gt;1;1;[.AT106]*1.1)" office:value-type="float" office:value="1" calcext:value-type="float">
            <text:p>1</text:p>
          </table:table-cell>
          <table:table-cell table:style-name="ce10" table:formula="of:=IF([.AU106]*1.1&gt;1;1;[.AU106]*1.1)" office:value-type="float" office:value="1" calcext:value-type="float">
            <text:p>1</text:p>
          </table:table-cell>
          <table:table-cell table:style-name="ce10" table:formula="of:=IF([.AV106]*1.1&gt;1;1;[.AV106]*1.1)" office:value-type="float" office:value="1" calcext:value-type="float">
            <text:p>1</text:p>
          </table:table-cell>
          <table:table-cell table:style-name="ce10" table:formula="of:=IF([.AW106]*1.1&gt;1;1;[.AW106]*1.1)" office:value-type="float" office:value="1" calcext:value-type="float">
            <text:p>1</text:p>
          </table:table-cell>
          <table:table-cell table:style-name="ce10" table:formula="of:=IF([.AX106]*1.1&gt;1;1;[.AX106]*1.1)" office:value-type="float" office:value="1" calcext:value-type="float">
            <text:p>1</text:p>
          </table:table-cell>
          <table:table-cell table:style-name="ce10" table:formula="of:=IF([.AY106]*1.1&gt;1;1;[.AY106]*1.1)" office:value-type="float" office:value="1" calcext:value-type="float">
            <text:p>1</text:p>
          </table:table-cell>
          <table:table-cell table:style-name="ce10" table:formula="of:=IF([.AZ106]*1.1&gt;1;1;[.AZ106]*1.1)" office:value-type="float" office:value="1" calcext:value-type="float">
            <text:p>1</text:p>
          </table:table-cell>
          <table:table-cell table:style-name="ce10" table:formula="of:=IF([.BA106]*1.1&gt;1;1;[.BA106]*1.1)" office:value-type="float" office:value="1" calcext:value-type="float">
            <text:p>1</text:p>
          </table:table-cell>
          <table:table-cell table:style-name="ce10" table:formula="of:=IF([.BB106]*1.1&gt;1;1;[.BB106]*1.1)" office:value-type="float" office:value="1" calcext:value-type="float">
            <text:p>1</text:p>
          </table:table-cell>
          <table:table-cell table:style-name="ce10" table:formula="of:=IF([.BC106]*1.1&gt;1;1;[.BC106]*1.1)" office:value-type="float" office:value="1" calcext:value-type="float">
            <text:p>1</text:p>
          </table:table-cell>
          <table:table-cell table:style-name="ce10" table:formula="of:=IF([.BD106]*1.1&gt;1;1;[.BD106]*1.1)" office:value-type="float" office:value="1" calcext:value-type="float">
            <text:p>1</text:p>
          </table:table-cell>
          <table:table-cell table:style-name="ce10" table:formula="of:=IF([.BE106]*1.1&gt;1;1;[.BE106]*1.1)" office:value-type="float" office:value="1" calcext:value-type="float">
            <text:p>1</text:p>
          </table:table-cell>
          <table:table-cell table:style-name="ce10" table:formula="of:=IF([.BF106]*1.1&gt;1;1;[.BF106]*1.1)" office:value-type="float" office:value="1" calcext:value-type="float">
            <text:p>1</text:p>
          </table:table-cell>
          <table:table-cell table:style-name="ce10" table:formula="of:=IF([.BG106]*1.1&gt;1;1;[.BG106]*1.1)" office:value-type="float" office:value="1" calcext:value-type="float">
            <text:p>1</text:p>
          </table:table-cell>
          <table:table-cell table:style-name="ce10" table:formula="of:=IF([.BH106]*1.1&gt;1;1;[.BH106]*1.1)" office:value-type="float" office:value="1" calcext:value-type="float">
            <text:p>1</text:p>
          </table:table-cell>
          <table:table-cell table:style-name="ce10" table:formula="of:=IF([.BI106]*1.1&gt;1;1;[.BI106]*1.1)" office:value-type="float" office:value="1" calcext:value-type="float">
            <text:p>1</text:p>
          </table:table-cell>
          <table:table-cell table:style-name="ce10" table:formula="of:=IF([.BJ106]*1.1&gt;1;1;[.BJ106]*1.1)" office:value-type="float" office:value="1" calcext:value-type="float">
            <text:p>1</text:p>
          </table:table-cell>
          <table:table-cell table:style-name="ce10" table:formula="of:=IF([.BK106]*1.1&gt;1;1;[.BK106]*1.1)" office:value-type="float" office:value="1" calcext:value-type="float">
            <text:p>1</text:p>
          </table:table-cell>
          <table:table-cell table:style-name="ce10" table:formula="of:=IF([.BL106]*1.1&gt;1;1;[.BL106]*1.1)" office:value-type="float" office:value="1" calcext:value-type="float">
            <text:p>1</text:p>
          </table:table-cell>
          <table:table-cell table:style-name="ce10" table:formula="of:=IF([.BM106]*1.1&gt;1;1;[.BM106]*1.1)" office:value-type="float" office:value="1" calcext:value-type="float">
            <text:p>1</text:p>
          </table:table-cell>
          <table:table-cell table:style-name="ce10" table:formula="of:=IF([.BN106]*1.1&gt;1;1;[.BN106]*1.1)" office:value-type="float" office:value="1" calcext:value-type="float">
            <text:p>1</text:p>
          </table:table-cell>
          <table:table-cell table:style-name="ce10" table:formula="of:=IF([.BO106]*1.1&gt;1;1;[.BO106]*1.1)" office:value-type="float" office:value="1" calcext:value-type="float">
            <text:p>1</text:p>
          </table:table-cell>
          <table:table-cell table:style-name="ce10" table:formula="of:=IF([.BP106]*1.1&gt;1;1;[.BP106]*1.1)" office:value-type="float" office:value="1" calcext:value-type="float">
            <text:p>1</text:p>
          </table:table-cell>
          <table:table-cell table:style-name="ce10" table:formula="of:=IF([.BQ106]*1.1&gt;1;1;[.BQ106]*1.1)" office:value-type="float" office:value="1" calcext:value-type="float">
            <text:p>1</text:p>
          </table:table-cell>
          <table:table-cell table:style-name="ce10" table:formula="of:=IF([.BR106]*1.1&gt;1;1;[.BR106]*1.1)" office:value-type="float" office:value="1" calcext:value-type="float">
            <text:p>1</text:p>
          </table:table-cell>
          <table:table-cell table:style-name="ce10" table:formula="of:=IF([.BS106]*1.1&gt;1;1;[.BS106]*1.1)" office:value-type="float" office:value="1" calcext:value-type="float">
            <text:p>1</text:p>
          </table:table-cell>
          <table:table-cell table:style-name="ce10" table:formula="of:=IF([.BT106]*1.1&gt;1;1;[.BT106]*1.1)" office:value-type="float" office:value="1" calcext:value-type="float">
            <text:p>1</text:p>
          </table:table-cell>
          <table:table-cell table:style-name="ce10" table:formula="of:=IF([.BU106]*1.1&gt;1;1;[.BU106]*1.1)" office:value-type="float" office:value="1" calcext:value-type="float">
            <text:p>1</text:p>
          </table:table-cell>
          <table:table-cell table:style-name="ce10" table:formula="of:=IF([.BV106]*1.1&gt;1;1;[.BV106]*1.1)" office:value-type="float" office:value="1" calcext:value-type="float">
            <text:p>1</text:p>
          </table:table-cell>
          <table:table-cell table:style-name="ce10" table:formula="of:=IF([.BW106]*1.1&gt;1;1;[.BW106]*1.1)" office:value-type="float" office:value="1" calcext:value-type="float">
            <text:p>1</text:p>
          </table:table-cell>
          <table:table-cell table:style-name="ce10" table:formula="of:=IF([.BX106]*1.1&gt;1;1;[.BX106]*1.1)" office:value-type="float" office:value="1" calcext:value-type="float">
            <text:p>1</text:p>
          </table:table-cell>
          <table:table-cell table:style-name="ce10" table:formula="of:=IF([.BY106]*1.1&gt;1;1;[.BY106]*1.1)" office:value-type="float" office:value="1" calcext:value-type="float">
            <text:p>1</text:p>
          </table:table-cell>
          <table:table-cell table:style-name="ce10" table:formula="of:=IF([.BZ106]*1.1&gt;1;1;[.BZ106]*1.1)" office:value-type="float" office:value="1" calcext:value-type="float">
            <text:p>1</text:p>
          </table:table-cell>
          <table:table-cell table:style-name="ce10" table:formula="of:=IF([.CA106]*1.1&gt;1;1;[.CA106]*1.1)" office:value-type="float" office:value="1" calcext:value-type="float">
            <text:p>1</text:p>
          </table:table-cell>
          <table:table-cell table:style-name="ce10" table:formula="of:=IF([.CB106]*1.1&gt;1;1;[.CB106]*1.1)" office:value-type="float" office:value="1" calcext:value-type="float">
            <text:p>1</text:p>
          </table:table-cell>
          <table:table-cell table:style-name="ce10" table:formula="of:=IF([.CC106]*1.1&gt;1;1;[.CC106]*1.1)" office:value-type="float" office:value="1" calcext:value-type="float">
            <text:p>1</text:p>
          </table:table-cell>
          <table:table-cell table:style-name="ce10" table:formula="of:=IF([.CD106]*1.1&gt;1;1;[.CD106]*1.1)" office:value-type="float" office:value="1" calcext:value-type="float">
            <text:p>1</text:p>
          </table:table-cell>
          <table:table-cell table:style-name="ce10" table:formula="of:=IF([.CE106]*1.1&gt;1;1;[.CE106]*1.1)" office:value-type="float" office:value="1" calcext:value-type="float">
            <text:p>1</text:p>
          </table:table-cell>
          <table:table-cell table:style-name="ce10" table:formula="of:=IF([.CF106]*1.1&gt;1;1;[.CF106]*1.1)" office:value-type="float" office:value="1" calcext:value-type="float">
            <text:p>1</text:p>
          </table:table-cell>
          <table:table-cell table:style-name="ce10" table:formula="of:=IF([.CG106]*1.1&gt;1;1;[.CG106]*1.1)" office:value-type="float" office:value="1" calcext:value-type="float">
            <text:p>1</text:p>
          </table:table-cell>
          <table:table-cell table:style-name="ce10" table:formula="of:=IF([.CH106]*1.1&gt;1;1;[.CH106]*1.1)" office:value-type="float" office:value="1" calcext:value-type="float">
            <text:p>1</text:p>
          </table:table-cell>
          <table:table-cell table:style-name="ce10" table:formula="of:=IF([.CI106]*1.1&gt;1;1;[.CI106]*1.1)" office:value-type="float" office:value="1" calcext:value-type="float">
            <text:p>1</text:p>
          </table:table-cell>
          <table:table-cell table:style-name="ce10" table:formula="of:=IF([.CJ106]*1.1&gt;1;1;[.CJ106]*1.1)" office:value-type="float" office:value="1" calcext:value-type="float">
            <text:p>1</text:p>
          </table:table-cell>
          <table:table-cell table:style-name="ce10" table:formula="of:=IF([.CK106]*1.1&gt;1;1;[.CK106]*1.1)" office:value-type="float" office:value="1" calcext:value-type="float">
            <text:p>1</text:p>
          </table:table-cell>
          <table:table-cell table:style-name="ce10" table:formula="of:=IF([.CL106]*1.1&gt;1;1;[.CL106]*1.1)" office:value-type="float" office:value="1" calcext:value-type="float">
            <text:p>1</text:p>
          </table:table-cell>
          <table:table-cell table:style-name="ce10" table:formula="of:=IF([.CM106]*1.1&gt;1;1;[.CM106]*1.1)" office:value-type="float" office:value="1" calcext:value-type="float">
            <text:p>1</text:p>
          </table:table-cell>
          <table:table-cell table:style-name="ce10" table:formula="of:=IF([.CN106]*1.1&gt;1;1;[.CN106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96]&lt;1;(1+(59*(1-[.A96])))*[.$A$39]+[.$A$110]/1000;0)" office:value-type="float" office:value="700" calcext:value-type="float">
            <text:p>700</text:p>
          </table:table-cell>
          <table:table-cell table:style-name="ce11" table:formula="of:=IF([.B96]&lt;1;(1+(59*(1-[.B96])))*[.$A$39]+[.$A$110]/1000;0)" office:value-type="float" office:value="700" calcext:value-type="float">
            <text:p>700</text:p>
          </table:table-cell>
          <table:table-cell table:style-name="ce11" table:formula="of:=IF([.C96]&lt;1;(1+(59*(1-[.C96])))*[.$A$39]+[.$A$110]/1000;0)" office:value-type="float" office:value="700" calcext:value-type="float">
            <text:p>700</text:p>
          </table:table-cell>
          <table:table-cell table:style-name="ce11" table:formula="of:=IF([.D96]&lt;1;(1+(59*(1-[.D96])))*[.$A$39]+[.$A$110]/1000;0)" office:value-type="float" office:value="700" calcext:value-type="float">
            <text:p>700</text:p>
          </table:table-cell>
          <table:table-cell table:style-name="ce11" table:formula="of:=IF([.E96]&lt;1;(1+(59*(1-[.E96])))*[.$A$39]+[.$A$110]/1000;0)" office:value-type="float" office:value="700" calcext:value-type="float">
            <text:p>700</text:p>
          </table:table-cell>
          <table:table-cell table:style-name="ce11" table:formula="of:=IF([.F96]&lt;1;(1+(59*(1-[.F96])))*[.$A$39]+[.$A$110]/1000;0)" office:value-type="float" office:value="700" calcext:value-type="float">
            <text:p>700</text:p>
          </table:table-cell>
          <table:table-cell table:style-name="ce11" table:formula="of:=IF([.G96]&lt;1;(1+(59*(1-[.G96])))*[.$A$39]+[.$A$110]/1000;0)" office:value-type="float" office:value="700" calcext:value-type="float">
            <text:p>700</text:p>
          </table:table-cell>
          <table:table-cell table:style-name="ce11" table:formula="of:=IF([.H96]&lt;1;(1+(59*(1-[.H96])))*[.$A$39]+[.$A$110]/1000;0)" office:value-type="float" office:value="700" calcext:value-type="float">
            <text:p>700</text:p>
          </table:table-cell>
          <table:table-cell table:style-name="ce11" table:formula="of:=IF([.I96]&lt;1;(1+(59*(1-[.I96])))*[.$A$39]+[.$A$110]/1000;0)" office:value-type="float" office:value="700" calcext:value-type="float">
            <text:p>700</text:p>
          </table:table-cell>
          <table:table-cell table:style-name="ce11" table:formula="of:=IF([.J96]&lt;1;(1+(59*(1-[.J96])))*[.$A$39]+[.$A$110]/1000;0)" office:value-type="float" office:value="700" calcext:value-type="float">
            <text:p>700</text:p>
          </table:table-cell>
          <table:table-cell table:style-name="ce11" table:formula="of:=IF([.K96]&lt;1;(1+(59*(1-[.K96])))*[.$A$39]+[.$A$110]/1000;0)" office:value-type="float" office:value="700" calcext:value-type="float">
            <text:p>700</text:p>
          </table:table-cell>
          <table:table-cell table:style-name="ce11" table:formula="of:=IF([.L96]&lt;1;(1+(59*(1-[.L96])))*[.$A$39]+[.$A$110]/1000;0)" office:value-type="float" office:value="700" calcext:value-type="float">
            <text:p>700</text:p>
          </table:table-cell>
          <table:table-cell table:style-name="ce11" table:formula="of:=IF([.M96]&lt;1;(1+(59*(1-[.M96])))*[.$A$39]+[.$A$110]/1000;0)" office:value-type="float" office:value="700" calcext:value-type="float">
            <text:p>700</text:p>
          </table:table-cell>
          <table:table-cell table:style-name="ce11" table:formula="of:=IF([.N96]&lt;1;(1+(59*(1-[.N96])))*[.$A$39]+[.$A$110]/1000;0)" office:value-type="float" office:value="700" calcext:value-type="float">
            <text:p>700</text:p>
          </table:table-cell>
          <table:table-cell table:style-name="ce11" table:formula="of:=IF([.O96]&lt;1;(1+(59*(1-[.O96])))*[.$A$39]+[.$A$110]/1000;0)" office:value-type="float" office:value="700" calcext:value-type="float">
            <text:p>700</text:p>
          </table:table-cell>
          <table:table-cell table:style-name="ce11" table:formula="of:=IF([.P96]&lt;1;(1+(59*(1-[.P96])))*[.$A$39]+[.$A$110]/1000;0)" office:value-type="float" office:value="700" calcext:value-type="float">
            <text:p>700</text:p>
          </table:table-cell>
          <table:table-cell table:style-name="ce11" table:formula="of:=IF([.Q96]&lt;1;(1+(59*(1-[.Q96])))*[.$A$39]+[.$A$110]/1000;0)" office:value-type="float" office:value="700" calcext:value-type="float">
            <text:p>700</text:p>
          </table:table-cell>
          <table:table-cell table:style-name="ce11" table:formula="of:=IF([.R96]&lt;1;(1+(59*(1-[.R96])))*[.$A$39]+[.$A$110]/1000;0)" office:value-type="float" office:value="700" calcext:value-type="float">
            <text:p>700</text:p>
          </table:table-cell>
          <table:table-cell table:style-name="ce11" table:formula="of:=IF([.S96]&lt;1;(1+(59*(1-[.S96])))*[.$A$39]+[.$A$110]/1000;0)" office:value-type="float" office:value="700" calcext:value-type="float">
            <text:p>700</text:p>
          </table:table-cell>
          <table:table-cell table:style-name="ce11" table:formula="of:=IF([.T96]&lt;1;(1+(59*(1-[.T96])))*[.$A$39]+[.$A$110]/1000;0)" office:value-type="float" office:value="700" calcext:value-type="float">
            <text:p>700</text:p>
          </table:table-cell>
          <table:table-cell table:style-name="ce11" table:formula="of:=IF([.U96]&lt;1;(1+(59*(1-[.U96])))*[.$A$39]+[.$A$110]/1000;0)" office:value-type="float" office:value="700" calcext:value-type="float">
            <text:p>700</text:p>
          </table:table-cell>
          <table:table-cell table:style-name="ce11" table:formula="of:=IF([.V96]&lt;1;(1+(59*(1-[.V96])))*[.$A$39]+[.$A$110]/1000;0)" office:value-type="float" office:value="700" calcext:value-type="float">
            <text:p>700</text:p>
          </table:table-cell>
          <table:table-cell table:style-name="ce11" table:formula="of:=IF([.W96]&lt;1;(1+(59*(1-[.W96])))*[.$A$39]+[.$A$110]/1000;0)" office:value-type="float" office:value="700" calcext:value-type="float">
            <text:p>700</text:p>
          </table:table-cell>
          <table:table-cell table:style-name="ce11" table:formula="of:=IF([.X96]&lt;1;(1+(59*(1-[.X96])))*[.$A$39]+[.$A$110]/1000;0)" office:value-type="float" office:value="700" calcext:value-type="float">
            <text:p>700</text:p>
          </table:table-cell>
          <table:table-cell table:style-name="ce11" table:formula="of:=IF([.Y96]&lt;1;(1+(59*(1-[.Y96])))*[.$A$39]+[.$A$110]/1000;0)" office:value-type="float" office:value="700" calcext:value-type="float">
            <text:p>700</text:p>
          </table:table-cell>
          <table:table-cell table:style-name="ce11" table:formula="of:=IF([.Z96]&lt;1;(1+(59*(1-[.Z96])))*[.$A$39]+[.$A$110]/1000;0)" office:value-type="float" office:value="700" calcext:value-type="float">
            <text:p>700</text:p>
          </table:table-cell>
          <table:table-cell table:style-name="ce11" table:formula="of:=IF([.AA96]&lt;1;(1+(59*(1-[.AA96])))*[.$A$39]+[.$A$110]/1000;0)" office:value-type="float" office:value="700" calcext:value-type="float">
            <text:p>700</text:p>
          </table:table-cell>
          <table:table-cell table:style-name="ce11" table:formula="of:=IF([.AB96]&lt;1;(1+(59*(1-[.AB96])))*[.$A$39]+[.$A$110]/1000;0)" office:value-type="float" office:value="700" calcext:value-type="float">
            <text:p>700</text:p>
          </table:table-cell>
          <table:table-cell table:style-name="ce11" table:formula="of:=IF([.AC96]&lt;1;(1+(59*(1-[.AC96])))*[.$A$39]+[.$A$110]/1000;0)" office:value-type="float" office:value="700" calcext:value-type="float">
            <text:p>700</text:p>
          </table:table-cell>
          <table:table-cell table:style-name="ce11" table:formula="of:=IF([.AD96]&lt;1;(1+(59*(1-[.AD96])))*[.$A$39]+[.$A$110]/1000;0)" office:value-type="float" office:value="700" calcext:value-type="float">
            <text:p>700</text:p>
          </table:table-cell>
          <table:table-cell table:style-name="ce11" table:formula="of:=IF([.AE96]&lt;1;(1+(59*(1-[.AE96])))*[.$A$39]+[.$A$110]/1000;0)" office:value-type="float" office:value="700" calcext:value-type="float">
            <text:p>700</text:p>
          </table:table-cell>
          <table:table-cell table:style-name="ce11" table:formula="of:=IF([.AF96]&lt;1;(1+(59*(1-[.AF96])))*[.$A$39]+[.$A$110]/1000;0)" office:value-type="float" office:value="700" calcext:value-type="float">
            <text:p>700</text:p>
          </table:table-cell>
          <table:table-cell table:style-name="ce11" table:formula="of:=IF([.AG96]&lt;1;(1+(59*(1-[.AG96])))*[.$A$39]+[.$A$110]/1000;0)" office:value-type="float" office:value="700" calcext:value-type="float">
            <text:p>700</text:p>
          </table:table-cell>
          <table:table-cell table:style-name="ce11" table:formula="of:=IF([.AH96]&lt;1;(1+(59*(1-[.AH96])))*[.$A$39]+[.$A$110]/1000;0)" office:value-type="float" office:value="700" calcext:value-type="float">
            <text:p>700</text:p>
          </table:table-cell>
          <table:table-cell table:style-name="ce11" table:formula="of:=IF([.AI96]&lt;1;(1+(59*(1-[.AI96])))*[.$A$39]+[.$A$110]/1000;0)" office:value-type="float" office:value="700" calcext:value-type="float">
            <text:p>700</text:p>
          </table:table-cell>
          <table:table-cell table:style-name="ce11" table:formula="of:=IF([.AJ96]&lt;1;(1+(59*(1-[.AJ96])))*[.$A$39]+[.$A$110]/1000;0)" office:value-type="float" office:value="700" calcext:value-type="float">
            <text:p>700</text:p>
          </table:table-cell>
          <table:table-cell table:style-name="ce11" table:formula="of:=IF([.AK96]&lt;1;(1+(59*(1-[.AK96])))*[.$A$39]+[.$A$110]/1000;0)" office:value-type="float" office:value="700" calcext:value-type="float">
            <text:p>700</text:p>
          </table:table-cell>
          <table:table-cell table:style-name="ce11" table:formula="of:=IF([.AL96]&lt;1;(1+(59*(1-[.AL96])))*[.$A$39]+[.$A$110]/1000;0)" office:value-type="float" office:value="700" calcext:value-type="float">
            <text:p>700</text:p>
          </table:table-cell>
          <table:table-cell table:style-name="ce11" table:formula="of:=IF([.AM96]&lt;1;(1+(59*(1-[.AM96])))*[.$A$39]+[.$A$110]/1000;0)" office:value-type="float" office:value="700" calcext:value-type="float">
            <text:p>700</text:p>
          </table:table-cell>
          <table:table-cell table:style-name="ce11" table:formula="of:=IF([.AN96]&lt;1;(1+(59*(1-[.AN96])))*[.$A$39]+[.$A$110]/1000;0)" office:value-type="float" office:value="700" calcext:value-type="float">
            <text:p>700</text:p>
          </table:table-cell>
          <table:table-cell table:style-name="ce11" table:formula="of:=IF([.AO96]&lt;1;(1+(59*(1-[.AO96])))*[.$A$39]+[.$A$110]/1000;0)" office:value-type="float" office:value="700" calcext:value-type="float">
            <text:p>700</text:p>
          </table:table-cell>
          <table:table-cell table:style-name="ce11" table:formula="of:=IF([.AP96]&lt;1;(1+(59*(1-[.AP96])))*[.$A$39]+[.$A$110]/1000;0)" office:value-type="float" office:value="700" calcext:value-type="float">
            <text:p>700</text:p>
          </table:table-cell>
          <table:table-cell table:style-name="ce11" table:formula="of:=IF([.AQ96]&lt;1;(1+(59*(1-[.AQ96])))*[.$A$39]+[.$A$110]/1000;0)" office:value-type="float" office:value="700" calcext:value-type="float">
            <text:p>700</text:p>
          </table:table-cell>
          <table:table-cell table:style-name="ce11" table:formula="of:=IF([.AR96]&lt;1;(1+(59*(1-[.AR96])))*[.$A$39]+[.$A$110]/1000;0)" office:value-type="float" office:value="700" calcext:value-type="float">
            <text:p>700</text:p>
          </table:table-cell>
          <table:table-cell table:style-name="ce11" table:formula="of:=IF([.AS96]&lt;1;(1+(59*(1-[.AS96])))*[.$A$39]+[.$A$110]/1000;0)" office:value-type="float" office:value="700" calcext:value-type="float">
            <text:p>700</text:p>
          </table:table-cell>
          <table:table-cell table:style-name="ce11" table:formula="of:=IF([.AT96]&lt;1;(1+(59*(1-[.AT96])))*[.$A$39]+[.$A$110]/1000;0)" office:value-type="float" office:value="700" calcext:value-type="float">
            <text:p>700</text:p>
          </table:table-cell>
          <table:table-cell table:style-name="ce11" table:formula="of:=IF([.AU96]&lt;1;(1+(59*(1-[.AU96])))*[.$A$39]+[.$A$110]/1000;0)" office:value-type="float" office:value="700" calcext:value-type="float">
            <text:p>700</text:p>
          </table:table-cell>
          <table:table-cell table:style-name="ce11" table:formula="of:=IF([.AV96]&lt;1;(1+(59*(1-[.AV96])))*[.$A$39]+[.$A$110]/1000;0)" office:value-type="float" office:value="700" calcext:value-type="float">
            <text:p>700</text:p>
          </table:table-cell>
          <table:table-cell table:style-name="ce11" table:formula="of:=IF([.AW96]&lt;1;(1+(59*(1-[.AW96])))*[.$A$39]+[.$A$110]/1000;0)" office:value-type="float" office:value="700" calcext:value-type="float">
            <text:p>700</text:p>
          </table:table-cell>
          <table:table-cell table:style-name="ce11" table:formula="of:=IF([.AX96]&lt;1;(1+(59*(1-[.AX96])))*[.$A$39]+[.$A$110]/1000;0)" office:value-type="float" office:value="700" calcext:value-type="float">
            <text:p>700</text:p>
          </table:table-cell>
          <table:table-cell table:style-name="ce11" table:formula="of:=IF([.AY96]&lt;1;(1+(59*(1-[.AY96])))*[.$A$39]+[.$A$110]/1000;0)" office:value-type="float" office:value="700" calcext:value-type="float">
            <text:p>700</text:p>
          </table:table-cell>
          <table:table-cell table:style-name="ce11" table:formula="of:=IF([.AZ96]&lt;1;(1+(59*(1-[.AZ96])))*[.$A$39]+[.$A$110]/1000;0)" office:value-type="float" office:value="700" calcext:value-type="float">
            <text:p>700</text:p>
          </table:table-cell>
          <table:table-cell table:style-name="ce11" table:formula="of:=IF([.BA96]&lt;1;(1+(59*(1-[.BA96])))*[.$A$39]+[.$A$110]/1000;0)" office:value-type="float" office:value="700" calcext:value-type="float">
            <text:p>700</text:p>
          </table:table-cell>
          <table:table-cell table:style-name="ce11" table:formula="of:=IF([.BB96]&lt;1;(1+(59*(1-[.BB96])))*[.$A$39]+[.$A$110]/1000;0)" office:value-type="float" office:value="700" calcext:value-type="float">
            <text:p>700</text:p>
          </table:table-cell>
          <table:table-cell table:style-name="ce11" table:formula="of:=IF([.BC96]&lt;1;(1+(59*(1-[.BC96])))*[.$A$39]+[.$A$110]/1000;0)" office:value-type="float" office:value="700" calcext:value-type="float">
            <text:p>700</text:p>
          </table:table-cell>
          <table:table-cell table:style-name="ce11" table:formula="of:=IF([.BD96]&lt;1;(1+(59*(1-[.BD96])))*[.$A$39]+[.$A$110]/1000;0)" office:value-type="float" office:value="700" calcext:value-type="float">
            <text:p>700</text:p>
          </table:table-cell>
          <table:table-cell table:style-name="ce11" table:formula="of:=IF([.BE96]&lt;1;(1+(59*(1-[.BE96])))*[.$A$39]+[.$A$110]/1000;0)" office:value-type="float" office:value="700" calcext:value-type="float">
            <text:p>700</text:p>
          </table:table-cell>
          <table:table-cell table:style-name="ce11" table:formula="of:=IF([.BF96]&lt;1;(1+(59*(1-[.BF96])))*[.$A$39]+[.$A$110]/1000;0)" office:value-type="float" office:value="700" calcext:value-type="float">
            <text:p>700</text:p>
          </table:table-cell>
          <table:table-cell table:style-name="ce11" table:formula="of:=IF([.BG96]&lt;1;(1+(59*(1-[.BG96])))*[.$A$39]+[.$A$110]/1000;0)" office:value-type="float" office:value="700" calcext:value-type="float">
            <text:p>700</text:p>
          </table:table-cell>
          <table:table-cell table:style-name="ce11" table:formula="of:=IF([.BH96]&lt;1;(1+(59*(1-[.BH96])))*[.$A$39]+[.$A$110]/1000;0)" office:value-type="float" office:value="700" calcext:value-type="float">
            <text:p>700</text:p>
          </table:table-cell>
          <table:table-cell table:style-name="ce11" table:formula="of:=IF([.BI96]&lt;1;(1+(59*(1-[.BI96])))*[.$A$39]+[.$A$110]/1000;0)" office:value-type="float" office:value="700" calcext:value-type="float">
            <text:p>700</text:p>
          </table:table-cell>
          <table:table-cell table:style-name="ce11" table:formula="of:=IF([.BJ96]&lt;1;(1+(59*(1-[.BJ96])))*[.$A$39]+[.$A$110]/1000;0)" office:value-type="float" office:value="700" calcext:value-type="float">
            <text:p>700</text:p>
          </table:table-cell>
          <table:table-cell table:style-name="ce11" table:formula="of:=IF([.BK96]&lt;1;(1+(59*(1-[.BK96])))*[.$A$39]+[.$A$110]/1000;0)" office:value-type="float" office:value="700" calcext:value-type="float">
            <text:p>700</text:p>
          </table:table-cell>
          <table:table-cell table:style-name="ce11" table:formula="of:=IF([.BL96]&lt;1;(1+(59*(1-[.BL96])))*[.$A$39]+[.$A$110]/1000;0)" office:value-type="float" office:value="700" calcext:value-type="float">
            <text:p>700</text:p>
          </table:table-cell>
          <table:table-cell table:style-name="ce11" table:formula="of:=IF([.BM96]&lt;1;(1+(59*(1-[.BM96])))*[.$A$39]+[.$A$110]/1000;0)" office:value-type="float" office:value="700" calcext:value-type="float">
            <text:p>700</text:p>
          </table:table-cell>
          <table:table-cell table:style-name="ce11" table:formula="of:=IF([.BN96]&lt;1;(1+(59*(1-[.BN96])))*[.$A$39]+[.$A$110]/1000;0)" office:value-type="float" office:value="700" calcext:value-type="float">
            <text:p>700</text:p>
          </table:table-cell>
          <table:table-cell table:style-name="ce11" table:formula="of:=IF([.BO96]&lt;1;(1+(59*(1-[.BO96])))*[.$A$39]+[.$A$110]/1000;0)" office:value-type="float" office:value="700" calcext:value-type="float">
            <text:p>700</text:p>
          </table:table-cell>
          <table:table-cell table:style-name="ce11" table:formula="of:=IF([.BP96]&lt;1;(1+(59*(1-[.BP96])))*[.$A$39]+[.$A$110]/1000;0)" office:value-type="float" office:value="700" calcext:value-type="float">
            <text:p>700</text:p>
          </table:table-cell>
          <table:table-cell table:style-name="ce11" table:formula="of:=IF([.BQ96]&lt;1;(1+(59*(1-[.BQ96])))*[.$A$39]+[.$A$110]/1000;0)" office:value-type="float" office:value="700" calcext:value-type="float">
            <text:p>700</text:p>
          </table:table-cell>
          <table:table-cell table:style-name="ce11" table:formula="of:=IF([.BR96]&lt;1;(1+(59*(1-[.BR96])))*[.$A$39]+[.$A$110]/1000;0)" office:value-type="float" office:value="700" calcext:value-type="float">
            <text:p>700</text:p>
          </table:table-cell>
          <table:table-cell table:style-name="ce11" table:formula="of:=IF([.BS96]&lt;1;(1+(59*(1-[.BS96])))*[.$A$39]+[.$A$110]/1000;0)" office:value-type="float" office:value="700" calcext:value-type="float">
            <text:p>700</text:p>
          </table:table-cell>
          <table:table-cell table:style-name="ce11" table:formula="of:=IF([.BT96]&lt;1;(1+(59*(1-[.BT96])))*[.$A$39]+[.$A$110]/1000;0)" office:value-type="float" office:value="700" calcext:value-type="float">
            <text:p>700</text:p>
          </table:table-cell>
          <table:table-cell table:style-name="ce11" table:formula="of:=IF([.BU96]&lt;1;(1+(59*(1-[.BU96])))*[.$A$39]+[.$A$110]/1000;0)" office:value-type="float" office:value="700" calcext:value-type="float">
            <text:p>700</text:p>
          </table:table-cell>
          <table:table-cell table:style-name="ce11" table:formula="of:=IF([.BV96]&lt;1;(1+(59*(1-[.BV96])))*[.$A$39]+[.$A$110]/1000;0)" office:value-type="float" office:value="700" calcext:value-type="float">
            <text:p>700</text:p>
          </table:table-cell>
          <table:table-cell table:style-name="ce11" table:formula="of:=IF([.BW96]&lt;1;(1+(59*(1-[.BW96])))*[.$A$39]+[.$A$110]/1000;0)" office:value-type="float" office:value="700" calcext:value-type="float">
            <text:p>700</text:p>
          </table:table-cell>
          <table:table-cell table:style-name="ce11" table:formula="of:=IF([.BX96]&lt;1;(1+(59*(1-[.BX96])))*[.$A$39]+[.$A$110]/1000;0)" office:value-type="float" office:value="700" calcext:value-type="float">
            <text:p>700</text:p>
          </table:table-cell>
          <table:table-cell table:style-name="ce11" table:formula="of:=IF([.BY96]&lt;1;(1+(59*(1-[.BY96])))*[.$A$39]+[.$A$110]/1000;0)" office:value-type="float" office:value="700" calcext:value-type="float">
            <text:p>700</text:p>
          </table:table-cell>
          <table:table-cell table:style-name="ce11" table:formula="of:=IF([.BZ96]&lt;1;(1+(59*(1-[.BZ96])))*[.$A$39]+[.$A$110]/1000;0)" office:value-type="float" office:value="700" calcext:value-type="float">
            <text:p>700</text:p>
          </table:table-cell>
          <table:table-cell table:style-name="ce11" table:formula="of:=IF([.CA96]&lt;1;(1+(59*(1-[.CA96])))*[.$A$39]+[.$A$110]/1000;0)" office:value-type="float" office:value="700" calcext:value-type="float">
            <text:p>700</text:p>
          </table:table-cell>
          <table:table-cell table:style-name="ce11" table:formula="of:=IF([.CB96]&lt;1;(1+(59*(1-[.CB96])))*[.$A$39]+[.$A$110]/1000;0)" office:value-type="float" office:value="700" calcext:value-type="float">
            <text:p>700</text:p>
          </table:table-cell>
          <table:table-cell table:style-name="ce11" table:formula="of:=IF([.CC96]&lt;1;(1+(59*(1-[.CC96])))*[.$A$39]+[.$A$110]/1000;0)" office:value-type="float" office:value="700" calcext:value-type="float">
            <text:p>700</text:p>
          </table:table-cell>
          <table:table-cell table:style-name="ce11" table:formula="of:=IF([.CD96]&lt;1;(1+(59*(1-[.CD96])))*[.$A$39]+[.$A$110]/1000;0)" office:value-type="float" office:value="700" calcext:value-type="float">
            <text:p>700</text:p>
          </table:table-cell>
          <table:table-cell table:style-name="ce11" table:formula="of:=IF([.CE96]&lt;1;(1+(59*(1-[.CE96])))*[.$A$39]+[.$A$110]/1000;0)" office:value-type="float" office:value="700" calcext:value-type="float">
            <text:p>700</text:p>
          </table:table-cell>
          <table:table-cell table:style-name="ce11" table:formula="of:=IF([.CF96]&lt;1;(1+(59*(1-[.CF96])))*[.$A$39]+[.$A$110]/1000;0)" office:value-type="float" office:value="700" calcext:value-type="float">
            <text:p>700</text:p>
          </table:table-cell>
          <table:table-cell table:style-name="ce11" table:formula="of:=IF([.CG96]&lt;1;(1+(59*(1-[.CG96])))*[.$A$39]+[.$A$110]/1000;0)" office:value-type="float" office:value="700" calcext:value-type="float">
            <text:p>700</text:p>
          </table:table-cell>
          <table:table-cell table:style-name="ce11" table:formula="of:=IF([.CH96]&lt;1;(1+(59*(1-[.CH96])))*[.$A$39]+[.$A$110]/1000;0)" office:value-type="float" office:value="700" calcext:value-type="float">
            <text:p>700</text:p>
          </table:table-cell>
          <table:table-cell table:style-name="ce11" table:formula="of:=IF([.CI96]&lt;1;(1+(59*(1-[.CI96])))*[.$A$39]+[.$A$110]/1000;0)" office:value-type="float" office:value="700" calcext:value-type="float">
            <text:p>700</text:p>
          </table:table-cell>
          <table:table-cell table:style-name="ce11" table:formula="of:=IF([.CJ96]&lt;1;(1+(59*(1-[.CJ96])))*[.$A$39]+[.$A$110]/1000;0)" office:value-type="float" office:value="700" calcext:value-type="float">
            <text:p>700</text:p>
          </table:table-cell>
          <table:table-cell table:style-name="ce11" table:formula="of:=IF([.CK96]&lt;1;(1+(59*(1-[.CK96])))*[.$A$39]+[.$A$110]/1000;0)" office:value-type="float" office:value="700" calcext:value-type="float">
            <text:p>700</text:p>
          </table:table-cell>
          <table:table-cell table:style-name="ce11" table:formula="of:=IF([.CL96]&lt;1;(1+(59*(1-[.CL96])))*[.$A$39]+[.$A$110]/1000;0)" office:value-type="float" office:value="700" calcext:value-type="float">
            <text:p>700</text:p>
          </table:table-cell>
          <table:table-cell table:style-name="ce11" table:formula="of:=IF([.CM96]&lt;1;(1+(59*(1-[.CM96])))*[.$A$39]+[.$A$110]/1000;0)" office:value-type="float" office:value="700" calcext:value-type="float">
            <text:p>700</text:p>
          </table:table-cell>
          <table:table-cell table:style-name="ce11" table:formula="of:=IF([.CN96]&lt;1;(1+(59*(1-[.CN96])))*[.$A$39]+[.$A$110]/1000;0)" office:value-type="float" office:value="700" calcext:value-type="float">
            <text:p>70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97]&lt;1;(1+(59*(1-[.A97])))*[.$A$39]+[.$A$110]/1000;0)" office:value-type="float" office:value="641" calcext:value-type="float">
            <text:p>641</text:p>
          </table:table-cell>
          <table:table-cell table:style-name="ce11" table:formula="of:=IF([.B97]&lt;1;(1+(59*(1-[.B97])))*[.$A$39]+[.$A$110]/1000;0)" office:value-type="float" office:value="635.1" calcext:value-type="float">
            <text:p>635</text:p>
          </table:table-cell>
          <table:table-cell table:style-name="ce11" table:formula="of:=IF([.C97]&lt;1;(1+(59*(1-[.C97])))*[.$A$39]+[.$A$110]/1000;0)" office:value-type="float" office:value="628.61" calcext:value-type="float">
            <text:p>629</text:p>
          </table:table-cell>
          <table:table-cell table:style-name="ce11" table:formula="of:=IF([.D97]&lt;1;(1+(59*(1-[.D97])))*[.$A$39]+[.$A$110]/1000;0)" office:value-type="float" office:value="621.471" calcext:value-type="float">
            <text:p>621</text:p>
          </table:table-cell>
          <table:table-cell table:style-name="ce11" table:formula="of:=IF([.E97]&lt;1;(1+(59*(1-[.E97])))*[.$A$39]+[.$A$110]/1000;0)" office:value-type="float" office:value="613.6181" calcext:value-type="float">
            <text:p>614</text:p>
          </table:table-cell>
          <table:table-cell table:style-name="ce11" table:formula="of:=IF([.F97]&lt;1;(1+(59*(1-[.F97])))*[.$A$39]+[.$A$110]/1000;0)" office:value-type="float" office:value="604.97991" calcext:value-type="float">
            <text:p>605</text:p>
          </table:table-cell>
          <table:table-cell table:style-name="ce11" table:formula="of:=IF([.G97]&lt;1;(1+(59*(1-[.G97])))*[.$A$39]+[.$A$110]/1000;0)" office:value-type="float" office:value="595.477901" calcext:value-type="float">
            <text:p>595</text:p>
          </table:table-cell>
          <table:table-cell table:style-name="ce11" table:formula="of:=IF([.H97]&lt;1;(1+(59*(1-[.H97])))*[.$A$39]+[.$A$110]/1000;0)" office:value-type="float" office:value="585.0256911" calcext:value-type="float">
            <text:p>585</text:p>
          </table:table-cell>
          <table:table-cell table:style-name="ce11" table:formula="of:=IF([.I97]&lt;1;(1+(59*(1-[.I97])))*[.$A$39]+[.$A$110]/1000;0)" office:value-type="float" office:value="573.52826021" calcext:value-type="float">
            <text:p>574</text:p>
          </table:table-cell>
          <table:table-cell table:style-name="ce11" table:formula="of:=IF([.J97]&lt;1;(1+(59*(1-[.J97])))*[.$A$39]+[.$A$110]/1000;0)" office:value-type="float" office:value="560.881086231" calcext:value-type="float">
            <text:p>561</text:p>
          </table:table-cell>
          <table:table-cell table:style-name="ce11" table:formula="of:=IF([.K97]&lt;1;(1+(59*(1-[.K97])))*[.$A$39]+[.$A$110]/1000;0)" office:value-type="float" office:value="546.9691948541" calcext:value-type="float">
            <text:p>547</text:p>
          </table:table-cell>
          <table:table-cell table:style-name="ce11" table:formula="of:=IF([.L97]&lt;1;(1+(59*(1-[.L97])))*[.$A$39]+[.$A$110]/1000;0)" office:value-type="float" office:value="531.66611433951" calcext:value-type="float">
            <text:p>532</text:p>
          </table:table-cell>
          <table:table-cell table:style-name="ce11" table:formula="of:=IF([.M97]&lt;1;(1+(59*(1-[.M97])))*[.$A$39]+[.$A$110]/1000;0)" office:value-type="float" office:value="514.832725773461" calcext:value-type="float">
            <text:p>515</text:p>
          </table:table-cell>
          <table:table-cell table:style-name="ce11" table:formula="of:=IF([.N97]&lt;1;(1+(59*(1-[.N97])))*[.$A$39]+[.$A$110]/1000;0)" office:value-type="float" office:value="496.315998350807" calcext:value-type="float">
            <text:p>496</text:p>
          </table:table-cell>
          <table:table-cell table:style-name="ce11" table:formula="of:=IF([.O97]&lt;1;(1+(59*(1-[.O97])))*[.$A$39]+[.$A$110]/1000;0)" office:value-type="float" office:value="475.947598185888" calcext:value-type="float">
            <text:p>476</text:p>
          </table:table-cell>
          <table:table-cell table:style-name="ce11" table:formula="of:=IF([.P97]&lt;1;(1+(59*(1-[.P97])))*[.$A$39]+[.$A$110]/1000;0)" office:value-type="float" office:value="453.542358004476" calcext:value-type="float">
            <text:p>454</text:p>
          </table:table-cell>
          <table:table-cell table:style-name="ce11" table:formula="of:=IF([.Q97]&lt;1;(1+(59*(1-[.Q97])))*[.$A$39]+[.$A$110]/1000;0)" office:value-type="float" office:value="428.896593804924" calcext:value-type="float">
            <text:p>429</text:p>
          </table:table-cell>
          <table:table-cell table:style-name="ce11" table:formula="of:=IF([.R97]&lt;1;(1+(59*(1-[.R97])))*[.$A$39]+[.$A$110]/1000;0)" office:value-type="float" office:value="401.786253185416" calcext:value-type="float">
            <text:p>402</text:p>
          </table:table-cell>
          <table:table-cell table:style-name="ce11" table:formula="of:=IF([.S97]&lt;1;(1+(59*(1-[.S97])))*[.$A$39]+[.$A$110]/1000;0)" office:value-type="float" office:value="371.964878503958" calcext:value-type="float">
            <text:p>372</text:p>
          </table:table-cell>
          <table:table-cell table:style-name="ce11" table:formula="of:=IF([.T97]&lt;1;(1+(59*(1-[.T97])))*[.$A$39]+[.$A$110]/1000;0)" office:value-type="float" office:value="339.161366354354" calcext:value-type="float">
            <text:p>339</text:p>
          </table:table-cell>
          <table:table-cell table:style-name="ce11" table:formula="of:=IF([.U97]&lt;1;(1+(59*(1-[.U97])))*[.$A$39]+[.$A$110]/1000;0)" office:value-type="float" office:value="303.077502989789" calcext:value-type="float">
            <text:p>303</text:p>
          </table:table-cell>
          <table:table-cell table:style-name="ce11" table:formula="of:=IF([.V97]&lt;1;(1+(59*(1-[.V97])))*[.$A$39]+[.$A$110]/1000;0)" office:value-type="float" office:value="263.385253288768" calcext:value-type="float">
            <text:p>263</text:p>
          </table:table-cell>
          <table:table-cell table:style-name="ce11" table:formula="of:=IF([.W97]&lt;1;(1+(59*(1-[.W97])))*[.$A$39]+[.$A$110]/1000;0)" office:value-type="float" office:value="219.723778617645" calcext:value-type="float">
            <text:p>220</text:p>
          </table:table-cell>
          <table:table-cell table:style-name="ce11" table:formula="of:=IF([.X97]&lt;1;(1+(59*(1-[.X97])))*[.$A$39]+[.$A$110]/1000;0)" office:value-type="float" office:value="171.696156479409" calcext:value-type="float">
            <text:p>172</text:p>
          </table:table-cell>
          <table:table-cell table:style-name="ce11" table:formula="of:=IF([.Y97]&lt;1;(1+(59*(1-[.Y97])))*[.$A$39]+[.$A$110]/1000;0)" office:value-type="float" office:value="118.86577212735" calcext:value-type="float">
            <text:p>119</text:p>
          </table:table-cell>
          <table:table-cell table:style-name="ce11" table:formula="of:=IF([.Z97]&lt;1;(1+(59*(1-[.Z97])))*[.$A$39]+[.$A$110]/1000;0)" office:value-type="float" office:value="0" calcext:value-type="float">
            <text:p>0</text:p>
          </table:table-cell>
          <table:table-cell table:style-name="ce11" table:formula="of:=IF([.AA97]&lt;1;(1+(59*(1-[.AA97])))*[.$A$39]+[.$A$110]/1000;0)" office:value-type="float" office:value="0" calcext:value-type="float">
            <text:p>0</text:p>
          </table:table-cell>
          <table:table-cell table:style-name="ce11" table:formula="of:=IF([.AB97]&lt;1;(1+(59*(1-[.AB97])))*[.$A$39]+[.$A$110]/1000;0)" office:value-type="float" office:value="0" calcext:value-type="float">
            <text:p>0</text:p>
          </table:table-cell>
          <table:table-cell table:style-name="ce11" table:formula="of:=IF([.AC97]&lt;1;(1+(59*(1-[.AC97])))*[.$A$39]+[.$A$110]/1000;0)" office:value-type="float" office:value="0" calcext:value-type="float">
            <text:p>0</text:p>
          </table:table-cell>
          <table:table-cell table:style-name="ce11" table:formula="of:=IF([.AD97]&lt;1;(1+(59*(1-[.AD97])))*[.$A$39]+[.$A$110]/1000;0)" office:value-type="float" office:value="0" calcext:value-type="float">
            <text:p>0</text:p>
          </table:table-cell>
          <table:table-cell table:style-name="ce11" table:formula="of:=IF([.AE97]&lt;1;(1+(59*(1-[.AE97])))*[.$A$39]+[.$A$110]/1000;0)" office:value-type="float" office:value="0" calcext:value-type="float">
            <text:p>0</text:p>
          </table:table-cell>
          <table:table-cell table:style-name="ce11" table:formula="of:=IF([.AF97]&lt;1;(1+(59*(1-[.AF97])))*[.$A$39]+[.$A$110]/1000;0)" office:value-type="float" office:value="0" calcext:value-type="float">
            <text:p>0</text:p>
          </table:table-cell>
          <table:table-cell table:style-name="ce11" table:formula="of:=IF([.AG97]&lt;1;(1+(59*(1-[.AG97])))*[.$A$39]+[.$A$110]/1000;0)" office:value-type="float" office:value="0" calcext:value-type="float">
            <text:p>0</text:p>
          </table:table-cell>
          <table:table-cell table:style-name="ce11" table:formula="of:=IF([.AH97]&lt;1;(1+(59*(1-[.AH97])))*[.$A$39]+[.$A$110]/1000;0)" office:value-type="float" office:value="0" calcext:value-type="float">
            <text:p>0</text:p>
          </table:table-cell>
          <table:table-cell table:style-name="ce11" table:formula="of:=IF([.AI97]&lt;1;(1+(59*(1-[.AI97])))*[.$A$39]+[.$A$110]/1000;0)" office:value-type="float" office:value="0" calcext:value-type="float">
            <text:p>0</text:p>
          </table:table-cell>
          <table:table-cell table:style-name="ce11" table:formula="of:=IF([.AJ97]&lt;1;(1+(59*(1-[.AJ97])))*[.$A$39]+[.$A$110]/1000;0)" office:value-type="float" office:value="0" calcext:value-type="float">
            <text:p>0</text:p>
          </table:table-cell>
          <table:table-cell table:style-name="ce11" table:formula="of:=IF([.AK97]&lt;1;(1+(59*(1-[.AK97])))*[.$A$39]+[.$A$110]/1000;0)" office:value-type="float" office:value="0" calcext:value-type="float">
            <text:p>0</text:p>
          </table:table-cell>
          <table:table-cell table:style-name="ce11" table:formula="of:=IF([.AL97]&lt;1;(1+(59*(1-[.AL97])))*[.$A$39]+[.$A$110]/1000;0)" office:value-type="float" office:value="0" calcext:value-type="float">
            <text:p>0</text:p>
          </table:table-cell>
          <table:table-cell table:style-name="ce11" table:formula="of:=IF([.AM97]&lt;1;(1+(59*(1-[.AM97])))*[.$A$39]+[.$A$110]/1000;0)" office:value-type="float" office:value="0" calcext:value-type="float">
            <text:p>0</text:p>
          </table:table-cell>
          <table:table-cell table:style-name="ce11" table:formula="of:=IF([.AN97]&lt;1;(1+(59*(1-[.AN97])))*[.$A$39]+[.$A$110]/1000;0)" office:value-type="float" office:value="0" calcext:value-type="float">
            <text:p>0</text:p>
          </table:table-cell>
          <table:table-cell table:style-name="ce11" table:formula="of:=IF([.AO97]&lt;1;(1+(59*(1-[.AO97])))*[.$A$39]+[.$A$110]/1000;0)" office:value-type="float" office:value="0" calcext:value-type="float">
            <text:p>0</text:p>
          </table:table-cell>
          <table:table-cell table:style-name="ce11" table:formula="of:=IF([.AP97]&lt;1;(1+(59*(1-[.AP97])))*[.$A$39]+[.$A$110]/1000;0)" office:value-type="float" office:value="0" calcext:value-type="float">
            <text:p>0</text:p>
          </table:table-cell>
          <table:table-cell table:style-name="ce11" table:formula="of:=IF([.AQ97]&lt;1;(1+(59*(1-[.AQ97])))*[.$A$39]+[.$A$110]/1000;0)" office:value-type="float" office:value="0" calcext:value-type="float">
            <text:p>0</text:p>
          </table:table-cell>
          <table:table-cell table:style-name="ce11" table:formula="of:=IF([.AR97]&lt;1;(1+(59*(1-[.AR97])))*[.$A$39]+[.$A$110]/1000;0)" office:value-type="float" office:value="0" calcext:value-type="float">
            <text:p>0</text:p>
          </table:table-cell>
          <table:table-cell table:style-name="ce11" table:formula="of:=IF([.AS97]&lt;1;(1+(59*(1-[.AS97])))*[.$A$39]+[.$A$110]/1000;0)" office:value-type="float" office:value="0" calcext:value-type="float">
            <text:p>0</text:p>
          </table:table-cell>
          <table:table-cell table:style-name="ce11" table:formula="of:=IF([.AT97]&lt;1;(1+(59*(1-[.AT97])))*[.$A$39]+[.$A$110]/1000;0)" office:value-type="float" office:value="0" calcext:value-type="float">
            <text:p>0</text:p>
          </table:table-cell>
          <table:table-cell table:style-name="ce11" table:formula="of:=IF([.AU97]&lt;1;(1+(59*(1-[.AU97])))*[.$A$39]+[.$A$110]/1000;0)" office:value-type="float" office:value="0" calcext:value-type="float">
            <text:p>0</text:p>
          </table:table-cell>
          <table:table-cell table:style-name="ce11" table:formula="of:=IF([.AV97]&lt;1;(1+(59*(1-[.AV97])))*[.$A$39]+[.$A$110]/1000;0)" office:value-type="float" office:value="0" calcext:value-type="float">
            <text:p>0</text:p>
          </table:table-cell>
          <table:table-cell table:style-name="ce11" table:formula="of:=IF([.AW97]&lt;1;(1+(59*(1-[.AW97])))*[.$A$39]+[.$A$110]/1000;0)" office:value-type="float" office:value="0" calcext:value-type="float">
            <text:p>0</text:p>
          </table:table-cell>
          <table:table-cell table:style-name="ce11" table:formula="of:=IF([.AX97]&lt;1;(1+(59*(1-[.AX97])))*[.$A$39]+[.$A$110]/1000;0)" office:value-type="float" office:value="0" calcext:value-type="float">
            <text:p>0</text:p>
          </table:table-cell>
          <table:table-cell table:style-name="ce11" table:formula="of:=IF([.AY97]&lt;1;(1+(59*(1-[.AY97])))*[.$A$39]+[.$A$110]/1000;0)" office:value-type="float" office:value="0" calcext:value-type="float">
            <text:p>0</text:p>
          </table:table-cell>
          <table:table-cell table:style-name="ce11" table:formula="of:=IF([.AZ97]&lt;1;(1+(59*(1-[.AZ97])))*[.$A$39]+[.$A$110]/1000;0)" office:value-type="float" office:value="0" calcext:value-type="float">
            <text:p>0</text:p>
          </table:table-cell>
          <table:table-cell table:style-name="ce11" table:formula="of:=IF([.BA97]&lt;1;(1+(59*(1-[.BA97])))*[.$A$39]+[.$A$110]/1000;0)" office:value-type="float" office:value="0" calcext:value-type="float">
            <text:p>0</text:p>
          </table:table-cell>
          <table:table-cell table:style-name="ce11" table:formula="of:=IF([.BB97]&lt;1;(1+(59*(1-[.BB97])))*[.$A$39]+[.$A$110]/1000;0)" office:value-type="float" office:value="0" calcext:value-type="float">
            <text:p>0</text:p>
          </table:table-cell>
          <table:table-cell table:style-name="ce11" table:formula="of:=IF([.BC97]&lt;1;(1+(59*(1-[.BC97])))*[.$A$39]+[.$A$110]/1000;0)" office:value-type="float" office:value="0" calcext:value-type="float">
            <text:p>0</text:p>
          </table:table-cell>
          <table:table-cell table:style-name="ce11" table:formula="of:=IF([.BD97]&lt;1;(1+(59*(1-[.BD97])))*[.$A$39]+[.$A$110]/1000;0)" office:value-type="float" office:value="0" calcext:value-type="float">
            <text:p>0</text:p>
          </table:table-cell>
          <table:table-cell table:style-name="ce11" table:formula="of:=IF([.BE97]&lt;1;(1+(59*(1-[.BE97])))*[.$A$39]+[.$A$110]/1000;0)" office:value-type="float" office:value="0" calcext:value-type="float">
            <text:p>0</text:p>
          </table:table-cell>
          <table:table-cell table:style-name="ce11" table:formula="of:=IF([.BF97]&lt;1;(1+(59*(1-[.BF97])))*[.$A$39]+[.$A$110]/1000;0)" office:value-type="float" office:value="0" calcext:value-type="float">
            <text:p>0</text:p>
          </table:table-cell>
          <table:table-cell table:style-name="ce11" table:formula="of:=IF([.BG97]&lt;1;(1+(59*(1-[.BG97])))*[.$A$39]+[.$A$110]/1000;0)" office:value-type="float" office:value="0" calcext:value-type="float">
            <text:p>0</text:p>
          </table:table-cell>
          <table:table-cell table:style-name="ce11" table:formula="of:=IF([.BH97]&lt;1;(1+(59*(1-[.BH97])))*[.$A$39]+[.$A$110]/1000;0)" office:value-type="float" office:value="0" calcext:value-type="float">
            <text:p>0</text:p>
          </table:table-cell>
          <table:table-cell table:style-name="ce11" table:formula="of:=IF([.BI97]&lt;1;(1+(59*(1-[.BI97])))*[.$A$39]+[.$A$110]/1000;0)" office:value-type="float" office:value="0" calcext:value-type="float">
            <text:p>0</text:p>
          </table:table-cell>
          <table:table-cell table:style-name="ce11" table:formula="of:=IF([.BJ97]&lt;1;(1+(59*(1-[.BJ97])))*[.$A$39]+[.$A$110]/1000;0)" office:value-type="float" office:value="0" calcext:value-type="float">
            <text:p>0</text:p>
          </table:table-cell>
          <table:table-cell table:style-name="ce11" table:formula="of:=IF([.BK97]&lt;1;(1+(59*(1-[.BK97])))*[.$A$39]+[.$A$110]/1000;0)" office:value-type="float" office:value="0" calcext:value-type="float">
            <text:p>0</text:p>
          </table:table-cell>
          <table:table-cell table:style-name="ce11" table:formula="of:=IF([.BL97]&lt;1;(1+(59*(1-[.BL97])))*[.$A$39]+[.$A$110]/1000;0)" office:value-type="float" office:value="0" calcext:value-type="float">
            <text:p>0</text:p>
          </table:table-cell>
          <table:table-cell table:style-name="ce11" table:formula="of:=IF([.BM97]&lt;1;(1+(59*(1-[.BM97])))*[.$A$39]+[.$A$110]/1000;0)" office:value-type="float" office:value="0" calcext:value-type="float">
            <text:p>0</text:p>
          </table:table-cell>
          <table:table-cell table:style-name="ce11" table:formula="of:=IF([.BN97]&lt;1;(1+(59*(1-[.BN97])))*[.$A$39]+[.$A$110]/1000;0)" office:value-type="float" office:value="0" calcext:value-type="float">
            <text:p>0</text:p>
          </table:table-cell>
          <table:table-cell table:style-name="ce11" table:formula="of:=IF([.BO97]&lt;1;(1+(59*(1-[.BO97])))*[.$A$39]+[.$A$110]/1000;0)" office:value-type="float" office:value="0" calcext:value-type="float">
            <text:p>0</text:p>
          </table:table-cell>
          <table:table-cell table:style-name="ce11" table:formula="of:=IF([.BP97]&lt;1;(1+(59*(1-[.BP97])))*[.$A$39]+[.$A$110]/1000;0)" office:value-type="float" office:value="0" calcext:value-type="float">
            <text:p>0</text:p>
          </table:table-cell>
          <table:table-cell table:style-name="ce11" table:formula="of:=IF([.BQ97]&lt;1;(1+(59*(1-[.BQ97])))*[.$A$39]+[.$A$110]/1000;0)" office:value-type="float" office:value="0" calcext:value-type="float">
            <text:p>0</text:p>
          </table:table-cell>
          <table:table-cell table:style-name="ce11" table:formula="of:=IF([.BR97]&lt;1;(1+(59*(1-[.BR97])))*[.$A$39]+[.$A$110]/1000;0)" office:value-type="float" office:value="0" calcext:value-type="float">
            <text:p>0</text:p>
          </table:table-cell>
          <table:table-cell table:style-name="ce11" table:formula="of:=IF([.BS97]&lt;1;(1+(59*(1-[.BS97])))*[.$A$39]+[.$A$110]/1000;0)" office:value-type="float" office:value="0" calcext:value-type="float">
            <text:p>0</text:p>
          </table:table-cell>
          <table:table-cell table:style-name="ce11" table:formula="of:=IF([.BT97]&lt;1;(1+(59*(1-[.BT97])))*[.$A$39]+[.$A$110]/1000;0)" office:value-type="float" office:value="0" calcext:value-type="float">
            <text:p>0</text:p>
          </table:table-cell>
          <table:table-cell table:style-name="ce11" table:formula="of:=IF([.BU97]&lt;1;(1+(59*(1-[.BU97])))*[.$A$39]+[.$A$110]/1000;0)" office:value-type="float" office:value="0" calcext:value-type="float">
            <text:p>0</text:p>
          </table:table-cell>
          <table:table-cell table:style-name="ce11" table:formula="of:=IF([.BV97]&lt;1;(1+(59*(1-[.BV97])))*[.$A$39]+[.$A$110]/1000;0)" office:value-type="float" office:value="0" calcext:value-type="float">
            <text:p>0</text:p>
          </table:table-cell>
          <table:table-cell table:style-name="ce11" table:formula="of:=IF([.BW97]&lt;1;(1+(59*(1-[.BW97])))*[.$A$39]+[.$A$110]/1000;0)" office:value-type="float" office:value="0" calcext:value-type="float">
            <text:p>0</text:p>
          </table:table-cell>
          <table:table-cell table:style-name="ce11" table:formula="of:=IF([.BX97]&lt;1;(1+(59*(1-[.BX97])))*[.$A$39]+[.$A$110]/1000;0)" office:value-type="float" office:value="0" calcext:value-type="float">
            <text:p>0</text:p>
          </table:table-cell>
          <table:table-cell table:style-name="ce11" table:formula="of:=IF([.BY97]&lt;1;(1+(59*(1-[.BY97])))*[.$A$39]+[.$A$110]/1000;0)" office:value-type="float" office:value="0" calcext:value-type="float">
            <text:p>0</text:p>
          </table:table-cell>
          <table:table-cell table:style-name="ce11" table:formula="of:=IF([.BZ97]&lt;1;(1+(59*(1-[.BZ97])))*[.$A$39]+[.$A$110]/1000;0)" office:value-type="float" office:value="0" calcext:value-type="float">
            <text:p>0</text:p>
          </table:table-cell>
          <table:table-cell table:style-name="ce11" table:formula="of:=IF([.CA97]&lt;1;(1+(59*(1-[.CA97])))*[.$A$39]+[.$A$110]/1000;0)" office:value-type="float" office:value="0" calcext:value-type="float">
            <text:p>0</text:p>
          </table:table-cell>
          <table:table-cell table:style-name="ce11" table:formula="of:=IF([.CB97]&lt;1;(1+(59*(1-[.CB97])))*[.$A$39]+[.$A$110]/1000;0)" office:value-type="float" office:value="0" calcext:value-type="float">
            <text:p>0</text:p>
          </table:table-cell>
          <table:table-cell table:style-name="ce11" table:formula="of:=IF([.CC97]&lt;1;(1+(59*(1-[.CC97])))*[.$A$39]+[.$A$110]/1000;0)" office:value-type="float" office:value="0" calcext:value-type="float">
            <text:p>0</text:p>
          </table:table-cell>
          <table:table-cell table:style-name="ce11" table:formula="of:=IF([.CD97]&lt;1;(1+(59*(1-[.CD97])))*[.$A$39]+[.$A$110]/1000;0)" office:value-type="float" office:value="0" calcext:value-type="float">
            <text:p>0</text:p>
          </table:table-cell>
          <table:table-cell table:style-name="ce11" table:formula="of:=IF([.CE97]&lt;1;(1+(59*(1-[.CE97])))*[.$A$39]+[.$A$110]/1000;0)" office:value-type="float" office:value="0" calcext:value-type="float">
            <text:p>0</text:p>
          </table:table-cell>
          <table:table-cell table:style-name="ce11" table:formula="of:=IF([.CF97]&lt;1;(1+(59*(1-[.CF97])))*[.$A$39]+[.$A$110]/1000;0)" office:value-type="float" office:value="0" calcext:value-type="float">
            <text:p>0</text:p>
          </table:table-cell>
          <table:table-cell table:style-name="ce11" table:formula="of:=IF([.CG97]&lt;1;(1+(59*(1-[.CG97])))*[.$A$39]+[.$A$110]/1000;0)" office:value-type="float" office:value="0" calcext:value-type="float">
            <text:p>0</text:p>
          </table:table-cell>
          <table:table-cell table:style-name="ce11" table:formula="of:=IF([.CH97]&lt;1;(1+(59*(1-[.CH97])))*[.$A$39]+[.$A$110]/1000;0)" office:value-type="float" office:value="0" calcext:value-type="float">
            <text:p>0</text:p>
          </table:table-cell>
          <table:table-cell table:style-name="ce11" table:formula="of:=IF([.CI97]&lt;1;(1+(59*(1-[.CI97])))*[.$A$39]+[.$A$110]/1000;0)" office:value-type="float" office:value="0" calcext:value-type="float">
            <text:p>0</text:p>
          </table:table-cell>
          <table:table-cell table:style-name="ce11" table:formula="of:=IF([.CJ97]&lt;1;(1+(59*(1-[.CJ97])))*[.$A$39]+[.$A$110]/1000;0)" office:value-type="float" office:value="0" calcext:value-type="float">
            <text:p>0</text:p>
          </table:table-cell>
          <table:table-cell table:style-name="ce11" table:formula="of:=IF([.CK97]&lt;1;(1+(59*(1-[.CK97])))*[.$A$39]+[.$A$110]/1000;0)" office:value-type="float" office:value="0" calcext:value-type="float">
            <text:p>0</text:p>
          </table:table-cell>
          <table:table-cell table:style-name="ce11" table:formula="of:=IF([.CL97]&lt;1;(1+(59*(1-[.CL97])))*[.$A$39]+[.$A$110]/1000;0)" office:value-type="float" office:value="0" calcext:value-type="float">
            <text:p>0</text:p>
          </table:table-cell>
          <table:table-cell table:style-name="ce11" table:formula="of:=IF([.CM97]&lt;1;(1+(59*(1-[.CM97])))*[.$A$39]+[.$A$110]/1000;0)" office:value-type="float" office:value="0" calcext:value-type="float">
            <text:p>0</text:p>
          </table:table-cell>
          <table:table-cell table:style-name="ce11" table:formula="of:=IF([.CN97]&lt;1;(1+(59*(1-[.CN97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98]&lt;1;(1+(59*(1-[.A98])))*[.$A$39]+[.$A$110]/1000;0)" office:value-type="float" office:value="582" calcext:value-type="float">
            <text:p>582</text:p>
          </table:table-cell>
          <table:table-cell table:style-name="ce11" table:formula="of:=IF([.B98]&lt;1;(1+(59*(1-[.B98])))*[.$A$39]+[.$A$110]/1000;0)" office:value-type="float" office:value="570.2" calcext:value-type="float">
            <text:p>570</text:p>
          </table:table-cell>
          <table:table-cell table:style-name="ce11" table:formula="of:=IF([.C98]&lt;1;(1+(59*(1-[.C98])))*[.$A$39]+[.$A$110]/1000;0)" office:value-type="float" office:value="557.22" calcext:value-type="float">
            <text:p>557</text:p>
          </table:table-cell>
          <table:table-cell table:style-name="ce11" table:formula="of:=IF([.D98]&lt;1;(1+(59*(1-[.D98])))*[.$A$39]+[.$A$110]/1000;0)" office:value-type="float" office:value="542.942" calcext:value-type="float">
            <text:p>543</text:p>
          </table:table-cell>
          <table:table-cell table:style-name="ce11" table:formula="of:=IF([.E98]&lt;1;(1+(59*(1-[.E98])))*[.$A$39]+[.$A$110]/1000;0)" office:value-type="float" office:value="527.2362" calcext:value-type="float">
            <text:p>527</text:p>
          </table:table-cell>
          <table:table-cell table:style-name="ce11" table:formula="of:=IF([.F98]&lt;1;(1+(59*(1-[.F98])))*[.$A$39]+[.$A$110]/1000;0)" office:value-type="float" office:value="509.95982" calcext:value-type="float">
            <text:p>510</text:p>
          </table:table-cell>
          <table:table-cell table:style-name="ce11" table:formula="of:=IF([.G98]&lt;1;(1+(59*(1-[.G98])))*[.$A$39]+[.$A$110]/1000;0)" office:value-type="float" office:value="490.955802" calcext:value-type="float">
            <text:p>491</text:p>
          </table:table-cell>
          <table:table-cell table:style-name="ce11" table:formula="of:=IF([.H98]&lt;1;(1+(59*(1-[.H98])))*[.$A$39]+[.$A$110]/1000;0)" office:value-type="float" office:value="470.0513822" calcext:value-type="float">
            <text:p>470</text:p>
          </table:table-cell>
          <table:table-cell table:style-name="ce11" table:formula="of:=IF([.I98]&lt;1;(1+(59*(1-[.I98])))*[.$A$39]+[.$A$110]/1000;0)" office:value-type="float" office:value="447.05652042" calcext:value-type="float">
            <text:p>447</text:p>
          </table:table-cell>
          <table:table-cell table:style-name="ce11" table:formula="of:=IF([.J98]&lt;1;(1+(59*(1-[.J98])))*[.$A$39]+[.$A$110]/1000;0)" office:value-type="float" office:value="421.762172462" calcext:value-type="float">
            <text:p>422</text:p>
          </table:table-cell>
          <table:table-cell table:style-name="ce11" table:formula="of:=IF([.K98]&lt;1;(1+(59*(1-[.K98])))*[.$A$39]+[.$A$110]/1000;0)" office:value-type="float" office:value="393.9383897082" calcext:value-type="float">
            <text:p>394</text:p>
          </table:table-cell>
          <table:table-cell table:style-name="ce11" table:formula="of:=IF([.L98]&lt;1;(1+(59*(1-[.L98])))*[.$A$39]+[.$A$110]/1000;0)" office:value-type="float" office:value="363.33222867902" calcext:value-type="float">
            <text:p>363</text:p>
          </table:table-cell>
          <table:table-cell table:style-name="ce11" table:formula="of:=IF([.M98]&lt;1;(1+(59*(1-[.M98])))*[.$A$39]+[.$A$110]/1000;0)" office:value-type="float" office:value="329.665451546922" calcext:value-type="float">
            <text:p>330</text:p>
          </table:table-cell>
          <table:table-cell table:style-name="ce11" table:formula="of:=IF([.N98]&lt;1;(1+(59*(1-[.N98])))*[.$A$39]+[.$A$110]/1000;0)" office:value-type="float" office:value="292.631996701614" calcext:value-type="float">
            <text:p>293</text:p>
          </table:table-cell>
          <table:table-cell table:style-name="ce11" table:formula="of:=IF([.O98]&lt;1;(1+(59*(1-[.O98])))*[.$A$39]+[.$A$110]/1000;0)" office:value-type="float" office:value="251.895196371775" calcext:value-type="float">
            <text:p>252</text:p>
          </table:table-cell>
          <table:table-cell table:style-name="ce11" table:formula="of:=IF([.P98]&lt;1;(1+(59*(1-[.P98])))*[.$A$39]+[.$A$110]/1000;0)" office:value-type="float" office:value="207.084716008953" calcext:value-type="float">
            <text:p>207</text:p>
          </table:table-cell>
          <table:table-cell table:style-name="ce11" table:formula="of:=IF([.Q98]&lt;1;(1+(59*(1-[.Q98])))*[.$A$39]+[.$A$110]/1000;0)" office:value-type="float" office:value="157.793187609848" calcext:value-type="float">
            <text:p>158</text:p>
          </table:table-cell>
          <table:table-cell table:style-name="ce11" table:formula="of:=IF([.R98]&lt;1;(1+(59*(1-[.R98])))*[.$A$39]+[.$A$110]/1000;0)" office:value-type="float" office:value="0" calcext:value-type="float">
            <text:p>0</text:p>
          </table:table-cell>
          <table:table-cell table:style-name="ce11" table:formula="of:=IF([.S98]&lt;1;(1+(59*(1-[.S98])))*[.$A$39]+[.$A$110]/1000;0)" office:value-type="float" office:value="0" calcext:value-type="float">
            <text:p>0</text:p>
          </table:table-cell>
          <table:table-cell table:style-name="ce11" table:formula="of:=IF([.T98]&lt;1;(1+(59*(1-[.T98])))*[.$A$39]+[.$A$110]/1000;0)" office:value-type="float" office:value="0" calcext:value-type="float">
            <text:p>0</text:p>
          </table:table-cell>
          <table:table-cell table:style-name="ce11" table:formula="of:=IF([.U98]&lt;1;(1+(59*(1-[.U98])))*[.$A$39]+[.$A$110]/1000;0)" office:value-type="float" office:value="0" calcext:value-type="float">
            <text:p>0</text:p>
          </table:table-cell>
          <table:table-cell table:style-name="ce11" table:formula="of:=IF([.V98]&lt;1;(1+(59*(1-[.V98])))*[.$A$39]+[.$A$110]/1000;0)" office:value-type="float" office:value="0" calcext:value-type="float">
            <text:p>0</text:p>
          </table:table-cell>
          <table:table-cell table:style-name="ce11" table:formula="of:=IF([.W98]&lt;1;(1+(59*(1-[.W98])))*[.$A$39]+[.$A$110]/1000;0)" office:value-type="float" office:value="0" calcext:value-type="float">
            <text:p>0</text:p>
          </table:table-cell>
          <table:table-cell table:style-name="ce11" table:formula="of:=IF([.X98]&lt;1;(1+(59*(1-[.X98])))*[.$A$39]+[.$A$110]/1000;0)" office:value-type="float" office:value="0" calcext:value-type="float">
            <text:p>0</text:p>
          </table:table-cell>
          <table:table-cell table:style-name="ce11" table:formula="of:=IF([.Y98]&lt;1;(1+(59*(1-[.Y98])))*[.$A$39]+[.$A$110]/1000;0)" office:value-type="float" office:value="0" calcext:value-type="float">
            <text:p>0</text:p>
          </table:table-cell>
          <table:table-cell table:style-name="ce11" table:formula="of:=IF([.Z98]&lt;1;(1+(59*(1-[.Z98])))*[.$A$39]+[.$A$110]/1000;0)" office:value-type="float" office:value="0" calcext:value-type="float">
            <text:p>0</text:p>
          </table:table-cell>
          <table:table-cell table:style-name="ce11" table:formula="of:=IF([.AA98]&lt;1;(1+(59*(1-[.AA98])))*[.$A$39]+[.$A$110]/1000;0)" office:value-type="float" office:value="0" calcext:value-type="float">
            <text:p>0</text:p>
          </table:table-cell>
          <table:table-cell table:style-name="ce11" table:formula="of:=IF([.AB98]&lt;1;(1+(59*(1-[.AB98])))*[.$A$39]+[.$A$110]/1000;0)" office:value-type="float" office:value="0" calcext:value-type="float">
            <text:p>0</text:p>
          </table:table-cell>
          <table:table-cell table:style-name="ce11" table:formula="of:=IF([.AC98]&lt;1;(1+(59*(1-[.AC98])))*[.$A$39]+[.$A$110]/1000;0)" office:value-type="float" office:value="0" calcext:value-type="float">
            <text:p>0</text:p>
          </table:table-cell>
          <table:table-cell table:style-name="ce11" table:formula="of:=IF([.AD98]&lt;1;(1+(59*(1-[.AD98])))*[.$A$39]+[.$A$110]/1000;0)" office:value-type="float" office:value="0" calcext:value-type="float">
            <text:p>0</text:p>
          </table:table-cell>
          <table:table-cell table:style-name="ce11" table:formula="of:=IF([.AE98]&lt;1;(1+(59*(1-[.AE98])))*[.$A$39]+[.$A$110]/1000;0)" office:value-type="float" office:value="0" calcext:value-type="float">
            <text:p>0</text:p>
          </table:table-cell>
          <table:table-cell table:style-name="ce11" table:formula="of:=IF([.AF98]&lt;1;(1+(59*(1-[.AF98])))*[.$A$39]+[.$A$110]/1000;0)" office:value-type="float" office:value="0" calcext:value-type="float">
            <text:p>0</text:p>
          </table:table-cell>
          <table:table-cell table:style-name="ce11" table:formula="of:=IF([.AG98]&lt;1;(1+(59*(1-[.AG98])))*[.$A$39]+[.$A$110]/1000;0)" office:value-type="float" office:value="0" calcext:value-type="float">
            <text:p>0</text:p>
          </table:table-cell>
          <table:table-cell table:style-name="ce11" table:formula="of:=IF([.AH98]&lt;1;(1+(59*(1-[.AH98])))*[.$A$39]+[.$A$110]/1000;0)" office:value-type="float" office:value="0" calcext:value-type="float">
            <text:p>0</text:p>
          </table:table-cell>
          <table:table-cell table:style-name="ce11" table:formula="of:=IF([.AI98]&lt;1;(1+(59*(1-[.AI98])))*[.$A$39]+[.$A$110]/1000;0)" office:value-type="float" office:value="0" calcext:value-type="float">
            <text:p>0</text:p>
          </table:table-cell>
          <table:table-cell table:style-name="ce11" table:formula="of:=IF([.AJ98]&lt;1;(1+(59*(1-[.AJ98])))*[.$A$39]+[.$A$110]/1000;0)" office:value-type="float" office:value="0" calcext:value-type="float">
            <text:p>0</text:p>
          </table:table-cell>
          <table:table-cell table:style-name="ce11" table:formula="of:=IF([.AK98]&lt;1;(1+(59*(1-[.AK98])))*[.$A$39]+[.$A$110]/1000;0)" office:value-type="float" office:value="0" calcext:value-type="float">
            <text:p>0</text:p>
          </table:table-cell>
          <table:table-cell table:style-name="ce11" table:formula="of:=IF([.AL98]&lt;1;(1+(59*(1-[.AL98])))*[.$A$39]+[.$A$110]/1000;0)" office:value-type="float" office:value="0" calcext:value-type="float">
            <text:p>0</text:p>
          </table:table-cell>
          <table:table-cell table:style-name="ce11" table:formula="of:=IF([.AM98]&lt;1;(1+(59*(1-[.AM98])))*[.$A$39]+[.$A$110]/1000;0)" office:value-type="float" office:value="0" calcext:value-type="float">
            <text:p>0</text:p>
          </table:table-cell>
          <table:table-cell table:style-name="ce11" table:formula="of:=IF([.AN98]&lt;1;(1+(59*(1-[.AN98])))*[.$A$39]+[.$A$110]/1000;0)" office:value-type="float" office:value="0" calcext:value-type="float">
            <text:p>0</text:p>
          </table:table-cell>
          <table:table-cell table:style-name="ce11" table:formula="of:=IF([.AO98]&lt;1;(1+(59*(1-[.AO98])))*[.$A$39]+[.$A$110]/1000;0)" office:value-type="float" office:value="0" calcext:value-type="float">
            <text:p>0</text:p>
          </table:table-cell>
          <table:table-cell table:style-name="ce11" table:formula="of:=IF([.AP98]&lt;1;(1+(59*(1-[.AP98])))*[.$A$39]+[.$A$110]/1000;0)" office:value-type="float" office:value="0" calcext:value-type="float">
            <text:p>0</text:p>
          </table:table-cell>
          <table:table-cell table:style-name="ce11" table:formula="of:=IF([.AQ98]&lt;1;(1+(59*(1-[.AQ98])))*[.$A$39]+[.$A$110]/1000;0)" office:value-type="float" office:value="0" calcext:value-type="float">
            <text:p>0</text:p>
          </table:table-cell>
          <table:table-cell table:style-name="ce11" table:formula="of:=IF([.AR98]&lt;1;(1+(59*(1-[.AR98])))*[.$A$39]+[.$A$110]/1000;0)" office:value-type="float" office:value="0" calcext:value-type="float">
            <text:p>0</text:p>
          </table:table-cell>
          <table:table-cell table:style-name="ce11" table:formula="of:=IF([.AS98]&lt;1;(1+(59*(1-[.AS98])))*[.$A$39]+[.$A$110]/1000;0)" office:value-type="float" office:value="0" calcext:value-type="float">
            <text:p>0</text:p>
          </table:table-cell>
          <table:table-cell table:style-name="ce11" table:formula="of:=IF([.AT98]&lt;1;(1+(59*(1-[.AT98])))*[.$A$39]+[.$A$110]/1000;0)" office:value-type="float" office:value="0" calcext:value-type="float">
            <text:p>0</text:p>
          </table:table-cell>
          <table:table-cell table:style-name="ce11" table:formula="of:=IF([.AU98]&lt;1;(1+(59*(1-[.AU98])))*[.$A$39]+[.$A$110]/1000;0)" office:value-type="float" office:value="0" calcext:value-type="float">
            <text:p>0</text:p>
          </table:table-cell>
          <table:table-cell table:style-name="ce11" table:formula="of:=IF([.AV98]&lt;1;(1+(59*(1-[.AV98])))*[.$A$39]+[.$A$110]/1000;0)" office:value-type="float" office:value="0" calcext:value-type="float">
            <text:p>0</text:p>
          </table:table-cell>
          <table:table-cell table:style-name="ce11" table:formula="of:=IF([.AW98]&lt;1;(1+(59*(1-[.AW98])))*[.$A$39]+[.$A$110]/1000;0)" office:value-type="float" office:value="0" calcext:value-type="float">
            <text:p>0</text:p>
          </table:table-cell>
          <table:table-cell table:style-name="ce11" table:formula="of:=IF([.AX98]&lt;1;(1+(59*(1-[.AX98])))*[.$A$39]+[.$A$110]/1000;0)" office:value-type="float" office:value="0" calcext:value-type="float">
            <text:p>0</text:p>
          </table:table-cell>
          <table:table-cell table:style-name="ce11" table:formula="of:=IF([.AY98]&lt;1;(1+(59*(1-[.AY98])))*[.$A$39]+[.$A$110]/1000;0)" office:value-type="float" office:value="0" calcext:value-type="float">
            <text:p>0</text:p>
          </table:table-cell>
          <table:table-cell table:style-name="ce11" table:formula="of:=IF([.AZ98]&lt;1;(1+(59*(1-[.AZ98])))*[.$A$39]+[.$A$110]/1000;0)" office:value-type="float" office:value="0" calcext:value-type="float">
            <text:p>0</text:p>
          </table:table-cell>
          <table:table-cell table:style-name="ce11" table:formula="of:=IF([.BA98]&lt;1;(1+(59*(1-[.BA98])))*[.$A$39]+[.$A$110]/1000;0)" office:value-type="float" office:value="0" calcext:value-type="float">
            <text:p>0</text:p>
          </table:table-cell>
          <table:table-cell table:style-name="ce11" table:formula="of:=IF([.BB98]&lt;1;(1+(59*(1-[.BB98])))*[.$A$39]+[.$A$110]/1000;0)" office:value-type="float" office:value="0" calcext:value-type="float">
            <text:p>0</text:p>
          </table:table-cell>
          <table:table-cell table:style-name="ce11" table:formula="of:=IF([.BC98]&lt;1;(1+(59*(1-[.BC98])))*[.$A$39]+[.$A$110]/1000;0)" office:value-type="float" office:value="0" calcext:value-type="float">
            <text:p>0</text:p>
          </table:table-cell>
          <table:table-cell table:style-name="ce11" table:formula="of:=IF([.BD98]&lt;1;(1+(59*(1-[.BD98])))*[.$A$39]+[.$A$110]/1000;0)" office:value-type="float" office:value="0" calcext:value-type="float">
            <text:p>0</text:p>
          </table:table-cell>
          <table:table-cell table:style-name="ce11" table:formula="of:=IF([.BE98]&lt;1;(1+(59*(1-[.BE98])))*[.$A$39]+[.$A$110]/1000;0)" office:value-type="float" office:value="0" calcext:value-type="float">
            <text:p>0</text:p>
          </table:table-cell>
          <table:table-cell table:style-name="ce11" table:formula="of:=IF([.BF98]&lt;1;(1+(59*(1-[.BF98])))*[.$A$39]+[.$A$110]/1000;0)" office:value-type="float" office:value="0" calcext:value-type="float">
            <text:p>0</text:p>
          </table:table-cell>
          <table:table-cell table:style-name="ce11" table:formula="of:=IF([.BG98]&lt;1;(1+(59*(1-[.BG98])))*[.$A$39]+[.$A$110]/1000;0)" office:value-type="float" office:value="0" calcext:value-type="float">
            <text:p>0</text:p>
          </table:table-cell>
          <table:table-cell table:style-name="ce11" table:formula="of:=IF([.BH98]&lt;1;(1+(59*(1-[.BH98])))*[.$A$39]+[.$A$110]/1000;0)" office:value-type="float" office:value="0" calcext:value-type="float">
            <text:p>0</text:p>
          </table:table-cell>
          <table:table-cell table:style-name="ce11" table:formula="of:=IF([.BI98]&lt;1;(1+(59*(1-[.BI98])))*[.$A$39]+[.$A$110]/1000;0)" office:value-type="float" office:value="0" calcext:value-type="float">
            <text:p>0</text:p>
          </table:table-cell>
          <table:table-cell table:style-name="ce11" table:formula="of:=IF([.BJ98]&lt;1;(1+(59*(1-[.BJ98])))*[.$A$39]+[.$A$110]/1000;0)" office:value-type="float" office:value="0" calcext:value-type="float">
            <text:p>0</text:p>
          </table:table-cell>
          <table:table-cell table:style-name="ce11" table:formula="of:=IF([.BK98]&lt;1;(1+(59*(1-[.BK98])))*[.$A$39]+[.$A$110]/1000;0)" office:value-type="float" office:value="0" calcext:value-type="float">
            <text:p>0</text:p>
          </table:table-cell>
          <table:table-cell table:style-name="ce11" table:formula="of:=IF([.BL98]&lt;1;(1+(59*(1-[.BL98])))*[.$A$39]+[.$A$110]/1000;0)" office:value-type="float" office:value="0" calcext:value-type="float">
            <text:p>0</text:p>
          </table:table-cell>
          <table:table-cell table:style-name="ce11" table:formula="of:=IF([.BM98]&lt;1;(1+(59*(1-[.BM98])))*[.$A$39]+[.$A$110]/1000;0)" office:value-type="float" office:value="0" calcext:value-type="float">
            <text:p>0</text:p>
          </table:table-cell>
          <table:table-cell table:style-name="ce11" table:formula="of:=IF([.BN98]&lt;1;(1+(59*(1-[.BN98])))*[.$A$39]+[.$A$110]/1000;0)" office:value-type="float" office:value="0" calcext:value-type="float">
            <text:p>0</text:p>
          </table:table-cell>
          <table:table-cell table:style-name="ce11" table:formula="of:=IF([.BO98]&lt;1;(1+(59*(1-[.BO98])))*[.$A$39]+[.$A$110]/1000;0)" office:value-type="float" office:value="0" calcext:value-type="float">
            <text:p>0</text:p>
          </table:table-cell>
          <table:table-cell table:style-name="ce11" table:formula="of:=IF([.BP98]&lt;1;(1+(59*(1-[.BP98])))*[.$A$39]+[.$A$110]/1000;0)" office:value-type="float" office:value="0" calcext:value-type="float">
            <text:p>0</text:p>
          </table:table-cell>
          <table:table-cell table:style-name="ce11" table:formula="of:=IF([.BQ98]&lt;1;(1+(59*(1-[.BQ98])))*[.$A$39]+[.$A$110]/1000;0)" office:value-type="float" office:value="0" calcext:value-type="float">
            <text:p>0</text:p>
          </table:table-cell>
          <table:table-cell table:style-name="ce11" table:formula="of:=IF([.BR98]&lt;1;(1+(59*(1-[.BR98])))*[.$A$39]+[.$A$110]/1000;0)" office:value-type="float" office:value="0" calcext:value-type="float">
            <text:p>0</text:p>
          </table:table-cell>
          <table:table-cell table:style-name="ce11" table:formula="of:=IF([.BS98]&lt;1;(1+(59*(1-[.BS98])))*[.$A$39]+[.$A$110]/1000;0)" office:value-type="float" office:value="0" calcext:value-type="float">
            <text:p>0</text:p>
          </table:table-cell>
          <table:table-cell table:style-name="ce11" table:formula="of:=IF([.BT98]&lt;1;(1+(59*(1-[.BT98])))*[.$A$39]+[.$A$110]/1000;0)" office:value-type="float" office:value="0" calcext:value-type="float">
            <text:p>0</text:p>
          </table:table-cell>
          <table:table-cell table:style-name="ce11" table:formula="of:=IF([.BU98]&lt;1;(1+(59*(1-[.BU98])))*[.$A$39]+[.$A$110]/1000;0)" office:value-type="float" office:value="0" calcext:value-type="float">
            <text:p>0</text:p>
          </table:table-cell>
          <table:table-cell table:style-name="ce11" table:formula="of:=IF([.BV98]&lt;1;(1+(59*(1-[.BV98])))*[.$A$39]+[.$A$110]/1000;0)" office:value-type="float" office:value="0" calcext:value-type="float">
            <text:p>0</text:p>
          </table:table-cell>
          <table:table-cell table:style-name="ce11" table:formula="of:=IF([.BW98]&lt;1;(1+(59*(1-[.BW98])))*[.$A$39]+[.$A$110]/1000;0)" office:value-type="float" office:value="0" calcext:value-type="float">
            <text:p>0</text:p>
          </table:table-cell>
          <table:table-cell table:style-name="ce11" table:formula="of:=IF([.BX98]&lt;1;(1+(59*(1-[.BX98])))*[.$A$39]+[.$A$110]/1000;0)" office:value-type="float" office:value="0" calcext:value-type="float">
            <text:p>0</text:p>
          </table:table-cell>
          <table:table-cell table:style-name="ce11" table:formula="of:=IF([.BY98]&lt;1;(1+(59*(1-[.BY98])))*[.$A$39]+[.$A$110]/1000;0)" office:value-type="float" office:value="0" calcext:value-type="float">
            <text:p>0</text:p>
          </table:table-cell>
          <table:table-cell table:style-name="ce11" table:formula="of:=IF([.BZ98]&lt;1;(1+(59*(1-[.BZ98])))*[.$A$39]+[.$A$110]/1000;0)" office:value-type="float" office:value="0" calcext:value-type="float">
            <text:p>0</text:p>
          </table:table-cell>
          <table:table-cell table:style-name="ce11" table:formula="of:=IF([.CA98]&lt;1;(1+(59*(1-[.CA98])))*[.$A$39]+[.$A$110]/1000;0)" office:value-type="float" office:value="0" calcext:value-type="float">
            <text:p>0</text:p>
          </table:table-cell>
          <table:table-cell table:style-name="ce11" table:formula="of:=IF([.CB98]&lt;1;(1+(59*(1-[.CB98])))*[.$A$39]+[.$A$110]/1000;0)" office:value-type="float" office:value="0" calcext:value-type="float">
            <text:p>0</text:p>
          </table:table-cell>
          <table:table-cell table:style-name="ce11" table:formula="of:=IF([.CC98]&lt;1;(1+(59*(1-[.CC98])))*[.$A$39]+[.$A$110]/1000;0)" office:value-type="float" office:value="0" calcext:value-type="float">
            <text:p>0</text:p>
          </table:table-cell>
          <table:table-cell table:style-name="ce11" table:formula="of:=IF([.CD98]&lt;1;(1+(59*(1-[.CD98])))*[.$A$39]+[.$A$110]/1000;0)" office:value-type="float" office:value="0" calcext:value-type="float">
            <text:p>0</text:p>
          </table:table-cell>
          <table:table-cell table:style-name="ce11" table:formula="of:=IF([.CE98]&lt;1;(1+(59*(1-[.CE98])))*[.$A$39]+[.$A$110]/1000;0)" office:value-type="float" office:value="0" calcext:value-type="float">
            <text:p>0</text:p>
          </table:table-cell>
          <table:table-cell table:style-name="ce11" table:formula="of:=IF([.CF98]&lt;1;(1+(59*(1-[.CF98])))*[.$A$39]+[.$A$110]/1000;0)" office:value-type="float" office:value="0" calcext:value-type="float">
            <text:p>0</text:p>
          </table:table-cell>
          <table:table-cell table:style-name="ce11" table:formula="of:=IF([.CG98]&lt;1;(1+(59*(1-[.CG98])))*[.$A$39]+[.$A$110]/1000;0)" office:value-type="float" office:value="0" calcext:value-type="float">
            <text:p>0</text:p>
          </table:table-cell>
          <table:table-cell table:style-name="ce11" table:formula="of:=IF([.CH98]&lt;1;(1+(59*(1-[.CH98])))*[.$A$39]+[.$A$110]/1000;0)" office:value-type="float" office:value="0" calcext:value-type="float">
            <text:p>0</text:p>
          </table:table-cell>
          <table:table-cell table:style-name="ce11" table:formula="of:=IF([.CI98]&lt;1;(1+(59*(1-[.CI98])))*[.$A$39]+[.$A$110]/1000;0)" office:value-type="float" office:value="0" calcext:value-type="float">
            <text:p>0</text:p>
          </table:table-cell>
          <table:table-cell table:style-name="ce11" table:formula="of:=IF([.CJ98]&lt;1;(1+(59*(1-[.CJ98])))*[.$A$39]+[.$A$110]/1000;0)" office:value-type="float" office:value="0" calcext:value-type="float">
            <text:p>0</text:p>
          </table:table-cell>
          <table:table-cell table:style-name="ce11" table:formula="of:=IF([.CK98]&lt;1;(1+(59*(1-[.CK98])))*[.$A$39]+[.$A$110]/1000;0)" office:value-type="float" office:value="0" calcext:value-type="float">
            <text:p>0</text:p>
          </table:table-cell>
          <table:table-cell table:style-name="ce11" table:formula="of:=IF([.CL98]&lt;1;(1+(59*(1-[.CL98])))*[.$A$39]+[.$A$110]/1000;0)" office:value-type="float" office:value="0" calcext:value-type="float">
            <text:p>0</text:p>
          </table:table-cell>
          <table:table-cell table:style-name="ce11" table:formula="of:=IF([.CM98]&lt;1;(1+(59*(1-[.CM98])))*[.$A$39]+[.$A$110]/1000;0)" office:value-type="float" office:value="0" calcext:value-type="float">
            <text:p>0</text:p>
          </table:table-cell>
          <table:table-cell table:style-name="ce11" table:formula="of:=IF([.CN98]&lt;1;(1+(59*(1-[.CN98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00" calcext:value-type="float">
            <text:p>100000</text:p>
          </table:table-cell>
          <table:table-cell table:style-name="ce11" table:formula="of:=IF([.A99]&lt;1;(1+(59*(1-[.A99])))*[.$A$39]+[.$A$110]/1000;0)" office:value-type="float" office:value="523" calcext:value-type="float">
            <text:p>523</text:p>
          </table:table-cell>
          <table:table-cell table:style-name="ce11" table:formula="of:=IF([.B99]&lt;1;(1+(59*(1-[.B99])))*[.$A$39]+[.$A$110]/1000;0)" office:value-type="float" office:value="505.3" calcext:value-type="float">
            <text:p>505</text:p>
          </table:table-cell>
          <table:table-cell table:style-name="ce11" table:formula="of:=IF([.C99]&lt;1;(1+(59*(1-[.C99])))*[.$A$39]+[.$A$110]/1000;0)" office:value-type="float" office:value="485.83" calcext:value-type="float">
            <text:p>486</text:p>
          </table:table-cell>
          <table:table-cell table:style-name="ce11" table:formula="of:=IF([.D99]&lt;1;(1+(59*(1-[.D99])))*[.$A$39]+[.$A$110]/1000;0)" office:value-type="float" office:value="464.413" calcext:value-type="float">
            <text:p>464</text:p>
          </table:table-cell>
          <table:table-cell table:style-name="ce11" table:formula="of:=IF([.E99]&lt;1;(1+(59*(1-[.E99])))*[.$A$39]+[.$A$110]/1000;0)" office:value-type="float" office:value="440.8543" calcext:value-type="float">
            <text:p>441</text:p>
          </table:table-cell>
          <table:table-cell table:style-name="ce11" table:formula="of:=IF([.F99]&lt;1;(1+(59*(1-[.F99])))*[.$A$39]+[.$A$110]/1000;0)" office:value-type="float" office:value="414.93973" calcext:value-type="float">
            <text:p>415</text:p>
          </table:table-cell>
          <table:table-cell table:style-name="ce11" table:formula="of:=IF([.G99]&lt;1;(1+(59*(1-[.G99])))*[.$A$39]+[.$A$110]/1000;0)" office:value-type="float" office:value="386.433703" calcext:value-type="float">
            <text:p>386</text:p>
          </table:table-cell>
          <table:table-cell table:style-name="ce11" table:formula="of:=IF([.H99]&lt;1;(1+(59*(1-[.H99])))*[.$A$39]+[.$A$110]/1000;0)" office:value-type="float" office:value="355.0770733" calcext:value-type="float">
            <text:p>355</text:p>
          </table:table-cell>
          <table:table-cell table:style-name="ce11" table:formula="of:=IF([.I99]&lt;1;(1+(59*(1-[.I99])))*[.$A$39]+[.$A$110]/1000;0)" office:value-type="float" office:value="320.58478063" calcext:value-type="float">
            <text:p>321</text:p>
          </table:table-cell>
          <table:table-cell table:style-name="ce11" table:formula="of:=IF([.J99]&lt;1;(1+(59*(1-[.J99])))*[.$A$39]+[.$A$110]/1000;0)" office:value-type="float" office:value="282.643258693" calcext:value-type="float">
            <text:p>283</text:p>
          </table:table-cell>
          <table:table-cell table:style-name="ce11" table:formula="of:=IF([.K99]&lt;1;(1+(59*(1-[.K99])))*[.$A$39]+[.$A$110]/1000;0)" office:value-type="float" office:value="240.9075845623" calcext:value-type="float">
            <text:p>241</text:p>
          </table:table-cell>
          <table:table-cell table:style-name="ce11" table:formula="of:=IF([.L99]&lt;1;(1+(59*(1-[.L99])))*[.$A$39]+[.$A$110]/1000;0)" office:value-type="float" office:value="194.998343018529" calcext:value-type="float">
            <text:p>195</text:p>
          </table:table-cell>
          <table:table-cell table:style-name="ce11" table:formula="of:=IF([.M99]&lt;1;(1+(59*(1-[.M99])))*[.$A$39]+[.$A$110]/1000;0)" office:value-type="float" office:value="144.498177320382" calcext:value-type="float">
            <text:p>144</text:p>
          </table:table-cell>
          <table:table-cell table:style-name="ce11" table:formula="of:=IF([.N99]&lt;1;(1+(59*(1-[.N99])))*[.$A$39]+[.$A$110]/1000;0)" office:value-type="float" office:value="0" calcext:value-type="float">
            <text:p>0</text:p>
          </table:table-cell>
          <table:table-cell table:style-name="ce11" table:formula="of:=IF([.O99]&lt;1;(1+(59*(1-[.O99])))*[.$A$39]+[.$A$110]/1000;0)" office:value-type="float" office:value="0" calcext:value-type="float">
            <text:p>0</text:p>
          </table:table-cell>
          <table:table-cell table:style-name="ce11" table:formula="of:=IF([.P99]&lt;1;(1+(59*(1-[.P99])))*[.$A$39]+[.$A$110]/1000;0)" office:value-type="float" office:value="0" calcext:value-type="float">
            <text:p>0</text:p>
          </table:table-cell>
          <table:table-cell table:style-name="ce11" table:formula="of:=IF([.Q99]&lt;1;(1+(59*(1-[.Q99])))*[.$A$39]+[.$A$110]/1000;0)" office:value-type="float" office:value="0" calcext:value-type="float">
            <text:p>0</text:p>
          </table:table-cell>
          <table:table-cell table:style-name="ce11" table:formula="of:=IF([.R99]&lt;1;(1+(59*(1-[.R99])))*[.$A$39]+[.$A$110]/1000;0)" office:value-type="float" office:value="0" calcext:value-type="float">
            <text:p>0</text:p>
          </table:table-cell>
          <table:table-cell table:style-name="ce11" table:formula="of:=IF([.S99]&lt;1;(1+(59*(1-[.S99])))*[.$A$39]+[.$A$110]/1000;0)" office:value-type="float" office:value="0" calcext:value-type="float">
            <text:p>0</text:p>
          </table:table-cell>
          <table:table-cell table:style-name="ce11" table:formula="of:=IF([.T99]&lt;1;(1+(59*(1-[.T99])))*[.$A$39]+[.$A$110]/1000;0)" office:value-type="float" office:value="0" calcext:value-type="float">
            <text:p>0</text:p>
          </table:table-cell>
          <table:table-cell table:style-name="ce11" table:formula="of:=IF([.U99]&lt;1;(1+(59*(1-[.U99])))*[.$A$39]+[.$A$110]/1000;0)" office:value-type="float" office:value="0" calcext:value-type="float">
            <text:p>0</text:p>
          </table:table-cell>
          <table:table-cell table:style-name="ce11" table:formula="of:=IF([.V99]&lt;1;(1+(59*(1-[.V99])))*[.$A$39]+[.$A$110]/1000;0)" office:value-type="float" office:value="0" calcext:value-type="float">
            <text:p>0</text:p>
          </table:table-cell>
          <table:table-cell table:style-name="ce11" table:formula="of:=IF([.W99]&lt;1;(1+(59*(1-[.W99])))*[.$A$39]+[.$A$110]/1000;0)" office:value-type="float" office:value="0" calcext:value-type="float">
            <text:p>0</text:p>
          </table:table-cell>
          <table:table-cell table:style-name="ce11" table:formula="of:=IF([.X99]&lt;1;(1+(59*(1-[.X99])))*[.$A$39]+[.$A$110]/1000;0)" office:value-type="float" office:value="0" calcext:value-type="float">
            <text:p>0</text:p>
          </table:table-cell>
          <table:table-cell table:style-name="ce11" table:formula="of:=IF([.Y99]&lt;1;(1+(59*(1-[.Y99])))*[.$A$39]+[.$A$110]/1000;0)" office:value-type="float" office:value="0" calcext:value-type="float">
            <text:p>0</text:p>
          </table:table-cell>
          <table:table-cell table:style-name="ce11" table:formula="of:=IF([.Z99]&lt;1;(1+(59*(1-[.Z99])))*[.$A$39]+[.$A$110]/1000;0)" office:value-type="float" office:value="0" calcext:value-type="float">
            <text:p>0</text:p>
          </table:table-cell>
          <table:table-cell table:style-name="ce11" table:formula="of:=IF([.AA99]&lt;1;(1+(59*(1-[.AA99])))*[.$A$39]+[.$A$110]/1000;0)" office:value-type="float" office:value="0" calcext:value-type="float">
            <text:p>0</text:p>
          </table:table-cell>
          <table:table-cell table:style-name="ce11" table:formula="of:=IF([.AB99]&lt;1;(1+(59*(1-[.AB99])))*[.$A$39]+[.$A$110]/1000;0)" office:value-type="float" office:value="0" calcext:value-type="float">
            <text:p>0</text:p>
          </table:table-cell>
          <table:table-cell table:style-name="ce11" table:formula="of:=IF([.AC99]&lt;1;(1+(59*(1-[.AC99])))*[.$A$39]+[.$A$110]/1000;0)" office:value-type="float" office:value="0" calcext:value-type="float">
            <text:p>0</text:p>
          </table:table-cell>
          <table:table-cell table:style-name="ce11" table:formula="of:=IF([.AD99]&lt;1;(1+(59*(1-[.AD99])))*[.$A$39]+[.$A$110]/1000;0)" office:value-type="float" office:value="0" calcext:value-type="float">
            <text:p>0</text:p>
          </table:table-cell>
          <table:table-cell table:style-name="ce11" table:formula="of:=IF([.AE99]&lt;1;(1+(59*(1-[.AE99])))*[.$A$39]+[.$A$110]/1000;0)" office:value-type="float" office:value="0" calcext:value-type="float">
            <text:p>0</text:p>
          </table:table-cell>
          <table:table-cell table:style-name="ce11" table:formula="of:=IF([.AF99]&lt;1;(1+(59*(1-[.AF99])))*[.$A$39]+[.$A$110]/1000;0)" office:value-type="float" office:value="0" calcext:value-type="float">
            <text:p>0</text:p>
          </table:table-cell>
          <table:table-cell table:style-name="ce11" table:formula="of:=IF([.AG99]&lt;1;(1+(59*(1-[.AG99])))*[.$A$39]+[.$A$110]/1000;0)" office:value-type="float" office:value="0" calcext:value-type="float">
            <text:p>0</text:p>
          </table:table-cell>
          <table:table-cell table:style-name="ce11" table:formula="of:=IF([.AH99]&lt;1;(1+(59*(1-[.AH99])))*[.$A$39]+[.$A$110]/1000;0)" office:value-type="float" office:value="0" calcext:value-type="float">
            <text:p>0</text:p>
          </table:table-cell>
          <table:table-cell table:style-name="ce11" table:formula="of:=IF([.AI99]&lt;1;(1+(59*(1-[.AI99])))*[.$A$39]+[.$A$110]/1000;0)" office:value-type="float" office:value="0" calcext:value-type="float">
            <text:p>0</text:p>
          </table:table-cell>
          <table:table-cell table:style-name="ce11" table:formula="of:=IF([.AJ99]&lt;1;(1+(59*(1-[.AJ99])))*[.$A$39]+[.$A$110]/1000;0)" office:value-type="float" office:value="0" calcext:value-type="float">
            <text:p>0</text:p>
          </table:table-cell>
          <table:table-cell table:style-name="ce11" table:formula="of:=IF([.AK99]&lt;1;(1+(59*(1-[.AK99])))*[.$A$39]+[.$A$110]/1000;0)" office:value-type="float" office:value="0" calcext:value-type="float">
            <text:p>0</text:p>
          </table:table-cell>
          <table:table-cell table:style-name="ce11" table:formula="of:=IF([.AL99]&lt;1;(1+(59*(1-[.AL99])))*[.$A$39]+[.$A$110]/1000;0)" office:value-type="float" office:value="0" calcext:value-type="float">
            <text:p>0</text:p>
          </table:table-cell>
          <table:table-cell table:style-name="ce11" table:formula="of:=IF([.AM99]&lt;1;(1+(59*(1-[.AM99])))*[.$A$39]+[.$A$110]/1000;0)" office:value-type="float" office:value="0" calcext:value-type="float">
            <text:p>0</text:p>
          </table:table-cell>
          <table:table-cell table:style-name="ce11" table:formula="of:=IF([.AN99]&lt;1;(1+(59*(1-[.AN99])))*[.$A$39]+[.$A$110]/1000;0)" office:value-type="float" office:value="0" calcext:value-type="float">
            <text:p>0</text:p>
          </table:table-cell>
          <table:table-cell table:style-name="ce11" table:formula="of:=IF([.AO99]&lt;1;(1+(59*(1-[.AO99])))*[.$A$39]+[.$A$110]/1000;0)" office:value-type="float" office:value="0" calcext:value-type="float">
            <text:p>0</text:p>
          </table:table-cell>
          <table:table-cell table:style-name="ce11" table:formula="of:=IF([.AP99]&lt;1;(1+(59*(1-[.AP99])))*[.$A$39]+[.$A$110]/1000;0)" office:value-type="float" office:value="0" calcext:value-type="float">
            <text:p>0</text:p>
          </table:table-cell>
          <table:table-cell table:style-name="ce11" table:formula="of:=IF([.AQ99]&lt;1;(1+(59*(1-[.AQ99])))*[.$A$39]+[.$A$110]/1000;0)" office:value-type="float" office:value="0" calcext:value-type="float">
            <text:p>0</text:p>
          </table:table-cell>
          <table:table-cell table:style-name="ce11" table:formula="of:=IF([.AR99]&lt;1;(1+(59*(1-[.AR99])))*[.$A$39]+[.$A$110]/1000;0)" office:value-type="float" office:value="0" calcext:value-type="float">
            <text:p>0</text:p>
          </table:table-cell>
          <table:table-cell table:style-name="ce11" table:formula="of:=IF([.AS99]&lt;1;(1+(59*(1-[.AS99])))*[.$A$39]+[.$A$110]/1000;0)" office:value-type="float" office:value="0" calcext:value-type="float">
            <text:p>0</text:p>
          </table:table-cell>
          <table:table-cell table:style-name="ce11" table:formula="of:=IF([.AT99]&lt;1;(1+(59*(1-[.AT99])))*[.$A$39]+[.$A$110]/1000;0)" office:value-type="float" office:value="0" calcext:value-type="float">
            <text:p>0</text:p>
          </table:table-cell>
          <table:table-cell table:style-name="ce11" table:formula="of:=IF([.AU99]&lt;1;(1+(59*(1-[.AU99])))*[.$A$39]+[.$A$110]/1000;0)" office:value-type="float" office:value="0" calcext:value-type="float">
            <text:p>0</text:p>
          </table:table-cell>
          <table:table-cell table:style-name="ce11" table:formula="of:=IF([.AV99]&lt;1;(1+(59*(1-[.AV99])))*[.$A$39]+[.$A$110]/1000;0)" office:value-type="float" office:value="0" calcext:value-type="float">
            <text:p>0</text:p>
          </table:table-cell>
          <table:table-cell table:style-name="ce11" table:formula="of:=IF([.AW99]&lt;1;(1+(59*(1-[.AW99])))*[.$A$39]+[.$A$110]/1000;0)" office:value-type="float" office:value="0" calcext:value-type="float">
            <text:p>0</text:p>
          </table:table-cell>
          <table:table-cell table:style-name="ce11" table:formula="of:=IF([.AX99]&lt;1;(1+(59*(1-[.AX99])))*[.$A$39]+[.$A$110]/1000;0)" office:value-type="float" office:value="0" calcext:value-type="float">
            <text:p>0</text:p>
          </table:table-cell>
          <table:table-cell table:style-name="ce11" table:formula="of:=IF([.AY99]&lt;1;(1+(59*(1-[.AY99])))*[.$A$39]+[.$A$110]/1000;0)" office:value-type="float" office:value="0" calcext:value-type="float">
            <text:p>0</text:p>
          </table:table-cell>
          <table:table-cell table:style-name="ce11" table:formula="of:=IF([.AZ99]&lt;1;(1+(59*(1-[.AZ99])))*[.$A$39]+[.$A$110]/1000;0)" office:value-type="float" office:value="0" calcext:value-type="float">
            <text:p>0</text:p>
          </table:table-cell>
          <table:table-cell table:style-name="ce11" table:formula="of:=IF([.BA99]&lt;1;(1+(59*(1-[.BA99])))*[.$A$39]+[.$A$110]/1000;0)" office:value-type="float" office:value="0" calcext:value-type="float">
            <text:p>0</text:p>
          </table:table-cell>
          <table:table-cell table:style-name="ce11" table:formula="of:=IF([.BB99]&lt;1;(1+(59*(1-[.BB99])))*[.$A$39]+[.$A$110]/1000;0)" office:value-type="float" office:value="0" calcext:value-type="float">
            <text:p>0</text:p>
          </table:table-cell>
          <table:table-cell table:style-name="ce11" table:formula="of:=IF([.BC99]&lt;1;(1+(59*(1-[.BC99])))*[.$A$39]+[.$A$110]/1000;0)" office:value-type="float" office:value="0" calcext:value-type="float">
            <text:p>0</text:p>
          </table:table-cell>
          <table:table-cell table:style-name="ce11" table:formula="of:=IF([.BD99]&lt;1;(1+(59*(1-[.BD99])))*[.$A$39]+[.$A$110]/1000;0)" office:value-type="float" office:value="0" calcext:value-type="float">
            <text:p>0</text:p>
          </table:table-cell>
          <table:table-cell table:style-name="ce11" table:formula="of:=IF([.BE99]&lt;1;(1+(59*(1-[.BE99])))*[.$A$39]+[.$A$110]/1000;0)" office:value-type="float" office:value="0" calcext:value-type="float">
            <text:p>0</text:p>
          </table:table-cell>
          <table:table-cell table:style-name="ce11" table:formula="of:=IF([.BF99]&lt;1;(1+(59*(1-[.BF99])))*[.$A$39]+[.$A$110]/1000;0)" office:value-type="float" office:value="0" calcext:value-type="float">
            <text:p>0</text:p>
          </table:table-cell>
          <table:table-cell table:style-name="ce11" table:formula="of:=IF([.BG99]&lt;1;(1+(59*(1-[.BG99])))*[.$A$39]+[.$A$110]/1000;0)" office:value-type="float" office:value="0" calcext:value-type="float">
            <text:p>0</text:p>
          </table:table-cell>
          <table:table-cell table:style-name="ce11" table:formula="of:=IF([.BH99]&lt;1;(1+(59*(1-[.BH99])))*[.$A$39]+[.$A$110]/1000;0)" office:value-type="float" office:value="0" calcext:value-type="float">
            <text:p>0</text:p>
          </table:table-cell>
          <table:table-cell table:style-name="ce11" table:formula="of:=IF([.BI99]&lt;1;(1+(59*(1-[.BI99])))*[.$A$39]+[.$A$110]/1000;0)" office:value-type="float" office:value="0" calcext:value-type="float">
            <text:p>0</text:p>
          </table:table-cell>
          <table:table-cell table:style-name="ce11" table:formula="of:=IF([.BJ99]&lt;1;(1+(59*(1-[.BJ99])))*[.$A$39]+[.$A$110]/1000;0)" office:value-type="float" office:value="0" calcext:value-type="float">
            <text:p>0</text:p>
          </table:table-cell>
          <table:table-cell table:style-name="ce11" table:formula="of:=IF([.BK99]&lt;1;(1+(59*(1-[.BK99])))*[.$A$39]+[.$A$110]/1000;0)" office:value-type="float" office:value="0" calcext:value-type="float">
            <text:p>0</text:p>
          </table:table-cell>
          <table:table-cell table:style-name="ce11" table:formula="of:=IF([.BL99]&lt;1;(1+(59*(1-[.BL99])))*[.$A$39]+[.$A$110]/1000;0)" office:value-type="float" office:value="0" calcext:value-type="float">
            <text:p>0</text:p>
          </table:table-cell>
          <table:table-cell table:style-name="ce11" table:formula="of:=IF([.BM99]&lt;1;(1+(59*(1-[.BM99])))*[.$A$39]+[.$A$110]/1000;0)" office:value-type="float" office:value="0" calcext:value-type="float">
            <text:p>0</text:p>
          </table:table-cell>
          <table:table-cell table:style-name="ce11" table:formula="of:=IF([.BN99]&lt;1;(1+(59*(1-[.BN99])))*[.$A$39]+[.$A$110]/1000;0)" office:value-type="float" office:value="0" calcext:value-type="float">
            <text:p>0</text:p>
          </table:table-cell>
          <table:table-cell table:style-name="ce11" table:formula="of:=IF([.BO99]&lt;1;(1+(59*(1-[.BO99])))*[.$A$39]+[.$A$110]/1000;0)" office:value-type="float" office:value="0" calcext:value-type="float">
            <text:p>0</text:p>
          </table:table-cell>
          <table:table-cell table:style-name="ce11" table:formula="of:=IF([.BP99]&lt;1;(1+(59*(1-[.BP99])))*[.$A$39]+[.$A$110]/1000;0)" office:value-type="float" office:value="0" calcext:value-type="float">
            <text:p>0</text:p>
          </table:table-cell>
          <table:table-cell table:style-name="ce11" table:formula="of:=IF([.BQ99]&lt;1;(1+(59*(1-[.BQ99])))*[.$A$39]+[.$A$110]/1000;0)" office:value-type="float" office:value="0" calcext:value-type="float">
            <text:p>0</text:p>
          </table:table-cell>
          <table:table-cell table:style-name="ce11" table:formula="of:=IF([.BR99]&lt;1;(1+(59*(1-[.BR99])))*[.$A$39]+[.$A$110]/1000;0)" office:value-type="float" office:value="0" calcext:value-type="float">
            <text:p>0</text:p>
          </table:table-cell>
          <table:table-cell table:style-name="ce11" table:formula="of:=IF([.BS99]&lt;1;(1+(59*(1-[.BS99])))*[.$A$39]+[.$A$110]/1000;0)" office:value-type="float" office:value="0" calcext:value-type="float">
            <text:p>0</text:p>
          </table:table-cell>
          <table:table-cell table:style-name="ce11" table:formula="of:=IF([.BT99]&lt;1;(1+(59*(1-[.BT99])))*[.$A$39]+[.$A$110]/1000;0)" office:value-type="float" office:value="0" calcext:value-type="float">
            <text:p>0</text:p>
          </table:table-cell>
          <table:table-cell table:style-name="ce11" table:formula="of:=IF([.BU99]&lt;1;(1+(59*(1-[.BU99])))*[.$A$39]+[.$A$110]/1000;0)" office:value-type="float" office:value="0" calcext:value-type="float">
            <text:p>0</text:p>
          </table:table-cell>
          <table:table-cell table:style-name="ce11" table:formula="of:=IF([.BV99]&lt;1;(1+(59*(1-[.BV99])))*[.$A$39]+[.$A$110]/1000;0)" office:value-type="float" office:value="0" calcext:value-type="float">
            <text:p>0</text:p>
          </table:table-cell>
          <table:table-cell table:style-name="ce11" table:formula="of:=IF([.BW99]&lt;1;(1+(59*(1-[.BW99])))*[.$A$39]+[.$A$110]/1000;0)" office:value-type="float" office:value="0" calcext:value-type="float">
            <text:p>0</text:p>
          </table:table-cell>
          <table:table-cell table:style-name="ce11" table:formula="of:=IF([.BX99]&lt;1;(1+(59*(1-[.BX99])))*[.$A$39]+[.$A$110]/1000;0)" office:value-type="float" office:value="0" calcext:value-type="float">
            <text:p>0</text:p>
          </table:table-cell>
          <table:table-cell table:style-name="ce11" table:formula="of:=IF([.BY99]&lt;1;(1+(59*(1-[.BY99])))*[.$A$39]+[.$A$110]/1000;0)" office:value-type="float" office:value="0" calcext:value-type="float">
            <text:p>0</text:p>
          </table:table-cell>
          <table:table-cell table:style-name="ce11" table:formula="of:=IF([.BZ99]&lt;1;(1+(59*(1-[.BZ99])))*[.$A$39]+[.$A$110]/1000;0)" office:value-type="float" office:value="0" calcext:value-type="float">
            <text:p>0</text:p>
          </table:table-cell>
          <table:table-cell table:style-name="ce11" table:formula="of:=IF([.CA99]&lt;1;(1+(59*(1-[.CA99])))*[.$A$39]+[.$A$110]/1000;0)" office:value-type="float" office:value="0" calcext:value-type="float">
            <text:p>0</text:p>
          </table:table-cell>
          <table:table-cell table:style-name="ce11" table:formula="of:=IF([.CB99]&lt;1;(1+(59*(1-[.CB99])))*[.$A$39]+[.$A$110]/1000;0)" office:value-type="float" office:value="0" calcext:value-type="float">
            <text:p>0</text:p>
          </table:table-cell>
          <table:table-cell table:style-name="ce11" table:formula="of:=IF([.CC99]&lt;1;(1+(59*(1-[.CC99])))*[.$A$39]+[.$A$110]/1000;0)" office:value-type="float" office:value="0" calcext:value-type="float">
            <text:p>0</text:p>
          </table:table-cell>
          <table:table-cell table:style-name="ce11" table:formula="of:=IF([.CD99]&lt;1;(1+(59*(1-[.CD99])))*[.$A$39]+[.$A$110]/1000;0)" office:value-type="float" office:value="0" calcext:value-type="float">
            <text:p>0</text:p>
          </table:table-cell>
          <table:table-cell table:style-name="ce11" table:formula="of:=IF([.CE99]&lt;1;(1+(59*(1-[.CE99])))*[.$A$39]+[.$A$110]/1000;0)" office:value-type="float" office:value="0" calcext:value-type="float">
            <text:p>0</text:p>
          </table:table-cell>
          <table:table-cell table:style-name="ce11" table:formula="of:=IF([.CF99]&lt;1;(1+(59*(1-[.CF99])))*[.$A$39]+[.$A$110]/1000;0)" office:value-type="float" office:value="0" calcext:value-type="float">
            <text:p>0</text:p>
          </table:table-cell>
          <table:table-cell table:style-name="ce11" table:formula="of:=IF([.CG99]&lt;1;(1+(59*(1-[.CG99])))*[.$A$39]+[.$A$110]/1000;0)" office:value-type="float" office:value="0" calcext:value-type="float">
            <text:p>0</text:p>
          </table:table-cell>
          <table:table-cell table:style-name="ce11" table:formula="of:=IF([.CH99]&lt;1;(1+(59*(1-[.CH99])))*[.$A$39]+[.$A$110]/1000;0)" office:value-type="float" office:value="0" calcext:value-type="float">
            <text:p>0</text:p>
          </table:table-cell>
          <table:table-cell table:style-name="ce11" table:formula="of:=IF([.CI99]&lt;1;(1+(59*(1-[.CI99])))*[.$A$39]+[.$A$110]/1000;0)" office:value-type="float" office:value="0" calcext:value-type="float">
            <text:p>0</text:p>
          </table:table-cell>
          <table:table-cell table:style-name="ce11" table:formula="of:=IF([.CJ99]&lt;1;(1+(59*(1-[.CJ99])))*[.$A$39]+[.$A$110]/1000;0)" office:value-type="float" office:value="0" calcext:value-type="float">
            <text:p>0</text:p>
          </table:table-cell>
          <table:table-cell table:style-name="ce11" table:formula="of:=IF([.CK99]&lt;1;(1+(59*(1-[.CK99])))*[.$A$39]+[.$A$110]/1000;0)" office:value-type="float" office:value="0" calcext:value-type="float">
            <text:p>0</text:p>
          </table:table-cell>
          <table:table-cell table:style-name="ce11" table:formula="of:=IF([.CL99]&lt;1;(1+(59*(1-[.CL99])))*[.$A$39]+[.$A$110]/1000;0)" office:value-type="float" office:value="0" calcext:value-type="float">
            <text:p>0</text:p>
          </table:table-cell>
          <table:table-cell table:style-name="ce11" table:formula="of:=IF([.CM99]&lt;1;(1+(59*(1-[.CM99])))*[.$A$39]+[.$A$110]/1000;0)" office:value-type="float" office:value="0" calcext:value-type="float">
            <text:p>0</text:p>
          </table:table-cell>
          <table:table-cell table:style-name="ce11" table:formula="of:=IF([.CN99]&lt;1;(1+(59*(1-[.CN99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0]&lt;1;(1+(59*(1-[.A100])))*[.$A$39]+[.$A$110]/1000;0)" office:value-type="float" office:value="464" calcext:value-type="float">
            <text:p>464</text:p>
          </table:table-cell>
          <table:table-cell table:style-name="ce11" table:formula="of:=IF([.B100]&lt;1;(1+(59*(1-[.B100])))*[.$A$39]+[.$A$110]/1000;0)" office:value-type="float" office:value="440.4" calcext:value-type="float">
            <text:p>440</text:p>
          </table:table-cell>
          <table:table-cell table:style-name="ce11" table:formula="of:=IF([.C100]&lt;1;(1+(59*(1-[.C100])))*[.$A$39]+[.$A$110]/1000;0)" office:value-type="float" office:value="414.44" calcext:value-type="float">
            <text:p>414</text:p>
          </table:table-cell>
          <table:table-cell table:style-name="ce11" table:formula="of:=IF([.D100]&lt;1;(1+(59*(1-[.D100])))*[.$A$39]+[.$A$110]/1000;0)" office:value-type="float" office:value="385.884" calcext:value-type="float">
            <text:p>386</text:p>
          </table:table-cell>
          <table:table-cell table:style-name="ce11" table:formula="of:=IF([.E100]&lt;1;(1+(59*(1-[.E100])))*[.$A$39]+[.$A$110]/1000;0)" office:value-type="float" office:value="354.4724" calcext:value-type="float">
            <text:p>354</text:p>
          </table:table-cell>
          <table:table-cell table:style-name="ce11" table:formula="of:=IF([.F100]&lt;1;(1+(59*(1-[.F100])))*[.$A$39]+[.$A$110]/1000;0)" office:value-type="float" office:value="319.91964" calcext:value-type="float">
            <text:p>320</text:p>
          </table:table-cell>
          <table:table-cell table:style-name="ce11" table:formula="of:=IF([.G100]&lt;1;(1+(59*(1-[.G100])))*[.$A$39]+[.$A$110]/1000;0)" office:value-type="float" office:value="281.911604" calcext:value-type="float">
            <text:p>282</text:p>
          </table:table-cell>
          <table:table-cell table:style-name="ce11" table:formula="of:=IF([.H100]&lt;1;(1+(59*(1-[.H100])))*[.$A$39]+[.$A$110]/1000;0)" office:value-type="float" office:value="240.1027644" calcext:value-type="float">
            <text:p>240</text:p>
          </table:table-cell>
          <table:table-cell table:style-name="ce11" table:formula="of:=IF([.I100]&lt;1;(1+(59*(1-[.I100])))*[.$A$39]+[.$A$110]/1000;0)" office:value-type="float" office:value="194.11304084" calcext:value-type="float">
            <text:p>194</text:p>
          </table:table-cell>
          <table:table-cell table:style-name="ce11" table:formula="of:=IF([.J100]&lt;1;(1+(59*(1-[.J100])))*[.$A$39]+[.$A$110]/1000;0)" office:value-type="float" office:value="143.524344924" calcext:value-type="float">
            <text:p>144</text:p>
          </table:table-cell>
          <table:table-cell table:style-name="ce11" table:formula="of:=IF([.K100]&lt;1;(1+(59*(1-[.K100])))*[.$A$39]+[.$A$110]/1000;0)" office:value-type="float" office:value="0" calcext:value-type="float">
            <text:p>0</text:p>
          </table:table-cell>
          <table:table-cell table:style-name="ce11" table:formula="of:=IF([.L100]&lt;1;(1+(59*(1-[.L100])))*[.$A$39]+[.$A$110]/1000;0)" office:value-type="float" office:value="0" calcext:value-type="float">
            <text:p>0</text:p>
          </table:table-cell>
          <table:table-cell table:style-name="ce11" table:formula="of:=IF([.M100]&lt;1;(1+(59*(1-[.M100])))*[.$A$39]+[.$A$110]/1000;0)" office:value-type="float" office:value="0" calcext:value-type="float">
            <text:p>0</text:p>
          </table:table-cell>
          <table:table-cell table:style-name="ce11" table:formula="of:=IF([.N100]&lt;1;(1+(59*(1-[.N100])))*[.$A$39]+[.$A$110]/1000;0)" office:value-type="float" office:value="0" calcext:value-type="float">
            <text:p>0</text:p>
          </table:table-cell>
          <table:table-cell table:style-name="ce11" table:formula="of:=IF([.O100]&lt;1;(1+(59*(1-[.O100])))*[.$A$39]+[.$A$110]/1000;0)" office:value-type="float" office:value="0" calcext:value-type="float">
            <text:p>0</text:p>
          </table:table-cell>
          <table:table-cell table:style-name="ce11" table:formula="of:=IF([.P100]&lt;1;(1+(59*(1-[.P100])))*[.$A$39]+[.$A$110]/1000;0)" office:value-type="float" office:value="0" calcext:value-type="float">
            <text:p>0</text:p>
          </table:table-cell>
          <table:table-cell table:style-name="ce11" table:formula="of:=IF([.Q100]&lt;1;(1+(59*(1-[.Q100])))*[.$A$39]+[.$A$110]/1000;0)" office:value-type="float" office:value="0" calcext:value-type="float">
            <text:p>0</text:p>
          </table:table-cell>
          <table:table-cell table:style-name="ce11" table:formula="of:=IF([.R100]&lt;1;(1+(59*(1-[.R100])))*[.$A$39]+[.$A$110]/1000;0)" office:value-type="float" office:value="0" calcext:value-type="float">
            <text:p>0</text:p>
          </table:table-cell>
          <table:table-cell table:style-name="ce11" table:formula="of:=IF([.S100]&lt;1;(1+(59*(1-[.S100])))*[.$A$39]+[.$A$110]/1000;0)" office:value-type="float" office:value="0" calcext:value-type="float">
            <text:p>0</text:p>
          </table:table-cell>
          <table:table-cell table:style-name="ce11" table:formula="of:=IF([.T100]&lt;1;(1+(59*(1-[.T100])))*[.$A$39]+[.$A$110]/1000;0)" office:value-type="float" office:value="0" calcext:value-type="float">
            <text:p>0</text:p>
          </table:table-cell>
          <table:table-cell table:style-name="ce11" table:formula="of:=IF([.U100]&lt;1;(1+(59*(1-[.U100])))*[.$A$39]+[.$A$110]/1000;0)" office:value-type="float" office:value="0" calcext:value-type="float">
            <text:p>0</text:p>
          </table:table-cell>
          <table:table-cell table:style-name="ce11" table:formula="of:=IF([.V100]&lt;1;(1+(59*(1-[.V100])))*[.$A$39]+[.$A$110]/1000;0)" office:value-type="float" office:value="0" calcext:value-type="float">
            <text:p>0</text:p>
          </table:table-cell>
          <table:table-cell table:style-name="ce11" table:formula="of:=IF([.W100]&lt;1;(1+(59*(1-[.W100])))*[.$A$39]+[.$A$110]/1000;0)" office:value-type="float" office:value="0" calcext:value-type="float">
            <text:p>0</text:p>
          </table:table-cell>
          <table:table-cell table:style-name="ce11" table:formula="of:=IF([.X100]&lt;1;(1+(59*(1-[.X100])))*[.$A$39]+[.$A$110]/1000;0)" office:value-type="float" office:value="0" calcext:value-type="float">
            <text:p>0</text:p>
          </table:table-cell>
          <table:table-cell table:style-name="ce11" table:formula="of:=IF([.Y100]&lt;1;(1+(59*(1-[.Y100])))*[.$A$39]+[.$A$110]/1000;0)" office:value-type="float" office:value="0" calcext:value-type="float">
            <text:p>0</text:p>
          </table:table-cell>
          <table:table-cell table:style-name="ce11" table:formula="of:=IF([.Z100]&lt;1;(1+(59*(1-[.Z100])))*[.$A$39]+[.$A$110]/1000;0)" office:value-type="float" office:value="0" calcext:value-type="float">
            <text:p>0</text:p>
          </table:table-cell>
          <table:table-cell table:style-name="ce11" table:formula="of:=IF([.AA100]&lt;1;(1+(59*(1-[.AA100])))*[.$A$39]+[.$A$110]/1000;0)" office:value-type="float" office:value="0" calcext:value-type="float">
            <text:p>0</text:p>
          </table:table-cell>
          <table:table-cell table:style-name="ce11" table:formula="of:=IF([.AB100]&lt;1;(1+(59*(1-[.AB100])))*[.$A$39]+[.$A$110]/1000;0)" office:value-type="float" office:value="0" calcext:value-type="float">
            <text:p>0</text:p>
          </table:table-cell>
          <table:table-cell table:style-name="ce11" table:formula="of:=IF([.AC100]&lt;1;(1+(59*(1-[.AC100])))*[.$A$39]+[.$A$110]/1000;0)" office:value-type="float" office:value="0" calcext:value-type="float">
            <text:p>0</text:p>
          </table:table-cell>
          <table:table-cell table:style-name="ce11" table:formula="of:=IF([.AD100]&lt;1;(1+(59*(1-[.AD100])))*[.$A$39]+[.$A$110]/1000;0)" office:value-type="float" office:value="0" calcext:value-type="float">
            <text:p>0</text:p>
          </table:table-cell>
          <table:table-cell table:style-name="ce11" table:formula="of:=IF([.AE100]&lt;1;(1+(59*(1-[.AE100])))*[.$A$39]+[.$A$110]/1000;0)" office:value-type="float" office:value="0" calcext:value-type="float">
            <text:p>0</text:p>
          </table:table-cell>
          <table:table-cell table:style-name="ce11" table:formula="of:=IF([.AF100]&lt;1;(1+(59*(1-[.AF100])))*[.$A$39]+[.$A$110]/1000;0)" office:value-type="float" office:value="0" calcext:value-type="float">
            <text:p>0</text:p>
          </table:table-cell>
          <table:table-cell table:style-name="ce11" table:formula="of:=IF([.AG100]&lt;1;(1+(59*(1-[.AG100])))*[.$A$39]+[.$A$110]/1000;0)" office:value-type="float" office:value="0" calcext:value-type="float">
            <text:p>0</text:p>
          </table:table-cell>
          <table:table-cell table:style-name="ce11" table:formula="of:=IF([.AH100]&lt;1;(1+(59*(1-[.AH100])))*[.$A$39]+[.$A$110]/1000;0)" office:value-type="float" office:value="0" calcext:value-type="float">
            <text:p>0</text:p>
          </table:table-cell>
          <table:table-cell table:style-name="ce11" table:formula="of:=IF([.AI100]&lt;1;(1+(59*(1-[.AI100])))*[.$A$39]+[.$A$110]/1000;0)" office:value-type="float" office:value="0" calcext:value-type="float">
            <text:p>0</text:p>
          </table:table-cell>
          <table:table-cell table:style-name="ce11" table:formula="of:=IF([.AJ100]&lt;1;(1+(59*(1-[.AJ100])))*[.$A$39]+[.$A$110]/1000;0)" office:value-type="float" office:value="0" calcext:value-type="float">
            <text:p>0</text:p>
          </table:table-cell>
          <table:table-cell table:style-name="ce11" table:formula="of:=IF([.AK100]&lt;1;(1+(59*(1-[.AK100])))*[.$A$39]+[.$A$110]/1000;0)" office:value-type="float" office:value="0" calcext:value-type="float">
            <text:p>0</text:p>
          </table:table-cell>
          <table:table-cell table:style-name="ce11" table:formula="of:=IF([.AL100]&lt;1;(1+(59*(1-[.AL100])))*[.$A$39]+[.$A$110]/1000;0)" office:value-type="float" office:value="0" calcext:value-type="float">
            <text:p>0</text:p>
          </table:table-cell>
          <table:table-cell table:style-name="ce11" table:formula="of:=IF([.AM100]&lt;1;(1+(59*(1-[.AM100])))*[.$A$39]+[.$A$110]/1000;0)" office:value-type="float" office:value="0" calcext:value-type="float">
            <text:p>0</text:p>
          </table:table-cell>
          <table:table-cell table:style-name="ce11" table:formula="of:=IF([.AN100]&lt;1;(1+(59*(1-[.AN100])))*[.$A$39]+[.$A$110]/1000;0)" office:value-type="float" office:value="0" calcext:value-type="float">
            <text:p>0</text:p>
          </table:table-cell>
          <table:table-cell table:style-name="ce11" table:formula="of:=IF([.AO100]&lt;1;(1+(59*(1-[.AO100])))*[.$A$39]+[.$A$110]/1000;0)" office:value-type="float" office:value="0" calcext:value-type="float">
            <text:p>0</text:p>
          </table:table-cell>
          <table:table-cell table:style-name="ce11" table:formula="of:=IF([.AP100]&lt;1;(1+(59*(1-[.AP100])))*[.$A$39]+[.$A$110]/1000;0)" office:value-type="float" office:value="0" calcext:value-type="float">
            <text:p>0</text:p>
          </table:table-cell>
          <table:table-cell table:style-name="ce11" table:formula="of:=IF([.AQ100]&lt;1;(1+(59*(1-[.AQ100])))*[.$A$39]+[.$A$110]/1000;0)" office:value-type="float" office:value="0" calcext:value-type="float">
            <text:p>0</text:p>
          </table:table-cell>
          <table:table-cell table:style-name="ce11" table:formula="of:=IF([.AR100]&lt;1;(1+(59*(1-[.AR100])))*[.$A$39]+[.$A$110]/1000;0)" office:value-type="float" office:value="0" calcext:value-type="float">
            <text:p>0</text:p>
          </table:table-cell>
          <table:table-cell table:style-name="ce11" table:formula="of:=IF([.AS100]&lt;1;(1+(59*(1-[.AS100])))*[.$A$39]+[.$A$110]/1000;0)" office:value-type="float" office:value="0" calcext:value-type="float">
            <text:p>0</text:p>
          </table:table-cell>
          <table:table-cell table:style-name="ce11" table:formula="of:=IF([.AT100]&lt;1;(1+(59*(1-[.AT100])))*[.$A$39]+[.$A$110]/1000;0)" office:value-type="float" office:value="0" calcext:value-type="float">
            <text:p>0</text:p>
          </table:table-cell>
          <table:table-cell table:style-name="ce11" table:formula="of:=IF([.AU100]&lt;1;(1+(59*(1-[.AU100])))*[.$A$39]+[.$A$110]/1000;0)" office:value-type="float" office:value="0" calcext:value-type="float">
            <text:p>0</text:p>
          </table:table-cell>
          <table:table-cell table:style-name="ce11" table:formula="of:=IF([.AV100]&lt;1;(1+(59*(1-[.AV100])))*[.$A$39]+[.$A$110]/1000;0)" office:value-type="float" office:value="0" calcext:value-type="float">
            <text:p>0</text:p>
          </table:table-cell>
          <table:table-cell table:style-name="ce11" table:formula="of:=IF([.AW100]&lt;1;(1+(59*(1-[.AW100])))*[.$A$39]+[.$A$110]/1000;0)" office:value-type="float" office:value="0" calcext:value-type="float">
            <text:p>0</text:p>
          </table:table-cell>
          <table:table-cell table:style-name="ce11" table:formula="of:=IF([.AX100]&lt;1;(1+(59*(1-[.AX100])))*[.$A$39]+[.$A$110]/1000;0)" office:value-type="float" office:value="0" calcext:value-type="float">
            <text:p>0</text:p>
          </table:table-cell>
          <table:table-cell table:style-name="ce11" table:formula="of:=IF([.AY100]&lt;1;(1+(59*(1-[.AY100])))*[.$A$39]+[.$A$110]/1000;0)" office:value-type="float" office:value="0" calcext:value-type="float">
            <text:p>0</text:p>
          </table:table-cell>
          <table:table-cell table:style-name="ce11" table:formula="of:=IF([.AZ100]&lt;1;(1+(59*(1-[.AZ100])))*[.$A$39]+[.$A$110]/1000;0)" office:value-type="float" office:value="0" calcext:value-type="float">
            <text:p>0</text:p>
          </table:table-cell>
          <table:table-cell table:style-name="ce11" table:formula="of:=IF([.BA100]&lt;1;(1+(59*(1-[.BA100])))*[.$A$39]+[.$A$110]/1000;0)" office:value-type="float" office:value="0" calcext:value-type="float">
            <text:p>0</text:p>
          </table:table-cell>
          <table:table-cell table:style-name="ce11" table:formula="of:=IF([.BB100]&lt;1;(1+(59*(1-[.BB100])))*[.$A$39]+[.$A$110]/1000;0)" office:value-type="float" office:value="0" calcext:value-type="float">
            <text:p>0</text:p>
          </table:table-cell>
          <table:table-cell table:style-name="ce11" table:formula="of:=IF([.BC100]&lt;1;(1+(59*(1-[.BC100])))*[.$A$39]+[.$A$110]/1000;0)" office:value-type="float" office:value="0" calcext:value-type="float">
            <text:p>0</text:p>
          </table:table-cell>
          <table:table-cell table:style-name="ce11" table:formula="of:=IF([.BD100]&lt;1;(1+(59*(1-[.BD100])))*[.$A$39]+[.$A$110]/1000;0)" office:value-type="float" office:value="0" calcext:value-type="float">
            <text:p>0</text:p>
          </table:table-cell>
          <table:table-cell table:style-name="ce11" table:formula="of:=IF([.BE100]&lt;1;(1+(59*(1-[.BE100])))*[.$A$39]+[.$A$110]/1000;0)" office:value-type="float" office:value="0" calcext:value-type="float">
            <text:p>0</text:p>
          </table:table-cell>
          <table:table-cell table:style-name="ce11" table:formula="of:=IF([.BF100]&lt;1;(1+(59*(1-[.BF100])))*[.$A$39]+[.$A$110]/1000;0)" office:value-type="float" office:value="0" calcext:value-type="float">
            <text:p>0</text:p>
          </table:table-cell>
          <table:table-cell table:style-name="ce11" table:formula="of:=IF([.BG100]&lt;1;(1+(59*(1-[.BG100])))*[.$A$39]+[.$A$110]/1000;0)" office:value-type="float" office:value="0" calcext:value-type="float">
            <text:p>0</text:p>
          </table:table-cell>
          <table:table-cell table:style-name="ce11" table:formula="of:=IF([.BH100]&lt;1;(1+(59*(1-[.BH100])))*[.$A$39]+[.$A$110]/1000;0)" office:value-type="float" office:value="0" calcext:value-type="float">
            <text:p>0</text:p>
          </table:table-cell>
          <table:table-cell table:style-name="ce11" table:formula="of:=IF([.BI100]&lt;1;(1+(59*(1-[.BI100])))*[.$A$39]+[.$A$110]/1000;0)" office:value-type="float" office:value="0" calcext:value-type="float">
            <text:p>0</text:p>
          </table:table-cell>
          <table:table-cell table:style-name="ce11" table:formula="of:=IF([.BJ100]&lt;1;(1+(59*(1-[.BJ100])))*[.$A$39]+[.$A$110]/1000;0)" office:value-type="float" office:value="0" calcext:value-type="float">
            <text:p>0</text:p>
          </table:table-cell>
          <table:table-cell table:style-name="ce11" table:formula="of:=IF([.BK100]&lt;1;(1+(59*(1-[.BK100])))*[.$A$39]+[.$A$110]/1000;0)" office:value-type="float" office:value="0" calcext:value-type="float">
            <text:p>0</text:p>
          </table:table-cell>
          <table:table-cell table:style-name="ce11" table:formula="of:=IF([.BL100]&lt;1;(1+(59*(1-[.BL100])))*[.$A$39]+[.$A$110]/1000;0)" office:value-type="float" office:value="0" calcext:value-type="float">
            <text:p>0</text:p>
          </table:table-cell>
          <table:table-cell table:style-name="ce11" table:formula="of:=IF([.BM100]&lt;1;(1+(59*(1-[.BM100])))*[.$A$39]+[.$A$110]/1000;0)" office:value-type="float" office:value="0" calcext:value-type="float">
            <text:p>0</text:p>
          </table:table-cell>
          <table:table-cell table:style-name="ce11" table:formula="of:=IF([.BN100]&lt;1;(1+(59*(1-[.BN100])))*[.$A$39]+[.$A$110]/1000;0)" office:value-type="float" office:value="0" calcext:value-type="float">
            <text:p>0</text:p>
          </table:table-cell>
          <table:table-cell table:style-name="ce11" table:formula="of:=IF([.BO100]&lt;1;(1+(59*(1-[.BO100])))*[.$A$39]+[.$A$110]/1000;0)" office:value-type="float" office:value="0" calcext:value-type="float">
            <text:p>0</text:p>
          </table:table-cell>
          <table:table-cell table:style-name="ce11" table:formula="of:=IF([.BP100]&lt;1;(1+(59*(1-[.BP100])))*[.$A$39]+[.$A$110]/1000;0)" office:value-type="float" office:value="0" calcext:value-type="float">
            <text:p>0</text:p>
          </table:table-cell>
          <table:table-cell table:style-name="ce11" table:formula="of:=IF([.BQ100]&lt;1;(1+(59*(1-[.BQ100])))*[.$A$39]+[.$A$110]/1000;0)" office:value-type="float" office:value="0" calcext:value-type="float">
            <text:p>0</text:p>
          </table:table-cell>
          <table:table-cell table:style-name="ce11" table:formula="of:=IF([.BR100]&lt;1;(1+(59*(1-[.BR100])))*[.$A$39]+[.$A$110]/1000;0)" office:value-type="float" office:value="0" calcext:value-type="float">
            <text:p>0</text:p>
          </table:table-cell>
          <table:table-cell table:style-name="ce11" table:formula="of:=IF([.BS100]&lt;1;(1+(59*(1-[.BS100])))*[.$A$39]+[.$A$110]/1000;0)" office:value-type="float" office:value="0" calcext:value-type="float">
            <text:p>0</text:p>
          </table:table-cell>
          <table:table-cell table:style-name="ce11" table:formula="of:=IF([.BT100]&lt;1;(1+(59*(1-[.BT100])))*[.$A$39]+[.$A$110]/1000;0)" office:value-type="float" office:value="0" calcext:value-type="float">
            <text:p>0</text:p>
          </table:table-cell>
          <table:table-cell table:style-name="ce11" table:formula="of:=IF([.BU100]&lt;1;(1+(59*(1-[.BU100])))*[.$A$39]+[.$A$110]/1000;0)" office:value-type="float" office:value="0" calcext:value-type="float">
            <text:p>0</text:p>
          </table:table-cell>
          <table:table-cell table:style-name="ce11" table:formula="of:=IF([.BV100]&lt;1;(1+(59*(1-[.BV100])))*[.$A$39]+[.$A$110]/1000;0)" office:value-type="float" office:value="0" calcext:value-type="float">
            <text:p>0</text:p>
          </table:table-cell>
          <table:table-cell table:style-name="ce11" table:formula="of:=IF([.BW100]&lt;1;(1+(59*(1-[.BW100])))*[.$A$39]+[.$A$110]/1000;0)" office:value-type="float" office:value="0" calcext:value-type="float">
            <text:p>0</text:p>
          </table:table-cell>
          <table:table-cell table:style-name="ce11" table:formula="of:=IF([.BX100]&lt;1;(1+(59*(1-[.BX100])))*[.$A$39]+[.$A$110]/1000;0)" office:value-type="float" office:value="0" calcext:value-type="float">
            <text:p>0</text:p>
          </table:table-cell>
          <table:table-cell table:style-name="ce11" table:formula="of:=IF([.BY100]&lt;1;(1+(59*(1-[.BY100])))*[.$A$39]+[.$A$110]/1000;0)" office:value-type="float" office:value="0" calcext:value-type="float">
            <text:p>0</text:p>
          </table:table-cell>
          <table:table-cell table:style-name="ce11" table:formula="of:=IF([.BZ100]&lt;1;(1+(59*(1-[.BZ100])))*[.$A$39]+[.$A$110]/1000;0)" office:value-type="float" office:value="0" calcext:value-type="float">
            <text:p>0</text:p>
          </table:table-cell>
          <table:table-cell table:style-name="ce11" table:formula="of:=IF([.CA100]&lt;1;(1+(59*(1-[.CA100])))*[.$A$39]+[.$A$110]/1000;0)" office:value-type="float" office:value="0" calcext:value-type="float">
            <text:p>0</text:p>
          </table:table-cell>
          <table:table-cell table:style-name="ce11" table:formula="of:=IF([.CB100]&lt;1;(1+(59*(1-[.CB100])))*[.$A$39]+[.$A$110]/1000;0)" office:value-type="float" office:value="0" calcext:value-type="float">
            <text:p>0</text:p>
          </table:table-cell>
          <table:table-cell table:style-name="ce11" table:formula="of:=IF([.CC100]&lt;1;(1+(59*(1-[.CC100])))*[.$A$39]+[.$A$110]/1000;0)" office:value-type="float" office:value="0" calcext:value-type="float">
            <text:p>0</text:p>
          </table:table-cell>
          <table:table-cell table:style-name="ce11" table:formula="of:=IF([.CD100]&lt;1;(1+(59*(1-[.CD100])))*[.$A$39]+[.$A$110]/1000;0)" office:value-type="float" office:value="0" calcext:value-type="float">
            <text:p>0</text:p>
          </table:table-cell>
          <table:table-cell table:style-name="ce11" table:formula="of:=IF([.CE100]&lt;1;(1+(59*(1-[.CE100])))*[.$A$39]+[.$A$110]/1000;0)" office:value-type="float" office:value="0" calcext:value-type="float">
            <text:p>0</text:p>
          </table:table-cell>
          <table:table-cell table:style-name="ce11" table:formula="of:=IF([.CF100]&lt;1;(1+(59*(1-[.CF100])))*[.$A$39]+[.$A$110]/1000;0)" office:value-type="float" office:value="0" calcext:value-type="float">
            <text:p>0</text:p>
          </table:table-cell>
          <table:table-cell table:style-name="ce11" table:formula="of:=IF([.CG100]&lt;1;(1+(59*(1-[.CG100])))*[.$A$39]+[.$A$110]/1000;0)" office:value-type="float" office:value="0" calcext:value-type="float">
            <text:p>0</text:p>
          </table:table-cell>
          <table:table-cell table:style-name="ce11" table:formula="of:=IF([.CH100]&lt;1;(1+(59*(1-[.CH100])))*[.$A$39]+[.$A$110]/1000;0)" office:value-type="float" office:value="0" calcext:value-type="float">
            <text:p>0</text:p>
          </table:table-cell>
          <table:table-cell table:style-name="ce11" table:formula="of:=IF([.CI100]&lt;1;(1+(59*(1-[.CI100])))*[.$A$39]+[.$A$110]/1000;0)" office:value-type="float" office:value="0" calcext:value-type="float">
            <text:p>0</text:p>
          </table:table-cell>
          <table:table-cell table:style-name="ce11" table:formula="of:=IF([.CJ100]&lt;1;(1+(59*(1-[.CJ100])))*[.$A$39]+[.$A$110]/1000;0)" office:value-type="float" office:value="0" calcext:value-type="float">
            <text:p>0</text:p>
          </table:table-cell>
          <table:table-cell table:style-name="ce11" table:formula="of:=IF([.CK100]&lt;1;(1+(59*(1-[.CK100])))*[.$A$39]+[.$A$110]/1000;0)" office:value-type="float" office:value="0" calcext:value-type="float">
            <text:p>0</text:p>
          </table:table-cell>
          <table:table-cell table:style-name="ce11" table:formula="of:=IF([.CL100]&lt;1;(1+(59*(1-[.CL100])))*[.$A$39]+[.$A$110]/1000;0)" office:value-type="float" office:value="0" calcext:value-type="float">
            <text:p>0</text:p>
          </table:table-cell>
          <table:table-cell table:style-name="ce11" table:formula="of:=IF([.CM100]&lt;1;(1+(59*(1-[.CM100])))*[.$A$39]+[.$A$110]/1000;0)" office:value-type="float" office:value="0" calcext:value-type="float">
            <text:p>0</text:p>
          </table:table-cell>
          <table:table-cell table:style-name="ce11" table:formula="of:=IF([.CN100]&lt;1;(1+(59*(1-[.CN100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1]&lt;1;(1+(59*(1-[.A101])))*[.$A$39]+[.$A$110]/1000;0)" office:value-type="float" office:value="405" calcext:value-type="float">
            <text:p>405</text:p>
          </table:table-cell>
          <table:table-cell table:style-name="ce11" table:formula="of:=IF([.B101]&lt;1;(1+(59*(1-[.B101])))*[.$A$39]+[.$A$110]/1000;0)" office:value-type="float" office:value="375.5" calcext:value-type="float">
            <text:p>376</text:p>
          </table:table-cell>
          <table:table-cell table:style-name="ce11" table:formula="of:=IF([.C101]&lt;1;(1+(59*(1-[.C101])))*[.$A$39]+[.$A$110]/1000;0)" office:value-type="float" office:value="343.05" calcext:value-type="float">
            <text:p>343</text:p>
          </table:table-cell>
          <table:table-cell table:style-name="ce11" table:formula="of:=IF([.D101]&lt;1;(1+(59*(1-[.D101])))*[.$A$39]+[.$A$110]/1000;0)" office:value-type="float" office:value="307.355" calcext:value-type="float">
            <text:p>307</text:p>
          </table:table-cell>
          <table:table-cell table:style-name="ce11" table:formula="of:=IF([.E101]&lt;1;(1+(59*(1-[.E101])))*[.$A$39]+[.$A$110]/1000;0)" office:value-type="float" office:value="268.0905" calcext:value-type="float">
            <text:p>268</text:p>
          </table:table-cell>
          <table:table-cell table:style-name="ce11" table:formula="of:=IF([.F101]&lt;1;(1+(59*(1-[.F101])))*[.$A$39]+[.$A$110]/1000;0)" office:value-type="float" office:value="224.89955" calcext:value-type="float">
            <text:p>225</text:p>
          </table:table-cell>
          <table:table-cell table:style-name="ce11" table:formula="of:=IF([.G101]&lt;1;(1+(59*(1-[.G101])))*[.$A$39]+[.$A$110]/1000;0)" office:value-type="float" office:value="177.389505" calcext:value-type="float">
            <text:p>177</text:p>
          </table:table-cell>
          <table:table-cell table:style-name="ce11" table:formula="of:=IF([.H101]&lt;1;(1+(59*(1-[.H101])))*[.$A$39]+[.$A$110]/1000;0)" office:value-type="float" office:value="125.1284555" calcext:value-type="float">
            <text:p>125</text:p>
          </table:table-cell>
          <table:table-cell table:style-name="ce11" table:formula="of:=IF([.I101]&lt;1;(1+(59*(1-[.I101])))*[.$A$39]+[.$A$110]/1000;0)" office:value-type="float" office:value="0" calcext:value-type="float">
            <text:p>0</text:p>
          </table:table-cell>
          <table:table-cell table:style-name="ce11" table:formula="of:=IF([.J101]&lt;1;(1+(59*(1-[.J101])))*[.$A$39]+[.$A$110]/1000;0)" office:value-type="float" office:value="0" calcext:value-type="float">
            <text:p>0</text:p>
          </table:table-cell>
          <table:table-cell table:style-name="ce11" table:formula="of:=IF([.K101]&lt;1;(1+(59*(1-[.K101])))*[.$A$39]+[.$A$110]/1000;0)" office:value-type="float" office:value="0" calcext:value-type="float">
            <text:p>0</text:p>
          </table:table-cell>
          <table:table-cell table:style-name="ce11" table:formula="of:=IF([.L101]&lt;1;(1+(59*(1-[.L101])))*[.$A$39]+[.$A$110]/1000;0)" office:value-type="float" office:value="0" calcext:value-type="float">
            <text:p>0</text:p>
          </table:table-cell>
          <table:table-cell table:style-name="ce11" table:formula="of:=IF([.M101]&lt;1;(1+(59*(1-[.M101])))*[.$A$39]+[.$A$110]/1000;0)" office:value-type="float" office:value="0" calcext:value-type="float">
            <text:p>0</text:p>
          </table:table-cell>
          <table:table-cell table:style-name="ce11" table:formula="of:=IF([.N101]&lt;1;(1+(59*(1-[.N101])))*[.$A$39]+[.$A$110]/1000;0)" office:value-type="float" office:value="0" calcext:value-type="float">
            <text:p>0</text:p>
          </table:table-cell>
          <table:table-cell table:style-name="ce11" table:formula="of:=IF([.O101]&lt;1;(1+(59*(1-[.O101])))*[.$A$39]+[.$A$110]/1000;0)" office:value-type="float" office:value="0" calcext:value-type="float">
            <text:p>0</text:p>
          </table:table-cell>
          <table:table-cell table:style-name="ce11" table:formula="of:=IF([.P101]&lt;1;(1+(59*(1-[.P101])))*[.$A$39]+[.$A$110]/1000;0)" office:value-type="float" office:value="0" calcext:value-type="float">
            <text:p>0</text:p>
          </table:table-cell>
          <table:table-cell table:style-name="ce11" table:formula="of:=IF([.Q101]&lt;1;(1+(59*(1-[.Q101])))*[.$A$39]+[.$A$110]/1000;0)" office:value-type="float" office:value="0" calcext:value-type="float">
            <text:p>0</text:p>
          </table:table-cell>
          <table:table-cell table:style-name="ce11" table:formula="of:=IF([.R101]&lt;1;(1+(59*(1-[.R101])))*[.$A$39]+[.$A$110]/1000;0)" office:value-type="float" office:value="0" calcext:value-type="float">
            <text:p>0</text:p>
          </table:table-cell>
          <table:table-cell table:style-name="ce11" table:formula="of:=IF([.S101]&lt;1;(1+(59*(1-[.S101])))*[.$A$39]+[.$A$110]/1000;0)" office:value-type="float" office:value="0" calcext:value-type="float">
            <text:p>0</text:p>
          </table:table-cell>
          <table:table-cell table:style-name="ce11" table:formula="of:=IF([.T101]&lt;1;(1+(59*(1-[.T101])))*[.$A$39]+[.$A$110]/1000;0)" office:value-type="float" office:value="0" calcext:value-type="float">
            <text:p>0</text:p>
          </table:table-cell>
          <table:table-cell table:style-name="ce11" table:formula="of:=IF([.U101]&lt;1;(1+(59*(1-[.U101])))*[.$A$39]+[.$A$110]/1000;0)" office:value-type="float" office:value="0" calcext:value-type="float">
            <text:p>0</text:p>
          </table:table-cell>
          <table:table-cell table:style-name="ce11" table:formula="of:=IF([.V101]&lt;1;(1+(59*(1-[.V101])))*[.$A$39]+[.$A$110]/1000;0)" office:value-type="float" office:value="0" calcext:value-type="float">
            <text:p>0</text:p>
          </table:table-cell>
          <table:table-cell table:style-name="ce11" table:formula="of:=IF([.W101]&lt;1;(1+(59*(1-[.W101])))*[.$A$39]+[.$A$110]/1000;0)" office:value-type="float" office:value="0" calcext:value-type="float">
            <text:p>0</text:p>
          </table:table-cell>
          <table:table-cell table:style-name="ce11" table:formula="of:=IF([.X101]&lt;1;(1+(59*(1-[.X101])))*[.$A$39]+[.$A$110]/1000;0)" office:value-type="float" office:value="0" calcext:value-type="float">
            <text:p>0</text:p>
          </table:table-cell>
          <table:table-cell table:style-name="ce11" table:formula="of:=IF([.Y101]&lt;1;(1+(59*(1-[.Y101])))*[.$A$39]+[.$A$110]/1000;0)" office:value-type="float" office:value="0" calcext:value-type="float">
            <text:p>0</text:p>
          </table:table-cell>
          <table:table-cell table:style-name="ce11" table:formula="of:=IF([.Z101]&lt;1;(1+(59*(1-[.Z101])))*[.$A$39]+[.$A$110]/1000;0)" office:value-type="float" office:value="0" calcext:value-type="float">
            <text:p>0</text:p>
          </table:table-cell>
          <table:table-cell table:style-name="ce11" table:formula="of:=IF([.AA101]&lt;1;(1+(59*(1-[.AA101])))*[.$A$39]+[.$A$110]/1000;0)" office:value-type="float" office:value="0" calcext:value-type="float">
            <text:p>0</text:p>
          </table:table-cell>
          <table:table-cell table:style-name="ce11" table:formula="of:=IF([.AB101]&lt;1;(1+(59*(1-[.AB101])))*[.$A$39]+[.$A$110]/1000;0)" office:value-type="float" office:value="0" calcext:value-type="float">
            <text:p>0</text:p>
          </table:table-cell>
          <table:table-cell table:style-name="ce11" table:formula="of:=IF([.AC101]&lt;1;(1+(59*(1-[.AC101])))*[.$A$39]+[.$A$110]/1000;0)" office:value-type="float" office:value="0" calcext:value-type="float">
            <text:p>0</text:p>
          </table:table-cell>
          <table:table-cell table:style-name="ce11" table:formula="of:=IF([.AD101]&lt;1;(1+(59*(1-[.AD101])))*[.$A$39]+[.$A$110]/1000;0)" office:value-type="float" office:value="0" calcext:value-type="float">
            <text:p>0</text:p>
          </table:table-cell>
          <table:table-cell table:style-name="ce11" table:formula="of:=IF([.AE101]&lt;1;(1+(59*(1-[.AE101])))*[.$A$39]+[.$A$110]/1000;0)" office:value-type="float" office:value="0" calcext:value-type="float">
            <text:p>0</text:p>
          </table:table-cell>
          <table:table-cell table:style-name="ce11" table:formula="of:=IF([.AF101]&lt;1;(1+(59*(1-[.AF101])))*[.$A$39]+[.$A$110]/1000;0)" office:value-type="float" office:value="0" calcext:value-type="float">
            <text:p>0</text:p>
          </table:table-cell>
          <table:table-cell table:style-name="ce11" table:formula="of:=IF([.AG101]&lt;1;(1+(59*(1-[.AG101])))*[.$A$39]+[.$A$110]/1000;0)" office:value-type="float" office:value="0" calcext:value-type="float">
            <text:p>0</text:p>
          </table:table-cell>
          <table:table-cell table:style-name="ce11" table:formula="of:=IF([.AH101]&lt;1;(1+(59*(1-[.AH101])))*[.$A$39]+[.$A$110]/1000;0)" office:value-type="float" office:value="0" calcext:value-type="float">
            <text:p>0</text:p>
          </table:table-cell>
          <table:table-cell table:style-name="ce11" table:formula="of:=IF([.AI101]&lt;1;(1+(59*(1-[.AI101])))*[.$A$39]+[.$A$110]/1000;0)" office:value-type="float" office:value="0" calcext:value-type="float">
            <text:p>0</text:p>
          </table:table-cell>
          <table:table-cell table:style-name="ce11" table:formula="of:=IF([.AJ101]&lt;1;(1+(59*(1-[.AJ101])))*[.$A$39]+[.$A$110]/1000;0)" office:value-type="float" office:value="0" calcext:value-type="float">
            <text:p>0</text:p>
          </table:table-cell>
          <table:table-cell table:style-name="ce11" table:formula="of:=IF([.AK101]&lt;1;(1+(59*(1-[.AK101])))*[.$A$39]+[.$A$110]/1000;0)" office:value-type="float" office:value="0" calcext:value-type="float">
            <text:p>0</text:p>
          </table:table-cell>
          <table:table-cell table:style-name="ce11" table:formula="of:=IF([.AL101]&lt;1;(1+(59*(1-[.AL101])))*[.$A$39]+[.$A$110]/1000;0)" office:value-type="float" office:value="0" calcext:value-type="float">
            <text:p>0</text:p>
          </table:table-cell>
          <table:table-cell table:style-name="ce11" table:formula="of:=IF([.AM101]&lt;1;(1+(59*(1-[.AM101])))*[.$A$39]+[.$A$110]/1000;0)" office:value-type="float" office:value="0" calcext:value-type="float">
            <text:p>0</text:p>
          </table:table-cell>
          <table:table-cell table:style-name="ce11" table:formula="of:=IF([.AN101]&lt;1;(1+(59*(1-[.AN101])))*[.$A$39]+[.$A$110]/1000;0)" office:value-type="float" office:value="0" calcext:value-type="float">
            <text:p>0</text:p>
          </table:table-cell>
          <table:table-cell table:style-name="ce11" table:formula="of:=IF([.AO101]&lt;1;(1+(59*(1-[.AO101])))*[.$A$39]+[.$A$110]/1000;0)" office:value-type="float" office:value="0" calcext:value-type="float">
            <text:p>0</text:p>
          </table:table-cell>
          <table:table-cell table:style-name="ce11" table:formula="of:=IF([.AP101]&lt;1;(1+(59*(1-[.AP101])))*[.$A$39]+[.$A$110]/1000;0)" office:value-type="float" office:value="0" calcext:value-type="float">
            <text:p>0</text:p>
          </table:table-cell>
          <table:table-cell table:style-name="ce11" table:formula="of:=IF([.AQ101]&lt;1;(1+(59*(1-[.AQ101])))*[.$A$39]+[.$A$110]/1000;0)" office:value-type="float" office:value="0" calcext:value-type="float">
            <text:p>0</text:p>
          </table:table-cell>
          <table:table-cell table:style-name="ce11" table:formula="of:=IF([.AR101]&lt;1;(1+(59*(1-[.AR101])))*[.$A$39]+[.$A$110]/1000;0)" office:value-type="float" office:value="0" calcext:value-type="float">
            <text:p>0</text:p>
          </table:table-cell>
          <table:table-cell table:style-name="ce11" table:formula="of:=IF([.AS101]&lt;1;(1+(59*(1-[.AS101])))*[.$A$39]+[.$A$110]/1000;0)" office:value-type="float" office:value="0" calcext:value-type="float">
            <text:p>0</text:p>
          </table:table-cell>
          <table:table-cell table:style-name="ce11" table:formula="of:=IF([.AT101]&lt;1;(1+(59*(1-[.AT101])))*[.$A$39]+[.$A$110]/1000;0)" office:value-type="float" office:value="0" calcext:value-type="float">
            <text:p>0</text:p>
          </table:table-cell>
          <table:table-cell table:style-name="ce11" table:formula="of:=IF([.AU101]&lt;1;(1+(59*(1-[.AU101])))*[.$A$39]+[.$A$110]/1000;0)" office:value-type="float" office:value="0" calcext:value-type="float">
            <text:p>0</text:p>
          </table:table-cell>
          <table:table-cell table:style-name="ce11" table:formula="of:=IF([.AV101]&lt;1;(1+(59*(1-[.AV101])))*[.$A$39]+[.$A$110]/1000;0)" office:value-type="float" office:value="0" calcext:value-type="float">
            <text:p>0</text:p>
          </table:table-cell>
          <table:table-cell table:style-name="ce11" table:formula="of:=IF([.AW101]&lt;1;(1+(59*(1-[.AW101])))*[.$A$39]+[.$A$110]/1000;0)" office:value-type="float" office:value="0" calcext:value-type="float">
            <text:p>0</text:p>
          </table:table-cell>
          <table:table-cell table:style-name="ce11" table:formula="of:=IF([.AX101]&lt;1;(1+(59*(1-[.AX101])))*[.$A$39]+[.$A$110]/1000;0)" office:value-type="float" office:value="0" calcext:value-type="float">
            <text:p>0</text:p>
          </table:table-cell>
          <table:table-cell table:style-name="ce11" table:formula="of:=IF([.AY101]&lt;1;(1+(59*(1-[.AY101])))*[.$A$39]+[.$A$110]/1000;0)" office:value-type="float" office:value="0" calcext:value-type="float">
            <text:p>0</text:p>
          </table:table-cell>
          <table:table-cell table:style-name="ce11" table:formula="of:=IF([.AZ101]&lt;1;(1+(59*(1-[.AZ101])))*[.$A$39]+[.$A$110]/1000;0)" office:value-type="float" office:value="0" calcext:value-type="float">
            <text:p>0</text:p>
          </table:table-cell>
          <table:table-cell table:style-name="ce11" table:formula="of:=IF([.BA101]&lt;1;(1+(59*(1-[.BA101])))*[.$A$39]+[.$A$110]/1000;0)" office:value-type="float" office:value="0" calcext:value-type="float">
            <text:p>0</text:p>
          </table:table-cell>
          <table:table-cell table:style-name="ce11" table:formula="of:=IF([.BB101]&lt;1;(1+(59*(1-[.BB101])))*[.$A$39]+[.$A$110]/1000;0)" office:value-type="float" office:value="0" calcext:value-type="float">
            <text:p>0</text:p>
          </table:table-cell>
          <table:table-cell table:style-name="ce11" table:formula="of:=IF([.BC101]&lt;1;(1+(59*(1-[.BC101])))*[.$A$39]+[.$A$110]/1000;0)" office:value-type="float" office:value="0" calcext:value-type="float">
            <text:p>0</text:p>
          </table:table-cell>
          <table:table-cell table:style-name="ce11" table:formula="of:=IF([.BD101]&lt;1;(1+(59*(1-[.BD101])))*[.$A$39]+[.$A$110]/1000;0)" office:value-type="float" office:value="0" calcext:value-type="float">
            <text:p>0</text:p>
          </table:table-cell>
          <table:table-cell table:style-name="ce11" table:formula="of:=IF([.BE101]&lt;1;(1+(59*(1-[.BE101])))*[.$A$39]+[.$A$110]/1000;0)" office:value-type="float" office:value="0" calcext:value-type="float">
            <text:p>0</text:p>
          </table:table-cell>
          <table:table-cell table:style-name="ce11" table:formula="of:=IF([.BF101]&lt;1;(1+(59*(1-[.BF101])))*[.$A$39]+[.$A$110]/1000;0)" office:value-type="float" office:value="0" calcext:value-type="float">
            <text:p>0</text:p>
          </table:table-cell>
          <table:table-cell table:style-name="ce11" table:formula="of:=IF([.BG101]&lt;1;(1+(59*(1-[.BG101])))*[.$A$39]+[.$A$110]/1000;0)" office:value-type="float" office:value="0" calcext:value-type="float">
            <text:p>0</text:p>
          </table:table-cell>
          <table:table-cell table:style-name="ce11" table:formula="of:=IF([.BH101]&lt;1;(1+(59*(1-[.BH101])))*[.$A$39]+[.$A$110]/1000;0)" office:value-type="float" office:value="0" calcext:value-type="float">
            <text:p>0</text:p>
          </table:table-cell>
          <table:table-cell table:style-name="ce11" table:formula="of:=IF([.BI101]&lt;1;(1+(59*(1-[.BI101])))*[.$A$39]+[.$A$110]/1000;0)" office:value-type="float" office:value="0" calcext:value-type="float">
            <text:p>0</text:p>
          </table:table-cell>
          <table:table-cell table:style-name="ce11" table:formula="of:=IF([.BJ101]&lt;1;(1+(59*(1-[.BJ101])))*[.$A$39]+[.$A$110]/1000;0)" office:value-type="float" office:value="0" calcext:value-type="float">
            <text:p>0</text:p>
          </table:table-cell>
          <table:table-cell table:style-name="ce11" table:formula="of:=IF([.BK101]&lt;1;(1+(59*(1-[.BK101])))*[.$A$39]+[.$A$110]/1000;0)" office:value-type="float" office:value="0" calcext:value-type="float">
            <text:p>0</text:p>
          </table:table-cell>
          <table:table-cell table:style-name="ce11" table:formula="of:=IF([.BL101]&lt;1;(1+(59*(1-[.BL101])))*[.$A$39]+[.$A$110]/1000;0)" office:value-type="float" office:value="0" calcext:value-type="float">
            <text:p>0</text:p>
          </table:table-cell>
          <table:table-cell table:style-name="ce11" table:formula="of:=IF([.BM101]&lt;1;(1+(59*(1-[.BM101])))*[.$A$39]+[.$A$110]/1000;0)" office:value-type="float" office:value="0" calcext:value-type="float">
            <text:p>0</text:p>
          </table:table-cell>
          <table:table-cell table:style-name="ce11" table:formula="of:=IF([.BN101]&lt;1;(1+(59*(1-[.BN101])))*[.$A$39]+[.$A$110]/1000;0)" office:value-type="float" office:value="0" calcext:value-type="float">
            <text:p>0</text:p>
          </table:table-cell>
          <table:table-cell table:style-name="ce11" table:formula="of:=IF([.BO101]&lt;1;(1+(59*(1-[.BO101])))*[.$A$39]+[.$A$110]/1000;0)" office:value-type="float" office:value="0" calcext:value-type="float">
            <text:p>0</text:p>
          </table:table-cell>
          <table:table-cell table:style-name="ce11" table:formula="of:=IF([.BP101]&lt;1;(1+(59*(1-[.BP101])))*[.$A$39]+[.$A$110]/1000;0)" office:value-type="float" office:value="0" calcext:value-type="float">
            <text:p>0</text:p>
          </table:table-cell>
          <table:table-cell table:style-name="ce11" table:formula="of:=IF([.BQ101]&lt;1;(1+(59*(1-[.BQ101])))*[.$A$39]+[.$A$110]/1000;0)" office:value-type="float" office:value="0" calcext:value-type="float">
            <text:p>0</text:p>
          </table:table-cell>
          <table:table-cell table:style-name="ce11" table:formula="of:=IF([.BR101]&lt;1;(1+(59*(1-[.BR101])))*[.$A$39]+[.$A$110]/1000;0)" office:value-type="float" office:value="0" calcext:value-type="float">
            <text:p>0</text:p>
          </table:table-cell>
          <table:table-cell table:style-name="ce11" table:formula="of:=IF([.BS101]&lt;1;(1+(59*(1-[.BS101])))*[.$A$39]+[.$A$110]/1000;0)" office:value-type="float" office:value="0" calcext:value-type="float">
            <text:p>0</text:p>
          </table:table-cell>
          <table:table-cell table:style-name="ce11" table:formula="of:=IF([.BT101]&lt;1;(1+(59*(1-[.BT101])))*[.$A$39]+[.$A$110]/1000;0)" office:value-type="float" office:value="0" calcext:value-type="float">
            <text:p>0</text:p>
          </table:table-cell>
          <table:table-cell table:style-name="ce11" table:formula="of:=IF([.BU101]&lt;1;(1+(59*(1-[.BU101])))*[.$A$39]+[.$A$110]/1000;0)" office:value-type="float" office:value="0" calcext:value-type="float">
            <text:p>0</text:p>
          </table:table-cell>
          <table:table-cell table:style-name="ce11" table:formula="of:=IF([.BV101]&lt;1;(1+(59*(1-[.BV101])))*[.$A$39]+[.$A$110]/1000;0)" office:value-type="float" office:value="0" calcext:value-type="float">
            <text:p>0</text:p>
          </table:table-cell>
          <table:table-cell table:style-name="ce11" table:formula="of:=IF([.BW101]&lt;1;(1+(59*(1-[.BW101])))*[.$A$39]+[.$A$110]/1000;0)" office:value-type="float" office:value="0" calcext:value-type="float">
            <text:p>0</text:p>
          </table:table-cell>
          <table:table-cell table:style-name="ce11" table:formula="of:=IF([.BX101]&lt;1;(1+(59*(1-[.BX101])))*[.$A$39]+[.$A$110]/1000;0)" office:value-type="float" office:value="0" calcext:value-type="float">
            <text:p>0</text:p>
          </table:table-cell>
          <table:table-cell table:style-name="ce11" table:formula="of:=IF([.BY101]&lt;1;(1+(59*(1-[.BY101])))*[.$A$39]+[.$A$110]/1000;0)" office:value-type="float" office:value="0" calcext:value-type="float">
            <text:p>0</text:p>
          </table:table-cell>
          <table:table-cell table:style-name="ce11" table:formula="of:=IF([.BZ101]&lt;1;(1+(59*(1-[.BZ101])))*[.$A$39]+[.$A$110]/1000;0)" office:value-type="float" office:value="0" calcext:value-type="float">
            <text:p>0</text:p>
          </table:table-cell>
          <table:table-cell table:style-name="ce11" table:formula="of:=IF([.CA101]&lt;1;(1+(59*(1-[.CA101])))*[.$A$39]+[.$A$110]/1000;0)" office:value-type="float" office:value="0" calcext:value-type="float">
            <text:p>0</text:p>
          </table:table-cell>
          <table:table-cell table:style-name="ce11" table:formula="of:=IF([.CB101]&lt;1;(1+(59*(1-[.CB101])))*[.$A$39]+[.$A$110]/1000;0)" office:value-type="float" office:value="0" calcext:value-type="float">
            <text:p>0</text:p>
          </table:table-cell>
          <table:table-cell table:style-name="ce11" table:formula="of:=IF([.CC101]&lt;1;(1+(59*(1-[.CC101])))*[.$A$39]+[.$A$110]/1000;0)" office:value-type="float" office:value="0" calcext:value-type="float">
            <text:p>0</text:p>
          </table:table-cell>
          <table:table-cell table:style-name="ce11" table:formula="of:=IF([.CD101]&lt;1;(1+(59*(1-[.CD101])))*[.$A$39]+[.$A$110]/1000;0)" office:value-type="float" office:value="0" calcext:value-type="float">
            <text:p>0</text:p>
          </table:table-cell>
          <table:table-cell table:style-name="ce11" table:formula="of:=IF([.CE101]&lt;1;(1+(59*(1-[.CE101])))*[.$A$39]+[.$A$110]/1000;0)" office:value-type="float" office:value="0" calcext:value-type="float">
            <text:p>0</text:p>
          </table:table-cell>
          <table:table-cell table:style-name="ce11" table:formula="of:=IF([.CF101]&lt;1;(1+(59*(1-[.CF101])))*[.$A$39]+[.$A$110]/1000;0)" office:value-type="float" office:value="0" calcext:value-type="float">
            <text:p>0</text:p>
          </table:table-cell>
          <table:table-cell table:style-name="ce11" table:formula="of:=IF([.CG101]&lt;1;(1+(59*(1-[.CG101])))*[.$A$39]+[.$A$110]/1000;0)" office:value-type="float" office:value="0" calcext:value-type="float">
            <text:p>0</text:p>
          </table:table-cell>
          <table:table-cell table:style-name="ce11" table:formula="of:=IF([.CH101]&lt;1;(1+(59*(1-[.CH101])))*[.$A$39]+[.$A$110]/1000;0)" office:value-type="float" office:value="0" calcext:value-type="float">
            <text:p>0</text:p>
          </table:table-cell>
          <table:table-cell table:style-name="ce11" table:formula="of:=IF([.CI101]&lt;1;(1+(59*(1-[.CI101])))*[.$A$39]+[.$A$110]/1000;0)" office:value-type="float" office:value="0" calcext:value-type="float">
            <text:p>0</text:p>
          </table:table-cell>
          <table:table-cell table:style-name="ce11" table:formula="of:=IF([.CJ101]&lt;1;(1+(59*(1-[.CJ101])))*[.$A$39]+[.$A$110]/1000;0)" office:value-type="float" office:value="0" calcext:value-type="float">
            <text:p>0</text:p>
          </table:table-cell>
          <table:table-cell table:style-name="ce11" table:formula="of:=IF([.CK101]&lt;1;(1+(59*(1-[.CK101])))*[.$A$39]+[.$A$110]/1000;0)" office:value-type="float" office:value="0" calcext:value-type="float">
            <text:p>0</text:p>
          </table:table-cell>
          <table:table-cell table:style-name="ce11" table:formula="of:=IF([.CL101]&lt;1;(1+(59*(1-[.CL101])))*[.$A$39]+[.$A$110]/1000;0)" office:value-type="float" office:value="0" calcext:value-type="float">
            <text:p>0</text:p>
          </table:table-cell>
          <table:table-cell table:style-name="ce11" table:formula="of:=IF([.CM101]&lt;1;(1+(59*(1-[.CM101])))*[.$A$39]+[.$A$110]/1000;0)" office:value-type="float" office:value="0" calcext:value-type="float">
            <text:p>0</text:p>
          </table:table-cell>
          <table:table-cell table:style-name="ce11" table:formula="of:=IF([.CN101]&lt;1;(1+(59*(1-[.CN101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2]&lt;1;(1+(59*(1-[.A102])))*[.$A$39]+[.$A$110]/1000;0)" office:value-type="float" office:value="346" calcext:value-type="float">
            <text:p>346</text:p>
          </table:table-cell>
          <table:table-cell table:style-name="ce11" table:formula="of:=IF([.B102]&lt;1;(1+(59*(1-[.B102])))*[.$A$39]+[.$A$110]/1000;0)" office:value-type="float" office:value="310.6" calcext:value-type="float">
            <text:p>311</text:p>
          </table:table-cell>
          <table:table-cell table:style-name="ce11" table:formula="of:=IF([.C102]&lt;1;(1+(59*(1-[.C102])))*[.$A$39]+[.$A$110]/1000;0)" office:value-type="float" office:value="271.66" calcext:value-type="float">
            <text:p>272</text:p>
          </table:table-cell>
          <table:table-cell table:style-name="ce11" table:formula="of:=IF([.D102]&lt;1;(1+(59*(1-[.D102])))*[.$A$39]+[.$A$110]/1000;0)" office:value-type="float" office:value="228.826" calcext:value-type="float">
            <text:p>229</text:p>
          </table:table-cell>
          <table:table-cell table:style-name="ce11" table:formula="of:=IF([.E102]&lt;1;(1+(59*(1-[.E102])))*[.$A$39]+[.$A$110]/1000;0)" office:value-type="float" office:value="181.7086" calcext:value-type="float">
            <text:p>182</text:p>
          </table:table-cell>
          <table:table-cell table:style-name="ce11" table:formula="of:=IF([.F102]&lt;1;(1+(59*(1-[.F102])))*[.$A$39]+[.$A$110]/1000;0)" office:value-type="float" office:value="129.87946" calcext:value-type="float">
            <text:p>130</text:p>
          </table:table-cell>
          <table:table-cell table:style-name="ce11" table:formula="of:=IF([.G102]&lt;1;(1+(59*(1-[.G102])))*[.$A$39]+[.$A$110]/1000;0)" office:value-type="float" office:value="0" calcext:value-type="float">
            <text:p>0</text:p>
          </table:table-cell>
          <table:table-cell table:style-name="ce11" table:formula="of:=IF([.H102]&lt;1;(1+(59*(1-[.H102])))*[.$A$39]+[.$A$110]/1000;0)" office:value-type="float" office:value="0" calcext:value-type="float">
            <text:p>0</text:p>
          </table:table-cell>
          <table:table-cell table:style-name="ce11" table:formula="of:=IF([.I102]&lt;1;(1+(59*(1-[.I102])))*[.$A$39]+[.$A$110]/1000;0)" office:value-type="float" office:value="0" calcext:value-type="float">
            <text:p>0</text:p>
          </table:table-cell>
          <table:table-cell table:style-name="ce11" table:formula="of:=IF([.J102]&lt;1;(1+(59*(1-[.J102])))*[.$A$39]+[.$A$110]/1000;0)" office:value-type="float" office:value="0" calcext:value-type="float">
            <text:p>0</text:p>
          </table:table-cell>
          <table:table-cell table:style-name="ce11" table:formula="of:=IF([.K102]&lt;1;(1+(59*(1-[.K102])))*[.$A$39]+[.$A$110]/1000;0)" office:value-type="float" office:value="0" calcext:value-type="float">
            <text:p>0</text:p>
          </table:table-cell>
          <table:table-cell table:style-name="ce11" table:formula="of:=IF([.L102]&lt;1;(1+(59*(1-[.L102])))*[.$A$39]+[.$A$110]/1000;0)" office:value-type="float" office:value="0" calcext:value-type="float">
            <text:p>0</text:p>
          </table:table-cell>
          <table:table-cell table:style-name="ce11" table:formula="of:=IF([.M102]&lt;1;(1+(59*(1-[.M102])))*[.$A$39]+[.$A$110]/1000;0)" office:value-type="float" office:value="0" calcext:value-type="float">
            <text:p>0</text:p>
          </table:table-cell>
          <table:table-cell table:style-name="ce11" table:formula="of:=IF([.N102]&lt;1;(1+(59*(1-[.N102])))*[.$A$39]+[.$A$110]/1000;0)" office:value-type="float" office:value="0" calcext:value-type="float">
            <text:p>0</text:p>
          </table:table-cell>
          <table:table-cell table:style-name="ce11" table:formula="of:=IF([.O102]&lt;1;(1+(59*(1-[.O102])))*[.$A$39]+[.$A$110]/1000;0)" office:value-type="float" office:value="0" calcext:value-type="float">
            <text:p>0</text:p>
          </table:table-cell>
          <table:table-cell table:style-name="ce11" table:formula="of:=IF([.P102]&lt;1;(1+(59*(1-[.P102])))*[.$A$39]+[.$A$110]/1000;0)" office:value-type="float" office:value="0" calcext:value-type="float">
            <text:p>0</text:p>
          </table:table-cell>
          <table:table-cell table:style-name="ce11" table:formula="of:=IF([.Q102]&lt;1;(1+(59*(1-[.Q102])))*[.$A$39]+[.$A$110]/1000;0)" office:value-type="float" office:value="0" calcext:value-type="float">
            <text:p>0</text:p>
          </table:table-cell>
          <table:table-cell table:style-name="ce11" table:formula="of:=IF([.R102]&lt;1;(1+(59*(1-[.R102])))*[.$A$39]+[.$A$110]/1000;0)" office:value-type="float" office:value="0" calcext:value-type="float">
            <text:p>0</text:p>
          </table:table-cell>
          <table:table-cell table:style-name="ce11" table:formula="of:=IF([.S102]&lt;1;(1+(59*(1-[.S102])))*[.$A$39]+[.$A$110]/1000;0)" office:value-type="float" office:value="0" calcext:value-type="float">
            <text:p>0</text:p>
          </table:table-cell>
          <table:table-cell table:style-name="ce11" table:formula="of:=IF([.T102]&lt;1;(1+(59*(1-[.T102])))*[.$A$39]+[.$A$110]/1000;0)" office:value-type="float" office:value="0" calcext:value-type="float">
            <text:p>0</text:p>
          </table:table-cell>
          <table:table-cell table:style-name="ce11" table:formula="of:=IF([.U102]&lt;1;(1+(59*(1-[.U102])))*[.$A$39]+[.$A$110]/1000;0)" office:value-type="float" office:value="0" calcext:value-type="float">
            <text:p>0</text:p>
          </table:table-cell>
          <table:table-cell table:style-name="ce11" table:formula="of:=IF([.V102]&lt;1;(1+(59*(1-[.V102])))*[.$A$39]+[.$A$110]/1000;0)" office:value-type="float" office:value="0" calcext:value-type="float">
            <text:p>0</text:p>
          </table:table-cell>
          <table:table-cell table:style-name="ce11" table:formula="of:=IF([.W102]&lt;1;(1+(59*(1-[.W102])))*[.$A$39]+[.$A$110]/1000;0)" office:value-type="float" office:value="0" calcext:value-type="float">
            <text:p>0</text:p>
          </table:table-cell>
          <table:table-cell table:style-name="ce11" table:formula="of:=IF([.X102]&lt;1;(1+(59*(1-[.X102])))*[.$A$39]+[.$A$110]/1000;0)" office:value-type="float" office:value="0" calcext:value-type="float">
            <text:p>0</text:p>
          </table:table-cell>
          <table:table-cell table:style-name="ce11" table:formula="of:=IF([.Y102]&lt;1;(1+(59*(1-[.Y102])))*[.$A$39]+[.$A$110]/1000;0)" office:value-type="float" office:value="0" calcext:value-type="float">
            <text:p>0</text:p>
          </table:table-cell>
          <table:table-cell table:style-name="ce11" table:formula="of:=IF([.Z102]&lt;1;(1+(59*(1-[.Z102])))*[.$A$39]+[.$A$110]/1000;0)" office:value-type="float" office:value="0" calcext:value-type="float">
            <text:p>0</text:p>
          </table:table-cell>
          <table:table-cell table:style-name="ce11" table:formula="of:=IF([.AA102]&lt;1;(1+(59*(1-[.AA102])))*[.$A$39]+[.$A$110]/1000;0)" office:value-type="float" office:value="0" calcext:value-type="float">
            <text:p>0</text:p>
          </table:table-cell>
          <table:table-cell table:style-name="ce11" table:formula="of:=IF([.AB102]&lt;1;(1+(59*(1-[.AB102])))*[.$A$39]+[.$A$110]/1000;0)" office:value-type="float" office:value="0" calcext:value-type="float">
            <text:p>0</text:p>
          </table:table-cell>
          <table:table-cell table:style-name="ce11" table:formula="of:=IF([.AC102]&lt;1;(1+(59*(1-[.AC102])))*[.$A$39]+[.$A$110]/1000;0)" office:value-type="float" office:value="0" calcext:value-type="float">
            <text:p>0</text:p>
          </table:table-cell>
          <table:table-cell table:style-name="ce11" table:formula="of:=IF([.AD102]&lt;1;(1+(59*(1-[.AD102])))*[.$A$39]+[.$A$110]/1000;0)" office:value-type="float" office:value="0" calcext:value-type="float">
            <text:p>0</text:p>
          </table:table-cell>
          <table:table-cell table:style-name="ce11" table:formula="of:=IF([.AE102]&lt;1;(1+(59*(1-[.AE102])))*[.$A$39]+[.$A$110]/1000;0)" office:value-type="float" office:value="0" calcext:value-type="float">
            <text:p>0</text:p>
          </table:table-cell>
          <table:table-cell table:style-name="ce11" table:formula="of:=IF([.AF102]&lt;1;(1+(59*(1-[.AF102])))*[.$A$39]+[.$A$110]/1000;0)" office:value-type="float" office:value="0" calcext:value-type="float">
            <text:p>0</text:p>
          </table:table-cell>
          <table:table-cell table:style-name="ce11" table:formula="of:=IF([.AG102]&lt;1;(1+(59*(1-[.AG102])))*[.$A$39]+[.$A$110]/1000;0)" office:value-type="float" office:value="0" calcext:value-type="float">
            <text:p>0</text:p>
          </table:table-cell>
          <table:table-cell table:style-name="ce11" table:formula="of:=IF([.AH102]&lt;1;(1+(59*(1-[.AH102])))*[.$A$39]+[.$A$110]/1000;0)" office:value-type="float" office:value="0" calcext:value-type="float">
            <text:p>0</text:p>
          </table:table-cell>
          <table:table-cell table:style-name="ce11" table:formula="of:=IF([.AI102]&lt;1;(1+(59*(1-[.AI102])))*[.$A$39]+[.$A$110]/1000;0)" office:value-type="float" office:value="0" calcext:value-type="float">
            <text:p>0</text:p>
          </table:table-cell>
          <table:table-cell table:style-name="ce11" table:formula="of:=IF([.AJ102]&lt;1;(1+(59*(1-[.AJ102])))*[.$A$39]+[.$A$110]/1000;0)" office:value-type="float" office:value="0" calcext:value-type="float">
            <text:p>0</text:p>
          </table:table-cell>
          <table:table-cell table:style-name="ce11" table:formula="of:=IF([.AK102]&lt;1;(1+(59*(1-[.AK102])))*[.$A$39]+[.$A$110]/1000;0)" office:value-type="float" office:value="0" calcext:value-type="float">
            <text:p>0</text:p>
          </table:table-cell>
          <table:table-cell table:style-name="ce11" table:formula="of:=IF([.AL102]&lt;1;(1+(59*(1-[.AL102])))*[.$A$39]+[.$A$110]/1000;0)" office:value-type="float" office:value="0" calcext:value-type="float">
            <text:p>0</text:p>
          </table:table-cell>
          <table:table-cell table:style-name="ce11" table:formula="of:=IF([.AM102]&lt;1;(1+(59*(1-[.AM102])))*[.$A$39]+[.$A$110]/1000;0)" office:value-type="float" office:value="0" calcext:value-type="float">
            <text:p>0</text:p>
          </table:table-cell>
          <table:table-cell table:style-name="ce11" table:formula="of:=IF([.AN102]&lt;1;(1+(59*(1-[.AN102])))*[.$A$39]+[.$A$110]/1000;0)" office:value-type="float" office:value="0" calcext:value-type="float">
            <text:p>0</text:p>
          </table:table-cell>
          <table:table-cell table:style-name="ce11" table:formula="of:=IF([.AO102]&lt;1;(1+(59*(1-[.AO102])))*[.$A$39]+[.$A$110]/1000;0)" office:value-type="float" office:value="0" calcext:value-type="float">
            <text:p>0</text:p>
          </table:table-cell>
          <table:table-cell table:style-name="ce11" table:formula="of:=IF([.AP102]&lt;1;(1+(59*(1-[.AP102])))*[.$A$39]+[.$A$110]/1000;0)" office:value-type="float" office:value="0" calcext:value-type="float">
            <text:p>0</text:p>
          </table:table-cell>
          <table:table-cell table:style-name="ce11" table:formula="of:=IF([.AQ102]&lt;1;(1+(59*(1-[.AQ102])))*[.$A$39]+[.$A$110]/1000;0)" office:value-type="float" office:value="0" calcext:value-type="float">
            <text:p>0</text:p>
          </table:table-cell>
          <table:table-cell table:style-name="ce11" table:formula="of:=IF([.AR102]&lt;1;(1+(59*(1-[.AR102])))*[.$A$39]+[.$A$110]/1000;0)" office:value-type="float" office:value="0" calcext:value-type="float">
            <text:p>0</text:p>
          </table:table-cell>
          <table:table-cell table:style-name="ce11" table:formula="of:=IF([.AS102]&lt;1;(1+(59*(1-[.AS102])))*[.$A$39]+[.$A$110]/1000;0)" office:value-type="float" office:value="0" calcext:value-type="float">
            <text:p>0</text:p>
          </table:table-cell>
          <table:table-cell table:style-name="ce11" table:formula="of:=IF([.AT102]&lt;1;(1+(59*(1-[.AT102])))*[.$A$39]+[.$A$110]/1000;0)" office:value-type="float" office:value="0" calcext:value-type="float">
            <text:p>0</text:p>
          </table:table-cell>
          <table:table-cell table:style-name="ce11" table:formula="of:=IF([.AU102]&lt;1;(1+(59*(1-[.AU102])))*[.$A$39]+[.$A$110]/1000;0)" office:value-type="float" office:value="0" calcext:value-type="float">
            <text:p>0</text:p>
          </table:table-cell>
          <table:table-cell table:style-name="ce11" table:formula="of:=IF([.AV102]&lt;1;(1+(59*(1-[.AV102])))*[.$A$39]+[.$A$110]/1000;0)" office:value-type="float" office:value="0" calcext:value-type="float">
            <text:p>0</text:p>
          </table:table-cell>
          <table:table-cell table:style-name="ce11" table:formula="of:=IF([.AW102]&lt;1;(1+(59*(1-[.AW102])))*[.$A$39]+[.$A$110]/1000;0)" office:value-type="float" office:value="0" calcext:value-type="float">
            <text:p>0</text:p>
          </table:table-cell>
          <table:table-cell table:style-name="ce11" table:formula="of:=IF([.AX102]&lt;1;(1+(59*(1-[.AX102])))*[.$A$39]+[.$A$110]/1000;0)" office:value-type="float" office:value="0" calcext:value-type="float">
            <text:p>0</text:p>
          </table:table-cell>
          <table:table-cell table:style-name="ce11" table:formula="of:=IF([.AY102]&lt;1;(1+(59*(1-[.AY102])))*[.$A$39]+[.$A$110]/1000;0)" office:value-type="float" office:value="0" calcext:value-type="float">
            <text:p>0</text:p>
          </table:table-cell>
          <table:table-cell table:style-name="ce11" table:formula="of:=IF([.AZ102]&lt;1;(1+(59*(1-[.AZ102])))*[.$A$39]+[.$A$110]/1000;0)" office:value-type="float" office:value="0" calcext:value-type="float">
            <text:p>0</text:p>
          </table:table-cell>
          <table:table-cell table:style-name="ce11" table:formula="of:=IF([.BA102]&lt;1;(1+(59*(1-[.BA102])))*[.$A$39]+[.$A$110]/1000;0)" office:value-type="float" office:value="0" calcext:value-type="float">
            <text:p>0</text:p>
          </table:table-cell>
          <table:table-cell table:style-name="ce11" table:formula="of:=IF([.BB102]&lt;1;(1+(59*(1-[.BB102])))*[.$A$39]+[.$A$110]/1000;0)" office:value-type="float" office:value="0" calcext:value-type="float">
            <text:p>0</text:p>
          </table:table-cell>
          <table:table-cell table:style-name="ce11" table:formula="of:=IF([.BC102]&lt;1;(1+(59*(1-[.BC102])))*[.$A$39]+[.$A$110]/1000;0)" office:value-type="float" office:value="0" calcext:value-type="float">
            <text:p>0</text:p>
          </table:table-cell>
          <table:table-cell table:style-name="ce11" table:formula="of:=IF([.BD102]&lt;1;(1+(59*(1-[.BD102])))*[.$A$39]+[.$A$110]/1000;0)" office:value-type="float" office:value="0" calcext:value-type="float">
            <text:p>0</text:p>
          </table:table-cell>
          <table:table-cell table:style-name="ce11" table:formula="of:=IF([.BE102]&lt;1;(1+(59*(1-[.BE102])))*[.$A$39]+[.$A$110]/1000;0)" office:value-type="float" office:value="0" calcext:value-type="float">
            <text:p>0</text:p>
          </table:table-cell>
          <table:table-cell table:style-name="ce11" table:formula="of:=IF([.BF102]&lt;1;(1+(59*(1-[.BF102])))*[.$A$39]+[.$A$110]/1000;0)" office:value-type="float" office:value="0" calcext:value-type="float">
            <text:p>0</text:p>
          </table:table-cell>
          <table:table-cell table:style-name="ce11" table:formula="of:=IF([.BG102]&lt;1;(1+(59*(1-[.BG102])))*[.$A$39]+[.$A$110]/1000;0)" office:value-type="float" office:value="0" calcext:value-type="float">
            <text:p>0</text:p>
          </table:table-cell>
          <table:table-cell table:style-name="ce11" table:formula="of:=IF([.BH102]&lt;1;(1+(59*(1-[.BH102])))*[.$A$39]+[.$A$110]/1000;0)" office:value-type="float" office:value="0" calcext:value-type="float">
            <text:p>0</text:p>
          </table:table-cell>
          <table:table-cell table:style-name="ce11" table:formula="of:=IF([.BI102]&lt;1;(1+(59*(1-[.BI102])))*[.$A$39]+[.$A$110]/1000;0)" office:value-type="float" office:value="0" calcext:value-type="float">
            <text:p>0</text:p>
          </table:table-cell>
          <table:table-cell table:style-name="ce11" table:formula="of:=IF([.BJ102]&lt;1;(1+(59*(1-[.BJ102])))*[.$A$39]+[.$A$110]/1000;0)" office:value-type="float" office:value="0" calcext:value-type="float">
            <text:p>0</text:p>
          </table:table-cell>
          <table:table-cell table:style-name="ce11" table:formula="of:=IF([.BK102]&lt;1;(1+(59*(1-[.BK102])))*[.$A$39]+[.$A$110]/1000;0)" office:value-type="float" office:value="0" calcext:value-type="float">
            <text:p>0</text:p>
          </table:table-cell>
          <table:table-cell table:style-name="ce11" table:formula="of:=IF([.BL102]&lt;1;(1+(59*(1-[.BL102])))*[.$A$39]+[.$A$110]/1000;0)" office:value-type="float" office:value="0" calcext:value-type="float">
            <text:p>0</text:p>
          </table:table-cell>
          <table:table-cell table:style-name="ce11" table:formula="of:=IF([.BM102]&lt;1;(1+(59*(1-[.BM102])))*[.$A$39]+[.$A$110]/1000;0)" office:value-type="float" office:value="0" calcext:value-type="float">
            <text:p>0</text:p>
          </table:table-cell>
          <table:table-cell table:style-name="ce11" table:formula="of:=IF([.BN102]&lt;1;(1+(59*(1-[.BN102])))*[.$A$39]+[.$A$110]/1000;0)" office:value-type="float" office:value="0" calcext:value-type="float">
            <text:p>0</text:p>
          </table:table-cell>
          <table:table-cell table:style-name="ce11" table:formula="of:=IF([.BO102]&lt;1;(1+(59*(1-[.BO102])))*[.$A$39]+[.$A$110]/1000;0)" office:value-type="float" office:value="0" calcext:value-type="float">
            <text:p>0</text:p>
          </table:table-cell>
          <table:table-cell table:style-name="ce11" table:formula="of:=IF([.BP102]&lt;1;(1+(59*(1-[.BP102])))*[.$A$39]+[.$A$110]/1000;0)" office:value-type="float" office:value="0" calcext:value-type="float">
            <text:p>0</text:p>
          </table:table-cell>
          <table:table-cell table:style-name="ce11" table:formula="of:=IF([.BQ102]&lt;1;(1+(59*(1-[.BQ102])))*[.$A$39]+[.$A$110]/1000;0)" office:value-type="float" office:value="0" calcext:value-type="float">
            <text:p>0</text:p>
          </table:table-cell>
          <table:table-cell table:style-name="ce11" table:formula="of:=IF([.BR102]&lt;1;(1+(59*(1-[.BR102])))*[.$A$39]+[.$A$110]/1000;0)" office:value-type="float" office:value="0" calcext:value-type="float">
            <text:p>0</text:p>
          </table:table-cell>
          <table:table-cell table:style-name="ce11" table:formula="of:=IF([.BS102]&lt;1;(1+(59*(1-[.BS102])))*[.$A$39]+[.$A$110]/1000;0)" office:value-type="float" office:value="0" calcext:value-type="float">
            <text:p>0</text:p>
          </table:table-cell>
          <table:table-cell table:style-name="ce11" table:formula="of:=IF([.BT102]&lt;1;(1+(59*(1-[.BT102])))*[.$A$39]+[.$A$110]/1000;0)" office:value-type="float" office:value="0" calcext:value-type="float">
            <text:p>0</text:p>
          </table:table-cell>
          <table:table-cell table:style-name="ce11" table:formula="of:=IF([.BU102]&lt;1;(1+(59*(1-[.BU102])))*[.$A$39]+[.$A$110]/1000;0)" office:value-type="float" office:value="0" calcext:value-type="float">
            <text:p>0</text:p>
          </table:table-cell>
          <table:table-cell table:style-name="ce11" table:formula="of:=IF([.BV102]&lt;1;(1+(59*(1-[.BV102])))*[.$A$39]+[.$A$110]/1000;0)" office:value-type="float" office:value="0" calcext:value-type="float">
            <text:p>0</text:p>
          </table:table-cell>
          <table:table-cell table:style-name="ce11" table:formula="of:=IF([.BW102]&lt;1;(1+(59*(1-[.BW102])))*[.$A$39]+[.$A$110]/1000;0)" office:value-type="float" office:value="0" calcext:value-type="float">
            <text:p>0</text:p>
          </table:table-cell>
          <table:table-cell table:style-name="ce11" table:formula="of:=IF([.BX102]&lt;1;(1+(59*(1-[.BX102])))*[.$A$39]+[.$A$110]/1000;0)" office:value-type="float" office:value="0" calcext:value-type="float">
            <text:p>0</text:p>
          </table:table-cell>
          <table:table-cell table:style-name="ce11" table:formula="of:=IF([.BY102]&lt;1;(1+(59*(1-[.BY102])))*[.$A$39]+[.$A$110]/1000;0)" office:value-type="float" office:value="0" calcext:value-type="float">
            <text:p>0</text:p>
          </table:table-cell>
          <table:table-cell table:style-name="ce11" table:formula="of:=IF([.BZ102]&lt;1;(1+(59*(1-[.BZ102])))*[.$A$39]+[.$A$110]/1000;0)" office:value-type="float" office:value="0" calcext:value-type="float">
            <text:p>0</text:p>
          </table:table-cell>
          <table:table-cell table:style-name="ce11" table:formula="of:=IF([.CA102]&lt;1;(1+(59*(1-[.CA102])))*[.$A$39]+[.$A$110]/1000;0)" office:value-type="float" office:value="0" calcext:value-type="float">
            <text:p>0</text:p>
          </table:table-cell>
          <table:table-cell table:style-name="ce11" table:formula="of:=IF([.CB102]&lt;1;(1+(59*(1-[.CB102])))*[.$A$39]+[.$A$110]/1000;0)" office:value-type="float" office:value="0" calcext:value-type="float">
            <text:p>0</text:p>
          </table:table-cell>
          <table:table-cell table:style-name="ce11" table:formula="of:=IF([.CC102]&lt;1;(1+(59*(1-[.CC102])))*[.$A$39]+[.$A$110]/1000;0)" office:value-type="float" office:value="0" calcext:value-type="float">
            <text:p>0</text:p>
          </table:table-cell>
          <table:table-cell table:style-name="ce11" table:formula="of:=IF([.CD102]&lt;1;(1+(59*(1-[.CD102])))*[.$A$39]+[.$A$110]/1000;0)" office:value-type="float" office:value="0" calcext:value-type="float">
            <text:p>0</text:p>
          </table:table-cell>
          <table:table-cell table:style-name="ce11" table:formula="of:=IF([.CE102]&lt;1;(1+(59*(1-[.CE102])))*[.$A$39]+[.$A$110]/1000;0)" office:value-type="float" office:value="0" calcext:value-type="float">
            <text:p>0</text:p>
          </table:table-cell>
          <table:table-cell table:style-name="ce11" table:formula="of:=IF([.CF102]&lt;1;(1+(59*(1-[.CF102])))*[.$A$39]+[.$A$110]/1000;0)" office:value-type="float" office:value="0" calcext:value-type="float">
            <text:p>0</text:p>
          </table:table-cell>
          <table:table-cell table:style-name="ce11" table:formula="of:=IF([.CG102]&lt;1;(1+(59*(1-[.CG102])))*[.$A$39]+[.$A$110]/1000;0)" office:value-type="float" office:value="0" calcext:value-type="float">
            <text:p>0</text:p>
          </table:table-cell>
          <table:table-cell table:style-name="ce11" table:formula="of:=IF([.CH102]&lt;1;(1+(59*(1-[.CH102])))*[.$A$39]+[.$A$110]/1000;0)" office:value-type="float" office:value="0" calcext:value-type="float">
            <text:p>0</text:p>
          </table:table-cell>
          <table:table-cell table:style-name="ce11" table:formula="of:=IF([.CI102]&lt;1;(1+(59*(1-[.CI102])))*[.$A$39]+[.$A$110]/1000;0)" office:value-type="float" office:value="0" calcext:value-type="float">
            <text:p>0</text:p>
          </table:table-cell>
          <table:table-cell table:style-name="ce11" table:formula="of:=IF([.CJ102]&lt;1;(1+(59*(1-[.CJ102])))*[.$A$39]+[.$A$110]/1000;0)" office:value-type="float" office:value="0" calcext:value-type="float">
            <text:p>0</text:p>
          </table:table-cell>
          <table:table-cell table:style-name="ce11" table:formula="of:=IF([.CK102]&lt;1;(1+(59*(1-[.CK102])))*[.$A$39]+[.$A$110]/1000;0)" office:value-type="float" office:value="0" calcext:value-type="float">
            <text:p>0</text:p>
          </table:table-cell>
          <table:table-cell table:style-name="ce11" table:formula="of:=IF([.CL102]&lt;1;(1+(59*(1-[.CL102])))*[.$A$39]+[.$A$110]/1000;0)" office:value-type="float" office:value="0" calcext:value-type="float">
            <text:p>0</text:p>
          </table:table-cell>
          <table:table-cell table:style-name="ce11" table:formula="of:=IF([.CM102]&lt;1;(1+(59*(1-[.CM102])))*[.$A$39]+[.$A$110]/1000;0)" office:value-type="float" office:value="0" calcext:value-type="float">
            <text:p>0</text:p>
          </table:table-cell>
          <table:table-cell table:style-name="ce11" table:formula="of:=IF([.CN102]&lt;1;(1+(59*(1-[.CN102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3]&lt;1;(1+(59*(1-[.A103])))*[.$A$39]+[.$A$110]/1000;0)" office:value-type="float" office:value="287" calcext:value-type="float">
            <text:p>287</text:p>
          </table:table-cell>
          <table:table-cell table:style-name="ce11" table:formula="of:=IF([.B103]&lt;1;(1+(59*(1-[.B103])))*[.$A$39]+[.$A$110]/1000;0)" office:value-type="float" office:value="245.7" calcext:value-type="float">
            <text:p>246</text:p>
          </table:table-cell>
          <table:table-cell table:style-name="ce11" table:formula="of:=IF([.C103]&lt;1;(1+(59*(1-[.C103])))*[.$A$39]+[.$A$110]/1000;0)" office:value-type="float" office:value="200.27" calcext:value-type="float">
            <text:p>200</text:p>
          </table:table-cell>
          <table:table-cell table:style-name="ce11" table:formula="of:=IF([.D103]&lt;1;(1+(59*(1-[.D103])))*[.$A$39]+[.$A$110]/1000;0)" office:value-type="float" office:value="150.297" calcext:value-type="float">
            <text:p>150</text:p>
          </table:table-cell>
          <table:table-cell table:style-name="ce11" table:formula="of:=IF([.E103]&lt;1;(1+(59*(1-[.E103])))*[.$A$39]+[.$A$110]/1000;0)" office:value-type="float" office:value="0" calcext:value-type="float">
            <text:p>0</text:p>
          </table:table-cell>
          <table:table-cell table:style-name="ce11" table:formula="of:=IF([.F103]&lt;1;(1+(59*(1-[.F103])))*[.$A$39]+[.$A$110]/1000;0)" office:value-type="float" office:value="0" calcext:value-type="float">
            <text:p>0</text:p>
          </table:table-cell>
          <table:table-cell table:style-name="ce11" table:formula="of:=IF([.G103]&lt;1;(1+(59*(1-[.G103])))*[.$A$39]+[.$A$110]/1000;0)" office:value-type="float" office:value="0" calcext:value-type="float">
            <text:p>0</text:p>
          </table:table-cell>
          <table:table-cell table:style-name="ce11" table:formula="of:=IF([.H103]&lt;1;(1+(59*(1-[.H103])))*[.$A$39]+[.$A$110]/1000;0)" office:value-type="float" office:value="0" calcext:value-type="float">
            <text:p>0</text:p>
          </table:table-cell>
          <table:table-cell table:style-name="ce11" table:formula="of:=IF([.I103]&lt;1;(1+(59*(1-[.I103])))*[.$A$39]+[.$A$110]/1000;0)" office:value-type="float" office:value="0" calcext:value-type="float">
            <text:p>0</text:p>
          </table:table-cell>
          <table:table-cell table:style-name="ce11" table:formula="of:=IF([.J103]&lt;1;(1+(59*(1-[.J103])))*[.$A$39]+[.$A$110]/1000;0)" office:value-type="float" office:value="0" calcext:value-type="float">
            <text:p>0</text:p>
          </table:table-cell>
          <table:table-cell table:style-name="ce11" table:formula="of:=IF([.K103]&lt;1;(1+(59*(1-[.K103])))*[.$A$39]+[.$A$110]/1000;0)" office:value-type="float" office:value="0" calcext:value-type="float">
            <text:p>0</text:p>
          </table:table-cell>
          <table:table-cell table:style-name="ce11" table:formula="of:=IF([.L103]&lt;1;(1+(59*(1-[.L103])))*[.$A$39]+[.$A$110]/1000;0)" office:value-type="float" office:value="0" calcext:value-type="float">
            <text:p>0</text:p>
          </table:table-cell>
          <table:table-cell table:style-name="ce11" table:formula="of:=IF([.M103]&lt;1;(1+(59*(1-[.M103])))*[.$A$39]+[.$A$110]/1000;0)" office:value-type="float" office:value="0" calcext:value-type="float">
            <text:p>0</text:p>
          </table:table-cell>
          <table:table-cell table:style-name="ce11" table:formula="of:=IF([.N103]&lt;1;(1+(59*(1-[.N103])))*[.$A$39]+[.$A$110]/1000;0)" office:value-type="float" office:value="0" calcext:value-type="float">
            <text:p>0</text:p>
          </table:table-cell>
          <table:table-cell table:style-name="ce11" table:formula="of:=IF([.O103]&lt;1;(1+(59*(1-[.O103])))*[.$A$39]+[.$A$110]/1000;0)" office:value-type="float" office:value="0" calcext:value-type="float">
            <text:p>0</text:p>
          </table:table-cell>
          <table:table-cell table:style-name="ce11" table:formula="of:=IF([.P103]&lt;1;(1+(59*(1-[.P103])))*[.$A$39]+[.$A$110]/1000;0)" office:value-type="float" office:value="0" calcext:value-type="float">
            <text:p>0</text:p>
          </table:table-cell>
          <table:table-cell table:style-name="ce11" table:formula="of:=IF([.Q103]&lt;1;(1+(59*(1-[.Q103])))*[.$A$39]+[.$A$110]/1000;0)" office:value-type="float" office:value="0" calcext:value-type="float">
            <text:p>0</text:p>
          </table:table-cell>
          <table:table-cell table:style-name="ce11" table:formula="of:=IF([.R103]&lt;1;(1+(59*(1-[.R103])))*[.$A$39]+[.$A$110]/1000;0)" office:value-type="float" office:value="0" calcext:value-type="float">
            <text:p>0</text:p>
          </table:table-cell>
          <table:table-cell table:style-name="ce11" table:formula="of:=IF([.S103]&lt;1;(1+(59*(1-[.S103])))*[.$A$39]+[.$A$110]/1000;0)" office:value-type="float" office:value="0" calcext:value-type="float">
            <text:p>0</text:p>
          </table:table-cell>
          <table:table-cell table:style-name="ce11" table:formula="of:=IF([.T103]&lt;1;(1+(59*(1-[.T103])))*[.$A$39]+[.$A$110]/1000;0)" office:value-type="float" office:value="0" calcext:value-type="float">
            <text:p>0</text:p>
          </table:table-cell>
          <table:table-cell table:style-name="ce11" table:formula="of:=IF([.U103]&lt;1;(1+(59*(1-[.U103])))*[.$A$39]+[.$A$110]/1000;0)" office:value-type="float" office:value="0" calcext:value-type="float">
            <text:p>0</text:p>
          </table:table-cell>
          <table:table-cell table:style-name="ce11" table:formula="of:=IF([.V103]&lt;1;(1+(59*(1-[.V103])))*[.$A$39]+[.$A$110]/1000;0)" office:value-type="float" office:value="0" calcext:value-type="float">
            <text:p>0</text:p>
          </table:table-cell>
          <table:table-cell table:style-name="ce11" table:formula="of:=IF([.W103]&lt;1;(1+(59*(1-[.W103])))*[.$A$39]+[.$A$110]/1000;0)" office:value-type="float" office:value="0" calcext:value-type="float">
            <text:p>0</text:p>
          </table:table-cell>
          <table:table-cell table:style-name="ce11" table:formula="of:=IF([.X103]&lt;1;(1+(59*(1-[.X103])))*[.$A$39]+[.$A$110]/1000;0)" office:value-type="float" office:value="0" calcext:value-type="float">
            <text:p>0</text:p>
          </table:table-cell>
          <table:table-cell table:style-name="ce11" table:formula="of:=IF([.Y103]&lt;1;(1+(59*(1-[.Y103])))*[.$A$39]+[.$A$110]/1000;0)" office:value-type="float" office:value="0" calcext:value-type="float">
            <text:p>0</text:p>
          </table:table-cell>
          <table:table-cell table:style-name="ce11" table:formula="of:=IF([.Z103]&lt;1;(1+(59*(1-[.Z103])))*[.$A$39]+[.$A$110]/1000;0)" office:value-type="float" office:value="0" calcext:value-type="float">
            <text:p>0</text:p>
          </table:table-cell>
          <table:table-cell table:style-name="ce11" table:formula="of:=IF([.AA103]&lt;1;(1+(59*(1-[.AA103])))*[.$A$39]+[.$A$110]/1000;0)" office:value-type="float" office:value="0" calcext:value-type="float">
            <text:p>0</text:p>
          </table:table-cell>
          <table:table-cell table:style-name="ce11" table:formula="of:=IF([.AB103]&lt;1;(1+(59*(1-[.AB103])))*[.$A$39]+[.$A$110]/1000;0)" office:value-type="float" office:value="0" calcext:value-type="float">
            <text:p>0</text:p>
          </table:table-cell>
          <table:table-cell table:style-name="ce11" table:formula="of:=IF([.AC103]&lt;1;(1+(59*(1-[.AC103])))*[.$A$39]+[.$A$110]/1000;0)" office:value-type="float" office:value="0" calcext:value-type="float">
            <text:p>0</text:p>
          </table:table-cell>
          <table:table-cell table:style-name="ce11" table:formula="of:=IF([.AD103]&lt;1;(1+(59*(1-[.AD103])))*[.$A$39]+[.$A$110]/1000;0)" office:value-type="float" office:value="0" calcext:value-type="float">
            <text:p>0</text:p>
          </table:table-cell>
          <table:table-cell table:style-name="ce11" table:formula="of:=IF([.AE103]&lt;1;(1+(59*(1-[.AE103])))*[.$A$39]+[.$A$110]/1000;0)" office:value-type="float" office:value="0" calcext:value-type="float">
            <text:p>0</text:p>
          </table:table-cell>
          <table:table-cell table:style-name="ce11" table:formula="of:=IF([.AF103]&lt;1;(1+(59*(1-[.AF103])))*[.$A$39]+[.$A$110]/1000;0)" office:value-type="float" office:value="0" calcext:value-type="float">
            <text:p>0</text:p>
          </table:table-cell>
          <table:table-cell table:style-name="ce11" table:formula="of:=IF([.AG103]&lt;1;(1+(59*(1-[.AG103])))*[.$A$39]+[.$A$110]/1000;0)" office:value-type="float" office:value="0" calcext:value-type="float">
            <text:p>0</text:p>
          </table:table-cell>
          <table:table-cell table:style-name="ce11" table:formula="of:=IF([.AH103]&lt;1;(1+(59*(1-[.AH103])))*[.$A$39]+[.$A$110]/1000;0)" office:value-type="float" office:value="0" calcext:value-type="float">
            <text:p>0</text:p>
          </table:table-cell>
          <table:table-cell table:style-name="ce11" table:formula="of:=IF([.AI103]&lt;1;(1+(59*(1-[.AI103])))*[.$A$39]+[.$A$110]/1000;0)" office:value-type="float" office:value="0" calcext:value-type="float">
            <text:p>0</text:p>
          </table:table-cell>
          <table:table-cell table:style-name="ce11" table:formula="of:=IF([.AJ103]&lt;1;(1+(59*(1-[.AJ103])))*[.$A$39]+[.$A$110]/1000;0)" office:value-type="float" office:value="0" calcext:value-type="float">
            <text:p>0</text:p>
          </table:table-cell>
          <table:table-cell table:style-name="ce11" table:formula="of:=IF([.AK103]&lt;1;(1+(59*(1-[.AK103])))*[.$A$39]+[.$A$110]/1000;0)" office:value-type="float" office:value="0" calcext:value-type="float">
            <text:p>0</text:p>
          </table:table-cell>
          <table:table-cell table:style-name="ce11" table:formula="of:=IF([.AL103]&lt;1;(1+(59*(1-[.AL103])))*[.$A$39]+[.$A$110]/1000;0)" office:value-type="float" office:value="0" calcext:value-type="float">
            <text:p>0</text:p>
          </table:table-cell>
          <table:table-cell table:style-name="ce11" table:formula="of:=IF([.AM103]&lt;1;(1+(59*(1-[.AM103])))*[.$A$39]+[.$A$110]/1000;0)" office:value-type="float" office:value="0" calcext:value-type="float">
            <text:p>0</text:p>
          </table:table-cell>
          <table:table-cell table:style-name="ce11" table:formula="of:=IF([.AN103]&lt;1;(1+(59*(1-[.AN103])))*[.$A$39]+[.$A$110]/1000;0)" office:value-type="float" office:value="0" calcext:value-type="float">
            <text:p>0</text:p>
          </table:table-cell>
          <table:table-cell table:style-name="ce11" table:formula="of:=IF([.AO103]&lt;1;(1+(59*(1-[.AO103])))*[.$A$39]+[.$A$110]/1000;0)" office:value-type="float" office:value="0" calcext:value-type="float">
            <text:p>0</text:p>
          </table:table-cell>
          <table:table-cell table:style-name="ce11" table:formula="of:=IF([.AP103]&lt;1;(1+(59*(1-[.AP103])))*[.$A$39]+[.$A$110]/1000;0)" office:value-type="float" office:value="0" calcext:value-type="float">
            <text:p>0</text:p>
          </table:table-cell>
          <table:table-cell table:style-name="ce11" table:formula="of:=IF([.AQ103]&lt;1;(1+(59*(1-[.AQ103])))*[.$A$39]+[.$A$110]/1000;0)" office:value-type="float" office:value="0" calcext:value-type="float">
            <text:p>0</text:p>
          </table:table-cell>
          <table:table-cell table:style-name="ce11" table:formula="of:=IF([.AR103]&lt;1;(1+(59*(1-[.AR103])))*[.$A$39]+[.$A$110]/1000;0)" office:value-type="float" office:value="0" calcext:value-type="float">
            <text:p>0</text:p>
          </table:table-cell>
          <table:table-cell table:style-name="ce11" table:formula="of:=IF([.AS103]&lt;1;(1+(59*(1-[.AS103])))*[.$A$39]+[.$A$110]/1000;0)" office:value-type="float" office:value="0" calcext:value-type="float">
            <text:p>0</text:p>
          </table:table-cell>
          <table:table-cell table:style-name="ce11" table:formula="of:=IF([.AT103]&lt;1;(1+(59*(1-[.AT103])))*[.$A$39]+[.$A$110]/1000;0)" office:value-type="float" office:value="0" calcext:value-type="float">
            <text:p>0</text:p>
          </table:table-cell>
          <table:table-cell table:style-name="ce11" table:formula="of:=IF([.AU103]&lt;1;(1+(59*(1-[.AU103])))*[.$A$39]+[.$A$110]/1000;0)" office:value-type="float" office:value="0" calcext:value-type="float">
            <text:p>0</text:p>
          </table:table-cell>
          <table:table-cell table:style-name="ce11" table:formula="of:=IF([.AV103]&lt;1;(1+(59*(1-[.AV103])))*[.$A$39]+[.$A$110]/1000;0)" office:value-type="float" office:value="0" calcext:value-type="float">
            <text:p>0</text:p>
          </table:table-cell>
          <table:table-cell table:style-name="ce11" table:formula="of:=IF([.AW103]&lt;1;(1+(59*(1-[.AW103])))*[.$A$39]+[.$A$110]/1000;0)" office:value-type="float" office:value="0" calcext:value-type="float">
            <text:p>0</text:p>
          </table:table-cell>
          <table:table-cell table:style-name="ce11" table:formula="of:=IF([.AX103]&lt;1;(1+(59*(1-[.AX103])))*[.$A$39]+[.$A$110]/1000;0)" office:value-type="float" office:value="0" calcext:value-type="float">
            <text:p>0</text:p>
          </table:table-cell>
          <table:table-cell table:style-name="ce11" table:formula="of:=IF([.AY103]&lt;1;(1+(59*(1-[.AY103])))*[.$A$39]+[.$A$110]/1000;0)" office:value-type="float" office:value="0" calcext:value-type="float">
            <text:p>0</text:p>
          </table:table-cell>
          <table:table-cell table:style-name="ce11" table:formula="of:=IF([.AZ103]&lt;1;(1+(59*(1-[.AZ103])))*[.$A$39]+[.$A$110]/1000;0)" office:value-type="float" office:value="0" calcext:value-type="float">
            <text:p>0</text:p>
          </table:table-cell>
          <table:table-cell table:style-name="ce11" table:formula="of:=IF([.BA103]&lt;1;(1+(59*(1-[.BA103])))*[.$A$39]+[.$A$110]/1000;0)" office:value-type="float" office:value="0" calcext:value-type="float">
            <text:p>0</text:p>
          </table:table-cell>
          <table:table-cell table:style-name="ce11" table:formula="of:=IF([.BB103]&lt;1;(1+(59*(1-[.BB103])))*[.$A$39]+[.$A$110]/1000;0)" office:value-type="float" office:value="0" calcext:value-type="float">
            <text:p>0</text:p>
          </table:table-cell>
          <table:table-cell table:style-name="ce11" table:formula="of:=IF([.BC103]&lt;1;(1+(59*(1-[.BC103])))*[.$A$39]+[.$A$110]/1000;0)" office:value-type="float" office:value="0" calcext:value-type="float">
            <text:p>0</text:p>
          </table:table-cell>
          <table:table-cell table:style-name="ce11" table:formula="of:=IF([.BD103]&lt;1;(1+(59*(1-[.BD103])))*[.$A$39]+[.$A$110]/1000;0)" office:value-type="float" office:value="0" calcext:value-type="float">
            <text:p>0</text:p>
          </table:table-cell>
          <table:table-cell table:style-name="ce11" table:formula="of:=IF([.BE103]&lt;1;(1+(59*(1-[.BE103])))*[.$A$39]+[.$A$110]/1000;0)" office:value-type="float" office:value="0" calcext:value-type="float">
            <text:p>0</text:p>
          </table:table-cell>
          <table:table-cell table:style-name="ce11" table:formula="of:=IF([.BF103]&lt;1;(1+(59*(1-[.BF103])))*[.$A$39]+[.$A$110]/1000;0)" office:value-type="float" office:value="0" calcext:value-type="float">
            <text:p>0</text:p>
          </table:table-cell>
          <table:table-cell table:style-name="ce11" table:formula="of:=IF([.BG103]&lt;1;(1+(59*(1-[.BG103])))*[.$A$39]+[.$A$110]/1000;0)" office:value-type="float" office:value="0" calcext:value-type="float">
            <text:p>0</text:p>
          </table:table-cell>
          <table:table-cell table:style-name="ce11" table:formula="of:=IF([.BH103]&lt;1;(1+(59*(1-[.BH103])))*[.$A$39]+[.$A$110]/1000;0)" office:value-type="float" office:value="0" calcext:value-type="float">
            <text:p>0</text:p>
          </table:table-cell>
          <table:table-cell table:style-name="ce11" table:formula="of:=IF([.BI103]&lt;1;(1+(59*(1-[.BI103])))*[.$A$39]+[.$A$110]/1000;0)" office:value-type="float" office:value="0" calcext:value-type="float">
            <text:p>0</text:p>
          </table:table-cell>
          <table:table-cell table:style-name="ce11" table:formula="of:=IF([.BJ103]&lt;1;(1+(59*(1-[.BJ103])))*[.$A$39]+[.$A$110]/1000;0)" office:value-type="float" office:value="0" calcext:value-type="float">
            <text:p>0</text:p>
          </table:table-cell>
          <table:table-cell table:style-name="ce11" table:formula="of:=IF([.BK103]&lt;1;(1+(59*(1-[.BK103])))*[.$A$39]+[.$A$110]/1000;0)" office:value-type="float" office:value="0" calcext:value-type="float">
            <text:p>0</text:p>
          </table:table-cell>
          <table:table-cell table:style-name="ce11" table:formula="of:=IF([.BL103]&lt;1;(1+(59*(1-[.BL103])))*[.$A$39]+[.$A$110]/1000;0)" office:value-type="float" office:value="0" calcext:value-type="float">
            <text:p>0</text:p>
          </table:table-cell>
          <table:table-cell table:style-name="ce11" table:formula="of:=IF([.BM103]&lt;1;(1+(59*(1-[.BM103])))*[.$A$39]+[.$A$110]/1000;0)" office:value-type="float" office:value="0" calcext:value-type="float">
            <text:p>0</text:p>
          </table:table-cell>
          <table:table-cell table:style-name="ce11" table:formula="of:=IF([.BN103]&lt;1;(1+(59*(1-[.BN103])))*[.$A$39]+[.$A$110]/1000;0)" office:value-type="float" office:value="0" calcext:value-type="float">
            <text:p>0</text:p>
          </table:table-cell>
          <table:table-cell table:style-name="ce11" table:formula="of:=IF([.BO103]&lt;1;(1+(59*(1-[.BO103])))*[.$A$39]+[.$A$110]/1000;0)" office:value-type="float" office:value="0" calcext:value-type="float">
            <text:p>0</text:p>
          </table:table-cell>
          <table:table-cell table:style-name="ce11" table:formula="of:=IF([.BP103]&lt;1;(1+(59*(1-[.BP103])))*[.$A$39]+[.$A$110]/1000;0)" office:value-type="float" office:value="0" calcext:value-type="float">
            <text:p>0</text:p>
          </table:table-cell>
          <table:table-cell table:style-name="ce11" table:formula="of:=IF([.BQ103]&lt;1;(1+(59*(1-[.BQ103])))*[.$A$39]+[.$A$110]/1000;0)" office:value-type="float" office:value="0" calcext:value-type="float">
            <text:p>0</text:p>
          </table:table-cell>
          <table:table-cell table:style-name="ce11" table:formula="of:=IF([.BR103]&lt;1;(1+(59*(1-[.BR103])))*[.$A$39]+[.$A$110]/1000;0)" office:value-type="float" office:value="0" calcext:value-type="float">
            <text:p>0</text:p>
          </table:table-cell>
          <table:table-cell table:style-name="ce11" table:formula="of:=IF([.BS103]&lt;1;(1+(59*(1-[.BS103])))*[.$A$39]+[.$A$110]/1000;0)" office:value-type="float" office:value="0" calcext:value-type="float">
            <text:p>0</text:p>
          </table:table-cell>
          <table:table-cell table:style-name="ce11" table:formula="of:=IF([.BT103]&lt;1;(1+(59*(1-[.BT103])))*[.$A$39]+[.$A$110]/1000;0)" office:value-type="float" office:value="0" calcext:value-type="float">
            <text:p>0</text:p>
          </table:table-cell>
          <table:table-cell table:style-name="ce11" table:formula="of:=IF([.BU103]&lt;1;(1+(59*(1-[.BU103])))*[.$A$39]+[.$A$110]/1000;0)" office:value-type="float" office:value="0" calcext:value-type="float">
            <text:p>0</text:p>
          </table:table-cell>
          <table:table-cell table:style-name="ce11" table:formula="of:=IF([.BV103]&lt;1;(1+(59*(1-[.BV103])))*[.$A$39]+[.$A$110]/1000;0)" office:value-type="float" office:value="0" calcext:value-type="float">
            <text:p>0</text:p>
          </table:table-cell>
          <table:table-cell table:style-name="ce11" table:formula="of:=IF([.BW103]&lt;1;(1+(59*(1-[.BW103])))*[.$A$39]+[.$A$110]/1000;0)" office:value-type="float" office:value="0" calcext:value-type="float">
            <text:p>0</text:p>
          </table:table-cell>
          <table:table-cell table:style-name="ce11" table:formula="of:=IF([.BX103]&lt;1;(1+(59*(1-[.BX103])))*[.$A$39]+[.$A$110]/1000;0)" office:value-type="float" office:value="0" calcext:value-type="float">
            <text:p>0</text:p>
          </table:table-cell>
          <table:table-cell table:style-name="ce11" table:formula="of:=IF([.BY103]&lt;1;(1+(59*(1-[.BY103])))*[.$A$39]+[.$A$110]/1000;0)" office:value-type="float" office:value="0" calcext:value-type="float">
            <text:p>0</text:p>
          </table:table-cell>
          <table:table-cell table:style-name="ce11" table:formula="of:=IF([.BZ103]&lt;1;(1+(59*(1-[.BZ103])))*[.$A$39]+[.$A$110]/1000;0)" office:value-type="float" office:value="0" calcext:value-type="float">
            <text:p>0</text:p>
          </table:table-cell>
          <table:table-cell table:style-name="ce11" table:formula="of:=IF([.CA103]&lt;1;(1+(59*(1-[.CA103])))*[.$A$39]+[.$A$110]/1000;0)" office:value-type="float" office:value="0" calcext:value-type="float">
            <text:p>0</text:p>
          </table:table-cell>
          <table:table-cell table:style-name="ce11" table:formula="of:=IF([.CB103]&lt;1;(1+(59*(1-[.CB103])))*[.$A$39]+[.$A$110]/1000;0)" office:value-type="float" office:value="0" calcext:value-type="float">
            <text:p>0</text:p>
          </table:table-cell>
          <table:table-cell table:style-name="ce11" table:formula="of:=IF([.CC103]&lt;1;(1+(59*(1-[.CC103])))*[.$A$39]+[.$A$110]/1000;0)" office:value-type="float" office:value="0" calcext:value-type="float">
            <text:p>0</text:p>
          </table:table-cell>
          <table:table-cell table:style-name="ce11" table:formula="of:=IF([.CD103]&lt;1;(1+(59*(1-[.CD103])))*[.$A$39]+[.$A$110]/1000;0)" office:value-type="float" office:value="0" calcext:value-type="float">
            <text:p>0</text:p>
          </table:table-cell>
          <table:table-cell table:style-name="ce11" table:formula="of:=IF([.CE103]&lt;1;(1+(59*(1-[.CE103])))*[.$A$39]+[.$A$110]/1000;0)" office:value-type="float" office:value="0" calcext:value-type="float">
            <text:p>0</text:p>
          </table:table-cell>
          <table:table-cell table:style-name="ce11" table:formula="of:=IF([.CF103]&lt;1;(1+(59*(1-[.CF103])))*[.$A$39]+[.$A$110]/1000;0)" office:value-type="float" office:value="0" calcext:value-type="float">
            <text:p>0</text:p>
          </table:table-cell>
          <table:table-cell table:style-name="ce11" table:formula="of:=IF([.CG103]&lt;1;(1+(59*(1-[.CG103])))*[.$A$39]+[.$A$110]/1000;0)" office:value-type="float" office:value="0" calcext:value-type="float">
            <text:p>0</text:p>
          </table:table-cell>
          <table:table-cell table:style-name="ce11" table:formula="of:=IF([.CH103]&lt;1;(1+(59*(1-[.CH103])))*[.$A$39]+[.$A$110]/1000;0)" office:value-type="float" office:value="0" calcext:value-type="float">
            <text:p>0</text:p>
          </table:table-cell>
          <table:table-cell table:style-name="ce11" table:formula="of:=IF([.CI103]&lt;1;(1+(59*(1-[.CI103])))*[.$A$39]+[.$A$110]/1000;0)" office:value-type="float" office:value="0" calcext:value-type="float">
            <text:p>0</text:p>
          </table:table-cell>
          <table:table-cell table:style-name="ce11" table:formula="of:=IF([.CJ103]&lt;1;(1+(59*(1-[.CJ103])))*[.$A$39]+[.$A$110]/1000;0)" office:value-type="float" office:value="0" calcext:value-type="float">
            <text:p>0</text:p>
          </table:table-cell>
          <table:table-cell table:style-name="ce11" table:formula="of:=IF([.CK103]&lt;1;(1+(59*(1-[.CK103])))*[.$A$39]+[.$A$110]/1000;0)" office:value-type="float" office:value="0" calcext:value-type="float">
            <text:p>0</text:p>
          </table:table-cell>
          <table:table-cell table:style-name="ce11" table:formula="of:=IF([.CL103]&lt;1;(1+(59*(1-[.CL103])))*[.$A$39]+[.$A$110]/1000;0)" office:value-type="float" office:value="0" calcext:value-type="float">
            <text:p>0</text:p>
          </table:table-cell>
          <table:table-cell table:style-name="ce11" table:formula="of:=IF([.CM103]&lt;1;(1+(59*(1-[.CM103])))*[.$A$39]+[.$A$110]/1000;0)" office:value-type="float" office:value="0" calcext:value-type="float">
            <text:p>0</text:p>
          </table:table-cell>
          <table:table-cell table:style-name="ce11" table:formula="of:=IF([.CN103]&lt;1;(1+(59*(1-[.CN103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4]&lt;1;(1+(59*(1-[.A104])))*[.$A$39]+[.$A$110]/1000;0)" office:value-type="float" office:value="228" calcext:value-type="float">
            <text:p>228</text:p>
          </table:table-cell>
          <table:table-cell table:style-name="ce11" table:formula="of:=IF([.B104]&lt;1;(1+(59*(1-[.B104])))*[.$A$39]+[.$A$110]/1000;0)" office:value-type="float" office:value="180.8" calcext:value-type="float">
            <text:p>181</text:p>
          </table:table-cell>
          <table:table-cell table:style-name="ce11" table:formula="of:=IF([.C104]&lt;1;(1+(59*(1-[.C104])))*[.$A$39]+[.$A$110]/1000;0)" office:value-type="float" office:value="128.88" calcext:value-type="float">
            <text:p>129</text:p>
          </table:table-cell>
          <table:table-cell table:style-name="ce11" table:formula="of:=IF([.D104]&lt;1;(1+(59*(1-[.D104])))*[.$A$39]+[.$A$110]/1000;0)" office:value-type="float" office:value="0" calcext:value-type="float">
            <text:p>0</text:p>
          </table:table-cell>
          <table:table-cell table:style-name="ce11" table:formula="of:=IF([.E104]&lt;1;(1+(59*(1-[.E104])))*[.$A$39]+[.$A$110]/1000;0)" office:value-type="float" office:value="0" calcext:value-type="float">
            <text:p>0</text:p>
          </table:table-cell>
          <table:table-cell table:style-name="ce11" table:formula="of:=IF([.F104]&lt;1;(1+(59*(1-[.F104])))*[.$A$39]+[.$A$110]/1000;0)" office:value-type="float" office:value="0" calcext:value-type="float">
            <text:p>0</text:p>
          </table:table-cell>
          <table:table-cell table:style-name="ce11" table:formula="of:=IF([.G104]&lt;1;(1+(59*(1-[.G104])))*[.$A$39]+[.$A$110]/1000;0)" office:value-type="float" office:value="0" calcext:value-type="float">
            <text:p>0</text:p>
          </table:table-cell>
          <table:table-cell table:style-name="ce11" table:formula="of:=IF([.H104]&lt;1;(1+(59*(1-[.H104])))*[.$A$39]+[.$A$110]/1000;0)" office:value-type="float" office:value="0" calcext:value-type="float">
            <text:p>0</text:p>
          </table:table-cell>
          <table:table-cell table:style-name="ce11" table:formula="of:=IF([.I104]&lt;1;(1+(59*(1-[.I104])))*[.$A$39]+[.$A$110]/1000;0)" office:value-type="float" office:value="0" calcext:value-type="float">
            <text:p>0</text:p>
          </table:table-cell>
          <table:table-cell table:style-name="ce11" table:formula="of:=IF([.J104]&lt;1;(1+(59*(1-[.J104])))*[.$A$39]+[.$A$110]/1000;0)" office:value-type="float" office:value="0" calcext:value-type="float">
            <text:p>0</text:p>
          </table:table-cell>
          <table:table-cell table:style-name="ce11" table:formula="of:=IF([.K104]&lt;1;(1+(59*(1-[.K104])))*[.$A$39]+[.$A$110]/1000;0)" office:value-type="float" office:value="0" calcext:value-type="float">
            <text:p>0</text:p>
          </table:table-cell>
          <table:table-cell table:style-name="ce11" table:formula="of:=IF([.L104]&lt;1;(1+(59*(1-[.L104])))*[.$A$39]+[.$A$110]/1000;0)" office:value-type="float" office:value="0" calcext:value-type="float">
            <text:p>0</text:p>
          </table:table-cell>
          <table:table-cell table:style-name="ce11" table:formula="of:=IF([.M104]&lt;1;(1+(59*(1-[.M104])))*[.$A$39]+[.$A$110]/1000;0)" office:value-type="float" office:value="0" calcext:value-type="float">
            <text:p>0</text:p>
          </table:table-cell>
          <table:table-cell table:style-name="ce11" table:formula="of:=IF([.N104]&lt;1;(1+(59*(1-[.N104])))*[.$A$39]+[.$A$110]/1000;0)" office:value-type="float" office:value="0" calcext:value-type="float">
            <text:p>0</text:p>
          </table:table-cell>
          <table:table-cell table:style-name="ce11" table:formula="of:=IF([.O104]&lt;1;(1+(59*(1-[.O104])))*[.$A$39]+[.$A$110]/1000;0)" office:value-type="float" office:value="0" calcext:value-type="float">
            <text:p>0</text:p>
          </table:table-cell>
          <table:table-cell table:style-name="ce11" table:formula="of:=IF([.P104]&lt;1;(1+(59*(1-[.P104])))*[.$A$39]+[.$A$110]/1000;0)" office:value-type="float" office:value="0" calcext:value-type="float">
            <text:p>0</text:p>
          </table:table-cell>
          <table:table-cell table:style-name="ce11" table:formula="of:=IF([.Q104]&lt;1;(1+(59*(1-[.Q104])))*[.$A$39]+[.$A$110]/1000;0)" office:value-type="float" office:value="0" calcext:value-type="float">
            <text:p>0</text:p>
          </table:table-cell>
          <table:table-cell table:style-name="ce11" table:formula="of:=IF([.R104]&lt;1;(1+(59*(1-[.R104])))*[.$A$39]+[.$A$110]/1000;0)" office:value-type="float" office:value="0" calcext:value-type="float">
            <text:p>0</text:p>
          </table:table-cell>
          <table:table-cell table:style-name="ce11" table:formula="of:=IF([.S104]&lt;1;(1+(59*(1-[.S104])))*[.$A$39]+[.$A$110]/1000;0)" office:value-type="float" office:value="0" calcext:value-type="float">
            <text:p>0</text:p>
          </table:table-cell>
          <table:table-cell table:style-name="ce11" table:formula="of:=IF([.T104]&lt;1;(1+(59*(1-[.T104])))*[.$A$39]+[.$A$110]/1000;0)" office:value-type="float" office:value="0" calcext:value-type="float">
            <text:p>0</text:p>
          </table:table-cell>
          <table:table-cell table:style-name="ce11" table:formula="of:=IF([.U104]&lt;1;(1+(59*(1-[.U104])))*[.$A$39]+[.$A$110]/1000;0)" office:value-type="float" office:value="0" calcext:value-type="float">
            <text:p>0</text:p>
          </table:table-cell>
          <table:table-cell table:style-name="ce11" table:formula="of:=IF([.V104]&lt;1;(1+(59*(1-[.V104])))*[.$A$39]+[.$A$110]/1000;0)" office:value-type="float" office:value="0" calcext:value-type="float">
            <text:p>0</text:p>
          </table:table-cell>
          <table:table-cell table:style-name="ce11" table:formula="of:=IF([.W104]&lt;1;(1+(59*(1-[.W104])))*[.$A$39]+[.$A$110]/1000;0)" office:value-type="float" office:value="0" calcext:value-type="float">
            <text:p>0</text:p>
          </table:table-cell>
          <table:table-cell table:style-name="ce11" table:formula="of:=IF([.X104]&lt;1;(1+(59*(1-[.X104])))*[.$A$39]+[.$A$110]/1000;0)" office:value-type="float" office:value="0" calcext:value-type="float">
            <text:p>0</text:p>
          </table:table-cell>
          <table:table-cell table:style-name="ce11" table:formula="of:=IF([.Y104]&lt;1;(1+(59*(1-[.Y104])))*[.$A$39]+[.$A$110]/1000;0)" office:value-type="float" office:value="0" calcext:value-type="float">
            <text:p>0</text:p>
          </table:table-cell>
          <table:table-cell table:style-name="ce11" table:formula="of:=IF([.Z104]&lt;1;(1+(59*(1-[.Z104])))*[.$A$39]+[.$A$110]/1000;0)" office:value-type="float" office:value="0" calcext:value-type="float">
            <text:p>0</text:p>
          </table:table-cell>
          <table:table-cell table:style-name="ce11" table:formula="of:=IF([.AA104]&lt;1;(1+(59*(1-[.AA104])))*[.$A$39]+[.$A$110]/1000;0)" office:value-type="float" office:value="0" calcext:value-type="float">
            <text:p>0</text:p>
          </table:table-cell>
          <table:table-cell table:style-name="ce11" table:formula="of:=IF([.AB104]&lt;1;(1+(59*(1-[.AB104])))*[.$A$39]+[.$A$110]/1000;0)" office:value-type="float" office:value="0" calcext:value-type="float">
            <text:p>0</text:p>
          </table:table-cell>
          <table:table-cell table:style-name="ce11" table:formula="of:=IF([.AC104]&lt;1;(1+(59*(1-[.AC104])))*[.$A$39]+[.$A$110]/1000;0)" office:value-type="float" office:value="0" calcext:value-type="float">
            <text:p>0</text:p>
          </table:table-cell>
          <table:table-cell table:style-name="ce11" table:formula="of:=IF([.AD104]&lt;1;(1+(59*(1-[.AD104])))*[.$A$39]+[.$A$110]/1000;0)" office:value-type="float" office:value="0" calcext:value-type="float">
            <text:p>0</text:p>
          </table:table-cell>
          <table:table-cell table:style-name="ce11" table:formula="of:=IF([.AE104]&lt;1;(1+(59*(1-[.AE104])))*[.$A$39]+[.$A$110]/1000;0)" office:value-type="float" office:value="0" calcext:value-type="float">
            <text:p>0</text:p>
          </table:table-cell>
          <table:table-cell table:style-name="ce11" table:formula="of:=IF([.AF104]&lt;1;(1+(59*(1-[.AF104])))*[.$A$39]+[.$A$110]/1000;0)" office:value-type="float" office:value="0" calcext:value-type="float">
            <text:p>0</text:p>
          </table:table-cell>
          <table:table-cell table:style-name="ce11" table:formula="of:=IF([.AG104]&lt;1;(1+(59*(1-[.AG104])))*[.$A$39]+[.$A$110]/1000;0)" office:value-type="float" office:value="0" calcext:value-type="float">
            <text:p>0</text:p>
          </table:table-cell>
          <table:table-cell table:style-name="ce11" table:formula="of:=IF([.AH104]&lt;1;(1+(59*(1-[.AH104])))*[.$A$39]+[.$A$110]/1000;0)" office:value-type="float" office:value="0" calcext:value-type="float">
            <text:p>0</text:p>
          </table:table-cell>
          <table:table-cell table:style-name="ce11" table:formula="of:=IF([.AI104]&lt;1;(1+(59*(1-[.AI104])))*[.$A$39]+[.$A$110]/1000;0)" office:value-type="float" office:value="0" calcext:value-type="float">
            <text:p>0</text:p>
          </table:table-cell>
          <table:table-cell table:style-name="ce11" table:formula="of:=IF([.AJ104]&lt;1;(1+(59*(1-[.AJ104])))*[.$A$39]+[.$A$110]/1000;0)" office:value-type="float" office:value="0" calcext:value-type="float">
            <text:p>0</text:p>
          </table:table-cell>
          <table:table-cell table:style-name="ce11" table:formula="of:=IF([.AK104]&lt;1;(1+(59*(1-[.AK104])))*[.$A$39]+[.$A$110]/1000;0)" office:value-type="float" office:value="0" calcext:value-type="float">
            <text:p>0</text:p>
          </table:table-cell>
          <table:table-cell table:style-name="ce11" table:formula="of:=IF([.AL104]&lt;1;(1+(59*(1-[.AL104])))*[.$A$39]+[.$A$110]/1000;0)" office:value-type="float" office:value="0" calcext:value-type="float">
            <text:p>0</text:p>
          </table:table-cell>
          <table:table-cell table:style-name="ce11" table:formula="of:=IF([.AM104]&lt;1;(1+(59*(1-[.AM104])))*[.$A$39]+[.$A$110]/1000;0)" office:value-type="float" office:value="0" calcext:value-type="float">
            <text:p>0</text:p>
          </table:table-cell>
          <table:table-cell table:style-name="ce11" table:formula="of:=IF([.AN104]&lt;1;(1+(59*(1-[.AN104])))*[.$A$39]+[.$A$110]/1000;0)" office:value-type="float" office:value="0" calcext:value-type="float">
            <text:p>0</text:p>
          </table:table-cell>
          <table:table-cell table:style-name="ce11" table:formula="of:=IF([.AO104]&lt;1;(1+(59*(1-[.AO104])))*[.$A$39]+[.$A$110]/1000;0)" office:value-type="float" office:value="0" calcext:value-type="float">
            <text:p>0</text:p>
          </table:table-cell>
          <table:table-cell table:style-name="ce11" table:formula="of:=IF([.AP104]&lt;1;(1+(59*(1-[.AP104])))*[.$A$39]+[.$A$110]/1000;0)" office:value-type="float" office:value="0" calcext:value-type="float">
            <text:p>0</text:p>
          </table:table-cell>
          <table:table-cell table:style-name="ce11" table:formula="of:=IF([.AQ104]&lt;1;(1+(59*(1-[.AQ104])))*[.$A$39]+[.$A$110]/1000;0)" office:value-type="float" office:value="0" calcext:value-type="float">
            <text:p>0</text:p>
          </table:table-cell>
          <table:table-cell table:style-name="ce11" table:formula="of:=IF([.AR104]&lt;1;(1+(59*(1-[.AR104])))*[.$A$39]+[.$A$110]/1000;0)" office:value-type="float" office:value="0" calcext:value-type="float">
            <text:p>0</text:p>
          </table:table-cell>
          <table:table-cell table:style-name="ce11" table:formula="of:=IF([.AS104]&lt;1;(1+(59*(1-[.AS104])))*[.$A$39]+[.$A$110]/1000;0)" office:value-type="float" office:value="0" calcext:value-type="float">
            <text:p>0</text:p>
          </table:table-cell>
          <table:table-cell table:style-name="ce11" table:formula="of:=IF([.AT104]&lt;1;(1+(59*(1-[.AT104])))*[.$A$39]+[.$A$110]/1000;0)" office:value-type="float" office:value="0" calcext:value-type="float">
            <text:p>0</text:p>
          </table:table-cell>
          <table:table-cell table:style-name="ce11" table:formula="of:=IF([.AU104]&lt;1;(1+(59*(1-[.AU104])))*[.$A$39]+[.$A$110]/1000;0)" office:value-type="float" office:value="0" calcext:value-type="float">
            <text:p>0</text:p>
          </table:table-cell>
          <table:table-cell table:style-name="ce11" table:formula="of:=IF([.AV104]&lt;1;(1+(59*(1-[.AV104])))*[.$A$39]+[.$A$110]/1000;0)" office:value-type="float" office:value="0" calcext:value-type="float">
            <text:p>0</text:p>
          </table:table-cell>
          <table:table-cell table:style-name="ce11" table:formula="of:=IF([.AW104]&lt;1;(1+(59*(1-[.AW104])))*[.$A$39]+[.$A$110]/1000;0)" office:value-type="float" office:value="0" calcext:value-type="float">
            <text:p>0</text:p>
          </table:table-cell>
          <table:table-cell table:style-name="ce11" table:formula="of:=IF([.AX104]&lt;1;(1+(59*(1-[.AX104])))*[.$A$39]+[.$A$110]/1000;0)" office:value-type="float" office:value="0" calcext:value-type="float">
            <text:p>0</text:p>
          </table:table-cell>
          <table:table-cell table:style-name="ce11" table:formula="of:=IF([.AY104]&lt;1;(1+(59*(1-[.AY104])))*[.$A$39]+[.$A$110]/1000;0)" office:value-type="float" office:value="0" calcext:value-type="float">
            <text:p>0</text:p>
          </table:table-cell>
          <table:table-cell table:style-name="ce11" table:formula="of:=IF([.AZ104]&lt;1;(1+(59*(1-[.AZ104])))*[.$A$39]+[.$A$110]/1000;0)" office:value-type="float" office:value="0" calcext:value-type="float">
            <text:p>0</text:p>
          </table:table-cell>
          <table:table-cell table:style-name="ce11" table:formula="of:=IF([.BA104]&lt;1;(1+(59*(1-[.BA104])))*[.$A$39]+[.$A$110]/1000;0)" office:value-type="float" office:value="0" calcext:value-type="float">
            <text:p>0</text:p>
          </table:table-cell>
          <table:table-cell table:style-name="ce11" table:formula="of:=IF([.BB104]&lt;1;(1+(59*(1-[.BB104])))*[.$A$39]+[.$A$110]/1000;0)" office:value-type="float" office:value="0" calcext:value-type="float">
            <text:p>0</text:p>
          </table:table-cell>
          <table:table-cell table:style-name="ce11" table:formula="of:=IF([.BC104]&lt;1;(1+(59*(1-[.BC104])))*[.$A$39]+[.$A$110]/1000;0)" office:value-type="float" office:value="0" calcext:value-type="float">
            <text:p>0</text:p>
          </table:table-cell>
          <table:table-cell table:style-name="ce11" table:formula="of:=IF([.BD104]&lt;1;(1+(59*(1-[.BD104])))*[.$A$39]+[.$A$110]/1000;0)" office:value-type="float" office:value="0" calcext:value-type="float">
            <text:p>0</text:p>
          </table:table-cell>
          <table:table-cell table:style-name="ce11" table:formula="of:=IF([.BE104]&lt;1;(1+(59*(1-[.BE104])))*[.$A$39]+[.$A$110]/1000;0)" office:value-type="float" office:value="0" calcext:value-type="float">
            <text:p>0</text:p>
          </table:table-cell>
          <table:table-cell table:style-name="ce11" table:formula="of:=IF([.BF104]&lt;1;(1+(59*(1-[.BF104])))*[.$A$39]+[.$A$110]/1000;0)" office:value-type="float" office:value="0" calcext:value-type="float">
            <text:p>0</text:p>
          </table:table-cell>
          <table:table-cell table:style-name="ce11" table:formula="of:=IF([.BG104]&lt;1;(1+(59*(1-[.BG104])))*[.$A$39]+[.$A$110]/1000;0)" office:value-type="float" office:value="0" calcext:value-type="float">
            <text:p>0</text:p>
          </table:table-cell>
          <table:table-cell table:style-name="ce11" table:formula="of:=IF([.BH104]&lt;1;(1+(59*(1-[.BH104])))*[.$A$39]+[.$A$110]/1000;0)" office:value-type="float" office:value="0" calcext:value-type="float">
            <text:p>0</text:p>
          </table:table-cell>
          <table:table-cell table:style-name="ce11" table:formula="of:=IF([.BI104]&lt;1;(1+(59*(1-[.BI104])))*[.$A$39]+[.$A$110]/1000;0)" office:value-type="float" office:value="0" calcext:value-type="float">
            <text:p>0</text:p>
          </table:table-cell>
          <table:table-cell table:style-name="ce11" table:formula="of:=IF([.BJ104]&lt;1;(1+(59*(1-[.BJ104])))*[.$A$39]+[.$A$110]/1000;0)" office:value-type="float" office:value="0" calcext:value-type="float">
            <text:p>0</text:p>
          </table:table-cell>
          <table:table-cell table:style-name="ce11" table:formula="of:=IF([.BK104]&lt;1;(1+(59*(1-[.BK104])))*[.$A$39]+[.$A$110]/1000;0)" office:value-type="float" office:value="0" calcext:value-type="float">
            <text:p>0</text:p>
          </table:table-cell>
          <table:table-cell table:style-name="ce11" table:formula="of:=IF([.BL104]&lt;1;(1+(59*(1-[.BL104])))*[.$A$39]+[.$A$110]/1000;0)" office:value-type="float" office:value="0" calcext:value-type="float">
            <text:p>0</text:p>
          </table:table-cell>
          <table:table-cell table:style-name="ce11" table:formula="of:=IF([.BM104]&lt;1;(1+(59*(1-[.BM104])))*[.$A$39]+[.$A$110]/1000;0)" office:value-type="float" office:value="0" calcext:value-type="float">
            <text:p>0</text:p>
          </table:table-cell>
          <table:table-cell table:style-name="ce11" table:formula="of:=IF([.BN104]&lt;1;(1+(59*(1-[.BN104])))*[.$A$39]+[.$A$110]/1000;0)" office:value-type="float" office:value="0" calcext:value-type="float">
            <text:p>0</text:p>
          </table:table-cell>
          <table:table-cell table:style-name="ce11" table:formula="of:=IF([.BO104]&lt;1;(1+(59*(1-[.BO104])))*[.$A$39]+[.$A$110]/1000;0)" office:value-type="float" office:value="0" calcext:value-type="float">
            <text:p>0</text:p>
          </table:table-cell>
          <table:table-cell table:style-name="ce11" table:formula="of:=IF([.BP104]&lt;1;(1+(59*(1-[.BP104])))*[.$A$39]+[.$A$110]/1000;0)" office:value-type="float" office:value="0" calcext:value-type="float">
            <text:p>0</text:p>
          </table:table-cell>
          <table:table-cell table:style-name="ce11" table:formula="of:=IF([.BQ104]&lt;1;(1+(59*(1-[.BQ104])))*[.$A$39]+[.$A$110]/1000;0)" office:value-type="float" office:value="0" calcext:value-type="float">
            <text:p>0</text:p>
          </table:table-cell>
          <table:table-cell table:style-name="ce11" table:formula="of:=IF([.BR104]&lt;1;(1+(59*(1-[.BR104])))*[.$A$39]+[.$A$110]/1000;0)" office:value-type="float" office:value="0" calcext:value-type="float">
            <text:p>0</text:p>
          </table:table-cell>
          <table:table-cell table:style-name="ce11" table:formula="of:=IF([.BS104]&lt;1;(1+(59*(1-[.BS104])))*[.$A$39]+[.$A$110]/1000;0)" office:value-type="float" office:value="0" calcext:value-type="float">
            <text:p>0</text:p>
          </table:table-cell>
          <table:table-cell table:style-name="ce11" table:formula="of:=IF([.BT104]&lt;1;(1+(59*(1-[.BT104])))*[.$A$39]+[.$A$110]/1000;0)" office:value-type="float" office:value="0" calcext:value-type="float">
            <text:p>0</text:p>
          </table:table-cell>
          <table:table-cell table:style-name="ce11" table:formula="of:=IF([.BU104]&lt;1;(1+(59*(1-[.BU104])))*[.$A$39]+[.$A$110]/1000;0)" office:value-type="float" office:value="0" calcext:value-type="float">
            <text:p>0</text:p>
          </table:table-cell>
          <table:table-cell table:style-name="ce11" table:formula="of:=IF([.BV104]&lt;1;(1+(59*(1-[.BV104])))*[.$A$39]+[.$A$110]/1000;0)" office:value-type="float" office:value="0" calcext:value-type="float">
            <text:p>0</text:p>
          </table:table-cell>
          <table:table-cell table:style-name="ce11" table:formula="of:=IF([.BW104]&lt;1;(1+(59*(1-[.BW104])))*[.$A$39]+[.$A$110]/1000;0)" office:value-type="float" office:value="0" calcext:value-type="float">
            <text:p>0</text:p>
          </table:table-cell>
          <table:table-cell table:style-name="ce11" table:formula="of:=IF([.BX104]&lt;1;(1+(59*(1-[.BX104])))*[.$A$39]+[.$A$110]/1000;0)" office:value-type="float" office:value="0" calcext:value-type="float">
            <text:p>0</text:p>
          </table:table-cell>
          <table:table-cell table:style-name="ce11" table:formula="of:=IF([.BY104]&lt;1;(1+(59*(1-[.BY104])))*[.$A$39]+[.$A$110]/1000;0)" office:value-type="float" office:value="0" calcext:value-type="float">
            <text:p>0</text:p>
          </table:table-cell>
          <table:table-cell table:style-name="ce11" table:formula="of:=IF([.BZ104]&lt;1;(1+(59*(1-[.BZ104])))*[.$A$39]+[.$A$110]/1000;0)" office:value-type="float" office:value="0" calcext:value-type="float">
            <text:p>0</text:p>
          </table:table-cell>
          <table:table-cell table:style-name="ce11" table:formula="of:=IF([.CA104]&lt;1;(1+(59*(1-[.CA104])))*[.$A$39]+[.$A$110]/1000;0)" office:value-type="float" office:value="0" calcext:value-type="float">
            <text:p>0</text:p>
          </table:table-cell>
          <table:table-cell table:style-name="ce11" table:formula="of:=IF([.CB104]&lt;1;(1+(59*(1-[.CB104])))*[.$A$39]+[.$A$110]/1000;0)" office:value-type="float" office:value="0" calcext:value-type="float">
            <text:p>0</text:p>
          </table:table-cell>
          <table:table-cell table:style-name="ce11" table:formula="of:=IF([.CC104]&lt;1;(1+(59*(1-[.CC104])))*[.$A$39]+[.$A$110]/1000;0)" office:value-type="float" office:value="0" calcext:value-type="float">
            <text:p>0</text:p>
          </table:table-cell>
          <table:table-cell table:style-name="ce11" table:formula="of:=IF([.CD104]&lt;1;(1+(59*(1-[.CD104])))*[.$A$39]+[.$A$110]/1000;0)" office:value-type="float" office:value="0" calcext:value-type="float">
            <text:p>0</text:p>
          </table:table-cell>
          <table:table-cell table:style-name="ce11" table:formula="of:=IF([.CE104]&lt;1;(1+(59*(1-[.CE104])))*[.$A$39]+[.$A$110]/1000;0)" office:value-type="float" office:value="0" calcext:value-type="float">
            <text:p>0</text:p>
          </table:table-cell>
          <table:table-cell table:style-name="ce11" table:formula="of:=IF([.CF104]&lt;1;(1+(59*(1-[.CF104])))*[.$A$39]+[.$A$110]/1000;0)" office:value-type="float" office:value="0" calcext:value-type="float">
            <text:p>0</text:p>
          </table:table-cell>
          <table:table-cell table:style-name="ce11" table:formula="of:=IF([.CG104]&lt;1;(1+(59*(1-[.CG104])))*[.$A$39]+[.$A$110]/1000;0)" office:value-type="float" office:value="0" calcext:value-type="float">
            <text:p>0</text:p>
          </table:table-cell>
          <table:table-cell table:style-name="ce11" table:formula="of:=IF([.CH104]&lt;1;(1+(59*(1-[.CH104])))*[.$A$39]+[.$A$110]/1000;0)" office:value-type="float" office:value="0" calcext:value-type="float">
            <text:p>0</text:p>
          </table:table-cell>
          <table:table-cell table:style-name="ce11" table:formula="of:=IF([.CI104]&lt;1;(1+(59*(1-[.CI104])))*[.$A$39]+[.$A$110]/1000;0)" office:value-type="float" office:value="0" calcext:value-type="float">
            <text:p>0</text:p>
          </table:table-cell>
          <table:table-cell table:style-name="ce11" table:formula="of:=IF([.CJ104]&lt;1;(1+(59*(1-[.CJ104])))*[.$A$39]+[.$A$110]/1000;0)" office:value-type="float" office:value="0" calcext:value-type="float">
            <text:p>0</text:p>
          </table:table-cell>
          <table:table-cell table:style-name="ce11" table:formula="of:=IF([.CK104]&lt;1;(1+(59*(1-[.CK104])))*[.$A$39]+[.$A$110]/1000;0)" office:value-type="float" office:value="0" calcext:value-type="float">
            <text:p>0</text:p>
          </table:table-cell>
          <table:table-cell table:style-name="ce11" table:formula="of:=IF([.CL104]&lt;1;(1+(59*(1-[.CL104])))*[.$A$39]+[.$A$110]/1000;0)" office:value-type="float" office:value="0" calcext:value-type="float">
            <text:p>0</text:p>
          </table:table-cell>
          <table:table-cell table:style-name="ce11" table:formula="of:=IF([.CM104]&lt;1;(1+(59*(1-[.CM104])))*[.$A$39]+[.$A$110]/1000;0)" office:value-type="float" office:value="0" calcext:value-type="float">
            <text:p>0</text:p>
          </table:table-cell>
          <table:table-cell table:style-name="ce11" table:formula="of:=IF([.CN104]&lt;1;(1+(59*(1-[.CN104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5]&lt;1;(1+(59*(1-[.A105])))*[.$A$39]+[.$A$110]/1000;0)" office:value-type="float" office:value="169" calcext:value-type="float">
            <text:p>169</text:p>
          </table:table-cell>
          <table:table-cell table:style-name="ce11" table:formula="of:=IF([.B105]&lt;1;(1+(59*(1-[.B105])))*[.$A$39]+[.$A$110]/1000;0)" office:value-type="float" office:value="115.9" calcext:value-type="float">
            <text:p>116</text:p>
          </table:table-cell>
          <table:table-cell table:style-name="ce11" table:formula="of:=IF([.C105]&lt;1;(1+(59*(1-[.C105])))*[.$A$39]+[.$A$110]/1000;0)" office:value-type="float" office:value="0" calcext:value-type="float">
            <text:p>0</text:p>
          </table:table-cell>
          <table:table-cell table:style-name="ce11" table:formula="of:=IF([.D105]&lt;1;(1+(59*(1-[.D105])))*[.$A$39]+[.$A$110]/1000;0)" office:value-type="float" office:value="0" calcext:value-type="float">
            <text:p>0</text:p>
          </table:table-cell>
          <table:table-cell table:style-name="ce11" table:formula="of:=IF([.E105]&lt;1;(1+(59*(1-[.E105])))*[.$A$39]+[.$A$110]/1000;0)" office:value-type="float" office:value="0" calcext:value-type="float">
            <text:p>0</text:p>
          </table:table-cell>
          <table:table-cell table:style-name="ce11" table:formula="of:=IF([.F105]&lt;1;(1+(59*(1-[.F105])))*[.$A$39]+[.$A$110]/1000;0)" office:value-type="float" office:value="0" calcext:value-type="float">
            <text:p>0</text:p>
          </table:table-cell>
          <table:table-cell table:style-name="ce11" table:formula="of:=IF([.G105]&lt;1;(1+(59*(1-[.G105])))*[.$A$39]+[.$A$110]/1000;0)" office:value-type="float" office:value="0" calcext:value-type="float">
            <text:p>0</text:p>
          </table:table-cell>
          <table:table-cell table:style-name="ce11" table:formula="of:=IF([.H105]&lt;1;(1+(59*(1-[.H105])))*[.$A$39]+[.$A$110]/1000;0)" office:value-type="float" office:value="0" calcext:value-type="float">
            <text:p>0</text:p>
          </table:table-cell>
          <table:table-cell table:style-name="ce11" table:formula="of:=IF([.I105]&lt;1;(1+(59*(1-[.I105])))*[.$A$39]+[.$A$110]/1000;0)" office:value-type="float" office:value="0" calcext:value-type="float">
            <text:p>0</text:p>
          </table:table-cell>
          <table:table-cell table:style-name="ce11" table:formula="of:=IF([.J105]&lt;1;(1+(59*(1-[.J105])))*[.$A$39]+[.$A$110]/1000;0)" office:value-type="float" office:value="0" calcext:value-type="float">
            <text:p>0</text:p>
          </table:table-cell>
          <table:table-cell table:style-name="ce11" table:formula="of:=IF([.K105]&lt;1;(1+(59*(1-[.K105])))*[.$A$39]+[.$A$110]/1000;0)" office:value-type="float" office:value="0" calcext:value-type="float">
            <text:p>0</text:p>
          </table:table-cell>
          <table:table-cell table:style-name="ce11" table:formula="of:=IF([.L105]&lt;1;(1+(59*(1-[.L105])))*[.$A$39]+[.$A$110]/1000;0)" office:value-type="float" office:value="0" calcext:value-type="float">
            <text:p>0</text:p>
          </table:table-cell>
          <table:table-cell table:style-name="ce11" table:formula="of:=IF([.M105]&lt;1;(1+(59*(1-[.M105])))*[.$A$39]+[.$A$110]/1000;0)" office:value-type="float" office:value="0" calcext:value-type="float">
            <text:p>0</text:p>
          </table:table-cell>
          <table:table-cell table:style-name="ce11" table:formula="of:=IF([.N105]&lt;1;(1+(59*(1-[.N105])))*[.$A$39]+[.$A$110]/1000;0)" office:value-type="float" office:value="0" calcext:value-type="float">
            <text:p>0</text:p>
          </table:table-cell>
          <table:table-cell table:style-name="ce11" table:formula="of:=IF([.O105]&lt;1;(1+(59*(1-[.O105])))*[.$A$39]+[.$A$110]/1000;0)" office:value-type="float" office:value="0" calcext:value-type="float">
            <text:p>0</text:p>
          </table:table-cell>
          <table:table-cell table:style-name="ce11" table:formula="of:=IF([.P105]&lt;1;(1+(59*(1-[.P105])))*[.$A$39]+[.$A$110]/1000;0)" office:value-type="float" office:value="0" calcext:value-type="float">
            <text:p>0</text:p>
          </table:table-cell>
          <table:table-cell table:style-name="ce11" table:formula="of:=IF([.Q105]&lt;1;(1+(59*(1-[.Q105])))*[.$A$39]+[.$A$110]/1000;0)" office:value-type="float" office:value="0" calcext:value-type="float">
            <text:p>0</text:p>
          </table:table-cell>
          <table:table-cell table:style-name="ce11" table:formula="of:=IF([.R105]&lt;1;(1+(59*(1-[.R105])))*[.$A$39]+[.$A$110]/1000;0)" office:value-type="float" office:value="0" calcext:value-type="float">
            <text:p>0</text:p>
          </table:table-cell>
          <table:table-cell table:style-name="ce11" table:formula="of:=IF([.S105]&lt;1;(1+(59*(1-[.S105])))*[.$A$39]+[.$A$110]/1000;0)" office:value-type="float" office:value="0" calcext:value-type="float">
            <text:p>0</text:p>
          </table:table-cell>
          <table:table-cell table:style-name="ce11" table:formula="of:=IF([.T105]&lt;1;(1+(59*(1-[.T105])))*[.$A$39]+[.$A$110]/1000;0)" office:value-type="float" office:value="0" calcext:value-type="float">
            <text:p>0</text:p>
          </table:table-cell>
          <table:table-cell table:style-name="ce11" table:formula="of:=IF([.U105]&lt;1;(1+(59*(1-[.U105])))*[.$A$39]+[.$A$110]/1000;0)" office:value-type="float" office:value="0" calcext:value-type="float">
            <text:p>0</text:p>
          </table:table-cell>
          <table:table-cell table:style-name="ce11" table:formula="of:=IF([.V105]&lt;1;(1+(59*(1-[.V105])))*[.$A$39]+[.$A$110]/1000;0)" office:value-type="float" office:value="0" calcext:value-type="float">
            <text:p>0</text:p>
          </table:table-cell>
          <table:table-cell table:style-name="ce11" table:formula="of:=IF([.W105]&lt;1;(1+(59*(1-[.W105])))*[.$A$39]+[.$A$110]/1000;0)" office:value-type="float" office:value="0" calcext:value-type="float">
            <text:p>0</text:p>
          </table:table-cell>
          <table:table-cell table:style-name="ce11" table:formula="of:=IF([.X105]&lt;1;(1+(59*(1-[.X105])))*[.$A$39]+[.$A$110]/1000;0)" office:value-type="float" office:value="0" calcext:value-type="float">
            <text:p>0</text:p>
          </table:table-cell>
          <table:table-cell table:style-name="ce11" table:formula="of:=IF([.Y105]&lt;1;(1+(59*(1-[.Y105])))*[.$A$39]+[.$A$110]/1000;0)" office:value-type="float" office:value="0" calcext:value-type="float">
            <text:p>0</text:p>
          </table:table-cell>
          <table:table-cell table:style-name="ce11" table:formula="of:=IF([.Z105]&lt;1;(1+(59*(1-[.Z105])))*[.$A$39]+[.$A$110]/1000;0)" office:value-type="float" office:value="0" calcext:value-type="float">
            <text:p>0</text:p>
          </table:table-cell>
          <table:table-cell table:style-name="ce11" table:formula="of:=IF([.AA105]&lt;1;(1+(59*(1-[.AA105])))*[.$A$39]+[.$A$110]/1000;0)" office:value-type="float" office:value="0" calcext:value-type="float">
            <text:p>0</text:p>
          </table:table-cell>
          <table:table-cell table:style-name="ce11" table:formula="of:=IF([.AB105]&lt;1;(1+(59*(1-[.AB105])))*[.$A$39]+[.$A$110]/1000;0)" office:value-type="float" office:value="0" calcext:value-type="float">
            <text:p>0</text:p>
          </table:table-cell>
          <table:table-cell table:style-name="ce11" table:formula="of:=IF([.AC105]&lt;1;(1+(59*(1-[.AC105])))*[.$A$39]+[.$A$110]/1000;0)" office:value-type="float" office:value="0" calcext:value-type="float">
            <text:p>0</text:p>
          </table:table-cell>
          <table:table-cell table:style-name="ce11" table:formula="of:=IF([.AD105]&lt;1;(1+(59*(1-[.AD105])))*[.$A$39]+[.$A$110]/1000;0)" office:value-type="float" office:value="0" calcext:value-type="float">
            <text:p>0</text:p>
          </table:table-cell>
          <table:table-cell table:style-name="ce11" table:formula="of:=IF([.AE105]&lt;1;(1+(59*(1-[.AE105])))*[.$A$39]+[.$A$110]/1000;0)" office:value-type="float" office:value="0" calcext:value-type="float">
            <text:p>0</text:p>
          </table:table-cell>
          <table:table-cell table:style-name="ce11" table:formula="of:=IF([.AF105]&lt;1;(1+(59*(1-[.AF105])))*[.$A$39]+[.$A$110]/1000;0)" office:value-type="float" office:value="0" calcext:value-type="float">
            <text:p>0</text:p>
          </table:table-cell>
          <table:table-cell table:style-name="ce11" table:formula="of:=IF([.AG105]&lt;1;(1+(59*(1-[.AG105])))*[.$A$39]+[.$A$110]/1000;0)" office:value-type="float" office:value="0" calcext:value-type="float">
            <text:p>0</text:p>
          </table:table-cell>
          <table:table-cell table:style-name="ce11" table:formula="of:=IF([.AH105]&lt;1;(1+(59*(1-[.AH105])))*[.$A$39]+[.$A$110]/1000;0)" office:value-type="float" office:value="0" calcext:value-type="float">
            <text:p>0</text:p>
          </table:table-cell>
          <table:table-cell table:style-name="ce11" table:formula="of:=IF([.AI105]&lt;1;(1+(59*(1-[.AI105])))*[.$A$39]+[.$A$110]/1000;0)" office:value-type="float" office:value="0" calcext:value-type="float">
            <text:p>0</text:p>
          </table:table-cell>
          <table:table-cell table:style-name="ce11" table:formula="of:=IF([.AJ105]&lt;1;(1+(59*(1-[.AJ105])))*[.$A$39]+[.$A$110]/1000;0)" office:value-type="float" office:value="0" calcext:value-type="float">
            <text:p>0</text:p>
          </table:table-cell>
          <table:table-cell table:style-name="ce11" table:formula="of:=IF([.AK105]&lt;1;(1+(59*(1-[.AK105])))*[.$A$39]+[.$A$110]/1000;0)" office:value-type="float" office:value="0" calcext:value-type="float">
            <text:p>0</text:p>
          </table:table-cell>
          <table:table-cell table:style-name="ce11" table:formula="of:=IF([.AL105]&lt;1;(1+(59*(1-[.AL105])))*[.$A$39]+[.$A$110]/1000;0)" office:value-type="float" office:value="0" calcext:value-type="float">
            <text:p>0</text:p>
          </table:table-cell>
          <table:table-cell table:style-name="ce11" table:formula="of:=IF([.AM105]&lt;1;(1+(59*(1-[.AM105])))*[.$A$39]+[.$A$110]/1000;0)" office:value-type="float" office:value="0" calcext:value-type="float">
            <text:p>0</text:p>
          </table:table-cell>
          <table:table-cell table:style-name="ce11" table:formula="of:=IF([.AN105]&lt;1;(1+(59*(1-[.AN105])))*[.$A$39]+[.$A$110]/1000;0)" office:value-type="float" office:value="0" calcext:value-type="float">
            <text:p>0</text:p>
          </table:table-cell>
          <table:table-cell table:style-name="ce11" table:formula="of:=IF([.AO105]&lt;1;(1+(59*(1-[.AO105])))*[.$A$39]+[.$A$110]/1000;0)" office:value-type="float" office:value="0" calcext:value-type="float">
            <text:p>0</text:p>
          </table:table-cell>
          <table:table-cell table:style-name="ce11" table:formula="of:=IF([.AP105]&lt;1;(1+(59*(1-[.AP105])))*[.$A$39]+[.$A$110]/1000;0)" office:value-type="float" office:value="0" calcext:value-type="float">
            <text:p>0</text:p>
          </table:table-cell>
          <table:table-cell table:style-name="ce11" table:formula="of:=IF([.AQ105]&lt;1;(1+(59*(1-[.AQ105])))*[.$A$39]+[.$A$110]/1000;0)" office:value-type="float" office:value="0" calcext:value-type="float">
            <text:p>0</text:p>
          </table:table-cell>
          <table:table-cell table:style-name="ce11" table:formula="of:=IF([.AR105]&lt;1;(1+(59*(1-[.AR105])))*[.$A$39]+[.$A$110]/1000;0)" office:value-type="float" office:value="0" calcext:value-type="float">
            <text:p>0</text:p>
          </table:table-cell>
          <table:table-cell table:style-name="ce11" table:formula="of:=IF([.AS105]&lt;1;(1+(59*(1-[.AS105])))*[.$A$39]+[.$A$110]/1000;0)" office:value-type="float" office:value="0" calcext:value-type="float">
            <text:p>0</text:p>
          </table:table-cell>
          <table:table-cell table:style-name="ce11" table:formula="of:=IF([.AT105]&lt;1;(1+(59*(1-[.AT105])))*[.$A$39]+[.$A$110]/1000;0)" office:value-type="float" office:value="0" calcext:value-type="float">
            <text:p>0</text:p>
          </table:table-cell>
          <table:table-cell table:style-name="ce11" table:formula="of:=IF([.AU105]&lt;1;(1+(59*(1-[.AU105])))*[.$A$39]+[.$A$110]/1000;0)" office:value-type="float" office:value="0" calcext:value-type="float">
            <text:p>0</text:p>
          </table:table-cell>
          <table:table-cell table:style-name="ce11" table:formula="of:=IF([.AV105]&lt;1;(1+(59*(1-[.AV105])))*[.$A$39]+[.$A$110]/1000;0)" office:value-type="float" office:value="0" calcext:value-type="float">
            <text:p>0</text:p>
          </table:table-cell>
          <table:table-cell table:style-name="ce11" table:formula="of:=IF([.AW105]&lt;1;(1+(59*(1-[.AW105])))*[.$A$39]+[.$A$110]/1000;0)" office:value-type="float" office:value="0" calcext:value-type="float">
            <text:p>0</text:p>
          </table:table-cell>
          <table:table-cell table:style-name="ce11" table:formula="of:=IF([.AX105]&lt;1;(1+(59*(1-[.AX105])))*[.$A$39]+[.$A$110]/1000;0)" office:value-type="float" office:value="0" calcext:value-type="float">
            <text:p>0</text:p>
          </table:table-cell>
          <table:table-cell table:style-name="ce11" table:formula="of:=IF([.AY105]&lt;1;(1+(59*(1-[.AY105])))*[.$A$39]+[.$A$110]/1000;0)" office:value-type="float" office:value="0" calcext:value-type="float">
            <text:p>0</text:p>
          </table:table-cell>
          <table:table-cell table:style-name="ce11" table:formula="of:=IF([.AZ105]&lt;1;(1+(59*(1-[.AZ105])))*[.$A$39]+[.$A$110]/1000;0)" office:value-type="float" office:value="0" calcext:value-type="float">
            <text:p>0</text:p>
          </table:table-cell>
          <table:table-cell table:style-name="ce11" table:formula="of:=IF([.BA105]&lt;1;(1+(59*(1-[.BA105])))*[.$A$39]+[.$A$110]/1000;0)" office:value-type="float" office:value="0" calcext:value-type="float">
            <text:p>0</text:p>
          </table:table-cell>
          <table:table-cell table:style-name="ce11" table:formula="of:=IF([.BB105]&lt;1;(1+(59*(1-[.BB105])))*[.$A$39]+[.$A$110]/1000;0)" office:value-type="float" office:value="0" calcext:value-type="float">
            <text:p>0</text:p>
          </table:table-cell>
          <table:table-cell table:style-name="ce11" table:formula="of:=IF([.BC105]&lt;1;(1+(59*(1-[.BC105])))*[.$A$39]+[.$A$110]/1000;0)" office:value-type="float" office:value="0" calcext:value-type="float">
            <text:p>0</text:p>
          </table:table-cell>
          <table:table-cell table:style-name="ce11" table:formula="of:=IF([.BD105]&lt;1;(1+(59*(1-[.BD105])))*[.$A$39]+[.$A$110]/1000;0)" office:value-type="float" office:value="0" calcext:value-type="float">
            <text:p>0</text:p>
          </table:table-cell>
          <table:table-cell table:style-name="ce11" table:formula="of:=IF([.BE105]&lt;1;(1+(59*(1-[.BE105])))*[.$A$39]+[.$A$110]/1000;0)" office:value-type="float" office:value="0" calcext:value-type="float">
            <text:p>0</text:p>
          </table:table-cell>
          <table:table-cell table:style-name="ce11" table:formula="of:=IF([.BF105]&lt;1;(1+(59*(1-[.BF105])))*[.$A$39]+[.$A$110]/1000;0)" office:value-type="float" office:value="0" calcext:value-type="float">
            <text:p>0</text:p>
          </table:table-cell>
          <table:table-cell table:style-name="ce11" table:formula="of:=IF([.BG105]&lt;1;(1+(59*(1-[.BG105])))*[.$A$39]+[.$A$110]/1000;0)" office:value-type="float" office:value="0" calcext:value-type="float">
            <text:p>0</text:p>
          </table:table-cell>
          <table:table-cell table:style-name="ce11" table:formula="of:=IF([.BH105]&lt;1;(1+(59*(1-[.BH105])))*[.$A$39]+[.$A$110]/1000;0)" office:value-type="float" office:value="0" calcext:value-type="float">
            <text:p>0</text:p>
          </table:table-cell>
          <table:table-cell table:style-name="ce11" table:formula="of:=IF([.BI105]&lt;1;(1+(59*(1-[.BI105])))*[.$A$39]+[.$A$110]/1000;0)" office:value-type="float" office:value="0" calcext:value-type="float">
            <text:p>0</text:p>
          </table:table-cell>
          <table:table-cell table:style-name="ce11" table:formula="of:=IF([.BJ105]&lt;1;(1+(59*(1-[.BJ105])))*[.$A$39]+[.$A$110]/1000;0)" office:value-type="float" office:value="0" calcext:value-type="float">
            <text:p>0</text:p>
          </table:table-cell>
          <table:table-cell table:style-name="ce11" table:formula="of:=IF([.BK105]&lt;1;(1+(59*(1-[.BK105])))*[.$A$39]+[.$A$110]/1000;0)" office:value-type="float" office:value="0" calcext:value-type="float">
            <text:p>0</text:p>
          </table:table-cell>
          <table:table-cell table:style-name="ce11" table:formula="of:=IF([.BL105]&lt;1;(1+(59*(1-[.BL105])))*[.$A$39]+[.$A$110]/1000;0)" office:value-type="float" office:value="0" calcext:value-type="float">
            <text:p>0</text:p>
          </table:table-cell>
          <table:table-cell table:style-name="ce11" table:formula="of:=IF([.BM105]&lt;1;(1+(59*(1-[.BM105])))*[.$A$39]+[.$A$110]/1000;0)" office:value-type="float" office:value="0" calcext:value-type="float">
            <text:p>0</text:p>
          </table:table-cell>
          <table:table-cell table:style-name="ce11" table:formula="of:=IF([.BN105]&lt;1;(1+(59*(1-[.BN105])))*[.$A$39]+[.$A$110]/1000;0)" office:value-type="float" office:value="0" calcext:value-type="float">
            <text:p>0</text:p>
          </table:table-cell>
          <table:table-cell table:style-name="ce11" table:formula="of:=IF([.BO105]&lt;1;(1+(59*(1-[.BO105])))*[.$A$39]+[.$A$110]/1000;0)" office:value-type="float" office:value="0" calcext:value-type="float">
            <text:p>0</text:p>
          </table:table-cell>
          <table:table-cell table:style-name="ce11" table:formula="of:=IF([.BP105]&lt;1;(1+(59*(1-[.BP105])))*[.$A$39]+[.$A$110]/1000;0)" office:value-type="float" office:value="0" calcext:value-type="float">
            <text:p>0</text:p>
          </table:table-cell>
          <table:table-cell table:style-name="ce11" table:formula="of:=IF([.BQ105]&lt;1;(1+(59*(1-[.BQ105])))*[.$A$39]+[.$A$110]/1000;0)" office:value-type="float" office:value="0" calcext:value-type="float">
            <text:p>0</text:p>
          </table:table-cell>
          <table:table-cell table:style-name="ce11" table:formula="of:=IF([.BR105]&lt;1;(1+(59*(1-[.BR105])))*[.$A$39]+[.$A$110]/1000;0)" office:value-type="float" office:value="0" calcext:value-type="float">
            <text:p>0</text:p>
          </table:table-cell>
          <table:table-cell table:style-name="ce11" table:formula="of:=IF([.BS105]&lt;1;(1+(59*(1-[.BS105])))*[.$A$39]+[.$A$110]/1000;0)" office:value-type="float" office:value="0" calcext:value-type="float">
            <text:p>0</text:p>
          </table:table-cell>
          <table:table-cell table:style-name="ce11" table:formula="of:=IF([.BT105]&lt;1;(1+(59*(1-[.BT105])))*[.$A$39]+[.$A$110]/1000;0)" office:value-type="float" office:value="0" calcext:value-type="float">
            <text:p>0</text:p>
          </table:table-cell>
          <table:table-cell table:style-name="ce11" table:formula="of:=IF([.BU105]&lt;1;(1+(59*(1-[.BU105])))*[.$A$39]+[.$A$110]/1000;0)" office:value-type="float" office:value="0" calcext:value-type="float">
            <text:p>0</text:p>
          </table:table-cell>
          <table:table-cell table:style-name="ce11" table:formula="of:=IF([.BV105]&lt;1;(1+(59*(1-[.BV105])))*[.$A$39]+[.$A$110]/1000;0)" office:value-type="float" office:value="0" calcext:value-type="float">
            <text:p>0</text:p>
          </table:table-cell>
          <table:table-cell table:style-name="ce11" table:formula="of:=IF([.BW105]&lt;1;(1+(59*(1-[.BW105])))*[.$A$39]+[.$A$110]/1000;0)" office:value-type="float" office:value="0" calcext:value-type="float">
            <text:p>0</text:p>
          </table:table-cell>
          <table:table-cell table:style-name="ce11" table:formula="of:=IF([.BX105]&lt;1;(1+(59*(1-[.BX105])))*[.$A$39]+[.$A$110]/1000;0)" office:value-type="float" office:value="0" calcext:value-type="float">
            <text:p>0</text:p>
          </table:table-cell>
          <table:table-cell table:style-name="ce11" table:formula="of:=IF([.BY105]&lt;1;(1+(59*(1-[.BY105])))*[.$A$39]+[.$A$110]/1000;0)" office:value-type="float" office:value="0" calcext:value-type="float">
            <text:p>0</text:p>
          </table:table-cell>
          <table:table-cell table:style-name="ce11" table:formula="of:=IF([.BZ105]&lt;1;(1+(59*(1-[.BZ105])))*[.$A$39]+[.$A$110]/1000;0)" office:value-type="float" office:value="0" calcext:value-type="float">
            <text:p>0</text:p>
          </table:table-cell>
          <table:table-cell table:style-name="ce11" table:formula="of:=IF([.CA105]&lt;1;(1+(59*(1-[.CA105])))*[.$A$39]+[.$A$110]/1000;0)" office:value-type="float" office:value="0" calcext:value-type="float">
            <text:p>0</text:p>
          </table:table-cell>
          <table:table-cell table:style-name="ce11" table:formula="of:=IF([.CB105]&lt;1;(1+(59*(1-[.CB105])))*[.$A$39]+[.$A$110]/1000;0)" office:value-type="float" office:value="0" calcext:value-type="float">
            <text:p>0</text:p>
          </table:table-cell>
          <table:table-cell table:style-name="ce11" table:formula="of:=IF([.CC105]&lt;1;(1+(59*(1-[.CC105])))*[.$A$39]+[.$A$110]/1000;0)" office:value-type="float" office:value="0" calcext:value-type="float">
            <text:p>0</text:p>
          </table:table-cell>
          <table:table-cell table:style-name="ce11" table:formula="of:=IF([.CD105]&lt;1;(1+(59*(1-[.CD105])))*[.$A$39]+[.$A$110]/1000;0)" office:value-type="float" office:value="0" calcext:value-type="float">
            <text:p>0</text:p>
          </table:table-cell>
          <table:table-cell table:style-name="ce11" table:formula="of:=IF([.CE105]&lt;1;(1+(59*(1-[.CE105])))*[.$A$39]+[.$A$110]/1000;0)" office:value-type="float" office:value="0" calcext:value-type="float">
            <text:p>0</text:p>
          </table:table-cell>
          <table:table-cell table:style-name="ce11" table:formula="of:=IF([.CF105]&lt;1;(1+(59*(1-[.CF105])))*[.$A$39]+[.$A$110]/1000;0)" office:value-type="float" office:value="0" calcext:value-type="float">
            <text:p>0</text:p>
          </table:table-cell>
          <table:table-cell table:style-name="ce11" table:formula="of:=IF([.CG105]&lt;1;(1+(59*(1-[.CG105])))*[.$A$39]+[.$A$110]/1000;0)" office:value-type="float" office:value="0" calcext:value-type="float">
            <text:p>0</text:p>
          </table:table-cell>
          <table:table-cell table:style-name="ce11" table:formula="of:=IF([.CH105]&lt;1;(1+(59*(1-[.CH105])))*[.$A$39]+[.$A$110]/1000;0)" office:value-type="float" office:value="0" calcext:value-type="float">
            <text:p>0</text:p>
          </table:table-cell>
          <table:table-cell table:style-name="ce11" table:formula="of:=IF([.CI105]&lt;1;(1+(59*(1-[.CI105])))*[.$A$39]+[.$A$110]/1000;0)" office:value-type="float" office:value="0" calcext:value-type="float">
            <text:p>0</text:p>
          </table:table-cell>
          <table:table-cell table:style-name="ce11" table:formula="of:=IF([.CJ105]&lt;1;(1+(59*(1-[.CJ105])))*[.$A$39]+[.$A$110]/1000;0)" office:value-type="float" office:value="0" calcext:value-type="float">
            <text:p>0</text:p>
          </table:table-cell>
          <table:table-cell table:style-name="ce11" table:formula="of:=IF([.CK105]&lt;1;(1+(59*(1-[.CK105])))*[.$A$39]+[.$A$110]/1000;0)" office:value-type="float" office:value="0" calcext:value-type="float">
            <text:p>0</text:p>
          </table:table-cell>
          <table:table-cell table:style-name="ce11" table:formula="of:=IF([.CL105]&lt;1;(1+(59*(1-[.CL105])))*[.$A$39]+[.$A$110]/1000;0)" office:value-type="float" office:value="0" calcext:value-type="float">
            <text:p>0</text:p>
          </table:table-cell>
          <table:table-cell table:style-name="ce11" table:formula="of:=IF([.CM105]&lt;1;(1+(59*(1-[.CM105])))*[.$A$39]+[.$A$110]/1000;0)" office:value-type="float" office:value="0" calcext:value-type="float">
            <text:p>0</text:p>
          </table:table-cell>
          <table:table-cell table:style-name="ce11" table:formula="of:=IF([.CN105]&lt;1;(1+(59*(1-[.CN105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06]&lt;1;(1+(59*(1-[.A106])))*[.$A$39]+[.$A$110]/1000;0)" office:value-type="float" office:value="0" calcext:value-type="float">
            <text:p>0</text:p>
          </table:table-cell>
          <table:table-cell table:style-name="ce11" table:formula="of:=IF([.B106]&lt;1;(1+(59*(1-[.B106])))*[.$A$39]+[.$A$110]/1000;0)" office:value-type="float" office:value="0" calcext:value-type="float">
            <text:p>0</text:p>
          </table:table-cell>
          <table:table-cell table:style-name="ce11" table:formula="of:=IF([.C106]&lt;1;(1+(59*(1-[.C106])))*[.$A$39]+[.$A$110]/1000;0)" office:value-type="float" office:value="0" calcext:value-type="float">
            <text:p>0</text:p>
          </table:table-cell>
          <table:table-cell table:style-name="ce11" table:formula="of:=IF([.D106]&lt;1;(1+(59*(1-[.D106])))*[.$A$39]+[.$A$110]/1000;0)" office:value-type="float" office:value="0" calcext:value-type="float">
            <text:p>0</text:p>
          </table:table-cell>
          <table:table-cell table:style-name="ce11" table:formula="of:=IF([.E106]&lt;1;(1+(59*(1-[.E106])))*[.$A$39]+[.$A$110]/1000;0)" office:value-type="float" office:value="0" calcext:value-type="float">
            <text:p>0</text:p>
          </table:table-cell>
          <table:table-cell table:style-name="ce11" table:formula="of:=IF([.F106]&lt;1;(1+(59*(1-[.F106])))*[.$A$39]+[.$A$110]/1000;0)" office:value-type="float" office:value="0" calcext:value-type="float">
            <text:p>0</text:p>
          </table:table-cell>
          <table:table-cell table:style-name="ce11" table:formula="of:=IF([.G106]&lt;1;(1+(59*(1-[.G106])))*[.$A$39]+[.$A$110]/1000;0)" office:value-type="float" office:value="0" calcext:value-type="float">
            <text:p>0</text:p>
          </table:table-cell>
          <table:table-cell table:style-name="ce11" table:formula="of:=IF([.H106]&lt;1;(1+(59*(1-[.H106])))*[.$A$39]+[.$A$110]/1000;0)" office:value-type="float" office:value="0" calcext:value-type="float">
            <text:p>0</text:p>
          </table:table-cell>
          <table:table-cell table:style-name="ce11" table:formula="of:=IF([.I106]&lt;1;(1+(59*(1-[.I106])))*[.$A$39]+[.$A$110]/1000;0)" office:value-type="float" office:value="0" calcext:value-type="float">
            <text:p>0</text:p>
          </table:table-cell>
          <table:table-cell table:style-name="ce11" table:formula="of:=IF([.J106]&lt;1;(1+(59*(1-[.J106])))*[.$A$39]+[.$A$110]/1000;0)" office:value-type="float" office:value="0" calcext:value-type="float">
            <text:p>0</text:p>
          </table:table-cell>
          <table:table-cell table:style-name="ce11" table:formula="of:=IF([.K106]&lt;1;(1+(59*(1-[.K106])))*[.$A$39]+[.$A$110]/1000;0)" office:value-type="float" office:value="0" calcext:value-type="float">
            <text:p>0</text:p>
          </table:table-cell>
          <table:table-cell table:style-name="ce11" table:formula="of:=IF([.L106]&lt;1;(1+(59*(1-[.L106])))*[.$A$39]+[.$A$110]/1000;0)" office:value-type="float" office:value="0" calcext:value-type="float">
            <text:p>0</text:p>
          </table:table-cell>
          <table:table-cell table:style-name="ce11" table:formula="of:=IF([.M106]&lt;1;(1+(59*(1-[.M106])))*[.$A$39]+[.$A$110]/1000;0)" office:value-type="float" office:value="0" calcext:value-type="float">
            <text:p>0</text:p>
          </table:table-cell>
          <table:table-cell table:style-name="ce11" table:formula="of:=IF([.N106]&lt;1;(1+(59*(1-[.N106])))*[.$A$39]+[.$A$110]/1000;0)" office:value-type="float" office:value="0" calcext:value-type="float">
            <text:p>0</text:p>
          </table:table-cell>
          <table:table-cell table:style-name="ce11" table:formula="of:=IF([.O106]&lt;1;(1+(59*(1-[.O106])))*[.$A$39]+[.$A$110]/1000;0)" office:value-type="float" office:value="0" calcext:value-type="float">
            <text:p>0</text:p>
          </table:table-cell>
          <table:table-cell table:style-name="ce11" table:formula="of:=IF([.P106]&lt;1;(1+(59*(1-[.P106])))*[.$A$39]+[.$A$110]/1000;0)" office:value-type="float" office:value="0" calcext:value-type="float">
            <text:p>0</text:p>
          </table:table-cell>
          <table:table-cell table:style-name="ce11" table:formula="of:=IF([.Q106]&lt;1;(1+(59*(1-[.Q106])))*[.$A$39]+[.$A$110]/1000;0)" office:value-type="float" office:value="0" calcext:value-type="float">
            <text:p>0</text:p>
          </table:table-cell>
          <table:table-cell table:style-name="ce11" table:formula="of:=IF([.R106]&lt;1;(1+(59*(1-[.R106])))*[.$A$39]+[.$A$110]/1000;0)" office:value-type="float" office:value="0" calcext:value-type="float">
            <text:p>0</text:p>
          </table:table-cell>
          <table:table-cell table:style-name="ce11" table:formula="of:=IF([.S106]&lt;1;(1+(59*(1-[.S106])))*[.$A$39]+[.$A$110]/1000;0)" office:value-type="float" office:value="0" calcext:value-type="float">
            <text:p>0</text:p>
          </table:table-cell>
          <table:table-cell table:style-name="ce11" table:formula="of:=IF([.T106]&lt;1;(1+(59*(1-[.T106])))*[.$A$39]+[.$A$110]/1000;0)" office:value-type="float" office:value="0" calcext:value-type="float">
            <text:p>0</text:p>
          </table:table-cell>
          <table:table-cell table:style-name="ce11" table:formula="of:=IF([.U106]&lt;1;(1+(59*(1-[.U106])))*[.$A$39]+[.$A$110]/1000;0)" office:value-type="float" office:value="0" calcext:value-type="float">
            <text:p>0</text:p>
          </table:table-cell>
          <table:table-cell table:style-name="ce11" table:formula="of:=IF([.V106]&lt;1;(1+(59*(1-[.V106])))*[.$A$39]+[.$A$110]/1000;0)" office:value-type="float" office:value="0" calcext:value-type="float">
            <text:p>0</text:p>
          </table:table-cell>
          <table:table-cell table:style-name="ce11" table:formula="of:=IF([.W106]&lt;1;(1+(59*(1-[.W106])))*[.$A$39]+[.$A$110]/1000;0)" office:value-type="float" office:value="0" calcext:value-type="float">
            <text:p>0</text:p>
          </table:table-cell>
          <table:table-cell table:style-name="ce11" table:formula="of:=IF([.X106]&lt;1;(1+(59*(1-[.X106])))*[.$A$39]+[.$A$110]/1000;0)" office:value-type="float" office:value="0" calcext:value-type="float">
            <text:p>0</text:p>
          </table:table-cell>
          <table:table-cell table:style-name="ce11" table:formula="of:=IF([.Y106]&lt;1;(1+(59*(1-[.Y106])))*[.$A$39]+[.$A$110]/1000;0)" office:value-type="float" office:value="0" calcext:value-type="float">
            <text:p>0</text:p>
          </table:table-cell>
          <table:table-cell table:style-name="ce11" table:formula="of:=IF([.Z106]&lt;1;(1+(59*(1-[.Z106])))*[.$A$39]+[.$A$110]/1000;0)" office:value-type="float" office:value="0" calcext:value-type="float">
            <text:p>0</text:p>
          </table:table-cell>
          <table:table-cell table:style-name="ce11" table:formula="of:=IF([.AA106]&lt;1;(1+(59*(1-[.AA106])))*[.$A$39]+[.$A$110]/1000;0)" office:value-type="float" office:value="0" calcext:value-type="float">
            <text:p>0</text:p>
          </table:table-cell>
          <table:table-cell table:style-name="ce11" table:formula="of:=IF([.AB106]&lt;1;(1+(59*(1-[.AB106])))*[.$A$39]+[.$A$110]/1000;0)" office:value-type="float" office:value="0" calcext:value-type="float">
            <text:p>0</text:p>
          </table:table-cell>
          <table:table-cell table:style-name="ce11" table:formula="of:=IF([.AC106]&lt;1;(1+(59*(1-[.AC106])))*[.$A$39]+[.$A$110]/1000;0)" office:value-type="float" office:value="0" calcext:value-type="float">
            <text:p>0</text:p>
          </table:table-cell>
          <table:table-cell table:style-name="ce11" table:formula="of:=IF([.AD106]&lt;1;(1+(59*(1-[.AD106])))*[.$A$39]+[.$A$110]/1000;0)" office:value-type="float" office:value="0" calcext:value-type="float">
            <text:p>0</text:p>
          </table:table-cell>
          <table:table-cell table:style-name="ce11" table:formula="of:=IF([.AE106]&lt;1;(1+(59*(1-[.AE106])))*[.$A$39]+[.$A$110]/1000;0)" office:value-type="float" office:value="0" calcext:value-type="float">
            <text:p>0</text:p>
          </table:table-cell>
          <table:table-cell table:style-name="ce11" table:formula="of:=IF([.AF106]&lt;1;(1+(59*(1-[.AF106])))*[.$A$39]+[.$A$110]/1000;0)" office:value-type="float" office:value="0" calcext:value-type="float">
            <text:p>0</text:p>
          </table:table-cell>
          <table:table-cell table:style-name="ce11" table:formula="of:=IF([.AG106]&lt;1;(1+(59*(1-[.AG106])))*[.$A$39]+[.$A$110]/1000;0)" office:value-type="float" office:value="0" calcext:value-type="float">
            <text:p>0</text:p>
          </table:table-cell>
          <table:table-cell table:style-name="ce11" table:formula="of:=IF([.AH106]&lt;1;(1+(59*(1-[.AH106])))*[.$A$39]+[.$A$110]/1000;0)" office:value-type="float" office:value="0" calcext:value-type="float">
            <text:p>0</text:p>
          </table:table-cell>
          <table:table-cell table:style-name="ce11" table:formula="of:=IF([.AI106]&lt;1;(1+(59*(1-[.AI106])))*[.$A$39]+[.$A$110]/1000;0)" office:value-type="float" office:value="0" calcext:value-type="float">
            <text:p>0</text:p>
          </table:table-cell>
          <table:table-cell table:style-name="ce11" table:formula="of:=IF([.AJ106]&lt;1;(1+(59*(1-[.AJ106])))*[.$A$39]+[.$A$110]/1000;0)" office:value-type="float" office:value="0" calcext:value-type="float">
            <text:p>0</text:p>
          </table:table-cell>
          <table:table-cell table:style-name="ce11" table:formula="of:=IF([.AK106]&lt;1;(1+(59*(1-[.AK106])))*[.$A$39]+[.$A$110]/1000;0)" office:value-type="float" office:value="0" calcext:value-type="float">
            <text:p>0</text:p>
          </table:table-cell>
          <table:table-cell table:style-name="ce11" table:formula="of:=IF([.AL106]&lt;1;(1+(59*(1-[.AL106])))*[.$A$39]+[.$A$110]/1000;0)" office:value-type="float" office:value="0" calcext:value-type="float">
            <text:p>0</text:p>
          </table:table-cell>
          <table:table-cell table:style-name="ce11" table:formula="of:=IF([.AM106]&lt;1;(1+(59*(1-[.AM106])))*[.$A$39]+[.$A$110]/1000;0)" office:value-type="float" office:value="0" calcext:value-type="float">
            <text:p>0</text:p>
          </table:table-cell>
          <table:table-cell table:style-name="ce11" table:formula="of:=IF([.AN106]&lt;1;(1+(59*(1-[.AN106])))*[.$A$39]+[.$A$110]/1000;0)" office:value-type="float" office:value="0" calcext:value-type="float">
            <text:p>0</text:p>
          </table:table-cell>
          <table:table-cell table:style-name="ce11" table:formula="of:=IF([.AO106]&lt;1;(1+(59*(1-[.AO106])))*[.$A$39]+[.$A$110]/1000;0)" office:value-type="float" office:value="0" calcext:value-type="float">
            <text:p>0</text:p>
          </table:table-cell>
          <table:table-cell table:style-name="ce11" table:formula="of:=IF([.AP106]&lt;1;(1+(59*(1-[.AP106])))*[.$A$39]+[.$A$110]/1000;0)" office:value-type="float" office:value="0" calcext:value-type="float">
            <text:p>0</text:p>
          </table:table-cell>
          <table:table-cell table:style-name="ce11" table:formula="of:=IF([.AQ106]&lt;1;(1+(59*(1-[.AQ106])))*[.$A$39]+[.$A$110]/1000;0)" office:value-type="float" office:value="0" calcext:value-type="float">
            <text:p>0</text:p>
          </table:table-cell>
          <table:table-cell table:style-name="ce11" table:formula="of:=IF([.AR106]&lt;1;(1+(59*(1-[.AR106])))*[.$A$39]+[.$A$110]/1000;0)" office:value-type="float" office:value="0" calcext:value-type="float">
            <text:p>0</text:p>
          </table:table-cell>
          <table:table-cell table:style-name="ce11" table:formula="of:=IF([.AS106]&lt;1;(1+(59*(1-[.AS106])))*[.$A$39]+[.$A$110]/1000;0)" office:value-type="float" office:value="0" calcext:value-type="float">
            <text:p>0</text:p>
          </table:table-cell>
          <table:table-cell table:style-name="ce11" table:formula="of:=IF([.AT106]&lt;1;(1+(59*(1-[.AT106])))*[.$A$39]+[.$A$110]/1000;0)" office:value-type="float" office:value="0" calcext:value-type="float">
            <text:p>0</text:p>
          </table:table-cell>
          <table:table-cell table:style-name="ce11" table:formula="of:=IF([.AU106]&lt;1;(1+(59*(1-[.AU106])))*[.$A$39]+[.$A$110]/1000;0)" office:value-type="float" office:value="0" calcext:value-type="float">
            <text:p>0</text:p>
          </table:table-cell>
          <table:table-cell table:style-name="ce11" table:formula="of:=IF([.AV106]&lt;1;(1+(59*(1-[.AV106])))*[.$A$39]+[.$A$110]/1000;0)" office:value-type="float" office:value="0" calcext:value-type="float">
            <text:p>0</text:p>
          </table:table-cell>
          <table:table-cell table:style-name="ce11" table:formula="of:=IF([.AW106]&lt;1;(1+(59*(1-[.AW106])))*[.$A$39]+[.$A$110]/1000;0)" office:value-type="float" office:value="0" calcext:value-type="float">
            <text:p>0</text:p>
          </table:table-cell>
          <table:table-cell table:style-name="ce11" table:formula="of:=IF([.AX106]&lt;1;(1+(59*(1-[.AX106])))*[.$A$39]+[.$A$110]/1000;0)" office:value-type="float" office:value="0" calcext:value-type="float">
            <text:p>0</text:p>
          </table:table-cell>
          <table:table-cell table:style-name="ce11" table:formula="of:=IF([.AY106]&lt;1;(1+(59*(1-[.AY106])))*[.$A$39]+[.$A$110]/1000;0)" office:value-type="float" office:value="0" calcext:value-type="float">
            <text:p>0</text:p>
          </table:table-cell>
          <table:table-cell table:style-name="ce11" table:formula="of:=IF([.AZ106]&lt;1;(1+(59*(1-[.AZ106])))*[.$A$39]+[.$A$110]/1000;0)" office:value-type="float" office:value="0" calcext:value-type="float">
            <text:p>0</text:p>
          </table:table-cell>
          <table:table-cell table:style-name="ce11" table:formula="of:=IF([.BA106]&lt;1;(1+(59*(1-[.BA106])))*[.$A$39]+[.$A$110]/1000;0)" office:value-type="float" office:value="0" calcext:value-type="float">
            <text:p>0</text:p>
          </table:table-cell>
          <table:table-cell table:style-name="ce11" table:formula="of:=IF([.BB106]&lt;1;(1+(59*(1-[.BB106])))*[.$A$39]+[.$A$110]/1000;0)" office:value-type="float" office:value="0" calcext:value-type="float">
            <text:p>0</text:p>
          </table:table-cell>
          <table:table-cell table:style-name="ce11" table:formula="of:=IF([.BC106]&lt;1;(1+(59*(1-[.BC106])))*[.$A$39]+[.$A$110]/1000;0)" office:value-type="float" office:value="0" calcext:value-type="float">
            <text:p>0</text:p>
          </table:table-cell>
          <table:table-cell table:style-name="ce11" table:formula="of:=IF([.BD106]&lt;1;(1+(59*(1-[.BD106])))*[.$A$39]+[.$A$110]/1000;0)" office:value-type="float" office:value="0" calcext:value-type="float">
            <text:p>0</text:p>
          </table:table-cell>
          <table:table-cell table:style-name="ce11" table:formula="of:=IF([.BE106]&lt;1;(1+(59*(1-[.BE106])))*[.$A$39]+[.$A$110]/1000;0)" office:value-type="float" office:value="0" calcext:value-type="float">
            <text:p>0</text:p>
          </table:table-cell>
          <table:table-cell table:style-name="ce11" table:formula="of:=IF([.BF106]&lt;1;(1+(59*(1-[.BF106])))*[.$A$39]+[.$A$110]/1000;0)" office:value-type="float" office:value="0" calcext:value-type="float">
            <text:p>0</text:p>
          </table:table-cell>
          <table:table-cell table:style-name="ce11" table:formula="of:=IF([.BG106]&lt;1;(1+(59*(1-[.BG106])))*[.$A$39]+[.$A$110]/1000;0)" office:value-type="float" office:value="0" calcext:value-type="float">
            <text:p>0</text:p>
          </table:table-cell>
          <table:table-cell table:style-name="ce11" table:formula="of:=IF([.BH106]&lt;1;(1+(59*(1-[.BH106])))*[.$A$39]+[.$A$110]/1000;0)" office:value-type="float" office:value="0" calcext:value-type="float">
            <text:p>0</text:p>
          </table:table-cell>
          <table:table-cell table:style-name="ce11" table:formula="of:=IF([.BI106]&lt;1;(1+(59*(1-[.BI106])))*[.$A$39]+[.$A$110]/1000;0)" office:value-type="float" office:value="0" calcext:value-type="float">
            <text:p>0</text:p>
          </table:table-cell>
          <table:table-cell table:style-name="ce11" table:formula="of:=IF([.BJ106]&lt;1;(1+(59*(1-[.BJ106])))*[.$A$39]+[.$A$110]/1000;0)" office:value-type="float" office:value="0" calcext:value-type="float">
            <text:p>0</text:p>
          </table:table-cell>
          <table:table-cell table:style-name="ce11" table:formula="of:=IF([.BK106]&lt;1;(1+(59*(1-[.BK106])))*[.$A$39]+[.$A$110]/1000;0)" office:value-type="float" office:value="0" calcext:value-type="float">
            <text:p>0</text:p>
          </table:table-cell>
          <table:table-cell table:style-name="ce11" table:formula="of:=IF([.BL106]&lt;1;(1+(59*(1-[.BL106])))*[.$A$39]+[.$A$110]/1000;0)" office:value-type="float" office:value="0" calcext:value-type="float">
            <text:p>0</text:p>
          </table:table-cell>
          <table:table-cell table:style-name="ce11" table:formula="of:=IF([.BM106]&lt;1;(1+(59*(1-[.BM106])))*[.$A$39]+[.$A$110]/1000;0)" office:value-type="float" office:value="0" calcext:value-type="float">
            <text:p>0</text:p>
          </table:table-cell>
          <table:table-cell table:style-name="ce11" table:formula="of:=IF([.BN106]&lt;1;(1+(59*(1-[.BN106])))*[.$A$39]+[.$A$110]/1000;0)" office:value-type="float" office:value="0" calcext:value-type="float">
            <text:p>0</text:p>
          </table:table-cell>
          <table:table-cell table:style-name="ce11" table:formula="of:=IF([.BO106]&lt;1;(1+(59*(1-[.BO106])))*[.$A$39]+[.$A$110]/1000;0)" office:value-type="float" office:value="0" calcext:value-type="float">
            <text:p>0</text:p>
          </table:table-cell>
          <table:table-cell table:style-name="ce11" table:formula="of:=IF([.BP106]&lt;1;(1+(59*(1-[.BP106])))*[.$A$39]+[.$A$110]/1000;0)" office:value-type="float" office:value="0" calcext:value-type="float">
            <text:p>0</text:p>
          </table:table-cell>
          <table:table-cell table:style-name="ce11" table:formula="of:=IF([.BQ106]&lt;1;(1+(59*(1-[.BQ106])))*[.$A$39]+[.$A$110]/1000;0)" office:value-type="float" office:value="0" calcext:value-type="float">
            <text:p>0</text:p>
          </table:table-cell>
          <table:table-cell table:style-name="ce11" table:formula="of:=IF([.BR106]&lt;1;(1+(59*(1-[.BR106])))*[.$A$39]+[.$A$110]/1000;0)" office:value-type="float" office:value="0" calcext:value-type="float">
            <text:p>0</text:p>
          </table:table-cell>
          <table:table-cell table:style-name="ce11" table:formula="of:=IF([.BS106]&lt;1;(1+(59*(1-[.BS106])))*[.$A$39]+[.$A$110]/1000;0)" office:value-type="float" office:value="0" calcext:value-type="float">
            <text:p>0</text:p>
          </table:table-cell>
          <table:table-cell table:style-name="ce11" table:formula="of:=IF([.BT106]&lt;1;(1+(59*(1-[.BT106])))*[.$A$39]+[.$A$110]/1000;0)" office:value-type="float" office:value="0" calcext:value-type="float">
            <text:p>0</text:p>
          </table:table-cell>
          <table:table-cell table:style-name="ce11" table:formula="of:=IF([.BU106]&lt;1;(1+(59*(1-[.BU106])))*[.$A$39]+[.$A$110]/1000;0)" office:value-type="float" office:value="0" calcext:value-type="float">
            <text:p>0</text:p>
          </table:table-cell>
          <table:table-cell table:style-name="ce11" table:formula="of:=IF([.BV106]&lt;1;(1+(59*(1-[.BV106])))*[.$A$39]+[.$A$110]/1000;0)" office:value-type="float" office:value="0" calcext:value-type="float">
            <text:p>0</text:p>
          </table:table-cell>
          <table:table-cell table:style-name="ce11" table:formula="of:=IF([.BW106]&lt;1;(1+(59*(1-[.BW106])))*[.$A$39]+[.$A$110]/1000;0)" office:value-type="float" office:value="0" calcext:value-type="float">
            <text:p>0</text:p>
          </table:table-cell>
          <table:table-cell table:style-name="ce11" table:formula="of:=IF([.BX106]&lt;1;(1+(59*(1-[.BX106])))*[.$A$39]+[.$A$110]/1000;0)" office:value-type="float" office:value="0" calcext:value-type="float">
            <text:p>0</text:p>
          </table:table-cell>
          <table:table-cell table:style-name="ce11" table:formula="of:=IF([.BY106]&lt;1;(1+(59*(1-[.BY106])))*[.$A$39]+[.$A$110]/1000;0)" office:value-type="float" office:value="0" calcext:value-type="float">
            <text:p>0</text:p>
          </table:table-cell>
          <table:table-cell table:style-name="ce11" table:formula="of:=IF([.BZ106]&lt;1;(1+(59*(1-[.BZ106])))*[.$A$39]+[.$A$110]/1000;0)" office:value-type="float" office:value="0" calcext:value-type="float">
            <text:p>0</text:p>
          </table:table-cell>
          <table:table-cell table:style-name="ce11" table:formula="of:=IF([.CA106]&lt;1;(1+(59*(1-[.CA106])))*[.$A$39]+[.$A$110]/1000;0)" office:value-type="float" office:value="0" calcext:value-type="float">
            <text:p>0</text:p>
          </table:table-cell>
          <table:table-cell table:style-name="ce11" table:formula="of:=IF([.CB106]&lt;1;(1+(59*(1-[.CB106])))*[.$A$39]+[.$A$110]/1000;0)" office:value-type="float" office:value="0" calcext:value-type="float">
            <text:p>0</text:p>
          </table:table-cell>
          <table:table-cell table:style-name="ce11" table:formula="of:=IF([.CC106]&lt;1;(1+(59*(1-[.CC106])))*[.$A$39]+[.$A$110]/1000;0)" office:value-type="float" office:value="0" calcext:value-type="float">
            <text:p>0</text:p>
          </table:table-cell>
          <table:table-cell table:style-name="ce11" table:formula="of:=IF([.CD106]&lt;1;(1+(59*(1-[.CD106])))*[.$A$39]+[.$A$110]/1000;0)" office:value-type="float" office:value="0" calcext:value-type="float">
            <text:p>0</text:p>
          </table:table-cell>
          <table:table-cell table:style-name="ce11" table:formula="of:=IF([.CE106]&lt;1;(1+(59*(1-[.CE106])))*[.$A$39]+[.$A$110]/1000;0)" office:value-type="float" office:value="0" calcext:value-type="float">
            <text:p>0</text:p>
          </table:table-cell>
          <table:table-cell table:style-name="ce11" table:formula="of:=IF([.CF106]&lt;1;(1+(59*(1-[.CF106])))*[.$A$39]+[.$A$110]/1000;0)" office:value-type="float" office:value="0" calcext:value-type="float">
            <text:p>0</text:p>
          </table:table-cell>
          <table:table-cell table:style-name="ce11" table:formula="of:=IF([.CG106]&lt;1;(1+(59*(1-[.CG106])))*[.$A$39]+[.$A$110]/1000;0)" office:value-type="float" office:value="0" calcext:value-type="float">
            <text:p>0</text:p>
          </table:table-cell>
          <table:table-cell table:style-name="ce11" table:formula="of:=IF([.CH106]&lt;1;(1+(59*(1-[.CH106])))*[.$A$39]+[.$A$110]/1000;0)" office:value-type="float" office:value="0" calcext:value-type="float">
            <text:p>0</text:p>
          </table:table-cell>
          <table:table-cell table:style-name="ce11" table:formula="of:=IF([.CI106]&lt;1;(1+(59*(1-[.CI106])))*[.$A$39]+[.$A$110]/1000;0)" office:value-type="float" office:value="0" calcext:value-type="float">
            <text:p>0</text:p>
          </table:table-cell>
          <table:table-cell table:style-name="ce11" table:formula="of:=IF([.CJ106]&lt;1;(1+(59*(1-[.CJ106])))*[.$A$39]+[.$A$110]/1000;0)" office:value-type="float" office:value="0" calcext:value-type="float">
            <text:p>0</text:p>
          </table:table-cell>
          <table:table-cell table:style-name="ce11" table:formula="of:=IF([.CK106]&lt;1;(1+(59*(1-[.CK106])))*[.$A$39]+[.$A$110]/1000;0)" office:value-type="float" office:value="0" calcext:value-type="float">
            <text:p>0</text:p>
          </table:table-cell>
          <table:table-cell table:style-name="ce11" table:formula="of:=IF([.CL106]&lt;1;(1+(59*(1-[.CL106])))*[.$A$39]+[.$A$110]/1000;0)" office:value-type="float" office:value="0" calcext:value-type="float">
            <text:p>0</text:p>
          </table:table-cell>
          <table:table-cell table:style-name="ce11" table:formula="of:=IF([.CM106]&lt;1;(1+(59*(1-[.CM106])))*[.$A$39]+[.$A$110]/1000;0)" office:value-type="float" office:value="0" calcext:value-type="float">
            <text:p>0</text:p>
          </table:table-cell>
          <table:table-cell table:style-name="ce11" table:formula="of:=IF([.CN106]&lt;1;(1+(59*(1-[.CN106])))*[.$A$39]+[.$A$110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,00</text:p>
          </table:table-cell>
          <table:table-cell table:style-name="ce10" table:formula="of:=IF([.A119]*1.1&gt;1;1;[.A119]*1.1)" office:value-type="float" office:value="0" calcext:value-type="float">
            <text:p>0</text:p>
          </table:table-cell>
          <table:table-cell table:formula="of:=IF([.B119]*1.1&gt;1;1;[.B119]*1.1)" office:value-type="float" office:value="0" calcext:value-type="float">
            <text:p>0</text:p>
          </table:table-cell>
          <table:table-cell table:formula="of:=IF([.C119]*1.1&gt;1;1;[.C119]*1.1)" office:value-type="float" office:value="0" calcext:value-type="float">
            <text:p>0</text:p>
          </table:table-cell>
          <table:table-cell table:formula="of:=IF([.D119]*1.1&gt;1;1;[.D119]*1.1)" office:value-type="float" office:value="0" calcext:value-type="float">
            <text:p>0</text:p>
          </table:table-cell>
          <table:table-cell table:formula="of:=IF([.E119]*1.1&gt;1;1;[.E119]*1.1)" office:value-type="float" office:value="0" calcext:value-type="float">
            <text:p>0</text:p>
          </table:table-cell>
          <table:table-cell table:style-name="ce10" table:formula="of:=IF([.F119]*1.1&gt;1;1;[.F119]*1.1)" office:value-type="float" office:value="0" calcext:value-type="float">
            <text:p>0</text:p>
          </table:table-cell>
          <table:table-cell table:style-name="ce10" table:formula="of:=IF([.G119]*1.1&gt;1;1;[.G119]*1.1)" office:value-type="float" office:value="0" calcext:value-type="float">
            <text:p>0</text:p>
          </table:table-cell>
          <table:table-cell table:style-name="ce10" table:formula="of:=IF([.H119]*1.1&gt;1;1;[.H119]*1.1)" office:value-type="float" office:value="0" calcext:value-type="float">
            <text:p>0</text:p>
          </table:table-cell>
          <table:table-cell table:style-name="ce10" table:formula="of:=IF([.I119]*1.1&gt;1;1;[.I119]*1.1)" office:value-type="float" office:value="0" calcext:value-type="float">
            <text:p>0</text:p>
          </table:table-cell>
          <table:table-cell table:style-name="ce10" table:formula="of:=IF([.J119]*1.1&gt;1;1;[.J119]*1.1)" office:value-type="float" office:value="0" calcext:value-type="float">
            <text:p>0</text:p>
          </table:table-cell>
          <table:table-cell table:style-name="ce10" table:formula="of:=IF([.K119]*1.1&gt;1;1;[.K119]*1.1)" office:value-type="float" office:value="0" calcext:value-type="float">
            <text:p>0</text:p>
          </table:table-cell>
          <table:table-cell table:style-name="ce10" table:formula="of:=IF([.L119]*1.1&gt;1;1;[.L119]*1.1)" office:value-type="float" office:value="0" calcext:value-type="float">
            <text:p>0</text:p>
          </table:table-cell>
          <table:table-cell table:style-name="ce10" table:formula="of:=IF([.M119]*1.1&gt;1;1;[.M119]*1.1)" office:value-type="float" office:value="0" calcext:value-type="float">
            <text:p>0</text:p>
          </table:table-cell>
          <table:table-cell table:style-name="ce10" table:formula="of:=IF([.N119]*1.1&gt;1;1;[.N119]*1.1)" office:value-type="float" office:value="0" calcext:value-type="float">
            <text:p>0</text:p>
          </table:table-cell>
          <table:table-cell table:style-name="ce10" table:formula="of:=IF([.O119]*1.1&gt;1;1;[.O119]*1.1)" office:value-type="float" office:value="0" calcext:value-type="float">
            <text:p>0</text:p>
          </table:table-cell>
          <table:table-cell table:style-name="ce10" table:formula="of:=IF([.P119]*1.1&gt;1;1;[.P119]*1.1)" office:value-type="float" office:value="0" calcext:value-type="float">
            <text:p>0</text:p>
          </table:table-cell>
          <table:table-cell table:style-name="ce10" table:formula="of:=IF([.Q119]*1.1&gt;1;1;[.Q119]*1.1)" office:value-type="float" office:value="0" calcext:value-type="float">
            <text:p>0</text:p>
          </table:table-cell>
          <table:table-cell table:style-name="ce10" table:formula="of:=IF([.R119]*1.1&gt;1;1;[.R119]*1.1)" office:value-type="float" office:value="0" calcext:value-type="float">
            <text:p>0</text:p>
          </table:table-cell>
          <table:table-cell table:style-name="ce10" table:formula="of:=IF([.S119]*1.1&gt;1;1;[.S119]*1.1)" office:value-type="float" office:value="0" calcext:value-type="float">
            <text:p>0</text:p>
          </table:table-cell>
          <table:table-cell table:style-name="ce10" table:formula="of:=IF([.T119]*1.1&gt;1;1;[.T119]*1.1)" office:value-type="float" office:value="0" calcext:value-type="float">
            <text:p>0</text:p>
          </table:table-cell>
          <table:table-cell table:style-name="ce10" table:formula="of:=IF([.U119]*1.1&gt;1;1;[.U119]*1.1)" office:value-type="float" office:value="0" calcext:value-type="float">
            <text:p>0</text:p>
          </table:table-cell>
          <table:table-cell table:style-name="ce10" table:formula="of:=IF([.V119]*1.1&gt;1;1;[.V119]*1.1)" office:value-type="float" office:value="0" calcext:value-type="float">
            <text:p>0</text:p>
          </table:table-cell>
          <table:table-cell table:style-name="ce10" table:formula="of:=IF([.W119]*1.1&gt;1;1;[.W119]*1.1)" office:value-type="float" office:value="0" calcext:value-type="float">
            <text:p>0</text:p>
          </table:table-cell>
          <table:table-cell table:style-name="ce10" table:formula="of:=IF([.X119]*1.1&gt;1;1;[.X119]*1.1)" office:value-type="float" office:value="0" calcext:value-type="float">
            <text:p>0</text:p>
          </table:table-cell>
          <table:table-cell table:style-name="ce10" table:formula="of:=IF([.Y119]*1.1&gt;1;1;[.Y119]*1.1)" office:value-type="float" office:value="0" calcext:value-type="float">
            <text:p>0</text:p>
          </table:table-cell>
          <table:table-cell table:style-name="ce10" table:formula="of:=IF([.Z119]*1.1&gt;1;1;[.Z119]*1.1)" office:value-type="float" office:value="0" calcext:value-type="float">
            <text:p>0</text:p>
          </table:table-cell>
          <table:table-cell table:style-name="ce10" table:formula="of:=IF([.AA119]*1.1&gt;1;1;[.AA119]*1.1)" office:value-type="float" office:value="0" calcext:value-type="float">
            <text:p>0</text:p>
          </table:table-cell>
          <table:table-cell table:style-name="ce10" table:formula="of:=IF([.AB119]*1.1&gt;1;1;[.AB119]*1.1)" office:value-type="float" office:value="0" calcext:value-type="float">
            <text:p>0</text:p>
          </table:table-cell>
          <table:table-cell table:style-name="ce10" table:formula="of:=IF([.AC119]*1.1&gt;1;1;[.AC119]*1.1)" office:value-type="float" office:value="0" calcext:value-type="float">
            <text:p>0</text:p>
          </table:table-cell>
          <table:table-cell table:style-name="ce10" table:formula="of:=IF([.AD119]*1.1&gt;1;1;[.AD119]*1.1)" office:value-type="float" office:value="0" calcext:value-type="float">
            <text:p>0</text:p>
          </table:table-cell>
          <table:table-cell table:style-name="ce10" table:formula="of:=IF([.AE119]*1.1&gt;1;1;[.AE119]*1.1)" office:value-type="float" office:value="0" calcext:value-type="float">
            <text:p>0</text:p>
          </table:table-cell>
          <table:table-cell table:style-name="ce10" table:formula="of:=IF([.AF119]*1.1&gt;1;1;[.AF119]*1.1)" office:value-type="float" office:value="0" calcext:value-type="float">
            <text:p>0</text:p>
          </table:table-cell>
          <table:table-cell table:style-name="ce10" table:formula="of:=IF([.AG119]*1.1&gt;1;1;[.AG119]*1.1)" office:value-type="float" office:value="0" calcext:value-type="float">
            <text:p>0</text:p>
          </table:table-cell>
          <table:table-cell table:style-name="ce10" table:formula="of:=IF([.AH119]*1.1&gt;1;1;[.AH119]*1.1)" office:value-type="float" office:value="0" calcext:value-type="float">
            <text:p>0</text:p>
          </table:table-cell>
          <table:table-cell table:style-name="ce10" table:formula="of:=IF([.AI119]*1.1&gt;1;1;[.AI119]*1.1)" office:value-type="float" office:value="0" calcext:value-type="float">
            <text:p>0</text:p>
          </table:table-cell>
          <table:table-cell table:style-name="ce10" table:formula="of:=IF([.AJ119]*1.1&gt;1;1;[.AJ119]*1.1)" office:value-type="float" office:value="0" calcext:value-type="float">
            <text:p>0</text:p>
          </table:table-cell>
          <table:table-cell table:style-name="ce10" table:formula="of:=IF([.AK119]*1.1&gt;1;1;[.AK119]*1.1)" office:value-type="float" office:value="0" calcext:value-type="float">
            <text:p>0</text:p>
          </table:table-cell>
          <table:table-cell table:style-name="ce10" table:formula="of:=IF([.AL119]*1.1&gt;1;1;[.AL119]*1.1)" office:value-type="float" office:value="0" calcext:value-type="float">
            <text:p>0</text:p>
          </table:table-cell>
          <table:table-cell table:style-name="ce10" table:formula="of:=IF([.AM119]*1.1&gt;1;1;[.AM119]*1.1)" office:value-type="float" office:value="0" calcext:value-type="float">
            <text:p>0</text:p>
          </table:table-cell>
          <table:table-cell table:style-name="ce10" table:formula="of:=IF([.AN119]*1.1&gt;1;1;[.AN119]*1.1)" office:value-type="float" office:value="0" calcext:value-type="float">
            <text:p>0</text:p>
          </table:table-cell>
          <table:table-cell table:style-name="ce10" table:formula="of:=IF([.AO119]*1.1&gt;1;1;[.AO119]*1.1)" office:value-type="float" office:value="0" calcext:value-type="float">
            <text:p>0</text:p>
          </table:table-cell>
          <table:table-cell table:style-name="ce10" table:formula="of:=IF([.AP119]*1.1&gt;1;1;[.AP119]*1.1)" office:value-type="float" office:value="0" calcext:value-type="float">
            <text:p>0</text:p>
          </table:table-cell>
          <table:table-cell table:style-name="ce10" table:formula="of:=IF([.AQ119]*1.1&gt;1;1;[.AQ119]*1.1)" office:value-type="float" office:value="0" calcext:value-type="float">
            <text:p>0</text:p>
          </table:table-cell>
          <table:table-cell table:style-name="ce10" table:formula="of:=IF([.AR119]*1.1&gt;1;1;[.AR119]*1.1)" office:value-type="float" office:value="0" calcext:value-type="float">
            <text:p>0</text:p>
          </table:table-cell>
          <table:table-cell table:style-name="ce10" table:formula="of:=IF([.AS119]*1.1&gt;1;1;[.AS119]*1.1)" office:value-type="float" office:value="0" calcext:value-type="float">
            <text:p>0</text:p>
          </table:table-cell>
          <table:table-cell table:style-name="ce10" table:formula="of:=IF([.AT119]*1.1&gt;1;1;[.AT119]*1.1)" office:value-type="float" office:value="0" calcext:value-type="float">
            <text:p>0</text:p>
          </table:table-cell>
          <table:table-cell table:style-name="ce10" table:formula="of:=IF([.AU119]*1.1&gt;1;1;[.AU119]*1.1)" office:value-type="float" office:value="0" calcext:value-type="float">
            <text:p>0</text:p>
          </table:table-cell>
          <table:table-cell table:style-name="ce10" table:formula="of:=IF([.AV119]*1.1&gt;1;1;[.AV119]*1.1)" office:value-type="float" office:value="0" calcext:value-type="float">
            <text:p>0</text:p>
          </table:table-cell>
          <table:table-cell table:style-name="ce10" table:formula="of:=IF([.AW119]*1.1&gt;1;1;[.AW119]*1.1)" office:value-type="float" office:value="0" calcext:value-type="float">
            <text:p>0</text:p>
          </table:table-cell>
          <table:table-cell table:style-name="ce10" table:formula="of:=IF([.AX119]*1.1&gt;1;1;[.AX119]*1.1)" office:value-type="float" office:value="0" calcext:value-type="float">
            <text:p>0</text:p>
          </table:table-cell>
          <table:table-cell table:style-name="ce10" table:formula="of:=IF([.AY119]*1.1&gt;1;1;[.AY119]*1.1)" office:value-type="float" office:value="0" calcext:value-type="float">
            <text:p>0</text:p>
          </table:table-cell>
          <table:table-cell table:style-name="ce10" table:formula="of:=IF([.AZ119]*1.1&gt;1;1;[.AZ119]*1.1)" office:value-type="float" office:value="0" calcext:value-type="float">
            <text:p>0</text:p>
          </table:table-cell>
          <table:table-cell table:style-name="ce10" table:formula="of:=IF([.BA119]*1.1&gt;1;1;[.BA119]*1.1)" office:value-type="float" office:value="0" calcext:value-type="float">
            <text:p>0</text:p>
          </table:table-cell>
          <table:table-cell table:style-name="ce10" table:formula="of:=IF([.BB119]*1.1&gt;1;1;[.BB119]*1.1)" office:value-type="float" office:value="0" calcext:value-type="float">
            <text:p>0</text:p>
          </table:table-cell>
          <table:table-cell table:style-name="ce10" table:formula="of:=IF([.BC119]*1.1&gt;1;1;[.BC119]*1.1)" office:value-type="float" office:value="0" calcext:value-type="float">
            <text:p>0</text:p>
          </table:table-cell>
          <table:table-cell table:style-name="ce10" table:formula="of:=IF([.BD119]*1.1&gt;1;1;[.BD119]*1.1)" office:value-type="float" office:value="0" calcext:value-type="float">
            <text:p>0</text:p>
          </table:table-cell>
          <table:table-cell table:style-name="ce10" table:formula="of:=IF([.BE119]*1.1&gt;1;1;[.BE119]*1.1)" office:value-type="float" office:value="0" calcext:value-type="float">
            <text:p>0</text:p>
          </table:table-cell>
          <table:table-cell table:style-name="ce10" table:formula="of:=IF([.BF119]*1.1&gt;1;1;[.BF119]*1.1)" office:value-type="float" office:value="0" calcext:value-type="float">
            <text:p>0</text:p>
          </table:table-cell>
          <table:table-cell table:style-name="ce10" table:formula="of:=IF([.BG119]*1.1&gt;1;1;[.BG119]*1.1)" office:value-type="float" office:value="0" calcext:value-type="float">
            <text:p>0</text:p>
          </table:table-cell>
          <table:table-cell table:style-name="ce10" table:formula="of:=IF([.BH119]*1.1&gt;1;1;[.BH119]*1.1)" office:value-type="float" office:value="0" calcext:value-type="float">
            <text:p>0</text:p>
          </table:table-cell>
          <table:table-cell table:style-name="ce10" table:formula="of:=IF([.BI119]*1.1&gt;1;1;[.BI119]*1.1)" office:value-type="float" office:value="0" calcext:value-type="float">
            <text:p>0</text:p>
          </table:table-cell>
          <table:table-cell table:style-name="ce10" table:formula="of:=IF([.BJ119]*1.1&gt;1;1;[.BJ119]*1.1)" office:value-type="float" office:value="0" calcext:value-type="float">
            <text:p>0</text:p>
          </table:table-cell>
          <table:table-cell table:style-name="ce10" table:formula="of:=IF([.BK119]*1.1&gt;1;1;[.BK119]*1.1)" office:value-type="float" office:value="0" calcext:value-type="float">
            <text:p>0</text:p>
          </table:table-cell>
          <table:table-cell table:style-name="ce10" table:formula="of:=IF([.BL119]*1.1&gt;1;1;[.BL119]*1.1)" office:value-type="float" office:value="0" calcext:value-type="float">
            <text:p>0</text:p>
          </table:table-cell>
          <table:table-cell table:style-name="ce10" table:formula="of:=IF([.BM119]*1.1&gt;1;1;[.BM119]*1.1)" office:value-type="float" office:value="0" calcext:value-type="float">
            <text:p>0</text:p>
          </table:table-cell>
          <table:table-cell table:style-name="ce10" table:formula="of:=IF([.BN119]*1.1&gt;1;1;[.BN119]*1.1)" office:value-type="float" office:value="0" calcext:value-type="float">
            <text:p>0</text:p>
          </table:table-cell>
          <table:table-cell table:style-name="ce10" table:formula="of:=IF([.BO119]*1.1&gt;1;1;[.BO119]*1.1)" office:value-type="float" office:value="0" calcext:value-type="float">
            <text:p>0</text:p>
          </table:table-cell>
          <table:table-cell table:style-name="ce10" table:formula="of:=IF([.BP119]*1.1&gt;1;1;[.BP119]*1.1)" office:value-type="float" office:value="0" calcext:value-type="float">
            <text:p>0</text:p>
          </table:table-cell>
          <table:table-cell table:style-name="ce10" table:formula="of:=IF([.BQ119]*1.1&gt;1;1;[.BQ119]*1.1)" office:value-type="float" office:value="0" calcext:value-type="float">
            <text:p>0</text:p>
          </table:table-cell>
          <table:table-cell table:style-name="ce10" table:formula="of:=IF([.BR119]*1.1&gt;1;1;[.BR119]*1.1)" office:value-type="float" office:value="0" calcext:value-type="float">
            <text:p>0</text:p>
          </table:table-cell>
          <table:table-cell table:style-name="ce10" table:formula="of:=IF([.BS119]*1.1&gt;1;1;[.BS119]*1.1)" office:value-type="float" office:value="0" calcext:value-type="float">
            <text:p>0</text:p>
          </table:table-cell>
          <table:table-cell table:style-name="ce10" table:formula="of:=IF([.BT119]*1.1&gt;1;1;[.BT119]*1.1)" office:value-type="float" office:value="0" calcext:value-type="float">
            <text:p>0</text:p>
          </table:table-cell>
          <table:table-cell table:style-name="ce10" table:formula="of:=IF([.BU119]*1.1&gt;1;1;[.BU119]*1.1)" office:value-type="float" office:value="0" calcext:value-type="float">
            <text:p>0</text:p>
          </table:table-cell>
          <table:table-cell table:style-name="ce10" table:formula="of:=IF([.BV119]*1.1&gt;1;1;[.BV119]*1.1)" office:value-type="float" office:value="0" calcext:value-type="float">
            <text:p>0</text:p>
          </table:table-cell>
          <table:table-cell table:style-name="ce10" table:formula="of:=IF([.BW119]*1.1&gt;1;1;[.BW119]*1.1)" office:value-type="float" office:value="0" calcext:value-type="float">
            <text:p>0</text:p>
          </table:table-cell>
          <table:table-cell table:style-name="ce10" table:formula="of:=IF([.BX119]*1.1&gt;1;1;[.BX119]*1.1)" office:value-type="float" office:value="0" calcext:value-type="float">
            <text:p>0</text:p>
          </table:table-cell>
          <table:table-cell table:style-name="ce10" table:formula="of:=IF([.BY119]*1.1&gt;1;1;[.BY119]*1.1)" office:value-type="float" office:value="0" calcext:value-type="float">
            <text:p>0</text:p>
          </table:table-cell>
          <table:table-cell table:style-name="ce10" table:formula="of:=IF([.BZ119]*1.1&gt;1;1;[.BZ119]*1.1)" office:value-type="float" office:value="0" calcext:value-type="float">
            <text:p>0</text:p>
          </table:table-cell>
          <table:table-cell table:style-name="ce10" table:formula="of:=IF([.CA119]*1.1&gt;1;1;[.CA119]*1.1)" office:value-type="float" office:value="0" calcext:value-type="float">
            <text:p>0</text:p>
          </table:table-cell>
          <table:table-cell table:style-name="ce10" table:formula="of:=IF([.CB119]*1.1&gt;1;1;[.CB119]*1.1)" office:value-type="float" office:value="0" calcext:value-type="float">
            <text:p>0</text:p>
          </table:table-cell>
          <table:table-cell table:style-name="ce10" table:formula="of:=IF([.CC119]*1.1&gt;1;1;[.CC119]*1.1)" office:value-type="float" office:value="0" calcext:value-type="float">
            <text:p>0</text:p>
          </table:table-cell>
          <table:table-cell table:style-name="ce10" table:formula="of:=IF([.CD119]*1.1&gt;1;1;[.CD119]*1.1)" office:value-type="float" office:value="0" calcext:value-type="float">
            <text:p>0</text:p>
          </table:table-cell>
          <table:table-cell table:style-name="ce10" table:formula="of:=IF([.CE119]*1.1&gt;1;1;[.CE119]*1.1)" office:value-type="float" office:value="0" calcext:value-type="float">
            <text:p>0</text:p>
          </table:table-cell>
          <table:table-cell table:style-name="ce10" table:formula="of:=IF([.CF119]*1.1&gt;1;1;[.CF119]*1.1)" office:value-type="float" office:value="0" calcext:value-type="float">
            <text:p>0</text:p>
          </table:table-cell>
          <table:table-cell table:style-name="ce10" table:formula="of:=IF([.CG119]*1.1&gt;1;1;[.CG119]*1.1)" office:value-type="float" office:value="0" calcext:value-type="float">
            <text:p>0</text:p>
          </table:table-cell>
          <table:table-cell table:style-name="ce10" table:formula="of:=IF([.CH119]*1.1&gt;1;1;[.CH119]*1.1)" office:value-type="float" office:value="0" calcext:value-type="float">
            <text:p>0</text:p>
          </table:table-cell>
          <table:table-cell table:style-name="ce10" table:formula="of:=IF([.CI119]*1.1&gt;1;1;[.CI119]*1.1)" office:value-type="float" office:value="0" calcext:value-type="float">
            <text:p>0</text:p>
          </table:table-cell>
          <table:table-cell table:style-name="ce10" table:formula="of:=IF([.CJ119]*1.1&gt;1;1;[.CJ119]*1.1)" office:value-type="float" office:value="0" calcext:value-type="float">
            <text:p>0</text:p>
          </table:table-cell>
          <table:table-cell table:style-name="ce10" table:formula="of:=IF([.CK119]*1.1&gt;1;1;[.CK119]*1.1)" office:value-type="float" office:value="0" calcext:value-type="float">
            <text:p>0</text:p>
          </table:table-cell>
          <table:table-cell table:style-name="ce10" table:formula="of:=IF([.CL119]*1.1&gt;1;1;[.CL119]*1.1)" office:value-type="float" office:value="0" calcext:value-type="float">
            <text:p>0</text:p>
          </table:table-cell>
          <table:table-cell table:style-name="ce10" table:formula="of:=IF([.CM119]*1.1&gt;1;1;[.CM119]*1.1)" office:value-type="float" office:value="0" calcext:value-type="float">
            <text:p>0</text:p>
          </table:table-cell>
          <table:table-cell table:style-name="ce10" table:formula="of:=IF([.CN119]*1.1&gt;1;1;[.CN119]*1.1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formula="of:=[.A119]+0.1" office:value-type="float" office:value="0.1" calcext:value-type="float">
            <text:p>0,10</text:p>
          </table:table-cell>
          <table:table-cell table:style-name="ce10" table:formula="of:=IF([.A120]*1.1&gt;1;1;[.A120]*1.1)" office:value-type="float" office:value="0.11" calcext:value-type="float">
            <text:p>0,11</text:p>
          </table:table-cell>
          <table:table-cell table:formula="of:=IF([.B120]*1.1&gt;1;1;[.B120]*1.1)" office:value-type="float" office:value="0.121" calcext:value-type="float">
            <text:p>0,121</text:p>
          </table:table-cell>
          <table:table-cell table:formula="of:=IF([.C120]*1.1&gt;1;1;[.C120]*1.1)" office:value-type="float" office:value="0.1331" calcext:value-type="float">
            <text:p>0,1331</text:p>
          </table:table-cell>
          <table:table-cell table:formula="of:=IF([.D120]*1.1&gt;1;1;[.D120]*1.1)" office:value-type="float" office:value="0.14641" calcext:value-type="float">
            <text:p>0,14641</text:p>
          </table:table-cell>
          <table:table-cell table:formula="of:=IF([.E120]*1.1&gt;1;1;[.E120]*1.1)" office:value-type="float" office:value="0.161051" calcext:value-type="float">
            <text:p>0,161051</text:p>
          </table:table-cell>
          <table:table-cell table:style-name="ce10" table:formula="of:=IF([.F120]*1.1&gt;1;1;[.F120]*1.1)" office:value-type="float" office:value="0.1771561" calcext:value-type="float">
            <text:p>0,1771561</text:p>
          </table:table-cell>
          <table:table-cell table:style-name="ce10" table:formula="of:=IF([.G120]*1.1&gt;1;1;[.G120]*1.1)" office:value-type="float" office:value="0.19487171" calcext:value-type="float">
            <text:p>0,19487171</text:p>
          </table:table-cell>
          <table:table-cell table:style-name="ce10" table:formula="of:=IF([.H120]*1.1&gt;1;1;[.H120]*1.1)" office:value-type="float" office:value="0.214358881" calcext:value-type="float">
            <text:p>0,214358881</text:p>
          </table:table-cell>
          <table:table-cell table:style-name="ce10" table:formula="of:=IF([.I120]*1.1&gt;1;1;[.I120]*1.1)" office:value-type="float" office:value="0.2357947691" calcext:value-type="float">
            <text:p>0,2357947691</text:p>
          </table:table-cell>
          <table:table-cell table:style-name="ce10" table:formula="of:=IF([.J120]*1.1&gt;1;1;[.J120]*1.1)" office:value-type="float" office:value="0.25937424601" calcext:value-type="float">
            <text:p>0,259374246</text:p>
          </table:table-cell>
          <table:table-cell table:style-name="ce10" table:formula="of:=IF([.K120]*1.1&gt;1;1;[.K120]*1.1)" office:value-type="float" office:value="0.285311670611" calcext:value-type="float">
            <text:p>0,2853116706</text:p>
          </table:table-cell>
          <table:table-cell table:style-name="ce10" table:formula="of:=IF([.L120]*1.1&gt;1;1;[.L120]*1.1)" office:value-type="float" office:value="0.3138428376721" calcext:value-type="float">
            <text:p>0,3138428377</text:p>
          </table:table-cell>
          <table:table-cell table:style-name="ce10" table:formula="of:=IF([.M120]*1.1&gt;1;1;[.M120]*1.1)" office:value-type="float" office:value="0.34522712143931" calcext:value-type="float">
            <text:p>0,3452271214</text:p>
          </table:table-cell>
          <table:table-cell table:style-name="ce10" table:formula="of:=IF([.N120]*1.1&gt;1;1;[.N120]*1.1)" office:value-type="float" office:value="0.379749833583241" calcext:value-type="float">
            <text:p>0,3797498336</text:p>
          </table:table-cell>
          <table:table-cell table:style-name="ce10" table:formula="of:=IF([.O120]*1.1&gt;1;1;[.O120]*1.1)" office:value-type="float" office:value="0.417724816941565" calcext:value-type="float">
            <text:p>0,4177248169</text:p>
          </table:table-cell>
          <table:table-cell table:style-name="ce10" table:formula="of:=IF([.P120]*1.1&gt;1;1;[.P120]*1.1)" office:value-type="float" office:value="0.459497298635722" calcext:value-type="float">
            <text:p>0,4594972986</text:p>
          </table:table-cell>
          <table:table-cell table:style-name="ce10" table:formula="of:=IF([.Q120]*1.1&gt;1;1;[.Q120]*1.1)" office:value-type="float" office:value="0.505447028499294" calcext:value-type="float">
            <text:p>0,5054470285</text:p>
          </table:table-cell>
          <table:table-cell table:style-name="ce10" table:formula="of:=IF([.R120]*1.1&gt;1;1;[.R120]*1.1)" office:value-type="float" office:value="0.555991731349224" calcext:value-type="float">
            <text:p>0,5559917313</text:p>
          </table:table-cell>
          <table:table-cell table:style-name="ce10" table:formula="of:=IF([.S120]*1.1&gt;1;1;[.S120]*1.1)" office:value-type="float" office:value="0.611590904484146" calcext:value-type="float">
            <text:p>0,6115909045</text:p>
          </table:table-cell>
          <table:table-cell table:style-name="ce10" table:formula="of:=IF([.T120]*1.1&gt;1;1;[.T120]*1.1)" office:value-type="float" office:value="0.672749994932561" calcext:value-type="float">
            <text:p>0,6727499949</text:p>
          </table:table-cell>
          <table:table-cell table:style-name="ce10" table:formula="of:=IF([.U120]*1.1&gt;1;1;[.U120]*1.1)" office:value-type="float" office:value="0.740024994425817" calcext:value-type="float">
            <text:p>0,7400249944</text:p>
          </table:table-cell>
          <table:table-cell table:style-name="ce10" table:formula="of:=IF([.V120]*1.1&gt;1;1;[.V120]*1.1)" office:value-type="float" office:value="0.814027493868399" calcext:value-type="float">
            <text:p>0,8140274939</text:p>
          </table:table-cell>
          <table:table-cell table:style-name="ce10" table:formula="of:=IF([.W120]*1.1&gt;1;1;[.W120]*1.1)" office:value-type="float" office:value="0.895430243255239" calcext:value-type="float">
            <text:p>0,8954302433</text:p>
          </table:table-cell>
          <table:table-cell table:style-name="ce10" table:formula="of:=IF([.X120]*1.1&gt;1;1;[.X120]*1.1)" office:value-type="float" office:value="0.984973267580763" calcext:value-type="float">
            <text:p>0,9849732676</text:p>
          </table:table-cell>
          <table:table-cell table:style-name="ce10" table:formula="of:=IF([.Y120]*1.1&gt;1;1;[.Y120]*1.1)" office:value-type="float" office:value="1" calcext:value-type="float">
            <text:p>1</text:p>
          </table:table-cell>
          <table:table-cell table:style-name="ce10" table:formula="of:=IF([.Z120]*1.1&gt;1;1;[.Z120]*1.1)" office:value-type="float" office:value="1" calcext:value-type="float">
            <text:p>1</text:p>
          </table:table-cell>
          <table:table-cell table:style-name="ce10" table:formula="of:=IF([.AA120]*1.1&gt;1;1;[.AA120]*1.1)" office:value-type="float" office:value="1" calcext:value-type="float">
            <text:p>1</text:p>
          </table:table-cell>
          <table:table-cell table:style-name="ce10" table:formula="of:=IF([.AB120]*1.1&gt;1;1;[.AB120]*1.1)" office:value-type="float" office:value="1" calcext:value-type="float">
            <text:p>1</text:p>
          </table:table-cell>
          <table:table-cell table:style-name="ce10" table:formula="of:=IF([.AC120]*1.1&gt;1;1;[.AC120]*1.1)" office:value-type="float" office:value="1" calcext:value-type="float">
            <text:p>1</text:p>
          </table:table-cell>
          <table:table-cell table:style-name="ce10" table:formula="of:=IF([.AD120]*1.1&gt;1;1;[.AD120]*1.1)" office:value-type="float" office:value="1" calcext:value-type="float">
            <text:p>1</text:p>
          </table:table-cell>
          <table:table-cell table:style-name="ce10" table:formula="of:=IF([.AE120]*1.1&gt;1;1;[.AE120]*1.1)" office:value-type="float" office:value="1" calcext:value-type="float">
            <text:p>1</text:p>
          </table:table-cell>
          <table:table-cell table:style-name="ce10" table:formula="of:=IF([.AF120]*1.1&gt;1;1;[.AF120]*1.1)" office:value-type="float" office:value="1" calcext:value-type="float">
            <text:p>1</text:p>
          </table:table-cell>
          <table:table-cell table:style-name="ce10" table:formula="of:=IF([.AG120]*1.1&gt;1;1;[.AG120]*1.1)" office:value-type="float" office:value="1" calcext:value-type="float">
            <text:p>1</text:p>
          </table:table-cell>
          <table:table-cell table:style-name="ce10" table:formula="of:=IF([.AH120]*1.1&gt;1;1;[.AH120]*1.1)" office:value-type="float" office:value="1" calcext:value-type="float">
            <text:p>1</text:p>
          </table:table-cell>
          <table:table-cell table:style-name="ce10" table:formula="of:=IF([.AI120]*1.1&gt;1;1;[.AI120]*1.1)" office:value-type="float" office:value="1" calcext:value-type="float">
            <text:p>1</text:p>
          </table:table-cell>
          <table:table-cell table:style-name="ce10" table:formula="of:=IF([.AJ120]*1.1&gt;1;1;[.AJ120]*1.1)" office:value-type="float" office:value="1" calcext:value-type="float">
            <text:p>1</text:p>
          </table:table-cell>
          <table:table-cell table:style-name="ce10" table:formula="of:=IF([.AK120]*1.1&gt;1;1;[.AK120]*1.1)" office:value-type="float" office:value="1" calcext:value-type="float">
            <text:p>1</text:p>
          </table:table-cell>
          <table:table-cell table:style-name="ce10" table:formula="of:=IF([.AL120]*1.1&gt;1;1;[.AL120]*1.1)" office:value-type="float" office:value="1" calcext:value-type="float">
            <text:p>1</text:p>
          </table:table-cell>
          <table:table-cell table:style-name="ce10" table:formula="of:=IF([.AM120]*1.1&gt;1;1;[.AM120]*1.1)" office:value-type="float" office:value="1" calcext:value-type="float">
            <text:p>1</text:p>
          </table:table-cell>
          <table:table-cell table:style-name="ce10" table:formula="of:=IF([.AN120]*1.1&gt;1;1;[.AN120]*1.1)" office:value-type="float" office:value="1" calcext:value-type="float">
            <text:p>1</text:p>
          </table:table-cell>
          <table:table-cell table:style-name="ce10" table:formula="of:=IF([.AO120]*1.1&gt;1;1;[.AO120]*1.1)" office:value-type="float" office:value="1" calcext:value-type="float">
            <text:p>1</text:p>
          </table:table-cell>
          <table:table-cell table:style-name="ce10" table:formula="of:=IF([.AP120]*1.1&gt;1;1;[.AP120]*1.1)" office:value-type="float" office:value="1" calcext:value-type="float">
            <text:p>1</text:p>
          </table:table-cell>
          <table:table-cell table:style-name="ce10" table:formula="of:=IF([.AQ120]*1.1&gt;1;1;[.AQ120]*1.1)" office:value-type="float" office:value="1" calcext:value-type="float">
            <text:p>1</text:p>
          </table:table-cell>
          <table:table-cell table:style-name="ce10" table:formula="of:=IF([.AR120]*1.1&gt;1;1;[.AR120]*1.1)" office:value-type="float" office:value="1" calcext:value-type="float">
            <text:p>1</text:p>
          </table:table-cell>
          <table:table-cell table:style-name="ce10" table:formula="of:=IF([.AS120]*1.1&gt;1;1;[.AS120]*1.1)" office:value-type="float" office:value="1" calcext:value-type="float">
            <text:p>1</text:p>
          </table:table-cell>
          <table:table-cell table:style-name="ce10" table:formula="of:=IF([.AT120]*1.1&gt;1;1;[.AT120]*1.1)" office:value-type="float" office:value="1" calcext:value-type="float">
            <text:p>1</text:p>
          </table:table-cell>
          <table:table-cell table:style-name="ce10" table:formula="of:=IF([.AU120]*1.1&gt;1;1;[.AU120]*1.1)" office:value-type="float" office:value="1" calcext:value-type="float">
            <text:p>1</text:p>
          </table:table-cell>
          <table:table-cell table:style-name="ce10" table:formula="of:=IF([.AV120]*1.1&gt;1;1;[.AV120]*1.1)" office:value-type="float" office:value="1" calcext:value-type="float">
            <text:p>1</text:p>
          </table:table-cell>
          <table:table-cell table:style-name="ce10" table:formula="of:=IF([.AW120]*1.1&gt;1;1;[.AW120]*1.1)" office:value-type="float" office:value="1" calcext:value-type="float">
            <text:p>1</text:p>
          </table:table-cell>
          <table:table-cell table:style-name="ce10" table:formula="of:=IF([.AX120]*1.1&gt;1;1;[.AX120]*1.1)" office:value-type="float" office:value="1" calcext:value-type="float">
            <text:p>1</text:p>
          </table:table-cell>
          <table:table-cell table:style-name="ce10" table:formula="of:=IF([.AY120]*1.1&gt;1;1;[.AY120]*1.1)" office:value-type="float" office:value="1" calcext:value-type="float">
            <text:p>1</text:p>
          </table:table-cell>
          <table:table-cell table:style-name="ce10" table:formula="of:=IF([.AZ120]*1.1&gt;1;1;[.AZ120]*1.1)" office:value-type="float" office:value="1" calcext:value-type="float">
            <text:p>1</text:p>
          </table:table-cell>
          <table:table-cell table:style-name="ce10" table:formula="of:=IF([.BA120]*1.1&gt;1;1;[.BA120]*1.1)" office:value-type="float" office:value="1" calcext:value-type="float">
            <text:p>1</text:p>
          </table:table-cell>
          <table:table-cell table:style-name="ce10" table:formula="of:=IF([.BB120]*1.1&gt;1;1;[.BB120]*1.1)" office:value-type="float" office:value="1" calcext:value-type="float">
            <text:p>1</text:p>
          </table:table-cell>
          <table:table-cell table:style-name="ce10" table:formula="of:=IF([.BC120]*1.1&gt;1;1;[.BC120]*1.1)" office:value-type="float" office:value="1" calcext:value-type="float">
            <text:p>1</text:p>
          </table:table-cell>
          <table:table-cell table:style-name="ce10" table:formula="of:=IF([.BD120]*1.1&gt;1;1;[.BD120]*1.1)" office:value-type="float" office:value="1" calcext:value-type="float">
            <text:p>1</text:p>
          </table:table-cell>
          <table:table-cell table:style-name="ce10" table:formula="of:=IF([.BE120]*1.1&gt;1;1;[.BE120]*1.1)" office:value-type="float" office:value="1" calcext:value-type="float">
            <text:p>1</text:p>
          </table:table-cell>
          <table:table-cell table:style-name="ce10" table:formula="of:=IF([.BF120]*1.1&gt;1;1;[.BF120]*1.1)" office:value-type="float" office:value="1" calcext:value-type="float">
            <text:p>1</text:p>
          </table:table-cell>
          <table:table-cell table:style-name="ce10" table:formula="of:=IF([.BG120]*1.1&gt;1;1;[.BG120]*1.1)" office:value-type="float" office:value="1" calcext:value-type="float">
            <text:p>1</text:p>
          </table:table-cell>
          <table:table-cell table:style-name="ce10" table:formula="of:=IF([.BH120]*1.1&gt;1;1;[.BH120]*1.1)" office:value-type="float" office:value="1" calcext:value-type="float">
            <text:p>1</text:p>
          </table:table-cell>
          <table:table-cell table:style-name="ce10" table:formula="of:=IF([.BI120]*1.1&gt;1;1;[.BI120]*1.1)" office:value-type="float" office:value="1" calcext:value-type="float">
            <text:p>1</text:p>
          </table:table-cell>
          <table:table-cell table:style-name="ce10" table:formula="of:=IF([.BJ120]*1.1&gt;1;1;[.BJ120]*1.1)" office:value-type="float" office:value="1" calcext:value-type="float">
            <text:p>1</text:p>
          </table:table-cell>
          <table:table-cell table:style-name="ce10" table:formula="of:=IF([.BK120]*1.1&gt;1;1;[.BK120]*1.1)" office:value-type="float" office:value="1" calcext:value-type="float">
            <text:p>1</text:p>
          </table:table-cell>
          <table:table-cell table:style-name="ce10" table:formula="of:=IF([.BL120]*1.1&gt;1;1;[.BL120]*1.1)" office:value-type="float" office:value="1" calcext:value-type="float">
            <text:p>1</text:p>
          </table:table-cell>
          <table:table-cell table:style-name="ce10" table:formula="of:=IF([.BM120]*1.1&gt;1;1;[.BM120]*1.1)" office:value-type="float" office:value="1" calcext:value-type="float">
            <text:p>1</text:p>
          </table:table-cell>
          <table:table-cell table:style-name="ce10" table:formula="of:=IF([.BN120]*1.1&gt;1;1;[.BN120]*1.1)" office:value-type="float" office:value="1" calcext:value-type="float">
            <text:p>1</text:p>
          </table:table-cell>
          <table:table-cell table:style-name="ce10" table:formula="of:=IF([.BO120]*1.1&gt;1;1;[.BO120]*1.1)" office:value-type="float" office:value="1" calcext:value-type="float">
            <text:p>1</text:p>
          </table:table-cell>
          <table:table-cell table:style-name="ce10" table:formula="of:=IF([.BP120]*1.1&gt;1;1;[.BP120]*1.1)" office:value-type="float" office:value="1" calcext:value-type="float">
            <text:p>1</text:p>
          </table:table-cell>
          <table:table-cell table:style-name="ce10" table:formula="of:=IF([.BQ120]*1.1&gt;1;1;[.BQ120]*1.1)" office:value-type="float" office:value="1" calcext:value-type="float">
            <text:p>1</text:p>
          </table:table-cell>
          <table:table-cell table:style-name="ce10" table:formula="of:=IF([.BR120]*1.1&gt;1;1;[.BR120]*1.1)" office:value-type="float" office:value="1" calcext:value-type="float">
            <text:p>1</text:p>
          </table:table-cell>
          <table:table-cell table:style-name="ce10" table:formula="of:=IF([.BS120]*1.1&gt;1;1;[.BS120]*1.1)" office:value-type="float" office:value="1" calcext:value-type="float">
            <text:p>1</text:p>
          </table:table-cell>
          <table:table-cell table:style-name="ce10" table:formula="of:=IF([.BT120]*1.1&gt;1;1;[.BT120]*1.1)" office:value-type="float" office:value="1" calcext:value-type="float">
            <text:p>1</text:p>
          </table:table-cell>
          <table:table-cell table:style-name="ce10" table:formula="of:=IF([.BU120]*1.1&gt;1;1;[.BU120]*1.1)" office:value-type="float" office:value="1" calcext:value-type="float">
            <text:p>1</text:p>
          </table:table-cell>
          <table:table-cell table:style-name="ce10" table:formula="of:=IF([.BV120]*1.1&gt;1;1;[.BV120]*1.1)" office:value-type="float" office:value="1" calcext:value-type="float">
            <text:p>1</text:p>
          </table:table-cell>
          <table:table-cell table:style-name="ce10" table:formula="of:=IF([.BW120]*1.1&gt;1;1;[.BW120]*1.1)" office:value-type="float" office:value="1" calcext:value-type="float">
            <text:p>1</text:p>
          </table:table-cell>
          <table:table-cell table:style-name="ce10" table:formula="of:=IF([.BX120]*1.1&gt;1;1;[.BX120]*1.1)" office:value-type="float" office:value="1" calcext:value-type="float">
            <text:p>1</text:p>
          </table:table-cell>
          <table:table-cell table:style-name="ce10" table:formula="of:=IF([.BY120]*1.1&gt;1;1;[.BY120]*1.1)" office:value-type="float" office:value="1" calcext:value-type="float">
            <text:p>1</text:p>
          </table:table-cell>
          <table:table-cell table:style-name="ce10" table:formula="of:=IF([.BZ120]*1.1&gt;1;1;[.BZ120]*1.1)" office:value-type="float" office:value="1" calcext:value-type="float">
            <text:p>1</text:p>
          </table:table-cell>
          <table:table-cell table:style-name="ce10" table:formula="of:=IF([.CA120]*1.1&gt;1;1;[.CA120]*1.1)" office:value-type="float" office:value="1" calcext:value-type="float">
            <text:p>1</text:p>
          </table:table-cell>
          <table:table-cell table:style-name="ce10" table:formula="of:=IF([.CB120]*1.1&gt;1;1;[.CB120]*1.1)" office:value-type="float" office:value="1" calcext:value-type="float">
            <text:p>1</text:p>
          </table:table-cell>
          <table:table-cell table:style-name="ce10" table:formula="of:=IF([.CC120]*1.1&gt;1;1;[.CC120]*1.1)" office:value-type="float" office:value="1" calcext:value-type="float">
            <text:p>1</text:p>
          </table:table-cell>
          <table:table-cell table:style-name="ce10" table:formula="of:=IF([.CD120]*1.1&gt;1;1;[.CD120]*1.1)" office:value-type="float" office:value="1" calcext:value-type="float">
            <text:p>1</text:p>
          </table:table-cell>
          <table:table-cell table:style-name="ce10" table:formula="of:=IF([.CE120]*1.1&gt;1;1;[.CE120]*1.1)" office:value-type="float" office:value="1" calcext:value-type="float">
            <text:p>1</text:p>
          </table:table-cell>
          <table:table-cell table:style-name="ce10" table:formula="of:=IF([.CF120]*1.1&gt;1;1;[.CF120]*1.1)" office:value-type="float" office:value="1" calcext:value-type="float">
            <text:p>1</text:p>
          </table:table-cell>
          <table:table-cell table:style-name="ce10" table:formula="of:=IF([.CG120]*1.1&gt;1;1;[.CG120]*1.1)" office:value-type="float" office:value="1" calcext:value-type="float">
            <text:p>1</text:p>
          </table:table-cell>
          <table:table-cell table:style-name="ce10" table:formula="of:=IF([.CH120]*1.1&gt;1;1;[.CH120]*1.1)" office:value-type="float" office:value="1" calcext:value-type="float">
            <text:p>1</text:p>
          </table:table-cell>
          <table:table-cell table:style-name="ce10" table:formula="of:=IF([.CI120]*1.1&gt;1;1;[.CI120]*1.1)" office:value-type="float" office:value="1" calcext:value-type="float">
            <text:p>1</text:p>
          </table:table-cell>
          <table:table-cell table:style-name="ce10" table:formula="of:=IF([.CJ120]*1.1&gt;1;1;[.CJ120]*1.1)" office:value-type="float" office:value="1" calcext:value-type="float">
            <text:p>1</text:p>
          </table:table-cell>
          <table:table-cell table:style-name="ce10" table:formula="of:=IF([.CK120]*1.1&gt;1;1;[.CK120]*1.1)" office:value-type="float" office:value="1" calcext:value-type="float">
            <text:p>1</text:p>
          </table:table-cell>
          <table:table-cell table:style-name="ce10" table:formula="of:=IF([.CL120]*1.1&gt;1;1;[.CL120]*1.1)" office:value-type="float" office:value="1" calcext:value-type="float">
            <text:p>1</text:p>
          </table:table-cell>
          <table:table-cell table:style-name="ce10" table:formula="of:=IF([.CM120]*1.1&gt;1;1;[.CM120]*1.1)" office:value-type="float" office:value="1" calcext:value-type="float">
            <text:p>1</text:p>
          </table:table-cell>
          <table:table-cell table:style-name="ce10" table:formula="of:=IF([.CN120]*1.1&gt;1;1;[.CN120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20]+0.1" office:value-type="float" office:value="0.2" calcext:value-type="float">
            <text:p>0,20</text:p>
          </table:table-cell>
          <table:table-cell table:style-name="ce10" table:formula="of:=IF([.A121]*1.1&gt;1;1;[.A121]*1.1)" office:value-type="float" office:value="0.22" calcext:value-type="float">
            <text:p>0,22</text:p>
          </table:table-cell>
          <table:table-cell table:formula="of:=IF([.B121]*1.1&gt;1;1;[.B121]*1.1)" office:value-type="float" office:value="0.242" calcext:value-type="float">
            <text:p>0,242</text:p>
          </table:table-cell>
          <table:table-cell table:formula="of:=IF([.C121]*1.1&gt;1;1;[.C121]*1.1)" office:value-type="float" office:value="0.2662" calcext:value-type="float">
            <text:p>0,2662</text:p>
          </table:table-cell>
          <table:table-cell table:formula="of:=IF([.D121]*1.1&gt;1;1;[.D121]*1.1)" office:value-type="float" office:value="0.29282" calcext:value-type="float">
            <text:p>0,29282</text:p>
          </table:table-cell>
          <table:table-cell table:formula="of:=IF([.E121]*1.1&gt;1;1;[.E121]*1.1)" office:value-type="float" office:value="0.322102" calcext:value-type="float">
            <text:p>0,322102</text:p>
          </table:table-cell>
          <table:table-cell table:style-name="ce10" table:formula="of:=IF([.F121]*1.1&gt;1;1;[.F121]*1.1)" office:value-type="float" office:value="0.3543122" calcext:value-type="float">
            <text:p>0,3543122</text:p>
          </table:table-cell>
          <table:table-cell table:style-name="ce10" table:formula="of:=IF([.G121]*1.1&gt;1;1;[.G121]*1.1)" office:value-type="float" office:value="0.38974342" calcext:value-type="float">
            <text:p>0,38974342</text:p>
          </table:table-cell>
          <table:table-cell table:style-name="ce10" table:formula="of:=IF([.H121]*1.1&gt;1;1;[.H121]*1.1)" office:value-type="float" office:value="0.428717762" calcext:value-type="float">
            <text:p>0,428717762</text:p>
          </table:table-cell>
          <table:table-cell table:style-name="ce10" table:formula="of:=IF([.I121]*1.1&gt;1;1;[.I121]*1.1)" office:value-type="float" office:value="0.4715895382" calcext:value-type="float">
            <text:p>0,4715895382</text:p>
          </table:table-cell>
          <table:table-cell table:style-name="ce10" table:formula="of:=IF([.J121]*1.1&gt;1;1;[.J121]*1.1)" office:value-type="float" office:value="0.51874849202" calcext:value-type="float">
            <text:p>0,518748492</text:p>
          </table:table-cell>
          <table:table-cell table:style-name="ce10" table:formula="of:=IF([.K121]*1.1&gt;1;1;[.K121]*1.1)" office:value-type="float" office:value="0.570623341222" calcext:value-type="float">
            <text:p>0,5706233412</text:p>
          </table:table-cell>
          <table:table-cell table:style-name="ce10" table:formula="of:=IF([.L121]*1.1&gt;1;1;[.L121]*1.1)" office:value-type="float" office:value="0.6276856753442" calcext:value-type="float">
            <text:p>0,6276856753</text:p>
          </table:table-cell>
          <table:table-cell table:style-name="ce10" table:formula="of:=IF([.M121]*1.1&gt;1;1;[.M121]*1.1)" office:value-type="float" office:value="0.69045424287862" calcext:value-type="float">
            <text:p>0,6904542429</text:p>
          </table:table-cell>
          <table:table-cell table:style-name="ce10" table:formula="of:=IF([.N121]*1.1&gt;1;1;[.N121]*1.1)" office:value-type="float" office:value="0.759499667166483" calcext:value-type="float">
            <text:p>0,7594996672</text:p>
          </table:table-cell>
          <table:table-cell table:style-name="ce10" table:formula="of:=IF([.O121]*1.1&gt;1;1;[.O121]*1.1)" office:value-type="float" office:value="0.835449633883131" calcext:value-type="float">
            <text:p>0,8354496339</text:p>
          </table:table-cell>
          <table:table-cell table:style-name="ce10" table:formula="of:=IF([.P121]*1.1&gt;1;1;[.P121]*1.1)" office:value-type="float" office:value="0.918994597271444" calcext:value-type="float">
            <text:p>0,9189945973</text:p>
          </table:table-cell>
          <table:table-cell table:style-name="ce10" table:formula="of:=IF([.Q121]*1.1&gt;1;1;[.Q121]*1.1)" office:value-type="float" office:value="1" calcext:value-type="float">
            <text:p>1</text:p>
          </table:table-cell>
          <table:table-cell table:style-name="ce10" table:formula="of:=IF([.R121]*1.1&gt;1;1;[.R121]*1.1)" office:value-type="float" office:value="1" calcext:value-type="float">
            <text:p>1</text:p>
          </table:table-cell>
          <table:table-cell table:style-name="ce10" table:formula="of:=IF([.S121]*1.1&gt;1;1;[.S121]*1.1)" office:value-type="float" office:value="1" calcext:value-type="float">
            <text:p>1</text:p>
          </table:table-cell>
          <table:table-cell table:style-name="ce10" table:formula="of:=IF([.T121]*1.1&gt;1;1;[.T121]*1.1)" office:value-type="float" office:value="1" calcext:value-type="float">
            <text:p>1</text:p>
          </table:table-cell>
          <table:table-cell table:style-name="ce10" table:formula="of:=IF([.U121]*1.1&gt;1;1;[.U121]*1.1)" office:value-type="float" office:value="1" calcext:value-type="float">
            <text:p>1</text:p>
          </table:table-cell>
          <table:table-cell table:style-name="ce10" table:formula="of:=IF([.V121]*1.1&gt;1;1;[.V121]*1.1)" office:value-type="float" office:value="1" calcext:value-type="float">
            <text:p>1</text:p>
          </table:table-cell>
          <table:table-cell table:style-name="ce10" table:formula="of:=IF([.W121]*1.1&gt;1;1;[.W121]*1.1)" office:value-type="float" office:value="1" calcext:value-type="float">
            <text:p>1</text:p>
          </table:table-cell>
          <table:table-cell table:style-name="ce10" table:formula="of:=IF([.X121]*1.1&gt;1;1;[.X121]*1.1)" office:value-type="float" office:value="1" calcext:value-type="float">
            <text:p>1</text:p>
          </table:table-cell>
          <table:table-cell table:style-name="ce10" table:formula="of:=IF([.Y121]*1.1&gt;1;1;[.Y121]*1.1)" office:value-type="float" office:value="1" calcext:value-type="float">
            <text:p>1</text:p>
          </table:table-cell>
          <table:table-cell table:style-name="ce10" table:formula="of:=IF([.Z121]*1.1&gt;1;1;[.Z121]*1.1)" office:value-type="float" office:value="1" calcext:value-type="float">
            <text:p>1</text:p>
          </table:table-cell>
          <table:table-cell table:style-name="ce10" table:formula="of:=IF([.AA121]*1.1&gt;1;1;[.AA121]*1.1)" office:value-type="float" office:value="1" calcext:value-type="float">
            <text:p>1</text:p>
          </table:table-cell>
          <table:table-cell table:style-name="ce10" table:formula="of:=IF([.AB121]*1.1&gt;1;1;[.AB121]*1.1)" office:value-type="float" office:value="1" calcext:value-type="float">
            <text:p>1</text:p>
          </table:table-cell>
          <table:table-cell table:style-name="ce10" table:formula="of:=IF([.AC121]*1.1&gt;1;1;[.AC121]*1.1)" office:value-type="float" office:value="1" calcext:value-type="float">
            <text:p>1</text:p>
          </table:table-cell>
          <table:table-cell table:style-name="ce10" table:formula="of:=IF([.AD121]*1.1&gt;1;1;[.AD121]*1.1)" office:value-type="float" office:value="1" calcext:value-type="float">
            <text:p>1</text:p>
          </table:table-cell>
          <table:table-cell table:style-name="ce10" table:formula="of:=IF([.AE121]*1.1&gt;1;1;[.AE121]*1.1)" office:value-type="float" office:value="1" calcext:value-type="float">
            <text:p>1</text:p>
          </table:table-cell>
          <table:table-cell table:style-name="ce10" table:formula="of:=IF([.AF121]*1.1&gt;1;1;[.AF121]*1.1)" office:value-type="float" office:value="1" calcext:value-type="float">
            <text:p>1</text:p>
          </table:table-cell>
          <table:table-cell table:style-name="ce10" table:formula="of:=IF([.AG121]*1.1&gt;1;1;[.AG121]*1.1)" office:value-type="float" office:value="1" calcext:value-type="float">
            <text:p>1</text:p>
          </table:table-cell>
          <table:table-cell table:style-name="ce10" table:formula="of:=IF([.AH121]*1.1&gt;1;1;[.AH121]*1.1)" office:value-type="float" office:value="1" calcext:value-type="float">
            <text:p>1</text:p>
          </table:table-cell>
          <table:table-cell table:style-name="ce10" table:formula="of:=IF([.AI121]*1.1&gt;1;1;[.AI121]*1.1)" office:value-type="float" office:value="1" calcext:value-type="float">
            <text:p>1</text:p>
          </table:table-cell>
          <table:table-cell table:style-name="ce10" table:formula="of:=IF([.AJ121]*1.1&gt;1;1;[.AJ121]*1.1)" office:value-type="float" office:value="1" calcext:value-type="float">
            <text:p>1</text:p>
          </table:table-cell>
          <table:table-cell table:style-name="ce10" table:formula="of:=IF([.AK121]*1.1&gt;1;1;[.AK121]*1.1)" office:value-type="float" office:value="1" calcext:value-type="float">
            <text:p>1</text:p>
          </table:table-cell>
          <table:table-cell table:style-name="ce10" table:formula="of:=IF([.AL121]*1.1&gt;1;1;[.AL121]*1.1)" office:value-type="float" office:value="1" calcext:value-type="float">
            <text:p>1</text:p>
          </table:table-cell>
          <table:table-cell table:style-name="ce10" table:formula="of:=IF([.AM121]*1.1&gt;1;1;[.AM121]*1.1)" office:value-type="float" office:value="1" calcext:value-type="float">
            <text:p>1</text:p>
          </table:table-cell>
          <table:table-cell table:style-name="ce10" table:formula="of:=IF([.AN121]*1.1&gt;1;1;[.AN121]*1.1)" office:value-type="float" office:value="1" calcext:value-type="float">
            <text:p>1</text:p>
          </table:table-cell>
          <table:table-cell table:style-name="ce10" table:formula="of:=IF([.AO121]*1.1&gt;1;1;[.AO121]*1.1)" office:value-type="float" office:value="1" calcext:value-type="float">
            <text:p>1</text:p>
          </table:table-cell>
          <table:table-cell table:style-name="ce10" table:formula="of:=IF([.AP121]*1.1&gt;1;1;[.AP121]*1.1)" office:value-type="float" office:value="1" calcext:value-type="float">
            <text:p>1</text:p>
          </table:table-cell>
          <table:table-cell table:style-name="ce10" table:formula="of:=IF([.AQ121]*1.1&gt;1;1;[.AQ121]*1.1)" office:value-type="float" office:value="1" calcext:value-type="float">
            <text:p>1</text:p>
          </table:table-cell>
          <table:table-cell table:style-name="ce10" table:formula="of:=IF([.AR121]*1.1&gt;1;1;[.AR121]*1.1)" office:value-type="float" office:value="1" calcext:value-type="float">
            <text:p>1</text:p>
          </table:table-cell>
          <table:table-cell table:style-name="ce10" table:formula="of:=IF([.AS121]*1.1&gt;1;1;[.AS121]*1.1)" office:value-type="float" office:value="1" calcext:value-type="float">
            <text:p>1</text:p>
          </table:table-cell>
          <table:table-cell table:style-name="ce10" table:formula="of:=IF([.AT121]*1.1&gt;1;1;[.AT121]*1.1)" office:value-type="float" office:value="1" calcext:value-type="float">
            <text:p>1</text:p>
          </table:table-cell>
          <table:table-cell table:style-name="ce10" table:formula="of:=IF([.AU121]*1.1&gt;1;1;[.AU121]*1.1)" office:value-type="float" office:value="1" calcext:value-type="float">
            <text:p>1</text:p>
          </table:table-cell>
          <table:table-cell table:style-name="ce10" table:formula="of:=IF([.AV121]*1.1&gt;1;1;[.AV121]*1.1)" office:value-type="float" office:value="1" calcext:value-type="float">
            <text:p>1</text:p>
          </table:table-cell>
          <table:table-cell table:style-name="ce10" table:formula="of:=IF([.AW121]*1.1&gt;1;1;[.AW121]*1.1)" office:value-type="float" office:value="1" calcext:value-type="float">
            <text:p>1</text:p>
          </table:table-cell>
          <table:table-cell table:style-name="ce10" table:formula="of:=IF([.AX121]*1.1&gt;1;1;[.AX121]*1.1)" office:value-type="float" office:value="1" calcext:value-type="float">
            <text:p>1</text:p>
          </table:table-cell>
          <table:table-cell table:style-name="ce10" table:formula="of:=IF([.AY121]*1.1&gt;1;1;[.AY121]*1.1)" office:value-type="float" office:value="1" calcext:value-type="float">
            <text:p>1</text:p>
          </table:table-cell>
          <table:table-cell table:style-name="ce10" table:formula="of:=IF([.AZ121]*1.1&gt;1;1;[.AZ121]*1.1)" office:value-type="float" office:value="1" calcext:value-type="float">
            <text:p>1</text:p>
          </table:table-cell>
          <table:table-cell table:style-name="ce10" table:formula="of:=IF([.BA121]*1.1&gt;1;1;[.BA121]*1.1)" office:value-type="float" office:value="1" calcext:value-type="float">
            <text:p>1</text:p>
          </table:table-cell>
          <table:table-cell table:style-name="ce10" table:formula="of:=IF([.BB121]*1.1&gt;1;1;[.BB121]*1.1)" office:value-type="float" office:value="1" calcext:value-type="float">
            <text:p>1</text:p>
          </table:table-cell>
          <table:table-cell table:style-name="ce10" table:formula="of:=IF([.BC121]*1.1&gt;1;1;[.BC121]*1.1)" office:value-type="float" office:value="1" calcext:value-type="float">
            <text:p>1</text:p>
          </table:table-cell>
          <table:table-cell table:style-name="ce10" table:formula="of:=IF([.BD121]*1.1&gt;1;1;[.BD121]*1.1)" office:value-type="float" office:value="1" calcext:value-type="float">
            <text:p>1</text:p>
          </table:table-cell>
          <table:table-cell table:style-name="ce10" table:formula="of:=IF([.BE121]*1.1&gt;1;1;[.BE121]*1.1)" office:value-type="float" office:value="1" calcext:value-type="float">
            <text:p>1</text:p>
          </table:table-cell>
          <table:table-cell table:style-name="ce10" table:formula="of:=IF([.BF121]*1.1&gt;1;1;[.BF121]*1.1)" office:value-type="float" office:value="1" calcext:value-type="float">
            <text:p>1</text:p>
          </table:table-cell>
          <table:table-cell table:style-name="ce10" table:formula="of:=IF([.BG121]*1.1&gt;1;1;[.BG121]*1.1)" office:value-type="float" office:value="1" calcext:value-type="float">
            <text:p>1</text:p>
          </table:table-cell>
          <table:table-cell table:style-name="ce10" table:formula="of:=IF([.BH121]*1.1&gt;1;1;[.BH121]*1.1)" office:value-type="float" office:value="1" calcext:value-type="float">
            <text:p>1</text:p>
          </table:table-cell>
          <table:table-cell table:style-name="ce10" table:formula="of:=IF([.BI121]*1.1&gt;1;1;[.BI121]*1.1)" office:value-type="float" office:value="1" calcext:value-type="float">
            <text:p>1</text:p>
          </table:table-cell>
          <table:table-cell table:style-name="ce10" table:formula="of:=IF([.BJ121]*1.1&gt;1;1;[.BJ121]*1.1)" office:value-type="float" office:value="1" calcext:value-type="float">
            <text:p>1</text:p>
          </table:table-cell>
          <table:table-cell table:style-name="ce10" table:formula="of:=IF([.BK121]*1.1&gt;1;1;[.BK121]*1.1)" office:value-type="float" office:value="1" calcext:value-type="float">
            <text:p>1</text:p>
          </table:table-cell>
          <table:table-cell table:style-name="ce10" table:formula="of:=IF([.BL121]*1.1&gt;1;1;[.BL121]*1.1)" office:value-type="float" office:value="1" calcext:value-type="float">
            <text:p>1</text:p>
          </table:table-cell>
          <table:table-cell table:style-name="ce10" table:formula="of:=IF([.BM121]*1.1&gt;1;1;[.BM121]*1.1)" office:value-type="float" office:value="1" calcext:value-type="float">
            <text:p>1</text:p>
          </table:table-cell>
          <table:table-cell table:style-name="ce10" table:formula="of:=IF([.BN121]*1.1&gt;1;1;[.BN121]*1.1)" office:value-type="float" office:value="1" calcext:value-type="float">
            <text:p>1</text:p>
          </table:table-cell>
          <table:table-cell table:style-name="ce10" table:formula="of:=IF([.BO121]*1.1&gt;1;1;[.BO121]*1.1)" office:value-type="float" office:value="1" calcext:value-type="float">
            <text:p>1</text:p>
          </table:table-cell>
          <table:table-cell table:style-name="ce10" table:formula="of:=IF([.BP121]*1.1&gt;1;1;[.BP121]*1.1)" office:value-type="float" office:value="1" calcext:value-type="float">
            <text:p>1</text:p>
          </table:table-cell>
          <table:table-cell table:style-name="ce10" table:formula="of:=IF([.BQ121]*1.1&gt;1;1;[.BQ121]*1.1)" office:value-type="float" office:value="1" calcext:value-type="float">
            <text:p>1</text:p>
          </table:table-cell>
          <table:table-cell table:style-name="ce10" table:formula="of:=IF([.BR121]*1.1&gt;1;1;[.BR121]*1.1)" office:value-type="float" office:value="1" calcext:value-type="float">
            <text:p>1</text:p>
          </table:table-cell>
          <table:table-cell table:style-name="ce10" table:formula="of:=IF([.BS121]*1.1&gt;1;1;[.BS121]*1.1)" office:value-type="float" office:value="1" calcext:value-type="float">
            <text:p>1</text:p>
          </table:table-cell>
          <table:table-cell table:style-name="ce10" table:formula="of:=IF([.BT121]*1.1&gt;1;1;[.BT121]*1.1)" office:value-type="float" office:value="1" calcext:value-type="float">
            <text:p>1</text:p>
          </table:table-cell>
          <table:table-cell table:style-name="ce10" table:formula="of:=IF([.BU121]*1.1&gt;1;1;[.BU121]*1.1)" office:value-type="float" office:value="1" calcext:value-type="float">
            <text:p>1</text:p>
          </table:table-cell>
          <table:table-cell table:style-name="ce10" table:formula="of:=IF([.BV121]*1.1&gt;1;1;[.BV121]*1.1)" office:value-type="float" office:value="1" calcext:value-type="float">
            <text:p>1</text:p>
          </table:table-cell>
          <table:table-cell table:style-name="ce10" table:formula="of:=IF([.BW121]*1.1&gt;1;1;[.BW121]*1.1)" office:value-type="float" office:value="1" calcext:value-type="float">
            <text:p>1</text:p>
          </table:table-cell>
          <table:table-cell table:style-name="ce10" table:formula="of:=IF([.BX121]*1.1&gt;1;1;[.BX121]*1.1)" office:value-type="float" office:value="1" calcext:value-type="float">
            <text:p>1</text:p>
          </table:table-cell>
          <table:table-cell table:style-name="ce10" table:formula="of:=IF([.BY121]*1.1&gt;1;1;[.BY121]*1.1)" office:value-type="float" office:value="1" calcext:value-type="float">
            <text:p>1</text:p>
          </table:table-cell>
          <table:table-cell table:style-name="ce10" table:formula="of:=IF([.BZ121]*1.1&gt;1;1;[.BZ121]*1.1)" office:value-type="float" office:value="1" calcext:value-type="float">
            <text:p>1</text:p>
          </table:table-cell>
          <table:table-cell table:style-name="ce10" table:formula="of:=IF([.CA121]*1.1&gt;1;1;[.CA121]*1.1)" office:value-type="float" office:value="1" calcext:value-type="float">
            <text:p>1</text:p>
          </table:table-cell>
          <table:table-cell table:style-name="ce10" table:formula="of:=IF([.CB121]*1.1&gt;1;1;[.CB121]*1.1)" office:value-type="float" office:value="1" calcext:value-type="float">
            <text:p>1</text:p>
          </table:table-cell>
          <table:table-cell table:style-name="ce10" table:formula="of:=IF([.CC121]*1.1&gt;1;1;[.CC121]*1.1)" office:value-type="float" office:value="1" calcext:value-type="float">
            <text:p>1</text:p>
          </table:table-cell>
          <table:table-cell table:style-name="ce10" table:formula="of:=IF([.CD121]*1.1&gt;1;1;[.CD121]*1.1)" office:value-type="float" office:value="1" calcext:value-type="float">
            <text:p>1</text:p>
          </table:table-cell>
          <table:table-cell table:style-name="ce10" table:formula="of:=IF([.CE121]*1.1&gt;1;1;[.CE121]*1.1)" office:value-type="float" office:value="1" calcext:value-type="float">
            <text:p>1</text:p>
          </table:table-cell>
          <table:table-cell table:style-name="ce10" table:formula="of:=IF([.CF121]*1.1&gt;1;1;[.CF121]*1.1)" office:value-type="float" office:value="1" calcext:value-type="float">
            <text:p>1</text:p>
          </table:table-cell>
          <table:table-cell table:style-name="ce10" table:formula="of:=IF([.CG121]*1.1&gt;1;1;[.CG121]*1.1)" office:value-type="float" office:value="1" calcext:value-type="float">
            <text:p>1</text:p>
          </table:table-cell>
          <table:table-cell table:style-name="ce10" table:formula="of:=IF([.CH121]*1.1&gt;1;1;[.CH121]*1.1)" office:value-type="float" office:value="1" calcext:value-type="float">
            <text:p>1</text:p>
          </table:table-cell>
          <table:table-cell table:style-name="ce10" table:formula="of:=IF([.CI121]*1.1&gt;1;1;[.CI121]*1.1)" office:value-type="float" office:value="1" calcext:value-type="float">
            <text:p>1</text:p>
          </table:table-cell>
          <table:table-cell table:style-name="ce10" table:formula="of:=IF([.CJ121]*1.1&gt;1;1;[.CJ121]*1.1)" office:value-type="float" office:value="1" calcext:value-type="float">
            <text:p>1</text:p>
          </table:table-cell>
          <table:table-cell table:style-name="ce10" table:formula="of:=IF([.CK121]*1.1&gt;1;1;[.CK121]*1.1)" office:value-type="float" office:value="1" calcext:value-type="float">
            <text:p>1</text:p>
          </table:table-cell>
          <table:table-cell table:style-name="ce10" table:formula="of:=IF([.CL121]*1.1&gt;1;1;[.CL121]*1.1)" office:value-type="float" office:value="1" calcext:value-type="float">
            <text:p>1</text:p>
          </table:table-cell>
          <table:table-cell table:style-name="ce10" table:formula="of:=IF([.CM121]*1.1&gt;1;1;[.CM121]*1.1)" office:value-type="float" office:value="1" calcext:value-type="float">
            <text:p>1</text:p>
          </table:table-cell>
          <table:table-cell table:style-name="ce10" table:formula="of:=IF([.CN121]*1.1&gt;1;1;[.CN121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style-name="ce2" table:formula="of:=[.A121]+0.1" office:value-type="float" office:value="0.3" calcext:value-type="float">
            <text:p>0,30</text:p>
          </table:table-cell>
          <table:table-cell table:style-name="ce10" table:formula="of:=IF([.A122]*1.1&gt;1;1;[.A122]*1.1)" office:value-type="float" office:value="0.33" calcext:value-type="float">
            <text:p>0,33</text:p>
          </table:table-cell>
          <table:table-cell table:formula="of:=IF([.B122]*1.1&gt;1;1;[.B122]*1.1)" office:value-type="float" office:value="0.363" calcext:value-type="float">
            <text:p>0,363</text:p>
          </table:table-cell>
          <table:table-cell table:formula="of:=IF([.C122]*1.1&gt;1;1;[.C122]*1.1)" office:value-type="float" office:value="0.3993" calcext:value-type="float">
            <text:p>0,3993</text:p>
          </table:table-cell>
          <table:table-cell table:formula="of:=IF([.D122]*1.1&gt;1;1;[.D122]*1.1)" office:value-type="float" office:value="0.43923" calcext:value-type="float">
            <text:p>0,43923</text:p>
          </table:table-cell>
          <table:table-cell table:formula="of:=IF([.E122]*1.1&gt;1;1;[.E122]*1.1)" office:value-type="float" office:value="0.483153" calcext:value-type="float">
            <text:p>0,483153</text:p>
          </table:table-cell>
          <table:table-cell table:style-name="ce10" table:formula="of:=IF([.F122]*1.1&gt;1;1;[.F122]*1.1)" office:value-type="float" office:value="0.5314683" calcext:value-type="float">
            <text:p>0,5314683</text:p>
          </table:table-cell>
          <table:table-cell table:style-name="ce10" table:formula="of:=IF([.G122]*1.1&gt;1;1;[.G122]*1.1)" office:value-type="float" office:value="0.58461513" calcext:value-type="float">
            <text:p>0,58461513</text:p>
          </table:table-cell>
          <table:table-cell table:style-name="ce10" table:formula="of:=IF([.H122]*1.1&gt;1;1;[.H122]*1.1)" office:value-type="float" office:value="0.643076643000001" calcext:value-type="float">
            <text:p>0,643076643</text:p>
          </table:table-cell>
          <table:table-cell table:style-name="ce10" table:formula="of:=IF([.I122]*1.1&gt;1;1;[.I122]*1.1)" office:value-type="float" office:value="0.707384307300001" calcext:value-type="float">
            <text:p>0,7073843073</text:p>
          </table:table-cell>
          <table:table-cell table:style-name="ce10" table:formula="of:=IF([.J122]*1.1&gt;1;1;[.J122]*1.1)" office:value-type="float" office:value="0.778122738030001" calcext:value-type="float">
            <text:p>0,778122738</text:p>
          </table:table-cell>
          <table:table-cell table:style-name="ce10" table:formula="of:=IF([.K122]*1.1&gt;1;1;[.K122]*1.1)" office:value-type="float" office:value="0.855935011833001" calcext:value-type="float">
            <text:p>0,8559350118</text:p>
          </table:table-cell>
          <table:table-cell table:style-name="ce10" table:formula="of:=IF([.L122]*1.1&gt;1;1;[.L122]*1.1)" office:value-type="float" office:value="0.941528513016301" calcext:value-type="float">
            <text:p>0,941528513</text:p>
          </table:table-cell>
          <table:table-cell table:style-name="ce10" table:formula="of:=IF([.M122]*1.1&gt;1;1;[.M122]*1.1)" office:value-type="float" office:value="1" calcext:value-type="float">
            <text:p>1</text:p>
          </table:table-cell>
          <table:table-cell table:style-name="ce10" table:formula="of:=IF([.N122]*1.1&gt;1;1;[.N122]*1.1)" office:value-type="float" office:value="1" calcext:value-type="float">
            <text:p>1</text:p>
          </table:table-cell>
          <table:table-cell table:style-name="ce10" table:formula="of:=IF([.O122]*1.1&gt;1;1;[.O122]*1.1)" office:value-type="float" office:value="1" calcext:value-type="float">
            <text:p>1</text:p>
          </table:table-cell>
          <table:table-cell table:style-name="ce10" table:formula="of:=IF([.P122]*1.1&gt;1;1;[.P122]*1.1)" office:value-type="float" office:value="1" calcext:value-type="float">
            <text:p>1</text:p>
          </table:table-cell>
          <table:table-cell table:style-name="ce10" table:formula="of:=IF([.Q122]*1.1&gt;1;1;[.Q122]*1.1)" office:value-type="float" office:value="1" calcext:value-type="float">
            <text:p>1</text:p>
          </table:table-cell>
          <table:table-cell table:style-name="ce10" table:formula="of:=IF([.R122]*1.1&gt;1;1;[.R122]*1.1)" office:value-type="float" office:value="1" calcext:value-type="float">
            <text:p>1</text:p>
          </table:table-cell>
          <table:table-cell table:style-name="ce10" table:formula="of:=IF([.S122]*1.1&gt;1;1;[.S122]*1.1)" office:value-type="float" office:value="1" calcext:value-type="float">
            <text:p>1</text:p>
          </table:table-cell>
          <table:table-cell table:style-name="ce10" table:formula="of:=IF([.T122]*1.1&gt;1;1;[.T122]*1.1)" office:value-type="float" office:value="1" calcext:value-type="float">
            <text:p>1</text:p>
          </table:table-cell>
          <table:table-cell table:style-name="ce10" table:formula="of:=IF([.U122]*1.1&gt;1;1;[.U122]*1.1)" office:value-type="float" office:value="1" calcext:value-type="float">
            <text:p>1</text:p>
          </table:table-cell>
          <table:table-cell table:style-name="ce10" table:formula="of:=IF([.V122]*1.1&gt;1;1;[.V122]*1.1)" office:value-type="float" office:value="1" calcext:value-type="float">
            <text:p>1</text:p>
          </table:table-cell>
          <table:table-cell table:style-name="ce10" table:formula="of:=IF([.W122]*1.1&gt;1;1;[.W122]*1.1)" office:value-type="float" office:value="1" calcext:value-type="float">
            <text:p>1</text:p>
          </table:table-cell>
          <table:table-cell table:style-name="ce10" table:formula="of:=IF([.X122]*1.1&gt;1;1;[.X122]*1.1)" office:value-type="float" office:value="1" calcext:value-type="float">
            <text:p>1</text:p>
          </table:table-cell>
          <table:table-cell table:style-name="ce10" table:formula="of:=IF([.Y122]*1.1&gt;1;1;[.Y122]*1.1)" office:value-type="float" office:value="1" calcext:value-type="float">
            <text:p>1</text:p>
          </table:table-cell>
          <table:table-cell table:style-name="ce10" table:formula="of:=IF([.Z122]*1.1&gt;1;1;[.Z122]*1.1)" office:value-type="float" office:value="1" calcext:value-type="float">
            <text:p>1</text:p>
          </table:table-cell>
          <table:table-cell table:style-name="ce10" table:formula="of:=IF([.AA122]*1.1&gt;1;1;[.AA122]*1.1)" office:value-type="float" office:value="1" calcext:value-type="float">
            <text:p>1</text:p>
          </table:table-cell>
          <table:table-cell table:style-name="ce10" table:formula="of:=IF([.AB122]*1.1&gt;1;1;[.AB122]*1.1)" office:value-type="float" office:value="1" calcext:value-type="float">
            <text:p>1</text:p>
          </table:table-cell>
          <table:table-cell table:style-name="ce10" table:formula="of:=IF([.AC122]*1.1&gt;1;1;[.AC122]*1.1)" office:value-type="float" office:value="1" calcext:value-type="float">
            <text:p>1</text:p>
          </table:table-cell>
          <table:table-cell table:style-name="ce10" table:formula="of:=IF([.AD122]*1.1&gt;1;1;[.AD122]*1.1)" office:value-type="float" office:value="1" calcext:value-type="float">
            <text:p>1</text:p>
          </table:table-cell>
          <table:table-cell table:style-name="ce10" table:formula="of:=IF([.AE122]*1.1&gt;1;1;[.AE122]*1.1)" office:value-type="float" office:value="1" calcext:value-type="float">
            <text:p>1</text:p>
          </table:table-cell>
          <table:table-cell table:style-name="ce10" table:formula="of:=IF([.AF122]*1.1&gt;1;1;[.AF122]*1.1)" office:value-type="float" office:value="1" calcext:value-type="float">
            <text:p>1</text:p>
          </table:table-cell>
          <table:table-cell table:style-name="ce10" table:formula="of:=IF([.AG122]*1.1&gt;1;1;[.AG122]*1.1)" office:value-type="float" office:value="1" calcext:value-type="float">
            <text:p>1</text:p>
          </table:table-cell>
          <table:table-cell table:style-name="ce10" table:formula="of:=IF([.AH122]*1.1&gt;1;1;[.AH122]*1.1)" office:value-type="float" office:value="1" calcext:value-type="float">
            <text:p>1</text:p>
          </table:table-cell>
          <table:table-cell table:style-name="ce10" table:formula="of:=IF([.AI122]*1.1&gt;1;1;[.AI122]*1.1)" office:value-type="float" office:value="1" calcext:value-type="float">
            <text:p>1</text:p>
          </table:table-cell>
          <table:table-cell table:style-name="ce10" table:formula="of:=IF([.AJ122]*1.1&gt;1;1;[.AJ122]*1.1)" office:value-type="float" office:value="1" calcext:value-type="float">
            <text:p>1</text:p>
          </table:table-cell>
          <table:table-cell table:style-name="ce10" table:formula="of:=IF([.AK122]*1.1&gt;1;1;[.AK122]*1.1)" office:value-type="float" office:value="1" calcext:value-type="float">
            <text:p>1</text:p>
          </table:table-cell>
          <table:table-cell table:style-name="ce10" table:formula="of:=IF([.AL122]*1.1&gt;1;1;[.AL122]*1.1)" office:value-type="float" office:value="1" calcext:value-type="float">
            <text:p>1</text:p>
          </table:table-cell>
          <table:table-cell table:style-name="ce10" table:formula="of:=IF([.AM122]*1.1&gt;1;1;[.AM122]*1.1)" office:value-type="float" office:value="1" calcext:value-type="float">
            <text:p>1</text:p>
          </table:table-cell>
          <table:table-cell table:style-name="ce10" table:formula="of:=IF([.AN122]*1.1&gt;1;1;[.AN122]*1.1)" office:value-type="float" office:value="1" calcext:value-type="float">
            <text:p>1</text:p>
          </table:table-cell>
          <table:table-cell table:style-name="ce10" table:formula="of:=IF([.AO122]*1.1&gt;1;1;[.AO122]*1.1)" office:value-type="float" office:value="1" calcext:value-type="float">
            <text:p>1</text:p>
          </table:table-cell>
          <table:table-cell table:style-name="ce10" table:formula="of:=IF([.AP122]*1.1&gt;1;1;[.AP122]*1.1)" office:value-type="float" office:value="1" calcext:value-type="float">
            <text:p>1</text:p>
          </table:table-cell>
          <table:table-cell table:style-name="ce10" table:formula="of:=IF([.AQ122]*1.1&gt;1;1;[.AQ122]*1.1)" office:value-type="float" office:value="1" calcext:value-type="float">
            <text:p>1</text:p>
          </table:table-cell>
          <table:table-cell table:style-name="ce10" table:formula="of:=IF([.AR122]*1.1&gt;1;1;[.AR122]*1.1)" office:value-type="float" office:value="1" calcext:value-type="float">
            <text:p>1</text:p>
          </table:table-cell>
          <table:table-cell table:style-name="ce10" table:formula="of:=IF([.AS122]*1.1&gt;1;1;[.AS122]*1.1)" office:value-type="float" office:value="1" calcext:value-type="float">
            <text:p>1</text:p>
          </table:table-cell>
          <table:table-cell table:style-name="ce10" table:formula="of:=IF([.AT122]*1.1&gt;1;1;[.AT122]*1.1)" office:value-type="float" office:value="1" calcext:value-type="float">
            <text:p>1</text:p>
          </table:table-cell>
          <table:table-cell table:style-name="ce10" table:formula="of:=IF([.AU122]*1.1&gt;1;1;[.AU122]*1.1)" office:value-type="float" office:value="1" calcext:value-type="float">
            <text:p>1</text:p>
          </table:table-cell>
          <table:table-cell table:style-name="ce10" table:formula="of:=IF([.AV122]*1.1&gt;1;1;[.AV122]*1.1)" office:value-type="float" office:value="1" calcext:value-type="float">
            <text:p>1</text:p>
          </table:table-cell>
          <table:table-cell table:style-name="ce10" table:formula="of:=IF([.AW122]*1.1&gt;1;1;[.AW122]*1.1)" office:value-type="float" office:value="1" calcext:value-type="float">
            <text:p>1</text:p>
          </table:table-cell>
          <table:table-cell table:style-name="ce10" table:formula="of:=IF([.AX122]*1.1&gt;1;1;[.AX122]*1.1)" office:value-type="float" office:value="1" calcext:value-type="float">
            <text:p>1</text:p>
          </table:table-cell>
          <table:table-cell table:style-name="ce10" table:formula="of:=IF([.AY122]*1.1&gt;1;1;[.AY122]*1.1)" office:value-type="float" office:value="1" calcext:value-type="float">
            <text:p>1</text:p>
          </table:table-cell>
          <table:table-cell table:style-name="ce10" table:formula="of:=IF([.AZ122]*1.1&gt;1;1;[.AZ122]*1.1)" office:value-type="float" office:value="1" calcext:value-type="float">
            <text:p>1</text:p>
          </table:table-cell>
          <table:table-cell table:style-name="ce10" table:formula="of:=IF([.BA122]*1.1&gt;1;1;[.BA122]*1.1)" office:value-type="float" office:value="1" calcext:value-type="float">
            <text:p>1</text:p>
          </table:table-cell>
          <table:table-cell table:style-name="ce10" table:formula="of:=IF([.BB122]*1.1&gt;1;1;[.BB122]*1.1)" office:value-type="float" office:value="1" calcext:value-type="float">
            <text:p>1</text:p>
          </table:table-cell>
          <table:table-cell table:style-name="ce10" table:formula="of:=IF([.BC122]*1.1&gt;1;1;[.BC122]*1.1)" office:value-type="float" office:value="1" calcext:value-type="float">
            <text:p>1</text:p>
          </table:table-cell>
          <table:table-cell table:style-name="ce10" table:formula="of:=IF([.BD122]*1.1&gt;1;1;[.BD122]*1.1)" office:value-type="float" office:value="1" calcext:value-type="float">
            <text:p>1</text:p>
          </table:table-cell>
          <table:table-cell table:style-name="ce10" table:formula="of:=IF([.BE122]*1.1&gt;1;1;[.BE122]*1.1)" office:value-type="float" office:value="1" calcext:value-type="float">
            <text:p>1</text:p>
          </table:table-cell>
          <table:table-cell table:style-name="ce10" table:formula="of:=IF([.BF122]*1.1&gt;1;1;[.BF122]*1.1)" office:value-type="float" office:value="1" calcext:value-type="float">
            <text:p>1</text:p>
          </table:table-cell>
          <table:table-cell table:style-name="ce10" table:formula="of:=IF([.BG122]*1.1&gt;1;1;[.BG122]*1.1)" office:value-type="float" office:value="1" calcext:value-type="float">
            <text:p>1</text:p>
          </table:table-cell>
          <table:table-cell table:style-name="ce10" table:formula="of:=IF([.BH122]*1.1&gt;1;1;[.BH122]*1.1)" office:value-type="float" office:value="1" calcext:value-type="float">
            <text:p>1</text:p>
          </table:table-cell>
          <table:table-cell table:style-name="ce10" table:formula="of:=IF([.BI122]*1.1&gt;1;1;[.BI122]*1.1)" office:value-type="float" office:value="1" calcext:value-type="float">
            <text:p>1</text:p>
          </table:table-cell>
          <table:table-cell table:style-name="ce10" table:formula="of:=IF([.BJ122]*1.1&gt;1;1;[.BJ122]*1.1)" office:value-type="float" office:value="1" calcext:value-type="float">
            <text:p>1</text:p>
          </table:table-cell>
          <table:table-cell table:style-name="ce10" table:formula="of:=IF([.BK122]*1.1&gt;1;1;[.BK122]*1.1)" office:value-type="float" office:value="1" calcext:value-type="float">
            <text:p>1</text:p>
          </table:table-cell>
          <table:table-cell table:style-name="ce10" table:formula="of:=IF([.BL122]*1.1&gt;1;1;[.BL122]*1.1)" office:value-type="float" office:value="1" calcext:value-type="float">
            <text:p>1</text:p>
          </table:table-cell>
          <table:table-cell table:style-name="ce10" table:formula="of:=IF([.BM122]*1.1&gt;1;1;[.BM122]*1.1)" office:value-type="float" office:value="1" calcext:value-type="float">
            <text:p>1</text:p>
          </table:table-cell>
          <table:table-cell table:style-name="ce10" table:formula="of:=IF([.BN122]*1.1&gt;1;1;[.BN122]*1.1)" office:value-type="float" office:value="1" calcext:value-type="float">
            <text:p>1</text:p>
          </table:table-cell>
          <table:table-cell table:style-name="ce10" table:formula="of:=IF([.BO122]*1.1&gt;1;1;[.BO122]*1.1)" office:value-type="float" office:value="1" calcext:value-type="float">
            <text:p>1</text:p>
          </table:table-cell>
          <table:table-cell table:style-name="ce10" table:formula="of:=IF([.BP122]*1.1&gt;1;1;[.BP122]*1.1)" office:value-type="float" office:value="1" calcext:value-type="float">
            <text:p>1</text:p>
          </table:table-cell>
          <table:table-cell table:style-name="ce10" table:formula="of:=IF([.BQ122]*1.1&gt;1;1;[.BQ122]*1.1)" office:value-type="float" office:value="1" calcext:value-type="float">
            <text:p>1</text:p>
          </table:table-cell>
          <table:table-cell table:style-name="ce10" table:formula="of:=IF([.BR122]*1.1&gt;1;1;[.BR122]*1.1)" office:value-type="float" office:value="1" calcext:value-type="float">
            <text:p>1</text:p>
          </table:table-cell>
          <table:table-cell table:style-name="ce10" table:formula="of:=IF([.BS122]*1.1&gt;1;1;[.BS122]*1.1)" office:value-type="float" office:value="1" calcext:value-type="float">
            <text:p>1</text:p>
          </table:table-cell>
          <table:table-cell table:style-name="ce10" table:formula="of:=IF([.BT122]*1.1&gt;1;1;[.BT122]*1.1)" office:value-type="float" office:value="1" calcext:value-type="float">
            <text:p>1</text:p>
          </table:table-cell>
          <table:table-cell table:style-name="ce10" table:formula="of:=IF([.BU122]*1.1&gt;1;1;[.BU122]*1.1)" office:value-type="float" office:value="1" calcext:value-type="float">
            <text:p>1</text:p>
          </table:table-cell>
          <table:table-cell table:style-name="ce10" table:formula="of:=IF([.BV122]*1.1&gt;1;1;[.BV122]*1.1)" office:value-type="float" office:value="1" calcext:value-type="float">
            <text:p>1</text:p>
          </table:table-cell>
          <table:table-cell table:style-name="ce10" table:formula="of:=IF([.BW122]*1.1&gt;1;1;[.BW122]*1.1)" office:value-type="float" office:value="1" calcext:value-type="float">
            <text:p>1</text:p>
          </table:table-cell>
          <table:table-cell table:style-name="ce10" table:formula="of:=IF([.BX122]*1.1&gt;1;1;[.BX122]*1.1)" office:value-type="float" office:value="1" calcext:value-type="float">
            <text:p>1</text:p>
          </table:table-cell>
          <table:table-cell table:style-name="ce10" table:formula="of:=IF([.BY122]*1.1&gt;1;1;[.BY122]*1.1)" office:value-type="float" office:value="1" calcext:value-type="float">
            <text:p>1</text:p>
          </table:table-cell>
          <table:table-cell table:style-name="ce10" table:formula="of:=IF([.BZ122]*1.1&gt;1;1;[.BZ122]*1.1)" office:value-type="float" office:value="1" calcext:value-type="float">
            <text:p>1</text:p>
          </table:table-cell>
          <table:table-cell table:style-name="ce10" table:formula="of:=IF([.CA122]*1.1&gt;1;1;[.CA122]*1.1)" office:value-type="float" office:value="1" calcext:value-type="float">
            <text:p>1</text:p>
          </table:table-cell>
          <table:table-cell table:style-name="ce10" table:formula="of:=IF([.CB122]*1.1&gt;1;1;[.CB122]*1.1)" office:value-type="float" office:value="1" calcext:value-type="float">
            <text:p>1</text:p>
          </table:table-cell>
          <table:table-cell table:style-name="ce10" table:formula="of:=IF([.CC122]*1.1&gt;1;1;[.CC122]*1.1)" office:value-type="float" office:value="1" calcext:value-type="float">
            <text:p>1</text:p>
          </table:table-cell>
          <table:table-cell table:style-name="ce10" table:formula="of:=IF([.CD122]*1.1&gt;1;1;[.CD122]*1.1)" office:value-type="float" office:value="1" calcext:value-type="float">
            <text:p>1</text:p>
          </table:table-cell>
          <table:table-cell table:style-name="ce10" table:formula="of:=IF([.CE122]*1.1&gt;1;1;[.CE122]*1.1)" office:value-type="float" office:value="1" calcext:value-type="float">
            <text:p>1</text:p>
          </table:table-cell>
          <table:table-cell table:style-name="ce10" table:formula="of:=IF([.CF122]*1.1&gt;1;1;[.CF122]*1.1)" office:value-type="float" office:value="1" calcext:value-type="float">
            <text:p>1</text:p>
          </table:table-cell>
          <table:table-cell table:style-name="ce10" table:formula="of:=IF([.CG122]*1.1&gt;1;1;[.CG122]*1.1)" office:value-type="float" office:value="1" calcext:value-type="float">
            <text:p>1</text:p>
          </table:table-cell>
          <table:table-cell table:style-name="ce10" table:formula="of:=IF([.CH122]*1.1&gt;1;1;[.CH122]*1.1)" office:value-type="float" office:value="1" calcext:value-type="float">
            <text:p>1</text:p>
          </table:table-cell>
          <table:table-cell table:style-name="ce10" table:formula="of:=IF([.CI122]*1.1&gt;1;1;[.CI122]*1.1)" office:value-type="float" office:value="1" calcext:value-type="float">
            <text:p>1</text:p>
          </table:table-cell>
          <table:table-cell table:style-name="ce10" table:formula="of:=IF([.CJ122]*1.1&gt;1;1;[.CJ122]*1.1)" office:value-type="float" office:value="1" calcext:value-type="float">
            <text:p>1</text:p>
          </table:table-cell>
          <table:table-cell table:style-name="ce10" table:formula="of:=IF([.CK122]*1.1&gt;1;1;[.CK122]*1.1)" office:value-type="float" office:value="1" calcext:value-type="float">
            <text:p>1</text:p>
          </table:table-cell>
          <table:table-cell table:style-name="ce10" table:formula="of:=IF([.CL122]*1.1&gt;1;1;[.CL122]*1.1)" office:value-type="float" office:value="1" calcext:value-type="float">
            <text:p>1</text:p>
          </table:table-cell>
          <table:table-cell table:style-name="ce10" table:formula="of:=IF([.CM122]*1.1&gt;1;1;[.CM122]*1.1)" office:value-type="float" office:value="1" calcext:value-type="float">
            <text:p>1</text:p>
          </table:table-cell>
          <table:table-cell table:style-name="ce10" table:formula="of:=IF([.CN122]*1.1&gt;1;1;[.CN122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22]+0.1" office:value-type="float" office:value="0.4" calcext:value-type="float">
            <text:p>0,40</text:p>
          </table:table-cell>
          <table:table-cell table:style-name="ce10" table:formula="of:=IF([.A123]*1.1&gt;1;1;[.A123]*1.1)" office:value-type="float" office:value="0.44" calcext:value-type="float">
            <text:p>0,44</text:p>
          </table:table-cell>
          <table:table-cell table:formula="of:=IF([.B123]*1.1&gt;1;1;[.B123]*1.1)" office:value-type="float" office:value="0.484" calcext:value-type="float">
            <text:p>0,484</text:p>
          </table:table-cell>
          <table:table-cell table:formula="of:=IF([.C123]*1.1&gt;1;1;[.C123]*1.1)" office:value-type="float" office:value="0.5324" calcext:value-type="float">
            <text:p>0,5324</text:p>
          </table:table-cell>
          <table:table-cell table:formula="of:=IF([.D123]*1.1&gt;1;1;[.D123]*1.1)" office:value-type="float" office:value="0.58564" calcext:value-type="float">
            <text:p>0,58564</text:p>
          </table:table-cell>
          <table:table-cell table:formula="of:=IF([.E123]*1.1&gt;1;1;[.E123]*1.1)" office:value-type="float" office:value="0.644204" calcext:value-type="float">
            <text:p>0,644204</text:p>
          </table:table-cell>
          <table:table-cell table:style-name="ce10" table:formula="of:=IF([.F123]*1.1&gt;1;1;[.F123]*1.1)" office:value-type="float" office:value="0.7086244" calcext:value-type="float">
            <text:p>0,7086244</text:p>
          </table:table-cell>
          <table:table-cell table:style-name="ce10" table:formula="of:=IF([.G123]*1.1&gt;1;1;[.G123]*1.1)" office:value-type="float" office:value="0.77948684" calcext:value-type="float">
            <text:p>0,77948684</text:p>
          </table:table-cell>
          <table:table-cell table:style-name="ce10" table:formula="of:=IF([.H123]*1.1&gt;1;1;[.H123]*1.1)" office:value-type="float" office:value="0.857435524" calcext:value-type="float">
            <text:p>0,857435524</text:p>
          </table:table-cell>
          <table:table-cell table:style-name="ce10" table:formula="of:=IF([.I123]*1.1&gt;1;1;[.I123]*1.1)" office:value-type="float" office:value="0.9431790764" calcext:value-type="float">
            <text:p>0,9431790764</text:p>
          </table:table-cell>
          <table:table-cell table:style-name="ce10" table:formula="of:=IF([.J123]*1.1&gt;1;1;[.J123]*1.1)" office:value-type="float" office:value="1" calcext:value-type="float">
            <text:p>1</text:p>
          </table:table-cell>
          <table:table-cell table:style-name="ce10" table:formula="of:=IF([.K123]*1.1&gt;1;1;[.K123]*1.1)" office:value-type="float" office:value="1" calcext:value-type="float">
            <text:p>1</text:p>
          </table:table-cell>
          <table:table-cell table:style-name="ce10" table:formula="of:=IF([.L123]*1.1&gt;1;1;[.L123]*1.1)" office:value-type="float" office:value="1" calcext:value-type="float">
            <text:p>1</text:p>
          </table:table-cell>
          <table:table-cell table:style-name="ce10" table:formula="of:=IF([.M123]*1.1&gt;1;1;[.M123]*1.1)" office:value-type="float" office:value="1" calcext:value-type="float">
            <text:p>1</text:p>
          </table:table-cell>
          <table:table-cell table:style-name="ce10" table:formula="of:=IF([.N123]*1.1&gt;1;1;[.N123]*1.1)" office:value-type="float" office:value="1" calcext:value-type="float">
            <text:p>1</text:p>
          </table:table-cell>
          <table:table-cell table:style-name="ce10" table:formula="of:=IF([.O123]*1.1&gt;1;1;[.O123]*1.1)" office:value-type="float" office:value="1" calcext:value-type="float">
            <text:p>1</text:p>
          </table:table-cell>
          <table:table-cell table:style-name="ce10" table:formula="of:=IF([.P123]*1.1&gt;1;1;[.P123]*1.1)" office:value-type="float" office:value="1" calcext:value-type="float">
            <text:p>1</text:p>
          </table:table-cell>
          <table:table-cell table:style-name="ce10" table:formula="of:=IF([.Q123]*1.1&gt;1;1;[.Q123]*1.1)" office:value-type="float" office:value="1" calcext:value-type="float">
            <text:p>1</text:p>
          </table:table-cell>
          <table:table-cell table:style-name="ce10" table:formula="of:=IF([.R123]*1.1&gt;1;1;[.R123]*1.1)" office:value-type="float" office:value="1" calcext:value-type="float">
            <text:p>1</text:p>
          </table:table-cell>
          <table:table-cell table:style-name="ce10" table:formula="of:=IF([.S123]*1.1&gt;1;1;[.S123]*1.1)" office:value-type="float" office:value="1" calcext:value-type="float">
            <text:p>1</text:p>
          </table:table-cell>
          <table:table-cell table:style-name="ce10" table:formula="of:=IF([.T123]*1.1&gt;1;1;[.T123]*1.1)" office:value-type="float" office:value="1" calcext:value-type="float">
            <text:p>1</text:p>
          </table:table-cell>
          <table:table-cell table:style-name="ce10" table:formula="of:=IF([.U123]*1.1&gt;1;1;[.U123]*1.1)" office:value-type="float" office:value="1" calcext:value-type="float">
            <text:p>1</text:p>
          </table:table-cell>
          <table:table-cell table:style-name="ce10" table:formula="of:=IF([.V123]*1.1&gt;1;1;[.V123]*1.1)" office:value-type="float" office:value="1" calcext:value-type="float">
            <text:p>1</text:p>
          </table:table-cell>
          <table:table-cell table:style-name="ce10" table:formula="of:=IF([.W123]*1.1&gt;1;1;[.W123]*1.1)" office:value-type="float" office:value="1" calcext:value-type="float">
            <text:p>1</text:p>
          </table:table-cell>
          <table:table-cell table:style-name="ce10" table:formula="of:=IF([.X123]*1.1&gt;1;1;[.X123]*1.1)" office:value-type="float" office:value="1" calcext:value-type="float">
            <text:p>1</text:p>
          </table:table-cell>
          <table:table-cell table:style-name="ce10" table:formula="of:=IF([.Y123]*1.1&gt;1;1;[.Y123]*1.1)" office:value-type="float" office:value="1" calcext:value-type="float">
            <text:p>1</text:p>
          </table:table-cell>
          <table:table-cell table:style-name="ce10" table:formula="of:=IF([.Z123]*1.1&gt;1;1;[.Z123]*1.1)" office:value-type="float" office:value="1" calcext:value-type="float">
            <text:p>1</text:p>
          </table:table-cell>
          <table:table-cell table:style-name="ce10" table:formula="of:=IF([.AA123]*1.1&gt;1;1;[.AA123]*1.1)" office:value-type="float" office:value="1" calcext:value-type="float">
            <text:p>1</text:p>
          </table:table-cell>
          <table:table-cell table:style-name="ce10" table:formula="of:=IF([.AB123]*1.1&gt;1;1;[.AB123]*1.1)" office:value-type="float" office:value="1" calcext:value-type="float">
            <text:p>1</text:p>
          </table:table-cell>
          <table:table-cell table:style-name="ce10" table:formula="of:=IF([.AC123]*1.1&gt;1;1;[.AC123]*1.1)" office:value-type="float" office:value="1" calcext:value-type="float">
            <text:p>1</text:p>
          </table:table-cell>
          <table:table-cell table:style-name="ce10" table:formula="of:=IF([.AD123]*1.1&gt;1;1;[.AD123]*1.1)" office:value-type="float" office:value="1" calcext:value-type="float">
            <text:p>1</text:p>
          </table:table-cell>
          <table:table-cell table:style-name="ce10" table:formula="of:=IF([.AE123]*1.1&gt;1;1;[.AE123]*1.1)" office:value-type="float" office:value="1" calcext:value-type="float">
            <text:p>1</text:p>
          </table:table-cell>
          <table:table-cell table:style-name="ce10" table:formula="of:=IF([.AF123]*1.1&gt;1;1;[.AF123]*1.1)" office:value-type="float" office:value="1" calcext:value-type="float">
            <text:p>1</text:p>
          </table:table-cell>
          <table:table-cell table:style-name="ce10" table:formula="of:=IF([.AG123]*1.1&gt;1;1;[.AG123]*1.1)" office:value-type="float" office:value="1" calcext:value-type="float">
            <text:p>1</text:p>
          </table:table-cell>
          <table:table-cell table:style-name="ce10" table:formula="of:=IF([.AH123]*1.1&gt;1;1;[.AH123]*1.1)" office:value-type="float" office:value="1" calcext:value-type="float">
            <text:p>1</text:p>
          </table:table-cell>
          <table:table-cell table:style-name="ce10" table:formula="of:=IF([.AI123]*1.1&gt;1;1;[.AI123]*1.1)" office:value-type="float" office:value="1" calcext:value-type="float">
            <text:p>1</text:p>
          </table:table-cell>
          <table:table-cell table:style-name="ce10" table:formula="of:=IF([.AJ123]*1.1&gt;1;1;[.AJ123]*1.1)" office:value-type="float" office:value="1" calcext:value-type="float">
            <text:p>1</text:p>
          </table:table-cell>
          <table:table-cell table:style-name="ce10" table:formula="of:=IF([.AK123]*1.1&gt;1;1;[.AK123]*1.1)" office:value-type="float" office:value="1" calcext:value-type="float">
            <text:p>1</text:p>
          </table:table-cell>
          <table:table-cell table:style-name="ce10" table:formula="of:=IF([.AL123]*1.1&gt;1;1;[.AL123]*1.1)" office:value-type="float" office:value="1" calcext:value-type="float">
            <text:p>1</text:p>
          </table:table-cell>
          <table:table-cell table:style-name="ce10" table:formula="of:=IF([.AM123]*1.1&gt;1;1;[.AM123]*1.1)" office:value-type="float" office:value="1" calcext:value-type="float">
            <text:p>1</text:p>
          </table:table-cell>
          <table:table-cell table:style-name="ce10" table:formula="of:=IF([.AN123]*1.1&gt;1;1;[.AN123]*1.1)" office:value-type="float" office:value="1" calcext:value-type="float">
            <text:p>1</text:p>
          </table:table-cell>
          <table:table-cell table:style-name="ce10" table:formula="of:=IF([.AO123]*1.1&gt;1;1;[.AO123]*1.1)" office:value-type="float" office:value="1" calcext:value-type="float">
            <text:p>1</text:p>
          </table:table-cell>
          <table:table-cell table:style-name="ce10" table:formula="of:=IF([.AP123]*1.1&gt;1;1;[.AP123]*1.1)" office:value-type="float" office:value="1" calcext:value-type="float">
            <text:p>1</text:p>
          </table:table-cell>
          <table:table-cell table:style-name="ce10" table:formula="of:=IF([.AQ123]*1.1&gt;1;1;[.AQ123]*1.1)" office:value-type="float" office:value="1" calcext:value-type="float">
            <text:p>1</text:p>
          </table:table-cell>
          <table:table-cell table:style-name="ce10" table:formula="of:=IF([.AR123]*1.1&gt;1;1;[.AR123]*1.1)" office:value-type="float" office:value="1" calcext:value-type="float">
            <text:p>1</text:p>
          </table:table-cell>
          <table:table-cell table:style-name="ce10" table:formula="of:=IF([.AS123]*1.1&gt;1;1;[.AS123]*1.1)" office:value-type="float" office:value="1" calcext:value-type="float">
            <text:p>1</text:p>
          </table:table-cell>
          <table:table-cell table:style-name="ce10" table:formula="of:=IF([.AT123]*1.1&gt;1;1;[.AT123]*1.1)" office:value-type="float" office:value="1" calcext:value-type="float">
            <text:p>1</text:p>
          </table:table-cell>
          <table:table-cell table:style-name="ce10" table:formula="of:=IF([.AU123]*1.1&gt;1;1;[.AU123]*1.1)" office:value-type="float" office:value="1" calcext:value-type="float">
            <text:p>1</text:p>
          </table:table-cell>
          <table:table-cell table:style-name="ce10" table:formula="of:=IF([.AV123]*1.1&gt;1;1;[.AV123]*1.1)" office:value-type="float" office:value="1" calcext:value-type="float">
            <text:p>1</text:p>
          </table:table-cell>
          <table:table-cell table:style-name="ce10" table:formula="of:=IF([.AW123]*1.1&gt;1;1;[.AW123]*1.1)" office:value-type="float" office:value="1" calcext:value-type="float">
            <text:p>1</text:p>
          </table:table-cell>
          <table:table-cell table:style-name="ce10" table:formula="of:=IF([.AX123]*1.1&gt;1;1;[.AX123]*1.1)" office:value-type="float" office:value="1" calcext:value-type="float">
            <text:p>1</text:p>
          </table:table-cell>
          <table:table-cell table:style-name="ce10" table:formula="of:=IF([.AY123]*1.1&gt;1;1;[.AY123]*1.1)" office:value-type="float" office:value="1" calcext:value-type="float">
            <text:p>1</text:p>
          </table:table-cell>
          <table:table-cell table:style-name="ce10" table:formula="of:=IF([.AZ123]*1.1&gt;1;1;[.AZ123]*1.1)" office:value-type="float" office:value="1" calcext:value-type="float">
            <text:p>1</text:p>
          </table:table-cell>
          <table:table-cell table:style-name="ce10" table:formula="of:=IF([.BA123]*1.1&gt;1;1;[.BA123]*1.1)" office:value-type="float" office:value="1" calcext:value-type="float">
            <text:p>1</text:p>
          </table:table-cell>
          <table:table-cell table:style-name="ce10" table:formula="of:=IF([.BB123]*1.1&gt;1;1;[.BB123]*1.1)" office:value-type="float" office:value="1" calcext:value-type="float">
            <text:p>1</text:p>
          </table:table-cell>
          <table:table-cell table:style-name="ce10" table:formula="of:=IF([.BC123]*1.1&gt;1;1;[.BC123]*1.1)" office:value-type="float" office:value="1" calcext:value-type="float">
            <text:p>1</text:p>
          </table:table-cell>
          <table:table-cell table:style-name="ce10" table:formula="of:=IF([.BD123]*1.1&gt;1;1;[.BD123]*1.1)" office:value-type="float" office:value="1" calcext:value-type="float">
            <text:p>1</text:p>
          </table:table-cell>
          <table:table-cell table:style-name="ce10" table:formula="of:=IF([.BE123]*1.1&gt;1;1;[.BE123]*1.1)" office:value-type="float" office:value="1" calcext:value-type="float">
            <text:p>1</text:p>
          </table:table-cell>
          <table:table-cell table:style-name="ce10" table:formula="of:=IF([.BF123]*1.1&gt;1;1;[.BF123]*1.1)" office:value-type="float" office:value="1" calcext:value-type="float">
            <text:p>1</text:p>
          </table:table-cell>
          <table:table-cell table:style-name="ce10" table:formula="of:=IF([.BG123]*1.1&gt;1;1;[.BG123]*1.1)" office:value-type="float" office:value="1" calcext:value-type="float">
            <text:p>1</text:p>
          </table:table-cell>
          <table:table-cell table:style-name="ce10" table:formula="of:=IF([.BH123]*1.1&gt;1;1;[.BH123]*1.1)" office:value-type="float" office:value="1" calcext:value-type="float">
            <text:p>1</text:p>
          </table:table-cell>
          <table:table-cell table:style-name="ce10" table:formula="of:=IF([.BI123]*1.1&gt;1;1;[.BI123]*1.1)" office:value-type="float" office:value="1" calcext:value-type="float">
            <text:p>1</text:p>
          </table:table-cell>
          <table:table-cell table:style-name="ce10" table:formula="of:=IF([.BJ123]*1.1&gt;1;1;[.BJ123]*1.1)" office:value-type="float" office:value="1" calcext:value-type="float">
            <text:p>1</text:p>
          </table:table-cell>
          <table:table-cell table:style-name="ce10" table:formula="of:=IF([.BK123]*1.1&gt;1;1;[.BK123]*1.1)" office:value-type="float" office:value="1" calcext:value-type="float">
            <text:p>1</text:p>
          </table:table-cell>
          <table:table-cell table:style-name="ce10" table:formula="of:=IF([.BL123]*1.1&gt;1;1;[.BL123]*1.1)" office:value-type="float" office:value="1" calcext:value-type="float">
            <text:p>1</text:p>
          </table:table-cell>
          <table:table-cell table:style-name="ce10" table:formula="of:=IF([.BM123]*1.1&gt;1;1;[.BM123]*1.1)" office:value-type="float" office:value="1" calcext:value-type="float">
            <text:p>1</text:p>
          </table:table-cell>
          <table:table-cell table:style-name="ce10" table:formula="of:=IF([.BN123]*1.1&gt;1;1;[.BN123]*1.1)" office:value-type="float" office:value="1" calcext:value-type="float">
            <text:p>1</text:p>
          </table:table-cell>
          <table:table-cell table:style-name="ce10" table:formula="of:=IF([.BO123]*1.1&gt;1;1;[.BO123]*1.1)" office:value-type="float" office:value="1" calcext:value-type="float">
            <text:p>1</text:p>
          </table:table-cell>
          <table:table-cell table:style-name="ce10" table:formula="of:=IF([.BP123]*1.1&gt;1;1;[.BP123]*1.1)" office:value-type="float" office:value="1" calcext:value-type="float">
            <text:p>1</text:p>
          </table:table-cell>
          <table:table-cell table:style-name="ce10" table:formula="of:=IF([.BQ123]*1.1&gt;1;1;[.BQ123]*1.1)" office:value-type="float" office:value="1" calcext:value-type="float">
            <text:p>1</text:p>
          </table:table-cell>
          <table:table-cell table:style-name="ce10" table:formula="of:=IF([.BR123]*1.1&gt;1;1;[.BR123]*1.1)" office:value-type="float" office:value="1" calcext:value-type="float">
            <text:p>1</text:p>
          </table:table-cell>
          <table:table-cell table:style-name="ce10" table:formula="of:=IF([.BS123]*1.1&gt;1;1;[.BS123]*1.1)" office:value-type="float" office:value="1" calcext:value-type="float">
            <text:p>1</text:p>
          </table:table-cell>
          <table:table-cell table:style-name="ce10" table:formula="of:=IF([.BT123]*1.1&gt;1;1;[.BT123]*1.1)" office:value-type="float" office:value="1" calcext:value-type="float">
            <text:p>1</text:p>
          </table:table-cell>
          <table:table-cell table:style-name="ce10" table:formula="of:=IF([.BU123]*1.1&gt;1;1;[.BU123]*1.1)" office:value-type="float" office:value="1" calcext:value-type="float">
            <text:p>1</text:p>
          </table:table-cell>
          <table:table-cell table:style-name="ce10" table:formula="of:=IF([.BV123]*1.1&gt;1;1;[.BV123]*1.1)" office:value-type="float" office:value="1" calcext:value-type="float">
            <text:p>1</text:p>
          </table:table-cell>
          <table:table-cell table:style-name="ce10" table:formula="of:=IF([.BW123]*1.1&gt;1;1;[.BW123]*1.1)" office:value-type="float" office:value="1" calcext:value-type="float">
            <text:p>1</text:p>
          </table:table-cell>
          <table:table-cell table:style-name="ce10" table:formula="of:=IF([.BX123]*1.1&gt;1;1;[.BX123]*1.1)" office:value-type="float" office:value="1" calcext:value-type="float">
            <text:p>1</text:p>
          </table:table-cell>
          <table:table-cell table:style-name="ce10" table:formula="of:=IF([.BY123]*1.1&gt;1;1;[.BY123]*1.1)" office:value-type="float" office:value="1" calcext:value-type="float">
            <text:p>1</text:p>
          </table:table-cell>
          <table:table-cell table:style-name="ce10" table:formula="of:=IF([.BZ123]*1.1&gt;1;1;[.BZ123]*1.1)" office:value-type="float" office:value="1" calcext:value-type="float">
            <text:p>1</text:p>
          </table:table-cell>
          <table:table-cell table:style-name="ce10" table:formula="of:=IF([.CA123]*1.1&gt;1;1;[.CA123]*1.1)" office:value-type="float" office:value="1" calcext:value-type="float">
            <text:p>1</text:p>
          </table:table-cell>
          <table:table-cell table:style-name="ce10" table:formula="of:=IF([.CB123]*1.1&gt;1;1;[.CB123]*1.1)" office:value-type="float" office:value="1" calcext:value-type="float">
            <text:p>1</text:p>
          </table:table-cell>
          <table:table-cell table:style-name="ce10" table:formula="of:=IF([.CC123]*1.1&gt;1;1;[.CC123]*1.1)" office:value-type="float" office:value="1" calcext:value-type="float">
            <text:p>1</text:p>
          </table:table-cell>
          <table:table-cell table:style-name="ce10" table:formula="of:=IF([.CD123]*1.1&gt;1;1;[.CD123]*1.1)" office:value-type="float" office:value="1" calcext:value-type="float">
            <text:p>1</text:p>
          </table:table-cell>
          <table:table-cell table:style-name="ce10" table:formula="of:=IF([.CE123]*1.1&gt;1;1;[.CE123]*1.1)" office:value-type="float" office:value="1" calcext:value-type="float">
            <text:p>1</text:p>
          </table:table-cell>
          <table:table-cell table:style-name="ce10" table:formula="of:=IF([.CF123]*1.1&gt;1;1;[.CF123]*1.1)" office:value-type="float" office:value="1" calcext:value-type="float">
            <text:p>1</text:p>
          </table:table-cell>
          <table:table-cell table:style-name="ce10" table:formula="of:=IF([.CG123]*1.1&gt;1;1;[.CG123]*1.1)" office:value-type="float" office:value="1" calcext:value-type="float">
            <text:p>1</text:p>
          </table:table-cell>
          <table:table-cell table:style-name="ce10" table:formula="of:=IF([.CH123]*1.1&gt;1;1;[.CH123]*1.1)" office:value-type="float" office:value="1" calcext:value-type="float">
            <text:p>1</text:p>
          </table:table-cell>
          <table:table-cell table:style-name="ce10" table:formula="of:=IF([.CI123]*1.1&gt;1;1;[.CI123]*1.1)" office:value-type="float" office:value="1" calcext:value-type="float">
            <text:p>1</text:p>
          </table:table-cell>
          <table:table-cell table:style-name="ce10" table:formula="of:=IF([.CJ123]*1.1&gt;1;1;[.CJ123]*1.1)" office:value-type="float" office:value="1" calcext:value-type="float">
            <text:p>1</text:p>
          </table:table-cell>
          <table:table-cell table:style-name="ce10" table:formula="of:=IF([.CK123]*1.1&gt;1;1;[.CK123]*1.1)" office:value-type="float" office:value="1" calcext:value-type="float">
            <text:p>1</text:p>
          </table:table-cell>
          <table:table-cell table:style-name="ce10" table:formula="of:=IF([.CL123]*1.1&gt;1;1;[.CL123]*1.1)" office:value-type="float" office:value="1" calcext:value-type="float">
            <text:p>1</text:p>
          </table:table-cell>
          <table:table-cell table:style-name="ce10" table:formula="of:=IF([.CM123]*1.1&gt;1;1;[.CM123]*1.1)" office:value-type="float" office:value="1" calcext:value-type="float">
            <text:p>1</text:p>
          </table:table-cell>
          <table:table-cell table:style-name="ce10" table:formula="of:=IF([.CN123]*1.1&gt;1;1;[.CN123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23]+0.1" office:value-type="float" office:value="0.5" calcext:value-type="float">
            <text:p>0,50</text:p>
          </table:table-cell>
          <table:table-cell table:style-name="ce10" table:formula="of:=IF([.A124]*1.1&gt;1;1;[.A124]*1.1)" office:value-type="float" office:value="0.55" calcext:value-type="float">
            <text:p>0,55</text:p>
          </table:table-cell>
          <table:table-cell table:formula="of:=IF([.B124]*1.1&gt;1;1;[.B124]*1.1)" office:value-type="float" office:value="0.605" calcext:value-type="float">
            <text:p>0,605</text:p>
          </table:table-cell>
          <table:table-cell table:formula="of:=IF([.C124]*1.1&gt;1;1;[.C124]*1.1)" office:value-type="float" office:value="0.6655" calcext:value-type="float">
            <text:p>0,6655</text:p>
          </table:table-cell>
          <table:table-cell table:formula="of:=IF([.D124]*1.1&gt;1;1;[.D124]*1.1)" office:value-type="float" office:value="0.73205" calcext:value-type="float">
            <text:p>0,73205</text:p>
          </table:table-cell>
          <table:table-cell table:formula="of:=IF([.E124]*1.1&gt;1;1;[.E124]*1.1)" office:value-type="float" office:value="0.805255" calcext:value-type="float">
            <text:p>0,805255</text:p>
          </table:table-cell>
          <table:table-cell table:style-name="ce10" table:formula="of:=IF([.F124]*1.1&gt;1;1;[.F124]*1.1)" office:value-type="float" office:value="0.8857805" calcext:value-type="float">
            <text:p>0,8857805</text:p>
          </table:table-cell>
          <table:table-cell table:style-name="ce10" table:formula="of:=IF([.G124]*1.1&gt;1;1;[.G124]*1.1)" office:value-type="float" office:value="0.974358550000001" calcext:value-type="float">
            <text:p>0,97435855</text:p>
          </table:table-cell>
          <table:table-cell table:style-name="ce10" table:formula="of:=IF([.H124]*1.1&gt;1;1;[.H124]*1.1)" office:value-type="float" office:value="1" calcext:value-type="float">
            <text:p>1</text:p>
          </table:table-cell>
          <table:table-cell table:style-name="ce10" table:formula="of:=IF([.I124]*1.1&gt;1;1;[.I124]*1.1)" office:value-type="float" office:value="1" calcext:value-type="float">
            <text:p>1</text:p>
          </table:table-cell>
          <table:table-cell table:style-name="ce10" table:formula="of:=IF([.J124]*1.1&gt;1;1;[.J124]*1.1)" office:value-type="float" office:value="1" calcext:value-type="float">
            <text:p>1</text:p>
          </table:table-cell>
          <table:table-cell table:style-name="ce10" table:formula="of:=IF([.K124]*1.1&gt;1;1;[.K124]*1.1)" office:value-type="float" office:value="1" calcext:value-type="float">
            <text:p>1</text:p>
          </table:table-cell>
          <table:table-cell table:style-name="ce10" table:formula="of:=IF([.L124]*1.1&gt;1;1;[.L124]*1.1)" office:value-type="float" office:value="1" calcext:value-type="float">
            <text:p>1</text:p>
          </table:table-cell>
          <table:table-cell table:style-name="ce10" table:formula="of:=IF([.M124]*1.1&gt;1;1;[.M124]*1.1)" office:value-type="float" office:value="1" calcext:value-type="float">
            <text:p>1</text:p>
          </table:table-cell>
          <table:table-cell table:style-name="ce10" table:formula="of:=IF([.N124]*1.1&gt;1;1;[.N124]*1.1)" office:value-type="float" office:value="1" calcext:value-type="float">
            <text:p>1</text:p>
          </table:table-cell>
          <table:table-cell table:style-name="ce10" table:formula="of:=IF([.O124]*1.1&gt;1;1;[.O124]*1.1)" office:value-type="float" office:value="1" calcext:value-type="float">
            <text:p>1</text:p>
          </table:table-cell>
          <table:table-cell table:style-name="ce10" table:formula="of:=IF([.P124]*1.1&gt;1;1;[.P124]*1.1)" office:value-type="float" office:value="1" calcext:value-type="float">
            <text:p>1</text:p>
          </table:table-cell>
          <table:table-cell table:style-name="ce10" table:formula="of:=IF([.Q124]*1.1&gt;1;1;[.Q124]*1.1)" office:value-type="float" office:value="1" calcext:value-type="float">
            <text:p>1</text:p>
          </table:table-cell>
          <table:table-cell table:style-name="ce10" table:formula="of:=IF([.R124]*1.1&gt;1;1;[.R124]*1.1)" office:value-type="float" office:value="1" calcext:value-type="float">
            <text:p>1</text:p>
          </table:table-cell>
          <table:table-cell table:style-name="ce10" table:formula="of:=IF([.S124]*1.1&gt;1;1;[.S124]*1.1)" office:value-type="float" office:value="1" calcext:value-type="float">
            <text:p>1</text:p>
          </table:table-cell>
          <table:table-cell table:style-name="ce10" table:formula="of:=IF([.T124]*1.1&gt;1;1;[.T124]*1.1)" office:value-type="float" office:value="1" calcext:value-type="float">
            <text:p>1</text:p>
          </table:table-cell>
          <table:table-cell table:style-name="ce10" table:formula="of:=IF([.U124]*1.1&gt;1;1;[.U124]*1.1)" office:value-type="float" office:value="1" calcext:value-type="float">
            <text:p>1</text:p>
          </table:table-cell>
          <table:table-cell table:style-name="ce10" table:formula="of:=IF([.V124]*1.1&gt;1;1;[.V124]*1.1)" office:value-type="float" office:value="1" calcext:value-type="float">
            <text:p>1</text:p>
          </table:table-cell>
          <table:table-cell table:style-name="ce10" table:formula="of:=IF([.W124]*1.1&gt;1;1;[.W124]*1.1)" office:value-type="float" office:value="1" calcext:value-type="float">
            <text:p>1</text:p>
          </table:table-cell>
          <table:table-cell table:style-name="ce10" table:formula="of:=IF([.X124]*1.1&gt;1;1;[.X124]*1.1)" office:value-type="float" office:value="1" calcext:value-type="float">
            <text:p>1</text:p>
          </table:table-cell>
          <table:table-cell table:style-name="ce10" table:formula="of:=IF([.Y124]*1.1&gt;1;1;[.Y124]*1.1)" office:value-type="float" office:value="1" calcext:value-type="float">
            <text:p>1</text:p>
          </table:table-cell>
          <table:table-cell table:style-name="ce10" table:formula="of:=IF([.Z124]*1.1&gt;1;1;[.Z124]*1.1)" office:value-type="float" office:value="1" calcext:value-type="float">
            <text:p>1</text:p>
          </table:table-cell>
          <table:table-cell table:style-name="ce10" table:formula="of:=IF([.AA124]*1.1&gt;1;1;[.AA124]*1.1)" office:value-type="float" office:value="1" calcext:value-type="float">
            <text:p>1</text:p>
          </table:table-cell>
          <table:table-cell table:style-name="ce10" table:formula="of:=IF([.AB124]*1.1&gt;1;1;[.AB124]*1.1)" office:value-type="float" office:value="1" calcext:value-type="float">
            <text:p>1</text:p>
          </table:table-cell>
          <table:table-cell table:style-name="ce10" table:formula="of:=IF([.AC124]*1.1&gt;1;1;[.AC124]*1.1)" office:value-type="float" office:value="1" calcext:value-type="float">
            <text:p>1</text:p>
          </table:table-cell>
          <table:table-cell table:style-name="ce10" table:formula="of:=IF([.AD124]*1.1&gt;1;1;[.AD124]*1.1)" office:value-type="float" office:value="1" calcext:value-type="float">
            <text:p>1</text:p>
          </table:table-cell>
          <table:table-cell table:style-name="ce10" table:formula="of:=IF([.AE124]*1.1&gt;1;1;[.AE124]*1.1)" office:value-type="float" office:value="1" calcext:value-type="float">
            <text:p>1</text:p>
          </table:table-cell>
          <table:table-cell table:style-name="ce10" table:formula="of:=IF([.AF124]*1.1&gt;1;1;[.AF124]*1.1)" office:value-type="float" office:value="1" calcext:value-type="float">
            <text:p>1</text:p>
          </table:table-cell>
          <table:table-cell table:style-name="ce10" table:formula="of:=IF([.AG124]*1.1&gt;1;1;[.AG124]*1.1)" office:value-type="float" office:value="1" calcext:value-type="float">
            <text:p>1</text:p>
          </table:table-cell>
          <table:table-cell table:style-name="ce10" table:formula="of:=IF([.AH124]*1.1&gt;1;1;[.AH124]*1.1)" office:value-type="float" office:value="1" calcext:value-type="float">
            <text:p>1</text:p>
          </table:table-cell>
          <table:table-cell table:style-name="ce10" table:formula="of:=IF([.AI124]*1.1&gt;1;1;[.AI124]*1.1)" office:value-type="float" office:value="1" calcext:value-type="float">
            <text:p>1</text:p>
          </table:table-cell>
          <table:table-cell table:style-name="ce10" table:formula="of:=IF([.AJ124]*1.1&gt;1;1;[.AJ124]*1.1)" office:value-type="float" office:value="1" calcext:value-type="float">
            <text:p>1</text:p>
          </table:table-cell>
          <table:table-cell table:style-name="ce10" table:formula="of:=IF([.AK124]*1.1&gt;1;1;[.AK124]*1.1)" office:value-type="float" office:value="1" calcext:value-type="float">
            <text:p>1</text:p>
          </table:table-cell>
          <table:table-cell table:style-name="ce10" table:formula="of:=IF([.AL124]*1.1&gt;1;1;[.AL124]*1.1)" office:value-type="float" office:value="1" calcext:value-type="float">
            <text:p>1</text:p>
          </table:table-cell>
          <table:table-cell table:style-name="ce10" table:formula="of:=IF([.AM124]*1.1&gt;1;1;[.AM124]*1.1)" office:value-type="float" office:value="1" calcext:value-type="float">
            <text:p>1</text:p>
          </table:table-cell>
          <table:table-cell table:style-name="ce10" table:formula="of:=IF([.AN124]*1.1&gt;1;1;[.AN124]*1.1)" office:value-type="float" office:value="1" calcext:value-type="float">
            <text:p>1</text:p>
          </table:table-cell>
          <table:table-cell table:style-name="ce10" table:formula="of:=IF([.AO124]*1.1&gt;1;1;[.AO124]*1.1)" office:value-type="float" office:value="1" calcext:value-type="float">
            <text:p>1</text:p>
          </table:table-cell>
          <table:table-cell table:style-name="ce10" table:formula="of:=IF([.AP124]*1.1&gt;1;1;[.AP124]*1.1)" office:value-type="float" office:value="1" calcext:value-type="float">
            <text:p>1</text:p>
          </table:table-cell>
          <table:table-cell table:style-name="ce10" table:formula="of:=IF([.AQ124]*1.1&gt;1;1;[.AQ124]*1.1)" office:value-type="float" office:value="1" calcext:value-type="float">
            <text:p>1</text:p>
          </table:table-cell>
          <table:table-cell table:style-name="ce10" table:formula="of:=IF([.AR124]*1.1&gt;1;1;[.AR124]*1.1)" office:value-type="float" office:value="1" calcext:value-type="float">
            <text:p>1</text:p>
          </table:table-cell>
          <table:table-cell table:style-name="ce10" table:formula="of:=IF([.AS124]*1.1&gt;1;1;[.AS124]*1.1)" office:value-type="float" office:value="1" calcext:value-type="float">
            <text:p>1</text:p>
          </table:table-cell>
          <table:table-cell table:style-name="ce10" table:formula="of:=IF([.AT124]*1.1&gt;1;1;[.AT124]*1.1)" office:value-type="float" office:value="1" calcext:value-type="float">
            <text:p>1</text:p>
          </table:table-cell>
          <table:table-cell table:style-name="ce10" table:formula="of:=IF([.AU124]*1.1&gt;1;1;[.AU124]*1.1)" office:value-type="float" office:value="1" calcext:value-type="float">
            <text:p>1</text:p>
          </table:table-cell>
          <table:table-cell table:style-name="ce10" table:formula="of:=IF([.AV124]*1.1&gt;1;1;[.AV124]*1.1)" office:value-type="float" office:value="1" calcext:value-type="float">
            <text:p>1</text:p>
          </table:table-cell>
          <table:table-cell table:style-name="ce10" table:formula="of:=IF([.AW124]*1.1&gt;1;1;[.AW124]*1.1)" office:value-type="float" office:value="1" calcext:value-type="float">
            <text:p>1</text:p>
          </table:table-cell>
          <table:table-cell table:style-name="ce10" table:formula="of:=IF([.AX124]*1.1&gt;1;1;[.AX124]*1.1)" office:value-type="float" office:value="1" calcext:value-type="float">
            <text:p>1</text:p>
          </table:table-cell>
          <table:table-cell table:style-name="ce10" table:formula="of:=IF([.AY124]*1.1&gt;1;1;[.AY124]*1.1)" office:value-type="float" office:value="1" calcext:value-type="float">
            <text:p>1</text:p>
          </table:table-cell>
          <table:table-cell table:style-name="ce10" table:formula="of:=IF([.AZ124]*1.1&gt;1;1;[.AZ124]*1.1)" office:value-type="float" office:value="1" calcext:value-type="float">
            <text:p>1</text:p>
          </table:table-cell>
          <table:table-cell table:style-name="ce10" table:formula="of:=IF([.BA124]*1.1&gt;1;1;[.BA124]*1.1)" office:value-type="float" office:value="1" calcext:value-type="float">
            <text:p>1</text:p>
          </table:table-cell>
          <table:table-cell table:style-name="ce10" table:formula="of:=IF([.BB124]*1.1&gt;1;1;[.BB124]*1.1)" office:value-type="float" office:value="1" calcext:value-type="float">
            <text:p>1</text:p>
          </table:table-cell>
          <table:table-cell table:style-name="ce10" table:formula="of:=IF([.BC124]*1.1&gt;1;1;[.BC124]*1.1)" office:value-type="float" office:value="1" calcext:value-type="float">
            <text:p>1</text:p>
          </table:table-cell>
          <table:table-cell table:style-name="ce10" table:formula="of:=IF([.BD124]*1.1&gt;1;1;[.BD124]*1.1)" office:value-type="float" office:value="1" calcext:value-type="float">
            <text:p>1</text:p>
          </table:table-cell>
          <table:table-cell table:style-name="ce10" table:formula="of:=IF([.BE124]*1.1&gt;1;1;[.BE124]*1.1)" office:value-type="float" office:value="1" calcext:value-type="float">
            <text:p>1</text:p>
          </table:table-cell>
          <table:table-cell table:style-name="ce10" table:formula="of:=IF([.BF124]*1.1&gt;1;1;[.BF124]*1.1)" office:value-type="float" office:value="1" calcext:value-type="float">
            <text:p>1</text:p>
          </table:table-cell>
          <table:table-cell table:style-name="ce10" table:formula="of:=IF([.BG124]*1.1&gt;1;1;[.BG124]*1.1)" office:value-type="float" office:value="1" calcext:value-type="float">
            <text:p>1</text:p>
          </table:table-cell>
          <table:table-cell table:style-name="ce10" table:formula="of:=IF([.BH124]*1.1&gt;1;1;[.BH124]*1.1)" office:value-type="float" office:value="1" calcext:value-type="float">
            <text:p>1</text:p>
          </table:table-cell>
          <table:table-cell table:style-name="ce10" table:formula="of:=IF([.BI124]*1.1&gt;1;1;[.BI124]*1.1)" office:value-type="float" office:value="1" calcext:value-type="float">
            <text:p>1</text:p>
          </table:table-cell>
          <table:table-cell table:style-name="ce10" table:formula="of:=IF([.BJ124]*1.1&gt;1;1;[.BJ124]*1.1)" office:value-type="float" office:value="1" calcext:value-type="float">
            <text:p>1</text:p>
          </table:table-cell>
          <table:table-cell table:style-name="ce10" table:formula="of:=IF([.BK124]*1.1&gt;1;1;[.BK124]*1.1)" office:value-type="float" office:value="1" calcext:value-type="float">
            <text:p>1</text:p>
          </table:table-cell>
          <table:table-cell table:style-name="ce10" table:formula="of:=IF([.BL124]*1.1&gt;1;1;[.BL124]*1.1)" office:value-type="float" office:value="1" calcext:value-type="float">
            <text:p>1</text:p>
          </table:table-cell>
          <table:table-cell table:style-name="ce10" table:formula="of:=IF([.BM124]*1.1&gt;1;1;[.BM124]*1.1)" office:value-type="float" office:value="1" calcext:value-type="float">
            <text:p>1</text:p>
          </table:table-cell>
          <table:table-cell table:style-name="ce10" table:formula="of:=IF([.BN124]*1.1&gt;1;1;[.BN124]*1.1)" office:value-type="float" office:value="1" calcext:value-type="float">
            <text:p>1</text:p>
          </table:table-cell>
          <table:table-cell table:style-name="ce10" table:formula="of:=IF([.BO124]*1.1&gt;1;1;[.BO124]*1.1)" office:value-type="float" office:value="1" calcext:value-type="float">
            <text:p>1</text:p>
          </table:table-cell>
          <table:table-cell table:style-name="ce10" table:formula="of:=IF([.BP124]*1.1&gt;1;1;[.BP124]*1.1)" office:value-type="float" office:value="1" calcext:value-type="float">
            <text:p>1</text:p>
          </table:table-cell>
          <table:table-cell table:style-name="ce10" table:formula="of:=IF([.BQ124]*1.1&gt;1;1;[.BQ124]*1.1)" office:value-type="float" office:value="1" calcext:value-type="float">
            <text:p>1</text:p>
          </table:table-cell>
          <table:table-cell table:style-name="ce10" table:formula="of:=IF([.BR124]*1.1&gt;1;1;[.BR124]*1.1)" office:value-type="float" office:value="1" calcext:value-type="float">
            <text:p>1</text:p>
          </table:table-cell>
          <table:table-cell table:style-name="ce10" table:formula="of:=IF([.BS124]*1.1&gt;1;1;[.BS124]*1.1)" office:value-type="float" office:value="1" calcext:value-type="float">
            <text:p>1</text:p>
          </table:table-cell>
          <table:table-cell table:style-name="ce10" table:formula="of:=IF([.BT124]*1.1&gt;1;1;[.BT124]*1.1)" office:value-type="float" office:value="1" calcext:value-type="float">
            <text:p>1</text:p>
          </table:table-cell>
          <table:table-cell table:style-name="ce10" table:formula="of:=IF([.BU124]*1.1&gt;1;1;[.BU124]*1.1)" office:value-type="float" office:value="1" calcext:value-type="float">
            <text:p>1</text:p>
          </table:table-cell>
          <table:table-cell table:style-name="ce10" table:formula="of:=IF([.BV124]*1.1&gt;1;1;[.BV124]*1.1)" office:value-type="float" office:value="1" calcext:value-type="float">
            <text:p>1</text:p>
          </table:table-cell>
          <table:table-cell table:style-name="ce10" table:formula="of:=IF([.BW124]*1.1&gt;1;1;[.BW124]*1.1)" office:value-type="float" office:value="1" calcext:value-type="float">
            <text:p>1</text:p>
          </table:table-cell>
          <table:table-cell table:style-name="ce10" table:formula="of:=IF([.BX124]*1.1&gt;1;1;[.BX124]*1.1)" office:value-type="float" office:value="1" calcext:value-type="float">
            <text:p>1</text:p>
          </table:table-cell>
          <table:table-cell table:style-name="ce10" table:formula="of:=IF([.BY124]*1.1&gt;1;1;[.BY124]*1.1)" office:value-type="float" office:value="1" calcext:value-type="float">
            <text:p>1</text:p>
          </table:table-cell>
          <table:table-cell table:style-name="ce10" table:formula="of:=IF([.BZ124]*1.1&gt;1;1;[.BZ124]*1.1)" office:value-type="float" office:value="1" calcext:value-type="float">
            <text:p>1</text:p>
          </table:table-cell>
          <table:table-cell table:style-name="ce10" table:formula="of:=IF([.CA124]*1.1&gt;1;1;[.CA124]*1.1)" office:value-type="float" office:value="1" calcext:value-type="float">
            <text:p>1</text:p>
          </table:table-cell>
          <table:table-cell table:style-name="ce10" table:formula="of:=IF([.CB124]*1.1&gt;1;1;[.CB124]*1.1)" office:value-type="float" office:value="1" calcext:value-type="float">
            <text:p>1</text:p>
          </table:table-cell>
          <table:table-cell table:style-name="ce10" table:formula="of:=IF([.CC124]*1.1&gt;1;1;[.CC124]*1.1)" office:value-type="float" office:value="1" calcext:value-type="float">
            <text:p>1</text:p>
          </table:table-cell>
          <table:table-cell table:style-name="ce10" table:formula="of:=IF([.CD124]*1.1&gt;1;1;[.CD124]*1.1)" office:value-type="float" office:value="1" calcext:value-type="float">
            <text:p>1</text:p>
          </table:table-cell>
          <table:table-cell table:style-name="ce10" table:formula="of:=IF([.CE124]*1.1&gt;1;1;[.CE124]*1.1)" office:value-type="float" office:value="1" calcext:value-type="float">
            <text:p>1</text:p>
          </table:table-cell>
          <table:table-cell table:style-name="ce10" table:formula="of:=IF([.CF124]*1.1&gt;1;1;[.CF124]*1.1)" office:value-type="float" office:value="1" calcext:value-type="float">
            <text:p>1</text:p>
          </table:table-cell>
          <table:table-cell table:style-name="ce10" table:formula="of:=IF([.CG124]*1.1&gt;1;1;[.CG124]*1.1)" office:value-type="float" office:value="1" calcext:value-type="float">
            <text:p>1</text:p>
          </table:table-cell>
          <table:table-cell table:style-name="ce10" table:formula="of:=IF([.CH124]*1.1&gt;1;1;[.CH124]*1.1)" office:value-type="float" office:value="1" calcext:value-type="float">
            <text:p>1</text:p>
          </table:table-cell>
          <table:table-cell table:style-name="ce10" table:formula="of:=IF([.CI124]*1.1&gt;1;1;[.CI124]*1.1)" office:value-type="float" office:value="1" calcext:value-type="float">
            <text:p>1</text:p>
          </table:table-cell>
          <table:table-cell table:style-name="ce10" table:formula="of:=IF([.CJ124]*1.1&gt;1;1;[.CJ124]*1.1)" office:value-type="float" office:value="1" calcext:value-type="float">
            <text:p>1</text:p>
          </table:table-cell>
          <table:table-cell table:style-name="ce10" table:formula="of:=IF([.CK124]*1.1&gt;1;1;[.CK124]*1.1)" office:value-type="float" office:value="1" calcext:value-type="float">
            <text:p>1</text:p>
          </table:table-cell>
          <table:table-cell table:style-name="ce10" table:formula="of:=IF([.CL124]*1.1&gt;1;1;[.CL124]*1.1)" office:value-type="float" office:value="1" calcext:value-type="float">
            <text:p>1</text:p>
          </table:table-cell>
          <table:table-cell table:style-name="ce10" table:formula="of:=IF([.CM124]*1.1&gt;1;1;[.CM124]*1.1)" office:value-type="float" office:value="1" calcext:value-type="float">
            <text:p>1</text:p>
          </table:table-cell>
          <table:table-cell table:style-name="ce10" table:formula="of:=IF([.CN124]*1.1&gt;1;1;[.CN124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24]+0.1" office:value-type="float" office:value="0.6" calcext:value-type="float">
            <text:p>0,60</text:p>
          </table:table-cell>
          <table:table-cell table:style-name="ce10" table:formula="of:=IF([.A125]*1.1&gt;1;1;[.A125]*1.1)" office:value-type="float" office:value="0.66" calcext:value-type="float">
            <text:p>0,66</text:p>
          </table:table-cell>
          <table:table-cell table:formula="of:=IF([.B125]*1.1&gt;1;1;[.B125]*1.1)" office:value-type="float" office:value="0.726" calcext:value-type="float">
            <text:p>0,726</text:p>
          </table:table-cell>
          <table:table-cell table:formula="of:=IF([.C125]*1.1&gt;1;1;[.C125]*1.1)" office:value-type="float" office:value="0.7986" calcext:value-type="float">
            <text:p>0,7986</text:p>
          </table:table-cell>
          <table:table-cell table:formula="of:=IF([.D125]*1.1&gt;1;1;[.D125]*1.1)" office:value-type="float" office:value="0.87846" calcext:value-type="float">
            <text:p>0,87846</text:p>
          </table:table-cell>
          <table:table-cell table:formula="of:=IF([.E125]*1.1&gt;1;1;[.E125]*1.1)" office:value-type="float" office:value="0.966306" calcext:value-type="float">
            <text:p>0,966306</text:p>
          </table:table-cell>
          <table:table-cell table:style-name="ce10" table:formula="of:=IF([.F125]*1.1&gt;1;1;[.F125]*1.1)" office:value-type="float" office:value="1" calcext:value-type="float">
            <text:p>1</text:p>
          </table:table-cell>
          <table:table-cell table:style-name="ce10" table:formula="of:=IF([.G125]*1.1&gt;1;1;[.G125]*1.1)" office:value-type="float" office:value="1" calcext:value-type="float">
            <text:p>1</text:p>
          </table:table-cell>
          <table:table-cell table:style-name="ce10" table:formula="of:=IF([.H125]*1.1&gt;1;1;[.H125]*1.1)" office:value-type="float" office:value="1" calcext:value-type="float">
            <text:p>1</text:p>
          </table:table-cell>
          <table:table-cell table:style-name="ce10" table:formula="of:=IF([.I125]*1.1&gt;1;1;[.I125]*1.1)" office:value-type="float" office:value="1" calcext:value-type="float">
            <text:p>1</text:p>
          </table:table-cell>
          <table:table-cell table:style-name="ce10" table:formula="of:=IF([.J125]*1.1&gt;1;1;[.J125]*1.1)" office:value-type="float" office:value="1" calcext:value-type="float">
            <text:p>1</text:p>
          </table:table-cell>
          <table:table-cell table:style-name="ce10" table:formula="of:=IF([.K125]*1.1&gt;1;1;[.K125]*1.1)" office:value-type="float" office:value="1" calcext:value-type="float">
            <text:p>1</text:p>
          </table:table-cell>
          <table:table-cell table:style-name="ce10" table:formula="of:=IF([.L125]*1.1&gt;1;1;[.L125]*1.1)" office:value-type="float" office:value="1" calcext:value-type="float">
            <text:p>1</text:p>
          </table:table-cell>
          <table:table-cell table:style-name="ce10" table:formula="of:=IF([.M125]*1.1&gt;1;1;[.M125]*1.1)" office:value-type="float" office:value="1" calcext:value-type="float">
            <text:p>1</text:p>
          </table:table-cell>
          <table:table-cell table:style-name="ce10" table:formula="of:=IF([.N125]*1.1&gt;1;1;[.N125]*1.1)" office:value-type="float" office:value="1" calcext:value-type="float">
            <text:p>1</text:p>
          </table:table-cell>
          <table:table-cell table:style-name="ce10" table:formula="of:=IF([.O125]*1.1&gt;1;1;[.O125]*1.1)" office:value-type="float" office:value="1" calcext:value-type="float">
            <text:p>1</text:p>
          </table:table-cell>
          <table:table-cell table:style-name="ce10" table:formula="of:=IF([.P125]*1.1&gt;1;1;[.P125]*1.1)" office:value-type="float" office:value="1" calcext:value-type="float">
            <text:p>1</text:p>
          </table:table-cell>
          <table:table-cell table:style-name="ce10" table:formula="of:=IF([.Q125]*1.1&gt;1;1;[.Q125]*1.1)" office:value-type="float" office:value="1" calcext:value-type="float">
            <text:p>1</text:p>
          </table:table-cell>
          <table:table-cell table:style-name="ce10" table:formula="of:=IF([.R125]*1.1&gt;1;1;[.R125]*1.1)" office:value-type="float" office:value="1" calcext:value-type="float">
            <text:p>1</text:p>
          </table:table-cell>
          <table:table-cell table:style-name="ce10" table:formula="of:=IF([.S125]*1.1&gt;1;1;[.S125]*1.1)" office:value-type="float" office:value="1" calcext:value-type="float">
            <text:p>1</text:p>
          </table:table-cell>
          <table:table-cell table:style-name="ce10" table:formula="of:=IF([.T125]*1.1&gt;1;1;[.T125]*1.1)" office:value-type="float" office:value="1" calcext:value-type="float">
            <text:p>1</text:p>
          </table:table-cell>
          <table:table-cell table:style-name="ce10" table:formula="of:=IF([.U125]*1.1&gt;1;1;[.U125]*1.1)" office:value-type="float" office:value="1" calcext:value-type="float">
            <text:p>1</text:p>
          </table:table-cell>
          <table:table-cell table:style-name="ce10" table:formula="of:=IF([.V125]*1.1&gt;1;1;[.V125]*1.1)" office:value-type="float" office:value="1" calcext:value-type="float">
            <text:p>1</text:p>
          </table:table-cell>
          <table:table-cell table:style-name="ce10" table:formula="of:=IF([.W125]*1.1&gt;1;1;[.W125]*1.1)" office:value-type="float" office:value="1" calcext:value-type="float">
            <text:p>1</text:p>
          </table:table-cell>
          <table:table-cell table:style-name="ce10" table:formula="of:=IF([.X125]*1.1&gt;1;1;[.X125]*1.1)" office:value-type="float" office:value="1" calcext:value-type="float">
            <text:p>1</text:p>
          </table:table-cell>
          <table:table-cell table:style-name="ce10" table:formula="of:=IF([.Y125]*1.1&gt;1;1;[.Y125]*1.1)" office:value-type="float" office:value="1" calcext:value-type="float">
            <text:p>1</text:p>
          </table:table-cell>
          <table:table-cell table:style-name="ce10" table:formula="of:=IF([.Z125]*1.1&gt;1;1;[.Z125]*1.1)" office:value-type="float" office:value="1" calcext:value-type="float">
            <text:p>1</text:p>
          </table:table-cell>
          <table:table-cell table:style-name="ce10" table:formula="of:=IF([.AA125]*1.1&gt;1;1;[.AA125]*1.1)" office:value-type="float" office:value="1" calcext:value-type="float">
            <text:p>1</text:p>
          </table:table-cell>
          <table:table-cell table:style-name="ce10" table:formula="of:=IF([.AB125]*1.1&gt;1;1;[.AB125]*1.1)" office:value-type="float" office:value="1" calcext:value-type="float">
            <text:p>1</text:p>
          </table:table-cell>
          <table:table-cell table:style-name="ce10" table:formula="of:=IF([.AC125]*1.1&gt;1;1;[.AC125]*1.1)" office:value-type="float" office:value="1" calcext:value-type="float">
            <text:p>1</text:p>
          </table:table-cell>
          <table:table-cell table:style-name="ce10" table:formula="of:=IF([.AD125]*1.1&gt;1;1;[.AD125]*1.1)" office:value-type="float" office:value="1" calcext:value-type="float">
            <text:p>1</text:p>
          </table:table-cell>
          <table:table-cell table:style-name="ce10" table:formula="of:=IF([.AE125]*1.1&gt;1;1;[.AE125]*1.1)" office:value-type="float" office:value="1" calcext:value-type="float">
            <text:p>1</text:p>
          </table:table-cell>
          <table:table-cell table:style-name="ce10" table:formula="of:=IF([.AF125]*1.1&gt;1;1;[.AF125]*1.1)" office:value-type="float" office:value="1" calcext:value-type="float">
            <text:p>1</text:p>
          </table:table-cell>
          <table:table-cell table:style-name="ce10" table:formula="of:=IF([.AG125]*1.1&gt;1;1;[.AG125]*1.1)" office:value-type="float" office:value="1" calcext:value-type="float">
            <text:p>1</text:p>
          </table:table-cell>
          <table:table-cell table:style-name="ce10" table:formula="of:=IF([.AH125]*1.1&gt;1;1;[.AH125]*1.1)" office:value-type="float" office:value="1" calcext:value-type="float">
            <text:p>1</text:p>
          </table:table-cell>
          <table:table-cell table:style-name="ce10" table:formula="of:=IF([.AI125]*1.1&gt;1;1;[.AI125]*1.1)" office:value-type="float" office:value="1" calcext:value-type="float">
            <text:p>1</text:p>
          </table:table-cell>
          <table:table-cell table:style-name="ce10" table:formula="of:=IF([.AJ125]*1.1&gt;1;1;[.AJ125]*1.1)" office:value-type="float" office:value="1" calcext:value-type="float">
            <text:p>1</text:p>
          </table:table-cell>
          <table:table-cell table:style-name="ce10" table:formula="of:=IF([.AK125]*1.1&gt;1;1;[.AK125]*1.1)" office:value-type="float" office:value="1" calcext:value-type="float">
            <text:p>1</text:p>
          </table:table-cell>
          <table:table-cell table:style-name="ce10" table:formula="of:=IF([.AL125]*1.1&gt;1;1;[.AL125]*1.1)" office:value-type="float" office:value="1" calcext:value-type="float">
            <text:p>1</text:p>
          </table:table-cell>
          <table:table-cell table:style-name="ce10" table:formula="of:=IF([.AM125]*1.1&gt;1;1;[.AM125]*1.1)" office:value-type="float" office:value="1" calcext:value-type="float">
            <text:p>1</text:p>
          </table:table-cell>
          <table:table-cell table:style-name="ce10" table:formula="of:=IF([.AN125]*1.1&gt;1;1;[.AN125]*1.1)" office:value-type="float" office:value="1" calcext:value-type="float">
            <text:p>1</text:p>
          </table:table-cell>
          <table:table-cell table:style-name="ce10" table:formula="of:=IF([.AO125]*1.1&gt;1;1;[.AO125]*1.1)" office:value-type="float" office:value="1" calcext:value-type="float">
            <text:p>1</text:p>
          </table:table-cell>
          <table:table-cell table:style-name="ce10" table:formula="of:=IF([.AP125]*1.1&gt;1;1;[.AP125]*1.1)" office:value-type="float" office:value="1" calcext:value-type="float">
            <text:p>1</text:p>
          </table:table-cell>
          <table:table-cell table:style-name="ce10" table:formula="of:=IF([.AQ125]*1.1&gt;1;1;[.AQ125]*1.1)" office:value-type="float" office:value="1" calcext:value-type="float">
            <text:p>1</text:p>
          </table:table-cell>
          <table:table-cell table:style-name="ce10" table:formula="of:=IF([.AR125]*1.1&gt;1;1;[.AR125]*1.1)" office:value-type="float" office:value="1" calcext:value-type="float">
            <text:p>1</text:p>
          </table:table-cell>
          <table:table-cell table:style-name="ce10" table:formula="of:=IF([.AS125]*1.1&gt;1;1;[.AS125]*1.1)" office:value-type="float" office:value="1" calcext:value-type="float">
            <text:p>1</text:p>
          </table:table-cell>
          <table:table-cell table:style-name="ce10" table:formula="of:=IF([.AT125]*1.1&gt;1;1;[.AT125]*1.1)" office:value-type="float" office:value="1" calcext:value-type="float">
            <text:p>1</text:p>
          </table:table-cell>
          <table:table-cell table:style-name="ce10" table:formula="of:=IF([.AU125]*1.1&gt;1;1;[.AU125]*1.1)" office:value-type="float" office:value="1" calcext:value-type="float">
            <text:p>1</text:p>
          </table:table-cell>
          <table:table-cell table:style-name="ce10" table:formula="of:=IF([.AV125]*1.1&gt;1;1;[.AV125]*1.1)" office:value-type="float" office:value="1" calcext:value-type="float">
            <text:p>1</text:p>
          </table:table-cell>
          <table:table-cell table:style-name="ce10" table:formula="of:=IF([.AW125]*1.1&gt;1;1;[.AW125]*1.1)" office:value-type="float" office:value="1" calcext:value-type="float">
            <text:p>1</text:p>
          </table:table-cell>
          <table:table-cell table:style-name="ce10" table:formula="of:=IF([.AX125]*1.1&gt;1;1;[.AX125]*1.1)" office:value-type="float" office:value="1" calcext:value-type="float">
            <text:p>1</text:p>
          </table:table-cell>
          <table:table-cell table:style-name="ce10" table:formula="of:=IF([.AY125]*1.1&gt;1;1;[.AY125]*1.1)" office:value-type="float" office:value="1" calcext:value-type="float">
            <text:p>1</text:p>
          </table:table-cell>
          <table:table-cell table:style-name="ce10" table:formula="of:=IF([.AZ125]*1.1&gt;1;1;[.AZ125]*1.1)" office:value-type="float" office:value="1" calcext:value-type="float">
            <text:p>1</text:p>
          </table:table-cell>
          <table:table-cell table:style-name="ce10" table:formula="of:=IF([.BA125]*1.1&gt;1;1;[.BA125]*1.1)" office:value-type="float" office:value="1" calcext:value-type="float">
            <text:p>1</text:p>
          </table:table-cell>
          <table:table-cell table:style-name="ce10" table:formula="of:=IF([.BB125]*1.1&gt;1;1;[.BB125]*1.1)" office:value-type="float" office:value="1" calcext:value-type="float">
            <text:p>1</text:p>
          </table:table-cell>
          <table:table-cell table:style-name="ce10" table:formula="of:=IF([.BC125]*1.1&gt;1;1;[.BC125]*1.1)" office:value-type="float" office:value="1" calcext:value-type="float">
            <text:p>1</text:p>
          </table:table-cell>
          <table:table-cell table:style-name="ce10" table:formula="of:=IF([.BD125]*1.1&gt;1;1;[.BD125]*1.1)" office:value-type="float" office:value="1" calcext:value-type="float">
            <text:p>1</text:p>
          </table:table-cell>
          <table:table-cell table:style-name="ce10" table:formula="of:=IF([.BE125]*1.1&gt;1;1;[.BE125]*1.1)" office:value-type="float" office:value="1" calcext:value-type="float">
            <text:p>1</text:p>
          </table:table-cell>
          <table:table-cell table:style-name="ce10" table:formula="of:=IF([.BF125]*1.1&gt;1;1;[.BF125]*1.1)" office:value-type="float" office:value="1" calcext:value-type="float">
            <text:p>1</text:p>
          </table:table-cell>
          <table:table-cell table:style-name="ce10" table:formula="of:=IF([.BG125]*1.1&gt;1;1;[.BG125]*1.1)" office:value-type="float" office:value="1" calcext:value-type="float">
            <text:p>1</text:p>
          </table:table-cell>
          <table:table-cell table:style-name="ce10" table:formula="of:=IF([.BH125]*1.1&gt;1;1;[.BH125]*1.1)" office:value-type="float" office:value="1" calcext:value-type="float">
            <text:p>1</text:p>
          </table:table-cell>
          <table:table-cell table:style-name="ce10" table:formula="of:=IF([.BI125]*1.1&gt;1;1;[.BI125]*1.1)" office:value-type="float" office:value="1" calcext:value-type="float">
            <text:p>1</text:p>
          </table:table-cell>
          <table:table-cell table:style-name="ce10" table:formula="of:=IF([.BJ125]*1.1&gt;1;1;[.BJ125]*1.1)" office:value-type="float" office:value="1" calcext:value-type="float">
            <text:p>1</text:p>
          </table:table-cell>
          <table:table-cell table:style-name="ce10" table:formula="of:=IF([.BK125]*1.1&gt;1;1;[.BK125]*1.1)" office:value-type="float" office:value="1" calcext:value-type="float">
            <text:p>1</text:p>
          </table:table-cell>
          <table:table-cell table:style-name="ce10" table:formula="of:=IF([.BL125]*1.1&gt;1;1;[.BL125]*1.1)" office:value-type="float" office:value="1" calcext:value-type="float">
            <text:p>1</text:p>
          </table:table-cell>
          <table:table-cell table:style-name="ce10" table:formula="of:=IF([.BM125]*1.1&gt;1;1;[.BM125]*1.1)" office:value-type="float" office:value="1" calcext:value-type="float">
            <text:p>1</text:p>
          </table:table-cell>
          <table:table-cell table:style-name="ce10" table:formula="of:=IF([.BN125]*1.1&gt;1;1;[.BN125]*1.1)" office:value-type="float" office:value="1" calcext:value-type="float">
            <text:p>1</text:p>
          </table:table-cell>
          <table:table-cell table:style-name="ce10" table:formula="of:=IF([.BO125]*1.1&gt;1;1;[.BO125]*1.1)" office:value-type="float" office:value="1" calcext:value-type="float">
            <text:p>1</text:p>
          </table:table-cell>
          <table:table-cell table:style-name="ce10" table:formula="of:=IF([.BP125]*1.1&gt;1;1;[.BP125]*1.1)" office:value-type="float" office:value="1" calcext:value-type="float">
            <text:p>1</text:p>
          </table:table-cell>
          <table:table-cell table:style-name="ce10" table:formula="of:=IF([.BQ125]*1.1&gt;1;1;[.BQ125]*1.1)" office:value-type="float" office:value="1" calcext:value-type="float">
            <text:p>1</text:p>
          </table:table-cell>
          <table:table-cell table:style-name="ce10" table:formula="of:=IF([.BR125]*1.1&gt;1;1;[.BR125]*1.1)" office:value-type="float" office:value="1" calcext:value-type="float">
            <text:p>1</text:p>
          </table:table-cell>
          <table:table-cell table:style-name="ce10" table:formula="of:=IF([.BS125]*1.1&gt;1;1;[.BS125]*1.1)" office:value-type="float" office:value="1" calcext:value-type="float">
            <text:p>1</text:p>
          </table:table-cell>
          <table:table-cell table:style-name="ce10" table:formula="of:=IF([.BT125]*1.1&gt;1;1;[.BT125]*1.1)" office:value-type="float" office:value="1" calcext:value-type="float">
            <text:p>1</text:p>
          </table:table-cell>
          <table:table-cell table:style-name="ce10" table:formula="of:=IF([.BU125]*1.1&gt;1;1;[.BU125]*1.1)" office:value-type="float" office:value="1" calcext:value-type="float">
            <text:p>1</text:p>
          </table:table-cell>
          <table:table-cell table:style-name="ce10" table:formula="of:=IF([.BV125]*1.1&gt;1;1;[.BV125]*1.1)" office:value-type="float" office:value="1" calcext:value-type="float">
            <text:p>1</text:p>
          </table:table-cell>
          <table:table-cell table:style-name="ce10" table:formula="of:=IF([.BW125]*1.1&gt;1;1;[.BW125]*1.1)" office:value-type="float" office:value="1" calcext:value-type="float">
            <text:p>1</text:p>
          </table:table-cell>
          <table:table-cell table:style-name="ce10" table:formula="of:=IF([.BX125]*1.1&gt;1;1;[.BX125]*1.1)" office:value-type="float" office:value="1" calcext:value-type="float">
            <text:p>1</text:p>
          </table:table-cell>
          <table:table-cell table:style-name="ce10" table:formula="of:=IF([.BY125]*1.1&gt;1;1;[.BY125]*1.1)" office:value-type="float" office:value="1" calcext:value-type="float">
            <text:p>1</text:p>
          </table:table-cell>
          <table:table-cell table:style-name="ce10" table:formula="of:=IF([.BZ125]*1.1&gt;1;1;[.BZ125]*1.1)" office:value-type="float" office:value="1" calcext:value-type="float">
            <text:p>1</text:p>
          </table:table-cell>
          <table:table-cell table:style-name="ce10" table:formula="of:=IF([.CA125]*1.1&gt;1;1;[.CA125]*1.1)" office:value-type="float" office:value="1" calcext:value-type="float">
            <text:p>1</text:p>
          </table:table-cell>
          <table:table-cell table:style-name="ce10" table:formula="of:=IF([.CB125]*1.1&gt;1;1;[.CB125]*1.1)" office:value-type="float" office:value="1" calcext:value-type="float">
            <text:p>1</text:p>
          </table:table-cell>
          <table:table-cell table:style-name="ce10" table:formula="of:=IF([.CC125]*1.1&gt;1;1;[.CC125]*1.1)" office:value-type="float" office:value="1" calcext:value-type="float">
            <text:p>1</text:p>
          </table:table-cell>
          <table:table-cell table:style-name="ce10" table:formula="of:=IF([.CD125]*1.1&gt;1;1;[.CD125]*1.1)" office:value-type="float" office:value="1" calcext:value-type="float">
            <text:p>1</text:p>
          </table:table-cell>
          <table:table-cell table:style-name="ce10" table:formula="of:=IF([.CE125]*1.1&gt;1;1;[.CE125]*1.1)" office:value-type="float" office:value="1" calcext:value-type="float">
            <text:p>1</text:p>
          </table:table-cell>
          <table:table-cell table:style-name="ce10" table:formula="of:=IF([.CF125]*1.1&gt;1;1;[.CF125]*1.1)" office:value-type="float" office:value="1" calcext:value-type="float">
            <text:p>1</text:p>
          </table:table-cell>
          <table:table-cell table:style-name="ce10" table:formula="of:=IF([.CG125]*1.1&gt;1;1;[.CG125]*1.1)" office:value-type="float" office:value="1" calcext:value-type="float">
            <text:p>1</text:p>
          </table:table-cell>
          <table:table-cell table:style-name="ce10" table:formula="of:=IF([.CH125]*1.1&gt;1;1;[.CH125]*1.1)" office:value-type="float" office:value="1" calcext:value-type="float">
            <text:p>1</text:p>
          </table:table-cell>
          <table:table-cell table:style-name="ce10" table:formula="of:=IF([.CI125]*1.1&gt;1;1;[.CI125]*1.1)" office:value-type="float" office:value="1" calcext:value-type="float">
            <text:p>1</text:p>
          </table:table-cell>
          <table:table-cell table:style-name="ce10" table:formula="of:=IF([.CJ125]*1.1&gt;1;1;[.CJ125]*1.1)" office:value-type="float" office:value="1" calcext:value-type="float">
            <text:p>1</text:p>
          </table:table-cell>
          <table:table-cell table:style-name="ce10" table:formula="of:=IF([.CK125]*1.1&gt;1;1;[.CK125]*1.1)" office:value-type="float" office:value="1" calcext:value-type="float">
            <text:p>1</text:p>
          </table:table-cell>
          <table:table-cell table:style-name="ce10" table:formula="of:=IF([.CL125]*1.1&gt;1;1;[.CL125]*1.1)" office:value-type="float" office:value="1" calcext:value-type="float">
            <text:p>1</text:p>
          </table:table-cell>
          <table:table-cell table:style-name="ce10" table:formula="of:=IF([.CM125]*1.1&gt;1;1;[.CM125]*1.1)" office:value-type="float" office:value="1" calcext:value-type="float">
            <text:p>1</text:p>
          </table:table-cell>
          <table:table-cell table:style-name="ce10" table:formula="of:=IF([.CN125]*1.1&gt;1;1;[.CN125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25]+0.1" office:value-type="float" office:value="0.7" calcext:value-type="float">
            <text:p>0,70</text:p>
          </table:table-cell>
          <table:table-cell table:style-name="ce10" table:formula="of:=IF([.A126]*1.1&gt;1;1;[.A126]*1.1)" office:value-type="float" office:value="0.77" calcext:value-type="float">
            <text:p>0,77</text:p>
          </table:table-cell>
          <table:table-cell table:formula="of:=IF([.B126]*1.1&gt;1;1;[.B126]*1.1)" office:value-type="float" office:value="0.847" calcext:value-type="float">
            <text:p>0,847</text:p>
          </table:table-cell>
          <table:table-cell table:formula="of:=IF([.C126]*1.1&gt;1;1;[.C126]*1.1)" office:value-type="float" office:value="0.9317" calcext:value-type="float">
            <text:p>0,9317</text:p>
          </table:table-cell>
          <table:table-cell table:formula="of:=IF([.D126]*1.1&gt;1;1;[.D126]*1.1)" office:value-type="float" office:value="1" calcext:value-type="float">
            <text:p>1</text:p>
          </table:table-cell>
          <table:table-cell table:formula="of:=IF([.E126]*1.1&gt;1;1;[.E126]*1.1)" office:value-type="float" office:value="1" calcext:value-type="float">
            <text:p>1</text:p>
          </table:table-cell>
          <table:table-cell table:style-name="ce10" table:formula="of:=IF([.F126]*1.1&gt;1;1;[.F126]*1.1)" office:value-type="float" office:value="1" calcext:value-type="float">
            <text:p>1</text:p>
          </table:table-cell>
          <table:table-cell table:style-name="ce10" table:formula="of:=IF([.G126]*1.1&gt;1;1;[.G126]*1.1)" office:value-type="float" office:value="1" calcext:value-type="float">
            <text:p>1</text:p>
          </table:table-cell>
          <table:table-cell table:style-name="ce10" table:formula="of:=IF([.H126]*1.1&gt;1;1;[.H126]*1.1)" office:value-type="float" office:value="1" calcext:value-type="float">
            <text:p>1</text:p>
          </table:table-cell>
          <table:table-cell table:style-name="ce10" table:formula="of:=IF([.I126]*1.1&gt;1;1;[.I126]*1.1)" office:value-type="float" office:value="1" calcext:value-type="float">
            <text:p>1</text:p>
          </table:table-cell>
          <table:table-cell table:style-name="ce10" table:formula="of:=IF([.J126]*1.1&gt;1;1;[.J126]*1.1)" office:value-type="float" office:value="1" calcext:value-type="float">
            <text:p>1</text:p>
          </table:table-cell>
          <table:table-cell table:style-name="ce10" table:formula="of:=IF([.K126]*1.1&gt;1;1;[.K126]*1.1)" office:value-type="float" office:value="1" calcext:value-type="float">
            <text:p>1</text:p>
          </table:table-cell>
          <table:table-cell table:style-name="ce10" table:formula="of:=IF([.L126]*1.1&gt;1;1;[.L126]*1.1)" office:value-type="float" office:value="1" calcext:value-type="float">
            <text:p>1</text:p>
          </table:table-cell>
          <table:table-cell table:style-name="ce10" table:formula="of:=IF([.M126]*1.1&gt;1;1;[.M126]*1.1)" office:value-type="float" office:value="1" calcext:value-type="float">
            <text:p>1</text:p>
          </table:table-cell>
          <table:table-cell table:style-name="ce10" table:formula="of:=IF([.N126]*1.1&gt;1;1;[.N126]*1.1)" office:value-type="float" office:value="1" calcext:value-type="float">
            <text:p>1</text:p>
          </table:table-cell>
          <table:table-cell table:style-name="ce10" table:formula="of:=IF([.O126]*1.1&gt;1;1;[.O126]*1.1)" office:value-type="float" office:value="1" calcext:value-type="float">
            <text:p>1</text:p>
          </table:table-cell>
          <table:table-cell table:style-name="ce10" table:formula="of:=IF([.P126]*1.1&gt;1;1;[.P126]*1.1)" office:value-type="float" office:value="1" calcext:value-type="float">
            <text:p>1</text:p>
          </table:table-cell>
          <table:table-cell table:style-name="ce10" table:formula="of:=IF([.Q126]*1.1&gt;1;1;[.Q126]*1.1)" office:value-type="float" office:value="1" calcext:value-type="float">
            <text:p>1</text:p>
          </table:table-cell>
          <table:table-cell table:style-name="ce10" table:formula="of:=IF([.R126]*1.1&gt;1;1;[.R126]*1.1)" office:value-type="float" office:value="1" calcext:value-type="float">
            <text:p>1</text:p>
          </table:table-cell>
          <table:table-cell table:style-name="ce10" table:formula="of:=IF([.S126]*1.1&gt;1;1;[.S126]*1.1)" office:value-type="float" office:value="1" calcext:value-type="float">
            <text:p>1</text:p>
          </table:table-cell>
          <table:table-cell table:style-name="ce10" table:formula="of:=IF([.T126]*1.1&gt;1;1;[.T126]*1.1)" office:value-type="float" office:value="1" calcext:value-type="float">
            <text:p>1</text:p>
          </table:table-cell>
          <table:table-cell table:style-name="ce10" table:formula="of:=IF([.U126]*1.1&gt;1;1;[.U126]*1.1)" office:value-type="float" office:value="1" calcext:value-type="float">
            <text:p>1</text:p>
          </table:table-cell>
          <table:table-cell table:style-name="ce10" table:formula="of:=IF([.V126]*1.1&gt;1;1;[.V126]*1.1)" office:value-type="float" office:value="1" calcext:value-type="float">
            <text:p>1</text:p>
          </table:table-cell>
          <table:table-cell table:style-name="ce10" table:formula="of:=IF([.W126]*1.1&gt;1;1;[.W126]*1.1)" office:value-type="float" office:value="1" calcext:value-type="float">
            <text:p>1</text:p>
          </table:table-cell>
          <table:table-cell table:style-name="ce10" table:formula="of:=IF([.X126]*1.1&gt;1;1;[.X126]*1.1)" office:value-type="float" office:value="1" calcext:value-type="float">
            <text:p>1</text:p>
          </table:table-cell>
          <table:table-cell table:style-name="ce10" table:formula="of:=IF([.Y126]*1.1&gt;1;1;[.Y126]*1.1)" office:value-type="float" office:value="1" calcext:value-type="float">
            <text:p>1</text:p>
          </table:table-cell>
          <table:table-cell table:style-name="ce10" table:formula="of:=IF([.Z126]*1.1&gt;1;1;[.Z126]*1.1)" office:value-type="float" office:value="1" calcext:value-type="float">
            <text:p>1</text:p>
          </table:table-cell>
          <table:table-cell table:style-name="ce10" table:formula="of:=IF([.AA126]*1.1&gt;1;1;[.AA126]*1.1)" office:value-type="float" office:value="1" calcext:value-type="float">
            <text:p>1</text:p>
          </table:table-cell>
          <table:table-cell table:style-name="ce10" table:formula="of:=IF([.AB126]*1.1&gt;1;1;[.AB126]*1.1)" office:value-type="float" office:value="1" calcext:value-type="float">
            <text:p>1</text:p>
          </table:table-cell>
          <table:table-cell table:style-name="ce10" table:formula="of:=IF([.AC126]*1.1&gt;1;1;[.AC126]*1.1)" office:value-type="float" office:value="1" calcext:value-type="float">
            <text:p>1</text:p>
          </table:table-cell>
          <table:table-cell table:style-name="ce10" table:formula="of:=IF([.AD126]*1.1&gt;1;1;[.AD126]*1.1)" office:value-type="float" office:value="1" calcext:value-type="float">
            <text:p>1</text:p>
          </table:table-cell>
          <table:table-cell table:style-name="ce10" table:formula="of:=IF([.AE126]*1.1&gt;1;1;[.AE126]*1.1)" office:value-type="float" office:value="1" calcext:value-type="float">
            <text:p>1</text:p>
          </table:table-cell>
          <table:table-cell table:style-name="ce10" table:formula="of:=IF([.AF126]*1.1&gt;1;1;[.AF126]*1.1)" office:value-type="float" office:value="1" calcext:value-type="float">
            <text:p>1</text:p>
          </table:table-cell>
          <table:table-cell table:style-name="ce10" table:formula="of:=IF([.AG126]*1.1&gt;1;1;[.AG126]*1.1)" office:value-type="float" office:value="1" calcext:value-type="float">
            <text:p>1</text:p>
          </table:table-cell>
          <table:table-cell table:style-name="ce10" table:formula="of:=IF([.AH126]*1.1&gt;1;1;[.AH126]*1.1)" office:value-type="float" office:value="1" calcext:value-type="float">
            <text:p>1</text:p>
          </table:table-cell>
          <table:table-cell table:style-name="ce10" table:formula="of:=IF([.AI126]*1.1&gt;1;1;[.AI126]*1.1)" office:value-type="float" office:value="1" calcext:value-type="float">
            <text:p>1</text:p>
          </table:table-cell>
          <table:table-cell table:style-name="ce10" table:formula="of:=IF([.AJ126]*1.1&gt;1;1;[.AJ126]*1.1)" office:value-type="float" office:value="1" calcext:value-type="float">
            <text:p>1</text:p>
          </table:table-cell>
          <table:table-cell table:style-name="ce10" table:formula="of:=IF([.AK126]*1.1&gt;1;1;[.AK126]*1.1)" office:value-type="float" office:value="1" calcext:value-type="float">
            <text:p>1</text:p>
          </table:table-cell>
          <table:table-cell table:style-name="ce10" table:formula="of:=IF([.AL126]*1.1&gt;1;1;[.AL126]*1.1)" office:value-type="float" office:value="1" calcext:value-type="float">
            <text:p>1</text:p>
          </table:table-cell>
          <table:table-cell table:style-name="ce10" table:formula="of:=IF([.AM126]*1.1&gt;1;1;[.AM126]*1.1)" office:value-type="float" office:value="1" calcext:value-type="float">
            <text:p>1</text:p>
          </table:table-cell>
          <table:table-cell table:style-name="ce10" table:formula="of:=IF([.AN126]*1.1&gt;1;1;[.AN126]*1.1)" office:value-type="float" office:value="1" calcext:value-type="float">
            <text:p>1</text:p>
          </table:table-cell>
          <table:table-cell table:style-name="ce10" table:formula="of:=IF([.AO126]*1.1&gt;1;1;[.AO126]*1.1)" office:value-type="float" office:value="1" calcext:value-type="float">
            <text:p>1</text:p>
          </table:table-cell>
          <table:table-cell table:style-name="ce10" table:formula="of:=IF([.AP126]*1.1&gt;1;1;[.AP126]*1.1)" office:value-type="float" office:value="1" calcext:value-type="float">
            <text:p>1</text:p>
          </table:table-cell>
          <table:table-cell table:style-name="ce10" table:formula="of:=IF([.AQ126]*1.1&gt;1;1;[.AQ126]*1.1)" office:value-type="float" office:value="1" calcext:value-type="float">
            <text:p>1</text:p>
          </table:table-cell>
          <table:table-cell table:style-name="ce10" table:formula="of:=IF([.AR126]*1.1&gt;1;1;[.AR126]*1.1)" office:value-type="float" office:value="1" calcext:value-type="float">
            <text:p>1</text:p>
          </table:table-cell>
          <table:table-cell table:style-name="ce10" table:formula="of:=IF([.AS126]*1.1&gt;1;1;[.AS126]*1.1)" office:value-type="float" office:value="1" calcext:value-type="float">
            <text:p>1</text:p>
          </table:table-cell>
          <table:table-cell table:style-name="ce10" table:formula="of:=IF([.AT126]*1.1&gt;1;1;[.AT126]*1.1)" office:value-type="float" office:value="1" calcext:value-type="float">
            <text:p>1</text:p>
          </table:table-cell>
          <table:table-cell table:style-name="ce10" table:formula="of:=IF([.AU126]*1.1&gt;1;1;[.AU126]*1.1)" office:value-type="float" office:value="1" calcext:value-type="float">
            <text:p>1</text:p>
          </table:table-cell>
          <table:table-cell table:style-name="ce10" table:formula="of:=IF([.AV126]*1.1&gt;1;1;[.AV126]*1.1)" office:value-type="float" office:value="1" calcext:value-type="float">
            <text:p>1</text:p>
          </table:table-cell>
          <table:table-cell table:style-name="ce10" table:formula="of:=IF([.AW126]*1.1&gt;1;1;[.AW126]*1.1)" office:value-type="float" office:value="1" calcext:value-type="float">
            <text:p>1</text:p>
          </table:table-cell>
          <table:table-cell table:style-name="ce10" table:formula="of:=IF([.AX126]*1.1&gt;1;1;[.AX126]*1.1)" office:value-type="float" office:value="1" calcext:value-type="float">
            <text:p>1</text:p>
          </table:table-cell>
          <table:table-cell table:style-name="ce10" table:formula="of:=IF([.AY126]*1.1&gt;1;1;[.AY126]*1.1)" office:value-type="float" office:value="1" calcext:value-type="float">
            <text:p>1</text:p>
          </table:table-cell>
          <table:table-cell table:style-name="ce10" table:formula="of:=IF([.AZ126]*1.1&gt;1;1;[.AZ126]*1.1)" office:value-type="float" office:value="1" calcext:value-type="float">
            <text:p>1</text:p>
          </table:table-cell>
          <table:table-cell table:style-name="ce10" table:formula="of:=IF([.BA126]*1.1&gt;1;1;[.BA126]*1.1)" office:value-type="float" office:value="1" calcext:value-type="float">
            <text:p>1</text:p>
          </table:table-cell>
          <table:table-cell table:style-name="ce10" table:formula="of:=IF([.BB126]*1.1&gt;1;1;[.BB126]*1.1)" office:value-type="float" office:value="1" calcext:value-type="float">
            <text:p>1</text:p>
          </table:table-cell>
          <table:table-cell table:style-name="ce10" table:formula="of:=IF([.BC126]*1.1&gt;1;1;[.BC126]*1.1)" office:value-type="float" office:value="1" calcext:value-type="float">
            <text:p>1</text:p>
          </table:table-cell>
          <table:table-cell table:style-name="ce10" table:formula="of:=IF([.BD126]*1.1&gt;1;1;[.BD126]*1.1)" office:value-type="float" office:value="1" calcext:value-type="float">
            <text:p>1</text:p>
          </table:table-cell>
          <table:table-cell table:style-name="ce10" table:formula="of:=IF([.BE126]*1.1&gt;1;1;[.BE126]*1.1)" office:value-type="float" office:value="1" calcext:value-type="float">
            <text:p>1</text:p>
          </table:table-cell>
          <table:table-cell table:style-name="ce10" table:formula="of:=IF([.BF126]*1.1&gt;1;1;[.BF126]*1.1)" office:value-type="float" office:value="1" calcext:value-type="float">
            <text:p>1</text:p>
          </table:table-cell>
          <table:table-cell table:style-name="ce10" table:formula="of:=IF([.BG126]*1.1&gt;1;1;[.BG126]*1.1)" office:value-type="float" office:value="1" calcext:value-type="float">
            <text:p>1</text:p>
          </table:table-cell>
          <table:table-cell table:style-name="ce10" table:formula="of:=IF([.BH126]*1.1&gt;1;1;[.BH126]*1.1)" office:value-type="float" office:value="1" calcext:value-type="float">
            <text:p>1</text:p>
          </table:table-cell>
          <table:table-cell table:style-name="ce10" table:formula="of:=IF([.BI126]*1.1&gt;1;1;[.BI126]*1.1)" office:value-type="float" office:value="1" calcext:value-type="float">
            <text:p>1</text:p>
          </table:table-cell>
          <table:table-cell table:style-name="ce10" table:formula="of:=IF([.BJ126]*1.1&gt;1;1;[.BJ126]*1.1)" office:value-type="float" office:value="1" calcext:value-type="float">
            <text:p>1</text:p>
          </table:table-cell>
          <table:table-cell table:style-name="ce10" table:formula="of:=IF([.BK126]*1.1&gt;1;1;[.BK126]*1.1)" office:value-type="float" office:value="1" calcext:value-type="float">
            <text:p>1</text:p>
          </table:table-cell>
          <table:table-cell table:style-name="ce10" table:formula="of:=IF([.BL126]*1.1&gt;1;1;[.BL126]*1.1)" office:value-type="float" office:value="1" calcext:value-type="float">
            <text:p>1</text:p>
          </table:table-cell>
          <table:table-cell table:style-name="ce10" table:formula="of:=IF([.BM126]*1.1&gt;1;1;[.BM126]*1.1)" office:value-type="float" office:value="1" calcext:value-type="float">
            <text:p>1</text:p>
          </table:table-cell>
          <table:table-cell table:style-name="ce10" table:formula="of:=IF([.BN126]*1.1&gt;1;1;[.BN126]*1.1)" office:value-type="float" office:value="1" calcext:value-type="float">
            <text:p>1</text:p>
          </table:table-cell>
          <table:table-cell table:style-name="ce10" table:formula="of:=IF([.BO126]*1.1&gt;1;1;[.BO126]*1.1)" office:value-type="float" office:value="1" calcext:value-type="float">
            <text:p>1</text:p>
          </table:table-cell>
          <table:table-cell table:style-name="ce10" table:formula="of:=IF([.BP126]*1.1&gt;1;1;[.BP126]*1.1)" office:value-type="float" office:value="1" calcext:value-type="float">
            <text:p>1</text:p>
          </table:table-cell>
          <table:table-cell table:style-name="ce10" table:formula="of:=IF([.BQ126]*1.1&gt;1;1;[.BQ126]*1.1)" office:value-type="float" office:value="1" calcext:value-type="float">
            <text:p>1</text:p>
          </table:table-cell>
          <table:table-cell table:style-name="ce10" table:formula="of:=IF([.BR126]*1.1&gt;1;1;[.BR126]*1.1)" office:value-type="float" office:value="1" calcext:value-type="float">
            <text:p>1</text:p>
          </table:table-cell>
          <table:table-cell table:style-name="ce10" table:formula="of:=IF([.BS126]*1.1&gt;1;1;[.BS126]*1.1)" office:value-type="float" office:value="1" calcext:value-type="float">
            <text:p>1</text:p>
          </table:table-cell>
          <table:table-cell table:style-name="ce10" table:formula="of:=IF([.BT126]*1.1&gt;1;1;[.BT126]*1.1)" office:value-type="float" office:value="1" calcext:value-type="float">
            <text:p>1</text:p>
          </table:table-cell>
          <table:table-cell table:style-name="ce10" table:formula="of:=IF([.BU126]*1.1&gt;1;1;[.BU126]*1.1)" office:value-type="float" office:value="1" calcext:value-type="float">
            <text:p>1</text:p>
          </table:table-cell>
          <table:table-cell table:style-name="ce10" table:formula="of:=IF([.BV126]*1.1&gt;1;1;[.BV126]*1.1)" office:value-type="float" office:value="1" calcext:value-type="float">
            <text:p>1</text:p>
          </table:table-cell>
          <table:table-cell table:style-name="ce10" table:formula="of:=IF([.BW126]*1.1&gt;1;1;[.BW126]*1.1)" office:value-type="float" office:value="1" calcext:value-type="float">
            <text:p>1</text:p>
          </table:table-cell>
          <table:table-cell table:style-name="ce10" table:formula="of:=IF([.BX126]*1.1&gt;1;1;[.BX126]*1.1)" office:value-type="float" office:value="1" calcext:value-type="float">
            <text:p>1</text:p>
          </table:table-cell>
          <table:table-cell table:style-name="ce10" table:formula="of:=IF([.BY126]*1.1&gt;1;1;[.BY126]*1.1)" office:value-type="float" office:value="1" calcext:value-type="float">
            <text:p>1</text:p>
          </table:table-cell>
          <table:table-cell table:style-name="ce10" table:formula="of:=IF([.BZ126]*1.1&gt;1;1;[.BZ126]*1.1)" office:value-type="float" office:value="1" calcext:value-type="float">
            <text:p>1</text:p>
          </table:table-cell>
          <table:table-cell table:style-name="ce10" table:formula="of:=IF([.CA126]*1.1&gt;1;1;[.CA126]*1.1)" office:value-type="float" office:value="1" calcext:value-type="float">
            <text:p>1</text:p>
          </table:table-cell>
          <table:table-cell table:style-name="ce10" table:formula="of:=IF([.CB126]*1.1&gt;1;1;[.CB126]*1.1)" office:value-type="float" office:value="1" calcext:value-type="float">
            <text:p>1</text:p>
          </table:table-cell>
          <table:table-cell table:style-name="ce10" table:formula="of:=IF([.CC126]*1.1&gt;1;1;[.CC126]*1.1)" office:value-type="float" office:value="1" calcext:value-type="float">
            <text:p>1</text:p>
          </table:table-cell>
          <table:table-cell table:style-name="ce10" table:formula="of:=IF([.CD126]*1.1&gt;1;1;[.CD126]*1.1)" office:value-type="float" office:value="1" calcext:value-type="float">
            <text:p>1</text:p>
          </table:table-cell>
          <table:table-cell table:style-name="ce10" table:formula="of:=IF([.CE126]*1.1&gt;1;1;[.CE126]*1.1)" office:value-type="float" office:value="1" calcext:value-type="float">
            <text:p>1</text:p>
          </table:table-cell>
          <table:table-cell table:style-name="ce10" table:formula="of:=IF([.CF126]*1.1&gt;1;1;[.CF126]*1.1)" office:value-type="float" office:value="1" calcext:value-type="float">
            <text:p>1</text:p>
          </table:table-cell>
          <table:table-cell table:style-name="ce10" table:formula="of:=IF([.CG126]*1.1&gt;1;1;[.CG126]*1.1)" office:value-type="float" office:value="1" calcext:value-type="float">
            <text:p>1</text:p>
          </table:table-cell>
          <table:table-cell table:style-name="ce10" table:formula="of:=IF([.CH126]*1.1&gt;1;1;[.CH126]*1.1)" office:value-type="float" office:value="1" calcext:value-type="float">
            <text:p>1</text:p>
          </table:table-cell>
          <table:table-cell table:style-name="ce10" table:formula="of:=IF([.CI126]*1.1&gt;1;1;[.CI126]*1.1)" office:value-type="float" office:value="1" calcext:value-type="float">
            <text:p>1</text:p>
          </table:table-cell>
          <table:table-cell table:style-name="ce10" table:formula="of:=IF([.CJ126]*1.1&gt;1;1;[.CJ126]*1.1)" office:value-type="float" office:value="1" calcext:value-type="float">
            <text:p>1</text:p>
          </table:table-cell>
          <table:table-cell table:style-name="ce10" table:formula="of:=IF([.CK126]*1.1&gt;1;1;[.CK126]*1.1)" office:value-type="float" office:value="1" calcext:value-type="float">
            <text:p>1</text:p>
          </table:table-cell>
          <table:table-cell table:style-name="ce10" table:formula="of:=IF([.CL126]*1.1&gt;1;1;[.CL126]*1.1)" office:value-type="float" office:value="1" calcext:value-type="float">
            <text:p>1</text:p>
          </table:table-cell>
          <table:table-cell table:style-name="ce10" table:formula="of:=IF([.CM126]*1.1&gt;1;1;[.CM126]*1.1)" office:value-type="float" office:value="1" calcext:value-type="float">
            <text:p>1</text:p>
          </table:table-cell>
          <table:table-cell table:style-name="ce10" table:formula="of:=IF([.CN126]*1.1&gt;1;1;[.CN126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26]+0.1" office:value-type="float" office:value="0.8" calcext:value-type="float">
            <text:p>0,80</text:p>
          </table:table-cell>
          <table:table-cell table:style-name="ce10" table:formula="of:=IF([.A127]*1.1&gt;1;1;[.A127]*1.1)" office:value-type="float" office:value="0.88" calcext:value-type="float">
            <text:p>0,88</text:p>
          </table:table-cell>
          <table:table-cell table:formula="of:=IF([.B127]*1.1&gt;1;1;[.B127]*1.1)" office:value-type="float" office:value="0.968" calcext:value-type="float">
            <text:p>0,968</text:p>
          </table:table-cell>
          <table:table-cell table:formula="of:=IF([.C127]*1.1&gt;1;1;[.C127]*1.1)" office:value-type="float" office:value="1" calcext:value-type="float">
            <text:p>1</text:p>
          </table:table-cell>
          <table:table-cell table:formula="of:=IF([.D127]*1.1&gt;1;1;[.D127]*1.1)" office:value-type="float" office:value="1" calcext:value-type="float">
            <text:p>1</text:p>
          </table:table-cell>
          <table:table-cell table:formula="of:=IF([.E127]*1.1&gt;1;1;[.E127]*1.1)" office:value-type="float" office:value="1" calcext:value-type="float">
            <text:p>1</text:p>
          </table:table-cell>
          <table:table-cell table:style-name="ce10" table:formula="of:=IF([.F127]*1.1&gt;1;1;[.F127]*1.1)" office:value-type="float" office:value="1" calcext:value-type="float">
            <text:p>1</text:p>
          </table:table-cell>
          <table:table-cell table:style-name="ce10" table:formula="of:=IF([.G127]*1.1&gt;1;1;[.G127]*1.1)" office:value-type="float" office:value="1" calcext:value-type="float">
            <text:p>1</text:p>
          </table:table-cell>
          <table:table-cell table:style-name="ce10" table:formula="of:=IF([.H127]*1.1&gt;1;1;[.H127]*1.1)" office:value-type="float" office:value="1" calcext:value-type="float">
            <text:p>1</text:p>
          </table:table-cell>
          <table:table-cell table:style-name="ce10" table:formula="of:=IF([.I127]*1.1&gt;1;1;[.I127]*1.1)" office:value-type="float" office:value="1" calcext:value-type="float">
            <text:p>1</text:p>
          </table:table-cell>
          <table:table-cell table:style-name="ce10" table:formula="of:=IF([.J127]*1.1&gt;1;1;[.J127]*1.1)" office:value-type="float" office:value="1" calcext:value-type="float">
            <text:p>1</text:p>
          </table:table-cell>
          <table:table-cell table:style-name="ce10" table:formula="of:=IF([.K127]*1.1&gt;1;1;[.K127]*1.1)" office:value-type="float" office:value="1" calcext:value-type="float">
            <text:p>1</text:p>
          </table:table-cell>
          <table:table-cell table:style-name="ce10" table:formula="of:=IF([.L127]*1.1&gt;1;1;[.L127]*1.1)" office:value-type="float" office:value="1" calcext:value-type="float">
            <text:p>1</text:p>
          </table:table-cell>
          <table:table-cell table:style-name="ce10" table:formula="of:=IF([.M127]*1.1&gt;1;1;[.M127]*1.1)" office:value-type="float" office:value="1" calcext:value-type="float">
            <text:p>1</text:p>
          </table:table-cell>
          <table:table-cell table:style-name="ce10" table:formula="of:=IF([.N127]*1.1&gt;1;1;[.N127]*1.1)" office:value-type="float" office:value="1" calcext:value-type="float">
            <text:p>1</text:p>
          </table:table-cell>
          <table:table-cell table:style-name="ce10" table:formula="of:=IF([.O127]*1.1&gt;1;1;[.O127]*1.1)" office:value-type="float" office:value="1" calcext:value-type="float">
            <text:p>1</text:p>
          </table:table-cell>
          <table:table-cell table:style-name="ce10" table:formula="of:=IF([.P127]*1.1&gt;1;1;[.P127]*1.1)" office:value-type="float" office:value="1" calcext:value-type="float">
            <text:p>1</text:p>
          </table:table-cell>
          <table:table-cell table:style-name="ce10" table:formula="of:=IF([.Q127]*1.1&gt;1;1;[.Q127]*1.1)" office:value-type="float" office:value="1" calcext:value-type="float">
            <text:p>1</text:p>
          </table:table-cell>
          <table:table-cell table:style-name="ce10" table:formula="of:=IF([.R127]*1.1&gt;1;1;[.R127]*1.1)" office:value-type="float" office:value="1" calcext:value-type="float">
            <text:p>1</text:p>
          </table:table-cell>
          <table:table-cell table:style-name="ce10" table:formula="of:=IF([.S127]*1.1&gt;1;1;[.S127]*1.1)" office:value-type="float" office:value="1" calcext:value-type="float">
            <text:p>1</text:p>
          </table:table-cell>
          <table:table-cell table:style-name="ce10" table:formula="of:=IF([.T127]*1.1&gt;1;1;[.T127]*1.1)" office:value-type="float" office:value="1" calcext:value-type="float">
            <text:p>1</text:p>
          </table:table-cell>
          <table:table-cell table:style-name="ce10" table:formula="of:=IF([.U127]*1.1&gt;1;1;[.U127]*1.1)" office:value-type="float" office:value="1" calcext:value-type="float">
            <text:p>1</text:p>
          </table:table-cell>
          <table:table-cell table:style-name="ce10" table:formula="of:=IF([.V127]*1.1&gt;1;1;[.V127]*1.1)" office:value-type="float" office:value="1" calcext:value-type="float">
            <text:p>1</text:p>
          </table:table-cell>
          <table:table-cell table:style-name="ce10" table:formula="of:=IF([.W127]*1.1&gt;1;1;[.W127]*1.1)" office:value-type="float" office:value="1" calcext:value-type="float">
            <text:p>1</text:p>
          </table:table-cell>
          <table:table-cell table:style-name="ce10" table:formula="of:=IF([.X127]*1.1&gt;1;1;[.X127]*1.1)" office:value-type="float" office:value="1" calcext:value-type="float">
            <text:p>1</text:p>
          </table:table-cell>
          <table:table-cell table:style-name="ce10" table:formula="of:=IF([.Y127]*1.1&gt;1;1;[.Y127]*1.1)" office:value-type="float" office:value="1" calcext:value-type="float">
            <text:p>1</text:p>
          </table:table-cell>
          <table:table-cell table:style-name="ce10" table:formula="of:=IF([.Z127]*1.1&gt;1;1;[.Z127]*1.1)" office:value-type="float" office:value="1" calcext:value-type="float">
            <text:p>1</text:p>
          </table:table-cell>
          <table:table-cell table:style-name="ce10" table:formula="of:=IF([.AA127]*1.1&gt;1;1;[.AA127]*1.1)" office:value-type="float" office:value="1" calcext:value-type="float">
            <text:p>1</text:p>
          </table:table-cell>
          <table:table-cell table:style-name="ce10" table:formula="of:=IF([.AB127]*1.1&gt;1;1;[.AB127]*1.1)" office:value-type="float" office:value="1" calcext:value-type="float">
            <text:p>1</text:p>
          </table:table-cell>
          <table:table-cell table:style-name="ce10" table:formula="of:=IF([.AC127]*1.1&gt;1;1;[.AC127]*1.1)" office:value-type="float" office:value="1" calcext:value-type="float">
            <text:p>1</text:p>
          </table:table-cell>
          <table:table-cell table:style-name="ce10" table:formula="of:=IF([.AD127]*1.1&gt;1;1;[.AD127]*1.1)" office:value-type="float" office:value="1" calcext:value-type="float">
            <text:p>1</text:p>
          </table:table-cell>
          <table:table-cell table:style-name="ce10" table:formula="of:=IF([.AE127]*1.1&gt;1;1;[.AE127]*1.1)" office:value-type="float" office:value="1" calcext:value-type="float">
            <text:p>1</text:p>
          </table:table-cell>
          <table:table-cell table:style-name="ce10" table:formula="of:=IF([.AF127]*1.1&gt;1;1;[.AF127]*1.1)" office:value-type="float" office:value="1" calcext:value-type="float">
            <text:p>1</text:p>
          </table:table-cell>
          <table:table-cell table:style-name="ce10" table:formula="of:=IF([.AG127]*1.1&gt;1;1;[.AG127]*1.1)" office:value-type="float" office:value="1" calcext:value-type="float">
            <text:p>1</text:p>
          </table:table-cell>
          <table:table-cell table:style-name="ce10" table:formula="of:=IF([.AH127]*1.1&gt;1;1;[.AH127]*1.1)" office:value-type="float" office:value="1" calcext:value-type="float">
            <text:p>1</text:p>
          </table:table-cell>
          <table:table-cell table:style-name="ce10" table:formula="of:=IF([.AI127]*1.1&gt;1;1;[.AI127]*1.1)" office:value-type="float" office:value="1" calcext:value-type="float">
            <text:p>1</text:p>
          </table:table-cell>
          <table:table-cell table:style-name="ce10" table:formula="of:=IF([.AJ127]*1.1&gt;1;1;[.AJ127]*1.1)" office:value-type="float" office:value="1" calcext:value-type="float">
            <text:p>1</text:p>
          </table:table-cell>
          <table:table-cell table:style-name="ce10" table:formula="of:=IF([.AK127]*1.1&gt;1;1;[.AK127]*1.1)" office:value-type="float" office:value="1" calcext:value-type="float">
            <text:p>1</text:p>
          </table:table-cell>
          <table:table-cell table:style-name="ce10" table:formula="of:=IF([.AL127]*1.1&gt;1;1;[.AL127]*1.1)" office:value-type="float" office:value="1" calcext:value-type="float">
            <text:p>1</text:p>
          </table:table-cell>
          <table:table-cell table:style-name="ce10" table:formula="of:=IF([.AM127]*1.1&gt;1;1;[.AM127]*1.1)" office:value-type="float" office:value="1" calcext:value-type="float">
            <text:p>1</text:p>
          </table:table-cell>
          <table:table-cell table:style-name="ce10" table:formula="of:=IF([.AN127]*1.1&gt;1;1;[.AN127]*1.1)" office:value-type="float" office:value="1" calcext:value-type="float">
            <text:p>1</text:p>
          </table:table-cell>
          <table:table-cell table:style-name="ce10" table:formula="of:=IF([.AO127]*1.1&gt;1;1;[.AO127]*1.1)" office:value-type="float" office:value="1" calcext:value-type="float">
            <text:p>1</text:p>
          </table:table-cell>
          <table:table-cell table:style-name="ce10" table:formula="of:=IF([.AP127]*1.1&gt;1;1;[.AP127]*1.1)" office:value-type="float" office:value="1" calcext:value-type="float">
            <text:p>1</text:p>
          </table:table-cell>
          <table:table-cell table:style-name="ce10" table:formula="of:=IF([.AQ127]*1.1&gt;1;1;[.AQ127]*1.1)" office:value-type="float" office:value="1" calcext:value-type="float">
            <text:p>1</text:p>
          </table:table-cell>
          <table:table-cell table:style-name="ce10" table:formula="of:=IF([.AR127]*1.1&gt;1;1;[.AR127]*1.1)" office:value-type="float" office:value="1" calcext:value-type="float">
            <text:p>1</text:p>
          </table:table-cell>
          <table:table-cell table:style-name="ce10" table:formula="of:=IF([.AS127]*1.1&gt;1;1;[.AS127]*1.1)" office:value-type="float" office:value="1" calcext:value-type="float">
            <text:p>1</text:p>
          </table:table-cell>
          <table:table-cell table:style-name="ce10" table:formula="of:=IF([.AT127]*1.1&gt;1;1;[.AT127]*1.1)" office:value-type="float" office:value="1" calcext:value-type="float">
            <text:p>1</text:p>
          </table:table-cell>
          <table:table-cell table:style-name="ce10" table:formula="of:=IF([.AU127]*1.1&gt;1;1;[.AU127]*1.1)" office:value-type="float" office:value="1" calcext:value-type="float">
            <text:p>1</text:p>
          </table:table-cell>
          <table:table-cell table:style-name="ce10" table:formula="of:=IF([.AV127]*1.1&gt;1;1;[.AV127]*1.1)" office:value-type="float" office:value="1" calcext:value-type="float">
            <text:p>1</text:p>
          </table:table-cell>
          <table:table-cell table:style-name="ce10" table:formula="of:=IF([.AW127]*1.1&gt;1;1;[.AW127]*1.1)" office:value-type="float" office:value="1" calcext:value-type="float">
            <text:p>1</text:p>
          </table:table-cell>
          <table:table-cell table:style-name="ce10" table:formula="of:=IF([.AX127]*1.1&gt;1;1;[.AX127]*1.1)" office:value-type="float" office:value="1" calcext:value-type="float">
            <text:p>1</text:p>
          </table:table-cell>
          <table:table-cell table:style-name="ce10" table:formula="of:=IF([.AY127]*1.1&gt;1;1;[.AY127]*1.1)" office:value-type="float" office:value="1" calcext:value-type="float">
            <text:p>1</text:p>
          </table:table-cell>
          <table:table-cell table:style-name="ce10" table:formula="of:=IF([.AZ127]*1.1&gt;1;1;[.AZ127]*1.1)" office:value-type="float" office:value="1" calcext:value-type="float">
            <text:p>1</text:p>
          </table:table-cell>
          <table:table-cell table:style-name="ce10" table:formula="of:=IF([.BA127]*1.1&gt;1;1;[.BA127]*1.1)" office:value-type="float" office:value="1" calcext:value-type="float">
            <text:p>1</text:p>
          </table:table-cell>
          <table:table-cell table:style-name="ce10" table:formula="of:=IF([.BB127]*1.1&gt;1;1;[.BB127]*1.1)" office:value-type="float" office:value="1" calcext:value-type="float">
            <text:p>1</text:p>
          </table:table-cell>
          <table:table-cell table:style-name="ce10" table:formula="of:=IF([.BC127]*1.1&gt;1;1;[.BC127]*1.1)" office:value-type="float" office:value="1" calcext:value-type="float">
            <text:p>1</text:p>
          </table:table-cell>
          <table:table-cell table:style-name="ce10" table:formula="of:=IF([.BD127]*1.1&gt;1;1;[.BD127]*1.1)" office:value-type="float" office:value="1" calcext:value-type="float">
            <text:p>1</text:p>
          </table:table-cell>
          <table:table-cell table:style-name="ce10" table:formula="of:=IF([.BE127]*1.1&gt;1;1;[.BE127]*1.1)" office:value-type="float" office:value="1" calcext:value-type="float">
            <text:p>1</text:p>
          </table:table-cell>
          <table:table-cell table:style-name="ce10" table:formula="of:=IF([.BF127]*1.1&gt;1;1;[.BF127]*1.1)" office:value-type="float" office:value="1" calcext:value-type="float">
            <text:p>1</text:p>
          </table:table-cell>
          <table:table-cell table:style-name="ce10" table:formula="of:=IF([.BG127]*1.1&gt;1;1;[.BG127]*1.1)" office:value-type="float" office:value="1" calcext:value-type="float">
            <text:p>1</text:p>
          </table:table-cell>
          <table:table-cell table:style-name="ce10" table:formula="of:=IF([.BH127]*1.1&gt;1;1;[.BH127]*1.1)" office:value-type="float" office:value="1" calcext:value-type="float">
            <text:p>1</text:p>
          </table:table-cell>
          <table:table-cell table:style-name="ce10" table:formula="of:=IF([.BI127]*1.1&gt;1;1;[.BI127]*1.1)" office:value-type="float" office:value="1" calcext:value-type="float">
            <text:p>1</text:p>
          </table:table-cell>
          <table:table-cell table:style-name="ce10" table:formula="of:=IF([.BJ127]*1.1&gt;1;1;[.BJ127]*1.1)" office:value-type="float" office:value="1" calcext:value-type="float">
            <text:p>1</text:p>
          </table:table-cell>
          <table:table-cell table:style-name="ce10" table:formula="of:=IF([.BK127]*1.1&gt;1;1;[.BK127]*1.1)" office:value-type="float" office:value="1" calcext:value-type="float">
            <text:p>1</text:p>
          </table:table-cell>
          <table:table-cell table:style-name="ce10" table:formula="of:=IF([.BL127]*1.1&gt;1;1;[.BL127]*1.1)" office:value-type="float" office:value="1" calcext:value-type="float">
            <text:p>1</text:p>
          </table:table-cell>
          <table:table-cell table:style-name="ce10" table:formula="of:=IF([.BM127]*1.1&gt;1;1;[.BM127]*1.1)" office:value-type="float" office:value="1" calcext:value-type="float">
            <text:p>1</text:p>
          </table:table-cell>
          <table:table-cell table:style-name="ce10" table:formula="of:=IF([.BN127]*1.1&gt;1;1;[.BN127]*1.1)" office:value-type="float" office:value="1" calcext:value-type="float">
            <text:p>1</text:p>
          </table:table-cell>
          <table:table-cell table:style-name="ce10" table:formula="of:=IF([.BO127]*1.1&gt;1;1;[.BO127]*1.1)" office:value-type="float" office:value="1" calcext:value-type="float">
            <text:p>1</text:p>
          </table:table-cell>
          <table:table-cell table:style-name="ce10" table:formula="of:=IF([.BP127]*1.1&gt;1;1;[.BP127]*1.1)" office:value-type="float" office:value="1" calcext:value-type="float">
            <text:p>1</text:p>
          </table:table-cell>
          <table:table-cell table:style-name="ce10" table:formula="of:=IF([.BQ127]*1.1&gt;1;1;[.BQ127]*1.1)" office:value-type="float" office:value="1" calcext:value-type="float">
            <text:p>1</text:p>
          </table:table-cell>
          <table:table-cell table:style-name="ce10" table:formula="of:=IF([.BR127]*1.1&gt;1;1;[.BR127]*1.1)" office:value-type="float" office:value="1" calcext:value-type="float">
            <text:p>1</text:p>
          </table:table-cell>
          <table:table-cell table:style-name="ce10" table:formula="of:=IF([.BS127]*1.1&gt;1;1;[.BS127]*1.1)" office:value-type="float" office:value="1" calcext:value-type="float">
            <text:p>1</text:p>
          </table:table-cell>
          <table:table-cell table:style-name="ce10" table:formula="of:=IF([.BT127]*1.1&gt;1;1;[.BT127]*1.1)" office:value-type="float" office:value="1" calcext:value-type="float">
            <text:p>1</text:p>
          </table:table-cell>
          <table:table-cell table:style-name="ce10" table:formula="of:=IF([.BU127]*1.1&gt;1;1;[.BU127]*1.1)" office:value-type="float" office:value="1" calcext:value-type="float">
            <text:p>1</text:p>
          </table:table-cell>
          <table:table-cell table:style-name="ce10" table:formula="of:=IF([.BV127]*1.1&gt;1;1;[.BV127]*1.1)" office:value-type="float" office:value="1" calcext:value-type="float">
            <text:p>1</text:p>
          </table:table-cell>
          <table:table-cell table:style-name="ce10" table:formula="of:=IF([.BW127]*1.1&gt;1;1;[.BW127]*1.1)" office:value-type="float" office:value="1" calcext:value-type="float">
            <text:p>1</text:p>
          </table:table-cell>
          <table:table-cell table:style-name="ce10" table:formula="of:=IF([.BX127]*1.1&gt;1;1;[.BX127]*1.1)" office:value-type="float" office:value="1" calcext:value-type="float">
            <text:p>1</text:p>
          </table:table-cell>
          <table:table-cell table:style-name="ce10" table:formula="of:=IF([.BY127]*1.1&gt;1;1;[.BY127]*1.1)" office:value-type="float" office:value="1" calcext:value-type="float">
            <text:p>1</text:p>
          </table:table-cell>
          <table:table-cell table:style-name="ce10" table:formula="of:=IF([.BZ127]*1.1&gt;1;1;[.BZ127]*1.1)" office:value-type="float" office:value="1" calcext:value-type="float">
            <text:p>1</text:p>
          </table:table-cell>
          <table:table-cell table:style-name="ce10" table:formula="of:=IF([.CA127]*1.1&gt;1;1;[.CA127]*1.1)" office:value-type="float" office:value="1" calcext:value-type="float">
            <text:p>1</text:p>
          </table:table-cell>
          <table:table-cell table:style-name="ce10" table:formula="of:=IF([.CB127]*1.1&gt;1;1;[.CB127]*1.1)" office:value-type="float" office:value="1" calcext:value-type="float">
            <text:p>1</text:p>
          </table:table-cell>
          <table:table-cell table:style-name="ce10" table:formula="of:=IF([.CC127]*1.1&gt;1;1;[.CC127]*1.1)" office:value-type="float" office:value="1" calcext:value-type="float">
            <text:p>1</text:p>
          </table:table-cell>
          <table:table-cell table:style-name="ce10" table:formula="of:=IF([.CD127]*1.1&gt;1;1;[.CD127]*1.1)" office:value-type="float" office:value="1" calcext:value-type="float">
            <text:p>1</text:p>
          </table:table-cell>
          <table:table-cell table:style-name="ce10" table:formula="of:=IF([.CE127]*1.1&gt;1;1;[.CE127]*1.1)" office:value-type="float" office:value="1" calcext:value-type="float">
            <text:p>1</text:p>
          </table:table-cell>
          <table:table-cell table:style-name="ce10" table:formula="of:=IF([.CF127]*1.1&gt;1;1;[.CF127]*1.1)" office:value-type="float" office:value="1" calcext:value-type="float">
            <text:p>1</text:p>
          </table:table-cell>
          <table:table-cell table:style-name="ce10" table:formula="of:=IF([.CG127]*1.1&gt;1;1;[.CG127]*1.1)" office:value-type="float" office:value="1" calcext:value-type="float">
            <text:p>1</text:p>
          </table:table-cell>
          <table:table-cell table:style-name="ce10" table:formula="of:=IF([.CH127]*1.1&gt;1;1;[.CH127]*1.1)" office:value-type="float" office:value="1" calcext:value-type="float">
            <text:p>1</text:p>
          </table:table-cell>
          <table:table-cell table:style-name="ce10" table:formula="of:=IF([.CI127]*1.1&gt;1;1;[.CI127]*1.1)" office:value-type="float" office:value="1" calcext:value-type="float">
            <text:p>1</text:p>
          </table:table-cell>
          <table:table-cell table:style-name="ce10" table:formula="of:=IF([.CJ127]*1.1&gt;1;1;[.CJ127]*1.1)" office:value-type="float" office:value="1" calcext:value-type="float">
            <text:p>1</text:p>
          </table:table-cell>
          <table:table-cell table:style-name="ce10" table:formula="of:=IF([.CK127]*1.1&gt;1;1;[.CK127]*1.1)" office:value-type="float" office:value="1" calcext:value-type="float">
            <text:p>1</text:p>
          </table:table-cell>
          <table:table-cell table:style-name="ce10" table:formula="of:=IF([.CL127]*1.1&gt;1;1;[.CL127]*1.1)" office:value-type="float" office:value="1" calcext:value-type="float">
            <text:p>1</text:p>
          </table:table-cell>
          <table:table-cell table:style-name="ce10" table:formula="of:=IF([.CM127]*1.1&gt;1;1;[.CM127]*1.1)" office:value-type="float" office:value="1" calcext:value-type="float">
            <text:p>1</text:p>
          </table:table-cell>
          <table:table-cell table:style-name="ce10" table:formula="of:=IF([.CN127]*1.1&gt;1;1;[.CN127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27]+0.1" office:value-type="float" office:value="0.9" calcext:value-type="float">
            <text:p>0,90</text:p>
          </table:table-cell>
          <table:table-cell table:style-name="ce10" table:formula="of:=IF([.A128]*1.1&gt;1;1;[.A128]*1.1)" office:value-type="float" office:value="0.99" calcext:value-type="float">
            <text:p>0,99</text:p>
          </table:table-cell>
          <table:table-cell table:formula="of:=IF([.B128]*1.1&gt;1;1;[.B128]*1.1)" office:value-type="float" office:value="1" calcext:value-type="float">
            <text:p>1</text:p>
          </table:table-cell>
          <table:table-cell table:formula="of:=IF([.C128]*1.1&gt;1;1;[.C128]*1.1)" office:value-type="float" office:value="1" calcext:value-type="float">
            <text:p>1</text:p>
          </table:table-cell>
          <table:table-cell table:formula="of:=IF([.D128]*1.1&gt;1;1;[.D128]*1.1)" office:value-type="float" office:value="1" calcext:value-type="float">
            <text:p>1</text:p>
          </table:table-cell>
          <table:table-cell table:formula="of:=IF([.E128]*1.1&gt;1;1;[.E128]*1.1)" office:value-type="float" office:value="1" calcext:value-type="float">
            <text:p>1</text:p>
          </table:table-cell>
          <table:table-cell table:style-name="ce10" table:formula="of:=IF([.F128]*1.1&gt;1;1;[.F128]*1.1)" office:value-type="float" office:value="1" calcext:value-type="float">
            <text:p>1</text:p>
          </table:table-cell>
          <table:table-cell table:style-name="ce10" table:formula="of:=IF([.G128]*1.1&gt;1;1;[.G128]*1.1)" office:value-type="float" office:value="1" calcext:value-type="float">
            <text:p>1</text:p>
          </table:table-cell>
          <table:table-cell table:style-name="ce10" table:formula="of:=IF([.H128]*1.1&gt;1;1;[.H128]*1.1)" office:value-type="float" office:value="1" calcext:value-type="float">
            <text:p>1</text:p>
          </table:table-cell>
          <table:table-cell table:style-name="ce10" table:formula="of:=IF([.I128]*1.1&gt;1;1;[.I128]*1.1)" office:value-type="float" office:value="1" calcext:value-type="float">
            <text:p>1</text:p>
          </table:table-cell>
          <table:table-cell table:style-name="ce10" table:formula="of:=IF([.J128]*1.1&gt;1;1;[.J128]*1.1)" office:value-type="float" office:value="1" calcext:value-type="float">
            <text:p>1</text:p>
          </table:table-cell>
          <table:table-cell table:style-name="ce10" table:formula="of:=IF([.K128]*1.1&gt;1;1;[.K128]*1.1)" office:value-type="float" office:value="1" calcext:value-type="float">
            <text:p>1</text:p>
          </table:table-cell>
          <table:table-cell table:style-name="ce10" table:formula="of:=IF([.L128]*1.1&gt;1;1;[.L128]*1.1)" office:value-type="float" office:value="1" calcext:value-type="float">
            <text:p>1</text:p>
          </table:table-cell>
          <table:table-cell table:style-name="ce10" table:formula="of:=IF([.M128]*1.1&gt;1;1;[.M128]*1.1)" office:value-type="float" office:value="1" calcext:value-type="float">
            <text:p>1</text:p>
          </table:table-cell>
          <table:table-cell table:style-name="ce10" table:formula="of:=IF([.N128]*1.1&gt;1;1;[.N128]*1.1)" office:value-type="float" office:value="1" calcext:value-type="float">
            <text:p>1</text:p>
          </table:table-cell>
          <table:table-cell table:style-name="ce10" table:formula="of:=IF([.O128]*1.1&gt;1;1;[.O128]*1.1)" office:value-type="float" office:value="1" calcext:value-type="float">
            <text:p>1</text:p>
          </table:table-cell>
          <table:table-cell table:style-name="ce10" table:formula="of:=IF([.P128]*1.1&gt;1;1;[.P128]*1.1)" office:value-type="float" office:value="1" calcext:value-type="float">
            <text:p>1</text:p>
          </table:table-cell>
          <table:table-cell table:style-name="ce10" table:formula="of:=IF([.Q128]*1.1&gt;1;1;[.Q128]*1.1)" office:value-type="float" office:value="1" calcext:value-type="float">
            <text:p>1</text:p>
          </table:table-cell>
          <table:table-cell table:style-name="ce10" table:formula="of:=IF([.R128]*1.1&gt;1;1;[.R128]*1.1)" office:value-type="float" office:value="1" calcext:value-type="float">
            <text:p>1</text:p>
          </table:table-cell>
          <table:table-cell table:style-name="ce10" table:formula="of:=IF([.S128]*1.1&gt;1;1;[.S128]*1.1)" office:value-type="float" office:value="1" calcext:value-type="float">
            <text:p>1</text:p>
          </table:table-cell>
          <table:table-cell table:style-name="ce10" table:formula="of:=IF([.T128]*1.1&gt;1;1;[.T128]*1.1)" office:value-type="float" office:value="1" calcext:value-type="float">
            <text:p>1</text:p>
          </table:table-cell>
          <table:table-cell table:style-name="ce10" table:formula="of:=IF([.U128]*1.1&gt;1;1;[.U128]*1.1)" office:value-type="float" office:value="1" calcext:value-type="float">
            <text:p>1</text:p>
          </table:table-cell>
          <table:table-cell table:style-name="ce10" table:formula="of:=IF([.V128]*1.1&gt;1;1;[.V128]*1.1)" office:value-type="float" office:value="1" calcext:value-type="float">
            <text:p>1</text:p>
          </table:table-cell>
          <table:table-cell table:style-name="ce10" table:formula="of:=IF([.W128]*1.1&gt;1;1;[.W128]*1.1)" office:value-type="float" office:value="1" calcext:value-type="float">
            <text:p>1</text:p>
          </table:table-cell>
          <table:table-cell table:style-name="ce10" table:formula="of:=IF([.X128]*1.1&gt;1;1;[.X128]*1.1)" office:value-type="float" office:value="1" calcext:value-type="float">
            <text:p>1</text:p>
          </table:table-cell>
          <table:table-cell table:style-name="ce10" table:formula="of:=IF([.Y128]*1.1&gt;1;1;[.Y128]*1.1)" office:value-type="float" office:value="1" calcext:value-type="float">
            <text:p>1</text:p>
          </table:table-cell>
          <table:table-cell table:style-name="ce10" table:formula="of:=IF([.Z128]*1.1&gt;1;1;[.Z128]*1.1)" office:value-type="float" office:value="1" calcext:value-type="float">
            <text:p>1</text:p>
          </table:table-cell>
          <table:table-cell table:style-name="ce10" table:formula="of:=IF([.AA128]*1.1&gt;1;1;[.AA128]*1.1)" office:value-type="float" office:value="1" calcext:value-type="float">
            <text:p>1</text:p>
          </table:table-cell>
          <table:table-cell table:style-name="ce10" table:formula="of:=IF([.AB128]*1.1&gt;1;1;[.AB128]*1.1)" office:value-type="float" office:value="1" calcext:value-type="float">
            <text:p>1</text:p>
          </table:table-cell>
          <table:table-cell table:style-name="ce10" table:formula="of:=IF([.AC128]*1.1&gt;1;1;[.AC128]*1.1)" office:value-type="float" office:value="1" calcext:value-type="float">
            <text:p>1</text:p>
          </table:table-cell>
          <table:table-cell table:style-name="ce10" table:formula="of:=IF([.AD128]*1.1&gt;1;1;[.AD128]*1.1)" office:value-type="float" office:value="1" calcext:value-type="float">
            <text:p>1</text:p>
          </table:table-cell>
          <table:table-cell table:style-name="ce10" table:formula="of:=IF([.AE128]*1.1&gt;1;1;[.AE128]*1.1)" office:value-type="float" office:value="1" calcext:value-type="float">
            <text:p>1</text:p>
          </table:table-cell>
          <table:table-cell table:style-name="ce10" table:formula="of:=IF([.AF128]*1.1&gt;1;1;[.AF128]*1.1)" office:value-type="float" office:value="1" calcext:value-type="float">
            <text:p>1</text:p>
          </table:table-cell>
          <table:table-cell table:style-name="ce10" table:formula="of:=IF([.AG128]*1.1&gt;1;1;[.AG128]*1.1)" office:value-type="float" office:value="1" calcext:value-type="float">
            <text:p>1</text:p>
          </table:table-cell>
          <table:table-cell table:style-name="ce10" table:formula="of:=IF([.AH128]*1.1&gt;1;1;[.AH128]*1.1)" office:value-type="float" office:value="1" calcext:value-type="float">
            <text:p>1</text:p>
          </table:table-cell>
          <table:table-cell table:style-name="ce10" table:formula="of:=IF([.AI128]*1.1&gt;1;1;[.AI128]*1.1)" office:value-type="float" office:value="1" calcext:value-type="float">
            <text:p>1</text:p>
          </table:table-cell>
          <table:table-cell table:style-name="ce10" table:formula="of:=IF([.AJ128]*1.1&gt;1;1;[.AJ128]*1.1)" office:value-type="float" office:value="1" calcext:value-type="float">
            <text:p>1</text:p>
          </table:table-cell>
          <table:table-cell table:style-name="ce10" table:formula="of:=IF([.AK128]*1.1&gt;1;1;[.AK128]*1.1)" office:value-type="float" office:value="1" calcext:value-type="float">
            <text:p>1</text:p>
          </table:table-cell>
          <table:table-cell table:style-name="ce10" table:formula="of:=IF([.AL128]*1.1&gt;1;1;[.AL128]*1.1)" office:value-type="float" office:value="1" calcext:value-type="float">
            <text:p>1</text:p>
          </table:table-cell>
          <table:table-cell table:style-name="ce10" table:formula="of:=IF([.AM128]*1.1&gt;1;1;[.AM128]*1.1)" office:value-type="float" office:value="1" calcext:value-type="float">
            <text:p>1</text:p>
          </table:table-cell>
          <table:table-cell table:style-name="ce10" table:formula="of:=IF([.AN128]*1.1&gt;1;1;[.AN128]*1.1)" office:value-type="float" office:value="1" calcext:value-type="float">
            <text:p>1</text:p>
          </table:table-cell>
          <table:table-cell table:style-name="ce10" table:formula="of:=IF([.AO128]*1.1&gt;1;1;[.AO128]*1.1)" office:value-type="float" office:value="1" calcext:value-type="float">
            <text:p>1</text:p>
          </table:table-cell>
          <table:table-cell table:style-name="ce10" table:formula="of:=IF([.AP128]*1.1&gt;1;1;[.AP128]*1.1)" office:value-type="float" office:value="1" calcext:value-type="float">
            <text:p>1</text:p>
          </table:table-cell>
          <table:table-cell table:style-name="ce10" table:formula="of:=IF([.AQ128]*1.1&gt;1;1;[.AQ128]*1.1)" office:value-type="float" office:value="1" calcext:value-type="float">
            <text:p>1</text:p>
          </table:table-cell>
          <table:table-cell table:style-name="ce10" table:formula="of:=IF([.AR128]*1.1&gt;1;1;[.AR128]*1.1)" office:value-type="float" office:value="1" calcext:value-type="float">
            <text:p>1</text:p>
          </table:table-cell>
          <table:table-cell table:style-name="ce10" table:formula="of:=IF([.AS128]*1.1&gt;1;1;[.AS128]*1.1)" office:value-type="float" office:value="1" calcext:value-type="float">
            <text:p>1</text:p>
          </table:table-cell>
          <table:table-cell table:style-name="ce10" table:formula="of:=IF([.AT128]*1.1&gt;1;1;[.AT128]*1.1)" office:value-type="float" office:value="1" calcext:value-type="float">
            <text:p>1</text:p>
          </table:table-cell>
          <table:table-cell table:style-name="ce10" table:formula="of:=IF([.AU128]*1.1&gt;1;1;[.AU128]*1.1)" office:value-type="float" office:value="1" calcext:value-type="float">
            <text:p>1</text:p>
          </table:table-cell>
          <table:table-cell table:style-name="ce10" table:formula="of:=IF([.AV128]*1.1&gt;1;1;[.AV128]*1.1)" office:value-type="float" office:value="1" calcext:value-type="float">
            <text:p>1</text:p>
          </table:table-cell>
          <table:table-cell table:style-name="ce10" table:formula="of:=IF([.AW128]*1.1&gt;1;1;[.AW128]*1.1)" office:value-type="float" office:value="1" calcext:value-type="float">
            <text:p>1</text:p>
          </table:table-cell>
          <table:table-cell table:style-name="ce10" table:formula="of:=IF([.AX128]*1.1&gt;1;1;[.AX128]*1.1)" office:value-type="float" office:value="1" calcext:value-type="float">
            <text:p>1</text:p>
          </table:table-cell>
          <table:table-cell table:style-name="ce10" table:formula="of:=IF([.AY128]*1.1&gt;1;1;[.AY128]*1.1)" office:value-type="float" office:value="1" calcext:value-type="float">
            <text:p>1</text:p>
          </table:table-cell>
          <table:table-cell table:style-name="ce10" table:formula="of:=IF([.AZ128]*1.1&gt;1;1;[.AZ128]*1.1)" office:value-type="float" office:value="1" calcext:value-type="float">
            <text:p>1</text:p>
          </table:table-cell>
          <table:table-cell table:style-name="ce10" table:formula="of:=IF([.BA128]*1.1&gt;1;1;[.BA128]*1.1)" office:value-type="float" office:value="1" calcext:value-type="float">
            <text:p>1</text:p>
          </table:table-cell>
          <table:table-cell table:style-name="ce10" table:formula="of:=IF([.BB128]*1.1&gt;1;1;[.BB128]*1.1)" office:value-type="float" office:value="1" calcext:value-type="float">
            <text:p>1</text:p>
          </table:table-cell>
          <table:table-cell table:style-name="ce10" table:formula="of:=IF([.BC128]*1.1&gt;1;1;[.BC128]*1.1)" office:value-type="float" office:value="1" calcext:value-type="float">
            <text:p>1</text:p>
          </table:table-cell>
          <table:table-cell table:style-name="ce10" table:formula="of:=IF([.BD128]*1.1&gt;1;1;[.BD128]*1.1)" office:value-type="float" office:value="1" calcext:value-type="float">
            <text:p>1</text:p>
          </table:table-cell>
          <table:table-cell table:style-name="ce10" table:formula="of:=IF([.BE128]*1.1&gt;1;1;[.BE128]*1.1)" office:value-type="float" office:value="1" calcext:value-type="float">
            <text:p>1</text:p>
          </table:table-cell>
          <table:table-cell table:style-name="ce10" table:formula="of:=IF([.BF128]*1.1&gt;1;1;[.BF128]*1.1)" office:value-type="float" office:value="1" calcext:value-type="float">
            <text:p>1</text:p>
          </table:table-cell>
          <table:table-cell table:style-name="ce10" table:formula="of:=IF([.BG128]*1.1&gt;1;1;[.BG128]*1.1)" office:value-type="float" office:value="1" calcext:value-type="float">
            <text:p>1</text:p>
          </table:table-cell>
          <table:table-cell table:style-name="ce10" table:formula="of:=IF([.BH128]*1.1&gt;1;1;[.BH128]*1.1)" office:value-type="float" office:value="1" calcext:value-type="float">
            <text:p>1</text:p>
          </table:table-cell>
          <table:table-cell table:style-name="ce10" table:formula="of:=IF([.BI128]*1.1&gt;1;1;[.BI128]*1.1)" office:value-type="float" office:value="1" calcext:value-type="float">
            <text:p>1</text:p>
          </table:table-cell>
          <table:table-cell table:style-name="ce10" table:formula="of:=IF([.BJ128]*1.1&gt;1;1;[.BJ128]*1.1)" office:value-type="float" office:value="1" calcext:value-type="float">
            <text:p>1</text:p>
          </table:table-cell>
          <table:table-cell table:style-name="ce10" table:formula="of:=IF([.BK128]*1.1&gt;1;1;[.BK128]*1.1)" office:value-type="float" office:value="1" calcext:value-type="float">
            <text:p>1</text:p>
          </table:table-cell>
          <table:table-cell table:style-name="ce10" table:formula="of:=IF([.BL128]*1.1&gt;1;1;[.BL128]*1.1)" office:value-type="float" office:value="1" calcext:value-type="float">
            <text:p>1</text:p>
          </table:table-cell>
          <table:table-cell table:style-name="ce10" table:formula="of:=IF([.BM128]*1.1&gt;1;1;[.BM128]*1.1)" office:value-type="float" office:value="1" calcext:value-type="float">
            <text:p>1</text:p>
          </table:table-cell>
          <table:table-cell table:style-name="ce10" table:formula="of:=IF([.BN128]*1.1&gt;1;1;[.BN128]*1.1)" office:value-type="float" office:value="1" calcext:value-type="float">
            <text:p>1</text:p>
          </table:table-cell>
          <table:table-cell table:style-name="ce10" table:formula="of:=IF([.BO128]*1.1&gt;1;1;[.BO128]*1.1)" office:value-type="float" office:value="1" calcext:value-type="float">
            <text:p>1</text:p>
          </table:table-cell>
          <table:table-cell table:style-name="ce10" table:formula="of:=IF([.BP128]*1.1&gt;1;1;[.BP128]*1.1)" office:value-type="float" office:value="1" calcext:value-type="float">
            <text:p>1</text:p>
          </table:table-cell>
          <table:table-cell table:style-name="ce10" table:formula="of:=IF([.BQ128]*1.1&gt;1;1;[.BQ128]*1.1)" office:value-type="float" office:value="1" calcext:value-type="float">
            <text:p>1</text:p>
          </table:table-cell>
          <table:table-cell table:style-name="ce10" table:formula="of:=IF([.BR128]*1.1&gt;1;1;[.BR128]*1.1)" office:value-type="float" office:value="1" calcext:value-type="float">
            <text:p>1</text:p>
          </table:table-cell>
          <table:table-cell table:style-name="ce10" table:formula="of:=IF([.BS128]*1.1&gt;1;1;[.BS128]*1.1)" office:value-type="float" office:value="1" calcext:value-type="float">
            <text:p>1</text:p>
          </table:table-cell>
          <table:table-cell table:style-name="ce10" table:formula="of:=IF([.BT128]*1.1&gt;1;1;[.BT128]*1.1)" office:value-type="float" office:value="1" calcext:value-type="float">
            <text:p>1</text:p>
          </table:table-cell>
          <table:table-cell table:style-name="ce10" table:formula="of:=IF([.BU128]*1.1&gt;1;1;[.BU128]*1.1)" office:value-type="float" office:value="1" calcext:value-type="float">
            <text:p>1</text:p>
          </table:table-cell>
          <table:table-cell table:style-name="ce10" table:formula="of:=IF([.BV128]*1.1&gt;1;1;[.BV128]*1.1)" office:value-type="float" office:value="1" calcext:value-type="float">
            <text:p>1</text:p>
          </table:table-cell>
          <table:table-cell table:style-name="ce10" table:formula="of:=IF([.BW128]*1.1&gt;1;1;[.BW128]*1.1)" office:value-type="float" office:value="1" calcext:value-type="float">
            <text:p>1</text:p>
          </table:table-cell>
          <table:table-cell table:style-name="ce10" table:formula="of:=IF([.BX128]*1.1&gt;1;1;[.BX128]*1.1)" office:value-type="float" office:value="1" calcext:value-type="float">
            <text:p>1</text:p>
          </table:table-cell>
          <table:table-cell table:style-name="ce10" table:formula="of:=IF([.BY128]*1.1&gt;1;1;[.BY128]*1.1)" office:value-type="float" office:value="1" calcext:value-type="float">
            <text:p>1</text:p>
          </table:table-cell>
          <table:table-cell table:style-name="ce10" table:formula="of:=IF([.BZ128]*1.1&gt;1;1;[.BZ128]*1.1)" office:value-type="float" office:value="1" calcext:value-type="float">
            <text:p>1</text:p>
          </table:table-cell>
          <table:table-cell table:style-name="ce10" table:formula="of:=IF([.CA128]*1.1&gt;1;1;[.CA128]*1.1)" office:value-type="float" office:value="1" calcext:value-type="float">
            <text:p>1</text:p>
          </table:table-cell>
          <table:table-cell table:style-name="ce10" table:formula="of:=IF([.CB128]*1.1&gt;1;1;[.CB128]*1.1)" office:value-type="float" office:value="1" calcext:value-type="float">
            <text:p>1</text:p>
          </table:table-cell>
          <table:table-cell table:style-name="ce10" table:formula="of:=IF([.CC128]*1.1&gt;1;1;[.CC128]*1.1)" office:value-type="float" office:value="1" calcext:value-type="float">
            <text:p>1</text:p>
          </table:table-cell>
          <table:table-cell table:style-name="ce10" table:formula="of:=IF([.CD128]*1.1&gt;1;1;[.CD128]*1.1)" office:value-type="float" office:value="1" calcext:value-type="float">
            <text:p>1</text:p>
          </table:table-cell>
          <table:table-cell table:style-name="ce10" table:formula="of:=IF([.CE128]*1.1&gt;1;1;[.CE128]*1.1)" office:value-type="float" office:value="1" calcext:value-type="float">
            <text:p>1</text:p>
          </table:table-cell>
          <table:table-cell table:style-name="ce10" table:formula="of:=IF([.CF128]*1.1&gt;1;1;[.CF128]*1.1)" office:value-type="float" office:value="1" calcext:value-type="float">
            <text:p>1</text:p>
          </table:table-cell>
          <table:table-cell table:style-name="ce10" table:formula="of:=IF([.CG128]*1.1&gt;1;1;[.CG128]*1.1)" office:value-type="float" office:value="1" calcext:value-type="float">
            <text:p>1</text:p>
          </table:table-cell>
          <table:table-cell table:style-name="ce10" table:formula="of:=IF([.CH128]*1.1&gt;1;1;[.CH128]*1.1)" office:value-type="float" office:value="1" calcext:value-type="float">
            <text:p>1</text:p>
          </table:table-cell>
          <table:table-cell table:style-name="ce10" table:formula="of:=IF([.CI128]*1.1&gt;1;1;[.CI128]*1.1)" office:value-type="float" office:value="1" calcext:value-type="float">
            <text:p>1</text:p>
          </table:table-cell>
          <table:table-cell table:style-name="ce10" table:formula="of:=IF([.CJ128]*1.1&gt;1;1;[.CJ128]*1.1)" office:value-type="float" office:value="1" calcext:value-type="float">
            <text:p>1</text:p>
          </table:table-cell>
          <table:table-cell table:style-name="ce10" table:formula="of:=IF([.CK128]*1.1&gt;1;1;[.CK128]*1.1)" office:value-type="float" office:value="1" calcext:value-type="float">
            <text:p>1</text:p>
          </table:table-cell>
          <table:table-cell table:style-name="ce10" table:formula="of:=IF([.CL128]*1.1&gt;1;1;[.CL128]*1.1)" office:value-type="float" office:value="1" calcext:value-type="float">
            <text:p>1</text:p>
          </table:table-cell>
          <table:table-cell table:style-name="ce10" table:formula="of:=IF([.CM128]*1.1&gt;1;1;[.CM128]*1.1)" office:value-type="float" office:value="1" calcext:value-type="float">
            <text:p>1</text:p>
          </table:table-cell>
          <table:table-cell table:style-name="ce10" table:formula="of:=IF([.CN128]*1.1&gt;1;1;[.CN128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table:formula="of:=[.A128]+0.1" office:value-type="float" office:value="1" calcext:value-type="float">
            <text:p>1,00</text:p>
          </table:table-cell>
          <table:table-cell table:style-name="ce10" table:formula="of:=IF([.A129]*1.1&gt;1;1;[.A129]*1.1)" office:value-type="float" office:value="1" calcext:value-type="float">
            <text:p>1</text:p>
          </table:table-cell>
          <table:table-cell table:formula="of:=IF([.B129]*1.1&gt;1;1;[.B129]*1.1)" office:value-type="float" office:value="1" calcext:value-type="float">
            <text:p>1</text:p>
          </table:table-cell>
          <table:table-cell table:formula="of:=IF([.C129]*1.1&gt;1;1;[.C129]*1.1)" office:value-type="float" office:value="1" calcext:value-type="float">
            <text:p>1</text:p>
          </table:table-cell>
          <table:table-cell table:formula="of:=IF([.D129]*1.1&gt;1;1;[.D129]*1.1)" office:value-type="float" office:value="1" calcext:value-type="float">
            <text:p>1</text:p>
          </table:table-cell>
          <table:table-cell table:formula="of:=IF([.E129]*1.1&gt;1;1;[.E129]*1.1)" office:value-type="float" office:value="1" calcext:value-type="float">
            <text:p>1</text:p>
          </table:table-cell>
          <table:table-cell table:style-name="ce10" table:formula="of:=IF([.F129]*1.1&gt;1;1;[.F129]*1.1)" office:value-type="float" office:value="1" calcext:value-type="float">
            <text:p>1</text:p>
          </table:table-cell>
          <table:table-cell table:style-name="ce10" table:formula="of:=IF([.G129]*1.1&gt;1;1;[.G129]*1.1)" office:value-type="float" office:value="1" calcext:value-type="float">
            <text:p>1</text:p>
          </table:table-cell>
          <table:table-cell table:style-name="ce10" table:formula="of:=IF([.H129]*1.1&gt;1;1;[.H129]*1.1)" office:value-type="float" office:value="1" calcext:value-type="float">
            <text:p>1</text:p>
          </table:table-cell>
          <table:table-cell table:style-name="ce10" table:formula="of:=IF([.I129]*1.1&gt;1;1;[.I129]*1.1)" office:value-type="float" office:value="1" calcext:value-type="float">
            <text:p>1</text:p>
          </table:table-cell>
          <table:table-cell table:style-name="ce10" table:formula="of:=IF([.J129]*1.1&gt;1;1;[.J129]*1.1)" office:value-type="float" office:value="1" calcext:value-type="float">
            <text:p>1</text:p>
          </table:table-cell>
          <table:table-cell table:style-name="ce10" table:formula="of:=IF([.K129]*1.1&gt;1;1;[.K129]*1.1)" office:value-type="float" office:value="1" calcext:value-type="float">
            <text:p>1</text:p>
          </table:table-cell>
          <table:table-cell table:style-name="ce10" table:formula="of:=IF([.L129]*1.1&gt;1;1;[.L129]*1.1)" office:value-type="float" office:value="1" calcext:value-type="float">
            <text:p>1</text:p>
          </table:table-cell>
          <table:table-cell table:style-name="ce10" table:formula="of:=IF([.M129]*1.1&gt;1;1;[.M129]*1.1)" office:value-type="float" office:value="1" calcext:value-type="float">
            <text:p>1</text:p>
          </table:table-cell>
          <table:table-cell table:style-name="ce10" table:formula="of:=IF([.N129]*1.1&gt;1;1;[.N129]*1.1)" office:value-type="float" office:value="1" calcext:value-type="float">
            <text:p>1</text:p>
          </table:table-cell>
          <table:table-cell table:style-name="ce10" table:formula="of:=IF([.O129]*1.1&gt;1;1;[.O129]*1.1)" office:value-type="float" office:value="1" calcext:value-type="float">
            <text:p>1</text:p>
          </table:table-cell>
          <table:table-cell table:style-name="ce10" table:formula="of:=IF([.P129]*1.1&gt;1;1;[.P129]*1.1)" office:value-type="float" office:value="1" calcext:value-type="float">
            <text:p>1</text:p>
          </table:table-cell>
          <table:table-cell table:style-name="ce10" table:formula="of:=IF([.Q129]*1.1&gt;1;1;[.Q129]*1.1)" office:value-type="float" office:value="1" calcext:value-type="float">
            <text:p>1</text:p>
          </table:table-cell>
          <table:table-cell table:style-name="ce10" table:formula="of:=IF([.R129]*1.1&gt;1;1;[.R129]*1.1)" office:value-type="float" office:value="1" calcext:value-type="float">
            <text:p>1</text:p>
          </table:table-cell>
          <table:table-cell table:style-name="ce10" table:formula="of:=IF([.S129]*1.1&gt;1;1;[.S129]*1.1)" office:value-type="float" office:value="1" calcext:value-type="float">
            <text:p>1</text:p>
          </table:table-cell>
          <table:table-cell table:style-name="ce10" table:formula="of:=IF([.T129]*1.1&gt;1;1;[.T129]*1.1)" office:value-type="float" office:value="1" calcext:value-type="float">
            <text:p>1</text:p>
          </table:table-cell>
          <table:table-cell table:style-name="ce10" table:formula="of:=IF([.U129]*1.1&gt;1;1;[.U129]*1.1)" office:value-type="float" office:value="1" calcext:value-type="float">
            <text:p>1</text:p>
          </table:table-cell>
          <table:table-cell table:style-name="ce10" table:formula="of:=IF([.V129]*1.1&gt;1;1;[.V129]*1.1)" office:value-type="float" office:value="1" calcext:value-type="float">
            <text:p>1</text:p>
          </table:table-cell>
          <table:table-cell table:style-name="ce10" table:formula="of:=IF([.W129]*1.1&gt;1;1;[.W129]*1.1)" office:value-type="float" office:value="1" calcext:value-type="float">
            <text:p>1</text:p>
          </table:table-cell>
          <table:table-cell table:style-name="ce10" table:formula="of:=IF([.X129]*1.1&gt;1;1;[.X129]*1.1)" office:value-type="float" office:value="1" calcext:value-type="float">
            <text:p>1</text:p>
          </table:table-cell>
          <table:table-cell table:style-name="ce10" table:formula="of:=IF([.Y129]*1.1&gt;1;1;[.Y129]*1.1)" office:value-type="float" office:value="1" calcext:value-type="float">
            <text:p>1</text:p>
          </table:table-cell>
          <table:table-cell table:style-name="ce10" table:formula="of:=IF([.Z129]*1.1&gt;1;1;[.Z129]*1.1)" office:value-type="float" office:value="1" calcext:value-type="float">
            <text:p>1</text:p>
          </table:table-cell>
          <table:table-cell table:style-name="ce10" table:formula="of:=IF([.AA129]*1.1&gt;1;1;[.AA129]*1.1)" office:value-type="float" office:value="1" calcext:value-type="float">
            <text:p>1</text:p>
          </table:table-cell>
          <table:table-cell table:style-name="ce10" table:formula="of:=IF([.AB129]*1.1&gt;1;1;[.AB129]*1.1)" office:value-type="float" office:value="1" calcext:value-type="float">
            <text:p>1</text:p>
          </table:table-cell>
          <table:table-cell table:style-name="ce10" table:formula="of:=IF([.AC129]*1.1&gt;1;1;[.AC129]*1.1)" office:value-type="float" office:value="1" calcext:value-type="float">
            <text:p>1</text:p>
          </table:table-cell>
          <table:table-cell table:style-name="ce10" table:formula="of:=IF([.AD129]*1.1&gt;1;1;[.AD129]*1.1)" office:value-type="float" office:value="1" calcext:value-type="float">
            <text:p>1</text:p>
          </table:table-cell>
          <table:table-cell table:style-name="ce10" table:formula="of:=IF([.AE129]*1.1&gt;1;1;[.AE129]*1.1)" office:value-type="float" office:value="1" calcext:value-type="float">
            <text:p>1</text:p>
          </table:table-cell>
          <table:table-cell table:style-name="ce10" table:formula="of:=IF([.AF129]*1.1&gt;1;1;[.AF129]*1.1)" office:value-type="float" office:value="1" calcext:value-type="float">
            <text:p>1</text:p>
          </table:table-cell>
          <table:table-cell table:style-name="ce10" table:formula="of:=IF([.AG129]*1.1&gt;1;1;[.AG129]*1.1)" office:value-type="float" office:value="1" calcext:value-type="float">
            <text:p>1</text:p>
          </table:table-cell>
          <table:table-cell table:style-name="ce10" table:formula="of:=IF([.AH129]*1.1&gt;1;1;[.AH129]*1.1)" office:value-type="float" office:value="1" calcext:value-type="float">
            <text:p>1</text:p>
          </table:table-cell>
          <table:table-cell table:style-name="ce10" table:formula="of:=IF([.AI129]*1.1&gt;1;1;[.AI129]*1.1)" office:value-type="float" office:value="1" calcext:value-type="float">
            <text:p>1</text:p>
          </table:table-cell>
          <table:table-cell table:style-name="ce10" table:formula="of:=IF([.AJ129]*1.1&gt;1;1;[.AJ129]*1.1)" office:value-type="float" office:value="1" calcext:value-type="float">
            <text:p>1</text:p>
          </table:table-cell>
          <table:table-cell table:style-name="ce10" table:formula="of:=IF([.AK129]*1.1&gt;1;1;[.AK129]*1.1)" office:value-type="float" office:value="1" calcext:value-type="float">
            <text:p>1</text:p>
          </table:table-cell>
          <table:table-cell table:style-name="ce10" table:formula="of:=IF([.AL129]*1.1&gt;1;1;[.AL129]*1.1)" office:value-type="float" office:value="1" calcext:value-type="float">
            <text:p>1</text:p>
          </table:table-cell>
          <table:table-cell table:style-name="ce10" table:formula="of:=IF([.AM129]*1.1&gt;1;1;[.AM129]*1.1)" office:value-type="float" office:value="1" calcext:value-type="float">
            <text:p>1</text:p>
          </table:table-cell>
          <table:table-cell table:style-name="ce10" table:formula="of:=IF([.AN129]*1.1&gt;1;1;[.AN129]*1.1)" office:value-type="float" office:value="1" calcext:value-type="float">
            <text:p>1</text:p>
          </table:table-cell>
          <table:table-cell table:style-name="ce10" table:formula="of:=IF([.AO129]*1.1&gt;1;1;[.AO129]*1.1)" office:value-type="float" office:value="1" calcext:value-type="float">
            <text:p>1</text:p>
          </table:table-cell>
          <table:table-cell table:style-name="ce10" table:formula="of:=IF([.AP129]*1.1&gt;1;1;[.AP129]*1.1)" office:value-type="float" office:value="1" calcext:value-type="float">
            <text:p>1</text:p>
          </table:table-cell>
          <table:table-cell table:style-name="ce10" table:formula="of:=IF([.AQ129]*1.1&gt;1;1;[.AQ129]*1.1)" office:value-type="float" office:value="1" calcext:value-type="float">
            <text:p>1</text:p>
          </table:table-cell>
          <table:table-cell table:style-name="ce10" table:formula="of:=IF([.AR129]*1.1&gt;1;1;[.AR129]*1.1)" office:value-type="float" office:value="1" calcext:value-type="float">
            <text:p>1</text:p>
          </table:table-cell>
          <table:table-cell table:style-name="ce10" table:formula="of:=IF([.AS129]*1.1&gt;1;1;[.AS129]*1.1)" office:value-type="float" office:value="1" calcext:value-type="float">
            <text:p>1</text:p>
          </table:table-cell>
          <table:table-cell table:style-name="ce10" table:formula="of:=IF([.AT129]*1.1&gt;1;1;[.AT129]*1.1)" office:value-type="float" office:value="1" calcext:value-type="float">
            <text:p>1</text:p>
          </table:table-cell>
          <table:table-cell table:style-name="ce10" table:formula="of:=IF([.AU129]*1.1&gt;1;1;[.AU129]*1.1)" office:value-type="float" office:value="1" calcext:value-type="float">
            <text:p>1</text:p>
          </table:table-cell>
          <table:table-cell table:style-name="ce10" table:formula="of:=IF([.AV129]*1.1&gt;1;1;[.AV129]*1.1)" office:value-type="float" office:value="1" calcext:value-type="float">
            <text:p>1</text:p>
          </table:table-cell>
          <table:table-cell table:style-name="ce10" table:formula="of:=IF([.AW129]*1.1&gt;1;1;[.AW129]*1.1)" office:value-type="float" office:value="1" calcext:value-type="float">
            <text:p>1</text:p>
          </table:table-cell>
          <table:table-cell table:style-name="ce10" table:formula="of:=IF([.AX129]*1.1&gt;1;1;[.AX129]*1.1)" office:value-type="float" office:value="1" calcext:value-type="float">
            <text:p>1</text:p>
          </table:table-cell>
          <table:table-cell table:style-name="ce10" table:formula="of:=IF([.AY129]*1.1&gt;1;1;[.AY129]*1.1)" office:value-type="float" office:value="1" calcext:value-type="float">
            <text:p>1</text:p>
          </table:table-cell>
          <table:table-cell table:style-name="ce10" table:formula="of:=IF([.AZ129]*1.1&gt;1;1;[.AZ129]*1.1)" office:value-type="float" office:value="1" calcext:value-type="float">
            <text:p>1</text:p>
          </table:table-cell>
          <table:table-cell table:style-name="ce10" table:formula="of:=IF([.BA129]*1.1&gt;1;1;[.BA129]*1.1)" office:value-type="float" office:value="1" calcext:value-type="float">
            <text:p>1</text:p>
          </table:table-cell>
          <table:table-cell table:style-name="ce10" table:formula="of:=IF([.BB129]*1.1&gt;1;1;[.BB129]*1.1)" office:value-type="float" office:value="1" calcext:value-type="float">
            <text:p>1</text:p>
          </table:table-cell>
          <table:table-cell table:style-name="ce10" table:formula="of:=IF([.BC129]*1.1&gt;1;1;[.BC129]*1.1)" office:value-type="float" office:value="1" calcext:value-type="float">
            <text:p>1</text:p>
          </table:table-cell>
          <table:table-cell table:style-name="ce10" table:formula="of:=IF([.BD129]*1.1&gt;1;1;[.BD129]*1.1)" office:value-type="float" office:value="1" calcext:value-type="float">
            <text:p>1</text:p>
          </table:table-cell>
          <table:table-cell table:style-name="ce10" table:formula="of:=IF([.BE129]*1.1&gt;1;1;[.BE129]*1.1)" office:value-type="float" office:value="1" calcext:value-type="float">
            <text:p>1</text:p>
          </table:table-cell>
          <table:table-cell table:style-name="ce10" table:formula="of:=IF([.BF129]*1.1&gt;1;1;[.BF129]*1.1)" office:value-type="float" office:value="1" calcext:value-type="float">
            <text:p>1</text:p>
          </table:table-cell>
          <table:table-cell table:style-name="ce10" table:formula="of:=IF([.BG129]*1.1&gt;1;1;[.BG129]*1.1)" office:value-type="float" office:value="1" calcext:value-type="float">
            <text:p>1</text:p>
          </table:table-cell>
          <table:table-cell table:style-name="ce10" table:formula="of:=IF([.BH129]*1.1&gt;1;1;[.BH129]*1.1)" office:value-type="float" office:value="1" calcext:value-type="float">
            <text:p>1</text:p>
          </table:table-cell>
          <table:table-cell table:style-name="ce10" table:formula="of:=IF([.BI129]*1.1&gt;1;1;[.BI129]*1.1)" office:value-type="float" office:value="1" calcext:value-type="float">
            <text:p>1</text:p>
          </table:table-cell>
          <table:table-cell table:style-name="ce10" table:formula="of:=IF([.BJ129]*1.1&gt;1;1;[.BJ129]*1.1)" office:value-type="float" office:value="1" calcext:value-type="float">
            <text:p>1</text:p>
          </table:table-cell>
          <table:table-cell table:style-name="ce10" table:formula="of:=IF([.BK129]*1.1&gt;1;1;[.BK129]*1.1)" office:value-type="float" office:value="1" calcext:value-type="float">
            <text:p>1</text:p>
          </table:table-cell>
          <table:table-cell table:style-name="ce10" table:formula="of:=IF([.BL129]*1.1&gt;1;1;[.BL129]*1.1)" office:value-type="float" office:value="1" calcext:value-type="float">
            <text:p>1</text:p>
          </table:table-cell>
          <table:table-cell table:style-name="ce10" table:formula="of:=IF([.BM129]*1.1&gt;1;1;[.BM129]*1.1)" office:value-type="float" office:value="1" calcext:value-type="float">
            <text:p>1</text:p>
          </table:table-cell>
          <table:table-cell table:style-name="ce10" table:formula="of:=IF([.BN129]*1.1&gt;1;1;[.BN129]*1.1)" office:value-type="float" office:value="1" calcext:value-type="float">
            <text:p>1</text:p>
          </table:table-cell>
          <table:table-cell table:style-name="ce10" table:formula="of:=IF([.BO129]*1.1&gt;1;1;[.BO129]*1.1)" office:value-type="float" office:value="1" calcext:value-type="float">
            <text:p>1</text:p>
          </table:table-cell>
          <table:table-cell table:style-name="ce10" table:formula="of:=IF([.BP129]*1.1&gt;1;1;[.BP129]*1.1)" office:value-type="float" office:value="1" calcext:value-type="float">
            <text:p>1</text:p>
          </table:table-cell>
          <table:table-cell table:style-name="ce10" table:formula="of:=IF([.BQ129]*1.1&gt;1;1;[.BQ129]*1.1)" office:value-type="float" office:value="1" calcext:value-type="float">
            <text:p>1</text:p>
          </table:table-cell>
          <table:table-cell table:style-name="ce10" table:formula="of:=IF([.BR129]*1.1&gt;1;1;[.BR129]*1.1)" office:value-type="float" office:value="1" calcext:value-type="float">
            <text:p>1</text:p>
          </table:table-cell>
          <table:table-cell table:style-name="ce10" table:formula="of:=IF([.BS129]*1.1&gt;1;1;[.BS129]*1.1)" office:value-type="float" office:value="1" calcext:value-type="float">
            <text:p>1</text:p>
          </table:table-cell>
          <table:table-cell table:style-name="ce10" table:formula="of:=IF([.BT129]*1.1&gt;1;1;[.BT129]*1.1)" office:value-type="float" office:value="1" calcext:value-type="float">
            <text:p>1</text:p>
          </table:table-cell>
          <table:table-cell table:style-name="ce10" table:formula="of:=IF([.BU129]*1.1&gt;1;1;[.BU129]*1.1)" office:value-type="float" office:value="1" calcext:value-type="float">
            <text:p>1</text:p>
          </table:table-cell>
          <table:table-cell table:style-name="ce10" table:formula="of:=IF([.BV129]*1.1&gt;1;1;[.BV129]*1.1)" office:value-type="float" office:value="1" calcext:value-type="float">
            <text:p>1</text:p>
          </table:table-cell>
          <table:table-cell table:style-name="ce10" table:formula="of:=IF([.BW129]*1.1&gt;1;1;[.BW129]*1.1)" office:value-type="float" office:value="1" calcext:value-type="float">
            <text:p>1</text:p>
          </table:table-cell>
          <table:table-cell table:style-name="ce10" table:formula="of:=IF([.BX129]*1.1&gt;1;1;[.BX129]*1.1)" office:value-type="float" office:value="1" calcext:value-type="float">
            <text:p>1</text:p>
          </table:table-cell>
          <table:table-cell table:style-name="ce10" table:formula="of:=IF([.BY129]*1.1&gt;1;1;[.BY129]*1.1)" office:value-type="float" office:value="1" calcext:value-type="float">
            <text:p>1</text:p>
          </table:table-cell>
          <table:table-cell table:style-name="ce10" table:formula="of:=IF([.BZ129]*1.1&gt;1;1;[.BZ129]*1.1)" office:value-type="float" office:value="1" calcext:value-type="float">
            <text:p>1</text:p>
          </table:table-cell>
          <table:table-cell table:style-name="ce10" table:formula="of:=IF([.CA129]*1.1&gt;1;1;[.CA129]*1.1)" office:value-type="float" office:value="1" calcext:value-type="float">
            <text:p>1</text:p>
          </table:table-cell>
          <table:table-cell table:style-name="ce10" table:formula="of:=IF([.CB129]*1.1&gt;1;1;[.CB129]*1.1)" office:value-type="float" office:value="1" calcext:value-type="float">
            <text:p>1</text:p>
          </table:table-cell>
          <table:table-cell table:style-name="ce10" table:formula="of:=IF([.CC129]*1.1&gt;1;1;[.CC129]*1.1)" office:value-type="float" office:value="1" calcext:value-type="float">
            <text:p>1</text:p>
          </table:table-cell>
          <table:table-cell table:style-name="ce10" table:formula="of:=IF([.CD129]*1.1&gt;1;1;[.CD129]*1.1)" office:value-type="float" office:value="1" calcext:value-type="float">
            <text:p>1</text:p>
          </table:table-cell>
          <table:table-cell table:style-name="ce10" table:formula="of:=IF([.CE129]*1.1&gt;1;1;[.CE129]*1.1)" office:value-type="float" office:value="1" calcext:value-type="float">
            <text:p>1</text:p>
          </table:table-cell>
          <table:table-cell table:style-name="ce10" table:formula="of:=IF([.CF129]*1.1&gt;1;1;[.CF129]*1.1)" office:value-type="float" office:value="1" calcext:value-type="float">
            <text:p>1</text:p>
          </table:table-cell>
          <table:table-cell table:style-name="ce10" table:formula="of:=IF([.CG129]*1.1&gt;1;1;[.CG129]*1.1)" office:value-type="float" office:value="1" calcext:value-type="float">
            <text:p>1</text:p>
          </table:table-cell>
          <table:table-cell table:style-name="ce10" table:formula="of:=IF([.CH129]*1.1&gt;1;1;[.CH129]*1.1)" office:value-type="float" office:value="1" calcext:value-type="float">
            <text:p>1</text:p>
          </table:table-cell>
          <table:table-cell table:style-name="ce10" table:formula="of:=IF([.CI129]*1.1&gt;1;1;[.CI129]*1.1)" office:value-type="float" office:value="1" calcext:value-type="float">
            <text:p>1</text:p>
          </table:table-cell>
          <table:table-cell table:style-name="ce10" table:formula="of:=IF([.CJ129]*1.1&gt;1;1;[.CJ129]*1.1)" office:value-type="float" office:value="1" calcext:value-type="float">
            <text:p>1</text:p>
          </table:table-cell>
          <table:table-cell table:style-name="ce10" table:formula="of:=IF([.CK129]*1.1&gt;1;1;[.CK129]*1.1)" office:value-type="float" office:value="1" calcext:value-type="float">
            <text:p>1</text:p>
          </table:table-cell>
          <table:table-cell table:style-name="ce10" table:formula="of:=IF([.CL129]*1.1&gt;1;1;[.CL129]*1.1)" office:value-type="float" office:value="1" calcext:value-type="float">
            <text:p>1</text:p>
          </table:table-cell>
          <table:table-cell table:style-name="ce10" table:formula="of:=IF([.CM129]*1.1&gt;1;1;[.CM129]*1.1)" office:value-type="float" office:value="1" calcext:value-type="float">
            <text:p>1</text:p>
          </table:table-cell>
          <table:table-cell table:style-name="ce10" table:formula="of:=IF([.CN129]*1.1&gt;1;1;[.CN129]*1.1)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Wait</text:p>
          </table:table-cell>
          <table:table-cell table:style-name="ce11" table:formula="of:=IF([.A119]&lt;1;(1+(59*(1-[.A119])))*[.$A$39]+[.$A$133]/1000;0)" office:value-type="float" office:value="1600" calcext:value-type="float">
            <text:p>1600</text:p>
          </table:table-cell>
          <table:table-cell table:style-name="ce11" table:formula="of:=IF([.B119]&lt;1;(1+(59*(1-[.B119])))*[.$A$39]+[.$A$133]/1000;0)" office:value-type="float" office:value="1600" calcext:value-type="float">
            <text:p>1600</text:p>
          </table:table-cell>
          <table:table-cell table:style-name="ce11" table:formula="of:=IF([.C119]&lt;1;(1+(59*(1-[.C119])))*[.$A$39]+[.$A$133]/1000;0)" office:value-type="float" office:value="1600" calcext:value-type="float">
            <text:p>1600</text:p>
          </table:table-cell>
          <table:table-cell table:style-name="ce11" table:formula="of:=IF([.D119]&lt;1;(1+(59*(1-[.D119])))*[.$A$39]+[.$A$133]/1000;0)" office:value-type="float" office:value="1600" calcext:value-type="float">
            <text:p>1600</text:p>
          </table:table-cell>
          <table:table-cell table:style-name="ce11" table:formula="of:=IF([.E119]&lt;1;(1+(59*(1-[.E119])))*[.$A$39]+[.$A$133]/1000;0)" office:value-type="float" office:value="1600" calcext:value-type="float">
            <text:p>1600</text:p>
          </table:table-cell>
          <table:table-cell table:style-name="ce11" table:formula="of:=IF([.F119]&lt;1;(1+(59*(1-[.F119])))*[.$A$39]+[.$A$133]/1000;0)" office:value-type="float" office:value="1600" calcext:value-type="float">
            <text:p>1600</text:p>
          </table:table-cell>
          <table:table-cell table:style-name="ce11" table:formula="of:=IF([.G119]&lt;1;(1+(59*(1-[.G119])))*[.$A$39]+[.$A$133]/1000;0)" office:value-type="float" office:value="1600" calcext:value-type="float">
            <text:p>1600</text:p>
          </table:table-cell>
          <table:table-cell table:style-name="ce11" table:formula="of:=IF([.H119]&lt;1;(1+(59*(1-[.H119])))*[.$A$39]+[.$A$133]/1000;0)" office:value-type="float" office:value="1600" calcext:value-type="float">
            <text:p>1600</text:p>
          </table:table-cell>
          <table:table-cell table:style-name="ce11" table:formula="of:=IF([.I119]&lt;1;(1+(59*(1-[.I119])))*[.$A$39]+[.$A$133]/1000;0)" office:value-type="float" office:value="1600" calcext:value-type="float">
            <text:p>1600</text:p>
          </table:table-cell>
          <table:table-cell table:style-name="ce11" table:formula="of:=IF([.J119]&lt;1;(1+(59*(1-[.J119])))*[.$A$39]+[.$A$133]/1000;0)" office:value-type="float" office:value="1600" calcext:value-type="float">
            <text:p>1600</text:p>
          </table:table-cell>
          <table:table-cell table:style-name="ce11" table:formula="of:=IF([.K119]&lt;1;(1+(59*(1-[.K119])))*[.$A$39]+[.$A$133]/1000;0)" office:value-type="float" office:value="1600" calcext:value-type="float">
            <text:p>1600</text:p>
          </table:table-cell>
          <table:table-cell table:style-name="ce11" table:formula="of:=IF([.L119]&lt;1;(1+(59*(1-[.L119])))*[.$A$39]+[.$A$133]/1000;0)" office:value-type="float" office:value="1600" calcext:value-type="float">
            <text:p>1600</text:p>
          </table:table-cell>
          <table:table-cell table:style-name="ce11" table:formula="of:=IF([.M119]&lt;1;(1+(59*(1-[.M119])))*[.$A$39]+[.$A$133]/1000;0)" office:value-type="float" office:value="1600" calcext:value-type="float">
            <text:p>1600</text:p>
          </table:table-cell>
          <table:table-cell table:style-name="ce11" table:formula="of:=IF([.N119]&lt;1;(1+(59*(1-[.N119])))*[.$A$39]+[.$A$133]/1000;0)" office:value-type="float" office:value="1600" calcext:value-type="float">
            <text:p>1600</text:p>
          </table:table-cell>
          <table:table-cell table:style-name="ce11" table:formula="of:=IF([.O119]&lt;1;(1+(59*(1-[.O119])))*[.$A$39]+[.$A$133]/1000;0)" office:value-type="float" office:value="1600" calcext:value-type="float">
            <text:p>1600</text:p>
          </table:table-cell>
          <table:table-cell table:style-name="ce11" table:formula="of:=IF([.P119]&lt;1;(1+(59*(1-[.P119])))*[.$A$39]+[.$A$133]/1000;0)" office:value-type="float" office:value="1600" calcext:value-type="float">
            <text:p>1600</text:p>
          </table:table-cell>
          <table:table-cell table:style-name="ce11" table:formula="of:=IF([.Q119]&lt;1;(1+(59*(1-[.Q119])))*[.$A$39]+[.$A$133]/1000;0)" office:value-type="float" office:value="1600" calcext:value-type="float">
            <text:p>1600</text:p>
          </table:table-cell>
          <table:table-cell table:style-name="ce11" table:formula="of:=IF([.R119]&lt;1;(1+(59*(1-[.R119])))*[.$A$39]+[.$A$133]/1000;0)" office:value-type="float" office:value="1600" calcext:value-type="float">
            <text:p>1600</text:p>
          </table:table-cell>
          <table:table-cell table:style-name="ce11" table:formula="of:=IF([.S119]&lt;1;(1+(59*(1-[.S119])))*[.$A$39]+[.$A$133]/1000;0)" office:value-type="float" office:value="1600" calcext:value-type="float">
            <text:p>1600</text:p>
          </table:table-cell>
          <table:table-cell table:style-name="ce11" table:formula="of:=IF([.T119]&lt;1;(1+(59*(1-[.T119])))*[.$A$39]+[.$A$133]/1000;0)" office:value-type="float" office:value="1600" calcext:value-type="float">
            <text:p>1600</text:p>
          </table:table-cell>
          <table:table-cell table:style-name="ce11" table:formula="of:=IF([.U119]&lt;1;(1+(59*(1-[.U119])))*[.$A$39]+[.$A$133]/1000;0)" office:value-type="float" office:value="1600" calcext:value-type="float">
            <text:p>1600</text:p>
          </table:table-cell>
          <table:table-cell table:style-name="ce11" table:formula="of:=IF([.V119]&lt;1;(1+(59*(1-[.V119])))*[.$A$39]+[.$A$133]/1000;0)" office:value-type="float" office:value="1600" calcext:value-type="float">
            <text:p>1600</text:p>
          </table:table-cell>
          <table:table-cell table:style-name="ce11" table:formula="of:=IF([.W119]&lt;1;(1+(59*(1-[.W119])))*[.$A$39]+[.$A$133]/1000;0)" office:value-type="float" office:value="1600" calcext:value-type="float">
            <text:p>1600</text:p>
          </table:table-cell>
          <table:table-cell table:style-name="ce11" table:formula="of:=IF([.X119]&lt;1;(1+(59*(1-[.X119])))*[.$A$39]+[.$A$133]/1000;0)" office:value-type="float" office:value="1600" calcext:value-type="float">
            <text:p>1600</text:p>
          </table:table-cell>
          <table:table-cell table:style-name="ce11" table:formula="of:=IF([.Y119]&lt;1;(1+(59*(1-[.Y119])))*[.$A$39]+[.$A$133]/1000;0)" office:value-type="float" office:value="1600" calcext:value-type="float">
            <text:p>1600</text:p>
          </table:table-cell>
          <table:table-cell table:style-name="ce11" table:formula="of:=IF([.Z119]&lt;1;(1+(59*(1-[.Z119])))*[.$A$39]+[.$A$133]/1000;0)" office:value-type="float" office:value="1600" calcext:value-type="float">
            <text:p>1600</text:p>
          </table:table-cell>
          <table:table-cell table:style-name="ce11" table:formula="of:=IF([.AA119]&lt;1;(1+(59*(1-[.AA119])))*[.$A$39]+[.$A$133]/1000;0)" office:value-type="float" office:value="1600" calcext:value-type="float">
            <text:p>1600</text:p>
          </table:table-cell>
          <table:table-cell table:style-name="ce11" table:formula="of:=IF([.AB119]&lt;1;(1+(59*(1-[.AB119])))*[.$A$39]+[.$A$133]/1000;0)" office:value-type="float" office:value="1600" calcext:value-type="float">
            <text:p>1600</text:p>
          </table:table-cell>
          <table:table-cell table:style-name="ce11" table:formula="of:=IF([.AC119]&lt;1;(1+(59*(1-[.AC119])))*[.$A$39]+[.$A$133]/1000;0)" office:value-type="float" office:value="1600" calcext:value-type="float">
            <text:p>1600</text:p>
          </table:table-cell>
          <table:table-cell table:style-name="ce11" table:formula="of:=IF([.AD119]&lt;1;(1+(59*(1-[.AD119])))*[.$A$39]+[.$A$133]/1000;0)" office:value-type="float" office:value="1600" calcext:value-type="float">
            <text:p>1600</text:p>
          </table:table-cell>
          <table:table-cell table:style-name="ce11" table:formula="of:=IF([.AE119]&lt;1;(1+(59*(1-[.AE119])))*[.$A$39]+[.$A$133]/1000;0)" office:value-type="float" office:value="1600" calcext:value-type="float">
            <text:p>1600</text:p>
          </table:table-cell>
          <table:table-cell table:style-name="ce11" table:formula="of:=IF([.AF119]&lt;1;(1+(59*(1-[.AF119])))*[.$A$39]+[.$A$133]/1000;0)" office:value-type="float" office:value="1600" calcext:value-type="float">
            <text:p>1600</text:p>
          </table:table-cell>
          <table:table-cell table:style-name="ce11" table:formula="of:=IF([.AG119]&lt;1;(1+(59*(1-[.AG119])))*[.$A$39]+[.$A$133]/1000;0)" office:value-type="float" office:value="1600" calcext:value-type="float">
            <text:p>1600</text:p>
          </table:table-cell>
          <table:table-cell table:style-name="ce11" table:formula="of:=IF([.AH119]&lt;1;(1+(59*(1-[.AH119])))*[.$A$39]+[.$A$133]/1000;0)" office:value-type="float" office:value="1600" calcext:value-type="float">
            <text:p>1600</text:p>
          </table:table-cell>
          <table:table-cell table:style-name="ce11" table:formula="of:=IF([.AI119]&lt;1;(1+(59*(1-[.AI119])))*[.$A$39]+[.$A$133]/1000;0)" office:value-type="float" office:value="1600" calcext:value-type="float">
            <text:p>1600</text:p>
          </table:table-cell>
          <table:table-cell table:style-name="ce11" table:formula="of:=IF([.AJ119]&lt;1;(1+(59*(1-[.AJ119])))*[.$A$39]+[.$A$133]/1000;0)" office:value-type="float" office:value="1600" calcext:value-type="float">
            <text:p>1600</text:p>
          </table:table-cell>
          <table:table-cell table:style-name="ce11" table:formula="of:=IF([.AK119]&lt;1;(1+(59*(1-[.AK119])))*[.$A$39]+[.$A$133]/1000;0)" office:value-type="float" office:value="1600" calcext:value-type="float">
            <text:p>1600</text:p>
          </table:table-cell>
          <table:table-cell table:style-name="ce11" table:formula="of:=IF([.AL119]&lt;1;(1+(59*(1-[.AL119])))*[.$A$39]+[.$A$133]/1000;0)" office:value-type="float" office:value="1600" calcext:value-type="float">
            <text:p>1600</text:p>
          </table:table-cell>
          <table:table-cell table:style-name="ce11" table:formula="of:=IF([.AM119]&lt;1;(1+(59*(1-[.AM119])))*[.$A$39]+[.$A$133]/1000;0)" office:value-type="float" office:value="1600" calcext:value-type="float">
            <text:p>1600</text:p>
          </table:table-cell>
          <table:table-cell table:style-name="ce11" table:formula="of:=IF([.AN119]&lt;1;(1+(59*(1-[.AN119])))*[.$A$39]+[.$A$133]/1000;0)" office:value-type="float" office:value="1600" calcext:value-type="float">
            <text:p>1600</text:p>
          </table:table-cell>
          <table:table-cell table:style-name="ce11" table:formula="of:=IF([.AO119]&lt;1;(1+(59*(1-[.AO119])))*[.$A$39]+[.$A$133]/1000;0)" office:value-type="float" office:value="1600" calcext:value-type="float">
            <text:p>1600</text:p>
          </table:table-cell>
          <table:table-cell table:style-name="ce11" table:formula="of:=IF([.AP119]&lt;1;(1+(59*(1-[.AP119])))*[.$A$39]+[.$A$133]/1000;0)" office:value-type="float" office:value="1600" calcext:value-type="float">
            <text:p>1600</text:p>
          </table:table-cell>
          <table:table-cell table:style-name="ce11" table:formula="of:=IF([.AQ119]&lt;1;(1+(59*(1-[.AQ119])))*[.$A$39]+[.$A$133]/1000;0)" office:value-type="float" office:value="1600" calcext:value-type="float">
            <text:p>1600</text:p>
          </table:table-cell>
          <table:table-cell table:style-name="ce11" table:formula="of:=IF([.AR119]&lt;1;(1+(59*(1-[.AR119])))*[.$A$39]+[.$A$133]/1000;0)" office:value-type="float" office:value="1600" calcext:value-type="float">
            <text:p>1600</text:p>
          </table:table-cell>
          <table:table-cell table:style-name="ce11" table:formula="of:=IF([.AS119]&lt;1;(1+(59*(1-[.AS119])))*[.$A$39]+[.$A$133]/1000;0)" office:value-type="float" office:value="1600" calcext:value-type="float">
            <text:p>1600</text:p>
          </table:table-cell>
          <table:table-cell table:style-name="ce11" table:formula="of:=IF([.AT119]&lt;1;(1+(59*(1-[.AT119])))*[.$A$39]+[.$A$133]/1000;0)" office:value-type="float" office:value="1600" calcext:value-type="float">
            <text:p>1600</text:p>
          </table:table-cell>
          <table:table-cell table:style-name="ce11" table:formula="of:=IF([.AU119]&lt;1;(1+(59*(1-[.AU119])))*[.$A$39]+[.$A$133]/1000;0)" office:value-type="float" office:value="1600" calcext:value-type="float">
            <text:p>1600</text:p>
          </table:table-cell>
          <table:table-cell table:style-name="ce11" table:formula="of:=IF([.AV119]&lt;1;(1+(59*(1-[.AV119])))*[.$A$39]+[.$A$133]/1000;0)" office:value-type="float" office:value="1600" calcext:value-type="float">
            <text:p>1600</text:p>
          </table:table-cell>
          <table:table-cell table:style-name="ce11" table:formula="of:=IF([.AW119]&lt;1;(1+(59*(1-[.AW119])))*[.$A$39]+[.$A$133]/1000;0)" office:value-type="float" office:value="1600" calcext:value-type="float">
            <text:p>1600</text:p>
          </table:table-cell>
          <table:table-cell table:style-name="ce11" table:formula="of:=IF([.AX119]&lt;1;(1+(59*(1-[.AX119])))*[.$A$39]+[.$A$133]/1000;0)" office:value-type="float" office:value="1600" calcext:value-type="float">
            <text:p>1600</text:p>
          </table:table-cell>
          <table:table-cell table:style-name="ce11" table:formula="of:=IF([.AY119]&lt;1;(1+(59*(1-[.AY119])))*[.$A$39]+[.$A$133]/1000;0)" office:value-type="float" office:value="1600" calcext:value-type="float">
            <text:p>1600</text:p>
          </table:table-cell>
          <table:table-cell table:style-name="ce11" table:formula="of:=IF([.AZ119]&lt;1;(1+(59*(1-[.AZ119])))*[.$A$39]+[.$A$133]/1000;0)" office:value-type="float" office:value="1600" calcext:value-type="float">
            <text:p>1600</text:p>
          </table:table-cell>
          <table:table-cell table:style-name="ce11" table:formula="of:=IF([.BA119]&lt;1;(1+(59*(1-[.BA119])))*[.$A$39]+[.$A$133]/1000;0)" office:value-type="float" office:value="1600" calcext:value-type="float">
            <text:p>1600</text:p>
          </table:table-cell>
          <table:table-cell table:style-name="ce11" table:formula="of:=IF([.BB119]&lt;1;(1+(59*(1-[.BB119])))*[.$A$39]+[.$A$133]/1000;0)" office:value-type="float" office:value="1600" calcext:value-type="float">
            <text:p>1600</text:p>
          </table:table-cell>
          <table:table-cell table:style-name="ce11" table:formula="of:=IF([.BC119]&lt;1;(1+(59*(1-[.BC119])))*[.$A$39]+[.$A$133]/1000;0)" office:value-type="float" office:value="1600" calcext:value-type="float">
            <text:p>1600</text:p>
          </table:table-cell>
          <table:table-cell table:style-name="ce11" table:formula="of:=IF([.BD119]&lt;1;(1+(59*(1-[.BD119])))*[.$A$39]+[.$A$133]/1000;0)" office:value-type="float" office:value="1600" calcext:value-type="float">
            <text:p>1600</text:p>
          </table:table-cell>
          <table:table-cell table:style-name="ce11" table:formula="of:=IF([.BE119]&lt;1;(1+(59*(1-[.BE119])))*[.$A$39]+[.$A$133]/1000;0)" office:value-type="float" office:value="1600" calcext:value-type="float">
            <text:p>1600</text:p>
          </table:table-cell>
          <table:table-cell table:style-name="ce11" table:formula="of:=IF([.BF119]&lt;1;(1+(59*(1-[.BF119])))*[.$A$39]+[.$A$133]/1000;0)" office:value-type="float" office:value="1600" calcext:value-type="float">
            <text:p>1600</text:p>
          </table:table-cell>
          <table:table-cell table:style-name="ce11" table:formula="of:=IF([.BG119]&lt;1;(1+(59*(1-[.BG119])))*[.$A$39]+[.$A$133]/1000;0)" office:value-type="float" office:value="1600" calcext:value-type="float">
            <text:p>1600</text:p>
          </table:table-cell>
          <table:table-cell table:style-name="ce11" table:formula="of:=IF([.BH119]&lt;1;(1+(59*(1-[.BH119])))*[.$A$39]+[.$A$133]/1000;0)" office:value-type="float" office:value="1600" calcext:value-type="float">
            <text:p>1600</text:p>
          </table:table-cell>
          <table:table-cell table:style-name="ce11" table:formula="of:=IF([.BI119]&lt;1;(1+(59*(1-[.BI119])))*[.$A$39]+[.$A$133]/1000;0)" office:value-type="float" office:value="1600" calcext:value-type="float">
            <text:p>1600</text:p>
          </table:table-cell>
          <table:table-cell table:style-name="ce11" table:formula="of:=IF([.BJ119]&lt;1;(1+(59*(1-[.BJ119])))*[.$A$39]+[.$A$133]/1000;0)" office:value-type="float" office:value="1600" calcext:value-type="float">
            <text:p>1600</text:p>
          </table:table-cell>
          <table:table-cell table:style-name="ce11" table:formula="of:=IF([.BK119]&lt;1;(1+(59*(1-[.BK119])))*[.$A$39]+[.$A$133]/1000;0)" office:value-type="float" office:value="1600" calcext:value-type="float">
            <text:p>1600</text:p>
          </table:table-cell>
          <table:table-cell table:style-name="ce11" table:formula="of:=IF([.BL119]&lt;1;(1+(59*(1-[.BL119])))*[.$A$39]+[.$A$133]/1000;0)" office:value-type="float" office:value="1600" calcext:value-type="float">
            <text:p>1600</text:p>
          </table:table-cell>
          <table:table-cell table:style-name="ce11" table:formula="of:=IF([.BM119]&lt;1;(1+(59*(1-[.BM119])))*[.$A$39]+[.$A$133]/1000;0)" office:value-type="float" office:value="1600" calcext:value-type="float">
            <text:p>1600</text:p>
          </table:table-cell>
          <table:table-cell table:style-name="ce11" table:formula="of:=IF([.BN119]&lt;1;(1+(59*(1-[.BN119])))*[.$A$39]+[.$A$133]/1000;0)" office:value-type="float" office:value="1600" calcext:value-type="float">
            <text:p>1600</text:p>
          </table:table-cell>
          <table:table-cell table:style-name="ce11" table:formula="of:=IF([.BO119]&lt;1;(1+(59*(1-[.BO119])))*[.$A$39]+[.$A$133]/1000;0)" office:value-type="float" office:value="1600" calcext:value-type="float">
            <text:p>1600</text:p>
          </table:table-cell>
          <table:table-cell table:style-name="ce11" table:formula="of:=IF([.BP119]&lt;1;(1+(59*(1-[.BP119])))*[.$A$39]+[.$A$133]/1000;0)" office:value-type="float" office:value="1600" calcext:value-type="float">
            <text:p>1600</text:p>
          </table:table-cell>
          <table:table-cell table:style-name="ce11" table:formula="of:=IF([.BQ119]&lt;1;(1+(59*(1-[.BQ119])))*[.$A$39]+[.$A$133]/1000;0)" office:value-type="float" office:value="1600" calcext:value-type="float">
            <text:p>1600</text:p>
          </table:table-cell>
          <table:table-cell table:style-name="ce11" table:formula="of:=IF([.BR119]&lt;1;(1+(59*(1-[.BR119])))*[.$A$39]+[.$A$133]/1000;0)" office:value-type="float" office:value="1600" calcext:value-type="float">
            <text:p>1600</text:p>
          </table:table-cell>
          <table:table-cell table:style-name="ce11" table:formula="of:=IF([.BS119]&lt;1;(1+(59*(1-[.BS119])))*[.$A$39]+[.$A$133]/1000;0)" office:value-type="float" office:value="1600" calcext:value-type="float">
            <text:p>1600</text:p>
          </table:table-cell>
          <table:table-cell table:style-name="ce11" table:formula="of:=IF([.BT119]&lt;1;(1+(59*(1-[.BT119])))*[.$A$39]+[.$A$133]/1000;0)" office:value-type="float" office:value="1600" calcext:value-type="float">
            <text:p>1600</text:p>
          </table:table-cell>
          <table:table-cell table:style-name="ce11" table:formula="of:=IF([.BU119]&lt;1;(1+(59*(1-[.BU119])))*[.$A$39]+[.$A$133]/1000;0)" office:value-type="float" office:value="1600" calcext:value-type="float">
            <text:p>1600</text:p>
          </table:table-cell>
          <table:table-cell table:style-name="ce11" table:formula="of:=IF([.BV119]&lt;1;(1+(59*(1-[.BV119])))*[.$A$39]+[.$A$133]/1000;0)" office:value-type="float" office:value="1600" calcext:value-type="float">
            <text:p>1600</text:p>
          </table:table-cell>
          <table:table-cell table:style-name="ce11" table:formula="of:=IF([.BW119]&lt;1;(1+(59*(1-[.BW119])))*[.$A$39]+[.$A$133]/1000;0)" office:value-type="float" office:value="1600" calcext:value-type="float">
            <text:p>1600</text:p>
          </table:table-cell>
          <table:table-cell table:style-name="ce11" table:formula="of:=IF([.BX119]&lt;1;(1+(59*(1-[.BX119])))*[.$A$39]+[.$A$133]/1000;0)" office:value-type="float" office:value="1600" calcext:value-type="float">
            <text:p>1600</text:p>
          </table:table-cell>
          <table:table-cell table:style-name="ce11" table:formula="of:=IF([.BY119]&lt;1;(1+(59*(1-[.BY119])))*[.$A$39]+[.$A$133]/1000;0)" office:value-type="float" office:value="1600" calcext:value-type="float">
            <text:p>1600</text:p>
          </table:table-cell>
          <table:table-cell table:style-name="ce11" table:formula="of:=IF([.BZ119]&lt;1;(1+(59*(1-[.BZ119])))*[.$A$39]+[.$A$133]/1000;0)" office:value-type="float" office:value="1600" calcext:value-type="float">
            <text:p>1600</text:p>
          </table:table-cell>
          <table:table-cell table:style-name="ce11" table:formula="of:=IF([.CA119]&lt;1;(1+(59*(1-[.CA119])))*[.$A$39]+[.$A$133]/1000;0)" office:value-type="float" office:value="1600" calcext:value-type="float">
            <text:p>1600</text:p>
          </table:table-cell>
          <table:table-cell table:style-name="ce11" table:formula="of:=IF([.CB119]&lt;1;(1+(59*(1-[.CB119])))*[.$A$39]+[.$A$133]/1000;0)" office:value-type="float" office:value="1600" calcext:value-type="float">
            <text:p>1600</text:p>
          </table:table-cell>
          <table:table-cell table:style-name="ce11" table:formula="of:=IF([.CC119]&lt;1;(1+(59*(1-[.CC119])))*[.$A$39]+[.$A$133]/1000;0)" office:value-type="float" office:value="1600" calcext:value-type="float">
            <text:p>1600</text:p>
          </table:table-cell>
          <table:table-cell table:style-name="ce11" table:formula="of:=IF([.CD119]&lt;1;(1+(59*(1-[.CD119])))*[.$A$39]+[.$A$133]/1000;0)" office:value-type="float" office:value="1600" calcext:value-type="float">
            <text:p>1600</text:p>
          </table:table-cell>
          <table:table-cell table:style-name="ce11" table:formula="of:=IF([.CE119]&lt;1;(1+(59*(1-[.CE119])))*[.$A$39]+[.$A$133]/1000;0)" office:value-type="float" office:value="1600" calcext:value-type="float">
            <text:p>1600</text:p>
          </table:table-cell>
          <table:table-cell table:style-name="ce11" table:formula="of:=IF([.CF119]&lt;1;(1+(59*(1-[.CF119])))*[.$A$39]+[.$A$133]/1000;0)" office:value-type="float" office:value="1600" calcext:value-type="float">
            <text:p>1600</text:p>
          </table:table-cell>
          <table:table-cell table:style-name="ce11" table:formula="of:=IF([.CG119]&lt;1;(1+(59*(1-[.CG119])))*[.$A$39]+[.$A$133]/1000;0)" office:value-type="float" office:value="1600" calcext:value-type="float">
            <text:p>1600</text:p>
          </table:table-cell>
          <table:table-cell table:style-name="ce11" table:formula="of:=IF([.CH119]&lt;1;(1+(59*(1-[.CH119])))*[.$A$39]+[.$A$133]/1000;0)" office:value-type="float" office:value="1600" calcext:value-type="float">
            <text:p>1600</text:p>
          </table:table-cell>
          <table:table-cell table:style-name="ce11" table:formula="of:=IF([.CI119]&lt;1;(1+(59*(1-[.CI119])))*[.$A$39]+[.$A$133]/1000;0)" office:value-type="float" office:value="1600" calcext:value-type="float">
            <text:p>1600</text:p>
          </table:table-cell>
          <table:table-cell table:style-name="ce11" table:formula="of:=IF([.CJ119]&lt;1;(1+(59*(1-[.CJ119])))*[.$A$39]+[.$A$133]/1000;0)" office:value-type="float" office:value="1600" calcext:value-type="float">
            <text:p>1600</text:p>
          </table:table-cell>
          <table:table-cell table:style-name="ce11" table:formula="of:=IF([.CK119]&lt;1;(1+(59*(1-[.CK119])))*[.$A$39]+[.$A$133]/1000;0)" office:value-type="float" office:value="1600" calcext:value-type="float">
            <text:p>1600</text:p>
          </table:table-cell>
          <table:table-cell table:style-name="ce11" table:formula="of:=IF([.CL119]&lt;1;(1+(59*(1-[.CL119])))*[.$A$39]+[.$A$133]/1000;0)" office:value-type="float" office:value="1600" calcext:value-type="float">
            <text:p>1600</text:p>
          </table:table-cell>
          <table:table-cell table:style-name="ce11" table:formula="of:=IF([.CM119]&lt;1;(1+(59*(1-[.CM119])))*[.$A$39]+[.$A$133]/1000;0)" office:value-type="float" office:value="1600" calcext:value-type="float">
            <text:p>1600</text:p>
          </table:table-cell>
          <table:table-cell table:style-name="ce11" table:formula="of:=IF([.CN119]&lt;1;(1+(59*(1-[.CN119])))*[.$A$39]+[.$A$133]/1000;0)" office:value-type="float" office:value="1600" calcext:value-type="float">
            <text:p>1600</text:p>
          </table:table-cell>
          <table:table-cell table:number-columns-repeated="93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table:formula="of:=IF([.A120]&lt;1;(1+(59*(1-[.A120])))*[.$A$39]+[.$A$133]/1000;0)" office:value-type="float" office:value="1541" calcext:value-type="float">
            <text:p>1541</text:p>
          </table:table-cell>
          <table:table-cell table:style-name="ce11" table:formula="of:=IF([.B120]&lt;1;(1+(59*(1-[.B120])))*[.$A$39]+[.$A$133]/1000;0)" office:value-type="float" office:value="1535.1" calcext:value-type="float">
            <text:p>1535</text:p>
          </table:table-cell>
          <table:table-cell table:style-name="ce11" table:formula="of:=IF([.C120]&lt;1;(1+(59*(1-[.C120])))*[.$A$39]+[.$A$133]/1000;0)" office:value-type="float" office:value="1528.61" calcext:value-type="float">
            <text:p>1529</text:p>
          </table:table-cell>
          <table:table-cell table:style-name="ce11" table:formula="of:=IF([.D120]&lt;1;(1+(59*(1-[.D120])))*[.$A$39]+[.$A$133]/1000;0)" office:value-type="float" office:value="1521.471" calcext:value-type="float">
            <text:p>1521</text:p>
          </table:table-cell>
          <table:table-cell table:style-name="ce11" table:formula="of:=IF([.E120]&lt;1;(1+(59*(1-[.E120])))*[.$A$39]+[.$A$133]/1000;0)" office:value-type="float" office:value="1513.6181" calcext:value-type="float">
            <text:p>1514</text:p>
          </table:table-cell>
          <table:table-cell table:style-name="ce11" table:formula="of:=IF([.F120]&lt;1;(1+(59*(1-[.F120])))*[.$A$39]+[.$A$133]/1000;0)" office:value-type="float" office:value="1504.97991" calcext:value-type="float">
            <text:p>1505</text:p>
          </table:table-cell>
          <table:table-cell table:style-name="ce11" table:formula="of:=IF([.G120]&lt;1;(1+(59*(1-[.G120])))*[.$A$39]+[.$A$133]/1000;0)" office:value-type="float" office:value="1495.477901" calcext:value-type="float">
            <text:p>1495</text:p>
          </table:table-cell>
          <table:table-cell table:style-name="ce11" table:formula="of:=IF([.H120]&lt;1;(1+(59*(1-[.H120])))*[.$A$39]+[.$A$133]/1000;0)" office:value-type="float" office:value="1485.0256911" calcext:value-type="float">
            <text:p>1485</text:p>
          </table:table-cell>
          <table:table-cell table:style-name="ce11" table:formula="of:=IF([.I120]&lt;1;(1+(59*(1-[.I120])))*[.$A$39]+[.$A$133]/1000;0)" office:value-type="float" office:value="1473.52826021" calcext:value-type="float">
            <text:p>1474</text:p>
          </table:table-cell>
          <table:table-cell table:style-name="ce11" table:formula="of:=IF([.J120]&lt;1;(1+(59*(1-[.J120])))*[.$A$39]+[.$A$133]/1000;0)" office:value-type="float" office:value="1460.881086231" calcext:value-type="float">
            <text:p>1461</text:p>
          </table:table-cell>
          <table:table-cell table:style-name="ce11" table:formula="of:=IF([.K120]&lt;1;(1+(59*(1-[.K120])))*[.$A$39]+[.$A$133]/1000;0)" office:value-type="float" office:value="1446.9691948541" calcext:value-type="float">
            <text:p>1447</text:p>
          </table:table-cell>
          <table:table-cell table:style-name="ce11" table:formula="of:=IF([.L120]&lt;1;(1+(59*(1-[.L120])))*[.$A$39]+[.$A$133]/1000;0)" office:value-type="float" office:value="1431.66611433951" calcext:value-type="float">
            <text:p>1432</text:p>
          </table:table-cell>
          <table:table-cell table:style-name="ce11" table:formula="of:=IF([.M120]&lt;1;(1+(59*(1-[.M120])))*[.$A$39]+[.$A$133]/1000;0)" office:value-type="float" office:value="1414.83272577346" calcext:value-type="float">
            <text:p>1415</text:p>
          </table:table-cell>
          <table:table-cell table:style-name="ce11" table:formula="of:=IF([.N120]&lt;1;(1+(59*(1-[.N120])))*[.$A$39]+[.$A$133]/1000;0)" office:value-type="float" office:value="1396.31599835081" calcext:value-type="float">
            <text:p>1396</text:p>
          </table:table-cell>
          <table:table-cell table:style-name="ce11" table:formula="of:=IF([.O120]&lt;1;(1+(59*(1-[.O120])))*[.$A$39]+[.$A$133]/1000;0)" office:value-type="float" office:value="1375.94759818589" calcext:value-type="float">
            <text:p>1376</text:p>
          </table:table-cell>
          <table:table-cell table:style-name="ce11" table:formula="of:=IF([.P120]&lt;1;(1+(59*(1-[.P120])))*[.$A$39]+[.$A$133]/1000;0)" office:value-type="float" office:value="1353.54235800448" calcext:value-type="float">
            <text:p>1354</text:p>
          </table:table-cell>
          <table:table-cell table:style-name="ce11" table:formula="of:=IF([.Q120]&lt;1;(1+(59*(1-[.Q120])))*[.$A$39]+[.$A$133]/1000;0)" office:value-type="float" office:value="1328.89659380492" calcext:value-type="float">
            <text:p>1329</text:p>
          </table:table-cell>
          <table:table-cell table:style-name="ce11" table:formula="of:=IF([.R120]&lt;1;(1+(59*(1-[.R120])))*[.$A$39]+[.$A$133]/1000;0)" office:value-type="float" office:value="1301.78625318542" calcext:value-type="float">
            <text:p>1302</text:p>
          </table:table-cell>
          <table:table-cell table:style-name="ce11" table:formula="of:=IF([.S120]&lt;1;(1+(59*(1-[.S120])))*[.$A$39]+[.$A$133]/1000;0)" office:value-type="float" office:value="1271.96487850396" calcext:value-type="float">
            <text:p>1272</text:p>
          </table:table-cell>
          <table:table-cell table:style-name="ce11" table:formula="of:=IF([.T120]&lt;1;(1+(59*(1-[.T120])))*[.$A$39]+[.$A$133]/1000;0)" office:value-type="float" office:value="1239.16136635435" calcext:value-type="float">
            <text:p>1239</text:p>
          </table:table-cell>
          <table:table-cell table:style-name="ce11" table:formula="of:=IF([.U120]&lt;1;(1+(59*(1-[.U120])))*[.$A$39]+[.$A$133]/1000;0)" office:value-type="float" office:value="1203.07750298979" calcext:value-type="float">
            <text:p>1203</text:p>
          </table:table-cell>
          <table:table-cell table:style-name="ce11" table:formula="of:=IF([.V120]&lt;1;(1+(59*(1-[.V120])))*[.$A$39]+[.$A$133]/1000;0)" office:value-type="float" office:value="1163.38525328877" calcext:value-type="float">
            <text:p>1163</text:p>
          </table:table-cell>
          <table:table-cell table:style-name="ce11" table:formula="of:=IF([.W120]&lt;1;(1+(59*(1-[.W120])))*[.$A$39]+[.$A$133]/1000;0)" office:value-type="float" office:value="1119.72377861764" calcext:value-type="float">
            <text:p>1120</text:p>
          </table:table-cell>
          <table:table-cell table:style-name="ce11" table:formula="of:=IF([.X120]&lt;1;(1+(59*(1-[.X120])))*[.$A$39]+[.$A$133]/1000;0)" office:value-type="float" office:value="1071.69615647941" calcext:value-type="float">
            <text:p>1072</text:p>
          </table:table-cell>
          <table:table-cell table:style-name="ce11" table:formula="of:=IF([.Y120]&lt;1;(1+(59*(1-[.Y120])))*[.$A$39]+[.$A$133]/1000;0)" office:value-type="float" office:value="1018.86577212735" calcext:value-type="float">
            <text:p>1019</text:p>
          </table:table-cell>
          <table:table-cell table:style-name="ce11" table:formula="of:=IF([.Z120]&lt;1;(1+(59*(1-[.Z120])))*[.$A$39]+[.$A$133]/1000;0)" office:value-type="float" office:value="0" calcext:value-type="float">
            <text:p>0</text:p>
          </table:table-cell>
          <table:table-cell table:style-name="ce11" table:formula="of:=IF([.AA120]&lt;1;(1+(59*(1-[.AA120])))*[.$A$39]+[.$A$133]/1000;0)" office:value-type="float" office:value="0" calcext:value-type="float">
            <text:p>0</text:p>
          </table:table-cell>
          <table:table-cell table:style-name="ce11" table:formula="of:=IF([.AB120]&lt;1;(1+(59*(1-[.AB120])))*[.$A$39]+[.$A$133]/1000;0)" office:value-type="float" office:value="0" calcext:value-type="float">
            <text:p>0</text:p>
          </table:table-cell>
          <table:table-cell table:style-name="ce11" table:formula="of:=IF([.AC120]&lt;1;(1+(59*(1-[.AC120])))*[.$A$39]+[.$A$133]/1000;0)" office:value-type="float" office:value="0" calcext:value-type="float">
            <text:p>0</text:p>
          </table:table-cell>
          <table:table-cell table:style-name="ce11" table:formula="of:=IF([.AD120]&lt;1;(1+(59*(1-[.AD120])))*[.$A$39]+[.$A$133]/1000;0)" office:value-type="float" office:value="0" calcext:value-type="float">
            <text:p>0</text:p>
          </table:table-cell>
          <table:table-cell table:style-name="ce11" table:formula="of:=IF([.AE120]&lt;1;(1+(59*(1-[.AE120])))*[.$A$39]+[.$A$133]/1000;0)" office:value-type="float" office:value="0" calcext:value-type="float">
            <text:p>0</text:p>
          </table:table-cell>
          <table:table-cell table:style-name="ce11" table:formula="of:=IF([.AF120]&lt;1;(1+(59*(1-[.AF120])))*[.$A$39]+[.$A$133]/1000;0)" office:value-type="float" office:value="0" calcext:value-type="float">
            <text:p>0</text:p>
          </table:table-cell>
          <table:table-cell table:style-name="ce11" table:formula="of:=IF([.AG120]&lt;1;(1+(59*(1-[.AG120])))*[.$A$39]+[.$A$133]/1000;0)" office:value-type="float" office:value="0" calcext:value-type="float">
            <text:p>0</text:p>
          </table:table-cell>
          <table:table-cell table:style-name="ce11" table:formula="of:=IF([.AH120]&lt;1;(1+(59*(1-[.AH120])))*[.$A$39]+[.$A$133]/1000;0)" office:value-type="float" office:value="0" calcext:value-type="float">
            <text:p>0</text:p>
          </table:table-cell>
          <table:table-cell table:style-name="ce11" table:formula="of:=IF([.AI120]&lt;1;(1+(59*(1-[.AI120])))*[.$A$39]+[.$A$133]/1000;0)" office:value-type="float" office:value="0" calcext:value-type="float">
            <text:p>0</text:p>
          </table:table-cell>
          <table:table-cell table:style-name="ce11" table:formula="of:=IF([.AJ120]&lt;1;(1+(59*(1-[.AJ120])))*[.$A$39]+[.$A$133]/1000;0)" office:value-type="float" office:value="0" calcext:value-type="float">
            <text:p>0</text:p>
          </table:table-cell>
          <table:table-cell table:style-name="ce11" table:formula="of:=IF([.AK120]&lt;1;(1+(59*(1-[.AK120])))*[.$A$39]+[.$A$133]/1000;0)" office:value-type="float" office:value="0" calcext:value-type="float">
            <text:p>0</text:p>
          </table:table-cell>
          <table:table-cell table:style-name="ce11" table:formula="of:=IF([.AL120]&lt;1;(1+(59*(1-[.AL120])))*[.$A$39]+[.$A$133]/1000;0)" office:value-type="float" office:value="0" calcext:value-type="float">
            <text:p>0</text:p>
          </table:table-cell>
          <table:table-cell table:style-name="ce11" table:formula="of:=IF([.AM120]&lt;1;(1+(59*(1-[.AM120])))*[.$A$39]+[.$A$133]/1000;0)" office:value-type="float" office:value="0" calcext:value-type="float">
            <text:p>0</text:p>
          </table:table-cell>
          <table:table-cell table:style-name="ce11" table:formula="of:=IF([.AN120]&lt;1;(1+(59*(1-[.AN120])))*[.$A$39]+[.$A$133]/1000;0)" office:value-type="float" office:value="0" calcext:value-type="float">
            <text:p>0</text:p>
          </table:table-cell>
          <table:table-cell table:style-name="ce11" table:formula="of:=IF([.AO120]&lt;1;(1+(59*(1-[.AO120])))*[.$A$39]+[.$A$133]/1000;0)" office:value-type="float" office:value="0" calcext:value-type="float">
            <text:p>0</text:p>
          </table:table-cell>
          <table:table-cell table:style-name="ce11" table:formula="of:=IF([.AP120]&lt;1;(1+(59*(1-[.AP120])))*[.$A$39]+[.$A$133]/1000;0)" office:value-type="float" office:value="0" calcext:value-type="float">
            <text:p>0</text:p>
          </table:table-cell>
          <table:table-cell table:style-name="ce11" table:formula="of:=IF([.AQ120]&lt;1;(1+(59*(1-[.AQ120])))*[.$A$39]+[.$A$133]/1000;0)" office:value-type="float" office:value="0" calcext:value-type="float">
            <text:p>0</text:p>
          </table:table-cell>
          <table:table-cell table:style-name="ce11" table:formula="of:=IF([.AR120]&lt;1;(1+(59*(1-[.AR120])))*[.$A$39]+[.$A$133]/1000;0)" office:value-type="float" office:value="0" calcext:value-type="float">
            <text:p>0</text:p>
          </table:table-cell>
          <table:table-cell table:style-name="ce11" table:formula="of:=IF([.AS120]&lt;1;(1+(59*(1-[.AS120])))*[.$A$39]+[.$A$133]/1000;0)" office:value-type="float" office:value="0" calcext:value-type="float">
            <text:p>0</text:p>
          </table:table-cell>
          <table:table-cell table:style-name="ce11" table:formula="of:=IF([.AT120]&lt;1;(1+(59*(1-[.AT120])))*[.$A$39]+[.$A$133]/1000;0)" office:value-type="float" office:value="0" calcext:value-type="float">
            <text:p>0</text:p>
          </table:table-cell>
          <table:table-cell table:style-name="ce11" table:formula="of:=IF([.AU120]&lt;1;(1+(59*(1-[.AU120])))*[.$A$39]+[.$A$133]/1000;0)" office:value-type="float" office:value="0" calcext:value-type="float">
            <text:p>0</text:p>
          </table:table-cell>
          <table:table-cell table:style-name="ce11" table:formula="of:=IF([.AV120]&lt;1;(1+(59*(1-[.AV120])))*[.$A$39]+[.$A$133]/1000;0)" office:value-type="float" office:value="0" calcext:value-type="float">
            <text:p>0</text:p>
          </table:table-cell>
          <table:table-cell table:style-name="ce11" table:formula="of:=IF([.AW120]&lt;1;(1+(59*(1-[.AW120])))*[.$A$39]+[.$A$133]/1000;0)" office:value-type="float" office:value="0" calcext:value-type="float">
            <text:p>0</text:p>
          </table:table-cell>
          <table:table-cell table:style-name="ce11" table:formula="of:=IF([.AX120]&lt;1;(1+(59*(1-[.AX120])))*[.$A$39]+[.$A$133]/1000;0)" office:value-type="float" office:value="0" calcext:value-type="float">
            <text:p>0</text:p>
          </table:table-cell>
          <table:table-cell table:style-name="ce11" table:formula="of:=IF([.AY120]&lt;1;(1+(59*(1-[.AY120])))*[.$A$39]+[.$A$133]/1000;0)" office:value-type="float" office:value="0" calcext:value-type="float">
            <text:p>0</text:p>
          </table:table-cell>
          <table:table-cell table:style-name="ce11" table:formula="of:=IF([.AZ120]&lt;1;(1+(59*(1-[.AZ120])))*[.$A$39]+[.$A$133]/1000;0)" office:value-type="float" office:value="0" calcext:value-type="float">
            <text:p>0</text:p>
          </table:table-cell>
          <table:table-cell table:style-name="ce11" table:formula="of:=IF([.BA120]&lt;1;(1+(59*(1-[.BA120])))*[.$A$39]+[.$A$133]/1000;0)" office:value-type="float" office:value="0" calcext:value-type="float">
            <text:p>0</text:p>
          </table:table-cell>
          <table:table-cell table:style-name="ce11" table:formula="of:=IF([.BB120]&lt;1;(1+(59*(1-[.BB120])))*[.$A$39]+[.$A$133]/1000;0)" office:value-type="float" office:value="0" calcext:value-type="float">
            <text:p>0</text:p>
          </table:table-cell>
          <table:table-cell table:style-name="ce11" table:formula="of:=IF([.BC120]&lt;1;(1+(59*(1-[.BC120])))*[.$A$39]+[.$A$133]/1000;0)" office:value-type="float" office:value="0" calcext:value-type="float">
            <text:p>0</text:p>
          </table:table-cell>
          <table:table-cell table:style-name="ce11" table:formula="of:=IF([.BD120]&lt;1;(1+(59*(1-[.BD120])))*[.$A$39]+[.$A$133]/1000;0)" office:value-type="float" office:value="0" calcext:value-type="float">
            <text:p>0</text:p>
          </table:table-cell>
          <table:table-cell table:style-name="ce11" table:formula="of:=IF([.BE120]&lt;1;(1+(59*(1-[.BE120])))*[.$A$39]+[.$A$133]/1000;0)" office:value-type="float" office:value="0" calcext:value-type="float">
            <text:p>0</text:p>
          </table:table-cell>
          <table:table-cell table:style-name="ce11" table:formula="of:=IF([.BF120]&lt;1;(1+(59*(1-[.BF120])))*[.$A$39]+[.$A$133]/1000;0)" office:value-type="float" office:value="0" calcext:value-type="float">
            <text:p>0</text:p>
          </table:table-cell>
          <table:table-cell table:style-name="ce11" table:formula="of:=IF([.BG120]&lt;1;(1+(59*(1-[.BG120])))*[.$A$39]+[.$A$133]/1000;0)" office:value-type="float" office:value="0" calcext:value-type="float">
            <text:p>0</text:p>
          </table:table-cell>
          <table:table-cell table:style-name="ce11" table:formula="of:=IF([.BH120]&lt;1;(1+(59*(1-[.BH120])))*[.$A$39]+[.$A$133]/1000;0)" office:value-type="float" office:value="0" calcext:value-type="float">
            <text:p>0</text:p>
          </table:table-cell>
          <table:table-cell table:style-name="ce11" table:formula="of:=IF([.BI120]&lt;1;(1+(59*(1-[.BI120])))*[.$A$39]+[.$A$133]/1000;0)" office:value-type="float" office:value="0" calcext:value-type="float">
            <text:p>0</text:p>
          </table:table-cell>
          <table:table-cell table:style-name="ce11" table:formula="of:=IF([.BJ120]&lt;1;(1+(59*(1-[.BJ120])))*[.$A$39]+[.$A$133]/1000;0)" office:value-type="float" office:value="0" calcext:value-type="float">
            <text:p>0</text:p>
          </table:table-cell>
          <table:table-cell table:style-name="ce11" table:formula="of:=IF([.BK120]&lt;1;(1+(59*(1-[.BK120])))*[.$A$39]+[.$A$133]/1000;0)" office:value-type="float" office:value="0" calcext:value-type="float">
            <text:p>0</text:p>
          </table:table-cell>
          <table:table-cell table:style-name="ce11" table:formula="of:=IF([.BL120]&lt;1;(1+(59*(1-[.BL120])))*[.$A$39]+[.$A$133]/1000;0)" office:value-type="float" office:value="0" calcext:value-type="float">
            <text:p>0</text:p>
          </table:table-cell>
          <table:table-cell table:style-name="ce11" table:formula="of:=IF([.BM120]&lt;1;(1+(59*(1-[.BM120])))*[.$A$39]+[.$A$133]/1000;0)" office:value-type="float" office:value="0" calcext:value-type="float">
            <text:p>0</text:p>
          </table:table-cell>
          <table:table-cell table:style-name="ce11" table:formula="of:=IF([.BN120]&lt;1;(1+(59*(1-[.BN120])))*[.$A$39]+[.$A$133]/1000;0)" office:value-type="float" office:value="0" calcext:value-type="float">
            <text:p>0</text:p>
          </table:table-cell>
          <table:table-cell table:style-name="ce11" table:formula="of:=IF([.BO120]&lt;1;(1+(59*(1-[.BO120])))*[.$A$39]+[.$A$133]/1000;0)" office:value-type="float" office:value="0" calcext:value-type="float">
            <text:p>0</text:p>
          </table:table-cell>
          <table:table-cell table:style-name="ce11" table:formula="of:=IF([.BP120]&lt;1;(1+(59*(1-[.BP120])))*[.$A$39]+[.$A$133]/1000;0)" office:value-type="float" office:value="0" calcext:value-type="float">
            <text:p>0</text:p>
          </table:table-cell>
          <table:table-cell table:style-name="ce11" table:formula="of:=IF([.BQ120]&lt;1;(1+(59*(1-[.BQ120])))*[.$A$39]+[.$A$133]/1000;0)" office:value-type="float" office:value="0" calcext:value-type="float">
            <text:p>0</text:p>
          </table:table-cell>
          <table:table-cell table:style-name="ce11" table:formula="of:=IF([.BR120]&lt;1;(1+(59*(1-[.BR120])))*[.$A$39]+[.$A$133]/1000;0)" office:value-type="float" office:value="0" calcext:value-type="float">
            <text:p>0</text:p>
          </table:table-cell>
          <table:table-cell table:style-name="ce11" table:formula="of:=IF([.BS120]&lt;1;(1+(59*(1-[.BS120])))*[.$A$39]+[.$A$133]/1000;0)" office:value-type="float" office:value="0" calcext:value-type="float">
            <text:p>0</text:p>
          </table:table-cell>
          <table:table-cell table:style-name="ce11" table:formula="of:=IF([.BT120]&lt;1;(1+(59*(1-[.BT120])))*[.$A$39]+[.$A$133]/1000;0)" office:value-type="float" office:value="0" calcext:value-type="float">
            <text:p>0</text:p>
          </table:table-cell>
          <table:table-cell table:style-name="ce11" table:formula="of:=IF([.BU120]&lt;1;(1+(59*(1-[.BU120])))*[.$A$39]+[.$A$133]/1000;0)" office:value-type="float" office:value="0" calcext:value-type="float">
            <text:p>0</text:p>
          </table:table-cell>
          <table:table-cell table:style-name="ce11" table:formula="of:=IF([.BV120]&lt;1;(1+(59*(1-[.BV120])))*[.$A$39]+[.$A$133]/1000;0)" office:value-type="float" office:value="0" calcext:value-type="float">
            <text:p>0</text:p>
          </table:table-cell>
          <table:table-cell table:style-name="ce11" table:formula="of:=IF([.BW120]&lt;1;(1+(59*(1-[.BW120])))*[.$A$39]+[.$A$133]/1000;0)" office:value-type="float" office:value="0" calcext:value-type="float">
            <text:p>0</text:p>
          </table:table-cell>
          <table:table-cell table:style-name="ce11" table:formula="of:=IF([.BX120]&lt;1;(1+(59*(1-[.BX120])))*[.$A$39]+[.$A$133]/1000;0)" office:value-type="float" office:value="0" calcext:value-type="float">
            <text:p>0</text:p>
          </table:table-cell>
          <table:table-cell table:style-name="ce11" table:formula="of:=IF([.BY120]&lt;1;(1+(59*(1-[.BY120])))*[.$A$39]+[.$A$133]/1000;0)" office:value-type="float" office:value="0" calcext:value-type="float">
            <text:p>0</text:p>
          </table:table-cell>
          <table:table-cell table:style-name="ce11" table:formula="of:=IF([.BZ120]&lt;1;(1+(59*(1-[.BZ120])))*[.$A$39]+[.$A$133]/1000;0)" office:value-type="float" office:value="0" calcext:value-type="float">
            <text:p>0</text:p>
          </table:table-cell>
          <table:table-cell table:style-name="ce11" table:formula="of:=IF([.CA120]&lt;1;(1+(59*(1-[.CA120])))*[.$A$39]+[.$A$133]/1000;0)" office:value-type="float" office:value="0" calcext:value-type="float">
            <text:p>0</text:p>
          </table:table-cell>
          <table:table-cell table:style-name="ce11" table:formula="of:=IF([.CB120]&lt;1;(1+(59*(1-[.CB120])))*[.$A$39]+[.$A$133]/1000;0)" office:value-type="float" office:value="0" calcext:value-type="float">
            <text:p>0</text:p>
          </table:table-cell>
          <table:table-cell table:style-name="ce11" table:formula="of:=IF([.CC120]&lt;1;(1+(59*(1-[.CC120])))*[.$A$39]+[.$A$133]/1000;0)" office:value-type="float" office:value="0" calcext:value-type="float">
            <text:p>0</text:p>
          </table:table-cell>
          <table:table-cell table:style-name="ce11" table:formula="of:=IF([.CD120]&lt;1;(1+(59*(1-[.CD120])))*[.$A$39]+[.$A$133]/1000;0)" office:value-type="float" office:value="0" calcext:value-type="float">
            <text:p>0</text:p>
          </table:table-cell>
          <table:table-cell table:style-name="ce11" table:formula="of:=IF([.CE120]&lt;1;(1+(59*(1-[.CE120])))*[.$A$39]+[.$A$133]/1000;0)" office:value-type="float" office:value="0" calcext:value-type="float">
            <text:p>0</text:p>
          </table:table-cell>
          <table:table-cell table:style-name="ce11" table:formula="of:=IF([.CF120]&lt;1;(1+(59*(1-[.CF120])))*[.$A$39]+[.$A$133]/1000;0)" office:value-type="float" office:value="0" calcext:value-type="float">
            <text:p>0</text:p>
          </table:table-cell>
          <table:table-cell table:style-name="ce11" table:formula="of:=IF([.CG120]&lt;1;(1+(59*(1-[.CG120])))*[.$A$39]+[.$A$133]/1000;0)" office:value-type="float" office:value="0" calcext:value-type="float">
            <text:p>0</text:p>
          </table:table-cell>
          <table:table-cell table:style-name="ce11" table:formula="of:=IF([.CH120]&lt;1;(1+(59*(1-[.CH120])))*[.$A$39]+[.$A$133]/1000;0)" office:value-type="float" office:value="0" calcext:value-type="float">
            <text:p>0</text:p>
          </table:table-cell>
          <table:table-cell table:style-name="ce11" table:formula="of:=IF([.CI120]&lt;1;(1+(59*(1-[.CI120])))*[.$A$39]+[.$A$133]/1000;0)" office:value-type="float" office:value="0" calcext:value-type="float">
            <text:p>0</text:p>
          </table:table-cell>
          <table:table-cell table:style-name="ce11" table:formula="of:=IF([.CJ120]&lt;1;(1+(59*(1-[.CJ120])))*[.$A$39]+[.$A$133]/1000;0)" office:value-type="float" office:value="0" calcext:value-type="float">
            <text:p>0</text:p>
          </table:table-cell>
          <table:table-cell table:style-name="ce11" table:formula="of:=IF([.CK120]&lt;1;(1+(59*(1-[.CK120])))*[.$A$39]+[.$A$133]/1000;0)" office:value-type="float" office:value="0" calcext:value-type="float">
            <text:p>0</text:p>
          </table:table-cell>
          <table:table-cell table:style-name="ce11" table:formula="of:=IF([.CL120]&lt;1;(1+(59*(1-[.CL120])))*[.$A$39]+[.$A$133]/1000;0)" office:value-type="float" office:value="0" calcext:value-type="float">
            <text:p>0</text:p>
          </table:table-cell>
          <table:table-cell table:style-name="ce11" table:formula="of:=IF([.CM120]&lt;1;(1+(59*(1-[.CM120])))*[.$A$39]+[.$A$133]/1000;0)" office:value-type="float" office:value="0" calcext:value-type="float">
            <text:p>0</text:p>
          </table:table-cell>
          <table:table-cell table:style-name="ce11" table:formula="of:=IF([.CN120]&lt;1;(1+(59*(1-[.CN120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Num</text:p>
          </table:table-cell>
          <table:table-cell table:style-name="ce11" table:formula="of:=IF([.A121]&lt;1;(1+(59*(1-[.A121])))*[.$A$39]+[.$A$133]/1000;0)" office:value-type="float" office:value="1482" calcext:value-type="float">
            <text:p>1482</text:p>
          </table:table-cell>
          <table:table-cell table:style-name="ce11" table:formula="of:=IF([.B121]&lt;1;(1+(59*(1-[.B121])))*[.$A$39]+[.$A$133]/1000;0)" office:value-type="float" office:value="1470.2" calcext:value-type="float">
            <text:p>1470</text:p>
          </table:table-cell>
          <table:table-cell table:style-name="ce11" table:formula="of:=IF([.C121]&lt;1;(1+(59*(1-[.C121])))*[.$A$39]+[.$A$133]/1000;0)" office:value-type="float" office:value="1457.22" calcext:value-type="float">
            <text:p>1457</text:p>
          </table:table-cell>
          <table:table-cell table:style-name="ce11" table:formula="of:=IF([.D121]&lt;1;(1+(59*(1-[.D121])))*[.$A$39]+[.$A$133]/1000;0)" office:value-type="float" office:value="1442.942" calcext:value-type="float">
            <text:p>1443</text:p>
          </table:table-cell>
          <table:table-cell table:style-name="ce11" table:formula="of:=IF([.E121]&lt;1;(1+(59*(1-[.E121])))*[.$A$39]+[.$A$133]/1000;0)" office:value-type="float" office:value="1427.2362" calcext:value-type="float">
            <text:p>1427</text:p>
          </table:table-cell>
          <table:table-cell table:style-name="ce11" table:formula="of:=IF([.F121]&lt;1;(1+(59*(1-[.F121])))*[.$A$39]+[.$A$133]/1000;0)" office:value-type="float" office:value="1409.95982" calcext:value-type="float">
            <text:p>1410</text:p>
          </table:table-cell>
          <table:table-cell table:style-name="ce11" table:formula="of:=IF([.G121]&lt;1;(1+(59*(1-[.G121])))*[.$A$39]+[.$A$133]/1000;0)" office:value-type="float" office:value="1390.955802" calcext:value-type="float">
            <text:p>1391</text:p>
          </table:table-cell>
          <table:table-cell table:style-name="ce11" table:formula="of:=IF([.H121]&lt;1;(1+(59*(1-[.H121])))*[.$A$39]+[.$A$133]/1000;0)" office:value-type="float" office:value="1370.0513822" calcext:value-type="float">
            <text:p>1370</text:p>
          </table:table-cell>
          <table:table-cell table:style-name="ce11" table:formula="of:=IF([.I121]&lt;1;(1+(59*(1-[.I121])))*[.$A$39]+[.$A$133]/1000;0)" office:value-type="float" office:value="1347.05652042" calcext:value-type="float">
            <text:p>1347</text:p>
          </table:table-cell>
          <table:table-cell table:style-name="ce11" table:formula="of:=IF([.J121]&lt;1;(1+(59*(1-[.J121])))*[.$A$39]+[.$A$133]/1000;0)" office:value-type="float" office:value="1321.762172462" calcext:value-type="float">
            <text:p>1322</text:p>
          </table:table-cell>
          <table:table-cell table:style-name="ce11" table:formula="of:=IF([.K121]&lt;1;(1+(59*(1-[.K121])))*[.$A$39]+[.$A$133]/1000;0)" office:value-type="float" office:value="1293.9383897082" calcext:value-type="float">
            <text:p>1294</text:p>
          </table:table-cell>
          <table:table-cell table:style-name="ce11" table:formula="of:=IF([.L121]&lt;1;(1+(59*(1-[.L121])))*[.$A$39]+[.$A$133]/1000;0)" office:value-type="float" office:value="1263.33222867902" calcext:value-type="float">
            <text:p>1263</text:p>
          </table:table-cell>
          <table:table-cell table:style-name="ce11" table:formula="of:=IF([.M121]&lt;1;(1+(59*(1-[.M121])))*[.$A$39]+[.$A$133]/1000;0)" office:value-type="float" office:value="1229.66545154692" calcext:value-type="float">
            <text:p>1230</text:p>
          </table:table-cell>
          <table:table-cell table:style-name="ce11" table:formula="of:=IF([.N121]&lt;1;(1+(59*(1-[.N121])))*[.$A$39]+[.$A$133]/1000;0)" office:value-type="float" office:value="1192.63199670161" calcext:value-type="float">
            <text:p>1193</text:p>
          </table:table-cell>
          <table:table-cell table:style-name="ce11" table:formula="of:=IF([.O121]&lt;1;(1+(59*(1-[.O121])))*[.$A$39]+[.$A$133]/1000;0)" office:value-type="float" office:value="1151.89519637178" calcext:value-type="float">
            <text:p>1152</text:p>
          </table:table-cell>
          <table:table-cell table:style-name="ce11" table:formula="of:=IF([.P121]&lt;1;(1+(59*(1-[.P121])))*[.$A$39]+[.$A$133]/1000;0)" office:value-type="float" office:value="1107.08471600895" calcext:value-type="float">
            <text:p>1107</text:p>
          </table:table-cell>
          <table:table-cell table:style-name="ce11" table:formula="of:=IF([.Q121]&lt;1;(1+(59*(1-[.Q121])))*[.$A$39]+[.$A$133]/1000;0)" office:value-type="float" office:value="1057.79318760985" calcext:value-type="float">
            <text:p>1058</text:p>
          </table:table-cell>
          <table:table-cell table:style-name="ce11" table:formula="of:=IF([.R121]&lt;1;(1+(59*(1-[.R121])))*[.$A$39]+[.$A$133]/1000;0)" office:value-type="float" office:value="0" calcext:value-type="float">
            <text:p>0</text:p>
          </table:table-cell>
          <table:table-cell table:style-name="ce11" table:formula="of:=IF([.S121]&lt;1;(1+(59*(1-[.S121])))*[.$A$39]+[.$A$133]/1000;0)" office:value-type="float" office:value="0" calcext:value-type="float">
            <text:p>0</text:p>
          </table:table-cell>
          <table:table-cell table:style-name="ce11" table:formula="of:=IF([.T121]&lt;1;(1+(59*(1-[.T121])))*[.$A$39]+[.$A$133]/1000;0)" office:value-type="float" office:value="0" calcext:value-type="float">
            <text:p>0</text:p>
          </table:table-cell>
          <table:table-cell table:style-name="ce11" table:formula="of:=IF([.U121]&lt;1;(1+(59*(1-[.U121])))*[.$A$39]+[.$A$133]/1000;0)" office:value-type="float" office:value="0" calcext:value-type="float">
            <text:p>0</text:p>
          </table:table-cell>
          <table:table-cell table:style-name="ce11" table:formula="of:=IF([.V121]&lt;1;(1+(59*(1-[.V121])))*[.$A$39]+[.$A$133]/1000;0)" office:value-type="float" office:value="0" calcext:value-type="float">
            <text:p>0</text:p>
          </table:table-cell>
          <table:table-cell table:style-name="ce11" table:formula="of:=IF([.W121]&lt;1;(1+(59*(1-[.W121])))*[.$A$39]+[.$A$133]/1000;0)" office:value-type="float" office:value="0" calcext:value-type="float">
            <text:p>0</text:p>
          </table:table-cell>
          <table:table-cell table:style-name="ce11" table:formula="of:=IF([.X121]&lt;1;(1+(59*(1-[.X121])))*[.$A$39]+[.$A$133]/1000;0)" office:value-type="float" office:value="0" calcext:value-type="float">
            <text:p>0</text:p>
          </table:table-cell>
          <table:table-cell table:style-name="ce11" table:formula="of:=IF([.Y121]&lt;1;(1+(59*(1-[.Y121])))*[.$A$39]+[.$A$133]/1000;0)" office:value-type="float" office:value="0" calcext:value-type="float">
            <text:p>0</text:p>
          </table:table-cell>
          <table:table-cell table:style-name="ce11" table:formula="of:=IF([.Z121]&lt;1;(1+(59*(1-[.Z121])))*[.$A$39]+[.$A$133]/1000;0)" office:value-type="float" office:value="0" calcext:value-type="float">
            <text:p>0</text:p>
          </table:table-cell>
          <table:table-cell table:style-name="ce11" table:formula="of:=IF([.AA121]&lt;1;(1+(59*(1-[.AA121])))*[.$A$39]+[.$A$133]/1000;0)" office:value-type="float" office:value="0" calcext:value-type="float">
            <text:p>0</text:p>
          </table:table-cell>
          <table:table-cell table:style-name="ce11" table:formula="of:=IF([.AB121]&lt;1;(1+(59*(1-[.AB121])))*[.$A$39]+[.$A$133]/1000;0)" office:value-type="float" office:value="0" calcext:value-type="float">
            <text:p>0</text:p>
          </table:table-cell>
          <table:table-cell table:style-name="ce11" table:formula="of:=IF([.AC121]&lt;1;(1+(59*(1-[.AC121])))*[.$A$39]+[.$A$133]/1000;0)" office:value-type="float" office:value="0" calcext:value-type="float">
            <text:p>0</text:p>
          </table:table-cell>
          <table:table-cell table:style-name="ce11" table:formula="of:=IF([.AD121]&lt;1;(1+(59*(1-[.AD121])))*[.$A$39]+[.$A$133]/1000;0)" office:value-type="float" office:value="0" calcext:value-type="float">
            <text:p>0</text:p>
          </table:table-cell>
          <table:table-cell table:style-name="ce11" table:formula="of:=IF([.AE121]&lt;1;(1+(59*(1-[.AE121])))*[.$A$39]+[.$A$133]/1000;0)" office:value-type="float" office:value="0" calcext:value-type="float">
            <text:p>0</text:p>
          </table:table-cell>
          <table:table-cell table:style-name="ce11" table:formula="of:=IF([.AF121]&lt;1;(1+(59*(1-[.AF121])))*[.$A$39]+[.$A$133]/1000;0)" office:value-type="float" office:value="0" calcext:value-type="float">
            <text:p>0</text:p>
          </table:table-cell>
          <table:table-cell table:style-name="ce11" table:formula="of:=IF([.AG121]&lt;1;(1+(59*(1-[.AG121])))*[.$A$39]+[.$A$133]/1000;0)" office:value-type="float" office:value="0" calcext:value-type="float">
            <text:p>0</text:p>
          </table:table-cell>
          <table:table-cell table:style-name="ce11" table:formula="of:=IF([.AH121]&lt;1;(1+(59*(1-[.AH121])))*[.$A$39]+[.$A$133]/1000;0)" office:value-type="float" office:value="0" calcext:value-type="float">
            <text:p>0</text:p>
          </table:table-cell>
          <table:table-cell table:style-name="ce11" table:formula="of:=IF([.AI121]&lt;1;(1+(59*(1-[.AI121])))*[.$A$39]+[.$A$133]/1000;0)" office:value-type="float" office:value="0" calcext:value-type="float">
            <text:p>0</text:p>
          </table:table-cell>
          <table:table-cell table:style-name="ce11" table:formula="of:=IF([.AJ121]&lt;1;(1+(59*(1-[.AJ121])))*[.$A$39]+[.$A$133]/1000;0)" office:value-type="float" office:value="0" calcext:value-type="float">
            <text:p>0</text:p>
          </table:table-cell>
          <table:table-cell table:style-name="ce11" table:formula="of:=IF([.AK121]&lt;1;(1+(59*(1-[.AK121])))*[.$A$39]+[.$A$133]/1000;0)" office:value-type="float" office:value="0" calcext:value-type="float">
            <text:p>0</text:p>
          </table:table-cell>
          <table:table-cell table:style-name="ce11" table:formula="of:=IF([.AL121]&lt;1;(1+(59*(1-[.AL121])))*[.$A$39]+[.$A$133]/1000;0)" office:value-type="float" office:value="0" calcext:value-type="float">
            <text:p>0</text:p>
          </table:table-cell>
          <table:table-cell table:style-name="ce11" table:formula="of:=IF([.AM121]&lt;1;(1+(59*(1-[.AM121])))*[.$A$39]+[.$A$133]/1000;0)" office:value-type="float" office:value="0" calcext:value-type="float">
            <text:p>0</text:p>
          </table:table-cell>
          <table:table-cell table:style-name="ce11" table:formula="of:=IF([.AN121]&lt;1;(1+(59*(1-[.AN121])))*[.$A$39]+[.$A$133]/1000;0)" office:value-type="float" office:value="0" calcext:value-type="float">
            <text:p>0</text:p>
          </table:table-cell>
          <table:table-cell table:style-name="ce11" table:formula="of:=IF([.AO121]&lt;1;(1+(59*(1-[.AO121])))*[.$A$39]+[.$A$133]/1000;0)" office:value-type="float" office:value="0" calcext:value-type="float">
            <text:p>0</text:p>
          </table:table-cell>
          <table:table-cell table:style-name="ce11" table:formula="of:=IF([.AP121]&lt;1;(1+(59*(1-[.AP121])))*[.$A$39]+[.$A$133]/1000;0)" office:value-type="float" office:value="0" calcext:value-type="float">
            <text:p>0</text:p>
          </table:table-cell>
          <table:table-cell table:style-name="ce11" table:formula="of:=IF([.AQ121]&lt;1;(1+(59*(1-[.AQ121])))*[.$A$39]+[.$A$133]/1000;0)" office:value-type="float" office:value="0" calcext:value-type="float">
            <text:p>0</text:p>
          </table:table-cell>
          <table:table-cell table:style-name="ce11" table:formula="of:=IF([.AR121]&lt;1;(1+(59*(1-[.AR121])))*[.$A$39]+[.$A$133]/1000;0)" office:value-type="float" office:value="0" calcext:value-type="float">
            <text:p>0</text:p>
          </table:table-cell>
          <table:table-cell table:style-name="ce11" table:formula="of:=IF([.AS121]&lt;1;(1+(59*(1-[.AS121])))*[.$A$39]+[.$A$133]/1000;0)" office:value-type="float" office:value="0" calcext:value-type="float">
            <text:p>0</text:p>
          </table:table-cell>
          <table:table-cell table:style-name="ce11" table:formula="of:=IF([.AT121]&lt;1;(1+(59*(1-[.AT121])))*[.$A$39]+[.$A$133]/1000;0)" office:value-type="float" office:value="0" calcext:value-type="float">
            <text:p>0</text:p>
          </table:table-cell>
          <table:table-cell table:style-name="ce11" table:formula="of:=IF([.AU121]&lt;1;(1+(59*(1-[.AU121])))*[.$A$39]+[.$A$133]/1000;0)" office:value-type="float" office:value="0" calcext:value-type="float">
            <text:p>0</text:p>
          </table:table-cell>
          <table:table-cell table:style-name="ce11" table:formula="of:=IF([.AV121]&lt;1;(1+(59*(1-[.AV121])))*[.$A$39]+[.$A$133]/1000;0)" office:value-type="float" office:value="0" calcext:value-type="float">
            <text:p>0</text:p>
          </table:table-cell>
          <table:table-cell table:style-name="ce11" table:formula="of:=IF([.AW121]&lt;1;(1+(59*(1-[.AW121])))*[.$A$39]+[.$A$133]/1000;0)" office:value-type="float" office:value="0" calcext:value-type="float">
            <text:p>0</text:p>
          </table:table-cell>
          <table:table-cell table:style-name="ce11" table:formula="of:=IF([.AX121]&lt;1;(1+(59*(1-[.AX121])))*[.$A$39]+[.$A$133]/1000;0)" office:value-type="float" office:value="0" calcext:value-type="float">
            <text:p>0</text:p>
          </table:table-cell>
          <table:table-cell table:style-name="ce11" table:formula="of:=IF([.AY121]&lt;1;(1+(59*(1-[.AY121])))*[.$A$39]+[.$A$133]/1000;0)" office:value-type="float" office:value="0" calcext:value-type="float">
            <text:p>0</text:p>
          </table:table-cell>
          <table:table-cell table:style-name="ce11" table:formula="of:=IF([.AZ121]&lt;1;(1+(59*(1-[.AZ121])))*[.$A$39]+[.$A$133]/1000;0)" office:value-type="float" office:value="0" calcext:value-type="float">
            <text:p>0</text:p>
          </table:table-cell>
          <table:table-cell table:style-name="ce11" table:formula="of:=IF([.BA121]&lt;1;(1+(59*(1-[.BA121])))*[.$A$39]+[.$A$133]/1000;0)" office:value-type="float" office:value="0" calcext:value-type="float">
            <text:p>0</text:p>
          </table:table-cell>
          <table:table-cell table:style-name="ce11" table:formula="of:=IF([.BB121]&lt;1;(1+(59*(1-[.BB121])))*[.$A$39]+[.$A$133]/1000;0)" office:value-type="float" office:value="0" calcext:value-type="float">
            <text:p>0</text:p>
          </table:table-cell>
          <table:table-cell table:style-name="ce11" table:formula="of:=IF([.BC121]&lt;1;(1+(59*(1-[.BC121])))*[.$A$39]+[.$A$133]/1000;0)" office:value-type="float" office:value="0" calcext:value-type="float">
            <text:p>0</text:p>
          </table:table-cell>
          <table:table-cell table:style-name="ce11" table:formula="of:=IF([.BD121]&lt;1;(1+(59*(1-[.BD121])))*[.$A$39]+[.$A$133]/1000;0)" office:value-type="float" office:value="0" calcext:value-type="float">
            <text:p>0</text:p>
          </table:table-cell>
          <table:table-cell table:style-name="ce11" table:formula="of:=IF([.BE121]&lt;1;(1+(59*(1-[.BE121])))*[.$A$39]+[.$A$133]/1000;0)" office:value-type="float" office:value="0" calcext:value-type="float">
            <text:p>0</text:p>
          </table:table-cell>
          <table:table-cell table:style-name="ce11" table:formula="of:=IF([.BF121]&lt;1;(1+(59*(1-[.BF121])))*[.$A$39]+[.$A$133]/1000;0)" office:value-type="float" office:value="0" calcext:value-type="float">
            <text:p>0</text:p>
          </table:table-cell>
          <table:table-cell table:style-name="ce11" table:formula="of:=IF([.BG121]&lt;1;(1+(59*(1-[.BG121])))*[.$A$39]+[.$A$133]/1000;0)" office:value-type="float" office:value="0" calcext:value-type="float">
            <text:p>0</text:p>
          </table:table-cell>
          <table:table-cell table:style-name="ce11" table:formula="of:=IF([.BH121]&lt;1;(1+(59*(1-[.BH121])))*[.$A$39]+[.$A$133]/1000;0)" office:value-type="float" office:value="0" calcext:value-type="float">
            <text:p>0</text:p>
          </table:table-cell>
          <table:table-cell table:style-name="ce11" table:formula="of:=IF([.BI121]&lt;1;(1+(59*(1-[.BI121])))*[.$A$39]+[.$A$133]/1000;0)" office:value-type="float" office:value="0" calcext:value-type="float">
            <text:p>0</text:p>
          </table:table-cell>
          <table:table-cell table:style-name="ce11" table:formula="of:=IF([.BJ121]&lt;1;(1+(59*(1-[.BJ121])))*[.$A$39]+[.$A$133]/1000;0)" office:value-type="float" office:value="0" calcext:value-type="float">
            <text:p>0</text:p>
          </table:table-cell>
          <table:table-cell table:style-name="ce11" table:formula="of:=IF([.BK121]&lt;1;(1+(59*(1-[.BK121])))*[.$A$39]+[.$A$133]/1000;0)" office:value-type="float" office:value="0" calcext:value-type="float">
            <text:p>0</text:p>
          </table:table-cell>
          <table:table-cell table:style-name="ce11" table:formula="of:=IF([.BL121]&lt;1;(1+(59*(1-[.BL121])))*[.$A$39]+[.$A$133]/1000;0)" office:value-type="float" office:value="0" calcext:value-type="float">
            <text:p>0</text:p>
          </table:table-cell>
          <table:table-cell table:style-name="ce11" table:formula="of:=IF([.BM121]&lt;1;(1+(59*(1-[.BM121])))*[.$A$39]+[.$A$133]/1000;0)" office:value-type="float" office:value="0" calcext:value-type="float">
            <text:p>0</text:p>
          </table:table-cell>
          <table:table-cell table:style-name="ce11" table:formula="of:=IF([.BN121]&lt;1;(1+(59*(1-[.BN121])))*[.$A$39]+[.$A$133]/1000;0)" office:value-type="float" office:value="0" calcext:value-type="float">
            <text:p>0</text:p>
          </table:table-cell>
          <table:table-cell table:style-name="ce11" table:formula="of:=IF([.BO121]&lt;1;(1+(59*(1-[.BO121])))*[.$A$39]+[.$A$133]/1000;0)" office:value-type="float" office:value="0" calcext:value-type="float">
            <text:p>0</text:p>
          </table:table-cell>
          <table:table-cell table:style-name="ce11" table:formula="of:=IF([.BP121]&lt;1;(1+(59*(1-[.BP121])))*[.$A$39]+[.$A$133]/1000;0)" office:value-type="float" office:value="0" calcext:value-type="float">
            <text:p>0</text:p>
          </table:table-cell>
          <table:table-cell table:style-name="ce11" table:formula="of:=IF([.BQ121]&lt;1;(1+(59*(1-[.BQ121])))*[.$A$39]+[.$A$133]/1000;0)" office:value-type="float" office:value="0" calcext:value-type="float">
            <text:p>0</text:p>
          </table:table-cell>
          <table:table-cell table:style-name="ce11" table:formula="of:=IF([.BR121]&lt;1;(1+(59*(1-[.BR121])))*[.$A$39]+[.$A$133]/1000;0)" office:value-type="float" office:value="0" calcext:value-type="float">
            <text:p>0</text:p>
          </table:table-cell>
          <table:table-cell table:style-name="ce11" table:formula="of:=IF([.BS121]&lt;1;(1+(59*(1-[.BS121])))*[.$A$39]+[.$A$133]/1000;0)" office:value-type="float" office:value="0" calcext:value-type="float">
            <text:p>0</text:p>
          </table:table-cell>
          <table:table-cell table:style-name="ce11" table:formula="of:=IF([.BT121]&lt;1;(1+(59*(1-[.BT121])))*[.$A$39]+[.$A$133]/1000;0)" office:value-type="float" office:value="0" calcext:value-type="float">
            <text:p>0</text:p>
          </table:table-cell>
          <table:table-cell table:style-name="ce11" table:formula="of:=IF([.BU121]&lt;1;(1+(59*(1-[.BU121])))*[.$A$39]+[.$A$133]/1000;0)" office:value-type="float" office:value="0" calcext:value-type="float">
            <text:p>0</text:p>
          </table:table-cell>
          <table:table-cell table:style-name="ce11" table:formula="of:=IF([.BV121]&lt;1;(1+(59*(1-[.BV121])))*[.$A$39]+[.$A$133]/1000;0)" office:value-type="float" office:value="0" calcext:value-type="float">
            <text:p>0</text:p>
          </table:table-cell>
          <table:table-cell table:style-name="ce11" table:formula="of:=IF([.BW121]&lt;1;(1+(59*(1-[.BW121])))*[.$A$39]+[.$A$133]/1000;0)" office:value-type="float" office:value="0" calcext:value-type="float">
            <text:p>0</text:p>
          </table:table-cell>
          <table:table-cell table:style-name="ce11" table:formula="of:=IF([.BX121]&lt;1;(1+(59*(1-[.BX121])))*[.$A$39]+[.$A$133]/1000;0)" office:value-type="float" office:value="0" calcext:value-type="float">
            <text:p>0</text:p>
          </table:table-cell>
          <table:table-cell table:style-name="ce11" table:formula="of:=IF([.BY121]&lt;1;(1+(59*(1-[.BY121])))*[.$A$39]+[.$A$133]/1000;0)" office:value-type="float" office:value="0" calcext:value-type="float">
            <text:p>0</text:p>
          </table:table-cell>
          <table:table-cell table:style-name="ce11" table:formula="of:=IF([.BZ121]&lt;1;(1+(59*(1-[.BZ121])))*[.$A$39]+[.$A$133]/1000;0)" office:value-type="float" office:value="0" calcext:value-type="float">
            <text:p>0</text:p>
          </table:table-cell>
          <table:table-cell table:style-name="ce11" table:formula="of:=IF([.CA121]&lt;1;(1+(59*(1-[.CA121])))*[.$A$39]+[.$A$133]/1000;0)" office:value-type="float" office:value="0" calcext:value-type="float">
            <text:p>0</text:p>
          </table:table-cell>
          <table:table-cell table:style-name="ce11" table:formula="of:=IF([.CB121]&lt;1;(1+(59*(1-[.CB121])))*[.$A$39]+[.$A$133]/1000;0)" office:value-type="float" office:value="0" calcext:value-type="float">
            <text:p>0</text:p>
          </table:table-cell>
          <table:table-cell table:style-name="ce11" table:formula="of:=IF([.CC121]&lt;1;(1+(59*(1-[.CC121])))*[.$A$39]+[.$A$133]/1000;0)" office:value-type="float" office:value="0" calcext:value-type="float">
            <text:p>0</text:p>
          </table:table-cell>
          <table:table-cell table:style-name="ce11" table:formula="of:=IF([.CD121]&lt;1;(1+(59*(1-[.CD121])))*[.$A$39]+[.$A$133]/1000;0)" office:value-type="float" office:value="0" calcext:value-type="float">
            <text:p>0</text:p>
          </table:table-cell>
          <table:table-cell table:style-name="ce11" table:formula="of:=IF([.CE121]&lt;1;(1+(59*(1-[.CE121])))*[.$A$39]+[.$A$133]/1000;0)" office:value-type="float" office:value="0" calcext:value-type="float">
            <text:p>0</text:p>
          </table:table-cell>
          <table:table-cell table:style-name="ce11" table:formula="of:=IF([.CF121]&lt;1;(1+(59*(1-[.CF121])))*[.$A$39]+[.$A$133]/1000;0)" office:value-type="float" office:value="0" calcext:value-type="float">
            <text:p>0</text:p>
          </table:table-cell>
          <table:table-cell table:style-name="ce11" table:formula="of:=IF([.CG121]&lt;1;(1+(59*(1-[.CG121])))*[.$A$39]+[.$A$133]/1000;0)" office:value-type="float" office:value="0" calcext:value-type="float">
            <text:p>0</text:p>
          </table:table-cell>
          <table:table-cell table:style-name="ce11" table:formula="of:=IF([.CH121]&lt;1;(1+(59*(1-[.CH121])))*[.$A$39]+[.$A$133]/1000;0)" office:value-type="float" office:value="0" calcext:value-type="float">
            <text:p>0</text:p>
          </table:table-cell>
          <table:table-cell table:style-name="ce11" table:formula="of:=IF([.CI121]&lt;1;(1+(59*(1-[.CI121])))*[.$A$39]+[.$A$133]/1000;0)" office:value-type="float" office:value="0" calcext:value-type="float">
            <text:p>0</text:p>
          </table:table-cell>
          <table:table-cell table:style-name="ce11" table:formula="of:=IF([.CJ121]&lt;1;(1+(59*(1-[.CJ121])))*[.$A$39]+[.$A$133]/1000;0)" office:value-type="float" office:value="0" calcext:value-type="float">
            <text:p>0</text:p>
          </table:table-cell>
          <table:table-cell table:style-name="ce11" table:formula="of:=IF([.CK121]&lt;1;(1+(59*(1-[.CK121])))*[.$A$39]+[.$A$133]/1000;0)" office:value-type="float" office:value="0" calcext:value-type="float">
            <text:p>0</text:p>
          </table:table-cell>
          <table:table-cell table:style-name="ce11" table:formula="of:=IF([.CL121]&lt;1;(1+(59*(1-[.CL121])))*[.$A$39]+[.$A$133]/1000;0)" office:value-type="float" office:value="0" calcext:value-type="float">
            <text:p>0</text:p>
          </table:table-cell>
          <table:table-cell table:style-name="ce11" table:formula="of:=IF([.CM121]&lt;1;(1+(59*(1-[.CM121])))*[.$A$39]+[.$A$133]/1000;0)" office:value-type="float" office:value="0" calcext:value-type="float">
            <text:p>0</text:p>
          </table:table-cell>
          <table:table-cell table:style-name="ce11" table:formula="of:=IF([.CN121]&lt;1;(1+(59*(1-[.CN121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table:style-name="ce5" office:value-type="float" office:value="1000000" calcext:value-type="float">
            <text:p>1000000</text:p>
          </table:table-cell>
          <table:table-cell table:style-name="ce11" table:formula="of:=IF([.A122]&lt;1;(1+(59*(1-[.A122])))*[.$A$39]+[.$A$133]/1000;0)" office:value-type="float" office:value="1423" calcext:value-type="float">
            <text:p>1423</text:p>
          </table:table-cell>
          <table:table-cell table:style-name="ce11" table:formula="of:=IF([.B122]&lt;1;(1+(59*(1-[.B122])))*[.$A$39]+[.$A$133]/1000;0)" office:value-type="float" office:value="1405.3" calcext:value-type="float">
            <text:p>1405</text:p>
          </table:table-cell>
          <table:table-cell table:style-name="ce11" table:formula="of:=IF([.C122]&lt;1;(1+(59*(1-[.C122])))*[.$A$39]+[.$A$133]/1000;0)" office:value-type="float" office:value="1385.83" calcext:value-type="float">
            <text:p>1386</text:p>
          </table:table-cell>
          <table:table-cell table:style-name="ce11" table:formula="of:=IF([.D122]&lt;1;(1+(59*(1-[.D122])))*[.$A$39]+[.$A$133]/1000;0)" office:value-type="float" office:value="1364.413" calcext:value-type="float">
            <text:p>1364</text:p>
          </table:table-cell>
          <table:table-cell table:style-name="ce11" table:formula="of:=IF([.E122]&lt;1;(1+(59*(1-[.E122])))*[.$A$39]+[.$A$133]/1000;0)" office:value-type="float" office:value="1340.8543" calcext:value-type="float">
            <text:p>1341</text:p>
          </table:table-cell>
          <table:table-cell table:style-name="ce11" table:formula="of:=IF([.F122]&lt;1;(1+(59*(1-[.F122])))*[.$A$39]+[.$A$133]/1000;0)" office:value-type="float" office:value="1314.93973" calcext:value-type="float">
            <text:p>1315</text:p>
          </table:table-cell>
          <table:table-cell table:style-name="ce11" table:formula="of:=IF([.G122]&lt;1;(1+(59*(1-[.G122])))*[.$A$39]+[.$A$133]/1000;0)" office:value-type="float" office:value="1286.433703" calcext:value-type="float">
            <text:p>1286</text:p>
          </table:table-cell>
          <table:table-cell table:style-name="ce11" table:formula="of:=IF([.H122]&lt;1;(1+(59*(1-[.H122])))*[.$A$39]+[.$A$133]/1000;0)" office:value-type="float" office:value="1255.0770733" calcext:value-type="float">
            <text:p>1255</text:p>
          </table:table-cell>
          <table:table-cell table:style-name="ce11" table:formula="of:=IF([.I122]&lt;1;(1+(59*(1-[.I122])))*[.$A$39]+[.$A$133]/1000;0)" office:value-type="float" office:value="1220.58478063" calcext:value-type="float">
            <text:p>1221</text:p>
          </table:table-cell>
          <table:table-cell table:style-name="ce11" table:formula="of:=IF([.J122]&lt;1;(1+(59*(1-[.J122])))*[.$A$39]+[.$A$133]/1000;0)" office:value-type="float" office:value="1182.643258693" calcext:value-type="float">
            <text:p>1183</text:p>
          </table:table-cell>
          <table:table-cell table:style-name="ce11" table:formula="of:=IF([.K122]&lt;1;(1+(59*(1-[.K122])))*[.$A$39]+[.$A$133]/1000;0)" office:value-type="float" office:value="1140.9075845623" calcext:value-type="float">
            <text:p>1141</text:p>
          </table:table-cell>
          <table:table-cell table:style-name="ce11" table:formula="of:=IF([.L122]&lt;1;(1+(59*(1-[.L122])))*[.$A$39]+[.$A$133]/1000;0)" office:value-type="float" office:value="1094.99834301853" calcext:value-type="float">
            <text:p>1095</text:p>
          </table:table-cell>
          <table:table-cell table:style-name="ce11" table:formula="of:=IF([.M122]&lt;1;(1+(59*(1-[.M122])))*[.$A$39]+[.$A$133]/1000;0)" office:value-type="float" office:value="1044.49817732038" calcext:value-type="float">
            <text:p>1044</text:p>
          </table:table-cell>
          <table:table-cell table:style-name="ce11" table:formula="of:=IF([.N122]&lt;1;(1+(59*(1-[.N122])))*[.$A$39]+[.$A$133]/1000;0)" office:value-type="float" office:value="0" calcext:value-type="float">
            <text:p>0</text:p>
          </table:table-cell>
          <table:table-cell table:style-name="ce11" table:formula="of:=IF([.O122]&lt;1;(1+(59*(1-[.O122])))*[.$A$39]+[.$A$133]/1000;0)" office:value-type="float" office:value="0" calcext:value-type="float">
            <text:p>0</text:p>
          </table:table-cell>
          <table:table-cell table:style-name="ce11" table:formula="of:=IF([.P122]&lt;1;(1+(59*(1-[.P122])))*[.$A$39]+[.$A$133]/1000;0)" office:value-type="float" office:value="0" calcext:value-type="float">
            <text:p>0</text:p>
          </table:table-cell>
          <table:table-cell table:style-name="ce11" table:formula="of:=IF([.Q122]&lt;1;(1+(59*(1-[.Q122])))*[.$A$39]+[.$A$133]/1000;0)" office:value-type="float" office:value="0" calcext:value-type="float">
            <text:p>0</text:p>
          </table:table-cell>
          <table:table-cell table:style-name="ce11" table:formula="of:=IF([.R122]&lt;1;(1+(59*(1-[.R122])))*[.$A$39]+[.$A$133]/1000;0)" office:value-type="float" office:value="0" calcext:value-type="float">
            <text:p>0</text:p>
          </table:table-cell>
          <table:table-cell table:style-name="ce11" table:formula="of:=IF([.S122]&lt;1;(1+(59*(1-[.S122])))*[.$A$39]+[.$A$133]/1000;0)" office:value-type="float" office:value="0" calcext:value-type="float">
            <text:p>0</text:p>
          </table:table-cell>
          <table:table-cell table:style-name="ce11" table:formula="of:=IF([.T122]&lt;1;(1+(59*(1-[.T122])))*[.$A$39]+[.$A$133]/1000;0)" office:value-type="float" office:value="0" calcext:value-type="float">
            <text:p>0</text:p>
          </table:table-cell>
          <table:table-cell table:style-name="ce11" table:formula="of:=IF([.U122]&lt;1;(1+(59*(1-[.U122])))*[.$A$39]+[.$A$133]/1000;0)" office:value-type="float" office:value="0" calcext:value-type="float">
            <text:p>0</text:p>
          </table:table-cell>
          <table:table-cell table:style-name="ce11" table:formula="of:=IF([.V122]&lt;1;(1+(59*(1-[.V122])))*[.$A$39]+[.$A$133]/1000;0)" office:value-type="float" office:value="0" calcext:value-type="float">
            <text:p>0</text:p>
          </table:table-cell>
          <table:table-cell table:style-name="ce11" table:formula="of:=IF([.W122]&lt;1;(1+(59*(1-[.W122])))*[.$A$39]+[.$A$133]/1000;0)" office:value-type="float" office:value="0" calcext:value-type="float">
            <text:p>0</text:p>
          </table:table-cell>
          <table:table-cell table:style-name="ce11" table:formula="of:=IF([.X122]&lt;1;(1+(59*(1-[.X122])))*[.$A$39]+[.$A$133]/1000;0)" office:value-type="float" office:value="0" calcext:value-type="float">
            <text:p>0</text:p>
          </table:table-cell>
          <table:table-cell table:style-name="ce11" table:formula="of:=IF([.Y122]&lt;1;(1+(59*(1-[.Y122])))*[.$A$39]+[.$A$133]/1000;0)" office:value-type="float" office:value="0" calcext:value-type="float">
            <text:p>0</text:p>
          </table:table-cell>
          <table:table-cell table:style-name="ce11" table:formula="of:=IF([.Z122]&lt;1;(1+(59*(1-[.Z122])))*[.$A$39]+[.$A$133]/1000;0)" office:value-type="float" office:value="0" calcext:value-type="float">
            <text:p>0</text:p>
          </table:table-cell>
          <table:table-cell table:style-name="ce11" table:formula="of:=IF([.AA122]&lt;1;(1+(59*(1-[.AA122])))*[.$A$39]+[.$A$133]/1000;0)" office:value-type="float" office:value="0" calcext:value-type="float">
            <text:p>0</text:p>
          </table:table-cell>
          <table:table-cell table:style-name="ce11" table:formula="of:=IF([.AB122]&lt;1;(1+(59*(1-[.AB122])))*[.$A$39]+[.$A$133]/1000;0)" office:value-type="float" office:value="0" calcext:value-type="float">
            <text:p>0</text:p>
          </table:table-cell>
          <table:table-cell table:style-name="ce11" table:formula="of:=IF([.AC122]&lt;1;(1+(59*(1-[.AC122])))*[.$A$39]+[.$A$133]/1000;0)" office:value-type="float" office:value="0" calcext:value-type="float">
            <text:p>0</text:p>
          </table:table-cell>
          <table:table-cell table:style-name="ce11" table:formula="of:=IF([.AD122]&lt;1;(1+(59*(1-[.AD122])))*[.$A$39]+[.$A$133]/1000;0)" office:value-type="float" office:value="0" calcext:value-type="float">
            <text:p>0</text:p>
          </table:table-cell>
          <table:table-cell table:style-name="ce11" table:formula="of:=IF([.AE122]&lt;1;(1+(59*(1-[.AE122])))*[.$A$39]+[.$A$133]/1000;0)" office:value-type="float" office:value="0" calcext:value-type="float">
            <text:p>0</text:p>
          </table:table-cell>
          <table:table-cell table:style-name="ce11" table:formula="of:=IF([.AF122]&lt;1;(1+(59*(1-[.AF122])))*[.$A$39]+[.$A$133]/1000;0)" office:value-type="float" office:value="0" calcext:value-type="float">
            <text:p>0</text:p>
          </table:table-cell>
          <table:table-cell table:style-name="ce11" table:formula="of:=IF([.AG122]&lt;1;(1+(59*(1-[.AG122])))*[.$A$39]+[.$A$133]/1000;0)" office:value-type="float" office:value="0" calcext:value-type="float">
            <text:p>0</text:p>
          </table:table-cell>
          <table:table-cell table:style-name="ce11" table:formula="of:=IF([.AH122]&lt;1;(1+(59*(1-[.AH122])))*[.$A$39]+[.$A$133]/1000;0)" office:value-type="float" office:value="0" calcext:value-type="float">
            <text:p>0</text:p>
          </table:table-cell>
          <table:table-cell table:style-name="ce11" table:formula="of:=IF([.AI122]&lt;1;(1+(59*(1-[.AI122])))*[.$A$39]+[.$A$133]/1000;0)" office:value-type="float" office:value="0" calcext:value-type="float">
            <text:p>0</text:p>
          </table:table-cell>
          <table:table-cell table:style-name="ce11" table:formula="of:=IF([.AJ122]&lt;1;(1+(59*(1-[.AJ122])))*[.$A$39]+[.$A$133]/1000;0)" office:value-type="float" office:value="0" calcext:value-type="float">
            <text:p>0</text:p>
          </table:table-cell>
          <table:table-cell table:style-name="ce11" table:formula="of:=IF([.AK122]&lt;1;(1+(59*(1-[.AK122])))*[.$A$39]+[.$A$133]/1000;0)" office:value-type="float" office:value="0" calcext:value-type="float">
            <text:p>0</text:p>
          </table:table-cell>
          <table:table-cell table:style-name="ce11" table:formula="of:=IF([.AL122]&lt;1;(1+(59*(1-[.AL122])))*[.$A$39]+[.$A$133]/1000;0)" office:value-type="float" office:value="0" calcext:value-type="float">
            <text:p>0</text:p>
          </table:table-cell>
          <table:table-cell table:style-name="ce11" table:formula="of:=IF([.AM122]&lt;1;(1+(59*(1-[.AM122])))*[.$A$39]+[.$A$133]/1000;0)" office:value-type="float" office:value="0" calcext:value-type="float">
            <text:p>0</text:p>
          </table:table-cell>
          <table:table-cell table:style-name="ce11" table:formula="of:=IF([.AN122]&lt;1;(1+(59*(1-[.AN122])))*[.$A$39]+[.$A$133]/1000;0)" office:value-type="float" office:value="0" calcext:value-type="float">
            <text:p>0</text:p>
          </table:table-cell>
          <table:table-cell table:style-name="ce11" table:formula="of:=IF([.AO122]&lt;1;(1+(59*(1-[.AO122])))*[.$A$39]+[.$A$133]/1000;0)" office:value-type="float" office:value="0" calcext:value-type="float">
            <text:p>0</text:p>
          </table:table-cell>
          <table:table-cell table:style-name="ce11" table:formula="of:=IF([.AP122]&lt;1;(1+(59*(1-[.AP122])))*[.$A$39]+[.$A$133]/1000;0)" office:value-type="float" office:value="0" calcext:value-type="float">
            <text:p>0</text:p>
          </table:table-cell>
          <table:table-cell table:style-name="ce11" table:formula="of:=IF([.AQ122]&lt;1;(1+(59*(1-[.AQ122])))*[.$A$39]+[.$A$133]/1000;0)" office:value-type="float" office:value="0" calcext:value-type="float">
            <text:p>0</text:p>
          </table:table-cell>
          <table:table-cell table:style-name="ce11" table:formula="of:=IF([.AR122]&lt;1;(1+(59*(1-[.AR122])))*[.$A$39]+[.$A$133]/1000;0)" office:value-type="float" office:value="0" calcext:value-type="float">
            <text:p>0</text:p>
          </table:table-cell>
          <table:table-cell table:style-name="ce11" table:formula="of:=IF([.AS122]&lt;1;(1+(59*(1-[.AS122])))*[.$A$39]+[.$A$133]/1000;0)" office:value-type="float" office:value="0" calcext:value-type="float">
            <text:p>0</text:p>
          </table:table-cell>
          <table:table-cell table:style-name="ce11" table:formula="of:=IF([.AT122]&lt;1;(1+(59*(1-[.AT122])))*[.$A$39]+[.$A$133]/1000;0)" office:value-type="float" office:value="0" calcext:value-type="float">
            <text:p>0</text:p>
          </table:table-cell>
          <table:table-cell table:style-name="ce11" table:formula="of:=IF([.AU122]&lt;1;(1+(59*(1-[.AU122])))*[.$A$39]+[.$A$133]/1000;0)" office:value-type="float" office:value="0" calcext:value-type="float">
            <text:p>0</text:p>
          </table:table-cell>
          <table:table-cell table:style-name="ce11" table:formula="of:=IF([.AV122]&lt;1;(1+(59*(1-[.AV122])))*[.$A$39]+[.$A$133]/1000;0)" office:value-type="float" office:value="0" calcext:value-type="float">
            <text:p>0</text:p>
          </table:table-cell>
          <table:table-cell table:style-name="ce11" table:formula="of:=IF([.AW122]&lt;1;(1+(59*(1-[.AW122])))*[.$A$39]+[.$A$133]/1000;0)" office:value-type="float" office:value="0" calcext:value-type="float">
            <text:p>0</text:p>
          </table:table-cell>
          <table:table-cell table:style-name="ce11" table:formula="of:=IF([.AX122]&lt;1;(1+(59*(1-[.AX122])))*[.$A$39]+[.$A$133]/1000;0)" office:value-type="float" office:value="0" calcext:value-type="float">
            <text:p>0</text:p>
          </table:table-cell>
          <table:table-cell table:style-name="ce11" table:formula="of:=IF([.AY122]&lt;1;(1+(59*(1-[.AY122])))*[.$A$39]+[.$A$133]/1000;0)" office:value-type="float" office:value="0" calcext:value-type="float">
            <text:p>0</text:p>
          </table:table-cell>
          <table:table-cell table:style-name="ce11" table:formula="of:=IF([.AZ122]&lt;1;(1+(59*(1-[.AZ122])))*[.$A$39]+[.$A$133]/1000;0)" office:value-type="float" office:value="0" calcext:value-type="float">
            <text:p>0</text:p>
          </table:table-cell>
          <table:table-cell table:style-name="ce11" table:formula="of:=IF([.BA122]&lt;1;(1+(59*(1-[.BA122])))*[.$A$39]+[.$A$133]/1000;0)" office:value-type="float" office:value="0" calcext:value-type="float">
            <text:p>0</text:p>
          </table:table-cell>
          <table:table-cell table:style-name="ce11" table:formula="of:=IF([.BB122]&lt;1;(1+(59*(1-[.BB122])))*[.$A$39]+[.$A$133]/1000;0)" office:value-type="float" office:value="0" calcext:value-type="float">
            <text:p>0</text:p>
          </table:table-cell>
          <table:table-cell table:style-name="ce11" table:formula="of:=IF([.BC122]&lt;1;(1+(59*(1-[.BC122])))*[.$A$39]+[.$A$133]/1000;0)" office:value-type="float" office:value="0" calcext:value-type="float">
            <text:p>0</text:p>
          </table:table-cell>
          <table:table-cell table:style-name="ce11" table:formula="of:=IF([.BD122]&lt;1;(1+(59*(1-[.BD122])))*[.$A$39]+[.$A$133]/1000;0)" office:value-type="float" office:value="0" calcext:value-type="float">
            <text:p>0</text:p>
          </table:table-cell>
          <table:table-cell table:style-name="ce11" table:formula="of:=IF([.BE122]&lt;1;(1+(59*(1-[.BE122])))*[.$A$39]+[.$A$133]/1000;0)" office:value-type="float" office:value="0" calcext:value-type="float">
            <text:p>0</text:p>
          </table:table-cell>
          <table:table-cell table:style-name="ce11" table:formula="of:=IF([.BF122]&lt;1;(1+(59*(1-[.BF122])))*[.$A$39]+[.$A$133]/1000;0)" office:value-type="float" office:value="0" calcext:value-type="float">
            <text:p>0</text:p>
          </table:table-cell>
          <table:table-cell table:style-name="ce11" table:formula="of:=IF([.BG122]&lt;1;(1+(59*(1-[.BG122])))*[.$A$39]+[.$A$133]/1000;0)" office:value-type="float" office:value="0" calcext:value-type="float">
            <text:p>0</text:p>
          </table:table-cell>
          <table:table-cell table:style-name="ce11" table:formula="of:=IF([.BH122]&lt;1;(1+(59*(1-[.BH122])))*[.$A$39]+[.$A$133]/1000;0)" office:value-type="float" office:value="0" calcext:value-type="float">
            <text:p>0</text:p>
          </table:table-cell>
          <table:table-cell table:style-name="ce11" table:formula="of:=IF([.BI122]&lt;1;(1+(59*(1-[.BI122])))*[.$A$39]+[.$A$133]/1000;0)" office:value-type="float" office:value="0" calcext:value-type="float">
            <text:p>0</text:p>
          </table:table-cell>
          <table:table-cell table:style-name="ce11" table:formula="of:=IF([.BJ122]&lt;1;(1+(59*(1-[.BJ122])))*[.$A$39]+[.$A$133]/1000;0)" office:value-type="float" office:value="0" calcext:value-type="float">
            <text:p>0</text:p>
          </table:table-cell>
          <table:table-cell table:style-name="ce11" table:formula="of:=IF([.BK122]&lt;1;(1+(59*(1-[.BK122])))*[.$A$39]+[.$A$133]/1000;0)" office:value-type="float" office:value="0" calcext:value-type="float">
            <text:p>0</text:p>
          </table:table-cell>
          <table:table-cell table:style-name="ce11" table:formula="of:=IF([.BL122]&lt;1;(1+(59*(1-[.BL122])))*[.$A$39]+[.$A$133]/1000;0)" office:value-type="float" office:value="0" calcext:value-type="float">
            <text:p>0</text:p>
          </table:table-cell>
          <table:table-cell table:style-name="ce11" table:formula="of:=IF([.BM122]&lt;1;(1+(59*(1-[.BM122])))*[.$A$39]+[.$A$133]/1000;0)" office:value-type="float" office:value="0" calcext:value-type="float">
            <text:p>0</text:p>
          </table:table-cell>
          <table:table-cell table:style-name="ce11" table:formula="of:=IF([.BN122]&lt;1;(1+(59*(1-[.BN122])))*[.$A$39]+[.$A$133]/1000;0)" office:value-type="float" office:value="0" calcext:value-type="float">
            <text:p>0</text:p>
          </table:table-cell>
          <table:table-cell table:style-name="ce11" table:formula="of:=IF([.BO122]&lt;1;(1+(59*(1-[.BO122])))*[.$A$39]+[.$A$133]/1000;0)" office:value-type="float" office:value="0" calcext:value-type="float">
            <text:p>0</text:p>
          </table:table-cell>
          <table:table-cell table:style-name="ce11" table:formula="of:=IF([.BP122]&lt;1;(1+(59*(1-[.BP122])))*[.$A$39]+[.$A$133]/1000;0)" office:value-type="float" office:value="0" calcext:value-type="float">
            <text:p>0</text:p>
          </table:table-cell>
          <table:table-cell table:style-name="ce11" table:formula="of:=IF([.BQ122]&lt;1;(1+(59*(1-[.BQ122])))*[.$A$39]+[.$A$133]/1000;0)" office:value-type="float" office:value="0" calcext:value-type="float">
            <text:p>0</text:p>
          </table:table-cell>
          <table:table-cell table:style-name="ce11" table:formula="of:=IF([.BR122]&lt;1;(1+(59*(1-[.BR122])))*[.$A$39]+[.$A$133]/1000;0)" office:value-type="float" office:value="0" calcext:value-type="float">
            <text:p>0</text:p>
          </table:table-cell>
          <table:table-cell table:style-name="ce11" table:formula="of:=IF([.BS122]&lt;1;(1+(59*(1-[.BS122])))*[.$A$39]+[.$A$133]/1000;0)" office:value-type="float" office:value="0" calcext:value-type="float">
            <text:p>0</text:p>
          </table:table-cell>
          <table:table-cell table:style-name="ce11" table:formula="of:=IF([.BT122]&lt;1;(1+(59*(1-[.BT122])))*[.$A$39]+[.$A$133]/1000;0)" office:value-type="float" office:value="0" calcext:value-type="float">
            <text:p>0</text:p>
          </table:table-cell>
          <table:table-cell table:style-name="ce11" table:formula="of:=IF([.BU122]&lt;1;(1+(59*(1-[.BU122])))*[.$A$39]+[.$A$133]/1000;0)" office:value-type="float" office:value="0" calcext:value-type="float">
            <text:p>0</text:p>
          </table:table-cell>
          <table:table-cell table:style-name="ce11" table:formula="of:=IF([.BV122]&lt;1;(1+(59*(1-[.BV122])))*[.$A$39]+[.$A$133]/1000;0)" office:value-type="float" office:value="0" calcext:value-type="float">
            <text:p>0</text:p>
          </table:table-cell>
          <table:table-cell table:style-name="ce11" table:formula="of:=IF([.BW122]&lt;1;(1+(59*(1-[.BW122])))*[.$A$39]+[.$A$133]/1000;0)" office:value-type="float" office:value="0" calcext:value-type="float">
            <text:p>0</text:p>
          </table:table-cell>
          <table:table-cell table:style-name="ce11" table:formula="of:=IF([.BX122]&lt;1;(1+(59*(1-[.BX122])))*[.$A$39]+[.$A$133]/1000;0)" office:value-type="float" office:value="0" calcext:value-type="float">
            <text:p>0</text:p>
          </table:table-cell>
          <table:table-cell table:style-name="ce11" table:formula="of:=IF([.BY122]&lt;1;(1+(59*(1-[.BY122])))*[.$A$39]+[.$A$133]/1000;0)" office:value-type="float" office:value="0" calcext:value-type="float">
            <text:p>0</text:p>
          </table:table-cell>
          <table:table-cell table:style-name="ce11" table:formula="of:=IF([.BZ122]&lt;1;(1+(59*(1-[.BZ122])))*[.$A$39]+[.$A$133]/1000;0)" office:value-type="float" office:value="0" calcext:value-type="float">
            <text:p>0</text:p>
          </table:table-cell>
          <table:table-cell table:style-name="ce11" table:formula="of:=IF([.CA122]&lt;1;(1+(59*(1-[.CA122])))*[.$A$39]+[.$A$133]/1000;0)" office:value-type="float" office:value="0" calcext:value-type="float">
            <text:p>0</text:p>
          </table:table-cell>
          <table:table-cell table:style-name="ce11" table:formula="of:=IF([.CB122]&lt;1;(1+(59*(1-[.CB122])))*[.$A$39]+[.$A$133]/1000;0)" office:value-type="float" office:value="0" calcext:value-type="float">
            <text:p>0</text:p>
          </table:table-cell>
          <table:table-cell table:style-name="ce11" table:formula="of:=IF([.CC122]&lt;1;(1+(59*(1-[.CC122])))*[.$A$39]+[.$A$133]/1000;0)" office:value-type="float" office:value="0" calcext:value-type="float">
            <text:p>0</text:p>
          </table:table-cell>
          <table:table-cell table:style-name="ce11" table:formula="of:=IF([.CD122]&lt;1;(1+(59*(1-[.CD122])))*[.$A$39]+[.$A$133]/1000;0)" office:value-type="float" office:value="0" calcext:value-type="float">
            <text:p>0</text:p>
          </table:table-cell>
          <table:table-cell table:style-name="ce11" table:formula="of:=IF([.CE122]&lt;1;(1+(59*(1-[.CE122])))*[.$A$39]+[.$A$133]/1000;0)" office:value-type="float" office:value="0" calcext:value-type="float">
            <text:p>0</text:p>
          </table:table-cell>
          <table:table-cell table:style-name="ce11" table:formula="of:=IF([.CF122]&lt;1;(1+(59*(1-[.CF122])))*[.$A$39]+[.$A$133]/1000;0)" office:value-type="float" office:value="0" calcext:value-type="float">
            <text:p>0</text:p>
          </table:table-cell>
          <table:table-cell table:style-name="ce11" table:formula="of:=IF([.CG122]&lt;1;(1+(59*(1-[.CG122])))*[.$A$39]+[.$A$133]/1000;0)" office:value-type="float" office:value="0" calcext:value-type="float">
            <text:p>0</text:p>
          </table:table-cell>
          <table:table-cell table:style-name="ce11" table:formula="of:=IF([.CH122]&lt;1;(1+(59*(1-[.CH122])))*[.$A$39]+[.$A$133]/1000;0)" office:value-type="float" office:value="0" calcext:value-type="float">
            <text:p>0</text:p>
          </table:table-cell>
          <table:table-cell table:style-name="ce11" table:formula="of:=IF([.CI122]&lt;1;(1+(59*(1-[.CI122])))*[.$A$39]+[.$A$133]/1000;0)" office:value-type="float" office:value="0" calcext:value-type="float">
            <text:p>0</text:p>
          </table:table-cell>
          <table:table-cell table:style-name="ce11" table:formula="of:=IF([.CJ122]&lt;1;(1+(59*(1-[.CJ122])))*[.$A$39]+[.$A$133]/1000;0)" office:value-type="float" office:value="0" calcext:value-type="float">
            <text:p>0</text:p>
          </table:table-cell>
          <table:table-cell table:style-name="ce11" table:formula="of:=IF([.CK122]&lt;1;(1+(59*(1-[.CK122])))*[.$A$39]+[.$A$133]/1000;0)" office:value-type="float" office:value="0" calcext:value-type="float">
            <text:p>0</text:p>
          </table:table-cell>
          <table:table-cell table:style-name="ce11" table:formula="of:=IF([.CL122]&lt;1;(1+(59*(1-[.CL122])))*[.$A$39]+[.$A$133]/1000;0)" office:value-type="float" office:value="0" calcext:value-type="float">
            <text:p>0</text:p>
          </table:table-cell>
          <table:table-cell table:style-name="ce11" table:formula="of:=IF([.CM122]&lt;1;(1+(59*(1-[.CM122])))*[.$A$39]+[.$A$133]/1000;0)" office:value-type="float" office:value="0" calcext:value-type="float">
            <text:p>0</text:p>
          </table:table-cell>
          <table:table-cell table:style-name="ce11" table:formula="of:=IF([.CN122]&lt;1;(1+(59*(1-[.CN122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3]&lt;1;(1+(59*(1-[.A123])))*[.$A$39]+[.$A$133]/1000;0)" office:value-type="float" office:value="1364" calcext:value-type="float">
            <text:p>1364</text:p>
          </table:table-cell>
          <table:table-cell table:style-name="ce11" table:formula="of:=IF([.B123]&lt;1;(1+(59*(1-[.B123])))*[.$A$39]+[.$A$133]/1000;0)" office:value-type="float" office:value="1340.4" calcext:value-type="float">
            <text:p>1340</text:p>
          </table:table-cell>
          <table:table-cell table:style-name="ce11" table:formula="of:=IF([.C123]&lt;1;(1+(59*(1-[.C123])))*[.$A$39]+[.$A$133]/1000;0)" office:value-type="float" office:value="1314.44" calcext:value-type="float">
            <text:p>1314</text:p>
          </table:table-cell>
          <table:table-cell table:style-name="ce11" table:formula="of:=IF([.D123]&lt;1;(1+(59*(1-[.D123])))*[.$A$39]+[.$A$133]/1000;0)" office:value-type="float" office:value="1285.884" calcext:value-type="float">
            <text:p>1286</text:p>
          </table:table-cell>
          <table:table-cell table:style-name="ce11" table:formula="of:=IF([.E123]&lt;1;(1+(59*(1-[.E123])))*[.$A$39]+[.$A$133]/1000;0)" office:value-type="float" office:value="1254.4724" calcext:value-type="float">
            <text:p>1254</text:p>
          </table:table-cell>
          <table:table-cell table:style-name="ce11" table:formula="of:=IF([.F123]&lt;1;(1+(59*(1-[.F123])))*[.$A$39]+[.$A$133]/1000;0)" office:value-type="float" office:value="1219.91964" calcext:value-type="float">
            <text:p>1220</text:p>
          </table:table-cell>
          <table:table-cell table:style-name="ce11" table:formula="of:=IF([.G123]&lt;1;(1+(59*(1-[.G123])))*[.$A$39]+[.$A$133]/1000;0)" office:value-type="float" office:value="1181.911604" calcext:value-type="float">
            <text:p>1182</text:p>
          </table:table-cell>
          <table:table-cell table:style-name="ce11" table:formula="of:=IF([.H123]&lt;1;(1+(59*(1-[.H123])))*[.$A$39]+[.$A$133]/1000;0)" office:value-type="float" office:value="1140.1027644" calcext:value-type="float">
            <text:p>1140</text:p>
          </table:table-cell>
          <table:table-cell table:style-name="ce11" table:formula="of:=IF([.I123]&lt;1;(1+(59*(1-[.I123])))*[.$A$39]+[.$A$133]/1000;0)" office:value-type="float" office:value="1094.11304084" calcext:value-type="float">
            <text:p>1094</text:p>
          </table:table-cell>
          <table:table-cell table:style-name="ce11" table:formula="of:=IF([.J123]&lt;1;(1+(59*(1-[.J123])))*[.$A$39]+[.$A$133]/1000;0)" office:value-type="float" office:value="1043.524344924" calcext:value-type="float">
            <text:p>1044</text:p>
          </table:table-cell>
          <table:table-cell table:style-name="ce11" table:formula="of:=IF([.K123]&lt;1;(1+(59*(1-[.K123])))*[.$A$39]+[.$A$133]/1000;0)" office:value-type="float" office:value="0" calcext:value-type="float">
            <text:p>0</text:p>
          </table:table-cell>
          <table:table-cell table:style-name="ce11" table:formula="of:=IF([.L123]&lt;1;(1+(59*(1-[.L123])))*[.$A$39]+[.$A$133]/1000;0)" office:value-type="float" office:value="0" calcext:value-type="float">
            <text:p>0</text:p>
          </table:table-cell>
          <table:table-cell table:style-name="ce11" table:formula="of:=IF([.M123]&lt;1;(1+(59*(1-[.M123])))*[.$A$39]+[.$A$133]/1000;0)" office:value-type="float" office:value="0" calcext:value-type="float">
            <text:p>0</text:p>
          </table:table-cell>
          <table:table-cell table:style-name="ce11" table:formula="of:=IF([.N123]&lt;1;(1+(59*(1-[.N123])))*[.$A$39]+[.$A$133]/1000;0)" office:value-type="float" office:value="0" calcext:value-type="float">
            <text:p>0</text:p>
          </table:table-cell>
          <table:table-cell table:style-name="ce11" table:formula="of:=IF([.O123]&lt;1;(1+(59*(1-[.O123])))*[.$A$39]+[.$A$133]/1000;0)" office:value-type="float" office:value="0" calcext:value-type="float">
            <text:p>0</text:p>
          </table:table-cell>
          <table:table-cell table:style-name="ce11" table:formula="of:=IF([.P123]&lt;1;(1+(59*(1-[.P123])))*[.$A$39]+[.$A$133]/1000;0)" office:value-type="float" office:value="0" calcext:value-type="float">
            <text:p>0</text:p>
          </table:table-cell>
          <table:table-cell table:style-name="ce11" table:formula="of:=IF([.Q123]&lt;1;(1+(59*(1-[.Q123])))*[.$A$39]+[.$A$133]/1000;0)" office:value-type="float" office:value="0" calcext:value-type="float">
            <text:p>0</text:p>
          </table:table-cell>
          <table:table-cell table:style-name="ce11" table:formula="of:=IF([.R123]&lt;1;(1+(59*(1-[.R123])))*[.$A$39]+[.$A$133]/1000;0)" office:value-type="float" office:value="0" calcext:value-type="float">
            <text:p>0</text:p>
          </table:table-cell>
          <table:table-cell table:style-name="ce11" table:formula="of:=IF([.S123]&lt;1;(1+(59*(1-[.S123])))*[.$A$39]+[.$A$133]/1000;0)" office:value-type="float" office:value="0" calcext:value-type="float">
            <text:p>0</text:p>
          </table:table-cell>
          <table:table-cell table:style-name="ce11" table:formula="of:=IF([.T123]&lt;1;(1+(59*(1-[.T123])))*[.$A$39]+[.$A$133]/1000;0)" office:value-type="float" office:value="0" calcext:value-type="float">
            <text:p>0</text:p>
          </table:table-cell>
          <table:table-cell table:style-name="ce11" table:formula="of:=IF([.U123]&lt;1;(1+(59*(1-[.U123])))*[.$A$39]+[.$A$133]/1000;0)" office:value-type="float" office:value="0" calcext:value-type="float">
            <text:p>0</text:p>
          </table:table-cell>
          <table:table-cell table:style-name="ce11" table:formula="of:=IF([.V123]&lt;1;(1+(59*(1-[.V123])))*[.$A$39]+[.$A$133]/1000;0)" office:value-type="float" office:value="0" calcext:value-type="float">
            <text:p>0</text:p>
          </table:table-cell>
          <table:table-cell table:style-name="ce11" table:formula="of:=IF([.W123]&lt;1;(1+(59*(1-[.W123])))*[.$A$39]+[.$A$133]/1000;0)" office:value-type="float" office:value="0" calcext:value-type="float">
            <text:p>0</text:p>
          </table:table-cell>
          <table:table-cell table:style-name="ce11" table:formula="of:=IF([.X123]&lt;1;(1+(59*(1-[.X123])))*[.$A$39]+[.$A$133]/1000;0)" office:value-type="float" office:value="0" calcext:value-type="float">
            <text:p>0</text:p>
          </table:table-cell>
          <table:table-cell table:style-name="ce11" table:formula="of:=IF([.Y123]&lt;1;(1+(59*(1-[.Y123])))*[.$A$39]+[.$A$133]/1000;0)" office:value-type="float" office:value="0" calcext:value-type="float">
            <text:p>0</text:p>
          </table:table-cell>
          <table:table-cell table:style-name="ce11" table:formula="of:=IF([.Z123]&lt;1;(1+(59*(1-[.Z123])))*[.$A$39]+[.$A$133]/1000;0)" office:value-type="float" office:value="0" calcext:value-type="float">
            <text:p>0</text:p>
          </table:table-cell>
          <table:table-cell table:style-name="ce11" table:formula="of:=IF([.AA123]&lt;1;(1+(59*(1-[.AA123])))*[.$A$39]+[.$A$133]/1000;0)" office:value-type="float" office:value="0" calcext:value-type="float">
            <text:p>0</text:p>
          </table:table-cell>
          <table:table-cell table:style-name="ce11" table:formula="of:=IF([.AB123]&lt;1;(1+(59*(1-[.AB123])))*[.$A$39]+[.$A$133]/1000;0)" office:value-type="float" office:value="0" calcext:value-type="float">
            <text:p>0</text:p>
          </table:table-cell>
          <table:table-cell table:style-name="ce11" table:formula="of:=IF([.AC123]&lt;1;(1+(59*(1-[.AC123])))*[.$A$39]+[.$A$133]/1000;0)" office:value-type="float" office:value="0" calcext:value-type="float">
            <text:p>0</text:p>
          </table:table-cell>
          <table:table-cell table:style-name="ce11" table:formula="of:=IF([.AD123]&lt;1;(1+(59*(1-[.AD123])))*[.$A$39]+[.$A$133]/1000;0)" office:value-type="float" office:value="0" calcext:value-type="float">
            <text:p>0</text:p>
          </table:table-cell>
          <table:table-cell table:style-name="ce11" table:formula="of:=IF([.AE123]&lt;1;(1+(59*(1-[.AE123])))*[.$A$39]+[.$A$133]/1000;0)" office:value-type="float" office:value="0" calcext:value-type="float">
            <text:p>0</text:p>
          </table:table-cell>
          <table:table-cell table:style-name="ce11" table:formula="of:=IF([.AF123]&lt;1;(1+(59*(1-[.AF123])))*[.$A$39]+[.$A$133]/1000;0)" office:value-type="float" office:value="0" calcext:value-type="float">
            <text:p>0</text:p>
          </table:table-cell>
          <table:table-cell table:style-name="ce11" table:formula="of:=IF([.AG123]&lt;1;(1+(59*(1-[.AG123])))*[.$A$39]+[.$A$133]/1000;0)" office:value-type="float" office:value="0" calcext:value-type="float">
            <text:p>0</text:p>
          </table:table-cell>
          <table:table-cell table:style-name="ce11" table:formula="of:=IF([.AH123]&lt;1;(1+(59*(1-[.AH123])))*[.$A$39]+[.$A$133]/1000;0)" office:value-type="float" office:value="0" calcext:value-type="float">
            <text:p>0</text:p>
          </table:table-cell>
          <table:table-cell table:style-name="ce11" table:formula="of:=IF([.AI123]&lt;1;(1+(59*(1-[.AI123])))*[.$A$39]+[.$A$133]/1000;0)" office:value-type="float" office:value="0" calcext:value-type="float">
            <text:p>0</text:p>
          </table:table-cell>
          <table:table-cell table:style-name="ce11" table:formula="of:=IF([.AJ123]&lt;1;(1+(59*(1-[.AJ123])))*[.$A$39]+[.$A$133]/1000;0)" office:value-type="float" office:value="0" calcext:value-type="float">
            <text:p>0</text:p>
          </table:table-cell>
          <table:table-cell table:style-name="ce11" table:formula="of:=IF([.AK123]&lt;1;(1+(59*(1-[.AK123])))*[.$A$39]+[.$A$133]/1000;0)" office:value-type="float" office:value="0" calcext:value-type="float">
            <text:p>0</text:p>
          </table:table-cell>
          <table:table-cell table:style-name="ce11" table:formula="of:=IF([.AL123]&lt;1;(1+(59*(1-[.AL123])))*[.$A$39]+[.$A$133]/1000;0)" office:value-type="float" office:value="0" calcext:value-type="float">
            <text:p>0</text:p>
          </table:table-cell>
          <table:table-cell table:style-name="ce11" table:formula="of:=IF([.AM123]&lt;1;(1+(59*(1-[.AM123])))*[.$A$39]+[.$A$133]/1000;0)" office:value-type="float" office:value="0" calcext:value-type="float">
            <text:p>0</text:p>
          </table:table-cell>
          <table:table-cell table:style-name="ce11" table:formula="of:=IF([.AN123]&lt;1;(1+(59*(1-[.AN123])))*[.$A$39]+[.$A$133]/1000;0)" office:value-type="float" office:value="0" calcext:value-type="float">
            <text:p>0</text:p>
          </table:table-cell>
          <table:table-cell table:style-name="ce11" table:formula="of:=IF([.AO123]&lt;1;(1+(59*(1-[.AO123])))*[.$A$39]+[.$A$133]/1000;0)" office:value-type="float" office:value="0" calcext:value-type="float">
            <text:p>0</text:p>
          </table:table-cell>
          <table:table-cell table:style-name="ce11" table:formula="of:=IF([.AP123]&lt;1;(1+(59*(1-[.AP123])))*[.$A$39]+[.$A$133]/1000;0)" office:value-type="float" office:value="0" calcext:value-type="float">
            <text:p>0</text:p>
          </table:table-cell>
          <table:table-cell table:style-name="ce11" table:formula="of:=IF([.AQ123]&lt;1;(1+(59*(1-[.AQ123])))*[.$A$39]+[.$A$133]/1000;0)" office:value-type="float" office:value="0" calcext:value-type="float">
            <text:p>0</text:p>
          </table:table-cell>
          <table:table-cell table:style-name="ce11" table:formula="of:=IF([.AR123]&lt;1;(1+(59*(1-[.AR123])))*[.$A$39]+[.$A$133]/1000;0)" office:value-type="float" office:value="0" calcext:value-type="float">
            <text:p>0</text:p>
          </table:table-cell>
          <table:table-cell table:style-name="ce11" table:formula="of:=IF([.AS123]&lt;1;(1+(59*(1-[.AS123])))*[.$A$39]+[.$A$133]/1000;0)" office:value-type="float" office:value="0" calcext:value-type="float">
            <text:p>0</text:p>
          </table:table-cell>
          <table:table-cell table:style-name="ce11" table:formula="of:=IF([.AT123]&lt;1;(1+(59*(1-[.AT123])))*[.$A$39]+[.$A$133]/1000;0)" office:value-type="float" office:value="0" calcext:value-type="float">
            <text:p>0</text:p>
          </table:table-cell>
          <table:table-cell table:style-name="ce11" table:formula="of:=IF([.AU123]&lt;1;(1+(59*(1-[.AU123])))*[.$A$39]+[.$A$133]/1000;0)" office:value-type="float" office:value="0" calcext:value-type="float">
            <text:p>0</text:p>
          </table:table-cell>
          <table:table-cell table:style-name="ce11" table:formula="of:=IF([.AV123]&lt;1;(1+(59*(1-[.AV123])))*[.$A$39]+[.$A$133]/1000;0)" office:value-type="float" office:value="0" calcext:value-type="float">
            <text:p>0</text:p>
          </table:table-cell>
          <table:table-cell table:style-name="ce11" table:formula="of:=IF([.AW123]&lt;1;(1+(59*(1-[.AW123])))*[.$A$39]+[.$A$133]/1000;0)" office:value-type="float" office:value="0" calcext:value-type="float">
            <text:p>0</text:p>
          </table:table-cell>
          <table:table-cell table:style-name="ce11" table:formula="of:=IF([.AX123]&lt;1;(1+(59*(1-[.AX123])))*[.$A$39]+[.$A$133]/1000;0)" office:value-type="float" office:value="0" calcext:value-type="float">
            <text:p>0</text:p>
          </table:table-cell>
          <table:table-cell table:style-name="ce11" table:formula="of:=IF([.AY123]&lt;1;(1+(59*(1-[.AY123])))*[.$A$39]+[.$A$133]/1000;0)" office:value-type="float" office:value="0" calcext:value-type="float">
            <text:p>0</text:p>
          </table:table-cell>
          <table:table-cell table:style-name="ce11" table:formula="of:=IF([.AZ123]&lt;1;(1+(59*(1-[.AZ123])))*[.$A$39]+[.$A$133]/1000;0)" office:value-type="float" office:value="0" calcext:value-type="float">
            <text:p>0</text:p>
          </table:table-cell>
          <table:table-cell table:style-name="ce11" table:formula="of:=IF([.BA123]&lt;1;(1+(59*(1-[.BA123])))*[.$A$39]+[.$A$133]/1000;0)" office:value-type="float" office:value="0" calcext:value-type="float">
            <text:p>0</text:p>
          </table:table-cell>
          <table:table-cell table:style-name="ce11" table:formula="of:=IF([.BB123]&lt;1;(1+(59*(1-[.BB123])))*[.$A$39]+[.$A$133]/1000;0)" office:value-type="float" office:value="0" calcext:value-type="float">
            <text:p>0</text:p>
          </table:table-cell>
          <table:table-cell table:style-name="ce11" table:formula="of:=IF([.BC123]&lt;1;(1+(59*(1-[.BC123])))*[.$A$39]+[.$A$133]/1000;0)" office:value-type="float" office:value="0" calcext:value-type="float">
            <text:p>0</text:p>
          </table:table-cell>
          <table:table-cell table:style-name="ce11" table:formula="of:=IF([.BD123]&lt;1;(1+(59*(1-[.BD123])))*[.$A$39]+[.$A$133]/1000;0)" office:value-type="float" office:value="0" calcext:value-type="float">
            <text:p>0</text:p>
          </table:table-cell>
          <table:table-cell table:style-name="ce11" table:formula="of:=IF([.BE123]&lt;1;(1+(59*(1-[.BE123])))*[.$A$39]+[.$A$133]/1000;0)" office:value-type="float" office:value="0" calcext:value-type="float">
            <text:p>0</text:p>
          </table:table-cell>
          <table:table-cell table:style-name="ce11" table:formula="of:=IF([.BF123]&lt;1;(1+(59*(1-[.BF123])))*[.$A$39]+[.$A$133]/1000;0)" office:value-type="float" office:value="0" calcext:value-type="float">
            <text:p>0</text:p>
          </table:table-cell>
          <table:table-cell table:style-name="ce11" table:formula="of:=IF([.BG123]&lt;1;(1+(59*(1-[.BG123])))*[.$A$39]+[.$A$133]/1000;0)" office:value-type="float" office:value="0" calcext:value-type="float">
            <text:p>0</text:p>
          </table:table-cell>
          <table:table-cell table:style-name="ce11" table:formula="of:=IF([.BH123]&lt;1;(1+(59*(1-[.BH123])))*[.$A$39]+[.$A$133]/1000;0)" office:value-type="float" office:value="0" calcext:value-type="float">
            <text:p>0</text:p>
          </table:table-cell>
          <table:table-cell table:style-name="ce11" table:formula="of:=IF([.BI123]&lt;1;(1+(59*(1-[.BI123])))*[.$A$39]+[.$A$133]/1000;0)" office:value-type="float" office:value="0" calcext:value-type="float">
            <text:p>0</text:p>
          </table:table-cell>
          <table:table-cell table:style-name="ce11" table:formula="of:=IF([.BJ123]&lt;1;(1+(59*(1-[.BJ123])))*[.$A$39]+[.$A$133]/1000;0)" office:value-type="float" office:value="0" calcext:value-type="float">
            <text:p>0</text:p>
          </table:table-cell>
          <table:table-cell table:style-name="ce11" table:formula="of:=IF([.BK123]&lt;1;(1+(59*(1-[.BK123])))*[.$A$39]+[.$A$133]/1000;0)" office:value-type="float" office:value="0" calcext:value-type="float">
            <text:p>0</text:p>
          </table:table-cell>
          <table:table-cell table:style-name="ce11" table:formula="of:=IF([.BL123]&lt;1;(1+(59*(1-[.BL123])))*[.$A$39]+[.$A$133]/1000;0)" office:value-type="float" office:value="0" calcext:value-type="float">
            <text:p>0</text:p>
          </table:table-cell>
          <table:table-cell table:style-name="ce11" table:formula="of:=IF([.BM123]&lt;1;(1+(59*(1-[.BM123])))*[.$A$39]+[.$A$133]/1000;0)" office:value-type="float" office:value="0" calcext:value-type="float">
            <text:p>0</text:p>
          </table:table-cell>
          <table:table-cell table:style-name="ce11" table:formula="of:=IF([.BN123]&lt;1;(1+(59*(1-[.BN123])))*[.$A$39]+[.$A$133]/1000;0)" office:value-type="float" office:value="0" calcext:value-type="float">
            <text:p>0</text:p>
          </table:table-cell>
          <table:table-cell table:style-name="ce11" table:formula="of:=IF([.BO123]&lt;1;(1+(59*(1-[.BO123])))*[.$A$39]+[.$A$133]/1000;0)" office:value-type="float" office:value="0" calcext:value-type="float">
            <text:p>0</text:p>
          </table:table-cell>
          <table:table-cell table:style-name="ce11" table:formula="of:=IF([.BP123]&lt;1;(1+(59*(1-[.BP123])))*[.$A$39]+[.$A$133]/1000;0)" office:value-type="float" office:value="0" calcext:value-type="float">
            <text:p>0</text:p>
          </table:table-cell>
          <table:table-cell table:style-name="ce11" table:formula="of:=IF([.BQ123]&lt;1;(1+(59*(1-[.BQ123])))*[.$A$39]+[.$A$133]/1000;0)" office:value-type="float" office:value="0" calcext:value-type="float">
            <text:p>0</text:p>
          </table:table-cell>
          <table:table-cell table:style-name="ce11" table:formula="of:=IF([.BR123]&lt;1;(1+(59*(1-[.BR123])))*[.$A$39]+[.$A$133]/1000;0)" office:value-type="float" office:value="0" calcext:value-type="float">
            <text:p>0</text:p>
          </table:table-cell>
          <table:table-cell table:style-name="ce11" table:formula="of:=IF([.BS123]&lt;1;(1+(59*(1-[.BS123])))*[.$A$39]+[.$A$133]/1000;0)" office:value-type="float" office:value="0" calcext:value-type="float">
            <text:p>0</text:p>
          </table:table-cell>
          <table:table-cell table:style-name="ce11" table:formula="of:=IF([.BT123]&lt;1;(1+(59*(1-[.BT123])))*[.$A$39]+[.$A$133]/1000;0)" office:value-type="float" office:value="0" calcext:value-type="float">
            <text:p>0</text:p>
          </table:table-cell>
          <table:table-cell table:style-name="ce11" table:formula="of:=IF([.BU123]&lt;1;(1+(59*(1-[.BU123])))*[.$A$39]+[.$A$133]/1000;0)" office:value-type="float" office:value="0" calcext:value-type="float">
            <text:p>0</text:p>
          </table:table-cell>
          <table:table-cell table:style-name="ce11" table:formula="of:=IF([.BV123]&lt;1;(1+(59*(1-[.BV123])))*[.$A$39]+[.$A$133]/1000;0)" office:value-type="float" office:value="0" calcext:value-type="float">
            <text:p>0</text:p>
          </table:table-cell>
          <table:table-cell table:style-name="ce11" table:formula="of:=IF([.BW123]&lt;1;(1+(59*(1-[.BW123])))*[.$A$39]+[.$A$133]/1000;0)" office:value-type="float" office:value="0" calcext:value-type="float">
            <text:p>0</text:p>
          </table:table-cell>
          <table:table-cell table:style-name="ce11" table:formula="of:=IF([.BX123]&lt;1;(1+(59*(1-[.BX123])))*[.$A$39]+[.$A$133]/1000;0)" office:value-type="float" office:value="0" calcext:value-type="float">
            <text:p>0</text:p>
          </table:table-cell>
          <table:table-cell table:style-name="ce11" table:formula="of:=IF([.BY123]&lt;1;(1+(59*(1-[.BY123])))*[.$A$39]+[.$A$133]/1000;0)" office:value-type="float" office:value="0" calcext:value-type="float">
            <text:p>0</text:p>
          </table:table-cell>
          <table:table-cell table:style-name="ce11" table:formula="of:=IF([.BZ123]&lt;1;(1+(59*(1-[.BZ123])))*[.$A$39]+[.$A$133]/1000;0)" office:value-type="float" office:value="0" calcext:value-type="float">
            <text:p>0</text:p>
          </table:table-cell>
          <table:table-cell table:style-name="ce11" table:formula="of:=IF([.CA123]&lt;1;(1+(59*(1-[.CA123])))*[.$A$39]+[.$A$133]/1000;0)" office:value-type="float" office:value="0" calcext:value-type="float">
            <text:p>0</text:p>
          </table:table-cell>
          <table:table-cell table:style-name="ce11" table:formula="of:=IF([.CB123]&lt;1;(1+(59*(1-[.CB123])))*[.$A$39]+[.$A$133]/1000;0)" office:value-type="float" office:value="0" calcext:value-type="float">
            <text:p>0</text:p>
          </table:table-cell>
          <table:table-cell table:style-name="ce11" table:formula="of:=IF([.CC123]&lt;1;(1+(59*(1-[.CC123])))*[.$A$39]+[.$A$133]/1000;0)" office:value-type="float" office:value="0" calcext:value-type="float">
            <text:p>0</text:p>
          </table:table-cell>
          <table:table-cell table:style-name="ce11" table:formula="of:=IF([.CD123]&lt;1;(1+(59*(1-[.CD123])))*[.$A$39]+[.$A$133]/1000;0)" office:value-type="float" office:value="0" calcext:value-type="float">
            <text:p>0</text:p>
          </table:table-cell>
          <table:table-cell table:style-name="ce11" table:formula="of:=IF([.CE123]&lt;1;(1+(59*(1-[.CE123])))*[.$A$39]+[.$A$133]/1000;0)" office:value-type="float" office:value="0" calcext:value-type="float">
            <text:p>0</text:p>
          </table:table-cell>
          <table:table-cell table:style-name="ce11" table:formula="of:=IF([.CF123]&lt;1;(1+(59*(1-[.CF123])))*[.$A$39]+[.$A$133]/1000;0)" office:value-type="float" office:value="0" calcext:value-type="float">
            <text:p>0</text:p>
          </table:table-cell>
          <table:table-cell table:style-name="ce11" table:formula="of:=IF([.CG123]&lt;1;(1+(59*(1-[.CG123])))*[.$A$39]+[.$A$133]/1000;0)" office:value-type="float" office:value="0" calcext:value-type="float">
            <text:p>0</text:p>
          </table:table-cell>
          <table:table-cell table:style-name="ce11" table:formula="of:=IF([.CH123]&lt;1;(1+(59*(1-[.CH123])))*[.$A$39]+[.$A$133]/1000;0)" office:value-type="float" office:value="0" calcext:value-type="float">
            <text:p>0</text:p>
          </table:table-cell>
          <table:table-cell table:style-name="ce11" table:formula="of:=IF([.CI123]&lt;1;(1+(59*(1-[.CI123])))*[.$A$39]+[.$A$133]/1000;0)" office:value-type="float" office:value="0" calcext:value-type="float">
            <text:p>0</text:p>
          </table:table-cell>
          <table:table-cell table:style-name="ce11" table:formula="of:=IF([.CJ123]&lt;1;(1+(59*(1-[.CJ123])))*[.$A$39]+[.$A$133]/1000;0)" office:value-type="float" office:value="0" calcext:value-type="float">
            <text:p>0</text:p>
          </table:table-cell>
          <table:table-cell table:style-name="ce11" table:formula="of:=IF([.CK123]&lt;1;(1+(59*(1-[.CK123])))*[.$A$39]+[.$A$133]/1000;0)" office:value-type="float" office:value="0" calcext:value-type="float">
            <text:p>0</text:p>
          </table:table-cell>
          <table:table-cell table:style-name="ce11" table:formula="of:=IF([.CL123]&lt;1;(1+(59*(1-[.CL123])))*[.$A$39]+[.$A$133]/1000;0)" office:value-type="float" office:value="0" calcext:value-type="float">
            <text:p>0</text:p>
          </table:table-cell>
          <table:table-cell table:style-name="ce11" table:formula="of:=IF([.CM123]&lt;1;(1+(59*(1-[.CM123])))*[.$A$39]+[.$A$133]/1000;0)" office:value-type="float" office:value="0" calcext:value-type="float">
            <text:p>0</text:p>
          </table:table-cell>
          <table:table-cell table:style-name="ce11" table:formula="of:=IF([.CN123]&lt;1;(1+(59*(1-[.CN123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4]&lt;1;(1+(59*(1-[.A124])))*[.$A$39]+[.$A$133]/1000;0)" office:value-type="float" office:value="1305" calcext:value-type="float">
            <text:p>1305</text:p>
          </table:table-cell>
          <table:table-cell table:style-name="ce11" table:formula="of:=IF([.B124]&lt;1;(1+(59*(1-[.B124])))*[.$A$39]+[.$A$133]/1000;0)" office:value-type="float" office:value="1275.5" calcext:value-type="float">
            <text:p>1276</text:p>
          </table:table-cell>
          <table:table-cell table:style-name="ce11" table:formula="of:=IF([.C124]&lt;1;(1+(59*(1-[.C124])))*[.$A$39]+[.$A$133]/1000;0)" office:value-type="float" office:value="1243.05" calcext:value-type="float">
            <text:p>1243</text:p>
          </table:table-cell>
          <table:table-cell table:style-name="ce11" table:formula="of:=IF([.D124]&lt;1;(1+(59*(1-[.D124])))*[.$A$39]+[.$A$133]/1000;0)" office:value-type="float" office:value="1207.355" calcext:value-type="float">
            <text:p>1207</text:p>
          </table:table-cell>
          <table:table-cell table:style-name="ce11" table:formula="of:=IF([.E124]&lt;1;(1+(59*(1-[.E124])))*[.$A$39]+[.$A$133]/1000;0)" office:value-type="float" office:value="1168.0905" calcext:value-type="float">
            <text:p>1168</text:p>
          </table:table-cell>
          <table:table-cell table:style-name="ce11" table:formula="of:=IF([.F124]&lt;1;(1+(59*(1-[.F124])))*[.$A$39]+[.$A$133]/1000;0)" office:value-type="float" office:value="1124.89955" calcext:value-type="float">
            <text:p>1125</text:p>
          </table:table-cell>
          <table:table-cell table:style-name="ce11" table:formula="of:=IF([.G124]&lt;1;(1+(59*(1-[.G124])))*[.$A$39]+[.$A$133]/1000;0)" office:value-type="float" office:value="1077.389505" calcext:value-type="float">
            <text:p>1077</text:p>
          </table:table-cell>
          <table:table-cell table:style-name="ce11" table:formula="of:=IF([.H124]&lt;1;(1+(59*(1-[.H124])))*[.$A$39]+[.$A$133]/1000;0)" office:value-type="float" office:value="1025.1284555" calcext:value-type="float">
            <text:p>1025</text:p>
          </table:table-cell>
          <table:table-cell table:style-name="ce11" table:formula="of:=IF([.I124]&lt;1;(1+(59*(1-[.I124])))*[.$A$39]+[.$A$133]/1000;0)" office:value-type="float" office:value="0" calcext:value-type="float">
            <text:p>0</text:p>
          </table:table-cell>
          <table:table-cell table:style-name="ce11" table:formula="of:=IF([.J124]&lt;1;(1+(59*(1-[.J124])))*[.$A$39]+[.$A$133]/1000;0)" office:value-type="float" office:value="0" calcext:value-type="float">
            <text:p>0</text:p>
          </table:table-cell>
          <table:table-cell table:style-name="ce11" table:formula="of:=IF([.K124]&lt;1;(1+(59*(1-[.K124])))*[.$A$39]+[.$A$133]/1000;0)" office:value-type="float" office:value="0" calcext:value-type="float">
            <text:p>0</text:p>
          </table:table-cell>
          <table:table-cell table:style-name="ce11" table:formula="of:=IF([.L124]&lt;1;(1+(59*(1-[.L124])))*[.$A$39]+[.$A$133]/1000;0)" office:value-type="float" office:value="0" calcext:value-type="float">
            <text:p>0</text:p>
          </table:table-cell>
          <table:table-cell table:style-name="ce11" table:formula="of:=IF([.M124]&lt;1;(1+(59*(1-[.M124])))*[.$A$39]+[.$A$133]/1000;0)" office:value-type="float" office:value="0" calcext:value-type="float">
            <text:p>0</text:p>
          </table:table-cell>
          <table:table-cell table:style-name="ce11" table:formula="of:=IF([.N124]&lt;1;(1+(59*(1-[.N124])))*[.$A$39]+[.$A$133]/1000;0)" office:value-type="float" office:value="0" calcext:value-type="float">
            <text:p>0</text:p>
          </table:table-cell>
          <table:table-cell table:style-name="ce11" table:formula="of:=IF([.O124]&lt;1;(1+(59*(1-[.O124])))*[.$A$39]+[.$A$133]/1000;0)" office:value-type="float" office:value="0" calcext:value-type="float">
            <text:p>0</text:p>
          </table:table-cell>
          <table:table-cell table:style-name="ce11" table:formula="of:=IF([.P124]&lt;1;(1+(59*(1-[.P124])))*[.$A$39]+[.$A$133]/1000;0)" office:value-type="float" office:value="0" calcext:value-type="float">
            <text:p>0</text:p>
          </table:table-cell>
          <table:table-cell table:style-name="ce11" table:formula="of:=IF([.Q124]&lt;1;(1+(59*(1-[.Q124])))*[.$A$39]+[.$A$133]/1000;0)" office:value-type="float" office:value="0" calcext:value-type="float">
            <text:p>0</text:p>
          </table:table-cell>
          <table:table-cell table:style-name="ce11" table:formula="of:=IF([.R124]&lt;1;(1+(59*(1-[.R124])))*[.$A$39]+[.$A$133]/1000;0)" office:value-type="float" office:value="0" calcext:value-type="float">
            <text:p>0</text:p>
          </table:table-cell>
          <table:table-cell table:style-name="ce11" table:formula="of:=IF([.S124]&lt;1;(1+(59*(1-[.S124])))*[.$A$39]+[.$A$133]/1000;0)" office:value-type="float" office:value="0" calcext:value-type="float">
            <text:p>0</text:p>
          </table:table-cell>
          <table:table-cell table:style-name="ce11" table:formula="of:=IF([.T124]&lt;1;(1+(59*(1-[.T124])))*[.$A$39]+[.$A$133]/1000;0)" office:value-type="float" office:value="0" calcext:value-type="float">
            <text:p>0</text:p>
          </table:table-cell>
          <table:table-cell table:style-name="ce11" table:formula="of:=IF([.U124]&lt;1;(1+(59*(1-[.U124])))*[.$A$39]+[.$A$133]/1000;0)" office:value-type="float" office:value="0" calcext:value-type="float">
            <text:p>0</text:p>
          </table:table-cell>
          <table:table-cell table:style-name="ce11" table:formula="of:=IF([.V124]&lt;1;(1+(59*(1-[.V124])))*[.$A$39]+[.$A$133]/1000;0)" office:value-type="float" office:value="0" calcext:value-type="float">
            <text:p>0</text:p>
          </table:table-cell>
          <table:table-cell table:style-name="ce11" table:formula="of:=IF([.W124]&lt;1;(1+(59*(1-[.W124])))*[.$A$39]+[.$A$133]/1000;0)" office:value-type="float" office:value="0" calcext:value-type="float">
            <text:p>0</text:p>
          </table:table-cell>
          <table:table-cell table:style-name="ce11" table:formula="of:=IF([.X124]&lt;1;(1+(59*(1-[.X124])))*[.$A$39]+[.$A$133]/1000;0)" office:value-type="float" office:value="0" calcext:value-type="float">
            <text:p>0</text:p>
          </table:table-cell>
          <table:table-cell table:style-name="ce11" table:formula="of:=IF([.Y124]&lt;1;(1+(59*(1-[.Y124])))*[.$A$39]+[.$A$133]/1000;0)" office:value-type="float" office:value="0" calcext:value-type="float">
            <text:p>0</text:p>
          </table:table-cell>
          <table:table-cell table:style-name="ce11" table:formula="of:=IF([.Z124]&lt;1;(1+(59*(1-[.Z124])))*[.$A$39]+[.$A$133]/1000;0)" office:value-type="float" office:value="0" calcext:value-type="float">
            <text:p>0</text:p>
          </table:table-cell>
          <table:table-cell table:style-name="ce11" table:formula="of:=IF([.AA124]&lt;1;(1+(59*(1-[.AA124])))*[.$A$39]+[.$A$133]/1000;0)" office:value-type="float" office:value="0" calcext:value-type="float">
            <text:p>0</text:p>
          </table:table-cell>
          <table:table-cell table:style-name="ce11" table:formula="of:=IF([.AB124]&lt;1;(1+(59*(1-[.AB124])))*[.$A$39]+[.$A$133]/1000;0)" office:value-type="float" office:value="0" calcext:value-type="float">
            <text:p>0</text:p>
          </table:table-cell>
          <table:table-cell table:style-name="ce11" table:formula="of:=IF([.AC124]&lt;1;(1+(59*(1-[.AC124])))*[.$A$39]+[.$A$133]/1000;0)" office:value-type="float" office:value="0" calcext:value-type="float">
            <text:p>0</text:p>
          </table:table-cell>
          <table:table-cell table:style-name="ce11" table:formula="of:=IF([.AD124]&lt;1;(1+(59*(1-[.AD124])))*[.$A$39]+[.$A$133]/1000;0)" office:value-type="float" office:value="0" calcext:value-type="float">
            <text:p>0</text:p>
          </table:table-cell>
          <table:table-cell table:style-name="ce11" table:formula="of:=IF([.AE124]&lt;1;(1+(59*(1-[.AE124])))*[.$A$39]+[.$A$133]/1000;0)" office:value-type="float" office:value="0" calcext:value-type="float">
            <text:p>0</text:p>
          </table:table-cell>
          <table:table-cell table:style-name="ce11" table:formula="of:=IF([.AF124]&lt;1;(1+(59*(1-[.AF124])))*[.$A$39]+[.$A$133]/1000;0)" office:value-type="float" office:value="0" calcext:value-type="float">
            <text:p>0</text:p>
          </table:table-cell>
          <table:table-cell table:style-name="ce11" table:formula="of:=IF([.AG124]&lt;1;(1+(59*(1-[.AG124])))*[.$A$39]+[.$A$133]/1000;0)" office:value-type="float" office:value="0" calcext:value-type="float">
            <text:p>0</text:p>
          </table:table-cell>
          <table:table-cell table:style-name="ce11" table:formula="of:=IF([.AH124]&lt;1;(1+(59*(1-[.AH124])))*[.$A$39]+[.$A$133]/1000;0)" office:value-type="float" office:value="0" calcext:value-type="float">
            <text:p>0</text:p>
          </table:table-cell>
          <table:table-cell table:style-name="ce11" table:formula="of:=IF([.AI124]&lt;1;(1+(59*(1-[.AI124])))*[.$A$39]+[.$A$133]/1000;0)" office:value-type="float" office:value="0" calcext:value-type="float">
            <text:p>0</text:p>
          </table:table-cell>
          <table:table-cell table:style-name="ce11" table:formula="of:=IF([.AJ124]&lt;1;(1+(59*(1-[.AJ124])))*[.$A$39]+[.$A$133]/1000;0)" office:value-type="float" office:value="0" calcext:value-type="float">
            <text:p>0</text:p>
          </table:table-cell>
          <table:table-cell table:style-name="ce11" table:formula="of:=IF([.AK124]&lt;1;(1+(59*(1-[.AK124])))*[.$A$39]+[.$A$133]/1000;0)" office:value-type="float" office:value="0" calcext:value-type="float">
            <text:p>0</text:p>
          </table:table-cell>
          <table:table-cell table:style-name="ce11" table:formula="of:=IF([.AL124]&lt;1;(1+(59*(1-[.AL124])))*[.$A$39]+[.$A$133]/1000;0)" office:value-type="float" office:value="0" calcext:value-type="float">
            <text:p>0</text:p>
          </table:table-cell>
          <table:table-cell table:style-name="ce11" table:formula="of:=IF([.AM124]&lt;1;(1+(59*(1-[.AM124])))*[.$A$39]+[.$A$133]/1000;0)" office:value-type="float" office:value="0" calcext:value-type="float">
            <text:p>0</text:p>
          </table:table-cell>
          <table:table-cell table:style-name="ce11" table:formula="of:=IF([.AN124]&lt;1;(1+(59*(1-[.AN124])))*[.$A$39]+[.$A$133]/1000;0)" office:value-type="float" office:value="0" calcext:value-type="float">
            <text:p>0</text:p>
          </table:table-cell>
          <table:table-cell table:style-name="ce11" table:formula="of:=IF([.AO124]&lt;1;(1+(59*(1-[.AO124])))*[.$A$39]+[.$A$133]/1000;0)" office:value-type="float" office:value="0" calcext:value-type="float">
            <text:p>0</text:p>
          </table:table-cell>
          <table:table-cell table:style-name="ce11" table:formula="of:=IF([.AP124]&lt;1;(1+(59*(1-[.AP124])))*[.$A$39]+[.$A$133]/1000;0)" office:value-type="float" office:value="0" calcext:value-type="float">
            <text:p>0</text:p>
          </table:table-cell>
          <table:table-cell table:style-name="ce11" table:formula="of:=IF([.AQ124]&lt;1;(1+(59*(1-[.AQ124])))*[.$A$39]+[.$A$133]/1000;0)" office:value-type="float" office:value="0" calcext:value-type="float">
            <text:p>0</text:p>
          </table:table-cell>
          <table:table-cell table:style-name="ce11" table:formula="of:=IF([.AR124]&lt;1;(1+(59*(1-[.AR124])))*[.$A$39]+[.$A$133]/1000;0)" office:value-type="float" office:value="0" calcext:value-type="float">
            <text:p>0</text:p>
          </table:table-cell>
          <table:table-cell table:style-name="ce11" table:formula="of:=IF([.AS124]&lt;1;(1+(59*(1-[.AS124])))*[.$A$39]+[.$A$133]/1000;0)" office:value-type="float" office:value="0" calcext:value-type="float">
            <text:p>0</text:p>
          </table:table-cell>
          <table:table-cell table:style-name="ce11" table:formula="of:=IF([.AT124]&lt;1;(1+(59*(1-[.AT124])))*[.$A$39]+[.$A$133]/1000;0)" office:value-type="float" office:value="0" calcext:value-type="float">
            <text:p>0</text:p>
          </table:table-cell>
          <table:table-cell table:style-name="ce11" table:formula="of:=IF([.AU124]&lt;1;(1+(59*(1-[.AU124])))*[.$A$39]+[.$A$133]/1000;0)" office:value-type="float" office:value="0" calcext:value-type="float">
            <text:p>0</text:p>
          </table:table-cell>
          <table:table-cell table:style-name="ce11" table:formula="of:=IF([.AV124]&lt;1;(1+(59*(1-[.AV124])))*[.$A$39]+[.$A$133]/1000;0)" office:value-type="float" office:value="0" calcext:value-type="float">
            <text:p>0</text:p>
          </table:table-cell>
          <table:table-cell table:style-name="ce11" table:formula="of:=IF([.AW124]&lt;1;(1+(59*(1-[.AW124])))*[.$A$39]+[.$A$133]/1000;0)" office:value-type="float" office:value="0" calcext:value-type="float">
            <text:p>0</text:p>
          </table:table-cell>
          <table:table-cell table:style-name="ce11" table:formula="of:=IF([.AX124]&lt;1;(1+(59*(1-[.AX124])))*[.$A$39]+[.$A$133]/1000;0)" office:value-type="float" office:value="0" calcext:value-type="float">
            <text:p>0</text:p>
          </table:table-cell>
          <table:table-cell table:style-name="ce11" table:formula="of:=IF([.AY124]&lt;1;(1+(59*(1-[.AY124])))*[.$A$39]+[.$A$133]/1000;0)" office:value-type="float" office:value="0" calcext:value-type="float">
            <text:p>0</text:p>
          </table:table-cell>
          <table:table-cell table:style-name="ce11" table:formula="of:=IF([.AZ124]&lt;1;(1+(59*(1-[.AZ124])))*[.$A$39]+[.$A$133]/1000;0)" office:value-type="float" office:value="0" calcext:value-type="float">
            <text:p>0</text:p>
          </table:table-cell>
          <table:table-cell table:style-name="ce11" table:formula="of:=IF([.BA124]&lt;1;(1+(59*(1-[.BA124])))*[.$A$39]+[.$A$133]/1000;0)" office:value-type="float" office:value="0" calcext:value-type="float">
            <text:p>0</text:p>
          </table:table-cell>
          <table:table-cell table:style-name="ce11" table:formula="of:=IF([.BB124]&lt;1;(1+(59*(1-[.BB124])))*[.$A$39]+[.$A$133]/1000;0)" office:value-type="float" office:value="0" calcext:value-type="float">
            <text:p>0</text:p>
          </table:table-cell>
          <table:table-cell table:style-name="ce11" table:formula="of:=IF([.BC124]&lt;1;(1+(59*(1-[.BC124])))*[.$A$39]+[.$A$133]/1000;0)" office:value-type="float" office:value="0" calcext:value-type="float">
            <text:p>0</text:p>
          </table:table-cell>
          <table:table-cell table:style-name="ce11" table:formula="of:=IF([.BD124]&lt;1;(1+(59*(1-[.BD124])))*[.$A$39]+[.$A$133]/1000;0)" office:value-type="float" office:value="0" calcext:value-type="float">
            <text:p>0</text:p>
          </table:table-cell>
          <table:table-cell table:style-name="ce11" table:formula="of:=IF([.BE124]&lt;1;(1+(59*(1-[.BE124])))*[.$A$39]+[.$A$133]/1000;0)" office:value-type="float" office:value="0" calcext:value-type="float">
            <text:p>0</text:p>
          </table:table-cell>
          <table:table-cell table:style-name="ce11" table:formula="of:=IF([.BF124]&lt;1;(1+(59*(1-[.BF124])))*[.$A$39]+[.$A$133]/1000;0)" office:value-type="float" office:value="0" calcext:value-type="float">
            <text:p>0</text:p>
          </table:table-cell>
          <table:table-cell table:style-name="ce11" table:formula="of:=IF([.BG124]&lt;1;(1+(59*(1-[.BG124])))*[.$A$39]+[.$A$133]/1000;0)" office:value-type="float" office:value="0" calcext:value-type="float">
            <text:p>0</text:p>
          </table:table-cell>
          <table:table-cell table:style-name="ce11" table:formula="of:=IF([.BH124]&lt;1;(1+(59*(1-[.BH124])))*[.$A$39]+[.$A$133]/1000;0)" office:value-type="float" office:value="0" calcext:value-type="float">
            <text:p>0</text:p>
          </table:table-cell>
          <table:table-cell table:style-name="ce11" table:formula="of:=IF([.BI124]&lt;1;(1+(59*(1-[.BI124])))*[.$A$39]+[.$A$133]/1000;0)" office:value-type="float" office:value="0" calcext:value-type="float">
            <text:p>0</text:p>
          </table:table-cell>
          <table:table-cell table:style-name="ce11" table:formula="of:=IF([.BJ124]&lt;1;(1+(59*(1-[.BJ124])))*[.$A$39]+[.$A$133]/1000;0)" office:value-type="float" office:value="0" calcext:value-type="float">
            <text:p>0</text:p>
          </table:table-cell>
          <table:table-cell table:style-name="ce11" table:formula="of:=IF([.BK124]&lt;1;(1+(59*(1-[.BK124])))*[.$A$39]+[.$A$133]/1000;0)" office:value-type="float" office:value="0" calcext:value-type="float">
            <text:p>0</text:p>
          </table:table-cell>
          <table:table-cell table:style-name="ce11" table:formula="of:=IF([.BL124]&lt;1;(1+(59*(1-[.BL124])))*[.$A$39]+[.$A$133]/1000;0)" office:value-type="float" office:value="0" calcext:value-type="float">
            <text:p>0</text:p>
          </table:table-cell>
          <table:table-cell table:style-name="ce11" table:formula="of:=IF([.BM124]&lt;1;(1+(59*(1-[.BM124])))*[.$A$39]+[.$A$133]/1000;0)" office:value-type="float" office:value="0" calcext:value-type="float">
            <text:p>0</text:p>
          </table:table-cell>
          <table:table-cell table:style-name="ce11" table:formula="of:=IF([.BN124]&lt;1;(1+(59*(1-[.BN124])))*[.$A$39]+[.$A$133]/1000;0)" office:value-type="float" office:value="0" calcext:value-type="float">
            <text:p>0</text:p>
          </table:table-cell>
          <table:table-cell table:style-name="ce11" table:formula="of:=IF([.BO124]&lt;1;(1+(59*(1-[.BO124])))*[.$A$39]+[.$A$133]/1000;0)" office:value-type="float" office:value="0" calcext:value-type="float">
            <text:p>0</text:p>
          </table:table-cell>
          <table:table-cell table:style-name="ce11" table:formula="of:=IF([.BP124]&lt;1;(1+(59*(1-[.BP124])))*[.$A$39]+[.$A$133]/1000;0)" office:value-type="float" office:value="0" calcext:value-type="float">
            <text:p>0</text:p>
          </table:table-cell>
          <table:table-cell table:style-name="ce11" table:formula="of:=IF([.BQ124]&lt;1;(1+(59*(1-[.BQ124])))*[.$A$39]+[.$A$133]/1000;0)" office:value-type="float" office:value="0" calcext:value-type="float">
            <text:p>0</text:p>
          </table:table-cell>
          <table:table-cell table:style-name="ce11" table:formula="of:=IF([.BR124]&lt;1;(1+(59*(1-[.BR124])))*[.$A$39]+[.$A$133]/1000;0)" office:value-type="float" office:value="0" calcext:value-type="float">
            <text:p>0</text:p>
          </table:table-cell>
          <table:table-cell table:style-name="ce11" table:formula="of:=IF([.BS124]&lt;1;(1+(59*(1-[.BS124])))*[.$A$39]+[.$A$133]/1000;0)" office:value-type="float" office:value="0" calcext:value-type="float">
            <text:p>0</text:p>
          </table:table-cell>
          <table:table-cell table:style-name="ce11" table:formula="of:=IF([.BT124]&lt;1;(1+(59*(1-[.BT124])))*[.$A$39]+[.$A$133]/1000;0)" office:value-type="float" office:value="0" calcext:value-type="float">
            <text:p>0</text:p>
          </table:table-cell>
          <table:table-cell table:style-name="ce11" table:formula="of:=IF([.BU124]&lt;1;(1+(59*(1-[.BU124])))*[.$A$39]+[.$A$133]/1000;0)" office:value-type="float" office:value="0" calcext:value-type="float">
            <text:p>0</text:p>
          </table:table-cell>
          <table:table-cell table:style-name="ce11" table:formula="of:=IF([.BV124]&lt;1;(1+(59*(1-[.BV124])))*[.$A$39]+[.$A$133]/1000;0)" office:value-type="float" office:value="0" calcext:value-type="float">
            <text:p>0</text:p>
          </table:table-cell>
          <table:table-cell table:style-name="ce11" table:formula="of:=IF([.BW124]&lt;1;(1+(59*(1-[.BW124])))*[.$A$39]+[.$A$133]/1000;0)" office:value-type="float" office:value="0" calcext:value-type="float">
            <text:p>0</text:p>
          </table:table-cell>
          <table:table-cell table:style-name="ce11" table:formula="of:=IF([.BX124]&lt;1;(1+(59*(1-[.BX124])))*[.$A$39]+[.$A$133]/1000;0)" office:value-type="float" office:value="0" calcext:value-type="float">
            <text:p>0</text:p>
          </table:table-cell>
          <table:table-cell table:style-name="ce11" table:formula="of:=IF([.BY124]&lt;1;(1+(59*(1-[.BY124])))*[.$A$39]+[.$A$133]/1000;0)" office:value-type="float" office:value="0" calcext:value-type="float">
            <text:p>0</text:p>
          </table:table-cell>
          <table:table-cell table:style-name="ce11" table:formula="of:=IF([.BZ124]&lt;1;(1+(59*(1-[.BZ124])))*[.$A$39]+[.$A$133]/1000;0)" office:value-type="float" office:value="0" calcext:value-type="float">
            <text:p>0</text:p>
          </table:table-cell>
          <table:table-cell table:style-name="ce11" table:formula="of:=IF([.CA124]&lt;1;(1+(59*(1-[.CA124])))*[.$A$39]+[.$A$133]/1000;0)" office:value-type="float" office:value="0" calcext:value-type="float">
            <text:p>0</text:p>
          </table:table-cell>
          <table:table-cell table:style-name="ce11" table:formula="of:=IF([.CB124]&lt;1;(1+(59*(1-[.CB124])))*[.$A$39]+[.$A$133]/1000;0)" office:value-type="float" office:value="0" calcext:value-type="float">
            <text:p>0</text:p>
          </table:table-cell>
          <table:table-cell table:style-name="ce11" table:formula="of:=IF([.CC124]&lt;1;(1+(59*(1-[.CC124])))*[.$A$39]+[.$A$133]/1000;0)" office:value-type="float" office:value="0" calcext:value-type="float">
            <text:p>0</text:p>
          </table:table-cell>
          <table:table-cell table:style-name="ce11" table:formula="of:=IF([.CD124]&lt;1;(1+(59*(1-[.CD124])))*[.$A$39]+[.$A$133]/1000;0)" office:value-type="float" office:value="0" calcext:value-type="float">
            <text:p>0</text:p>
          </table:table-cell>
          <table:table-cell table:style-name="ce11" table:formula="of:=IF([.CE124]&lt;1;(1+(59*(1-[.CE124])))*[.$A$39]+[.$A$133]/1000;0)" office:value-type="float" office:value="0" calcext:value-type="float">
            <text:p>0</text:p>
          </table:table-cell>
          <table:table-cell table:style-name="ce11" table:formula="of:=IF([.CF124]&lt;1;(1+(59*(1-[.CF124])))*[.$A$39]+[.$A$133]/1000;0)" office:value-type="float" office:value="0" calcext:value-type="float">
            <text:p>0</text:p>
          </table:table-cell>
          <table:table-cell table:style-name="ce11" table:formula="of:=IF([.CG124]&lt;1;(1+(59*(1-[.CG124])))*[.$A$39]+[.$A$133]/1000;0)" office:value-type="float" office:value="0" calcext:value-type="float">
            <text:p>0</text:p>
          </table:table-cell>
          <table:table-cell table:style-name="ce11" table:formula="of:=IF([.CH124]&lt;1;(1+(59*(1-[.CH124])))*[.$A$39]+[.$A$133]/1000;0)" office:value-type="float" office:value="0" calcext:value-type="float">
            <text:p>0</text:p>
          </table:table-cell>
          <table:table-cell table:style-name="ce11" table:formula="of:=IF([.CI124]&lt;1;(1+(59*(1-[.CI124])))*[.$A$39]+[.$A$133]/1000;0)" office:value-type="float" office:value="0" calcext:value-type="float">
            <text:p>0</text:p>
          </table:table-cell>
          <table:table-cell table:style-name="ce11" table:formula="of:=IF([.CJ124]&lt;1;(1+(59*(1-[.CJ124])))*[.$A$39]+[.$A$133]/1000;0)" office:value-type="float" office:value="0" calcext:value-type="float">
            <text:p>0</text:p>
          </table:table-cell>
          <table:table-cell table:style-name="ce11" table:formula="of:=IF([.CK124]&lt;1;(1+(59*(1-[.CK124])))*[.$A$39]+[.$A$133]/1000;0)" office:value-type="float" office:value="0" calcext:value-type="float">
            <text:p>0</text:p>
          </table:table-cell>
          <table:table-cell table:style-name="ce11" table:formula="of:=IF([.CL124]&lt;1;(1+(59*(1-[.CL124])))*[.$A$39]+[.$A$133]/1000;0)" office:value-type="float" office:value="0" calcext:value-type="float">
            <text:p>0</text:p>
          </table:table-cell>
          <table:table-cell table:style-name="ce11" table:formula="of:=IF([.CM124]&lt;1;(1+(59*(1-[.CM124])))*[.$A$39]+[.$A$133]/1000;0)" office:value-type="float" office:value="0" calcext:value-type="float">
            <text:p>0</text:p>
          </table:table-cell>
          <table:table-cell table:style-name="ce11" table:formula="of:=IF([.CN124]&lt;1;(1+(59*(1-[.CN124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5]&lt;1;(1+(59*(1-[.A125])))*[.$A$39]+[.$A$133]/1000;0)" office:value-type="float" office:value="1246" calcext:value-type="float">
            <text:p>1246</text:p>
          </table:table-cell>
          <table:table-cell table:style-name="ce11" table:formula="of:=IF([.B125]&lt;1;(1+(59*(1-[.B125])))*[.$A$39]+[.$A$133]/1000;0)" office:value-type="float" office:value="1210.6" calcext:value-type="float">
            <text:p>1211</text:p>
          </table:table-cell>
          <table:table-cell table:style-name="ce11" table:formula="of:=IF([.C125]&lt;1;(1+(59*(1-[.C125])))*[.$A$39]+[.$A$133]/1000;0)" office:value-type="float" office:value="1171.66" calcext:value-type="float">
            <text:p>1172</text:p>
          </table:table-cell>
          <table:table-cell table:style-name="ce11" table:formula="of:=IF([.D125]&lt;1;(1+(59*(1-[.D125])))*[.$A$39]+[.$A$133]/1000;0)" office:value-type="float" office:value="1128.826" calcext:value-type="float">
            <text:p>1129</text:p>
          </table:table-cell>
          <table:table-cell table:style-name="ce11" table:formula="of:=IF([.E125]&lt;1;(1+(59*(1-[.E125])))*[.$A$39]+[.$A$133]/1000;0)" office:value-type="float" office:value="1081.7086" calcext:value-type="float">
            <text:p>1082</text:p>
          </table:table-cell>
          <table:table-cell table:style-name="ce11" table:formula="of:=IF([.F125]&lt;1;(1+(59*(1-[.F125])))*[.$A$39]+[.$A$133]/1000;0)" office:value-type="float" office:value="1029.87946" calcext:value-type="float">
            <text:p>1030</text:p>
          </table:table-cell>
          <table:table-cell table:style-name="ce11" table:formula="of:=IF([.G125]&lt;1;(1+(59*(1-[.G125])))*[.$A$39]+[.$A$133]/1000;0)" office:value-type="float" office:value="0" calcext:value-type="float">
            <text:p>0</text:p>
          </table:table-cell>
          <table:table-cell table:style-name="ce11" table:formula="of:=IF([.H125]&lt;1;(1+(59*(1-[.H125])))*[.$A$39]+[.$A$133]/1000;0)" office:value-type="float" office:value="0" calcext:value-type="float">
            <text:p>0</text:p>
          </table:table-cell>
          <table:table-cell table:style-name="ce11" table:formula="of:=IF([.I125]&lt;1;(1+(59*(1-[.I125])))*[.$A$39]+[.$A$133]/1000;0)" office:value-type="float" office:value="0" calcext:value-type="float">
            <text:p>0</text:p>
          </table:table-cell>
          <table:table-cell table:style-name="ce11" table:formula="of:=IF([.J125]&lt;1;(1+(59*(1-[.J125])))*[.$A$39]+[.$A$133]/1000;0)" office:value-type="float" office:value="0" calcext:value-type="float">
            <text:p>0</text:p>
          </table:table-cell>
          <table:table-cell table:style-name="ce11" table:formula="of:=IF([.K125]&lt;1;(1+(59*(1-[.K125])))*[.$A$39]+[.$A$133]/1000;0)" office:value-type="float" office:value="0" calcext:value-type="float">
            <text:p>0</text:p>
          </table:table-cell>
          <table:table-cell table:style-name="ce11" table:formula="of:=IF([.L125]&lt;1;(1+(59*(1-[.L125])))*[.$A$39]+[.$A$133]/1000;0)" office:value-type="float" office:value="0" calcext:value-type="float">
            <text:p>0</text:p>
          </table:table-cell>
          <table:table-cell table:style-name="ce11" table:formula="of:=IF([.M125]&lt;1;(1+(59*(1-[.M125])))*[.$A$39]+[.$A$133]/1000;0)" office:value-type="float" office:value="0" calcext:value-type="float">
            <text:p>0</text:p>
          </table:table-cell>
          <table:table-cell table:style-name="ce11" table:formula="of:=IF([.N125]&lt;1;(1+(59*(1-[.N125])))*[.$A$39]+[.$A$133]/1000;0)" office:value-type="float" office:value="0" calcext:value-type="float">
            <text:p>0</text:p>
          </table:table-cell>
          <table:table-cell table:style-name="ce11" table:formula="of:=IF([.O125]&lt;1;(1+(59*(1-[.O125])))*[.$A$39]+[.$A$133]/1000;0)" office:value-type="float" office:value="0" calcext:value-type="float">
            <text:p>0</text:p>
          </table:table-cell>
          <table:table-cell table:style-name="ce11" table:formula="of:=IF([.P125]&lt;1;(1+(59*(1-[.P125])))*[.$A$39]+[.$A$133]/1000;0)" office:value-type="float" office:value="0" calcext:value-type="float">
            <text:p>0</text:p>
          </table:table-cell>
          <table:table-cell table:style-name="ce11" table:formula="of:=IF([.Q125]&lt;1;(1+(59*(1-[.Q125])))*[.$A$39]+[.$A$133]/1000;0)" office:value-type="float" office:value="0" calcext:value-type="float">
            <text:p>0</text:p>
          </table:table-cell>
          <table:table-cell table:style-name="ce11" table:formula="of:=IF([.R125]&lt;1;(1+(59*(1-[.R125])))*[.$A$39]+[.$A$133]/1000;0)" office:value-type="float" office:value="0" calcext:value-type="float">
            <text:p>0</text:p>
          </table:table-cell>
          <table:table-cell table:style-name="ce11" table:formula="of:=IF([.S125]&lt;1;(1+(59*(1-[.S125])))*[.$A$39]+[.$A$133]/1000;0)" office:value-type="float" office:value="0" calcext:value-type="float">
            <text:p>0</text:p>
          </table:table-cell>
          <table:table-cell table:style-name="ce11" table:formula="of:=IF([.T125]&lt;1;(1+(59*(1-[.T125])))*[.$A$39]+[.$A$133]/1000;0)" office:value-type="float" office:value="0" calcext:value-type="float">
            <text:p>0</text:p>
          </table:table-cell>
          <table:table-cell table:style-name="ce11" table:formula="of:=IF([.U125]&lt;1;(1+(59*(1-[.U125])))*[.$A$39]+[.$A$133]/1000;0)" office:value-type="float" office:value="0" calcext:value-type="float">
            <text:p>0</text:p>
          </table:table-cell>
          <table:table-cell table:style-name="ce11" table:formula="of:=IF([.V125]&lt;1;(1+(59*(1-[.V125])))*[.$A$39]+[.$A$133]/1000;0)" office:value-type="float" office:value="0" calcext:value-type="float">
            <text:p>0</text:p>
          </table:table-cell>
          <table:table-cell table:style-name="ce11" table:formula="of:=IF([.W125]&lt;1;(1+(59*(1-[.W125])))*[.$A$39]+[.$A$133]/1000;0)" office:value-type="float" office:value="0" calcext:value-type="float">
            <text:p>0</text:p>
          </table:table-cell>
          <table:table-cell table:style-name="ce11" table:formula="of:=IF([.X125]&lt;1;(1+(59*(1-[.X125])))*[.$A$39]+[.$A$133]/1000;0)" office:value-type="float" office:value="0" calcext:value-type="float">
            <text:p>0</text:p>
          </table:table-cell>
          <table:table-cell table:style-name="ce11" table:formula="of:=IF([.Y125]&lt;1;(1+(59*(1-[.Y125])))*[.$A$39]+[.$A$133]/1000;0)" office:value-type="float" office:value="0" calcext:value-type="float">
            <text:p>0</text:p>
          </table:table-cell>
          <table:table-cell table:style-name="ce11" table:formula="of:=IF([.Z125]&lt;1;(1+(59*(1-[.Z125])))*[.$A$39]+[.$A$133]/1000;0)" office:value-type="float" office:value="0" calcext:value-type="float">
            <text:p>0</text:p>
          </table:table-cell>
          <table:table-cell table:style-name="ce11" table:formula="of:=IF([.AA125]&lt;1;(1+(59*(1-[.AA125])))*[.$A$39]+[.$A$133]/1000;0)" office:value-type="float" office:value="0" calcext:value-type="float">
            <text:p>0</text:p>
          </table:table-cell>
          <table:table-cell table:style-name="ce11" table:formula="of:=IF([.AB125]&lt;1;(1+(59*(1-[.AB125])))*[.$A$39]+[.$A$133]/1000;0)" office:value-type="float" office:value="0" calcext:value-type="float">
            <text:p>0</text:p>
          </table:table-cell>
          <table:table-cell table:style-name="ce11" table:formula="of:=IF([.AC125]&lt;1;(1+(59*(1-[.AC125])))*[.$A$39]+[.$A$133]/1000;0)" office:value-type="float" office:value="0" calcext:value-type="float">
            <text:p>0</text:p>
          </table:table-cell>
          <table:table-cell table:style-name="ce11" table:formula="of:=IF([.AD125]&lt;1;(1+(59*(1-[.AD125])))*[.$A$39]+[.$A$133]/1000;0)" office:value-type="float" office:value="0" calcext:value-type="float">
            <text:p>0</text:p>
          </table:table-cell>
          <table:table-cell table:style-name="ce11" table:formula="of:=IF([.AE125]&lt;1;(1+(59*(1-[.AE125])))*[.$A$39]+[.$A$133]/1000;0)" office:value-type="float" office:value="0" calcext:value-type="float">
            <text:p>0</text:p>
          </table:table-cell>
          <table:table-cell table:style-name="ce11" table:formula="of:=IF([.AF125]&lt;1;(1+(59*(1-[.AF125])))*[.$A$39]+[.$A$133]/1000;0)" office:value-type="float" office:value="0" calcext:value-type="float">
            <text:p>0</text:p>
          </table:table-cell>
          <table:table-cell table:style-name="ce11" table:formula="of:=IF([.AG125]&lt;1;(1+(59*(1-[.AG125])))*[.$A$39]+[.$A$133]/1000;0)" office:value-type="float" office:value="0" calcext:value-type="float">
            <text:p>0</text:p>
          </table:table-cell>
          <table:table-cell table:style-name="ce11" table:formula="of:=IF([.AH125]&lt;1;(1+(59*(1-[.AH125])))*[.$A$39]+[.$A$133]/1000;0)" office:value-type="float" office:value="0" calcext:value-type="float">
            <text:p>0</text:p>
          </table:table-cell>
          <table:table-cell table:style-name="ce11" table:formula="of:=IF([.AI125]&lt;1;(1+(59*(1-[.AI125])))*[.$A$39]+[.$A$133]/1000;0)" office:value-type="float" office:value="0" calcext:value-type="float">
            <text:p>0</text:p>
          </table:table-cell>
          <table:table-cell table:style-name="ce11" table:formula="of:=IF([.AJ125]&lt;1;(1+(59*(1-[.AJ125])))*[.$A$39]+[.$A$133]/1000;0)" office:value-type="float" office:value="0" calcext:value-type="float">
            <text:p>0</text:p>
          </table:table-cell>
          <table:table-cell table:style-name="ce11" table:formula="of:=IF([.AK125]&lt;1;(1+(59*(1-[.AK125])))*[.$A$39]+[.$A$133]/1000;0)" office:value-type="float" office:value="0" calcext:value-type="float">
            <text:p>0</text:p>
          </table:table-cell>
          <table:table-cell table:style-name="ce11" table:formula="of:=IF([.AL125]&lt;1;(1+(59*(1-[.AL125])))*[.$A$39]+[.$A$133]/1000;0)" office:value-type="float" office:value="0" calcext:value-type="float">
            <text:p>0</text:p>
          </table:table-cell>
          <table:table-cell table:style-name="ce11" table:formula="of:=IF([.AM125]&lt;1;(1+(59*(1-[.AM125])))*[.$A$39]+[.$A$133]/1000;0)" office:value-type="float" office:value="0" calcext:value-type="float">
            <text:p>0</text:p>
          </table:table-cell>
          <table:table-cell table:style-name="ce11" table:formula="of:=IF([.AN125]&lt;1;(1+(59*(1-[.AN125])))*[.$A$39]+[.$A$133]/1000;0)" office:value-type="float" office:value="0" calcext:value-type="float">
            <text:p>0</text:p>
          </table:table-cell>
          <table:table-cell table:style-name="ce11" table:formula="of:=IF([.AO125]&lt;1;(1+(59*(1-[.AO125])))*[.$A$39]+[.$A$133]/1000;0)" office:value-type="float" office:value="0" calcext:value-type="float">
            <text:p>0</text:p>
          </table:table-cell>
          <table:table-cell table:style-name="ce11" table:formula="of:=IF([.AP125]&lt;1;(1+(59*(1-[.AP125])))*[.$A$39]+[.$A$133]/1000;0)" office:value-type="float" office:value="0" calcext:value-type="float">
            <text:p>0</text:p>
          </table:table-cell>
          <table:table-cell table:style-name="ce11" table:formula="of:=IF([.AQ125]&lt;1;(1+(59*(1-[.AQ125])))*[.$A$39]+[.$A$133]/1000;0)" office:value-type="float" office:value="0" calcext:value-type="float">
            <text:p>0</text:p>
          </table:table-cell>
          <table:table-cell table:style-name="ce11" table:formula="of:=IF([.AR125]&lt;1;(1+(59*(1-[.AR125])))*[.$A$39]+[.$A$133]/1000;0)" office:value-type="float" office:value="0" calcext:value-type="float">
            <text:p>0</text:p>
          </table:table-cell>
          <table:table-cell table:style-name="ce11" table:formula="of:=IF([.AS125]&lt;1;(1+(59*(1-[.AS125])))*[.$A$39]+[.$A$133]/1000;0)" office:value-type="float" office:value="0" calcext:value-type="float">
            <text:p>0</text:p>
          </table:table-cell>
          <table:table-cell table:style-name="ce11" table:formula="of:=IF([.AT125]&lt;1;(1+(59*(1-[.AT125])))*[.$A$39]+[.$A$133]/1000;0)" office:value-type="float" office:value="0" calcext:value-type="float">
            <text:p>0</text:p>
          </table:table-cell>
          <table:table-cell table:style-name="ce11" table:formula="of:=IF([.AU125]&lt;1;(1+(59*(1-[.AU125])))*[.$A$39]+[.$A$133]/1000;0)" office:value-type="float" office:value="0" calcext:value-type="float">
            <text:p>0</text:p>
          </table:table-cell>
          <table:table-cell table:style-name="ce11" table:formula="of:=IF([.AV125]&lt;1;(1+(59*(1-[.AV125])))*[.$A$39]+[.$A$133]/1000;0)" office:value-type="float" office:value="0" calcext:value-type="float">
            <text:p>0</text:p>
          </table:table-cell>
          <table:table-cell table:style-name="ce11" table:formula="of:=IF([.AW125]&lt;1;(1+(59*(1-[.AW125])))*[.$A$39]+[.$A$133]/1000;0)" office:value-type="float" office:value="0" calcext:value-type="float">
            <text:p>0</text:p>
          </table:table-cell>
          <table:table-cell table:style-name="ce11" table:formula="of:=IF([.AX125]&lt;1;(1+(59*(1-[.AX125])))*[.$A$39]+[.$A$133]/1000;0)" office:value-type="float" office:value="0" calcext:value-type="float">
            <text:p>0</text:p>
          </table:table-cell>
          <table:table-cell table:style-name="ce11" table:formula="of:=IF([.AY125]&lt;1;(1+(59*(1-[.AY125])))*[.$A$39]+[.$A$133]/1000;0)" office:value-type="float" office:value="0" calcext:value-type="float">
            <text:p>0</text:p>
          </table:table-cell>
          <table:table-cell table:style-name="ce11" table:formula="of:=IF([.AZ125]&lt;1;(1+(59*(1-[.AZ125])))*[.$A$39]+[.$A$133]/1000;0)" office:value-type="float" office:value="0" calcext:value-type="float">
            <text:p>0</text:p>
          </table:table-cell>
          <table:table-cell table:style-name="ce11" table:formula="of:=IF([.BA125]&lt;1;(1+(59*(1-[.BA125])))*[.$A$39]+[.$A$133]/1000;0)" office:value-type="float" office:value="0" calcext:value-type="float">
            <text:p>0</text:p>
          </table:table-cell>
          <table:table-cell table:style-name="ce11" table:formula="of:=IF([.BB125]&lt;1;(1+(59*(1-[.BB125])))*[.$A$39]+[.$A$133]/1000;0)" office:value-type="float" office:value="0" calcext:value-type="float">
            <text:p>0</text:p>
          </table:table-cell>
          <table:table-cell table:style-name="ce11" table:formula="of:=IF([.BC125]&lt;1;(1+(59*(1-[.BC125])))*[.$A$39]+[.$A$133]/1000;0)" office:value-type="float" office:value="0" calcext:value-type="float">
            <text:p>0</text:p>
          </table:table-cell>
          <table:table-cell table:style-name="ce11" table:formula="of:=IF([.BD125]&lt;1;(1+(59*(1-[.BD125])))*[.$A$39]+[.$A$133]/1000;0)" office:value-type="float" office:value="0" calcext:value-type="float">
            <text:p>0</text:p>
          </table:table-cell>
          <table:table-cell table:style-name="ce11" table:formula="of:=IF([.BE125]&lt;1;(1+(59*(1-[.BE125])))*[.$A$39]+[.$A$133]/1000;0)" office:value-type="float" office:value="0" calcext:value-type="float">
            <text:p>0</text:p>
          </table:table-cell>
          <table:table-cell table:style-name="ce11" table:formula="of:=IF([.BF125]&lt;1;(1+(59*(1-[.BF125])))*[.$A$39]+[.$A$133]/1000;0)" office:value-type="float" office:value="0" calcext:value-type="float">
            <text:p>0</text:p>
          </table:table-cell>
          <table:table-cell table:style-name="ce11" table:formula="of:=IF([.BG125]&lt;1;(1+(59*(1-[.BG125])))*[.$A$39]+[.$A$133]/1000;0)" office:value-type="float" office:value="0" calcext:value-type="float">
            <text:p>0</text:p>
          </table:table-cell>
          <table:table-cell table:style-name="ce11" table:formula="of:=IF([.BH125]&lt;1;(1+(59*(1-[.BH125])))*[.$A$39]+[.$A$133]/1000;0)" office:value-type="float" office:value="0" calcext:value-type="float">
            <text:p>0</text:p>
          </table:table-cell>
          <table:table-cell table:style-name="ce11" table:formula="of:=IF([.BI125]&lt;1;(1+(59*(1-[.BI125])))*[.$A$39]+[.$A$133]/1000;0)" office:value-type="float" office:value="0" calcext:value-type="float">
            <text:p>0</text:p>
          </table:table-cell>
          <table:table-cell table:style-name="ce11" table:formula="of:=IF([.BJ125]&lt;1;(1+(59*(1-[.BJ125])))*[.$A$39]+[.$A$133]/1000;0)" office:value-type="float" office:value="0" calcext:value-type="float">
            <text:p>0</text:p>
          </table:table-cell>
          <table:table-cell table:style-name="ce11" table:formula="of:=IF([.BK125]&lt;1;(1+(59*(1-[.BK125])))*[.$A$39]+[.$A$133]/1000;0)" office:value-type="float" office:value="0" calcext:value-type="float">
            <text:p>0</text:p>
          </table:table-cell>
          <table:table-cell table:style-name="ce11" table:formula="of:=IF([.BL125]&lt;1;(1+(59*(1-[.BL125])))*[.$A$39]+[.$A$133]/1000;0)" office:value-type="float" office:value="0" calcext:value-type="float">
            <text:p>0</text:p>
          </table:table-cell>
          <table:table-cell table:style-name="ce11" table:formula="of:=IF([.BM125]&lt;1;(1+(59*(1-[.BM125])))*[.$A$39]+[.$A$133]/1000;0)" office:value-type="float" office:value="0" calcext:value-type="float">
            <text:p>0</text:p>
          </table:table-cell>
          <table:table-cell table:style-name="ce11" table:formula="of:=IF([.BN125]&lt;1;(1+(59*(1-[.BN125])))*[.$A$39]+[.$A$133]/1000;0)" office:value-type="float" office:value="0" calcext:value-type="float">
            <text:p>0</text:p>
          </table:table-cell>
          <table:table-cell table:style-name="ce11" table:formula="of:=IF([.BO125]&lt;1;(1+(59*(1-[.BO125])))*[.$A$39]+[.$A$133]/1000;0)" office:value-type="float" office:value="0" calcext:value-type="float">
            <text:p>0</text:p>
          </table:table-cell>
          <table:table-cell table:style-name="ce11" table:formula="of:=IF([.BP125]&lt;1;(1+(59*(1-[.BP125])))*[.$A$39]+[.$A$133]/1000;0)" office:value-type="float" office:value="0" calcext:value-type="float">
            <text:p>0</text:p>
          </table:table-cell>
          <table:table-cell table:style-name="ce11" table:formula="of:=IF([.BQ125]&lt;1;(1+(59*(1-[.BQ125])))*[.$A$39]+[.$A$133]/1000;0)" office:value-type="float" office:value="0" calcext:value-type="float">
            <text:p>0</text:p>
          </table:table-cell>
          <table:table-cell table:style-name="ce11" table:formula="of:=IF([.BR125]&lt;1;(1+(59*(1-[.BR125])))*[.$A$39]+[.$A$133]/1000;0)" office:value-type="float" office:value="0" calcext:value-type="float">
            <text:p>0</text:p>
          </table:table-cell>
          <table:table-cell table:style-name="ce11" table:formula="of:=IF([.BS125]&lt;1;(1+(59*(1-[.BS125])))*[.$A$39]+[.$A$133]/1000;0)" office:value-type="float" office:value="0" calcext:value-type="float">
            <text:p>0</text:p>
          </table:table-cell>
          <table:table-cell table:style-name="ce11" table:formula="of:=IF([.BT125]&lt;1;(1+(59*(1-[.BT125])))*[.$A$39]+[.$A$133]/1000;0)" office:value-type="float" office:value="0" calcext:value-type="float">
            <text:p>0</text:p>
          </table:table-cell>
          <table:table-cell table:style-name="ce11" table:formula="of:=IF([.BU125]&lt;1;(1+(59*(1-[.BU125])))*[.$A$39]+[.$A$133]/1000;0)" office:value-type="float" office:value="0" calcext:value-type="float">
            <text:p>0</text:p>
          </table:table-cell>
          <table:table-cell table:style-name="ce11" table:formula="of:=IF([.BV125]&lt;1;(1+(59*(1-[.BV125])))*[.$A$39]+[.$A$133]/1000;0)" office:value-type="float" office:value="0" calcext:value-type="float">
            <text:p>0</text:p>
          </table:table-cell>
          <table:table-cell table:style-name="ce11" table:formula="of:=IF([.BW125]&lt;1;(1+(59*(1-[.BW125])))*[.$A$39]+[.$A$133]/1000;0)" office:value-type="float" office:value="0" calcext:value-type="float">
            <text:p>0</text:p>
          </table:table-cell>
          <table:table-cell table:style-name="ce11" table:formula="of:=IF([.BX125]&lt;1;(1+(59*(1-[.BX125])))*[.$A$39]+[.$A$133]/1000;0)" office:value-type="float" office:value="0" calcext:value-type="float">
            <text:p>0</text:p>
          </table:table-cell>
          <table:table-cell table:style-name="ce11" table:formula="of:=IF([.BY125]&lt;1;(1+(59*(1-[.BY125])))*[.$A$39]+[.$A$133]/1000;0)" office:value-type="float" office:value="0" calcext:value-type="float">
            <text:p>0</text:p>
          </table:table-cell>
          <table:table-cell table:style-name="ce11" table:formula="of:=IF([.BZ125]&lt;1;(1+(59*(1-[.BZ125])))*[.$A$39]+[.$A$133]/1000;0)" office:value-type="float" office:value="0" calcext:value-type="float">
            <text:p>0</text:p>
          </table:table-cell>
          <table:table-cell table:style-name="ce11" table:formula="of:=IF([.CA125]&lt;1;(1+(59*(1-[.CA125])))*[.$A$39]+[.$A$133]/1000;0)" office:value-type="float" office:value="0" calcext:value-type="float">
            <text:p>0</text:p>
          </table:table-cell>
          <table:table-cell table:style-name="ce11" table:formula="of:=IF([.CB125]&lt;1;(1+(59*(1-[.CB125])))*[.$A$39]+[.$A$133]/1000;0)" office:value-type="float" office:value="0" calcext:value-type="float">
            <text:p>0</text:p>
          </table:table-cell>
          <table:table-cell table:style-name="ce11" table:formula="of:=IF([.CC125]&lt;1;(1+(59*(1-[.CC125])))*[.$A$39]+[.$A$133]/1000;0)" office:value-type="float" office:value="0" calcext:value-type="float">
            <text:p>0</text:p>
          </table:table-cell>
          <table:table-cell table:style-name="ce11" table:formula="of:=IF([.CD125]&lt;1;(1+(59*(1-[.CD125])))*[.$A$39]+[.$A$133]/1000;0)" office:value-type="float" office:value="0" calcext:value-type="float">
            <text:p>0</text:p>
          </table:table-cell>
          <table:table-cell table:style-name="ce11" table:formula="of:=IF([.CE125]&lt;1;(1+(59*(1-[.CE125])))*[.$A$39]+[.$A$133]/1000;0)" office:value-type="float" office:value="0" calcext:value-type="float">
            <text:p>0</text:p>
          </table:table-cell>
          <table:table-cell table:style-name="ce11" table:formula="of:=IF([.CF125]&lt;1;(1+(59*(1-[.CF125])))*[.$A$39]+[.$A$133]/1000;0)" office:value-type="float" office:value="0" calcext:value-type="float">
            <text:p>0</text:p>
          </table:table-cell>
          <table:table-cell table:style-name="ce11" table:formula="of:=IF([.CG125]&lt;1;(1+(59*(1-[.CG125])))*[.$A$39]+[.$A$133]/1000;0)" office:value-type="float" office:value="0" calcext:value-type="float">
            <text:p>0</text:p>
          </table:table-cell>
          <table:table-cell table:style-name="ce11" table:formula="of:=IF([.CH125]&lt;1;(1+(59*(1-[.CH125])))*[.$A$39]+[.$A$133]/1000;0)" office:value-type="float" office:value="0" calcext:value-type="float">
            <text:p>0</text:p>
          </table:table-cell>
          <table:table-cell table:style-name="ce11" table:formula="of:=IF([.CI125]&lt;1;(1+(59*(1-[.CI125])))*[.$A$39]+[.$A$133]/1000;0)" office:value-type="float" office:value="0" calcext:value-type="float">
            <text:p>0</text:p>
          </table:table-cell>
          <table:table-cell table:style-name="ce11" table:formula="of:=IF([.CJ125]&lt;1;(1+(59*(1-[.CJ125])))*[.$A$39]+[.$A$133]/1000;0)" office:value-type="float" office:value="0" calcext:value-type="float">
            <text:p>0</text:p>
          </table:table-cell>
          <table:table-cell table:style-name="ce11" table:formula="of:=IF([.CK125]&lt;1;(1+(59*(1-[.CK125])))*[.$A$39]+[.$A$133]/1000;0)" office:value-type="float" office:value="0" calcext:value-type="float">
            <text:p>0</text:p>
          </table:table-cell>
          <table:table-cell table:style-name="ce11" table:formula="of:=IF([.CL125]&lt;1;(1+(59*(1-[.CL125])))*[.$A$39]+[.$A$133]/1000;0)" office:value-type="float" office:value="0" calcext:value-type="float">
            <text:p>0</text:p>
          </table:table-cell>
          <table:table-cell table:style-name="ce11" table:formula="of:=IF([.CM125]&lt;1;(1+(59*(1-[.CM125])))*[.$A$39]+[.$A$133]/1000;0)" office:value-type="float" office:value="0" calcext:value-type="float">
            <text:p>0</text:p>
          </table:table-cell>
          <table:table-cell table:style-name="ce11" table:formula="of:=IF([.CN125]&lt;1;(1+(59*(1-[.CN125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6]&lt;1;(1+(59*(1-[.A126])))*[.$A$39]+[.$A$133]/1000;0)" office:value-type="float" office:value="1187" calcext:value-type="float">
            <text:p>1187</text:p>
          </table:table-cell>
          <table:table-cell table:style-name="ce11" table:formula="of:=IF([.B126]&lt;1;(1+(59*(1-[.B126])))*[.$A$39]+[.$A$133]/1000;0)" office:value-type="float" office:value="1145.7" calcext:value-type="float">
            <text:p>1146</text:p>
          </table:table-cell>
          <table:table-cell table:style-name="ce11" table:formula="of:=IF([.C126]&lt;1;(1+(59*(1-[.C126])))*[.$A$39]+[.$A$133]/1000;0)" office:value-type="float" office:value="1100.27" calcext:value-type="float">
            <text:p>1100</text:p>
          </table:table-cell>
          <table:table-cell table:style-name="ce11" table:formula="of:=IF([.D126]&lt;1;(1+(59*(1-[.D126])))*[.$A$39]+[.$A$133]/1000;0)" office:value-type="float" office:value="1050.297" calcext:value-type="float">
            <text:p>1050</text:p>
          </table:table-cell>
          <table:table-cell table:style-name="ce11" table:formula="of:=IF([.E126]&lt;1;(1+(59*(1-[.E126])))*[.$A$39]+[.$A$133]/1000;0)" office:value-type="float" office:value="0" calcext:value-type="float">
            <text:p>0</text:p>
          </table:table-cell>
          <table:table-cell table:style-name="ce11" table:formula="of:=IF([.F126]&lt;1;(1+(59*(1-[.F126])))*[.$A$39]+[.$A$133]/1000;0)" office:value-type="float" office:value="0" calcext:value-type="float">
            <text:p>0</text:p>
          </table:table-cell>
          <table:table-cell table:style-name="ce11" table:formula="of:=IF([.G126]&lt;1;(1+(59*(1-[.G126])))*[.$A$39]+[.$A$133]/1000;0)" office:value-type="float" office:value="0" calcext:value-type="float">
            <text:p>0</text:p>
          </table:table-cell>
          <table:table-cell table:style-name="ce11" table:formula="of:=IF([.H126]&lt;1;(1+(59*(1-[.H126])))*[.$A$39]+[.$A$133]/1000;0)" office:value-type="float" office:value="0" calcext:value-type="float">
            <text:p>0</text:p>
          </table:table-cell>
          <table:table-cell table:style-name="ce11" table:formula="of:=IF([.I126]&lt;1;(1+(59*(1-[.I126])))*[.$A$39]+[.$A$133]/1000;0)" office:value-type="float" office:value="0" calcext:value-type="float">
            <text:p>0</text:p>
          </table:table-cell>
          <table:table-cell table:style-name="ce11" table:formula="of:=IF([.J126]&lt;1;(1+(59*(1-[.J126])))*[.$A$39]+[.$A$133]/1000;0)" office:value-type="float" office:value="0" calcext:value-type="float">
            <text:p>0</text:p>
          </table:table-cell>
          <table:table-cell table:style-name="ce11" table:formula="of:=IF([.K126]&lt;1;(1+(59*(1-[.K126])))*[.$A$39]+[.$A$133]/1000;0)" office:value-type="float" office:value="0" calcext:value-type="float">
            <text:p>0</text:p>
          </table:table-cell>
          <table:table-cell table:style-name="ce11" table:formula="of:=IF([.L126]&lt;1;(1+(59*(1-[.L126])))*[.$A$39]+[.$A$133]/1000;0)" office:value-type="float" office:value="0" calcext:value-type="float">
            <text:p>0</text:p>
          </table:table-cell>
          <table:table-cell table:style-name="ce11" table:formula="of:=IF([.M126]&lt;1;(1+(59*(1-[.M126])))*[.$A$39]+[.$A$133]/1000;0)" office:value-type="float" office:value="0" calcext:value-type="float">
            <text:p>0</text:p>
          </table:table-cell>
          <table:table-cell table:style-name="ce11" table:formula="of:=IF([.N126]&lt;1;(1+(59*(1-[.N126])))*[.$A$39]+[.$A$133]/1000;0)" office:value-type="float" office:value="0" calcext:value-type="float">
            <text:p>0</text:p>
          </table:table-cell>
          <table:table-cell table:style-name="ce11" table:formula="of:=IF([.O126]&lt;1;(1+(59*(1-[.O126])))*[.$A$39]+[.$A$133]/1000;0)" office:value-type="float" office:value="0" calcext:value-type="float">
            <text:p>0</text:p>
          </table:table-cell>
          <table:table-cell table:style-name="ce11" table:formula="of:=IF([.P126]&lt;1;(1+(59*(1-[.P126])))*[.$A$39]+[.$A$133]/1000;0)" office:value-type="float" office:value="0" calcext:value-type="float">
            <text:p>0</text:p>
          </table:table-cell>
          <table:table-cell table:style-name="ce11" table:formula="of:=IF([.Q126]&lt;1;(1+(59*(1-[.Q126])))*[.$A$39]+[.$A$133]/1000;0)" office:value-type="float" office:value="0" calcext:value-type="float">
            <text:p>0</text:p>
          </table:table-cell>
          <table:table-cell table:style-name="ce11" table:formula="of:=IF([.R126]&lt;1;(1+(59*(1-[.R126])))*[.$A$39]+[.$A$133]/1000;0)" office:value-type="float" office:value="0" calcext:value-type="float">
            <text:p>0</text:p>
          </table:table-cell>
          <table:table-cell table:style-name="ce11" table:formula="of:=IF([.S126]&lt;1;(1+(59*(1-[.S126])))*[.$A$39]+[.$A$133]/1000;0)" office:value-type="float" office:value="0" calcext:value-type="float">
            <text:p>0</text:p>
          </table:table-cell>
          <table:table-cell table:style-name="ce11" table:formula="of:=IF([.T126]&lt;1;(1+(59*(1-[.T126])))*[.$A$39]+[.$A$133]/1000;0)" office:value-type="float" office:value="0" calcext:value-type="float">
            <text:p>0</text:p>
          </table:table-cell>
          <table:table-cell table:style-name="ce11" table:formula="of:=IF([.U126]&lt;1;(1+(59*(1-[.U126])))*[.$A$39]+[.$A$133]/1000;0)" office:value-type="float" office:value="0" calcext:value-type="float">
            <text:p>0</text:p>
          </table:table-cell>
          <table:table-cell table:style-name="ce11" table:formula="of:=IF([.V126]&lt;1;(1+(59*(1-[.V126])))*[.$A$39]+[.$A$133]/1000;0)" office:value-type="float" office:value="0" calcext:value-type="float">
            <text:p>0</text:p>
          </table:table-cell>
          <table:table-cell table:style-name="ce11" table:formula="of:=IF([.W126]&lt;1;(1+(59*(1-[.W126])))*[.$A$39]+[.$A$133]/1000;0)" office:value-type="float" office:value="0" calcext:value-type="float">
            <text:p>0</text:p>
          </table:table-cell>
          <table:table-cell table:style-name="ce11" table:formula="of:=IF([.X126]&lt;1;(1+(59*(1-[.X126])))*[.$A$39]+[.$A$133]/1000;0)" office:value-type="float" office:value="0" calcext:value-type="float">
            <text:p>0</text:p>
          </table:table-cell>
          <table:table-cell table:style-name="ce11" table:formula="of:=IF([.Y126]&lt;1;(1+(59*(1-[.Y126])))*[.$A$39]+[.$A$133]/1000;0)" office:value-type="float" office:value="0" calcext:value-type="float">
            <text:p>0</text:p>
          </table:table-cell>
          <table:table-cell table:style-name="ce11" table:formula="of:=IF([.Z126]&lt;1;(1+(59*(1-[.Z126])))*[.$A$39]+[.$A$133]/1000;0)" office:value-type="float" office:value="0" calcext:value-type="float">
            <text:p>0</text:p>
          </table:table-cell>
          <table:table-cell table:style-name="ce11" table:formula="of:=IF([.AA126]&lt;1;(1+(59*(1-[.AA126])))*[.$A$39]+[.$A$133]/1000;0)" office:value-type="float" office:value="0" calcext:value-type="float">
            <text:p>0</text:p>
          </table:table-cell>
          <table:table-cell table:style-name="ce11" table:formula="of:=IF([.AB126]&lt;1;(1+(59*(1-[.AB126])))*[.$A$39]+[.$A$133]/1000;0)" office:value-type="float" office:value="0" calcext:value-type="float">
            <text:p>0</text:p>
          </table:table-cell>
          <table:table-cell table:style-name="ce11" table:formula="of:=IF([.AC126]&lt;1;(1+(59*(1-[.AC126])))*[.$A$39]+[.$A$133]/1000;0)" office:value-type="float" office:value="0" calcext:value-type="float">
            <text:p>0</text:p>
          </table:table-cell>
          <table:table-cell table:style-name="ce11" table:formula="of:=IF([.AD126]&lt;1;(1+(59*(1-[.AD126])))*[.$A$39]+[.$A$133]/1000;0)" office:value-type="float" office:value="0" calcext:value-type="float">
            <text:p>0</text:p>
          </table:table-cell>
          <table:table-cell table:style-name="ce11" table:formula="of:=IF([.AE126]&lt;1;(1+(59*(1-[.AE126])))*[.$A$39]+[.$A$133]/1000;0)" office:value-type="float" office:value="0" calcext:value-type="float">
            <text:p>0</text:p>
          </table:table-cell>
          <table:table-cell table:style-name="ce11" table:formula="of:=IF([.AF126]&lt;1;(1+(59*(1-[.AF126])))*[.$A$39]+[.$A$133]/1000;0)" office:value-type="float" office:value="0" calcext:value-type="float">
            <text:p>0</text:p>
          </table:table-cell>
          <table:table-cell table:style-name="ce11" table:formula="of:=IF([.AG126]&lt;1;(1+(59*(1-[.AG126])))*[.$A$39]+[.$A$133]/1000;0)" office:value-type="float" office:value="0" calcext:value-type="float">
            <text:p>0</text:p>
          </table:table-cell>
          <table:table-cell table:style-name="ce11" table:formula="of:=IF([.AH126]&lt;1;(1+(59*(1-[.AH126])))*[.$A$39]+[.$A$133]/1000;0)" office:value-type="float" office:value="0" calcext:value-type="float">
            <text:p>0</text:p>
          </table:table-cell>
          <table:table-cell table:style-name="ce11" table:formula="of:=IF([.AI126]&lt;1;(1+(59*(1-[.AI126])))*[.$A$39]+[.$A$133]/1000;0)" office:value-type="float" office:value="0" calcext:value-type="float">
            <text:p>0</text:p>
          </table:table-cell>
          <table:table-cell table:style-name="ce11" table:formula="of:=IF([.AJ126]&lt;1;(1+(59*(1-[.AJ126])))*[.$A$39]+[.$A$133]/1000;0)" office:value-type="float" office:value="0" calcext:value-type="float">
            <text:p>0</text:p>
          </table:table-cell>
          <table:table-cell table:style-name="ce11" table:formula="of:=IF([.AK126]&lt;1;(1+(59*(1-[.AK126])))*[.$A$39]+[.$A$133]/1000;0)" office:value-type="float" office:value="0" calcext:value-type="float">
            <text:p>0</text:p>
          </table:table-cell>
          <table:table-cell table:style-name="ce11" table:formula="of:=IF([.AL126]&lt;1;(1+(59*(1-[.AL126])))*[.$A$39]+[.$A$133]/1000;0)" office:value-type="float" office:value="0" calcext:value-type="float">
            <text:p>0</text:p>
          </table:table-cell>
          <table:table-cell table:style-name="ce11" table:formula="of:=IF([.AM126]&lt;1;(1+(59*(1-[.AM126])))*[.$A$39]+[.$A$133]/1000;0)" office:value-type="float" office:value="0" calcext:value-type="float">
            <text:p>0</text:p>
          </table:table-cell>
          <table:table-cell table:style-name="ce11" table:formula="of:=IF([.AN126]&lt;1;(1+(59*(1-[.AN126])))*[.$A$39]+[.$A$133]/1000;0)" office:value-type="float" office:value="0" calcext:value-type="float">
            <text:p>0</text:p>
          </table:table-cell>
          <table:table-cell table:style-name="ce11" table:formula="of:=IF([.AO126]&lt;1;(1+(59*(1-[.AO126])))*[.$A$39]+[.$A$133]/1000;0)" office:value-type="float" office:value="0" calcext:value-type="float">
            <text:p>0</text:p>
          </table:table-cell>
          <table:table-cell table:style-name="ce11" table:formula="of:=IF([.AP126]&lt;1;(1+(59*(1-[.AP126])))*[.$A$39]+[.$A$133]/1000;0)" office:value-type="float" office:value="0" calcext:value-type="float">
            <text:p>0</text:p>
          </table:table-cell>
          <table:table-cell table:style-name="ce11" table:formula="of:=IF([.AQ126]&lt;1;(1+(59*(1-[.AQ126])))*[.$A$39]+[.$A$133]/1000;0)" office:value-type="float" office:value="0" calcext:value-type="float">
            <text:p>0</text:p>
          </table:table-cell>
          <table:table-cell table:style-name="ce11" table:formula="of:=IF([.AR126]&lt;1;(1+(59*(1-[.AR126])))*[.$A$39]+[.$A$133]/1000;0)" office:value-type="float" office:value="0" calcext:value-type="float">
            <text:p>0</text:p>
          </table:table-cell>
          <table:table-cell table:style-name="ce11" table:formula="of:=IF([.AS126]&lt;1;(1+(59*(1-[.AS126])))*[.$A$39]+[.$A$133]/1000;0)" office:value-type="float" office:value="0" calcext:value-type="float">
            <text:p>0</text:p>
          </table:table-cell>
          <table:table-cell table:style-name="ce11" table:formula="of:=IF([.AT126]&lt;1;(1+(59*(1-[.AT126])))*[.$A$39]+[.$A$133]/1000;0)" office:value-type="float" office:value="0" calcext:value-type="float">
            <text:p>0</text:p>
          </table:table-cell>
          <table:table-cell table:style-name="ce11" table:formula="of:=IF([.AU126]&lt;1;(1+(59*(1-[.AU126])))*[.$A$39]+[.$A$133]/1000;0)" office:value-type="float" office:value="0" calcext:value-type="float">
            <text:p>0</text:p>
          </table:table-cell>
          <table:table-cell table:style-name="ce11" table:formula="of:=IF([.AV126]&lt;1;(1+(59*(1-[.AV126])))*[.$A$39]+[.$A$133]/1000;0)" office:value-type="float" office:value="0" calcext:value-type="float">
            <text:p>0</text:p>
          </table:table-cell>
          <table:table-cell table:style-name="ce11" table:formula="of:=IF([.AW126]&lt;1;(1+(59*(1-[.AW126])))*[.$A$39]+[.$A$133]/1000;0)" office:value-type="float" office:value="0" calcext:value-type="float">
            <text:p>0</text:p>
          </table:table-cell>
          <table:table-cell table:style-name="ce11" table:formula="of:=IF([.AX126]&lt;1;(1+(59*(1-[.AX126])))*[.$A$39]+[.$A$133]/1000;0)" office:value-type="float" office:value="0" calcext:value-type="float">
            <text:p>0</text:p>
          </table:table-cell>
          <table:table-cell table:style-name="ce11" table:formula="of:=IF([.AY126]&lt;1;(1+(59*(1-[.AY126])))*[.$A$39]+[.$A$133]/1000;0)" office:value-type="float" office:value="0" calcext:value-type="float">
            <text:p>0</text:p>
          </table:table-cell>
          <table:table-cell table:style-name="ce11" table:formula="of:=IF([.AZ126]&lt;1;(1+(59*(1-[.AZ126])))*[.$A$39]+[.$A$133]/1000;0)" office:value-type="float" office:value="0" calcext:value-type="float">
            <text:p>0</text:p>
          </table:table-cell>
          <table:table-cell table:style-name="ce11" table:formula="of:=IF([.BA126]&lt;1;(1+(59*(1-[.BA126])))*[.$A$39]+[.$A$133]/1000;0)" office:value-type="float" office:value="0" calcext:value-type="float">
            <text:p>0</text:p>
          </table:table-cell>
          <table:table-cell table:style-name="ce11" table:formula="of:=IF([.BB126]&lt;1;(1+(59*(1-[.BB126])))*[.$A$39]+[.$A$133]/1000;0)" office:value-type="float" office:value="0" calcext:value-type="float">
            <text:p>0</text:p>
          </table:table-cell>
          <table:table-cell table:style-name="ce11" table:formula="of:=IF([.BC126]&lt;1;(1+(59*(1-[.BC126])))*[.$A$39]+[.$A$133]/1000;0)" office:value-type="float" office:value="0" calcext:value-type="float">
            <text:p>0</text:p>
          </table:table-cell>
          <table:table-cell table:style-name="ce11" table:formula="of:=IF([.BD126]&lt;1;(1+(59*(1-[.BD126])))*[.$A$39]+[.$A$133]/1000;0)" office:value-type="float" office:value="0" calcext:value-type="float">
            <text:p>0</text:p>
          </table:table-cell>
          <table:table-cell table:style-name="ce11" table:formula="of:=IF([.BE126]&lt;1;(1+(59*(1-[.BE126])))*[.$A$39]+[.$A$133]/1000;0)" office:value-type="float" office:value="0" calcext:value-type="float">
            <text:p>0</text:p>
          </table:table-cell>
          <table:table-cell table:style-name="ce11" table:formula="of:=IF([.BF126]&lt;1;(1+(59*(1-[.BF126])))*[.$A$39]+[.$A$133]/1000;0)" office:value-type="float" office:value="0" calcext:value-type="float">
            <text:p>0</text:p>
          </table:table-cell>
          <table:table-cell table:style-name="ce11" table:formula="of:=IF([.BG126]&lt;1;(1+(59*(1-[.BG126])))*[.$A$39]+[.$A$133]/1000;0)" office:value-type="float" office:value="0" calcext:value-type="float">
            <text:p>0</text:p>
          </table:table-cell>
          <table:table-cell table:style-name="ce11" table:formula="of:=IF([.BH126]&lt;1;(1+(59*(1-[.BH126])))*[.$A$39]+[.$A$133]/1000;0)" office:value-type="float" office:value="0" calcext:value-type="float">
            <text:p>0</text:p>
          </table:table-cell>
          <table:table-cell table:style-name="ce11" table:formula="of:=IF([.BI126]&lt;1;(1+(59*(1-[.BI126])))*[.$A$39]+[.$A$133]/1000;0)" office:value-type="float" office:value="0" calcext:value-type="float">
            <text:p>0</text:p>
          </table:table-cell>
          <table:table-cell table:style-name="ce11" table:formula="of:=IF([.BJ126]&lt;1;(1+(59*(1-[.BJ126])))*[.$A$39]+[.$A$133]/1000;0)" office:value-type="float" office:value="0" calcext:value-type="float">
            <text:p>0</text:p>
          </table:table-cell>
          <table:table-cell table:style-name="ce11" table:formula="of:=IF([.BK126]&lt;1;(1+(59*(1-[.BK126])))*[.$A$39]+[.$A$133]/1000;0)" office:value-type="float" office:value="0" calcext:value-type="float">
            <text:p>0</text:p>
          </table:table-cell>
          <table:table-cell table:style-name="ce11" table:formula="of:=IF([.BL126]&lt;1;(1+(59*(1-[.BL126])))*[.$A$39]+[.$A$133]/1000;0)" office:value-type="float" office:value="0" calcext:value-type="float">
            <text:p>0</text:p>
          </table:table-cell>
          <table:table-cell table:style-name="ce11" table:formula="of:=IF([.BM126]&lt;1;(1+(59*(1-[.BM126])))*[.$A$39]+[.$A$133]/1000;0)" office:value-type="float" office:value="0" calcext:value-type="float">
            <text:p>0</text:p>
          </table:table-cell>
          <table:table-cell table:style-name="ce11" table:formula="of:=IF([.BN126]&lt;1;(1+(59*(1-[.BN126])))*[.$A$39]+[.$A$133]/1000;0)" office:value-type="float" office:value="0" calcext:value-type="float">
            <text:p>0</text:p>
          </table:table-cell>
          <table:table-cell table:style-name="ce11" table:formula="of:=IF([.BO126]&lt;1;(1+(59*(1-[.BO126])))*[.$A$39]+[.$A$133]/1000;0)" office:value-type="float" office:value="0" calcext:value-type="float">
            <text:p>0</text:p>
          </table:table-cell>
          <table:table-cell table:style-name="ce11" table:formula="of:=IF([.BP126]&lt;1;(1+(59*(1-[.BP126])))*[.$A$39]+[.$A$133]/1000;0)" office:value-type="float" office:value="0" calcext:value-type="float">
            <text:p>0</text:p>
          </table:table-cell>
          <table:table-cell table:style-name="ce11" table:formula="of:=IF([.BQ126]&lt;1;(1+(59*(1-[.BQ126])))*[.$A$39]+[.$A$133]/1000;0)" office:value-type="float" office:value="0" calcext:value-type="float">
            <text:p>0</text:p>
          </table:table-cell>
          <table:table-cell table:style-name="ce11" table:formula="of:=IF([.BR126]&lt;1;(1+(59*(1-[.BR126])))*[.$A$39]+[.$A$133]/1000;0)" office:value-type="float" office:value="0" calcext:value-type="float">
            <text:p>0</text:p>
          </table:table-cell>
          <table:table-cell table:style-name="ce11" table:formula="of:=IF([.BS126]&lt;1;(1+(59*(1-[.BS126])))*[.$A$39]+[.$A$133]/1000;0)" office:value-type="float" office:value="0" calcext:value-type="float">
            <text:p>0</text:p>
          </table:table-cell>
          <table:table-cell table:style-name="ce11" table:formula="of:=IF([.BT126]&lt;1;(1+(59*(1-[.BT126])))*[.$A$39]+[.$A$133]/1000;0)" office:value-type="float" office:value="0" calcext:value-type="float">
            <text:p>0</text:p>
          </table:table-cell>
          <table:table-cell table:style-name="ce11" table:formula="of:=IF([.BU126]&lt;1;(1+(59*(1-[.BU126])))*[.$A$39]+[.$A$133]/1000;0)" office:value-type="float" office:value="0" calcext:value-type="float">
            <text:p>0</text:p>
          </table:table-cell>
          <table:table-cell table:style-name="ce11" table:formula="of:=IF([.BV126]&lt;1;(1+(59*(1-[.BV126])))*[.$A$39]+[.$A$133]/1000;0)" office:value-type="float" office:value="0" calcext:value-type="float">
            <text:p>0</text:p>
          </table:table-cell>
          <table:table-cell table:style-name="ce11" table:formula="of:=IF([.BW126]&lt;1;(1+(59*(1-[.BW126])))*[.$A$39]+[.$A$133]/1000;0)" office:value-type="float" office:value="0" calcext:value-type="float">
            <text:p>0</text:p>
          </table:table-cell>
          <table:table-cell table:style-name="ce11" table:formula="of:=IF([.BX126]&lt;1;(1+(59*(1-[.BX126])))*[.$A$39]+[.$A$133]/1000;0)" office:value-type="float" office:value="0" calcext:value-type="float">
            <text:p>0</text:p>
          </table:table-cell>
          <table:table-cell table:style-name="ce11" table:formula="of:=IF([.BY126]&lt;1;(1+(59*(1-[.BY126])))*[.$A$39]+[.$A$133]/1000;0)" office:value-type="float" office:value="0" calcext:value-type="float">
            <text:p>0</text:p>
          </table:table-cell>
          <table:table-cell table:style-name="ce11" table:formula="of:=IF([.BZ126]&lt;1;(1+(59*(1-[.BZ126])))*[.$A$39]+[.$A$133]/1000;0)" office:value-type="float" office:value="0" calcext:value-type="float">
            <text:p>0</text:p>
          </table:table-cell>
          <table:table-cell table:style-name="ce11" table:formula="of:=IF([.CA126]&lt;1;(1+(59*(1-[.CA126])))*[.$A$39]+[.$A$133]/1000;0)" office:value-type="float" office:value="0" calcext:value-type="float">
            <text:p>0</text:p>
          </table:table-cell>
          <table:table-cell table:style-name="ce11" table:formula="of:=IF([.CB126]&lt;1;(1+(59*(1-[.CB126])))*[.$A$39]+[.$A$133]/1000;0)" office:value-type="float" office:value="0" calcext:value-type="float">
            <text:p>0</text:p>
          </table:table-cell>
          <table:table-cell table:style-name="ce11" table:formula="of:=IF([.CC126]&lt;1;(1+(59*(1-[.CC126])))*[.$A$39]+[.$A$133]/1000;0)" office:value-type="float" office:value="0" calcext:value-type="float">
            <text:p>0</text:p>
          </table:table-cell>
          <table:table-cell table:style-name="ce11" table:formula="of:=IF([.CD126]&lt;1;(1+(59*(1-[.CD126])))*[.$A$39]+[.$A$133]/1000;0)" office:value-type="float" office:value="0" calcext:value-type="float">
            <text:p>0</text:p>
          </table:table-cell>
          <table:table-cell table:style-name="ce11" table:formula="of:=IF([.CE126]&lt;1;(1+(59*(1-[.CE126])))*[.$A$39]+[.$A$133]/1000;0)" office:value-type="float" office:value="0" calcext:value-type="float">
            <text:p>0</text:p>
          </table:table-cell>
          <table:table-cell table:style-name="ce11" table:formula="of:=IF([.CF126]&lt;1;(1+(59*(1-[.CF126])))*[.$A$39]+[.$A$133]/1000;0)" office:value-type="float" office:value="0" calcext:value-type="float">
            <text:p>0</text:p>
          </table:table-cell>
          <table:table-cell table:style-name="ce11" table:formula="of:=IF([.CG126]&lt;1;(1+(59*(1-[.CG126])))*[.$A$39]+[.$A$133]/1000;0)" office:value-type="float" office:value="0" calcext:value-type="float">
            <text:p>0</text:p>
          </table:table-cell>
          <table:table-cell table:style-name="ce11" table:formula="of:=IF([.CH126]&lt;1;(1+(59*(1-[.CH126])))*[.$A$39]+[.$A$133]/1000;0)" office:value-type="float" office:value="0" calcext:value-type="float">
            <text:p>0</text:p>
          </table:table-cell>
          <table:table-cell table:style-name="ce11" table:formula="of:=IF([.CI126]&lt;1;(1+(59*(1-[.CI126])))*[.$A$39]+[.$A$133]/1000;0)" office:value-type="float" office:value="0" calcext:value-type="float">
            <text:p>0</text:p>
          </table:table-cell>
          <table:table-cell table:style-name="ce11" table:formula="of:=IF([.CJ126]&lt;1;(1+(59*(1-[.CJ126])))*[.$A$39]+[.$A$133]/1000;0)" office:value-type="float" office:value="0" calcext:value-type="float">
            <text:p>0</text:p>
          </table:table-cell>
          <table:table-cell table:style-name="ce11" table:formula="of:=IF([.CK126]&lt;1;(1+(59*(1-[.CK126])))*[.$A$39]+[.$A$133]/1000;0)" office:value-type="float" office:value="0" calcext:value-type="float">
            <text:p>0</text:p>
          </table:table-cell>
          <table:table-cell table:style-name="ce11" table:formula="of:=IF([.CL126]&lt;1;(1+(59*(1-[.CL126])))*[.$A$39]+[.$A$133]/1000;0)" office:value-type="float" office:value="0" calcext:value-type="float">
            <text:p>0</text:p>
          </table:table-cell>
          <table:table-cell table:style-name="ce11" table:formula="of:=IF([.CM126]&lt;1;(1+(59*(1-[.CM126])))*[.$A$39]+[.$A$133]/1000;0)" office:value-type="float" office:value="0" calcext:value-type="float">
            <text:p>0</text:p>
          </table:table-cell>
          <table:table-cell table:style-name="ce11" table:formula="of:=IF([.CN126]&lt;1;(1+(59*(1-[.CN126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7]&lt;1;(1+(59*(1-[.A127])))*[.$A$39]+[.$A$133]/1000;0)" office:value-type="float" office:value="1128" calcext:value-type="float">
            <text:p>1128</text:p>
          </table:table-cell>
          <table:table-cell table:style-name="ce11" table:formula="of:=IF([.B127]&lt;1;(1+(59*(1-[.B127])))*[.$A$39]+[.$A$133]/1000;0)" office:value-type="float" office:value="1080.8" calcext:value-type="float">
            <text:p>1081</text:p>
          </table:table-cell>
          <table:table-cell table:style-name="ce11" table:formula="of:=IF([.C127]&lt;1;(1+(59*(1-[.C127])))*[.$A$39]+[.$A$133]/1000;0)" office:value-type="float" office:value="1028.88" calcext:value-type="float">
            <text:p>1029</text:p>
          </table:table-cell>
          <table:table-cell table:style-name="ce11" table:formula="of:=IF([.D127]&lt;1;(1+(59*(1-[.D127])))*[.$A$39]+[.$A$133]/1000;0)" office:value-type="float" office:value="0" calcext:value-type="float">
            <text:p>0</text:p>
          </table:table-cell>
          <table:table-cell table:style-name="ce11" table:formula="of:=IF([.E127]&lt;1;(1+(59*(1-[.E127])))*[.$A$39]+[.$A$133]/1000;0)" office:value-type="float" office:value="0" calcext:value-type="float">
            <text:p>0</text:p>
          </table:table-cell>
          <table:table-cell table:style-name="ce11" table:formula="of:=IF([.F127]&lt;1;(1+(59*(1-[.F127])))*[.$A$39]+[.$A$133]/1000;0)" office:value-type="float" office:value="0" calcext:value-type="float">
            <text:p>0</text:p>
          </table:table-cell>
          <table:table-cell table:style-name="ce11" table:formula="of:=IF([.G127]&lt;1;(1+(59*(1-[.G127])))*[.$A$39]+[.$A$133]/1000;0)" office:value-type="float" office:value="0" calcext:value-type="float">
            <text:p>0</text:p>
          </table:table-cell>
          <table:table-cell table:style-name="ce11" table:formula="of:=IF([.H127]&lt;1;(1+(59*(1-[.H127])))*[.$A$39]+[.$A$133]/1000;0)" office:value-type="float" office:value="0" calcext:value-type="float">
            <text:p>0</text:p>
          </table:table-cell>
          <table:table-cell table:style-name="ce11" table:formula="of:=IF([.I127]&lt;1;(1+(59*(1-[.I127])))*[.$A$39]+[.$A$133]/1000;0)" office:value-type="float" office:value="0" calcext:value-type="float">
            <text:p>0</text:p>
          </table:table-cell>
          <table:table-cell table:style-name="ce11" table:formula="of:=IF([.J127]&lt;1;(1+(59*(1-[.J127])))*[.$A$39]+[.$A$133]/1000;0)" office:value-type="float" office:value="0" calcext:value-type="float">
            <text:p>0</text:p>
          </table:table-cell>
          <table:table-cell table:style-name="ce11" table:formula="of:=IF([.K127]&lt;1;(1+(59*(1-[.K127])))*[.$A$39]+[.$A$133]/1000;0)" office:value-type="float" office:value="0" calcext:value-type="float">
            <text:p>0</text:p>
          </table:table-cell>
          <table:table-cell table:style-name="ce11" table:formula="of:=IF([.L127]&lt;1;(1+(59*(1-[.L127])))*[.$A$39]+[.$A$133]/1000;0)" office:value-type="float" office:value="0" calcext:value-type="float">
            <text:p>0</text:p>
          </table:table-cell>
          <table:table-cell table:style-name="ce11" table:formula="of:=IF([.M127]&lt;1;(1+(59*(1-[.M127])))*[.$A$39]+[.$A$133]/1000;0)" office:value-type="float" office:value="0" calcext:value-type="float">
            <text:p>0</text:p>
          </table:table-cell>
          <table:table-cell table:style-name="ce11" table:formula="of:=IF([.N127]&lt;1;(1+(59*(1-[.N127])))*[.$A$39]+[.$A$133]/1000;0)" office:value-type="float" office:value="0" calcext:value-type="float">
            <text:p>0</text:p>
          </table:table-cell>
          <table:table-cell table:style-name="ce11" table:formula="of:=IF([.O127]&lt;1;(1+(59*(1-[.O127])))*[.$A$39]+[.$A$133]/1000;0)" office:value-type="float" office:value="0" calcext:value-type="float">
            <text:p>0</text:p>
          </table:table-cell>
          <table:table-cell table:style-name="ce11" table:formula="of:=IF([.P127]&lt;1;(1+(59*(1-[.P127])))*[.$A$39]+[.$A$133]/1000;0)" office:value-type="float" office:value="0" calcext:value-type="float">
            <text:p>0</text:p>
          </table:table-cell>
          <table:table-cell table:style-name="ce11" table:formula="of:=IF([.Q127]&lt;1;(1+(59*(1-[.Q127])))*[.$A$39]+[.$A$133]/1000;0)" office:value-type="float" office:value="0" calcext:value-type="float">
            <text:p>0</text:p>
          </table:table-cell>
          <table:table-cell table:style-name="ce11" table:formula="of:=IF([.R127]&lt;1;(1+(59*(1-[.R127])))*[.$A$39]+[.$A$133]/1000;0)" office:value-type="float" office:value="0" calcext:value-type="float">
            <text:p>0</text:p>
          </table:table-cell>
          <table:table-cell table:style-name="ce11" table:formula="of:=IF([.S127]&lt;1;(1+(59*(1-[.S127])))*[.$A$39]+[.$A$133]/1000;0)" office:value-type="float" office:value="0" calcext:value-type="float">
            <text:p>0</text:p>
          </table:table-cell>
          <table:table-cell table:style-name="ce11" table:formula="of:=IF([.T127]&lt;1;(1+(59*(1-[.T127])))*[.$A$39]+[.$A$133]/1000;0)" office:value-type="float" office:value="0" calcext:value-type="float">
            <text:p>0</text:p>
          </table:table-cell>
          <table:table-cell table:style-name="ce11" table:formula="of:=IF([.U127]&lt;1;(1+(59*(1-[.U127])))*[.$A$39]+[.$A$133]/1000;0)" office:value-type="float" office:value="0" calcext:value-type="float">
            <text:p>0</text:p>
          </table:table-cell>
          <table:table-cell table:style-name="ce11" table:formula="of:=IF([.V127]&lt;1;(1+(59*(1-[.V127])))*[.$A$39]+[.$A$133]/1000;0)" office:value-type="float" office:value="0" calcext:value-type="float">
            <text:p>0</text:p>
          </table:table-cell>
          <table:table-cell table:style-name="ce11" table:formula="of:=IF([.W127]&lt;1;(1+(59*(1-[.W127])))*[.$A$39]+[.$A$133]/1000;0)" office:value-type="float" office:value="0" calcext:value-type="float">
            <text:p>0</text:p>
          </table:table-cell>
          <table:table-cell table:style-name="ce11" table:formula="of:=IF([.X127]&lt;1;(1+(59*(1-[.X127])))*[.$A$39]+[.$A$133]/1000;0)" office:value-type="float" office:value="0" calcext:value-type="float">
            <text:p>0</text:p>
          </table:table-cell>
          <table:table-cell table:style-name="ce11" table:formula="of:=IF([.Y127]&lt;1;(1+(59*(1-[.Y127])))*[.$A$39]+[.$A$133]/1000;0)" office:value-type="float" office:value="0" calcext:value-type="float">
            <text:p>0</text:p>
          </table:table-cell>
          <table:table-cell table:style-name="ce11" table:formula="of:=IF([.Z127]&lt;1;(1+(59*(1-[.Z127])))*[.$A$39]+[.$A$133]/1000;0)" office:value-type="float" office:value="0" calcext:value-type="float">
            <text:p>0</text:p>
          </table:table-cell>
          <table:table-cell table:style-name="ce11" table:formula="of:=IF([.AA127]&lt;1;(1+(59*(1-[.AA127])))*[.$A$39]+[.$A$133]/1000;0)" office:value-type="float" office:value="0" calcext:value-type="float">
            <text:p>0</text:p>
          </table:table-cell>
          <table:table-cell table:style-name="ce11" table:formula="of:=IF([.AB127]&lt;1;(1+(59*(1-[.AB127])))*[.$A$39]+[.$A$133]/1000;0)" office:value-type="float" office:value="0" calcext:value-type="float">
            <text:p>0</text:p>
          </table:table-cell>
          <table:table-cell table:style-name="ce11" table:formula="of:=IF([.AC127]&lt;1;(1+(59*(1-[.AC127])))*[.$A$39]+[.$A$133]/1000;0)" office:value-type="float" office:value="0" calcext:value-type="float">
            <text:p>0</text:p>
          </table:table-cell>
          <table:table-cell table:style-name="ce11" table:formula="of:=IF([.AD127]&lt;1;(1+(59*(1-[.AD127])))*[.$A$39]+[.$A$133]/1000;0)" office:value-type="float" office:value="0" calcext:value-type="float">
            <text:p>0</text:p>
          </table:table-cell>
          <table:table-cell table:style-name="ce11" table:formula="of:=IF([.AE127]&lt;1;(1+(59*(1-[.AE127])))*[.$A$39]+[.$A$133]/1000;0)" office:value-type="float" office:value="0" calcext:value-type="float">
            <text:p>0</text:p>
          </table:table-cell>
          <table:table-cell table:style-name="ce11" table:formula="of:=IF([.AF127]&lt;1;(1+(59*(1-[.AF127])))*[.$A$39]+[.$A$133]/1000;0)" office:value-type="float" office:value="0" calcext:value-type="float">
            <text:p>0</text:p>
          </table:table-cell>
          <table:table-cell table:style-name="ce11" table:formula="of:=IF([.AG127]&lt;1;(1+(59*(1-[.AG127])))*[.$A$39]+[.$A$133]/1000;0)" office:value-type="float" office:value="0" calcext:value-type="float">
            <text:p>0</text:p>
          </table:table-cell>
          <table:table-cell table:style-name="ce11" table:formula="of:=IF([.AH127]&lt;1;(1+(59*(1-[.AH127])))*[.$A$39]+[.$A$133]/1000;0)" office:value-type="float" office:value="0" calcext:value-type="float">
            <text:p>0</text:p>
          </table:table-cell>
          <table:table-cell table:style-name="ce11" table:formula="of:=IF([.AI127]&lt;1;(1+(59*(1-[.AI127])))*[.$A$39]+[.$A$133]/1000;0)" office:value-type="float" office:value="0" calcext:value-type="float">
            <text:p>0</text:p>
          </table:table-cell>
          <table:table-cell table:style-name="ce11" table:formula="of:=IF([.AJ127]&lt;1;(1+(59*(1-[.AJ127])))*[.$A$39]+[.$A$133]/1000;0)" office:value-type="float" office:value="0" calcext:value-type="float">
            <text:p>0</text:p>
          </table:table-cell>
          <table:table-cell table:style-name="ce11" table:formula="of:=IF([.AK127]&lt;1;(1+(59*(1-[.AK127])))*[.$A$39]+[.$A$133]/1000;0)" office:value-type="float" office:value="0" calcext:value-type="float">
            <text:p>0</text:p>
          </table:table-cell>
          <table:table-cell table:style-name="ce11" table:formula="of:=IF([.AL127]&lt;1;(1+(59*(1-[.AL127])))*[.$A$39]+[.$A$133]/1000;0)" office:value-type="float" office:value="0" calcext:value-type="float">
            <text:p>0</text:p>
          </table:table-cell>
          <table:table-cell table:style-name="ce11" table:formula="of:=IF([.AM127]&lt;1;(1+(59*(1-[.AM127])))*[.$A$39]+[.$A$133]/1000;0)" office:value-type="float" office:value="0" calcext:value-type="float">
            <text:p>0</text:p>
          </table:table-cell>
          <table:table-cell table:style-name="ce11" table:formula="of:=IF([.AN127]&lt;1;(1+(59*(1-[.AN127])))*[.$A$39]+[.$A$133]/1000;0)" office:value-type="float" office:value="0" calcext:value-type="float">
            <text:p>0</text:p>
          </table:table-cell>
          <table:table-cell table:style-name="ce11" table:formula="of:=IF([.AO127]&lt;1;(1+(59*(1-[.AO127])))*[.$A$39]+[.$A$133]/1000;0)" office:value-type="float" office:value="0" calcext:value-type="float">
            <text:p>0</text:p>
          </table:table-cell>
          <table:table-cell table:style-name="ce11" table:formula="of:=IF([.AP127]&lt;1;(1+(59*(1-[.AP127])))*[.$A$39]+[.$A$133]/1000;0)" office:value-type="float" office:value="0" calcext:value-type="float">
            <text:p>0</text:p>
          </table:table-cell>
          <table:table-cell table:style-name="ce11" table:formula="of:=IF([.AQ127]&lt;1;(1+(59*(1-[.AQ127])))*[.$A$39]+[.$A$133]/1000;0)" office:value-type="float" office:value="0" calcext:value-type="float">
            <text:p>0</text:p>
          </table:table-cell>
          <table:table-cell table:style-name="ce11" table:formula="of:=IF([.AR127]&lt;1;(1+(59*(1-[.AR127])))*[.$A$39]+[.$A$133]/1000;0)" office:value-type="float" office:value="0" calcext:value-type="float">
            <text:p>0</text:p>
          </table:table-cell>
          <table:table-cell table:style-name="ce11" table:formula="of:=IF([.AS127]&lt;1;(1+(59*(1-[.AS127])))*[.$A$39]+[.$A$133]/1000;0)" office:value-type="float" office:value="0" calcext:value-type="float">
            <text:p>0</text:p>
          </table:table-cell>
          <table:table-cell table:style-name="ce11" table:formula="of:=IF([.AT127]&lt;1;(1+(59*(1-[.AT127])))*[.$A$39]+[.$A$133]/1000;0)" office:value-type="float" office:value="0" calcext:value-type="float">
            <text:p>0</text:p>
          </table:table-cell>
          <table:table-cell table:style-name="ce11" table:formula="of:=IF([.AU127]&lt;1;(1+(59*(1-[.AU127])))*[.$A$39]+[.$A$133]/1000;0)" office:value-type="float" office:value="0" calcext:value-type="float">
            <text:p>0</text:p>
          </table:table-cell>
          <table:table-cell table:style-name="ce11" table:formula="of:=IF([.AV127]&lt;1;(1+(59*(1-[.AV127])))*[.$A$39]+[.$A$133]/1000;0)" office:value-type="float" office:value="0" calcext:value-type="float">
            <text:p>0</text:p>
          </table:table-cell>
          <table:table-cell table:style-name="ce11" table:formula="of:=IF([.AW127]&lt;1;(1+(59*(1-[.AW127])))*[.$A$39]+[.$A$133]/1000;0)" office:value-type="float" office:value="0" calcext:value-type="float">
            <text:p>0</text:p>
          </table:table-cell>
          <table:table-cell table:style-name="ce11" table:formula="of:=IF([.AX127]&lt;1;(1+(59*(1-[.AX127])))*[.$A$39]+[.$A$133]/1000;0)" office:value-type="float" office:value="0" calcext:value-type="float">
            <text:p>0</text:p>
          </table:table-cell>
          <table:table-cell table:style-name="ce11" table:formula="of:=IF([.AY127]&lt;1;(1+(59*(1-[.AY127])))*[.$A$39]+[.$A$133]/1000;0)" office:value-type="float" office:value="0" calcext:value-type="float">
            <text:p>0</text:p>
          </table:table-cell>
          <table:table-cell table:style-name="ce11" table:formula="of:=IF([.AZ127]&lt;1;(1+(59*(1-[.AZ127])))*[.$A$39]+[.$A$133]/1000;0)" office:value-type="float" office:value="0" calcext:value-type="float">
            <text:p>0</text:p>
          </table:table-cell>
          <table:table-cell table:style-name="ce11" table:formula="of:=IF([.BA127]&lt;1;(1+(59*(1-[.BA127])))*[.$A$39]+[.$A$133]/1000;0)" office:value-type="float" office:value="0" calcext:value-type="float">
            <text:p>0</text:p>
          </table:table-cell>
          <table:table-cell table:style-name="ce11" table:formula="of:=IF([.BB127]&lt;1;(1+(59*(1-[.BB127])))*[.$A$39]+[.$A$133]/1000;0)" office:value-type="float" office:value="0" calcext:value-type="float">
            <text:p>0</text:p>
          </table:table-cell>
          <table:table-cell table:style-name="ce11" table:formula="of:=IF([.BC127]&lt;1;(1+(59*(1-[.BC127])))*[.$A$39]+[.$A$133]/1000;0)" office:value-type="float" office:value="0" calcext:value-type="float">
            <text:p>0</text:p>
          </table:table-cell>
          <table:table-cell table:style-name="ce11" table:formula="of:=IF([.BD127]&lt;1;(1+(59*(1-[.BD127])))*[.$A$39]+[.$A$133]/1000;0)" office:value-type="float" office:value="0" calcext:value-type="float">
            <text:p>0</text:p>
          </table:table-cell>
          <table:table-cell table:style-name="ce11" table:formula="of:=IF([.BE127]&lt;1;(1+(59*(1-[.BE127])))*[.$A$39]+[.$A$133]/1000;0)" office:value-type="float" office:value="0" calcext:value-type="float">
            <text:p>0</text:p>
          </table:table-cell>
          <table:table-cell table:style-name="ce11" table:formula="of:=IF([.BF127]&lt;1;(1+(59*(1-[.BF127])))*[.$A$39]+[.$A$133]/1000;0)" office:value-type="float" office:value="0" calcext:value-type="float">
            <text:p>0</text:p>
          </table:table-cell>
          <table:table-cell table:style-name="ce11" table:formula="of:=IF([.BG127]&lt;1;(1+(59*(1-[.BG127])))*[.$A$39]+[.$A$133]/1000;0)" office:value-type="float" office:value="0" calcext:value-type="float">
            <text:p>0</text:p>
          </table:table-cell>
          <table:table-cell table:style-name="ce11" table:formula="of:=IF([.BH127]&lt;1;(1+(59*(1-[.BH127])))*[.$A$39]+[.$A$133]/1000;0)" office:value-type="float" office:value="0" calcext:value-type="float">
            <text:p>0</text:p>
          </table:table-cell>
          <table:table-cell table:style-name="ce11" table:formula="of:=IF([.BI127]&lt;1;(1+(59*(1-[.BI127])))*[.$A$39]+[.$A$133]/1000;0)" office:value-type="float" office:value="0" calcext:value-type="float">
            <text:p>0</text:p>
          </table:table-cell>
          <table:table-cell table:style-name="ce11" table:formula="of:=IF([.BJ127]&lt;1;(1+(59*(1-[.BJ127])))*[.$A$39]+[.$A$133]/1000;0)" office:value-type="float" office:value="0" calcext:value-type="float">
            <text:p>0</text:p>
          </table:table-cell>
          <table:table-cell table:style-name="ce11" table:formula="of:=IF([.BK127]&lt;1;(1+(59*(1-[.BK127])))*[.$A$39]+[.$A$133]/1000;0)" office:value-type="float" office:value="0" calcext:value-type="float">
            <text:p>0</text:p>
          </table:table-cell>
          <table:table-cell table:style-name="ce11" table:formula="of:=IF([.BL127]&lt;1;(1+(59*(1-[.BL127])))*[.$A$39]+[.$A$133]/1000;0)" office:value-type="float" office:value="0" calcext:value-type="float">
            <text:p>0</text:p>
          </table:table-cell>
          <table:table-cell table:style-name="ce11" table:formula="of:=IF([.BM127]&lt;1;(1+(59*(1-[.BM127])))*[.$A$39]+[.$A$133]/1000;0)" office:value-type="float" office:value="0" calcext:value-type="float">
            <text:p>0</text:p>
          </table:table-cell>
          <table:table-cell table:style-name="ce11" table:formula="of:=IF([.BN127]&lt;1;(1+(59*(1-[.BN127])))*[.$A$39]+[.$A$133]/1000;0)" office:value-type="float" office:value="0" calcext:value-type="float">
            <text:p>0</text:p>
          </table:table-cell>
          <table:table-cell table:style-name="ce11" table:formula="of:=IF([.BO127]&lt;1;(1+(59*(1-[.BO127])))*[.$A$39]+[.$A$133]/1000;0)" office:value-type="float" office:value="0" calcext:value-type="float">
            <text:p>0</text:p>
          </table:table-cell>
          <table:table-cell table:style-name="ce11" table:formula="of:=IF([.BP127]&lt;1;(1+(59*(1-[.BP127])))*[.$A$39]+[.$A$133]/1000;0)" office:value-type="float" office:value="0" calcext:value-type="float">
            <text:p>0</text:p>
          </table:table-cell>
          <table:table-cell table:style-name="ce11" table:formula="of:=IF([.BQ127]&lt;1;(1+(59*(1-[.BQ127])))*[.$A$39]+[.$A$133]/1000;0)" office:value-type="float" office:value="0" calcext:value-type="float">
            <text:p>0</text:p>
          </table:table-cell>
          <table:table-cell table:style-name="ce11" table:formula="of:=IF([.BR127]&lt;1;(1+(59*(1-[.BR127])))*[.$A$39]+[.$A$133]/1000;0)" office:value-type="float" office:value="0" calcext:value-type="float">
            <text:p>0</text:p>
          </table:table-cell>
          <table:table-cell table:style-name="ce11" table:formula="of:=IF([.BS127]&lt;1;(1+(59*(1-[.BS127])))*[.$A$39]+[.$A$133]/1000;0)" office:value-type="float" office:value="0" calcext:value-type="float">
            <text:p>0</text:p>
          </table:table-cell>
          <table:table-cell table:style-name="ce11" table:formula="of:=IF([.BT127]&lt;1;(1+(59*(1-[.BT127])))*[.$A$39]+[.$A$133]/1000;0)" office:value-type="float" office:value="0" calcext:value-type="float">
            <text:p>0</text:p>
          </table:table-cell>
          <table:table-cell table:style-name="ce11" table:formula="of:=IF([.BU127]&lt;1;(1+(59*(1-[.BU127])))*[.$A$39]+[.$A$133]/1000;0)" office:value-type="float" office:value="0" calcext:value-type="float">
            <text:p>0</text:p>
          </table:table-cell>
          <table:table-cell table:style-name="ce11" table:formula="of:=IF([.BV127]&lt;1;(1+(59*(1-[.BV127])))*[.$A$39]+[.$A$133]/1000;0)" office:value-type="float" office:value="0" calcext:value-type="float">
            <text:p>0</text:p>
          </table:table-cell>
          <table:table-cell table:style-name="ce11" table:formula="of:=IF([.BW127]&lt;1;(1+(59*(1-[.BW127])))*[.$A$39]+[.$A$133]/1000;0)" office:value-type="float" office:value="0" calcext:value-type="float">
            <text:p>0</text:p>
          </table:table-cell>
          <table:table-cell table:style-name="ce11" table:formula="of:=IF([.BX127]&lt;1;(1+(59*(1-[.BX127])))*[.$A$39]+[.$A$133]/1000;0)" office:value-type="float" office:value="0" calcext:value-type="float">
            <text:p>0</text:p>
          </table:table-cell>
          <table:table-cell table:style-name="ce11" table:formula="of:=IF([.BY127]&lt;1;(1+(59*(1-[.BY127])))*[.$A$39]+[.$A$133]/1000;0)" office:value-type="float" office:value="0" calcext:value-type="float">
            <text:p>0</text:p>
          </table:table-cell>
          <table:table-cell table:style-name="ce11" table:formula="of:=IF([.BZ127]&lt;1;(1+(59*(1-[.BZ127])))*[.$A$39]+[.$A$133]/1000;0)" office:value-type="float" office:value="0" calcext:value-type="float">
            <text:p>0</text:p>
          </table:table-cell>
          <table:table-cell table:style-name="ce11" table:formula="of:=IF([.CA127]&lt;1;(1+(59*(1-[.CA127])))*[.$A$39]+[.$A$133]/1000;0)" office:value-type="float" office:value="0" calcext:value-type="float">
            <text:p>0</text:p>
          </table:table-cell>
          <table:table-cell table:style-name="ce11" table:formula="of:=IF([.CB127]&lt;1;(1+(59*(1-[.CB127])))*[.$A$39]+[.$A$133]/1000;0)" office:value-type="float" office:value="0" calcext:value-type="float">
            <text:p>0</text:p>
          </table:table-cell>
          <table:table-cell table:style-name="ce11" table:formula="of:=IF([.CC127]&lt;1;(1+(59*(1-[.CC127])))*[.$A$39]+[.$A$133]/1000;0)" office:value-type="float" office:value="0" calcext:value-type="float">
            <text:p>0</text:p>
          </table:table-cell>
          <table:table-cell table:style-name="ce11" table:formula="of:=IF([.CD127]&lt;1;(1+(59*(1-[.CD127])))*[.$A$39]+[.$A$133]/1000;0)" office:value-type="float" office:value="0" calcext:value-type="float">
            <text:p>0</text:p>
          </table:table-cell>
          <table:table-cell table:style-name="ce11" table:formula="of:=IF([.CE127]&lt;1;(1+(59*(1-[.CE127])))*[.$A$39]+[.$A$133]/1000;0)" office:value-type="float" office:value="0" calcext:value-type="float">
            <text:p>0</text:p>
          </table:table-cell>
          <table:table-cell table:style-name="ce11" table:formula="of:=IF([.CF127]&lt;1;(1+(59*(1-[.CF127])))*[.$A$39]+[.$A$133]/1000;0)" office:value-type="float" office:value="0" calcext:value-type="float">
            <text:p>0</text:p>
          </table:table-cell>
          <table:table-cell table:style-name="ce11" table:formula="of:=IF([.CG127]&lt;1;(1+(59*(1-[.CG127])))*[.$A$39]+[.$A$133]/1000;0)" office:value-type="float" office:value="0" calcext:value-type="float">
            <text:p>0</text:p>
          </table:table-cell>
          <table:table-cell table:style-name="ce11" table:formula="of:=IF([.CH127]&lt;1;(1+(59*(1-[.CH127])))*[.$A$39]+[.$A$133]/1000;0)" office:value-type="float" office:value="0" calcext:value-type="float">
            <text:p>0</text:p>
          </table:table-cell>
          <table:table-cell table:style-name="ce11" table:formula="of:=IF([.CI127]&lt;1;(1+(59*(1-[.CI127])))*[.$A$39]+[.$A$133]/1000;0)" office:value-type="float" office:value="0" calcext:value-type="float">
            <text:p>0</text:p>
          </table:table-cell>
          <table:table-cell table:style-name="ce11" table:formula="of:=IF([.CJ127]&lt;1;(1+(59*(1-[.CJ127])))*[.$A$39]+[.$A$133]/1000;0)" office:value-type="float" office:value="0" calcext:value-type="float">
            <text:p>0</text:p>
          </table:table-cell>
          <table:table-cell table:style-name="ce11" table:formula="of:=IF([.CK127]&lt;1;(1+(59*(1-[.CK127])))*[.$A$39]+[.$A$133]/1000;0)" office:value-type="float" office:value="0" calcext:value-type="float">
            <text:p>0</text:p>
          </table:table-cell>
          <table:table-cell table:style-name="ce11" table:formula="of:=IF([.CL127]&lt;1;(1+(59*(1-[.CL127])))*[.$A$39]+[.$A$133]/1000;0)" office:value-type="float" office:value="0" calcext:value-type="float">
            <text:p>0</text:p>
          </table:table-cell>
          <table:table-cell table:style-name="ce11" table:formula="of:=IF([.CM127]&lt;1;(1+(59*(1-[.CM127])))*[.$A$39]+[.$A$133]/1000;0)" office:value-type="float" office:value="0" calcext:value-type="float">
            <text:p>0</text:p>
          </table:table-cell>
          <table:table-cell table:style-name="ce11" table:formula="of:=IF([.CN127]&lt;1;(1+(59*(1-[.CN127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8]&lt;1;(1+(59*(1-[.A128])))*[.$A$39]+[.$A$133]/1000;0)" office:value-type="float" office:value="1069" calcext:value-type="float">
            <text:p>1069</text:p>
          </table:table-cell>
          <table:table-cell table:style-name="ce11" table:formula="of:=IF([.B128]&lt;1;(1+(59*(1-[.B128])))*[.$A$39]+[.$A$133]/1000;0)" office:value-type="float" office:value="1015.9" calcext:value-type="float">
            <text:p>1016</text:p>
          </table:table-cell>
          <table:table-cell table:style-name="ce11" table:formula="of:=IF([.C128]&lt;1;(1+(59*(1-[.C128])))*[.$A$39]+[.$A$133]/1000;0)" office:value-type="float" office:value="0" calcext:value-type="float">
            <text:p>0</text:p>
          </table:table-cell>
          <table:table-cell table:style-name="ce11" table:formula="of:=IF([.D128]&lt;1;(1+(59*(1-[.D128])))*[.$A$39]+[.$A$133]/1000;0)" office:value-type="float" office:value="0" calcext:value-type="float">
            <text:p>0</text:p>
          </table:table-cell>
          <table:table-cell table:style-name="ce11" table:formula="of:=IF([.E128]&lt;1;(1+(59*(1-[.E128])))*[.$A$39]+[.$A$133]/1000;0)" office:value-type="float" office:value="0" calcext:value-type="float">
            <text:p>0</text:p>
          </table:table-cell>
          <table:table-cell table:style-name="ce11" table:formula="of:=IF([.F128]&lt;1;(1+(59*(1-[.F128])))*[.$A$39]+[.$A$133]/1000;0)" office:value-type="float" office:value="0" calcext:value-type="float">
            <text:p>0</text:p>
          </table:table-cell>
          <table:table-cell table:style-name="ce11" table:formula="of:=IF([.G128]&lt;1;(1+(59*(1-[.G128])))*[.$A$39]+[.$A$133]/1000;0)" office:value-type="float" office:value="0" calcext:value-type="float">
            <text:p>0</text:p>
          </table:table-cell>
          <table:table-cell table:style-name="ce11" table:formula="of:=IF([.H128]&lt;1;(1+(59*(1-[.H128])))*[.$A$39]+[.$A$133]/1000;0)" office:value-type="float" office:value="0" calcext:value-type="float">
            <text:p>0</text:p>
          </table:table-cell>
          <table:table-cell table:style-name="ce11" table:formula="of:=IF([.I128]&lt;1;(1+(59*(1-[.I128])))*[.$A$39]+[.$A$133]/1000;0)" office:value-type="float" office:value="0" calcext:value-type="float">
            <text:p>0</text:p>
          </table:table-cell>
          <table:table-cell table:style-name="ce11" table:formula="of:=IF([.J128]&lt;1;(1+(59*(1-[.J128])))*[.$A$39]+[.$A$133]/1000;0)" office:value-type="float" office:value="0" calcext:value-type="float">
            <text:p>0</text:p>
          </table:table-cell>
          <table:table-cell table:style-name="ce11" table:formula="of:=IF([.K128]&lt;1;(1+(59*(1-[.K128])))*[.$A$39]+[.$A$133]/1000;0)" office:value-type="float" office:value="0" calcext:value-type="float">
            <text:p>0</text:p>
          </table:table-cell>
          <table:table-cell table:style-name="ce11" table:formula="of:=IF([.L128]&lt;1;(1+(59*(1-[.L128])))*[.$A$39]+[.$A$133]/1000;0)" office:value-type="float" office:value="0" calcext:value-type="float">
            <text:p>0</text:p>
          </table:table-cell>
          <table:table-cell table:style-name="ce11" table:formula="of:=IF([.M128]&lt;1;(1+(59*(1-[.M128])))*[.$A$39]+[.$A$133]/1000;0)" office:value-type="float" office:value="0" calcext:value-type="float">
            <text:p>0</text:p>
          </table:table-cell>
          <table:table-cell table:style-name="ce11" table:formula="of:=IF([.N128]&lt;1;(1+(59*(1-[.N128])))*[.$A$39]+[.$A$133]/1000;0)" office:value-type="float" office:value="0" calcext:value-type="float">
            <text:p>0</text:p>
          </table:table-cell>
          <table:table-cell table:style-name="ce11" table:formula="of:=IF([.O128]&lt;1;(1+(59*(1-[.O128])))*[.$A$39]+[.$A$133]/1000;0)" office:value-type="float" office:value="0" calcext:value-type="float">
            <text:p>0</text:p>
          </table:table-cell>
          <table:table-cell table:style-name="ce11" table:formula="of:=IF([.P128]&lt;1;(1+(59*(1-[.P128])))*[.$A$39]+[.$A$133]/1000;0)" office:value-type="float" office:value="0" calcext:value-type="float">
            <text:p>0</text:p>
          </table:table-cell>
          <table:table-cell table:style-name="ce11" table:formula="of:=IF([.Q128]&lt;1;(1+(59*(1-[.Q128])))*[.$A$39]+[.$A$133]/1000;0)" office:value-type="float" office:value="0" calcext:value-type="float">
            <text:p>0</text:p>
          </table:table-cell>
          <table:table-cell table:style-name="ce11" table:formula="of:=IF([.R128]&lt;1;(1+(59*(1-[.R128])))*[.$A$39]+[.$A$133]/1000;0)" office:value-type="float" office:value="0" calcext:value-type="float">
            <text:p>0</text:p>
          </table:table-cell>
          <table:table-cell table:style-name="ce11" table:formula="of:=IF([.S128]&lt;1;(1+(59*(1-[.S128])))*[.$A$39]+[.$A$133]/1000;0)" office:value-type="float" office:value="0" calcext:value-type="float">
            <text:p>0</text:p>
          </table:table-cell>
          <table:table-cell table:style-name="ce11" table:formula="of:=IF([.T128]&lt;1;(1+(59*(1-[.T128])))*[.$A$39]+[.$A$133]/1000;0)" office:value-type="float" office:value="0" calcext:value-type="float">
            <text:p>0</text:p>
          </table:table-cell>
          <table:table-cell table:style-name="ce11" table:formula="of:=IF([.U128]&lt;1;(1+(59*(1-[.U128])))*[.$A$39]+[.$A$133]/1000;0)" office:value-type="float" office:value="0" calcext:value-type="float">
            <text:p>0</text:p>
          </table:table-cell>
          <table:table-cell table:style-name="ce11" table:formula="of:=IF([.V128]&lt;1;(1+(59*(1-[.V128])))*[.$A$39]+[.$A$133]/1000;0)" office:value-type="float" office:value="0" calcext:value-type="float">
            <text:p>0</text:p>
          </table:table-cell>
          <table:table-cell table:style-name="ce11" table:formula="of:=IF([.W128]&lt;1;(1+(59*(1-[.W128])))*[.$A$39]+[.$A$133]/1000;0)" office:value-type="float" office:value="0" calcext:value-type="float">
            <text:p>0</text:p>
          </table:table-cell>
          <table:table-cell table:style-name="ce11" table:formula="of:=IF([.X128]&lt;1;(1+(59*(1-[.X128])))*[.$A$39]+[.$A$133]/1000;0)" office:value-type="float" office:value="0" calcext:value-type="float">
            <text:p>0</text:p>
          </table:table-cell>
          <table:table-cell table:style-name="ce11" table:formula="of:=IF([.Y128]&lt;1;(1+(59*(1-[.Y128])))*[.$A$39]+[.$A$133]/1000;0)" office:value-type="float" office:value="0" calcext:value-type="float">
            <text:p>0</text:p>
          </table:table-cell>
          <table:table-cell table:style-name="ce11" table:formula="of:=IF([.Z128]&lt;1;(1+(59*(1-[.Z128])))*[.$A$39]+[.$A$133]/1000;0)" office:value-type="float" office:value="0" calcext:value-type="float">
            <text:p>0</text:p>
          </table:table-cell>
          <table:table-cell table:style-name="ce11" table:formula="of:=IF([.AA128]&lt;1;(1+(59*(1-[.AA128])))*[.$A$39]+[.$A$133]/1000;0)" office:value-type="float" office:value="0" calcext:value-type="float">
            <text:p>0</text:p>
          </table:table-cell>
          <table:table-cell table:style-name="ce11" table:formula="of:=IF([.AB128]&lt;1;(1+(59*(1-[.AB128])))*[.$A$39]+[.$A$133]/1000;0)" office:value-type="float" office:value="0" calcext:value-type="float">
            <text:p>0</text:p>
          </table:table-cell>
          <table:table-cell table:style-name="ce11" table:formula="of:=IF([.AC128]&lt;1;(1+(59*(1-[.AC128])))*[.$A$39]+[.$A$133]/1000;0)" office:value-type="float" office:value="0" calcext:value-type="float">
            <text:p>0</text:p>
          </table:table-cell>
          <table:table-cell table:style-name="ce11" table:formula="of:=IF([.AD128]&lt;1;(1+(59*(1-[.AD128])))*[.$A$39]+[.$A$133]/1000;0)" office:value-type="float" office:value="0" calcext:value-type="float">
            <text:p>0</text:p>
          </table:table-cell>
          <table:table-cell table:style-name="ce11" table:formula="of:=IF([.AE128]&lt;1;(1+(59*(1-[.AE128])))*[.$A$39]+[.$A$133]/1000;0)" office:value-type="float" office:value="0" calcext:value-type="float">
            <text:p>0</text:p>
          </table:table-cell>
          <table:table-cell table:style-name="ce11" table:formula="of:=IF([.AF128]&lt;1;(1+(59*(1-[.AF128])))*[.$A$39]+[.$A$133]/1000;0)" office:value-type="float" office:value="0" calcext:value-type="float">
            <text:p>0</text:p>
          </table:table-cell>
          <table:table-cell table:style-name="ce11" table:formula="of:=IF([.AG128]&lt;1;(1+(59*(1-[.AG128])))*[.$A$39]+[.$A$133]/1000;0)" office:value-type="float" office:value="0" calcext:value-type="float">
            <text:p>0</text:p>
          </table:table-cell>
          <table:table-cell table:style-name="ce11" table:formula="of:=IF([.AH128]&lt;1;(1+(59*(1-[.AH128])))*[.$A$39]+[.$A$133]/1000;0)" office:value-type="float" office:value="0" calcext:value-type="float">
            <text:p>0</text:p>
          </table:table-cell>
          <table:table-cell table:style-name="ce11" table:formula="of:=IF([.AI128]&lt;1;(1+(59*(1-[.AI128])))*[.$A$39]+[.$A$133]/1000;0)" office:value-type="float" office:value="0" calcext:value-type="float">
            <text:p>0</text:p>
          </table:table-cell>
          <table:table-cell table:style-name="ce11" table:formula="of:=IF([.AJ128]&lt;1;(1+(59*(1-[.AJ128])))*[.$A$39]+[.$A$133]/1000;0)" office:value-type="float" office:value="0" calcext:value-type="float">
            <text:p>0</text:p>
          </table:table-cell>
          <table:table-cell table:style-name="ce11" table:formula="of:=IF([.AK128]&lt;1;(1+(59*(1-[.AK128])))*[.$A$39]+[.$A$133]/1000;0)" office:value-type="float" office:value="0" calcext:value-type="float">
            <text:p>0</text:p>
          </table:table-cell>
          <table:table-cell table:style-name="ce11" table:formula="of:=IF([.AL128]&lt;1;(1+(59*(1-[.AL128])))*[.$A$39]+[.$A$133]/1000;0)" office:value-type="float" office:value="0" calcext:value-type="float">
            <text:p>0</text:p>
          </table:table-cell>
          <table:table-cell table:style-name="ce11" table:formula="of:=IF([.AM128]&lt;1;(1+(59*(1-[.AM128])))*[.$A$39]+[.$A$133]/1000;0)" office:value-type="float" office:value="0" calcext:value-type="float">
            <text:p>0</text:p>
          </table:table-cell>
          <table:table-cell table:style-name="ce11" table:formula="of:=IF([.AN128]&lt;1;(1+(59*(1-[.AN128])))*[.$A$39]+[.$A$133]/1000;0)" office:value-type="float" office:value="0" calcext:value-type="float">
            <text:p>0</text:p>
          </table:table-cell>
          <table:table-cell table:style-name="ce11" table:formula="of:=IF([.AO128]&lt;1;(1+(59*(1-[.AO128])))*[.$A$39]+[.$A$133]/1000;0)" office:value-type="float" office:value="0" calcext:value-type="float">
            <text:p>0</text:p>
          </table:table-cell>
          <table:table-cell table:style-name="ce11" table:formula="of:=IF([.AP128]&lt;1;(1+(59*(1-[.AP128])))*[.$A$39]+[.$A$133]/1000;0)" office:value-type="float" office:value="0" calcext:value-type="float">
            <text:p>0</text:p>
          </table:table-cell>
          <table:table-cell table:style-name="ce11" table:formula="of:=IF([.AQ128]&lt;1;(1+(59*(1-[.AQ128])))*[.$A$39]+[.$A$133]/1000;0)" office:value-type="float" office:value="0" calcext:value-type="float">
            <text:p>0</text:p>
          </table:table-cell>
          <table:table-cell table:style-name="ce11" table:formula="of:=IF([.AR128]&lt;1;(1+(59*(1-[.AR128])))*[.$A$39]+[.$A$133]/1000;0)" office:value-type="float" office:value="0" calcext:value-type="float">
            <text:p>0</text:p>
          </table:table-cell>
          <table:table-cell table:style-name="ce11" table:formula="of:=IF([.AS128]&lt;1;(1+(59*(1-[.AS128])))*[.$A$39]+[.$A$133]/1000;0)" office:value-type="float" office:value="0" calcext:value-type="float">
            <text:p>0</text:p>
          </table:table-cell>
          <table:table-cell table:style-name="ce11" table:formula="of:=IF([.AT128]&lt;1;(1+(59*(1-[.AT128])))*[.$A$39]+[.$A$133]/1000;0)" office:value-type="float" office:value="0" calcext:value-type="float">
            <text:p>0</text:p>
          </table:table-cell>
          <table:table-cell table:style-name="ce11" table:formula="of:=IF([.AU128]&lt;1;(1+(59*(1-[.AU128])))*[.$A$39]+[.$A$133]/1000;0)" office:value-type="float" office:value="0" calcext:value-type="float">
            <text:p>0</text:p>
          </table:table-cell>
          <table:table-cell table:style-name="ce11" table:formula="of:=IF([.AV128]&lt;1;(1+(59*(1-[.AV128])))*[.$A$39]+[.$A$133]/1000;0)" office:value-type="float" office:value="0" calcext:value-type="float">
            <text:p>0</text:p>
          </table:table-cell>
          <table:table-cell table:style-name="ce11" table:formula="of:=IF([.AW128]&lt;1;(1+(59*(1-[.AW128])))*[.$A$39]+[.$A$133]/1000;0)" office:value-type="float" office:value="0" calcext:value-type="float">
            <text:p>0</text:p>
          </table:table-cell>
          <table:table-cell table:style-name="ce11" table:formula="of:=IF([.AX128]&lt;1;(1+(59*(1-[.AX128])))*[.$A$39]+[.$A$133]/1000;0)" office:value-type="float" office:value="0" calcext:value-type="float">
            <text:p>0</text:p>
          </table:table-cell>
          <table:table-cell table:style-name="ce11" table:formula="of:=IF([.AY128]&lt;1;(1+(59*(1-[.AY128])))*[.$A$39]+[.$A$133]/1000;0)" office:value-type="float" office:value="0" calcext:value-type="float">
            <text:p>0</text:p>
          </table:table-cell>
          <table:table-cell table:style-name="ce11" table:formula="of:=IF([.AZ128]&lt;1;(1+(59*(1-[.AZ128])))*[.$A$39]+[.$A$133]/1000;0)" office:value-type="float" office:value="0" calcext:value-type="float">
            <text:p>0</text:p>
          </table:table-cell>
          <table:table-cell table:style-name="ce11" table:formula="of:=IF([.BA128]&lt;1;(1+(59*(1-[.BA128])))*[.$A$39]+[.$A$133]/1000;0)" office:value-type="float" office:value="0" calcext:value-type="float">
            <text:p>0</text:p>
          </table:table-cell>
          <table:table-cell table:style-name="ce11" table:formula="of:=IF([.BB128]&lt;1;(1+(59*(1-[.BB128])))*[.$A$39]+[.$A$133]/1000;0)" office:value-type="float" office:value="0" calcext:value-type="float">
            <text:p>0</text:p>
          </table:table-cell>
          <table:table-cell table:style-name="ce11" table:formula="of:=IF([.BC128]&lt;1;(1+(59*(1-[.BC128])))*[.$A$39]+[.$A$133]/1000;0)" office:value-type="float" office:value="0" calcext:value-type="float">
            <text:p>0</text:p>
          </table:table-cell>
          <table:table-cell table:style-name="ce11" table:formula="of:=IF([.BD128]&lt;1;(1+(59*(1-[.BD128])))*[.$A$39]+[.$A$133]/1000;0)" office:value-type="float" office:value="0" calcext:value-type="float">
            <text:p>0</text:p>
          </table:table-cell>
          <table:table-cell table:style-name="ce11" table:formula="of:=IF([.BE128]&lt;1;(1+(59*(1-[.BE128])))*[.$A$39]+[.$A$133]/1000;0)" office:value-type="float" office:value="0" calcext:value-type="float">
            <text:p>0</text:p>
          </table:table-cell>
          <table:table-cell table:style-name="ce11" table:formula="of:=IF([.BF128]&lt;1;(1+(59*(1-[.BF128])))*[.$A$39]+[.$A$133]/1000;0)" office:value-type="float" office:value="0" calcext:value-type="float">
            <text:p>0</text:p>
          </table:table-cell>
          <table:table-cell table:style-name="ce11" table:formula="of:=IF([.BG128]&lt;1;(1+(59*(1-[.BG128])))*[.$A$39]+[.$A$133]/1000;0)" office:value-type="float" office:value="0" calcext:value-type="float">
            <text:p>0</text:p>
          </table:table-cell>
          <table:table-cell table:style-name="ce11" table:formula="of:=IF([.BH128]&lt;1;(1+(59*(1-[.BH128])))*[.$A$39]+[.$A$133]/1000;0)" office:value-type="float" office:value="0" calcext:value-type="float">
            <text:p>0</text:p>
          </table:table-cell>
          <table:table-cell table:style-name="ce11" table:formula="of:=IF([.BI128]&lt;1;(1+(59*(1-[.BI128])))*[.$A$39]+[.$A$133]/1000;0)" office:value-type="float" office:value="0" calcext:value-type="float">
            <text:p>0</text:p>
          </table:table-cell>
          <table:table-cell table:style-name="ce11" table:formula="of:=IF([.BJ128]&lt;1;(1+(59*(1-[.BJ128])))*[.$A$39]+[.$A$133]/1000;0)" office:value-type="float" office:value="0" calcext:value-type="float">
            <text:p>0</text:p>
          </table:table-cell>
          <table:table-cell table:style-name="ce11" table:formula="of:=IF([.BK128]&lt;1;(1+(59*(1-[.BK128])))*[.$A$39]+[.$A$133]/1000;0)" office:value-type="float" office:value="0" calcext:value-type="float">
            <text:p>0</text:p>
          </table:table-cell>
          <table:table-cell table:style-name="ce11" table:formula="of:=IF([.BL128]&lt;1;(1+(59*(1-[.BL128])))*[.$A$39]+[.$A$133]/1000;0)" office:value-type="float" office:value="0" calcext:value-type="float">
            <text:p>0</text:p>
          </table:table-cell>
          <table:table-cell table:style-name="ce11" table:formula="of:=IF([.BM128]&lt;1;(1+(59*(1-[.BM128])))*[.$A$39]+[.$A$133]/1000;0)" office:value-type="float" office:value="0" calcext:value-type="float">
            <text:p>0</text:p>
          </table:table-cell>
          <table:table-cell table:style-name="ce11" table:formula="of:=IF([.BN128]&lt;1;(1+(59*(1-[.BN128])))*[.$A$39]+[.$A$133]/1000;0)" office:value-type="float" office:value="0" calcext:value-type="float">
            <text:p>0</text:p>
          </table:table-cell>
          <table:table-cell table:style-name="ce11" table:formula="of:=IF([.BO128]&lt;1;(1+(59*(1-[.BO128])))*[.$A$39]+[.$A$133]/1000;0)" office:value-type="float" office:value="0" calcext:value-type="float">
            <text:p>0</text:p>
          </table:table-cell>
          <table:table-cell table:style-name="ce11" table:formula="of:=IF([.BP128]&lt;1;(1+(59*(1-[.BP128])))*[.$A$39]+[.$A$133]/1000;0)" office:value-type="float" office:value="0" calcext:value-type="float">
            <text:p>0</text:p>
          </table:table-cell>
          <table:table-cell table:style-name="ce11" table:formula="of:=IF([.BQ128]&lt;1;(1+(59*(1-[.BQ128])))*[.$A$39]+[.$A$133]/1000;0)" office:value-type="float" office:value="0" calcext:value-type="float">
            <text:p>0</text:p>
          </table:table-cell>
          <table:table-cell table:style-name="ce11" table:formula="of:=IF([.BR128]&lt;1;(1+(59*(1-[.BR128])))*[.$A$39]+[.$A$133]/1000;0)" office:value-type="float" office:value="0" calcext:value-type="float">
            <text:p>0</text:p>
          </table:table-cell>
          <table:table-cell table:style-name="ce11" table:formula="of:=IF([.BS128]&lt;1;(1+(59*(1-[.BS128])))*[.$A$39]+[.$A$133]/1000;0)" office:value-type="float" office:value="0" calcext:value-type="float">
            <text:p>0</text:p>
          </table:table-cell>
          <table:table-cell table:style-name="ce11" table:formula="of:=IF([.BT128]&lt;1;(1+(59*(1-[.BT128])))*[.$A$39]+[.$A$133]/1000;0)" office:value-type="float" office:value="0" calcext:value-type="float">
            <text:p>0</text:p>
          </table:table-cell>
          <table:table-cell table:style-name="ce11" table:formula="of:=IF([.BU128]&lt;1;(1+(59*(1-[.BU128])))*[.$A$39]+[.$A$133]/1000;0)" office:value-type="float" office:value="0" calcext:value-type="float">
            <text:p>0</text:p>
          </table:table-cell>
          <table:table-cell table:style-name="ce11" table:formula="of:=IF([.BV128]&lt;1;(1+(59*(1-[.BV128])))*[.$A$39]+[.$A$133]/1000;0)" office:value-type="float" office:value="0" calcext:value-type="float">
            <text:p>0</text:p>
          </table:table-cell>
          <table:table-cell table:style-name="ce11" table:formula="of:=IF([.BW128]&lt;1;(1+(59*(1-[.BW128])))*[.$A$39]+[.$A$133]/1000;0)" office:value-type="float" office:value="0" calcext:value-type="float">
            <text:p>0</text:p>
          </table:table-cell>
          <table:table-cell table:style-name="ce11" table:formula="of:=IF([.BX128]&lt;1;(1+(59*(1-[.BX128])))*[.$A$39]+[.$A$133]/1000;0)" office:value-type="float" office:value="0" calcext:value-type="float">
            <text:p>0</text:p>
          </table:table-cell>
          <table:table-cell table:style-name="ce11" table:formula="of:=IF([.BY128]&lt;1;(1+(59*(1-[.BY128])))*[.$A$39]+[.$A$133]/1000;0)" office:value-type="float" office:value="0" calcext:value-type="float">
            <text:p>0</text:p>
          </table:table-cell>
          <table:table-cell table:style-name="ce11" table:formula="of:=IF([.BZ128]&lt;1;(1+(59*(1-[.BZ128])))*[.$A$39]+[.$A$133]/1000;0)" office:value-type="float" office:value="0" calcext:value-type="float">
            <text:p>0</text:p>
          </table:table-cell>
          <table:table-cell table:style-name="ce11" table:formula="of:=IF([.CA128]&lt;1;(1+(59*(1-[.CA128])))*[.$A$39]+[.$A$133]/1000;0)" office:value-type="float" office:value="0" calcext:value-type="float">
            <text:p>0</text:p>
          </table:table-cell>
          <table:table-cell table:style-name="ce11" table:formula="of:=IF([.CB128]&lt;1;(1+(59*(1-[.CB128])))*[.$A$39]+[.$A$133]/1000;0)" office:value-type="float" office:value="0" calcext:value-type="float">
            <text:p>0</text:p>
          </table:table-cell>
          <table:table-cell table:style-name="ce11" table:formula="of:=IF([.CC128]&lt;1;(1+(59*(1-[.CC128])))*[.$A$39]+[.$A$133]/1000;0)" office:value-type="float" office:value="0" calcext:value-type="float">
            <text:p>0</text:p>
          </table:table-cell>
          <table:table-cell table:style-name="ce11" table:formula="of:=IF([.CD128]&lt;1;(1+(59*(1-[.CD128])))*[.$A$39]+[.$A$133]/1000;0)" office:value-type="float" office:value="0" calcext:value-type="float">
            <text:p>0</text:p>
          </table:table-cell>
          <table:table-cell table:style-name="ce11" table:formula="of:=IF([.CE128]&lt;1;(1+(59*(1-[.CE128])))*[.$A$39]+[.$A$133]/1000;0)" office:value-type="float" office:value="0" calcext:value-type="float">
            <text:p>0</text:p>
          </table:table-cell>
          <table:table-cell table:style-name="ce11" table:formula="of:=IF([.CF128]&lt;1;(1+(59*(1-[.CF128])))*[.$A$39]+[.$A$133]/1000;0)" office:value-type="float" office:value="0" calcext:value-type="float">
            <text:p>0</text:p>
          </table:table-cell>
          <table:table-cell table:style-name="ce11" table:formula="of:=IF([.CG128]&lt;1;(1+(59*(1-[.CG128])))*[.$A$39]+[.$A$133]/1000;0)" office:value-type="float" office:value="0" calcext:value-type="float">
            <text:p>0</text:p>
          </table:table-cell>
          <table:table-cell table:style-name="ce11" table:formula="of:=IF([.CH128]&lt;1;(1+(59*(1-[.CH128])))*[.$A$39]+[.$A$133]/1000;0)" office:value-type="float" office:value="0" calcext:value-type="float">
            <text:p>0</text:p>
          </table:table-cell>
          <table:table-cell table:style-name="ce11" table:formula="of:=IF([.CI128]&lt;1;(1+(59*(1-[.CI128])))*[.$A$39]+[.$A$133]/1000;0)" office:value-type="float" office:value="0" calcext:value-type="float">
            <text:p>0</text:p>
          </table:table-cell>
          <table:table-cell table:style-name="ce11" table:formula="of:=IF([.CJ128]&lt;1;(1+(59*(1-[.CJ128])))*[.$A$39]+[.$A$133]/1000;0)" office:value-type="float" office:value="0" calcext:value-type="float">
            <text:p>0</text:p>
          </table:table-cell>
          <table:table-cell table:style-name="ce11" table:formula="of:=IF([.CK128]&lt;1;(1+(59*(1-[.CK128])))*[.$A$39]+[.$A$133]/1000;0)" office:value-type="float" office:value="0" calcext:value-type="float">
            <text:p>0</text:p>
          </table:table-cell>
          <table:table-cell table:style-name="ce11" table:formula="of:=IF([.CL128]&lt;1;(1+(59*(1-[.CL128])))*[.$A$39]+[.$A$133]/1000;0)" office:value-type="float" office:value="0" calcext:value-type="float">
            <text:p>0</text:p>
          </table:table-cell>
          <table:table-cell table:style-name="ce11" table:formula="of:=IF([.CM128]&lt;1;(1+(59*(1-[.CM128])))*[.$A$39]+[.$A$133]/1000;0)" office:value-type="float" office:value="0" calcext:value-type="float">
            <text:p>0</text:p>
          </table:table-cell>
          <table:table-cell table:style-name="ce11" table:formula="of:=IF([.CN128]&lt;1;(1+(59*(1-[.CN128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/>
          <table:table-cell table:style-name="ce11" table:formula="of:=IF([.A129]&lt;1;(1+(59*(1-[.A129])))*[.$A$39]+[.$A$133]/1000;0)" office:value-type="float" office:value="0" calcext:value-type="float">
            <text:p>0</text:p>
          </table:table-cell>
          <table:table-cell table:style-name="ce11" table:formula="of:=IF([.B129]&lt;1;(1+(59*(1-[.B129])))*[.$A$39]+[.$A$133]/1000;0)" office:value-type="float" office:value="0" calcext:value-type="float">
            <text:p>0</text:p>
          </table:table-cell>
          <table:table-cell table:style-name="ce11" table:formula="of:=IF([.C129]&lt;1;(1+(59*(1-[.C129])))*[.$A$39]+[.$A$133]/1000;0)" office:value-type="float" office:value="0" calcext:value-type="float">
            <text:p>0</text:p>
          </table:table-cell>
          <table:table-cell table:style-name="ce11" table:formula="of:=IF([.D129]&lt;1;(1+(59*(1-[.D129])))*[.$A$39]+[.$A$133]/1000;0)" office:value-type="float" office:value="0" calcext:value-type="float">
            <text:p>0</text:p>
          </table:table-cell>
          <table:table-cell table:style-name="ce11" table:formula="of:=IF([.E129]&lt;1;(1+(59*(1-[.E129])))*[.$A$39]+[.$A$133]/1000;0)" office:value-type="float" office:value="0" calcext:value-type="float">
            <text:p>0</text:p>
          </table:table-cell>
          <table:table-cell table:style-name="ce11" table:formula="of:=IF([.F129]&lt;1;(1+(59*(1-[.F129])))*[.$A$39]+[.$A$133]/1000;0)" office:value-type="float" office:value="0" calcext:value-type="float">
            <text:p>0</text:p>
          </table:table-cell>
          <table:table-cell table:style-name="ce11" table:formula="of:=IF([.G129]&lt;1;(1+(59*(1-[.G129])))*[.$A$39]+[.$A$133]/1000;0)" office:value-type="float" office:value="0" calcext:value-type="float">
            <text:p>0</text:p>
          </table:table-cell>
          <table:table-cell table:style-name="ce11" table:formula="of:=IF([.H129]&lt;1;(1+(59*(1-[.H129])))*[.$A$39]+[.$A$133]/1000;0)" office:value-type="float" office:value="0" calcext:value-type="float">
            <text:p>0</text:p>
          </table:table-cell>
          <table:table-cell table:style-name="ce11" table:formula="of:=IF([.I129]&lt;1;(1+(59*(1-[.I129])))*[.$A$39]+[.$A$133]/1000;0)" office:value-type="float" office:value="0" calcext:value-type="float">
            <text:p>0</text:p>
          </table:table-cell>
          <table:table-cell table:style-name="ce11" table:formula="of:=IF([.J129]&lt;1;(1+(59*(1-[.J129])))*[.$A$39]+[.$A$133]/1000;0)" office:value-type="float" office:value="0" calcext:value-type="float">
            <text:p>0</text:p>
          </table:table-cell>
          <table:table-cell table:style-name="ce11" table:formula="of:=IF([.K129]&lt;1;(1+(59*(1-[.K129])))*[.$A$39]+[.$A$133]/1000;0)" office:value-type="float" office:value="0" calcext:value-type="float">
            <text:p>0</text:p>
          </table:table-cell>
          <table:table-cell table:style-name="ce11" table:formula="of:=IF([.L129]&lt;1;(1+(59*(1-[.L129])))*[.$A$39]+[.$A$133]/1000;0)" office:value-type="float" office:value="0" calcext:value-type="float">
            <text:p>0</text:p>
          </table:table-cell>
          <table:table-cell table:style-name="ce11" table:formula="of:=IF([.M129]&lt;1;(1+(59*(1-[.M129])))*[.$A$39]+[.$A$133]/1000;0)" office:value-type="float" office:value="0" calcext:value-type="float">
            <text:p>0</text:p>
          </table:table-cell>
          <table:table-cell table:style-name="ce11" table:formula="of:=IF([.N129]&lt;1;(1+(59*(1-[.N129])))*[.$A$39]+[.$A$133]/1000;0)" office:value-type="float" office:value="0" calcext:value-type="float">
            <text:p>0</text:p>
          </table:table-cell>
          <table:table-cell table:style-name="ce11" table:formula="of:=IF([.O129]&lt;1;(1+(59*(1-[.O129])))*[.$A$39]+[.$A$133]/1000;0)" office:value-type="float" office:value="0" calcext:value-type="float">
            <text:p>0</text:p>
          </table:table-cell>
          <table:table-cell table:style-name="ce11" table:formula="of:=IF([.P129]&lt;1;(1+(59*(1-[.P129])))*[.$A$39]+[.$A$133]/1000;0)" office:value-type="float" office:value="0" calcext:value-type="float">
            <text:p>0</text:p>
          </table:table-cell>
          <table:table-cell table:style-name="ce11" table:formula="of:=IF([.Q129]&lt;1;(1+(59*(1-[.Q129])))*[.$A$39]+[.$A$133]/1000;0)" office:value-type="float" office:value="0" calcext:value-type="float">
            <text:p>0</text:p>
          </table:table-cell>
          <table:table-cell table:style-name="ce11" table:formula="of:=IF([.R129]&lt;1;(1+(59*(1-[.R129])))*[.$A$39]+[.$A$133]/1000;0)" office:value-type="float" office:value="0" calcext:value-type="float">
            <text:p>0</text:p>
          </table:table-cell>
          <table:table-cell table:style-name="ce11" table:formula="of:=IF([.S129]&lt;1;(1+(59*(1-[.S129])))*[.$A$39]+[.$A$133]/1000;0)" office:value-type="float" office:value="0" calcext:value-type="float">
            <text:p>0</text:p>
          </table:table-cell>
          <table:table-cell table:style-name="ce11" table:formula="of:=IF([.T129]&lt;1;(1+(59*(1-[.T129])))*[.$A$39]+[.$A$133]/1000;0)" office:value-type="float" office:value="0" calcext:value-type="float">
            <text:p>0</text:p>
          </table:table-cell>
          <table:table-cell table:style-name="ce11" table:formula="of:=IF([.U129]&lt;1;(1+(59*(1-[.U129])))*[.$A$39]+[.$A$133]/1000;0)" office:value-type="float" office:value="0" calcext:value-type="float">
            <text:p>0</text:p>
          </table:table-cell>
          <table:table-cell table:style-name="ce11" table:formula="of:=IF([.V129]&lt;1;(1+(59*(1-[.V129])))*[.$A$39]+[.$A$133]/1000;0)" office:value-type="float" office:value="0" calcext:value-type="float">
            <text:p>0</text:p>
          </table:table-cell>
          <table:table-cell table:style-name="ce11" table:formula="of:=IF([.W129]&lt;1;(1+(59*(1-[.W129])))*[.$A$39]+[.$A$133]/1000;0)" office:value-type="float" office:value="0" calcext:value-type="float">
            <text:p>0</text:p>
          </table:table-cell>
          <table:table-cell table:style-name="ce11" table:formula="of:=IF([.X129]&lt;1;(1+(59*(1-[.X129])))*[.$A$39]+[.$A$133]/1000;0)" office:value-type="float" office:value="0" calcext:value-type="float">
            <text:p>0</text:p>
          </table:table-cell>
          <table:table-cell table:style-name="ce11" table:formula="of:=IF([.Y129]&lt;1;(1+(59*(1-[.Y129])))*[.$A$39]+[.$A$133]/1000;0)" office:value-type="float" office:value="0" calcext:value-type="float">
            <text:p>0</text:p>
          </table:table-cell>
          <table:table-cell table:style-name="ce11" table:formula="of:=IF([.Z129]&lt;1;(1+(59*(1-[.Z129])))*[.$A$39]+[.$A$133]/1000;0)" office:value-type="float" office:value="0" calcext:value-type="float">
            <text:p>0</text:p>
          </table:table-cell>
          <table:table-cell table:style-name="ce11" table:formula="of:=IF([.AA129]&lt;1;(1+(59*(1-[.AA129])))*[.$A$39]+[.$A$133]/1000;0)" office:value-type="float" office:value="0" calcext:value-type="float">
            <text:p>0</text:p>
          </table:table-cell>
          <table:table-cell table:style-name="ce11" table:formula="of:=IF([.AB129]&lt;1;(1+(59*(1-[.AB129])))*[.$A$39]+[.$A$133]/1000;0)" office:value-type="float" office:value="0" calcext:value-type="float">
            <text:p>0</text:p>
          </table:table-cell>
          <table:table-cell table:style-name="ce11" table:formula="of:=IF([.AC129]&lt;1;(1+(59*(1-[.AC129])))*[.$A$39]+[.$A$133]/1000;0)" office:value-type="float" office:value="0" calcext:value-type="float">
            <text:p>0</text:p>
          </table:table-cell>
          <table:table-cell table:style-name="ce11" table:formula="of:=IF([.AD129]&lt;1;(1+(59*(1-[.AD129])))*[.$A$39]+[.$A$133]/1000;0)" office:value-type="float" office:value="0" calcext:value-type="float">
            <text:p>0</text:p>
          </table:table-cell>
          <table:table-cell table:style-name="ce11" table:formula="of:=IF([.AE129]&lt;1;(1+(59*(1-[.AE129])))*[.$A$39]+[.$A$133]/1000;0)" office:value-type="float" office:value="0" calcext:value-type="float">
            <text:p>0</text:p>
          </table:table-cell>
          <table:table-cell table:style-name="ce11" table:formula="of:=IF([.AF129]&lt;1;(1+(59*(1-[.AF129])))*[.$A$39]+[.$A$133]/1000;0)" office:value-type="float" office:value="0" calcext:value-type="float">
            <text:p>0</text:p>
          </table:table-cell>
          <table:table-cell table:style-name="ce11" table:formula="of:=IF([.AG129]&lt;1;(1+(59*(1-[.AG129])))*[.$A$39]+[.$A$133]/1000;0)" office:value-type="float" office:value="0" calcext:value-type="float">
            <text:p>0</text:p>
          </table:table-cell>
          <table:table-cell table:style-name="ce11" table:formula="of:=IF([.AH129]&lt;1;(1+(59*(1-[.AH129])))*[.$A$39]+[.$A$133]/1000;0)" office:value-type="float" office:value="0" calcext:value-type="float">
            <text:p>0</text:p>
          </table:table-cell>
          <table:table-cell table:style-name="ce11" table:formula="of:=IF([.AI129]&lt;1;(1+(59*(1-[.AI129])))*[.$A$39]+[.$A$133]/1000;0)" office:value-type="float" office:value="0" calcext:value-type="float">
            <text:p>0</text:p>
          </table:table-cell>
          <table:table-cell table:style-name="ce11" table:formula="of:=IF([.AJ129]&lt;1;(1+(59*(1-[.AJ129])))*[.$A$39]+[.$A$133]/1000;0)" office:value-type="float" office:value="0" calcext:value-type="float">
            <text:p>0</text:p>
          </table:table-cell>
          <table:table-cell table:style-name="ce11" table:formula="of:=IF([.AK129]&lt;1;(1+(59*(1-[.AK129])))*[.$A$39]+[.$A$133]/1000;0)" office:value-type="float" office:value="0" calcext:value-type="float">
            <text:p>0</text:p>
          </table:table-cell>
          <table:table-cell table:style-name="ce11" table:formula="of:=IF([.AL129]&lt;1;(1+(59*(1-[.AL129])))*[.$A$39]+[.$A$133]/1000;0)" office:value-type="float" office:value="0" calcext:value-type="float">
            <text:p>0</text:p>
          </table:table-cell>
          <table:table-cell table:style-name="ce11" table:formula="of:=IF([.AM129]&lt;1;(1+(59*(1-[.AM129])))*[.$A$39]+[.$A$133]/1000;0)" office:value-type="float" office:value="0" calcext:value-type="float">
            <text:p>0</text:p>
          </table:table-cell>
          <table:table-cell table:style-name="ce11" table:formula="of:=IF([.AN129]&lt;1;(1+(59*(1-[.AN129])))*[.$A$39]+[.$A$133]/1000;0)" office:value-type="float" office:value="0" calcext:value-type="float">
            <text:p>0</text:p>
          </table:table-cell>
          <table:table-cell table:style-name="ce11" table:formula="of:=IF([.AO129]&lt;1;(1+(59*(1-[.AO129])))*[.$A$39]+[.$A$133]/1000;0)" office:value-type="float" office:value="0" calcext:value-type="float">
            <text:p>0</text:p>
          </table:table-cell>
          <table:table-cell table:style-name="ce11" table:formula="of:=IF([.AP129]&lt;1;(1+(59*(1-[.AP129])))*[.$A$39]+[.$A$133]/1000;0)" office:value-type="float" office:value="0" calcext:value-type="float">
            <text:p>0</text:p>
          </table:table-cell>
          <table:table-cell table:style-name="ce11" table:formula="of:=IF([.AQ129]&lt;1;(1+(59*(1-[.AQ129])))*[.$A$39]+[.$A$133]/1000;0)" office:value-type="float" office:value="0" calcext:value-type="float">
            <text:p>0</text:p>
          </table:table-cell>
          <table:table-cell table:style-name="ce11" table:formula="of:=IF([.AR129]&lt;1;(1+(59*(1-[.AR129])))*[.$A$39]+[.$A$133]/1000;0)" office:value-type="float" office:value="0" calcext:value-type="float">
            <text:p>0</text:p>
          </table:table-cell>
          <table:table-cell table:style-name="ce11" table:formula="of:=IF([.AS129]&lt;1;(1+(59*(1-[.AS129])))*[.$A$39]+[.$A$133]/1000;0)" office:value-type="float" office:value="0" calcext:value-type="float">
            <text:p>0</text:p>
          </table:table-cell>
          <table:table-cell table:style-name="ce11" table:formula="of:=IF([.AT129]&lt;1;(1+(59*(1-[.AT129])))*[.$A$39]+[.$A$133]/1000;0)" office:value-type="float" office:value="0" calcext:value-type="float">
            <text:p>0</text:p>
          </table:table-cell>
          <table:table-cell table:style-name="ce11" table:formula="of:=IF([.AU129]&lt;1;(1+(59*(1-[.AU129])))*[.$A$39]+[.$A$133]/1000;0)" office:value-type="float" office:value="0" calcext:value-type="float">
            <text:p>0</text:p>
          </table:table-cell>
          <table:table-cell table:style-name="ce11" table:formula="of:=IF([.AV129]&lt;1;(1+(59*(1-[.AV129])))*[.$A$39]+[.$A$133]/1000;0)" office:value-type="float" office:value="0" calcext:value-type="float">
            <text:p>0</text:p>
          </table:table-cell>
          <table:table-cell table:style-name="ce11" table:formula="of:=IF([.AW129]&lt;1;(1+(59*(1-[.AW129])))*[.$A$39]+[.$A$133]/1000;0)" office:value-type="float" office:value="0" calcext:value-type="float">
            <text:p>0</text:p>
          </table:table-cell>
          <table:table-cell table:style-name="ce11" table:formula="of:=IF([.AX129]&lt;1;(1+(59*(1-[.AX129])))*[.$A$39]+[.$A$133]/1000;0)" office:value-type="float" office:value="0" calcext:value-type="float">
            <text:p>0</text:p>
          </table:table-cell>
          <table:table-cell table:style-name="ce11" table:formula="of:=IF([.AY129]&lt;1;(1+(59*(1-[.AY129])))*[.$A$39]+[.$A$133]/1000;0)" office:value-type="float" office:value="0" calcext:value-type="float">
            <text:p>0</text:p>
          </table:table-cell>
          <table:table-cell table:style-name="ce11" table:formula="of:=IF([.AZ129]&lt;1;(1+(59*(1-[.AZ129])))*[.$A$39]+[.$A$133]/1000;0)" office:value-type="float" office:value="0" calcext:value-type="float">
            <text:p>0</text:p>
          </table:table-cell>
          <table:table-cell table:style-name="ce11" table:formula="of:=IF([.BA129]&lt;1;(1+(59*(1-[.BA129])))*[.$A$39]+[.$A$133]/1000;0)" office:value-type="float" office:value="0" calcext:value-type="float">
            <text:p>0</text:p>
          </table:table-cell>
          <table:table-cell table:style-name="ce11" table:formula="of:=IF([.BB129]&lt;1;(1+(59*(1-[.BB129])))*[.$A$39]+[.$A$133]/1000;0)" office:value-type="float" office:value="0" calcext:value-type="float">
            <text:p>0</text:p>
          </table:table-cell>
          <table:table-cell table:style-name="ce11" table:formula="of:=IF([.BC129]&lt;1;(1+(59*(1-[.BC129])))*[.$A$39]+[.$A$133]/1000;0)" office:value-type="float" office:value="0" calcext:value-type="float">
            <text:p>0</text:p>
          </table:table-cell>
          <table:table-cell table:style-name="ce11" table:formula="of:=IF([.BD129]&lt;1;(1+(59*(1-[.BD129])))*[.$A$39]+[.$A$133]/1000;0)" office:value-type="float" office:value="0" calcext:value-type="float">
            <text:p>0</text:p>
          </table:table-cell>
          <table:table-cell table:style-name="ce11" table:formula="of:=IF([.BE129]&lt;1;(1+(59*(1-[.BE129])))*[.$A$39]+[.$A$133]/1000;0)" office:value-type="float" office:value="0" calcext:value-type="float">
            <text:p>0</text:p>
          </table:table-cell>
          <table:table-cell table:style-name="ce11" table:formula="of:=IF([.BF129]&lt;1;(1+(59*(1-[.BF129])))*[.$A$39]+[.$A$133]/1000;0)" office:value-type="float" office:value="0" calcext:value-type="float">
            <text:p>0</text:p>
          </table:table-cell>
          <table:table-cell table:style-name="ce11" table:formula="of:=IF([.BG129]&lt;1;(1+(59*(1-[.BG129])))*[.$A$39]+[.$A$133]/1000;0)" office:value-type="float" office:value="0" calcext:value-type="float">
            <text:p>0</text:p>
          </table:table-cell>
          <table:table-cell table:style-name="ce11" table:formula="of:=IF([.BH129]&lt;1;(1+(59*(1-[.BH129])))*[.$A$39]+[.$A$133]/1000;0)" office:value-type="float" office:value="0" calcext:value-type="float">
            <text:p>0</text:p>
          </table:table-cell>
          <table:table-cell table:style-name="ce11" table:formula="of:=IF([.BI129]&lt;1;(1+(59*(1-[.BI129])))*[.$A$39]+[.$A$133]/1000;0)" office:value-type="float" office:value="0" calcext:value-type="float">
            <text:p>0</text:p>
          </table:table-cell>
          <table:table-cell table:style-name="ce11" table:formula="of:=IF([.BJ129]&lt;1;(1+(59*(1-[.BJ129])))*[.$A$39]+[.$A$133]/1000;0)" office:value-type="float" office:value="0" calcext:value-type="float">
            <text:p>0</text:p>
          </table:table-cell>
          <table:table-cell table:style-name="ce11" table:formula="of:=IF([.BK129]&lt;1;(1+(59*(1-[.BK129])))*[.$A$39]+[.$A$133]/1000;0)" office:value-type="float" office:value="0" calcext:value-type="float">
            <text:p>0</text:p>
          </table:table-cell>
          <table:table-cell table:style-name="ce11" table:formula="of:=IF([.BL129]&lt;1;(1+(59*(1-[.BL129])))*[.$A$39]+[.$A$133]/1000;0)" office:value-type="float" office:value="0" calcext:value-type="float">
            <text:p>0</text:p>
          </table:table-cell>
          <table:table-cell table:style-name="ce11" table:formula="of:=IF([.BM129]&lt;1;(1+(59*(1-[.BM129])))*[.$A$39]+[.$A$133]/1000;0)" office:value-type="float" office:value="0" calcext:value-type="float">
            <text:p>0</text:p>
          </table:table-cell>
          <table:table-cell table:style-name="ce11" table:formula="of:=IF([.BN129]&lt;1;(1+(59*(1-[.BN129])))*[.$A$39]+[.$A$133]/1000;0)" office:value-type="float" office:value="0" calcext:value-type="float">
            <text:p>0</text:p>
          </table:table-cell>
          <table:table-cell table:style-name="ce11" table:formula="of:=IF([.BO129]&lt;1;(1+(59*(1-[.BO129])))*[.$A$39]+[.$A$133]/1000;0)" office:value-type="float" office:value="0" calcext:value-type="float">
            <text:p>0</text:p>
          </table:table-cell>
          <table:table-cell table:style-name="ce11" table:formula="of:=IF([.BP129]&lt;1;(1+(59*(1-[.BP129])))*[.$A$39]+[.$A$133]/1000;0)" office:value-type="float" office:value="0" calcext:value-type="float">
            <text:p>0</text:p>
          </table:table-cell>
          <table:table-cell table:style-name="ce11" table:formula="of:=IF([.BQ129]&lt;1;(1+(59*(1-[.BQ129])))*[.$A$39]+[.$A$133]/1000;0)" office:value-type="float" office:value="0" calcext:value-type="float">
            <text:p>0</text:p>
          </table:table-cell>
          <table:table-cell table:style-name="ce11" table:formula="of:=IF([.BR129]&lt;1;(1+(59*(1-[.BR129])))*[.$A$39]+[.$A$133]/1000;0)" office:value-type="float" office:value="0" calcext:value-type="float">
            <text:p>0</text:p>
          </table:table-cell>
          <table:table-cell table:style-name="ce11" table:formula="of:=IF([.BS129]&lt;1;(1+(59*(1-[.BS129])))*[.$A$39]+[.$A$133]/1000;0)" office:value-type="float" office:value="0" calcext:value-type="float">
            <text:p>0</text:p>
          </table:table-cell>
          <table:table-cell table:style-name="ce11" table:formula="of:=IF([.BT129]&lt;1;(1+(59*(1-[.BT129])))*[.$A$39]+[.$A$133]/1000;0)" office:value-type="float" office:value="0" calcext:value-type="float">
            <text:p>0</text:p>
          </table:table-cell>
          <table:table-cell table:style-name="ce11" table:formula="of:=IF([.BU129]&lt;1;(1+(59*(1-[.BU129])))*[.$A$39]+[.$A$133]/1000;0)" office:value-type="float" office:value="0" calcext:value-type="float">
            <text:p>0</text:p>
          </table:table-cell>
          <table:table-cell table:style-name="ce11" table:formula="of:=IF([.BV129]&lt;1;(1+(59*(1-[.BV129])))*[.$A$39]+[.$A$133]/1000;0)" office:value-type="float" office:value="0" calcext:value-type="float">
            <text:p>0</text:p>
          </table:table-cell>
          <table:table-cell table:style-name="ce11" table:formula="of:=IF([.BW129]&lt;1;(1+(59*(1-[.BW129])))*[.$A$39]+[.$A$133]/1000;0)" office:value-type="float" office:value="0" calcext:value-type="float">
            <text:p>0</text:p>
          </table:table-cell>
          <table:table-cell table:style-name="ce11" table:formula="of:=IF([.BX129]&lt;1;(1+(59*(1-[.BX129])))*[.$A$39]+[.$A$133]/1000;0)" office:value-type="float" office:value="0" calcext:value-type="float">
            <text:p>0</text:p>
          </table:table-cell>
          <table:table-cell table:style-name="ce11" table:formula="of:=IF([.BY129]&lt;1;(1+(59*(1-[.BY129])))*[.$A$39]+[.$A$133]/1000;0)" office:value-type="float" office:value="0" calcext:value-type="float">
            <text:p>0</text:p>
          </table:table-cell>
          <table:table-cell table:style-name="ce11" table:formula="of:=IF([.BZ129]&lt;1;(1+(59*(1-[.BZ129])))*[.$A$39]+[.$A$133]/1000;0)" office:value-type="float" office:value="0" calcext:value-type="float">
            <text:p>0</text:p>
          </table:table-cell>
          <table:table-cell table:style-name="ce11" table:formula="of:=IF([.CA129]&lt;1;(1+(59*(1-[.CA129])))*[.$A$39]+[.$A$133]/1000;0)" office:value-type="float" office:value="0" calcext:value-type="float">
            <text:p>0</text:p>
          </table:table-cell>
          <table:table-cell table:style-name="ce11" table:formula="of:=IF([.CB129]&lt;1;(1+(59*(1-[.CB129])))*[.$A$39]+[.$A$133]/1000;0)" office:value-type="float" office:value="0" calcext:value-type="float">
            <text:p>0</text:p>
          </table:table-cell>
          <table:table-cell table:style-name="ce11" table:formula="of:=IF([.CC129]&lt;1;(1+(59*(1-[.CC129])))*[.$A$39]+[.$A$133]/1000;0)" office:value-type="float" office:value="0" calcext:value-type="float">
            <text:p>0</text:p>
          </table:table-cell>
          <table:table-cell table:style-name="ce11" table:formula="of:=IF([.CD129]&lt;1;(1+(59*(1-[.CD129])))*[.$A$39]+[.$A$133]/1000;0)" office:value-type="float" office:value="0" calcext:value-type="float">
            <text:p>0</text:p>
          </table:table-cell>
          <table:table-cell table:style-name="ce11" table:formula="of:=IF([.CE129]&lt;1;(1+(59*(1-[.CE129])))*[.$A$39]+[.$A$133]/1000;0)" office:value-type="float" office:value="0" calcext:value-type="float">
            <text:p>0</text:p>
          </table:table-cell>
          <table:table-cell table:style-name="ce11" table:formula="of:=IF([.CF129]&lt;1;(1+(59*(1-[.CF129])))*[.$A$39]+[.$A$133]/1000;0)" office:value-type="float" office:value="0" calcext:value-type="float">
            <text:p>0</text:p>
          </table:table-cell>
          <table:table-cell table:style-name="ce11" table:formula="of:=IF([.CG129]&lt;1;(1+(59*(1-[.CG129])))*[.$A$39]+[.$A$133]/1000;0)" office:value-type="float" office:value="0" calcext:value-type="float">
            <text:p>0</text:p>
          </table:table-cell>
          <table:table-cell table:style-name="ce11" table:formula="of:=IF([.CH129]&lt;1;(1+(59*(1-[.CH129])))*[.$A$39]+[.$A$133]/1000;0)" office:value-type="float" office:value="0" calcext:value-type="float">
            <text:p>0</text:p>
          </table:table-cell>
          <table:table-cell table:style-name="ce11" table:formula="of:=IF([.CI129]&lt;1;(1+(59*(1-[.CI129])))*[.$A$39]+[.$A$133]/1000;0)" office:value-type="float" office:value="0" calcext:value-type="float">
            <text:p>0</text:p>
          </table:table-cell>
          <table:table-cell table:style-name="ce11" table:formula="of:=IF([.CJ129]&lt;1;(1+(59*(1-[.CJ129])))*[.$A$39]+[.$A$133]/1000;0)" office:value-type="float" office:value="0" calcext:value-type="float">
            <text:p>0</text:p>
          </table:table-cell>
          <table:table-cell table:style-name="ce11" table:formula="of:=IF([.CK129]&lt;1;(1+(59*(1-[.CK129])))*[.$A$39]+[.$A$133]/1000;0)" office:value-type="float" office:value="0" calcext:value-type="float">
            <text:p>0</text:p>
          </table:table-cell>
          <table:table-cell table:style-name="ce11" table:formula="of:=IF([.CL129]&lt;1;(1+(59*(1-[.CL129])))*[.$A$39]+[.$A$133]/1000;0)" office:value-type="float" office:value="0" calcext:value-type="float">
            <text:p>0</text:p>
          </table:table-cell>
          <table:table-cell table:style-name="ce11" table:formula="of:=IF([.CM129]&lt;1;(1+(59*(1-[.CM129])))*[.$A$39]+[.$A$133]/1000;0)" office:value-type="float" office:value="0" calcext:value-type="float">
            <text:p>0</text:p>
          </table:table-cell>
          <table:table-cell table:style-name="ce11" table:formula="of:=IF([.CN129]&lt;1;(1+(59*(1-[.CN129])))*[.$A$39]+[.$A$133]/1000;0)" office:value-type="float" office:value="0" calcext:value-type="float">
            <text:p>0</text:p>
          </table:table-cell>
          <table:table-cell table:number-columns-repeated="931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 Diagram" table:style-name="ta1">
        <table:shapes>
          <draw:frame draw:z-index="0" draw:style-name="gr1" draw:text-style-name="P1" svg:width="16.356cm" svg:height="7.73cm" svg:x="0cm" svg:y="0cm">
            <draw:object draw:notify-on-update-of-ranges="Loadcheck.A3:Loadcheck.A13 Loadcheck.B2:Loadcheck.B2 Loadcheck.B3:Loadcheck.B13 Loadcheck.C2:Loadcheck.C2 Loadcheck.C3:Loadcheck.C13 Loadcheck.D2:Loadcheck.D2 Loadcheck.D3:Loadcheck.D13 Loadcheck.E2:Loadcheck.E2 Loadcheck.E3:Loadcheck.E13 Loadcheck.F2:Loadcheck.F2 Loadcheck.F3:Loadcheck.F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7.705cm">
            <draw:object draw:notify-on-update-of-ranges="Loadcheck.A3:Loadcheck.A13 Loadcheck.H2:Loadcheck.H2 Loadcheck.H3:Loadcheck.H13 Loadcheck.I2:Loadcheck.I2 Loadcheck.I3:Loadcheck.I13 Loadcheck.J2:Loadcheck.J2 Loadcheck.J3:Loadcheck.J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055cm" svg:y="16.495cm">
            <draw:object draw:notify-on-update-of-ranges="Loadcheck.A2:Loadcheck.A2 Loadcheck.L2:Loadcheck.U2 Loadcheck.A3:Loadcheck.A3 Loadcheck.L3:Loadcheck.U3 Loadcheck.A4:Loadcheck.A4 Loadcheck.L4:Loadcheck.U4 Loadcheck.A5:Loadcheck.A5 Loadcheck.L5:Loadcheck.U5 Loadcheck.A6:Loadcheck.A6 Loadcheck.L6:Loadcheck.U6 Loadcheck.A7:Loadcheck.A7 Loadcheck.L7:Loadcheck.U7 Loadcheck.A8:Loadcheck.A8 Loadcheck.L8:Loadcheck.U8 Loadcheck.A9:Loadcheck.A9 Loadcheck.L9:Loadcheck.U9 Loadcheck.A10:Loadcheck.A10 Loadcheck.L10:Loadcheck.U10 Loadcheck.A11:Loadcheck.A11 Loadcheck.L11:Loadcheck.U11 Loadcheck.A12:Loadcheck.A12 Loadcheck.L12:Loadcheck.U12 Loadcheck.A13:Loadcheck.A13 Loadcheck.L13:Loadcheck.U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cm" svg:y="25.368cm">
            <draw:object draw:notify-on-update-of-ranges="Loadcheck.C16:Loadcheck.K16 Loadcheck.A17:Loadcheck.A17 Loadcheck.C17:Loadcheck.K17 Loadcheck.A18:Loadcheck.A18 Loadcheck.C18:Loadcheck.K18 Loadcheck.A19:Loadcheck.A19 Loadcheck.C19:Loadcheck.K19 Loadcheck.A20:Loadcheck.A20 Loadcheck.C20:Loadcheck.K20 Loadcheck.A21:Loadcheck.A21 Loadcheck.C21:Loadcheck.K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0.499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illing</meta:initial-creator>
    <meta:creation-date>2014-12-03T08:23:49.370510540</meta:creation-date>
    <dc:date>2014-12-03T12:02:05.354166626</dc:date>
    <dc:creator>Alexander Schilling</dc:creator>
    <meta:editing-duration>PT3H27M7S</meta:editing-duration>
    <meta:editing-cycles>8</meta:editing-cycles>
    <meta:generator>LibreOffice/4.2.7.2$Linux_X86_64 LibreOffice_project/420m0$Build-2</meta:generator>
    <meta:printed-by>Alexander Schilling</meta:printed-by>
    <meta:print-date>2014-12-03T11:59:01.914267348</meta:print-date>
    <meta:document-statistic meta:table-count="2" meta:cell-count="105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29cm"/>
    </style:style>
    <style:style style:name="gr2" style:family="graphic">
      <style:graphic-properties draw:stroke="none" svg:stroke-color="#000000" draw:fill="none" draw:fill-color="#ffffff" fo:min-height="0.556cm"/>
    </style:style>
    <style:style style:name="gr3" style:family="graphic">
      <style:graphic-properties svg:stroke-color="#00000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24pt" style:font-size-complex="24pt"/>
    </style:style>
    <style:style style:name="P3" style:family="paragraph">
      <style:text-properties fo:font-size="10pt" style:font-size-asian="24pt" style:font-size-complex="24pt"/>
    </style:style>
    <style:style style:name="P4" style:family="paragraph">
      <style:paragraph-properties fo:text-align="center"/>
      <style:text-properties fo:font-size="24pt"/>
    </style:style>
    <style:style style:name="T1" style:family="text">
      <style:text-properties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.357cm" svg:height="7.731cm" xlink:href=".." xlink:type="simple" chart:class="chart:line" chart:style-name="ch1">
        <chart:title svg:x="6.97cm" svg:y="0.29cm" chart:style-name="ch2">
          <text:p>Load Limit</text:p>
        </chart:title>
        <chart:legend svg:x="3.016cm" svg:y="1.867cm" style:legend-expansion="custom" chartooo:width="1.795cm" chartooo:height="2.59cm" style:legend-expansion-aspect-ratio="0.693050193050193" chart:style-name="ch3"/>
        <chart:plot-area chart:style-name="ch4" table:cell-range-address="Loadcheck.A2:Loadcheck.F13" chart:data-source-has-labels="both" svg:x="1.338cm" svg:y="1.249cm" svg:width="14.692cm" svg:height="5.347cm">
          <chartooo:coordinate-region svg:x="2.25cm" svg:y="1.448cm" svg:width="13.448cm" svg:height="4.501cm"/>
          <chart:axis chart:dimension="x" chart:name="primary-x" chart:style-name="ch5" chartooo:axis-type="auto">
            <chartooo:date-scale/>
            <chart:title svg:x="8.124cm" svg:y="6.75cm" chart:style-name="ch6">
              <text:p>Priority</text:p>
            </chart:title>
            <chart:categories table:cell-range-address="Loadcheck.A3:Loadcheck.A13"/>
          </chart:axis>
          <chart:axis chart:dimension="y" chart:name="primary-y" chart:style-name="ch5">
            <chart:title svg:x="0.451cm" svg:y="4.773cm" chart:style-name="ch7">
              <text:p>Short Load</text:p>
            </chart:title>
            <chart:grid chart:style-name="ch8" chart:class="major"/>
          </chart:axis>
          <chart:series chart:style-name="ch9" chart:values-cell-range-address="Loadcheck.B3:Loadcheck.B13" chart:label-cell-address="Loadcheck.B2:Loadcheck.B2" chart:class="chart:line">
            <chart:data-point chart:repeated="11"/>
          </chart:series>
          <chart:series chart:style-name="ch10" chart:values-cell-range-address="Loadcheck.C3:Loadcheck.C13" chart:label-cell-address="Loadcheck.C2:Loadcheck.C2" chart:class="chart:line">
            <chart:data-point chart:repeated="11"/>
          </chart:series>
          <chart:series chart:style-name="ch11" chart:values-cell-range-address="Loadcheck.D3:Loadcheck.D13" chart:label-cell-address="Loadcheck.D2:Loadcheck.D2" chart:class="chart:line">
            <chart:data-point chart:repeated="11"/>
          </chart:series>
          <chart:series chart:style-name="ch12" chart:values-cell-range-address="Loadcheck.E3:Loadcheck.E13" chart:label-cell-address="Loadcheck.E2:Loadcheck.E2" chart:class="chart:line">
            <chart:data-point chart:repeated="11"/>
          </chart:series>
          <chart:series chart:style-name="ch13" chart:values-cell-range-address="Loadcheck.F3:Loadcheck.F13" chart:label-cell-address="Loadcheck.F2:Loadcheck.F2" chart:class="chart:line">
            <chart:data-point chart:repeated="11"/>
          </chart:series>
          <chart:wall chart:style-name="ch14"/>
          <chart:floor chart:style-name="ch15"/>
        </chart:plot-area>
        <draw:frame draw:style-name="gr1" draw:text-style-name="P2" svg:width="2.062cm" svg:height="0.529cm" svg:x="2.916cm" svg:y="1.538cm">
          <draw:text-box>
            <text:p text:style-name="P1"><text:span text:style-name="T1">LOAD</text:span></text:p>
          </draw:text-box>
        </draw:frame>
        <draw:frame draw:style-name="gr2" draw:text-style-name="P3" svg:width="1.485cm" svg:height="0.556cm" svg:x="4.811cm" svg:y="2.947cm">
          <draw:text-box>
            <text:p text:style-name="P3"><text:span text:style-name="T1">default</text:span></text:p>
          </draw:text-box>
        </draw:frame>
        <draw:frame draw:style-name="gr2" draw:text-style-name="P3" svg:width="1.485cm" svg:height="0.556cm" svg:x="5.8cm" svg:y="6.6cm">
          <draw:text-box>
            <text:p><text:span text:style-name="T1">default</text:span></text:p>
          </draw:text-box>
        </draw:frame>
        <draw:rect draw:style-name="gr3" draw:text-style-name="P4" svg:width="4.041cm" svg:height="0.471cm" svg:x="2.248cm" svg:y="5.475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50</text:p>
                <draw:g>
                  <svg:desc>Loadcheck.B2:Loadcheck.B2</svg:desc>
                </draw:g>
              </table:table-cell>
              <table:table-cell office:value-type="string">
                <text:p>0,80</text:p>
                <draw:g>
                  <svg:desc>Loadcheck.C2:Loadcheck.C2</svg:desc>
                </draw:g>
              </table:table-cell>
              <table:table-cell office:value-type="string">
                <text:p>1,00</text:p>
                <draw:g>
                  <svg:desc>Loadcheck.D2:Loadcheck.D2</svg:desc>
                </draw:g>
              </table:table-cell>
              <table:table-cell office:value-type="string">
                <text:p>1,50</text:p>
                <draw:g>
                  <svg:desc>Loadcheck.E2:Loadcheck.E2</svg:desc>
                </draw:g>
              </table:table-cell>
              <table:table-cell office:value-type="string">
                <text:p>2,00</text:p>
                <draw:g>
                  <svg:desc>Loadcheck.F2:Loadcheck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adcheck.A3:Loadcheck.A13</svg:desc>
                </draw:g>
              </table:table-cell>
              <table:table-cell office:value-type="float" office:value="0.4">
                <text:p>0.4</text:p>
                <draw:g>
                  <svg:desc>Loadcheck.B3:Loadcheck.B13</svg:desc>
                </draw:g>
              </table:table-cell>
              <table:table-cell office:value-type="float" office:value="0.64">
                <text:p>0.64</text:p>
                <draw:g>
                  <svg:desc>Loadcheck.C3:Loadcheck.C13</svg:desc>
                </draw:g>
              </table:table-cell>
              <table:table-cell office:value-type="float" office:value="0.8">
                <text:p>0.8</text:p>
                <draw:g>
                  <svg:desc>Loadcheck.D3:Loadcheck.D13</svg:desc>
                </draw:g>
              </table:table-cell>
              <table:table-cell office:value-type="float" office:value="1.2">
                <text:p>1.2</text:p>
                <draw:g>
                  <svg:desc>Loadcheck.E3:Loadcheck.E13</svg:desc>
                </draw:g>
              </table:table-cell>
              <table:table-cell office:value-type="float" office:value="1.6">
                <text:p>1.6</text:p>
                <draw:g>
                  <svg:desc>Loadcheck.F3:Loadcheck.F13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405994079768799">
                <text:p>0.405994079768799</text:p>
              </table:table-cell>
              <table:table-cell office:value-type="float" office:value="0.649590527630078">
                <text:p>0.649590527630078</text:p>
              </table:table-cell>
              <table:table-cell office:value-type="float" office:value="0.811988159537598">
                <text:p>0.811988159537598</text:p>
              </table:table-cell>
              <table:table-cell office:value-type="float" office:value="1.2179822393064">
                <text:p>1.2179822393064</text:p>
              </table:table-cell>
              <table:table-cell office:value-type="float" office:value="1.6239763190752">
                <text:p>1.623976319075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426564230613247">
                <text:p>0.426564230613247</text:p>
              </table:table-cell>
              <table:table-cell office:value-type="float" office:value="0.682502768981195">
                <text:p>0.682502768981195</text:p>
              </table:table-cell>
              <table:table-cell office:value-type="float" office:value="0.853128461226493">
                <text:p>0.853128461226493</text:p>
              </table:table-cell>
              <table:table-cell office:value-type="float" office:value="1.27969269183974">
                <text:p>1.27969269183974</text:p>
              </table:table-cell>
              <table:table-cell office:value-type="float" office:value="1.70625692245299">
                <text:p>1.7062569224529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466331040714912">
                <text:p>0.466331040714912</text:p>
              </table:table-cell>
              <table:table-cell office:value-type="float" office:value="0.746129665143859">
                <text:p>0.746129665143859</text:p>
              </table:table-cell>
              <table:table-cell office:value-type="float" office:value="0.932662081429824">
                <text:p>0.932662081429824</text:p>
              </table:table-cell>
              <table:table-cell office:value-type="float" office:value="1.39899312214474">
                <text:p>1.39899312214474</text:p>
              </table:table-cell>
              <table:table-cell office:value-type="float" office:value="1.86532416285965">
                <text:p>1.8653241628596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53108465499477">
                <text:p>0.53108465499477</text:p>
              </table:table-cell>
              <table:table-cell office:value-type="float" office:value="0.849735447991633">
                <text:p>0.849735447991633</text:p>
              </table:table-cell>
              <table:table-cell office:value-type="float" office:value="1.06216930998954">
                <text:p>1.06216930998954</text:p>
              </table:table-cell>
              <table:table-cell office:value-type="float" office:value="1.59325396498431">
                <text:p>1.59325396498431</text:p>
              </table:table-cell>
              <table:table-cell office:value-type="float" office:value="2.12433861997908">
                <text:p>2.1243386199790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28059130554482">
                <text:p>0.628059130554482</text:p>
              </table:table-cell>
              <table:table-cell office:value-type="float" office:value="1.00489460888717">
                <text:p>1.00489460888717</text:p>
              </table:table-cell>
              <table:table-cell office:value-type="float" office:value="1.25611826110896">
                <text:p>1.25611826110896</text:p>
              </table:table-cell>
              <table:table-cell office:value-type="float" office:value="1.88417739166344">
                <text:p>1.88417739166344</text:p>
              </table:table-cell>
              <table:table-cell office:value-type="float" office:value="2.51223652221793">
                <text:p>2.5122365222179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766269156100433">
                <text:p>0.766269156100433</text:p>
              </table:table-cell>
              <table:table-cell office:value-type="float" office:value="1.22603064976069">
                <text:p>1.22603064976069</text:p>
              </table:table-cell>
              <table:table-cell office:value-type="float" office:value="1.53253831220087">
                <text:p>1.53253831220087</text:p>
              </table:table-cell>
              <table:table-cell office:value-type="float" office:value="2.2988074683013">
                <text:p>2.2988074683013</text:p>
              </table:table-cell>
              <table:table-cell office:value-type="float" office:value="3.06507662440173">
                <text:p>3.0650766244017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56923113383184">
                <text:p>0.956923113383184</text:p>
              </table:table-cell>
              <table:table-cell office:value-type="float" office:value="1.53107698141309">
                <text:p>1.53107698141309</text:p>
              </table:table-cell>
              <table:table-cell office:value-type="float" office:value="1.91384622676637">
                <text:p>1.91384622676637</text:p>
              </table:table-cell>
              <table:table-cell office:value-type="float" office:value="2.87076934014955">
                <text:p>2.87076934014955</text:p>
              </table:table-cell>
              <table:table-cell office:value-type="float" office:value="3.82769245353274">
                <text:p>3.8276924535327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21392957138891">
                <text:p>1.21392957138891</text:p>
              </table:table-cell>
              <table:table-cell office:value-type="float" office:value="1.94228731422226">
                <text:p>1.94228731422226</text:p>
              </table:table-cell>
              <table:table-cell office:value-type="float" office:value="2.42785914277783">
                <text:p>2.42785914277783</text:p>
              </table:table-cell>
              <table:table-cell office:value-type="float" office:value="3.64178871416674">
                <text:p>3.64178871416674</text:p>
              </table:table-cell>
              <table:table-cell office:value-type="float" office:value="4.85571828555565">
                <text:p>4.8557182855556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55451810777031">
                <text:p>1.55451810777031</text:p>
              </table:table-cell>
              <table:table-cell office:value-type="float" office:value="2.48722897243249">
                <text:p>2.48722897243249</text:p>
              </table:table-cell>
              <table:table-cell office:value-type="float" office:value="3.10903621554061">
                <text:p>3.10903621554061</text:p>
              </table:table-cell>
              <table:table-cell office:value-type="float" office:value="4.66355432331092">
                <text:p>4.66355432331092</text:p>
              </table:table-cell>
              <table:table-cell office:value-type="float" office:value="6.21807243108123">
                <text:p>6.21807243108123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29cm"/>
    </style:style>
    <style:style style:name="gr2" style:family="graphic">
      <style:graphic-properties draw:stroke="none" svg:stroke-color="#000000" draw:fill="none" draw:fill-color="#ffffff" fo:min-height="0.556cm"/>
    </style:style>
    <style:style style:name="gr3" style:family="graphic">
      <style:graphic-properties svg:stroke-color="#000000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24pt" style:font-size-complex="24pt"/>
    </style:style>
    <style:style style:name="P3" style:family="paragraph">
      <style:text-properties fo:font-size="10pt" style:font-size-asian="24pt" style:font-size-complex="24pt"/>
    </style:style>
    <style:style style:name="P4" style:family="paragraph">
      <style:paragraph-properties fo:text-align="center"/>
      <style:text-properties fo:font-size="24pt"/>
    </style:style>
    <style:style style:name="T1" style:family="text">
      <style:text-properties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Retry Timeout</text:p>
        </chart:title>
        <chart:legend svg:x="11.914cm" svg:y="2.068cm" style:legend-expansion="custom" chartooo:width="1.504cm" chartooo:height="1.594cm" style:legend-expansion-aspect-ratio="0.943538268506901" chart:style-name="ch3"/>
        <chart:plot-area chart:style-name="ch4" table:cell-range-address="Loadcheck.A3:Loadcheck.A13 Loadcheck.H2:Loadcheck.J13" chart:data-source-has-labels="both" svg:x="1.331cm" svg:y="1.301cm" svg:width="14.349cm" svg:height="6.538cm">
          <chartooo:coordinate-region svg:x="2.323cm" svg:y="1.5cm" svg:width="13.025cm" svg:height="5.692cm"/>
          <chart:axis chart:dimension="x" chart:name="primary-x" chart:style-name="ch5" chartooo:axis-type="auto">
            <chartooo:date-scale/>
            <chart:title svg:x="7.945cm" svg:y="8.019cm" chart:style-name="ch6">
              <text:p>Priority</text:p>
            </chart:title>
            <chart:categories table:cell-range-address="Loadcheck.A3:Loadcheck.A13"/>
          </chart:axis>
          <chart:axis chart:dimension="y" chart:name="primary-y" chart:style-name="ch7">
            <chart:title svg:x="0.451cm" svg:y="6.016cm" chart:style-name="ch8">
              <text:p>Timeout in seconds</text:p>
            </chart:title>
            <chart:grid chart:style-name="ch9" chart:class="major"/>
          </chart:axis>
          <chart:series chart:style-name="ch10" chart:values-cell-range-address="Loadcheck.H3:Loadcheck.H13" chart:label-cell-address="Loadcheck.H2:Loadcheck.H2" chart:class="chart:line">
            <chart:data-point chart:repeated="11"/>
          </chart:series>
          <chart:series chart:style-name="ch11" chart:values-cell-range-address="Loadcheck.I3:Loadcheck.I13" chart:label-cell-address="Loadcheck.I2:Loadcheck.I2" chart:class="chart:line">
            <chart:data-point chart:repeated="11"/>
          </chart:series>
          <chart:series chart:style-name="ch12" chart:values-cell-range-address="Loadcheck.J3:Loadcheck.J13" chart:label-cell-address="Loadcheck.J2:Loadcheck.J2" chart:class="chart:line">
            <chart:data-point chart:repeated="11"/>
          </chart:series>
          <chart:wall chart:style-name="ch13"/>
          <chart:floor chart:style-name="ch14"/>
        </chart:plot-area>
        <draw:frame draw:style-name="gr1" draw:text-style-name="P2" svg:width="2.062cm" svg:height="0.529cm" svg:x="11.576cm" svg:y="1.567cm">
          <draw:text-box>
            <text:p text:style-name="P1"><text:span text:style-name="T1">WAIT</text:span></text:p>
          </draw:text-box>
        </draw:frame>
        <draw:frame draw:style-name="gr2" draw:text-style-name="P3" svg:width="1.485cm" svg:height="0.556cm" svg:x="5.8cm" svg:y="7.8cm">
          <draw:text-box>
            <text:p><text:span text:style-name="T1">default</text:span></text:p>
          </draw:text-box>
        </draw:frame>
        <draw:frame draw:style-name="gr2" draw:text-style-name="P3" svg:width="1.485cm" svg:height="0.556cm" svg:x="13.5cm" svg:y="2.6cm">
          <draw:text-box>
            <text:p><text:span text:style-name="T1">default</text:span></text:p>
          </draw:text-box>
        </draw:frame>
        <draw:rect draw:style-name="gr3" draw:text-style-name="P4" svg:width="3.91cm" svg:height="1.229cm" svg:x="2.327cm" svg:y="5.963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Loadcheck.H2:Loadcheck.H2</svg:desc>
                </draw:g>
              </table:table-cell>
              <table:table-cell office:value-type="string">
                <text:p>10</text:p>
                <draw:g>
                  <svg:desc>Loadcheck.I2:Loadcheck.I2</svg:desc>
                </draw:g>
              </table:table-cell>
              <table:table-cell office:value-type="string">
                <text:p>30</text:p>
                <draw:g>
                  <svg:desc>Loadcheck.J2:Loadcheck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adcheck.A3:Loadcheck.A13</svg:desc>
                </draw:g>
              </table:table-cell>
              <table:table-cell office:value-type="float" office:value="300">
                <text:p>300</text:p>
                <draw:g>
                  <svg:desc>Loadcheck.H3:Loadcheck.H13</svg:desc>
                </draw:g>
              </table:table-cell>
              <table:table-cell office:value-type="float" office:value="600">
                <text:p>600</text:p>
                <draw:g>
                  <svg:desc>Loadcheck.I3:Loadcheck.I13</svg:desc>
                </draw:g>
              </table:table-cell>
              <table:table-cell office:value-type="float" office:value="1800">
                <text:p>1800</text:p>
                <draw:g>
                  <svg:desc>Loadcheck.J3:Loadcheck.J13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70.5">
                <text:p>270.5</text:p>
              </table:table-cell>
              <table:table-cell office:value-type="float" office:value="541">
                <text:p>54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41">
                <text:p>241</text:p>
              </table:table-cell>
              <table:table-cell office:value-type="float" office:value="482">
                <text:p>482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11.5">
                <text:p>211.5</text:p>
              </table:table-cell>
              <table:table-cell office:value-type="float" office:value="423">
                <text:p>42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364">
                <text:p>36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52.5">
                <text:p>152.5</text:p>
              </table:table-cell>
              <table:table-cell office:value-type="float" office:value="305">
                <text:p>30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246">
                <text:p>24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3.5">
                <text:p>93.5</text:p>
              </table:table-cell>
              <table:table-cell office:value-type="float" office:value="187">
                <text:p>18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69.0000000000001">
                <text:p>69.000000000000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56cm"/>
    </style:style>
    <style:style style:name="P1" style:family="paragraph">
      <style:text-properties fo:font-size="10pt" style:font-size-asian="24pt" style:font-size-complex="24pt"/>
    </style:style>
    <style:style style:name="T1" style:family="text">
      <style:text-properties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Priority Bubble Up</text:p>
        </chart:title>
        <chart:plot-area chart:style-name="ch3" table:cell-range-address="Loadcheck.A2:Loadcheck.A13 Loadcheck.L2:Loadcheck.U13" chart:data-source-has-labels="row" svg:x="1.331cm" svg:y="1.301cm" svg:width="14.349cm" svg:height="6.538cm">
          <chartooo:coordinate-region svg:x="2.243cm" svg:y="1.501cm" svg:width="13.013cm" svg:height="5.691cm"/>
          <chart:axis chart:dimension="x" chart:name="primary-x" chart:style-name="ch4" chartooo:axis-type="auto">
            <chartooo:date-scale/>
            <chart:title svg:x="7.138cm" svg:y="8.019cm" chart:style-name="ch5">
              <text:p>Number of Retries</text:p>
            </chart:title>
            <chart:categories table:cell-range-address="Loadcheck.A2:Loadcheck.A2 Loadcheck.L2:Loadcheck.U2"/>
          </chart:axis>
          <chart:axis chart:dimension="y" chart:name="primary-y" chart:style-name="ch4">
            <chart:title svg:x="0.451cm" svg:y="5.13cm" chart:style-name="ch6">
              <text:p>Priority</text:p>
            </chart:title>
            <chart:grid chart:style-name="ch7" chart:class="major"/>
          </chart:axis>
          <chart:series chart:style-name="ch8" chart:values-cell-range-address="Loadcheck.A3:Loadcheck.A3 Loadcheck.L3:Loadcheck.U3" chart:class="chart:line">
            <chart:data-point chart:repeated="11"/>
          </chart:series>
          <chart:series chart:style-name="ch9" chart:values-cell-range-address="Loadcheck.A4:Loadcheck.A4 Loadcheck.L4:Loadcheck.U4" chart:class="chart:line">
            <chart:data-point chart:repeated="11"/>
          </chart:series>
          <chart:series chart:style-name="ch10" chart:values-cell-range-address="Loadcheck.A5:Loadcheck.A5 Loadcheck.L5:Loadcheck.U5" chart:class="chart:line">
            <chart:data-point chart:repeated="11"/>
          </chart:series>
          <chart:series chart:style-name="ch11" chart:values-cell-range-address="Loadcheck.A6:Loadcheck.A6 Loadcheck.L6:Loadcheck.U6" chart:class="chart:line">
            <chart:data-point chart:repeated="11"/>
          </chart:series>
          <chart:series chart:style-name="ch12" chart:values-cell-range-address="Loadcheck.A7:Loadcheck.A7 Loadcheck.L7:Loadcheck.U7" chart:class="chart:line">
            <chart:data-point chart:repeated="11"/>
          </chart:series>
          <chart:series chart:style-name="ch13" chart:values-cell-range-address="Loadcheck.A8:Loadcheck.A8 Loadcheck.L8:Loadcheck.U8" chart:class="chart:line">
            <chart:data-point chart:repeated="11"/>
          </chart:series>
          <chart:series chart:style-name="ch14" chart:values-cell-range-address="Loadcheck.A9:Loadcheck.A9 Loadcheck.L9:Loadcheck.U9" chart:class="chart:line">
            <chart:data-point chart:repeated="11"/>
          </chart:series>
          <chart:series chart:style-name="ch15" chart:values-cell-range-address="Loadcheck.A10:Loadcheck.A10 Loadcheck.L10:Loadcheck.U10" chart:class="chart:line">
            <chart:data-point chart:repeated="11"/>
          </chart:series>
          <chart:series chart:style-name="ch16" chart:values-cell-range-address="Loadcheck.A11:Loadcheck.A11 Loadcheck.L11:Loadcheck.U11" chart:class="chart:line">
            <chart:data-point chart:repeated="11"/>
          </chart:series>
          <chart:series chart:style-name="ch17" chart:values-cell-range-address="Loadcheck.A12:Loadcheck.A12 Loadcheck.L12:Loadcheck.U12" chart:class="chart:line">
            <chart:data-point chart:repeated="11"/>
          </chart:series>
          <chart:series chart:style-name="ch18" chart:values-cell-range-address="Loadcheck.A13:Loadcheck.A13 Loadcheck.L13:Loadcheck.U13" chart:class="chart:line">
            <chart:data-point chart:repeated="11"/>
          </chart:series>
          <chart:wall chart:style-name="ch19"/>
          <chart:floor chart:style-name="ch20"/>
        </chart:plot-area>
        <draw:frame draw:style-name="gr1" draw:text-style-name="P1" svg:width="1.485cm" svg:height="0.556cm" svg:x="1.1cm" svg:y="5.6cm">
          <draw:text-box>
            <text:p><text:span text:style-name="T1">default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Loadcheck.A2:Loadcheck.A2 Loadcheck.L2:Loadcheck.U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3 Zeile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oadcheck.A3:Loadcheck.A3 Loadcheck.L3:Loadcheck.U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 Zeile 4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Loadcheck.A4:Loadcheck.A4 Loadcheck.L4:Loadcheck.U4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121">
                <text:p>0.121</text:p>
              </table:table-cell>
              <table:table-cell office:value-type="float" office:value="0.1331">
                <text:p>0.1331</text:p>
              </table:table-cell>
              <table:table-cell office:value-type="float" office:value="0.14641">
                <text:p>0.14641</text:p>
              </table:table-cell>
              <table:table-cell office:value-type="float" office:value="0.161051">
                <text:p>0.161051</text:p>
              </table:table-cell>
              <table:table-cell office:value-type="float" office:value="0.1771561">
                <text:p>0.1771561</text:p>
              </table:table-cell>
              <table:table-cell office:value-type="float" office:value="0.19487171">
                <text:p>0.19487171</text:p>
              </table:table-cell>
              <table:table-cell office:value-type="float" office:value="0.214358881">
                <text:p>0.214358881</text:p>
              </table:table-cell>
              <table:table-cell office:value-type="float" office:value="0.2357947691">
                <text:p>0.2357947691</text:p>
              </table:table-cell>
              <table:table-cell office:value-type="float" office:value="0.25937424601">
                <text:p>0.25937424601</text:p>
              </table:table-cell>
            </table:table-row>
            <table:table-row>
              <table:table-cell office:value-type="string">
                <text:p>Zeile 5 Zeile 5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Loadcheck.A5:Loadcheck.A5 Loadcheck.L5:Loadcheck.U5</svg:desc>
                </draw:g>
              </table:table-cell>
              <table:table-cell office:value-type="float" office:value="0.22">
                <text:p>0.22</text:p>
              </table:table-cell>
              <table:table-cell office:value-type="float" office:value="0.242">
                <text:p>0.242</text:p>
              </table:table-cell>
              <table:table-cell office:value-type="float" office:value="0.2662">
                <text:p>0.2662</text:p>
              </table:table-cell>
              <table:table-cell office:value-type="float" office:value="0.29282">
                <text:p>0.29282</text:p>
              </table:table-cell>
              <table:table-cell office:value-type="float" office:value="0.322102">
                <text:p>0.322102</text:p>
              </table:table-cell>
              <table:table-cell office:value-type="float" office:value="0.3543122">
                <text:p>0.3543122</text:p>
              </table:table-cell>
              <table:table-cell office:value-type="float" office:value="0.38974342">
                <text:p>0.38974342</text:p>
              </table:table-cell>
              <table:table-cell office:value-type="float" office:value="0.428717762">
                <text:p>0.428717762</text:p>
              </table:table-cell>
              <table:table-cell office:value-type="float" office:value="0.4715895382">
                <text:p>0.4715895382</text:p>
              </table:table-cell>
              <table:table-cell office:value-type="float" office:value="0.51874849202">
                <text:p>0.51874849202</text:p>
              </table:table-cell>
            </table:table-row>
            <table:table-row>
              <table:table-cell office:value-type="string">
                <text:p>Zeile 6 Zeile 6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Loadcheck.A6:Loadcheck.A6 Loadcheck.L6:Loadcheck.U6</svg:desc>
                </draw:g>
              </table:table-cell>
              <table:table-cell office:value-type="float" office:value="0.33">
                <text:p>0.33</text:p>
              </table:table-cell>
              <table:table-cell office:value-type="float" office:value="0.363">
                <text:p>0.363</text:p>
              </table:table-cell>
              <table:table-cell office:value-type="float" office:value="0.3993">
                <text:p>0.3993</text:p>
              </table:table-cell>
              <table:table-cell office:value-type="float" office:value="0.43923">
                <text:p>0.43923</text:p>
              </table:table-cell>
              <table:table-cell office:value-type="float" office:value="0.483153">
                <text:p>0.483153</text:p>
              </table:table-cell>
              <table:table-cell office:value-type="float" office:value="0.5314683">
                <text:p>0.5314683</text:p>
              </table:table-cell>
              <table:table-cell office:value-type="float" office:value="0.58461513">
                <text:p>0.58461513</text:p>
              </table:table-cell>
              <table:table-cell office:value-type="float" office:value="0.643076643000001">
                <text:p>0.643076643000001</text:p>
              </table:table-cell>
              <table:table-cell office:value-type="float" office:value="0.707384307300001">
                <text:p>0.707384307300001</text:p>
              </table:table-cell>
              <table:table-cell office:value-type="float" office:value="0.778122738030001">
                <text:p>0.778122738030001</text:p>
              </table:table-cell>
            </table:table-row>
            <table:table-row>
              <table:table-cell office:value-type="string">
                <text:p>Zeile 7 Zeile 7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Loadcheck.A7:Loadcheck.A7 Loadcheck.L7:Loadcheck.U7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0.484">
                <text:p>0.484</text:p>
              </table:table-cell>
              <table:table-cell office:value-type="float" office:value="0.5324">
                <text:p>0.5324</text:p>
              </table:table-cell>
              <table:table-cell office:value-type="float" office:value="0.58564">
                <text:p>0.58564</text:p>
              </table:table-cell>
              <table:table-cell office:value-type="float" office:value="0.644204">
                <text:p>0.644204</text:p>
              </table:table-cell>
              <table:table-cell office:value-type="float" office:value="0.7086244">
                <text:p>0.7086244</text:p>
              </table:table-cell>
              <table:table-cell office:value-type="float" office:value="0.77948684">
                <text:p>0.77948684</text:p>
              </table:table-cell>
              <table:table-cell office:value-type="float" office:value="0.857435524">
                <text:p>0.857435524</text:p>
              </table:table-cell>
              <table:table-cell office:value-type="float" office:value="0.9431790764">
                <text:p>0.9431790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eile 8 Zeile 8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Loadcheck.A8:Loadcheck.A8 Loadcheck.L8:Loadcheck.U8</svg:desc>
                </draw:g>
              </table:table-cell>
              <table:table-cell office:value-type="float" office:value="0.55">
                <text:p>0.55</text:p>
              </table:table-cell>
              <table:table-cell office:value-type="float" office:value="0.605">
                <text:p>0.605</text:p>
              </table:table-cell>
              <table:table-cell office:value-type="float" office:value="0.6655">
                <text:p>0.6655</text:p>
              </table:table-cell>
              <table:table-cell office:value-type="float" office:value="0.73205">
                <text:p>0.73205</text:p>
              </table:table-cell>
              <table:table-cell office:value-type="float" office:value="0.805255">
                <text:p>0.805255</text:p>
              </table:table-cell>
              <table:table-cell office:value-type="float" office:value="0.8857805">
                <text:p>0.8857805</text:p>
              </table:table-cell>
              <table:table-cell office:value-type="float" office:value="0.974358550000001">
                <text:p>0.97435855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eile 9 Zeile 9</text:p>
                <draw:g>
                  <svg:desc/>
                </draw:g>
              </table:table-cell>
              <table:table-cell office:value-type="float" office:value="0.6">
                <text:p>0.6</text:p>
                <draw:g>
                  <svg:desc>Loadcheck.A9:Loadcheck.A9 Loadcheck.L9:Loadcheck.U9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726">
                <text:p>0.726</text:p>
              </table:table-cell>
              <table:table-cell office:value-type="float" office:value="0.7986">
                <text:p>0.7986</text:p>
              </table:table-cell>
              <table:table-cell office:value-type="float" office:value="0.87846">
                <text:p>0.87846</text:p>
              </table:table-cell>
              <table:table-cell office:value-type="float" office:value="0.966306">
                <text:p>0.9663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eile 10 Zeile 10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Loadcheck.A10:Loadcheck.A10 Loadcheck.L10:Loadcheck.U10</svg:desc>
                </draw:g>
              </table:table-cell>
              <table:table-cell office:value-type="float" office:value="0.77">
                <text:p>0.77</text:p>
              </table:table-cell>
              <table:table-cell office:value-type="float" office:value="0.847">
                <text:p>0.847</text:p>
              </table:table-cell>
              <table:table-cell office:value-type="float" office:value="0.9317">
                <text:p>0.93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eile 11 Zeile 11</text:p>
                <draw:g>
                  <svg:desc/>
                </draw:g>
              </table:table-cell>
              <table:table-cell office:value-type="float" office:value="0.8">
                <text:p>0.8</text:p>
                <draw:g>
                  <svg:desc>Loadcheck.A11:Loadcheck.A11 Loadcheck.L11:Loadcheck.U11</svg:desc>
                </draw:g>
              </table:table-cell>
              <table:table-cell office:value-type="float" office:value="0.88">
                <text:p>0.88</text:p>
              </table:table-cell>
              <table:table-cell office:value-type="float" office:value="0.968">
                <text:p>0.9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eile 12 Zeile 12</text:p>
                <draw:g>
                  <svg:desc/>
                </draw:g>
              </table:table-cell>
              <table:table-cell office:value-type="float" office:value="0.9">
                <text:p>0.9</text:p>
                <draw:g>
                  <svg:desc>Loadcheck.A12:Loadcheck.A12 Loadcheck.L12:Loadcheck.U12</svg:desc>
                </draw:g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eile 13 Zeil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Loadcheck.A13:Loadcheck.A13 Loadcheck.L13:Loadcheck.U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29cm"/>
    </style:style>
    <style:style style:name="gr2" style:family="graphic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24pt" style:font-size-complex="24pt"/>
    </style:style>
    <style:style style:name="P3" style:family="paragraph">
      <style:text-properties fo:font-size="10pt" style:font-size-asian="24pt" style:font-size-complex="24pt"/>
    </style:style>
    <style:style style:name="T1" style:family="text">
      <style:text-properties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Time till bubbling to prio 1.0 (WAIT=10)</text:p>
        </chart:title>
        <chart:legend svg:x="12.534cm" svg:y="2.146cm" style:legend-expansion="custom" chartooo:width="2.43cm" chartooo:height="2.59cm" style:legend-expansion-aspect-ratio="0.938223938223938" chart:style-name="ch3"/>
        <chart:plot-area chart:style-name="ch4" table:cell-range-address="Loadcheck.C16:Loadcheck.K21 Loadcheck.A17:Loadcheck.A21" chart:data-source-has-labels="both" svg:x="1.331cm" svg:y="1.301cm" svg:width="14.349cm" svg:height="6.538cm">
          <chartooo:coordinate-region svg:x="2.138cm" svg:y="1.5cm" svg:width="13.302cm" svg:height="5.692cm"/>
          <chart:axis chart:dimension="x" chart:name="primary-x" chart:style-name="ch5" chartooo:axis-type="auto">
            <chartooo:date-scale/>
            <chart:title svg:x="7.575cm" svg:y="8.019cm" chart:style-name="ch6">
              <text:p>Start Priority</text:p>
            </chart:title>
            <chart:categories table:cell-range-address="Loadcheck.C16:Loadcheck.K16"/>
          </chart:axis>
          <chart:axis chart:dimension="y" chart:name="primary-y" chart:style-name="ch7">
            <chart:title svg:x="0.451cm" svg:y="5.196cm" chart:style-name="ch8">
              <text:p>Minutes</text:p>
            </chart:title>
            <chart:grid chart:style-name="ch9" chart:class="major"/>
          </chart:axis>
          <chart:series chart:style-name="ch10" chart:values-cell-range-address="Loadcheck.C17:Loadcheck.K17" chart:label-cell-address="Loadcheck.A17:Loadcheck.A17" chart:class="chart:line">
            <chart:data-point chart:repeated="9"/>
          </chart:series>
          <chart:series chart:style-name="ch11" chart:values-cell-range-address="Loadcheck.C18:Loadcheck.K18" chart:label-cell-address="Loadcheck.A18:Loadcheck.A18" chart:class="chart:line">
            <chart:data-point chart:repeated="9"/>
          </chart:series>
          <chart:series chart:style-name="ch12" chart:values-cell-range-address="Loadcheck.C19:Loadcheck.K19" chart:label-cell-address="Loadcheck.A19:Loadcheck.A19" chart:class="chart:line">
            <chart:data-point chart:repeated="9"/>
          </chart:series>
          <chart:series chart:style-name="ch13" chart:values-cell-range-address="Loadcheck.C20:Loadcheck.K20" chart:label-cell-address="Loadcheck.A20:Loadcheck.A20" chart:class="chart:line">
            <chart:data-point chart:repeated="9"/>
          </chart:series>
          <chart:series chart:style-name="ch14" chart:values-cell-range-address="Loadcheck.C21:Loadcheck.K21" chart:label-cell-address="Loadcheck.A21:Loadcheck.A21" chart:class="chart:line">
            <chart:data-point chart:repeated="9"/>
          </chart:series>
          <chart:wall chart:style-name="ch15"/>
          <chart:floor chart:style-name="ch16"/>
        </chart:plot-area>
        <draw:frame draw:style-name="gr1" draw:text-style-name="P2" svg:width="2.906cm" svg:height="0.529cm" svg:x="12.534cm" svg:y="1.81cm">
          <draw:text-box>
            <text:p text:style-name="P1"><text:span text:style-name="T1">PROCESS QUEUE</text:span></text:p>
          </draw:text-box>
        </draw:frame>
        <draw:frame draw:style-name="gr2" draw:text-style-name="P3" svg:width="1.485cm" svg:height="0.556cm" svg:x="5.003cm" svg:y="7.75cm">
          <draw:text-box>
            <text:p><text:span text:style-name="T1">default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Loadcheck.C16:Loadcheck.K16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  <draw:g>
                  <svg:desc>Loadcheck.A17:Loadcheck.A17</svg:desc>
                </draw:g>
              </table:table-cell>
              <table:table-cell office:value-type="float" office:value="153.417058223348">
                <text:p>153.417058223348</text:p>
                <draw:g>
                  <svg:desc>Loadcheck.C17:Loadcheck.K17</svg:desc>
                </draw:g>
              </table:table-cell>
              <table:table-cell office:value-type="float" office:value="90.3470843951389">
                <text:p>90.3470843951389</text:p>
              </table:table-cell>
              <table:table-cell office:value-type="float" office:value="57.7229991754035">
                <text:p>57.7229991754035</text:p>
              </table:table-cell>
              <table:table-cell office:value-type="float" office:value="37.3627965694">
                <text:p>37.3627965694</text:p>
              </table:table-cell>
              <table:table-cell office:value-type="float" office:value="23.813550175">
                <text:p>23.813550175</text:p>
              </table:table-cell>
              <table:table-cell office:value-type="float" office:value="14.507901">
                <text:p>14.507901</text:p>
              </table:table-cell>
              <table:table-cell office:value-type="float" office:value="8.07445">
                <text:p>8.07445</text:p>
              </table:table-cell>
              <table:table-cell office:value-type="float" office:value="3.97633333333333">
                <text:p>3.97633333333333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1000</text:p>
                <draw:g>
                  <svg:desc>Loadcheck.A18:Loadcheck.A18</svg:desc>
                </draw:g>
              </table:table-cell>
              <table:table-cell office:value-type="float" office:value="153.708724890014">
                <text:p>153.708724890014</text:p>
                <draw:g>
                  <svg:desc>Loadcheck.C18:Loadcheck.K18</svg:desc>
                </draw:g>
              </table:table-cell>
              <table:table-cell office:value-type="float" office:value="90.5454177284722">
                <text:p>90.5454177284722</text:p>
              </table:table-cell>
              <table:table-cell office:value-type="float" office:value="57.8746658420702">
                <text:p>57.8746658420702</text:p>
              </table:table-cell>
              <table:table-cell office:value-type="float" office:value="37.4794632360666">
                <text:p>37.4794632360666</text:p>
              </table:table-cell>
              <table:table-cell office:value-type="float" office:value="23.9068835083333">
                <text:p>23.9068835083333</text:p>
              </table:table-cell>
              <table:table-cell office:value-type="float" office:value="14.577901">
                <text:p>14.577901</text:p>
              </table:table-cell>
              <table:table-cell office:value-type="float" office:value="8.12111666666667">
                <text:p>8.12111666666667</text:p>
              </table:table-cell>
              <table:table-cell office:value-type="float" office:value="4.01133333333333">
                <text:p>4.01133333333333</text:p>
              </table:table-cell>
              <table:table-cell office:value-type="float" office:value="1.44833333333333">
                <text:p>1.44833333333333</text:p>
              </table:table-cell>
            </table:table-row>
            <table:table-row>
              <table:table-cell office:value-type="string">
                <text:p>10000</text:p>
                <draw:g>
                  <svg:desc>Loadcheck.A19:Loadcheck.A19</svg:desc>
                </draw:g>
              </table:table-cell>
              <table:table-cell office:value-type="float" office:value="157.458724890014">
                <text:p>157.458724890014</text:p>
                <draw:g>
                  <svg:desc>Loadcheck.C19:Loadcheck.K19</svg:desc>
                </draw:g>
              </table:table-cell>
              <table:table-cell office:value-type="float" office:value="93.0954177284722">
                <text:p>93.0954177284722</text:p>
              </table:table-cell>
              <table:table-cell office:value-type="float" office:value="59.8246658420702">
                <text:p>59.8246658420702</text:p>
              </table:table-cell>
              <table:table-cell office:value-type="float" office:value="38.9794632360666">
                <text:p>38.9794632360666</text:p>
              </table:table-cell>
              <table:table-cell office:value-type="float" office:value="25.1068835083333">
                <text:p>25.1068835083333</text:p>
              </table:table-cell>
              <table:table-cell office:value-type="float" office:value="15.477901">
                <text:p>15.477901</text:p>
              </table:table-cell>
              <table:table-cell office:value-type="float" office:value="8.72111666666667">
                <text:p>8.72111666666667</text:p>
              </table:table-cell>
              <table:table-cell office:value-type="float" office:value="4.46133333333333">
                <text:p>4.46133333333333</text:p>
              </table:table-cell>
              <table:table-cell office:value-type="float" office:value="1.74833333333333">
                <text:p>1.74833333333333</text:p>
              </table:table-cell>
            </table:table-row>
            <table:table-row>
              <table:table-cell office:value-type="string">
                <text:p>100000</text:p>
                <draw:g>
                  <svg:desc>Loadcheck.A20:Loadcheck.A20</svg:desc>
                </draw:g>
              </table:table-cell>
              <table:table-cell office:value-type="float" office:value="194.958724890014">
                <text:p>194.958724890014</text:p>
                <draw:g>
                  <svg:desc>Loadcheck.C20:Loadcheck.K20</svg:desc>
                </draw:g>
              </table:table-cell>
              <table:table-cell office:value-type="float" office:value="118.595417728472">
                <text:p>118.595417728472</text:p>
              </table:table-cell>
              <table:table-cell office:value-type="float" office:value="79.3246658420702">
                <text:p>79.3246658420702</text:p>
              </table:table-cell>
              <table:table-cell office:value-type="float" office:value="53.9794632360666">
                <text:p>53.9794632360666</text:p>
              </table:table-cell>
              <table:table-cell office:value-type="float" office:value="37.1068835083333">
                <text:p>37.1068835083333</text:p>
              </table:table-cell>
              <table:table-cell office:value-type="float" office:value="24.477901">
                <text:p>24.477901</text:p>
              </table:table-cell>
              <table:table-cell office:value-type="float" office:value="14.7211166666667">
                <text:p>14.7211166666667</text:p>
              </table:table-cell>
              <table:table-cell office:value-type="float" office:value="8.96133333333333">
                <text:p>8.96133333333333</text:p>
              </table:table-cell>
              <table:table-cell office:value-type="float" office:value="4.74833333333334">
                <text:p>4.74833333333334</text:p>
              </table:table-cell>
            </table:table-row>
            <table:table-row>
              <table:table-cell office:value-type="string">
                <text:p>1000000</text:p>
                <draw:g>
                  <svg:desc>Loadcheck.A21:Loadcheck.A21</svg:desc>
                </draw:g>
              </table:table-cell>
              <table:table-cell office:value-type="float" office:value="569.958724890014">
                <text:p>569.958724890014</text:p>
                <draw:g>
                  <svg:desc>Loadcheck.C21:Loadcheck.K21</svg:desc>
                </draw:g>
              </table:table-cell>
              <table:table-cell office:value-type="float" office:value="373.595417728472">
                <text:p>373.595417728472</text:p>
              </table:table-cell>
              <table:table-cell office:value-type="float" office:value="274.32466584207">
                <text:p>274.32466584207</text:p>
              </table:table-cell>
              <table:table-cell office:value-type="float" office:value="203.979463236067">
                <text:p>203.979463236067</text:p>
              </table:table-cell>
              <table:table-cell office:value-type="float" office:value="157.106883508333">
                <text:p>157.106883508333</text:p>
              </table:table-cell>
              <table:table-cell office:value-type="float" office:value="114.477901">
                <text:p>114.477901</text:p>
              </table:table-cell>
              <table:table-cell office:value-type="float" office:value="74.7211166666667">
                <text:p>74.7211166666667</text:p>
              </table:table-cell>
              <table:table-cell office:value-type="float" office:value="53.9613333333333">
                <text:p>53.9613333333333</text:p>
              </table:table-cell>
              <table:table-cell office:value-type="float" office:value="34.7483333333333">
                <text:p>34.748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